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51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7.19pt"/>
    </style:style>
    <style:style style:name="co6" style:family="table-column">
      <style:table-column-properties fo:break-before="auto" style:column-width="39.94pt"/>
    </style:style>
    <style:style style:name="co7" style:family="table-column">
      <style:table-column-properties fo:break-before="auto" style:column-width="45.44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36.51pt"/>
    </style:style>
    <style:style style:name="co13" style:family="table-column">
      <style:table-column-properties fo:break-before="auto" style:column-width="49.35pt"/>
    </style:style>
    <style:style style:name="co14" style:family="table-column">
      <style:table-column-properties fo:break-before="auto" style:column-width="55.56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51.45pt"/>
    </style:style>
    <style:style style:name="co18" style:family="table-column">
      <style:table-column-properties fo:break-before="auto" style:column-width="46.66pt"/>
    </style:style>
    <style:style style:name="co19" style:family="table-column">
      <style:table-column-properties fo:break-before="auto" style:column-width="32.14pt"/>
    </style:style>
    <style:style style:name="ro1" style:family="table-row">
      <style:table-row-properties style:row-height="48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" style:family="table-cell" style:parent-style-name="Default" style:data-style-name="N123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123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3"/>
    <style:style style:name="ce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transparent"/>
    </style:style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1"/>
    <style:style style:name="ce13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 style:data-style-name="N123">
      <style:table-cell-properties style:text-align-source="fix" style:repeat-content="false" fo:background-color="transparent"/>
      <style:paragraph-properties fo:text-align="justify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3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3">
      <style:table-cell-properties fo:background-color="transparent" fo:border="0.06pt solid #000000"/>
    </style:style>
    <style:style style:name="ce22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24">
      <style:table-cell-properties fo:background-color="transparent"/>
    </style:style>
    <style:style style:name="ce7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2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 style:data-style-name="N125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size="25pt" fo:font-weight="normal" style:font-size-asian="25pt" style:font-weight-asian="normal" style:font-size-complex="25pt" style:font-weight-complex="normal"/>
    </style:style>
    <style:style style:name="ce36" style:family="table-cell" style:parent-style-name="Default" style:data-style-name="N123">
      <style:table-cell-properties fo:background-color="transparent" fo:border="none"/>
      <style:text-properties fo:font-weight="normal" style:font-weight-asian="normal" style:font-weight-complex="normal"/>
    </style:style>
    <style:style style:name="ce37" style:family="table-cell" style:parent-style-name="Default" style:data-style-name="N125"/>
    <style:style style:name="ce38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125">
      <style:table-cell-properties fo:background-color="transparent"/>
    </style:style>
    <style:style style:name="ce4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124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0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45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104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6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 style:data-style-name="N123">
      <style:text-properties fo:font-weight="bold" style:font-weight-asian="bold" style:font-weight-complex="bold"/>
    </style:style>
    <style:style style:name="ce50" style:family="table-cell" style:parent-style-name="Default" style:data-style-name="N123">
      <style:table-cell-properties fo:background-color="#339966"/>
    </style:style>
    <style:style style:name="ce5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30pt" style:font-size-asian="30pt" style:font-size-complex="30pt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 style:data-style-name="N124">
      <style:text-properties fo:font-weight="normal" style:font-weight-asian="normal" style:font-weight-complex="normal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3" table:number-columns-repeated="2" table:default-cell-style-name="ce4"/>
        <table:table-column table:style-name="co5" table:default-cell-style-name="ce22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22"/>
        <table:table-column table:style-name="co3" table:number-columns-repeated="2" table:default-cell-style-name="ce4"/>
        <table:table-column table:style-name="co4" table:default-cell-style-name="ce4"/>
        <table:table-column table:style-name="co7" table:default-cell-style-name="ce22"/>
        <table:table-column table:style-name="co3" table:number-columns-repeated="3" table:default-cell-style-name="ce4"/>
        <table:table-column table:style-name="co8" table:default-cell-style-name="ce22"/>
        <table:table-column table:style-name="co3" table:default-cell-style-name="ce4"/>
        <table:table-column table:style-name="co1" table:default-cell-style-name="ce4"/>
        <table:table-column table:style-name="co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22"/>
        <table:table-column table:style-name="co11" table:default-cell-style-name="ce22"/>
        <table:table-column table:style-name="co2" table:default-cell-style-name="ce22"/>
        <table:table-column table:style-name="co12" table:default-cell-style-name="ce22"/>
        <table:table-column table:style-name="co1" table:number-columns-repeated="2" table:default-cell-style-name="ce22"/>
        <table:table-column table:style-name="co13" table:default-cell-style-name="ce22"/>
        <table:table-column table:style-name="co10" table:default-cell-style-name="ce11"/>
        <table:table-column table:style-name="co14" table:default-cell-style-name="ce11"/>
        <table:table-column table:style-name="co2" table:default-cell-style-name="ce22"/>
        <table:table-column table:style-name="co15" table:default-cell-style-name="ce11"/>
        <table:table-column table:style-name="co1" table:number-columns-repeated="2" table:default-cell-style-name="ce1"/>
        <table:table-column table:style-name="co1" table:default-cell-style-name="ce22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17" table:default-cell-style-name="ce4"/>
        <table:table-column table:style-name="co1" table:number-columns-repeated="949" table:default-cell-style-name="ce1"/>
        <table:table-row table:style-name="ro1">
          <table:table-cell table:number-columns-repeated="9"/>
          <table:table-cell table:style-name="ce79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35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35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28"/>
          <table:table-cell table:number-columns-repeated="964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/>
          <table:table-cell table:style-name="ce3"/>
          <table:table-cell table:style-name="Default"/>
          <table:table-cell table:style-name="ce13" office:value-type="string" calcext:value-type="string">
            <text:p>MOEA/D</text:p>
          </table:table-cell>
          <table:table-cell table:style-name="ce18" table:number-columns-repeated="3"/>
          <table:table-cell table:style-name="Default"/>
          <table:table-cell table:style-name="ce13" office:value-type="string" calcext:value-type="string">
            <text:p>NSGA-II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R2-MOEA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VSD-MOEA</text:p>
          </table:table-cell>
          <table:table-cell table:style-name="ce3" table:number-columns-repeated="3"/>
          <table:table-cell table:number-columns-repeated="18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table-cell table:style-name="ce14" office:value-type="string" calcext:value-type="string" table:number-columns-spanned="1" table:number-rows-spanned="23">
            <text:p>2 obj</text:p>
          </table:table-cell>
          <table:table-cell table:style-name="ce3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7253515319058" calcext:value-type="float">
            <text:p>0.987</text:p>
          </table:table-cell>
          <table:table-cell table:style-name="ce6"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21" office:value-type="float" office:value="0.000492201261389158" calcext:value-type="float">
            <text:p>0.000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21" office:value-type="float" office:value="0.00463505612776416" calcext:value-type="float">
            <text:p>0.005</text:p>
          </table:table-cell>
          <table:table-cell table:style-name="ce6" office:value-type="float" office:value="0.979829936806582" calcext:value-type="float">
            <text:p>0.980</text:p>
          </table:table-cell>
          <table:table-cell table:style-name="ce6" office:value-type="float" office:value="0.993800249416405" calcext:value-type="float">
            <text:p>0.994</text:p>
          </table:table-cell>
          <table:table-cell table:style-name="ce6" office:value-type="float" office:value="0.992182542350846" calcext:value-type="float">
            <text:p>0.992</text:p>
          </table:table-cell>
          <table:table-cell table:style-name="ce6" office:value-type="float" office:value="0.00323305986386926" calcext:value-type="float">
            <text:p>0.003</text:p>
          </table:table-cell>
          <table:table-cell table:style-name="ce3" office:value-type="float" office:value="0.0000755616082955823" calcext:value-type="float">
            <text:p>0.000</text:p>
          </table:table-cell>
          <table:table-cell/>
          <table:table-cell table:formula="of:=MAX([.AA7:.AD7])" office:value-type="float" office:value="0.992258103959142" calcext:value-type="float">
            <text:p>0.992258103959142</text:p>
          </table:table-cell>
          <table:table-cell/>
          <table:table-cell office:value-type="string" calcext:value-type="string">
            <text:p>WFG1_2</text:p>
          </table:table-cell>
          <table:table-cell table:style-name="ce36" office:value-type="float" office:value="0.992258103959142" calcext:value-type="float">
            <text:p>0.992</text:p>
          </table:table-cell>
          <table:table-cell table:style-name="ce36" office:value-type="float" office:value="0.991765902697753" calcext:value-type="float">
            <text:p>0.992</text:p>
          </table:table-cell>
          <table:table-cell table:style-name="ce36" office:value-type="float" office:value="0.987623047831378" calcext:value-type="float">
            <text:p>0.988</text:p>
          </table:table-cell>
          <table:table-cell table:style-name="ce36" office:value-type="float" office:value="0.99193897523314" calcext:value-type="float">
            <text:p>0.992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29" table:formula="of:=[.X7]-[.AA7]" office:value-type="float" office:value="0" calcext:value-type="float">
            <text:p>0</text:p>
          </table:table-cell>
          <table:table-cell table:formula="of:=[.X7]-[.AB7]" office:value-type="float" office:value="0.000492201261388936" calcext:value-type="float">
            <text:p>0</text:p>
          </table:table-cell>
          <table:table-cell table:formula="of:=[.X7]-[.AC7]" office:value-type="float" office:value="0.00463505612776394" calcext:value-type="float">
            <text:p>0.0046</text:p>
          </table:table-cell>
          <table:table-cell table:style-name="ce22" table:formula="of:=[.X7]-[.AD7]" office:value-type="float" office:value="0.000319128726002038" calcext:value-type="float">
            <text:p>0.0003</text:p>
          </table:table-cell>
          <table:table-cell table:number-columns-repeated="2"/>
          <table:table-cell table:style-name="ce43"/>
          <table:table-cell table:style-name="ce36"/>
          <table:table-cell table:style-name="ce6" table:number-columns-repeated="7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table:style-name="ce21" office:value-type="float" office:value="0.0315977909362778" calcext:value-type="float">
            <text:p>0.032</text:p>
          </table:table-cell>
          <table:table-cell table:style-name="ce6" office:value-type="float" office:value="0.965610175742373" calcext:value-type="float">
            <text:p>0.966</text:p>
          </table:table-cell>
          <table:table-cell table:style-name="ce6"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21" office:value-type="float" office:value="0.0241731818145764" calcext:value-type="float">
            <text:p>0.02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21" office:value-type="float" office:value="0.0325253887793815" calcext:value-type="float">
            <text:p>0.033</text:p>
          </table:table-cell>
          <table:table-cell table:style-name="ce6" office:value-type="float" office:value="0.998166857129281" calcext:value-type="float">
            <text:p>0.998</text:p>
          </table:table-cell>
          <table:table-cell table:style-name="ce6" office:value-type="float" office:value="0.998168116661878" calcext:value-type="float">
            <text:p>0.998</text:p>
          </table:table-cell>
          <table:table-cell table:style-name="ce6" office:value-type="float" office:value="0.998167212447305" calcext:value-type="float">
            <text:p>0.998</text:p>
          </table:table-cell>
          <table:table-cell table:style-name="ce6" office:value-type="float" office:value="0.000000293821926191487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379944835" calcext:value-type="float">
            <text:p>0.998169379944835</text:p>
          </table:table-cell>
          <table:table-cell/>
          <table:table-cell office:value-type="string" calcext:value-type="string">
            <text:p>WFG2_2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998169379944835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958433808" calcext:value-type="float">
            <text:p>0</text:p>
          </table:table-cell>
          <table:table-cell table:formula="of:=[.X8]-[.AB8]" office:value-type="float" office:value="0.0241753493121061" calcext:value-type="float">
            <text:p>0</text:p>
          </table:table-cell>
          <table:table-cell table:formula="of:=[.X8]-[.AC8]" office:value-type="float" office:value="0.0325275562769111" calcext:value-type="float">
            <text:p>0.0325</text:p>
          </table:table-cell>
          <table:table-cell table:style-name="ce41" table:formula="of:=[.X8]-[.AD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4"/>
          <table:table-cell table:style-name="ce6" office:value-type="string" calcext:value-type="string">
            <text:p>MOEA/D</text:p>
          </table:table-cell>
          <table:table-cell table:style-name="ce6" table:number-columns-repeated="2"/>
          <table:table-cell/>
          <table:table-cell office:value-type="string" calcext:value-type="string">
            <text:p>NSGA-II</text:p>
          </table:table-cell>
          <table:table-cell table:style-name="ce6" table:number-columns-repeated="3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</text:p>
          </table:table-cell>
          <table:table-cell table:style-name="ce6" table:number-columns-repeated="2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table:style-name="ce21" office:value-type="float" office:value="0.000527940746401612" calcext:value-type="float">
            <text:p>0.001</text:p>
          </table:table-cell>
          <table:table-cell table:style-name="ce6" office:value-type="float" office:value="0.986672856912102" calcext:value-type="float">
            <text:p>0.987</text:p>
          </table:table-cell>
          <table:table-cell table:style-name="ce6"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21" office:value-type="float" office:value="0.00483613099734637" calcext:value-type="float">
            <text:p>0.005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21" office:value-type="float" office:value="0.000846770485552928" calcext:value-type="float">
            <text:p>0.001</text:p>
          </table:table-cell>
          <table:table-cell table:style-name="ce6" office:value-type="float" office:value="0.99225956038087" calcext:value-type="float">
            <text:p>0.992</text:p>
          </table:table-cell>
          <table:table-cell table:style-name="ce6" office:value-type="float" office:value="0.992259915714851" calcext:value-type="float">
            <text:p>0.992</text:p>
          </table:table-cell>
          <table:table-cell table:style-name="ce6" office:value-type="float" office:value="0.992259695919757" calcext:value-type="float">
            <text:p>0.992</text:p>
          </table:table-cell>
          <table:table-cell table:style-name="ce6" office:value-type="float" office:value="0.0000000744464228803506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677911372" calcext:value-type="float">
            <text:p>0.992259677911372</text:p>
          </table:table-cell>
          <table:table-cell/>
          <table:table-cell office:value-type="string" calcext:value-type="string">
            <text:p>WFG3_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992259677911372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7922738016939" calcext:value-type="float">
            <text:p>0</text:p>
          </table:table-cell>
          <table:table-cell table:formula="of:=[.X9]-[.AB9]" office:value-type="float" office:value="0.00483611298896092" calcext:value-type="float">
            <text:p>0</text:p>
          </table:table-cell>
          <table:table-cell table:formula="of:=[.X9]-[.AC9]" office:value-type="float" office:value="0.000846752477167922" calcext:value-type="float">
            <text:p>0.0008</text:p>
          </table:table-cell>
          <table:table-cell table:style-name="ce41" table:formula="of:=[.X9]-[.AD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3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table:style-name="ce21" office:value-type="float" office:value="0.00318460036327306" calcext:value-type="float">
            <text:p>0.003</text:p>
          </table:table-cell>
          <table:table-cell table:style-name="ce6"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21" office:value-type="float" office:value="0.00587667951324467" calcext:value-type="float">
            <text:p>0.006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3362714286" calcext:value-type="float">
            <text:p>0.990</text:p>
          </table:table-cell>
          <table:table-cell table:style-name="ce6" office:value-type="float" office:value="0.989656436853361" calcext:value-type="float">
            <text:p>0.990</text:p>
          </table:table-cell>
          <table:table-cell table:style-name="ce6" office:value-type="float" office:value="0.989654003557566" calcext:value-type="float">
            <text:p>0.990</text:p>
          </table:table-cell>
          <table:table-cell table:style-name="ce6" office:value-type="float" office:value="0.000000500686339420879" calcext:value-type="float">
            <text:p>0.000</text:p>
          </table:table-cell>
          <table:table-cell table:style-name="ce3" office:value-type="float" office:value="0.00148109449823053" calcext:value-type="float">
            <text:p>0.001</text:p>
          </table:table-cell>
          <table:table-cell/>
          <table:table-cell table:formula="of:=MAX([.AA10:.AD10])" office:value-type="float" office:value="0.991135098055797" calcext:value-type="float">
            <text:p>0.991135098055797</text:p>
          </table:table-cell>
          <table:table-cell/>
          <table:table-cell office:value-type="string" calcext:value-type="string">
            <text:p>WFG4_2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989655489988999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8460036327295" calcext:value-type="float">
            <text:p>0</text:p>
          </table:table-cell>
          <table:table-cell table:formula="of:=[.X10]-[.AB10]" office:value-type="float" office:value="0.005876679513245" calcext:value-type="float">
            <text:p>0</text:p>
          </table:table-cell>
          <table:table-cell table:style-name="ce41" table:formula="of:=[.X10]-[.AC10]" office:value-type="float" office:value="0" calcext:value-type="float">
            <text:p>0.0000</text:p>
          </table:table-cell>
          <table:table-cell table:style-name="ce22" table:formula="of:=[.X10]-[.AD10]" office:value-type="float" office:value="0.00147960806679792" calcext:value-type="float">
            <text:p>0.0015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office:value-type="float" office:value="0.987253515319058" calcext:value-type="float">
            <text:p>0.987</text:p>
          </table:table-cell>
          <table:table-cell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6" office:value-type="float" office:value="0.974924785373656" calcext:value-type="float">
            <text:p>0.975</text:p>
          </table:table-cell>
          <table:table-cell table:style-name="ce6" office:value-type="float" office:value="0.993946272545749" calcext:value-type="float">
            <text:p>0.994</text:p>
          </table:table-cell>
          <table:table-cell table:style-name="ce6" office:value-type="float" office:value="0.992626627392956" calcext:value-type="float">
            <text:p>0.993</text:p>
          </table:table-cell>
          <table:table-cell table:style-name="ce6" office:value-type="float" office:value="0.00324965174686011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table:style-name="ce21" office:value-type="float" office:value="0.0320499723938353" calcext:value-type="float">
            <text:p>0.032</text:p>
          </table:table-cell>
          <table:table-cell table:style-name="ce6" office:value-type="float" office:value="0.88369628482346" calcext:value-type="float">
            <text:p>0.884</text:p>
          </table:table-cell>
          <table:table-cell table:style-name="ce6"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21" office:value-type="float" office:value="0.0242326503737711" calcext:value-type="float">
            <text:p>0.024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21" office:value-type="float" office:value="0.0230282579875599" calcext:value-type="float">
            <text:p>0.023</text:p>
          </table:table-cell>
          <table:table-cell table:style-name="ce6" office:value-type="float" office:value="0.893599419059118" calcext:value-type="float">
            <text:p>0.894</text:p>
          </table:table-cell>
          <table:table-cell table:style-name="ce6" office:value-type="float" office:value="0.927758691968073" calcext:value-type="float">
            <text:p>0.928</text:p>
          </table:table-cell>
          <table:table-cell table:style-name="ce6" office:value-type="float" office:value="0.914308537637238" calcext:value-type="float">
            <text:p>0.914</text:p>
          </table:table-cell>
          <table:table-cell table:style-name="ce6" office:value-type="float" office:value="0.0101656906450478" calcext:value-type="float">
            <text:p>0.01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1:.AD11])" office:value-type="float" office:value="0.926368970631001" calcext:value-type="float">
            <text:p>0.926368970631001</text:p>
          </table:table-cell>
          <table:table-cell/>
          <table:table-cell office:value-type="string" calcext:value-type="string">
            <text:p>WFG5_2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926368970631001" calcext:value-type="float">
            <text:p>0.926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4110405387598" calcext:value-type="float">
            <text:p>0</text:p>
          </table:table-cell>
          <table:table-cell table:formula="of:=[.X11]-[.AB11]" office:value-type="float" office:value="0.036293083367534" calcext:value-type="float">
            <text:p>0</text:p>
          </table:table-cell>
          <table:table-cell table:formula="of:=[.X11]-[.AC11]" office:value-type="float" office:value="0.0350886909813221" calcext:value-type="float">
            <text:p>0.0351</text:p>
          </table:table-cell>
          <table:table-cell table:style-name="ce41" table:formula="of:=[.X11]-[.AD1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office:value-type="float" office:value="0.965610175742373" calcext:value-type="float">
            <text:p>0.966</text:p>
          </table:table-cell>
          <table:table-cell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6" office:value-type="float" office:value="0.998167684457218" calcext:value-type="float">
            <text:p>0.998</text:p>
          </table:table-cell>
          <table:table-cell table:style-name="ce6" office:value-type="float" office:value="0.998193762969943" calcext:value-type="float">
            <text:p>0.998</text:p>
          </table:table-cell>
          <table:table-cell table:style-name="ce6" office:value-type="float" office:value="0.998169095737747" calcext:value-type="float">
            <text:p>0.998</text:p>
          </table:table-cell>
          <table:table-cell table:style-name="ce6" office:value-type="float" office:value="0.0000043006255751375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893821686327199" calcext:value-type="float">
            <text:p>0.894</text:p>
          </table:table-cell>
          <table:table-cell table:style-name="ce6"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21" office:value-type="float" office:value="0.000576330112972423" calcext:value-type="float">
            <text:p>0.001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21" office:value-type="float" office:value="0.00228416612479554" calcext:value-type="float">
            <text:p>0.002</text:p>
          </table:table-cell>
          <table:table-cell table:style-name="ce6" office:value-type="float" office:value="0.854970363497829" calcext:value-type="float">
            <text:p>0.855</text:p>
          </table:table-cell>
          <table:table-cell table:style-name="ce6" office:value-type="float" office:value="0.888096894041609" calcext:value-type="float">
            <text:p>0.888</text:p>
          </table:table-cell>
          <table:table-cell table:style-name="ce6" office:value-type="float" office:value="0.867888858942192" calcext:value-type="float">
            <text:p>0.868</text:p>
          </table:table-cell>
          <table:table-cell table:style-name="ce6" office:value-type="float" office:value="0.00664891175000876" calcext:value-type="float">
            <text:p>0.007</text:p>
          </table:table-cell>
          <table:table-cell table:style-name="ce3" office:value-type="float" office:value="0.0459416826196677" calcext:value-type="float">
            <text:p>0.046</text:p>
          </table:table-cell>
          <table:table-cell/>
          <table:table-cell table:formula="of:=MAX([.AA12:.AD12])" office:value-type="float" office:value="0.91383054156186" calcext:value-type="float">
            <text:p>0.91383054156186</text:p>
          </table:table-cell>
          <table:table-cell/>
          <table:table-cell office:value-type="string" calcext:value-type="string">
            <text:p>WFG6_2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869232011942595" calcext:value-type="float">
            <text:p>0.869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29" table:formula="of:=[.X12]-[.AB12]" office:value-type="float" office:value="0.000576330112971868" calcext:value-type="float">
            <text:p>0</text:p>
          </table:table-cell>
          <table:table-cell table:formula="of:=[.X12]-[.AC12]" office:value-type="float" office:value="0.00228416612479587" calcext:value-type="float">
            <text:p>0.0023</text:p>
          </table:table-cell>
          <table:table-cell table:style-name="ce22" table:formula="of:=[.X12]-[.AD12]" office:value-type="float" office:value="0.0445985296192649" calcext:value-type="float">
            <text:p>0.0446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office:value-type="float" office:value="0.986672856912102" calcext:value-type="float">
            <text:p>0.987</text:p>
          </table:table-cell>
          <table:table-cell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6" office:value-type="float" office:value="0.992259540146518" calcext:value-type="float">
            <text:p>0.992</text:p>
          </table:table-cell>
          <table:table-cell table:style-name="ce6" office:value-type="float" office:value="0.992259982014566" calcext:value-type="float">
            <text:p>0.992</text:p>
          </table:table-cell>
          <table:table-cell table:style-name="ce6" office:value-type="float" office:value="0.99225976646491" calcext:value-type="float">
            <text:p>0.992</text:p>
          </table:table-cell>
          <table:table-cell table:style-name="ce6" office:value-type="float" office:value="0.00000013748355816525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table:style-name="ce21" office:value-type="float" office:value="0.00313245593224287" calcext:value-type="float">
            <text:p>0.003</text:p>
          </table:table-cell>
          <table:table-cell table:style-name="ce6"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21" office:value-type="float" office:value="0.00661819348506165" calcext:value-type="float">
            <text:p>0.007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3669773783" calcext:value-type="float">
            <text:p>0.990</text:p>
          </table:table-cell>
          <table:table-cell table:style-name="ce6" office:value-type="float" office:value="0.989655361837579" calcext:value-type="float">
            <text:p>0.990</text:p>
          </table:table-cell>
          <table:table-cell table:style-name="ce6" office:value-type="float" office:value="0.98965409653791" calcext:value-type="float">
            <text:p>0.990</text:p>
          </table:table-cell>
          <table:table-cell table:style-name="ce6" office:value-type="float" office:value="0.000000300389606906984" calcext:value-type="float">
            <text:p>0.000</text:p>
          </table:table-cell>
          <table:table-cell table:style-name="ce3" office:value-type="float" office:value="0.00141411341673847" calcext:value-type="float">
            <text:p>0.001</text:p>
          </table:table-cell>
          <table:table-cell/>
          <table:table-cell table:formula="of:=MAX([.AA13:.AD13])" office:value-type="float" office:value="0.991068209954648" calcext:value-type="float">
            <text:p>0.991068209954648</text:p>
          </table:table-cell>
          <table:table-cell/>
          <table:table-cell office:value-type="string" calcext:value-type="string">
            <text:p>WFG7_2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989655115223364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13245593224298" calcext:value-type="float">
            <text:p>0</text:p>
          </table:table-cell>
          <table:table-cell table:formula="of:=[.X13]-[.AB13]" office:value-type="float" office:value="0.00661819348506199" calcext:value-type="float">
            <text:p>0</text:p>
          </table:table-cell>
          <table:table-cell table:style-name="ce41" table:formula="of:=[.X13]-[.AC13]" office:value-type="float" office:value="0" calcext:value-type="float">
            <text:p>0.0000</text:p>
          </table:table-cell>
          <table:table-cell table:style-name="ce22" table:formula="of:=[.X13]-[.AD13]" office:value-type="float" office:value="0.00141309473128404" calcext:value-type="float">
            <text:p>0.0014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6" office:value-type="float" office:value="0.98965374007039" calcext:value-type="float">
            <text:p>0.990</text:p>
          </table:table-cell>
          <table:table-cell table:style-name="ce6" office:value-type="float" office:value="0.989658606079643" calcext:value-type="float">
            <text:p>0.990</text:p>
          </table:table-cell>
          <table:table-cell table:style-name="ce6" office:value-type="float" office:value="0.98965480449998" calcext:value-type="float">
            <text:p>0.990</text:p>
          </table:table-cell>
          <table:table-cell table:style-name="ce6" office:value-type="float" office:value="0.000000927534592655516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table:style-name="ce21" office:value-type="float" office:value="0.11677458594055" calcext:value-type="float">
            <text:p>0.117</text:p>
          </table:table-cell>
          <table:table-cell table:style-name="ce6"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21" office:value-type="float" office:value="0.13877283939031" calcext:value-type="float">
            <text:p>0.139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21" office:value-type="float" office:value="0.1133996074104" calcext:value-type="float">
            <text:p>0.113</text:p>
          </table:table-cell>
          <table:table-cell table:style-name="ce6" office:value-type="float" office:value="0.827725850912441" calcext:value-type="float">
            <text:p>0.828</text:p>
          </table:table-cell>
          <table:table-cell table:style-name="ce6" office:value-type="float" office:value="0.957836121824491" calcext:value-type="float">
            <text:p>0.958</text:p>
          </table:table-cell>
          <table:table-cell table:style-name="ce6" office:value-type="float" office:value="0.928007800226499" calcext:value-type="float">
            <text:p>0.928</text:p>
          </table:table-cell>
          <table:table-cell table:style-name="ce6" office:value-type="float" office:value="0.0455237852798348" calcext:value-type="float">
            <text:p>0.046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4:.AD14])" office:value-type="float" office:value="0.947180351811845" calcext:value-type="float">
            <text:p>0.947180351811845</text:p>
          </table:table-cell>
          <table:table-cell/>
          <table:table-cell office:value-type="string" calcext:value-type="string">
            <text:p>WFG8_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947180351811845" calcext:value-type="float">
            <text:p>0.947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35947137525895" calcext:value-type="float">
            <text:p>0</text:p>
          </table:table-cell>
          <table:table-cell table:formula="of:=[.X14]-[.AB14]" office:value-type="float" office:value="0.157945390975655" calcext:value-type="float">
            <text:p>0</text:p>
          </table:table-cell>
          <table:table-cell table:formula="of:=[.X14]-[.AC14]" office:value-type="float" office:value="0.132572158995746" calcext:value-type="float">
            <text:p>0.1326</text:p>
          </table:table-cell>
          <table:table-cell table:style-name="ce41" table:formula="of:=[.X14]-[.AD14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office:value-type="float" office:value="0.88369628482346" calcext:value-type="float">
            <text:p>0.884</text:p>
          </table:table-cell>
          <table:table-cell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6" office:value-type="float" office:value="0.901227646340552" calcext:value-type="float">
            <text:p>0.901</text:p>
          </table:table-cell>
          <table:table-cell table:style-name="ce6" office:value-type="float" office:value="0.937037069429852" calcext:value-type="float">
            <text:p>0.937</text:p>
          </table:table-cell>
          <table:table-cell table:style-name="ce6" office:value-type="float" office:value="0.923490468445708" calcext:value-type="float">
            <text:p>0.923</text:p>
          </table:table-cell>
          <table:table-cell table:style-name="ce6" office:value-type="float" office:value="0.00795516754342247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table:style-name="ce21" office:value-type="float" office:value="0.0870861683761813" calcext:value-type="float">
            <text:p>0.087</text:p>
          </table:table-cell>
          <table:table-cell table:style-name="ce6"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21" office:value-type="float" office:value="0.137807826324991" calcext:value-type="float">
            <text:p>0.138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21" office:value-type="float" office:value="0.0857774725174787" calcext:value-type="float">
            <text:p>0.086</text:p>
          </table:table-cell>
          <table:table-cell table:style-name="ce6" office:value-type="float" office:value="0.963309763012603" calcext:value-type="float">
            <text:p>0.963</text:p>
          </table:table-cell>
          <table:table-cell table:style-name="ce6" office:value-type="float" office:value="0.975309792312392" calcext:value-type="float">
            <text:p>0.975</text:p>
          </table:table-cell>
          <table:table-cell table:style-name="ce6" office:value-type="float" office:value="0.970158828031677" calcext:value-type="float">
            <text:p>0.970</text:p>
          </table:table-cell>
          <table:table-cell table:style-name="ce6" office:value-type="float" office:value="0.00379292065337744" calcext:value-type="float">
            <text:p>0.004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5:.AD15])" office:value-type="float" office:value="0.97038698368078" calcext:value-type="float">
            <text:p>0.97038698368078</text:p>
          </table:table-cell>
          <table:table-cell/>
          <table:table-cell office:value-type="string" calcext:value-type="string">
            <text:p>WFG9_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97038698368078" calcext:value-type="float">
            <text:p>0.970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73143240252839" calcext:value-type="float">
            <text:p>0</text:p>
          </table:table-cell>
          <table:table-cell table:formula="of:=[.X15]-[.AB15]" office:value-type="float" office:value="0.138035981974094" calcext:value-type="float">
            <text:p>0</text:p>
          </table:table-cell>
          <table:table-cell table:formula="of:=[.X15]-[.AC15]" office:value-type="float" office:value="0.086005628166582" calcext:value-type="float">
            <text:p>0.0860</text:p>
          </table:table-cell>
          <table:table-cell table:style-name="ce41" table:formula="of:=[.X15]-[.AD1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office:value-type="float" office:value="0.893821686327199" calcext:value-type="float">
            <text:p>0.894</text:p>
          </table:table-cell>
          <table:table-cell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6" office:value-type="float" office:value="0.852367313803381" calcext:value-type="float">
            <text:p>0.852</text:p>
          </table:table-cell>
          <table:table-cell table:style-name="ce6" office:value-type="float" office:value="0.886394233945643" calcext:value-type="float">
            <text:p>0.886</text:p>
          </table:table-cell>
          <table:table-cell table:style-name="ce6" office:value-type="float" office:value="0.867830223381002" calcext:value-type="float">
            <text:p>0.868</text:p>
          </table:table-cell>
          <table:table-cell table:style-name="ce6" office:value-type="float" office:value="0.00771082012297196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21" office:value-type="float" office:value="0.00197128439856031" calcext:value-type="float">
            <text:p>0.002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21" office:value-type="float" office:value="0.000767581618728697" calcext:value-type="float">
            <text:p>0.001</text:p>
          </table:table-cell>
          <table:table-cell table:style-name="ce6" office:value-type="float" office:value="0.99208650542252" calcext:value-type="float">
            <text:p>0.992</text:p>
          </table:table-cell>
          <table:table-cell table:style-name="ce6" office:value-type="float" office:value="0.992086760781435" calcext:value-type="float">
            <text:p>0.992</text:p>
          </table:table-cell>
          <table:table-cell table:style-name="ce6" office:value-type="float" office:value="0.992086644872911" calcext:value-type="float">
            <text:p>0.992</text:p>
          </table:table-cell>
          <table:table-cell table:style-name="ce6" office:value-type="float" office:value="0.0000000613584877494085" calcext:value-type="float">
            <text:p>0.000</text:p>
          </table:table-cell>
          <table:table-cell table:style-name="ce3" office:value-type="float" office:value="0.000821050641561794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14472</text:p>
          </table:table-cell>
          <table:table-cell/>
          <table:table-cell office:value-type="string" calcext:value-type="string">
            <text:p>DTLZ1_2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992086828448813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29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5998" calcext:value-type="float">
            <text:p>0</text:p>
          </table:table-cell>
          <table:table-cell table:formula="of:=[.X16]-[.AC16]" office:value-type="float" office:value="0.00076758161872803" calcext:value-type="float">
            <text:p>0.0008</text:p>
          </table:table-cell>
          <table:table-cell table:style-name="ce22" table:formula="of:=[.X16]-[.AD16]" office:value-type="float" office:value="0.000820867065658981" calcext:value-type="float">
            <text:p>0.0008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6" office:value-type="float" office:value="0.989653704505591" calcext:value-type="float">
            <text:p>0.990</text:p>
          </table:table-cell>
          <table:table-cell table:style-name="ce6" office:value-type="float" office:value="0.989655196530761" calcext:value-type="float">
            <text:p>0.990</text:p>
          </table:table-cell>
          <table:table-cell table:style-name="ce6" office:value-type="float" office:value="0.989654372967097" calcext:value-type="float">
            <text:p>0.990</text:p>
          </table:table-cell>
          <table:table-cell table:style-name="ce6" office:value-type="float" office:value="0.000000354475302074089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8621943667" calcext:value-type="float">
            <text:p>0.990</text:p>
          </table:table-cell>
          <table:table-cell table:style-name="ce6" office:value-type="float" office:value="0.990240392400752" calcext:value-type="float">
            <text:p>0.990</text:p>
          </table:table-cell>
          <table:table-cell table:style-name="ce6" office:value-type="float" office:value="0.990239259629152" calcext:value-type="float">
            <text:p>0.990</text:p>
          </table:table-cell>
          <table:table-cell table:style-name="ce6" office:value-type="float" office:value="0.000000295100078097367" calcext:value-type="float">
            <text:p>0.000</text:p>
          </table:table-cell>
          <table:table-cell table:style-name="ce3" office:value-type="float" office:value="0.00128465263073019" calcext:value-type="float">
            <text:p>0.001</text:p>
          </table:table-cell>
          <table:table-cell/>
          <table:table-cell table:formula="of:=MAX([.AA17:.AD17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2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8044378664707" calcext:value-type="float">
            <text:p>0</text:p>
          </table:table-cell>
          <table:table-cell table:formula="of:=[.X17]-[.AB17]" office:value-type="float" office:value="0.00402566709151209" calcext:value-type="float">
            <text:p>0</text:p>
          </table:table-cell>
          <table:table-cell table:style-name="ce41" table:formula="of:=[.X17]-[.AC17]" office:value-type="float" office:value="0" calcext:value-type="float">
            <text:p>0.0000</text:p>
          </table:table-cell>
          <table:table-cell table:style-name="ce22" table:formula="of:=[.X17]-[.AD17]" office:value-type="float" office:value="0.00128210064578704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6" office:value-type="float" office:value="0.944714023715474" calcext:value-type="float">
            <text:p>0.945</text:p>
          </table:table-cell>
          <table:table-cell table:style-name="ce6" office:value-type="float" office:value="0.958816873993803" calcext:value-type="float">
            <text:p>0.959</text:p>
          </table:table-cell>
          <table:table-cell table:style-name="ce6" office:value-type="float" office:value="0.952585763369428" calcext:value-type="float">
            <text:p>0.953</text:p>
          </table:table-cell>
          <table:table-cell table:style-name="ce6" office:value-type="float" office:value="0.00310556908286066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table:style-name="ce21" office:value-type="float" office:value="0.00207911953318085" calcext:value-type="float">
            <text:p>0.002</text:p>
          </table:table-cell>
          <table:table-cell table:style-name="ce6"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21" office:value-type="float" office:value="0.00290412444763966" calcext:value-type="float">
            <text:p>0.003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9020860736" calcext:value-type="float">
            <text:p>0.990</text:p>
          </table:table-cell>
          <table:table-cell table:style-name="ce6" office:value-type="float" office:value="0.990239634175845" calcext:value-type="float">
            <text:p>0.990</text:p>
          </table:table-cell>
          <table:table-cell table:style-name="ce6" office:value-type="float" office:value="0.99023929052122" calcext:value-type="float">
            <text:p>0.990</text:p>
          </table:table-cell>
          <table:table-cell table:style-name="ce6" office:value-type="float" office:value="0.000000147698416937552" calcext:value-type="float">
            <text:p>0.000</text:p>
          </table:table-cell>
          <table:table-cell table:style-name="ce3" office:value-type="float" office:value="0.00128329531933447" calcext:value-type="float">
            <text:p>0.001</text:p>
          </table:table-cell>
          <table:table-cell/>
          <table:table-cell table:formula="of:=MAX([.AA18:.AD18])" office:value-type="float" office:value="0.991522585840555" calcext:value-type="float">
            <text:p>0.991522585840555</text:p>
          </table:table-cell>
          <table:table-cell/>
          <table:table-cell office:value-type="string" calcext:value-type="string">
            <text:p>DTLZ3_2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990240729093106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207911953318096" calcext:value-type="float">
            <text:p>0</text:p>
          </table:table-cell>
          <table:table-cell table:formula="of:=[.X18]-[.AB18]" office:value-type="float" office:value="0.00290412444763999" calcext:value-type="float">
            <text:p>0</text:p>
          </table:table-cell>
          <table:table-cell table:style-name="ce41" table:formula="of:=[.X18]-[.AC18]" office:value-type="float" office:value="0" calcext:value-type="float">
            <text:p>0.0000</text:p>
          </table:table-cell>
          <table:table-cell table:style-name="ce22" table:formula="of:=[.X18]-[.AD18]" office:value-type="float" office:value="0.00128185674744896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6" office:value-type="float" office:value="0.95984607737494" calcext:value-type="float">
            <text:p>0.960</text:p>
          </table:table-cell>
          <table:table-cell table:style-name="ce6" office:value-type="float" office:value="0.975836093073867" calcext:value-type="float">
            <text:p>0.976</text:p>
          </table:table-cell>
          <table:table-cell table:style-name="ce6" office:value-type="float" office:value="0.968931769342992" calcext:value-type="float">
            <text:p>0.969</text:p>
          </table:table-cell>
          <table:table-cell table:style-name="ce6" office:value-type="float" office:value="0.0036976193659426" calcext:value-type="float">
            <text:p>0.004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table:style-name="ce21" office:value-type="float" office:value="0.209465393252644" calcext:value-type="float">
            <text:p>0.209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21" office:value-type="float" office:value="0.127718221857696" calcext:value-type="float">
            <text:p>0.128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21" office:value-type="float" office:value="0.333541439709051" calcext:value-type="float">
            <text:p>0.334</text:p>
          </table:table-cell>
          <table:table-cell table:style-name="ce6" office:value-type="float" office:value="0.990238940582225" calcext:value-type="float">
            <text:p>0.990</text:p>
          </table:table-cell>
          <table:table-cell table:style-name="ce6" office:value-type="float" office:value="0.99024041148934" calcext:value-type="float">
            <text:p>0.990</text:p>
          </table:table-cell>
          <table:table-cell table:style-name="ce6" office:value-type="float" office:value="0.990239205831079" calcext:value-type="float">
            <text:p>0.990</text:p>
          </table:table-cell>
          <table:table-cell table:style-name="ce6" office:value-type="float" office:value="0.000000258065345565193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650606533" calcext:value-type="float">
            <text:p>0.990240650606533</text:p>
          </table:table-cell>
          <table:table-cell/>
          <table:table-cell office:value-type="string" calcext:value-type="string">
            <text:p>DTLZ4_2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990240650606533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6838028099" calcext:value-type="float">
            <text:p>0</text:p>
          </table:table-cell>
          <table:table-cell table:formula="of:=[.X19]-[.AB19]" office:value-type="float" office:value="0.12771966663315" calcext:value-type="float">
            <text:p>0</text:p>
          </table:table-cell>
          <table:table-cell table:formula="of:=[.X19]-[.AC19]" office:value-type="float" office:value="0.333542884484505" calcext:value-type="float">
            <text:p>0.3335</text:p>
          </table:table-cell>
          <table:table-cell table:style-name="ce41" table:formula="of:=[.X19]-[.AD1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6" office:value-type="float" office:value="0.992086583203764" calcext:value-type="float">
            <text:p>0.992</text:p>
          </table:table-cell>
          <table:table-cell table:style-name="ce6" office:value-type="float" office:value="0.992087018675409" calcext:value-type="float">
            <text:p>0.992</text:p>
          </table:table-cell>
          <table:table-cell table:style-name="ce6" office:value-type="float" office:value="0.992086810540513" calcext:value-type="float">
            <text:p>0.992</text:p>
          </table:table-cell>
          <table:table-cell table:style-name="ce6" office:value-type="float" office:value="0.000000098809425794602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8621943667" calcext:value-type="float">
            <text:p>0.990</text:p>
          </table:table-cell>
          <table:table-cell table:style-name="ce6" office:value-type="float" office:value="0.990240392400752" calcext:value-type="float">
            <text:p>0.990</text:p>
          </table:table-cell>
          <table:table-cell table:style-name="ce6" office:value-type="float" office:value="0.990239259629152" calcext:value-type="float">
            <text:p>0.990</text:p>
          </table:table-cell>
          <table:table-cell table:style-name="ce6" office:value-type="float" office:value="0.000000295100078097367" calcext:value-type="float">
            <text:p>0.000</text:p>
          </table:table-cell>
          <table:table-cell table:style-name="ce3" office:value-type="float" office:value="0.00128465263073019" calcext:value-type="float">
            <text:p>0.001</text:p>
          </table:table-cell>
          <table:table-cell/>
          <table:table-cell table:formula="of:=MAX([.AA20:.AD20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5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8044378664707" calcext:value-type="float">
            <text:p>0</text:p>
          </table:table-cell>
          <table:table-cell table:formula="of:=[.X20]-[.AB20]" office:value-type="float" office:value="0.00402566709151209" calcext:value-type="float">
            <text:p>0</text:p>
          </table:table-cell>
          <table:table-cell table:style-name="ce41" table:formula="of:=[.X20]-[.AC20]" office:value-type="float" office:value="0" calcext:value-type="float">
            <text:p>0.0000</text:p>
          </table:table-cell>
          <table:table-cell table:style-name="ce22" table:formula="of:=[.X20]-[.AD20]" office:value-type="float" office:value="0.00128210064578704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table:style-name="ce21" office:value-type="float" office:value="0.290675729884941" calcext:value-type="float">
            <text:p>0.291</text:p>
          </table:table-cell>
          <table:table-cell table:style-name="ce6"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21" office:value-type="float" office:value="0.667836376621327" calcext:value-type="float">
            <text:p>0.668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21" office:value-type="float" office:value="0.299409453906289" calcext:value-type="float">
            <text:p>0.299</text:p>
          </table:table-cell>
          <table:table-cell table:style-name="ce6" office:value-type="float" office:value="0.990238751559512" calcext:value-type="float">
            <text:p>0.990</text:p>
          </table:table-cell>
          <table:table-cell table:style-name="ce6" office:value-type="float" office:value="0.990239620681469" calcext:value-type="float">
            <text:p>0.990</text:p>
          </table:table-cell>
          <table:table-cell table:style-name="ce6" office:value-type="float" office:value="0.990239083926388" calcext:value-type="float">
            <text:p>0.990</text:p>
          </table:table-cell>
          <table:table-cell table:style-name="ce6" office:value-type="float" office:value="0.000000166920810138164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1:.AD21])" office:value-type="float" office:value="0.990240048453327" calcext:value-type="float">
            <text:p>0.990240048453327</text:p>
          </table:table-cell>
          <table:table-cell/>
          <table:table-cell office:value-type="string" calcext:value-type="string">
            <text:p>DTLZ6_2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990240048453327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067669441188" calcext:value-type="float">
            <text:p>0</text:p>
          </table:table-cell>
          <table:table-cell table:formula="of:=[.X21]-[.AB21]" office:value-type="float" office:value="0.667837341148266" calcext:value-type="float">
            <text:p>1</text:p>
          </table:table-cell>
          <table:table-cell table:style-name="ce41" table:formula="of:=[.X21]-[.AC21]" office:value-type="float" office:value="0.299410418433229" calcext:value-type="float">
            <text:p>0.2994</text:p>
          </table:table-cell>
          <table:table-cell table:style-name="ce22" table:formula="of:=[.X21]-[.AD2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6" office:value-type="float" office:value="0.990239714892506" calcext:value-type="float">
            <text:p>0.990</text:p>
          </table:table-cell>
          <table:table-cell table:style-name="ce6" office:value-type="float" office:value="0.990250513794604" calcext:value-type="float">
            <text:p>0.990</text:p>
          </table:table-cell>
          <table:table-cell table:style-name="ce6" office:value-type="float" office:value="0.990241437194112" calcext:value-type="float">
            <text:p>0.990</text:p>
          </table:table-cell>
          <table:table-cell table:style-name="ce6" office:value-type="float" office:value="0.0000021338447062169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table:style-name="ce21" office:value-type="float" office:value="0.00137261000937283" calcext:value-type="float">
            <text:p>0.001</text:p>
          </table:table-cell>
          <table:table-cell table:style-name="ce6"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21" office:value-type="float" office:value="0.00081290936715317" calcext:value-type="float">
            <text:p>0.001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6192030903466" calcext:value-type="float">
            <text:p>0.996</text:p>
          </table:table-cell>
          <table:table-cell table:style-name="ce6" office:value-type="float" office:value="0.996204187057897" calcext:value-type="float">
            <text:p>0.996</text:p>
          </table:table-cell>
          <table:table-cell table:style-name="ce6" office:value-type="float" office:value="0.996192796723832" calcext:value-type="float">
            <text:p>0.996</text:p>
          </table:table-cell>
          <table:table-cell table:style-name="ce6" office:value-type="float" office:value="0.00000198079661639859" calcext:value-type="float">
            <text:p>0.000</text:p>
          </table:table-cell>
          <table:table-cell table:style-name="ce3" office:value-type="float" office:value="0.000987695783105758" calcext:value-type="float">
            <text:p>0.001</text:p>
          </table:table-cell>
          <table:table-cell/>
          <table:table-cell table:formula="of:=MAX([.AA22:.AD22])" office:value-type="float" office:value="0.997180492506938" calcext:value-type="float">
            <text:p>0.997180492506938</text:p>
          </table:table-cell>
          <table:table-cell/>
          <table:table-cell office:value-type="string" calcext:value-type="string">
            <text:p>DTLZ7_2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996193903549313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137261000937305" calcext:value-type="float">
            <text:p>0</text:p>
          </table:table-cell>
          <table:table-cell table:style-name="ce29" table:formula="of:=[.X22]-[.AB22]" office:value-type="float" office:value="0.000812909367152948" calcext:value-type="float">
            <text:p>0</text:p>
          </table:table-cell>
          <table:table-cell table:formula="of:=[.X22]-[.AC22]" office:value-type="float" office:value="0" calcext:value-type="float">
            <text:p>0.0000</text:p>
          </table:table-cell>
          <table:table-cell table:style-name="ce22" table:formula="of:=[.X22]-[.AD22]" office:value-type="float" office:value="0.000986588957625045" calcext:value-type="float">
            <text:p>0.001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6" office:value-type="float" office:value="0.990239984747286" calcext:value-type="float">
            <text:p>0.990</text:p>
          </table:table-cell>
          <table:table-cell table:style-name="ce6" office:value-type="float" office:value="0.990247511278006" calcext:value-type="float">
            <text:p>0.990</text:p>
          </table:table-cell>
          <table:table-cell table:style-name="ce6" office:value-type="float" office:value="0.990240827199795" calcext:value-type="float">
            <text:p>0.990</text:p>
          </table:table-cell>
          <table:table-cell table:style-name="ce6" office:value-type="float" office:value="0.0000012342831752492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table:style-name="ce21" office:value-type="float" office:value="0.00245622427884728" calcext:value-type="float">
            <text:p>0.002</text:p>
          </table:table-cell>
          <table:table-cell table:style-name="ce6"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21" office:value-type="float" office:value="0.00653601999994502" calcext:value-type="float">
            <text:p>0.007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21" office:value-type="float" office:value="0.00394281087306791" calcext:value-type="float">
            <text:p>0.004</text:p>
          </table:table-cell>
          <table:table-cell table:style-name="ce6" office:value-type="float" office:value="0.993670653049269" calcext:value-type="float">
            <text:p>0.994</text:p>
          </table:table-cell>
          <table:table-cell table:style-name="ce6" office:value-type="float" office:value="0.994666404752467" calcext:value-type="float">
            <text:p>0.995</text:p>
          </table:table-cell>
          <table:table-cell table:style-name="ce6" office:value-type="float" office:value="0.99438072452147" calcext:value-type="float">
            <text:p>0.994</text:p>
          </table:table-cell>
          <table:table-cell table:style-name="ce6" office:value-type="float" office:value="0.000203680758693136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171428426044" calcext:value-type="float">
            <text:p>0.994171428426044</text:p>
          </table:table-cell>
          <table:table-cell/>
          <table:table-cell office:value-type="string" calcext:value-type="string">
            <text:p>UF1_2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994171428426044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24692818342098" calcext:value-type="float">
            <text:p>0</text:p>
          </table:table-cell>
          <table:table-cell table:formula="of:=[.X23]-[.AB23]" office:value-type="float" office:value="0.00632672390451905" calcext:value-type="float">
            <text:p>0</text:p>
          </table:table-cell>
          <table:table-cell table:formula="of:=[.X23]-[.AC23]" office:value-type="float" office:value="0.00373351477764206" calcext:value-type="float">
            <text:p>0.0037</text:p>
          </table:table-cell>
          <table:table-cell table:style-name="ce41" table:formula="of:=[.X23]-[.AD23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21" office:value-type="float" office:value="0.010068225102053" calcext:value-type="float">
            <text:p>0.010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21" office:value-type="float" office:value="0.0027953929424992" calcext:value-type="float">
            <text:p>0.003</text:p>
          </table:table-cell>
          <table:table-cell table:style-name="ce6" office:value-type="float" office:value="0.986604651419045" calcext:value-type="float">
            <text:p>0.987</text:p>
          </table:table-cell>
          <table:table-cell table:style-name="ce6" office:value-type="float" office:value="0.992776189680198" calcext:value-type="float">
            <text:p>0.993</text:p>
          </table:table-cell>
          <table:table-cell table:style-name="ce6" office:value-type="float" office:value="0.989934108581958" calcext:value-type="float">
            <text:p>0.990</text:p>
          </table:table-cell>
          <table:table-cell table:style-name="ce6" office:value-type="float" office:value="0.00146246013389109" calcext:value-type="float">
            <text:p>0.001</text:p>
          </table:table-cell>
          <table:table-cell table:style-name="ce3" office:value-type="float" office:value="0.00129714258111924" calcext:value-type="float">
            <text:p>0.001</text:p>
          </table:table-cell>
          <table:table-cell/>
          <table:table-cell table:formula="of:=MAX([.AA24:.AD24])" office:value-type="float" office:value="0.991231251163077" calcext:value-type="float">
            <text:p>0.991231251163077</text:p>
          </table:table-cell>
          <table:table-cell/>
          <table:table-cell office:value-type="string" calcext:value-type="string">
            <text:p>UF2_2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989154952643126" calcext:value-type="float">
            <text:p>0.989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29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0279539294249898" calcext:value-type="float">
            <text:p>0.0028</text:p>
          </table:table-cell>
          <table:table-cell table:style-name="ce22" table:formula="of:=[.X24]-[.AD24]" office:value-type="float" office:value="0.00207629851995106" calcext:value-type="float">
            <text:p>0.0021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6" office:value-type="float" office:value="0.990239398159509" calcext:value-type="float">
            <text:p>0.990</text:p>
          </table:table-cell>
          <table:table-cell table:style-name="ce6" office:value-type="float" office:value="0.990242360739408" calcext:value-type="float">
            <text:p>0.990</text:p>
          </table:table-cell>
          <table:table-cell table:style-name="ce6" office:value-type="float" office:value="0.9902400414612" calcext:value-type="float">
            <text:p>0.990</text:p>
          </table:table-cell>
          <table:table-cell table:style-name="ce6" office:value-type="float" office:value="0.00000055842592002615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table:style-name="ce21" office:value-type="float" office:value="0.283594925217779" calcext:value-type="float">
            <text:p>0.284</text:p>
          </table:table-cell>
          <table:table-cell table:style-name="ce6"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21" office:value-type="float" office:value="0.0968960210097735" calcext:value-type="float">
            <text:p>0.097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21" office:value-type="float" office:value="0.292010554154352" calcext:value-type="float">
            <text:p>0.292</text:p>
          </table:table-cell>
          <table:table-cell table:style-name="ce6" office:value-type="float" office:value="0.798531203062449" calcext:value-type="float">
            <text:p>0.799</text:p>
          </table:table-cell>
          <table:table-cell table:style-name="ce6" office:value-type="float" office:value="0.916080072379384" calcext:value-type="float">
            <text:p>0.916</text:p>
          </table:table-cell>
          <table:table-cell table:style-name="ce6" office:value-type="float" office:value="0.880762960882685" calcext:value-type="float">
            <text:p>0.881</text:p>
          </table:table-cell>
          <table:table-cell table:style-name="ce6" office:value-type="float" office:value="0.0251739988108692" calcext:value-type="float">
            <text:p>0.025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5:.AD25])" office:value-type="float" office:value="0.867471709744293" calcext:value-type="float">
            <text:p>0.867471709744293</text:p>
          </table:table-cell>
          <table:table-cell/>
          <table:table-cell office:value-type="string" calcext:value-type="string">
            <text:p>UF3_2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867471709744293" calcext:value-type="float">
            <text:p>0.867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70303674079387" calcext:value-type="float">
            <text:p>0</text:p>
          </table:table-cell>
          <table:table-cell table:formula="of:=[.X25]-[.AB25]" office:value-type="float" office:value="0.083604769871381" calcext:value-type="float">
            <text:p>0</text:p>
          </table:table-cell>
          <table:table-cell table:formula="of:=[.X25]-[.AC25]" office:value-type="float" office:value="0.27871930301596" calcext:value-type="float">
            <text:p>0.2787</text:p>
          </table:table-cell>
          <table:table-cell table:style-name="ce41" table:formula="of:=[.X25]-[.AD2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6" office:value-type="float" office:value="0.996193275705923" calcext:value-type="float">
            <text:p>0.996</text:p>
          </table:table-cell>
          <table:table-cell table:style-name="ce6" office:value-type="float" office:value="0.996201475181886" calcext:value-type="float">
            <text:p>0.996</text:p>
          </table:table-cell>
          <table:table-cell table:style-name="ce6" office:value-type="float" office:value="0.996194424355562" calcext:value-type="float">
            <text:p>0.996</text:p>
          </table:table-cell>
          <table:table-cell table:style-name="ce6" office:value-type="float" office:value="0.000001489610137123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table:style-name="ce21" office:value-type="float" office:value="0.0200659229218604" calcext:value-type="float">
            <text:p>0.020</text:p>
          </table:table-cell>
          <table:table-cell table:style-name="ce6"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00844781962756018" calcext:value-type="float">
            <text:p>0.008</text:p>
          </table:table-cell>
          <table:table-cell table:style-name="ce21" office:value-type="float" office:value="0.0395429201182404" calcext:value-type="float">
            <text:p>0.040</text:p>
          </table:table-cell>
          <table:table-cell table:style-name="ce6" office:value-type="float" office:value="0.922521589310736" calcext:value-type="float">
            <text:p>0.923</text:p>
          </table:table-cell>
          <table:table-cell table:style-name="ce6" office:value-type="float" office:value="0.935320395981761" calcext:value-type="float">
            <text:p>0.935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00285080721829046" calcext:value-type="float">
            <text:p>0.003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22576836313697" calcext:value-type="float">
            <text:p>0.923</text:p>
          </table:table-cell>
          <table:table-cell table:style-name="ce6" office:value-type="float" office:value="0.931455804370599" calcext:value-type="float">
            <text:p>0.931</text:p>
          </table:table-cell>
          <table:table-cell table:style-name="ce6" office:value-type="float" office:value="0.926577105150938" calcext:value-type="float">
            <text:p>0.927</text:p>
          </table:table-cell>
          <table:table-cell table:style-name="ce6" office:value-type="float" office:value="0.00224626398321356" calcext:value-type="float">
            <text:p>0.002</text:p>
          </table:table-cell>
          <table:table-cell table:style-name="ce3" office:value-type="float" office:value="0.00198145716819831" calcext:value-type="float">
            <text:p>0.002</text:p>
          </table:table-cell>
          <table:table-cell/>
          <table:table-cell table:formula="of:=MAX([.AA26:.AD26])" office:value-type="float" office:value="0.928558562319136" calcext:value-type="float">
            <text:p>0.928558562319136</text:p>
          </table:table-cell>
          <table:table-cell/>
          <table:table-cell office:value-type="string" calcext:value-type="string">
            <text:p>UF4_2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925401406141463" calcext:value-type="float">
            <text:p>0.925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200659229218609" calcext:value-type="float">
            <text:p>0</text:p>
          </table:table-cell>
          <table:table-cell table:formula="of:=[.X26]-[.AB26]" office:value-type="float" office:value="0.03954292011824" calcext:value-type="float">
            <text:p>0</text:p>
          </table:table-cell>
          <table:table-cell table:formula="of:=[.X26]-[.AC26]" office:value-type="float" office:value="0" calcext:value-type="float">
            <text:p>0.0000</text:p>
          </table:table-cell>
          <table:table-cell table:style-name="ce41" table:formula="of:=[.X26]-[.AD26]" office:value-type="float" office:value="0.00315715617767298" calcext:value-type="float">
            <text:p>0.0032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6" office:value-type="float" office:value="0.993961367666109" calcext:value-type="float">
            <text:p>0.994</text:p>
          </table:table-cell>
          <table:table-cell table:style-name="ce6" office:value-type="float" office:value="0.994646938891268" calcext:value-type="float">
            <text:p>0.995</text:p>
          </table:table-cell>
          <table:table-cell table:style-name="ce6" office:value-type="float" office:value="0.994418971640023" calcext:value-type="float">
            <text:p>0.994</text:p>
          </table:table-cell>
          <table:table-cell table:style-name="ce6" office:value-type="float" office:value="0.00015701000586871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table:style-name="ce21" office:value-type="float" office:value="0.163296490891495" calcext:value-type="float">
            <text:p>0.163</text:p>
          </table:table-cell>
          <table:table-cell table:style-name="ce6"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103723673660624" calcext:value-type="float">
            <text:p>0.104</text:p>
          </table:table-cell>
          <table:table-cell table:style-name="ce21" office:value-type="float" office:value="0.00633387527652762" calcext:value-type="float">
            <text:p>0.006</text:p>
          </table:table-cell>
          <table:table-cell table:style-name="ce6" office:value-type="float" office:value="0.123148138686131" calcext:value-type="float">
            <text:p>0.123</text:p>
          </table:table-cell>
          <table:table-cell table:style-name="ce6" office:value-type="float" office:value="0.791970722627747" calcext:value-type="float">
            <text:p>0.792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191945739636632" calcext:value-type="float">
            <text:p>0.192</text:p>
          </table:table-cell>
          <table:table-cell table:style-name="ce21" office:value-type="float" office:value="0.0807265831481949" calcext:value-type="float">
            <text:p>0.081</text:p>
          </table:table-cell>
          <table:table-cell table:style-name="ce6" office:value-type="float" office:value="0.58192120489927" calcext:value-type="float">
            <text:p>0.582</text:p>
          </table:table-cell>
          <table:table-cell table:style-name="ce6" office:value-type="float" office:value="0.762773722627737" calcext:value-type="float">
            <text:p>0.763</text:p>
          </table:table-cell>
          <table:table-cell table:style-name="ce6" office:value-type="float" office:value="0.64695797675258" calcext:value-type="float">
            <text:p>0.647</text:p>
          </table:table-cell>
          <table:table-cell table:style-name="ce6" office:value-type="float" office:value="0.0395249477521579" calcext:value-type="float">
            <text:p>0.04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7:.AD27])" office:value-type="float" office:value="0.658344555969535" calcext:value-type="float">
            <text:p>0.658344555969535</text:p>
          </table:table-cell>
          <table:table-cell/>
          <table:table-cell office:value-type="string" calcext:value-type="string">
            <text:p>UF5_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658344555969535" calcext:value-type="float">
            <text:p>0.658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17468307010845" calcext:value-type="float">
            <text:p>0</text:p>
          </table:table-cell>
          <table:table-cell table:formula="of:=[.X27]-[.AB27]" office:value-type="float" office:value="0.0177204544934829" calcext:value-type="float">
            <text:p>0</text:p>
          </table:table-cell>
          <table:table-cell table:formula="of:=[.X27]-[.AC27]" office:value-type="float" office:value="0.09211316236515" calcext:value-type="float">
            <text:p>0.0921</text:p>
          </table:table-cell>
          <table:table-cell table:style-name="ce41" table:formula="of:=[.X27]-[.AD27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6" office:value-type="float" office:value="0.982735732693877" calcext:value-type="float">
            <text:p>0.983</text:p>
          </table:table-cell>
          <table:table-cell table:style-name="ce6" office:value-type="float" office:value="0.991308765304055" calcext:value-type="float">
            <text:p>0.991</text:p>
          </table:table-cell>
          <table:table-cell table:style-name="ce6" office:value-type="float" office:value="0.988135192455299" calcext:value-type="float">
            <text:p>0.988</text:p>
          </table:table-cell>
          <table:table-cell table:style-name="ce6" office:value-type="float" office:value="0.00185715612446295" calcext:value-type="float">
            <text:p>0.002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table:style-name="ce21" office:value-type="float" office:value="0.36383329769834" calcext:value-type="float">
            <text:p>0.364</text:p>
          </table:table-cell>
          <table:table-cell table:style-name="ce6"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119780910909543" calcext:value-type="float">
            <text:p>0.120</text:p>
          </table:table-cell>
          <table:table-cell table:style-name="ce21" office:value-type="float" office:value="0.175652877418798" calcext:value-type="float">
            <text:p>0.176</text:p>
          </table:table-cell>
          <table:table-cell table:style-name="ce6" office:value-type="float" office:value="0.349233910573955" calcext:value-type="float">
            <text:p>0.349</text:p>
          </table:table-cell>
          <table:table-cell table:style-name="ce6" office:value-type="float" office:value="0.766712040465127" calcext:value-type="float">
            <text:p>0.767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113185007006657" calcext:value-type="float">
            <text:p>0.113</text:p>
          </table:table-cell>
          <table:table-cell table:style-name="ce21" office:value-type="float" office:value="0.242007782600947" calcext:value-type="float">
            <text:p>0.242</text:p>
          </table:table-cell>
          <table:table-cell table:style-name="ce6" office:value-type="float" office:value="0.668148200458003" calcext:value-type="float">
            <text:p>0.668</text:p>
          </table:table-cell>
          <table:table-cell table:style-name="ce6" office:value-type="float" office:value="0.8995787562083" calcext:value-type="float">
            <text:p>0.900</text:p>
          </table:table-cell>
          <table:table-cell table:style-name="ce6" office:value-type="float" office:value="0.81039434902321" calcext:value-type="float">
            <text:p>0.810</text:p>
          </table:table-cell>
          <table:table-cell table:style-name="ce6" office:value-type="float" office:value="0.0607559377697951" calcext:value-type="float">
            <text:p>0.061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8:.AD28])" office:value-type="float" office:value="0.826683481274748" calcext:value-type="float">
            <text:p>0.826683481274748</text:p>
          </table:table-cell>
          <table:table-cell/>
          <table:table-cell office:value-type="string" calcext:value-type="string">
            <text:p>UF6_2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826683481274748" calcext:value-type="float">
            <text:p>0.827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29" table:formula="of:=[.X28]-[.AA28]" office:value-type="float" office:value="0.380122429949878" calcext:value-type="float">
            <text:p>0</text:p>
          </table:table-cell>
          <table:table-cell table:formula="of:=[.X28]-[.AB28]" office:value-type="float" office:value="0.191942009670336" calcext:value-type="float">
            <text:p>0</text:p>
          </table:table-cell>
          <table:table-cell table:formula="of:=[.X28]-[.AC28]" office:value-type="float" office:value="0.258296914852485" calcext:value-type="float">
            <text:p>0.2583</text:p>
          </table:table-cell>
          <table:table-cell table:style-name="ce22" table:formula="of:=[.X28]-[.AD2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6" office:value-type="float" office:value="0.822387143590501" calcext:value-type="float">
            <text:p>0.822</text:p>
          </table:table-cell>
          <table:table-cell table:style-name="ce6" office:value-type="float" office:value="0.904202259536764" calcext:value-type="float">
            <text:p>0.904</text:p>
          </table:table-cell>
          <table:table-cell table:style-name="ce6" office:value-type="float" office:value="0.880884906317294" calcext:value-type="float">
            <text:p>0.881</text:p>
          </table:table-cell>
          <table:table-cell table:style-name="ce6" office:value-type="float" office:value="0.0145330809573641" calcext:value-type="float">
            <text:p>0.015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000741800813343388" calcext:value-type="float">
            <text:p>0.001</text:p>
          </table:table-cell>
          <table:table-cell table:style-name="ce21" office:value-type="float" office:value="0.00867258045320596" calcext:value-type="float">
            <text:p>0.009</text:p>
          </table:table-cell>
          <table:table-cell table:style-name="ce6" office:value-type="float" office:value="0.55707426311499" calcext:value-type="float">
            <text:p>0.557</text:p>
          </table:table-cell>
          <table:table-cell table:style-name="ce6" office:value-type="float" office:value="0.991478442622144" calcext:value-type="float">
            <text:p>0.99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150369962179745" calcext:value-type="float">
            <text:p>0.150</text:p>
          </table:table-cell>
          <table:table-cell table:style-name="ce21" office:value-type="float" office:value="0.0792806186431536" calcext:value-type="float">
            <text:p>0.079</text:p>
          </table:table-cell>
          <table:table-cell table:style-name="ce6" office:value-type="float" office:value="0.975414344693335" calcext:value-type="float">
            <text:p>0.975</text:p>
          </table:table-cell>
          <table:table-cell table:style-name="ce6" office:value-type="float" office:value="0.991637522471897" calcext:value-type="float">
            <text:p>0.992</text:p>
          </table:table-cell>
          <table:table-cell table:style-name="ce6" office:value-type="float" office:value="0.988286139407663" calcext:value-type="float">
            <text:p>0.988</text:p>
          </table:table-cell>
          <table:table-cell table:style-name="ce6" office:value-type="float" office:value="0.00384895036660524" calcext:value-type="float">
            <text:p>0.004</text:p>
          </table:table-cell>
          <table:table-cell table:style-name="ce3" office:value-type="float" office:value="0.00129209996445945" calcext:value-type="float">
            <text:p>0.001</text:p>
          </table:table-cell>
          <table:table-cell/>
          <table:table-cell table:formula="of:=MAX([.AA29:.AD29])" office:value-type="float" office:value="0.989578239372122" calcext:value-type="float">
            <text:p>0.989578239372122</text:p>
          </table:table-cell>
          <table:table-cell/>
          <table:table-cell office:value-type="string" calcext:value-type="string">
            <text:p>UF7_2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988295641139135" calcext:value-type="float">
            <text:p>0.988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792806186431531" calcext:value-type="float">
            <text:p>0.0793</text:p>
          </table:table-cell>
          <table:table-cell table:style-name="ce41" table:formula="of:=[.X29]-[.AD29]" office:value-type="float" office:value="0.00128259823298704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office:value-type="float" office:value="0.889015642200896" calcext:value-type="float">
            <text:p>0.889</text:p>
          </table:table-cell>
          <table:table-cell office:value-type="float" office:value="0.00844781962756018" calcext:value-type="float">
            <text:p>0.008</text:p>
          </table:table-cell>
          <table:table-cell office:value-type="float" office:value="0.922521589310736" calcext:value-type="float">
            <text:p>0.923</text:p>
          </table:table-cell>
          <table:table-cell office:value-type="float" office:value="0.935320395981761" calcext:value-type="float">
            <text:p>0.935</text:p>
          </table:table-cell>
          <table:table-cell office:value-type="float" office:value="0.928558562319136" calcext:value-type="float">
            <text:p>0.929</text:p>
          </table:table-cell>
          <table:table-cell office:value-type="float" office:value="0.00285080721829046" calcext:value-type="float">
            <text:p>0.003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table:number-columns-repeated="949"/>
        </table:table-row>
        <table:table-row table:style-name="ro2">
          <table:table-cell/>
          <table:table-cell table:style-name="ce3" office:value-type="string" calcext:value-type="string">
            <text:p>Mean</text:p>
          </table:table-cell>
          <table:table-cell table:style-name="ce3" table:formula="of:=AVERAGE([.C7:.C29])" office:value-type="float" office:value="0.806278982752925" calcext:value-type="float">
            <text:p>0.806</text:p>
          </table:table-cell>
          <table:table-cell table:style-name="ce3" table:formula="of:=AVERAGE([.D7:.D29])" office:value-type="float" office:value="0.935246903870781" calcext:value-type="float">
            <text:p>0.935</text:p>
          </table:table-cell>
          <table:table-cell table:style-name="ce3" table:formula="of:=AVERAGE([.E7:.E29])" office:value-type="float" office:value="0.880993081044212" calcext:value-type="float">
            <text:p>0.881</text:p>
          </table:table-cell>
          <table:table-cell table:style-name="ce3" table:formula="of:=AVERAGE([.F7:.F29])" office:value-type="float" office:value="0.0383858453734503" calcext:value-type="float">
            <text:p>0.038</text:p>
          </table:table-cell>
          <table:table-cell table:style-name="ce3" table:formula="of:=AVERAGE([.G7:.G29])" office:value-type="float" office:value="0.0702327876500224" calcext:value-type="float">
            <text:p>0.070</text:p>
          </table:table-cell>
          <table:table-cell table:style-name="ce3" table:formula="of:=AVERAGE([.H7:.H29])" office:value-type="float" office:value="0.807808705981146" calcext:value-type="float">
            <text:p>0.808</text:p>
          </table:table-cell>
          <table:table-cell table:style-name="ce3" table:formula="of:=AVERAGE([.I7:.I29])" office:value-type="float" office:value="0.926908902917561" calcext:value-type="float">
            <text:p>0.927</text:p>
          </table:table-cell>
          <table:table-cell table:style-name="ce3" table:formula="of:=AVERAGE([.J7:.J29])" office:value-type="float" office:value="0.88616574680173" calcext:value-type="float">
            <text:p>0.886</text:p>
          </table:table-cell>
          <table:table-cell table:style-name="ce3" table:formula="of:=AVERAGE([.K7:.K29])" office:value-type="float" office:value="0.0322263794369784" calcext:value-type="float">
            <text:p>0.032</text:p>
          </table:table-cell>
          <table:table-cell table:style-name="ce3" table:formula="of:=AVERAGE([.L7:.L29])" office:value-type="float" office:value="0.0650601218925047" calcext:value-type="float">
            <text:p>0.065</text:p>
          </table:table-cell>
          <table:table-cell table:style-name="ce3" table:formula="of:=AVERAGE([.M7:.M29])" office:value-type="float" office:value="0.801019256375271" calcext:value-type="float">
            <text:p>0.801</text:p>
          </table:table-cell>
          <table:table-cell table:style-name="ce3" table:formula="of:=AVERAGE([.N7:.N29])" office:value-type="float" office:value="0.940198134337303" calcext:value-type="float">
            <text:p>0.940</text:p>
          </table:table-cell>
          <table:table-cell table:style-name="ce3" table:formula="of:=AVERAGE([.O7:.O29])" office:value-type="float" office:value="0.881792001866878" calcext:value-type="float">
            <text:p>0.882</text:p>
          </table:table-cell>
          <table:table-cell table:style-name="ce3" table:formula="of:=AVERAGE([.P7:.P29])" office:value-type="float" office:value="0.0475277201519785" calcext:value-type="float">
            <text:p>0.048</text:p>
          </table:table-cell>
          <table:table-cell table:style-name="ce3" table:formula="of:=AVERAGE([.Q7:.Q29])" office:value-type="float" office:value="0.0694338668273572" calcext:value-type="float">
            <text:p>0.069</text:p>
          </table:table-cell>
          <table:table-cell table:style-name="ce3" table:formula="of:=AVERAGE([.R7:.R29])" office:value-type="float" office:value="0.928500363930333" calcext:value-type="float">
            <text:p>0.929</text:p>
          </table:table-cell>
          <table:table-cell table:style-name="ce3" table:formula="of:=AVERAGE([.S7:.S29])" office:value-type="float" office:value="0.962652237048205" calcext:value-type="float">
            <text:p>0.963</text:p>
          </table:table-cell>
          <table:table-cell table:style-name="ce3" table:formula="of:=AVERAGE([.T7:.T29])" office:value-type="float" office:value="0.948654368743706" calcext:value-type="float">
            <text:p>0.949</text:p>
          </table:table-cell>
          <table:table-cell table:style-name="ce3" table:formula="of:=AVERAGE([.U7:.U29])" office:value-type="float" office:value="0.00880804270223877" calcext:value-type="float">
            <text:p>0.009</text:p>
          </table:table-cell>
          <table:table-cell table:style-name="ce3" table:formula="of:=AVERAGE([.V7:.V29])" office:value-type="float" office:value="0.0025714999505292" calcext:value-type="float">
            <text:p>0.003</text:p>
          </table:table-cell>
          <table:table-cell/>
          <table:table-cell table:formula="of:=MAX([.AA30:.AD30])" office:value-type="float" office:value="0.950602431090677" calcext:value-type="float">
            <text:p>0.950602431090677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81792001866878" calcext:value-type="float">
            <text:p>0.8818</text:p>
          </table:table-cell>
          <table:table-cell table:formula="of:=AVERAGE([.AD7:.AD29])" office:value-type="float" office:value="0.950602431090677" calcext:value-type="float">
            <text:p>0.9506</text:p>
          </table:table-cell>
          <table:table-cell table:number-columns-repeated="3"/>
          <table:table-cell table:formula="of:=AVERAGE([.AH7:.AH29])" office:value-type="float" office:value="0.0722171730089105" calcext:value-type="float">
            <text:p>0</text:p>
          </table:table-cell>
          <table:table-cell table:formula="of:=AVERAGE([.AI7:.AI29])" office:value-type="float" office:value="0.0670445072513926" calcext:value-type="float">
            <text:p>0</text:p>
          </table:table-cell>
          <table:table-cell table:formula="of:=AVERAGE([.AJ7:.AJ29])" office:value-type="float" office:value="0.0714182521862452" calcext:value-type="float">
            <text:p>0.0714</text:p>
          </table:table-cell>
          <table:table-cell table:style-name="ce22" table:formula="of:=AVERAGE([.AK7:.AK29])" office:value-type="float" office:value="0.00260782296244639" calcext:value-type="float">
            <text:p>0.0026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office:value-type="float" office:value="0.640624101476052" calcext:value-type="float">
            <text:p>0.641</text:p>
          </table:table-cell>
          <table:table-cell office:value-type="float" office:value="0.103723673660624" calcext:value-type="float">
            <text:p>0.104</text:p>
          </table:table-cell>
          <table:table-cell office:value-type="float" office:value="0.123148138686131" calcext:value-type="float">
            <text:p>0.123</text:p>
          </table:table-cell>
          <table:table-cell office:value-type="float" office:value="0.791970722627747" calcext:value-type="float">
            <text:p>0.792</text:p>
          </table:table-cell>
          <table:table-cell office:value-type="float" office:value="0.566231393604385" calcext:value-type="float">
            <text:p>0.566</text:p>
          </table:table-cell>
          <table:table-cell office:value-type="float" office:value="0.191945739636632" calcext:value-type="float">
            <text:p>0.192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6" table:number-columns-repeated="17"/>
          <table:table-cell table:style-name="ce4"/>
          <table:table-cell table:number-columns-repeated="21"/>
          <table:table-cell table:style-name="ce30"/>
          <table:table-cell/>
          <table:table-cell table:style-name="ce6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8" office:value-type="float" office:value="0.634741471604412" calcext:value-type="float">
            <text:p>0.635</text:p>
          </table:table-cell>
          <table:table-cell table:style-name="ce7" office:value-type="float" office:value="0.119780910909543" calcext:value-type="float">
            <text:p>0.120</text:p>
          </table:table-cell>
          <table:table-cell office:value-type="float" office:value="0.349233910573955" calcext:value-type="float">
            <text:p>0.349</text:p>
          </table:table-cell>
          <table:table-cell office:value-type="float" office:value="0.766712040465127" calcext:value-type="float">
            <text:p>0.767</text:p>
          </table:table-cell>
          <table:table-cell office:value-type="float" office:value="0.568386566422263" calcext:value-type="float">
            <text:p>0.568</text:p>
          </table:table-cell>
          <table:table-cell office:value-type="float" office:value="0.113185007006657" calcext:value-type="float">
            <text:p>0.113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office:value-type="float" office:value="0.980905658918916" calcext:value-type="float">
            <text:p>0.981</text:p>
          </table:table-cell>
          <table:table-cell office:value-type="float" office:value="0.000741800813343388" calcext:value-type="float">
            <text:p>0.001</text:p>
          </table:table-cell>
          <table:table-cell office:value-type="float" office:value="0.55707426311499" calcext:value-type="float">
            <text:p>0.557</text:p>
          </table:table-cell>
          <table:table-cell office:value-type="float" office:value="0.991478442622144" calcext:value-type="float">
            <text:p>0.991</text:p>
          </table:table-cell>
          <table:table-cell office:value-type="float" office:value="0.910297620728969" calcext:value-type="float">
            <text:p>0.910</text:p>
          </table:table-cell>
          <table:table-cell office:value-type="float" office:value="0.150369962179745" calcext:value-type="float">
            <text:p>0.150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Mean</text:p>
          </table:table-cell>
          <table:table-cell table:style-name="ce6" office:value-type="float" office:value="0.806278982752925" calcext:value-type="float">
            <text:p>0.806</text:p>
          </table:table-cell>
          <table:table-cell table:style-name="ce6" office:value-type="float" office:value="0.935246903870781" calcext:value-type="float">
            <text:p>0.935</text:p>
          </table:table-cell>
          <table:table-cell table:style-name="ce6" office:value-type="float" office:value="0.880993081044212" calcext:value-type="float">
            <text:p>0.881</text:p>
          </table:table-cell>
          <table:table-cell table:style-name="ce6" office:value-type="float" office:value="0.0383858453734503" calcext:value-type="float">
            <text:p>0.038</text:p>
          </table:table-cell>
          <table:table-cell office:value-type="float" office:value="0.807808705981146" calcext:value-type="float">
            <text:p>0.808</text:p>
          </table:table-cell>
          <table:table-cell table:style-name="ce6" office:value-type="float" office:value="0.926908902917561" calcext:value-type="float">
            <text:p>0.927</text:p>
          </table:table-cell>
          <table:table-cell office:value-type="float" office:value="0.88616574680173" calcext:value-type="float">
            <text:p>0.886</text:p>
          </table:table-cell>
          <table:table-cell office:value-type="float" office:value="0.0322263794369784" calcext:value-type="float">
            <text:p>0.032</text:p>
          </table:table-cell>
          <table:table-cell office:value-type="float" office:value="0.801019256375271" calcext:value-type="float">
            <text:p>0.801</text:p>
          </table:table-cell>
          <table:table-cell office:value-type="float" office:value="0.940198134337303" calcext:value-type="float">
            <text:p>0.940</text:p>
          </table:table-cell>
          <table:table-cell office:value-type="float" office:value="0.881792001866877" calcext:value-type="float">
            <text:p>0.882</text:p>
          </table:table-cell>
          <table:table-cell office:value-type="float" office:value="0.0475277201519785" calcext:value-type="float">
            <text:p>0.048</text:p>
          </table:table-cell>
          <table:table-cell office:value-type="float" office:value="0.943014464921267" calcext:value-type="float">
            <text:p>0.943</text:p>
          </table:table-cell>
          <table:table-cell office:value-type="float" office:value="0.96432675089586" calcext:value-type="float">
            <text:p>0.964</text:p>
          </table:table-cell>
          <table:table-cell office:value-type="float" office:value="0.955200509469834" calcext:value-type="float">
            <text:p>0.955</text:p>
          </table:table-cell>
          <table:table-cell office:value-type="float" office:value="0.00473044936532668" calcext:value-type="float">
            <text:p>0.005</text:p>
          </table:table-cell>
          <table:table-cell table:number-columns-repeated="949"/>
        </table:table-row>
        <table:table-row table:style-name="ro2">
          <table:table-cell table:style-name="ce14" office:value-type="string" calcext:value-type="string" table:number-columns-spanned="1" table:number-rows-spanned="21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table:style-name="ce9" office:value-type="float" office:value="0.0160389551458059" calcext:value-type="float">
            <text:p>0.016</text:p>
          </table:table-cell>
          <table:table-cell table:style-name="ce6" office:value-type="float" office:value="0.925239948215427" calcext:value-type="float">
            <text:p>0.925</text:p>
          </table:table-cell>
          <table:table-cell table:style-name="ce6" office:value-type="float" office:value="0.944599268519323" calcext:value-type="float">
            <text:p>0.945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9" office:value-type="float" office:value="0.0461978326586808" calcext:value-type="float">
            <text:p>0.046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9" office:value-type="float" office:value="0.00679570085222259" calcext:value-type="float">
            <text:p>0.007</text:p>
          </table:table-cell>
          <table:table-cell table:style-name="ce6" office:value-type="float" office:value="0.97733172581785" calcext:value-type="float">
            <text:p>0.977</text:p>
          </table:table-cell>
          <table:table-cell table:style-name="ce6" office:value-type="float" office:value="0.985239511412844" calcext:value-type="float">
            <text:p>0.985</text:p>
          </table:table-cell>
          <table:table-cell table:style-name="ce6" office:value-type="float" office:value="0.981582165076838" calcext:value-type="float">
            <text:p>0.982</text:p>
          </table:table-cell>
          <table:table-cell table:style-name="ce6" office:value-type="float" office:value="0.0018360155383467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2133411211805" calcext:value-type="float">
            <text:p>0.982133411211805</text:p>
          </table:table-cell>
          <table:table-cell/>
          <table:table-cell office:value-type="string" calcext:value-type="string">
            <text:p>WFG1_3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982133411211805" calcext:value-type="float">
            <text:p>0.98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590201280773" calcext:value-type="float">
            <text:p>0</text:p>
          </table:table-cell>
          <table:table-cell table:formula="of:=[.X34]-[.AB34]" office:value-type="float" office:value="0.046749078793647" calcext:value-type="float">
            <text:p>0</text:p>
          </table:table-cell>
          <table:table-cell table:formula="of:=[.X34]-[.AC34]" office:value-type="float" office:value="0.00734694698718896" calcext:value-type="float">
            <text:p>0.0073</text:p>
          </table:table-cell>
          <table:table-cell table:style-name="ce42" table:formula="of:=[.X34]-[.AD34]" office:value-type="float" office:value="0" calcext:value-type="float">
            <text:p>0.000</text:p>
          </table:table-cell>
          <table:table-cell table:number-columns-repeated="2"/>
          <table:table-cell table:style-name="ce43"/>
          <table:table-cell table:number-columns-repeated="4"/>
          <table:table-cell table:style-name="ce6" table:number-columns-repeated="4"/>
          <table:table-cell/>
          <table:table-cell table:style-name="ce6"/>
          <table:table-cell/>
          <table:table-cell table:style-name="ce6" table:number-columns-repeated="9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table:style-name="ce9" office:value-type="float" office:value="0.0139281100880201" calcext:value-type="float">
            <text:p>0.014</text:p>
          </table:table-cell>
          <table:table-cell table:style-name="ce6" office:value-type="float" office:value="0.959068895623125" calcext:value-type="float">
            <text:p>0.959</text:p>
          </table:table-cell>
          <table:table-cell table:style-name="ce6" office:value-type="float" office:value="0.973962526994304" calcext:value-type="float">
            <text:p>0.974</text:p>
          </table:table-cell>
          <table:table-cell table:style-name="ce6"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9" office:value-type="float" office:value="0.0219331082002056" calcext:value-type="float">
            <text:p>0.022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9" office:value-type="float" office:value="0.0269406106930706" calcext:value-type="float">
            <text:p>0.027</text:p>
          </table:table-cell>
          <table:table-cell table:style-name="ce6" office:value-type="float" office:value="0.987742530409538" calcext:value-type="float">
            <text:p>0.988</text:p>
          </table:table-cell>
          <table:table-cell table:style-name="ce6" office:value-type="float" office:value="0.99085273721419" calcext:value-type="float">
            <text:p>0.991</text:p>
          </table:table-cell>
          <table:table-cell table:style-name="ce6" office:value-type="float" office:value="0.989483561232054" calcext:value-type="float">
            <text:p>0.989</text:p>
          </table:table-cell>
          <table:table-cell table:style-name="ce6" office:value-type="float" office:value="0.00086518307079369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35115061444" calcext:value-type="float">
            <text:p>0.989435115061444</text:p>
          </table:table-cell>
          <table:table-cell/>
          <table:table-cell office:value-type="string" calcext:value-type="string">
            <text:p>WFG2_3</text:p>
          </table:table-cell>
          <table:table-cell table:style-name="ce4" office:value-type="float" office:value="0.975555451144034" calcext:value-type="float">
            <text:p>0.976</text:p>
          </table:table-cell>
          <table:table-cell table:style-name="ce36" office:value-type="float" office:value="0.967550453031848" calcext:value-type="float">
            <text:p>0.968</text:p>
          </table:table-cell>
          <table:table-cell table:style-name="ce36" office:value-type="float" office:value="0.962542950538983" calcext:value-type="float">
            <text:p>0.963</text:p>
          </table:table-cell>
          <table:table-cell table:style-name="ce36" office:value-type="float" office:value="0.989435115061444" calcext:value-type="float">
            <text:p>0.989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7966391741" calcext:value-type="float">
            <text:p>0</text:p>
          </table:table-cell>
          <table:table-cell table:formula="of:=[.X35]-[.AB35]" office:value-type="float" office:value="0.021884662029596" calcext:value-type="float">
            <text:p>0</text:p>
          </table:table-cell>
          <table:table-cell table:formula="of:=[.X35]-[.AC35]" office:value-type="float" office:value="0.026892164522461" calcext:value-type="float">
            <text:p>0.0269</text:p>
          </table:table-cell>
          <table:table-cell table:style-name="ce42" table:formula="of:=[.X35]-[.AD35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style-name="ce6"/>
          <table:table-cell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976275419285723" calcext:value-type="float">
            <text:p>0.976</text:p>
          </table:table-cell>
          <table:table-cell table:style-name="ce6" office:value-type="float" office:value="0.987886191386823" calcext:value-type="float">
            <text:p>0.988</text:p>
          </table:table-cell>
          <table:table-cell table:style-name="ce6"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9" office:value-type="float" office:value="0.00784860970161427" calcext:value-type="float">
            <text:p>0.008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9" office:value-type="float" office:value="0.000788635434314955" calcext:value-type="float">
            <text:p>0.001</text:p>
          </table:table-cell>
          <table:table-cell table:style-name="ce6" office:value-type="float" office:value="0.988805679004835" calcext:value-type="float">
            <text:p>0.989</text:p>
          </table:table-cell>
          <table:table-cell table:style-name="ce6" office:value-type="float" office:value="0.988879685514499" calcext:value-type="float">
            <text:p>0.989</text:p>
          </table:table-cell>
          <table:table-cell table:style-name="ce6" office:value-type="float" office:value="0.988855098462537" calcext:value-type="float">
            <text:p>0.989</text:p>
          </table:table-cell>
          <table:table-cell table:style-name="ce6" office:value-type="float" office:value="0.0000227535758247385" calcext:value-type="float">
            <text:p>0.000</text:p>
          </table:table-cell>
          <table:table-cell office:value-type="float" office:value="0.00363334849652963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6959067</text:p>
          </table:table-cell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92488446959067" calcext:value-type="float">
            <text:p>0.992488446959067</text:p>
          </table:table-cell>
          <table:table-cell table:style-name="Default" office:value-type="float" office:value="0.984639837257453" calcext:value-type="float">
            <text:p>0.984639837257453</text:p>
          </table:table-cell>
          <table:table-cell table:style-name="Default" office:value-type="float" office:value="0.991699811524752" calcext:value-type="float">
            <text:p>0.991699811524752</text:p>
          </table:table-cell>
          <table:table-cell table:style-name="Default" office:value-type="float" office:value="0.98885531612641" calcext:value-type="float">
            <text:p>0.98885531612641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29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05" calcext:value-type="float">
            <text:p>0</text:p>
          </table:table-cell>
          <table:table-cell table:formula="of:=[.X36]-[.AC36]" office:value-type="float" office:value="0.000788635434315066" calcext:value-type="float">
            <text:p>0.0008</text:p>
          </table:table-cell>
          <table:table-cell table:style-name="ce4" table:formula="of:=[.X36]-[.AD36]" office:value-type="float" office:value="0.00363313083265715" calcext:value-type="float">
            <text:p>0.004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table:style-name="ce9" office:value-type="float" office:value="0.0548030897929517" calcext:value-type="float">
            <text:p>0.055</text:p>
          </table:table-cell>
          <table:table-cell table:style-name="ce6" office:value-type="float" office:value="0.853518901957831" calcext:value-type="float">
            <text:p>0.854</text:p>
          </table:table-cell>
          <table:table-cell table:style-name="ce6" office:value-type="float" office:value="0.88336321308074" calcext:value-type="float">
            <text:p>0.883</text:p>
          </table:table-cell>
          <table:table-cell table:style-name="ce6"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9" office:value-type="float" office:value="0.0516025168453892" calcext:value-type="float">
            <text:p>0.052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9" office:value-type="float" office:value="0.0154262736067823" calcext:value-type="float">
            <text:p>0.015</text:p>
          </table:table-cell>
          <table:table-cell table:style-name="ce6" office:value-type="float" office:value="0.9185638593192" calcext:value-type="float">
            <text:p>0.919</text:p>
          </table:table-cell>
          <table:table-cell table:style-name="ce6" office:value-type="float" office:value="0.921752670559604" calcext:value-type="float">
            <text:p>0.922</text:p>
          </table:table-cell>
          <table:table-cell table:style-name="ce6" office:value-type="float" office:value="0.919355458938832" calcext:value-type="float">
            <text:p>0.919</text:p>
          </table:table-cell>
          <table:table-cell table:style-name="ce6" office:value-type="float" office:value="0.00058511574217535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314638525567" calcext:value-type="float">
            <text:p>0.919314638525567</text:p>
          </table:table-cell>
          <table:table-cell/>
          <table:table-cell office:value-type="string" calcext:value-type="string">
            <text:p>WFG4_3</text:p>
          </table:table-cell>
          <table:table-cell table:style-name="ce36" office:value-type="float" office:value="0.86455236914588" calcext:value-type="float">
            <text:p>0.865</text:p>
          </table:table-cell>
          <table:table-cell table:style-name="ce38" office:value-type="float" office:value="0.867752942093443" calcext:value-type="float">
            <text:p>0.868</text:p>
          </table:table-cell>
          <table:table-cell table:style-name="ce36" office:value-type="float" office:value="0.90392918533205" calcext:value-type="float">
            <text:p>0.904</text:p>
          </table:table-cell>
          <table:table-cell table:style-name="ce38" office:value-type="float" office:value="0.919314638525567" calcext:value-type="float">
            <text:p>0.91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7622693796871" calcext:value-type="float">
            <text:p>0</text:p>
          </table:table-cell>
          <table:table-cell table:formula="of:=[.X37]-[.AB37]" office:value-type="float" office:value="0.0515616964321239" calcext:value-type="float">
            <text:p>0</text:p>
          </table:table-cell>
          <table:table-cell table:formula="of:=[.X37]-[.AC37]" office:value-type="float" office:value="0.015385453193517" calcext:value-type="float">
            <text:p>0.0154</text:p>
          </table:table-cell>
          <table:table-cell table:style-name="ce42" table:formula="of:=[.X37]-[.AD3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office:value-type="float" office:value="0.925239948215427" calcext:value-type="float">
            <text:p>0.925</text:p>
          </table:table-cell>
          <table:table-cell table:style-name="ce9" office:value-type="float" office:value="0.944599268519323" calcext:value-type="float">
            <text:p>0.945</text:p>
          </table:table-cell>
          <table:table-cell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6" office:value-type="float" office:value="0.979000232300197" calcext:value-type="float">
            <text:p>0.979</text:p>
          </table:table-cell>
          <table:table-cell table:style-name="ce6" office:value-type="float" office:value="0.983650451224441" calcext:value-type="float">
            <text:p>0.984</text:p>
          </table:table-cell>
          <table:table-cell table:style-name="ce6" office:value-type="float" office:value="0.981907415760906" calcext:value-type="float">
            <text:p>0.982</text:p>
          </table:table-cell>
          <table:table-cell table:style-name="ce6" office:value-type="float" office:value="0.0012890327945044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table:style-name="ce9" office:value-type="float" office:value="0.0583699410823141" calcext:value-type="float">
            <text:p>0.058</text:p>
          </table:table-cell>
          <table:table-cell table:style-name="ce6" office:value-type="float" office:value="0.806373569053076" calcext:value-type="float">
            <text:p>0.806</text:p>
          </table:table-cell>
          <table:table-cell table:style-name="ce6" office:value-type="float" office:value="0.835706544469783" calcext:value-type="float">
            <text:p>0.836</text:p>
          </table:table-cell>
          <table:table-cell table:style-name="ce6"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9" office:value-type="float" office:value="0.0347567381412868" calcext:value-type="float">
            <text:p>0.035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9" office:value-type="float" office:value="0.00772281589293911" calcext:value-type="float">
            <text:p>0.008</text:p>
          </table:table-cell>
          <table:table-cell table:style-name="ce6" office:value-type="float" office:value="0.845601825092288" calcext:value-type="float">
            <text:p>0.846</text:p>
          </table:table-cell>
          <table:table-cell table:style-name="ce6" office:value-type="float" office:value="0.863550387894198" calcext:value-type="float">
            <text:p>0.864</text:p>
          </table:table-cell>
          <table:table-cell table:style-name="ce6" office:value-type="float" office:value="0.855797283988324" calcext:value-type="float">
            <text:p>0.856</text:p>
          </table:table-cell>
          <table:table-cell table:style-name="ce6" office:value-type="float" office:value="0.0033636251693116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3149645895893" calcext:value-type="float">
            <text:p>0.853149645895893</text:p>
          </table:table-cell>
          <table:table-cell/>
          <table:table-cell office:value-type="string" calcext:value-type="string">
            <text:p>WFG5_3</text:p>
          </table:table-cell>
          <table:table-cell table:style-name="ce36" office:value-type="float" office:value="0.79742734290601" calcext:value-type="float">
            <text:p>0.797</text:p>
          </table:table-cell>
          <table:table-cell table:style-name="ce36" office:value-type="float" office:value="0.821040545847037" calcext:value-type="float">
            <text:p>0.821</text:p>
          </table:table-cell>
          <table:table-cell table:style-name="ce36" office:value-type="float" office:value="0.848074468095385" calcext:value-type="float">
            <text:p>0.848</text:p>
          </table:table-cell>
          <table:table-cell table:style-name="ce36" office:value-type="float" office:value="0.853149645895893" calcext:value-type="float">
            <text:p>0.853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722302989883" calcext:value-type="float">
            <text:p>0</text:p>
          </table:table-cell>
          <table:table-cell table:formula="of:=[.X38]-[.AB38]" office:value-type="float" office:value="0.0321091000488559" calcext:value-type="float">
            <text:p>0</text:p>
          </table:table-cell>
          <table:table-cell table:formula="of:=[.X38]-[.AC38]" office:value-type="float" office:value="0.00507517780050792" calcext:value-type="float">
            <text:p>0.0051</text:p>
          </table:table-cell>
          <table:table-cell table:style-name="ce42" table:formula="of:=[.X38]-[.AD3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office:value-type="float" office:value="0.959068895623125" calcext:value-type="float">
            <text:p>0.959</text:p>
          </table:table-cell>
          <table:table-cell table:style-name="ce9" office:value-type="float" office:value="0.973962526994304" calcext:value-type="float">
            <text:p>0.974</text:p>
          </table:table-cell>
          <table:table-cell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6" office:value-type="float" office:value="0.986852326957207" calcext:value-type="float">
            <text:p>0.987</text:p>
          </table:table-cell>
          <table:table-cell table:style-name="ce6" office:value-type="float" office:value="0.991296839477807" calcext:value-type="float">
            <text:p>0.991</text:p>
          </table:table-cell>
          <table:table-cell table:style-name="ce6" office:value-type="float" office:value="0.98940867367004" calcext:value-type="float">
            <text:p>0.989</text:p>
          </table:table-cell>
          <table:table-cell table:style-name="ce6" office:value-type="float" office:value="0.00109330812600221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table:style-name="ce9" office:value-type="float" office:value="0.0480905045988782" calcext:value-type="float">
            <text:p>0.048</text:p>
          </table:table-cell>
          <table:table-cell table:style-name="ce6" office:value-type="float" office:value="0.787881018582622" calcext:value-type="float">
            <text:p>0.788</text:p>
          </table:table-cell>
          <table:table-cell table:style-name="ce6" office:value-type="float" office:value="0.835940867677626" calcext:value-type="float">
            <text:p>0.836</text:p>
          </table:table-cell>
          <table:table-cell table:style-name="ce6"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9" office:value-type="float" office:value="0.0427705068901032" calcext:value-type="float">
            <text:p>0.043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82391501860185" calcext:value-type="float">
            <text:p>0.824</text:p>
          </table:table-cell>
          <table:table-cell table:style-name="ce6" office:value-type="float" office:value="0.843689845797529" calcext:value-type="float">
            <text:p>0.844</text:p>
          </table:table-cell>
          <table:table-cell table:style-name="ce6" office:value-type="float" office:value="0.831477718051547" calcext:value-type="float">
            <text:p>0.831</text:p>
          </table:table-cell>
          <table:table-cell table:style-name="ce6" office:value-type="float" office:value="0.00525337432437877" calcext:value-type="float">
            <text:p>0.005</text:p>
          </table:table-cell>
          <table:table-cell office:value-type="float" office:value="0.0258699987128202" calcext:value-type="float">
            <text:p>0.026</text:p>
          </table:table-cell>
          <table:table-cell/>
          <table:table-cell table:formula="of:=MAX([.AA39:.AD39])" office:value-type="float" office:value="0.857347716764367" calcext:value-type="float">
            <text:p>0.857347716764367</text:p>
          </table:table-cell>
          <table:table-cell/>
          <table:table-cell office:value-type="string" calcext:value-type="string">
            <text:p>WFG6_3</text:p>
          </table:table-cell>
          <table:table-cell table:style-name="ce4" office:value-type="float" office:value="0.809257212165489" calcext:value-type="float">
            <text:p>0.809</text:p>
          </table:table-cell>
          <table:table-cell table:style-name="ce4" office:value-type="float" office:value="0.814577209874264" calcext:value-type="float">
            <text:p>0.815</text:p>
          </table:table-cell>
          <table:table-cell table:style-name="ce4" office:value-type="float" office:value="0.857347716764367" calcext:value-type="float">
            <text:p>0.857</text:p>
          </table:table-cell>
          <table:table-cell table:style-name="ce4" office:value-type="float" office:value="0.833654940593164" calcext:value-type="float">
            <text:p>0.834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48090504598878" calcext:value-type="float">
            <text:p>0</text:p>
          </table:table-cell>
          <table:table-cell table:formula="of:=[.X39]-[.AB39]" office:value-type="float" office:value="0.042770506890103" calcext:value-type="float">
            <text:p>0</text:p>
          </table:table-cell>
          <table:table-cell table:formula="of:=[.X39]-[.AC39]" office:value-type="float" office:value="0" calcext:value-type="float">
            <text:p>0.0000</text:p>
          </table:table-cell>
          <table:table-cell table:style-name="ce42" table:formula="of:=[.X39]-[.AD39]" office:value-type="float" office:value="0.023692776171203" calcext:value-type="float">
            <text:p>0.024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office:value-type="float" office:value="0.976275419285723" calcext:value-type="float">
            <text:p>0.976</text:p>
          </table:table-cell>
          <table:table-cell office:value-type="float" office:value="0.987886191386823" calcext:value-type="float">
            <text:p>0.988</text:p>
          </table:table-cell>
          <table:table-cell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6" office:value-type="float" office:value="0.988813602648231" calcext:value-type="float">
            <text:p>0.989</text:p>
          </table:table-cell>
          <table:table-cell table:style-name="ce6" office:value-type="float" office:value="0.988883834668166" calcext:value-type="float">
            <text:p>0.989</text:p>
          </table:table-cell>
          <table:table-cell table:style-name="ce6" office:value-type="float" office:value="0.988861868220827" calcext:value-type="float">
            <text:p>0.989</text:p>
          </table:table-cell>
          <table:table-cell table:style-name="ce6" office:value-type="float" office:value="0.00002031598421537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table:style-name="ce9" office:value-type="float" office:value="0.0546131109603936" calcext:value-type="float">
            <text:p>0.055</text:p>
          </table:table-cell>
          <table:table-cell table:style-name="ce6" office:value-type="float" office:value="0.857964330904504" calcext:value-type="float">
            <text:p>0.858</text:p>
          </table:table-cell>
          <table:table-cell table:style-name="ce6" office:value-type="float" office:value="0.888950086257836" calcext:value-type="float">
            <text:p>0.889</text:p>
          </table:table-cell>
          <table:table-cell table:style-name="ce6"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9" office:value-type="float" office:value="0.0442003580436732" calcext:value-type="float">
            <text:p>0.044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9" office:value-type="float" office:value="0.0154106789407303" calcext:value-type="float">
            <text:p>0.015</text:p>
          </table:table-cell>
          <table:table-cell table:style-name="ce6" office:value-type="float" office:value="0.918471960646709" calcext:value-type="float">
            <text:p>0.918</text:p>
          </table:table-cell>
          <table:table-cell table:style-name="ce6" office:value-type="float" office:value="0.919947640378761" calcext:value-type="float">
            <text:p>0.920</text:p>
          </table:table-cell>
          <table:table-cell table:style-name="ce6" office:value-type="float" office:value="0.919113555445728" calcext:value-type="float">
            <text:p>0.919</text:p>
          </table:table-cell>
          <table:table-cell table:style-name="ce6" office:value-type="float" office:value="0.0003643186661237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15018354169" calcext:value-type="float">
            <text:p>0.91915018354169</text:p>
          </table:table-cell>
          <table:table-cell/>
          <table:table-cell office:value-type="string" calcext:value-type="string">
            <text:p>WFG7_3</text:p>
          </table:table-cell>
          <table:table-cell table:style-name="ce4" office:value-type="float" office:value="0.864500444485335" calcext:value-type="float">
            <text:p>0.865</text:p>
          </table:table-cell>
          <table:table-cell table:style-name="ce4" office:value-type="float" office:value="0.874913197402055" calcext:value-type="float">
            <text:p>0.875</text:p>
          </table:table-cell>
          <table:table-cell table:style-name="ce4" office:value-type="float" office:value="0.903702876504998" calcext:value-type="float">
            <text:p>0.904</text:p>
          </table:table-cell>
          <table:table-cell table:style-name="ce4" office:value-type="float" office:value="0.91915018354169" calcext:value-type="float">
            <text:p>0.919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649739056355" calcext:value-type="float">
            <text:p>0</text:p>
          </table:table-cell>
          <table:table-cell table:formula="of:=[.X40]-[.AB40]" office:value-type="float" office:value="0.0442369861396349" calcext:value-type="float">
            <text:p>0</text:p>
          </table:table-cell>
          <table:table-cell table:formula="of:=[.X40]-[.AC40]" office:value-type="float" office:value="0.0154473070366919" calcext:value-type="float">
            <text:p>0.0154</text:p>
          </table:table-cell>
          <table:table-cell table:style-name="ce42" table:formula="of:=[.X40]-[.AD4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office:value-type="float" office:value="0.853518901957831" calcext:value-type="float">
            <text:p>0.854</text:p>
          </table:table-cell>
          <table:table-cell office:value-type="float" office:value="0.88336321308074" calcext:value-type="float">
            <text:p>0.883</text:p>
          </table:table-cell>
          <table:table-cell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6" office:value-type="float" office:value="0.918517146471731" calcext:value-type="float">
            <text:p>0.919</text:p>
          </table:table-cell>
          <table:table-cell table:style-name="ce6" office:value-type="float" office:value="0.920812156422512" calcext:value-type="float">
            <text:p>0.921</text:p>
          </table:table-cell>
          <table:table-cell table:style-name="ce6" office:value-type="float" office:value="0.919427803637866" calcext:value-type="float">
            <text:p>0.919</text:p>
          </table:table-cell>
          <table:table-cell table:style-name="ce6" office:value-type="float" office:value="0.0005143944182632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table:style-name="ce9" office:value-type="float" office:value="0.117925148155157" calcext:value-type="float">
            <text:p>0.118</text:p>
          </table:table-cell>
          <table:table-cell table:style-name="ce6" office:value-type="float" office:value="0.696641686650672" calcext:value-type="float">
            <text:p>0.697</text:p>
          </table:table-cell>
          <table:table-cell table:style-name="ce6" office:value-type="float" office:value="0.730176158553014" calcext:value-type="float">
            <text:p>0.730</text:p>
          </table:table-cell>
          <table:table-cell table:style-name="ce6"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9" office:value-type="float" office:value="0.183629887571832" calcext:value-type="float">
            <text:p>0.184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9" office:value-type="float" office:value="0.0807914462390344" calcext:value-type="float">
            <text:p>0.081</text:p>
          </table:table-cell>
          <table:table-cell table:style-name="ce6" office:value-type="float" office:value="0.832234106586038" calcext:value-type="float">
            <text:p>0.832</text:p>
          </table:table-cell>
          <table:table-cell table:style-name="ce6" office:value-type="float" office:value="0.912899856853471" calcext:value-type="float">
            <text:p>0.913</text:p>
          </table:table-cell>
          <table:table-cell table:style-name="ce6" office:value-type="float" office:value="0.899427334230741" calcext:value-type="float">
            <text:p>0.899</text:p>
          </table:table-cell>
          <table:table-cell table:style-name="ce6" office:value-type="float" office:value="0.022804739611431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435502381331" calcext:value-type="float">
            <text:p>0.902435502381331</text:p>
          </table:table-cell>
          <table:table-cell/>
          <table:table-cell office:value-type="string" calcext:value-type="string">
            <text:p>WFG8_3</text:p>
          </table:table-cell>
          <table:table-cell table:style-name="ce4" office:value-type="float" office:value="0.781502186075585" calcext:value-type="float">
            <text:p>0.782</text:p>
          </table:table-cell>
          <table:table-cell table:style-name="ce4" office:value-type="float" office:value="0.715797446658909" calcext:value-type="float">
            <text:p>0.716</text:p>
          </table:table-cell>
          <table:table-cell table:style-name="ce4" office:value-type="float" office:value="0.818635887991707" calcext:value-type="float">
            <text:p>0.819</text:p>
          </table:table-cell>
          <table:table-cell table:style-name="ce4" office:value-type="float" office:value="0.902435502381331" calcext:value-type="float">
            <text:p>0.902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0933316305746" calcext:value-type="float">
            <text:p>0</text:p>
          </table:table-cell>
          <table:table-cell table:formula="of:=[.X41]-[.AB41]" office:value-type="float" office:value="0.186638055722422" calcext:value-type="float">
            <text:p>0</text:p>
          </table:table-cell>
          <table:table-cell table:formula="of:=[.X41]-[.AC41]" office:value-type="float" office:value="0.083799614389624" calcext:value-type="float">
            <text:p>0.0838</text:p>
          </table:table-cell>
          <table:table-cell table:style-name="ce42" table:formula="of:=[.X41]-[.AD4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office:value-type="float" office:value="0.806373569053076" calcext:value-type="float">
            <text:p>0.806</text:p>
          </table:table-cell>
          <table:table-cell office:value-type="float" office:value="0.835706544469783" calcext:value-type="float">
            <text:p>0.836</text:p>
          </table:table-cell>
          <table:table-cell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6" office:value-type="float" office:value="0.835486110165388" calcext:value-type="float">
            <text:p>0.835</text:p>
          </table:table-cell>
          <table:table-cell table:style-name="ce6" office:value-type="float" office:value="0.859045627575654" calcext:value-type="float">
            <text:p>0.859</text:p>
          </table:table-cell>
          <table:table-cell table:style-name="ce6" office:value-type="float" office:value="0.852719168588094" calcext:value-type="float">
            <text:p>0.853</text:p>
          </table:table-cell>
          <table:table-cell table:style-name="ce6" office:value-type="float" office:value="0.00579772787262096" calcext:value-type="float">
            <text:p>0.006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table:style-name="ce9" office:value-type="float" office:value="0.0523532910469323" calcext:value-type="float">
            <text:p>0.052</text:p>
          </table:table-cell>
          <table:table-cell table:style-name="ce6" office:value-type="float" office:value="0.719739850569889" calcext:value-type="float">
            <text:p>0.720</text:p>
          </table:table-cell>
          <table:table-cell table:style-name="ce6" office:value-type="float" office:value="0.832996432113818" calcext:value-type="float">
            <text:p>0.833</text:p>
          </table:table-cell>
          <table:table-cell table:style-name="ce6"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9" office:value-type="float" office:value="0.125930026460292" calcext:value-type="float">
            <text:p>0.126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771131093197704" calcext:value-type="float">
            <text:p>0.771</text:p>
          </table:table-cell>
          <table:table-cell table:style-name="ce6" office:value-type="float" office:value="0.889198796412914" calcext:value-type="float">
            <text:p>0.889</text:p>
          </table:table-cell>
          <table:table-cell table:style-name="ce6" office:value-type="float" office:value="0.864060421005721" calcext:value-type="float">
            <text:p>0.864</text:p>
          </table:table-cell>
          <table:table-cell table:style-name="ce6" office:value-type="float" office:value="0.0373110949613193" calcext:value-type="float">
            <text:p>0.037</text:p>
          </table:table-cell>
          <table:table-cell office:value-type="float" office:value="0.00761321660812908" calcext:value-type="float">
            <text:p>0.008</text:p>
          </table:table-cell>
          <table:table-cell/>
          <table:table-cell table:formula="of:=MAX([.AA42:.AD42])" office:value-type="float" office:value="0.872336156658827" calcext:value-type="float">
            <text:p>0.872336156658827</text:p>
          </table:table-cell>
          <table:table-cell/>
          <table:table-cell office:value-type="string" calcext:value-type="string">
            <text:p>WFG9_3</text:p>
          </table:table-cell>
          <table:table-cell table:style-name="ce4" office:value-type="float" office:value="0.819320346566918" calcext:value-type="float">
            <text:p>0.819</text:p>
          </table:table-cell>
          <table:table-cell table:style-name="ce4" office:value-type="float" office:value="0.745743611153559" calcext:value-type="float">
            <text:p>0.746</text:p>
          </table:table-cell>
          <table:table-cell table:style-name="ce4" office:value-type="float" office:value="0.87167363761385" calcext:value-type="float">
            <text:p>0.872</text:p>
          </table:table-cell>
          <table:table-cell table:style-name="ce4" office:value-type="float" office:value="0.872336156658827" calcext:value-type="float">
            <text:p>0.872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30158100919089" calcext:value-type="float">
            <text:p>0</text:p>
          </table:table-cell>
          <table:table-cell table:formula="of:=[.X42]-[.AB42]" office:value-type="float" office:value="0.126592545505268" calcext:value-type="float">
            <text:p>0</text:p>
          </table:table-cell>
          <table:table-cell table:formula="of:=[.X42]-[.AC42]" office:value-type="float" office:value="0.00066251904497705" calcext:value-type="float">
            <text:p>0.0007</text:p>
          </table:table-cell>
          <table:table-cell table:style-name="ce42" table:formula="of:=[.X42]-[.AD4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office:value-type="float" office:value="0.787881018582622" calcext:value-type="float">
            <text:p>0.788</text:p>
          </table:table-cell>
          <table:table-cell office:value-type="float" office:value="0.835940867677626" calcext:value-type="float">
            <text:p>0.836</text:p>
          </table:table-cell>
          <table:table-cell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6" office:value-type="float" office:value="0.824738502267371" calcext:value-type="float">
            <text:p>0.825</text:p>
          </table:table-cell>
          <table:table-cell table:style-name="ce6" office:value-type="float" office:value="0.856236908981525" calcext:value-type="float">
            <text:p>0.856</text:p>
          </table:table-cell>
          <table:table-cell table:style-name="ce6" office:value-type="float" office:value="0.835024693245416" calcext:value-type="float">
            <text:p>0.835</text:p>
          </table:table-cell>
          <table:table-cell table:style-name="ce6" office:value-type="float" office:value="0.0085522810527698" calcext:value-type="float">
            <text:p>0.009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table:style-name="ce9" office:value-type="float" office:value="0.0142634313874663" calcext:value-type="float">
            <text:p>0.014</text:p>
          </table:table-cell>
          <table:table-cell table:style-name="ce6" office:value-type="float" office:value="0.934754073898792" calcext:value-type="float">
            <text:p>0.935</text:p>
          </table:table-cell>
          <table:table-cell table:style-name="ce6" office:value-type="float" office:value="0.950202091891801" calcext:value-type="float">
            <text:p>0.950</text:p>
          </table:table-cell>
          <table:table-cell table:style-name="ce6"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9" office:value-type="float" office:value="0.0217557799320939" calcext:value-type="float">
            <text:p>0.022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9" office:value-type="float" office:value="0.0237073403689249" calcext:value-type="float">
            <text:p>0.024</text:p>
          </table:table-cell>
          <table:table-cell table:style-name="ce6" office:value-type="float" office:value="0.960544909512584" calcext:value-type="float">
            <text:p>0.961</text:p>
          </table:table-cell>
          <table:table-cell table:style-name="ce6" office:value-type="float" office:value="0.966126476391966" calcext:value-type="float">
            <text:p>0.966</text:p>
          </table:table-cell>
          <table:table-cell table:style-name="ce6" office:value-type="float" office:value="0.964304521038842" calcext:value-type="float">
            <text:p>0.964</text:p>
          </table:table-cell>
          <table:table-cell table:style-name="ce6" office:value-type="float" office:value="0.0010840888269460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44844830861" calcext:value-type="float">
            <text:p>0.964444844830861</text:p>
          </table:table-cell>
          <table:table-cell/>
          <table:table-cell office:value-type="string" calcext:value-type="string">
            <text:p>DTLZ1_3</text:p>
          </table:table-cell>
          <table:table-cell table:style-name="ce4" office:value-type="float" office:value="0.950041089651375" calcext:value-type="float">
            <text:p>0.950</text:p>
          </table:table-cell>
          <table:table-cell table:style-name="ce4" office:value-type="float" office:value="0.942548741106748" calcext:value-type="float">
            <text:p>0.943</text:p>
          </table:table-cell>
          <table:table-cell table:style-name="ce4" office:value-type="float" office:value="0.940597180669917" calcext:value-type="float">
            <text:p>0.941</text:p>
          </table:table-cell>
          <table:table-cell table:style-name="ce4" office:value-type="float" office:value="0.964444844830861" calcext:value-type="float">
            <text:p>0.964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403755179486" calcext:value-type="float">
            <text:p>0</text:p>
          </table:table-cell>
          <table:table-cell table:formula="of:=[.X43]-[.AB43]" office:value-type="float" office:value="0.0218961037241131" calcext:value-type="float">
            <text:p>0</text:p>
          </table:table-cell>
          <table:table-cell table:formula="of:=[.X43]-[.AC43]" office:value-type="float" office:value="0.0238476641609441" calcext:value-type="float">
            <text:p>0.0238</text:p>
          </table:table-cell>
          <table:table-cell table:style-name="ce42" table:formula="of:=[.X43]-[.AD4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office:value-type="float" office:value="0.857964330904504" calcext:value-type="float">
            <text:p>0.858</text:p>
          </table:table-cell>
          <table:table-cell office:value-type="float" office:value="0.888950086257836" calcext:value-type="float">
            <text:p>0.889</text:p>
          </table:table-cell>
          <table:table-cell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6" office:value-type="float" office:value="0.91790659443002" calcext:value-type="float">
            <text:p>0.918</text:p>
          </table:table-cell>
          <table:table-cell table:style-name="ce6" office:value-type="float" office:value="0.920011966578441" calcext:value-type="float">
            <text:p>0.920</text:p>
          </table:table-cell>
          <table:table-cell table:style-name="ce6" office:value-type="float" office:value="0.919221522815416" calcext:value-type="float">
            <text:p>0.919</text:p>
          </table:table-cell>
          <table:table-cell table:style-name="ce6" office:value-type="float" office:value="0.0004783034250850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table:style-name="ce9" office:value-type="float" office:value="0.0311954040132806" calcext:value-type="float">
            <text:p>0.031</text:p>
          </table:table-cell>
          <table:table-cell table:style-name="ce6" office:value-type="float" office:value="0.870613407879357" calcext:value-type="float">
            <text:p>0.871</text:p>
          </table:table-cell>
          <table:table-cell table:style-name="ce6" office:value-type="float" office:value="0.900792713253664" calcext:value-type="float">
            <text:p>0.901</text:p>
          </table:table-cell>
          <table:table-cell table:style-name="ce6"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9" office:value-type="float" office:value="0.0441340004880808" calcext:value-type="float">
            <text:p>0.044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9" office:value-type="float" office:value="0.0149087036132702" calcext:value-type="float">
            <text:p>0.015</text:p>
          </table:table-cell>
          <table:table-cell table:style-name="ce6" office:value-type="float" office:value="0.928973387124985" calcext:value-type="float">
            <text:p>0.929</text:p>
          </table:table-cell>
          <table:table-cell table:style-name="ce6" office:value-type="float" office:value="0.930120829301494" calcext:value-type="float">
            <text:p>0.930</text:p>
          </table:table-cell>
          <table:table-cell table:style-name="ce6" office:value-type="float" office:value="0.929772236154232" calcext:value-type="float">
            <text:p>0.930</text:p>
          </table:table-cell>
          <table:table-cell table:style-name="ce6" office:value-type="float" office:value="0.0002435639511355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632717632632" calcext:value-type="float">
            <text:p>0.929632717632632</text:p>
          </table:table-cell>
          <table:table-cell/>
          <table:table-cell office:value-type="string" calcext:value-type="string">
            <text:p>DTLZ2_3</text:p>
          </table:table-cell>
          <table:table-cell table:style-name="ce4" office:value-type="float" office:value="0.898576832140952" calcext:value-type="float">
            <text:p>0.899</text:p>
          </table:table-cell>
          <table:table-cell table:style-name="ce4" office:value-type="float" office:value="0.885638235666152" calcext:value-type="float">
            <text:p>0.886</text:p>
          </table:table-cell>
          <table:table-cell table:style-name="ce4" office:value-type="float" office:value="0.914863532540962" calcext:value-type="float">
            <text:p>0.915</text:p>
          </table:table-cell>
          <table:table-cell table:style-name="ce4" office:value-type="float" office:value="0.929632717632632" calcext:value-type="float">
            <text:p>0.93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05588549168" calcext:value-type="float">
            <text:p>0</text:p>
          </table:table-cell>
          <table:table-cell table:formula="of:=[.X44]-[.AB44]" office:value-type="float" office:value="0.04399448196648" calcext:value-type="float">
            <text:p>0</text:p>
          </table:table-cell>
          <table:table-cell table:formula="of:=[.X44]-[.AC44]" office:value-type="float" office:value="0.01476918509167" calcext:value-type="float">
            <text:p>0.0148</text:p>
          </table:table-cell>
          <table:table-cell table:style-name="ce42" table:formula="of:=[.X44]-[.AD44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office:value-type="float" office:value="0.696641686650672" calcext:value-type="float">
            <text:p>0.697</text:p>
          </table:table-cell>
          <table:table-cell office:value-type="float" office:value="0.730176158553014" calcext:value-type="float">
            <text:p>0.730</text:p>
          </table:table-cell>
          <table:table-cell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6" office:value-type="float" office:value="0.87745227335685" calcext:value-type="float">
            <text:p>0.877</text:p>
          </table:table-cell>
          <table:table-cell table:style-name="ce6" office:value-type="float" office:value="0.910306677561401" calcext:value-type="float">
            <text:p>0.910</text:p>
          </table:table-cell>
          <table:table-cell table:style-name="ce6" office:value-type="float" office:value="0.902987363256332" calcext:value-type="float">
            <text:p>0.903</text:p>
          </table:table-cell>
          <table:table-cell table:style-name="ce6" office:value-type="float" office:value="0.00833612088653651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898543867923949" calcext:value-type="float">
            <text:p>0.899</text:p>
          </table:table-cell>
          <table:table-cell table:style-name="ce6" office:value-type="float" office:value="0.898641616263436" calcext:value-type="float">
            <text:p>0.899</text:p>
          </table:table-cell>
          <table:table-cell table:style-name="ce6" office:value-type="float" office:value="0.898571571992714" calcext:value-type="float">
            <text:p>0.899</text:p>
          </table:table-cell>
          <table:table-cell table:style-name="ce6" office:value-type="float" office:value="0.0000200991653345737" calcext:value-type="float">
            <text:p>0.000</text:p>
          </table:table-cell>
          <table:table-cell table:style-name="ce9" office:value-type="float" office:value="0.0312399443024384" calcext:value-type="float">
            <text:p>0.031</text:p>
          </table:table-cell>
          <table:table-cell table:style-name="ce6" office:value-type="float" office:value="0.876198038056792" calcext:value-type="float">
            <text:p>0.876</text:p>
          </table:table-cell>
          <table:table-cell table:style-name="ce6" office:value-type="float" office:value="0.900969931382763" calcext:value-type="float">
            <text:p>0.901</text:p>
          </table:table-cell>
          <table:table-cell table:style-name="ce6"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9" office:value-type="float" office:value="0.0394703772716115" calcext:value-type="float">
            <text:p>0.039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9" office:value-type="float" office:value="0.0146820016643525" calcext:value-type="float">
            <text:p>0.015</text:p>
          </table:table-cell>
          <table:table-cell table:style-name="ce6" office:value-type="float" office:value="0.928974239781092" calcext:value-type="float">
            <text:p>0.929</text:p>
          </table:table-cell>
          <table:table-cell table:style-name="ce6" office:value-type="float" office:value="0.930274327833074" calcext:value-type="float">
            <text:p>0.930</text:p>
          </table:table-cell>
          <table:table-cell table:style-name="ce6" office:value-type="float" office:value="0.929811516295152" calcext:value-type="float">
            <text:p>0.930</text:p>
          </table:table-cell>
          <table:table-cell table:style-name="ce6" office:value-type="float" office:value="0.0002257627360534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869470045048" calcext:value-type="float">
            <text:p>0.929869470045048</text:p>
          </table:table-cell>
          <table:table-cell/>
          <table:table-cell office:value-type="string" calcext:value-type="string">
            <text:p>DTLZ3_3</text:p>
          </table:table-cell>
          <table:table-cell table:style-name="ce4" office:value-type="float" office:value="0.898571571992714" calcext:value-type="float">
            <text:p>0.899</text:p>
          </table:table-cell>
          <table:table-cell table:style-name="ce4" office:value-type="float" office:value="0.890341139023541" calcext:value-type="float">
            <text:p>0.890</text:p>
          </table:table-cell>
          <table:table-cell table:style-name="ce4" office:value-type="float" office:value="0.9151295146308" calcext:value-type="float">
            <text:p>0.915</text:p>
          </table:table-cell>
          <table:table-cell table:style-name="ce4" office:value-type="float" office:value="0.929869470045048" calcext:value-type="float">
            <text:p>0.93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97898052334" calcext:value-type="float">
            <text:p>0</text:p>
          </table:table-cell>
          <table:table-cell table:formula="of:=[.X45]-[.AB45]" office:value-type="float" office:value="0.039528331021507" calcext:value-type="float">
            <text:p>0</text:p>
          </table:table-cell>
          <table:table-cell table:formula="of:=[.X45]-[.AC45]" office:value-type="float" office:value="0.014739955414248" calcext:value-type="float">
            <text:p>0.0147</text:p>
          </table:table-cell>
          <table:table-cell table:style-name="ce42" table:formula="of:=[.X45]-[.AD4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office:value-type="float" office:value="0.719739850569889" calcext:value-type="float">
            <text:p>0.720</text:p>
          </table:table-cell>
          <table:table-cell office:value-type="float" office:value="0.832996432113818" calcext:value-type="float">
            <text:p>0.833</text:p>
          </table:table-cell>
          <table:table-cell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6" office:value-type="float" office:value="0.813344423860328" calcext:value-type="float">
            <text:p>0.813</text:p>
          </table:table-cell>
          <table:table-cell table:style-name="ce6" office:value-type="float" office:value="0.881426230079498" calcext:value-type="float">
            <text:p>0.881</text:p>
          </table:table-cell>
          <table:table-cell table:style-name="ce6" office:value-type="float" office:value="0.873869198136839" calcext:value-type="float">
            <text:p>0.874</text:p>
          </table:table-cell>
          <table:table-cell table:style-name="ce6" office:value-type="float" office:value="0.0106990374129016" calcext:value-type="float">
            <text:p>0.01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898619607661232" calcext:value-type="float">
            <text:p>0.899</text:p>
          </table:table-cell>
          <table:table-cell table:style-name="ce6" office:value-type="float" office:value="0.813150987327803" calcext:value-type="float">
            <text:p>0.813</text:p>
          </table:table-cell>
          <table:table-cell table:style-name="ce6" office:value-type="float" office:value="0.237810837353676" calcext:value-type="float">
            <text:p>0.238</text:p>
          </table:table-cell>
          <table:table-cell table:style-name="ce9" office:value-type="float" office:value="0.116669933651689" calcext:value-type="float">
            <text:p>0.117</text:p>
          </table:table-cell>
          <table:table-cell table:style-name="ce6" office:value-type="float" office:value="0.871457154119749" calcext:value-type="float">
            <text:p>0.871</text:p>
          </table:table-cell>
          <table:table-cell table:style-name="ce6" office:value-type="float" office:value="0.903762228494648" calcext:value-type="float">
            <text:p>0.904</text:p>
          </table:table-cell>
          <table:table-cell table:style-name="ce6"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9" office:value-type="float" office:value="0.0414071295551259" calcext:value-type="float">
            <text:p>0.041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9" office:value-type="float" office:value="0.254338966883556" calcext:value-type="float">
            <text:p>0.254</text:p>
          </table:table-cell>
          <table:table-cell table:style-name="ce6" office:value-type="float" office:value="0.928616895172407" calcext:value-type="float">
            <text:p>0.929</text:p>
          </table:table-cell>
          <table:table-cell table:style-name="ce6" office:value-type="float" office:value="0.930344934395704" calcext:value-type="float">
            <text:p>0.930</text:p>
          </table:table-cell>
          <table:table-cell table:style-name="ce6" office:value-type="float" office:value="0.929820920979492" calcext:value-type="float">
            <text:p>0.930</text:p>
          </table:table-cell>
          <table:table-cell table:style-name="ce6" office:value-type="float" office:value="0.0003073480157187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30176379827443" calcext:value-type="float">
            <text:p>0.930176379827443</text:p>
          </table:table-cell>
          <table:table-cell/>
          <table:table-cell office:value-type="string" calcext:value-type="string">
            <text:p>DTLZ4_3</text:p>
          </table:table-cell>
          <table:table-cell table:style-name="ce4" office:value-type="float" office:value="0.813150987327803" calcext:value-type="float">
            <text:p>0.813</text:p>
          </table:table-cell>
          <table:table-cell table:style-name="ce4" office:value-type="float" office:value="0.888413791424366" calcext:value-type="float">
            <text:p>0.888</text:p>
          </table:table-cell>
          <table:table-cell table:style-name="ce4" office:value-type="float" office:value="0.675481954095935" calcext:value-type="float">
            <text:p>0.675</text:p>
          </table:table-cell>
          <table:table-cell table:style-name="ce4" office:value-type="float" office:value="0.930176379827443" calcext:value-type="float">
            <text:p>0.93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702539249964" calcext:value-type="float">
            <text:p>0</text:p>
          </table:table-cell>
          <table:table-cell table:formula="of:=[.X46]-[.AB46]" office:value-type="float" office:value="0.041762588403077" calcext:value-type="float">
            <text:p>0</text:p>
          </table:table-cell>
          <table:table-cell table:formula="of:=[.X46]-[.AC46]" office:value-type="float" office:value="0.254694425731508" calcext:value-type="float">
            <text:p>0.2547</text:p>
          </table:table-cell>
          <table:table-cell table:style-name="ce42" table:formula="of:=[.X46]-[.AD4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office:value-type="float" office:value="0.934754073898792" calcext:value-type="float">
            <text:p>0.935</text:p>
          </table:table-cell>
          <table:table-cell office:value-type="float" office:value="0.950202091891801" calcext:value-type="float">
            <text:p>0.950</text:p>
          </table:table-cell>
          <table:table-cell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6" office:value-type="float" office:value="0.962997588832692" calcext:value-type="float">
            <text:p>0.963</text:p>
          </table:table-cell>
          <table:table-cell table:style-name="ce6" office:value-type="float" office:value="0.96602346297268" calcext:value-type="float">
            <text:p>0.966</text:p>
          </table:table-cell>
          <table:table-cell table:style-name="ce6" office:value-type="float" office:value="0.964406609572758" calcext:value-type="float">
            <text:p>0.964</text:p>
          </table:table-cell>
          <table:table-cell table:style-name="ce6" office:value-type="float" office:value="0.000791807767244439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97848153708641" calcext:value-type="float">
            <text:p>0.978</text:p>
          </table:table-cell>
          <table:table-cell table:style-name="ce6" office:value-type="float" office:value="0.978483075272794" calcext:value-type="float">
            <text:p>0.978</text:p>
          </table:table-cell>
          <table:table-cell table:style-name="ce6" office:value-type="float" office:value="0.978482311999594" calcext:value-type="float">
            <text:p>0.978</text:p>
          </table:table-cell>
          <table:table-cell table:style-name="ce6" office:value-type="float" office:value="0.000000335451466176121" calcext:value-type="float">
            <text:p>0.000</text:p>
          </table:table-cell>
          <table:table-cell table:style-name="ce9" office:value-type="float" office:value="0.00743973010158805" calcext:value-type="float">
            <text:p>0.007</text:p>
          </table:table-cell>
          <table:table-cell table:style-name="ce6" office:value-type="float" office:value="0.981663387547011" calcext:value-type="float">
            <text:p>0.982</text:p>
          </table:table-cell>
          <table:table-cell table:style-name="ce6" office:value-type="float" office:value="0.984457537508897" calcext:value-type="float">
            <text:p>0.984</text:p>
          </table:table-cell>
          <table:table-cell table:style-name="ce6"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9" office:value-type="float" office:value="0.00303141748260716" calcext:value-type="float">
            <text:p>0.003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9" office:value-type="float" office:value="0.0000155985992329466" calcext:value-type="float">
            <text:p>0.000</text:p>
          </table:table-cell>
          <table:table-cell table:style-name="ce6" office:value-type="float" office:value="0.985920327913558" calcext:value-type="float">
            <text:p>0.986</text:p>
          </table:table-cell>
          <table:table-cell table:style-name="ce6" office:value-type="float" office:value="0.985924115341357" calcext:value-type="float">
            <text:p>0.986</text:p>
          </table:table-cell>
          <table:table-cell table:style-name="ce6" office:value-type="float" office:value="0.985922042101182" calcext:value-type="float">
            <text:p>0.986</text:p>
          </table:table-cell>
          <table:table-cell table:style-name="ce6" office:value-type="float" office:value="0.0000007872763429854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72645909" calcext:value-type="float">
            <text:p>0.98592372645909</text:p>
          </table:table-cell>
          <table:table-cell/>
          <table:table-cell office:value-type="string" calcext:value-type="string">
            <text:p>DTLZ5_3</text:p>
          </table:table-cell>
          <table:table-cell table:style-name="ce4" office:value-type="float" office:value="0.978482311999594" calcext:value-type="float">
            <text:p>0.978</text:p>
          </table:table-cell>
          <table:table-cell table:style-name="ce4" office:value-type="float" office:value="0.982890624618575" calcext:value-type="float">
            <text:p>0.983</text:p>
          </table:table-cell>
          <table:table-cell table:style-name="ce4" office:value-type="float" office:value="0.985906443501949" calcext:value-type="float">
            <text:p>0.986</text:p>
          </table:table-cell>
          <table:table-cell table:style-name="ce4" office:value-type="float" office:value="0.98592372645909" calcext:value-type="float">
            <text:p>0.986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41445949587" calcext:value-type="float">
            <text:p>0</text:p>
          </table:table-cell>
          <table:table-cell table:formula="of:=[.X47]-[.AB47]" office:value-type="float" office:value="0.00303310184051486" calcext:value-type="float">
            <text:p>0</text:p>
          </table:table-cell>
          <table:table-cell table:formula="of:=[.X47]-[.AC47]" office:value-type="float" office:value="0.0000172829571408739" calcext:value-type="float">
            <text:p>0.0000</text:p>
          </table:table-cell>
          <table:table-cell table:style-name="ce42" table:formula="of:=[.X47]-[.AD4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office:value-type="float" office:value="0.870613407879357" calcext:value-type="float">
            <text:p>0.871</text:p>
          </table:table-cell>
          <table:table-cell office:value-type="float" office:value="0.900792713253664" calcext:value-type="float">
            <text:p>0.901</text:p>
          </table:table-cell>
          <table:table-cell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6" office:value-type="float" office:value="0.928998664869793" calcext:value-type="float">
            <text:p>0.929</text:p>
          </table:table-cell>
          <table:table-cell table:style-name="ce6" office:value-type="float" office:value="0.930254283760127" calcext:value-type="float">
            <text:p>0.930</text:p>
          </table:table-cell>
          <table:table-cell table:style-name="ce6" office:value-type="float" office:value="0.929840753732169" calcext:value-type="float">
            <text:p>0.930</text:p>
          </table:table-cell>
          <table:table-cell table:style-name="ce6" office:value-type="float" office:value="0.000286252905983453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309815983008138" calcext:value-type="float">
            <text:p>0.310</text:p>
          </table:table-cell>
          <table:table-cell table:style-name="ce6" office:value-type="float" office:value="0.888688403307908" calcext:value-type="float">
            <text:p>0.889</text:p>
          </table:table-cell>
          <table:table-cell table:style-name="ce6" office:value-type="float" office:value="0.590817514340404" calcext:value-type="float">
            <text:p>0.591</text:p>
          </table:table-cell>
          <table:table-cell table:style-name="ce6" office:value-type="float" office:value="0.141885432016275" calcext:value-type="float">
            <text:p>0.142</text:p>
          </table:table-cell>
          <table:table-cell table:style-name="ce9" office:value-type="float" office:value="0.395103971278862" calcext:value-type="float">
            <text:p>0.395</text:p>
          </table:table-cell>
          <table:table-cell table:style-name="ce6" office:value-type="float" office:value="0.182630138105343" calcext:value-type="float">
            <text:p>0.183</text:p>
          </table:table-cell>
          <table:table-cell table:style-name="ce6" office:value-type="float" office:value="0.382283000211682" calcext:value-type="float">
            <text:p>0.382</text:p>
          </table:table-cell>
          <table:table-cell table:style-name="ce6"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9" office:value-type="float" office:value="0.743255730771933" calcext:value-type="float">
            <text:p>0.743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9" office:value-type="float" office:value="0.314069170051588" calcext:value-type="float">
            <text:p>0.314</text:p>
          </table:table-cell>
          <table:table-cell table:style-name="ce6" office:value-type="float" office:value="0.985920969628803" calcext:value-type="float">
            <text:p>0.986</text:p>
          </table:table-cell>
          <table:table-cell table:style-name="ce6" office:value-type="float" office:value="0.985921911489126" calcext:value-type="float">
            <text:p>0.986</text:p>
          </table:table-cell>
          <table:table-cell table:style-name="ce6" office:value-type="float" office:value="0.985921485619266" calcext:value-type="float">
            <text:p>0.986</text:p>
          </table:table-cell>
          <table:table-cell table:style-name="ce6" office:value-type="float" office:value="0.0000002340830904833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074984046" calcext:value-type="float">
            <text:p>0.985923074984046</text:p>
          </table:table-cell>
          <table:table-cell/>
          <table:table-cell office:value-type="string" calcext:value-type="string">
            <text:p>DTLZ6_3</text:p>
          </table:table-cell>
          <table:table-cell table:style-name="ce4" office:value-type="float" office:value="0.590817514340404" calcext:value-type="float">
            <text:p>0.591</text:p>
          </table:table-cell>
          <table:table-cell table:style-name="ce4" office:value-type="float" office:value="0.242665754847333" calcext:value-type="float">
            <text:p>0.243</text:p>
          </table:table-cell>
          <table:table-cell table:style-name="ce4" office:value-type="float" office:value="0.671852315567678" calcext:value-type="float">
            <text:p>0.672</text:p>
          </table:table-cell>
          <table:table-cell table:style-name="ce4" office:value-type="float" office:value="0.985923074984046" calcext:value-type="float">
            <text:p>0.986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560643642" calcext:value-type="float">
            <text:p>0</text:p>
          </table:table-cell>
          <table:table-cell table:formula="of:=[.X48]-[.AB48]" office:value-type="float" office:value="0.743257320136713" calcext:value-type="float">
            <text:p>1</text:p>
          </table:table-cell>
          <table:table-cell table:style-name="ce41" table:formula="of:=[.X48]-[.AC48]" office:value-type="float" office:value="0.314070759416368" calcext:value-type="float">
            <text:p>0.3141</text:p>
          </table:table-cell>
          <table:table-cell table:style-name="ce4" table:formula="of:=[.X48]-[.AD4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office:value-type="float" office:value="0.898543867923949" calcext:value-type="float">
            <text:p>0.899</text:p>
          </table:table-cell>
          <table:table-cell office:value-type="float" office:value="0.898641616263436" calcext:value-type="float">
            <text:p>0.899</text:p>
          </table:table-cell>
          <table:table-cell office:value-type="float" office:value="0.898571571992714" calcext:value-type="float">
            <text:p>0.899</text:p>
          </table:table-cell>
          <table:table-cell office:value-type="float" office:value="0.0000200991653345737" calcext:value-type="float">
            <text:p>0.000</text:p>
          </table:table-cell>
          <table:table-cell office:value-type="float" office:value="0.876198038056792" calcext:value-type="float">
            <text:p>0.876</text:p>
          </table:table-cell>
          <table:table-cell office:value-type="float" office:value="0.900969931382763" calcext:value-type="float">
            <text:p>0.901</text:p>
          </table:table-cell>
          <table:table-cell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6" office:value-type="float" office:value="0.928990804197315" calcext:value-type="float">
            <text:p>0.929</text:p>
          </table:table-cell>
          <table:table-cell table:style-name="ce6" office:value-type="float" office:value="0.930104841002583" calcext:value-type="float">
            <text:p>0.930</text:p>
          </table:table-cell>
          <table:table-cell table:style-name="ce6" office:value-type="float" office:value="0.929781152003709" calcext:value-type="float">
            <text:p>0.930</text:p>
          </table:table-cell>
          <table:table-cell table:style-name="ce6" office:value-type="float" office:value="0.00026212751261751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91384622056568" calcext:value-type="float">
            <text:p>0.914</text:p>
          </table:table-cell>
          <table:table-cell table:style-name="ce6" office:value-type="float" office:value="0.913872930813779" calcext:value-type="float">
            <text:p>0.914</text:p>
          </table:table-cell>
          <table:table-cell table:style-name="ce6" office:value-type="float" office:value="0.913854996002288" calcext:value-type="float">
            <text:p>0.914</text:p>
          </table:table-cell>
          <table:table-cell table:style-name="ce6" office:value-type="float" office:value="0.00000740033392414045" calcext:value-type="float">
            <text:p>0.000</text:p>
          </table:table-cell>
          <table:table-cell table:style-name="ce9" office:value-type="float" office:value="0.0500333814580842" calcext:value-type="float">
            <text:p>0.050</text:p>
          </table:table-cell>
          <table:table-cell table:style-name="ce6" office:value-type="float" office:value="0.907332414720863" calcext:value-type="float">
            <text:p>0.907</text:p>
          </table:table-cell>
          <table:table-cell table:style-name="ce6" office:value-type="float" office:value="0.935318417239394" calcext:value-type="float">
            <text:p>0.935</text:p>
          </table:table-cell>
          <table:table-cell table:style-name="ce6"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9" office:value-type="float" office:value="0.0401531032559197" calcext:value-type="float">
            <text:p>0.040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9" office:value-type="float" office:value="0.10390269280323" calcext:value-type="float">
            <text:p>0.104</text:p>
          </table:table-cell>
          <table:table-cell table:style-name="ce6" office:value-type="float" office:value="0.962933872035194" calcext:value-type="float">
            <text:p>0.963</text:p>
          </table:table-cell>
          <table:table-cell table:style-name="ce6" office:value-type="float" office:value="0.964975921797986" calcext:value-type="float">
            <text:p>0.965</text:p>
          </table:table-cell>
          <table:table-cell table:style-name="ce6" office:value-type="float" office:value="0.963888377460372" calcext:value-type="float">
            <text:p>0.964</text:p>
          </table:table-cell>
          <table:table-cell table:style-name="ce6" office:value-type="float" office:value="0.0004313756155225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4264119201503" calcext:value-type="float">
            <text:p>0.964264119201503</text:p>
          </table:table-cell>
          <table:table-cell/>
          <table:table-cell office:value-type="string" calcext:value-type="string">
            <text:p>DTLZ7_3</text:p>
          </table:table-cell>
          <table:table-cell table:style-name="ce4" office:value-type="float" office:value="0.913854996002288" calcext:value-type="float">
            <text:p>0.914</text:p>
          </table:table-cell>
          <table:table-cell table:style-name="ce4" office:value-type="float" office:value="0.923735274204453" calcext:value-type="float">
            <text:p>0.924</text:p>
          </table:table-cell>
          <table:table-cell table:style-name="ce4" office:value-type="float" office:value="0.859985684657142" calcext:value-type="float">
            <text:p>0.860</text:p>
          </table:table-cell>
          <table:table-cell table:style-name="ce4" office:value-type="float" office:value="0.964264119201503" calcext:value-type="float">
            <text:p>0.964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4091231992151" calcext:value-type="float">
            <text:p>0</text:p>
          </table:table-cell>
          <table:table-cell table:formula="of:=[.X49]-[.AB49]" office:value-type="float" office:value="0.04052884499705" calcext:value-type="float">
            <text:p>0</text:p>
          </table:table-cell>
          <table:table-cell table:formula="of:=[.X49]-[.AC49]" office:value-type="float" office:value="0.104278434544361" calcext:value-type="float">
            <text:p>0.1043</text:p>
          </table:table-cell>
          <table:table-cell table:style-name="ce42" table:formula="of:=[.X49]-[.AD4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898619607661232" calcext:value-type="float">
            <text:p>0.899</text:p>
          </table:table-cell>
          <table:table-cell office:value-type="float" office:value="0.813150987327803" calcext:value-type="float">
            <text:p>0.813</text:p>
          </table:table-cell>
          <table:table-cell office:value-type="float" office:value="0.237810837353676" calcext:value-type="float">
            <text:p>0.238</text:p>
          </table:table-cell>
          <table:table-cell office:value-type="float" office:value="0.871457154119749" calcext:value-type="float">
            <text:p>0.871</text:p>
          </table:table-cell>
          <table:table-cell office:value-type="float" office:value="0.903762228494648" calcext:value-type="float">
            <text:p>0.904</text:p>
          </table:table-cell>
          <table:table-cell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6" office:value-type="float" office:value="0.927883125459012" calcext:value-type="float">
            <text:p>0.928</text:p>
          </table:table-cell>
          <table:table-cell table:style-name="ce6" office:value-type="float" office:value="0.930451405275623" calcext:value-type="float">
            <text:p>0.930</text:p>
          </table:table-cell>
          <table:table-cell table:style-name="ce6" office:value-type="float" office:value="0.929812121053984" calcext:value-type="float">
            <text:p>0.930</text:p>
          </table:table-cell>
          <table:table-cell table:style-name="ce6" office:value-type="float" office:value="0.000539263403491108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151131704140826" calcext:value-type="float">
            <text:p>0.151</text:p>
          </table:table-cell>
          <table:table-cell table:style-name="ce6" office:value-type="float" office:value="0.830107436562163" calcext:value-type="float">
            <text:p>0.830</text:p>
          </table:table-cell>
          <table:table-cell table:style-name="ce6" office:value-type="float" office:value="0.772944833604683" calcext:value-type="float">
            <text:p>0.773</text:p>
          </table:table-cell>
          <table:table-cell table:style-name="ce6" office:value-type="float" office:value="0.107417706267709" calcext:value-type="float">
            <text:p>0.107</text:p>
          </table:table-cell>
          <table:table-cell table:style-name="ce9" office:value-type="float" office:value="0.146231070304901" calcext:value-type="float">
            <text:p>0.146</text:p>
          </table:table-cell>
          <table:table-cell table:style-name="ce6" office:value-type="float" office:value="0.324196578624777" calcext:value-type="float">
            <text:p>0.324</text:p>
          </table:table-cell>
          <table:table-cell table:style-name="ce6" office:value-type="float" office:value="0.645915017143632" calcext:value-type="float">
            <text:p>0.646</text:p>
          </table:table-cell>
          <table:table-cell table:style-name="ce6" office:value-type="float" office:value="0.463358920294114" calcext:value-type="float">
            <text:p>0.463</text:p>
          </table:table-cell>
          <table:table-cell table:style-name="ce6" office:value-type="float" office:value="0.0692817554504153" calcext:value-type="float">
            <text:p>0.069</text:p>
          </table:table-cell>
          <table:table-cell table:style-name="ce9" office:value-type="float" office:value="0.45581698361547" calcext:value-type="float">
            <text:p>0.456</text:p>
          </table:table-cell>
          <table:table-cell table:style-name="ce6" office:value-type="float" office:value="0.577555911763829" calcext:value-type="float">
            <text:p>0.578</text:p>
          </table:table-cell>
          <table:table-cell table:style-name="ce6" office:value-type="float" office:value="0.916818346122295" calcext:value-type="float">
            <text:p>0.917</text:p>
          </table:table-cell>
          <table:table-cell table:style-name="ce6" office:value-type="float" office:value="0.89780457781401" calcext:value-type="float">
            <text:p>0.898</text:p>
          </table:table-cell>
          <table:table-cell table:style-name="ce6" office:value-type="float" office:value="0.0572595230095634" calcext:value-type="float">
            <text:p>0.057</text:p>
          </table:table-cell>
          <table:table-cell table:style-name="ce9" office:value-type="float" office:value="0.0213713260955739" calcext:value-type="float">
            <text:p>0.021</text:p>
          </table:table-cell>
          <table:table-cell table:style-name="ce6" office:value-type="float" office:value="0.896740173139955" calcext:value-type="float">
            <text:p>0.897</text:p>
          </table:table-cell>
          <table:table-cell table:style-name="ce6" office:value-type="float" office:value="0.928928348453044" calcext:value-type="float">
            <text:p>0.929</text:p>
          </table:table-cell>
          <table:table-cell table:style-name="ce6" office:value-type="float" office:value="0.919175903909584" calcext:value-type="float">
            <text:p>0.919</text:p>
          </table:table-cell>
          <table:table-cell table:style-name="ce6" office:value-type="float" office:value="0.00788003029716942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087132019187" calcext:value-type="float">
            <text:p>0.9087132019187</text:p>
          </table:table-cell>
          <table:table-cell/>
          <table:table-cell office:value-type="string" calcext:value-type="string">
            <text:p>UF8_3</text:p>
          </table:table-cell>
          <table:table-cell table:style-name="ce4" office:value-type="float" office:value="0.772944833604683" calcext:value-type="float">
            <text:p>0.773</text:p>
          </table:table-cell>
          <table:table-cell table:style-name="ce4" office:value-type="float" office:value="0.463358920294114" calcext:value-type="float">
            <text:p>0.463</text:p>
          </table:table-cell>
          <table:table-cell table:style-name="ce4" office:value-type="float" office:value="0.89780457781401" calcext:value-type="float">
            <text:p>0.898</text:p>
          </table:table-cell>
          <table:table-cell table:style-name="ce4" office:value-type="float" office:value="0.9087132019187" calcext:value-type="float">
            <text:p>0.909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35768368314017" calcext:value-type="float">
            <text:p>0</text:p>
          </table:table-cell>
          <table:table-cell table:formula="of:=[.X50]-[.AB50]" office:value-type="float" office:value="0.445354281624586" calcext:value-type="float">
            <text:p>0</text:p>
          </table:table-cell>
          <table:table-cell table:formula="of:=[.X50]-[.AC50]" office:value-type="float" office:value="0.01090862410469" calcext:value-type="float">
            <text:p>0.0109</text:p>
          </table:table-cell>
          <table:table-cell table:style-name="ce42" table:formula="of:=[.X50]-[.AD5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97848153708641" calcext:value-type="float">
            <text:p>0.978</text:p>
          </table:table-cell>
          <table:table-cell office:value-type="float" office:value="0.978483075272794" calcext:value-type="float">
            <text:p>0.978</text:p>
          </table:table-cell>
          <table:table-cell office:value-type="float" office:value="0.978482311999594" calcext:value-type="float">
            <text:p>0.978</text:p>
          </table:table-cell>
          <table:table-cell office:value-type="float" office:value="0.000000335451466176121" calcext:value-type="float">
            <text:p>0.000</text:p>
          </table:table-cell>
          <table:table-cell office:value-type="float" office:value="0.981663387547011" calcext:value-type="float">
            <text:p>0.982</text:p>
          </table:table-cell>
          <table:table-cell office:value-type="float" office:value="0.984457537508897" calcext:value-type="float">
            <text:p>0.984</text:p>
          </table:table-cell>
          <table:table-cell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6" office:value-type="float" office:value="0.985920965130119" calcext:value-type="float">
            <text:p>0.986</text:p>
          </table:table-cell>
          <table:table-cell table:style-name="ce6" office:value-type="float" office:value="0.985933884669661" calcext:value-type="float">
            <text:p>0.986</text:p>
          </table:table-cell>
          <table:table-cell table:style-name="ce6" office:value-type="float" office:value="0.985923445262011" calcext:value-type="float">
            <text:p>0.986</text:p>
          </table:table-cell>
          <table:table-cell table:style-name="ce6" office:value-type="float" office:value="0.0000019605816405079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753052029909681" calcext:value-type="float">
            <text:p>0.753</text:p>
          </table:table-cell>
          <table:table-cell table:style-name="ce6" office:value-type="float" office:value="0.916219749701083" calcext:value-type="float">
            <text:p>0.916</text:p>
          </table:table-cell>
          <table:table-cell table:style-name="ce6" office:value-type="float" office:value="0.845977842562822" calcext:value-type="float">
            <text:p>0.846</text:p>
          </table:table-cell>
          <table:table-cell table:style-name="ce6" office:value-type="float" office:value="0.0669131635176086" calcext:value-type="float">
            <text:p>0.067</text:p>
          </table:table-cell>
          <table:table-cell table:style-name="ce9" office:value-type="float" office:value="0.12171918027293" calcext:value-type="float">
            <text:p>0.122</text:p>
          </table:table-cell>
          <table:table-cell table:style-name="ce6"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table:style-name="ce6"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table:style-name="ce9" office:value-type="float" office:value="0.239584887775311" calcext:value-type="float">
            <text:p>0.240</text:p>
          </table:table-cell>
          <table:table-cell table:style-name="ce6" office:value-type="float" office:value="0.778178849093668" calcext:value-type="float">
            <text:p>0.778</text:p>
          </table:table-cell>
          <table:table-cell table:style-name="ce6" office:value-type="float" office:value="0.953622262213187" calcext:value-type="float">
            <text:p>0.954</text:p>
          </table:table-cell>
          <table:table-cell table:style-name="ce6" office:value-type="float" office:value="0.844227887916254" calcext:value-type="float">
            <text:p>0.844</text:p>
          </table:table-cell>
          <table:table-cell table:style-name="ce6" office:value-type="float" office:value="0.0785009755720261" calcext:value-type="float">
            <text:p>0.079</text:p>
          </table:table-cell>
          <table:table-cell table:style-name="ce9" office:value-type="float" office:value="0.123469134919498" calcext:value-type="float">
            <text:p>0.123</text:p>
          </table:table-cell>
          <table:table-cell table:style-name="ce6" office:value-type="float" office:value="0.946441465483029" calcext:value-type="float">
            <text:p>0.946</text:p>
          </table:table-cell>
          <table:table-cell table:style-name="ce6" office:value-type="float" office:value="0.975114333789996" calcext:value-type="float">
            <text:p>0.975</text:p>
          </table:table-cell>
          <table:table-cell table:style-name="ce6" office:value-type="float" office:value="0.967697022835752" calcext:value-type="float">
            <text:p>0.968</text:p>
          </table:table-cell>
          <table:table-cell table:style-name="ce6" office:value-type="float" office:value="0.00890540045734449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46205132630639" calcext:value-type="float">
            <text:p>0.946205132630639</text:p>
          </table:table-cell>
          <table:table-cell/>
          <table:table-cell office:value-type="string" calcext:value-type="string">
            <text:p>UF9_3</text:p>
          </table:table-cell>
          <table:table-cell table:style-name="ce4" office:value-type="float" office:value="0.845977842562822" calcext:value-type="float">
            <text:p>0.846</text:p>
          </table:table-cell>
          <table:table-cell table:style-name="ce4" office:value-type="float" office:value="0.728112135060441" calcext:value-type="float">
            <text:p>0.728</text:p>
          </table:table-cell>
          <table:table-cell table:style-name="ce4" office:value-type="float" office:value="0.844227887916254" calcext:value-type="float">
            <text:p>0.844</text:p>
          </table:table-cell>
          <table:table-cell table:style-name="ce4" office:value-type="float" office:value="0.946205132630639" calcext:value-type="float">
            <text:p>0.946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00227290067817" calcext:value-type="float">
            <text:p>0</text:p>
          </table:table-cell>
          <table:table-cell table:formula="of:=[.X51]-[.AB51]" office:value-type="float" office:value="0.218092997570198" calcext:value-type="float">
            <text:p>0</text:p>
          </table:table-cell>
          <table:table-cell table:formula="of:=[.X51]-[.AC51]" office:value-type="float" office:value="0.101977244714385" calcext:value-type="float">
            <text:p>0.1020</text:p>
          </table:table-cell>
          <table:table-cell table:style-name="ce42" table:formula="of:=[.X51]-[.AD5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309815983008138" calcext:value-type="float">
            <text:p>0.310</text:p>
          </table:table-cell>
          <table:table-cell office:value-type="float" office:value="0.888688403307908" calcext:value-type="float">
            <text:p>0.889</text:p>
          </table:table-cell>
          <table:table-cell office:value-type="float" office:value="0.590817514340404" calcext:value-type="float">
            <text:p>0.591</text:p>
          </table:table-cell>
          <table:table-cell office:value-type="float" office:value="0.141885432016275" calcext:value-type="float">
            <text:p>0.142</text:p>
          </table:table-cell>
          <table:table-cell office:value-type="float" office:value="0.182630138105343" calcext:value-type="float">
            <text:p>0.183</text:p>
          </table:table-cell>
          <table:table-cell office:value-type="float" office:value="0.382283000211682" calcext:value-type="float">
            <text:p>0.382</text:p>
          </table:table-cell>
          <table:table-cell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6" office:value-type="float" office:value="0.985921866961809" calcext:value-type="float">
            <text:p>0.986</text:p>
          </table:table-cell>
          <table:table-cell table:style-name="ce6" office:value-type="float" office:value="0.985939689871426" calcext:value-type="float">
            <text:p>0.986</text:p>
          </table:table-cell>
          <table:table-cell table:style-name="ce6" office:value-type="float" office:value="0.985923200384561" calcext:value-type="float">
            <text:p>0.986</text:p>
          </table:table-cell>
          <table:table-cell table:style-name="ce6" office:value-type="float" office:value="0.0000028792111608070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45472509737061" calcext:value-type="float">
            <text:p>0.145</text:p>
          </table:table-cell>
          <table:table-cell table:style-name="ce6" office:value-type="float" office:value="0.55516281667332" calcext:value-type="float">
            <text:p>0.555</text:p>
          </table:table-cell>
          <table:table-cell table:style-name="ce6" office:value-type="float" office:value="0.340537236559902" calcext:value-type="float">
            <text:p>0.341</text:p>
          </table:table-cell>
          <table:table-cell table:style-name="ce6" office:value-type="float" office:value="0.162035322074941" calcext:value-type="float">
            <text:p>0.162</text:p>
          </table:table-cell>
          <table:table-cell office:value-type="float" office:value="0.270939124254714" calcext:value-type="float">
            <text:p>0.271</text:p>
          </table:table-cell>
          <table:table-cell table:style-name="ce6" office:value-type="float" office:value="0.0597253850862961" calcext:value-type="float">
            <text:p>0.060</text:p>
          </table:table-cell>
          <table:table-cell table:style-name="ce6" office:value-type="float" office:value="0.391244056956993" calcext:value-type="float">
            <text:p>0.391</text:p>
          </table:table-cell>
          <table:table-cell table:style-name="ce6" office:value-type="float" office:value="0.241523572863856" calcext:value-type="float">
            <text:p>0.242</text:p>
          </table:table-cell>
          <table:table-cell table:style-name="ce6" office:value-type="float" office:value="0.066902435970048" calcext:value-type="float">
            <text:p>0.067</text:p>
          </table:table-cell>
          <table:table-cell table:style-name="ce4" office:value-type="float" office:value="0.369952787950761" calcext:value-type="float">
            <text:p>0.370</text:p>
          </table:table-cell>
          <table:table-cell table:style-name="ce6" office:value-type="float" office:value="0.142544151032155" calcext:value-type="float">
            <text:p>0.143</text:p>
          </table:table-cell>
          <table:table-cell table:style-name="ce6" office:value-type="float" office:value="0.577794866658823" calcext:value-type="float">
            <text:p>0.578</text:p>
          </table:table-cell>
          <table:table-cell table:style-name="ce6" office:value-type="float" office:value="0.412940237486818" calcext:value-type="float">
            <text:p>0.413</text:p>
          </table:table-cell>
          <table:table-cell table:style-name="ce6" office:value-type="float" office:value="0.166411881454356" calcext:value-type="float">
            <text:p>0.166</text:p>
          </table:table-cell>
          <table:table-cell office:value-type="float" office:value="0.198536123327799" calcext:value-type="float">
            <text:p>0.199</text:p>
          </table:table-cell>
          <table:table-cell table:style-name="ce6" office:value-type="float" office:value="0.4146543188606" calcext:value-type="float">
            <text:p>0.415</text:p>
          </table:table-cell>
          <table:table-cell table:style-name="ce6" office:value-type="float" office:value="0.740176948839156" calcext:value-type="float">
            <text:p>0.740</text:p>
          </table:table-cell>
          <table:table-cell table:style-name="ce6" office:value-type="float" office:value="0.611476360814616" calcext:value-type="float">
            <text:p>0.611</text:p>
          </table:table-cell>
          <table:table-cell table:style-name="ce6" office:value-type="float" office:value="0.0976300259597146" calcext:value-type="float">
            <text:p>0.09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590702115985602" calcext:value-type="float">
            <text:p>0.590702115985602</text:p>
          </table:table-cell>
          <table:table-cell/>
          <table:table-cell office:value-type="string" calcext:value-type="string">
            <text:p>UF10_3</text:p>
          </table:table-cell>
          <table:table-cell table:style-name="ce4" office:value-type="float" office:value="0.340537236559902" calcext:value-type="float">
            <text:p>0.341</text:p>
          </table:table-cell>
          <table:table-cell table:style-name="ce4" office:value-type="float" office:value="0.241523572863856" calcext:value-type="float">
            <text:p>0.242</text:p>
          </table:table-cell>
          <table:table-cell table:style-name="ce4" office:value-type="float" office:value="0.412940237486818" calcext:value-type="float">
            <text:p>0.413</text:p>
          </table:table-cell>
          <table:table-cell table:style-name="ce4" office:value-type="float" office:value="0.590702115985602" calcext:value-type="float">
            <text:p>0.591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501648794257" calcext:value-type="float">
            <text:p>0</text:p>
          </table:table-cell>
          <table:table-cell table:formula="of:=[.X52]-[.AB52]" office:value-type="float" office:value="0.349178543121746" calcext:value-type="float">
            <text:p>0</text:p>
          </table:table-cell>
          <table:table-cell table:formula="of:=[.X52]-[.AC52]" office:value-type="float" office:value="0.177761878498784" calcext:value-type="float">
            <text:p>0.1778</text:p>
          </table:table-cell>
          <table:table-cell table:style-name="ce42" table:formula="of:=[.X52]-[.AD5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91384622056568" calcext:value-type="float">
            <text:p>0.914</text:p>
          </table:table-cell>
          <table:table-cell office:value-type="float" office:value="0.913872930813779" calcext:value-type="float">
            <text:p>0.914</text:p>
          </table:table-cell>
          <table:table-cell office:value-type="float" office:value="0.913854996002288" calcext:value-type="float">
            <text:p>0.914</text:p>
          </table:table-cell>
          <table:table-cell office:value-type="float" office:value="0.00000740033392414045" calcext:value-type="float">
            <text:p>0.000</text:p>
          </table:table-cell>
          <table:table-cell office:value-type="float" office:value="0.907332414720863" calcext:value-type="float">
            <text:p>0.907</text:p>
          </table:table-cell>
          <table:table-cell office:value-type="float" office:value="0.935318417239394" calcext:value-type="float">
            <text:p>0.935</text:p>
          </table:table-cell>
          <table:table-cell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6" office:value-type="float" office:value="0.962098265015011" calcext:value-type="float">
            <text:p>0.962</text:p>
          </table:table-cell>
          <table:table-cell table:style-name="ce6" office:value-type="float" office:value="0.965726256773809" calcext:value-type="float">
            <text:p>0.966</text:p>
          </table:table-cell>
          <table:table-cell table:style-name="ce6" office:value-type="float" office:value="0.963985677774763" calcext:value-type="float">
            <text:p>0.964</text:p>
          </table:table-cell>
          <table:table-cell table:style-name="ce6" office:value-type="float" office:value="0.00067841535737587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42609116787582" calcext:value-type="float">
            <text:p>0.084</text:p>
          </table:table-cell>
          <table:table-cell table:style-name="ce4" table:formula="of:=AVERAGE([.H34:.H52])" office:value-type="float" office:value="0.734696242002549" calcext:value-type="float">
            <text:p>0.735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style-name="ce4" table:formula="of:=AVERAGE([.L34:.L52])" office:value-type="float" office:value="0.134601672769052" calcext:value-type="float">
            <text:p>0.135</text:p>
          </table:table-cell>
          <table:table-cell table:formula="of:=AVERAGE([.M34:.M52])" office:value-type="float" office:value="0.770606370392873" calcext:value-type="float">
            <text:p>0.771</text:p>
          </table:table-cell>
          <table:table-cell table:formula="of:=AVERAGE([.N34:.N52])" office:value-type="float" office:value="0.902796508664273" calcext:value-type="float">
            <text:p>0.903</text:p>
          </table:table-cell>
          <table:table-cell table:formula="of:=AVERAGE([.O34:.O52])" office:value-type="float" office:value="0.85532538565643" calcext:value-type="float">
            <text:p>0.855</text:p>
          </table:table-cell>
          <table:table-cell table:style-name="ce4" table:formula="of:=AVERAGE([.P34:.P52])" office:value-type="float" office:value="0.0427524185005482" calcext:value-type="float">
            <text:p>0.043</text:p>
          </table:table-cell>
          <table:table-cell table:formula="of:=AVERAGE([.Q34:.Q52])" office:value-type="float" office:value="0.0643619589466379" calcext:value-type="float">
            <text:p>0.064</text:p>
          </table:table-cell>
          <table:table-cell table:formula="of:=AVERAGE([.R34:.R52])" office:value-type="float" office:value="0.894922018806748" calcext:value-type="float">
            <text:p>0.895</text:p>
          </table:table-cell>
          <table:table-cell table:formula="of:=AVERAGE([.S34:.S52])" office:value-type="float" office:value="0.929153646298469" calcext:value-type="float">
            <text:p>0.929</text:p>
          </table:table-cell>
          <table:table-cell table:style-name="ce4" table:formula="of:=AVERAGE([.T34:.T52])" office:value-type="float" office:value="0.917733841244253" calcext:value-type="float">
            <text:p>0.918</text:p>
          </table:table-cell>
          <table:table-cell table:formula="of:=AVERAGE([.U34:.U52])" office:value-type="float" office:value="0.00995341251993385" calcext:value-type="float">
            <text:p>0.010</text:p>
          </table:table-cell>
          <table:table-cell table:formula="of:=AVERAGE([.V34:.V52])" office:value-type="float" office:value="0.00195350335881468" calcext:value-type="float">
            <text:p>0.002</text:p>
          </table:table-cell>
          <table:table-cell/>
          <table:table-cell table:formula="of:=MAX([.AA53:.AD53])" office:value-type="float" office:value="0.915595773342721" calcext:value-type="float">
            <text:p>0.915595773342721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5532538565643" calcext:value-type="float">
            <text:p>0.8553</text:p>
          </table:table-cell>
          <table:table-cell table:formula="of:=AVERAGE([.AD34:.AD52])" office:value-type="float" office:value="0.915595773342721" calcext:value-type="float">
            <text:p>0.9156</text:p>
          </table:table-cell>
          <table:table-cell table:number-columns-repeated="3"/>
          <table:table-cell table:formula="of:=AVERAGE([.AH34:.AH52])" office:value-type="float" office:value="0.0816075460501931" calcext:value-type="float">
            <text:p>0</text:p>
          </table:table-cell>
          <table:table-cell table:formula="of:=AVERAGE([.AI34:.AI52])" office:value-type="float" office:value="0.131948307140487" calcext:value-type="float">
            <text:p>0</text:p>
          </table:table-cell>
          <table:table-cell table:formula="of:=AVERAGE([.AJ34:.AJ52])" office:value-type="float" office:value="0.0617085933180728" calcext:value-type="float">
            <text:p>0.0617</text:p>
          </table:table-cell>
          <table:table-cell table:style-name="ce4" table:formula="of:=AVERAGE([.AK34:.AK52])" office:value-type="float" office:value="0.00143820563178211" calcext:value-type="float">
            <text:p>0.001</text:p>
          </table:table-cell>
          <table:table-cell table:number-columns-repeated="6"/>
          <table:table-cell office:value-type="string" calcext:value-type="string">
            <text:p>UF8</text:p>
          </table:table-cell>
          <table:table-cell office:value-type="float" office:value="0.151131704140826" calcext:value-type="float">
            <text:p>0.151</text:p>
          </table:table-cell>
          <table:table-cell office:value-type="float" office:value="0.830107436562163" calcext:value-type="float">
            <text:p>0.830</text:p>
          </table:table-cell>
          <table:table-cell office:value-type="float" office:value="0.772944833604683" calcext:value-type="float">
            <text:p>0.773</text:p>
          </table:table-cell>
          <table:table-cell office:value-type="float" office:value="0.107417706267709" calcext:value-type="float">
            <text:p>0.107</text:p>
          </table:table-cell>
          <table:table-cell office:value-type="float" office:value="0.324196578624777" calcext:value-type="float">
            <text:p>0.324</text:p>
          </table:table-cell>
          <table:table-cell office:value-type="float" office:value="0.645915017143632" calcext:value-type="float">
            <text:p>0.646</text:p>
          </table:table-cell>
          <table:table-cell office:value-type="float" office:value="0.463358920294114" calcext:value-type="float">
            <text:p>0.463</text:p>
          </table:table-cell>
          <table:table-cell office:value-type="float" office:value="0.0692817554504153" calcext:value-type="float">
            <text:p>0.069</text:p>
          </table:table-cell>
          <table:table-cell office:value-type="float" office:value="0.577555911763829" calcext:value-type="float">
            <text:p>0.578</text:p>
          </table:table-cell>
          <table:table-cell office:value-type="float" office:value="0.916818346122295" calcext:value-type="float">
            <text:p>0.917</text:p>
          </table:table-cell>
          <table:table-cell office:value-type="float" office:value="0.89780457781401" calcext:value-type="float">
            <text:p>0.898</text:p>
          </table:table-cell>
          <table:table-cell office:value-type="float" office:value="0.0572595230095634" calcext:value-type="float">
            <text:p>0.05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2"/>
          <table:table-cell table:style-name="Default" table:number-columns-repeated="4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/>
          <table:table-cell office:value-type="float" office:value="0.000190872565170527" calcext:value-type="float">
            <text:p>0.000</text:p>
          </table:table-cell>
          <table:table-cell table:number-columns-repeated="18"/>
          <table:table-cell table:style-name="ce6"/>
          <table:table-cell/>
          <table:table-cell table:style-name="ce6"/>
          <table:table-cell table:style-name="ce6" office:value-type="string" calcext:value-type="string">
            <text:p>UF9</text:p>
          </table:table-cell>
          <table:table-cell office:value-type="float" office:value="0.753052029909681" calcext:value-type="float">
            <text:p>0.753</text:p>
          </table:table-cell>
          <table:table-cell office:value-type="float" office:value="0.916219749701083" calcext:value-type="float">
            <text:p>0.916</text:p>
          </table:table-cell>
          <table:table-cell office:value-type="float" office:value="0.845977842562822" calcext:value-type="float">
            <text:p>0.846</text:p>
          </table:table-cell>
          <table:table-cell office:value-type="float" office:value="0.0669131635176086" calcext:value-type="float">
            <text:p>0.067</text:p>
          </table:table-cell>
          <table:table-cell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office:value-type="float" office:value="0.778178849093668" calcext:value-type="float">
            <text:p>0.778</text:p>
          </table:table-cell>
          <table:table-cell office:value-type="float" office:value="0.953622262213187" calcext:value-type="float">
            <text:p>0.954</text:p>
          </table:table-cell>
          <table:table-cell office:value-type="float" office:value="0.844227887916254" calcext:value-type="float">
            <text:p>0.844</text:p>
          </table:table-cell>
          <table:table-cell office:value-type="float" office:value="0.0785009755720261" calcext:value-type="float">
            <text:p>0.079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table:number-columns-repeated="949"/>
        </table:table-row>
        <table:table-row table:style-name="ro2">
          <table:table-cell table:number-columns-repeated="43"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0597253850862961" calcext:value-type="float">
            <text:p>0.060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142544151032155" calcext:value-type="float">
            <text:p>0.143</text:p>
          </table:table-cell>
          <table:table-cell office:value-type="float" office:value="0.577794866658823" calcext:value-type="float">
            <text:p>0.578</text:p>
          </table:table-cell>
          <table:table-cell office:value-type="float" office:value="0.412940237486818" calcext:value-type="float">
            <text:p>0.413</text:p>
          </table:table-cell>
          <table:table-cell office:value-type="float" office:value="0.166411881454356" calcext:value-type="float">
            <text:p>0.166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table:number-columns-repeated="949"/>
        </table:table-row>
        <table:table-row table:style-name="ro1">
          <table:table-cell table:number-columns-repeated="9"/>
          <table:table-cell table:style-name="ce79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3"/>
          <table:table-cell office:value-type="string" calcext:value-type="string">
            <text:p>Mean</text:p>
          </table:table-cell>
          <table:table-cell table:style-name="ce28" office:value-type="float" office:value="0.730453985691887" calcext:value-type="float">
            <text:p>0.730</text:p>
          </table:table-cell>
          <table:table-cell office:value-type="float" office:value="0.877314225296055" calcext:value-type="float">
            <text:p>0.877</text:p>
          </table:table-cell>
          <table:table-cell office:value-type="float" office:value="0.83542643292431" calcext:value-type="float">
            <text:p>0.835</text:p>
          </table:table-cell>
          <table:table-cell office:value-type="float" office:value="0.0408648719091662" calcext:value-type="float">
            <text:p>0.041</text:p>
          </table:table-cell>
          <table:table-cell office:value-type="float" office:value="0.734696242002549" calcext:value-type="float">
            <text:p>0.735</text:p>
          </table:table-cell>
          <table:table-cell office:value-type="float" office:value="0.825807041855721" calcext:value-type="float">
            <text:p>0.826</text:p>
          </table:table-cell>
          <table:table-cell office:value-type="float" office:value="0.785085671834016" calcext:value-type="float">
            <text:p>0.785</text:p>
          </table:table-cell>
          <table:table-cell office:value-type="float" office:value="0.0209129253277229" calcext:value-type="float">
            <text:p>0.021</text:p>
          </table:table-cell>
          <table:table-cell office:value-type="float" office:value="0.770606370392873" calcext:value-type="float">
            <text:p>0.771</text:p>
          </table:table-cell>
          <table:table-cell office:value-type="float" office:value="0.902796508664273" calcext:value-type="float">
            <text:p>0.903</text:p>
          </table:table-cell>
          <table:table-cell office:value-type="float" office:value="0.85532538565643" calcext:value-type="float">
            <text:p>0.855</text:p>
          </table:table-cell>
          <table:table-cell office:value-type="float" office:value="0.0427524185005482" calcext:value-type="float">
            <text:p>0.043</text:p>
          </table:table-cell>
          <table:table-cell office:value-type="float" office:value="0.901894878788128" calcext:value-type="float">
            <text:p>0.902</text:p>
          </table:table-cell>
          <table:table-cell office:value-type="float" office:value="0.92992479328063" calcext:value-type="float">
            <text:p>0.930</text:p>
          </table:table-cell>
          <table:table-cell office:value-type="float" office:value="0.919039595690119" calcext:value-type="float">
            <text:p>0.919</text:p>
          </table:table-cell>
          <table:table-cell office:value-type="float" office:value="0.00743396104564886" calcext:value-type="float">
            <text:p>0.007</text:p>
          </table:table-cell>
          <table:table-cell table:number-columns-repeated="94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30"/>
          <table:table-cell office:value-type="string" calcext:value-type="string">
            <text:p>IGD+</text:p>
          </table:table-cell>
          <table:table-cell table:number-columns-repeated="958"/>
        </table:table-row>
        <table:table-row table:style-name="ro2" table:number-rows-repeated="3"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8"/>
          <table:table-cell table:number-columns-repeated="961"/>
        </table:table-row>
        <table:table-row table:style-name="ro2">
          <table:table-cell table:style-name="ce14" office:value-type="string" calcext:value-type="string" table:number-columns-spanned="1" table:number-rows-spanned="23">
            <text:p>2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.0000333539999999993" calcext:value-type="float">
            <text:p>0.000</text:p>
          </table:table-cell>
          <table:table-cell table:style-name="ce6" office:value-type="float" office:value="0.00638534" calcext:value-type="float">
            <text:p>0.006</text:p>
          </table:table-cell>
          <table:table-cell table:style-name="ce6" office:value-type="float" office:value="0.0136073" calcext:value-type="float">
            <text:p>0.014</text:p>
          </table:table-cell>
          <table:table-cell table:style-name="ce6" office:value-type="float" office:value="0.00814911285714286" calcext:value-type="float">
            <text:p>0.008</text:p>
          </table:table-cell>
          <table:table-cell table:style-name="ce6" office:value-type="float" office:value="0.00188818398841937" calcext:value-type="float">
            <text:p>0.002</text:p>
          </table:table-cell>
          <table:table-cell table:style-name="ce4" office:value-type="float" office:value="0.000526778000000001" calcext:value-type="float">
            <text:p>0.001</text:p>
          </table:table-cell>
          <table:table-cell table:style-name="ce6" office:value-type="float" office:value="0.00637881" calcext:value-type="float">
            <text:p>0.006</text:p>
          </table:table-cell>
          <table:table-cell table:style-name="ce6" office:value-type="float" office:value="0.0610514" calcext:value-type="float">
            <text:p>0.061</text:p>
          </table:table-cell>
          <table:table-cell table:style-name="ce6" office:value-type="float" office:value="0.0131965954285714" calcext:value-type="float">
            <text:p>0.013</text:p>
          </table:table-cell>
          <table:table-cell table:style-name="ce6" office:value-type="float" office:value="0.0140427391271055" calcext:value-type="float">
            <text:p>0.014</text:p>
          </table:table-cell>
          <table:table-cell office:value-type="float" office:value="0.00557426057142857" calcext:value-type="float">
            <text:p>0.006</text:p>
          </table:table-cell>
          <table:table-cell table:style-name="ce6" office:value-type="float" office:value="0.00605758" calcext:value-type="float">
            <text:p>0.006</text:p>
          </table:table-cell>
          <table:table-cell table:style-name="ce6" office:value-type="float" office:value="0.0191713" calcext:value-type="float">
            <text:p>0.019</text:p>
          </table:table-cell>
          <table:table-cell table:style-name="ce6" office:value-type="float" office:value="0.00762233485714286" calcext:value-type="float">
            <text:p>0.008</text:p>
          </table:table-cell>
          <table:table-cell table:style-name="ce6" office:value-type="float" office:value="0.00286849349127215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5:.AD65])" office:value-type="float" office:value="0.00765568885714286" calcext:value-type="float">
            <text:p>0.007656</text:p>
          </table:table-cell>
          <table:table-cell table:style-name="ce32"/>
          <table:table-cell table:style-name="ce32" office:value-type="string" calcext:value-type="string">
            <text:p>WFG1_2</text:p>
          </table:table-cell>
          <table:table-cell table:style-name="ce32" office:value-type="float" office:value="0.00765568885714286" calcext:value-type="float">
            <text:p>0.007656</text:p>
          </table:table-cell>
          <table:table-cell table:style-name="ce32" office:value-type="float" office:value="0.00814911285714286" calcext:value-type="float">
            <text:p>0.008149</text:p>
          </table:table-cell>
          <table:table-cell table:style-name="ce32" office:value-type="float" office:value="0.0131965954285714" calcext:value-type="float">
            <text:p>0.013197</text:p>
          </table:table-cell>
          <table:table-cell table:style-name="ce39" office:value-type="float" office:value="0.00774085085714286" calcext:value-type="float">
            <text:p>0.007741</text:p>
          </table:table-cell>
          <table:table-cell table:style-name="ce32" table:number-columns-repeated="2"/>
          <table:table-cell table:style-name="ce32" office:value-type="string" calcext:value-type="string">
            <text:p>WFG1_2</text:p>
          </table:table-cell>
          <table:table-cell table:style-name="ce40" table:formula="of:=[.AA65]-[.X65]" office:value-type="float" office:value="0" calcext:value-type="float">
            <text:p>0.000000</text:p>
          </table:table-cell>
          <table:table-cell table:style-name="ce32" table:formula="of:=[.AB65]-[.X65]" office:value-type="float" office:value="0.000493423999999999" calcext:value-type="float">
            <text:p>0.000493</text:p>
          </table:table-cell>
          <table:table-cell table:style-name="ce32" table:formula="of:=[.AC65]-[.X65]" office:value-type="float" office:value="0.00554090657142854" calcext:value-type="float">
            <text:p>0.005541</text:p>
          </table:table-cell>
          <table:table-cell table:style-name="ce4" table:formula="of:=[.AD65]-[.X65]" office:value-type="float" office:value="0.0000851619999999997" calcext:value-type="float">
            <text:p>0.000</text:p>
          </table:table-cell>
          <table:table-cell table:number-columns-repeated="2"/>
          <table:table-cell table:style-name="ce43"/>
          <table:table-cell table:number-columns-repeated="969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494466482857143" calcext:value-type="float">
            <text:p>0.049</text:p>
          </table:table-cell>
          <table:table-cell table:style-name="ce6" office:value-type="float" office:value="0.00293061" calcext:value-type="float">
            <text:p>0.003</text:p>
          </table:table-cell>
          <table:table-cell table:style-name="ce6" office:value-type="float" office:value="0.0533638" calcext:value-type="float">
            <text:p>0.053</text:p>
          </table:table-cell>
          <table:table-cell table:style-name="ce6" office:value-type="float" office:value="0.0402637648571429" calcext:value-type="float">
            <text:p>0.040</text:p>
          </table:table-cell>
          <table:table-cell table:style-name="ce6" office:value-type="float" office:value="0.0218187874913455" calcext:value-type="float">
            <text:p>0.022</text:p>
          </table:table-cell>
          <table:table-cell table:style-name="ce4" office:value-type="float" office:value="0.0374182557142857" calcext:value-type="float">
            <text:p>0.037</text:p>
          </table:table-cell>
          <table:table-cell table:style-name="ce6" office:value-type="float" office:value="0.0533538" calcext:value-type="float">
            <text:p>0.053</text:p>
          </table:table-cell>
          <table:table-cell table:style-name="ce6" office:value-type="float" office:value="0.0545186" calcext:value-type="float">
            <text:p>0.055</text:p>
          </table:table-cell>
          <table:table-cell table:style-name="ce6" office:value-type="float" office:value="0.0541273371428571" calcext:value-type="float">
            <text:p>0.054</text:p>
          </table:table-cell>
          <table:table-cell table:style-name="ce6" office:value-type="float" office:value="0.000380166261436616" calcext:value-type="float">
            <text:p>0.000</text:p>
          </table:table-cell>
          <table:table-cell office:value-type="float" office:value="0.051281828" calcext:value-type="float">
            <text:p>0.051</text:p>
          </table:table-cell>
          <table:table-cell table:style-name="ce6" office:value-type="float" office:value="0.00284178" calcext:value-type="float">
            <text:p>0.003</text:p>
          </table:table-cell>
          <table:table-cell table:style-name="ce6" office:value-type="float" office:value="0.00284613" calcext:value-type="float">
            <text:p>0.003</text:p>
          </table:table-cell>
          <table:table-cell table:style-name="ce6" office:value-type="float" office:value="0.00284550914285714" calcext:value-type="float">
            <text:p>0.003</text:p>
          </table:table-cell>
          <table:table-cell table:style-name="ce6" office:value-type="float" office:value="0.0000008406472724839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6:.AD66])" office:value-type="float" office:value="0.00284034371428571" calcext:value-type="float">
            <text:p>0.002840</text:p>
          </table:table-cell>
          <table:table-cell table:style-name="ce32"/>
          <table:table-cell table:style-name="ce32" office:value-type="string" calcext:value-type="string">
            <text:p>WFG2_2</text:p>
          </table:table-cell>
          <table:table-cell table:style-name="ce32" office:value-type="float" office:value="0.0522921574285714" calcext:value-type="float">
            <text:p>0.052292</text:p>
          </table:table-cell>
          <table:table-cell table:style-name="ce32" office:value-type="float" office:value="0.0402637648571429" calcext:value-type="float">
            <text:p>0.040264</text:p>
          </table:table-cell>
          <table:table-cell table:style-name="ce32" office:value-type="float" office:value="0.0541273371428571" calcext:value-type="float">
            <text:p>0.054127</text:p>
          </table:table-cell>
          <table:table-cell table:style-name="ce39" office:value-type="float" office:value="0.00284034371428571" calcext:value-type="float">
            <text:p>0.002840</text:p>
          </table:table-cell>
          <table:table-cell table:style-name="ce32" table:number-columns-repeated="2"/>
          <table:table-cell table:style-name="ce32" office:value-type="string" calcext:value-type="string">
            <text:p>WFG2_2</text:p>
          </table:table-cell>
          <table:table-cell table:style-name="ce40" table:formula="of:=[.AA66]-[.X66]" office:value-type="float" office:value="0.0494518137142857" calcext:value-type="float">
            <text:p>0.049452</text:p>
          </table:table-cell>
          <table:table-cell table:style-name="ce32" table:formula="of:=[.AB66]-[.X66]" office:value-type="float" office:value="0.0374234211428572" calcext:value-type="float">
            <text:p>0.037423</text:p>
          </table:table-cell>
          <table:table-cell table:style-name="ce32" table:formula="of:=[.AC66]-[.X66]" office:value-type="float" office:value="0.0512869934285714" calcext:value-type="float">
            <text:p>0.051287</text:p>
          </table:table-cell>
          <table:table-cell table:style-name="ce4" table:formula="of:=[.AD66]-[.X66]" office:value-type="float" office:value="0" calcext:value-type="float">
            <text:p>0.000</text:p>
          </table:table-cell>
          <table:table-cell table:number-columns-repeated="7"/>
          <table:table-cell office:value-type="string" calcext:value-type="string">
            <text:p>MOEA/D</text:p>
          </table:table-cell>
          <table:table-cell table:number-columns-repeated="3"/>
          <table:table-cell office:value-type="string" calcext:value-type="string">
            <text:p>NSGA-II</text:p>
          </table:table-cell>
          <table:table-cell table:number-columns-repeated="3"/>
          <table:table-cell office:value-type="string" calcext:value-type="string">
            <text:p>R2-MOEA</text:p>
          </table:table-cell>
          <table:table-cell table:number-columns-repeated="3"/>
          <table:table-cell office:value-type="string" calcext:value-type="string">
            <text:p>VSD-MOEA-eta-2</text:p>
          </table:table-cell>
          <table:table-cell table:number-columns-repeated="952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00455289714285715" calcext:value-type="float">
            <text:p>0.000</text:p>
          </table:table-cell>
          <table:table-cell table:style-name="ce6" office:value-type="float" office:value="0.0111783" calcext:value-type="float">
            <text:p>0.011</text:p>
          </table:table-cell>
          <table:table-cell table:style-name="ce6" office:value-type="float" office:value="0.0129276" calcext:value-type="float">
            <text:p>0.013</text:p>
          </table:table-cell>
          <table:table-cell table:style-name="ce6" office:value-type="float" office:value="0.0121593885714286" calcext:value-type="float">
            <text:p>0.012</text:p>
          </table:table-cell>
          <table:table-cell table:style-name="ce6" office:value-type="float" office:value="0.000424256680237955" calcext:value-type="float">
            <text:p>0.000</text:p>
          </table:table-cell>
          <table:table-cell table:style-name="ce4" office:value-type="float" office:value="0.00475584714285715" calcext:value-type="float">
            <text:p>0.005</text:p>
          </table:table-cell>
          <table:table-cell table:style-name="ce6" office:value-type="float" office:value="0.00790047" calcext:value-type="float">
            <text:p>0.008</text:p>
          </table:table-cell>
          <table:table-cell table:style-name="ce6" office:value-type="float" office:value="0.00850725" calcext:value-type="float">
            <text:p>0.009</text:p>
          </table:table-cell>
          <table:table-cell table:style-name="ce6" office:value-type="float" office:value="0.00820686428571429" calcext:value-type="float">
            <text:p>0.008</text:p>
          </table:table-cell>
          <table:table-cell table:style-name="ce6" office:value-type="float" office:value="0.000159072240593219" calcext:value-type="float">
            <text:p>0.000</text:p>
          </table:table-cell>
          <table:table-cell office:value-type="float" office:value="0.000803322857142859" calcext:value-type="float">
            <text:p>0.001</text:p>
          </table:table-cell>
          <table:table-cell table:style-name="ce6" office:value-type="float" office:value="0.00740332" calcext:value-type="float">
            <text:p>0.007</text:p>
          </table:table-cell>
          <table:table-cell table:style-name="ce6" office:value-type="float" office:value="0.00740366" calcext:value-type="float">
            <text:p>0.007</text:p>
          </table:table-cell>
          <table:table-cell table:style-name="ce6" office:value-type="float" office:value="0.00740354142857143" calcext:value-type="float">
            <text:p>0.007</text:p>
          </table:table-cell>
          <table:table-cell table:style-name="ce6" office:value-type="float" office:value="0.00000007035188522775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7:.AD67])" office:value-type="float" office:value="0.00740355885714286" calcext:value-type="float">
            <text:p>0.007404</text:p>
          </table:table-cell>
          <table:table-cell table:style-name="ce32"/>
          <table:table-cell table:style-name="ce32" office:value-type="string" calcext:value-type="string">
            <text:p>WFG3_2</text:p>
          </table:table-cell>
          <table:table-cell table:style-name="ce32" office:value-type="float" office:value="0.00785883114285714" calcext:value-type="float">
            <text:p>0.007859</text:p>
          </table:table-cell>
          <table:table-cell table:style-name="ce32" office:value-type="float" office:value="0.0121593885714286" calcext:value-type="float">
            <text:p>0.012159</text:p>
          </table:table-cell>
          <table:table-cell table:style-name="ce32" office:value-type="float" office:value="0.00820686428571429" calcext:value-type="float">
            <text:p>0.008207</text:p>
          </table:table-cell>
          <table:table-cell table:style-name="ce39" office:value-type="float" office:value="0.00740355885714286" calcext:value-type="float">
            <text:p>0.007404</text:p>
          </table:table-cell>
          <table:table-cell table:style-name="ce32" table:number-columns-repeated="2"/>
          <table:table-cell table:style-name="ce32" office:value-type="string" calcext:value-type="string">
            <text:p>WFG3_2</text:p>
          </table:table-cell>
          <table:table-cell table:style-name="ce40" table:formula="of:=[.AA67]-[.X67]" office:value-type="float" office:value="0.000455272285714281" calcext:value-type="float">
            <text:p>0.000455</text:p>
          </table:table-cell>
          <table:table-cell table:style-name="ce32" table:formula="of:=[.AB67]-[.X67]" office:value-type="float" office:value="0.00475582971428574" calcext:value-type="float">
            <text:p>0.004756</text:p>
          </table:table-cell>
          <table:table-cell table:style-name="ce32" table:formula="of:=[.AC67]-[.X67]" office:value-type="float" office:value="0.00080330542857143" calcext:value-type="float">
            <text:p>0.000803</text:p>
          </table:table-cell>
          <table:table-cell table:style-name="ce4" table:formula="of:=[.AD67]-[.X67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146451371428571" calcext:value-type="float">
            <text:p>0.001</text:p>
          </table:table-cell>
          <table:table-cell table:style-name="ce6" office:value-type="float" office:value="0.00732097" calcext:value-type="float">
            <text:p>0.007</text:p>
          </table:table-cell>
          <table:table-cell table:style-name="ce6" office:value-type="float" office:value="0.00975299" calcext:value-type="float">
            <text:p>0.010</text:p>
          </table:table-cell>
          <table:table-cell table:style-name="ce6" office:value-type="float" office:value="0.00836237142857143" calcext:value-type="float">
            <text:p>0.008</text:p>
          </table:table-cell>
          <table:table-cell table:style-name="ce6" office:value-type="float" office:value="0.000558736171270959" calcext:value-type="float">
            <text:p>0.001</text:p>
          </table:table-cell>
          <table:table-cell table:style-name="ce4" office:value-type="float" office:value="0.00301986057142857" calcext:value-type="float">
            <text:p>0.003</text:p>
          </table:table-cell>
          <table:table-cell table:style-name="ce6" office:value-type="float" office:value="0.0052168" calcext:value-type="float">
            <text:p>0.005</text:p>
          </table:table-cell>
          <table:table-cell table:style-name="ce6" office:value-type="float" office:value="0.00547382" calcext:value-type="float">
            <text:p>0.005</text:p>
          </table:table-cell>
          <table:table-cell table:style-name="ce6" office:value-type="float" office:value="0.00534251085714286" calcext:value-type="float">
            <text:p>0.005</text:p>
          </table:table-cell>
          <table:table-cell table:style-name="ce6" office:value-type="float" office:value="0.00007477650510961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373" calcext:value-type="float">
            <text:p>0.006</text:p>
          </table:table-cell>
          <table:table-cell table:style-name="ce6" office:value-type="float" office:value="0.00593889" calcext:value-type="float">
            <text:p>0.006</text:p>
          </table:table-cell>
          <table:table-cell table:style-name="ce6" office:value-type="float" office:value="0.005938544" calcext:value-type="float">
            <text:p>0.006</text:p>
          </table:table-cell>
          <table:table-cell table:style-name="ce6" office:value-type="float" office:value="0.000000258790593779123" calcext:value-type="float">
            <text:p>0.000</text:p>
          </table:table-cell>
          <table:table-cell office:value-type="float" office:value="0.000596033142857143" calcext:value-type="float">
            <text:p>0.001</text:p>
          </table:table-cell>
          <table:table-cell/>
          <table:table-cell table:style-name="ce32" table:formula="of:=MIN([.AA68:.AD68])" office:value-type="float" office:value="0.00534251085714286" calcext:value-type="float">
            <text:p>0.005343</text:p>
          </table:table-cell>
          <table:table-cell table:style-name="ce32"/>
          <table:table-cell table:style-name="ce32" office:value-type="string" calcext:value-type="string">
            <text:p>WFG4_2</text:p>
          </table:table-cell>
          <table:table-cell table:style-name="ce32" office:value-type="float" office:value="0.00680702457142857" calcext:value-type="float">
            <text:p>0.006807</text:p>
          </table:table-cell>
          <table:table-cell table:style-name="ce32" office:value-type="float" office:value="0.00836237142857143" calcext:value-type="float">
            <text:p>0.008362</text:p>
          </table:table-cell>
          <table:table-cell table:style-name="ce32" office:value-type="float" office:value="0.00534251085714286" calcext:value-type="float">
            <text:p>0.005343</text:p>
          </table:table-cell>
          <table:table-cell table:style-name="ce39" office:value-type="float" office:value="0.005937698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4_2</text:p>
          </table:table-cell>
          <table:table-cell table:style-name="ce40" table:formula="of:=[.AA68]-[.X68]" office:value-type="float" office:value="0.00146451371428571" calcext:value-type="float">
            <text:p>0.001465</text:p>
          </table:table-cell>
          <table:table-cell table:style-name="ce32" table:formula="of:=[.AB68]-[.X68]" office:value-type="float" office:value="0.00301986057142857" calcext:value-type="float">
            <text:p>0.003020</text:p>
          </table:table-cell>
          <table:table-cell table:style-name="ce32" table:formula="of:=[.AC68]-[.X68]" office:value-type="float" office:value="0" calcext:value-type="float">
            <text:p>0.000000</text:p>
          </table:table-cell>
          <table:table-cell table:style-name="ce4" table:formula="of:=[.AD68]-[.X68]" office:value-type="float" office:value="0.000595187142857141" calcext:value-type="float">
            <text:p>0.001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.00638534" calcext:value-type="float">
            <text:p>0.006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637881" calcext:value-type="float">
            <text:p>0.006</text:p>
          </table:table-cell>
          <table:table-cell office:value-type="float" office:value="0.0610514" calcext:value-type="float">
            <text:p>0.061</text:p>
          </table:table-cell>
          <table:table-cell office:value-type="float" office:value="0.0131965954285714" calcext:value-type="float">
            <text:p>0.013</text:p>
          </table:table-cell>
          <table:table-cell office:value-type="float" office:value="0.0140427391271055" calcext:value-type="float">
            <text:p>0.014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187903857142857" calcext:value-type="float">
            <text:p>0.019</text:p>
          </table:table-cell>
          <table:table-cell table:style-name="ce6" office:value-type="float" office:value="0.0602217" calcext:value-type="float">
            <text:p>0.060</text:p>
          </table:table-cell>
          <table:table-cell table:style-name="ce6" office:value-type="float" office:value="0.0676219" calcext:value-type="float">
            <text:p>0.068</text:p>
          </table:table-cell>
          <table:table-cell table:style-name="ce6" office:value-type="float" office:value="0.0660007542857143" calcext:value-type="float">
            <text:p>0.066</text:p>
          </table:table-cell>
          <table:table-cell table:style-name="ce6" office:value-type="float" office:value="0.00152088527947994" calcext:value-type="float">
            <text:p>0.002</text:p>
          </table:table-cell>
          <table:table-cell table:style-name="ce4" office:value-type="float" office:value="0.0193446057142857" calcext:value-type="float">
            <text:p>0.019</text:p>
          </table:table-cell>
          <table:table-cell table:style-name="ce6" office:value-type="float" office:value="0.0643146" calcext:value-type="float">
            <text:p>0.064</text:p>
          </table:table-cell>
          <table:table-cell table:style-name="ce6" office:value-type="float" office:value="0.065645" calcext:value-type="float">
            <text:p>0.066</text:p>
          </table:table-cell>
          <table:table-cell table:style-name="ce6" office:value-type="float" office:value="0.0648332371428571" calcext:value-type="float">
            <text:p>0.065</text:p>
          </table:table-cell>
          <table:table-cell table:style-name="ce6" office:value-type="float" office:value="0.000416861537879504" calcext:value-type="float">
            <text:p>0.000</text:p>
          </table:table-cell>
          <table:table-cell office:value-type="float" office:value="0.0181770885714286" calcext:value-type="float">
            <text:p>0.018</text:p>
          </table:table-cell>
          <table:table-cell table:style-name="ce6" office:value-type="float" office:value="0.0383781" calcext:value-type="float">
            <text:p>0.038</text:p>
          </table:table-cell>
          <table:table-cell table:style-name="ce6" office:value-type="float" office:value="0.0574983" calcext:value-type="float">
            <text:p>0.057</text:p>
          </table:table-cell>
          <table:table-cell table:style-name="ce6" office:value-type="float" office:value="0.0466561485714286" calcext:value-type="float">
            <text:p>0.047</text:p>
          </table:table-cell>
          <table:table-cell table:style-name="ce6" office:value-type="float" office:value="0.0055535762095310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9:.AD69])" office:value-type="float" office:value="0.0377138742857143" calcext:value-type="float">
            <text:p>0.037714</text:p>
          </table:table-cell>
          <table:table-cell table:style-name="ce32"/>
          <table:table-cell table:style-name="ce32" office:value-type="string" calcext:value-type="string">
            <text:p>WFG5_2</text:p>
          </table:table-cell>
          <table:table-cell table:style-name="ce32" office:value-type="float" office:value="0.0654465342857143" calcext:value-type="float">
            <text:p>0.065447</text:p>
          </table:table-cell>
          <table:table-cell table:style-name="ce32" office:value-type="float" office:value="0.0660007542857143" calcext:value-type="float">
            <text:p>0.066001</text:p>
          </table:table-cell>
          <table:table-cell table:style-name="ce32" office:value-type="float" office:value="0.0648332371428571" calcext:value-type="float">
            <text:p>0.064833</text:p>
          </table:table-cell>
          <table:table-cell table:style-name="ce39" office:value-type="float" office:value="0.0377138742857143" calcext:value-type="float">
            <text:p>0.037714</text:p>
          </table:table-cell>
          <table:table-cell table:style-name="ce32" table:number-columns-repeated="2"/>
          <table:table-cell table:style-name="ce32" office:value-type="string" calcext:value-type="string">
            <text:p>WFG5_2</text:p>
          </table:table-cell>
          <table:table-cell table:style-name="ce40" table:formula="of:=[.AA69]-[.X69]" office:value-type="float" office:value="0.02773266" calcext:value-type="float">
            <text:p>0.027733</text:p>
          </table:table-cell>
          <table:table-cell table:style-name="ce32" table:formula="of:=[.AB69]-[.X69]" office:value-type="float" office:value="0.02828688" calcext:value-type="float">
            <text:p>0.028287</text:p>
          </table:table-cell>
          <table:table-cell table:style-name="ce32" table:formula="of:=[.AC69]-[.X69]" office:value-type="float" office:value="0.0271193628571428" calcext:value-type="float">
            <text:p>0.027119</text:p>
          </table:table-cell>
          <table:table-cell table:style-name="ce4" table:formula="of:=[.AD69]-[.X6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0293061" calcext:value-type="float">
            <text:p>0.003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533538" calcext:value-type="float">
            <text:p>0.053</text:p>
          </table:table-cell>
          <table:table-cell office:value-type="float" office:value="0.0545186" calcext:value-type="float">
            <text:p>0.055</text:p>
          </table:table-cell>
          <table:table-cell office:value-type="float" office:value="0.0541273371428571" calcext:value-type="float">
            <text:p>0.054</text:p>
          </table:table-cell>
          <table:table-cell office:value-type="float" office:value="0.000380166261436616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35529" calcext:value-type="float">
            <text:p>0.034</text:p>
          </table:table-cell>
          <table:table-cell table:style-name="ce6" office:value-type="float" office:value="0.0637076" calcext:value-type="float">
            <text:p>0.064</text:p>
          </table:table-cell>
          <table:table-cell table:style-name="ce6" office:value-type="float" office:value="0.0514963571428572" calcext:value-type="float">
            <text:p>0.051</text:p>
          </table:table-cell>
          <table:table-cell table:style-name="ce6" office:value-type="float" office:value="0.00731055856334954" calcext:value-type="float">
            <text:p>0.007</text:p>
          </table:table-cell>
          <table:table-cell table:style-name="ce4" office:value-type="float" office:value="0.00103349428571429" calcext:value-type="float">
            <text:p>0.001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office:value-type="float" office:value="0.00207200285714285" calcext:value-type="float">
            <text:p>0.002</text:p>
          </table:table-cell>
          <table:table-cell table:style-name="ce6" office:value-type="float" office:value="0.0675635" calcext:value-type="float">
            <text:p>0.068</text:p>
          </table:table-cell>
          <table:table-cell table:style-name="ce6" office:value-type="float" office:value="0.0877928" calcext:value-type="float">
            <text:p>0.088</text:p>
          </table:table-cell>
          <table:table-cell table:style-name="ce6" office:value-type="float" office:value="0.08057952" calcext:value-type="float">
            <text:p>0.081</text:p>
          </table:table-cell>
          <table:table-cell table:style-name="ce6" office:value-type="float" office:value="0.00424711438191021" calcext:value-type="float">
            <text:p>0.004</text:p>
          </table:table-cell>
          <table:table-cell office:value-type="float" office:value="0.0301166571428571" calcext:value-type="float">
            <text:p>0.030</text:p>
          </table:table-cell>
          <table:table-cell/>
          <table:table-cell table:style-name="ce32" table:formula="of:=MIN([.AA70:.AD70])" office:value-type="float" office:value="0.0504628628571429" calcext:value-type="float">
            <text:p>0.050463</text:p>
          </table:table-cell>
          <table:table-cell table:style-name="ce32"/>
          <table:table-cell table:style-name="ce32" office:value-type="string" calcext:value-type="string">
            <text:p>WFG6_2</text:p>
          </table:table-cell>
          <table:table-cell table:style-name="ce32" office:value-type="float" office:value="0.0504628628571429" calcext:value-type="float">
            <text:p>0.050463</text:p>
          </table:table-cell>
          <table:table-cell table:style-name="ce32" office:value-type="float" office:value="0.0514963571428572" calcext:value-type="float">
            <text:p>0.051496</text:p>
          </table:table-cell>
          <table:table-cell table:style-name="ce32" office:value-type="float" office:value="0.0525348657142857" calcext:value-type="float">
            <text:p>0.052535</text:p>
          </table:table-cell>
          <table:table-cell table:style-name="ce39" office:value-type="float" office:value="0.0797595571428572" calcext:value-type="float">
            <text:p>0.079760</text:p>
          </table:table-cell>
          <table:table-cell table:style-name="ce32" table:number-columns-repeated="2"/>
          <table:table-cell table:style-name="ce32" office:value-type="string" calcext:value-type="string">
            <text:p>WFG6_2</text:p>
          </table:table-cell>
          <table:table-cell table:style-name="ce40" table:formula="of:=[.AA70]-[.X70]" office:value-type="float" office:value="0" calcext:value-type="float">
            <text:p>0.000000</text:p>
          </table:table-cell>
          <table:table-cell table:style-name="ce32" table:formula="of:=[.AB70]-[.X70]" office:value-type="float" office:value="0.0010334942857143" calcext:value-type="float">
            <text:p>0.001033</text:p>
          </table:table-cell>
          <table:table-cell table:style-name="ce32" table:formula="of:=[.AC70]-[.X70]" office:value-type="float" office:value="0.0020720028571428" calcext:value-type="float">
            <text:p>0.002072</text:p>
          </table:table-cell>
          <table:table-cell table:style-name="ce4" table:formula="of:=[.AD70]-[.X70]" office:value-type="float" office:value="0.0292966942857143" calcext:value-type="float">
            <text:p>0.029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111783" calcext:value-type="float">
            <text:p>0.011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790047" calcext:value-type="float">
            <text:p>0.008</text:p>
          </table:table-cell>
          <table:table-cell office:value-type="float" office:value="0.00850725" calcext:value-type="float">
            <text:p>0.009</text:p>
          </table:table-cell>
          <table:table-cell office:value-type="float" office:value="0.00820686428571429" calcext:value-type="float">
            <text:p>0.008</text:p>
          </table:table-cell>
          <table:table-cell office:value-type="float" office:value="0.000159072240593219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140259857142857" calcext:value-type="float">
            <text:p>0.001</text:p>
          </table:table-cell>
          <table:table-cell table:style-name="ce6" office:value-type="float" office:value="0.0075868" calcext:value-type="float">
            <text:p>0.008</text:p>
          </table:table-cell>
          <table:table-cell table:style-name="ce6" office:value-type="float" office:value="0.00956614" calcext:value-type="float">
            <text:p>0.010</text:p>
          </table:table-cell>
          <table:table-cell table:style-name="ce6" office:value-type="float" office:value="0.00878158485714286" calcext:value-type="float">
            <text:p>0.009</text:p>
          </table:table-cell>
          <table:table-cell table:style-name="ce6" office:value-type="float" office:value="0.000468853964320731" calcext:value-type="float">
            <text:p>0.000</text:p>
          </table:table-cell>
          <table:table-cell table:style-name="ce4" office:value-type="float" office:value="0.00337683628571429" calcext:value-type="float">
            <text:p>0.003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3789" calcext:value-type="float">
            <text:p>0.006</text:p>
          </table:table-cell>
          <table:table-cell table:style-name="ce6" office:value-type="float" office:value="0.00593881" calcext:value-type="float">
            <text:p>0.006</text:p>
          </table:table-cell>
          <table:table-cell table:style-name="ce6" office:value-type="float" office:value="0.005938544" calcext:value-type="float">
            <text:p>0.006</text:p>
          </table:table-cell>
          <table:table-cell table:style-name="ce6" office:value-type="float" office:value="0.000000158982478818973" calcext:value-type="float">
            <text:p>0.000</text:p>
          </table:table-cell>
          <table:table-cell office:value-type="float" office:value="0.000533795428571428" calcext:value-type="float">
            <text:p>0.001</text:p>
          </table:table-cell>
          <table:table-cell/>
          <table:table-cell table:style-name="ce32" table:formula="of:=MIN([.AA71:.AD71])" office:value-type="float" office:value="0.00540474857142857" calcext:value-type="float">
            <text:p>0.005405</text:p>
          </table:table-cell>
          <table:table-cell table:style-name="ce32"/>
          <table:table-cell table:style-name="ce32" office:value-type="string" calcext:value-type="string">
            <text:p>WFG7_2</text:p>
          </table:table-cell>
          <table:table-cell table:style-name="ce32" office:value-type="float" office:value="0.00680734714285714" calcext:value-type="float">
            <text:p>0.006807</text:p>
          </table:table-cell>
          <table:table-cell table:style-name="ce32" office:value-type="float" office:value="0.00878158485714286" calcext:value-type="float">
            <text:p>0.008782</text:p>
          </table:table-cell>
          <table:table-cell table:style-name="ce32" office:value-type="float" office:value="0.00540474857142857" calcext:value-type="float">
            <text:p>0.005405</text:p>
          </table:table-cell>
          <table:table-cell table:style-name="ce39" office:value-type="float" office:value="0.005938018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7_2</text:p>
          </table:table-cell>
          <table:table-cell table:style-name="ce40" table:formula="of:=[.AA71]-[.X71]" office:value-type="float" office:value="0.00140259857142857" calcext:value-type="float">
            <text:p>0.001403</text:p>
          </table:table-cell>
          <table:table-cell table:style-name="ce32" table:formula="of:=[.AB71]-[.X71]" office:value-type="float" office:value="0.00337683628571429" calcext:value-type="float">
            <text:p>0.003377</text:p>
          </table:table-cell>
          <table:table-cell table:style-name="ce32" table:formula="of:=[.AC71]-[.X71]" office:value-type="float" office:value="0" calcext:value-type="float">
            <text:p>0.000000</text:p>
          </table:table-cell>
          <table:table-cell table:style-name="ce4" table:formula="of:=[.AD71]-[.X71]" office:value-type="float" office:value="0.00053326942857143" calcext:value-type="float">
            <text:p>0.001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732097" calcext:value-type="float">
            <text:p>0.007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52168" calcext:value-type="float">
            <text:p>0.005</text:p>
          </table:table-cell>
          <table:table-cell office:value-type="float" office:value="0.00547382" calcext:value-type="float">
            <text:p>0.005</text:p>
          </table:table-cell>
          <table:table-cell office:value-type="float" office:value="0.00534251085714286" calcext:value-type="float">
            <text:p>0.005</text:p>
          </table:table-cell>
          <table:table-cell office:value-type="float" office:value="0.0000747765051096143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0682722542857143" calcext:value-type="float">
            <text:p>0.068</text:p>
          </table:table-cell>
          <table:table-cell table:style-name="ce6" office:value-type="float" office:value="0.116218" calcext:value-type="float">
            <text:p>0.116</text:p>
          </table:table-cell>
          <table:table-cell table:style-name="ce6" office:value-type="float" office:value="0.139433" calcext:value-type="float">
            <text:p>0.139</text:p>
          </table:table-cell>
          <table:table-cell table:style-name="ce6" office:value-type="float" office:value="0.125002285714286" calcext:value-type="float">
            <text:p>0.125</text:p>
          </table:table-cell>
          <table:table-cell table:style-name="ce6" office:value-type="float" office:value="0.00504554543885101" calcext:value-type="float">
            <text:p>0.005</text:p>
          </table:table-cell>
          <table:table-cell table:style-name="ce4" office:value-type="float" office:value="0.08160794" calcext:value-type="float">
            <text:p>0.082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office:value-type="float" office:value="0.0668548828571429" calcext:value-type="float">
            <text:p>0.067</text:p>
          </table:table-cell>
          <table:table-cell table:style-name="ce6" office:value-type="float" office:value="0.0259579" calcext:value-type="float">
            <text:p>0.026</text:p>
          </table:table-cell>
          <table:table-cell table:style-name="ce6" office:value-type="float" office:value="0.0992782" calcext:value-type="float">
            <text:p>0.099</text:p>
          </table:table-cell>
          <table:table-cell table:style-name="ce6" office:value-type="float" office:value="0.0433943457142857" calcext:value-type="float">
            <text:p>0.043</text:p>
          </table:table-cell>
          <table:table-cell table:style-name="ce6" office:value-type="float" office:value="0.0245938480280315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2:.AD72])" office:value-type="float" office:value="0.03224602" calcext:value-type="float">
            <text:p>0.032246</text:p>
          </table:table-cell>
          <table:table-cell table:style-name="ce32"/>
          <table:table-cell table:style-name="ce32" office:value-type="string" calcext:value-type="string">
            <text:p>WFG8_2</text:p>
          </table:table-cell>
          <table:table-cell table:style-name="ce32" office:value-type="float" office:value="0.1116666" calcext:value-type="float">
            <text:p>0.111667</text:p>
          </table:table-cell>
          <table:table-cell table:style-name="ce32" office:value-type="float" office:value="0.125002285714286" calcext:value-type="float">
            <text:p>0.125002</text:p>
          </table:table-cell>
          <table:table-cell table:style-name="ce32" office:value-type="float" office:value="0.110249228571429" calcext:value-type="float">
            <text:p>0.110249</text:p>
          </table:table-cell>
          <table:table-cell table:style-name="ce39" office:value-type="float" office:value="0.03224602" calcext:value-type="float">
            <text:p>0.032246</text:p>
          </table:table-cell>
          <table:table-cell table:style-name="ce32" table:number-columns-repeated="2"/>
          <table:table-cell table:style-name="ce32" office:value-type="string" calcext:value-type="string">
            <text:p>WFG8_2</text:p>
          </table:table-cell>
          <table:table-cell table:style-name="ce40" table:formula="of:=[.AA72]-[.X72]" office:value-type="float" office:value="0.07942058" calcext:value-type="float">
            <text:p>0.079421</text:p>
          </table:table-cell>
          <table:table-cell table:style-name="ce32" table:formula="of:=[.AB72]-[.X72]" office:value-type="float" office:value="0.092756265714286" calcext:value-type="float">
            <text:p>0.092756</text:p>
          </table:table-cell>
          <table:table-cell table:style-name="ce32" table:formula="of:=[.AC72]-[.X72]" office:value-type="float" office:value="0.078003208571429" calcext:value-type="float">
            <text:p>0.078003</text:p>
          </table:table-cell>
          <table:table-cell table:style-name="ce4" table:formula="of:=[.AD72]-[.X7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602217" calcext:value-type="float">
            <text:p>0.060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643146" calcext:value-type="float">
            <text:p>0.064</text:p>
          </table:table-cell>
          <table:table-cell office:value-type="float" office:value="0.065645" calcext:value-type="float">
            <text:p>0.066</text:p>
          </table:table-cell>
          <table:table-cell office:value-type="float" office:value="0.0648332371428571" calcext:value-type="float">
            <text:p>0.065</text:p>
          </table:table-cell>
          <table:table-cell office:value-type="float" office:value="0.000416861537879504" calcext:value-type="float">
            <text:p>0.000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56515314" calcext:value-type="float">
            <text:p>0.057</text:p>
          </table:table-cell>
          <table:table-cell table:style-name="ce6" office:value-type="float" office:value="0.0144101" calcext:value-type="float">
            <text:p>0.014</text:p>
          </table:table-cell>
          <table:table-cell table:style-name="ce6" office:value-type="float" office:value="0.126513" calcext:value-type="float">
            <text:p>0.127</text:p>
          </table:table-cell>
          <table:table-cell table:style-name="ce6" office:value-type="float" office:value="0.100718677142857" calcext:value-type="float">
            <text:p>0.101</text:p>
          </table:table-cell>
          <table:table-cell table:style-name="ce6" office:value-type="float" office:value="0.0456686990615241" calcext:value-type="float">
            <text:p>0.046</text:p>
          </table:table-cell>
          <table:table-cell table:style-name="ce4" office:value-type="float" office:value="0.0899727111428571" calcext:value-type="float">
            <text:p>0.090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office:value-type="float" office:value="0.0557788494285715" calcext:value-type="float">
            <text:p>0.056</text:p>
          </table:table-cell>
          <table:table-cell table:style-name="ce6" office:value-type="float" office:value="0.00881436" calcext:value-type="float">
            <text:p>0.009</text:p>
          </table:table-cell>
          <table:table-cell table:style-name="ce6" office:value-type="float" office:value="0.0140592" calcext:value-type="float">
            <text:p>0.014</text:p>
          </table:table-cell>
          <table:table-cell table:style-name="ce6" office:value-type="float" office:value="0.010745966" calcext:value-type="float">
            <text:p>0.011</text:p>
          </table:table-cell>
          <table:table-cell table:style-name="ce6" office:value-type="float" office:value="0.00130833581531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3:.AD73])" office:value-type="float" office:value="0.010742612" calcext:value-type="float">
            <text:p>0.010743</text:p>
          </table:table-cell>
          <table:table-cell table:style-name="ce32"/>
          <table:table-cell table:style-name="ce32" office:value-type="string" calcext:value-type="string">
            <text:p>WFG9_2</text:p>
          </table:table-cell>
          <table:table-cell table:style-name="ce32" office:value-type="float" office:value="0.06726128" calcext:value-type="float">
            <text:p>0.067261</text:p>
          </table:table-cell>
          <table:table-cell table:style-name="ce32" office:value-type="float" office:value="0.100718677142857" calcext:value-type="float">
            <text:p>0.100719</text:p>
          </table:table-cell>
          <table:table-cell table:style-name="ce32" office:value-type="float" office:value="0.0665248154285714" calcext:value-type="float">
            <text:p>0.066525</text:p>
          </table:table-cell>
          <table:table-cell table:style-name="ce39" office:value-type="float" office:value="0.010742612" calcext:value-type="float">
            <text:p>0.010743</text:p>
          </table:table-cell>
          <table:table-cell table:style-name="ce32" table:number-columns-repeated="2"/>
          <table:table-cell table:style-name="ce32" office:value-type="string" calcext:value-type="string">
            <text:p>WFG9_2</text:p>
          </table:table-cell>
          <table:table-cell table:style-name="ce40" table:formula="of:=[.AA73]-[.X73]" office:value-type="float" office:value="0.056518668" calcext:value-type="float">
            <text:p>0.056519</text:p>
          </table:table-cell>
          <table:table-cell table:style-name="ce32" table:formula="of:=[.AB73]-[.X73]" office:value-type="float" office:value="0.089976065142857" calcext:value-type="float">
            <text:p>0.089976</text:p>
          </table:table-cell>
          <table:table-cell table:style-name="ce32" table:formula="of:=[.AC73]-[.X73]" office:value-type="float" office:value="0.0557822034285714" calcext:value-type="float">
            <text:p>0.055782</text:p>
          </table:table-cell>
          <table:table-cell table:style-name="ce4" table:formula="of:=[.AD73]-[.X7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.0335529" calcext:value-type="float">
            <text:p>0.034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table:style-name="ce6" office:value-type="float" office:value="0.0680763" calcext:value-type="float">
            <text:p>0.068</text:p>
          </table:table-cell>
          <table:table-cell table:style-name="ce6" office:value-type="float" office:value="0.0895339" calcext:value-type="float">
            <text:p>0.090</text:p>
          </table:table-cell>
          <table:table-cell table:style-name="ce6" office:value-type="float" office:value="0.0805124857142857" calcext:value-type="float">
            <text:p>0.081</text:p>
          </table:table-cell>
          <table:table-cell table:style-name="ce6" office:value-type="float" office:value="0.0049304130597832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152274" calcext:value-type="float">
            <text:p>0.002</text:p>
          </table:table-cell>
          <table:table-cell table:style-name="ce6" office:value-type="float" office:value="0.00175379" calcext:value-type="float">
            <text:p>0.002</text:p>
          </table:table-cell>
          <table:table-cell table:style-name="ce6" office:value-type="float" office:value="0.001623956" calcext:value-type="float">
            <text:p>0.002</text:p>
          </table:table-cell>
          <table:table-cell table:style-name="ce6" office:value-type="float" office:value="0.0000625524951746246" calcext:value-type="float">
            <text:p>0.000</text:p>
          </table:table-cell>
          <table:table-cell table:style-name="ce4" office:value-type="float" office:value="0.000355170285714285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office:value-type="float" office:value="0.000141226571428572" calcext:value-type="float">
            <text:p>0.000</text:p>
          </table:table-cell>
          <table:table-cell table:style-name="ce6" office:value-type="float" office:value="0.00141898" calcext:value-type="float">
            <text:p>0.001</text:p>
          </table:table-cell>
          <table:table-cell table:style-name="ce6" office:value-type="float" office:value="0.00141903" calcext:value-type="float">
            <text:p>0.001</text:p>
          </table:table-cell>
          <table:table-cell table:style-name="ce6" office:value-type="float" office:value="0.00141900314285714" calcext:value-type="float">
            <text:p>0.001</text:p>
          </table:table-cell>
          <table:table-cell table:style-name="ce6" office:value-type="float" office:value="0.0000000116549017453759" calcext:value-type="float">
            <text:p>0.000</text:p>
          </table:table-cell>
          <table:table-cell office:value-type="float" office:value="0.000150217428571429" calcext:value-type="float">
            <text:p>0.000</text:p>
          </table:table-cell>
          <table:table-cell/>
          <table:table-cell table:style-name="ce32" table:formula="of:=MIN([.AA74:.AD74])" office:value-type="float" office:value="0.00126878571428571" calcext:value-type="float">
            <text:p>0.001269</text:p>
          </table:table-cell>
          <table:table-cell table:style-name="ce32"/>
          <table:table-cell table:style-name="ce32" office:value-type="string" calcext:value-type="string">
            <text:p>DTLZ1_2</text:p>
          </table:table-cell>
          <table:table-cell table:style-name="ce32" office:value-type="float" office:value="0.00126878571428571" calcext:value-type="float">
            <text:p>0.001269</text:p>
          </table:table-cell>
          <table:table-cell table:style-name="ce32" office:value-type="float" office:value="0.001623956" calcext:value-type="float">
            <text:p>0.001624</text:p>
          </table:table-cell>
          <table:table-cell table:style-name="ce32" office:value-type="float" office:value="0.00141001228571429" calcext:value-type="float">
            <text:p>0.001410</text:p>
          </table:table-cell>
          <table:table-cell table:style-name="ce39" office:value-type="float" office:value="0.00141896942857143" calcext:value-type="float">
            <text:p>0.001419</text:p>
          </table:table-cell>
          <table:table-cell table:style-name="ce32" table:number-columns-repeated="2"/>
          <table:table-cell table:style-name="ce32" office:value-type="string" calcext:value-type="string">
            <text:p>DTLZ1_2</text:p>
          </table:table-cell>
          <table:table-cell table:style-name="ce40" table:formula="of:=[.AA74]-[.X74]" office:value-type="float" office:value="0" calcext:value-type="float">
            <text:p>0.000000</text:p>
          </table:table-cell>
          <table:table-cell table:style-name="ce32" table:formula="of:=[.AB74]-[.X74]" office:value-type="float" office:value="0.00035517028571429" calcext:value-type="float">
            <text:p>0.000355</text:p>
          </table:table-cell>
          <table:table-cell table:style-name="ce32" table:formula="of:=[.AC74]-[.X74]" office:value-type="float" office:value="0.00014122657142858" calcext:value-type="float">
            <text:p>0.000141</text:p>
          </table:table-cell>
          <table:table-cell table:style-name="ce4" table:formula="of:=[.AD74]-[.X74]" office:value-type="float" office:value="0.00015018371428572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75868" calcext:value-type="float">
            <text:p>0.008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table:style-name="ce6" office:value-type="float" office:value="0.00593798" calcext:value-type="float">
            <text:p>0.006</text:p>
          </table:table-cell>
          <table:table-cell table:style-name="ce6" office:value-type="float" office:value="0.00593876" calcext:value-type="float">
            <text:p>0.006</text:p>
          </table:table-cell>
          <table:table-cell table:style-name="ce6" office:value-type="float" office:value="0.00593840142857143" calcext:value-type="float">
            <text:p>0.006</text:p>
          </table:table-cell>
          <table:table-cell table:style-name="ce6" office:value-type="float" office:value="0.00000019228168112948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7" calcext:value-type="float">
            <text:p>0.002</text:p>
          </table:table-cell>
          <table:table-cell table:style-name="ce6" office:value-type="float" office:value="0.00207712" calcext:value-type="float">
            <text:p>0.002</text:p>
          </table:table-cell>
          <table:table-cell table:style-name="ce6" office:value-type="float" office:value="0.00207697971428571" calcext:value-type="float">
            <text:p>0.002</text:p>
          </table:table-cell>
          <table:table-cell table:style-name="ce6" office:value-type="float" office:value="0.000000068930014788743" calcext:value-type="float">
            <text:p>0.000</text:p>
          </table:table-cell>
          <table:table-cell office:value-type="float" office:value="0.000273996285714286" calcext:value-type="float">
            <text:p>0.000</text:p>
          </table:table-cell>
          <table:table-cell/>
          <table:table-cell table:style-name="ce32" table:formula="of:=MIN([.AA75:.AD75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2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9" office:value-type="float" office:value="0.00207643571428571" calcext:value-type="float">
            <text:p>0.002076</text:p>
          </table:table-cell>
          <table:table-cell table:style-name="ce32" table:number-columns-repeated="2"/>
          <table:table-cell table:style-name="ce32" office:value-type="string" calcext:value-type="string">
            <text:p>DTLZ2_2</text:p>
          </table:table-cell>
          <table:table-cell table:style-name="ce40" table:formula="of:=[.AA75]-[.X75]" office:value-type="float" office:value="0.00034325914285714" calcext:value-type="float">
            <text:p>0.000343</text:p>
          </table:table-cell>
          <table:table-cell table:style-name="ce32" table:formula="of:=[.AB75]-[.X75]" office:value-type="float" office:value="0.00079267685714286" calcext:value-type="float">
            <text:p>0.000793</text:p>
          </table:table-cell>
          <table:table-cell table:style-name="ce32" table:formula="of:=[.AC75]-[.X75]" office:value-type="float" office:value="0" calcext:value-type="float">
            <text:p>0.000000</text:p>
          </table:table-cell>
          <table:table-cell table:style-name="ce4" table:formula="of:=[.AD75]-[.X75]" office:value-type="float" office:value="0.00027345228571428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116218" calcext:value-type="float">
            <text:p>0.116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table:style-name="ce6" office:value-type="float" office:value="0.0241558" calcext:value-type="float">
            <text:p>0.024</text:p>
          </table:table-cell>
          <table:table-cell table:style-name="ce6" office:value-type="float" office:value="0.0352654" calcext:value-type="float">
            <text:p>0.035</text:p>
          </table:table-cell>
          <table:table-cell table:style-name="ce6" office:value-type="float" office:value="0.0286562685714286" calcext:value-type="float">
            <text:p>0.029</text:p>
          </table:table-cell>
          <table:table-cell table:style-name="ce6" office:value-type="float" office:value="0.00263344513515459" calcext:value-type="float">
            <text:p>0.003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0343018" calcext:value-type="float">
            <text:p>0.000</text:p>
          </table:table-cell>
          <table:table-cell table:style-name="ce6" office:value-type="float" office:value="0.00218361" calcext:value-type="float">
            <text:p>0.002</text:p>
          </table:table-cell>
          <table:table-cell table:style-name="ce6" office:value-type="float" office:value="0.00255334" calcext:value-type="float">
            <text:p>0.003</text:p>
          </table:table-cell>
          <table:table-cell table:style-name="ce6" office:value-type="float" office:value="0.00234890771428571" calcext:value-type="float">
            <text:p>0.002</text:p>
          </table:table-cell>
          <table:table-cell table:style-name="ce6" office:value-type="float" office:value="0.0000981930123229816" calcext:value-type="float">
            <text:p>0.000</text:p>
          </table:table-cell>
          <table:table-cell table:style-name="ce4" office:value-type="float" office:value="0.000545688571428572" calcext:value-type="float">
            <text:p>0.001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9" calcext:value-type="float">
            <text:p>0.002</text:p>
          </table:table-cell>
          <table:table-cell table:style-name="ce6" office:value-type="float" office:value="0.00207704" calcext:value-type="float">
            <text:p>0.002</text:p>
          </table:table-cell>
          <table:table-cell table:style-name="ce6" office:value-type="float" office:value="0.00207697457142857" calcext:value-type="float">
            <text:p>0.002</text:p>
          </table:table-cell>
          <table:table-cell table:style-name="ce6" office:value-type="float" office:value="0.0000000353224216240417" calcext:value-type="float">
            <text:p>0.000</text:p>
          </table:table-cell>
          <table:table-cell office:value-type="float" office:value="0.000273755428571429" calcext:value-type="float">
            <text:p>0.000</text:p>
          </table:table-cell>
          <table:table-cell/>
          <table:table-cell table:style-name="ce32" table:formula="of:=MIN([.AA76:.AD76])" office:value-type="float" office:value="0.00180321914285714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3_2</text:p>
          </table:table-cell>
          <table:table-cell table:style-name="ce32" office:value-type="float" office:value="0.00214623714285714" calcext:value-type="float">
            <text:p>0.002146</text:p>
          </table:table-cell>
          <table:table-cell table:style-name="ce32" office:value-type="float" office:value="0.00234890771428571" calcext:value-type="float">
            <text:p>0.002349</text:p>
          </table:table-cell>
          <table:table-cell table:style-name="ce32" office:value-type="float" office:value="0.00180321914285714" calcext:value-type="float">
            <text:p>0.001803</text:p>
          </table:table-cell>
          <table:table-cell table:style-name="ce39" office:value-type="float" office:value="0.00207677314285714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3_2</text:p>
          </table:table-cell>
          <table:table-cell table:style-name="ce40" table:formula="of:=[.AA76]-[.X76]" office:value-type="float" office:value="0.000343018" calcext:value-type="float">
            <text:p>0.000343</text:p>
          </table:table-cell>
          <table:table-cell table:style-name="ce32" table:formula="of:=[.AB76]-[.X76]" office:value-type="float" office:value="0.00054568857142857" calcext:value-type="float">
            <text:p>0.000546</text:p>
          </table:table-cell>
          <table:table-cell table:style-name="ce32" table:formula="of:=[.AC76]-[.X76]" office:value-type="float" office:value="0" calcext:value-type="float">
            <text:p>0.000000</text:p>
          </table:table-cell>
          <table:table-cell table:style-name="ce4" table:formula="of:=[.AD76]-[.X76]" office:value-type="float" office:value="0.000273554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144101" calcext:value-type="float">
            <text:p>0.01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table:style-name="ce6" office:value-type="float" office:value="0.00880918" calcext:value-type="float">
            <text:p>0.009</text:p>
          </table:table-cell>
          <table:table-cell table:style-name="ce6" office:value-type="float" office:value="0.0152763" calcext:value-type="float">
            <text:p>0.015</text:p>
          </table:table-cell>
          <table:table-cell table:style-name="ce6" office:value-type="float" office:value="0.0111732411428571" calcext:value-type="float">
            <text:p>0.011</text:p>
          </table:table-cell>
          <table:table-cell table:style-name="ce6" office:value-type="float" office:value="0.00145159042735845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103293176285714" calcext:value-type="float">
            <text:p>0.103</text:p>
          </table:table-cell>
          <table:table-cell table:style-name="ce6" office:value-type="float" office:value="0.00243529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0644738417142857" calcext:value-type="float">
            <text:p>0.064</text:p>
          </table:table-cell>
          <table:table-cell table:style-name="ce6" office:value-type="float" office:value="0.135982877131426" calcext:value-type="float">
            <text:p>0.136</text:p>
          </table:table-cell>
          <table:table-cell table:style-name="ce4" office:value-type="float" office:value="0.0623968488571429" calcext:value-type="float">
            <text:p>0.062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office:value-type="float" office:value="0.165042191714286" calcext:value-type="float">
            <text:p>0.165</text:p>
          </table:table-cell>
          <table:table-cell table:style-name="ce6" office:value-type="float" office:value="0.0020767" calcext:value-type="float">
            <text:p>0.002</text:p>
          </table:table-cell>
          <table:table-cell table:style-name="ce6" office:value-type="float" office:value="0.00207705" calcext:value-type="float">
            <text:p>0.002</text:p>
          </table:table-cell>
          <table:table-cell table:style-name="ce6" office:value-type="float" office:value="0.00207699285714286" calcext:value-type="float">
            <text:p>0.002</text:p>
          </table:table-cell>
          <table:table-cell table:style-name="ce6" office:value-type="float" office:value="0.00000006194797026867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7:.AD77])" office:value-type="float" office:value="0.00207671714285714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4_2</text:p>
          </table:table-cell>
          <table:table-cell table:style-name="ce32" office:value-type="float" office:value="0.105370169142857" calcext:value-type="float">
            <text:p>0.105370</text:p>
          </table:table-cell>
          <table:table-cell table:style-name="ce32" office:value-type="float" office:value="0.0644738417142857" calcext:value-type="float">
            <text:p>0.064474</text:p>
          </table:table-cell>
          <table:table-cell table:style-name="ce32" office:value-type="float" office:value="0.167119184571429" calcext:value-type="float">
            <text:p>0.167119</text:p>
          </table:table-cell>
          <table:table-cell table:style-name="ce32" office:value-type="float" office:value="0.00207671714285714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4_2</text:p>
          </table:table-cell>
          <table:table-cell table:style-name="ce40" table:formula="of:=[.AA77]-[.X77]" office:value-type="float" office:value="0.103293452" calcext:value-type="float">
            <text:p>0.103293</text:p>
          </table:table-cell>
          <table:table-cell table:style-name="ce32" table:formula="of:=[.AB77]-[.X77]" office:value-type="float" office:value="0.0623971245714286" calcext:value-type="float">
            <text:p>0.062397</text:p>
          </table:table-cell>
          <table:table-cell table:style-name="ce32" table:formula="of:=[.AC77]-[.X77]" office:value-type="float" office:value="0.165042467428572" calcext:value-type="float">
            <text:p>0.165042</text:p>
          </table:table-cell>
          <table:table-cell table:style-name="ce4" table:formula="of:=[.AD77]-[.X7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.00152274" calcext:value-type="float">
            <text:p>0.002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table:style-name="ce6" office:value-type="float" office:value="0.00141894" calcext:value-type="float">
            <text:p>0.001</text:p>
          </table:table-cell>
          <table:table-cell table:style-name="ce6" office:value-type="float" office:value="0.00141901" calcext:value-type="float">
            <text:p>0.001</text:p>
          </table:table-cell>
          <table:table-cell table:style-name="ce6" office:value-type="float" office:value="0.00141897257142857" calcext:value-type="float">
            <text:p>0.001</text:p>
          </table:table-cell>
          <table:table-cell table:style-name="ce6" office:value-type="float" office:value="0.0000000171285654712257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7" calcext:value-type="float">
            <text:p>0.002</text:p>
          </table:table-cell>
          <table:table-cell table:style-name="ce6" office:value-type="float" office:value="0.00207712" calcext:value-type="float">
            <text:p>0.002</text:p>
          </table:table-cell>
          <table:table-cell table:style-name="ce6" office:value-type="float" office:value="0.00207697971428571" calcext:value-type="float">
            <text:p>0.002</text:p>
          </table:table-cell>
          <table:table-cell table:style-name="ce6" office:value-type="float" office:value="0.000000068930014788743" calcext:value-type="float">
            <text:p>0.000</text:p>
          </table:table-cell>
          <table:table-cell office:value-type="float" office:value="0.000273996285714286" calcext:value-type="float">
            <text:p>0.000</text:p>
          </table:table-cell>
          <table:table-cell/>
          <table:table-cell table:style-name="ce32" table:formula="of:=MIN([.AA78:.AD78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5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2" office:value-type="float" office:value="0.00207643571428571" calcext:value-type="float">
            <text:p>0.002076</text:p>
          </table:table-cell>
          <table:table-cell table:style-name="ce32" table:number-columns-repeated="2"/>
          <table:table-cell table:style-name="ce32" office:value-type="string" calcext:value-type="string">
            <text:p>DTLZ5_2</text:p>
          </table:table-cell>
          <table:table-cell table:style-name="ce40" table:formula="of:=[.AA78]-[.X78]" office:value-type="float" office:value="0.00034325914285714" calcext:value-type="float">
            <text:p>0.000343</text:p>
          </table:table-cell>
          <table:table-cell table:style-name="ce32" table:formula="of:=[.AB78]-[.X78]" office:value-type="float" office:value="0.00079267685714286" calcext:value-type="float">
            <text:p>0.000793</text:p>
          </table:table-cell>
          <table:table-cell table:style-name="ce32" table:formula="of:=[.AC78]-[.X78]" office:value-type="float" office:value="0" calcext:value-type="float">
            <text:p>0.000000</text:p>
          </table:table-cell>
          <table:table-cell table:style-name="ce4" table:formula="of:=[.AD78]-[.X78]" office:value-type="float" office:value="0.00027345228571428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0734624665714286" calcext:value-type="float">
            <text:p>0.073</text:p>
          </table:table-cell>
          <table:table-cell table:style-name="ce6" office:value-type="float" office:value="0.126222" calcext:value-type="float">
            <text:p>0.126</text:p>
          </table:table-cell>
          <table:table-cell table:style-name="ce6" office:value-type="float" office:value="0.315005" calcext:value-type="float">
            <text:p>0.315</text:p>
          </table:table-cell>
          <table:table-cell table:style-name="ce6" office:value-type="float" office:value="0.204845314285714" calcext:value-type="float">
            <text:p>0.205</text:p>
          </table:table-cell>
          <table:table-cell table:style-name="ce6" office:value-type="float" office:value="0.0359263275859851" calcext:value-type="float">
            <text:p>0.036</text:p>
          </table:table-cell>
          <table:table-cell table:style-name="ce4" office:value-type="float" office:value="0.202768292285714" calcext:value-type="float">
            <text:p>0.203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office:value-type="float" office:value="0.0762358951428572" calcext:value-type="float">
            <text:p>0.076</text:p>
          </table:table-cell>
          <table:table-cell table:style-name="ce6" office:value-type="float" office:value="0.0020769" calcext:value-type="float">
            <text:p>0.002</text:p>
          </table:table-cell>
          <table:table-cell table:style-name="ce6" office:value-type="float" office:value="0.00207709" calcext:value-type="float">
            <text:p>0.002</text:p>
          </table:table-cell>
          <table:table-cell table:style-name="ce6" office:value-type="float" office:value="0.002077022" calcext:value-type="float">
            <text:p>0.002</text:p>
          </table:table-cell>
          <table:table-cell table:style-name="ce6" office:value-type="float" office:value="0.00000003762977544443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9:.AD79])" office:value-type="float" office:value="0.00207678885714286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6_2</text:p>
          </table:table-cell>
          <table:table-cell table:style-name="ce32" office:value-type="float" office:value="0.0755394885714286" calcext:value-type="float">
            <text:p>0.075539</text:p>
          </table:table-cell>
          <table:table-cell table:style-name="ce32" office:value-type="float" office:value="0.204845314285714" calcext:value-type="float">
            <text:p>0.204845</text:p>
          </table:table-cell>
          <table:table-cell table:style-name="ce32" office:value-type="float" office:value="0.0783129171428572" calcext:value-type="float">
            <text:p>0.078313</text:p>
          </table:table-cell>
          <table:table-cell table:style-name="ce32" office:value-type="float" office:value="0.00207678885714286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6_2</text:p>
          </table:table-cell>
          <table:table-cell table:style-name="ce40" table:formula="of:=[.AA79]-[.X79]" office:value-type="float" office:value="0.0734626997142857" calcext:value-type="float">
            <text:p>0.073463</text:p>
          </table:table-cell>
          <table:table-cell table:style-name="ce32" table:formula="of:=[.AB79]-[.X79]" office:value-type="float" office:value="0.202768525428571" calcext:value-type="float">
            <text:p>0.202769</text:p>
          </table:table-cell>
          <table:table-cell table:style-name="ce32" table:formula="of:=[.AC79]-[.X79]" office:value-type="float" office:value="0.0762361282857143" calcext:value-type="float">
            <text:p>0.076236</text:p>
          </table:table-cell>
          <table:table-cell table:style-name="ce4" table:formula="of:=[.AD79]-[.X7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218361" calcext:value-type="float">
            <text:p>0.00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table:style-name="ce6" office:value-type="float" office:value="0.00207424" calcext:value-type="float">
            <text:p>0.002</text:p>
          </table:table-cell>
          <table:table-cell table:style-name="ce6" office:value-type="float" office:value="0.00207919" calcext:value-type="float">
            <text:p>0.002</text:p>
          </table:table-cell>
          <table:table-cell table:style-name="ce6" office:value-type="float" office:value="0.00207675142857143" calcext:value-type="float">
            <text:p>0.002</text:p>
          </table:table-cell>
          <table:table-cell table:style-name="ce6" office:value-type="float" office:value="0.000000933708865170458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1239218" calcext:value-type="float">
            <text:p>0.001</text:p>
          </table:table-cell>
          <table:table-cell table:style-name="ce6" office:value-type="float" office:value="0.00230716" calcext:value-type="float">
            <text:p>0.002</text:p>
          </table:table-cell>
          <table:table-cell table:style-name="ce6" office:value-type="float" office:value="0.00294221" calcext:value-type="float">
            <text:p>0.003</text:p>
          </table:table-cell>
          <table:table-cell table:style-name="ce6" office:value-type="float" office:value="0.00255250657142857" calcext:value-type="float">
            <text:p>0.003</text:p>
          </table:table-cell>
          <table:table-cell table:style-name="ce6" office:value-type="float" office:value="0.000140961328718054" calcext:value-type="float">
            <text:p>0.000</text:p>
          </table:table-cell>
          <table:table-cell table:style-name="ce4" office:value-type="float" office:value="0.000656852" calcext:value-type="float">
            <text:p>0.001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57526" calcext:value-type="float">
            <text:p>0.003</text:p>
          </table:table-cell>
          <table:table-cell table:style-name="ce6" office:value-type="float" office:value="0.00257944" calcext:value-type="float">
            <text:p>0.003</text:p>
          </table:table-cell>
          <table:table-cell table:style-name="ce6" office:value-type="float" office:value="0.00257903142857143" calcext:value-type="float">
            <text:p>0.003</text:p>
          </table:table-cell>
          <table:table-cell table:style-name="ce6" office:value-type="float" office:value="0.000000666629658836791" calcext:value-type="float">
            <text:p>0.000</text:p>
          </table:table-cell>
          <table:table-cell office:value-type="float" office:value="0.000683376857142857" calcext:value-type="float">
            <text:p>0.001</text:p>
          </table:table-cell>
          <table:table-cell/>
          <table:table-cell table:style-name="ce32" table:formula="of:=MIN([.AA80:.AD80])" office:value-type="float" office:value="0.00189565457142857" calcext:value-type="float">
            <text:p>0.001896</text:p>
          </table:table-cell>
          <table:table-cell table:style-name="ce32"/>
          <table:table-cell table:style-name="ce32" office:value-type="string" calcext:value-type="string">
            <text:p>DTLZ7_2</text:p>
          </table:table-cell>
          <table:table-cell table:style-name="ce32" office:value-type="float" office:value="0.00313487257142857" calcext:value-type="float">
            <text:p>0.003135</text:p>
          </table:table-cell>
          <table:table-cell table:style-name="ce32" office:value-type="float" office:value="0.00255250657142857" calcext:value-type="float">
            <text:p>0.002553</text:p>
          </table:table-cell>
          <table:table-cell table:style-name="ce32" office:value-type="float" office:value="0.00189565457142857" calcext:value-type="float">
            <text:p>0.001896</text:p>
          </table:table-cell>
          <table:table-cell table:style-name="ce32" office:value-type="float" office:value="0.00257863571428572" calcext:value-type="float">
            <text:p>0.002579</text:p>
          </table:table-cell>
          <table:table-cell table:style-name="ce32" table:number-columns-repeated="2"/>
          <table:table-cell table:style-name="ce32" office:value-type="string" calcext:value-type="string">
            <text:p>DTLZ7_2</text:p>
          </table:table-cell>
          <table:table-cell table:style-name="ce40" table:formula="of:=[.AA80]-[.X80]" office:value-type="float" office:value="0.001239218" calcext:value-type="float">
            <text:p>0.001239</text:p>
          </table:table-cell>
          <table:table-cell table:style-name="ce32" table:formula="of:=[.AB80]-[.X80]" office:value-type="float" office:value="0.000656852" calcext:value-type="float">
            <text:p>0.000657</text:p>
          </table:table-cell>
          <table:table-cell table:style-name="ce32" table:formula="of:=[.AC80]-[.X80]" office:value-type="float" office:value="0" calcext:value-type="float">
            <text:p>0.000000</text:p>
          </table:table-cell>
          <table:table-cell table:style-name="ce4" table:formula="of:=[.AD80]-[.X80]" office:value-type="float" office:value="0.00068298114285715" calcext:value-type="float">
            <text:p>0.001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0024352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table:style-name="ce6" office:value-type="float" office:value="0.00207628" calcext:value-type="float">
            <text:p>0.002</text:p>
          </table:table-cell>
          <table:table-cell table:style-name="ce6" office:value-type="float" office:value="0.00207755" calcext:value-type="float">
            <text:p>0.002</text:p>
          </table:table-cell>
          <table:table-cell table:style-name="ce6" office:value-type="float" office:value="0.00207667771428571" calcext:value-type="float">
            <text:p>0.002</text:p>
          </table:table-cell>
          <table:table-cell table:style-name="ce6" office:value-type="float" office:value="0.00000018651825976161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104789828571429" calcext:value-type="float">
            <text:p>0.001</text:p>
          </table:table-cell>
          <table:table-cell table:style-name="ce6" office:value-type="float" office:value="0.00533349" calcext:value-type="float">
            <text:p>0.005</text:p>
          </table:table-cell>
          <table:table-cell table:style-name="ce6" office:value-type="float" office:value="0.00649976" calcext:value-type="float">
            <text:p>0.006</text:p>
          </table:table-cell>
          <table:table-cell table:style-name="ce6" office:value-type="float" office:value="0.005779134" calcext:value-type="float">
            <text:p>0.006</text:p>
          </table:table-cell>
          <table:table-cell table:style-name="ce6" office:value-type="float" office:value="0.000245443292725631" calcext:value-type="float">
            <text:p>0.000</text:p>
          </table:table-cell>
          <table:table-cell table:style-name="ce4" office:value-type="float" office:value="0.00295830828571429" calcext:value-type="float">
            <text:p>0.003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office:value-type="float" office:value="0.000838128285714285" calcext:value-type="float">
            <text:p>0.001</text:p>
          </table:table-cell>
          <table:table-cell table:style-name="ce6" office:value-type="float" office:value="0.00265133" calcext:value-type="float">
            <text:p>0.003</text:p>
          </table:table-cell>
          <table:table-cell table:style-name="ce6" office:value-type="float" office:value="0.00316499" calcext:value-type="float">
            <text:p>0.003</text:p>
          </table:table-cell>
          <table:table-cell table:style-name="ce6" office:value-type="float" office:value="0.00282082571428571" calcext:value-type="float">
            <text:p>0.003</text:p>
          </table:table-cell>
          <table:table-cell table:style-name="ce6" office:value-type="float" office:value="0.0001145857283131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1:.AD81])" office:value-type="float" office:value="0.00290208057142857" calcext:value-type="float">
            <text:p>0.002902</text:p>
          </table:table-cell>
          <table:table-cell table:style-name="ce32"/>
          <table:table-cell table:style-name="ce32" office:value-type="string" calcext:value-type="string">
            <text:p>UF1_2</text:p>
          </table:table-cell>
          <table:table-cell table:style-name="ce32" office:value-type="float" office:value="0.003868724" calcext:value-type="float">
            <text:p>0.003869</text:p>
          </table:table-cell>
          <table:table-cell table:style-name="ce32" office:value-type="float" office:value="0.005779134" calcext:value-type="float">
            <text:p>0.005779</text:p>
          </table:table-cell>
          <table:table-cell table:style-name="ce32" office:value-type="float" office:value="0.003658954" calcext:value-type="float">
            <text:p>0.003659</text:p>
          </table:table-cell>
          <table:table-cell table:style-name="ce32" office:value-type="float" office:value="0.00290208057142857" calcext:value-type="float">
            <text:p>0.002902</text:p>
          </table:table-cell>
          <table:table-cell table:style-name="ce32" table:number-columns-repeated="2"/>
          <table:table-cell table:style-name="ce32" office:value-type="string" calcext:value-type="string">
            <text:p>UF1_2</text:p>
          </table:table-cell>
          <table:table-cell table:style-name="ce40" table:formula="of:=[.AA81]-[.X81]" office:value-type="float" office:value="0.00096664342857143" calcext:value-type="float">
            <text:p>0.000967</text:p>
          </table:table-cell>
          <table:table-cell table:style-name="ce32" table:formula="of:=[.AB81]-[.X81]" office:value-type="float" office:value="0.00287705342857143" calcext:value-type="float">
            <text:p>0.002877</text:p>
          </table:table-cell>
          <table:table-cell table:style-name="ce32" table:formula="of:=[.AC81]-[.X81]" office:value-type="float" office:value="0.00075687342857143" calcext:value-type="float">
            <text:p>0.000757</text:p>
          </table:table-cell>
          <table:table-cell table:style-name="ce4" table:formula="of:=[.AD81]-[.X8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849971" calcext:value-type="float">
            <text:p>0.008</text:p>
          </table:table-cell>
          <table:table-cell table:style-name="ce6" office:value-type="float" office:value="0.0104478" calcext:value-type="float">
            <text:p>0.010</text:p>
          </table:table-cell>
          <table:table-cell table:style-name="ce6" office:value-type="float" office:value="0.00960254457142857" calcext:value-type="float">
            <text:p>0.010</text:p>
          </table:table-cell>
          <table:table-cell table:style-name="ce6" office:value-type="float" office:value="0.000417257057694948" calcext:value-type="float">
            <text:p>0.000</text:p>
          </table:table-cell>
          <table:table-cell table:style-name="ce4" office:value-type="float" office:value="0.00609685342857143" calcext:value-type="float">
            <text:p>0.006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office:value-type="float" office:value="0.001364264" calcext:value-type="float">
            <text:p>0.001</text:p>
          </table:table-cell>
          <table:table-cell table:style-name="ce6" office:value-type="float" office:value="0.00387357" calcext:value-type="float">
            <text:p>0.004</text:p>
          </table:table-cell>
          <table:table-cell table:style-name="ce6" office:value-type="float" office:value="0.00738786" calcext:value-type="float">
            <text:p>0.007</text:p>
          </table:table-cell>
          <table:table-cell table:style-name="ce6" office:value-type="float" office:value="0.00549832971428571" calcext:value-type="float">
            <text:p>0.005</text:p>
          </table:table-cell>
          <table:table-cell table:style-name="ce6" office:value-type="float" office:value="0.000835383686073089" calcext:value-type="float">
            <text:p>0.001</text:p>
          </table:table-cell>
          <table:table-cell office:value-type="float" office:value="0.00199263857142857" calcext:value-type="float">
            <text:p>0.002</text:p>
          </table:table-cell>
          <table:table-cell/>
          <table:table-cell table:style-name="ce32" table:formula="of:=MIN([.AA82:.AD82])" office:value-type="float" office:value="0.00350569114285714" calcext:value-type="float">
            <text:p>0.003506</text:p>
          </table:table-cell>
          <table:table-cell table:style-name="ce32"/>
          <table:table-cell table:style-name="ce32" office:value-type="string" calcext:value-type="string">
            <text:p>UF2_2</text:p>
          </table:table-cell>
          <table:table-cell table:style-name="ce32" office:value-type="float" office:value="0.00350569114285714" calcext:value-type="float">
            <text:p>0.003506</text:p>
          </table:table-cell>
          <table:table-cell table:style-name="ce32" office:value-type="float" office:value="0.00960254457142857" calcext:value-type="float">
            <text:p>0.009603</text:p>
          </table:table-cell>
          <table:table-cell table:style-name="ce32" office:value-type="float" office:value="0.00486995514285714" calcext:value-type="float">
            <text:p>0.004870</text:p>
          </table:table-cell>
          <table:table-cell table:style-name="ce32" office:value-type="float" office:value="0.00594199028571429" calcext:value-type="float">
            <text:p>0.005942</text:p>
          </table:table-cell>
          <table:table-cell table:style-name="ce32" table:number-columns-repeated="2"/>
          <table:table-cell table:style-name="ce32" office:value-type="string" calcext:value-type="string">
            <text:p>UF2_2</text:p>
          </table:table-cell>
          <table:table-cell table:style-name="ce40" table:formula="of:=[.AA82]-[.X82]" office:value-type="float" office:value="0" calcext:value-type="float">
            <text:p>0.000000</text:p>
          </table:table-cell>
          <table:table-cell table:style-name="ce32" table:formula="of:=[.AB82]-[.X82]" office:value-type="float" office:value="0.00609685342857143" calcext:value-type="float">
            <text:p>0.006097</text:p>
          </table:table-cell>
          <table:table-cell table:style-name="ce32" table:formula="of:=[.AC82]-[.X82]" office:value-type="float" office:value="0.001364264" calcext:value-type="float">
            <text:p>0.001364</text:p>
          </table:table-cell>
          <table:table-cell table:style-name="ce4" table:formula="of:=[.AD82]-[.X82]" office:value-type="float" office:value="0.00243629914285715" calcext:value-type="float">
            <text:p>0.002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126222" calcext:value-type="float">
            <text:p>0.126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table:style-name="ce6" office:value-type="float" office:value="0.00207622" calcext:value-type="float">
            <text:p>0.002</text:p>
          </table:table-cell>
          <table:table-cell table:style-name="ce6" office:value-type="float" office:value="0.00207694" calcext:value-type="float">
            <text:p>0.002</text:p>
          </table:table-cell>
          <table:table-cell table:style-name="ce6" office:value-type="float" office:value="0.002076792" calcext:value-type="float">
            <text:p>0.002</text:p>
          </table:table-cell>
          <table:table-cell table:style-name="ce6" office:value-type="float" office:value="0.000000135431585258793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123466582857143" calcext:value-type="float">
            <text:p>0.123</text:p>
          </table:table-cell>
          <table:table-cell table:style-name="ce6" office:value-type="float" office:value="0.0524634" calcext:value-type="float">
            <text:p>0.052</text:p>
          </table:table-cell>
          <table:table-cell table:style-name="ce6" office:value-type="float" office:value="0.127223" calcext:value-type="float">
            <text:p>0.127</text:p>
          </table:table-cell>
          <table:table-cell table:style-name="ce6" office:value-type="float" office:value="0.08401822" calcext:value-type="float">
            <text:p>0.084</text:p>
          </table:table-cell>
          <table:table-cell table:style-name="ce6" office:value-type="float" office:value="0.0196859616738252" calcext:value-type="float">
            <text:p>0.020</text:p>
          </table:table-cell>
          <table:table-cell table:style-name="ce4" office:value-type="float" office:value="0.0270942028571429" calcext:value-type="float">
            <text:p>0.027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office:value-type="float" office:value="0.125943297142857" calcext:value-type="float">
            <text:p>0.126</text:p>
          </table:table-cell>
          <table:table-cell table:style-name="ce6" office:value-type="float" office:value="0.0384252" calcext:value-type="float">
            <text:p>0.038</text:p>
          </table:table-cell>
          <table:table-cell table:style-name="ce6" office:value-type="float" office:value="0.0952594" calcext:value-type="float">
            <text:p>0.095</text:p>
          </table:table-cell>
          <table:table-cell table:style-name="ce6" office:value-type="float" office:value="0.0569240171428571" calcext:value-type="float">
            <text:p>0.057</text:p>
          </table:table-cell>
          <table:table-cell table:style-name="ce6" office:value-type="float" office:value="0.0125480134595648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3:.AD83])" office:value-type="float" office:value="0.0615513314285714" calcext:value-type="float">
            <text:p>0.061551</text:p>
          </table:table-cell>
          <table:table-cell table:style-name="ce32"/>
          <table:table-cell table:style-name="ce32" office:value-type="string" calcext:value-type="string">
            <text:p>UF3_2</text:p>
          </table:table-cell>
          <table:table-cell table:style-name="ce32" office:value-type="float" office:value="0.1803906" calcext:value-type="float">
            <text:p>0.180391</text:p>
          </table:table-cell>
          <table:table-cell table:style-name="ce32" office:value-type="float" office:value="0.08401822" calcext:value-type="float">
            <text:p>0.084018</text:p>
          </table:table-cell>
          <table:table-cell table:style-name="ce32" office:value-type="float" office:value="0.182867314285714" calcext:value-type="float">
            <text:p>0.182867</text:p>
          </table:table-cell>
          <table:table-cell table:style-name="ce32" office:value-type="float" office:value="0.0615513314285714" calcext:value-type="float">
            <text:p>0.061551</text:p>
          </table:table-cell>
          <table:table-cell table:style-name="ce32" table:number-columns-repeated="2"/>
          <table:table-cell table:style-name="ce32" office:value-type="string" calcext:value-type="string">
            <text:p>UF3_2</text:p>
          </table:table-cell>
          <table:table-cell table:style-name="ce40" table:formula="of:=[.AA83]-[.X83]" office:value-type="float" office:value="0.118839268571429" calcext:value-type="float">
            <text:p>0.118839</text:p>
          </table:table-cell>
          <table:table-cell table:style-name="ce32" table:formula="of:=[.AB83]-[.X83]" office:value-type="float" office:value="0.0224668885714286" calcext:value-type="float">
            <text:p>0.022467</text:p>
          </table:table-cell>
          <table:table-cell table:style-name="ce32" table:formula="of:=[.AC83]-[.X83]" office:value-type="float" office:value="0.121315982857143" calcext:value-type="float">
            <text:p>0.121316</text:p>
          </table:table-cell>
          <table:table-cell table:style-name="ce4" table:formula="of:=[.AD83]-[.X8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230716" calcext:value-type="float">
            <text:p>0.002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table:style-name="ce6" office:value-type="float" office:value="0.00257449" calcext:value-type="float">
            <text:p>0.003</text:p>
          </table:table-cell>
          <table:table-cell table:style-name="ce6" office:value-type="float" office:value="0.00257902" calcext:value-type="float">
            <text:p>0.003</text:p>
          </table:table-cell>
          <table:table-cell table:style-name="ce6" office:value-type="float" office:value="0.00257830171428571" calcext:value-type="float">
            <text:p>0.003</text:p>
          </table:table-cell>
          <table:table-cell table:style-name="ce6" office:value-type="float" office:value="0.000000760982394068102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0440813142857143" calcext:value-type="float">
            <text:p>0.004</text:p>
          </table:table-cell>
          <table:table-cell table:style-name="ce6" office:value-type="float" office:value="0.0265575" calcext:value-type="float">
            <text:p>0.027</text:p>
          </table:table-cell>
          <table:table-cell table:style-name="ce6" office:value-type="float" office:value="0.0387631" calcext:value-type="float">
            <text:p>0.039</text:p>
          </table:table-cell>
          <table:table-cell table:style-name="ce6" office:value-type="float" office:value="0.0331335171428571" calcext:value-type="float">
            <text:p>0.033</text:p>
          </table:table-cell>
          <table:table-cell table:style-name="ce6" office:value-type="float" office:value="0.00286619223056711" calcext:value-type="float">
            <text:p>0.003</text:p>
          </table:table-cell>
          <table:table-cell table:style-name="ce4" office:value-type="float" office:value="0.0116898857142857" calcext:value-type="float">
            <text:p>0.012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04519" calcext:value-type="float">
            <text:p>0.020</text:p>
          </table:table-cell>
          <table:table-cell table:style-name="ce6" office:value-type="float" office:value="0.023545" calcext:value-type="float">
            <text:p>0.024</text:p>
          </table:table-cell>
          <table:table-cell table:style-name="ce6" office:value-type="float" office:value="0.0221754228571429" calcext:value-type="float">
            <text:p>0.022</text:p>
          </table:table-cell>
          <table:table-cell table:style-name="ce6" office:value-type="float" office:value="0.000771924409728501" calcext:value-type="float">
            <text:p>0.001</text:p>
          </table:table-cell>
          <table:table-cell office:value-type="float" office:value="0.000731791428571427" calcext:value-type="float">
            <text:p>0.001</text:p>
          </table:table-cell>
          <table:table-cell/>
          <table:table-cell table:style-name="ce32" table:formula="of:=MIN([.AA84:.AD84])" office:value-type="float" office:value="0.0214436314285714" calcext:value-type="float">
            <text:p>0.021444</text:p>
          </table:table-cell>
          <table:table-cell table:style-name="ce32"/>
          <table:table-cell table:style-name="ce32" office:value-type="string" calcext:value-type="string">
            <text:p>UF4_2</text:p>
          </table:table-cell>
          <table:table-cell table:style-name="ce32" office:value-type="float" office:value="0.0258517628571429" calcext:value-type="float">
            <text:p>0.025852</text:p>
          </table:table-cell>
          <table:table-cell table:style-name="ce32" office:value-type="float" office:value="0.0331335171428571" calcext:value-type="float">
            <text:p>0.033134</text:p>
          </table:table-cell>
          <table:table-cell table:style-name="ce32" office:value-type="float" office:value="0.0214436314285714" calcext:value-type="float">
            <text:p>0.021444</text:p>
          </table:table-cell>
          <table:table-cell table:style-name="ce32" office:value-type="float" office:value="0.0223319257142857" calcext:value-type="float">
            <text:p>0.022332</text:p>
          </table:table-cell>
          <table:table-cell table:style-name="ce32" table:number-columns-repeated="2"/>
          <table:table-cell table:style-name="ce32" office:value-type="string" calcext:value-type="string">
            <text:p>UF4_2</text:p>
          </table:table-cell>
          <table:table-cell table:style-name="ce40" table:formula="of:=[.AA84]-[.X84]" office:value-type="float" office:value="0.0044081314285715" calcext:value-type="float">
            <text:p>0.004408</text:p>
          </table:table-cell>
          <table:table-cell table:style-name="ce32" table:formula="of:=[.AB84]-[.X84]" office:value-type="float" office:value="0.0116898857142857" calcext:value-type="float">
            <text:p>0.011690</text:p>
          </table:table-cell>
          <table:table-cell table:style-name="ce32" table:formula="of:=[.AC84]-[.X84]" office:value-type="float" office:value="0" calcext:value-type="float">
            <text:p>0.000000</text:p>
          </table:table-cell>
          <table:table-cell table:style-name="ce4" table:formula="of:=[.AD84]-[.X84]" office:value-type="float" office:value="0.000888294285714301" calcext:value-type="float">
            <text:p>0.001</text:p>
          </table:table-cell>
          <table:table-cell table:number-columns-repeated="6"/>
          <table:table-cell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533349" calcext:value-type="float">
            <text:p>0.005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table:style-name="ce6" office:value-type="float" office:value="0.0025816" calcext:value-type="float">
            <text:p>0.003</text:p>
          </table:table-cell>
          <table:table-cell table:style-name="ce6" office:value-type="float" office:value="0.00301539" calcext:value-type="float">
            <text:p>0.003</text:p>
          </table:table-cell>
          <table:table-cell table:style-name="ce6" office:value-type="float" office:value="0.00274665685714286" calcext:value-type="float">
            <text:p>0.003</text:p>
          </table:table-cell>
          <table:table-cell table:style-name="ce6" office:value-type="float" office:value="0.0000892985440537664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133038794285714" calcext:value-type="float">
            <text:p>0.133</text:p>
          </table:table-cell>
          <table:table-cell table:style-name="ce6" office:value-type="float" office:value="0.0911442" calcext:value-type="float">
            <text:p>0.091</text:p>
          </table:table-cell>
          <table:table-cell table:style-name="ce6" office:value-type="float" office:value="0.254029" calcext:value-type="float">
            <text:p>0.254</text:p>
          </table:table-cell>
          <table:table-cell table:style-name="ce6" office:value-type="float" office:value="0.142014122857143" calcext:value-type="float">
            <text:p>0.142</text:p>
          </table:table-cell>
          <table:table-cell table:style-name="ce6" office:value-type="float" office:value="0.0325116943735291" calcext:value-type="float">
            <text:p>0.033</text:p>
          </table:table-cell>
          <table:table-cell table:style-name="ce4" office:value-type="float" office:value="0.00960828857142862" calcext:value-type="float">
            <text:p>0.010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office:value-type="float" office:value="0.0822065257142857" calcext:value-type="float">
            <text:p>0.082</text:p>
          </table:table-cell>
          <table:table-cell table:style-name="ce6" office:value-type="float" office:value="0.0880952" calcext:value-type="float">
            <text:p>0.088</text:p>
          </table:table-cell>
          <table:table-cell table:style-name="ce6" office:value-type="float" office:value="0.153879" calcext:value-type="float">
            <text:p>0.154</text:p>
          </table:table-cell>
          <table:table-cell table:style-name="ce6" office:value-type="float" office:value="0.132405834285714" calcext:value-type="float">
            <text:p>0.132</text:p>
          </table:table-cell>
          <table:table-cell table:style-name="ce6" office:value-type="float" office:value="0.0140027965968831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5:.AD85])" office:value-type="float" office:value="0.128262302857143" calcext:value-type="float">
            <text:p>0.128262</text:p>
          </table:table-cell>
          <table:table-cell table:style-name="ce32"/>
          <table:table-cell table:style-name="ce32" office:value-type="string" calcext:value-type="string">
            <text:p>UF5_2</text:p>
          </table:table-cell>
          <table:table-cell table:style-name="ce32" office:value-type="float" office:value="0.265444628571429" calcext:value-type="float">
            <text:p>0.265445</text:p>
          </table:table-cell>
          <table:table-cell table:style-name="ce32" office:value-type="float" office:value="0.142014122857143" calcext:value-type="float">
            <text:p>0.142014</text:p>
          </table:table-cell>
          <table:table-cell table:style-name="ce32" office:value-type="float" office:value="0.21461236" calcext:value-type="float">
            <text:p>0.214612</text:p>
          </table:table-cell>
          <table:table-cell table:style-name="ce32" office:value-type="float" office:value="0.128262302857143" calcext:value-type="float">
            <text:p>0.128262</text:p>
          </table:table-cell>
          <table:table-cell table:style-name="ce32" table:number-columns-repeated="2"/>
          <table:table-cell table:style-name="ce32" office:value-type="string" calcext:value-type="string">
            <text:p>UF5_2</text:p>
          </table:table-cell>
          <table:table-cell table:style-name="ce40" table:formula="of:=[.AA85]-[.X85]" office:value-type="float" office:value="0.137182325714286" calcext:value-type="float">
            <text:p>0.137182</text:p>
          </table:table-cell>
          <table:table-cell table:style-name="ce32" table:formula="of:=[.AB85]-[.X85]" office:value-type="float" office:value="0.01375182" calcext:value-type="float">
            <text:p>0.013752</text:p>
          </table:table-cell>
          <table:table-cell table:style-name="ce32" table:formula="of:=[.AC85]-[.X85]" office:value-type="float" office:value="0.086350057142857" calcext:value-type="float">
            <text:p>0.086350</text:p>
          </table:table-cell>
          <table:table-cell table:style-name="ce4" table:formula="of:=[.AD85]-[.X8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.00849971" calcext:value-type="float">
            <text:p>0.008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table:style-name="ce6" office:value-type="float" office:value="0.00455832" calcext:value-type="float">
            <text:p>0.005</text:p>
          </table:table-cell>
          <table:table-cell table:style-name="ce6" office:value-type="float" office:value="0.00793601" calcext:value-type="float">
            <text:p>0.008</text:p>
          </table:table-cell>
          <table:table-cell table:style-name="ce6" office:value-type="float" office:value="0.00612650485714286" calcext:value-type="float">
            <text:p>0.006</text:p>
          </table:table-cell>
          <table:table-cell table:style-name="ce6" office:value-type="float" office:value="0.000885064870840781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341776797142857" calcext:value-type="float">
            <text:p>0.342</text:p>
          </table:table-cell>
          <table:table-cell table:style-name="ce6" office:value-type="float" office:value="0.0367765" calcext:value-type="float">
            <text:p>0.037</text:p>
          </table:table-cell>
          <table:table-cell table:style-name="ce6"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table:style-name="ce6" office:value-type="float" office:value="0.113738071883466" calcext:value-type="float">
            <text:p>0.114</text:p>
          </table:table-cell>
          <table:table-cell table:style-name="ce4" office:value-type="float" office:value="0.155284725714286" calcext:value-type="float">
            <text:p>0.155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office:value-type="float" office:value="0.22791248" calcext:value-type="float">
            <text:p>0.228</text:p>
          </table:table-cell>
          <table:table-cell table:style-name="ce6" office:value-type="float" office:value="0.0210026" calcext:value-type="float">
            <text:p>0.021</text:p>
          </table:table-cell>
          <table:table-cell table:style-name="ce6" office:value-type="float" office:value="0.0648128" calcext:value-type="float">
            <text:p>0.065</text:p>
          </table:table-cell>
          <table:table-cell table:style-name="ce6" office:value-type="float" office:value="0.0380672542857143" calcext:value-type="float">
            <text:p>0.038</text:p>
          </table:table-cell>
          <table:table-cell table:style-name="ce6" office:value-type="float" office:value="0.010585660216223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6:.AD86])" office:value-type="float" office:value="0.0363854885714286" calcext:value-type="float">
            <text:p>0.036385</text:p>
          </table:table-cell>
          <table:table-cell table:style-name="ce32"/>
          <table:table-cell table:style-name="ce32" office:value-type="string" calcext:value-type="string">
            <text:p>UF6_2</text:p>
          </table:table-cell>
          <table:table-cell table:style-name="ce32" office:value-type="float" office:value="0.379844051428571" calcext:value-type="float">
            <text:p>0.379844</text:p>
          </table:table-cell>
          <table:table-cell table:style-name="ce32" office:value-type="float" office:value="0.19335198" calcext:value-type="float">
            <text:p>0.193352</text:p>
          </table:table-cell>
          <table:table-cell table:style-name="ce32" office:value-type="float" office:value="0.265979734285714" calcext:value-type="float">
            <text:p>0.265980</text:p>
          </table:table-cell>
          <table:table-cell table:style-name="ce32" office:value-type="float" office:value="0.0363854885714286" calcext:value-type="float">
            <text:p>0.036385</text:p>
          </table:table-cell>
          <table:table-cell table:style-name="ce32" table:number-columns-repeated="2"/>
          <table:table-cell table:style-name="ce32" office:value-type="string" calcext:value-type="string">
            <text:p>UF6_2</text:p>
          </table:table-cell>
          <table:table-cell table:style-name="ce40" table:formula="of:=[.AA86]-[.X86]" office:value-type="float" office:value="0.343458562857142" calcext:value-type="float">
            <text:p>0.343459</text:p>
          </table:table-cell>
          <table:table-cell table:style-name="ce32" table:formula="of:=[.AB86]-[.X86]" office:value-type="float" office:value="0.156966491428571" calcext:value-type="float">
            <text:p>0.156966</text:p>
          </table:table-cell>
          <table:table-cell table:style-name="ce32" table:formula="of:=[.AC86]-[.X86]" office:value-type="float" office:value="0.229594245714285" calcext:value-type="float">
            <text:p>0.229594</text:p>
          </table:table-cell>
          <table:table-cell table:style-name="ce4" table:formula="of:=[.AD86]-[.X8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0524634" calcext:value-type="float">
            <text:p>0.052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table:style-name="ce6" office:value-type="float" office:value="0.0432103" calcext:value-type="float">
            <text:p>0.043</text:p>
          </table:table-cell>
          <table:table-cell table:style-name="ce6" office:value-type="float" office:value="0.0765347" calcext:value-type="float">
            <text:p>0.077</text:p>
          </table:table-cell>
          <table:table-cell table:style-name="ce6" office:value-type="float" office:value="0.0518161057142857" calcext:value-type="float">
            <text:p>0.052</text:p>
          </table:table-cell>
          <table:table-cell table:style-name="ce6" office:value-type="float" office:value="0.00632304756905551" calcext:value-type="float">
            <text:p>0.006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657373" calcext:value-type="float">
            <text:p>0.007</text:p>
          </table:table-cell>
          <table:table-cell table:style-name="ce6" office:value-type="float" office:value="0.00800409" calcext:value-type="float">
            <text:p>0.008</text:p>
          </table:table-cell>
          <table:table-cell table:style-name="ce6" office:value-type="float" office:value="0.00733926142857143" calcext:value-type="float">
            <text:p>0.007</text:p>
          </table:table-cell>
          <table:table-cell table:style-name="ce6" office:value-type="float" office:value="0.000304859895344382" calcext:value-type="float">
            <text:p>0.000</text:p>
          </table:table-cell>
          <table:table-cell table:style-name="ce4" office:value-type="float" office:value="0.00335063114285714" calcext:value-type="float">
            <text:p>0.003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office:value-type="float" office:value="0.0421572002857143" calcext:value-type="float">
            <text:p>0.042</text:p>
          </table:table-cell>
          <table:table-cell table:style-name="ce6" office:value-type="float" office:value="0.003213" calcext:value-type="float">
            <text:p>0.003</text:p>
          </table:table-cell>
          <table:table-cell table:style-name="ce6" office:value-type="float" office:value="0.00896098" calcext:value-type="float">
            <text:p>0.009</text:p>
          </table:table-cell>
          <table:table-cell table:style-name="ce6" office:value-type="float" office:value="0.00440045" calcext:value-type="float">
            <text:p>0.004</text:p>
          </table:table-cell>
          <table:table-cell table:style-name="ce6" office:value-type="float" office:value="0.0013640319878612" calcext:value-type="float">
            <text:p>0.001</text:p>
          </table:table-cell>
          <table:table-cell office:value-type="float" office:value="0.000411819714285714" calcext:value-type="float">
            <text:p>0.000</text:p>
          </table:table-cell>
          <table:table-cell/>
          <table:table-cell table:style-name="ce32" table:formula="of:=MIN([.AA87:.AD87])" office:value-type="float" office:value="0.00398863028571429" calcext:value-type="float">
            <text:p>0.003989</text:p>
          </table:table-cell>
          <table:table-cell table:style-name="ce32"/>
          <table:table-cell table:style-name="ce32" office:value-type="string" calcext:value-type="string">
            <text:p>UF7_2</text:p>
          </table:table-cell>
          <table:table-cell table:style-name="ce32" office:value-type="float" office:value="0.00398863028571429" calcext:value-type="float">
            <text:p>0.003989</text:p>
          </table:table-cell>
          <table:table-cell table:style-name="ce32" office:value-type="float" office:value="0.00733926142857143" calcext:value-type="float">
            <text:p>0.007339</text:p>
          </table:table-cell>
          <table:table-cell table:style-name="ce32" office:value-type="float" office:value="0.0461458305714286" calcext:value-type="float">
            <text:p>0.046146</text:p>
          </table:table-cell>
          <table:table-cell table:style-name="ce32" office:value-type="float" office:value="0.00439858028571429" calcext:value-type="float">
            <text:p>0.004399</text:p>
          </table:table-cell>
          <table:table-cell table:style-name="ce32" table:number-columns-repeated="2"/>
          <table:table-cell table:style-name="ce32" office:value-type="string" calcext:value-type="string">
            <text:p>UF7_2</text:p>
          </table:table-cell>
          <table:table-cell table:style-name="ce40" table:formula="of:=[.AA87]-[.X87]" office:value-type="float" office:value="0" calcext:value-type="float">
            <text:p>0.000000</text:p>
          </table:table-cell>
          <table:table-cell table:style-name="ce32" table:formula="of:=[.AB87]-[.X87]" office:value-type="float" office:value="0.00335063114285714" calcext:value-type="float">
            <text:p>0.003351</text:p>
          </table:table-cell>
          <table:table-cell table:style-name="ce32" table:formula="of:=[.AC87]-[.X87]" office:value-type="float" office:value="0.0421572002857143" calcext:value-type="float">
            <text:p>0.042157</text:p>
          </table:table-cell>
          <table:table-cell table:style-name="ce4" table:formula="of:=[.AD87]-[.X87]" office:value-type="float" office:value="0.00040995" calcext:value-type="float">
            <text:p>0.000</text:p>
          </table:table-cell>
          <table:table-cell table:number-columns-repeated="6"/>
          <table:table-cell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265575" calcext:value-type="float">
            <text:p>0.027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table:style-name="ce6" office:value-type="float" office:value="0.0206949" calcext:value-type="float">
            <text:p>0.021</text:p>
          </table:table-cell>
          <table:table-cell table:style-name="ce6" office:value-type="float" office:value="0.023709" calcext:value-type="float">
            <text:p>0.024</text:p>
          </table:table-cell>
          <table:table-cell table:style-name="ce6" office:value-type="float" office:value="0.0222020342857143" calcext:value-type="float">
            <text:p>0.022</text:p>
          </table:table-cell>
          <table:table-cell table:style-name="ce6" office:value-type="float" office:value="0.000714100448293559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25714330186335" calcext:value-type="float">
            <text:p>0.043</text:p>
          </table:table-cell>
          <table:table-cell table:style-name="ce4" table:formula="of:=AVERAGE([.H65:.H87])" office:value-type="float" office:value="0.0272473543478261" calcext:value-type="float">
            <text:p>0.027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style-name="ce4" table:formula="of:=AVERAGE([.L65:.L87])" office:value-type="float" office:value="0.031541192621118" calcext:value-type="float">
            <text:p>0.032</text:p>
          </table:table-cell>
          <table:table-cell table:formula="of:=AVERAGE([.M65:.M87])" office:value-type="float" office:value="0.0264330339130435" calcext:value-type="float">
            <text:p>0.026</text:p>
          </table:table-cell>
          <table:table-cell table:formula="of:=AVERAGE([.N65:.N87])" office:value-type="float" office:value="0.107040496521739" calcext:value-type="float">
            <text:p>0.107</text:p>
          </table:table-cell>
          <table:table-cell table:formula="of:=AVERAGE([.O65:.O87])" office:value-type="float" office:value="0.0597454320621118" calcext:value-type="float">
            <text:p>0.060</text:p>
          </table:table-cell>
          <table:table-cell table:style-name="ce4" table:formula="of:=AVERAGE([.P65:.P87])" office:value-type="float" office:value="0.0273153411917803" calcext:value-type="float">
            <text:p>0.027</text:p>
          </table:table-cell>
          <table:table-cell table:formula="of:=AVERAGE([.Q65:.Q87])" office:value-type="float" office:value="0.040103628" calcext:value-type="float">
            <text:p>0.040</text:p>
          </table:table-cell>
          <table:table-cell table:formula="of:=AVERAGE([.R65:.R87])" office:value-type="float" office:value="0.0156948986956522" calcext:value-type="float">
            <text:p>0.016</text:p>
          </table:table-cell>
          <table:table-cell table:formula="of:=AVERAGE([.S65:.S87])" office:value-type="float" office:value="0.0291878786956522" calcext:value-type="float">
            <text:p>0.029</text:p>
          </table:table-cell>
          <table:table-cell table:style-name="ce4" table:formula="of:=AVERAGE([.T65:.T87])" office:value-type="float" office:value="0.0212086770062112" calcext:value-type="float">
            <text:p>0.021</text:p>
          </table:table-cell>
          <table:table-cell table:formula="of:=AVERAGE([.U65:.U87])" office:value-type="float" office:value="0.00342591494903022" calcext:value-type="float">
            <text:p>0.003</text:p>
          </table:table-cell>
          <table:table-cell table:formula="of:=AVERAGE([.V65:.V87])" office:value-type="float" office:value="0.00156687294409938" calcext:value-type="float">
            <text:p>0.002</text:p>
          </table:table-cell>
          <table:table-cell/>
          <table:table-cell table:formula="of:=MIN([.AA88:.AD88])" office:value-type="float" office:value="0.0202816081863354" calcext:value-type="float">
            <text:p>0.02028160818633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0597454320621118" calcext:value-type="float">
            <text:p>0.0597</text:p>
          </table:table-cell>
          <table:table-cell table:formula="of:=AVERAGE([.AD65:.AD87])" office:value-type="float" office:value="0.0202816081863354" calcext:value-type="float">
            <text:p>0.0203</text:p>
          </table:table-cell>
          <table:table-cell/>
          <table:table-cell table:formula="of:=AVERAGE([.AF65:.AF87])" office:value-type="string" office:string-value="" calcext:value-type="error">
            <text:p>#DIV/0!</text:p>
          </table:table-cell>
          <table:table-cell table:formula="of:=AVERAGE([.AG65:.AG87])" office:value-type="string" office:string-value="" calcext:value-type="error">
            <text:p>#DIV/0!</text:p>
          </table:table-cell>
          <table:table-cell table:style-name="ce22" table:formula="of:=AVERAGE([.AH65:.AH87])" office:value-type="float" office:value="0.0434924323602484" calcext:value-type="float">
            <text:p>0.0435</text:p>
          </table:table-cell>
          <table:table-cell table:style-name="ce22" table:formula="of:=AVERAGE([.AI65:.AI87])" office:value-type="float" office:value="0.0324621919627329" calcext:value-type="float">
            <text:p>0.0325</text:p>
          </table:table-cell>
          <table:table-cell table:formula="of:=AVERAGE([.AJ65:.AJ87])" office:value-type="float" office:value="0.0410246273416149" calcext:value-type="float">
            <text:p>0.0410</text:p>
          </table:table-cell>
          <table:table-cell table:style-name="ce4" table:formula="of:=AVERAGE([.AK65:.AK87])" office:value-type="float" office:value="0.00156080346583851" calcext:value-type="float">
            <text:p>0.002</text:p>
          </table:table-cell>
          <table:table-cell table:number-columns-repeated="6"/>
          <table:table-cell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0911442" calcext:value-type="float">
            <text:p>0.09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table:style-name="ce6" office:value-type="float" office:value="0.0832663" calcext:value-type="float">
            <text:p>0.083</text:p>
          </table:table-cell>
          <table:table-cell table:style-name="ce6" office:value-type="float" office:value="0.144984" calcext:value-type="float">
            <text:p>0.145</text:p>
          </table:table-cell>
          <table:table-cell table:style-name="ce6" office:value-type="float" office:value="0.118217731428571" calcext:value-type="float">
            <text:p>0.118</text:p>
          </table:table-cell>
          <table:table-cell table:style-name="ce6" office:value-type="float" office:value="0.0153873380004242" calcext:value-type="float">
            <text:p>0.01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6" table:number-columns-repeated="18"/>
          <table:table-cell table:number-columns-repeated="13"/>
          <table:table-cell table:style-name="ce41"/>
          <table:table-cell table:style-name="ce22"/>
          <table:table-cell/>
          <table:table-cell table:style-name="ce4"/>
          <table:table-cell table:number-columns-repeated="3"/>
          <table:table-cell table:style-name="Default"/>
          <table:table-cell table:style-name="ce65"/>
          <table:table-cell table:style-name="Default"/>
          <table:table-cell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0367765" calcext:value-type="float">
            <text:p>0.037</text:p>
          </table:table-cell>
          <table:table-cell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table:style-name="ce6" office:value-type="float" office:value="0.0188629" calcext:value-type="float">
            <text:p>0.019</text:p>
          </table:table-cell>
          <table:table-cell table:style-name="ce6" office:value-type="float" office:value="0.034084" calcext:value-type="float">
            <text:p>0.034</text:p>
          </table:table-cell>
          <table:table-cell table:style-name="ce6" office:value-type="float" office:value="0.0256283885714286" calcext:value-type="float">
            <text:p>0.026</text:p>
          </table:table-cell>
          <table:table-cell table:style-name="ce6" office:value-type="float" office:value="0.0045513825375700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.00657373" calcext:value-type="float">
            <text:p>0.007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table:style-name="ce6" office:value-type="float" office:value="0.00321213" calcext:value-type="float">
            <text:p>0.003</text:p>
          </table:table-cell>
          <table:table-cell table:style-name="ce6" office:value-type="float" office:value="0.00481065" calcext:value-type="float">
            <text:p>0.005</text:p>
          </table:table-cell>
          <table:table-cell table:style-name="ce6" office:value-type="float" office:value="0.00394484742857143" calcext:value-type="float">
            <text:p>0.004</text:p>
          </table:table-cell>
          <table:table-cell table:style-name="ce6" office:value-type="float" office:value="0.000332219968655389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Mean</text:p>
          </table:table-cell>
          <table:table-cell table:style-name="ce6" office:value-type="float" office:value="0.0259445386956522" calcext:value-type="float">
            <text:p>0.026</text:p>
          </table:table-cell>
          <table:table-cell table:style-name="ce6" office:value-type="float" office:value="0.104592704347826" calcext:value-type="float">
            <text:p>0.105</text:p>
          </table:table-cell>
          <table:table-cell table:style-name="ce6" office:value-type="float" office:value="0.0622132370807454" calcext:value-type="float">
            <text:p>0.062</text:p>
          </table:table-cell>
          <table:table-cell table:style-name="ce6" office:value-type="float" office:value="0.022906724582636" calcext:value-type="float">
            <text:p>0.023</text:p>
          </table:table-cell>
          <table:table-cell office:value-type="float" office:value="0.0272473543478261" calcext:value-type="float">
            <text:p>0.027</text:p>
          </table:table-cell>
          <table:table-cell office:value-type="float" office:value="0.094538387826087" calcext:value-type="float">
            <text:p>0.095</text:p>
          </table:table-cell>
          <table:table-cell office:value-type="float" office:value="0.0511829966832298" calcext:value-type="float">
            <text:p>0.051</text:p>
          </table:table-cell>
          <table:table-cell office:value-type="float" office:value="0.0185600200232694" calcext:value-type="float">
            <text:p>0.019</text:p>
          </table:table-cell>
          <table:table-cell table:style-name="ce6" office:value-type="float" office:value="0.0264330339130435" calcext:value-type="float">
            <text:p>0.026</text:p>
          </table:table-cell>
          <table:table-cell table:style-name="ce6" office:value-type="float" office:value="0.107040496521739" calcext:value-type="float">
            <text:p>0.107</text:p>
          </table:table-cell>
          <table:table-cell table:style-name="ce6" office:value-type="float" office:value="0.0597454320621118" calcext:value-type="float">
            <text:p>0.060</text:p>
          </table:table-cell>
          <table:table-cell table:style-name="ce6" office:value-type="float" office:value="0.0273153411917803" calcext:value-type="float">
            <text:p>0.027</text:p>
          </table:table-cell>
          <table:table-cell table:style-name="ce6" office:value-type="float" office:value="0.015323332173913" calcext:value-type="float">
            <text:p>0.015</text:p>
          </table:table-cell>
          <table:table-cell table:style-name="ce6" office:value-type="float" office:value="0.0239149095652174" calcext:value-type="float">
            <text:p>0.024</text:p>
          </table:table-cell>
          <table:table-cell table:style-name="ce6" office:value-type="float" office:value="0.0188839242732919" calcext:value-type="float">
            <text:p>0.019</text:p>
          </table:table-cell>
          <table:table-cell table:style-name="ce6" office:value-type="float" office:value="0.00197936159220046" calcext:value-type="float">
            <text:p>0.002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2"/>
          <table:table-cell table:style-name="ce41"/>
          <table:table-cell table:style-name="ce22"/>
          <table:table-cell/>
          <table:table-cell table:style-name="ce22"/>
          <table:table-cell table:number-columns-repeated="3"/>
          <table:table-cell table:style-name="ce36"/>
          <table:table-cell table:style-name="ce38"/>
          <table:table-cell table:style-name="ce44"/>
          <table:table-cell table:style-name="ce38"/>
          <table:table-cell table:style-name="ce6" table:number-columns-repeated="4"/>
          <table:table-cell table:number-columns-repeated="4"/>
          <table:table-cell table:style-name="ce6" table:number-columns-repeated="8"/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table-cell table:style-name="ce14" office:value-type="string" calcext:value-type="string" table:number-columns-spanned="1" table:number-rows-spanned="23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0326991914285714" calcext:value-type="float">
            <text:p>0.033</text:p>
          </table:table-cell>
          <table:table-cell table:style-name="ce6" office:value-type="float" office:value="0.141687" calcext:value-type="float">
            <text:p>0.142</text:p>
          </table:table-cell>
          <table:table-cell table:style-name="ce6" office:value-type="float" office:value="0.179451" calcext:value-type="float">
            <text:p>0.179</text:p>
          </table:table-cell>
          <table:table-cell table:style-name="ce6"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4" office:value-type="float" office:value="0.1026801" calcext:value-type="float">
            <text:p>0.103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office:value-type="float" office:value="0.0209085657142857" calcext:value-type="float">
            <text:p>0.021</text:p>
          </table:table-cell>
          <table:table-cell table:style-name="ce6" office:value-type="float" office:value="0.048958" calcext:value-type="float">
            <text:p>0.049</text:p>
          </table:table-cell>
          <table:table-cell table:style-name="ce6" office:value-type="float" office:value="0.0699189" calcext:value-type="float">
            <text:p>0.070</text:p>
          </table:table-cell>
          <table:table-cell table:style-name="ce6" office:value-type="float" office:value="0.0576828714285714" calcext:value-type="float">
            <text:p>0.058</text:p>
          </table:table-cell>
          <table:table-cell table:style-name="ce6" office:value-type="float" office:value="0.0057399177147696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4:.AD94])" office:value-type="float" office:value="0.0558928971428572" calcext:value-type="float">
            <text:p>0.055892897</text:p>
          </table:table-cell>
          <table:table-cell table:style-name="ce32"/>
          <table:table-cell table:style-name="ce32" office:value-type="string" calcext:value-type="string">
            <text:p>WFG1_3</text:p>
          </table:table-cell>
          <table:table-cell table:style-name="ce37" office:value-type="float" office:value="0.0903820628571429" calcext:value-type="float">
            <text:p>0.090382</text:p>
          </table:table-cell>
          <table:table-cell table:style-name="ce37" office:value-type="float" office:value="0.160362971428571" calcext:value-type="float">
            <text:p>0.160363</text:p>
          </table:table-cell>
          <table:table-cell table:style-name="ce37" office:value-type="float" office:value="0.0785914371428571" calcext:value-type="float">
            <text:p>0.078591</text:p>
          </table:table-cell>
          <table:table-cell table:style-name="ce37" office:value-type="float" office:value="0.0558928971428572" calcext:value-type="float">
            <text:p>0.055893</text:p>
          </table:table-cell>
          <table:table-cell table:style-name="ce32" table:number-columns-repeated="2"/>
          <table:table-cell table:style-name="ce32" office:value-type="string" calcext:value-type="string">
            <text:p>WFG1_3</text:p>
          </table:table-cell>
          <table:table-cell table:style-name="ce40" table:formula="of:=[.AA94]-[.X94]" office:value-type="float" office:value="0.0344891657142857" calcext:value-type="float">
            <text:p>0.034489</text:p>
          </table:table-cell>
          <table:table-cell table:style-name="ce32" table:formula="of:=[.AB94]-[.X94]" office:value-type="float" office:value="0.104470074285714" calcext:value-type="float">
            <text:p>0.104470</text:p>
          </table:table-cell>
          <table:table-cell table:style-name="ce32" table:formula="of:=[.AC94]-[.X94]" office:value-type="float" office:value="0.0226985399999999" calcext:value-type="float">
            <text:p>0.022699</text:p>
          </table:table-cell>
          <table:table-cell table:style-name="ce4" table:formula="of:=[.AD94]-[.X94]" office:value-type="float" office:value="0" calcext:value-type="float">
            <text:p>0.000</text:p>
          </table:table-cell>
          <table:table-cell table:number-columns-repeated="2"/>
          <table:table-cell table:style-name="ce43"/>
          <table:table-cell table:number-columns-repeated="2"/>
          <table:table-cell table:style-name="ce6" table:number-columns-repeated="6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262003628571429" calcext:value-type="float">
            <text:p>0.026</text:p>
          </table:table-cell>
          <table:table-cell table:style-name="ce6" office:value-type="float" office:value="0.0730862" calcext:value-type="float">
            <text:p>0.073</text:p>
          </table:table-cell>
          <table:table-cell table:style-name="ce6" office:value-type="float" office:value="0.132957" calcext:value-type="float">
            <text:p>0.133</text:p>
          </table:table-cell>
          <table:table-cell table:style-name="ce6"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4" office:value-type="float" office:value="0.0606391942857143" calcext:value-type="float">
            <text:p>0.061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office:value-type="float" office:value="0.0660142" calcext:value-type="float">
            <text:p>0.066</text:p>
          </table:table-cell>
          <table:table-cell table:style-name="ce6" office:value-type="float" office:value="0.0306653" calcext:value-type="float">
            <text:p>0.031</text:p>
          </table:table-cell>
          <table:table-cell table:style-name="ce6" office:value-type="float" office:value="0.0479207" calcext:value-type="float">
            <text:p>0.048</text:p>
          </table:table-cell>
          <table:table-cell table:style-name="ce6" office:value-type="float" office:value="0.0366982" calcext:value-type="float">
            <text:p>0.037</text:p>
          </table:table-cell>
          <table:table-cell table:style-name="ce6" office:value-type="float" office:value="0.00354565829124659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5:.AD95])" office:value-type="float" office:value="0.0397436857142857" calcext:value-type="float">
            <text:p>0.039743686</text:p>
          </table:table-cell>
          <table:table-cell table:style-name="ce32"/>
          <table:table-cell table:style-name="ce32" office:value-type="string" calcext:value-type="string">
            <text:p>WFG2_3</text:p>
          </table:table-cell>
          <table:table-cell table:style-name="ce37" office:value-type="float" office:value="0.0628985628571429" calcext:value-type="float">
            <text:p>0.062899</text:p>
          </table:table-cell>
          <table:table-cell table:style-name="ce37" office:value-type="float" office:value="0.0973373942857143" calcext:value-type="float">
            <text:p>0.097337</text:p>
          </table:table-cell>
          <table:table-cell table:style-name="ce37" office:value-type="float" office:value="0.1027124" calcext:value-type="float">
            <text:p>0.102712</text:p>
          </table:table-cell>
          <table:table-cell table:style-name="ce37" office:value-type="float" office:value="0.0397436857142857" calcext:value-type="float">
            <text:p>0.039744</text:p>
          </table:table-cell>
          <table:table-cell table:style-name="ce32" table:number-columns-repeated="2"/>
          <table:table-cell table:style-name="ce32" office:value-type="string" calcext:value-type="string">
            <text:p>WFG2_3</text:p>
          </table:table-cell>
          <table:table-cell table:style-name="ce40" table:formula="of:=[.AA95]-[.X95]" office:value-type="float" office:value="0.0231548771428572" calcext:value-type="float">
            <text:p>0.023155</text:p>
          </table:table-cell>
          <table:table-cell table:style-name="ce32" table:formula="of:=[.AB95]-[.X95]" office:value-type="float" office:value="0.0575937085714286" calcext:value-type="float">
            <text:p>0.057594</text:p>
          </table:table-cell>
          <table:table-cell table:style-name="ce32" table:formula="of:=[.AC95]-[.X95]" office:value-type="float" office:value="0.0629687142857143" calcext:value-type="float">
            <text:p>0.062969</text:p>
          </table:table-cell>
          <table:table-cell table:style-name="ce4" table:formula="of:=[.AD95]-[.X95]" office:value-type="float" office:value="0" calcext:value-type="float">
            <text:p>0.00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00329205714285713" calcext:value-type="float">
            <text:p>0.000</text:p>
          </table:table-cell>
          <table:table-cell table:style-name="ce6" office:value-type="float" office:value="0.0312305" calcext:value-type="float">
            <text:p>0.031</text:p>
          </table:table-cell>
          <table:table-cell table:style-name="ce6" office:value-type="float" office:value="0.0607852" calcext:value-type="float">
            <text:p>0.061</text:p>
          </table:table-cell>
          <table:table-cell table:style-name="ce6"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4" office:value-type="float" office:value="0.0170603857142857" calcext:value-type="float">
            <text:p>0.017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2576" calcext:value-type="float">
            <text:p>0.033</text:p>
          </table:table-cell>
          <table:table-cell table:style-name="ce6" office:value-type="float" office:value="0.0326507" calcext:value-type="float">
            <text:p>0.033</text:p>
          </table:table-cell>
          <table:table-cell table:style-name="ce6" office:value-type="float" office:value="0.0326057114285714" calcext:value-type="float">
            <text:p>0.033</text:p>
          </table:table-cell>
          <table:table-cell table:style-name="ce6" office:value-type="float" office:value="0.0000185323928210435" calcext:value-type="float">
            <text:p>0.000</text:p>
          </table:table-cell>
          <table:table-cell office:value-type="float" office:value="0.0101866857142857" calcext:value-type="float">
            <text:p>0.010</text:p>
          </table:table-cell>
          <table:table-cell/>
          <table:table-cell table:style-name="ce33" table:formula="of:=MIN([.AA96:.AD96])" office:value-type="float" office:value="0.0224190257142857" calcext:value-type="float">
            <text:p>0.022419026</text:p>
          </table:table-cell>
          <table:table-cell table:style-name="ce32"/>
          <table:table-cell table:style-name="ce32" office:value-type="string" calcext:value-type="string">
            <text:p>WFG3_3</text:p>
          </table:table-cell>
          <table:table-cell table:style-name="ce37" office:value-type="float" office:value="0.0227482314285714" calcext:value-type="float">
            <text:p>0.022748</text:p>
          </table:table-cell>
          <table:table-cell table:style-name="ce37" office:value-type="float" office:value="0.0394794114285714" calcext:value-type="float">
            <text:p>0.039479</text:p>
          </table:table-cell>
          <table:table-cell table:style-name="ce37" office:value-type="float" office:value="0.0224190257142857" calcext:value-type="float">
            <text:p>0.022419</text:p>
          </table:table-cell>
          <table:table-cell table:style-name="ce37" office:value-type="float" office:value="0.0325997142857143" calcext:value-type="float">
            <text:p>0.032600</text:p>
          </table:table-cell>
          <table:table-cell table:style-name="ce32" table:number-columns-repeated="2"/>
          <table:table-cell table:style-name="ce32" office:value-type="string" calcext:value-type="string">
            <text:p>WFG3_3</text:p>
          </table:table-cell>
          <table:table-cell table:style-name="ce40" table:formula="of:=[.AA96]-[.X96]" office:value-type="float" office:value="0.000329205714285699" calcext:value-type="float">
            <text:p>0.000329</text:p>
          </table:table-cell>
          <table:table-cell table:style-name="ce32" table:formula="of:=[.AB96]-[.X96]" office:value-type="float" office:value="0.0170603857142857" calcext:value-type="float">
            <text:p>0.017060</text:p>
          </table:table-cell>
          <table:table-cell table:style-name="ce32" table:formula="of:=[.AC96]-[.X96]" office:value-type="float" office:value="0" calcext:value-type="float">
            <text:p>0.000000</text:p>
          </table:table-cell>
          <table:table-cell table:style-name="ce4" table:formula="of:=[.AD96]-[.X96]" office:value-type="float" office:value="0.0101806885714286" calcext:value-type="float">
            <text:p>0.01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0337012942857143" calcext:value-type="float">
            <text:p>0.034</text:p>
          </table:table-cell>
          <table:table-cell table:style-name="ce6" office:value-type="float" office:value="0.121259" calcext:value-type="float">
            <text:p>0.121</text:p>
          </table:table-cell>
          <table:table-cell table:style-name="ce6" office:value-type="float" office:value="0.143661" calcext:value-type="float">
            <text:p>0.144</text:p>
          </table:table-cell>
          <table:table-cell table:style-name="ce6"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4" office:value-type="float" office:value="0.0385732942857143" calcext:value-type="float">
            <text:p>0.039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office:value-type="float" office:value="0.00386138285714287" calcext:value-type="float">
            <text:p>0.004</text:p>
          </table:table-cell>
          <table:table-cell table:style-name="ce6" office:value-type="float" office:value="0.0895885" calcext:value-type="float">
            <text:p>0.090</text:p>
          </table:table-cell>
          <table:table-cell table:style-name="ce6" office:value-type="float" office:value="0.0939949" calcext:value-type="float">
            <text:p>0.094</text:p>
          </table:table-cell>
          <table:table-cell table:style-name="ce6" office:value-type="float" office:value="0.0929644485714286" calcext:value-type="float">
            <text:p>0.093</text:p>
          </table:table-cell>
          <table:table-cell table:style-name="ce6" office:value-type="float" office:value="0.0009395620339502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7:.AD97])" office:value-type="float" office:value="0.0929564742857143" calcext:value-type="float">
            <text:p>0.092956474</text:p>
          </table:table-cell>
          <table:table-cell table:style-name="ce32"/>
          <table:table-cell table:style-name="ce32" office:value-type="string" calcext:value-type="string">
            <text:p>WFG4_3</text:p>
          </table:table-cell>
          <table:table-cell table:style-name="ce37" office:value-type="float" office:value="0.126665742857143" calcext:value-type="float">
            <text:p>0.126666</text:p>
          </table:table-cell>
          <table:table-cell table:style-name="ce37" office:value-type="float" office:value="0.131537742857143" calcext:value-type="float">
            <text:p>0.131538</text:p>
          </table:table-cell>
          <table:table-cell table:style-name="ce37" office:value-type="float" office:value="0.0968258314285714" calcext:value-type="float">
            <text:p>0.096826</text:p>
          </table:table-cell>
          <table:table-cell table:style-name="ce37" office:value-type="float" office:value="0.0929564742857143" calcext:value-type="float">
            <text:p>0.092956</text:p>
          </table:table-cell>
          <table:table-cell table:style-name="ce32" table:number-columns-repeated="2"/>
          <table:table-cell table:style-name="ce32" office:value-type="string" calcext:value-type="string">
            <text:p>WFG4_3</text:p>
          </table:table-cell>
          <table:table-cell table:style-name="ce40" table:formula="of:=[.AA97]-[.X97]" office:value-type="float" office:value="0.0337092685714287" calcext:value-type="float">
            <text:p>0.033709</text:p>
          </table:table-cell>
          <table:table-cell table:style-name="ce32" table:formula="of:=[.AB97]-[.X97]" office:value-type="float" office:value="0.0385812685714287" calcext:value-type="float">
            <text:p>0.038581</text:p>
          </table:table-cell>
          <table:table-cell table:style-name="ce32" table:formula="of:=[.AC97]-[.X97]" office:value-type="float" office:value="0.0038693571428571" calcext:value-type="float">
            <text:p>0.003869</text:p>
          </table:table-cell>
          <table:table-cell table:style-name="ce4" table:formula="of:=[.AD97]-[.X9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141687" calcext:value-type="float">
            <text:p>0.142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table:style-name="ce6" office:value-type="float" office:value="0.0502294" calcext:value-type="float">
            <text:p>0.050</text:p>
          </table:table-cell>
          <table:table-cell table:style-name="ce6" office:value-type="float" office:value="0.0662461" calcext:value-type="float">
            <text:p>0.066</text:p>
          </table:table-cell>
          <table:table-cell table:style-name="ce6" office:value-type="float" office:value="0.0563065057142857" calcext:value-type="float">
            <text:p>0.056</text:p>
          </table:table-cell>
          <table:table-cell table:style-name="ce6" office:value-type="float" office:value="0.00410307457861561" calcext:value-type="float">
            <text:p>0.004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0347014285714286" calcext:value-type="float">
            <text:p>0.035</text:p>
          </table:table-cell>
          <table:table-cell table:style-name="ce6" office:value-type="float" office:value="0.160298" calcext:value-type="float">
            <text:p>0.160</text:p>
          </table:table-cell>
          <table:table-cell table:style-name="ce6" office:value-type="float" office:value="0.186094" calcext:value-type="float">
            <text:p>0.186</text:p>
          </table:table-cell>
          <table:table-cell table:style-name="ce6"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4" office:value-type="float" office:value="0.0240904285714286" calcext:value-type="float">
            <text:p>0.024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office:value-type="float" office:value="0.00700599999999998" calcext:value-type="float">
            <text:p>0.007</text:p>
          </table:table-cell>
          <table:table-cell table:style-name="ce6" office:value-type="float" office:value="0.139681" calcext:value-type="float">
            <text:p>0.140</text:p>
          </table:table-cell>
          <table:table-cell table:style-name="ce6" office:value-type="float" office:value="0.150158" calcext:value-type="float">
            <text:p>0.150</text:p>
          </table:table-cell>
          <table:table-cell table:style-name="ce6" office:value-type="float" office:value="0.146216257142857" calcext:value-type="float">
            <text:p>0.146</text:p>
          </table:table-cell>
          <table:table-cell table:style-name="ce6" office:value-type="float" office:value="0.0025167082394367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8:.AD98])" office:value-type="float" office:value="0.146708142857143" calcext:value-type="float">
            <text:p>0.146708143</text:p>
          </table:table-cell>
          <table:table-cell table:style-name="ce32"/>
          <table:table-cell table:style-name="ce32" office:value-type="string" calcext:value-type="string">
            <text:p>WFG5_3</text:p>
          </table:table-cell>
          <table:table-cell table:style-name="ce37" office:value-type="float" office:value="0.180917685714286" calcext:value-type="float">
            <text:p>0.180918</text:p>
          </table:table-cell>
          <table:table-cell table:style-name="ce37" office:value-type="float" office:value="0.170306685714286" calcext:value-type="float">
            <text:p>0.170307</text:p>
          </table:table-cell>
          <table:table-cell table:style-name="ce37" office:value-type="float" office:value="0.153222257142857" calcext:value-type="float">
            <text:p>0.153222</text:p>
          </table:table-cell>
          <table:table-cell table:style-name="ce37" office:value-type="float" office:value="0.146708142857143" calcext:value-type="float">
            <text:p>0.146708</text:p>
          </table:table-cell>
          <table:table-cell table:style-name="ce32" table:number-columns-repeated="2"/>
          <table:table-cell table:style-name="ce32" office:value-type="string" calcext:value-type="string">
            <text:p>WFG5_3</text:p>
          </table:table-cell>
          <table:table-cell table:style-name="ce40" table:formula="of:=[.AA98]-[.X98]" office:value-type="float" office:value="0.034209542857143" calcext:value-type="float">
            <text:p>0.034210</text:p>
          </table:table-cell>
          <table:table-cell table:style-name="ce32" table:formula="of:=[.AB98]-[.X98]" office:value-type="float" office:value="0.023598542857143" calcext:value-type="float">
            <text:p>0.023599</text:p>
          </table:table-cell>
          <table:table-cell table:style-name="ce32" table:formula="of:=[.AC98]-[.X98]" office:value-type="float" office:value="0.006514114285714" calcext:value-type="float">
            <text:p>0.006514</text:p>
          </table:table-cell>
          <table:table-cell table:style-name="ce4" table:formula="of:=[.AD98]-[.X9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730862" calcext:value-type="float">
            <text:p>0.073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table:style-name="ce6" office:value-type="float" office:value="0.0309754" calcext:value-type="float">
            <text:p>0.031</text:p>
          </table:table-cell>
          <table:table-cell table:style-name="ce6" office:value-type="float" office:value="0.0444332" calcext:value-type="float">
            <text:p>0.044</text:p>
          </table:table-cell>
          <table:table-cell table:style-name="ce6" office:value-type="float" office:value="0.0375271971428571" calcext:value-type="float">
            <text:p>0.038</text:p>
          </table:table-cell>
          <table:table-cell table:style-name="ce6" office:value-type="float" office:value="0.0033089872060786" calcext:value-type="float">
            <text:p>0.003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0343232571428572" calcext:value-type="float">
            <text:p>0.034</text:p>
          </table:table-cell>
          <table:table-cell table:style-name="ce6" office:value-type="float" office:value="0.159053" calcext:value-type="float">
            <text:p>0.159</text:p>
          </table:table-cell>
          <table:table-cell table:style-name="ce6" office:value-type="float" office:value="0.196392" calcext:value-type="float">
            <text:p>0.196</text:p>
          </table:table-cell>
          <table:table-cell table:style-name="ce6"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4" office:value-type="float" office:value="0.0367082857142857" calcext:value-type="float">
            <text:p>0.037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156147" calcext:value-type="float">
            <text:p>0.156</text:p>
          </table:table-cell>
          <table:table-cell table:style-name="ce6" office:value-type="float" office:value="0.172854" calcext:value-type="float">
            <text:p>0.173</text:p>
          </table:table-cell>
          <table:table-cell table:style-name="ce6" office:value-type="float" office:value="0.166295428571429" calcext:value-type="float">
            <text:p>0.166</text:p>
          </table:table-cell>
          <table:table-cell table:style-name="ce6" office:value-type="float" office:value="0.00450926912218893" calcext:value-type="float">
            <text:p>0.005</text:p>
          </table:table-cell>
          <table:table-cell office:value-type="float" office:value="0.0257996857142857" calcext:value-type="float">
            <text:p>0.026</text:p>
          </table:table-cell>
          <table:table-cell/>
          <table:table-cell table:style-name="ce33" table:formula="of:=MIN([.AA99:.AD99])" office:value-type="float" office:value="0.140495742857143" calcext:value-type="float">
            <text:p>0.140495743</text:p>
          </table:table-cell>
          <table:table-cell table:style-name="ce32"/>
          <table:table-cell table:style-name="ce32" office:value-type="string" calcext:value-type="string">
            <text:p>WFG6_3</text:p>
          </table:table-cell>
          <table:table-cell table:style-name="ce37" office:value-type="float" office:value="0.174819" calcext:value-type="float">
            <text:p>0.174819</text:p>
          </table:table-cell>
          <table:table-cell table:style-name="ce37" office:value-type="float" office:value="0.177204028571429" calcext:value-type="float">
            <text:p>0.177204</text:p>
          </table:table-cell>
          <table:table-cell table:style-name="ce37" office:value-type="float" office:value="0.140495742857143" calcext:value-type="float">
            <text:p>0.140496</text:p>
          </table:table-cell>
          <table:table-cell table:style-name="ce37" office:value-type="float" office:value="0.163950685714286" calcext:value-type="float">
            <text:p>0.163951</text:p>
          </table:table-cell>
          <table:table-cell table:style-name="ce32" table:number-columns-repeated="2"/>
          <table:table-cell table:style-name="ce32" office:value-type="string" calcext:value-type="string">
            <text:p>WFG6_3</text:p>
          </table:table-cell>
          <table:table-cell table:style-name="ce40" table:formula="of:=[.AA99]-[.X99]" office:value-type="float" office:value="0.034323257142857" calcext:value-type="float">
            <text:p>0.034323</text:p>
          </table:table-cell>
          <table:table-cell table:style-name="ce32" table:formula="of:=[.AB99]-[.X99]" office:value-type="float" office:value="0.036708285714286" calcext:value-type="float">
            <text:p>0.036708</text:p>
          </table:table-cell>
          <table:table-cell table:style-name="ce32" table:formula="of:=[.AC99]-[.X99]" office:value-type="float" office:value="0" calcext:value-type="float">
            <text:p>0.000000</text:p>
          </table:table-cell>
          <table:table-cell table:style-name="ce4" table:formula="of:=[.AD99]-[.X99]" office:value-type="float" office:value="0.023454942857143" calcext:value-type="float">
            <text:p>0.023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312305" calcext:value-type="float">
            <text:p>0.031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table:style-name="ce6" office:value-type="float" office:value="0.032564" calcext:value-type="float">
            <text:p>0.033</text:p>
          </table:table-cell>
          <table:table-cell table:style-name="ce6" office:value-type="float" office:value="0.0326393" calcext:value-type="float">
            <text:p>0.033</text:p>
          </table:table-cell>
          <table:table-cell table:style-name="ce6" office:value-type="float" office:value="0.0326040714285714" calcext:value-type="float">
            <text:p>0.033</text:p>
          </table:table-cell>
          <table:table-cell table:style-name="ce6" office:value-type="float" office:value="0.000017317135550473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0331964171428572" calcext:value-type="float">
            <text:p>0.033</text:p>
          </table:table-cell>
          <table:table-cell table:style-name="ce6" office:value-type="float" office:value="0.112513" calcext:value-type="float">
            <text:p>0.113</text:p>
          </table:table-cell>
          <table:table-cell table:style-name="ce6" office:value-type="float" office:value="0.137561" calcext:value-type="float">
            <text:p>0.138</text:p>
          </table:table-cell>
          <table:table-cell table:style-name="ce6"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4" office:value-type="float" office:value="0.0295705314285715" calcext:value-type="float">
            <text:p>0.030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office:value-type="float" office:value="0.00355252000000002" calcext:value-type="float">
            <text:p>0.004</text:p>
          </table:table-cell>
          <table:table-cell table:style-name="ce6" office:value-type="float" office:value="0.0915759" calcext:value-type="float">
            <text:p>0.092</text:p>
          </table:table-cell>
          <table:table-cell table:style-name="ce6" office:value-type="float" office:value="0.0942294" calcext:value-type="float">
            <text:p>0.094</text:p>
          </table:table-cell>
          <table:table-cell table:style-name="ce6" office:value-type="float" office:value="0.0935131542857143" calcext:value-type="float">
            <text:p>0.094</text:p>
          </table:table-cell>
          <table:table-cell table:style-name="ce6" office:value-type="float" office:value="0.00079195922165686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0:.AD100])" office:value-type="float" office:value="0.09319152" calcext:value-type="float">
            <text:p>0.093191520</text:p>
          </table:table-cell>
          <table:table-cell table:style-name="ce32"/>
          <table:table-cell table:style-name="ce32" office:value-type="string" calcext:value-type="string">
            <text:p>WFG7_3</text:p>
          </table:table-cell>
          <table:table-cell table:style-name="ce37" office:value-type="float" office:value="0.126709571428571" calcext:value-type="float">
            <text:p>0.126710</text:p>
          </table:table-cell>
          <table:table-cell table:style-name="ce37" office:value-type="float" office:value="0.123083685714286" calcext:value-type="float">
            <text:p>0.123084</text:p>
          </table:table-cell>
          <table:table-cell table:style-name="ce37" office:value-type="float" office:value="0.0970656742857143" calcext:value-type="float">
            <text:p>0.097066</text:p>
          </table:table-cell>
          <table:table-cell table:style-name="ce37" office:value-type="float" office:value="0.09319152" calcext:value-type="float">
            <text:p>0.093192</text:p>
          </table:table-cell>
          <table:table-cell table:style-name="ce32" table:number-columns-repeated="2"/>
          <table:table-cell table:style-name="ce32" office:value-type="string" calcext:value-type="string">
            <text:p>WFG7_3</text:p>
          </table:table-cell>
          <table:table-cell table:style-name="ce40" table:formula="of:=[.AA100]-[.X100]" office:value-type="float" office:value="0.033518051428571" calcext:value-type="float">
            <text:p>0.033518</text:p>
          </table:table-cell>
          <table:table-cell table:style-name="ce32" table:formula="of:=[.AB100]-[.X100]" office:value-type="float" office:value="0.029892165714286" calcext:value-type="float">
            <text:p>0.029892</text:p>
          </table:table-cell>
          <table:table-cell table:style-name="ce32" table:formula="of:=[.AC100]-[.X100]" office:value-type="float" office:value="0.0038741542857143" calcext:value-type="float">
            <text:p>0.003874</text:p>
          </table:table-cell>
          <table:table-cell table:style-name="ce4" table:formula="of:=[.AD100]-[.X10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121259" calcext:value-type="float">
            <text:p>0.121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table:style-name="ce6" office:value-type="float" office:value="0.0908132" calcext:value-type="float">
            <text:p>0.091</text:p>
          </table:table-cell>
          <table:table-cell table:style-name="ce6" office:value-type="float" office:value="0.0941823" calcext:value-type="float">
            <text:p>0.094</text:p>
          </table:table-cell>
          <table:table-cell table:style-name="ce6" office:value-type="float" office:value="0.0927436942857143" calcext:value-type="float">
            <text:p>0.093</text:p>
          </table:table-cell>
          <table:table-cell table:style-name="ce6" office:value-type="float" office:value="0.00096596651966318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0834328514285714" calcext:value-type="float">
            <text:p>0.083</text:p>
          </table:table-cell>
          <table:table-cell table:style-name="ce6" office:value-type="float" office:value="0.244191" calcext:value-type="float">
            <text:p>0.244</text:p>
          </table:table-cell>
          <table:table-cell table:style-name="ce6" office:value-type="float" office:value="0.274194" calcext:value-type="float">
            <text:p>0.274</text:p>
          </table:table-cell>
          <table:table-cell table:style-name="ce6"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4" office:value-type="float" office:value="0.14736328" calcext:value-type="float">
            <text:p>0.147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office:value-type="float" office:value="0.0549323657142858" calcext:value-type="float">
            <text:p>0.055</text:p>
          </table:table-cell>
          <table:table-cell table:style-name="ce6" office:value-type="float" office:value="0.0986519" calcext:value-type="float">
            <text:p>0.099</text:p>
          </table:table-cell>
          <table:table-cell table:style-name="ce6" office:value-type="float" office:value="0.154381" calcext:value-type="float">
            <text:p>0.154</text:p>
          </table:table-cell>
          <table:table-cell table:style-name="ce6" office:value-type="float" office:value="0.108565577142857" calcext:value-type="float">
            <text:p>0.109</text:p>
          </table:table-cell>
          <table:table-cell table:style-name="ce6" office:value-type="float" office:value="0.0154068177484067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1:.AD101])" office:value-type="float" office:value="0.106294277142857" calcext:value-type="float">
            <text:p>0.106294277</text:p>
          </table:table-cell>
          <table:table-cell table:style-name="ce32"/>
          <table:table-cell table:style-name="ce32" office:value-type="string" calcext:value-type="string">
            <text:p>WFG8_3</text:p>
          </table:table-cell>
          <table:table-cell table:style-name="ce37" office:value-type="float" office:value="0.191998428571429" calcext:value-type="float">
            <text:p>0.191998</text:p>
          </table:table-cell>
          <table:table-cell table:style-name="ce37" office:value-type="float" office:value="0.255928857142857" calcext:value-type="float">
            <text:p>0.255929</text:p>
          </table:table-cell>
          <table:table-cell table:style-name="ce37" office:value-type="float" office:value="0.163497942857143" calcext:value-type="float">
            <text:p>0.163498</text:p>
          </table:table-cell>
          <table:table-cell table:style-name="ce37" office:value-type="float" office:value="0.106294277142857" calcext:value-type="float">
            <text:p>0.106294</text:p>
          </table:table-cell>
          <table:table-cell table:style-name="ce32" table:number-columns-repeated="2"/>
          <table:table-cell table:style-name="ce32" office:value-type="string" calcext:value-type="string">
            <text:p>WFG8_3</text:p>
          </table:table-cell>
          <table:table-cell table:style-name="ce40" table:formula="of:=[.AA101]-[.X101]" office:value-type="float" office:value="0.085704151428572" calcext:value-type="float">
            <text:p>0.085704</text:p>
          </table:table-cell>
          <table:table-cell table:style-name="ce32" table:formula="of:=[.AB101]-[.X101]" office:value-type="float" office:value="0.14963458" calcext:value-type="float">
            <text:p>0.149635</text:p>
          </table:table-cell>
          <table:table-cell table:style-name="ce32" table:formula="of:=[.AC101]-[.X101]" office:value-type="float" office:value="0.057203665714286" calcext:value-type="float">
            <text:p>0.057204</text:p>
          </table:table-cell>
          <table:table-cell table:style-name="ce4" table:formula="of:=[.AD101]-[.X10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160298" calcext:value-type="float">
            <text:p>0.160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table:style-name="ce6" office:value-type="float" office:value="0.143018" calcext:value-type="float">
            <text:p>0.143</text:p>
          </table:table-cell>
          <table:table-cell table:style-name="ce6" office:value-type="float" office:value="0.154603" calcext:value-type="float">
            <text:p>0.155</text:p>
          </table:table-cell>
          <table:table-cell table:style-name="ce6" office:value-type="float" office:value="0.1470058" calcext:value-type="float">
            <text:p>0.147</text:p>
          </table:table-cell>
          <table:table-cell table:style-name="ce6" office:value-type="float" office:value="0.0024232579934578" calcext:value-type="float">
            <text:p>0.002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0363144685714286" calcext:value-type="float">
            <text:p>0.036</text:p>
          </table:table-cell>
          <table:table-cell table:style-name="ce6" office:value-type="float" office:value="0.137556" calcext:value-type="float">
            <text:p>0.138</text:p>
          </table:table-cell>
          <table:table-cell table:style-name="ce6" office:value-type="float" office:value="0.246213" calcext:value-type="float">
            <text:p>0.246</text:p>
          </table:table-cell>
          <table:table-cell table:style-name="ce6"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4" office:value-type="float" office:value="0.10616024" calcext:value-type="float">
            <text:p>0.106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office:value-type="float" office:value="0.00169108" calcext:value-type="float">
            <text:p>0.002</text:p>
          </table:table-cell>
          <table:table-cell table:style-name="ce6" office:value-type="float" office:value="0.0992499" calcext:value-type="float">
            <text:p>0.099</text:p>
          </table:table-cell>
          <table:table-cell table:style-name="ce6" office:value-type="float" office:value="0.209731" calcext:value-type="float">
            <text:p>0.210</text:p>
          </table:table-cell>
          <table:table-cell table:style-name="ce6" office:value-type="float" office:value="0.117708645714286" calcext:value-type="float">
            <text:p>0.118</text:p>
          </table:table-cell>
          <table:table-cell table:style-name="ce6" office:value-type="float" office:value="0.0360151238373575" calcext:value-type="float">
            <text:p>0.03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2:.AD102])" office:value-type="float" office:value="0.107364857142857" calcext:value-type="float">
            <text:p>0.107364857</text:p>
          </table:table-cell>
          <table:table-cell table:style-name="ce32"/>
          <table:table-cell table:style-name="ce32" office:value-type="string" calcext:value-type="string">
            <text:p>WFG9_3</text:p>
          </table:table-cell>
          <table:table-cell table:style-name="ce37" office:value-type="float" office:value="0.154023114285714" calcext:value-type="float">
            <text:p>0.154023</text:p>
          </table:table-cell>
          <table:table-cell table:style-name="ce37" office:value-type="float" office:value="0.223868885714286" calcext:value-type="float">
            <text:p>0.223869</text:p>
          </table:table-cell>
          <table:table-cell table:style-name="ce37" office:value-type="float" office:value="0.119399725714286" calcext:value-type="float">
            <text:p>0.119400</text:p>
          </table:table-cell>
          <table:table-cell table:style-name="ce37" office:value-type="float" office:value="0.107364857142857" calcext:value-type="float">
            <text:p>0.107365</text:p>
          </table:table-cell>
          <table:table-cell table:style-name="ce32" table:number-columns-repeated="2"/>
          <table:table-cell table:style-name="ce32" office:value-type="string" calcext:value-type="string">
            <text:p>WFG9_3</text:p>
          </table:table-cell>
          <table:table-cell table:style-name="ce40" table:formula="of:=[.AA102]-[.X102]" office:value-type="float" office:value="0.046658257142857" calcext:value-type="float">
            <text:p>0.046658</text:p>
          </table:table-cell>
          <table:table-cell table:style-name="ce32" table:formula="of:=[.AB102]-[.X102]" office:value-type="float" office:value="0.116504028571429" calcext:value-type="float">
            <text:p>0.116504</text:p>
          </table:table-cell>
          <table:table-cell table:style-name="ce32" table:formula="of:=[.AC102]-[.X102]" office:value-type="float" office:value="0.012034868571429" calcext:value-type="float">
            <text:p>0.012035</text:p>
          </table:table-cell>
          <table:table-cell table:style-name="ce4" table:formula="of:=[.AD102]-[.X10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159053" calcext:value-type="float">
            <text:p>0.159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table:style-name="ce6" office:value-type="float" office:value="0.143127" calcext:value-type="float">
            <text:p>0.143</text:p>
          </table:table-cell>
          <table:table-cell table:style-name="ce6" office:value-type="float" office:value="0.173065" calcext:value-type="float">
            <text:p>0.173</text:p>
          </table:table-cell>
          <table:table-cell table:style-name="ce6" office:value-type="float" office:value="0.162935714285714" calcext:value-type="float">
            <text:p>0.163</text:p>
          </table:table-cell>
          <table:table-cell table:style-name="ce6" office:value-type="float" office:value="0.0077207916491637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00631234285714285" calcext:value-type="float">
            <text:p>0.001</text:p>
          </table:table-cell>
          <table:table-cell table:style-name="ce6" office:value-type="float" office:value="0.0173051" calcext:value-type="float">
            <text:p>0.017</text:p>
          </table:table-cell>
          <table:table-cell table:style-name="ce6" office:value-type="float" office:value="0.0199091" calcext:value-type="float">
            <text:p>0.020</text:p>
          </table:table-cell>
          <table:table-cell table:style-name="ce6"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4" office:value-type="float" office:value="0.00441030857142857" calcext:value-type="float">
            <text:p>0.004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136409" calcext:value-type="float">
            <text:p>0.014</text:p>
          </table:table-cell>
          <table:table-cell table:style-name="ce6" office:value-type="float" office:value="0.0141918" calcext:value-type="float">
            <text:p>0.014</text:p>
          </table:table-cell>
          <table:table-cell table:style-name="ce6" office:value-type="float" office:value="0.0139210314285714" calcext:value-type="float">
            <text:p>0.014</text:p>
          </table:table-cell>
          <table:table-cell table:style-name="ce6" office:value-type="float" office:value="0.000155816725255628" calcext:value-type="float">
            <text:p>0.000</text:p>
          </table:table-cell>
          <table:table-cell office:value-type="float" office:value="0.000275711428571426" calcext:value-type="float">
            <text:p>0.000</text:p>
          </table:table-cell>
          <table:table-cell/>
          <table:table-cell table:style-name="ce33" table:formula="of:=MIN([.AA103:.AD103])" office:value-type="float" office:value="0.01364532" calcext:value-type="float">
            <text:p>0.013645320</text:p>
          </table:table-cell>
          <table:table-cell table:style-name="ce32"/>
          <table:table-cell table:style-name="ce32" office:value-type="string" calcext:value-type="string">
            <text:p>DTLZ1_3</text:p>
          </table:table-cell>
          <table:table-cell table:style-name="ce37" office:value-type="float" office:value="0.0142765542857143" calcext:value-type="float">
            <text:p>0.014277</text:p>
          </table:table-cell>
          <table:table-cell table:style-name="ce37" office:value-type="float" office:value="0.0180556285714286" calcext:value-type="float">
            <text:p>0.018056</text:p>
          </table:table-cell>
          <table:table-cell table:style-name="ce37" office:value-type="float" office:value="0.01364532" calcext:value-type="float">
            <text:p>0.013645</text:p>
          </table:table-cell>
          <table:table-cell table:style-name="ce37" office:value-type="float" office:value="0.0140209228571429" calcext:value-type="float">
            <text:p>0.014021</text:p>
          </table:table-cell>
          <table:table-cell table:style-name="ce32" table:number-columns-repeated="2"/>
          <table:table-cell table:style-name="ce32" office:value-type="string" calcext:value-type="string">
            <text:p>DTLZ1_3</text:p>
          </table:table-cell>
          <table:table-cell table:style-name="ce40" table:formula="of:=[.AA103]-[.X103]" office:value-type="float" office:value="0.000631234285714299" calcext:value-type="float">
            <text:p>0.000631</text:p>
          </table:table-cell>
          <table:table-cell table:style-name="ce32" table:formula="of:=[.AB103]-[.X103]" office:value-type="float" office:value="0.0044103085714286" calcext:value-type="float">
            <text:p>0.004410</text:p>
          </table:table-cell>
          <table:table-cell table:style-name="ce32" table:formula="of:=[.AC103]-[.X103]" office:value-type="float" office:value="0" calcext:value-type="float">
            <text:p>0.000000</text:p>
          </table:table-cell>
          <table:table-cell table:style-name="ce4" table:formula="of:=[.AD103]-[.X103]" office:value-type="float" office:value="0.000375602857142899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112513" calcext:value-type="float">
            <text:p>0.113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table:style-name="ce6" office:value-type="float" office:value="0.0916342" calcext:value-type="float">
            <text:p>0.092</text:p>
          </table:table-cell>
          <table:table-cell table:style-name="ce6" office:value-type="float" office:value="0.0944291" calcext:value-type="float">
            <text:p>0.094</text:p>
          </table:table-cell>
          <table:table-cell table:style-name="ce6" office:value-type="float" office:value="0.0933713314285714" calcext:value-type="float">
            <text:p>0.093</text:p>
          </table:table-cell>
          <table:table-cell table:style-name="ce6" office:value-type="float" office:value="0.0008791285733274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0426916285714286" calcext:value-type="float">
            <text:p>0.004</text:p>
          </table:table-cell>
          <table:table-cell table:style-name="ce6" office:value-type="float" office:value="0.0295481" calcext:value-type="float">
            <text:p>0.030</text:p>
          </table:table-cell>
          <table:table-cell table:style-name="ce6" office:value-type="float" office:value="0.0362011" calcext:value-type="float">
            <text:p>0.036</text:p>
          </table:table-cell>
          <table:table-cell table:style-name="ce6"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4" office:value-type="float" office:value="0.00876386285714285" calcext:value-type="float">
            <text:p>0.009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41182" calcext:value-type="float">
            <text:p>0.024</text:p>
          </table:table-cell>
          <table:table-cell table:style-name="ce6" office:value-type="float" office:value="0.0246222" calcext:value-type="float">
            <text:p>0.025</text:p>
          </table:table-cell>
          <table:table-cell table:style-name="ce6" office:value-type="float" office:value="0.0242926914285714" calcext:value-type="float">
            <text:p>0.024</text:p>
          </table:table-cell>
          <table:table-cell table:style-name="ce6" office:value-type="float" office:value="0.000103248511221169" calcext:value-type="float">
            <text:p>0.000</text:p>
          </table:table-cell>
          <table:table-cell office:value-type="float" office:value="0.00125678571428571" calcext:value-type="float">
            <text:p>0.001</text:p>
          </table:table-cell>
          <table:table-cell/>
          <table:table-cell table:style-name="ce33" table:formula="of:=MIN([.AA104:.AD104])" office:value-type="float" office:value="0.0230359057142857" calcext:value-type="float">
            <text:p>0.023035906</text:p>
          </table:table-cell>
          <table:table-cell table:style-name="ce32"/>
          <table:table-cell table:style-name="ce32" office:value-type="string" calcext:value-type="string">
            <text:p>DTLZ2_3</text:p>
          </table:table-cell>
          <table:table-cell table:style-name="ce37" office:value-type="float" office:value="0.0273050685714286" calcext:value-type="float">
            <text:p>0.027305</text:p>
          </table:table-cell>
          <table:table-cell table:style-name="ce37" office:value-type="float" office:value="0.0317997685714286" calcext:value-type="float">
            <text:p>0.031800</text:p>
          </table:table-cell>
          <table:table-cell table:style-name="ce37" office:value-type="float" office:value="0.0230359057142857" calcext:value-type="float">
            <text:p>0.023036</text:p>
          </table:table-cell>
          <table:table-cell table:style-name="ce37" office:value-type="float" office:value="0.0243101142857143" calcext:value-type="float">
            <text:p>0.024310</text:p>
          </table:table-cell>
          <table:table-cell table:style-name="ce32" table:number-columns-repeated="2"/>
          <table:table-cell table:style-name="ce32" office:value-type="string" calcext:value-type="string">
            <text:p>DTLZ2_3</text:p>
          </table:table-cell>
          <table:table-cell table:style-name="ce40" table:formula="of:=[.AA104]-[.X104]" office:value-type="float" office:value="0.0042691628571429" calcext:value-type="float">
            <text:p>0.004269</text:p>
          </table:table-cell>
          <table:table-cell table:style-name="ce32" table:formula="of:=[.AB104]-[.X104]" office:value-type="float" office:value="0.0087638628571429" calcext:value-type="float">
            <text:p>0.008764</text:p>
          </table:table-cell>
          <table:table-cell table:style-name="ce32" table:formula="of:=[.AC104]-[.X104]" office:value-type="float" office:value="0" calcext:value-type="float">
            <text:p>0.000000</text:p>
          </table:table-cell>
          <table:table-cell table:style-name="ce4" table:formula="of:=[.AD104]-[.X104]" office:value-type="float" office:value="0.0012742085714286" calcext:value-type="float">
            <text:p>0.001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244191" calcext:value-type="float">
            <text:p>0.244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table:style-name="ce6" office:value-type="float" office:value="0.101342" calcext:value-type="float">
            <text:p>0.101</text:p>
          </table:table-cell>
          <table:table-cell table:style-name="ce6" office:value-type="float" office:value="0.121477" calcext:value-type="float">
            <text:p>0.121</text:p>
          </table:table-cell>
          <table:table-cell table:style-name="ce6" office:value-type="float" office:value="0.105836542857143" calcext:value-type="float">
            <text:p>0.106</text:p>
          </table:table-cell>
          <table:table-cell table:style-name="ce6" office:value-type="float" office:value="0.00487271503281491" calcext:value-type="float">
            <text:p>0.005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0437192857142857" calcext:value-type="float">
            <text:p>0.004</text:p>
          </table:table-cell>
          <table:table-cell table:style-name="ce6" office:value-type="float" office:value="0.027387" calcext:value-type="float">
            <text:p>0.027</text:p>
          </table:table-cell>
          <table:table-cell table:style-name="ce6" office:value-type="float" office:value="0.0321385" calcext:value-type="float">
            <text:p>0.032</text:p>
          </table:table-cell>
          <table:table-cell table:style-name="ce6"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4" office:value-type="float" office:value="0.00672277428571429" calcext:value-type="float">
            <text:p>0.007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40707" calcext:value-type="float">
            <text:p>0.024</text:p>
          </table:table-cell>
          <table:table-cell table:style-name="ce6" office:value-type="float" office:value="0.0246169" calcext:value-type="float">
            <text:p>0.025</text:p>
          </table:table-cell>
          <table:table-cell table:style-name="ce6" office:value-type="float" office:value="0.02429722" calcext:value-type="float">
            <text:p>0.024</text:p>
          </table:table-cell>
          <table:table-cell table:style-name="ce6" office:value-type="float" office:value="0.000115202283707523" calcext:value-type="float">
            <text:p>0.000</text:p>
          </table:table-cell>
          <table:table-cell office:value-type="float" office:value="0.00136361142857143" calcext:value-type="float">
            <text:p>0.001</text:p>
          </table:table-cell>
          <table:table-cell/>
          <table:table-cell table:style-name="ce33" table:formula="of:=MIN([.AA105:.AD105])" office:value-type="float" office:value="0.0229336085714286" calcext:value-type="float">
            <text:p>0.022933609</text:p>
          </table:table-cell>
          <table:table-cell table:style-name="ce32"/>
          <table:table-cell table:style-name="ce32" office:value-type="string" calcext:value-type="string">
            <text:p>DTLZ3_3</text:p>
          </table:table-cell>
          <table:table-cell table:style-name="ce37" office:value-type="float" office:value="0.0273055371428571" calcext:value-type="float">
            <text:p>0.027306</text:p>
          </table:table-cell>
          <table:table-cell table:style-name="ce37" office:value-type="float" office:value="0.0296563828571429" calcext:value-type="float">
            <text:p>0.029656</text:p>
          </table:table-cell>
          <table:table-cell table:style-name="ce37" office:value-type="float" office:value="0.0229336085714286" calcext:value-type="float">
            <text:p>0.022934</text:p>
          </table:table-cell>
          <table:table-cell table:style-name="ce37" office:value-type="float" office:value="0.0242624657142857" calcext:value-type="float">
            <text:p>0.024262</text:p>
          </table:table-cell>
          <table:table-cell table:style-name="ce32" table:number-columns-repeated="2"/>
          <table:table-cell table:style-name="ce32" office:value-type="string" calcext:value-type="string">
            <text:p>DTLZ3_3</text:p>
          </table:table-cell>
          <table:table-cell table:style-name="ce40" table:formula="of:=[.AA105]-[.X105]" office:value-type="float" office:value="0.0043719285714285" calcext:value-type="float">
            <text:p>0.004372</text:p>
          </table:table-cell>
          <table:table-cell table:style-name="ce32" table:formula="of:=[.AB105]-[.X105]" office:value-type="float" office:value="0.0067227742857143" calcext:value-type="float">
            <text:p>0.006723</text:p>
          </table:table-cell>
          <table:table-cell table:style-name="ce32" table:formula="of:=[.AC105]-[.X105]" office:value-type="float" office:value="0" calcext:value-type="float">
            <text:p>0.000000</text:p>
          </table:table-cell>
          <table:table-cell table:style-name="ce4" table:formula="of:=[.AD105]-[.X105]" office:value-type="float" office:value="0.0013288571428571" calcext:value-type="float">
            <text:p>0.001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137556" calcext:value-type="float">
            <text:p>0.138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table:style-name="ce6" office:value-type="float" office:value="0.101115" calcext:value-type="float">
            <text:p>0.101</text:p>
          </table:table-cell>
          <table:table-cell table:style-name="ce6" office:value-type="float" office:value="0.162068" calcext:value-type="float">
            <text:p>0.162</text:p>
          </table:table-cell>
          <table:table-cell table:style-name="ce6" office:value-type="float" office:value="0.106150257142857" calcext:value-type="float">
            <text:p>0.106</text:p>
          </table:table-cell>
          <table:table-cell table:style-name="ce6" office:value-type="float" office:value="0.0096825577475106" calcext:value-type="float">
            <text:p>0.01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272943" calcext:value-type="float">
            <text:p>0.027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0921536085714286" calcext:value-type="float">
            <text:p>0.092</text:p>
          </table:table-cell>
          <table:table-cell table:style-name="ce6" office:value-type="float" office:value="0.180531846818624" calcext:value-type="float">
            <text:p>0.181</text:p>
          </table:table-cell>
          <table:table-cell office:value-type="float" office:value="0.0678364514285714" calcext:value-type="float">
            <text:p>0.068</text:p>
          </table:table-cell>
          <table:table-cell table:style-name="ce6" office:value-type="float" office:value="0.0282185" calcext:value-type="float">
            <text:p>0.028</text:p>
          </table:table-cell>
          <table:table-cell table:style-name="ce6" office:value-type="float" office:value="0.0359817" calcext:value-type="float">
            <text:p>0.036</text:p>
          </table:table-cell>
          <table:table-cell table:style-name="ce6"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4" office:value-type="float" office:value="0.00733384571428571" calcext:value-type="float">
            <text:p>0.007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office:value-type="float" office:value="0.165417262857143" calcext:value-type="float">
            <text:p>0.165</text:p>
          </table:table-cell>
          <table:table-cell table:style-name="ce6" office:value-type="float" office:value="0.0241114" calcext:value-type="float">
            <text:p>0.024</text:p>
          </table:table-cell>
          <table:table-cell table:style-name="ce6" office:value-type="float" office:value="0.0246388" calcext:value-type="float">
            <text:p>0.025</text:p>
          </table:table-cell>
          <table:table-cell table:style-name="ce6" office:value-type="float" office:value="0.0243171571428571" calcext:value-type="float">
            <text:p>0.024</text:p>
          </table:table-cell>
          <table:table-cell table:style-name="ce6" office:value-type="float" office:value="0.0001162607790043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6:.AD106])" office:value-type="float" office:value="0.0242322457142857" calcext:value-type="float">
            <text:p>0.024232246</text:p>
          </table:table-cell>
          <table:table-cell table:style-name="ce32"/>
          <table:table-cell table:style-name="ce32" office:value-type="string" calcext:value-type="string">
            <text:p>DTLZ4_3</text:p>
          </table:table-cell>
          <table:table-cell table:style-name="ce37" office:value-type="float" office:value="0.0921536085714286" calcext:value-type="float">
            <text:p>0.092154</text:p>
          </table:table-cell>
          <table:table-cell table:style-name="ce37" office:value-type="float" office:value="0.0316510028571429" calcext:value-type="float">
            <text:p>0.031651</text:p>
          </table:table-cell>
          <table:table-cell table:style-name="ce37" office:value-type="float" office:value="0.18973442" calcext:value-type="float">
            <text:p>0.189734</text:p>
          </table:table-cell>
          <table:table-cell table:style-name="ce37" office:value-type="float" office:value="0.0242322457142857" calcext:value-type="float">
            <text:p>0.024232</text:p>
          </table:table-cell>
          <table:table-cell table:style-name="ce32" table:number-columns-repeated="2"/>
          <table:table-cell table:style-name="ce32" office:value-type="string" calcext:value-type="string">
            <text:p>DTLZ4_3</text:p>
          </table:table-cell>
          <table:table-cell table:style-name="ce40" table:formula="of:=[.AA106]-[.X106]" office:value-type="float" office:value="0.0679213628571429" calcext:value-type="float">
            <text:p>0.067921</text:p>
          </table:table-cell>
          <table:table-cell table:style-name="ce32" table:formula="of:=[.AB106]-[.X106]" office:value-type="float" office:value="0.0074187571428572" calcext:value-type="float">
            <text:p>0.007419</text:p>
          </table:table-cell>
          <table:table-cell table:style-name="ce32" table:formula="of:=[.AC106]-[.X106]" office:value-type="float" office:value="0.165502174285714" calcext:value-type="float">
            <text:p>0.165502</text:p>
          </table:table-cell>
          <table:table-cell table:style-name="ce4" table:formula="of:=[.AD106]-[.X10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173051" calcext:value-type="float">
            <text:p>0.017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table:style-name="ce6" office:value-type="float" office:value="0.0136967" calcext:value-type="float">
            <text:p>0.014</text:p>
          </table:table-cell>
          <table:table-cell table:style-name="ce6" office:value-type="float" office:value="0.0143613" calcext:value-type="float">
            <text:p>0.014</text:p>
          </table:table-cell>
          <table:table-cell table:style-name="ce6" office:value-type="float" office:value="0.0140032742857143" calcext:value-type="float">
            <text:p>0.014</text:p>
          </table:table-cell>
          <table:table-cell table:style-name="ce6" office:value-type="float" office:value="0.000170119753355196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321708" calcext:value-type="float">
            <text:p>0.003</text:p>
          </table:table-cell>
          <table:table-cell table:style-name="ce6" office:value-type="float" office:value="0.00321724" calcext:value-type="float">
            <text:p>0.003</text:p>
          </table:table-cell>
          <table:table-cell table:style-name="ce6" office:value-type="float" office:value="0.00321716428571429" calcext:value-type="float">
            <text:p>0.003</text:p>
          </table:table-cell>
          <table:table-cell table:style-name="ce6" office:value-type="float" office:value="0.0000000349927106111985" calcext:value-type="float">
            <text:p>0.000</text:p>
          </table:table-cell>
          <table:table-cell office:value-type="float" office:value="0.00110198514285714" calcext:value-type="float">
            <text:p>0.001</text:p>
          </table:table-cell>
          <table:table-cell table:style-name="ce6" office:value-type="float" office:value="0.0027114" calcext:value-type="float">
            <text:p>0.003</text:p>
          </table:table-cell>
          <table:table-cell table:style-name="ce6" office:value-type="float" office:value="0.00313181" calcext:value-type="float">
            <text:p>0.003</text:p>
          </table:table-cell>
          <table:table-cell table:style-name="ce6"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4" office:value-type="float" office:value="0.000751002857142857" calcext:value-type="float">
            <text:p>0.001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office:value-type="float" office:value="0.0000380740000000003" calcext:value-type="float">
            <text:p>0.000</text:p>
          </table:table-cell>
          <table:table-cell table:style-name="ce6" office:value-type="float" office:value="0.00211361" calcext:value-type="float">
            <text:p>0.002</text:p>
          </table:table-cell>
          <table:table-cell table:style-name="ce6" office:value-type="float" office:value="0.00211629" calcext:value-type="float">
            <text:p>0.002</text:p>
          </table:table-cell>
          <table:table-cell table:style-name="ce6" office:value-type="float" office:value="0.00211517914285714" calcext:value-type="float">
            <text:p>0.002</text:p>
          </table:table-cell>
          <table:table-cell table:style-name="ce6" office:value-type="float" office:value="0.0000005630497132508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7:.AD107])" office:value-type="float" office:value="0.00211493942857143" calcext:value-type="float">
            <text:p>0.002114939</text:p>
          </table:table-cell>
          <table:table-cell table:style-name="ce32"/>
          <table:table-cell table:style-name="ce32" office:value-type="string" calcext:value-type="string">
            <text:p>DTLZ5_3</text:p>
          </table:table-cell>
          <table:table-cell table:style-name="ce37" office:value-type="float" office:value="0.00321716428571429" calcext:value-type="float">
            <text:p>0.003217</text:p>
          </table:table-cell>
          <table:table-cell table:style-name="ce37" office:value-type="float" office:value="0.002866182" calcext:value-type="float">
            <text:p>0.002866</text:p>
          </table:table-cell>
          <table:table-cell table:style-name="ce37" office:value-type="float" office:value="0.00215325314285714" calcext:value-type="float">
            <text:p>0.002153</text:p>
          </table:table-cell>
          <table:table-cell table:style-name="ce37" office:value-type="float" office:value="0.00211493942857143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5_3</text:p>
          </table:table-cell>
          <table:table-cell table:style-name="ce40" table:formula="of:=[.AA107]-[.X107]" office:value-type="float" office:value="0.00110222485714286" calcext:value-type="float">
            <text:p>0.001102</text:p>
          </table:table-cell>
          <table:table-cell table:style-name="ce32" table:formula="of:=[.AB107]-[.X107]" office:value-type="float" office:value="0.00075124257142857" calcext:value-type="float">
            <text:p>0.000751</text:p>
          </table:table-cell>
          <table:table-cell table:style-name="ce32" table:formula="of:=[.AC107]-[.X107]" office:value-type="float" office:value="0.0000383137142857099" calcext:value-type="float">
            <text:p>0.000038</text:p>
          </table:table-cell>
          <table:table-cell table:style-name="ce4" table:formula="of:=[.AD107]-[.X10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295481" calcext:value-type="float">
            <text:p>0.030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table:style-name="ce6" office:value-type="float" office:value="0.0240172" calcext:value-type="float">
            <text:p>0.024</text:p>
          </table:table-cell>
          <table:table-cell table:style-name="ce6" office:value-type="float" office:value="0.0246367" calcext:value-type="float">
            <text:p>0.025</text:p>
          </table:table-cell>
          <table:table-cell table:style-name="ce6" office:value-type="float" office:value="0.02425126" calcext:value-type="float">
            <text:p>0.024</text:p>
          </table:table-cell>
          <table:table-cell table:style-name="ce6" office:value-type="float" office:value="0.00011846924905404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6345" calcext:value-type="float">
            <text:p>0.022</text:p>
          </table:table-cell>
          <table:table-cell table:style-name="ce6" office:value-type="float" office:value="0.162579" calcext:value-type="float">
            <text:p>0.163</text:p>
          </table:table-cell>
          <table:table-cell table:style-name="ce6" office:value-type="float" office:value="0.0867807771428572" calcext:value-type="float">
            <text:p>0.087</text:p>
          </table:table-cell>
          <table:table-cell table:style-name="ce6" office:value-type="float" office:value="0.0317307152900609" calcext:value-type="float">
            <text:p>0.032</text:p>
          </table:table-cell>
          <table:table-cell office:value-type="float" office:value="0.0846653051428572" calcext:value-type="float">
            <text:p>0.085</text:p>
          </table:table-cell>
          <table:table-cell table:style-name="ce6" office:value-type="float" office:value="0.125963" calcext:value-type="float">
            <text:p>0.126</text:p>
          </table:table-cell>
          <table:table-cell table:style-name="ce6" office:value-type="float" office:value="0.223674" calcext:value-type="float">
            <text:p>0.224</text:p>
          </table:table-cell>
          <table:table-cell table:style-name="ce6"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4" office:value-type="float" office:value="0.184655813714286" calcext:value-type="float">
            <text:p>0.185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office:value-type="float" office:value="0.0666690314285715" calcext:value-type="float">
            <text:p>0.067</text:p>
          </table:table-cell>
          <table:table-cell table:style-name="ce6" office:value-type="float" office:value="0.0021154" calcext:value-type="float">
            <text:p>0.002</text:p>
          </table:table-cell>
          <table:table-cell table:style-name="ce6" office:value-type="float" office:value="0.00211556" calcext:value-type="float">
            <text:p>0.002</text:p>
          </table:table-cell>
          <table:table-cell table:style-name="ce6" office:value-type="float" office:value="0.002115472" calcext:value-type="float">
            <text:p>0.002</text:p>
          </table:table-cell>
          <table:table-cell table:style-name="ce6" office:value-type="float" office:value="0.00000003284596083017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8:.AD108])" office:value-type="float" office:value="0.00211522485714286" calcext:value-type="float">
            <text:p>0.002115225</text:p>
          </table:table-cell>
          <table:table-cell table:style-name="ce32"/>
          <table:table-cell table:style-name="ce32" office:value-type="string" calcext:value-type="string">
            <text:p>DTLZ6_3</text:p>
          </table:table-cell>
          <table:table-cell table:style-name="ce37" office:value-type="float" office:value="0.0867807771428572" calcext:value-type="float">
            <text:p>0.086781</text:p>
          </table:table-cell>
          <table:table-cell table:style-name="ce37" office:value-type="float" office:value="0.186771285714286" calcext:value-type="float">
            <text:p>0.186771</text:p>
          </table:table-cell>
          <table:table-cell table:style-name="ce37" office:value-type="float" office:value="0.0687845034285714" calcext:value-type="float">
            <text:p>0.068785</text:p>
          </table:table-cell>
          <table:table-cell table:style-name="ce37" office:value-type="float" office:value="0.00211522485714286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6_3</text:p>
          </table:table-cell>
          <table:table-cell table:style-name="ce40" table:formula="of:=[.AA108]-[.X108]" office:value-type="float" office:value="0.0846655522857144" calcext:value-type="float">
            <text:p>0.084666</text:p>
          </table:table-cell>
          <table:table-cell table:style-name="ce32" table:formula="of:=[.AB108]-[.X108]" office:value-type="float" office:value="0.184656060857143" calcext:value-type="float">
            <text:p>0.184656</text:p>
          </table:table-cell>
          <table:table-cell table:style-name="ce32" table:formula="of:=[.AC108]-[.X108]" office:value-type="float" office:value="0.0666692785714285" calcext:value-type="float">
            <text:p>0.066669</text:p>
          </table:table-cell>
          <table:table-cell table:style-name="ce4" table:formula="of:=[.AD108]-[.X10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27387" calcext:value-type="float">
            <text:p>0.027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632" calcext:value-type="float">
            <text:p>0.025</text:p>
          </table:table-cell>
          <table:table-cell table:style-name="ce6" office:value-type="float" office:value="0.0242768457142857" calcext:value-type="float">
            <text:p>0.024</text:p>
          </table:table-cell>
          <table:table-cell table:style-name="ce6" office:value-type="float" office:value="0.00013319225061725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450432" calcext:value-type="float">
            <text:p>0.045</text:p>
          </table:table-cell>
          <table:table-cell table:style-name="ce6" office:value-type="float" office:value="0.0450629" calcext:value-type="float">
            <text:p>0.045</text:p>
          </table:table-cell>
          <table:table-cell table:style-name="ce6" office:value-type="float" office:value="0.0450572428571429" calcext:value-type="float">
            <text:p>0.045</text:p>
          </table:table-cell>
          <table:table-cell table:style-name="ce6" office:value-type="float" office:value="0.0000040858141845932" calcext:value-type="float">
            <text:p>0.000</text:p>
          </table:table-cell>
          <table:table-cell office:value-type="float" office:value="0.01689934" calcext:value-type="float">
            <text:p>0.017</text:p>
          </table:table-cell>
          <table:table-cell table:style-name="ce6" office:value-type="float" office:value="0.0375961" calcext:value-type="float">
            <text:p>0.038</text:p>
          </table:table-cell>
          <table:table-cell table:style-name="ce6" office:value-type="float" office:value="0.0517019" calcext:value-type="float">
            <text:p>0.052</text:p>
          </table:table-cell>
          <table:table-cell table:style-name="ce6" office:value-type="float" office:value="0.0442099857142857" calcext:value-type="float">
            <text:p>0.044</text:p>
          </table:table-cell>
          <table:table-cell table:style-name="ce6" office:value-type="float" office:value="0.00331173470522563" calcext:value-type="float">
            <text:p>0.003</text:p>
          </table:table-cell>
          <table:table-cell table:style-name="ce4" office:value-type="float" office:value="0.0160520828571429" calcext:value-type="float">
            <text:p>0.016</text:p>
          </table:table-cell>
          <table:table-cell table:style-name="ce6" office:value-type="float" office:value="0.0602175" calcext:value-type="float">
            <text:p>0.060</text:p>
          </table:table-cell>
          <table:table-cell table:style-name="ce6" office:value-type="float" office:value="0.0869754" calcext:value-type="float">
            <text:p>0.087</text:p>
          </table:table-cell>
          <table:table-cell table:style-name="ce6" office:value-type="float" office:value="0.0789668457142857" calcext:value-type="float">
            <text:p>0.079</text:p>
          </table:table-cell>
          <table:table-cell table:style-name="ce6" office:value-type="float" office:value="0.00756133637732465" calcext:value-type="float">
            <text:p>0.008</text:p>
          </table:table-cell>
          <table:table-cell office:value-type="float" office:value="0.0508089428571429" calcext:value-type="float">
            <text:p>0.051</text:p>
          </table:table-cell>
          <table:table-cell table:style-name="ce6" office:value-type="float" office:value="0.027315" calcext:value-type="float">
            <text:p>0.027</text:p>
          </table:table-cell>
          <table:table-cell table:style-name="ce6" office:value-type="float" office:value="0.029144" calcext:value-type="float">
            <text:p>0.029</text:p>
          </table:table-cell>
          <table:table-cell table:style-name="ce6" office:value-type="float" office:value="0.0281579028571429" calcext:value-type="float">
            <text:p>0.028</text:p>
          </table:table-cell>
          <table:table-cell table:style-name="ce6" office:value-type="float" office:value="0.0003813306038340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9:.AD109])" office:value-type="float" office:value="0.0280776714285714" calcext:value-type="float">
            <text:p>0.028077671</text:p>
          </table:table-cell>
          <table:table-cell table:style-name="ce32"/>
          <table:table-cell table:style-name="ce32" office:value-type="string" calcext:value-type="string">
            <text:p>DTLZ7_3</text:p>
          </table:table-cell>
          <table:table-cell table:style-name="ce37" office:value-type="float" office:value="0.0450572428571429" calcext:value-type="float">
            <text:p>0.045057</text:p>
          </table:table-cell>
          <table:table-cell table:style-name="ce37" office:value-type="float" office:value="0.0442099857142857" calcext:value-type="float">
            <text:p>0.044210</text:p>
          </table:table-cell>
          <table:table-cell table:style-name="ce37" office:value-type="float" office:value="0.0789668457142857" calcext:value-type="float">
            <text:p>0.078967</text:p>
          </table:table-cell>
          <table:table-cell table:style-name="ce37" office:value-type="float" office:value="0.0280776714285714" calcext:value-type="float">
            <text:p>0.028078</text:p>
          </table:table-cell>
          <table:table-cell table:style-name="ce32" table:number-columns-repeated="2"/>
          <table:table-cell table:style-name="ce32" office:value-type="string" calcext:value-type="string">
            <text:p>DTLZ7_3</text:p>
          </table:table-cell>
          <table:table-cell table:style-name="ce40" table:formula="of:=[.AA109]-[.X109]" office:value-type="float" office:value="0.0169795714285715" calcext:value-type="float">
            <text:p>0.016980</text:p>
          </table:table-cell>
          <table:table-cell table:style-name="ce32" table:formula="of:=[.AB109]-[.X109]" office:value-type="float" office:value="0.0161323142857143" calcext:value-type="float">
            <text:p>0.016132</text:p>
          </table:table-cell>
          <table:table-cell table:style-name="ce32" table:formula="of:=[.AC109]-[.X109]" office:value-type="float" office:value="0.0508891742857143" calcext:value-type="float">
            <text:p>0.050889</text:p>
          </table:table-cell>
          <table:table-cell table:style-name="ce4" table:formula="of:=[.AD109]-[.X10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282185" calcext:value-type="float">
            <text:p>0.028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773" calcext:value-type="float">
            <text:p>0.025</text:p>
          </table:table-cell>
          <table:table-cell table:style-name="ce6" office:value-type="float" office:value="0.0243076314285714" calcext:value-type="float">
            <text:p>0.024</text:p>
          </table:table-cell>
          <table:table-cell table:style-name="ce6" office:value-type="float" office:value="0.0001719750825330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0482524" calcext:value-type="float">
            <text:p>0.048</text:p>
          </table:table-cell>
          <table:table-cell table:style-name="ce6" office:value-type="float" office:value="0.36476" calcext:value-type="float">
            <text:p>0.365</text:p>
          </table:table-cell>
          <table:table-cell table:style-name="ce6" office:value-type="float" office:value="0.0687789285714286" calcext:value-type="float">
            <text:p>0.069</text:p>
          </table:table-cell>
          <table:table-cell table:style-name="ce6" office:value-type="float" office:value="0.0508867434602461" calcext:value-type="float">
            <text:p>0.051</text:p>
          </table:table-cell>
          <table:table-cell office:value-type="float" office:value="0.0397561285714286" calcext:value-type="float">
            <text:p>0.040</text:p>
          </table:table-cell>
          <table:table-cell table:style-name="ce6" office:value-type="float" office:value="0.0928664" calcext:value-type="float">
            <text:p>0.093</text:p>
          </table:table-cell>
          <table:table-cell table:style-name="ce6" office:value-type="float" office:value="0.219853" calcext:value-type="float">
            <text:p>0.220</text:p>
          </table:table-cell>
          <table:table-cell table:style-name="ce6" office:value-type="float" office:value="0.17807434" calcext:value-type="float">
            <text:p>0.178</text:p>
          </table:table-cell>
          <table:table-cell table:style-name="ce6" office:value-type="float" office:value="0.0311003943023897" calcext:value-type="float">
            <text:p>0.031</text:p>
          </table:table-cell>
          <table:table-cell table:style-name="ce4" office:value-type="float" office:value="0.14905154" calcext:value-type="float">
            <text:p>0.149</text:p>
          </table:table-cell>
          <table:table-cell table:style-name="ce6" office:value-type="float" office:value="0.0265346" calcext:value-type="float">
            <text:p>0.027</text:p>
          </table:table-cell>
          <table:table-cell table:style-name="ce6" office:value-type="float" office:value="0.15895" calcext:value-type="float">
            <text:p>0.159</text:p>
          </table:table-cell>
          <table:table-cell table:style-name="ce6" office:value-type="float" office:value="0.0334319428571428" calcext:value-type="float">
            <text:p>0.033</text:p>
          </table:table-cell>
          <table:table-cell table:style-name="ce6" office:value-type="float" office:value="0.0221579933794851" calcext:value-type="float">
            <text:p>0.022</text:p>
          </table:table-cell>
          <table:table-cell office:value-type="float" office:value="0.00440914285714285" calcext:value-type="float">
            <text:p>0.004</text:p>
          </table:table-cell>
          <table:table-cell table:style-name="ce6" office:value-type="float" office:value="0.0251949" calcext:value-type="float">
            <text:p>0.025</text:p>
          </table:table-cell>
          <table:table-cell table:style-name="ce6" office:value-type="float" office:value="0.0342943" calcext:value-type="float">
            <text:p>0.034</text:p>
          </table:table-cell>
          <table:table-cell table:style-name="ce6" office:value-type="float" office:value="0.0290228" calcext:value-type="float">
            <text:p>0.029</text:p>
          </table:table-cell>
          <table:table-cell table:style-name="ce6" office:value-type="float" office:value="0.0024392871409491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0:.AD110])" office:value-type="float" office:value="0.0320121085714286" calcext:value-type="float">
            <text:p>0.032012109</text:p>
          </table:table-cell>
          <table:table-cell table:style-name="ce32"/>
          <table:table-cell table:style-name="ce32" office:value-type="string" calcext:value-type="string">
            <text:p>UF8_3</text:p>
          </table:table-cell>
          <table:table-cell table:style-name="ce37" office:value-type="float" office:value="0.0687789285714286" calcext:value-type="float">
            <text:p>0.068779</text:p>
          </table:table-cell>
          <table:table-cell table:style-name="ce37" office:value-type="float" office:value="0.17807434" calcext:value-type="float">
            <text:p>0.178074</text:p>
          </table:table-cell>
          <table:table-cell table:style-name="ce37" office:value-type="float" office:value="0.0334319428571428" calcext:value-type="float">
            <text:p>0.033432</text:p>
          </table:table-cell>
          <table:table-cell table:style-name="ce37" office:value-type="float" office:value="0.0320121085714286" calcext:value-type="float">
            <text:p>0.032012</text:p>
          </table:table-cell>
          <table:table-cell table:style-name="ce32" table:number-columns-repeated="2"/>
          <table:table-cell table:style-name="ce32" office:value-type="string" calcext:value-type="string">
            <text:p>UF8_3</text:p>
          </table:table-cell>
          <table:table-cell table:style-name="ce40" table:formula="of:=[.AA110]-[.X110]" office:value-type="float" office:value="0.03676682" calcext:value-type="float">
            <text:p>0.036767</text:p>
          </table:table-cell>
          <table:table-cell table:style-name="ce32" table:formula="of:=[.AB110]-[.X110]" office:value-type="float" office:value="0.146062231428571" calcext:value-type="float">
            <text:p>0.146062</text:p>
          </table:table-cell>
          <table:table-cell table:style-name="ce32" table:formula="of:=[.AC110]-[.X110]" office:value-type="float" office:value="0.0014198342857142" calcext:value-type="float">
            <text:p>0.001420</text:p>
          </table:table-cell>
          <table:table-cell table:style-name="ce4" table:formula="of:=[.AD110]-[.X11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27114" calcext:value-type="float">
            <text:p>0.003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table:style-name="ce6" office:value-type="float" office:value="0.00211442" calcext:value-type="float">
            <text:p>0.002</text:p>
          </table:table-cell>
          <table:table-cell table:style-name="ce6" office:value-type="float" office:value="0.00211544" calcext:value-type="float">
            <text:p>0.002</text:p>
          </table:table-cell>
          <table:table-cell table:style-name="ce6" office:value-type="float" office:value="0.00211520828571428" calcext:value-type="float">
            <text:p>0.002</text:p>
          </table:table-cell>
          <table:table-cell table:style-name="ce6" office:value-type="float" office:value="0.00000017887722388412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table:style-name="ce6"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0621057971428571" calcext:value-type="float">
            <text:p>0.062</text:p>
          </table:table-cell>
          <table:table-cell table:style-name="ce6" office:value-type="float" office:value="0.105571" calcext:value-type="float">
            <text:p>0.106</text:p>
          </table:table-cell>
          <table:table-cell table:style-name="ce6"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table:style-name="ce6" office:value-type="float" office:value="0.0486631134383978" calcext:value-type="float">
            <text:p>0.049</text:p>
          </table:table-cell>
          <table:table-cell table:style-name="ce4" office:value-type="float" office:value="0.114759674285714" calcext:value-type="float">
            <text:p>0.115</text:p>
          </table:table-cell>
          <table:table-cell table:style-name="ce6" office:value-type="float" office:value="0.0246191" calcext:value-type="float">
            <text:p>0.025</text:p>
          </table:table-cell>
          <table:table-cell table:style-name="ce6" office:value-type="float" office:value="0.137179" calcext:value-type="float">
            <text:p>0.137</text:p>
          </table:table-cell>
          <table:table-cell table:style-name="ce6" office:value-type="float" office:value="0.0938579571428571" calcext:value-type="float">
            <text:p>0.094</text:p>
          </table:table-cell>
          <table:table-cell table:style-name="ce6" office:value-type="float" office:value="0.0525651619432452" calcext:value-type="float">
            <text:p>0.053</text:p>
          </table:table-cell>
          <table:table-cell office:value-type="float" office:value="0.0695789171428571" calcext:value-type="float">
            <text:p>0.070</text:p>
          </table:table-cell>
          <table:table-cell table:style-name="ce6" office:value-type="float" office:value="0.022275" calcext:value-type="float">
            <text:p>0.022</text:p>
          </table:table-cell>
          <table:table-cell table:style-name="ce6" office:value-type="float" office:value="0.0275908" calcext:value-type="float">
            <text:p>0.028</text:p>
          </table:table-cell>
          <table:table-cell table:style-name="ce6" office:value-type="float" office:value="0.02427904" calcext:value-type="float">
            <text:p>0.024</text:p>
          </table:table-cell>
          <table:table-cell table:style-name="ce6" office:value-type="float" office:value="0.0014875547008813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1:.AD111])" office:value-type="float" office:value="0.0285814114285714" calcext:value-type="float">
            <text:p>0.028581411</text:p>
          </table:table-cell>
          <table:table-cell table:style-name="ce32"/>
          <table:table-cell table:style-name="ce32" office:value-type="string" calcext:value-type="string">
            <text:p>UF9_3</text:p>
          </table:table-cell>
          <table:table-cell table:style-name="ce37" office:value-type="float" office:value="0.0863848371428571" calcext:value-type="float">
            <text:p>0.086385</text:p>
          </table:table-cell>
          <table:table-cell table:style-name="ce37" office:value-type="float" office:value="0.139038714285714" calcext:value-type="float">
            <text:p>0.139039</text:p>
          </table:table-cell>
          <table:table-cell table:style-name="ce37" office:value-type="float" office:value="0.0938579571428571" calcext:value-type="float">
            <text:p>0.093858</text:p>
          </table:table-cell>
          <table:table-cell table:style-name="ce37" office:value-type="float" office:value="0.0285814114285714" calcext:value-type="float">
            <text:p>0.028581</text:p>
          </table:table-cell>
          <table:table-cell table:style-name="ce32" table:number-columns-repeated="2"/>
          <table:table-cell table:style-name="ce32" office:value-type="string" calcext:value-type="string">
            <text:p>UF9_3</text:p>
          </table:table-cell>
          <table:table-cell table:style-name="ce40" table:formula="of:=[.AA111]-[.X111]" office:value-type="float" office:value="0.0578034257142857" calcext:value-type="float">
            <text:p>0.057803</text:p>
          </table:table-cell>
          <table:table-cell table:style-name="ce32" table:formula="of:=[.AB111]-[.X111]" office:value-type="float" office:value="0.110457302857143" calcext:value-type="float">
            <text:p>0.110457</text:p>
          </table:table-cell>
          <table:table-cell table:style-name="ce32" table:formula="of:=[.AC111]-[.X111]" office:value-type="float" office:value="0.0652765457142857" calcext:value-type="float">
            <text:p>0.065277</text:p>
          </table:table-cell>
          <table:table-cell table:style-name="ce4" table:formula="of:=[.AD111]-[.X11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125963" calcext:value-type="float">
            <text:p>0.126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table:style-name="ce6" office:value-type="float" office:value="0.00211396" calcext:value-type="float">
            <text:p>0.002</text:p>
          </table:table-cell>
          <table:table-cell table:style-name="ce6" office:value-type="float" office:value="0.00211543" calcext:value-type="float">
            <text:p>0.002</text:p>
          </table:table-cell>
          <table:table-cell table:style-name="ce6" office:value-type="float" office:value="0.00211525885714286" calcext:value-type="float">
            <text:p>0.002</text:p>
          </table:table-cell>
          <table:table-cell table:style-name="ce6" office:value-type="float" office:value="0.00000023411561769560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62945" calcext:value-type="float">
            <text:p>0.163</text:p>
          </table:table-cell>
          <table:table-cell table:style-name="ce6" office:value-type="float" office:value="0.565338" calcext:value-type="float">
            <text:p>0.565</text:p>
          </table:table-cell>
          <table:table-cell table:style-name="ce6" office:value-type="float" office:value="0.293743342857143" calcext:value-type="float">
            <text:p>0.294</text:p>
          </table:table-cell>
          <table:table-cell table:style-name="ce6" office:value-type="float" office:value="0.125448695568221" calcext:value-type="float">
            <text:p>0.125</text:p>
          </table:table-cell>
          <table:table-cell office:value-type="float" office:value="0.190621365714286" calcext:value-type="float">
            <text:p>0.191</text:p>
          </table:table-cell>
          <table:table-cell table:style-name="ce6" office:value-type="float" office:value="0.19842" calcext:value-type="float">
            <text:p>0.198</text:p>
          </table:table-cell>
          <table:table-cell table:style-name="ce6" office:value-type="float" office:value="0.657749" calcext:value-type="float">
            <text:p>0.658</text:p>
          </table:table-cell>
          <table:table-cell table:style-name="ce6" office:value-type="float" office:value="0.261441171428571" calcext:value-type="float">
            <text:p>0.261</text:p>
          </table:table-cell>
          <table:table-cell table:style-name="ce6" office:value-type="float" office:value="0.0799777373539432" calcext:value-type="float">
            <text:p>0.080</text:p>
          </table:table-cell>
          <table:table-cell table:style-name="ce4" office:value-type="float" office:value="0.158319194285714" calcext:value-type="float">
            <text:p>0.158</text:p>
          </table:table-cell>
          <table:table-cell table:style-name="ce6" office:value-type="float" office:value="0.158832" calcext:value-type="float">
            <text:p>0.159</text:p>
          </table:table-cell>
          <table:table-cell table:style-name="ce6" office:value-type="float" office:value="0.552714" calcext:value-type="float">
            <text:p>0.553</text:p>
          </table:table-cell>
          <table:table-cell table:style-name="ce6" office:value-type="float" office:value="0.257097457142857" calcext:value-type="float">
            <text:p>0.257</text:p>
          </table:table-cell>
          <table:table-cell table:style-name="ce6" office:value-type="float" office:value="0.131272034544049" calcext:value-type="float">
            <text:p>0.131</text:p>
          </table:table-cell>
          <table:table-cell office:value-type="float" office:value="0.15397548" calcext:value-type="float">
            <text:p>0.154</text:p>
          </table:table-cell>
          <table:table-cell table:style-name="ce6" office:value-type="float" office:value="0.0704244" calcext:value-type="float">
            <text:p>0.070</text:p>
          </table:table-cell>
          <table:table-cell table:style-name="ce6" office:value-type="float" office:value="0.187404" calcext:value-type="float">
            <text:p>0.187</text:p>
          </table:table-cell>
          <table:table-cell table:style-name="ce6" office:value-type="float" office:value="0.103121977142857" calcext:value-type="float">
            <text:p>0.103</text:p>
          </table:table-cell>
          <table:table-cell table:style-name="ce6" office:value-type="float" office:value="0.0261222510679534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2:.AD112])" office:value-type="float" office:value="0.107191102857143" calcext:value-type="float">
            <text:p>0.107191103</text:p>
          </table:table-cell>
          <table:table-cell table:style-name="ce32"/>
          <table:table-cell table:style-name="ce32" office:value-type="string" calcext:value-type="string">
            <text:p>UF10_3</text:p>
          </table:table-cell>
          <table:table-cell table:style-name="ce37" office:value-type="float" office:value="0.293743342857143" calcext:value-type="float">
            <text:p>0.293743</text:p>
          </table:table-cell>
          <table:table-cell table:style-name="ce37" office:value-type="float" office:value="0.261441171428571" calcext:value-type="float">
            <text:p>0.261441</text:p>
          </table:table-cell>
          <table:table-cell table:style-name="ce37" office:value-type="float" office:value="0.257097457142857" calcext:value-type="float">
            <text:p>0.257097</text:p>
          </table:table-cell>
          <table:table-cell table:style-name="ce37" office:value-type="float" office:value="0.107191102857143" calcext:value-type="float">
            <text:p>0.107191</text:p>
          </table:table-cell>
          <table:table-cell table:style-name="ce32" table:number-columns-repeated="2"/>
          <table:table-cell table:style-name="ce32" office:value-type="string" calcext:value-type="string">
            <text:p>UF10_3</text:p>
          </table:table-cell>
          <table:table-cell table:style-name="ce40" table:formula="of:=[.AA112]-[.X112]" office:value-type="float" office:value="0.18655224" calcext:value-type="float">
            <text:p>0.186552</text:p>
          </table:table-cell>
          <table:table-cell table:style-name="ce32" table:formula="of:=[.AB112]-[.X112]" office:value-type="float" office:value="0.154250068571428" calcext:value-type="float">
            <text:p>0.154250</text:p>
          </table:table-cell>
          <table:table-cell table:style-name="ce32" table:formula="of:=[.AC112]-[.X112]" office:value-type="float" office:value="0.149906354285714" calcext:value-type="float">
            <text:p>0.149906</text:p>
          </table:table-cell>
          <table:table-cell table:style-name="ce4" table:formula="of:=[.AD112]-[.X11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375961" calcext:value-type="float">
            <text:p>0.038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602175" calcext:value-type="float">
            <text:p>0.060</text:p>
          </table:table-cell>
          <table:table-cell office:value-type="float" office:value="0.0869754" calcext:value-type="float">
            <text:p>0.087</text:p>
          </table:table-cell>
          <table:table-cell office:value-type="float" office:value="0.0789668457142857" calcext:value-type="float">
            <text:p>0.079</text:p>
          </table:table-cell>
          <table:table-cell office:value-type="float" office:value="0.00756133637732465" calcext:value-type="float">
            <text:p>0.008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14293250526316" calcext:value-type="float">
            <text:p>0.041</text:p>
          </table:table-cell>
          <table:table-cell table:style-name="ce4" table:formula="of:=AVERAGE([.H94:.H112])" office:value-type="float" office:value="0.0971821210526316" calcext:value-type="float">
            <text:p>0.097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style-name="ce4" table:formula="of:=AVERAGE([.L94:.L112])" office:value-type="float" office:value="0.063877149443609" calcext:value-type="float">
            <text:p>0.064</text:p>
          </table:table-cell>
          <table:table-cell table:formula="of:=AVERAGE([.M94:.M112])" office:value-type="float" office:value="0.0661582378947368" calcext:value-type="float">
            <text:p>0.066</text:p>
          </table:table-cell>
          <table:table-cell table:formula="of:=AVERAGE([.N94:.N112])" office:value-type="float" office:value="0.149520283684211" calcext:value-type="float">
            <text:p>0.150</text:p>
          </table:table-cell>
          <table:table-cell table:formula="of:=AVERAGE([.O94:.O112])" office:value-type="float" office:value="0.092519539518797" calcext:value-type="float">
            <text:p>0.093</text:p>
          </table:table-cell>
          <table:table-cell table:style-name="ce4" table:formula="of:=AVERAGE([.P94:.P112])" office:value-type="float" office:value="0.0280289973435412" calcext:value-type="float">
            <text:p>0.028</text:p>
          </table:table-cell>
          <table:table-cell table:formula="of:=AVERAGE([.Q94:.Q112])" office:value-type="float" office:value="0.0352033139699248" calcext:value-type="float">
            <text:p>0.035</text:p>
          </table:table-cell>
          <table:table-cell table:formula="of:=AVERAGE([.R94:.R112])" office:value-type="float" office:value="0.0538143689473684" calcext:value-type="float">
            <text:p>0.054</text:p>
          </table:table-cell>
          <table:table-cell table:formula="of:=AVERAGE([.S94:.S112])" office:value-type="float" office:value="0.0735038552631579" calcext:value-type="float">
            <text:p>0.074</text:p>
          </table:table-cell>
          <table:table-cell table:style-name="ce4" table:formula="of:=AVERAGE([.T94:.T112])" office:value-type="float" office:value="0.0593626718646617" calcext:value-type="float">
            <text:p>0.059</text:p>
          </table:table-cell>
          <table:table-cell table:formula="of:=AVERAGE([.U94:.U112])" office:value-type="float" office:value="0.00528447875317448" calcext:value-type="float">
            <text:p>0.005</text:p>
          </table:table-cell>
          <table:table-cell table:formula="of:=AVERAGE([.V94:.V112])" office:value-type="float" office:value="0.00204644631578947" calcext:value-type="float">
            <text:p>0.002</text:p>
          </table:table-cell>
          <table:table-cell/>
          <table:table-cell table:style-name="ce33" table:formula="of:=MIN([.AA113:.AD113])" office:value-type="float" office:value="0.0592431821804512" calcext:value-type="float">
            <text:p>0.059243182</text:p>
          </table:table-cell>
          <table:table-cell table:style-name="ce32"/>
          <table:table-cell table:style-name="ce32" office:value-type="string" calcext:value-type="string">
            <text:p>AVERAGE</text:p>
          </table:table-cell>
          <table:table-cell table:style-name="ce32" table:formula="of:=AVERAGE([.AA94:.AA112])" office:value-type="float" office:value="0.0987455506015038" calcext:value-type="float">
            <text:p>0.098746</text:p>
          </table:table-cell>
          <table:table-cell table:style-name="ce32" table:formula="of:=AVERAGE([.AB94:.AB112])" office:value-type="float" office:value="0.121193374992481" calcext:value-type="float">
            <text:p>0.121193</text:p>
          </table:table-cell>
          <table:table-cell table:style-name="ce32" table:formula="of:=AVERAGE([.AC94:.AC112])" office:value-type="float" office:value="0.092519539518797" calcext:value-type="float">
            <text:p>0.092520</text:p>
          </table:table-cell>
          <table:table-cell table:style-name="ce32" table:formula="of:=AVERAGE([.AD94:.AD112])" office:value-type="float" office:value="0.0592431821804512" calcext:value-type="float">
            <text:p>0.059243</text:p>
          </table:table-cell>
          <table:table-cell table:style-name="ce32" table:formula="of:=AVERAGE([.AE94:.AE112])" office:value-type="string" office:string-value="" calcext:value-type="error">
            <text:p>#DIV/0!</text:p>
          </table:table-cell>
          <table:table-cell table:style-name="ce32" table:formula="of:=AVERAGE([.AF94:.AF112])" office:value-type="string" office:string-value="" calcext:value-type="error">
            <text:p>#DIV/0!</text:p>
          </table:table-cell>
          <table:table-cell table:style-name="ce32" table:formula="of:=AVERAGE([.AG94:.AG112])" office:value-type="string" office:string-value="" calcext:value-type="error">
            <text:p>#DIV/0!</text:p>
          </table:table-cell>
          <table:table-cell table:style-name="ce32" table:formula="of:=AVERAGE([.AH94:.AH112])" office:value-type="float" office:value="0.0414294368421053" calcext:value-type="float">
            <text:p>0.041429</text:p>
          </table:table-cell>
          <table:table-cell table:style-name="ce32" table:formula="of:=AVERAGE([.AI94:.AI112])" office:value-type="float" office:value="0.0638772612330827" calcext:value-type="float">
            <text:p>0.063877</text:p>
          </table:table-cell>
          <table:table-cell table:style-name="ce32" table:formula="of:=AVERAGE([.AJ94:.AJ112])" office:value-type="float" office:value="0.0352034257593985" calcext:value-type="float">
            <text:p>0.035203</text:p>
          </table:table-cell>
          <table:table-cell table:style-name="ce4" table:formula="of:=AVERAGE([.AK94:.AK112])" office:value-type="float" office:value="0.00192706842105264" calcext:value-type="float">
            <text:p>0.002</text:p>
          </table:table-cell>
          <table:table-cell table:number-columns-repeated="4"/>
          <table:table-cell table:style-name="ce30"/>
          <table:table-cell/>
          <table:table-cell table:style-name="ce30"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table:style-name="ce30"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table:style-name="ce30" office:value-type="float" office:value="0.0508867434602461" calcext:value-type="float">
            <text:p>0.051</text:p>
          </table:table-cell>
          <table:table-cell office:value-type="float" office:value="0.0928664" calcext:value-type="float">
            <text:p>0.093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0265346" calcext:value-type="float">
            <text:p>0.027</text:p>
          </table:table-cell>
          <table:table-cell office:value-type="float" office:value="0.15895" calcext:value-type="float">
            <text:p>0.159</text:p>
          </table:table-cell>
          <table:table-cell office:value-type="float" office:value="0.0334319428571428" calcext:value-type="float">
            <text:p>0.033</text:p>
          </table:table-cell>
          <table:table-cell office:value-type="float" office:value="0.0221579933794851" calcext:value-type="float">
            <text:p>0.02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Default" table:number-columns-repeated="5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number-columns-repeated="3"/>
          <table:table-cell table:style-name="ce33"/>
          <table:table-cell table:number-columns-repeated="9"/>
          <table:table-cell table:style-name="ce22" table:number-columns-repeated="2"/>
          <table:table-cell/>
          <table:table-cell table:style-name="ce22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105571" calcext:value-type="float">
            <text:p>0.106</text:p>
          </table:table-cell>
          <table:table-cell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0246191" calcext:value-type="float">
            <text:p>0.025</text:p>
          </table:table-cell>
          <table:table-cell office:value-type="float" office:value="0.137179" calcext:value-type="float">
            <text:p>0.137</text:p>
          </table:table-cell>
          <table:table-cell office:value-type="float" office:value="0.0938579571428571" calcext:value-type="float">
            <text:p>0.094</text:p>
          </table:table-cell>
          <table:table-cell office:value-type="float" office:value="0.0525651619432452" calcext:value-type="float">
            <text:p>0.053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ce58" table:number-columns-spanned="2" table:number-rows-spanned="1"/>
          <table:covered-table-cell table:style-name="ce65"/>
          <table:table-cell table:number-columns-repeated="3"/>
          <table:table-cell table:style-name="ce25" table:number-columns-spanned="2" table:number-rows-spanned="1"/>
          <table:covered-table-cell/>
          <table:table-cell table:number-columns-repeated="3"/>
          <table:table-cell table:style-name="ce81" table:number-columns-spanned="2" table:number-rows-spanned="1"/>
          <table:covered-table-cell/>
          <table:table-cell table:number-columns-repeated="3"/>
          <table:table-cell table:style-name="ce81" table:number-columns-spanned="2" table:number-rows-spanned="1"/>
          <table:covered-table-cell/>
          <table:table-cell table:number-columns-repeated="20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UF10</text:p>
          </table:table-cell>
          <table:table-cell table:style-name="ce9" office:value-type="float" office:value="0.162945" calcext:value-type="float">
            <text:p>0.163</text:p>
          </table:table-cell>
          <table:table-cell table:style-name="ce9" office:value-type="float" office:value="0.565338" calcext:value-type="float">
            <text:p>0.565</text:p>
          </table:table-cell>
          <table:table-cell table:style-name="ce9" office:value-type="float" office:value="0.293743342857143" calcext:value-type="float">
            <text:p>0.294</text:p>
          </table:table-cell>
          <table:table-cell table:style-name="ce9" office:value-type="float" office:value="0.125448695568221" calcext:value-type="float">
            <text:p>0.125</text:p>
          </table:table-cell>
          <table:table-cell office:value-type="float" office:value="0.19842" calcext:value-type="float">
            <text:p>0.198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58832" calcext:value-type="float">
            <text:p>0.159</text:p>
          </table:table-cell>
          <table:table-cell office:value-type="float" office:value="0.552714" calcext:value-type="float">
            <text:p>0.553</text:p>
          </table:table-cell>
          <table:table-cell office:value-type="float" office:value="0.257097457142857" calcext:value-type="float">
            <text:p>0.257</text:p>
          </table:table-cell>
          <table:table-cell office:value-type="float" office:value="0.131272034544049" calcext:value-type="float">
            <text:p>0.13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38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Mean</text:p>
          </table:table-cell>
          <table:table-cell table:style-name="ce9" office:value-type="float" office:value="0.0779908252631579" calcext:value-type="float">
            <text:p>0.078</text:p>
          </table:table-cell>
          <table:table-cell table:style-name="ce9" office:value-type="float" office:value="0.169626344210526" calcext:value-type="float">
            <text:p>0.170</text:p>
          </table:table-cell>
          <table:table-cell table:style-name="ce9" office:value-type="float" office:value="0.0987455506015038" calcext:value-type="float">
            <text:p>0.099</text:p>
          </table:table-cell>
          <table:table-cell table:style-name="ce9" office:value-type="float" office:value="0.0261490111475379" calcext:value-type="float">
            <text:p>0.026</text:p>
          </table:table-cell>
          <table:table-cell office:value-type="float" office:value="0.0971821210526316" calcext:value-type="float">
            <text:p>0.097</text:p>
          </table:table-cell>
          <table:table-cell office:value-type="float" office:value="0.165878700526316" calcext:value-type="float">
            <text:p>0.166</text:p>
          </table:table-cell>
          <table:table-cell office:value-type="float" office:value="0.121193374992481" calcext:value-type="float">
            <text:p>0.121</text:p>
          </table:table-cell>
          <table:table-cell office:value-type="float" office:value="0.0148960965631437" calcext:value-type="float">
            <text:p>0.015</text:p>
          </table:table-cell>
          <table:table-cell office:value-type="float" office:value="0.0661582378947368" calcext:value-type="float">
            <text:p>0.066</text:p>
          </table:table-cell>
          <table:table-cell office:value-type="float" office:value="0.149520283684211" calcext:value-type="float">
            <text:p>0.150</text:p>
          </table:table-cell>
          <table:table-cell office:value-type="float" office:value="0.092519539518797" calcext:value-type="float">
            <text:p>0.093</text:p>
          </table:table-cell>
          <table:table-cell office:value-type="float" office:value="0.0280289973435412" calcext:value-type="float">
            <text:p>0.028</text:p>
          </table:table-cell>
          <table:table-cell office:value-type="float" office:value="0.0531952357894737" calcext:value-type="float">
            <text:p>0.053</text:p>
          </table:table-cell>
          <table:table-cell office:value-type="float" office:value="0.0682470036842105" calcext:value-type="float">
            <text:p>0.068</text:p>
          </table:table-cell>
          <table:table-cell office:value-type="float" office:value="0.0582213008270677" calcext:value-type="float">
            <text:p>0.058</text:p>
          </table:table-cell>
          <table:table-cell office:value-type="float" office:value="0.00341726222930582" calcext:value-type="float">
            <text:p>0.003</text:p>
          </table:table-cell>
          <table:table-cell table:number-columns-repeated="949"/>
        </table:table-row>
        <table:table-row table:style-name="ro2">
          <table:table-cell table:number-columns-repeated="39"/>
          <table:table-cell table:style-name="ce26"/>
          <table:table-cell table:style-name="ce9"/>
          <table:table-cell table:style-name="ce8"/>
          <table:table-cell table:style-name="ce65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954"/>
        </table:table-row>
        <table:table-row table:style-name="ro2">
          <table:table-cell table:number-columns-repeated="2"/>
          <table:table-cell table:style-name="ce9" table:number-columns-repeated="5"/>
          <table:table-cell table:style-name="ce26"/>
          <table:table-cell table:style-name="ce9" table:number-columns-repeated="13"/>
          <table:table-cell table:number-columns-repeated="18"/>
          <table:table-cell table:style-name="ce26"/>
          <table:table-cell table:style-name="ce9" table:number-columns-repeated="2"/>
          <table:table-cell/>
          <table:table-cell table:style-name="ce9" table:number-columns-repeated="5"/>
          <table:table-cell table:number-columns-repeated="961"/>
        </table:table-row>
        <table:table-row table:style-name="ro2">
          <table:table-cell table:number-columns-repeated="2"/>
          <table:table-cell table:style-name="ce10" table:number-columns-repeated="9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2"/>
          <table:table-cell table:style-name="ce29" office:value-type="string" calcext:value-type="string">
            <text:p>HV 2obj</text:p>
          </table:table-cell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/>
          <table:table-cell table:style-name="ce29" office:value-type="string" calcext:value-type="string">
            <text:p>HV3obj</text:p>
          </table:table-cell>
          <table:table-cell table:style-name="ce11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3">
          <table:table-cell table:number-columns-repeated="2"/>
          <table:table-cell table:style-name="ce10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492201261389158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463505612776416" calcext:value-type="float">
            <text:p>0.00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0755616082955823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60389551458059" calcext:value-type="float">
            <text:p>0.0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61978326586808" calcext:value-type="float">
            <text:p>0.04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79570085222259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5977909362778" calcext:value-type="float">
            <text:p>0.0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41731818145764" calcext:value-type="float">
            <text:p>0.0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5253887793815" calcext:value-type="float">
            <text:p>0.03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39281100880201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9331082002056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69406106930706" calcext:value-type="float">
            <text:p>0.02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27940746401612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83613099734637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46770485552928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84860970161427" calcext:value-type="float">
            <text:p>0.00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88635434314955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363334849652963" calcext:value-type="float">
            <text:p>0.004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8460036327306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587667951324467" calcext:value-type="float">
            <text:p>0.0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8109449823053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8030897929517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6025168453892" calcext:value-type="float">
            <text:p>0.0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4262736067823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0499723938353" calcext:value-type="float">
            <text:p>0.03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242326503737711" calcext:value-type="float">
            <text:p>0.024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230282579875599" calcext:value-type="float">
            <text:p>0.02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83699410823141" calcext:value-type="float">
            <text:p>0.05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47567381412868" calcext:value-type="float">
            <text:p>0.03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72281589293911" calcext:value-type="float">
            <text:p>0.00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576330112972423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2841661247955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59416826196677" calcext:value-type="float">
            <text:p>0.046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80905045988782" calcext:value-type="float">
            <text:p>0.0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27705068901032" calcext:value-type="float">
            <text:p>0.04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58699987128202" calcext:value-type="float">
            <text:p>0.026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3245593224287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61819348506165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141134167384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6131109603936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2003580436732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4106789407303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677458594055" calcext:value-type="float">
            <text:p>0.1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877283939031" calcext:value-type="float">
            <text:p>0.1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33996074104" calcext:value-type="float">
            <text:p>0.11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7925148155157" calcext:value-type="float">
            <text:p>0.1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3629887571832" calcext:value-type="float">
            <text:p>0.1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07914462390344" calcext:value-type="float">
            <text:p>0.08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70861683761813" calcext:value-type="float">
            <text:p>0.08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7807826324991" calcext:value-type="float">
            <text:p>0.13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57774725174787" calcext:value-type="float">
            <text:p>0.08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23532910469323" calcext:value-type="float">
            <text:p>0.0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25930026460292" calcext:value-type="float">
            <text:p>0.12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761321660812908" calcext:value-type="float">
            <text:p>0.008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97128439856031" calcext:value-type="float">
            <text:p>0.00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67581618728697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21050641561794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2634313874663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7557799320939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37073403689249" calcext:value-type="float">
            <text:p>0.02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465263073019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1954040132806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1340004880808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9087036132702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79119533180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90412444763966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32953193344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2399443024384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4703772716115" calcext:value-type="float">
            <text:p>0.0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6820016643525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09465393252644" calcext:value-type="float">
            <text:p>0.20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7718221857696" calcext:value-type="float">
            <text:p>0.12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333541439709051" calcext:value-type="float">
            <text:p>0.33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16669933651689" calcext:value-type="float">
            <text:p>0.11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414071295551259" calcext:value-type="float">
            <text:p>0.04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254338966883556" calcext:value-type="float">
            <text:p>0.25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465263073019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43973010158805" calcext:value-type="float">
            <text:p>0.00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3141748260716" calcext:value-type="float">
            <text:p>0.0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0155985992329466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0675729884941" calcext:value-type="float">
            <text:p>0.29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667836376621327" calcext:value-type="float">
            <text:p>0.6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9409453906289" calcext:value-type="float">
            <text:p>0.29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95103971278862" calcext:value-type="float">
            <text:p>0.39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743255730771933" calcext:value-type="float">
            <text:p>0.7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14069170051588" calcext:value-type="float">
            <text:p>0.31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7261000937283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129093671531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987695783105758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00333814580842" calcext:value-type="float">
            <text:p>0.05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01531032559197" calcext:value-type="float">
            <text:p>0.0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390269280323" calcext:value-type="float">
            <text:p>0.1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245622427884728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53601999994502" calcext:value-type="float">
            <text:p>0.00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39428108730679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46231070304901" calcext:value-type="float">
            <text:p>0.1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45581698361547" calcext:value-type="float">
            <text:p>0.45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3713260955739" calcext:value-type="float">
            <text:p>0.02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0068225102053" calcext:value-type="float">
            <text:p>0.0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7953929424992" calcext:value-type="float">
            <text:p>0.0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9714258111924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171918027293" calcext:value-type="float">
            <text:p>0.1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39584887775311" calcext:value-type="float">
            <text:p>0.24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3469134919498" calcext:value-type="float">
            <text:p>0.12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83594925217779" calcext:value-type="float">
            <text:p>0.2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968960210097735" calcext:value-type="float">
            <text:p>0.09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92010554154352" calcext:value-type="float">
            <text:p>0.29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70939124254714" calcext:value-type="float">
            <text:p>0.27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369952787950761" calcext:value-type="float">
            <text:p>0.37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98536123327799" calcext:value-type="float">
            <text:p>0.19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00659229218604" calcext:value-type="float">
            <text:p>0.0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5429201182404" calcext:value-type="float">
            <text:p>0.04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98145716819831" calcext:value-type="float">
            <text:p>0.002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25:.Y143])" office:value-type="float" office:value="16" calcext:value-type="float">
            <text:p>16</text:p>
          </table:table-cell>
          <table:table-cell table:style-name="ce15" table:formula="of:=SUM([.Z125:.Z143])" office:value-type="float" office:value="37" calcext:value-type="float">
            <text:p>37</text:p>
          </table:table-cell>
          <table:table-cell table:style-name="ce15" table:formula="of:=SUM([.AA125:.AA143])" office:value-type="float" office:value="4" calcext:value-type="float">
            <text:p>4</text:p>
          </table:table-cell>
          <table:table-cell table:style-name="ce31" table:formula="of:=SUM([.AB125:.AB143])" office:value-type="float" office:value="1.60095732189641" calcext:value-type="float">
            <text:p>1.601</text:p>
          </table:table-cell>
          <table:table-cell table:style-name="ce15" table:formula="of:=SUM([.AC125:.AC143])" office:value-type="float" office:value="9" calcext:value-type="float">
            <text:p>9</text:p>
          </table:table-cell>
          <table:table-cell table:style-name="ce15" table:formula="of:=SUM([.AD125:.AD143])" office:value-type="float" office:value="45" calcext:value-type="float">
            <text:p>45</text:p>
          </table:table-cell>
          <table:table-cell table:style-name="ce15" table:formula="of:=SUM([.AE125:.AE143])" office:value-type="float" office:value="3" calcext:value-type="float">
            <text:p>3</text:p>
          </table:table-cell>
          <table:table-cell table:style-name="ce31" table:formula="of:=SUM([.AF125:.AF143])" office:value-type="float" office:value="2.55743178261199" calcext:value-type="float">
            <text:p>2.557</text:p>
          </table:table-cell>
          <table:table-cell table:style-name="ce15" table:formula="of:=SUM([.AG125:.AG143])" office:value-type="float" office:value="31" calcext:value-type="float">
            <text:p>31</text:p>
          </table:table-cell>
          <table:table-cell table:style-name="ce15" table:formula="of:=SUM([.AH125:.AH143])" office:value-type="float" office:value="22" calcext:value-type="float">
            <text:p>22</text:p>
          </table:table-cell>
          <table:table-cell table:style-name="ce15" table:formula="of:=SUM([.AI125:.AI143])" office:value-type="float" office:value="4" calcext:value-type="float">
            <text:p>4</text:p>
          </table:table-cell>
          <table:table-cell table:style-name="ce31" table:formula="of:=SUM([.AJ125:.AJ143])" office:value-type="float" office:value="1.22287721998612" calcext:value-type="float">
            <text:p>1.223</text:p>
          </table:table-cell>
          <table:table-cell table:style-name="ce15" table:formula="of:=SUM([.AK125:.AK143])" office:value-type="float" office:value="52" calcext:value-type="float">
            <text:p>52</text:p>
          </table:table-cell>
          <table:table-cell table:style-name="ce15" table:formula="of:=SUM([.AL125:.AL143])" office:value-type="float" office:value="4" calcext:value-type="float">
            <text:p>4</text:p>
          </table:table-cell>
          <table:table-cell table:style-name="ce15" table:formula="of:=SUM([.AM125:.AM143])" office:value-type="float" office:value="1" calcext:value-type="float">
            <text:p>1</text:p>
          </table:table-cell>
          <table:table-cell table:style-name="ce31" table:formula="of:=SUM([.AN125:.AN143])" office:value-type="float" office:value="0.037116563817479" calcext:value-type="float">
            <text:p>0.037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63296490891495" calcext:value-type="float">
            <text:p>0.16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633387527652762" calcext:value-type="float">
            <text:p>0.00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807265831481949" calcext:value-type="float">
            <text:p>0.08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6383329769834" calcext:value-type="float">
            <text:p>0.36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75652877418798" calcext:value-type="float">
            <text:p>0.17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42007782600947" calcext:value-type="float">
            <text:p>0.24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67258045320596" calcext:value-type="float">
            <text:p>0.00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792806186431536" calcext:value-type="float">
            <text:p>0.0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129209996445945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25:.E147])" office:value-type="float" office:value="24" calcext:value-type="float">
            <text:p>24</text:p>
          </table:table-cell>
          <table:table-cell table:style-name="ce17" table:formula="of:=SUM([.F125:.F147])" office:value-type="float" office:value="36" calcext:value-type="float">
            <text:p>36</text:p>
          </table:table-cell>
          <table:table-cell table:style-name="ce17" table:formula="of:=SUM([.G125:.G147])" office:value-type="float" office:value="9" calcext:value-type="float">
            <text:p>9</text:p>
          </table:table-cell>
          <table:table-cell table:style-name="ce27" table:formula="of:=SUM([.H125:.H147])" office:value-type="float" office:value="1.61535411595051" calcext:value-type="float">
            <text:p>1.615</text:p>
          </table:table-cell>
          <table:table-cell table:style-name="ce17" table:formula="of:=SUM([.I125:.I147])" office:value-type="float" office:value="13" calcext:value-type="float">
            <text:p>13</text:p>
          </table:table-cell>
          <table:table-cell table:style-name="ce17" table:formula="of:=SUM([.J125:.J147])" office:value-type="float" office:value="49" calcext:value-type="float">
            <text:p>49</text:p>
          </table:table-cell>
          <table:table-cell table:style-name="ce17" table:formula="of:=SUM([.K125:.K147])" office:value-type="float" office:value="7" calcext:value-type="float">
            <text:p>7</text:p>
          </table:table-cell>
          <table:table-cell table:style-name="ce27" table:formula="of:=SUM([.L125:.L147])" office:value-type="float" office:value="1.49638280352761" calcext:value-type="float">
            <text:p>1.496</text:p>
          </table:table-cell>
          <table:table-cell table:style-name="ce17" table:formula="of:=SUM([.M125:.M147])" office:value-type="float" office:value="34" calcext:value-type="float">
            <text:p>34</text:p>
          </table:table-cell>
          <table:table-cell table:style-name="ce17" table:formula="of:=SUM([.N125:.N147])" office:value-type="float" office:value="21" calcext:value-type="float">
            <text:p>21</text:p>
          </table:table-cell>
          <table:table-cell table:style-name="ce17" table:formula="of:=SUM([.O125:.O147])" office:value-type="float" office:value="14" calcext:value-type="float">
            <text:p>14</text:p>
          </table:table-cell>
          <table:table-cell table:style-name="ce27" table:formula="of:=SUM([.P125:.P147])" office:value-type="float" office:value="1.59697893702922" calcext:value-type="float">
            <text:p>1.597</text:p>
          </table:table-cell>
          <table:table-cell table:style-name="ce17" table:formula="of:=SUM([.Q125:.Q147])" office:value-type="float" office:value="50" calcext:value-type="float">
            <text:p>50</text:p>
          </table:table-cell>
          <table:table-cell table:style-name="ce17" table:formula="of:=SUM([.R125:.R147])" office:value-type="float" office:value="15" calcext:value-type="float">
            <text:p>15</text:p>
          </table:table-cell>
          <table:table-cell table:style-name="ce17" table:formula="of:=SUM([.S125:.S147])" office:value-type="float" office:value="4" calcext:value-type="float">
            <text:p>4</text:p>
          </table:table-cell>
          <table:table-cell table:style-name="ce27" table:formula="of:=SUM([.T125:.T147])" office:value-type="float" office:value="0.0591444988621717" calcext:value-type="float">
            <text:p>0.059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1" table:number-columns-repeated="3"/>
          <table:table-cell table:number-columns-repeated="966"/>
        </table:table-row>
        <table:table-row table:style-name="ro3">
          <table:table-cell/>
          <table:table-cell table:style-name="Default"/>
          <table:table-cell table:style-name="ce11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033353999999999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52677800000000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557426057142857" calcext:value-type="float">
            <text:p>0.0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6991914285714" calcext:value-type="float">
            <text:p>0.03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26801" calcext:value-type="float">
            <text:p>0.1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09085657142857" calcext:value-type="float">
            <text:p>0.02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94466482857143" calcext:value-type="float">
            <text:p>0.04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74182557142857" calcext:value-type="float">
            <text:p>0.03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281828" calcext:value-type="float">
            <text:p>0.05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62003628571429" calcext:value-type="float">
            <text:p>0.02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06391942857143" calcext:value-type="float">
            <text:p>0.06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60142" calcext:value-type="float">
            <text:p>0.06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455289714285715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75584714285715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03322857142859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2920571428571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70603857142857" calcext:value-type="float">
            <text:p>0.01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101866857142857" calcext:value-type="float">
            <text:p>0.01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645137142857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1986057142857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96033142857143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7012942857143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85732942857143" calcext:value-type="float">
            <text:p>0.0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86138285714287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187903857142857" calcext:value-type="float">
            <text:p>0.01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193446057142857" calcext:value-type="float">
            <text:p>0.01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181770885714286" calcext:value-type="float">
            <text:p>0.01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47014285714286" calcext:value-type="float">
            <text:p>0.03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40904285714286" calcext:value-type="float">
            <text:p>0.0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00599999999998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103349428571429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072002857142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301166571428571" calcext:value-type="float">
            <text:p>0.03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43232571428572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67082857142857" calcext:value-type="float">
            <text:p>0.03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57996857142857" calcext:value-type="float">
            <text:p>0.026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0259857142857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7683628571429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33795428571428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1964171428572" calcext:value-type="float">
            <text:p>0.0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95705314285715" calcext:value-type="float">
            <text:p>0.0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55252000000002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82722542857143" calcext:value-type="float">
            <text:p>0.06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160794" calcext:value-type="float">
            <text:p>0.08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68548828571429" calcext:value-type="float">
            <text:p>0.06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34328514285714" calcext:value-type="float">
            <text:p>0.08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4736328" calcext:value-type="float">
            <text:p>0.14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9323657142858" calcext:value-type="float">
            <text:p>0.05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6515314" calcext:value-type="float">
            <text:p>0.05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99727111428571" calcext:value-type="float">
            <text:p>0.09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57788494285715" calcext:value-type="float">
            <text:p>0.05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63144685714286" calcext:value-type="float">
            <text:p>0.0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616024" calcext:value-type="float">
            <text:p>0.1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69108" calcext:value-type="float">
            <text:p>0.00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55170285714285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141226571428572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150217428571429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631234285714285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1030857142857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5711428571426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99628571428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26916285714286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76386285714285" calcext:value-type="float">
            <text:p>0.00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25678571428571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018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4568857142857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755428571429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37192857142857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72277428571429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36361142857143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03293176285714" calcext:value-type="float">
            <text:p>0.1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23968488571429" calcext:value-type="float">
            <text:p>0.06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042191714286" calcext:value-type="float">
            <text:p>0.165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678364514285714" calcext:value-type="float">
            <text:p>0.0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733384571428571" calcext:value-type="float">
            <text:p>0.00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417262857143" calcext:value-type="float">
            <text:p>0.165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99628571428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10198514285714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51002857142857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0380740000000003" calcext:value-type="float">
            <text:p>0.00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34624665714286" calcext:value-type="float">
            <text:p>0.0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02768292285714" calcext:value-type="float">
            <text:p>0.2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62358951428572" calcext:value-type="float">
            <text:p>0.07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46653051428572" calcext:value-type="float">
            <text:p>0.08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4655813714286" calcext:value-type="float">
            <text:p>0.18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66690314285715" calcext:value-type="float">
            <text:p>0.06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39218" calcext:value-type="float">
            <text:p>0.00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65685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" office:value-type="float" office:value="0.00068337685714285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89934" calcext:value-type="float">
            <text:p>0.01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0520828571429" calcext:value-type="float">
            <text:p>0.01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508089428571429" calcext:value-type="float">
            <text:p>0.05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104789828571429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95830828571429" calcext:value-type="float">
            <text:p>0.0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838128285714285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397561285714286" calcext:value-type="float">
            <text:p>0.04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14905154" calcext:value-type="float">
            <text:p>0.149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0440914285714285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09685342857143" calcext:value-type="float">
            <text:p>0.0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64264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99263857142857" calcext:value-type="float">
            <text:p>0.002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621057971428571" calcext:value-type="float">
            <text:p>0.06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14759674285714" calcext:value-type="float">
            <text:p>0.11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695789171428571" calcext:value-type="float">
            <text:p>0.07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23466582857143" calcext:value-type="float">
            <text:p>0.12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70942028571429" calcext:value-type="float">
            <text:p>0.02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25943297142857" calcext:value-type="float">
            <text:p>0.12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90621365714286" calcext:value-type="float">
            <text:p>0.19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58319194285714" calcext:value-type="float">
            <text:p>0.158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5397548" calcext:value-type="float">
            <text:p>0.15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0813142857143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16898857142857" calcext:value-type="float">
            <text:p>0.0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73179142857142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54:.Y172])" office:value-type="float" office:value="15" calcext:value-type="float">
            <text:p>15</text:p>
          </table:table-cell>
          <table:table-cell table:style-name="ce15" table:formula="of:=SUM([.Z154:.Z172])" office:value-type="float" office:value="37" calcext:value-type="float">
            <text:p>37</text:p>
          </table:table-cell>
          <table:table-cell table:style-name="ce15" table:formula="of:=SUM([.AA154:.AA172])" office:value-type="float" office:value="5" calcext:value-type="float">
            <text:p>5</text:p>
          </table:table-cell>
          <table:table-cell table:style-name="ce31" table:formula="of:=SUM([.AB154:.AB172])" office:value-type="float" office:value="0.787157176" calcext:value-type="float">
            <text:p>0.787</text:p>
          </table:table-cell>
          <table:table-cell table:style-name="ce15" table:formula="of:=SUM([.AC154:.AC172])" office:value-type="float" office:value="6" calcext:value-type="float">
            <text:p>6</text:p>
          </table:table-cell>
          <table:table-cell table:style-name="ce15" table:formula="of:=SUM([.AD154:.AD172])" office:value-type="float" office:value="46" calcext:value-type="float">
            <text:p>46</text:p>
          </table:table-cell>
          <table:table-cell table:style-name="ce15" table:formula="of:=SUM([.AE154:.AE172])" office:value-type="float" office:value="5" calcext:value-type="float">
            <text:p>5</text:p>
          </table:table-cell>
          <table:table-cell table:style-name="ce31" table:formula="of:=SUM([.AF154:.AF172])" office:value-type="float" office:value="1.21366583942857" calcext:value-type="float">
            <text:p>1.214</text:p>
          </table:table-cell>
          <table:table-cell table:style-name="ce15" table:formula="of:=SUM([.AG154:.AG172])" office:value-type="float" office:value="35" calcext:value-type="float">
            <text:p>35</text:p>
          </table:table-cell>
          <table:table-cell table:style-name="ce15" table:formula="of:=SUM([.AH154:.AH172])" office:value-type="float" office:value="16" calcext:value-type="float">
            <text:p>16</text:p>
          </table:table-cell>
          <table:table-cell table:style-name="ce15" table:formula="of:=SUM([.AI154:.AI172])" office:value-type="float" office:value="6" calcext:value-type="float">
            <text:p>6</text:p>
          </table:table-cell>
          <table:table-cell table:style-name="ce31" table:formula="of:=SUM([.AJ154:.AJ172])" office:value-type="float" office:value="0.668862965428571" calcext:value-type="float">
            <text:p>0.669</text:p>
          </table:table-cell>
          <table:table-cell table:style-name="ce15" table:formula="of:=SUM([.AK154:.AK172])" office:value-type="float" office:value="49" calcext:value-type="float">
            <text:p>49</text:p>
          </table:table-cell>
          <table:table-cell table:style-name="ce15" table:formula="of:=SUM([.AL154:.AL172])" office:value-type="float" office:value="6" calcext:value-type="float">
            <text:p>6</text:p>
          </table:table-cell>
          <table:table-cell table:style-name="ce15" table:formula="of:=SUM([.AM154:.AM172])" office:value-type="float" office:value="2" calcext:value-type="float">
            <text:p>2</text:p>
          </table:table-cell>
          <table:table-cell table:style-name="ce31" table:formula="of:=SUM([.AN154:.AN172])" office:value-type="float" office:value="0.03888248" calcext:value-type="float">
            <text:p>0.039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3038794285714" calcext:value-type="float">
            <text:p>0.1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960828857142862" calcext:value-type="float">
            <text:p>0.01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22065257142857" calcext:value-type="float">
            <text:p>0.08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41776797142857" calcext:value-type="float">
            <text:p>0.34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55284725714286" calcext:value-type="float">
            <text:p>0.1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2791248" calcext:value-type="float">
            <text:p>0.22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5063114285714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21572002857143" calcext:value-type="float">
            <text:p>0.04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000411819714285714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54:.E176])" office:value-type="float" office:value="23" calcext:value-type="float">
            <text:p>23</text:p>
          </table:table-cell>
          <table:table-cell table:style-name="ce17" table:formula="of:=SUM([.F154:.F176])" office:value-type="float" office:value="34" calcext:value-type="float">
            <text:p>34</text:p>
          </table:table-cell>
          <table:table-cell table:style-name="ce17" table:formula="of:=SUM([.G154:.G176])" office:value-type="float" office:value="12" calcext:value-type="float">
            <text:p>12</text:p>
          </table:table-cell>
          <table:table-cell table:style-name="ce27" table:formula="of:=SUM([.H154:.H176])" office:value-type="float" office:value="0.979142959428571" calcext:value-type="float">
            <text:p>0.979</text:p>
          </table:table-cell>
          <table:table-cell table:style-name="ce17" table:formula="of:=SUM([.I154:.I176])" office:value-type="float" office:value="11" calcext:value-type="float">
            <text:p>11</text:p>
          </table:table-cell>
          <table:table-cell table:style-name="ce17" table:formula="of:=SUM([.J154:.J176])" office:value-type="float" office:value="49" calcext:value-type="float">
            <text:p>49</text:p>
          </table:table-cell>
          <table:table-cell table:style-name="ce17" table:formula="of:=SUM([.K154:.K176])" office:value-type="float" office:value="9" calcext:value-type="float">
            <text:p>9</text:p>
          </table:table-cell>
          <table:table-cell table:style-name="ce27" table:formula="of:=SUM([.L154:.L176])" office:value-type="float" office:value="0.725447430285714" calcext:value-type="float">
            <text:p>0.725</text:p>
          </table:table-cell>
          <table:table-cell table:style-name="ce17" table:formula="of:=SUM([.M154:.M176])" office:value-type="float" office:value="34" calcext:value-type="float">
            <text:p>34</text:p>
          </table:table-cell>
          <table:table-cell table:style-name="ce17" table:formula="of:=SUM([.N154:.N176])" office:value-type="float" office:value="22" calcext:value-type="float">
            <text:p>22</text:p>
          </table:table-cell>
          <table:table-cell table:style-name="ce17" table:formula="of:=SUM([.O154:.O176])" office:value-type="float" office:value="13" calcext:value-type="float">
            <text:p>13</text:p>
          </table:table-cell>
          <table:table-cell table:style-name="ce27" table:formula="of:=SUM([.P154:.P176])" office:value-type="float" office:value="0.922383444" calcext:value-type="float">
            <text:p>0.922</text:p>
          </table:table-cell>
          <table:table-cell table:style-name="ce17" table:formula="of:=SUM([.Q154:.Q176])" office:value-type="float" office:value="51" calcext:value-type="float">
            <text:p>51</text:p>
          </table:table-cell>
          <table:table-cell table:style-name="ce17" table:formula="of:=SUM([.R154:.R176])" office:value-type="float" office:value="14" calcext:value-type="float">
            <text:p>14</text:p>
          </table:table-cell>
          <table:table-cell table:style-name="ce17" table:formula="of:=SUM([.S154:.S176])" office:value-type="float" office:value="4" calcext:value-type="float">
            <text:p>4</text:p>
          </table:table-cell>
          <table:table-cell table:style-name="ce27" table:formula="of:=SUM([.T154:.T176])" office:value-type="float" office:value="0.0360380777142857" calcext:value-type="float">
            <text:p>0.036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8"/>
          <table:table-cell table:style-name="ce11" table:number-columns-repeated="3"/>
          <table:table-cell table:number-columns-repeated="966"/>
        </table:table-row>
        <table:table-row table:style-name="ro2" table:number-rows-repeated="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5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10" table:number-columns-repeated="2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1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5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5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9"/>
          <table:table-cell table:style-name="ce6"/>
          <table:table-cell table:style-name="ce12" table:number-columns-repeated="18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11">
          <table:table-cell/>
          <table:table-cell table:style-name="Default"/>
          <table:table-cell table:style-name="ce12" table:number-columns-repeated="28"/>
          <table:table-cell table:style-name="ce11" table:number-columns-repeated="3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5">
          <table:table-cell/>
          <table:table-cell table:style-name="Default" table:number-columns-repeated="29"/>
          <table:table-cell table:number-columns-repeated="979"/>
        </table:table-row>
        <table:table-row table:style-name="ro2" table:number-rows-repeated="4">
          <table:table-cell/>
          <table:table-cell table:style-name="Default" table:number-columns-repeated="26"/>
          <table:table-cell table:style-name="ce23"/>
          <table:table-cell table:number-columns-repeated="981"/>
        </table:table-row>
        <table:table-row table:style-name="ro2">
          <table:table-cell/>
          <table:table-cell table:style-name="Default" table:number-columns-repeated="24"/>
          <table:table-cell table:number-columns-repeated="984"/>
        </table:table-row>
        <table:table-row table:style-name="ro2" table:number-rows-repeated="12">
          <table:table-cell/>
          <table:table-cell table:style-name="Default"/>
          <table:table-cell table:style-name="ce1"/>
          <table:table-cell table:style-name="Default" table:number-columns-repeated="22"/>
          <table:table-cell table:number-columns-repeated="984"/>
        </table:table-row>
        <table:table-row table:style-name="ro2" table:number-rows-repeated="55">
          <table:table-cell/>
          <table:table-cell table:style-name="Default"/>
          <table:table-cell table:style-name="ce1"/>
          <table:table-cell table:style-name="Default" table:number-columns-repeated="19"/>
          <table:table-cell table:number-columns-repeated="987"/>
        </table:table-row>
        <table:table-row table:style-name="ro2" table:number-rows-repeated="4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17"/>
          <table:table-cell table:number-columns-repeated="987"/>
        </table:table-row>
        <table:table-row table:style-name="ro2" table:number-rows-repeated="16">
          <table:table-cell/>
          <table:table-cell table:style-name="Default"/>
          <table:table-cell table:style-name="ce1"/>
          <table:table-cell table:number-columns-repeated="2"/>
          <table:table-cell table:style-name="Default"/>
          <table:table-cell table:number-columns-repeated="1003"/>
        </table:table-row>
        <table:table-row table:style-name="ro2" table:number-rows-repeated="104828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-Factor" table:style-name="ta1">
        <table:shapes>
          <draw:frame draw:z-index="0" draw:style-name="gr1" draw:text-style-name="P1" svg:width="653.92pt" svg:height="367.82pt" svg:x="835.06pt" svg:y="1622.72pt">
            <draw:object draw:notify-on-update-of-ranges="'Init-Factor'.O131:'Init-Factor'.O140 'Init-Factor'.P130:'Init-Factor'.P130 'Init-Factor'.P131:'Init-Factor'.P140 'Init-Factor'.Q130:'Init-Factor'.Q130 'Init-Factor'.Q131:'Init-Factor'.Q140 'Init-Factor'.R130:'Init-Factor'.R130 'Init-Factor'.R131:'Init-Factor'.R140 'Init-Factor'.S130:'Init-Factor'.S130 'Init-Factor'.S131:'Init-Factor'.S140 'Init-Factor'.T130:'Init-Factor'.T130 'Init-Factor'.T131:'Init-Factor'.T140 'Init-Factor'.U130:'Init-Factor'.U130 'Init-Factor'.U131:'Init-Factor'.U14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ce104"/>
        <table:table-column table:style-name="co18" table:default-cell-style-name="ce104"/>
        <table:table-column table:style-name="co19" table:number-columns-repeated="2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default-cell-style-name="ce9"/>
        <table:table-column table:style-name="co1" table:number-columns-repeated="982" table:default-cell-style-name="ce104"/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style-name="ce51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53269765953981" calcext:value-type="float">
            <text:p>0.953</text:p>
          </table:table-cell>
          <table:table-cell office:value-type="float" office:value="0.993787752573433" calcext:value-type="float">
            <text:p>0.994</text:p>
          </table:table-cell>
          <table:table-cell office:value-type="float" office:value="0.991379703934966" calcext:value-type="float">
            <text:p>0.991</text:p>
          </table:table-cell>
          <table:table-cell office:value-type="float" office:value="0.00884005268769567" calcext:value-type="float">
            <text:p>0.009</text:p>
          </table:table-cell>
          <table:table-cell office:value-type="float" office:value="0.99049640436335" calcext:value-type="float">
            <text:p>0.990</text:p>
          </table:table-cell>
          <table:table-cell office:value-type="float" office:value="0.993786946867" calcext:value-type="float">
            <text:p>0.994</text:p>
          </table:table-cell>
          <table:table-cell office:value-type="float" office:value="0.993403391359359" calcext:value-type="float">
            <text:p>0.993</text:p>
          </table:table-cell>
          <table:table-cell office:value-type="float" office:value="0.000670519152402146" calcext:value-type="float">
            <text:p>0.001</text:p>
          </table:table-cell>
          <table:table-cell office:value-type="float" office:value="0.987633725222124" calcext:value-type="float">
            <text:p>0.988</text:p>
          </table:table-cell>
          <table:table-cell office:value-type="float" office:value="0.993787590355466" calcext:value-type="float">
            <text:p>0.994</text:p>
          </table:table-cell>
          <table:table-cell office:value-type="float" office:value="0.993056662387073" calcext:value-type="float">
            <text:p>0.993</text:p>
          </table:table-cell>
          <table:table-cell office:value-type="float" office:value="0.001501178756955" calcext:value-type="float">
            <text:p>0.002</text:p>
          </table:table-cell>
          <table:table-cell office:value-type="float" office:value="0.973690985644671" calcext:value-type="float">
            <text:p>0.974</text:p>
          </table:table-cell>
          <table:table-cell office:value-type="float" office:value="0.993787308545945" calcext:value-type="float">
            <text:p>0.994</text:p>
          </table:table-cell>
          <table:table-cell office:value-type="float" office:value="0.992099194541391" calcext:value-type="float">
            <text:p>0.992</text:p>
          </table:table-cell>
          <table:table-cell office:value-type="float" office:value="0.00389628115236237" calcext:value-type="float">
            <text:p>0.004</text:p>
          </table:table-cell>
          <table:table-cell office:value-type="float" office:value="0.984145898427952" calcext:value-type="float">
            <text:p>0.984</text:p>
          </table:table-cell>
          <table:table-cell office:value-type="float" office:value="0.993787424695445" calcext:value-type="float">
            <text:p>0.994</text:p>
          </table:table-cell>
          <table:table-cell office:value-type="float" office:value="0.99193897523314" calcext:value-type="float">
            <text:p>0.992</text:p>
          </table:table-cell>
          <table:table-cell office:value-type="float" office:value="0.00258335888078491" calcext:value-type="float">
            <text:p>0.003</text:p>
          </table:table-cell>
          <table:table-cell office:value-type="float" office:value="0.986197513909308" calcext:value-type="float">
            <text:p>0.986</text:p>
          </table:table-cell>
          <table:table-cell office:value-type="float" office:value="0.993788524357298" calcext:value-type="float">
            <text:p>0.994</text:p>
          </table:table-cell>
          <table:table-cell office:value-type="float" office:value="0.992655181543232" calcext:value-type="float">
            <text:p>0.993</text:p>
          </table:table-cell>
          <table:table-cell office:value-type="float" office:value="0.00172225590760735" calcext:value-type="float">
            <text:p>0.002</text:p>
          </table:table-cell>
          <table:table-cell office:value-type="float" office:value="0.975115766859377" calcext:value-type="float">
            <text:p>0.975</text:p>
          </table:table-cell>
          <table:table-cell office:value-type="float" office:value="0.993787440043177" calcext:value-type="float">
            <text:p>0.994</text:p>
          </table:table-cell>
          <table:table-cell office:value-type="float" office:value="0.991974579520882" calcext:value-type="float">
            <text:p>0.992</text:p>
          </table:table-cell>
          <table:table-cell office:value-type="float" office:value="0.00374110243870592" calcext:value-type="float">
            <text:p>0.004</text:p>
          </table:table-cell>
          <table:table-cell office:value-type="float" office:value="0.980561550233689" calcext:value-type="float">
            <text:p>0.981</text:p>
          </table:table-cell>
          <table:table-cell office:value-type="float" office:value="0.993794280933058" calcext:value-type="float">
            <text:p>0.994</text:p>
          </table:table-cell>
          <table:table-cell office:value-type="float" office:value="0.991348675867982" calcext:value-type="float">
            <text:p>0.991</text:p>
          </table:table-cell>
          <table:table-cell office:value-type="float" office:value="0.00348257268054894" calcext:value-type="float">
            <text:p>0.003</text:p>
          </table:table-cell>
          <table:table-cell office:value-type="float" office:value="0.964998741084609" calcext:value-type="float">
            <text:p>0.965</text:p>
          </table:table-cell>
          <table:table-cell office:value-type="float" office:value="0.993789012105852" calcext:value-type="float">
            <text:p>0.994</text:p>
          </table:table-cell>
          <table:table-cell office:value-type="float" office:value="0.990171178041812" calcext:value-type="float">
            <text:p>0.990</text:p>
          </table:table-cell>
          <table:table-cell office:value-type="float" office:value="0.00607242701532994" calcext:value-type="float">
            <text:p>0.006</text:p>
          </table:table-cell>
          <table:table-cell office:value-type="float" office:value="0.975543607185119" calcext:value-type="float">
            <text:p>0.976</text:p>
          </table:table-cell>
          <table:table-cell office:value-type="float" office:value="0.993794006429176" calcext:value-type="float">
            <text:p>0.994</text:p>
          </table:table-cell>
          <table:table-cell office:value-type="float" office:value="0.991685138743101" calcext:value-type="float">
            <text:p>0.992</text:p>
          </table:table-cell>
          <table:table-cell office:value-type="float" office:value="0.00452981674786345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965582632801444" calcext:value-type="float">
            <text:p>0.966</text:p>
          </table:table-cell>
          <table:table-cell office:value-type="float" office:value="0.998168290589" calcext:value-type="float">
            <text:p>0.998</text:p>
          </table:table-cell>
          <table:table-cell office:value-type="float" office:value="0.968418590989657" calcext:value-type="float">
            <text:p>0.968</text:p>
          </table:table-cell>
          <table:table-cell office:value-type="float" office:value="0.00910876027970274" calcext:value-type="float">
            <text:p>0.009</text:p>
          </table:table-cell>
          <table:table-cell office:value-type="float" office:value="0.998167166001242" calcext:value-type="float">
            <text:p>0.998</text:p>
          </table:table-cell>
          <table:table-cell office:value-type="float" office:value="0.998168019750435" calcext:value-type="float">
            <text:p>0.998</text:p>
          </table:table-cell>
          <table:table-cell office:value-type="float" office:value="0.998167491882994" calcext:value-type="float">
            <text:p>0.998</text:p>
          </table:table-cell>
          <table:table-cell office:value-type="float" office:value="0.000000179317083382734" calcext:value-type="float">
            <text:p>0.000</text:p>
          </table:table-cell>
          <table:table-cell office:value-type="float" office:value="0.998166832906012" calcext:value-type="float">
            <text:p>0.998</text:p>
          </table:table-cell>
          <table:table-cell office:value-type="float" office:value="0.998174804026664" calcext:value-type="float">
            <text:p>0.998</text:p>
          </table:table-cell>
          <table:table-cell office:value-type="float" office:value="0.998168149063906" calcext:value-type="float">
            <text:p>0.998</text:p>
          </table:table-cell>
          <table:table-cell office:value-type="float" office:value="0.00000161253305610652" calcext:value-type="float">
            <text:p>0.000</text:p>
          </table:table-cell>
          <table:table-cell office:value-type="float" office:value="0.998167460602688" calcext:value-type="float">
            <text:p>0.998</text:p>
          </table:table-cell>
          <table:table-cell office:value-type="float" office:value="0.998173216341932" calcext:value-type="float">
            <text:p>0.998</text:p>
          </table:table-cell>
          <table:table-cell office:value-type="float" office:value="0.998168306678093" calcext:value-type="float">
            <text:p>0.998</text:p>
          </table:table-cell>
          <table:table-cell office:value-type="float" office:value="0.00000102578335371726" calcext:value-type="float">
            <text:p>0.000</text:p>
          </table:table-cell>
          <table:table-cell office:value-type="float" office:value="0.998166810131763" calcext:value-type="float">
            <text:p>0.998</text:p>
          </table:table-cell>
          <table:table-cell office:value-type="float" office:value="0.998192020827838" calcext:value-type="float">
            <text:p>0.998</text:p>
          </table:table-cell>
          <table:table-cell office:value-type="float" office:value="0.998169379944835" calcext:value-type="float">
            <text:p>0.998</text:p>
          </table:table-cell>
          <table:table-cell office:value-type="float" office:value="0.00000431842916354371" calcext:value-type="float">
            <text:p>0.000</text:p>
          </table:table-cell>
          <table:table-cell office:value-type="float" office:value="0.998166378581139" calcext:value-type="float">
            <text:p>0.998</text:p>
          </table:table-cell>
          <table:table-cell office:value-type="float" office:value="0.998197988575292" calcext:value-type="float">
            <text:p>0.998</text:p>
          </table:table-cell>
          <table:table-cell office:value-type="float" office:value="0.998170672254521" calcext:value-type="float">
            <text:p>0.998</text:p>
          </table:table-cell>
          <table:table-cell office:value-type="float" office:value="0.00000654218386961894" calcext:value-type="float">
            <text:p>0.000</text:p>
          </table:table-cell>
          <table:table-cell office:value-type="float" office:value="0.998167716925355" calcext:value-type="float">
            <text:p>0.998</text:p>
          </table:table-cell>
          <table:table-cell office:value-type="float" office:value="0.998191562685184" calcext:value-type="float">
            <text:p>0.998</text:p>
          </table:table-cell>
          <table:table-cell office:value-type="float" office:value="0.998169944321933" calcext:value-type="float">
            <text:p>0.998</text:p>
          </table:table-cell>
          <table:table-cell office:value-type="float" office:value="0.0000043589133887756" calcext:value-type="float">
            <text:p>0.000</text:p>
          </table:table-cell>
          <table:table-cell office:value-type="float" office:value="0.998167893812215" calcext:value-type="float">
            <text:p>0.998</text:p>
          </table:table-cell>
          <table:table-cell office:value-type="float" office:value="0.99819867184439" calcext:value-type="float">
            <text:p>0.998</text:p>
          </table:table-cell>
          <table:table-cell office:value-type="float" office:value="0.998169948953189" calcext:value-type="float">
            <text:p>0.998</text:p>
          </table:table-cell>
          <table:table-cell office:value-type="float" office:value="0.00000521487401806606" calcext:value-type="float">
            <text:p>0.000</text:p>
          </table:table-cell>
          <table:table-cell office:value-type="float" office:value="0.998165245121065" calcext:value-type="float">
            <text:p>0.998</text:p>
          </table:table-cell>
          <table:table-cell office:value-type="float" office:value="0.998175513276621" calcext:value-type="float">
            <text:p>0.998</text:p>
          </table:table-cell>
          <table:table-cell office:value-type="float" office:value="0.998169266403164" calcext:value-type="float">
            <text:p>0.998</text:p>
          </table:table-cell>
          <table:table-cell office:value-type="float" office:value="0.00000172800911392557" calcext:value-type="float">
            <text:p>0.000</text:p>
          </table:table-cell>
          <table:table-cell office:value-type="float" office:value="0.998167861776914" calcext:value-type="float">
            <text:p>0.998</text:p>
          </table:table-cell>
          <table:table-cell office:value-type="float" office:value="0.998197758548545" calcext:value-type="float">
            <text:p>0.998</text:p>
          </table:table-cell>
          <table:table-cell office:value-type="float" office:value="0.998169637680903" calcext:value-type="float">
            <text:p>0.998</text:p>
          </table:table-cell>
          <table:table-cell office:value-type="float" office:value="0.00000485913665837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992259593107895" calcext:value-type="float">
            <text:p>0.992</text:p>
          </table:table-cell>
          <table:table-cell office:value-type="float" office:value="0.99225981073578" calcext:value-type="float">
            <text:p>0.992</text:p>
          </table:table-cell>
          <table:table-cell office:value-type="float" office:value="0.99225971545049" calcext:value-type="float">
            <text:p>0.992</text:p>
          </table:table-cell>
          <table:table-cell office:value-type="float" office:value="0.0000000538454457525686" calcext:value-type="float">
            <text:p>0.000</text:p>
          </table:table-cell>
          <table:table-cell office:value-type="float" office:value="0.992259596629365" calcext:value-type="float">
            <text:p>0.992</text:p>
          </table:table-cell>
          <table:table-cell office:value-type="float" office:value="0.992259890393743" calcext:value-type="float">
            <text:p>0.992</text:p>
          </table:table-cell>
          <table:table-cell office:value-type="float" office:value="0.992259726448599" calcext:value-type="float">
            <text:p>0.992</text:p>
          </table:table-cell>
          <table:table-cell office:value-type="float" office:value="0.0000000711374387944032" calcext:value-type="float">
            <text:p>0.000</text:p>
          </table:table-cell>
          <table:table-cell office:value-type="float" office:value="0.992255804337006" calcext:value-type="float">
            <text:p>0.992</text:p>
          </table:table-cell>
          <table:table-cell office:value-type="float" office:value="0.992259961493783" calcext:value-type="float">
            <text:p>0.992</text:p>
          </table:table-cell>
          <table:table-cell office:value-type="float" office:value="0.992259605896479" calcext:value-type="float">
            <text:p>0.992</text:p>
          </table:table-cell>
          <table:table-cell office:value-type="float" office:value="0.000000677179614967655" calcext:value-type="float">
            <text:p>0.000</text:p>
          </table:table-cell>
          <table:table-cell office:value-type="float" office:value="0.992259563771259" calcext:value-type="float">
            <text:p>0.992</text:p>
          </table:table-cell>
          <table:table-cell office:value-type="float" office:value="0.992260025356727" calcext:value-type="float">
            <text:p>0.992</text:p>
          </table:table-cell>
          <table:table-cell office:value-type="float" office:value="0.99225973552093" calcext:value-type="float">
            <text:p>0.992</text:p>
          </table:table-cell>
          <table:table-cell office:value-type="float" office:value="0.000000098969064874621" calcext:value-type="float">
            <text:p>0.000</text:p>
          </table:table-cell>
          <table:table-cell office:value-type="float" office:value="0.992257750982011" calcext:value-type="float">
            <text:p>0.992</text:p>
          </table:table-cell>
          <table:table-cell office:value-type="float" office:value="0.992260032957204" calcext:value-type="float">
            <text:p>0.992</text:p>
          </table:table-cell>
          <table:table-cell office:value-type="float" office:value="0.992259677911372" calcext:value-type="float">
            <text:p>0.992</text:p>
          </table:table-cell>
          <table:table-cell office:value-type="float" office:value="0.000000365583495896367" calcext:value-type="float">
            <text:p>0.000</text:p>
          </table:table-cell>
          <table:table-cell office:value-type="float" office:value="0.992259471116281" calcext:value-type="float">
            <text:p>0.992</text:p>
          </table:table-cell>
          <table:table-cell office:value-type="float" office:value="0.992259989472297" calcext:value-type="float">
            <text:p>0.992</text:p>
          </table:table-cell>
          <table:table-cell office:value-type="float" office:value="0.992259787463924" calcext:value-type="float">
            <text:p>0.992</text:p>
          </table:table-cell>
          <table:table-cell office:value-type="float" office:value="0.000000126112811303393" calcext:value-type="float">
            <text:p>0.000</text:p>
          </table:table-cell>
          <table:table-cell office:value-type="float" office:value="0.992259514734916" calcext:value-type="float">
            <text:p>0.992</text:p>
          </table:table-cell>
          <table:table-cell office:value-type="float" office:value="0.992260047903448" calcext:value-type="float">
            <text:p>0.992</text:p>
          </table:table-cell>
          <table:table-cell office:value-type="float" office:value="0.992259796479616" calcext:value-type="float">
            <text:p>0.992</text:p>
          </table:table-cell>
          <table:table-cell office:value-type="float" office:value="0.000000163348660385977" calcext:value-type="float">
            <text:p>0.000</text:p>
          </table:table-cell>
          <table:table-cell office:value-type="float" office:value="0.992259533615019" calcext:value-type="float">
            <text:p>0.992</text:p>
          </table:table-cell>
          <table:table-cell office:value-type="float" office:value="0.992260290834681" calcext:value-type="float">
            <text:p>0.992</text:p>
          </table:table-cell>
          <table:table-cell office:value-type="float" office:value="0.99225983032531" calcext:value-type="float">
            <text:p>0.992</text:p>
          </table:table-cell>
          <table:table-cell office:value-type="float" office:value="0.00000020478671660253" calcext:value-type="float">
            <text:p>0.000</text:p>
          </table:table-cell>
          <table:table-cell office:value-type="float" office:value="0.992259522028404" calcext:value-type="float">
            <text:p>0.992</text:p>
          </table:table-cell>
          <table:table-cell office:value-type="float" office:value="0.992260221151707" calcext:value-type="float">
            <text:p>0.992</text:p>
          </table:table-cell>
          <table:table-cell office:value-type="float" office:value="0.992259843773668" calcext:value-type="float">
            <text:p>0.992</text:p>
          </table:table-cell>
          <table:table-cell office:value-type="float" office:value="0.000000126162062189292" calcext:value-type="float">
            <text:p>0.000</text:p>
          </table:table-cell>
          <table:table-cell office:value-type="float" office:value="0.992259506409864" calcext:value-type="float">
            <text:p>0.992</text:p>
          </table:table-cell>
          <table:table-cell office:value-type="float" office:value="0.992260293047499" calcext:value-type="float">
            <text:p>0.992</text:p>
          </table:table-cell>
          <table:table-cell office:value-type="float" office:value="0.992259916458468" calcext:value-type="float">
            <text:p>0.992</text:p>
          </table:table-cell>
          <table:table-cell office:value-type="float" office:value="0.00000017770784596239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989653227467968" calcext:value-type="float">
            <text:p>0.990</text:p>
          </table:table-cell>
          <table:table-cell office:value-type="float" office:value="0.989655344265497" calcext:value-type="float">
            <text:p>0.990</text:p>
          </table:table-cell>
          <table:table-cell office:value-type="float" office:value="0.989653817136434" calcext:value-type="float">
            <text:p>0.990</text:p>
          </table:table-cell>
          <table:table-cell office:value-type="float" office:value="0.000000361371352892663" calcext:value-type="float">
            <text:p>0.000</text:p>
          </table:table-cell>
          <table:table-cell office:value-type="float" office:value="0.989653626726068" calcext:value-type="float">
            <text:p>0.990</text:p>
          </table:table-cell>
          <table:table-cell office:value-type="float" office:value="0.989658749921643" calcext:value-type="float">
            <text:p>0.990</text:p>
          </table:table-cell>
          <table:table-cell office:value-type="float" office:value="0.989654469436735" calcext:value-type="float">
            <text:p>0.990</text:p>
          </table:table-cell>
          <table:table-cell office:value-type="float" office:value="0.00000103033005878333" calcext:value-type="float">
            <text:p>0.000</text:p>
          </table:table-cell>
          <table:table-cell office:value-type="float" office:value="0.989653617922655" calcext:value-type="float">
            <text:p>0.990</text:p>
          </table:table-cell>
          <table:table-cell office:value-type="float" office:value="0.989663405914886" calcext:value-type="float">
            <text:p>0.990</text:p>
          </table:table-cell>
          <table:table-cell office:value-type="float" office:value="0.989654953989113" calcext:value-type="float">
            <text:p>0.990</text:p>
          </table:table-cell>
          <table:table-cell office:value-type="float" office:value="0.00000202241504809206" calcext:value-type="float">
            <text:p>0.000</text:p>
          </table:table-cell>
          <table:table-cell office:value-type="float" office:value="0.989653558298348" calcext:value-type="float">
            <text:p>0.990</text:p>
          </table:table-cell>
          <table:table-cell office:value-type="float" office:value="0.989663843766534" calcext:value-type="float">
            <text:p>0.990</text:p>
          </table:table-cell>
          <table:table-cell office:value-type="float" office:value="0.989655091126717" calcext:value-type="float">
            <text:p>0.990</text:p>
          </table:table-cell>
          <table:table-cell office:value-type="float" office:value="0.00000184431939496848" calcext:value-type="float">
            <text:p>0.000</text:p>
          </table:table-cell>
          <table:table-cell office:value-type="float" office:value="0.989652791082091" calcext:value-type="float">
            <text:p>0.990</text:p>
          </table:table-cell>
          <table:table-cell office:value-type="float" office:value="0.989667351020449" calcext:value-type="float">
            <text:p>0.990</text:p>
          </table:table-cell>
          <table:table-cell office:value-type="float" office:value="0.989655489988999" calcext:value-type="float">
            <text:p>0.990</text:p>
          </table:table-cell>
          <table:table-cell office:value-type="float" office:value="0.00000250837943764441" calcext:value-type="float">
            <text:p>0.000</text:p>
          </table:table-cell>
          <table:table-cell office:value-type="float" office:value="0.989650196689477" calcext:value-type="float">
            <text:p>0.990</text:p>
          </table:table-cell>
          <table:table-cell office:value-type="float" office:value="0.989657517796951" calcext:value-type="float">
            <text:p>0.990</text:p>
          </table:table-cell>
          <table:table-cell office:value-type="float" office:value="0.989654600981858" calcext:value-type="float">
            <text:p>0.990</text:p>
          </table:table-cell>
          <table:table-cell office:value-type="float" office:value="0.00000130895061540131" calcext:value-type="float">
            <text:p>0.000</text:p>
          </table:table-cell>
          <table:table-cell office:value-type="float" office:value="0.989652529114556" calcext:value-type="float">
            <text:p>0.990</text:p>
          </table:table-cell>
          <table:table-cell office:value-type="float" office:value="0.989720008301229" calcext:value-type="float">
            <text:p>0.990</text:p>
          </table:table-cell>
          <table:table-cell office:value-type="float" office:value="0.989656721968958" calcext:value-type="float">
            <text:p>0.990</text:p>
          </table:table-cell>
          <table:table-cell office:value-type="float" office:value="0.0000109298643337781" calcext:value-type="float">
            <text:p>0.000</text:p>
          </table:table-cell>
          <table:table-cell office:value-type="float" office:value="0.989649766236407" calcext:value-type="float">
            <text:p>0.990</text:p>
          </table:table-cell>
          <table:table-cell office:value-type="float" office:value="0.989679086397604" calcext:value-type="float">
            <text:p>0.990</text:p>
          </table:table-cell>
          <table:table-cell office:value-type="float" office:value="0.989655926656248" calcext:value-type="float">
            <text:p>0.990</text:p>
          </table:table-cell>
          <table:table-cell office:value-type="float" office:value="0.00000448741231281031" calcext:value-type="float">
            <text:p>0.000</text:p>
          </table:table-cell>
          <table:table-cell office:value-type="float" office:value="0.989652262556821" calcext:value-type="float">
            <text:p>0.990</text:p>
          </table:table-cell>
          <table:table-cell office:value-type="float" office:value="0.989661452557603" calcext:value-type="float">
            <text:p>0.990</text:p>
          </table:table-cell>
          <table:table-cell office:value-type="float" office:value="0.98965476184502" calcext:value-type="float">
            <text:p>0.990</text:p>
          </table:table-cell>
          <table:table-cell office:value-type="float" office:value="0.00000148284010367054" calcext:value-type="float">
            <text:p>0.000</text:p>
          </table:table-cell>
          <table:table-cell office:value-type="float" office:value="0.989652341302545" calcext:value-type="float">
            <text:p>0.990</text:p>
          </table:table-cell>
          <table:table-cell office:value-type="float" office:value="0.989666372840811" calcext:value-type="float">
            <text:p>0.990</text:p>
          </table:table-cell>
          <table:table-cell office:value-type="float" office:value="0.989655339452287" calcext:value-type="float">
            <text:p>0.990</text:p>
          </table:table-cell>
          <table:table-cell office:value-type="float" office:value="0.000002087165563967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885040514254676" calcext:value-type="float">
            <text:p>0.885</text:p>
          </table:table-cell>
          <table:table-cell office:value-type="float" office:value="0.894027942725563" calcext:value-type="float">
            <text:p>0.894</text:p>
          </table:table-cell>
          <table:table-cell office:value-type="float" office:value="0.888932996818595" calcext:value-type="float">
            <text:p>0.889</text:p>
          </table:table-cell>
          <table:table-cell office:value-type="float" office:value="0.00278169250622701" calcext:value-type="float">
            <text:p>0.003</text:p>
          </table:table-cell>
          <table:table-cell office:value-type="float" office:value="0.897293200615561" calcext:value-type="float">
            <text:p>0.897</text:p>
          </table:table-cell>
          <table:table-cell office:value-type="float" office:value="0.911611350724796" calcext:value-type="float">
            <text:p>0.912</text:p>
          </table:table-cell>
          <table:table-cell office:value-type="float" office:value="0.902682313776621" calcext:value-type="float">
            <text:p>0.903</text:p>
          </table:table-cell>
          <table:table-cell office:value-type="float" office:value="0.00381997319279278" calcext:value-type="float">
            <text:p>0.004</text:p>
          </table:table-cell>
          <table:table-cell office:value-type="float" office:value="0.905332036570933" calcext:value-type="float">
            <text:p>0.905</text:p>
          </table:table-cell>
          <table:table-cell office:value-type="float" office:value="0.931229553402567" calcext:value-type="float">
            <text:p>0.931</text:p>
          </table:table-cell>
          <table:table-cell office:value-type="float" office:value="0.916148490497914" calcext:value-type="float">
            <text:p>0.916</text:p>
          </table:table-cell>
          <table:table-cell office:value-type="float" office:value="0.00578010014558504" calcext:value-type="float">
            <text:p>0.006</text:p>
          </table:table-cell>
          <table:table-cell office:value-type="float" office:value="0.910770945392114" calcext:value-type="float">
            <text:p>0.911</text:p>
          </table:table-cell>
          <table:table-cell office:value-type="float" office:value="0.936894697027853" calcext:value-type="float">
            <text:p>0.937</text:p>
          </table:table-cell>
          <table:table-cell office:value-type="float" office:value="0.923581721232508" calcext:value-type="float">
            <text:p>0.924</text:p>
          </table:table-cell>
          <table:table-cell office:value-type="float" office:value="0.00624878921893095" calcext:value-type="float">
            <text:p>0.006</text:p>
          </table:table-cell>
          <table:table-cell office:value-type="float" office:value="0.911222269507601" calcext:value-type="float">
            <text:p>0.911</text:p>
          </table:table-cell>
          <table:table-cell office:value-type="float" office:value="0.946379202586392" calcext:value-type="float">
            <text:p>0.946</text:p>
          </table:table-cell>
          <table:table-cell office:value-type="float" office:value="0.926368970631001" calcext:value-type="float">
            <text:p>0.926</text:p>
          </table:table-cell>
          <table:table-cell office:value-type="float" office:value="0.0076949088613661" calcext:value-type="float">
            <text:p>0.008</text:p>
          </table:table-cell>
          <table:table-cell office:value-type="float" office:value="0.901406460441325" calcext:value-type="float">
            <text:p>0.901</text:p>
          </table:table-cell>
          <table:table-cell office:value-type="float" office:value="0.936991983988066" calcext:value-type="float">
            <text:p>0.937</text:p>
          </table:table-cell>
          <table:table-cell office:value-type="float" office:value="0.919774483094904" calcext:value-type="float">
            <text:p>0.920</text:p>
          </table:table-cell>
          <table:table-cell office:value-type="float" office:value="0.00860964768027082" calcext:value-type="float">
            <text:p>0.009</text:p>
          </table:table-cell>
          <table:table-cell office:value-type="float" office:value="0.89159024705201" calcext:value-type="float">
            <text:p>0.892</text:p>
          </table:table-cell>
          <table:table-cell office:value-type="float" office:value="0.928457400200941" calcext:value-type="float">
            <text:p>0.928</text:p>
          </table:table-cell>
          <table:table-cell office:value-type="float" office:value="0.913909340047765" calcext:value-type="float">
            <text:p>0.914</text:p>
          </table:table-cell>
          <table:table-cell office:value-type="float" office:value="0.010814805924131" calcext:value-type="float">
            <text:p>0.011</text:p>
          </table:table-cell>
          <table:table-cell office:value-type="float" office:value="0.881213124367701" calcext:value-type="float">
            <text:p>0.881</text:p>
          </table:table-cell>
          <table:table-cell office:value-type="float" office:value="0.931487789485457" calcext:value-type="float">
            <text:p>0.931</text:p>
          </table:table-cell>
          <table:table-cell office:value-type="float" office:value="0.90690428995796" calcext:value-type="float">
            <text:p>0.907</text:p>
          </table:table-cell>
          <table:table-cell office:value-type="float" office:value="0.013741263132114" calcext:value-type="float">
            <text:p>0.014</text:p>
          </table:table-cell>
          <table:table-cell office:value-type="float" office:value="0.881220074820683" calcext:value-type="float">
            <text:p>0.881</text:p>
          </table:table-cell>
          <table:table-cell office:value-type="float" office:value="0.923648971067941" calcext:value-type="float">
            <text:p>0.924</text:p>
          </table:table-cell>
          <table:table-cell office:value-type="float" office:value="0.903566786092621" calcext:value-type="float">
            <text:p>0.904</text:p>
          </table:table-cell>
          <table:table-cell office:value-type="float" office:value="0.011568855585059" calcext:value-type="float">
            <text:p>0.012</text:p>
          </table:table-cell>
          <table:table-cell office:value-type="float" office:value="0.877298302221524" calcext:value-type="float">
            <text:p>0.877</text:p>
          </table:table-cell>
          <table:table-cell office:value-type="float" office:value="0.929556609984054" calcext:value-type="float">
            <text:p>0.930</text:p>
          </table:table-cell>
          <table:table-cell office:value-type="float" office:value="0.903391361666713" calcext:value-type="float">
            <text:p>0.903</text:p>
          </table:table-cell>
          <table:table-cell office:value-type="float" office:value="0.011207761742917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896962188223142" calcext:value-type="float">
            <text:p>0.897</text:p>
          </table:table-cell>
          <table:table-cell office:value-type="float" office:value="0.941054597015458" calcext:value-type="float">
            <text:p>0.941</text:p>
          </table:table-cell>
          <table:table-cell office:value-type="float" office:value="0.917610390337786" calcext:value-type="float">
            <text:p>0.918</text:p>
          </table:table-cell>
          <table:table-cell office:value-type="float" office:value="0.0127820620922224" calcext:value-type="float">
            <text:p>0.013</text:p>
          </table:table-cell>
          <table:table-cell office:value-type="float" office:value="0.889980819552268" calcext:value-type="float">
            <text:p>0.890</text:p>
          </table:table-cell>
          <table:table-cell office:value-type="float" office:value="0.933318984798694" calcext:value-type="float">
            <text:p>0.933</text:p>
          </table:table-cell>
          <table:table-cell office:value-type="float" office:value="0.913356720889838" calcext:value-type="float">
            <text:p>0.913</text:p>
          </table:table-cell>
          <table:table-cell office:value-type="float" office:value="0.0107642137253423" calcext:value-type="float">
            <text:p>0.011</text:p>
          </table:table-cell>
          <table:table-cell office:value-type="float" office:value="0.888357511939111" calcext:value-type="float">
            <text:p>0.888</text:p>
          </table:table-cell>
          <table:table-cell office:value-type="float" office:value="0.922939111853938" calcext:value-type="float">
            <text:p>0.923</text:p>
          </table:table-cell>
          <table:table-cell office:value-type="float" office:value="0.906948746317896" calcext:value-type="float">
            <text:p>0.907</text:p>
          </table:table-cell>
          <table:table-cell office:value-type="float" office:value="0.00868599392584413" calcext:value-type="float">
            <text:p>0.009</text:p>
          </table:table-cell>
          <table:table-cell office:value-type="float" office:value="0.874305171405191" calcext:value-type="float">
            <text:p>0.874</text:p>
          </table:table-cell>
          <table:table-cell office:value-type="float" office:value="0.896922805321998" calcext:value-type="float">
            <text:p>0.897</text:p>
          </table:table-cell>
          <table:table-cell office:value-type="float" office:value="0.885079727974782" calcext:value-type="float">
            <text:p>0.885</text:p>
          </table:table-cell>
          <table:table-cell office:value-type="float" office:value="0.00508412895994875" calcext:value-type="float">
            <text:p>0.005</text:p>
          </table:table-cell>
          <table:table-cell office:value-type="float" office:value="0.858145702886813" calcext:value-type="float">
            <text:p>0.858</text:p>
          </table:table-cell>
          <table:table-cell office:value-type="float" office:value="0.885410897757589" calcext:value-type="float">
            <text:p>0.885</text:p>
          </table:table-cell>
          <table:table-cell office:value-type="float" office:value="0.869232011942595" calcext:value-type="float">
            <text:p>0.869</text:p>
          </table:table-cell>
          <table:table-cell office:value-type="float" office:value="0.0062524811221146" calcext:value-type="float">
            <text:p>0.006</text:p>
          </table:table-cell>
          <table:table-cell office:value-type="float" office:value="0.849920672051336" calcext:value-type="float">
            <text:p>0.850</text:p>
          </table:table-cell>
          <table:table-cell office:value-type="float" office:value="0.917318023862838" calcext:value-type="float">
            <text:p>0.917</text:p>
          </table:table-cell>
          <table:table-cell office:value-type="float" office:value="0.867745262303682" calcext:value-type="float">
            <text:p>0.868</text:p>
          </table:table-cell>
          <table:table-cell office:value-type="float" office:value="0.0140848959045809" calcext:value-type="float">
            <text:p>0.014</text:p>
          </table:table-cell>
          <table:table-cell office:value-type="float" office:value="0.839876045629407" calcext:value-type="float">
            <text:p>0.840</text:p>
          </table:table-cell>
          <table:table-cell office:value-type="float" office:value="0.896832136865801" calcext:value-type="float">
            <text:p>0.897</text:p>
          </table:table-cell>
          <table:table-cell office:value-type="float" office:value="0.866023902119118" calcext:value-type="float">
            <text:p>0.866</text:p>
          </table:table-cell>
          <table:table-cell office:value-type="float" office:value="0.0129013993760406" calcext:value-type="float">
            <text:p>0.013</text:p>
          </table:table-cell>
          <table:table-cell office:value-type="float" office:value="0.83389836503117" calcext:value-type="float">
            <text:p>0.834</text:p>
          </table:table-cell>
          <table:table-cell office:value-type="float" office:value="0.909109859385069" calcext:value-type="float">
            <text:p>0.909</text:p>
          </table:table-cell>
          <table:table-cell office:value-type="float" office:value="0.862829206363246" calcext:value-type="float">
            <text:p>0.863</text:p>
          </table:table-cell>
          <table:table-cell office:value-type="float" office:value="0.0144352301359552" calcext:value-type="float">
            <text:p>0.014</text:p>
          </table:table-cell>
          <table:table-cell office:value-type="float" office:value="0.841511419061323" calcext:value-type="float">
            <text:p>0.842</text:p>
          </table:table-cell>
          <table:table-cell office:value-type="float" office:value="0.905517716760875" calcext:value-type="float">
            <text:p>0.906</text:p>
          </table:table-cell>
          <table:table-cell office:value-type="float" office:value="0.862993996565179" calcext:value-type="float">
            <text:p>0.863</text:p>
          </table:table-cell>
          <table:table-cell office:value-type="float" office:value="0.0135686509917144" calcext:value-type="float">
            <text:p>0.014</text:p>
          </table:table-cell>
          <table:table-cell office:value-type="float" office:value="0.833870796094374" calcext:value-type="float">
            <text:p>0.834</text:p>
          </table:table-cell>
          <table:table-cell office:value-type="float" office:value="0.908226311857518" calcext:value-type="float">
            <text:p>0.908</text:p>
          </table:table-cell>
          <table:table-cell office:value-type="float" office:value="0.861695808381684" calcext:value-type="float">
            <text:p>0.862</text:p>
          </table:table-cell>
          <table:table-cell office:value-type="float" office:value="0.0151967244820372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989653279256726" calcext:value-type="float">
            <text:p>0.990</text:p>
          </table:table-cell>
          <table:table-cell office:value-type="float" office:value="0.989654618995366" calcext:value-type="float">
            <text:p>0.990</text:p>
          </table:table-cell>
          <table:table-cell office:value-type="float" office:value="0.989653755238395" calcext:value-type="float">
            <text:p>0.990</text:p>
          </table:table-cell>
          <table:table-cell office:value-type="float" office:value="0.000000211263257801576" calcext:value-type="float">
            <text:p>0.000</text:p>
          </table:table-cell>
          <table:table-cell office:value-type="float" office:value="0.989653596482872" calcext:value-type="float">
            <text:p>0.990</text:p>
          </table:table-cell>
          <table:table-cell office:value-type="float" office:value="0.989654596524295" calcext:value-type="float">
            <text:p>0.990</text:p>
          </table:table-cell>
          <table:table-cell office:value-type="float" office:value="0.989654127272073" calcext:value-type="float">
            <text:p>0.990</text:p>
          </table:table-cell>
          <table:table-cell office:value-type="float" office:value="0.000000203381856454509" calcext:value-type="float">
            <text:p>0.000</text:p>
          </table:table-cell>
          <table:table-cell office:value-type="float" office:value="0.98965368632982" calcext:value-type="float">
            <text:p>0.990</text:p>
          </table:table-cell>
          <table:table-cell office:value-type="float" office:value="0.989656804992785" calcext:value-type="float">
            <text:p>0.990</text:p>
          </table:table-cell>
          <table:table-cell office:value-type="float" office:value="0.989654354141244" calcext:value-type="float">
            <text:p>0.990</text:p>
          </table:table-cell>
          <table:table-cell office:value-type="float" office:value="0.000000670339548338171" calcext:value-type="float">
            <text:p>0.000</text:p>
          </table:table-cell>
          <table:table-cell office:value-type="float" office:value="0.989653415962229" calcext:value-type="float">
            <text:p>0.990</text:p>
          </table:table-cell>
          <table:table-cell office:value-type="float" office:value="0.989655980348813" calcext:value-type="float">
            <text:p>0.990</text:p>
          </table:table-cell>
          <table:table-cell office:value-type="float" office:value="0.989654335517101" calcext:value-type="float">
            <text:p>0.990</text:p>
          </table:table-cell>
          <table:table-cell office:value-type="float" office:value="0.000000522230805585709" calcext:value-type="float">
            <text:p>0.000</text:p>
          </table:table-cell>
          <table:table-cell office:value-type="float" office:value="0.989653755363448" calcext:value-type="float">
            <text:p>0.990</text:p>
          </table:table-cell>
          <table:table-cell office:value-type="float" office:value="0.989679925205369" calcext:value-type="float">
            <text:p>0.990</text:p>
          </table:table-cell>
          <table:table-cell office:value-type="float" office:value="0.989655115223364" calcext:value-type="float">
            <text:p>0.990</text:p>
          </table:table-cell>
          <table:table-cell office:value-type="float" office:value="0.00000429790803786632" calcext:value-type="float">
            <text:p>0.000</text:p>
          </table:table-cell>
          <table:table-cell office:value-type="float" office:value="0.989653799409934" calcext:value-type="float">
            <text:p>0.990</text:p>
          </table:table-cell>
          <table:table-cell office:value-type="float" office:value="0.989658414316305" calcext:value-type="float">
            <text:p>0.990</text:p>
          </table:table-cell>
          <table:table-cell office:value-type="float" office:value="0.989654566833614" calcext:value-type="float">
            <text:p>0.990</text:p>
          </table:table-cell>
          <table:table-cell office:value-type="float" office:value="0.000000955917645014403" calcext:value-type="float">
            <text:p>0.000</text:p>
          </table:table-cell>
          <table:table-cell office:value-type="float" office:value="0.989653814548802" calcext:value-type="float">
            <text:p>0.990</text:p>
          </table:table-cell>
          <table:table-cell office:value-type="float" office:value="0.989656810333647" calcext:value-type="float">
            <text:p>0.990</text:p>
          </table:table-cell>
          <table:table-cell office:value-type="float" office:value="0.989654456199662" calcext:value-type="float">
            <text:p>0.990</text:p>
          </table:table-cell>
          <table:table-cell office:value-type="float" office:value="0.000000559796624765645" calcext:value-type="float">
            <text:p>0.000</text:p>
          </table:table-cell>
          <table:table-cell office:value-type="float" office:value="0.989653643655524" calcext:value-type="float">
            <text:p>0.990</text:p>
          </table:table-cell>
          <table:table-cell office:value-type="float" office:value="0.98965723159864" calcext:value-type="float">
            <text:p>0.990</text:p>
          </table:table-cell>
          <table:table-cell office:value-type="float" office:value="0.989654889500861" calcext:value-type="float">
            <text:p>0.990</text:p>
          </table:table-cell>
          <table:table-cell office:value-type="float" office:value="0.00000078555567719803" calcext:value-type="float">
            <text:p>0.000</text:p>
          </table:table-cell>
          <table:table-cell office:value-type="float" office:value="0.98965369914645" calcext:value-type="float">
            <text:p>0.990</text:p>
          </table:table-cell>
          <table:table-cell office:value-type="float" office:value="0.989655569092541" calcext:value-type="float">
            <text:p>0.990</text:p>
          </table:table-cell>
          <table:table-cell office:value-type="float" office:value="0.989654589074937" calcext:value-type="float">
            <text:p>0.990</text:p>
          </table:table-cell>
          <table:table-cell office:value-type="float" office:value="0.000000448274132067639" calcext:value-type="float">
            <text:p>0.000</text:p>
          </table:table-cell>
          <table:table-cell office:value-type="float" office:value="0.989653978833498" calcext:value-type="float">
            <text:p>0.990</text:p>
          </table:table-cell>
          <table:table-cell office:value-type="float" office:value="0.989669281340525" calcext:value-type="float">
            <text:p>0.990</text:p>
          </table:table-cell>
          <table:table-cell office:value-type="float" office:value="0.989655827794808" calcext:value-type="float">
            <text:p>0.990</text:p>
          </table:table-cell>
          <table:table-cell office:value-type="float" office:value="0.00000327717643885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806908604273849" calcext:value-type="float">
            <text:p>0.807</text:p>
          </table:table-cell>
          <table:table-cell office:value-type="float" office:value="0.820014636590314" calcext:value-type="float">
            <text:p>0.820</text:p>
          </table:table-cell>
          <table:table-cell office:value-type="float" office:value="0.814083085038392" calcext:value-type="float">
            <text:p>0.814</text:p>
          </table:table-cell>
          <table:table-cell office:value-type="float" office:value="0.00330436384719311" calcext:value-type="float">
            <text:p>0.003</text:p>
          </table:table-cell>
          <table:table-cell office:value-type="float" office:value="0.814652084358199" calcext:value-type="float">
            <text:p>0.815</text:p>
          </table:table-cell>
          <table:table-cell office:value-type="float" office:value="0.830339332785322" calcext:value-type="float">
            <text:p>0.830</text:p>
          </table:table-cell>
          <table:table-cell office:value-type="float" office:value="0.822128373381781" calcext:value-type="float">
            <text:p>0.822</text:p>
          </table:table-cell>
          <table:table-cell office:value-type="float" office:value="0.00312670979904968" calcext:value-type="float">
            <text:p>0.003</text:p>
          </table:table-cell>
          <table:table-cell office:value-type="float" office:value="0.821508330041976" calcext:value-type="float">
            <text:p>0.822</text:p>
          </table:table-cell>
          <table:table-cell office:value-type="float" office:value="0.830190330260674" calcext:value-type="float">
            <text:p>0.830</text:p>
          </table:table-cell>
          <table:table-cell office:value-type="float" office:value="0.82556725801871" calcext:value-type="float">
            <text:p>0.826</text:p>
          </table:table-cell>
          <table:table-cell office:value-type="float" office:value="0.00199093827628044" calcext:value-type="float">
            <text:p>0.002</text:p>
          </table:table-cell>
          <table:table-cell office:value-type="float" office:value="0.827694111950129" calcext:value-type="float">
            <text:p>0.828</text:p>
          </table:table-cell>
          <table:table-cell office:value-type="float" office:value="0.958546954951252" calcext:value-type="float">
            <text:p>0.959</text:p>
          </table:table-cell>
          <table:table-cell office:value-type="float" office:value="0.835615153181796" calcext:value-type="float">
            <text:p>0.836</text:p>
          </table:table-cell>
          <table:table-cell office:value-type="float" office:value="0.0212618146025193" calcext:value-type="float">
            <text:p>0.021</text:p>
          </table:table-cell>
          <table:table-cell office:value-type="float" office:value="0.82975554435754" calcext:value-type="float">
            <text:p>0.830</text:p>
          </table:table-cell>
          <table:table-cell office:value-type="float" office:value="0.955194787779886" calcext:value-type="float">
            <text:p>0.955</text:p>
          </table:table-cell>
          <table:table-cell office:value-type="float" office:value="0.947180351811845" calcext:value-type="float">
            <text:p>0.947</text:p>
          </table:table-cell>
          <table:table-cell office:value-type="float" office:value="0.0203253078430154" calcext:value-type="float">
            <text:p>0.020</text:p>
          </table:table-cell>
          <table:table-cell office:value-type="float" office:value="0.945818734744508" calcext:value-type="float">
            <text:p>0.946</text:p>
          </table:table-cell>
          <table:table-cell office:value-type="float" office:value="0.95519057067965" calcext:value-type="float">
            <text:p>0.955</text:p>
          </table:table-cell>
          <table:table-cell office:value-type="float" office:value="0.950198037836955" calcext:value-type="float">
            <text:p>0.950</text:p>
          </table:table-cell>
          <table:table-cell office:value-type="float" office:value="0.00242985810328093" calcext:value-type="float">
            <text:p>0.002</text:p>
          </table:table-cell>
          <table:table-cell office:value-type="float" office:value="0.944065274011599" calcext:value-type="float">
            <text:p>0.944</text:p>
          </table:table-cell>
          <table:table-cell office:value-type="float" office:value="0.957643829528761" calcext:value-type="float">
            <text:p>0.958</text:p>
          </table:table-cell>
          <table:table-cell office:value-type="float" office:value="0.950406447857355" calcext:value-type="float">
            <text:p>0.950</text:p>
          </table:table-cell>
          <table:table-cell office:value-type="float" office:value="0.00264079963121638" calcext:value-type="float">
            <text:p>0.003</text:p>
          </table:table-cell>
          <table:table-cell office:value-type="float" office:value="0.944251091229537" calcext:value-type="float">
            <text:p>0.944</text:p>
          </table:table-cell>
          <table:table-cell office:value-type="float" office:value="0.958883114843801" calcext:value-type="float">
            <text:p>0.959</text:p>
          </table:table-cell>
          <table:table-cell office:value-type="float" office:value="0.951031124104899" calcext:value-type="float">
            <text:p>0.951</text:p>
          </table:table-cell>
          <table:table-cell office:value-type="float" office:value="0.00321965751841903" calcext:value-type="float">
            <text:p>0.003</text:p>
          </table:table-cell>
          <table:table-cell office:value-type="float" office:value="0.943202584427517" calcext:value-type="float">
            <text:p>0.943</text:p>
          </table:table-cell>
          <table:table-cell office:value-type="float" office:value="0.95411304773193" calcext:value-type="float">
            <text:p>0.954</text:p>
          </table:table-cell>
          <table:table-cell office:value-type="float" office:value="0.94934030132398" calcext:value-type="float">
            <text:p>0.949</text:p>
          </table:table-cell>
          <table:table-cell office:value-type="float" office:value="0.00281489788346856" calcext:value-type="float">
            <text:p>0.003</text:p>
          </table:table-cell>
          <table:table-cell office:value-type="float" office:value="0.94278378420976" calcext:value-type="float">
            <text:p>0.943</text:p>
          </table:table-cell>
          <table:table-cell office:value-type="float" office:value="0.95523838559888" calcext:value-type="float">
            <text:p>0.955</text:p>
          </table:table-cell>
          <table:table-cell office:value-type="float" office:value="0.948801614852601" calcext:value-type="float">
            <text:p>0.949</text:p>
          </table:table-cell>
          <table:table-cell office:value-type="float" office:value="0.0031415878578421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795934649428118" calcext:value-type="float">
            <text:p>0.796</text:p>
          </table:table-cell>
          <table:table-cell office:value-type="float" office:value="0.970998684945876" calcext:value-type="float">
            <text:p>0.971</text:p>
          </table:table-cell>
          <table:table-cell office:value-type="float" office:value="0.849814050210874" calcext:value-type="float">
            <text:p>0.850</text:p>
          </table:table-cell>
          <table:table-cell office:value-type="float" office:value="0.0773481418354773" calcext:value-type="float">
            <text:p>0.077</text:p>
          </table:table-cell>
          <table:table-cell office:value-type="float" office:value="0.795910394570399" calcext:value-type="float">
            <text:p>0.796</text:p>
          </table:table-cell>
          <table:table-cell office:value-type="float" office:value="0.975322409388315" calcext:value-type="float">
            <text:p>0.975</text:p>
          </table:table-cell>
          <table:table-cell office:value-type="float" office:value="0.868535411268955" calcext:value-type="float">
            <text:p>0.869</text:p>
          </table:table-cell>
          <table:table-cell office:value-type="float" office:value="0.0837993367973608" calcext:value-type="float">
            <text:p>0.084</text:p>
          </table:table-cell>
          <table:table-cell office:value-type="float" office:value="0.795887297326346" calcext:value-type="float">
            <text:p>0.796</text:p>
          </table:table-cell>
          <table:table-cell office:value-type="float" office:value="0.972016342792278" calcext:value-type="float">
            <text:p>0.972</text:p>
          </table:table-cell>
          <table:table-cell office:value-type="float" office:value="0.842543647151581" calcext:value-type="float">
            <text:p>0.843</text:p>
          </table:table-cell>
          <table:table-cell office:value-type="float" office:value="0.0743769009141678" calcext:value-type="float">
            <text:p>0.074</text:p>
          </table:table-cell>
          <table:table-cell office:value-type="float" office:value="0.795854713061298" calcext:value-type="float">
            <text:p>0.796</text:p>
          </table:table-cell>
          <table:table-cell office:value-type="float" office:value="0.975856447253544" calcext:value-type="float">
            <text:p>0.976</text:p>
          </table:table-cell>
          <table:table-cell office:value-type="float" office:value="0.838512206462084" calcext:value-type="float">
            <text:p>0.839</text:p>
          </table:table-cell>
          <table:table-cell office:value-type="float" office:value="0.072342245741294" calcext:value-type="float">
            <text:p>0.072</text:p>
          </table:table-cell>
          <table:table-cell office:value-type="float" office:value="0.963877110356401" calcext:value-type="float">
            <text:p>0.964</text:p>
          </table:table-cell>
          <table:table-cell office:value-type="float" office:value="0.974627349595933" calcext:value-type="float">
            <text:p>0.975</text:p>
          </table:table-cell>
          <table:table-cell office:value-type="float" office:value="0.97038698368078" calcext:value-type="float">
            <text:p>0.970</text:p>
          </table:table-cell>
          <table:table-cell office:value-type="float" office:value="0.00269252580416148" calcext:value-type="float">
            <text:p>0.003</text:p>
          </table:table-cell>
          <table:table-cell office:value-type="float" office:value="0.934118111211586" calcext:value-type="float">
            <text:p>0.934</text:p>
          </table:table-cell>
          <table:table-cell office:value-type="float" office:value="0.974255414407512" calcext:value-type="float">
            <text:p>0.974</text:p>
          </table:table-cell>
          <table:table-cell office:value-type="float" office:value="0.963568454028132" calcext:value-type="float">
            <text:p>0.964</text:p>
          </table:table-cell>
          <table:table-cell office:value-type="float" office:value="0.00928524014064703" calcext:value-type="float">
            <text:p>0.009</text:p>
          </table:table-cell>
          <table:table-cell office:value-type="float" office:value="0.796009348119325" calcext:value-type="float">
            <text:p>0.796</text:p>
          </table:table-cell>
          <table:table-cell office:value-type="float" office:value="0.974217358369017" calcext:value-type="float">
            <text:p>0.974</text:p>
          </table:table-cell>
          <table:table-cell office:value-type="float" office:value="0.954490179710121" calcext:value-type="float">
            <text:p>0.954</text:p>
          </table:table-cell>
          <table:table-cell office:value-type="float" office:value="0.0414270895920256" calcext:value-type="float">
            <text:p>0.041</text:p>
          </table:table-cell>
          <table:table-cell office:value-type="float" office:value="0.901659461322233" calcext:value-type="float">
            <text:p>0.902</text:p>
          </table:table-cell>
          <table:table-cell office:value-type="float" office:value="0.975240488341595" calcext:value-type="float">
            <text:p>0.975</text:p>
          </table:table-cell>
          <table:table-cell office:value-type="float" office:value="0.963308762042119" calcext:value-type="float">
            <text:p>0.963</text:p>
          </table:table-cell>
          <table:table-cell office:value-type="float" office:value="0.0132349447647415" calcext:value-type="float">
            <text:p>0.013</text:p>
          </table:table-cell>
          <table:table-cell office:value-type="float" office:value="0.804281683937217" calcext:value-type="float">
            <text:p>0.804</text:p>
          </table:table-cell>
          <table:table-cell office:value-type="float" office:value="0.974610419769379" calcext:value-type="float">
            <text:p>0.975</text:p>
          </table:table-cell>
          <table:table-cell office:value-type="float" office:value="0.960100438096343" calcext:value-type="float">
            <text:p>0.960</text:p>
          </table:table-cell>
          <table:table-cell office:value-type="float" office:value="0.0285397659606633" calcext:value-type="float">
            <text:p>0.029</text:p>
          </table:table-cell>
          <table:table-cell office:value-type="float" office:value="0.800164058149451" calcext:value-type="float">
            <text:p>0.800</text:p>
          </table:table-cell>
          <table:table-cell office:value-type="float" office:value="0.973349389331041" calcext:value-type="float">
            <text:p>0.973</text:p>
          </table:table-cell>
          <table:table-cell office:value-type="float" office:value="0.956312697074436" calcext:value-type="float">
            <text:p>0.956</text:p>
          </table:table-cell>
          <table:table-cell office:value-type="float" office:value="0.038383886322398" calcext:value-type="float">
            <text:p>0.038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992086570391549" calcext:value-type="float">
            <text:p>0.992</text:p>
          </table:table-cell>
          <table:table-cell office:value-type="float" office:value="0.992086842762132" calcext:value-type="float">
            <text:p>0.992</text:p>
          </table:table-cell>
          <table:table-cell office:value-type="float" office:value="0.992086694162119" calcext:value-type="float">
            <text:p>0.992</text:p>
          </table:table-cell>
          <table:table-cell office:value-type="float" office:value="0.0000000691215448687126" calcext:value-type="float">
            <text:p>0.000</text:p>
          </table:table-cell>
          <table:table-cell office:value-type="float" office:value="0.992086615135516" calcext:value-type="float">
            <text:p>0.992</text:p>
          </table:table-cell>
          <table:table-cell office:value-type="float" office:value="0.992086901079032" calcext:value-type="float">
            <text:p>0.992</text:p>
          </table:table-cell>
          <table:table-cell office:value-type="float" office:value="0.992086767073433" calcext:value-type="float">
            <text:p>0.992</text:p>
          </table:table-cell>
          <table:table-cell office:value-type="float" office:value="0.0000000718522478767229" calcext:value-type="float">
            <text:p>0.000</text:p>
          </table:table-cell>
          <table:table-cell office:value-type="float" office:value="0.992086533977778" calcext:value-type="float">
            <text:p>0.992</text:p>
          </table:table-cell>
          <table:table-cell office:value-type="float" office:value="0.992086994752582" calcext:value-type="float">
            <text:p>0.992</text:p>
          </table:table-cell>
          <table:table-cell office:value-type="float" office:value="0.992086818985747" calcext:value-type="float">
            <text:p>0.992</text:p>
          </table:table-cell>
          <table:table-cell office:value-type="float" office:value="0.0000000959914742679983" calcext:value-type="float">
            <text:p>0.000</text:p>
          </table:table-cell>
          <table:table-cell office:value-type="float" office:value="0.992086672470834" calcext:value-type="float">
            <text:p>0.992</text:p>
          </table:table-cell>
          <table:table-cell office:value-type="float" office:value="0.992087144234375" calcext:value-type="float">
            <text:p>0.992</text:p>
          </table:table-cell>
          <table:table-cell office:value-type="float" office:value="0.992086849423447" calcext:value-type="float">
            <text:p>0.992</text:p>
          </table:table-cell>
          <table:table-cell office:value-type="float" office:value="0.000000115695389659575" calcext:value-type="float">
            <text:p>0.000</text:p>
          </table:table-cell>
          <table:table-cell office:value-type="float" office:value="0.992086696388433" calcext:value-type="float">
            <text:p>0.992</text:p>
          </table:table-cell>
          <table:table-cell office:value-type="float" office:value="0.992087011877742" calcext:value-type="float">
            <text:p>0.992</text:p>
          </table:table-cell>
          <table:table-cell office:value-type="float" office:value="0.992086828448813" calcext:value-type="float">
            <text:p>0.992</text:p>
          </table:table-cell>
          <table:table-cell office:value-type="float" office:value="0.0000000744083272369408" calcext:value-type="float">
            <text:p>0.000</text:p>
          </table:table-cell>
          <table:table-cell office:value-type="float" office:value="0.992086632318433" calcext:value-type="float">
            <text:p>0.992</text:p>
          </table:table-cell>
          <table:table-cell office:value-type="float" office:value="0.992087263556216" calcext:value-type="float">
            <text:p>0.992</text:p>
          </table:table-cell>
          <table:table-cell office:value-type="float" office:value="0.992086844517283" calcext:value-type="float">
            <text:p>0.992</text:p>
          </table:table-cell>
          <table:table-cell office:value-type="float" office:value="0.00000012880384741754" calcext:value-type="float">
            <text:p>0.000</text:p>
          </table:table-cell>
          <table:table-cell office:value-type="float" office:value="0.992086619069251" calcext:value-type="float">
            <text:p>0.992</text:p>
          </table:table-cell>
          <table:table-cell office:value-type="float" office:value="0.992087067952999" calcext:value-type="float">
            <text:p>0.992</text:p>
          </table:table-cell>
          <table:table-cell office:value-type="float" office:value="0.992086856252352" calcext:value-type="float">
            <text:p>0.992</text:p>
          </table:table-cell>
          <table:table-cell office:value-type="float" office:value="0.000000105050909992882" calcext:value-type="float">
            <text:p>0.000</text:p>
          </table:table-cell>
          <table:table-cell office:value-type="float" office:value="0.992086687648725" calcext:value-type="float">
            <text:p>0.992</text:p>
          </table:table-cell>
          <table:table-cell office:value-type="float" office:value="0.992087105935003" calcext:value-type="float">
            <text:p>0.992</text:p>
          </table:table-cell>
          <table:table-cell office:value-type="float" office:value="0.992086863408449" calcext:value-type="float">
            <text:p>0.992</text:p>
          </table:table-cell>
          <table:table-cell office:value-type="float" office:value="0.00000011875389746204" calcext:value-type="float">
            <text:p>0.000</text:p>
          </table:table-cell>
          <table:table-cell office:value-type="float" office:value="0.992086643324991" calcext:value-type="float">
            <text:p>0.992</text:p>
          </table:table-cell>
          <table:table-cell office:value-type="float" office:value="0.992087297415753" calcext:value-type="float">
            <text:p>0.992</text:p>
          </table:table-cell>
          <table:table-cell office:value-type="float" office:value="0.992086890366782" calcext:value-type="float">
            <text:p>0.992</text:p>
          </table:table-cell>
          <table:table-cell office:value-type="float" office:value="0.000000131277811530302" calcext:value-type="float">
            <text:p>0.000</text:p>
          </table:table-cell>
          <table:table-cell office:value-type="float" office:value="0.992086623961084" calcext:value-type="float">
            <text:p>0.992</text:p>
          </table:table-cell>
          <table:table-cell office:value-type="float" office:value="0.992087204483923" calcext:value-type="float">
            <text:p>0.992</text:p>
          </table:table-cell>
          <table:table-cell office:value-type="float" office:value="0.992086901935577" calcext:value-type="float">
            <text:p>0.992</text:p>
          </table:table-cell>
          <table:table-cell office:value-type="float" office:value="0.00000011921934184876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990238759122698" calcext:value-type="float">
            <text:p>0.990</text:p>
          </table:table-cell>
          <table:table-cell office:value-type="float" office:value="0.990241811033183" calcext:value-type="float">
            <text:p>0.990</text:p>
          </table:table-cell>
          <table:table-cell office:value-type="float" office:value="0.990239107359336" calcext:value-type="float">
            <text:p>0.990</text:p>
          </table:table-cell>
          <table:table-cell office:value-type="float" office:value="0.000000485041114357291" calcext:value-type="float">
            <text:p>0.000</text:p>
          </table:table-cell>
          <table:table-cell office:value-type="float" office:value="0.990239360064763" calcext:value-type="float">
            <text:p>0.990</text:p>
          </table:table-cell>
          <table:table-cell office:value-type="float" office:value="0.990244005255155" calcext:value-type="float">
            <text:p>0.990</text:p>
          </table:table-cell>
          <table:table-cell office:value-type="float" office:value="0.990240162987735" calcext:value-type="float">
            <text:p>0.990</text:p>
          </table:table-cell>
          <table:table-cell office:value-type="float" office:value="0.000000821140055847337" calcext:value-type="float">
            <text:p>0.000</text:p>
          </table:table-cell>
          <table:table-cell office:value-type="float" office:value="0.990239501010334" calcext:value-type="float">
            <text:p>0.990</text:p>
          </table:table-cell>
          <table:table-cell office:value-type="float" office:value="0.990241784572142" calcext:value-type="float">
            <text:p>0.990</text:p>
          </table:table-cell>
          <table:table-cell office:value-type="float" office:value="0.990240395414581" calcext:value-type="float">
            <text:p>0.990</text:p>
          </table:table-cell>
          <table:table-cell office:value-type="float" office:value="0.000000588596947455505" calcext:value-type="float">
            <text:p>0.000</text:p>
          </table:table-cell>
          <table:table-cell office:value-type="float" office:value="0.990239529358062" calcext:value-type="float">
            <text:p>0.990</text:p>
          </table:table-cell>
          <table:table-cell office:value-type="float" office:value="0.99024457696118" calcext:value-type="float">
            <text:p>0.990</text:p>
          </table:table-cell>
          <table:table-cell office:value-type="float" office:value="0.990240472876389" calcext:value-type="float">
            <text:p>0.990</text:p>
          </table:table-cell>
          <table:table-cell office:value-type="float" office:value="0.000000788522352583423" calcext:value-type="float">
            <text:p>0.000</text:p>
          </table:table-cell>
          <table:table-cell office:value-type="float" office:value="0.990239389008576" calcext:value-type="float">
            <text:p>0.990</text:p>
          </table:table-cell>
          <table:table-cell office:value-type="float" office:value="0.990243440987647" calcext:value-type="float">
            <text:p>0.990</text:p>
          </table:table-cell>
          <table:table-cell office:value-type="float" office:value="0.990240729093106" calcext:value-type="float">
            <text:p>0.990</text:p>
          </table:table-cell>
          <table:table-cell office:value-type="float" office:value="0.000000743496537623827" calcext:value-type="float">
            <text:p>0.000</text:p>
          </table:table-cell>
          <table:table-cell office:value-type="float" office:value="0.990239748283385" calcext:value-type="float">
            <text:p>0.990</text:p>
          </table:table-cell>
          <table:table-cell office:value-type="float" office:value="0.99024384685095" calcext:value-type="float">
            <text:p>0.990</text:p>
          </table:table-cell>
          <table:table-cell office:value-type="float" office:value="0.990240832926428" calcext:value-type="float">
            <text:p>0.990</text:p>
          </table:table-cell>
          <table:table-cell office:value-type="float" office:value="0.000000796707009559031" calcext:value-type="float">
            <text:p>0.000</text:p>
          </table:table-cell>
          <table:table-cell office:value-type="float" office:value="0.990239770304523" calcext:value-type="float">
            <text:p>0.990</text:p>
          </table:table-cell>
          <table:table-cell office:value-type="float" office:value="0.99025013277424" calcext:value-type="float">
            <text:p>0.990</text:p>
          </table:table-cell>
          <table:table-cell office:value-type="float" office:value="0.990241127869736" calcext:value-type="float">
            <text:p>0.990</text:p>
          </table:table-cell>
          <table:table-cell office:value-type="float" office:value="0.00000173760732243689" calcext:value-type="float">
            <text:p>0.000</text:p>
          </table:table-cell>
          <table:table-cell office:value-type="float" office:value="0.990239599830791" calcext:value-type="float">
            <text:p>0.990</text:p>
          </table:table-cell>
          <table:table-cell office:value-type="float" office:value="0.990246762898903" calcext:value-type="float">
            <text:p>0.990</text:p>
          </table:table-cell>
          <table:table-cell office:value-type="float" office:value="0.99024128904993" calcext:value-type="float">
            <text:p>0.990</text:p>
          </table:table-cell>
          <table:table-cell office:value-type="float" office:value="0.00000172501465818836" calcext:value-type="float">
            <text:p>0.000</text:p>
          </table:table-cell>
          <table:table-cell office:value-type="float" office:value="0.990239920236132" calcext:value-type="float">
            <text:p>0.990</text:p>
          </table:table-cell>
          <table:table-cell office:value-type="float" office:value="0.990277934687367" calcext:value-type="float">
            <text:p>0.990</text:p>
          </table:table-cell>
          <table:table-cell office:value-type="float" office:value="0.99024173645999" calcext:value-type="float">
            <text:p>0.990</text:p>
          </table:table-cell>
          <table:table-cell office:value-type="float" office:value="0.00000624907768201276" calcext:value-type="float">
            <text:p>0.000</text:p>
          </table:table-cell>
          <table:table-cell office:value-type="float" office:value="0.990240066790054" calcext:value-type="float">
            <text:p>0.990</text:p>
          </table:table-cell>
          <table:table-cell office:value-type="float" office:value="0.990249313543123" calcext:value-type="float">
            <text:p>0.990</text:p>
          </table:table-cell>
          <table:table-cell office:value-type="float" office:value="0.990241272840105" calcext:value-type="float">
            <text:p>0.990</text:p>
          </table:table-cell>
          <table:table-cell office:value-type="float" office:value="0.0000018696829287977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990238872170461" calcext:value-type="float">
            <text:p>0.990</text:p>
          </table:table-cell>
          <table:table-cell office:value-type="float" office:value="0.990239835814375" calcext:value-type="float">
            <text:p>0.990</text:p>
          </table:table-cell>
          <table:table-cell office:value-type="float" office:value="0.990239088166" calcext:value-type="float">
            <text:p>0.990</text:p>
          </table:table-cell>
          <table:table-cell office:value-type="float" office:value="0.000000173947396977948" calcext:value-type="float">
            <text:p>0.000</text:p>
          </table:table-cell>
          <table:table-cell office:value-type="float" office:value="0.990239898907528" calcext:value-type="float">
            <text:p>0.990</text:p>
          </table:table-cell>
          <table:table-cell office:value-type="float" office:value="0.990270589858548" calcext:value-type="float">
            <text:p>0.990</text:p>
          </table:table-cell>
          <table:table-cell office:value-type="float" office:value="0.990241556696578" calcext:value-type="float">
            <text:p>0.990</text:p>
          </table:table-cell>
          <table:table-cell office:value-type="float" office:value="0.00000502543182979156" calcext:value-type="float">
            <text:p>0.000</text:p>
          </table:table-cell>
          <table:table-cell office:value-type="float" office:value="0.990239538099302" calcext:value-type="float">
            <text:p>0.990</text:p>
          </table:table-cell>
          <table:table-cell office:value-type="float" office:value="0.990255188465829" calcext:value-type="float">
            <text:p>0.990</text:p>
          </table:table-cell>
          <table:table-cell office:value-type="float" office:value="0.990241183180423" calcext:value-type="float">
            <text:p>0.990</text:p>
          </table:table-cell>
          <table:table-cell office:value-type="float" office:value="0.00000265244171509645" calcext:value-type="float">
            <text:p>0.000</text:p>
          </table:table-cell>
          <table:table-cell office:value-type="float" office:value="0.990239694998196" calcext:value-type="float">
            <text:p>0.990</text:p>
          </table:table-cell>
          <table:table-cell office:value-type="float" office:value="0.990241501670522" calcext:value-type="float">
            <text:p>0.990</text:p>
          </table:table-cell>
          <table:table-cell office:value-type="float" office:value="0.990240633202836" calcext:value-type="float">
            <text:p>0.990</text:p>
          </table:table-cell>
          <table:table-cell office:value-type="float" office:value="0.000000504342186260947" calcext:value-type="float">
            <text:p>0.000</text:p>
          </table:table-cell>
          <table:table-cell office:value-type="float" office:value="0.99023958899121" calcext:value-type="float">
            <text:p>0.990</text:p>
          </table:table-cell>
          <table:table-cell office:value-type="float" office:value="0.99024376225489" calcext:value-type="float">
            <text:p>0.990</text:p>
          </table:table-cell>
          <table:table-cell office:value-type="float" office:value="0.990240650606533" calcext:value-type="float">
            <text:p>0.990</text:p>
          </table:table-cell>
          <table:table-cell office:value-type="float" office:value="0.000000723322503344187" calcext:value-type="float">
            <text:p>0.000</text:p>
          </table:table-cell>
          <table:table-cell office:value-type="float" office:value="0.990239873127099" calcext:value-type="float">
            <text:p>0.990</text:p>
          </table:table-cell>
          <table:table-cell office:value-type="float" office:value="0.990255115778918" calcext:value-type="float">
            <text:p>0.990</text:p>
          </table:table-cell>
          <table:table-cell office:value-type="float" office:value="0.9902416778698" calcext:value-type="float">
            <text:p>0.990</text:p>
          </table:table-cell>
          <table:table-cell office:value-type="float" office:value="0.00000308860921146116" calcext:value-type="float">
            <text:p>0.000</text:p>
          </table:table-cell>
          <table:table-cell office:value-type="float" office:value="0.990239651528474" calcext:value-type="float">
            <text:p>0.990</text:p>
          </table:table-cell>
          <table:table-cell office:value-type="float" office:value="0.99028489565513" calcext:value-type="float">
            <text:p>0.990</text:p>
          </table:table-cell>
          <table:table-cell office:value-type="float" office:value="0.990242121952169" calcext:value-type="float">
            <text:p>0.990</text:p>
          </table:table-cell>
          <table:table-cell office:value-type="float" office:value="0.00000736877839670887" calcext:value-type="float">
            <text:p>0.000</text:p>
          </table:table-cell>
          <table:table-cell office:value-type="float" office:value="0.990239375172647" calcext:value-type="float">
            <text:p>0.990</text:p>
          </table:table-cell>
          <table:table-cell office:value-type="float" office:value="0.99024397979271" calcext:value-type="float">
            <text:p>0.990</text:p>
          </table:table-cell>
          <table:table-cell office:value-type="float" office:value="0.990240622845574" calcext:value-type="float">
            <text:p>0.990</text:p>
          </table:table-cell>
          <table:table-cell office:value-type="float" office:value="0.000000746818872918553" calcext:value-type="float">
            <text:p>0.000</text:p>
          </table:table-cell>
          <table:table-cell office:value-type="float" office:value="0.990239961423594" calcext:value-type="float">
            <text:p>0.990</text:p>
          </table:table-cell>
          <table:table-cell office:value-type="float" office:value="0.990281853526886" calcext:value-type="float">
            <text:p>0.990</text:p>
          </table:table-cell>
          <table:table-cell office:value-type="float" office:value="0.990242359280703" calcext:value-type="float">
            <text:p>0.990</text:p>
          </table:table-cell>
          <table:table-cell office:value-type="float" office:value="0.00000752030902239437" calcext:value-type="float">
            <text:p>0.000</text:p>
          </table:table-cell>
          <table:table-cell office:value-type="float" office:value="0.990239758166881" calcext:value-type="float">
            <text:p>0.990</text:p>
          </table:table-cell>
          <table:table-cell office:value-type="float" office:value="0.990246035403242" calcext:value-type="float">
            <text:p>0.990</text:p>
          </table:table-cell>
          <table:table-cell office:value-type="float" office:value="0.990240990896282" calcext:value-type="float">
            <text:p>0.990</text:p>
          </table:table-cell>
          <table:table-cell office:value-type="float" office:value="0.00000122000921473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990238735040723" calcext:value-type="float">
            <text:p>0.990</text:p>
          </table:table-cell>
          <table:table-cell office:value-type="float" office:value="0.990240662747822" calcext:value-type="float">
            <text:p>0.990</text:p>
          </table:table-cell>
          <table:table-cell office:value-type="float" office:value="0.990239013416924" calcext:value-type="float">
            <text:p>0.990</text:p>
          </table:table-cell>
          <table:table-cell office:value-type="float" office:value="0.000000362640347929093" calcext:value-type="float">
            <text:p>0.000</text:p>
          </table:table-cell>
          <table:table-cell office:value-type="float" office:value="0.990239252213312" calcext:value-type="float">
            <text:p>0.990</text:p>
          </table:table-cell>
          <table:table-cell office:value-type="float" office:value="0.990241001035565" calcext:value-type="float">
            <text:p>0.990</text:p>
          </table:table-cell>
          <table:table-cell office:value-type="float" office:value="0.990239686830452" calcext:value-type="float">
            <text:p>0.990</text:p>
          </table:table-cell>
          <table:table-cell office:value-type="float" office:value="0.000000353106645397207" calcext:value-type="float">
            <text:p>0.000</text:p>
          </table:table-cell>
          <table:table-cell office:value-type="float" office:value="0.990239146700814" calcext:value-type="float">
            <text:p>0.990</text:p>
          </table:table-cell>
          <table:table-cell office:value-type="float" office:value="0.99024953464239" calcext:value-type="float">
            <text:p>0.990</text:p>
          </table:table-cell>
          <table:table-cell office:value-type="float" office:value="0.990240130504576" calcext:value-type="float">
            <text:p>0.990</text:p>
          </table:table-cell>
          <table:table-cell office:value-type="float" office:value="0.00000173534360377713" calcext:value-type="float">
            <text:p>0.000</text:p>
          </table:table-cell>
          <table:table-cell office:value-type="float" office:value="0.990239389328917" calcext:value-type="float">
            <text:p>0.990</text:p>
          </table:table-cell>
          <table:table-cell office:value-type="float" office:value="0.990242228327642" calcext:value-type="float">
            <text:p>0.990</text:p>
          </table:table-cell>
          <table:table-cell office:value-type="float" office:value="0.990240110386521" calcext:value-type="float">
            <text:p>0.990</text:p>
          </table:table-cell>
          <table:table-cell office:value-type="float" office:value="0.000000634995722510909" calcext:value-type="float">
            <text:p>0.000</text:p>
          </table:table-cell>
          <table:table-cell office:value-type="float" office:value="0.990239036993255" calcext:value-type="float">
            <text:p>0.990</text:p>
          </table:table-cell>
          <table:table-cell office:value-type="float" office:value="0.990242726654255" calcext:value-type="float">
            <text:p>0.990</text:p>
          </table:table-cell>
          <table:table-cell office:value-type="float" office:value="0.990240048453327" calcext:value-type="float">
            <text:p>0.990</text:p>
          </table:table-cell>
          <table:table-cell office:value-type="float" office:value="0.000000740581705129408" calcext:value-type="float">
            <text:p>0.000</text:p>
          </table:table-cell>
          <table:table-cell office:value-type="float" office:value="0.990239433213354" calcext:value-type="float">
            <text:p>0.990</text:p>
          </table:table-cell>
          <table:table-cell office:value-type="float" office:value="0.990241264740258" calcext:value-type="float">
            <text:p>0.990</text:p>
          </table:table-cell>
          <table:table-cell office:value-type="float" office:value="0.990240030083691" calcext:value-type="float">
            <text:p>0.990</text:p>
          </table:table-cell>
          <table:table-cell office:value-type="float" office:value="0.000000413001505063476" calcext:value-type="float">
            <text:p>0.000</text:p>
          </table:table-cell>
          <table:table-cell office:value-type="float" office:value="0.990239583316925" calcext:value-type="float">
            <text:p>0.990</text:p>
          </table:table-cell>
          <table:table-cell office:value-type="float" office:value="0.99024555488385" calcext:value-type="float">
            <text:p>0.990</text:p>
          </table:table-cell>
          <table:table-cell office:value-type="float" office:value="0.990240272912008" calcext:value-type="float">
            <text:p>0.990</text:p>
          </table:table-cell>
          <table:table-cell office:value-type="float" office:value="0.00000100870493741959" calcext:value-type="float">
            <text:p>0.000</text:p>
          </table:table-cell>
          <table:table-cell office:value-type="float" office:value="0.99023939660491" calcext:value-type="float">
            <text:p>0.990</text:p>
          </table:table-cell>
          <table:table-cell office:value-type="float" office:value="0.990244631322672" calcext:value-type="float">
            <text:p>0.990</text:p>
          </table:table-cell>
          <table:table-cell office:value-type="float" office:value="0.990240141967352" calcext:value-type="float">
            <text:p>0.990</text:p>
          </table:table-cell>
          <table:table-cell office:value-type="float" office:value="0.000000870012271415975" calcext:value-type="float">
            <text:p>0.000</text:p>
          </table:table-cell>
          <table:table-cell office:value-type="float" office:value="0.990239622108874" calcext:value-type="float">
            <text:p>0.990</text:p>
          </table:table-cell>
          <table:table-cell office:value-type="float" office:value="0.990320673366273" calcext:value-type="float">
            <text:p>0.990</text:p>
          </table:table-cell>
          <table:table-cell office:value-type="float" office:value="0.990242750115235" calcext:value-type="float">
            <text:p>0.990</text:p>
          </table:table-cell>
          <table:table-cell office:value-type="float" office:value="0.0000134145706399006" calcext:value-type="float">
            <text:p>0.000</text:p>
          </table:table-cell>
          <table:table-cell office:value-type="float" office:value="0.990239460812192" calcext:value-type="float">
            <text:p>0.990</text:p>
          </table:table-cell>
          <table:table-cell office:value-type="float" office:value="0.990241079363785" calcext:value-type="float">
            <text:p>0.990</text:p>
          </table:table-cell>
          <table:table-cell office:value-type="float" office:value="0.99024008251445" calcext:value-type="float">
            <text:p>0.990</text:p>
          </table:table-cell>
          <table:table-cell office:value-type="float" office:value="0.00000035203779393521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996191914058928" calcext:value-type="float">
            <text:p>0.996</text:p>
          </table:table-cell>
          <table:table-cell office:value-type="float" office:value="0.99619323304539" calcext:value-type="float">
            <text:p>0.996</text:p>
          </table:table-cell>
          <table:table-cell office:value-type="float" office:value="0.996192215547153" calcext:value-type="float">
            <text:p>0.996</text:p>
          </table:table-cell>
          <table:table-cell office:value-type="float" office:value="0.000000257758013809857" calcext:value-type="float">
            <text:p>0.000</text:p>
          </table:table-cell>
          <table:table-cell office:value-type="float" office:value="0.996192739634062" calcext:value-type="float">
            <text:p>0.996</text:p>
          </table:table-cell>
          <table:table-cell office:value-type="float" office:value="0.996244217772469" calcext:value-type="float">
            <text:p>0.996</text:p>
          </table:table-cell>
          <table:table-cell office:value-type="float" office:value="0.996197104909974" calcext:value-type="float">
            <text:p>0.996</text:p>
          </table:table-cell>
          <table:table-cell office:value-type="float" office:value="0.0000110188071845465" calcext:value-type="float">
            <text:p>0.000</text:p>
          </table:table-cell>
          <table:table-cell office:value-type="float" office:value="0.996192740425982" calcext:value-type="float">
            <text:p>0.996</text:p>
          </table:table-cell>
          <table:table-cell office:value-type="float" office:value="0.996218768809389" calcext:value-type="float">
            <text:p>0.996</text:p>
          </table:table-cell>
          <table:table-cell office:value-type="float" office:value="0.996194814400095" calcext:value-type="float">
            <text:p>0.996</text:p>
          </table:table-cell>
          <table:table-cell office:value-type="float" office:value="0.00000428468267886873" calcext:value-type="float">
            <text:p>0.000</text:p>
          </table:table-cell>
          <table:table-cell office:value-type="float" office:value="0.996193127605773" calcext:value-type="float">
            <text:p>0.996</text:p>
          </table:table-cell>
          <table:table-cell office:value-type="float" office:value="0.996239655980819" calcext:value-type="float">
            <text:p>0.996</text:p>
          </table:table-cell>
          <table:table-cell office:value-type="float" office:value="0.996195335842028" calcext:value-type="float">
            <text:p>0.996</text:p>
          </table:table-cell>
          <table:table-cell office:value-type="float" office:value="0.00000764161489314813" calcext:value-type="float">
            <text:p>0.000</text:p>
          </table:table-cell>
          <table:table-cell office:value-type="float" office:value="0.996193027191327" calcext:value-type="float">
            <text:p>0.996</text:p>
          </table:table-cell>
          <table:table-cell office:value-type="float" office:value="0.996196492026868" calcext:value-type="float">
            <text:p>0.996</text:p>
          </table:table-cell>
          <table:table-cell office:value-type="float" office:value="0.996193903549313" calcext:value-type="float">
            <text:p>0.996</text:p>
          </table:table-cell>
          <table:table-cell office:value-type="float" office:value="0.000000732936209049429" calcext:value-type="float">
            <text:p>0.000</text:p>
          </table:table-cell>
          <table:table-cell office:value-type="float" office:value="0.996192915953185" calcext:value-type="float">
            <text:p>0.996</text:p>
          </table:table-cell>
          <table:table-cell office:value-type="float" office:value="0.996205422760283" calcext:value-type="float">
            <text:p>0.996</text:p>
          </table:table-cell>
          <table:table-cell office:value-type="float" office:value="0.996194442029699" calcext:value-type="float">
            <text:p>0.996</text:p>
          </table:table-cell>
          <table:table-cell office:value-type="float" office:value="0.00000201515134091155" calcext:value-type="float">
            <text:p>0.000</text:p>
          </table:table-cell>
          <table:table-cell office:value-type="float" office:value="0.996193192369779" calcext:value-type="float">
            <text:p>0.996</text:p>
          </table:table-cell>
          <table:table-cell office:value-type="float" office:value="0.996196586809814" calcext:value-type="float">
            <text:p>0.996</text:p>
          </table:table-cell>
          <table:table-cell office:value-type="float" office:value="0.99619405603174" calcext:value-type="float">
            <text:p>0.996</text:p>
          </table:table-cell>
          <table:table-cell office:value-type="float" office:value="0.000000720936314741072" calcext:value-type="float">
            <text:p>0.000</text:p>
          </table:table-cell>
          <table:table-cell office:value-type="float" office:value="0.996192693382705" calcext:value-type="float">
            <text:p>0.996</text:p>
          </table:table-cell>
          <table:table-cell office:value-type="float" office:value="0.996199059656959" calcext:value-type="float">
            <text:p>0.996</text:p>
          </table:table-cell>
          <table:table-cell office:value-type="float" office:value="0.996194121482481" calcext:value-type="float">
            <text:p>0.996</text:p>
          </table:table-cell>
          <table:table-cell office:value-type="float" office:value="0.00000109492298252784" calcext:value-type="float">
            <text:p>0.000</text:p>
          </table:table-cell>
          <table:table-cell office:value-type="float" office:value="0.996193299801522" calcext:value-type="float">
            <text:p>0.996</text:p>
          </table:table-cell>
          <table:table-cell office:value-type="float" office:value="0.996220283024639" calcext:value-type="float">
            <text:p>0.996</text:p>
          </table:table-cell>
          <table:table-cell office:value-type="float" office:value="0.996195229210924" calcext:value-type="float">
            <text:p>0.996</text:p>
          </table:table-cell>
          <table:table-cell office:value-type="float" office:value="0.00000465297371664455" calcext:value-type="float">
            <text:p>0.000</text:p>
          </table:table-cell>
          <table:table-cell office:value-type="float" office:value="0.996193203992666" calcext:value-type="float">
            <text:p>0.996</text:p>
          </table:table-cell>
          <table:table-cell office:value-type="float" office:value="0.996206980646775" calcext:value-type="float">
            <text:p>0.996</text:p>
          </table:table-cell>
          <table:table-cell office:value-type="float" office:value="0.996195727525449" calcext:value-type="float">
            <text:p>0.996</text:p>
          </table:table-cell>
          <table:table-cell office:value-type="float" office:value="0.000003365511904836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977317168394873" calcext:value-type="float">
            <text:p>0.977</text:p>
          </table:table-cell>
          <table:table-cell office:value-type="float" office:value="0.994467362785382" calcext:value-type="float">
            <text:p>0.994</text:p>
          </table:table-cell>
          <table:table-cell office:value-type="float" office:value="0.992185665680982" calcext:value-type="float">
            <text:p>0.992</text:p>
          </table:table-cell>
          <table:table-cell office:value-type="float" office:value="0.00323070568996751" calcext:value-type="float">
            <text:p>0.003</text:p>
          </table:table-cell>
          <table:table-cell office:value-type="float" office:value="0.993951229190142" calcext:value-type="float">
            <text:p>0.994</text:p>
          </table:table-cell>
          <table:table-cell office:value-type="float" office:value="0.994659067840806" calcext:value-type="float">
            <text:p>0.995</text:p>
          </table:table-cell>
          <table:table-cell office:value-type="float" office:value="0.99443192967379" calcext:value-type="float">
            <text:p>0.994</text:p>
          </table:table-cell>
          <table:table-cell office:value-type="float" office:value="0.000162073231794316" calcext:value-type="float">
            <text:p>0.000</text:p>
          </table:table-cell>
          <table:table-cell office:value-type="float" office:value="0.992114771503486" calcext:value-type="float">
            <text:p>0.992</text:p>
          </table:table-cell>
          <table:table-cell office:value-type="float" office:value="0.994499551651338" calcext:value-type="float">
            <text:p>0.994</text:p>
          </table:table-cell>
          <table:table-cell office:value-type="float" office:value="0.993216122138754" calcext:value-type="float">
            <text:p>0.993</text:p>
          </table:table-cell>
          <table:table-cell office:value-type="float" office:value="0.000782700386952287" calcext:value-type="float">
            <text:p>0.001</text:p>
          </table:table-cell>
          <table:table-cell office:value-type="float" office:value="0.988222143590583" calcext:value-type="float">
            <text:p>0.988</text:p>
          </table:table-cell>
          <table:table-cell office:value-type="float" office:value="0.994601121646761" calcext:value-type="float">
            <text:p>0.995</text:p>
          </table:table-cell>
          <table:table-cell office:value-type="float" office:value="0.993415760373046" calcext:value-type="float">
            <text:p>0.993</text:p>
          </table:table-cell>
          <table:table-cell office:value-type="float" office:value="0.00179318833211444" calcext:value-type="float">
            <text:p>0.002</text:p>
          </table:table-cell>
          <table:table-cell office:value-type="float" office:value="0.992392688922993" calcext:value-type="float">
            <text:p>0.992</text:p>
          </table:table-cell>
          <table:table-cell office:value-type="float" office:value="0.994538800848473" calcext:value-type="float">
            <text:p>0.995</text:p>
          </table:table-cell>
          <table:table-cell office:value-type="float" office:value="0.994171428426044" calcext:value-type="float">
            <text:p>0.994</text:p>
          </table:table-cell>
          <table:table-cell office:value-type="float" office:value="0.000397162402180318" calcext:value-type="float">
            <text:p>0.000</text:p>
          </table:table-cell>
          <table:table-cell office:value-type="float" office:value="0.992129321316166" calcext:value-type="float">
            <text:p>0.992</text:p>
          </table:table-cell>
          <table:table-cell office:value-type="float" office:value="0.994474755477913" calcext:value-type="float">
            <text:p>0.994</text:p>
          </table:table-cell>
          <table:table-cell office:value-type="float" office:value="0.994008652827317" calcext:value-type="float">
            <text:p>0.994</text:p>
          </table:table-cell>
          <table:table-cell office:value-type="float" office:value="0.000496799009702513" calcext:value-type="float">
            <text:p>0.000</text:p>
          </table:table-cell>
          <table:table-cell office:value-type="float" office:value="0.989820197122855" calcext:value-type="float">
            <text:p>0.990</text:p>
          </table:table-cell>
          <table:table-cell office:value-type="float" office:value="0.994399213897599" calcext:value-type="float">
            <text:p>0.994</text:p>
          </table:table-cell>
          <table:table-cell office:value-type="float" office:value="0.993674178433296" calcext:value-type="float">
            <text:p>0.994</text:p>
          </table:table-cell>
          <table:table-cell office:value-type="float" office:value="0.000991863074238976" calcext:value-type="float">
            <text:p>0.001</text:p>
          </table:table-cell>
          <table:table-cell office:value-type="float" office:value="0.988772465343995" calcext:value-type="float">
            <text:p>0.989</text:p>
          </table:table-cell>
          <table:table-cell office:value-type="float" office:value="0.994324790629692" calcext:value-type="float">
            <text:p>0.994</text:p>
          </table:table-cell>
          <table:table-cell office:value-type="float" office:value="0.993363516356794" calcext:value-type="float">
            <text:p>0.993</text:p>
          </table:table-cell>
          <table:table-cell office:value-type="float" office:value="0.00125328910785148" calcext:value-type="float">
            <text:p>0.001</text:p>
          </table:table-cell>
          <table:table-cell office:value-type="float" office:value="0.988624060611461" calcext:value-type="float">
            <text:p>0.989</text:p>
          </table:table-cell>
          <table:table-cell office:value-type="float" office:value="0.994237117531056" calcext:value-type="float">
            <text:p>0.994</text:p>
          </table:table-cell>
          <table:table-cell office:value-type="float" office:value="0.993586072736683" calcext:value-type="float">
            <text:p>0.994</text:p>
          </table:table-cell>
          <table:table-cell office:value-type="float" office:value="0.00108776579872888" calcext:value-type="float">
            <text:p>0.001</text:p>
          </table:table-cell>
          <table:table-cell office:value-type="float" office:value="0.987595945420002" calcext:value-type="float">
            <text:p>0.988</text:p>
          </table:table-cell>
          <table:table-cell office:value-type="float" office:value="0.99428384325839" calcext:value-type="float">
            <text:p>0.994</text:p>
          </table:table-cell>
          <table:table-cell office:value-type="float" office:value="0.993055853357554" calcext:value-type="float">
            <text:p>0.993</text:p>
          </table:table-cell>
          <table:table-cell office:value-type="float" office:value="0.0012515711513306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986005924883134" calcext:value-type="float">
            <text:p>0.986</text:p>
          </table:table-cell>
          <table:table-cell office:value-type="float" office:value="0.993362049991476" calcext:value-type="float">
            <text:p>0.993</text:p>
          </table:table-cell>
          <table:table-cell office:value-type="float" office:value="0.989705431029137" calcext:value-type="float">
            <text:p>0.990</text:p>
          </table:table-cell>
          <table:table-cell office:value-type="float" office:value="0.00189644568479923" calcext:value-type="float">
            <text:p>0.002</text:p>
          </table:table-cell>
          <table:table-cell office:value-type="float" office:value="0.986281968160166" calcext:value-type="float">
            <text:p>0.986</text:p>
          </table:table-cell>
          <table:table-cell office:value-type="float" office:value="0.992566793284026" calcext:value-type="float">
            <text:p>0.993</text:p>
          </table:table-cell>
          <table:table-cell office:value-type="float" office:value="0.990216971099949" calcext:value-type="float">
            <text:p>0.990</text:p>
          </table:table-cell>
          <table:table-cell office:value-type="float" office:value="0.00138449339019796" calcext:value-type="float">
            <text:p>0.001</text:p>
          </table:table-cell>
          <table:table-cell office:value-type="float" office:value="0.987034504417706" calcext:value-type="float">
            <text:p>0.987</text:p>
          </table:table-cell>
          <table:table-cell office:value-type="float" office:value="0.992916851452454" calcext:value-type="float">
            <text:p>0.993</text:p>
          </table:table-cell>
          <table:table-cell office:value-type="float" office:value="0.991072850790435" calcext:value-type="float">
            <text:p>0.991</text:p>
          </table:table-cell>
          <table:table-cell office:value-type="float" office:value="0.00117018411080824" calcext:value-type="float">
            <text:p>0.001</text:p>
          </table:table-cell>
          <table:table-cell office:value-type="float" office:value="0.984910961410203" calcext:value-type="float">
            <text:p>0.985</text:p>
          </table:table-cell>
          <table:table-cell office:value-type="float" office:value="0.992420782029256" calcext:value-type="float">
            <text:p>0.992</text:p>
          </table:table-cell>
          <table:table-cell office:value-type="float" office:value="0.990120184253716" calcext:value-type="float">
            <text:p>0.990</text:p>
          </table:table-cell>
          <table:table-cell office:value-type="float" office:value="0.00150332958142814" calcext:value-type="float">
            <text:p>0.002</text:p>
          </table:table-cell>
          <table:table-cell office:value-type="float" office:value="0.98617063681482" calcext:value-type="float">
            <text:p>0.986</text:p>
          </table:table-cell>
          <table:table-cell office:value-type="float" office:value="0.991745604204638" calcext:value-type="float">
            <text:p>0.992</text:p>
          </table:table-cell>
          <table:table-cell office:value-type="float" office:value="0.989154952643126" calcext:value-type="float">
            <text:p>0.989</text:p>
          </table:table-cell>
          <table:table-cell office:value-type="float" office:value="0.0015128324191987" calcext:value-type="float">
            <text:p>0.002</text:p>
          </table:table-cell>
          <table:table-cell office:value-type="float" office:value="0.985750502640875" calcext:value-type="float">
            <text:p>0.986</text:p>
          </table:table-cell>
          <table:table-cell office:value-type="float" office:value="0.991994446607875" calcext:value-type="float">
            <text:p>0.992</text:p>
          </table:table-cell>
          <table:table-cell office:value-type="float" office:value="0.989298168480634" calcext:value-type="float">
            <text:p>0.989</text:p>
          </table:table-cell>
          <table:table-cell office:value-type="float" office:value="0.00140312185301655" calcext:value-type="float">
            <text:p>0.001</text:p>
          </table:table-cell>
          <table:table-cell office:value-type="float" office:value="0.983502315351113" calcext:value-type="float">
            <text:p>0.984</text:p>
          </table:table-cell>
          <table:table-cell office:value-type="float" office:value="0.991107055074205" calcext:value-type="float">
            <text:p>0.991</text:p>
          </table:table-cell>
          <table:table-cell office:value-type="float" office:value="0.988325689882182" calcext:value-type="float">
            <text:p>0.988</text:p>
          </table:table-cell>
          <table:table-cell office:value-type="float" office:value="0.00184988937692262" calcext:value-type="float">
            <text:p>0.002</text:p>
          </table:table-cell>
          <table:table-cell office:value-type="float" office:value="0.983958702920214" calcext:value-type="float">
            <text:p>0.984</text:p>
          </table:table-cell>
          <table:table-cell office:value-type="float" office:value="0.990663992268669" calcext:value-type="float">
            <text:p>0.991</text:p>
          </table:table-cell>
          <table:table-cell office:value-type="float" office:value="0.988129612472247" calcext:value-type="float">
            <text:p>0.988</text:p>
          </table:table-cell>
          <table:table-cell office:value-type="float" office:value="0.00152159410088705" calcext:value-type="float">
            <text:p>0.002</text:p>
          </table:table-cell>
          <table:table-cell office:value-type="float" office:value="0.983237335669248" calcext:value-type="float">
            <text:p>0.983</text:p>
          </table:table-cell>
          <table:table-cell office:value-type="float" office:value="0.990637906492905" calcext:value-type="float">
            <text:p>0.991</text:p>
          </table:table-cell>
          <table:table-cell office:value-type="float" office:value="0.987041236409907" calcext:value-type="float">
            <text:p>0.987</text:p>
          </table:table-cell>
          <table:table-cell office:value-type="float" office:value="0.00166987229752646" calcext:value-type="float">
            <text:p>0.002</text:p>
          </table:table-cell>
          <table:table-cell office:value-type="float" office:value="0.983587360176981" calcext:value-type="float">
            <text:p>0.984</text:p>
          </table:table-cell>
          <table:table-cell office:value-type="float" office:value="0.990602317645517" calcext:value-type="float">
            <text:p>0.991</text:p>
          </table:table-cell>
          <table:table-cell office:value-type="float" office:value="0.987489578419638" calcext:value-type="float">
            <text:p>0.987</text:p>
          </table:table-cell>
          <table:table-cell office:value-type="float" office:value="0.00168379200961679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564768661437375" calcext:value-type="float">
            <text:p>0.565</text:p>
          </table:table-cell>
          <table:table-cell office:value-type="float" office:value="0.811783602396988" calcext:value-type="float">
            <text:p>0.812</text:p>
          </table:table-cell>
          <table:table-cell office:value-type="float" office:value="0.673778953639476" calcext:value-type="float">
            <text:p>0.674</text:p>
          </table:table-cell>
          <table:table-cell office:value-type="float" office:value="0.0537150776504527" calcext:value-type="float">
            <text:p>0.054</text:p>
          </table:table-cell>
          <table:table-cell office:value-type="float" office:value="0.855483461669723" calcext:value-type="float">
            <text:p>0.855</text:p>
          </table:table-cell>
          <table:table-cell office:value-type="float" office:value="0.907566254748276" calcext:value-type="float">
            <text:p>0.908</text:p>
          </table:table-cell>
          <table:table-cell office:value-type="float" office:value="0.882783272489555" calcext:value-type="float">
            <text:p>0.883</text:p>
          </table:table-cell>
          <table:table-cell office:value-type="float" office:value="0.0118584627867962" calcext:value-type="float">
            <text:p>0.012</text:p>
          </table:table-cell>
          <table:table-cell office:value-type="float" office:value="0.835601542249843" calcext:value-type="float">
            <text:p>0.836</text:p>
          </table:table-cell>
          <table:table-cell office:value-type="float" office:value="0.910248658267721" calcext:value-type="float">
            <text:p>0.910</text:p>
          </table:table-cell>
          <table:table-cell office:value-type="float" office:value="0.878191292030279" calcext:value-type="float">
            <text:p>0.878</text:p>
          </table:table-cell>
          <table:table-cell office:value-type="float" office:value="0.020390017245546" calcext:value-type="float">
            <text:p>0.020</text:p>
          </table:table-cell>
          <table:table-cell office:value-type="float" office:value="0.823446014837686" calcext:value-type="float">
            <text:p>0.823</text:p>
          </table:table-cell>
          <table:table-cell office:value-type="float" office:value="0.918223078885503" calcext:value-type="float">
            <text:p>0.918</text:p>
          </table:table-cell>
          <table:table-cell office:value-type="float" office:value="0.868920577546384" calcext:value-type="float">
            <text:p>0.869</text:p>
          </table:table-cell>
          <table:table-cell office:value-type="float" office:value="0.0256537447887666" calcext:value-type="float">
            <text:p>0.026</text:p>
          </table:table-cell>
          <table:table-cell office:value-type="float" office:value="0.805090840961036" calcext:value-type="float">
            <text:p>0.805</text:p>
          </table:table-cell>
          <table:table-cell office:value-type="float" office:value="0.909402219687615" calcext:value-type="float">
            <text:p>0.909</text:p>
          </table:table-cell>
          <table:table-cell office:value-type="float" office:value="0.867471709744293" calcext:value-type="float">
            <text:p>0.867</text:p>
          </table:table-cell>
          <table:table-cell office:value-type="float" office:value="0.0253911604736012" calcext:value-type="float">
            <text:p>0.025</text:p>
          </table:table-cell>
          <table:table-cell office:value-type="float" office:value="0.811693539668667" calcext:value-type="float">
            <text:p>0.812</text:p>
          </table:table-cell>
          <table:table-cell office:value-type="float" office:value="0.906264928245176" calcext:value-type="float">
            <text:p>0.906</text:p>
          </table:table-cell>
          <table:table-cell office:value-type="float" office:value="0.868749438189363" calcext:value-type="float">
            <text:p>0.869</text:p>
          </table:table-cell>
          <table:table-cell office:value-type="float" office:value="0.0242668086403422" calcext:value-type="float">
            <text:p>0.024</text:p>
          </table:table-cell>
          <table:table-cell office:value-type="float" office:value="0.810589338439098" calcext:value-type="float">
            <text:p>0.811</text:p>
          </table:table-cell>
          <table:table-cell office:value-type="float" office:value="0.903542939401514" calcext:value-type="float">
            <text:p>0.904</text:p>
          </table:table-cell>
          <table:table-cell office:value-type="float" office:value="0.865702862097766" calcext:value-type="float">
            <text:p>0.866</text:p>
          </table:table-cell>
          <table:table-cell office:value-type="float" office:value="0.0246119525641848" calcext:value-type="float">
            <text:p>0.025</text:p>
          </table:table-cell>
          <table:table-cell office:value-type="float" office:value="0.808967701570971" calcext:value-type="float">
            <text:p>0.809</text:p>
          </table:table-cell>
          <table:table-cell office:value-type="float" office:value="0.90310137477278" calcext:value-type="float">
            <text:p>0.903</text:p>
          </table:table-cell>
          <table:table-cell office:value-type="float" office:value="0.870903567849869" calcext:value-type="float">
            <text:p>0.871</text:p>
          </table:table-cell>
          <table:table-cell office:value-type="float" office:value="0.0207706712855298" calcext:value-type="float">
            <text:p>0.021</text:p>
          </table:table-cell>
          <table:table-cell office:value-type="float" office:value="0.818805938506936" calcext:value-type="float">
            <text:p>0.819</text:p>
          </table:table-cell>
          <table:table-cell office:value-type="float" office:value="0.903902582941064" calcext:value-type="float">
            <text:p>0.904</text:p>
          </table:table-cell>
          <table:table-cell office:value-type="float" office:value="0.870094881126777" calcext:value-type="float">
            <text:p>0.870</text:p>
          </table:table-cell>
          <table:table-cell office:value-type="float" office:value="0.0257562688023699" calcext:value-type="float">
            <text:p>0.026</text:p>
          </table:table-cell>
          <table:table-cell office:value-type="float" office:value="0.803019323412139" calcext:value-type="float">
            <text:p>0.803</text:p>
          </table:table-cell>
          <table:table-cell office:value-type="float" office:value="0.913900419645679" calcext:value-type="float">
            <text:p>0.914</text:p>
          </table:table-cell>
          <table:table-cell office:value-type="float" office:value="0.868060720906724" calcext:value-type="float">
            <text:p>0.868</text:p>
          </table:table-cell>
          <table:table-cell office:value-type="float" office:value="0.0237045011023572" calcext:value-type="float">
            <text:p>0.02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920379699699843" calcext:value-type="float">
            <text:p>0.920</text:p>
          </table:table-cell>
          <table:table-cell office:value-type="float" office:value="0.929260855314245" calcext:value-type="float">
            <text:p>0.929</text:p>
          </table:table-cell>
          <table:table-cell office:value-type="float" office:value="0.924172963525223" calcext:value-type="float">
            <text:p>0.924</text:p>
          </table:table-cell>
          <table:table-cell office:value-type="float" office:value="0.00214769588240627" calcext:value-type="float">
            <text:p>0.002</text:p>
          </table:table-cell>
          <table:table-cell office:value-type="float" office:value="0.925598421797834" calcext:value-type="float">
            <text:p>0.926</text:p>
          </table:table-cell>
          <table:table-cell office:value-type="float" office:value="0.934432584189643" calcext:value-type="float">
            <text:p>0.934</text:p>
          </table:table-cell>
          <table:table-cell office:value-type="float" office:value="0.930628260962537" calcext:value-type="float">
            <text:p>0.931</text:p>
          </table:table-cell>
          <table:table-cell office:value-type="float" office:value="0.00206965160820966" calcext:value-type="float">
            <text:p>0.002</text:p>
          </table:table-cell>
          <table:table-cell office:value-type="float" office:value="0.926028805494481" calcext:value-type="float">
            <text:p>0.926</text:p>
          </table:table-cell>
          <table:table-cell office:value-type="float" office:value="0.93466735273135" calcext:value-type="float">
            <text:p>0.935</text:p>
          </table:table-cell>
          <table:table-cell office:value-type="float" office:value="0.93019517684744" calcext:value-type="float">
            <text:p>0.930</text:p>
          </table:table-cell>
          <table:table-cell office:value-type="float" office:value="0.00194420852032961" calcext:value-type="float">
            <text:p>0.002</text:p>
          </table:table-cell>
          <table:table-cell office:value-type="float" office:value="0.922237209592216" calcext:value-type="float">
            <text:p>0.922</text:p>
          </table:table-cell>
          <table:table-cell office:value-type="float" office:value="0.932938057070611" calcext:value-type="float">
            <text:p>0.933</text:p>
          </table:table-cell>
          <table:table-cell office:value-type="float" office:value="0.927370463991723" calcext:value-type="float">
            <text:p>0.927</text:p>
          </table:table-cell>
          <table:table-cell office:value-type="float" office:value="0.00238940812008844" calcext:value-type="float">
            <text:p>0.002</text:p>
          </table:table-cell>
          <table:table-cell office:value-type="float" office:value="0.920060768110015" calcext:value-type="float">
            <text:p>0.920</text:p>
          </table:table-cell>
          <table:table-cell office:value-type="float" office:value="0.929818579787153" calcext:value-type="float">
            <text:p>0.930</text:p>
          </table:table-cell>
          <table:table-cell office:value-type="float" office:value="0.925401406141463" calcext:value-type="float">
            <text:p>0.925</text:p>
          </table:table-cell>
          <table:table-cell office:value-type="float" office:value="0.00247170831429917" calcext:value-type="float">
            <text:p>0.002</text:p>
          </table:table-cell>
          <table:table-cell office:value-type="float" office:value="0.916977987138683" calcext:value-type="float">
            <text:p>0.917</text:p>
          </table:table-cell>
          <table:table-cell office:value-type="float" office:value="0.928438302095662" calcext:value-type="float">
            <text:p>0.928</text:p>
          </table:table-cell>
          <table:table-cell office:value-type="float" office:value="0.923569802382421" calcext:value-type="float">
            <text:p>0.924</text:p>
          </table:table-cell>
          <table:table-cell office:value-type="float" office:value="0.00242540317024553" calcext:value-type="float">
            <text:p>0.002</text:p>
          </table:table-cell>
          <table:table-cell office:value-type="float" office:value="0.915865133581319" calcext:value-type="float">
            <text:p>0.916</text:p>
          </table:table-cell>
          <table:table-cell office:value-type="float" office:value="0.927452200829336" calcext:value-type="float">
            <text:p>0.927</text:p>
          </table:table-cell>
          <table:table-cell office:value-type="float" office:value="0.921857220096255" calcext:value-type="float">
            <text:p>0.922</text:p>
          </table:table-cell>
          <table:table-cell office:value-type="float" office:value="0.00249256376533471" calcext:value-type="float">
            <text:p>0.002</text:p>
          </table:table-cell>
          <table:table-cell office:value-type="float" office:value="0.91412963558966" calcext:value-type="float">
            <text:p>0.914</text:p>
          </table:table-cell>
          <table:table-cell office:value-type="float" office:value="0.925341284052707" calcext:value-type="float">
            <text:p>0.925</text:p>
          </table:table-cell>
          <table:table-cell office:value-type="float" office:value="0.919659012877545" calcext:value-type="float">
            <text:p>0.920</text:p>
          </table:table-cell>
          <table:table-cell office:value-type="float" office:value="0.00257589374022271" calcext:value-type="float">
            <text:p>0.003</text:p>
          </table:table-cell>
          <table:table-cell office:value-type="float" office:value="0.914753644402135" calcext:value-type="float">
            <text:p>0.915</text:p>
          </table:table-cell>
          <table:table-cell office:value-type="float" office:value="0.923293864489586" calcext:value-type="float">
            <text:p>0.923</text:p>
          </table:table-cell>
          <table:table-cell office:value-type="float" office:value="0.918825386260209" calcext:value-type="float">
            <text:p>0.919</text:p>
          </table:table-cell>
          <table:table-cell office:value-type="float" office:value="0.00203093855064461" calcext:value-type="float">
            <text:p>0.002</text:p>
          </table:table-cell>
          <table:table-cell office:value-type="float" office:value="0.911988569251748" calcext:value-type="float">
            <text:p>0.912</text:p>
          </table:table-cell>
          <table:table-cell office:value-type="float" office:value="0.922780617054552" calcext:value-type="float">
            <text:p>0.923</text:p>
          </table:table-cell>
          <table:table-cell office:value-type="float" office:value="0.917308016897882" calcext:value-type="float">
            <text:p>0.917</text:p>
          </table:table-cell>
          <table:table-cell office:value-type="float" office:value="0.0026782355284022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148905109489" calcext:value-type="float">
            <text:p>0.123</text:p>
          </table:table-cell>
          <table:table-cell office:value-type="float" office:value="0.703894679729927" calcext:value-type="float">
            <text:p>0.704</text:p>
          </table:table-cell>
          <table:table-cell office:value-type="float" office:value="0.530435427274619" calcext:value-type="float">
            <text:p>0.530</text:p>
          </table:table-cell>
          <table:table-cell office:value-type="float" office:value="0.106130133403987" calcext:value-type="float">
            <text:p>0.106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84671532846715" calcext:value-type="float">
            <text:p>0.785</text:p>
          </table:table-cell>
          <table:table-cell office:value-type="float" office:value="0.630541748813723" calcext:value-type="float">
            <text:p>0.631</text:p>
          </table:table-cell>
          <table:table-cell office:value-type="float" office:value="0.152812046746862" calcext:value-type="float">
            <text:p>0.153</text:p>
          </table:table-cell>
          <table:table-cell office:value-type="float" office:value="0.516405839416058" calcext:value-type="float">
            <text:p>0.516</text:p>
          </table:table-cell>
          <table:table-cell office:value-type="float" office:value="0.791315328467153" calcext:value-type="float">
            <text:p>0.791</text:p>
          </table:table-cell>
          <table:table-cell office:value-type="float" office:value="0.629722629988071" calcext:value-type="float">
            <text:p>0.630</text:p>
          </table:table-cell>
          <table:table-cell office:value-type="float" office:value="0.0658343084200907" calcext:value-type="float">
            <text:p>0.066</text:p>
          </table:table-cell>
          <table:table-cell office:value-type="float" office:value="0.583932577167883" calcext:value-type="float">
            <text:p>0.584</text:p>
          </table:table-cell>
          <table:table-cell office:value-type="float" office:value="0.720782187652555" calcext:value-type="float">
            <text:p>0.721</text:p>
          </table:table-cell>
          <table:table-cell office:value-type="float" office:value="0.649433512929419" calcext:value-type="float">
            <text:p>0.649</text:p>
          </table:table-cell>
          <table:table-cell office:value-type="float" office:value="0.0357345064582896" calcext:value-type="float">
            <text:p>0.036</text:p>
          </table:table-cell>
          <table:table-cell office:value-type="float" office:value="0.585944231413139" calcext:value-type="float">
            <text:p>0.586</text:p>
          </table:table-cell>
          <table:table-cell office:value-type="float" office:value="0.762443502962044" calcext:value-type="float">
            <text:p>0.762</text:p>
          </table:table-cell>
          <table:table-cell office:value-type="float" office:value="0.658344555969535" calcext:value-type="float">
            <text:p>0.658</text:p>
          </table:table-cell>
          <table:table-cell office:value-type="float" office:value="0.0429578334172555" calcext:value-type="float">
            <text:p>0.043</text:p>
          </table:table-cell>
          <table:table-cell office:value-type="float" office:value="0.609934629007299" calcext:value-type="float">
            <text:p>0.610</text:p>
          </table:table-cell>
          <table:table-cell office:value-type="float" office:value="0.738865967671533" calcext:value-type="float">
            <text:p>0.739</text:p>
          </table:table-cell>
          <table:table-cell office:value-type="float" office:value="0.658174725693789" calcext:value-type="float">
            <text:p>0.658</text:p>
          </table:table-cell>
          <table:table-cell office:value-type="float" office:value="0.034303922812123" calcext:value-type="float">
            <text:p>0.034</text:p>
          </table:table-cell>
          <table:table-cell office:value-type="float" office:value="0.59040106600292" calcext:value-type="float">
            <text:p>0.590</text:p>
          </table:table-cell>
          <table:table-cell office:value-type="float" office:value="0.763798665656934" calcext:value-type="float">
            <text:p>0.764</text:p>
          </table:table-cell>
          <table:table-cell office:value-type="float" office:value="0.652233967231249" calcext:value-type="float">
            <text:p>0.652</text:p>
          </table:table-cell>
          <table:table-cell office:value-type="float" office:value="0.0403020543592026" calcext:value-type="float">
            <text:p>0.040</text:p>
          </table:table-cell>
          <table:table-cell office:value-type="float" office:value="0.576265756456934" calcext:value-type="float">
            <text:p>0.576</text:p>
          </table:table-cell>
          <table:table-cell office:value-type="float" office:value="0.770505884243796" calcext:value-type="float">
            <text:p>0.771</text:p>
          </table:table-cell>
          <table:table-cell office:value-type="float" office:value="0.644984797949623" calcext:value-type="float">
            <text:p>0.645</text:p>
          </table:table-cell>
          <table:table-cell office:value-type="float" office:value="0.0505244875939526" calcext:value-type="float">
            <text:p>0.051</text:p>
          </table:table-cell>
          <table:table-cell office:value-type="float" office:value="0.576814044259854" calcext:value-type="float">
            <text:p>0.577</text:p>
          </table:table-cell>
          <table:table-cell office:value-type="float" office:value="0.728741217470073" calcext:value-type="float">
            <text:p>0.729</text:p>
          </table:table-cell>
          <table:table-cell office:value-type="float" office:value="0.633249591608267" calcext:value-type="float">
            <text:p>0.633</text:p>
          </table:table-cell>
          <table:table-cell office:value-type="float" office:value="0.0442810568762042" calcext:value-type="float">
            <text:p>0.044</text:p>
          </table:table-cell>
          <table:table-cell office:value-type="float" office:value="0.57475507610365" calcext:value-type="float">
            <text:p>0.575</text:p>
          </table:table-cell>
          <table:table-cell office:value-type="float" office:value="0.738167336864234" calcext:value-type="float">
            <text:p>0.738</text:p>
          </table:table-cell>
          <table:table-cell office:value-type="float" office:value="0.635793741454056" calcext:value-type="float">
            <text:p>0.636</text:p>
          </table:table-cell>
          <table:table-cell office:value-type="float" office:value="0.0455949048864239" calcext:value-type="float">
            <text:p>0.04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188181604461351" calcext:value-type="float">
            <text:p>0.188</text:p>
          </table:table-cell>
          <table:table-cell office:value-type="float" office:value="0.7260598879836" calcext:value-type="float">
            <text:p>0.726</text:p>
          </table:table-cell>
          <table:table-cell office:value-type="float" office:value="0.579771392939791" calcext:value-type="float">
            <text:p>0.580</text:p>
          </table:table-cell>
          <table:table-cell office:value-type="float" office:value="0.139665928478414" calcext:value-type="float">
            <text:p>0.140</text:p>
          </table:table-cell>
          <table:table-cell office:value-type="float" office:value="0.30710042128865" calcext:value-type="float">
            <text:p>0.307</text:p>
          </table:table-cell>
          <table:table-cell office:value-type="float" office:value="0.736742091867136" calcext:value-type="float">
            <text:p>0.737</text:p>
          </table:table-cell>
          <table:table-cell office:value-type="float" office:value="0.617912463710798" calcext:value-type="float">
            <text:p>0.618</text:p>
          </table:table-cell>
          <table:table-cell office:value-type="float" office:value="0.106259114812411" calcext:value-type="float">
            <text:p>0.106</text:p>
          </table:table-cell>
          <table:table-cell office:value-type="float" office:value="0.646647305383524" calcext:value-type="float">
            <text:p>0.647</text:p>
          </table:table-cell>
          <table:table-cell office:value-type="float" office:value="0.799324625056568" calcext:value-type="float">
            <text:p>0.799</text:p>
          </table:table-cell>
          <table:table-cell office:value-type="float" office:value="0.693854263685742" calcext:value-type="float">
            <text:p>0.694</text:p>
          </table:table-cell>
          <table:table-cell office:value-type="float" office:value="0.0426071904446814" calcext:value-type="float">
            <text:p>0.043</text:p>
          </table:table-cell>
          <table:table-cell office:value-type="float" office:value="0.650114456727536" calcext:value-type="float">
            <text:p>0.650</text:p>
          </table:table-cell>
          <table:table-cell office:value-type="float" office:value="0.895803560678173" calcext:value-type="float">
            <text:p>0.896</text:p>
          </table:table-cell>
          <table:table-cell office:value-type="float" office:value="0.759491389177678" calcext:value-type="float">
            <text:p>0.759</text:p>
          </table:table-cell>
          <table:table-cell office:value-type="float" office:value="0.07251506953195" calcext:value-type="float">
            <text:p>0.073</text:p>
          </table:table-cell>
          <table:table-cell office:value-type="float" office:value="0.667929717612886" calcext:value-type="float">
            <text:p>0.668</text:p>
          </table:table-cell>
          <table:table-cell office:value-type="float" office:value="0.921809138970109" calcext:value-type="float">
            <text:p>0.922</text:p>
          </table:table-cell>
          <table:table-cell office:value-type="float" office:value="0.826683481274748" calcext:value-type="float">
            <text:p>0.827</text:p>
          </table:table-cell>
          <table:table-cell office:value-type="float" office:value="0.0795519788852723" calcext:value-type="float">
            <text:p>0.080</text:p>
          </table:table-cell>
          <table:table-cell office:value-type="float" office:value="0.66792938220803" calcext:value-type="float">
            <text:p>0.668</text:p>
          </table:table-cell>
          <table:table-cell office:value-type="float" office:value="0.913453873113862" calcext:value-type="float">
            <text:p>0.913</text:p>
          </table:table-cell>
          <table:table-cell office:value-type="float" office:value="0.814474953323906" calcext:value-type="float">
            <text:p>0.814</text:p>
          </table:table-cell>
          <table:table-cell office:value-type="float" office:value="0.0675091709116237" calcext:value-type="float">
            <text:p>0.068</text:p>
          </table:table-cell>
          <table:table-cell office:value-type="float" office:value="0.66795485290051" calcext:value-type="float">
            <text:p>0.668</text:p>
          </table:table-cell>
          <table:table-cell office:value-type="float" office:value="0.909005189380374" calcext:value-type="float">
            <text:p>0.909</text:p>
          </table:table-cell>
          <table:table-cell office:value-type="float" office:value="0.803907497271947" calcext:value-type="float">
            <text:p>0.804</text:p>
          </table:table-cell>
          <table:table-cell office:value-type="float" office:value="0.0568072651766159" calcext:value-type="float">
            <text:p>0.057</text:p>
          </table:table-cell>
          <table:table-cell office:value-type="float" office:value="0.671027824326799" calcext:value-type="float">
            <text:p>0.671</text:p>
          </table:table-cell>
          <table:table-cell office:value-type="float" office:value="0.915352377918352" calcext:value-type="float">
            <text:p>0.915</text:p>
          </table:table-cell>
          <table:table-cell office:value-type="float" office:value="0.817716787539619" calcext:value-type="float">
            <text:p>0.818</text:p>
          </table:table-cell>
          <table:table-cell office:value-type="float" office:value="0.0666000360712857" calcext:value-type="float">
            <text:p>0.067</text:p>
          </table:table-cell>
          <table:table-cell office:value-type="float" office:value="0.667892076685389" calcext:value-type="float">
            <text:p>0.668</text:p>
          </table:table-cell>
          <table:table-cell office:value-type="float" office:value="0.905526702215138" calcext:value-type="float">
            <text:p>0.906</text:p>
          </table:table-cell>
          <table:table-cell office:value-type="float" office:value="0.806358350010608" calcext:value-type="float">
            <text:p>0.806</text:p>
          </table:table-cell>
          <table:table-cell office:value-type="float" office:value="0.0714309759876797" calcext:value-type="float">
            <text:p>0.071</text:p>
          </table:table-cell>
          <table:table-cell office:value-type="float" office:value="0.667874294308403" calcext:value-type="float">
            <text:p>0.668</text:p>
          </table:table-cell>
          <table:table-cell office:value-type="float" office:value="0.925391034952194" calcext:value-type="float">
            <text:p>0.925</text:p>
          </table:table-cell>
          <table:table-cell office:value-type="float" office:value="0.806741871333368" calcext:value-type="float">
            <text:p>0.807</text:p>
          </table:table-cell>
          <table:table-cell office:value-type="float" office:value="0.062798456791787" calcext:value-type="float">
            <text:p>0.06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56575527724489" calcext:value-type="float">
            <text:p>0.566</text:p>
          </table:table-cell>
          <table:table-cell office:value-type="float" office:value="0.991496063470489" calcext:value-type="float">
            <text:p>0.991</text:p>
          </table:table-cell>
          <table:table-cell office:value-type="float" office:value="0.948124968060388" calcext:value-type="float">
            <text:p>0.948</text:p>
          </table:table-cell>
          <table:table-cell office:value-type="float" office:value="0.107233464934952" calcext:value-type="float">
            <text:p>0.107</text:p>
          </table:table-cell>
          <table:table-cell office:value-type="float" office:value="0.97544754470278" calcext:value-type="float">
            <text:p>0.975</text:p>
          </table:table-cell>
          <table:table-cell office:value-type="float" office:value="0.991828803941049" calcext:value-type="float">
            <text:p>0.992</text:p>
          </table:table-cell>
          <table:table-cell office:value-type="float" office:value="0.98335033868234" calcext:value-type="float">
            <text:p>0.983</text:p>
          </table:table-cell>
          <table:table-cell office:value-type="float" office:value="0.00501360099752825" calcext:value-type="float">
            <text:p>0.005</text:p>
          </table:table-cell>
          <table:table-cell office:value-type="float" office:value="0.975128982972338" calcext:value-type="float">
            <text:p>0.975</text:p>
          </table:table-cell>
          <table:table-cell office:value-type="float" office:value="0.990382970598239" calcext:value-type="float">
            <text:p>0.990</text:p>
          </table:table-cell>
          <table:table-cell office:value-type="float" office:value="0.980028194862361" calcext:value-type="float">
            <text:p>0.980</text:p>
          </table:table-cell>
          <table:table-cell office:value-type="float" office:value="0.00435091137030246" calcext:value-type="float">
            <text:p>0.004</text:p>
          </table:table-cell>
          <table:table-cell office:value-type="float" office:value="0.97462646124318" calcext:value-type="float">
            <text:p>0.975</text:p>
          </table:table-cell>
          <table:table-cell office:value-type="float" office:value="0.991834028304906" calcext:value-type="float">
            <text:p>0.992</text:p>
          </table:table-cell>
          <table:table-cell office:value-type="float" office:value="0.985226640147552" calcext:value-type="float">
            <text:p>0.985</text:p>
          </table:table-cell>
          <table:table-cell office:value-type="float" office:value="0.00515906674708268" calcext:value-type="float">
            <text:p>0.005</text:p>
          </table:table-cell>
          <table:table-cell office:value-type="float" office:value="0.974702635853632" calcext:value-type="float">
            <text:p>0.975</text:p>
          </table:table-cell>
          <table:table-cell office:value-type="float" office:value="0.991284803992649" calcext:value-type="float">
            <text:p>0.991</text:p>
          </table:table-cell>
          <table:table-cell office:value-type="float" office:value="0.988295641139135" calcext:value-type="float">
            <text:p>0.988</text:p>
          </table:table-cell>
          <table:table-cell office:value-type="float" office:value="0.00333993888032347" calcext:value-type="float">
            <text:p>0.003</text:p>
          </table:table-cell>
          <table:table-cell office:value-type="float" office:value="0.977833420069655" calcext:value-type="float">
            <text:p>0.978</text:p>
          </table:table-cell>
          <table:table-cell office:value-type="float" office:value="0.991350763502233" calcext:value-type="float">
            <text:p>0.991</text:p>
          </table:table-cell>
          <table:table-cell office:value-type="float" office:value="0.988903861503664" calcext:value-type="float">
            <text:p>0.989</text:p>
          </table:table-cell>
          <table:table-cell office:value-type="float" office:value="0.00303419677917551" calcext:value-type="float">
            <text:p>0.003</text:p>
          </table:table-cell>
          <table:table-cell office:value-type="float" office:value="0.983054201044399" calcext:value-type="float">
            <text:p>0.983</text:p>
          </table:table-cell>
          <table:table-cell office:value-type="float" office:value="0.991449030711674" calcext:value-type="float">
            <text:p>0.991</text:p>
          </table:table-cell>
          <table:table-cell office:value-type="float" office:value="0.988855323864995" calcext:value-type="float">
            <text:p>0.989</text:p>
          </table:table-cell>
          <table:table-cell office:value-type="float" office:value="0.00182466205590937" calcext:value-type="float">
            <text:p>0.002</text:p>
          </table:table-cell>
          <table:table-cell office:value-type="float" office:value="0.978830544728658" calcext:value-type="float">
            <text:p>0.979</text:p>
          </table:table-cell>
          <table:table-cell office:value-type="float" office:value="0.990932060819131" calcext:value-type="float">
            <text:p>0.991</text:p>
          </table:table-cell>
          <table:table-cell office:value-type="float" office:value="0.988073057791151" calcext:value-type="float">
            <text:p>0.988</text:p>
          </table:table-cell>
          <table:table-cell office:value-type="float" office:value="0.00234719200479333" calcext:value-type="float">
            <text:p>0.002</text:p>
          </table:table-cell>
          <table:table-cell office:value-type="float" office:value="0.98159419677575" calcext:value-type="float">
            <text:p>0.982</text:p>
          </table:table-cell>
          <table:table-cell office:value-type="float" office:value="0.991353430253049" calcext:value-type="float">
            <text:p>0.991</text:p>
          </table:table-cell>
          <table:table-cell office:value-type="float" office:value="0.98823962130466" calcext:value-type="float">
            <text:p>0.988</text:p>
          </table:table-cell>
          <table:table-cell office:value-type="float" office:value="0.00206985810260328" calcext:value-type="float">
            <text:p>0.002</text:p>
          </table:table-cell>
          <table:table-cell office:value-type="float" office:value="0.97668704181628" calcext:value-type="float">
            <text:p>0.977</text:p>
          </table:table-cell>
          <table:table-cell office:value-type="float" office:value="0.990369075704222" calcext:value-type="float">
            <text:p>0.990</text:p>
          </table:table-cell>
          <table:table-cell office:value-type="float" office:value="0.987297532698591" calcext:value-type="float">
            <text:p>0.987</text:p>
          </table:table-cell>
          <table:table-cell office:value-type="float" office:value="0.00264851019449159" calcext:value-type="float">
            <text:p>0.003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:.C29])" office:value-type="float" office:value="0.849578006111246" calcext:value-type="float">
            <text:p>0.850</text:p>
          </table:table-cell>
          <table:table-cell table:formula="of:=AVERAGE([.D7:.D29])" office:value-type="float" office:value="0.942583840824" calcext:value-type="float">
            <text:p>0.943</text:p>
          </table:table-cell>
          <table:table-cell table:formula="of:=AVERAGE([.E7:.E29])" office:value-type="float" office:value="0.91215022453675" calcext:value-type="float">
            <text:p>0.912</text:p>
          </table:table-cell>
          <table:table-cell table:formula="of:=AVERAGE([.F7:.F29])" office:value-type="float" office:value="0.0229646481381797" calcext:value-type="float">
            <text:p>0.023</text:p>
          </table:table-cell>
          <table:table-cell table:formula="of:=AVERAGE([.G7:.G29])" office:value-type="float" office:value="0.894405812306286" calcext:value-type="float">
            <text:p>0.894</text:p>
          </table:table-cell>
          <table:table-cell table:formula="of:=AVERAGE([.H7:.H29])" office:value-type="float" office:value="0.952006945089616" calcext:value-type="float">
            <text:p>0.952</text:p>
          </table:table-cell>
          <table:table-cell table:formula="of:=AVERAGE([.I7:.I29])" office:value-type="float" office:value="0.932138804889764" calcext:value-type="float">
            <text:p>0.932</text:p>
          </table:table-cell>
          <table:table-cell table:formula="of:=AVERAGE([.J7:.J29])" office:value-type="float" office:value="0.0165982674662642" calcext:value-type="float">
            <text:p>0.017</text:p>
          </table:table-cell>
          <table:table-cell table:formula="of:=AVERAGE([.K7:.K29])" office:value-type="float" office:value="0.921169026776431" calcext:value-type="float">
            <text:p>0.921</text:p>
          </table:table-cell>
          <table:table-cell table:formula="of:=AVERAGE([.L7:.L29])" office:value-type="float" office:value="0.955344806928249" calcext:value-type="float">
            <text:p>0.955</text:p>
          </table:table-cell>
          <table:table-cell table:formula="of:=AVERAGE([.M7:.M29])" office:value-type="float" office:value="0.934337843692129" calcext:value-type="float">
            <text:p>0.934</text:p>
          </table:table-cell>
          <table:table-cell table:formula="of:=AVERAGE([.N7:.N29])" office:value-type="float" office:value="0.00997607367247214" calcext:value-type="float">
            <text:p>0.010</text:p>
          </table:table-cell>
          <table:table-cell table:formula="of:=AVERAGE([.O7:.O29])" office:value-type="float" office:value="0.92256598163265" calcext:value-type="float">
            <text:p>0.923</text:p>
          </table:table-cell>
          <table:table-cell table:formula="of:=AVERAGE([.P7:.P29])" office:value-type="float" office:value="0.961648691417981" calcext:value-type="float">
            <text:p>0.962</text:p>
          </table:table-cell>
          <table:table-cell table:formula="of:=AVERAGE([.Q7:.Q29])" office:value-type="float" office:value="0.937308206133304" calcext:value-type="float">
            <text:p>0.937</text:p>
          </table:table-cell>
          <table:table-cell table:formula="of:=AVERAGE([.R7:.R29])" office:value-type="float" office:value="0.0110260082362272" calcext:value-type="float">
            <text:p>0.011</text:p>
          </table:table-cell>
          <table:table-cell table:formula="of:=AVERAGE([.S7:.S29])" office:value-type="float" office:value="0.92994114865593" calcext:value-type="float">
            <text:p>0.930</text:p>
          </table:table-cell>
          <table:table-cell table:formula="of:=AVERAGE([.T7:.T29])" office:value-type="float" office:value="0.963731076145852" calcext:value-type="float">
            <text:p>0.964</text:p>
          </table:table-cell>
          <table:table-cell table:formula="of:=AVERAGE([.U7:.U29])" office:value-type="float" office:value="0.950602431090677" calcext:value-type="float">
            <text:p>0.951</text:p>
          </table:table-cell>
          <table:table-cell table:formula="of:=AVERAGE([.V7:.V29])" office:value-type="float" office:value="0.0084869099699899" calcext:value-type="float">
            <text:p>0.008</text:p>
          </table:table-cell>
          <table:table-cell table:formula="of:=AVERAGE([.W7:.W29])" office:value-type="float" office:value="0.934300797252517" calcext:value-type="float">
            <text:p>0.934</text:p>
          </table:table-cell>
          <table:table-cell table:formula="of:=AVERAGE([.X7:.X29])" office:value-type="float" office:value="0.963116709405809" calcext:value-type="float">
            <text:p>0.963</text:p>
          </table:table-cell>
          <table:table-cell table:formula="of:=AVERAGE([.Y7:.Y29])" office:value-type="float" office:value="0.949580277606617" calcext:value-type="float">
            <text:p>0.950</text:p>
          </table:table-cell>
          <table:table-cell table:formula="of:=AVERAGE([.Z7:.Z29])" office:value-type="float" office:value="0.00737343344435727" calcext:value-type="float">
            <text:p>0.007</text:p>
          </table:table-cell>
          <table:table-cell table:formula="of:=AVERAGE([.AA7:.AA29])" office:value-type="float" office:value="0.925958956386722" calcext:value-type="float">
            <text:p>0.926</text:p>
          </table:table-cell>
          <table:table-cell table:formula="of:=AVERAGE([.AB7:.AB29])" office:value-type="float" office:value="0.962655281870084" calcext:value-type="float">
            <text:p>0.963</text:p>
          </table:table-cell>
          <table:table-cell table:formula="of:=AVERAGE([.AC7:.AC29])" office:value-type="float" office:value="0.947851651370451" calcext:value-type="float">
            <text:p>0.948</text:p>
          </table:table-cell>
          <table:table-cell table:formula="of:=AVERAGE([.AD7:.AD29])" office:value-type="float" office:value="0.00871451759952613" calcext:value-type="float">
            <text:p>0.009</text:p>
          </table:table-cell>
          <table:table-cell table:formula="of:=AVERAGE([.AE7:.AE29])" office:value-type="float" office:value="0.929249728851833" calcext:value-type="float">
            <text:p>0.929</text:p>
          </table:table-cell>
          <table:table-cell table:formula="of:=AVERAGE([.AF7:.AF29])" office:value-type="float" office:value="0.963827707236559" calcext:value-type="float">
            <text:p>0.964</text:p>
          </table:table-cell>
          <table:table-cell table:formula="of:=AVERAGE([.AG7:.AG29])" office:value-type="float" office:value="0.948151171230632" calcext:value-type="float">
            <text:p>0.948</text:p>
          </table:table-cell>
          <table:table-cell table:formula="of:=AVERAGE([.AH7:.AH29])" office:value-type="float" office:value="0.008422744758751" calcext:value-type="float">
            <text:p>0.008</text:p>
          </table:table-cell>
          <table:table-cell table:formula="of:=AVERAGE([.AI7:.AI29])" office:value-type="float" office:value="0.925049802539562" calcext:value-type="float">
            <text:p>0.925</text:p>
          </table:table-cell>
          <table:table-cell table:formula="of:=AVERAGE([.AJ7:.AJ29])" office:value-type="float" office:value="0.960818416828463" calcext:value-type="float">
            <text:p>0.961</text:p>
          </table:table-cell>
          <table:table-cell table:formula="of:=AVERAGE([.AK7:.AK29])" office:value-type="float" office:value="0.946643370974069" calcext:value-type="float">
            <text:p>0.947</text:p>
          </table:table-cell>
          <table:table-cell table:formula="of:=AVERAGE([.AL7:.AL29])" office:value-type="float" office:value="0.00917096180194318" calcext:value-type="float">
            <text:p>0.009</text:p>
          </table:table-cell>
          <table:table-cell table:formula="of:=AVERAGE([.AM7:.AM29])" office:value-type="float" office:value="0.923668687120495" calcext:value-type="float">
            <text:p>0.924</text:p>
          </table:table-cell>
          <table:table-cell table:formula="of:=AVERAGE([.AN7:.AN29])" office:value-type="float" office:value="0.962825061633412" calcext:value-type="float">
            <text:p>0.963</text:p>
          </table:table-cell>
          <table:table-cell table:formula="of:=AVERAGE([.AO7:.AO29])" office:value-type="float" office:value="0.946385296679482" calcext:value-type="float">
            <text:p>0.946</text:p>
          </table:table-cell>
          <table:table-cell table:formula="of:=AVERAGE([.AP7:.AP29])" office:value-type="float" office:value="0.00925390575043032" calcext:value-type="float">
            <text:p>0.009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4139911271572" calcext:value-type="float">
            <text:p>0.974</text:p>
          </table:table-cell>
          <table:table-cell office:value-type="float" office:value="0.984220612812998" calcext:value-type="float">
            <text:p>0.984</text:p>
          </table:table-cell>
          <table:table-cell office:value-type="float" office:value="0.9806091038634" calcext:value-type="float">
            <text:p>0.981</text:p>
          </table:table-cell>
          <table:table-cell office:value-type="float" office:value="0.00265856895799929" calcext:value-type="float">
            <text:p>0.003</text:p>
          </table:table-cell>
          <table:table-cell office:value-type="float" office:value="0.97779329071494" calcext:value-type="float">
            <text:p>0.978</text:p>
          </table:table-cell>
          <table:table-cell office:value-type="float" office:value="0.98463584336605" calcext:value-type="float">
            <text:p>0.985</text:p>
          </table:table-cell>
          <table:table-cell office:value-type="float" office:value="0.981790929873059" calcext:value-type="float">
            <text:p>0.982</text:p>
          </table:table-cell>
          <table:table-cell office:value-type="float" office:value="0.00142495772015434" calcext:value-type="float">
            <text:p>0.001</text:p>
          </table:table-cell>
          <table:table-cell office:value-type="float" office:value="0.974644961466724" calcext:value-type="float">
            <text:p>0.975</text:p>
          </table:table-cell>
          <table:table-cell office:value-type="float" office:value="0.984103662253465" calcext:value-type="float">
            <text:p>0.984</text:p>
          </table:table-cell>
          <table:table-cell office:value-type="float" office:value="0.98165824310685" calcext:value-type="float">
            <text:p>0.982</text:p>
          </table:table-cell>
          <table:table-cell office:value-type="float" office:value="0.00186117089439624" calcext:value-type="float">
            <text:p>0.002</text:p>
          </table:table-cell>
          <table:table-cell office:value-type="float" office:value="0.978612325862166" calcext:value-type="float">
            <text:p>0.979</text:p>
          </table:table-cell>
          <table:table-cell office:value-type="float" office:value="0.983782261338011" calcext:value-type="float">
            <text:p>0.984</text:p>
          </table:table-cell>
          <table:table-cell office:value-type="float" office:value="0.982212033743871" calcext:value-type="float">
            <text:p>0.982</text:p>
          </table:table-cell>
          <table:table-cell office:value-type="float" office:value="0.00113205091514001" calcext:value-type="float">
            <text:p>0.001</text:p>
          </table:table-cell>
          <table:table-cell office:value-type="float" office:value="0.977596538195576" calcext:value-type="float">
            <text:p>0.978</text:p>
          </table:table-cell>
          <table:table-cell office:value-type="float" office:value="0.984208075640612" calcext:value-type="float">
            <text:p>0.984</text:p>
          </table:table-cell>
          <table:table-cell office:value-type="float" office:value="0.982133411211805" calcext:value-type="float">
            <text:p>0.982</text:p>
          </table:table-cell>
          <table:table-cell office:value-type="float" office:value="0.00146413677476312" calcext:value-type="float">
            <text:p>0.001</text:p>
          </table:table-cell>
          <table:table-cell office:value-type="float" office:value="0.97842081924123" calcext:value-type="float">
            <text:p>0.978</text:p>
          </table:table-cell>
          <table:table-cell office:value-type="float" office:value="0.983882904921572" calcext:value-type="float">
            <text:p>0.984</text:p>
          </table:table-cell>
          <table:table-cell office:value-type="float" office:value="0.981832435864265" calcext:value-type="float">
            <text:p>0.982</text:p>
          </table:table-cell>
          <table:table-cell office:value-type="float" office:value="0.00138173477026102" calcext:value-type="float">
            <text:p>0.001</text:p>
          </table:table-cell>
          <table:table-cell office:value-type="float" office:value="0.971705687451423" calcext:value-type="float">
            <text:p>0.972</text:p>
          </table:table-cell>
          <table:table-cell office:value-type="float" office:value="0.984315984535174" calcext:value-type="float">
            <text:p>0.984</text:p>
          </table:table-cell>
          <table:table-cell office:value-type="float" office:value="0.981446851613289" calcext:value-type="float">
            <text:p>0.981</text:p>
          </table:table-cell>
          <table:table-cell office:value-type="float" office:value="0.00237248765141109" calcext:value-type="float">
            <text:p>0.002</text:p>
          </table:table-cell>
          <table:table-cell office:value-type="float" office:value="0.977373744062135" calcext:value-type="float">
            <text:p>0.977</text:p>
          </table:table-cell>
          <table:table-cell office:value-type="float" office:value="0.9839380834543" calcext:value-type="float">
            <text:p>0.984</text:p>
          </table:table-cell>
          <table:table-cell office:value-type="float" office:value="0.981961915147287" calcext:value-type="float">
            <text:p>0.982</text:p>
          </table:table-cell>
          <table:table-cell office:value-type="float" office:value="0.00128733183801998" calcext:value-type="float">
            <text:p>0.001</text:p>
          </table:table-cell>
          <table:table-cell office:value-type="float" office:value="0.977212453339983" calcext:value-type="float">
            <text:p>0.977</text:p>
          </table:table-cell>
          <table:table-cell office:value-type="float" office:value="0.98456567092057" calcext:value-type="float">
            <text:p>0.985</text:p>
          </table:table-cell>
          <table:table-cell office:value-type="float" office:value="0.981819340492346" calcext:value-type="float">
            <text:p>0.982</text:p>
          </table:table-cell>
          <table:table-cell office:value-type="float" office:value="0.00151229307125922" calcext:value-type="float">
            <text:p>0.002</text:p>
          </table:table-cell>
          <table:table-cell office:value-type="float" office:value="0.977440729533769" calcext:value-type="float">
            <text:p>0.977</text:p>
          </table:table-cell>
          <table:table-cell office:value-type="float" office:value="0.984652105988788" calcext:value-type="float">
            <text:p>0.985</text:p>
          </table:table-cell>
          <table:table-cell office:value-type="float" office:value="0.981773546424306" calcext:value-type="float">
            <text:p>0.982</text:p>
          </table:table-cell>
          <table:table-cell office:value-type="float" office:value="0.00168459075669066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987282852243912" calcext:value-type="float">
            <text:p>0.987</text:p>
          </table:table-cell>
          <table:table-cell office:value-type="float" office:value="0.99107720426439" calcext:value-type="float">
            <text:p>0.991</text:p>
          </table:table-cell>
          <table:table-cell office:value-type="float" office:value="0.989390109097504" calcext:value-type="float">
            <text:p>0.989</text:p>
          </table:table-cell>
          <table:table-cell office:value-type="float" office:value="0.00107161336600281" calcext:value-type="float">
            <text:p>0.001</text:p>
          </table:table-cell>
          <table:table-cell office:value-type="float" office:value="0.986958002766934" calcext:value-type="float">
            <text:p>0.987</text:p>
          </table:table-cell>
          <table:table-cell office:value-type="float" office:value="0.991298296172547" calcext:value-type="float">
            <text:p>0.991</text:p>
          </table:table-cell>
          <table:table-cell office:value-type="float" office:value="0.989568796015721" calcext:value-type="float">
            <text:p>0.990</text:p>
          </table:table-cell>
          <table:table-cell office:value-type="float" office:value="0.00104422049026433" calcext:value-type="float">
            <text:p>0.001</text:p>
          </table:table-cell>
          <table:table-cell office:value-type="float" office:value="0.987530453610203" calcext:value-type="float">
            <text:p>0.988</text:p>
          </table:table-cell>
          <table:table-cell office:value-type="float" office:value="0.990552742041695" calcext:value-type="float">
            <text:p>0.991</text:p>
          </table:table-cell>
          <table:table-cell office:value-type="float" office:value="0.989240633462845" calcext:value-type="float">
            <text:p>0.989</text:p>
          </table:table-cell>
          <table:table-cell office:value-type="float" office:value="0.000760875113585658" calcext:value-type="float">
            <text:p>0.001</text:p>
          </table:table-cell>
          <table:table-cell office:value-type="float" office:value="0.986854196164092" calcext:value-type="float">
            <text:p>0.987</text:p>
          </table:table-cell>
          <table:table-cell office:value-type="float" office:value="0.991440039413914" calcext:value-type="float">
            <text:p>0.991</text:p>
          </table:table-cell>
          <table:table-cell office:value-type="float" office:value="0.989471855241508" calcext:value-type="float">
            <text:p>0.989</text:p>
          </table:table-cell>
          <table:table-cell office:value-type="float" office:value="0.000931136445812585" calcext:value-type="float">
            <text:p>0.001</text:p>
          </table:table-cell>
          <table:table-cell office:value-type="float" office:value="0.98759044164792" calcext:value-type="float">
            <text:p>0.988</text:p>
          </table:table-cell>
          <table:table-cell office:value-type="float" office:value="0.990812405782201" calcext:value-type="float">
            <text:p>0.991</text:p>
          </table:table-cell>
          <table:table-cell office:value-type="float" office:value="0.989435115061444" calcext:value-type="float">
            <text:p>0.989</text:p>
          </table:table-cell>
          <table:table-cell office:value-type="float" office:value="0.000923125444504962" calcext:value-type="float">
            <text:p>0.001</text:p>
          </table:table-cell>
          <table:table-cell office:value-type="float" office:value="0.987105579316034" calcext:value-type="float">
            <text:p>0.987</text:p>
          </table:table-cell>
          <table:table-cell office:value-type="float" office:value="0.991340051506283" calcext:value-type="float">
            <text:p>0.991</text:p>
          </table:table-cell>
          <table:table-cell office:value-type="float" office:value="0.988922811025517" calcext:value-type="float">
            <text:p>0.989</text:p>
          </table:table-cell>
          <table:table-cell office:value-type="float" office:value="0.000975740342926783" calcext:value-type="float">
            <text:p>0.001</text:p>
          </table:table-cell>
          <table:table-cell office:value-type="float" office:value="0.987541629845475" calcext:value-type="float">
            <text:p>0.988</text:p>
          </table:table-cell>
          <table:table-cell office:value-type="float" office:value="0.991003720139277" calcext:value-type="float">
            <text:p>0.991</text:p>
          </table:table-cell>
          <table:table-cell office:value-type="float" office:value="0.989394081960402" calcext:value-type="float">
            <text:p>0.989</text:p>
          </table:table-cell>
          <table:table-cell office:value-type="float" office:value="0.000909126649193542" calcext:value-type="float">
            <text:p>0.001</text:p>
          </table:table-cell>
          <table:table-cell office:value-type="float" office:value="0.987281452681577" calcext:value-type="float">
            <text:p>0.987</text:p>
          </table:table-cell>
          <table:table-cell office:value-type="float" office:value="0.991179423753402" calcext:value-type="float">
            <text:p>0.991</text:p>
          </table:table-cell>
          <table:table-cell office:value-type="float" office:value="0.989272054634332" calcext:value-type="float">
            <text:p>0.989</text:p>
          </table:table-cell>
          <table:table-cell office:value-type="float" office:value="0.00095460979899655" calcext:value-type="float">
            <text:p>0.001</text:p>
          </table:table-cell>
          <table:table-cell office:value-type="float" office:value="0.986548236936301" calcext:value-type="float">
            <text:p>0.987</text:p>
          </table:table-cell>
          <table:table-cell office:value-type="float" office:value="0.991521289538604" calcext:value-type="float">
            <text:p>0.992</text:p>
          </table:table-cell>
          <table:table-cell office:value-type="float" office:value="0.989223694726114" calcext:value-type="float">
            <text:p>0.989</text:p>
          </table:table-cell>
          <table:table-cell office:value-type="float" office:value="0.00117126435062617" calcext:value-type="float">
            <text:p>0.001</text:p>
          </table:table-cell>
          <table:table-cell office:value-type="float" office:value="0.986981966874772" calcext:value-type="float">
            <text:p>0.987</text:p>
          </table:table-cell>
          <table:table-cell office:value-type="float" office:value="0.990837269539822" calcext:value-type="float">
            <text:p>0.991</text:p>
          </table:table-cell>
          <table:table-cell office:value-type="float" office:value="0.989104553405829" calcext:value-type="float">
            <text:p>0.989</text:p>
          </table:table-cell>
          <table:table-cell office:value-type="float" office:value="0.00098521129886194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988801589980436" calcext:value-type="float">
            <text:p>0.989</text:p>
          </table:table-cell>
          <table:table-cell office:value-type="float" office:value="0.98887889693871" calcext:value-type="float">
            <text:p>0.989</text:p>
          </table:table-cell>
          <table:table-cell office:value-type="float" office:value="0.988863599080063" calcext:value-type="float">
            <text:p>0.989</text:p>
          </table:table-cell>
          <table:table-cell office:value-type="float" office:value="0.0000215641146749994" calcext:value-type="float">
            <text:p>0.000</text:p>
          </table:table-cell>
          <table:table-cell office:value-type="float" office:value="0.988826161917062" calcext:value-type="float">
            <text:p>0.989</text:p>
          </table:table-cell>
          <table:table-cell office:value-type="float" office:value="0.988880861332115" calcext:value-type="float">
            <text:p>0.989</text:p>
          </table:table-cell>
          <table:table-cell office:value-type="float" office:value="0.988869032023651" calcext:value-type="float">
            <text:p>0.989</text:p>
          </table:table-cell>
          <table:table-cell office:value-type="float" office:value="0.0000158085209297488" calcext:value-type="float">
            <text:p>0.000</text:p>
          </table:table-cell>
          <table:table-cell office:value-type="float" office:value="0.988808851654147" calcext:value-type="float">
            <text:p>0.989</text:p>
          </table:table-cell>
          <table:table-cell office:value-type="float" office:value="0.98888186965998" calcext:value-type="float">
            <text:p>0.989</text:p>
          </table:table-cell>
          <table:table-cell office:value-type="float" office:value="0.98886251574135" calcext:value-type="float">
            <text:p>0.989</text:p>
          </table:table-cell>
          <table:table-cell office:value-type="float" office:value="0.0000203411940551003" calcext:value-type="float">
            <text:p>0.000</text:p>
          </table:table-cell>
          <table:table-cell office:value-type="float" office:value="0.988802923531503" calcext:value-type="float">
            <text:p>0.989</text:p>
          </table:table-cell>
          <table:table-cell office:value-type="float" office:value="0.988884758262739" calcext:value-type="float">
            <text:p>0.989</text:p>
          </table:table-cell>
          <table:table-cell office:value-type="float" office:value="0.988859366261294" calcext:value-type="float">
            <text:p>0.989</text:p>
          </table:table-cell>
          <table:table-cell office:value-type="float" office:value="0.0000221871337528561" calcext:value-type="float">
            <text:p>0.000</text:p>
          </table:table-cell>
          <table:table-cell office:value-type="float" office:value="0.988809989726945" calcext:value-type="float">
            <text:p>0.989</text:p>
          </table:table-cell>
          <table:table-cell office:value-type="float" office:value="0.988883866658501" calcext:value-type="float">
            <text:p>0.989</text:p>
          </table:table-cell>
          <table:table-cell office:value-type="float" office:value="0.98885531612641" calcext:value-type="float">
            <text:p>0.989</text:p>
          </table:table-cell>
          <table:table-cell office:value-type="float" office:value="0.0000253863746321584" calcext:value-type="float">
            <text:p>0.000</text:p>
          </table:table-cell>
          <table:table-cell office:value-type="float" office:value="0.988776461796838" calcext:value-type="float">
            <text:p>0.989</text:p>
          </table:table-cell>
          <table:table-cell office:value-type="float" office:value="0.988883459171857" calcext:value-type="float">
            <text:p>0.989</text:p>
          </table:table-cell>
          <table:table-cell office:value-type="float" office:value="0.98884224410762" calcext:value-type="float">
            <text:p>0.989</text:p>
          </table:table-cell>
          <table:table-cell office:value-type="float" office:value="0.0000303755823319794" calcext:value-type="float">
            <text:p>0.000</text:p>
          </table:table-cell>
          <table:table-cell office:value-type="float" office:value="0.988779758646659" calcext:value-type="float">
            <text:p>0.989</text:p>
          </table:table-cell>
          <table:table-cell office:value-type="float" office:value="0.989377341866467" calcext:value-type="float">
            <text:p>0.989</text:p>
          </table:table-cell>
          <table:table-cell office:value-type="float" office:value="0.988867238063013" calcext:value-type="float">
            <text:p>0.989</text:p>
          </table:table-cell>
          <table:table-cell office:value-type="float" office:value="0.0000920460056858633" calcext:value-type="float">
            <text:p>0.000</text:p>
          </table:table-cell>
          <table:table-cell office:value-type="float" office:value="0.988732329273165" calcext:value-type="float">
            <text:p>0.989</text:p>
          </table:table-cell>
          <table:table-cell office:value-type="float" office:value="0.988885883717881" calcext:value-type="float">
            <text:p>0.989</text:p>
          </table:table-cell>
          <table:table-cell office:value-type="float" office:value="0.988847784095941" calcext:value-type="float">
            <text:p>0.989</text:p>
          </table:table-cell>
          <table:table-cell office:value-type="float" office:value="0.0000347463658869824" calcext:value-type="float">
            <text:p>0.000</text:p>
          </table:table-cell>
          <table:table-cell office:value-type="float" office:value="0.98871614977784" calcext:value-type="float">
            <text:p>0.989</text:p>
          </table:table-cell>
          <table:table-cell office:value-type="float" office:value="0.988890615078239" calcext:value-type="float">
            <text:p>0.989</text:p>
          </table:table-cell>
          <table:table-cell office:value-type="float" office:value="0.988846916580923" calcext:value-type="float">
            <text:p>0.989</text:p>
          </table:table-cell>
          <table:table-cell office:value-type="float" office:value="0.0000373719665513234" calcext:value-type="float">
            <text:p>0.000</text:p>
          </table:table-cell>
          <table:table-cell office:value-type="float" office:value="0.988776901285377" calcext:value-type="float">
            <text:p>0.989</text:p>
          </table:table-cell>
          <table:table-cell office:value-type="float" office:value="0.988885985385724" calcext:value-type="float">
            <text:p>0.989</text:p>
          </table:table-cell>
          <table:table-cell office:value-type="float" office:value="0.988836843853491" calcext:value-type="float">
            <text:p>0.989</text:p>
          </table:table-cell>
          <table:table-cell office:value-type="float" office:value="0.00003178942323396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918298203126727" calcext:value-type="float">
            <text:p>0.918</text:p>
          </table:table-cell>
          <table:table-cell office:value-type="float" office:value="0.919861145128475" calcext:value-type="float">
            <text:p>0.920</text:p>
          </table:table-cell>
          <table:table-cell office:value-type="float" office:value="0.91905462509145" calcext:value-type="float">
            <text:p>0.919</text:p>
          </table:table-cell>
          <table:table-cell office:value-type="float" office:value="0.000352652224311522" calcext:value-type="float">
            <text:p>0.000</text:p>
          </table:table-cell>
          <table:table-cell office:value-type="float" office:value="0.918557828857015" calcext:value-type="float">
            <text:p>0.919</text:p>
          </table:table-cell>
          <table:table-cell office:value-type="float" office:value="0.92001876680964" calcext:value-type="float">
            <text:p>0.920</text:p>
          </table:table-cell>
          <table:table-cell office:value-type="float" office:value="0.919117256922239" calcext:value-type="float">
            <text:p>0.919</text:p>
          </table:table-cell>
          <table:table-cell office:value-type="float" office:value="0.000290561684465505" calcext:value-type="float">
            <text:p>0.000</text:p>
          </table:table-cell>
          <table:table-cell office:value-type="float" office:value="0.918625179887673" calcext:value-type="float">
            <text:p>0.919</text:p>
          </table:table-cell>
          <table:table-cell office:value-type="float" office:value="0.920262166425734" calcext:value-type="float">
            <text:p>0.920</text:p>
          </table:table-cell>
          <table:table-cell office:value-type="float" office:value="0.919254846800667" calcext:value-type="float">
            <text:p>0.919</text:p>
          </table:table-cell>
          <table:table-cell office:value-type="float" office:value="0.000413355405400905" calcext:value-type="float">
            <text:p>0.000</text:p>
          </table:table-cell>
          <table:table-cell office:value-type="float" office:value="0.918510034774154" calcext:value-type="float">
            <text:p>0.919</text:p>
          </table:table-cell>
          <table:table-cell office:value-type="float" office:value="0.921064714991888" calcext:value-type="float">
            <text:p>0.921</text:p>
          </table:table-cell>
          <table:table-cell office:value-type="float" office:value="0.919342532081814" calcext:value-type="float">
            <text:p>0.919</text:p>
          </table:table-cell>
          <table:table-cell office:value-type="float" office:value="0.000553425100314824" calcext:value-type="float">
            <text:p>0.001</text:p>
          </table:table-cell>
          <table:table-cell office:value-type="float" office:value="0.918398972572078" calcext:value-type="float">
            <text:p>0.918</text:p>
          </table:table-cell>
          <table:table-cell office:value-type="float" office:value="0.920280589532217" calcext:value-type="float">
            <text:p>0.920</text:p>
          </table:table-cell>
          <table:table-cell office:value-type="float" office:value="0.919314638525567" calcext:value-type="float">
            <text:p>0.919</text:p>
          </table:table-cell>
          <table:table-cell office:value-type="float" office:value="0.00047474846927355" calcext:value-type="float">
            <text:p>0.000</text:p>
          </table:table-cell>
          <table:table-cell office:value-type="float" office:value="0.918490650983676" calcext:value-type="float">
            <text:p>0.918</text:p>
          </table:table-cell>
          <table:table-cell office:value-type="float" office:value="0.921056501059476" calcext:value-type="float">
            <text:p>0.921</text:p>
          </table:table-cell>
          <table:table-cell office:value-type="float" office:value="0.919385754813489" calcext:value-type="float">
            <text:p>0.919</text:p>
          </table:table-cell>
          <table:table-cell office:value-type="float" office:value="0.000563172870289807" calcext:value-type="float">
            <text:p>0.001</text:p>
          </table:table-cell>
          <table:table-cell office:value-type="float" office:value="0.91866086329755" calcext:value-type="float">
            <text:p>0.919</text:p>
          </table:table-cell>
          <table:table-cell office:value-type="float" office:value="0.922940776889913" calcext:value-type="float">
            <text:p>0.923</text:p>
          </table:table-cell>
          <table:table-cell office:value-type="float" office:value="0.919605661040266" calcext:value-type="float">
            <text:p>0.920</text:p>
          </table:table-cell>
          <table:table-cell office:value-type="float" office:value="0.000789489516382852" calcext:value-type="float">
            <text:p>0.001</text:p>
          </table:table-cell>
          <table:table-cell office:value-type="float" office:value="0.91828830727067" calcext:value-type="float">
            <text:p>0.918</text:p>
          </table:table-cell>
          <table:table-cell office:value-type="float" office:value="0.920878973668719" calcext:value-type="float">
            <text:p>0.921</text:p>
          </table:table-cell>
          <table:table-cell office:value-type="float" office:value="0.919333680947837" calcext:value-type="float">
            <text:p>0.919</text:p>
          </table:table-cell>
          <table:table-cell office:value-type="float" office:value="0.000557716580196443" calcext:value-type="float">
            <text:p>0.001</text:p>
          </table:table-cell>
          <table:table-cell office:value-type="float" office:value="0.91854432261048" calcext:value-type="float">
            <text:p>0.919</text:p>
          </table:table-cell>
          <table:table-cell office:value-type="float" office:value="0.920821603864868" calcext:value-type="float">
            <text:p>0.921</text:p>
          </table:table-cell>
          <table:table-cell office:value-type="float" office:value="0.919408876558375" calcext:value-type="float">
            <text:p>0.919</text:p>
          </table:table-cell>
          <table:table-cell office:value-type="float" office:value="0.000564565225478853" calcext:value-type="float">
            <text:p>0.001</text:p>
          </table:table-cell>
          <table:table-cell office:value-type="float" office:value="0.918508910354432" calcext:value-type="float">
            <text:p>0.919</text:p>
          </table:table-cell>
          <table:table-cell office:value-type="float" office:value="0.922587773522158" calcext:value-type="float">
            <text:p>0.923</text:p>
          </table:table-cell>
          <table:table-cell office:value-type="float" office:value="0.919555380954871" calcext:value-type="float">
            <text:p>0.920</text:p>
          </table:table-cell>
          <table:table-cell office:value-type="float" office:value="0.00087892754075162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852211360850334" calcext:value-type="float">
            <text:p>0.852</text:p>
          </table:table-cell>
          <table:table-cell office:value-type="float" office:value="0.856250816264896" calcext:value-type="float">
            <text:p>0.856</text:p>
          </table:table-cell>
          <table:table-cell office:value-type="float" office:value="0.852697512892321" calcext:value-type="float">
            <text:p>0.853</text:p>
          </table:table-cell>
          <table:table-cell office:value-type="float" office:value="0.000616538243747694" calcext:value-type="float">
            <text:p>0.001</text:p>
          </table:table-cell>
          <table:table-cell office:value-type="float" office:value="0.855305916288044" calcext:value-type="float">
            <text:p>0.855</text:p>
          </table:table-cell>
          <table:table-cell office:value-type="float" office:value="0.865912886939121" calcext:value-type="float">
            <text:p>0.866</text:p>
          </table:table-cell>
          <table:table-cell office:value-type="float" office:value="0.859307878842778" calcext:value-type="float">
            <text:p>0.859</text:p>
          </table:table-cell>
          <table:table-cell office:value-type="float" office:value="0.00271405278366884" calcext:value-type="float">
            <text:p>0.003</text:p>
          </table:table-cell>
          <table:table-cell office:value-type="float" office:value="0.846466896555528" calcext:value-type="float">
            <text:p>0.846</text:p>
          </table:table-cell>
          <table:table-cell office:value-type="float" office:value="0.863374765740024" calcext:value-type="float">
            <text:p>0.863</text:p>
          </table:table-cell>
          <table:table-cell office:value-type="float" office:value="0.858418265213374" calcext:value-type="float">
            <text:p>0.858</text:p>
          </table:table-cell>
          <table:table-cell office:value-type="float" office:value="0.00295331719749412" calcext:value-type="float">
            <text:p>0.003</text:p>
          </table:table-cell>
          <table:table-cell office:value-type="float" office:value="0.853470541157686" calcext:value-type="float">
            <text:p>0.853</text:p>
          </table:table-cell>
          <table:table-cell office:value-type="float" office:value="0.86107238430481" calcext:value-type="float">
            <text:p>0.861</text:p>
          </table:table-cell>
          <table:table-cell office:value-type="float" office:value="0.857213111391314" calcext:value-type="float">
            <text:p>0.857</text:p>
          </table:table-cell>
          <table:table-cell office:value-type="float" office:value="0.00181653758179352" calcext:value-type="float">
            <text:p>0.002</text:p>
          </table:table-cell>
          <table:table-cell office:value-type="float" office:value="0.84173505236277" calcext:value-type="float">
            <text:p>0.842</text:p>
          </table:table-cell>
          <table:table-cell office:value-type="float" office:value="0.860695811075445" calcext:value-type="float">
            <text:p>0.861</text:p>
          </table:table-cell>
          <table:table-cell office:value-type="float" office:value="0.853149645895893" calcext:value-type="float">
            <text:p>0.853</text:p>
          </table:table-cell>
          <table:table-cell office:value-type="float" office:value="0.00480068017631515" calcext:value-type="float">
            <text:p>0.005</text:p>
          </table:table-cell>
          <table:table-cell office:value-type="float" office:value="0.839375863153947" calcext:value-type="float">
            <text:p>0.839</text:p>
          </table:table-cell>
          <table:table-cell office:value-type="float" office:value="0.856060805929884" calcext:value-type="float">
            <text:p>0.856</text:p>
          </table:table-cell>
          <table:table-cell office:value-type="float" office:value="0.85098004761642" calcext:value-type="float">
            <text:p>0.851</text:p>
          </table:table-cell>
          <table:table-cell office:value-type="float" office:value="0.00531600033897242" calcext:value-type="float">
            <text:p>0.005</text:p>
          </table:table-cell>
          <table:table-cell office:value-type="float" office:value="0.835627247193322" calcext:value-type="float">
            <text:p>0.836</text:p>
          </table:table-cell>
          <table:table-cell office:value-type="float" office:value="0.856214720778365" calcext:value-type="float">
            <text:p>0.856</text:p>
          </table:table-cell>
          <table:table-cell office:value-type="float" office:value="0.847033850742406" calcext:value-type="float">
            <text:p>0.847</text:p>
          </table:table-cell>
          <table:table-cell office:value-type="float" office:value="0.00578559465344023" calcext:value-type="float">
            <text:p>0.006</text:p>
          </table:table-cell>
          <table:table-cell office:value-type="float" office:value="0.831500042167683" calcext:value-type="float">
            <text:p>0.832</text:p>
          </table:table-cell>
          <table:table-cell office:value-type="float" office:value="0.856605277277353" calcext:value-type="float">
            <text:p>0.857</text:p>
          </table:table-cell>
          <table:table-cell office:value-type="float" office:value="0.848299149173346" calcext:value-type="float">
            <text:p>0.848</text:p>
          </table:table-cell>
          <table:table-cell office:value-type="float" office:value="0.00612135066860876" calcext:value-type="float">
            <text:p>0.006</text:p>
          </table:table-cell>
          <table:table-cell office:value-type="float" office:value="0.831821425818046" calcext:value-type="float">
            <text:p>0.832</text:p>
          </table:table-cell>
          <table:table-cell office:value-type="float" office:value="0.854989052781196" calcext:value-type="float">
            <text:p>0.855</text:p>
          </table:table-cell>
          <table:table-cell office:value-type="float" office:value="0.846269592858806" calcext:value-type="float">
            <text:p>0.846</text:p>
          </table:table-cell>
          <table:table-cell office:value-type="float" office:value="0.00689359186419651" calcext:value-type="float">
            <text:p>0.007</text:p>
          </table:table-cell>
          <table:table-cell office:value-type="float" office:value="0.831870056512453" calcext:value-type="float">
            <text:p>0.832</text:p>
          </table:table-cell>
          <table:table-cell office:value-type="float" office:value="0.856135764579007" calcext:value-type="float">
            <text:p>0.856</text:p>
          </table:table-cell>
          <table:table-cell office:value-type="float" office:value="0.845109562699145" calcext:value-type="float">
            <text:p>0.845</text:p>
          </table:table-cell>
          <table:table-cell office:value-type="float" office:value="0.00586979514042293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845527407351315" calcext:value-type="float">
            <text:p>0.846</text:p>
          </table:table-cell>
          <table:table-cell office:value-type="float" office:value="0.888491317069543" calcext:value-type="float">
            <text:p>0.888</text:p>
          </table:table-cell>
          <table:table-cell office:value-type="float" office:value="0.86846790075595" calcext:value-type="float">
            <text:p>0.868</text:p>
          </table:table-cell>
          <table:table-cell office:value-type="float" office:value="0.00828556735865869" calcext:value-type="float">
            <text:p>0.008</text:p>
          </table:table-cell>
          <table:table-cell office:value-type="float" office:value="0.854949585097048" calcext:value-type="float">
            <text:p>0.855</text:p>
          </table:table-cell>
          <table:table-cell office:value-type="float" office:value="0.880373570758188" calcext:value-type="float">
            <text:p>0.880</text:p>
          </table:table-cell>
          <table:table-cell office:value-type="float" office:value="0.868495253751059" calcext:value-type="float">
            <text:p>0.868</text:p>
          </table:table-cell>
          <table:table-cell office:value-type="float" office:value="0.00677848053890135" calcext:value-type="float">
            <text:p>0.007</text:p>
          </table:table-cell>
          <table:table-cell office:value-type="float" office:value="0.849394138899661" calcext:value-type="float">
            <text:p>0.849</text:p>
          </table:table-cell>
          <table:table-cell office:value-type="float" office:value="0.870323153861775" calcext:value-type="float">
            <text:p>0.870</text:p>
          </table:table-cell>
          <table:table-cell office:value-type="float" office:value="0.862340426135858" calcext:value-type="float">
            <text:p>0.862</text:p>
          </table:table-cell>
          <table:table-cell office:value-type="float" office:value="0.00450346058312695" calcext:value-type="float">
            <text:p>0.005</text:p>
          </table:table-cell>
          <table:table-cell office:value-type="float" office:value="0.835933773982179" calcext:value-type="float">
            <text:p>0.836</text:p>
          </table:table-cell>
          <table:table-cell office:value-type="float" office:value="0.856329773339963" calcext:value-type="float">
            <text:p>0.856</text:p>
          </table:table-cell>
          <table:table-cell office:value-type="float" office:value="0.843537388659148" calcext:value-type="float">
            <text:p>0.844</text:p>
          </table:table-cell>
          <table:table-cell office:value-type="float" office:value="0.00517456355871309" calcext:value-type="float">
            <text:p>0.005</text:p>
          </table:table-cell>
          <table:table-cell office:value-type="float" office:value="0.823490697343785" calcext:value-type="float">
            <text:p>0.823</text:p>
          </table:table-cell>
          <table:table-cell office:value-type="float" office:value="0.848313207644815" calcext:value-type="float">
            <text:p>0.848</text:p>
          </table:table-cell>
          <table:table-cell office:value-type="float" office:value="0.833654940593164" calcext:value-type="float">
            <text:p>0.834</text:p>
          </table:table-cell>
          <table:table-cell office:value-type="float" office:value="0.00655952943718233" calcext:value-type="float">
            <text:p>0.007</text:p>
          </table:table-cell>
          <table:table-cell office:value-type="float" office:value="0.81491077609412" calcext:value-type="float">
            <text:p>0.815</text:p>
          </table:table-cell>
          <table:table-cell office:value-type="float" office:value="0.849000642210067" calcext:value-type="float">
            <text:p>0.849</text:p>
          </table:table-cell>
          <table:table-cell office:value-type="float" office:value="0.828236925844382" calcext:value-type="float">
            <text:p>0.828</text:p>
          </table:table-cell>
          <table:table-cell office:value-type="float" office:value="0.00857960217442456" calcext:value-type="float">
            <text:p>0.009</text:p>
          </table:table-cell>
          <table:table-cell office:value-type="float" office:value="0.804825976830565" calcext:value-type="float">
            <text:p>0.805</text:p>
          </table:table-cell>
          <table:table-cell office:value-type="float" office:value="0.859257463721838" calcext:value-type="float">
            <text:p>0.859</text:p>
          </table:table-cell>
          <table:table-cell office:value-type="float" office:value="0.830840074774348" calcext:value-type="float">
            <text:p>0.831</text:p>
          </table:table-cell>
          <table:table-cell office:value-type="float" office:value="0.0114312190617431" calcext:value-type="float">
            <text:p>0.011</text:p>
          </table:table-cell>
          <table:table-cell office:value-type="float" office:value="0.805648516998233" calcext:value-type="float">
            <text:p>0.806</text:p>
          </table:table-cell>
          <table:table-cell office:value-type="float" office:value="0.848804222653242" calcext:value-type="float">
            <text:p>0.849</text:p>
          </table:table-cell>
          <table:table-cell office:value-type="float" office:value="0.828185812926009" calcext:value-type="float">
            <text:p>0.828</text:p>
          </table:table-cell>
          <table:table-cell office:value-type="float" office:value="0.0102010430357912" calcext:value-type="float">
            <text:p>0.010</text:p>
          </table:table-cell>
          <table:table-cell office:value-type="float" office:value="0.803778663488254" calcext:value-type="float">
            <text:p>0.804</text:p>
          </table:table-cell>
          <table:table-cell office:value-type="float" office:value="0.854883230733478" calcext:value-type="float">
            <text:p>0.855</text:p>
          </table:table-cell>
          <table:table-cell office:value-type="float" office:value="0.825085191265834" calcext:value-type="float">
            <text:p>0.825</text:p>
          </table:table-cell>
          <table:table-cell office:value-type="float" office:value="0.0114764302275273" calcext:value-type="float">
            <text:p>0.011</text:p>
          </table:table-cell>
          <table:table-cell office:value-type="float" office:value="0.802993418716708" calcext:value-type="float">
            <text:p>0.803</text:p>
          </table:table-cell>
          <table:table-cell office:value-type="float" office:value="0.855668016671371" calcext:value-type="float">
            <text:p>0.856</text:p>
          </table:table-cell>
          <table:table-cell office:value-type="float" office:value="0.827288869362586" calcext:value-type="float">
            <text:p>0.827</text:p>
          </table:table-cell>
          <table:table-cell office:value-type="float" office:value="0.0116214938258753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91786405106176" calcext:value-type="float">
            <text:p>0.918</text:p>
          </table:table-cell>
          <table:table-cell office:value-type="float" office:value="0.919687526642868" calcext:value-type="float">
            <text:p>0.920</text:p>
          </table:table-cell>
          <table:table-cell office:value-type="float" office:value="0.919013114748589" calcext:value-type="float">
            <text:p>0.919</text:p>
          </table:table-cell>
          <table:table-cell office:value-type="float" office:value="0.000376172777386615" calcext:value-type="float">
            <text:p>0.000</text:p>
          </table:table-cell>
          <table:table-cell office:value-type="float" office:value="0.918501523537628" calcext:value-type="float">
            <text:p>0.919</text:p>
          </table:table-cell>
          <table:table-cell office:value-type="float" office:value="0.92044667674661" calcext:value-type="float">
            <text:p>0.920</text:p>
          </table:table-cell>
          <table:table-cell office:value-type="float" office:value="0.919163172863974" calcext:value-type="float">
            <text:p>0.919</text:p>
          </table:table-cell>
          <table:table-cell office:value-type="float" office:value="0.000403356047493068" calcext:value-type="float">
            <text:p>0.000</text:p>
          </table:table-cell>
          <table:table-cell office:value-type="float" office:value="0.91847012677638" calcext:value-type="float">
            <text:p>0.918</text:p>
          </table:table-cell>
          <table:table-cell office:value-type="float" office:value="0.919880650078526" calcext:value-type="float">
            <text:p>0.920</text:p>
          </table:table-cell>
          <table:table-cell office:value-type="float" office:value="0.919089622274804" calcext:value-type="float">
            <text:p>0.919</text:p>
          </table:table-cell>
          <table:table-cell office:value-type="float" office:value="0.000383719946537767" calcext:value-type="float">
            <text:p>0.000</text:p>
          </table:table-cell>
          <table:table-cell office:value-type="float" office:value="0.918223415735584" calcext:value-type="float">
            <text:p>0.918</text:p>
          </table:table-cell>
          <table:table-cell office:value-type="float" office:value="0.920148759401458" calcext:value-type="float">
            <text:p>0.920</text:p>
          </table:table-cell>
          <table:table-cell office:value-type="float" office:value="0.918989618721621" calcext:value-type="float">
            <text:p>0.919</text:p>
          </table:table-cell>
          <table:table-cell office:value-type="float" office:value="0.000426950112365718" calcext:value-type="float">
            <text:p>0.000</text:p>
          </table:table-cell>
          <table:table-cell office:value-type="float" office:value="0.918525597843888" calcext:value-type="float">
            <text:p>0.919</text:p>
          </table:table-cell>
          <table:table-cell office:value-type="float" office:value="0.919781802389398" calcext:value-type="float">
            <text:p>0.920</text:p>
          </table:table-cell>
          <table:table-cell office:value-type="float" office:value="0.91915018354169" calcext:value-type="float">
            <text:p>0.919</text:p>
          </table:table-cell>
          <table:table-cell office:value-type="float" office:value="0.00034030764232111" calcext:value-type="float">
            <text:p>0.000</text:p>
          </table:table-cell>
          <table:table-cell office:value-type="float" office:value="0.918338210725257" calcext:value-type="float">
            <text:p>0.918</text:p>
          </table:table-cell>
          <table:table-cell office:value-type="float" office:value="0.920233540189882" calcext:value-type="float">
            <text:p>0.920</text:p>
          </table:table-cell>
          <table:table-cell office:value-type="float" office:value="0.919137024035973" calcext:value-type="float">
            <text:p>0.919</text:p>
          </table:table-cell>
          <table:table-cell office:value-type="float" office:value="0.000434985594777884" calcext:value-type="float">
            <text:p>0.000</text:p>
          </table:table-cell>
          <table:table-cell office:value-type="float" office:value="0.918219300541623" calcext:value-type="float">
            <text:p>0.918</text:p>
          </table:table-cell>
          <table:table-cell office:value-type="float" office:value="0.920228184055183" calcext:value-type="float">
            <text:p>0.920</text:p>
          </table:table-cell>
          <table:table-cell office:value-type="float" office:value="0.919209266771924" calcext:value-type="float">
            <text:p>0.919</text:p>
          </table:table-cell>
          <table:table-cell office:value-type="float" office:value="0.000544186611346163" calcext:value-type="float">
            <text:p>0.001</text:p>
          </table:table-cell>
          <table:table-cell office:value-type="float" office:value="0.918140694972122" calcext:value-type="float">
            <text:p>0.918</text:p>
          </table:table-cell>
          <table:table-cell office:value-type="float" office:value="0.92148523088663" calcext:value-type="float">
            <text:p>0.921</text:p>
          </table:table-cell>
          <table:table-cell office:value-type="float" office:value="0.919236890527768" calcext:value-type="float">
            <text:p>0.919</text:p>
          </table:table-cell>
          <table:table-cell office:value-type="float" office:value="0.000585034319011365" calcext:value-type="float">
            <text:p>0.001</text:p>
          </table:table-cell>
          <table:table-cell office:value-type="float" office:value="0.918509673851729" calcext:value-type="float">
            <text:p>0.919</text:p>
          </table:table-cell>
          <table:table-cell office:value-type="float" office:value="0.920464063534317" calcext:value-type="float">
            <text:p>0.920</text:p>
          </table:table-cell>
          <table:table-cell office:value-type="float" office:value="0.919090256774712" calcext:value-type="float">
            <text:p>0.919</text:p>
          </table:table-cell>
          <table:table-cell office:value-type="float" office:value="0.000424896168739186" calcext:value-type="float">
            <text:p>0.000</text:p>
          </table:table-cell>
          <table:table-cell office:value-type="float" office:value="0.918269160725311" calcext:value-type="float">
            <text:p>0.918</text:p>
          </table:table-cell>
          <table:table-cell office:value-type="float" office:value="0.920333055515864" calcext:value-type="float">
            <text:p>0.920</text:p>
          </table:table-cell>
          <table:table-cell office:value-type="float" office:value="0.919117670485827" calcext:value-type="float">
            <text:p>0.919</text:p>
          </table:table-cell>
          <table:table-cell office:value-type="float" office:value="0.00044253312783719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820748870934598" calcext:value-type="float">
            <text:p>0.821</text:p>
          </table:table-cell>
          <table:table-cell office:value-type="float" office:value="0.828949152451155" calcext:value-type="float">
            <text:p>0.829</text:p>
          </table:table-cell>
          <table:table-cell office:value-type="float" office:value="0.823765053364781" calcext:value-type="float">
            <text:p>0.824</text:p>
          </table:table-cell>
          <table:table-cell office:value-type="float" office:value="0.00205116442095593" calcext:value-type="float">
            <text:p>0.002</text:p>
          </table:table-cell>
          <table:table-cell office:value-type="float" office:value="0.821175758644571" calcext:value-type="float">
            <text:p>0.821</text:p>
          </table:table-cell>
          <table:table-cell office:value-type="float" office:value="0.829713557429781" calcext:value-type="float">
            <text:p>0.830</text:p>
          </table:table-cell>
          <table:table-cell office:value-type="float" office:value="0.825746833371627" calcext:value-type="float">
            <text:p>0.826</text:p>
          </table:table-cell>
          <table:table-cell office:value-type="float" office:value="0.00195204470114199" calcext:value-type="float">
            <text:p>0.002</text:p>
          </table:table-cell>
          <table:table-cell office:value-type="float" office:value="0.823809043053154" calcext:value-type="float">
            <text:p>0.824</text:p>
          </table:table-cell>
          <table:table-cell office:value-type="float" office:value="0.834979295001639" calcext:value-type="float">
            <text:p>0.835</text:p>
          </table:table-cell>
          <table:table-cell office:value-type="float" office:value="0.828251258262752" calcext:value-type="float">
            <text:p>0.828</text:p>
          </table:table-cell>
          <table:table-cell office:value-type="float" office:value="0.00226215508446424" calcext:value-type="float">
            <text:p>0.002</text:p>
          </table:table-cell>
          <table:table-cell office:value-type="float" office:value="0.824693076363113" calcext:value-type="float">
            <text:p>0.825</text:p>
          </table:table-cell>
          <table:table-cell office:value-type="float" office:value="0.837342247507577" calcext:value-type="float">
            <text:p>0.837</text:p>
          </table:table-cell>
          <table:table-cell office:value-type="float" office:value="0.831184299802064" calcext:value-type="float">
            <text:p>0.831</text:p>
          </table:table-cell>
          <table:table-cell office:value-type="float" office:value="0.00293863728030449" calcext:value-type="float">
            <text:p>0.003</text:p>
          </table:table-cell>
          <table:table-cell office:value-type="float" office:value="0.877352832055886" calcext:value-type="float">
            <text:p>0.877</text:p>
          </table:table-cell>
          <table:table-cell office:value-type="float" office:value="0.912088793460606" calcext:value-type="float">
            <text:p>0.912</text:p>
          </table:table-cell>
          <table:table-cell office:value-type="float" office:value="0.902435502381331" calcext:value-type="float">
            <text:p>0.902</text:p>
          </table:table-cell>
          <table:table-cell office:value-type="float" office:value="0.00918149638103464" calcext:value-type="float">
            <text:p>0.009</text:p>
          </table:table-cell>
          <table:table-cell office:value-type="float" office:value="0.876831468885709" calcext:value-type="float">
            <text:p>0.877</text:p>
          </table:table-cell>
          <table:table-cell office:value-type="float" office:value="0.910406465641269" calcext:value-type="float">
            <text:p>0.910</text:p>
          </table:table-cell>
          <table:table-cell office:value-type="float" office:value="0.902187779230176" calcext:value-type="float">
            <text:p>0.902</text:p>
          </table:table-cell>
          <table:table-cell office:value-type="float" office:value="0.0100216497001853" calcext:value-type="float">
            <text:p>0.010</text:p>
          </table:table-cell>
          <table:table-cell office:value-type="float" office:value="0.868499672264861" calcext:value-type="float">
            <text:p>0.868</text:p>
          </table:table-cell>
          <table:table-cell office:value-type="float" office:value="0.910001077942134" calcext:value-type="float">
            <text:p>0.910</text:p>
          </table:table-cell>
          <table:table-cell office:value-type="float" office:value="0.900278743242974" calcext:value-type="float">
            <text:p>0.900</text:p>
          </table:table-cell>
          <table:table-cell office:value-type="float" office:value="0.0110626022815464" calcext:value-type="float">
            <text:p>0.011</text:p>
          </table:table-cell>
          <table:table-cell office:value-type="float" office:value="0.847309432582855" calcext:value-type="float">
            <text:p>0.847</text:p>
          </table:table-cell>
          <table:table-cell office:value-type="float" office:value="0.90751182800998" calcext:value-type="float">
            <text:p>0.908</text:p>
          </table:table-cell>
          <table:table-cell office:value-type="float" office:value="0.895450916036801" calcext:value-type="float">
            <text:p>0.895</text:p>
          </table:table-cell>
          <table:table-cell office:value-type="float" office:value="0.0140397948590499" calcext:value-type="float">
            <text:p>0.014</text:p>
          </table:table-cell>
          <table:table-cell office:value-type="float" office:value="0.844286393916356" calcext:value-type="float">
            <text:p>0.844</text:p>
          </table:table-cell>
          <table:table-cell office:value-type="float" office:value="0.909837916927735" calcext:value-type="float">
            <text:p>0.910</text:p>
          </table:table-cell>
          <table:table-cell office:value-type="float" office:value="0.895026608231319" calcext:value-type="float">
            <text:p>0.895</text:p>
          </table:table-cell>
          <table:table-cell office:value-type="float" office:value="0.0159900491870815" calcext:value-type="float">
            <text:p>0.016</text:p>
          </table:table-cell>
          <table:table-cell office:value-type="float" office:value="0.841894676483708" calcext:value-type="float">
            <text:p>0.842</text:p>
          </table:table-cell>
          <table:table-cell office:value-type="float" office:value="0.909489837463892" calcext:value-type="float">
            <text:p>0.909</text:p>
          </table:table-cell>
          <table:table-cell office:value-type="float" office:value="0.89121553038167" calcext:value-type="float">
            <text:p>0.891</text:p>
          </table:table-cell>
          <table:table-cell office:value-type="float" office:value="0.0174050231663464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762340189375956" calcext:value-type="float">
            <text:p>0.762</text:p>
          </table:table-cell>
          <table:table-cell office:value-type="float" office:value="0.912197328246136" calcext:value-type="float">
            <text:p>0.912</text:p>
          </table:table-cell>
          <table:table-cell office:value-type="float" office:value="0.850127336037416" calcext:value-type="float">
            <text:p>0.850</text:p>
          </table:table-cell>
          <table:table-cell office:value-type="float" office:value="0.0568510179945535" calcext:value-type="float">
            <text:p>0.057</text:p>
          </table:table-cell>
          <table:table-cell office:value-type="float" office:value="0.766154591239192" calcext:value-type="float">
            <text:p>0.766</text:p>
          </table:table-cell>
          <table:table-cell office:value-type="float" office:value="0.906974515063817" calcext:value-type="float">
            <text:p>0.907</text:p>
          </table:table-cell>
          <table:table-cell office:value-type="float" office:value="0.868295995238754" calcext:value-type="float">
            <text:p>0.868</text:p>
          </table:table-cell>
          <table:table-cell office:value-type="float" office:value="0.0359930858748679" calcext:value-type="float">
            <text:p>0.036</text:p>
          </table:table-cell>
          <table:table-cell office:value-type="float" office:value="0.762527791773336" calcext:value-type="float">
            <text:p>0.763</text:p>
          </table:table-cell>
          <table:table-cell office:value-type="float" office:value="0.879917778070448" calcext:value-type="float">
            <text:p>0.880</text:p>
          </table:table-cell>
          <table:table-cell office:value-type="float" office:value="0.776990407116137" calcext:value-type="float">
            <text:p>0.777</text:p>
          </table:table-cell>
          <table:table-cell office:value-type="float" office:value="0.0307623979635201" calcext:value-type="float">
            <text:p>0.031</text:p>
          </table:table-cell>
          <table:table-cell office:value-type="float" office:value="0.76165990719723" calcext:value-type="float">
            <text:p>0.762</text:p>
          </table:table-cell>
          <table:table-cell office:value-type="float" office:value="0.872627977999281" calcext:value-type="float">
            <text:p>0.873</text:p>
          </table:table-cell>
          <table:table-cell office:value-type="float" office:value="0.769733816718215" calcext:value-type="float">
            <text:p>0.770</text:p>
          </table:table-cell>
          <table:table-cell office:value-type="float" office:value="0.0178698921130353" calcext:value-type="float">
            <text:p>0.018</text:p>
          </table:table-cell>
          <table:table-cell office:value-type="float" office:value="0.762643516115942" calcext:value-type="float">
            <text:p>0.763</text:p>
          </table:table-cell>
          <table:table-cell office:value-type="float" office:value="0.881399896069212" calcext:value-type="float">
            <text:p>0.881</text:p>
          </table:table-cell>
          <table:table-cell office:value-type="float" office:value="0.872336156658827" calcext:value-type="float">
            <text:p>0.872</text:p>
          </table:table-cell>
          <table:table-cell office:value-type="float" office:value="0.0189869054376804" calcext:value-type="float">
            <text:p>0.019</text:p>
          </table:table-cell>
          <table:table-cell office:value-type="float" office:value="0.763946924629729" calcext:value-type="float">
            <text:p>0.764</text:p>
          </table:table-cell>
          <table:table-cell office:value-type="float" office:value="0.879280379026926" calcext:value-type="float">
            <text:p>0.879</text:p>
          </table:table-cell>
          <table:table-cell office:value-type="float" office:value="0.869195385678509" calcext:value-type="float">
            <text:p>0.869</text:p>
          </table:table-cell>
          <table:table-cell office:value-type="float" office:value="0.0193360667225703" calcext:value-type="float">
            <text:p>0.019</text:p>
          </table:table-cell>
          <table:table-cell office:value-type="float" office:value="0.762087581775182" calcext:value-type="float">
            <text:p>0.762</text:p>
          </table:table-cell>
          <table:table-cell office:value-type="float" office:value="0.879965355763928" calcext:value-type="float">
            <text:p>0.880</text:p>
          </table:table-cell>
          <table:table-cell office:value-type="float" office:value="0.81778333276554" calcext:value-type="float">
            <text:p>0.818</text:p>
          </table:table-cell>
          <table:table-cell office:value-type="float" office:value="0.0546570501511647" calcext:value-type="float">
            <text:p>0.055</text:p>
          </table:table-cell>
          <table:table-cell office:value-type="float" office:value="0.761846810986175" calcext:value-type="float">
            <text:p>0.762</text:p>
          </table:table-cell>
          <table:table-cell office:value-type="float" office:value="0.876696653560661" calcext:value-type="float">
            <text:p>0.877</text:p>
          </table:table-cell>
          <table:table-cell office:value-type="float" office:value="0.801964942914985" calcext:value-type="float">
            <text:p>0.802</text:p>
          </table:table-cell>
          <table:table-cell office:value-type="float" office:value="0.0527564844857314" calcext:value-type="float">
            <text:p>0.053</text:p>
          </table:table-cell>
          <table:table-cell office:value-type="float" office:value="0.760474290452515" calcext:value-type="float">
            <text:p>0.760</text:p>
          </table:table-cell>
          <table:table-cell office:value-type="float" office:value="0.881124926613264" calcext:value-type="float">
            <text:p>0.881</text:p>
          </table:table-cell>
          <table:table-cell office:value-type="float" office:value="0.813364121279105" calcext:value-type="float">
            <text:p>0.813</text:p>
          </table:table-cell>
          <table:table-cell office:value-type="float" office:value="0.0539141298652323" calcext:value-type="float">
            <text:p>0.054</text:p>
          </table:table-cell>
          <table:table-cell office:value-type="float" office:value="0.761879137049528" calcext:value-type="float">
            <text:p>0.762</text:p>
          </table:table-cell>
          <table:table-cell office:value-type="float" office:value="0.883661119566626" calcext:value-type="float">
            <text:p>0.884</text:p>
          </table:table-cell>
          <table:table-cell office:value-type="float" office:value="0.820438840389668" calcext:value-type="float">
            <text:p>0.820</text:p>
          </table:table-cell>
          <table:table-cell office:value-type="float" office:value="0.0545230059215945" calcext:value-type="float">
            <text:p>0.05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962797990478531" calcext:value-type="float">
            <text:p>0.963</text:p>
          </table:table-cell>
          <table:table-cell office:value-type="float" office:value="0.965844069570683" calcext:value-type="float">
            <text:p>0.966</text:p>
          </table:table-cell>
          <table:table-cell office:value-type="float" office:value="0.964627874577269" calcext:value-type="float">
            <text:p>0.965</text:p>
          </table:table-cell>
          <table:table-cell office:value-type="float" office:value="0.000761855229012917" calcext:value-type="float">
            <text:p>0.001</text:p>
          </table:table-cell>
          <table:table-cell office:value-type="float" office:value="0.962091115758258" calcext:value-type="float">
            <text:p>0.962</text:p>
          </table:table-cell>
          <table:table-cell office:value-type="float" office:value="0.965797757187188" calcext:value-type="float">
            <text:p>0.966</text:p>
          </table:table-cell>
          <table:table-cell office:value-type="float" office:value="0.964309444445816" calcext:value-type="float">
            <text:p>0.964</text:p>
          </table:table-cell>
          <table:table-cell office:value-type="float" office:value="0.000883134682998321" calcext:value-type="float">
            <text:p>0.001</text:p>
          </table:table-cell>
          <table:table-cell office:value-type="float" office:value="0.962399966279587" calcext:value-type="float">
            <text:p>0.962</text:p>
          </table:table-cell>
          <table:table-cell office:value-type="float" office:value="0.965859049895733" calcext:value-type="float">
            <text:p>0.966</text:p>
          </table:table-cell>
          <table:table-cell office:value-type="float" office:value="0.964484656668507" calcext:value-type="float">
            <text:p>0.964</text:p>
          </table:table-cell>
          <table:table-cell office:value-type="float" office:value="0.00094994895662352" calcext:value-type="float">
            <text:p>0.001</text:p>
          </table:table-cell>
          <table:table-cell office:value-type="float" office:value="0.962254472052997" calcext:value-type="float">
            <text:p>0.962</text:p>
          </table:table-cell>
          <table:table-cell office:value-type="float" office:value="0.96591568792915" calcext:value-type="float">
            <text:p>0.966</text:p>
          </table:table-cell>
          <table:table-cell office:value-type="float" office:value="0.964642115965153" calcext:value-type="float">
            <text:p>0.965</text:p>
          </table:table-cell>
          <table:table-cell office:value-type="float" office:value="0.000843988956452464" calcext:value-type="float">
            <text:p>0.001</text:p>
          </table:table-cell>
          <table:table-cell office:value-type="float" office:value="0.962423404915595" calcext:value-type="float">
            <text:p>0.962</text:p>
          </table:table-cell>
          <table:table-cell office:value-type="float" office:value="0.965959656544831" calcext:value-type="float">
            <text:p>0.966</text:p>
          </table:table-cell>
          <table:table-cell office:value-type="float" office:value="0.964444844830861" calcext:value-type="float">
            <text:p>0.964</text:p>
          </table:table-cell>
          <table:table-cell office:value-type="float" office:value="0.00100309504155812" calcext:value-type="float">
            <text:p>0.001</text:p>
          </table:table-cell>
          <table:table-cell office:value-type="float" office:value="0.96135553615618" calcext:value-type="float">
            <text:p>0.961</text:p>
          </table:table-cell>
          <table:table-cell office:value-type="float" office:value="0.966113950764471" calcext:value-type="float">
            <text:p>0.966</text:p>
          </table:table-cell>
          <table:table-cell office:value-type="float" office:value="0.964360426543356" calcext:value-type="float">
            <text:p>0.964</text:p>
          </table:table-cell>
          <table:table-cell office:value-type="float" office:value="0.0010680165546023" calcext:value-type="float">
            <text:p>0.001</text:p>
          </table:table-cell>
          <table:table-cell office:value-type="float" office:value="0.963095171206329" calcext:value-type="float">
            <text:p>0.963</text:p>
          </table:table-cell>
          <table:table-cell office:value-type="float" office:value="0.966127842418652" calcext:value-type="float">
            <text:p>0.966</text:p>
          </table:table-cell>
          <table:table-cell office:value-type="float" office:value="0.964736937066805" calcext:value-type="float">
            <text:p>0.965</text:p>
          </table:table-cell>
          <table:table-cell office:value-type="float" office:value="0.000741984194886511" calcext:value-type="float">
            <text:p>0.001</text:p>
          </table:table-cell>
          <table:table-cell office:value-type="float" office:value="0.96178415020581" calcext:value-type="float">
            <text:p>0.962</text:p>
          </table:table-cell>
          <table:table-cell office:value-type="float" office:value="0.965885238654015" calcext:value-type="float">
            <text:p>0.966</text:p>
          </table:table-cell>
          <table:table-cell office:value-type="float" office:value="0.964392680326768" calcext:value-type="float">
            <text:p>0.964</text:p>
          </table:table-cell>
          <table:table-cell office:value-type="float" office:value="0.000929574581893323" calcext:value-type="float">
            <text:p>0.001</text:p>
          </table:table-cell>
          <table:table-cell office:value-type="float" office:value="0.962937860103736" calcext:value-type="float">
            <text:p>0.963</text:p>
          </table:table-cell>
          <table:table-cell office:value-type="float" office:value="0.965782004978423" calcext:value-type="float">
            <text:p>0.966</text:p>
          </table:table-cell>
          <table:table-cell office:value-type="float" office:value="0.964482588893938" calcext:value-type="float">
            <text:p>0.964</text:p>
          </table:table-cell>
          <table:table-cell office:value-type="float" office:value="0.000664136668475617" calcext:value-type="float">
            <text:p>0.001</text:p>
          </table:table-cell>
          <table:table-cell office:value-type="float" office:value="0.96260006287856" calcext:value-type="float">
            <text:p>0.963</text:p>
          </table:table-cell>
          <table:table-cell office:value-type="float" office:value="0.965823615238561" calcext:value-type="float">
            <text:p>0.966</text:p>
          </table:table-cell>
          <table:table-cell office:value-type="float" office:value="0.964499008108599" calcext:value-type="float">
            <text:p>0.964</text:p>
          </table:table-cell>
          <table:table-cell office:value-type="float" office:value="0.00075291234041033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928423670342819" calcext:value-type="float">
            <text:p>0.928</text:p>
          </table:table-cell>
          <table:table-cell office:value-type="float" office:value="0.930155214684721" calcext:value-type="float">
            <text:p>0.930</text:p>
          </table:table-cell>
          <table:table-cell office:value-type="float" office:value="0.929781247153089" calcext:value-type="float">
            <text:p>0.930</text:p>
          </table:table-cell>
          <table:table-cell office:value-type="float" office:value="0.00027478234505384" calcext:value-type="float">
            <text:p>0.000</text:p>
          </table:table-cell>
          <table:table-cell office:value-type="float" office:value="0.928536913630007" calcext:value-type="float">
            <text:p>0.929</text:p>
          </table:table-cell>
          <table:table-cell office:value-type="float" office:value="0.930654589354639" calcext:value-type="float">
            <text:p>0.931</text:p>
          </table:table-cell>
          <table:table-cell office:value-type="float" office:value="0.929793391830859" calcext:value-type="float">
            <text:p>0.930</text:p>
          </table:table-cell>
          <table:table-cell office:value-type="float" office:value="0.000356318324433646" calcext:value-type="float">
            <text:p>0.000</text:p>
          </table:table-cell>
          <table:table-cell office:value-type="float" office:value="0.928352226381653" calcext:value-type="float">
            <text:p>0.928</text:p>
          </table:table-cell>
          <table:table-cell office:value-type="float" office:value="0.930319589987796" calcext:value-type="float">
            <text:p>0.930</text:p>
          </table:table-cell>
          <table:table-cell office:value-type="float" office:value="0.929748954272457" calcext:value-type="float">
            <text:p>0.930</text:p>
          </table:table-cell>
          <table:table-cell office:value-type="float" office:value="0.000397593579051101" calcext:value-type="float">
            <text:p>0.000</text:p>
          </table:table-cell>
          <table:table-cell office:value-type="float" office:value="0.928371857031787" calcext:value-type="float">
            <text:p>0.928</text:p>
          </table:table-cell>
          <table:table-cell office:value-type="float" office:value="0.930443452402016" calcext:value-type="float">
            <text:p>0.930</text:p>
          </table:table-cell>
          <table:table-cell office:value-type="float" office:value="0.92972831404841" calcext:value-type="float">
            <text:p>0.930</text:p>
          </table:table-cell>
          <table:table-cell office:value-type="float" office:value="0.000375409211424958" calcext:value-type="float">
            <text:p>0.000</text:p>
          </table:table-cell>
          <table:table-cell office:value-type="float" office:value="0.928424491541885" calcext:value-type="float">
            <text:p>0.928</text:p>
          </table:table-cell>
          <table:table-cell office:value-type="float" office:value="0.930049696604053" calcext:value-type="float">
            <text:p>0.930</text:p>
          </table:table-cell>
          <table:table-cell office:value-type="float" office:value="0.929632717632632" calcext:value-type="float">
            <text:p>0.930</text:p>
          </table:table-cell>
          <table:table-cell office:value-type="float" office:value="0.000470908647887796" calcext:value-type="float">
            <text:p>0.000</text:p>
          </table:table-cell>
          <table:table-cell office:value-type="float" office:value="0.928748020819162" calcext:value-type="float">
            <text:p>0.929</text:p>
          </table:table-cell>
          <table:table-cell office:value-type="float" office:value="0.93134035004487" calcext:value-type="float">
            <text:p>0.931</text:p>
          </table:table-cell>
          <table:table-cell office:value-type="float" office:value="0.929853699536994" calcext:value-type="float">
            <text:p>0.930</text:p>
          </table:table-cell>
          <table:table-cell office:value-type="float" office:value="0.000425071053340881" calcext:value-type="float">
            <text:p>0.000</text:p>
          </table:table-cell>
          <table:table-cell office:value-type="float" office:value="0.92867364472247" calcext:value-type="float">
            <text:p>0.929</text:p>
          </table:table-cell>
          <table:table-cell office:value-type="float" office:value="0.931206068816308" calcext:value-type="float">
            <text:p>0.931</text:p>
          </table:table-cell>
          <table:table-cell office:value-type="float" office:value="0.929905420867449" calcext:value-type="float">
            <text:p>0.930</text:p>
          </table:table-cell>
          <table:table-cell office:value-type="float" office:value="0.000428570926950054" calcext:value-type="float">
            <text:p>0.000</text:p>
          </table:table-cell>
          <table:table-cell office:value-type="float" office:value="0.928053748090042" calcext:value-type="float">
            <text:p>0.928</text:p>
          </table:table-cell>
          <table:table-cell office:value-type="float" office:value="0.930173682581572" calcext:value-type="float">
            <text:p>0.930</text:p>
          </table:table-cell>
          <table:table-cell office:value-type="float" office:value="0.929722762791821" calcext:value-type="float">
            <text:p>0.930</text:p>
          </table:table-cell>
          <table:table-cell office:value-type="float" office:value="0.000424848744038106" calcext:value-type="float">
            <text:p>0.000</text:p>
          </table:table-cell>
          <table:table-cell office:value-type="float" office:value="0.928412288628097" calcext:value-type="float">
            <text:p>0.928</text:p>
          </table:table-cell>
          <table:table-cell office:value-type="float" office:value="0.930678703448441" calcext:value-type="float">
            <text:p>0.931</text:p>
          </table:table-cell>
          <table:table-cell office:value-type="float" office:value="0.929814602714676" calcext:value-type="float">
            <text:p>0.930</text:p>
          </table:table-cell>
          <table:table-cell office:value-type="float" office:value="0.000437189847354084" calcext:value-type="float">
            <text:p>0.000</text:p>
          </table:table-cell>
          <table:table-cell office:value-type="float" office:value="0.928556681317509" calcext:value-type="float">
            <text:p>0.929</text:p>
          </table:table-cell>
          <table:table-cell office:value-type="float" office:value="0.930268205825656" calcext:value-type="float">
            <text:p>0.930</text:p>
          </table:table-cell>
          <table:table-cell office:value-type="float" office:value="0.929668599755781" calcext:value-type="float">
            <text:p>0.930</text:p>
          </table:table-cell>
          <table:table-cell office:value-type="float" office:value="0.000435428252740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929306177115303" calcext:value-type="float">
            <text:p>0.929</text:p>
          </table:table-cell>
          <table:table-cell office:value-type="float" office:value="0.93006685170529" calcext:value-type="float">
            <text:p>0.930</text:p>
          </table:table-cell>
          <table:table-cell office:value-type="float" office:value="0.929802184231203" calcext:value-type="float">
            <text:p>0.930</text:p>
          </table:table-cell>
          <table:table-cell office:value-type="float" office:value="0.00015377125198632" calcext:value-type="float">
            <text:p>0.000</text:p>
          </table:table-cell>
          <table:table-cell office:value-type="float" office:value="0.928349099435801" calcext:value-type="float">
            <text:p>0.928</text:p>
          </table:table-cell>
          <table:table-cell office:value-type="float" office:value="0.93018615991574" calcext:value-type="float">
            <text:p>0.930</text:p>
          </table:table-cell>
          <table:table-cell office:value-type="float" office:value="0.92974579371606" calcext:value-type="float">
            <text:p>0.930</text:p>
          </table:table-cell>
          <table:table-cell office:value-type="float" office:value="0.00034312327086893" calcext:value-type="float">
            <text:p>0.000</text:p>
          </table:table-cell>
          <table:table-cell office:value-type="float" office:value="0.928455591948348" calcext:value-type="float">
            <text:p>0.928</text:p>
          </table:table-cell>
          <table:table-cell office:value-type="float" office:value="0.930058225045596" calcext:value-type="float">
            <text:p>0.930</text:p>
          </table:table-cell>
          <table:table-cell office:value-type="float" office:value="0.929721963791256" calcext:value-type="float">
            <text:p>0.930</text:p>
          </table:table-cell>
          <table:table-cell office:value-type="float" office:value="0.000422561259993671" calcext:value-type="float">
            <text:p>0.000</text:p>
          </table:table-cell>
          <table:table-cell office:value-type="float" office:value="0.929065007583037" calcext:value-type="float">
            <text:p>0.929</text:p>
          </table:table-cell>
          <table:table-cell office:value-type="float" office:value="0.930628809757579" calcext:value-type="float">
            <text:p>0.931</text:p>
          </table:table-cell>
          <table:table-cell office:value-type="float" office:value="0.929898463221174" calcext:value-type="float">
            <text:p>0.930</text:p>
          </table:table-cell>
          <table:table-cell office:value-type="float" office:value="0.000327131055306919" calcext:value-type="float">
            <text:p>0.000</text:p>
          </table:table-cell>
          <table:table-cell office:value-type="float" office:value="0.928298924223195" calcext:value-type="float">
            <text:p>0.928</text:p>
          </table:table-cell>
          <table:table-cell office:value-type="float" office:value="0.931197485439124" calcext:value-type="float">
            <text:p>0.931</text:p>
          </table:table-cell>
          <table:table-cell office:value-type="float" office:value="0.929869470045048" calcext:value-type="float">
            <text:p>0.930</text:p>
          </table:table-cell>
          <table:table-cell office:value-type="float" office:value="0.000475986341204677" calcext:value-type="float">
            <text:p>0.000</text:p>
          </table:table-cell>
          <table:table-cell office:value-type="float" office:value="0.928105563398226" calcext:value-type="float">
            <text:p>0.928</text:p>
          </table:table-cell>
          <table:table-cell office:value-type="float" office:value="0.930619394902493" calcext:value-type="float">
            <text:p>0.931</text:p>
          </table:table-cell>
          <table:table-cell office:value-type="float" office:value="0.929757719718676" calcext:value-type="float">
            <text:p>0.930</text:p>
          </table:table-cell>
          <table:table-cell office:value-type="float" office:value="0.000497310640024536" calcext:value-type="float">
            <text:p>0.000</text:p>
          </table:table-cell>
          <table:table-cell office:value-type="float" office:value="0.928387572790318" calcext:value-type="float">
            <text:p>0.928</text:p>
          </table:table-cell>
          <table:table-cell office:value-type="float" office:value="0.930855359048996" calcext:value-type="float">
            <text:p>0.931</text:p>
          </table:table-cell>
          <table:table-cell office:value-type="float" office:value="0.929773905838077" calcext:value-type="float">
            <text:p>0.930</text:p>
          </table:table-cell>
          <table:table-cell office:value-type="float" office:value="0.000542716979167785" calcext:value-type="float">
            <text:p>0.001</text:p>
          </table:table-cell>
          <table:table-cell office:value-type="float" office:value="0.928031233895093" calcext:value-type="float">
            <text:p>0.928</text:p>
          </table:table-cell>
          <table:table-cell office:value-type="float" office:value="0.930979680460541" calcext:value-type="float">
            <text:p>0.931</text:p>
          </table:table-cell>
          <table:table-cell office:value-type="float" office:value="0.929874532781514" calcext:value-type="float">
            <text:p>0.930</text:p>
          </table:table-cell>
          <table:table-cell office:value-type="float" office:value="0.000442481639451124" calcext:value-type="float">
            <text:p>0.000</text:p>
          </table:table-cell>
          <table:table-cell office:value-type="float" office:value="0.928506981326087" calcext:value-type="float">
            <text:p>0.929</text:p>
          </table:table-cell>
          <table:table-cell office:value-type="float" office:value="0.930521969032181" calcext:value-type="float">
            <text:p>0.931</text:p>
          </table:table-cell>
          <table:table-cell office:value-type="float" office:value="0.929798915886737" calcext:value-type="float">
            <text:p>0.930</text:p>
          </table:table-cell>
          <table:table-cell office:value-type="float" office:value="0.000456303349082183" calcext:value-type="float">
            <text:p>0.000</text:p>
          </table:table-cell>
          <table:table-cell office:value-type="float" office:value="0.928506137824757" calcext:value-type="float">
            <text:p>0.929</text:p>
          </table:table-cell>
          <table:table-cell office:value-type="float" office:value="0.930821735484697" calcext:value-type="float">
            <text:p>0.931</text:p>
          </table:table-cell>
          <table:table-cell office:value-type="float" office:value="0.929809373390223" calcext:value-type="float">
            <text:p>0.930</text:p>
          </table:table-cell>
          <table:table-cell office:value-type="float" office:value="0.00043860169765488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929063989548329" calcext:value-type="float">
            <text:p>0.929</text:p>
          </table:table-cell>
          <table:table-cell office:value-type="float" office:value="0.930040860945319" calcext:value-type="float">
            <text:p>0.930</text:p>
          </table:table-cell>
          <table:table-cell office:value-type="float" office:value="0.929824238962501" calcext:value-type="float">
            <text:p>0.930</text:p>
          </table:table-cell>
          <table:table-cell office:value-type="float" office:value="0.000168575744174686" calcext:value-type="float">
            <text:p>0.000</text:p>
          </table:table-cell>
          <table:table-cell office:value-type="float" office:value="0.928792077699529" calcext:value-type="float">
            <text:p>0.929</text:p>
          </table:table-cell>
          <table:table-cell office:value-type="float" office:value="0.930346092594149" calcext:value-type="float">
            <text:p>0.930</text:p>
          </table:table-cell>
          <table:table-cell office:value-type="float" office:value="0.929907732033759" calcext:value-type="float">
            <text:p>0.930</text:p>
          </table:table-cell>
          <table:table-cell office:value-type="float" office:value="0.000306836798587182" calcext:value-type="float">
            <text:p>0.000</text:p>
          </table:table-cell>
          <table:table-cell office:value-type="float" office:value="0.928550854518352" calcext:value-type="float">
            <text:p>0.929</text:p>
          </table:table-cell>
          <table:table-cell office:value-type="float" office:value="0.930266357970237" calcext:value-type="float">
            <text:p>0.930</text:p>
          </table:table-cell>
          <table:table-cell office:value-type="float" office:value="0.929879874178356" calcext:value-type="float">
            <text:p>0.930</text:p>
          </table:table-cell>
          <table:table-cell office:value-type="float" office:value="0.000304531514005301" calcext:value-type="float">
            <text:p>0.000</text:p>
          </table:table-cell>
          <table:table-cell office:value-type="float" office:value="0.928160160950759" calcext:value-type="float">
            <text:p>0.928</text:p>
          </table:table-cell>
          <table:table-cell office:value-type="float" office:value="0.931919458004711" calcext:value-type="float">
            <text:p>0.932</text:p>
          </table:table-cell>
          <table:table-cell office:value-type="float" office:value="0.929932996352439" calcext:value-type="float">
            <text:p>0.930</text:p>
          </table:table-cell>
          <table:table-cell office:value-type="float" office:value="0.000568237892020399" calcext:value-type="float">
            <text:p>0.001</text:p>
          </table:table-cell>
          <table:table-cell office:value-type="float" office:value="0.928964346990089" calcext:value-type="float">
            <text:p>0.929</text:p>
          </table:table-cell>
          <table:table-cell office:value-type="float" office:value="0.932025771327975" calcext:value-type="float">
            <text:p>0.932</text:p>
          </table:table-cell>
          <table:table-cell office:value-type="float" office:value="0.930176379827443" calcext:value-type="float">
            <text:p>0.930</text:p>
          </table:table-cell>
          <table:table-cell office:value-type="float" office:value="0.000592635623548374" calcext:value-type="float">
            <text:p>0.001</text:p>
          </table:table-cell>
          <table:table-cell office:value-type="float" office:value="0.928411332836563" calcext:value-type="float">
            <text:p>0.928</text:p>
          </table:table-cell>
          <table:table-cell office:value-type="float" office:value="0.931326387555438" calcext:value-type="float">
            <text:p>0.931</text:p>
          </table:table-cell>
          <table:table-cell office:value-type="float" office:value="0.92982717934758" calcext:value-type="float">
            <text:p>0.930</text:p>
          </table:table-cell>
          <table:table-cell office:value-type="float" office:value="0.000588859929924292" calcext:value-type="float">
            <text:p>0.001</text:p>
          </table:table-cell>
          <table:table-cell office:value-type="float" office:value="0.928445721620575" calcext:value-type="float">
            <text:p>0.928</text:p>
          </table:table-cell>
          <table:table-cell office:value-type="float" office:value="0.931733452363218" calcext:value-type="float">
            <text:p>0.932</text:p>
          </table:table-cell>
          <table:table-cell office:value-type="float" office:value="0.929938812495604" calcext:value-type="float">
            <text:p>0.930</text:p>
          </table:table-cell>
          <table:table-cell office:value-type="float" office:value="0.000611358951854822" calcext:value-type="float">
            <text:p>0.001</text:p>
          </table:table-cell>
          <table:table-cell office:value-type="float" office:value="0.928897814698114" calcext:value-type="float">
            <text:p>0.929</text:p>
          </table:table-cell>
          <table:table-cell office:value-type="float" office:value="0.932168622702556" calcext:value-type="float">
            <text:p>0.932</text:p>
          </table:table-cell>
          <table:table-cell office:value-type="float" office:value="0.929949740197502" calcext:value-type="float">
            <text:p>0.930</text:p>
          </table:table-cell>
          <table:table-cell office:value-type="float" office:value="0.000647421477820828" calcext:value-type="float">
            <text:p>0.001</text:p>
          </table:table-cell>
          <table:table-cell office:value-type="float" office:value="0.928721278216575" calcext:value-type="float">
            <text:p>0.929</text:p>
          </table:table-cell>
          <table:table-cell office:value-type="float" office:value="0.931517315201853" calcext:value-type="float">
            <text:p>0.932</text:p>
          </table:table-cell>
          <table:table-cell office:value-type="float" office:value="0.930008255103546" calcext:value-type="float">
            <text:p>0.930</text:p>
          </table:table-cell>
          <table:table-cell office:value-type="float" office:value="0.000584127324518929" calcext:value-type="float">
            <text:p>0.001</text:p>
          </table:table-cell>
          <table:table-cell office:value-type="float" office:value="0.929091686516829" calcext:value-type="float">
            <text:p>0.929</text:p>
          </table:table-cell>
          <table:table-cell office:value-type="float" office:value="0.931662337941144" calcext:value-type="float">
            <text:p>0.932</text:p>
          </table:table-cell>
          <table:table-cell office:value-type="float" office:value="0.930111213470863" calcext:value-type="float">
            <text:p>0.930</text:p>
          </table:table-cell>
          <table:table-cell office:value-type="float" office:value="0.00045302743507432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985920531262322" calcext:value-type="float">
            <text:p>0.986</text:p>
          </table:table-cell>
          <table:table-cell office:value-type="float" office:value="0.98603973574546" calcext:value-type="float">
            <text:p>0.986</text:p>
          </table:table-cell>
          <table:table-cell office:value-type="float" office:value="0.98592528349435" calcext:value-type="float">
            <text:p>0.986</text:p>
          </table:table-cell>
          <table:table-cell office:value-type="float" office:value="0.0000196705367719845" calcext:value-type="float">
            <text:p>0.000</text:p>
          </table:table-cell>
          <table:table-cell office:value-type="float" office:value="0.985921573218324" calcext:value-type="float">
            <text:p>0.986</text:p>
          </table:table-cell>
          <table:table-cell office:value-type="float" office:value="0.985930248403002" calcext:value-type="float">
            <text:p>0.986</text:p>
          </table:table-cell>
          <table:table-cell office:value-type="float" office:value="0.985923464519284" calcext:value-type="float">
            <text:p>0.986</text:p>
          </table:table-cell>
          <table:table-cell office:value-type="float" office:value="0.00000159959217416862" calcext:value-type="float">
            <text:p>0.000</text:p>
          </table:table-cell>
          <table:table-cell office:value-type="float" office:value="0.98592200870775" calcext:value-type="float">
            <text:p>0.986</text:p>
          </table:table-cell>
          <table:table-cell office:value-type="float" office:value="0.985925542395977" calcext:value-type="float">
            <text:p>0.986</text:p>
          </table:table-cell>
          <table:table-cell office:value-type="float" office:value="0.985923178970343" calcext:value-type="float">
            <text:p>0.986</text:p>
          </table:table-cell>
          <table:table-cell office:value-type="float" office:value="0.000000763695844632102" calcext:value-type="float">
            <text:p>0.000</text:p>
          </table:table-cell>
          <table:table-cell office:value-type="float" office:value="0.985921905915801" calcext:value-type="float">
            <text:p>0.986</text:p>
          </table:table-cell>
          <table:table-cell office:value-type="float" office:value="0.985928531570246" calcext:value-type="float">
            <text:p>0.986</text:p>
          </table:table-cell>
          <table:table-cell office:value-type="float" office:value="0.985923788005512" calcext:value-type="float">
            <text:p>0.986</text:p>
          </table:table-cell>
          <table:table-cell office:value-type="float" office:value="0.00000128895829454787" calcext:value-type="float">
            <text:p>0.000</text:p>
          </table:table-cell>
          <table:table-cell office:value-type="float" office:value="0.985922088621952" calcext:value-type="float">
            <text:p>0.986</text:p>
          </table:table-cell>
          <table:table-cell office:value-type="float" office:value="0.985927954085541" calcext:value-type="float">
            <text:p>0.986</text:p>
          </table:table-cell>
          <table:table-cell office:value-type="float" office:value="0.98592372645909" calcext:value-type="float">
            <text:p>0.986</text:p>
          </table:table-cell>
          <table:table-cell office:value-type="float" office:value="0.00000128030916890053" calcext:value-type="float">
            <text:p>0.000</text:p>
          </table:table-cell>
          <table:table-cell office:value-type="float" office:value="0.985922065279836" calcext:value-type="float">
            <text:p>0.986</text:p>
          </table:table-cell>
          <table:table-cell office:value-type="float" office:value="0.985930713104915" calcext:value-type="float">
            <text:p>0.986</text:p>
          </table:table-cell>
          <table:table-cell office:value-type="float" office:value="0.985924362545419" calcext:value-type="float">
            <text:p>0.986</text:p>
          </table:table-cell>
          <table:table-cell office:value-type="float" office:value="0.00000180159318767367" calcext:value-type="float">
            <text:p>0.000</text:p>
          </table:table-cell>
          <table:table-cell office:value-type="float" office:value="0.985922356390694" calcext:value-type="float">
            <text:p>0.986</text:p>
          </table:table-cell>
          <table:table-cell office:value-type="float" office:value="0.985927877100345" calcext:value-type="float">
            <text:p>0.986</text:p>
          </table:table-cell>
          <table:table-cell office:value-type="float" office:value="0.985924236417387" calcext:value-type="float">
            <text:p>0.986</text:p>
          </table:table-cell>
          <table:table-cell office:value-type="float" office:value="0.0000012200078735611" calcext:value-type="float">
            <text:p>0.000</text:p>
          </table:table-cell>
          <table:table-cell office:value-type="float" office:value="0.985922211958286" calcext:value-type="float">
            <text:p>0.986</text:p>
          </table:table-cell>
          <table:table-cell office:value-type="float" office:value="0.985932635607405" calcext:value-type="float">
            <text:p>0.986</text:p>
          </table:table-cell>
          <table:table-cell office:value-type="float" office:value="0.9859245434933" calcext:value-type="float">
            <text:p>0.986</text:p>
          </table:table-cell>
          <table:table-cell office:value-type="float" office:value="0.00000241591287444206" calcext:value-type="float">
            <text:p>0.000</text:p>
          </table:table-cell>
          <table:table-cell office:value-type="float" office:value="0.985921733899377" calcext:value-type="float">
            <text:p>0.986</text:p>
          </table:table-cell>
          <table:table-cell office:value-type="float" office:value="0.985931898135199" calcext:value-type="float">
            <text:p>0.986</text:p>
          </table:table-cell>
          <table:table-cell office:value-type="float" office:value="0.985924418146355" calcext:value-type="float">
            <text:p>0.986</text:p>
          </table:table-cell>
          <table:table-cell office:value-type="float" office:value="0.00000218723370448282" calcext:value-type="float">
            <text:p>0.000</text:p>
          </table:table-cell>
          <table:table-cell office:value-type="float" office:value="0.985922863715976" calcext:value-type="float">
            <text:p>0.986</text:p>
          </table:table-cell>
          <table:table-cell office:value-type="float" office:value="0.985985533801111" calcext:value-type="float">
            <text:p>0.986</text:p>
          </table:table-cell>
          <table:table-cell office:value-type="float" office:value="0.985926615838077" calcext:value-type="float">
            <text:p>0.986</text:p>
          </table:table-cell>
          <table:table-cell office:value-type="float" office:value="0.000010504861425354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98592094133137" calcext:value-type="float">
            <text:p>0.986</text:p>
          </table:table-cell>
          <table:table-cell office:value-type="float" office:value="0.985921541077106" calcext:value-type="float">
            <text:p>0.986</text:p>
          </table:table-cell>
          <table:table-cell office:value-type="float" office:value="0.985921240904116" calcext:value-type="float">
            <text:p>0.986</text:p>
          </table:table-cell>
          <table:table-cell office:value-type="float" office:value="0.000000164873071272603" calcext:value-type="float">
            <text:p>0.000</text:p>
          </table:table-cell>
          <table:table-cell office:value-type="float" office:value="0.985921442189138" calcext:value-type="float">
            <text:p>0.986</text:p>
          </table:table-cell>
          <table:table-cell office:value-type="float" office:value="0.985933592632989" calcext:value-type="float">
            <text:p>0.986</text:p>
          </table:table-cell>
          <table:table-cell office:value-type="float" office:value="0.985922720364186" calcext:value-type="float">
            <text:p>0.986</text:p>
          </table:table-cell>
          <table:table-cell office:value-type="float" office:value="0.00000217679258882982" calcext:value-type="float">
            <text:p>0.000</text:p>
          </table:table-cell>
          <table:table-cell office:value-type="float" office:value="0.985921607582532" calcext:value-type="float">
            <text:p>0.986</text:p>
          </table:table-cell>
          <table:table-cell office:value-type="float" office:value="0.985923794086792" calcext:value-type="float">
            <text:p>0.986</text:p>
          </table:table-cell>
          <table:table-cell office:value-type="float" office:value="0.985922554406509" calcext:value-type="float">
            <text:p>0.986</text:p>
          </table:table-cell>
          <table:table-cell office:value-type="float" office:value="0.000000428300657885557" calcext:value-type="float">
            <text:p>0.000</text:p>
          </table:table-cell>
          <table:table-cell office:value-type="float" office:value="0.985921623557821" calcext:value-type="float">
            <text:p>0.986</text:p>
          </table:table-cell>
          <table:table-cell office:value-type="float" office:value="0.985928006984269" calcext:value-type="float">
            <text:p>0.986</text:p>
          </table:table-cell>
          <table:table-cell office:value-type="float" office:value="0.985922793164091" calcext:value-type="float">
            <text:p>0.986</text:p>
          </table:table-cell>
          <table:table-cell office:value-type="float" office:value="0.00000114103921007272" calcext:value-type="float">
            <text:p>0.000</text:p>
          </table:table-cell>
          <table:table-cell office:value-type="float" office:value="0.985921794241685" calcext:value-type="float">
            <text:p>0.986</text:p>
          </table:table-cell>
          <table:table-cell office:value-type="float" office:value="0.985935424009694" calcext:value-type="float">
            <text:p>0.986</text:p>
          </table:table-cell>
          <table:table-cell office:value-type="float" office:value="0.985923074984046" calcext:value-type="float">
            <text:p>0.986</text:p>
          </table:table-cell>
          <table:table-cell office:value-type="float" office:value="0.00000222344310549912" calcext:value-type="float">
            <text:p>0.000</text:p>
          </table:table-cell>
          <table:table-cell office:value-type="float" office:value="0.985921691959261" calcext:value-type="float">
            <text:p>0.986</text:p>
          </table:table-cell>
          <table:table-cell office:value-type="float" office:value="0.985925862071343" calcext:value-type="float">
            <text:p>0.986</text:p>
          </table:table-cell>
          <table:table-cell office:value-type="float" office:value="0.985922969260654" calcext:value-type="float">
            <text:p>0.986</text:p>
          </table:table-cell>
          <table:table-cell office:value-type="float" office:value="0.00000100170617606818" calcext:value-type="float">
            <text:p>0.000</text:p>
          </table:table-cell>
          <table:table-cell office:value-type="float" office:value="0.985922044298518" calcext:value-type="float">
            <text:p>0.986</text:p>
          </table:table-cell>
          <table:table-cell office:value-type="float" office:value="0.985925096825444" calcext:value-type="float">
            <text:p>0.986</text:p>
          </table:table-cell>
          <table:table-cell office:value-type="float" office:value="0.9859228653475" calcext:value-type="float">
            <text:p>0.986</text:p>
          </table:table-cell>
          <table:table-cell office:value-type="float" office:value="0.000000582221054604181" calcext:value-type="float">
            <text:p>0.000</text:p>
          </table:table-cell>
          <table:table-cell office:value-type="float" office:value="0.985921869647734" calcext:value-type="float">
            <text:p>0.986</text:p>
          </table:table-cell>
          <table:table-cell office:value-type="float" office:value="0.985930378712179" calcext:value-type="float">
            <text:p>0.986</text:p>
          </table:table-cell>
          <table:table-cell office:value-type="float" office:value="0.98592314723621" calcext:value-type="float">
            <text:p>0.986</text:p>
          </table:table-cell>
          <table:table-cell office:value-type="float" office:value="0.00000173780697835119" calcext:value-type="float">
            <text:p>0.000</text:p>
          </table:table-cell>
          <table:table-cell office:value-type="float" office:value="0.985921778643503" calcext:value-type="float">
            <text:p>0.986</text:p>
          </table:table-cell>
          <table:table-cell office:value-type="float" office:value="0.985924611084243" calcext:value-type="float">
            <text:p>0.986</text:p>
          </table:table-cell>
          <table:table-cell office:value-type="float" office:value="0.985922653125732" calcext:value-type="float">
            <text:p>0.986</text:p>
          </table:table-cell>
          <table:table-cell office:value-type="float" office:value="0.000000647829567454373" calcext:value-type="float">
            <text:p>0.000</text:p>
          </table:table-cell>
          <table:table-cell office:value-type="float" office:value="0.985921734286043" calcext:value-type="float">
            <text:p>0.986</text:p>
          </table:table-cell>
          <table:table-cell office:value-type="float" office:value="0.985925806246702" calcext:value-type="float">
            <text:p>0.986</text:p>
          </table:table-cell>
          <table:table-cell office:value-type="float" office:value="0.985923109479208" calcext:value-type="float">
            <text:p>0.986</text:p>
          </table:table-cell>
          <table:table-cell office:value-type="float" office:value="0.000000892592251611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963097720310776" calcext:value-type="float">
            <text:p>0.963</text:p>
          </table:table-cell>
          <table:table-cell office:value-type="float" office:value="0.965051055994619" calcext:value-type="float">
            <text:p>0.965</text:p>
          </table:table-cell>
          <table:table-cell office:value-type="float" office:value="0.963999072483099" calcext:value-type="float">
            <text:p>0.964</text:p>
          </table:table-cell>
          <table:table-cell office:value-type="float" office:value="0.000410396643914998" calcext:value-type="float">
            <text:p>0.000</text:p>
          </table:table-cell>
          <table:table-cell office:value-type="float" office:value="0.963066359552547" calcext:value-type="float">
            <text:p>0.963</text:p>
          </table:table-cell>
          <table:table-cell office:value-type="float" office:value="0.965517906842228" calcext:value-type="float">
            <text:p>0.966</text:p>
          </table:table-cell>
          <table:table-cell office:value-type="float" office:value="0.964060261658324" calcext:value-type="float">
            <text:p>0.964</text:p>
          </table:table-cell>
          <table:table-cell office:value-type="float" office:value="0.000526360342633938" calcext:value-type="float">
            <text:p>0.001</text:p>
          </table:table-cell>
          <table:table-cell office:value-type="float" office:value="0.962563275065272" calcext:value-type="float">
            <text:p>0.963</text:p>
          </table:table-cell>
          <table:table-cell office:value-type="float" office:value="0.96504492531151" calcext:value-type="float">
            <text:p>0.965</text:p>
          </table:table-cell>
          <table:table-cell office:value-type="float" office:value="0.963983922363501" calcext:value-type="float">
            <text:p>0.964</text:p>
          </table:table-cell>
          <table:table-cell office:value-type="float" office:value="0.000632469674841978" calcext:value-type="float">
            <text:p>0.001</text:p>
          </table:table-cell>
          <table:table-cell office:value-type="float" office:value="0.963005206841035" calcext:value-type="float">
            <text:p>0.963</text:p>
          </table:table-cell>
          <table:table-cell office:value-type="float" office:value="0.965365651856356" calcext:value-type="float">
            <text:p>0.965</text:p>
          </table:table-cell>
          <table:table-cell office:value-type="float" office:value="0.964052005568979" calcext:value-type="float">
            <text:p>0.964</text:p>
          </table:table-cell>
          <table:table-cell office:value-type="float" office:value="0.000504811454200089" calcext:value-type="float">
            <text:p>0.001</text:p>
          </table:table-cell>
          <table:table-cell office:value-type="float" office:value="0.963450602835621" calcext:value-type="float">
            <text:p>0.963</text:p>
          </table:table-cell>
          <table:table-cell office:value-type="float" office:value="0.966000476041457" calcext:value-type="float">
            <text:p>0.966</text:p>
          </table:table-cell>
          <table:table-cell office:value-type="float" office:value="0.964264119201503" calcext:value-type="float">
            <text:p>0.964</text:p>
          </table:table-cell>
          <table:table-cell office:value-type="float" office:value="0.000523970815714191" calcext:value-type="float">
            <text:p>0.001</text:p>
          </table:table-cell>
          <table:table-cell office:value-type="float" office:value="0.962855302088732" calcext:value-type="float">
            <text:p>0.963</text:p>
          </table:table-cell>
          <table:table-cell office:value-type="float" office:value="0.966300795963989" calcext:value-type="float">
            <text:p>0.966</text:p>
          </table:table-cell>
          <table:table-cell office:value-type="float" office:value="0.964256072793797" calcext:value-type="float">
            <text:p>0.964</text:p>
          </table:table-cell>
          <table:table-cell office:value-type="float" office:value="0.00070005285953208" calcext:value-type="float">
            <text:p>0.001</text:p>
          </table:table-cell>
          <table:table-cell office:value-type="float" office:value="0.963078332102883" calcext:value-type="float">
            <text:p>0.963</text:p>
          </table:table-cell>
          <table:table-cell office:value-type="float" office:value="0.965640581226001" calcext:value-type="float">
            <text:p>0.966</text:p>
          </table:table-cell>
          <table:table-cell office:value-type="float" office:value="0.964270003178532" calcext:value-type="float">
            <text:p>0.964</text:p>
          </table:table-cell>
          <table:table-cell office:value-type="float" office:value="0.000611849206141766" calcext:value-type="float">
            <text:p>0.001</text:p>
          </table:table-cell>
          <table:table-cell office:value-type="float" office:value="0.962888336288302" calcext:value-type="float">
            <text:p>0.963</text:p>
          </table:table-cell>
          <table:table-cell office:value-type="float" office:value="0.966713249344958" calcext:value-type="float">
            <text:p>0.967</text:p>
          </table:table-cell>
          <table:table-cell office:value-type="float" office:value="0.964227462766084" calcext:value-type="float">
            <text:p>0.964</text:p>
          </table:table-cell>
          <table:table-cell office:value-type="float" office:value="0.000708521563368417" calcext:value-type="float">
            <text:p>0.001</text:p>
          </table:table-cell>
          <table:table-cell office:value-type="float" office:value="0.96320227703187" calcext:value-type="float">
            <text:p>0.963</text:p>
          </table:table-cell>
          <table:table-cell office:value-type="float" office:value="0.965371358842564" calcext:value-type="float">
            <text:p>0.965</text:p>
          </table:table-cell>
          <table:table-cell office:value-type="float" office:value="0.964311280332984" calcext:value-type="float">
            <text:p>0.964</text:p>
          </table:table-cell>
          <table:table-cell office:value-type="float" office:value="0.000587796999315782" calcext:value-type="float">
            <text:p>0.001</text:p>
          </table:table-cell>
          <table:table-cell office:value-type="float" office:value="0.962879668492269" calcext:value-type="float">
            <text:p>0.963</text:p>
          </table:table-cell>
          <table:table-cell office:value-type="float" office:value="0.965591240525518" calcext:value-type="float">
            <text:p>0.966</text:p>
          </table:table-cell>
          <table:table-cell office:value-type="float" office:value="0.964248420611479" calcext:value-type="float">
            <text:p>0.964</text:p>
          </table:table-cell>
          <table:table-cell office:value-type="float" office:value="0.00064970388613345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576867850699166" calcext:value-type="float">
            <text:p>0.577</text:p>
          </table:table-cell>
          <table:table-cell office:value-type="float" office:value="0.927030817593838" calcext:value-type="float">
            <text:p>0.927</text:p>
          </table:table-cell>
          <table:table-cell office:value-type="float" office:value="0.695746944950855" calcext:value-type="float">
            <text:p>0.696</text:p>
          </table:table-cell>
          <table:table-cell office:value-type="float" office:value="0.16407849355071" calcext:value-type="float">
            <text:p>0.164</text:p>
          </table:table-cell>
          <table:table-cell office:value-type="float" office:value="0.576716196397424" calcext:value-type="float">
            <text:p>0.577</text:p>
          </table:table-cell>
          <table:table-cell office:value-type="float" office:value="0.917454195161753" calcext:value-type="float">
            <text:p>0.917</text:p>
          </table:table-cell>
          <table:table-cell office:value-type="float" office:value="0.645910404327734" calcext:value-type="float">
            <text:p>0.646</text:p>
          </table:table-cell>
          <table:table-cell office:value-type="float" office:value="0.127297186677064" calcext:value-type="float">
            <text:p>0.127</text:p>
          </table:table-cell>
          <table:table-cell office:value-type="float" office:value="0.57679882562989" calcext:value-type="float">
            <text:p>0.577</text:p>
          </table:table-cell>
          <table:table-cell office:value-type="float" office:value="0.921846056036272" calcext:value-type="float">
            <text:p>0.922</text:p>
          </table:table-cell>
          <table:table-cell office:value-type="float" office:value="0.822147818978821" calcext:value-type="float">
            <text:p>0.822</text:p>
          </table:table-cell>
          <table:table-cell office:value-type="float" office:value="0.135388456087037" calcext:value-type="float">
            <text:p>0.135</text:p>
          </table:table-cell>
          <table:table-cell office:value-type="float" office:value="0.819007691315868" calcext:value-type="float">
            <text:p>0.819</text:p>
          </table:table-cell>
          <table:table-cell office:value-type="float" office:value="0.925604791075084" calcext:value-type="float">
            <text:p>0.926</text:p>
          </table:table-cell>
          <table:table-cell office:value-type="float" office:value="0.892492278942196" calcext:value-type="float">
            <text:p>0.892</text:p>
          </table:table-cell>
          <table:table-cell office:value-type="float" office:value="0.0282992399492584" calcext:value-type="float">
            <text:p>0.028</text:p>
          </table:table-cell>
          <table:table-cell office:value-type="float" office:value="0.87582401161652" calcext:value-type="float">
            <text:p>0.876</text:p>
          </table:table-cell>
          <table:table-cell office:value-type="float" office:value="0.925679409681278" calcext:value-type="float">
            <text:p>0.926</text:p>
          </table:table-cell>
          <table:table-cell office:value-type="float" office:value="0.9087132019187" calcext:value-type="float">
            <text:p>0.909</text:p>
          </table:table-cell>
          <table:table-cell office:value-type="float" office:value="0.0103019095032177" calcext:value-type="float">
            <text:p>0.010</text:p>
          </table:table-cell>
          <table:table-cell office:value-type="float" office:value="0.869056764973793" calcext:value-type="float">
            <text:p>0.869</text:p>
          </table:table-cell>
          <table:table-cell office:value-type="float" office:value="0.922861006471642" calcext:value-type="float">
            <text:p>0.923</text:p>
          </table:table-cell>
          <table:table-cell office:value-type="float" office:value="0.907167470392937" calcext:value-type="float">
            <text:p>0.907</text:p>
          </table:table-cell>
          <table:table-cell office:value-type="float" office:value="0.0122537301865651" calcext:value-type="float">
            <text:p>0.012</text:p>
          </table:table-cell>
          <table:table-cell office:value-type="float" office:value="0.868596284192095" calcext:value-type="float">
            <text:p>0.869</text:p>
          </table:table-cell>
          <table:table-cell office:value-type="float" office:value="0.921788345686377" calcext:value-type="float">
            <text:p>0.922</text:p>
          </table:table-cell>
          <table:table-cell office:value-type="float" office:value="0.904385271305255" calcext:value-type="float">
            <text:p>0.904</text:p>
          </table:table-cell>
          <table:table-cell office:value-type="float" office:value="0.0130233461614716" calcext:value-type="float">
            <text:p>0.013</text:p>
          </table:table-cell>
          <table:table-cell office:value-type="float" office:value="0.875250332061187" calcext:value-type="float">
            <text:p>0.875</text:p>
          </table:table-cell>
          <table:table-cell office:value-type="float" office:value="0.918887853954546" calcext:value-type="float">
            <text:p>0.919</text:p>
          </table:table-cell>
          <table:table-cell office:value-type="float" office:value="0.904677453743185" calcext:value-type="float">
            <text:p>0.905</text:p>
          </table:table-cell>
          <table:table-cell office:value-type="float" office:value="0.0130156847031967" calcext:value-type="float">
            <text:p>0.013</text:p>
          </table:table-cell>
          <table:table-cell office:value-type="float" office:value="0.863812484859165" calcext:value-type="float">
            <text:p>0.864</text:p>
          </table:table-cell>
          <table:table-cell office:value-type="float" office:value="0.920890297445057" calcext:value-type="float">
            <text:p>0.921</text:p>
          </table:table-cell>
          <table:table-cell office:value-type="float" office:value="0.906756812687611" calcext:value-type="float">
            <text:p>0.907</text:p>
          </table:table-cell>
          <table:table-cell office:value-type="float" office:value="0.014960057549642" calcext:value-type="float">
            <text:p>0.015</text:p>
          </table:table-cell>
          <table:table-cell office:value-type="float" office:value="0.858976893974493" calcext:value-type="float">
            <text:p>0.859</text:p>
          </table:table-cell>
          <table:table-cell office:value-type="float" office:value="0.923360714533327" calcext:value-type="float">
            <text:p>0.923</text:p>
          </table:table-cell>
          <table:table-cell office:value-type="float" office:value="0.900543022294019" calcext:value-type="float">
            <text:p>0.901</text:p>
          </table:table-cell>
          <table:table-cell office:value-type="float" office:value="0.0148533539686586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791120101725925" calcext:value-type="float">
            <text:p>0.791</text:p>
          </table:table-cell>
          <table:table-cell office:value-type="float" office:value="0.975737008521148" calcext:value-type="float">
            <text:p>0.976</text:p>
          </table:table-cell>
          <table:table-cell office:value-type="float" office:value="0.964157686109644" calcext:value-type="float">
            <text:p>0.964</text:p>
          </table:table-cell>
          <table:table-cell office:value-type="float" office:value="0.0310067370967358" calcext:value-type="float">
            <text:p>0.031</text:p>
          </table:table-cell>
          <table:table-cell office:value-type="float" office:value="0.950254538409967" calcext:value-type="float">
            <text:p>0.950</text:p>
          </table:table-cell>
          <table:table-cell office:value-type="float" office:value="0.973827031902267" calcext:value-type="float">
            <text:p>0.974</text:p>
          </table:table-cell>
          <table:table-cell office:value-type="float" office:value="0.961531072997035" calcext:value-type="float">
            <text:p>0.962</text:p>
          </table:table-cell>
          <table:table-cell office:value-type="float" office:value="0.00688021724068998" calcext:value-type="float">
            <text:p>0.007</text:p>
          </table:table-cell>
          <table:table-cell office:value-type="float" office:value="0.924414032477234" calcext:value-type="float">
            <text:p>0.924</text:p>
          </table:table-cell>
          <table:table-cell office:value-type="float" office:value="0.97486650843821" calcext:value-type="float">
            <text:p>0.975</text:p>
          </table:table-cell>
          <table:table-cell office:value-type="float" office:value="0.94663857695389" calcext:value-type="float">
            <text:p>0.947</text:p>
          </table:table-cell>
          <table:table-cell office:value-type="float" office:value="0.011423793107252" calcext:value-type="float">
            <text:p>0.011</text:p>
          </table:table-cell>
          <table:table-cell office:value-type="float" office:value="0.911366425396446" calcext:value-type="float">
            <text:p>0.911</text:p>
          </table:table-cell>
          <table:table-cell office:value-type="float" office:value="0.971415845249254" calcext:value-type="float">
            <text:p>0.971</text:p>
          </table:table-cell>
          <table:table-cell office:value-type="float" office:value="0.937037899508135" calcext:value-type="float">
            <text:p>0.937</text:p>
          </table:table-cell>
          <table:table-cell office:value-type="float" office:value="0.0170055108964637" calcext:value-type="float">
            <text:p>0.017</text:p>
          </table:table-cell>
          <table:table-cell office:value-type="float" office:value="0.901091653961799" calcext:value-type="float">
            <text:p>0.901</text:p>
          </table:table-cell>
          <table:table-cell office:value-type="float" office:value="0.972730125267262" calcext:value-type="float">
            <text:p>0.973</text:p>
          </table:table-cell>
          <table:table-cell office:value-type="float" office:value="0.946205132630639" calcext:value-type="float">
            <text:p>0.946</text:p>
          </table:table-cell>
          <table:table-cell office:value-type="float" office:value="0.0209738579784819" calcext:value-type="float">
            <text:p>0.021</text:p>
          </table:table-cell>
          <table:table-cell office:value-type="float" office:value="0.91263808728079" calcext:value-type="float">
            <text:p>0.913</text:p>
          </table:table-cell>
          <table:table-cell office:value-type="float" office:value="0.971794874661334" calcext:value-type="float">
            <text:p>0.972</text:p>
          </table:table-cell>
          <table:table-cell office:value-type="float" office:value="0.951260576754218" calcext:value-type="float">
            <text:p>0.951</text:p>
          </table:table-cell>
          <table:table-cell office:value-type="float" office:value="0.0141072727950491" calcext:value-type="float">
            <text:p>0.014</text:p>
          </table:table-cell>
          <table:table-cell office:value-type="float" office:value="0.911581279343692" calcext:value-type="float">
            <text:p>0.912</text:p>
          </table:table-cell>
          <table:table-cell office:value-type="float" office:value="0.970648277634711" calcext:value-type="float">
            <text:p>0.971</text:p>
          </table:table-cell>
          <table:table-cell office:value-type="float" office:value="0.945567462843946" calcext:value-type="float">
            <text:p>0.946</text:p>
          </table:table-cell>
          <table:table-cell office:value-type="float" office:value="0.0147352536026143" calcext:value-type="float">
            <text:p>0.015</text:p>
          </table:table-cell>
          <table:table-cell office:value-type="float" office:value="0.895027170773573" calcext:value-type="float">
            <text:p>0.895</text:p>
          </table:table-cell>
          <table:table-cell office:value-type="float" office:value="0.970718721271196" calcext:value-type="float">
            <text:p>0.971</text:p>
          </table:table-cell>
          <table:table-cell office:value-type="float" office:value="0.945330157178176" calcext:value-type="float">
            <text:p>0.945</text:p>
          </table:table-cell>
          <table:table-cell office:value-type="float" office:value="0.0178064859745989" calcext:value-type="float">
            <text:p>0.018</text:p>
          </table:table-cell>
          <table:table-cell office:value-type="float" office:value="0.898315005934022" calcext:value-type="float">
            <text:p>0.898</text:p>
          </table:table-cell>
          <table:table-cell office:value-type="float" office:value="0.971821204335394" calcext:value-type="float">
            <text:p>0.972</text:p>
          </table:table-cell>
          <table:table-cell office:value-type="float" office:value="0.948490359351607" calcext:value-type="float">
            <text:p>0.948</text:p>
          </table:table-cell>
          <table:table-cell office:value-type="float" office:value="0.0201334747784536" calcext:value-type="float">
            <text:p>0.020</text:p>
          </table:table-cell>
          <table:table-cell office:value-type="float" office:value="0.908614953253536" calcext:value-type="float">
            <text:p>0.909</text:p>
          </table:table-cell>
          <table:table-cell office:value-type="float" office:value="0.97077213502527" calcext:value-type="float">
            <text:p>0.971</text:p>
          </table:table-cell>
          <table:table-cell office:value-type="float" office:value="0.947176504945415" calcext:value-type="float">
            <text:p>0.947</text:p>
          </table:table-cell>
          <table:table-cell office:value-type="float" office:value="0.0169488853178732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1394714286274" calcext:value-type="float">
            <text:p>0.151</text:p>
          </table:table-cell>
          <table:table-cell office:value-type="float" office:value="0.576020258766206" calcext:value-type="float">
            <text:p>0.576</text:p>
          </table:table-cell>
          <table:table-cell office:value-type="float" office:value="0.422120337819573" calcext:value-type="float">
            <text:p>0.422</text:p>
          </table:table-cell>
          <table:table-cell office:value-type="float" office:value="0.150947044178846" calcext:value-type="float">
            <text:p>0.151</text:p>
          </table:table-cell>
          <table:table-cell office:value-type="float" office:value="0.153763000353877" calcext:value-type="float">
            <text:p>0.154</text:p>
          </table:table-cell>
          <table:table-cell office:value-type="float" office:value="0.578572396649685" calcext:value-type="float">
            <text:p>0.579</text:p>
          </table:table-cell>
          <table:table-cell office:value-type="float" office:value="0.55831788903648" calcext:value-type="float">
            <text:p>0.558</text:p>
          </table:table-cell>
          <table:table-cell office:value-type="float" office:value="0.0748112134362862" calcext:value-type="float">
            <text:p>0.075</text:p>
          </table:table-cell>
          <table:table-cell office:value-type="float" office:value="0.573878841775611" calcext:value-type="float">
            <text:p>0.574</text:p>
          </table:table-cell>
          <table:table-cell office:value-type="float" office:value="0.617806730931959" calcext:value-type="float">
            <text:p>0.618</text:p>
          </table:table-cell>
          <table:table-cell office:value-type="float" office:value="0.576449545612962" calcext:value-type="float">
            <text:p>0.576</text:p>
          </table:table-cell>
          <table:table-cell office:value-type="float" office:value="0.00717701573009425" calcext:value-type="float">
            <text:p>0.007</text:p>
          </table:table-cell>
          <table:table-cell office:value-type="float" office:value="0.391045690314803" calcext:value-type="float">
            <text:p>0.391</text:p>
          </table:table-cell>
          <table:table-cell office:value-type="float" office:value="0.690635557028379" calcext:value-type="float">
            <text:p>0.691</text:p>
          </table:table-cell>
          <table:table-cell office:value-type="float" office:value="0.602686999231943" calcext:value-type="float">
            <text:p>0.603</text:p>
          </table:table-cell>
          <table:table-cell office:value-type="float" office:value="0.0937300326571584" calcext:value-type="float">
            <text:p>0.094</text:p>
          </table:table-cell>
          <table:table-cell office:value-type="float" office:value="0.41013572415114" calcext:value-type="float">
            <text:p>0.410</text:p>
          </table:table-cell>
          <table:table-cell office:value-type="float" office:value="0.723218269142614" calcext:value-type="float">
            <text:p>0.723</text:p>
          </table:table-cell>
          <table:table-cell office:value-type="float" office:value="0.590702115985602" calcext:value-type="float">
            <text:p>0.591</text:p>
          </table:table-cell>
          <table:table-cell office:value-type="float" office:value="0.100925862851722" calcext:value-type="float">
            <text:p>0.101</text:p>
          </table:table-cell>
          <table:table-cell office:value-type="float" office:value="0.403739143900427" calcext:value-type="float">
            <text:p>0.404</text:p>
          </table:table-cell>
          <table:table-cell office:value-type="float" office:value="0.712197110491593" calcext:value-type="float">
            <text:p>0.712</text:p>
          </table:table-cell>
          <table:table-cell office:value-type="float" office:value="0.583323102425561" calcext:value-type="float">
            <text:p>0.583</text:p>
          </table:table-cell>
          <table:table-cell office:value-type="float" office:value="0.105527513181994" calcext:value-type="float">
            <text:p>0.106</text:p>
          </table:table-cell>
          <table:table-cell office:value-type="float" office:value="0.400263304683171" calcext:value-type="float">
            <text:p>0.400</text:p>
          </table:table-cell>
          <table:table-cell office:value-type="float" office:value="0.721996349688785" calcext:value-type="float">
            <text:p>0.722</text:p>
          </table:table-cell>
          <table:table-cell office:value-type="float" office:value="0.570809830415479" calcext:value-type="float">
            <text:p>0.571</text:p>
          </table:table-cell>
          <table:table-cell office:value-type="float" office:value="0.110328199796885" calcext:value-type="float">
            <text:p>0.110</text:p>
          </table:table-cell>
          <table:table-cell office:value-type="float" office:value="0.404811738691184" calcext:value-type="float">
            <text:p>0.405</text:p>
          </table:table-cell>
          <table:table-cell office:value-type="float" office:value="0.758496017235646" calcext:value-type="float">
            <text:p>0.758</text:p>
          </table:table-cell>
          <table:table-cell office:value-type="float" office:value="0.592559315177273" calcext:value-type="float">
            <text:p>0.593</text:p>
          </table:table-cell>
          <table:table-cell office:value-type="float" office:value="0.0942168451596704" calcext:value-type="float">
            <text:p>0.094</text:p>
          </table:table-cell>
          <table:table-cell office:value-type="float" office:value="0.38720588460221" calcext:value-type="float">
            <text:p>0.387</text:p>
          </table:table-cell>
          <table:table-cell office:value-type="float" office:value="0.734208904665096" calcext:value-type="float">
            <text:p>0.734</text:p>
          </table:table-cell>
          <table:table-cell office:value-type="float" office:value="0.593311706207737" calcext:value-type="float">
            <text:p>0.593</text:p>
          </table:table-cell>
          <table:table-cell office:value-type="float" office:value="0.106703289813737" calcext:value-type="float">
            <text:p>0.107</text:p>
          </table:table-cell>
          <table:table-cell office:value-type="float" office:value="0.381055275448657" calcext:value-type="float">
            <text:p>0.381</text:p>
          </table:table-cell>
          <table:table-cell office:value-type="float" office:value="0.70426597521733" calcext:value-type="float">
            <text:p>0.704</text:p>
          </table:table-cell>
          <table:table-cell office:value-type="float" office:value="0.54621361745008" calcext:value-type="float">
            <text:p>0.546</text:p>
          </table:table-cell>
          <table:table-cell office:value-type="float" office:value="0.11582536326772" calcext:value-type="float">
            <text:p>0.116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34:.C52])" office:value-type="float" office:value="0.856375164384075" calcext:value-type="float">
            <text:p>0.856</text:p>
          </table:table-cell>
          <table:table-cell table:formula="of:=AVERAGE([.D34:.D52])" office:value-type="float" office:value="0.919027442864398" calcext:value-type="float">
            <text:p>0.919</text:p>
          </table:table-cell>
          <table:table-cell table:formula="of:=AVERAGE([.E34:.E52])" office:value-type="float" office:value="0.892836550821956" calcext:value-type="float">
            <text:p>0.893</text:p>
          </table:table-cell>
          <table:table-cell table:formula="of:=AVERAGE([.F34:.F52])" office:value-type="float" office:value="0.0221108605741352" calcext:value-type="float">
            <text:p>0.022</text:p>
          </table:table-cell>
          <table:table-cell table:formula="of:=AVERAGE([.G34:.G52])" office:value-type="float" office:value="0.865875525037226" calcext:value-type="float">
            <text:p>0.866</text:p>
          </table:table-cell>
          <table:table-cell table:formula="of:=AVERAGE([.H34:.H52])" office:value-type="float" office:value="0.9185513129085" calcext:value-type="float">
            <text:p>0.919</text:p>
          </table:table-cell>
          <table:table-cell table:formula="of:=AVERAGE([.I34:.I52])" office:value-type="float" office:value="0.898725122306968" calcext:value-type="float">
            <text:p>0.899</text:p>
          </table:table-cell>
          <table:table-cell table:formula="of:=AVERAGE([.J34:.J52])" office:value-type="float" office:value="0.0137907755536954" calcext:value-type="float">
            <text:p>0.014</text:p>
          </table:table-cell>
          <table:table-cell table:formula="of:=AVERAGE([.K34:.K52])" office:value-type="float" office:value="0.885659719686476" calcext:value-type="float">
            <text:p>0.886</text:p>
          </table:table-cell>
          <table:table-cell table:formula="of:=AVERAGE([.L34:.L52])" office:value-type="float" office:value="0.918957519117546" calcext:value-type="float">
            <text:p>0.919</text:p>
          </table:table-cell>
          <table:table-cell table:formula="of:=AVERAGE([.M34:.M52])" office:value-type="float" office:value="0.903105645490065" calcext:value-type="float">
            <text:p>0.903</text:p>
          </table:table-cell>
          <table:table-cell table:formula="of:=AVERAGE([.N34:.N52])" office:value-type="float" office:value="0.0105588608046307" calcext:value-type="float">
            <text:p>0.011</text:p>
          </table:table-cell>
          <table:table-cell table:formula="of:=AVERAGE([.O34:.O52])" office:value-type="float" office:value="0.887941065038319" calcext:value-type="float">
            <text:p>0.888</text:p>
          </table:table-cell>
          <table:table-cell table:formula="of:=AVERAGE([.P34:.P52])" office:value-type="float" office:value="0.921919932021931" calcext:value-type="float">
            <text:p>0.922</text:p>
          </table:table-cell>
          <table:table-cell table:formula="of:=AVERAGE([.Q34:.Q52])" office:value-type="float" office:value="0.906466404033099" calcext:value-type="float">
            <text:p>0.906</text:p>
          </table:table-cell>
          <table:table-cell table:formula="of:=AVERAGE([.R34:.R52])" office:value-type="float" office:value="0.00908011433215907" calcext:value-type="float">
            <text:p>0.009</text:p>
          </table:table-cell>
          <table:table-cell table:formula="of:=AVERAGE([.S34:.S52])" office:value-type="float" office:value="0.892978983208646" calcext:value-type="float">
            <text:p>0.893</text:p>
          </table:table-cell>
          <table:table-cell table:formula="of:=AVERAGE([.T34:.T52])" office:value-type="float" office:value="0.927641511389307" calcext:value-type="float">
            <text:p>0.928</text:p>
          </table:table-cell>
          <table:table-cell table:formula="of:=AVERAGE([.U34:.U52])" office:value-type="float" office:value="0.915595773342721" calcext:value-type="float">
            <text:p>0.916</text:p>
          </table:table-cell>
          <table:table-cell table:formula="of:=AVERAGE([.V34:.V52])" office:value-type="float" office:value="0.00936989719438508" calcext:value-type="float">
            <text:p>0.009</text:p>
          </table:table-cell>
          <table:table-cell table:formula="of:=AVERAGE([.W34:.W52])" office:value-type="float" office:value="0.892260540185237" calcext:value-type="float">
            <text:p>0.892</text:p>
          </table:table-cell>
          <table:table-cell table:formula="of:=AVERAGE([.X34:.X52])" office:value-type="float" office:value="0.926555536615227" calcext:value-type="float">
            <text:p>0.927</text:p>
          </table:table-cell>
          <table:table-cell table:formula="of:=AVERAGE([.Y34:.Y52])" office:value-type="float" office:value="0.914756525659765" calcext:value-type="float">
            <text:p>0.915</text:p>
          </table:table-cell>
          <table:table-cell table:formula="of:=AVERAGE([.Z34:.Z52])" office:value-type="float" office:value="0.00956894518932295" calcext:value-type="float">
            <text:p>0.010</text:p>
          </table:table-cell>
          <table:table-cell table:formula="of:=AVERAGE([.AA34:.AA52])" office:value-type="float" office:value="0.890521759431442" calcext:value-type="float">
            <text:p>0.891</text:p>
          </table:table-cell>
          <table:table-cell table:formula="of:=AVERAGE([.AB34:.AB52])" office:value-type="float" office:value="0.927639677710585" calcext:value-type="float">
            <text:p>0.928</text:p>
          </table:table-cell>
          <table:table-cell table:formula="of:=AVERAGE([.AC34:.AC52])" office:value-type="float" office:value="0.910825991934221" calcext:value-type="float">
            <text:p>0.911</text:p>
          </table:table-cell>
          <table:table-cell table:formula="of:=AVERAGE([.AD34:.AD52])" office:value-type="float" office:value="0.0120352044542534" calcext:value-type="float">
            <text:p>0.012</text:p>
          </table:table-cell>
          <table:table-cell table:formula="of:=AVERAGE([.AE34:.AE52])" office:value-type="float" office:value="0.889089996700207" calcext:value-type="float">
            <text:p>0.889</text:p>
          </table:table-cell>
          <table:table-cell table:formula="of:=AVERAGE([.AF34:.AF52])" office:value-type="float" office:value="0.92851956092141" calcext:value-type="float">
            <text:p>0.929</text:p>
          </table:table-cell>
          <table:table-cell table:formula="of:=AVERAGE([.AG34:.AG52])" office:value-type="float" office:value="0.910796575899797" calcext:value-type="float">
            <text:p>0.911</text:p>
          </table:table-cell>
          <table:table-cell table:formula="of:=AVERAGE([.AH34:.AH52])" office:value-type="float" office:value="0.0113017962902728" calcext:value-type="float">
            <text:p>0.011</text:p>
          </table:table-cell>
          <table:table-cell table:formula="of:=AVERAGE([.AI34:.AI52])" office:value-type="float" office:value="0.887518378075587" calcext:value-type="float">
            <text:p>0.888</text:p>
          </table:table-cell>
          <table:table-cell table:formula="of:=AVERAGE([.AJ34:.AJ52])" office:value-type="float" office:value="0.927881401955828" calcext:value-type="float">
            <text:p>0.928</text:p>
          </table:table-cell>
          <table:table-cell table:formula="of:=AVERAGE([.AK34:.AK52])" office:value-type="float" office:value="0.911418746906235" calcext:value-type="float">
            <text:p>0.911</text:p>
          </table:table-cell>
          <table:table-cell table:formula="of:=AVERAGE([.AL34:.AL52])" office:value-type="float" office:value="0.0124480949116076" calcext:value-type="float">
            <text:p>0.012</text:p>
          </table:table-cell>
          <table:table-cell table:formula="of:=AVERAGE([.AM34:.AM52])" office:value-type="float" office:value="0.887407416591826" calcext:value-type="float">
            <text:p>0.887</text:p>
          </table:table-cell>
          <table:table-cell table:formula="of:=AVERAGE([.AN34:.AN52])" office:value-type="float" office:value="0.926669906740661" calcext:value-type="float">
            <text:p>0.927</text:p>
          </table:table-cell>
          <table:table-cell table:formula="of:=AVERAGE([.AO34:.AO52])" office:value-type="float" office:value="0.90876633070006" calcext:value-type="float">
            <text:p>0.909</text:p>
          </table:table-cell>
          <table:table-cell table:formula="of:=AVERAGE([.AP34:.AP52])" office:value-type="float" office:value="0.0128321602011346" calcext:value-type="float">
            <text:p>0.013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 table:number-rows-repeated="4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5"/>
          <table:table-cell table:style-name="ce51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 table:number-rows-repeated="3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81" calcext:value-type="float">
            <text:p>0.006</text:p>
          </table:table-cell>
          <table:table-cell office:value-type="float" office:value="0.052697" calcext:value-type="float">
            <text:p>0.053</text:p>
          </table:table-cell>
          <table:table-cell office:value-type="float" office:value="0.00889827742857143" calcext:value-type="float">
            <text:p>0.009</text:p>
          </table:table-cell>
          <table:table-cell office:value-type="float" office:value="0.0101145910108698" calcext:value-type="float">
            <text:p>0.010</text:p>
          </table:table-cell>
          <table:table-cell office:value-type="float" office:value="0.00602098" calcext:value-type="float">
            <text:p>0.006</text:p>
          </table:table-cell>
          <table:table-cell office:value-type="float" office:value="0.00905957" calcext:value-type="float">
            <text:p>0.009</text:p>
          </table:table-cell>
          <table:table-cell office:value-type="float" office:value="0.00645508342857143" calcext:value-type="float">
            <text:p>0.006</text:p>
          </table:table-cell>
          <table:table-cell office:value-type="float" office:value="0.000553883312992098" calcext:value-type="float">
            <text:p>0.001</text:p>
          </table:table-cell>
          <table:table-cell office:value-type="float" office:value="0.0060648" calcext:value-type="float">
            <text:p>0.006</text:p>
          </table:table-cell>
          <table:table-cell office:value-type="float" office:value="0.0112688" calcext:value-type="float">
            <text:p>0.011</text:p>
          </table:table-cell>
          <table:table-cell office:value-type="float" office:value="0.00678214885714286" calcext:value-type="float">
            <text:p>0.007</text:p>
          </table:table-cell>
          <table:table-cell office:value-type="float" office:value="0.00123745326153071" calcext:value-type="float">
            <text:p>0.001</text:p>
          </table:table-cell>
          <table:table-cell office:value-type="float" office:value="0.00616651" calcext:value-type="float">
            <text:p>0.006</text:p>
          </table:table-cell>
          <table:table-cell office:value-type="float" office:value="0.0266925" calcext:value-type="float">
            <text:p>0.027</text:p>
          </table:table-cell>
          <table:table-cell office:value-type="float" office:value="0.00774377142857143" calcext:value-type="float">
            <text:p>0.008</text:p>
          </table:table-cell>
          <table:table-cell office:value-type="float" office:value="0.00377650702437594" calcext:value-type="float">
            <text:p>0.004</text:p>
          </table:table-cell>
          <table:table-cell office:value-type="float" office:value="0.00595634" calcext:value-type="float">
            <text:p>0.006</text:p>
          </table:table-cell>
          <table:table-cell office:value-type="float" office:value="0.0145071" calcext:value-type="float">
            <text:p>0.015</text:p>
          </table:table-cell>
          <table:table-cell office:value-type="float" office:value="0.00774085085714286" calcext:value-type="float">
            <text:p>0.008</text:p>
          </table:table-cell>
          <table:table-cell office:value-type="float" office:value="0.00221671780519806" calcext:value-type="float">
            <text:p>0.002</text:p>
          </table:table-cell>
          <table:table-cell office:value-type="float" office:value="0.00601246" calcext:value-type="float">
            <text:p>0.006</text:p>
          </table:table-cell>
          <table:table-cell office:value-type="float" office:value="0.0128704" calcext:value-type="float">
            <text:p>0.013</text:p>
          </table:table-cell>
          <table:table-cell office:value-type="float" office:value="0.00716939371428571" calcext:value-type="float">
            <text:p>0.007</text:p>
          </table:table-cell>
          <table:table-cell office:value-type="float" office:value="0.00150736165895644" calcext:value-type="float">
            <text:p>0.002</text:p>
          </table:table-cell>
          <table:table-cell office:value-type="float" office:value="0.00593398" calcext:value-type="float">
            <text:p>0.006</text:p>
          </table:table-cell>
          <table:table-cell office:value-type="float" office:value="0.0249176" calcext:value-type="float">
            <text:p>0.025</text:p>
          </table:table-cell>
          <table:table-cell office:value-type="float" office:value="0.00782518057142857" calcext:value-type="float">
            <text:p>0.008</text:p>
          </table:table-cell>
          <table:table-cell office:value-type="float" office:value="0.00356882574328143" calcext:value-type="float">
            <text:p>0.004</text:p>
          </table:table-cell>
          <table:table-cell office:value-type="float" office:value="0.00591084" calcext:value-type="float">
            <text:p>0.006</text:p>
          </table:table-cell>
          <table:table-cell office:value-type="float" office:value="0.0183263" calcext:value-type="float">
            <text:p>0.018</text:p>
          </table:table-cell>
          <table:table-cell office:value-type="float" office:value="0.00822890571428572" calcext:value-type="float">
            <text:p>0.008</text:p>
          </table:table-cell>
          <table:table-cell office:value-type="float" office:value="0.00310323797901969" calcext:value-type="float">
            <text:p>0.003</text:p>
          </table:table-cell>
          <table:table-cell office:value-type="float" office:value="0.00594677" calcext:value-type="float">
            <text:p>0.006</text:p>
          </table:table-cell>
          <table:table-cell office:value-type="float" office:value="0.0385554" calcext:value-type="float">
            <text:p>0.039</text:p>
          </table:table-cell>
          <table:table-cell office:value-type="float" office:value="0.00961188885714286" calcext:value-type="float">
            <text:p>0.010</text:p>
          </table:table-cell>
          <table:table-cell office:value-type="float" office:value="0.00639284130707411" calcext:value-type="float">
            <text:p>0.006</text:p>
          </table:table-cell>
          <table:table-cell office:value-type="float" office:value="0.00592857" calcext:value-type="float">
            <text:p>0.006</text:p>
          </table:table-cell>
          <table:table-cell office:value-type="float" office:value="0.024371" calcext:value-type="float">
            <text:p>0.024</text:p>
          </table:table-cell>
          <table:table-cell office:value-type="float" office:value="0.00815433171428571" calcext:value-type="float">
            <text:p>0.008</text:p>
          </table:table-cell>
          <table:table-cell office:value-type="float" office:value="0.00437781364891556" calcext:value-type="float">
            <text:p>0.00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00284332" calcext:value-type="float">
            <text:p>0.003</text:p>
          </table:table-cell>
          <table:table-cell office:value-type="float" office:value="0.0532816" calcext:value-type="float">
            <text:p>0.053</text:p>
          </table:table-cell>
          <table:table-cell office:value-type="float" office:value="0.0489189554285714" calcext:value-type="float">
            <text:p>0.049</text:p>
          </table:table-cell>
          <table:table-cell office:value-type="float" office:value="0.0141073008843132" calcext:value-type="float">
            <text:p>0.014</text:p>
          </table:table-cell>
          <table:table-cell office:value-type="float" office:value="0.00284377" calcext:value-type="float">
            <text:p>0.003</text:p>
          </table:table-cell>
          <table:table-cell office:value-type="float" office:value="0.00284579" calcext:value-type="float">
            <text:p>0.003</text:p>
          </table:table-cell>
          <table:table-cell office:value-type="float" office:value="0.00284524857142857" calcext:value-type="float">
            <text:p>0.003</text:p>
          </table:table-cell>
          <table:table-cell office:value-type="float" office:value="0.000000389836177000001" calcext:value-type="float">
            <text:p>0.000</text:p>
          </table:table-cell>
          <table:table-cell office:value-type="float" office:value="0.00282063" calcext:value-type="float">
            <text:p>0.003</text:p>
          </table:table-cell>
          <table:table-cell office:value-type="float" office:value="0.00284688" calcext:value-type="float">
            <text:p>0.003</text:p>
          </table:table-cell>
          <table:table-cell office:value-type="float" office:value="0.00284327628571429" calcext:value-type="float">
            <text:p>0.003</text:p>
          </table:table-cell>
          <table:table-cell office:value-type="float" office:value="0.00000511654129031614" calcext:value-type="float">
            <text:p>0.000</text:p>
          </table:table-cell>
          <table:table-cell office:value-type="float" office:value="0.00283178" calcext:value-type="float">
            <text:p>0.003</text:p>
          </table:table-cell>
          <table:table-cell office:value-type="float" office:value="0.00284498" calcext:value-type="float">
            <text:p>0.003</text:p>
          </table:table-cell>
          <table:table-cell office:value-type="float" office:value="0.00284348657142857" calcext:value-type="float">
            <text:p>0.003</text:p>
          </table:table-cell>
          <table:table-cell office:value-type="float" office:value="0.00000229741959953481" calcext:value-type="float">
            <text:p>0.000</text:p>
          </table:table-cell>
          <table:table-cell office:value-type="float" office:value="0.00277944" calcext:value-type="float">
            <text:p>0.003</text:p>
          </table:table-cell>
          <table:table-cell office:value-type="float" office:value="0.00284669" calcext:value-type="float">
            <text:p>0.003</text:p>
          </table:table-cell>
          <table:table-cell office:value-type="float" office:value="0.00284034371428571" calcext:value-type="float">
            <text:p>0.003</text:p>
          </table:table-cell>
          <table:table-cell office:value-type="float" office:value="0.0000114376748600439" calcext:value-type="float">
            <text:p>0.000</text:p>
          </table:table-cell>
          <table:table-cell office:value-type="float" office:value="0.00278699" calcext:value-type="float">
            <text:p>0.003</text:p>
          </table:table-cell>
          <table:table-cell office:value-type="float" office:value="0.00284728" calcext:value-type="float">
            <text:p>0.003</text:p>
          </table:table-cell>
          <table:table-cell office:value-type="float" office:value="0.00283716942857143" calcext:value-type="float">
            <text:p>0.003</text:p>
          </table:table-cell>
          <table:table-cell office:value-type="float" office:value="0.0000149272866049981" calcext:value-type="float">
            <text:p>0.000</text:p>
          </table:table-cell>
          <table:table-cell office:value-type="float" office:value="0.00280257" calcext:value-type="float">
            <text:p>0.003</text:p>
          </table:table-cell>
          <table:table-cell office:value-type="float" office:value="0.00284438" calcext:value-type="float">
            <text:p>0.003</text:p>
          </table:table-cell>
          <table:table-cell office:value-type="float" office:value="0.00283934428571429" calcext:value-type="float">
            <text:p>0.003</text:p>
          </table:table-cell>
          <table:table-cell office:value-type="float" office:value="0.00000940151941693146" calcext:value-type="float">
            <text:p>0.000</text:p>
          </table:table-cell>
          <table:table-cell office:value-type="float" office:value="0.00277223" calcext:value-type="float">
            <text:p>0.003</text:p>
          </table:table-cell>
          <table:table-cell office:value-type="float" office:value="0.00284411" calcext:value-type="float">
            <text:p>0.003</text:p>
          </table:table-cell>
          <table:table-cell office:value-type="float" office:value="0.00283922657142857" calcext:value-type="float">
            <text:p>0.003</text:p>
          </table:table-cell>
          <table:table-cell office:value-type="float" office:value="0.0000121776171590944" calcext:value-type="float">
            <text:p>0.000</text:p>
          </table:table-cell>
          <table:table-cell office:value-type="float" office:value="0.0028253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46828571429" calcext:value-type="float">
            <text:p>0.003</text:p>
          </table:table-cell>
          <table:table-cell office:value-type="float" office:value="0.00000416280158802031" calcext:value-type="float">
            <text:p>0.000</text:p>
          </table:table-cell>
          <table:table-cell office:value-type="float" office:value="0.0027809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04142857143" calcext:value-type="float">
            <text:p>0.003</text:p>
          </table:table-cell>
          <table:table-cell office:value-type="float" office:value="0.000010266372608210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00740342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971428572" calcext:value-type="float">
            <text:p>0.007</text:p>
          </table:table-cell>
          <table:table-cell office:value-type="float" office:value="0.0000000521254374032983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51142857143" calcext:value-type="float">
            <text:p>0.007</text:p>
          </table:table-cell>
          <table:table-cell office:value-type="float" office:value="0.0000000672794962246089" calcext:value-type="float">
            <text:p>0.000</text:p>
          </table:table-cell>
          <table:table-cell office:value-type="float" office:value="0.00740329" calcext:value-type="float">
            <text:p>0.007</text:p>
          </table:table-cell>
          <table:table-cell office:value-type="float" office:value="0.00740722" calcext:value-type="float">
            <text:p>0.007</text:p>
          </table:table-cell>
          <table:table-cell office:value-type="float" office:value="0.00740362342857143" calcext:value-type="float">
            <text:p>0.007</text:p>
          </table:table-cell>
          <table:table-cell office:value-type="float" office:value="0.000000640307706640866" calcext:value-type="float">
            <text:p>0.000</text:p>
          </table:table-cell>
          <table:table-cell office:value-type="float" office:value="0.00740324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50228571429" calcext:value-type="float">
            <text:p>0.007</text:p>
          </table:table-cell>
          <table:table-cell office:value-type="float" office:value="0.0000000902721508799411" calcext:value-type="float">
            <text:p>0.000</text:p>
          </table:table-cell>
          <table:table-cell office:value-type="float" office:value="0.00740322" calcext:value-type="float">
            <text:p>0.007</text:p>
          </table:table-cell>
          <table:table-cell office:value-type="float" office:value="0.0074054" calcext:value-type="float">
            <text:p>0.007</text:p>
          </table:table-cell>
          <table:table-cell office:value-type="float" office:value="0.00740355885714286" calcext:value-type="float">
            <text:p>0.007</text:p>
          </table:table-cell>
          <table:table-cell office:value-type="float" office:value="0.000000348734622219711" calcext:value-type="float">
            <text:p>0.000</text:p>
          </table:table-cell>
          <table:table-cell office:value-type="float" office:value="0.00740326" calcext:value-type="float">
            <text:p>0.007</text:p>
          </table:table-cell>
          <table:table-cell office:value-type="float" office:value="0.00740376" calcext:value-type="float">
            <text:p>0.007</text:p>
          </table:table-cell>
          <table:table-cell office:value-type="float" office:value="0.007403456" calcext:value-type="float">
            <text:p>0.007</text:p>
          </table:table-cell>
          <table:table-cell office:value-type="float" office:value="0.00000011856764193613" calcext:value-type="float">
            <text:p>0.000</text:p>
          </table:table-cell>
          <table:table-cell office:value-type="float" office:value="0.00740319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46" calcext:value-type="float">
            <text:p>0.007</text:p>
          </table:table-cell>
          <table:table-cell office:value-type="float" office:value="0.000000156592282240088" calcext:value-type="float">
            <text:p>0.000</text:p>
          </table:table-cell>
          <table:table-cell office:value-type="float" office:value="0.00740298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2457142857" calcext:value-type="float">
            <text:p>0.007</text:p>
          </table:table-cell>
          <table:table-cell office:value-type="float" office:value="0.000000185045829954872" calcext:value-type="float">
            <text:p>0.000</text:p>
          </table:table-cell>
          <table:table-cell office:value-type="float" office:value="0.00740304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" calcext:value-type="float">
            <text:p>0.007</text:p>
          </table:table-cell>
          <table:table-cell office:value-type="float" office:value="0.000000123773987574208" calcext:value-type="float">
            <text:p>0.000</text:p>
          </table:table-cell>
          <table:table-cell office:value-type="float" office:value="0.00740299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33742857143" calcext:value-type="float">
            <text:p>0.007</text:p>
          </table:table-cell>
          <table:table-cell office:value-type="float" office:value="0.00000016691046114855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00593786" calcext:value-type="float">
            <text:p>0.006</text:p>
          </table:table-cell>
          <table:table-cell office:value-type="float" office:value="0.00593888" calcext:value-type="float">
            <text:p>0.006</text:p>
          </table:table-cell>
          <table:table-cell office:value-type="float" office:value="0.00593866285714286" calcext:value-type="float">
            <text:p>0.006</text:p>
          </table:table-cell>
          <table:table-cell office:value-type="float" office:value="0.000000186892962927571" calcext:value-type="float">
            <text:p>0.000</text:p>
          </table:table-cell>
          <table:table-cell office:value-type="float" office:value="0.00593616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33171428572" calcext:value-type="float">
            <text:p>0.006</text:p>
          </table:table-cell>
          <table:table-cell office:value-type="float" office:value="0.000000532661702955909" calcext:value-type="float">
            <text:p>0.000</text:p>
          </table:table-cell>
          <table:table-cell office:value-type="float" office:value="0.0059337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04285714286" calcext:value-type="float">
            <text:p>0.006</text:p>
          </table:table-cell>
          <table:table-cell office:value-type="float" office:value="0.00000103098724234473" calcext:value-type="float">
            <text:p>0.000</text:p>
          </table:table-cell>
          <table:table-cell office:value-type="float" office:value="0.00593344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4114285714" calcext:value-type="float">
            <text:p>0.006</text:p>
          </table:table-cell>
          <table:table-cell office:value-type="float" office:value="0.000000931041725100231" calcext:value-type="float">
            <text:p>0.000</text:p>
          </table:table-cell>
          <table:table-cell office:value-type="float" office:value="0.00593174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7698" calcext:value-type="float">
            <text:p>0.006</text:p>
          </table:table-cell>
          <table:table-cell office:value-type="float" office:value="0.00000123917668519989" calcext:value-type="float">
            <text:p>0.000</text:p>
          </table:table-cell>
          <table:table-cell office:value-type="float" office:value="0.00593667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94285714286" calcext:value-type="float">
            <text:p>0.006</text:p>
          </table:table-cell>
          <table:table-cell office:value-type="float" office:value="0.000000386955674305956" calcext:value-type="float">
            <text:p>0.000</text:p>
          </table:table-cell>
          <table:table-cell office:value-type="float" office:value="0.00589295" calcext:value-type="float">
            <text:p>0.006</text:p>
          </table:table-cell>
          <table:table-cell office:value-type="float" office:value="0.00593868" calcext:value-type="float">
            <text:p>0.006</text:p>
          </table:table-cell>
          <table:table-cell office:value-type="float" office:value="0.00593661257142857" calcext:value-type="float">
            <text:p>0.006</text:p>
          </table:table-cell>
          <table:table-cell office:value-type="float" office:value="0.00000750876719683905" calcext:value-type="float">
            <text:p>0.000</text:p>
          </table:table-cell>
          <table:table-cell office:value-type="float" office:value="0.00592586" calcext:value-type="float">
            <text:p>0.006</text:p>
          </table:table-cell>
          <table:table-cell office:value-type="float" office:value="0.0059385" calcext:value-type="float">
            <text:p>0.006</text:p>
          </table:table-cell>
          <table:table-cell office:value-type="float" office:value="0.00593728685714286" calcext:value-type="float">
            <text:p>0.006</text:p>
          </table:table-cell>
          <table:table-cell office:value-type="float" office:value="0.00000215742938494416" calcext:value-type="float">
            <text:p>0.000</text:p>
          </table:table-cell>
          <table:table-cell office:value-type="float" office:value="0.00593469" calcext:value-type="float">
            <text:p>0.006</text:p>
          </table:table-cell>
          <table:table-cell office:value-type="float" office:value="0.0059384" calcext:value-type="float">
            <text:p>0.006</text:p>
          </table:table-cell>
          <table:table-cell office:value-type="float" office:value="0.00593783942857143" calcext:value-type="float">
            <text:p>0.006</text:p>
          </table:table-cell>
          <table:table-cell office:value-type="float" office:value="0.000000605092403130681" calcext:value-type="float">
            <text:p>0.000</text:p>
          </table:table-cell>
          <table:table-cell office:value-type="float" office:value="0.00593217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616" calcext:value-type="float">
            <text:p>0.006</text:p>
          </table:table-cell>
          <table:table-cell office:value-type="float" office:value="0.0000010201798160829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0621443" calcext:value-type="float">
            <text:p>0.062</text:p>
          </table:table-cell>
          <table:table-cell office:value-type="float" office:value="0.0660556" calcext:value-type="float">
            <text:p>0.066</text:p>
          </table:table-cell>
          <table:table-cell office:value-type="float" office:value="0.0651502685714286" calcext:value-type="float">
            <text:p>0.065</text:p>
          </table:table-cell>
          <table:table-cell office:value-type="float" office:value="0.000975495149221718" calcext:value-type="float">
            <text:p>0.001</text:p>
          </table:table-cell>
          <table:table-cell office:value-type="float" office:value="0.0481736" calcext:value-type="float">
            <text:p>0.048</text:p>
          </table:table-cell>
          <table:table-cell office:value-type="float" office:value="0.0560356" calcext:value-type="float">
            <text:p>0.056</text:p>
          </table:table-cell>
          <table:table-cell office:value-type="float" office:value="0.0541314571428571" calcext:value-type="float">
            <text:p>0.054</text:p>
          </table:table-cell>
          <table:table-cell office:value-type="float" office:value="0.00163796852931319" calcext:value-type="float">
            <text:p>0.002</text:p>
          </table:table-cell>
          <table:table-cell office:value-type="float" office:value="0.0385349" calcext:value-type="float">
            <text:p>0.039</text:p>
          </table:table-cell>
          <table:table-cell office:value-type="float" office:value="0.0504069" calcext:value-type="float">
            <text:p>0.050</text:p>
          </table:table-cell>
          <table:table-cell office:value-type="float" office:value="0.0447324342857143" calcext:value-type="float">
            <text:p>0.045</text:p>
          </table:table-cell>
          <table:table-cell office:value-type="float" office:value="0.00265744785020116" calcext:value-type="float">
            <text:p>0.003</text:p>
          </table:table-cell>
          <table:table-cell office:value-type="float" office:value="0.0334724" calcext:value-type="float">
            <text:p>0.033</text:p>
          </table:table-cell>
          <table:table-cell office:value-type="float" office:value="0.0468935" calcext:value-type="float">
            <text:p>0.047</text:p>
          </table:table-cell>
          <table:table-cell office:value-type="float" office:value="0.0395298457142857" calcext:value-type="float">
            <text:p>0.040</text:p>
          </table:table-cell>
          <table:table-cell office:value-type="float" office:value="0.00364121400103575" calcext:value-type="float">
            <text:p>0.004</text:p>
          </table:table-cell>
          <table:table-cell office:value-type="float" office:value="0.0265133" calcext:value-type="float">
            <text:p>0.027</text:p>
          </table:table-cell>
          <table:table-cell office:value-type="float" office:value="0.0464672" calcext:value-type="float">
            <text:p>0.046</text:p>
          </table:table-cell>
          <table:table-cell office:value-type="float" office:value="0.0377138742857143" calcext:value-type="float">
            <text:p>0.038</text:p>
          </table:table-cell>
          <table:table-cell office:value-type="float" office:value="0.0043803570295023" calcext:value-type="float">
            <text:p>0.004</text:p>
          </table:table-cell>
          <table:table-cell office:value-type="float" office:value="0.0296831" calcext:value-type="float">
            <text:p>0.030</text:p>
          </table:table-cell>
          <table:table-cell office:value-type="float" office:value="0.0547804" calcext:value-type="float">
            <text:p>0.055</text:p>
          </table:table-cell>
          <table:table-cell office:value-type="float" office:value="0.0419100114285714" calcext:value-type="float">
            <text:p>0.042</text:p>
          </table:table-cell>
          <table:table-cell office:value-type="float" office:value="0.00541976352260984" calcext:value-type="float">
            <text:p>0.005</text:p>
          </table:table-cell>
          <table:table-cell office:value-type="float" office:value="0.0364495" calcext:value-type="float">
            <text:p>0.036</text:p>
          </table:table-cell>
          <table:table-cell office:value-type="float" office:value="0.0594776" calcext:value-type="float">
            <text:p>0.059</text:p>
          </table:table-cell>
          <table:table-cell office:value-type="float" office:value="0.0456656885714286" calcext:value-type="float">
            <text:p>0.046</text:p>
          </table:table-cell>
          <table:table-cell office:value-type="float" office:value="0.00670822110989925" calcext:value-type="float">
            <text:p>0.007</text:p>
          </table:table-cell>
          <table:table-cell office:value-type="float" office:value="0.0341509" calcext:value-type="float">
            <text:p>0.034</text:p>
          </table:table-cell>
          <table:table-cell office:value-type="float" office:value="0.0659937" calcext:value-type="float">
            <text:p>0.066</text:p>
          </table:table-cell>
          <table:table-cell office:value-type="float" office:value="0.0498801342857143" calcext:value-type="float">
            <text:p>0.050</text:p>
          </table:table-cell>
          <table:table-cell office:value-type="float" office:value="0.00875728038572781" calcext:value-type="float">
            <text:p>0.009</text:p>
          </table:table-cell>
          <table:table-cell office:value-type="float" office:value="0.0395043" calcext:value-type="float">
            <text:p>0.040</text:p>
          </table:table-cell>
          <table:table-cell office:value-type="float" office:value="0.0661782" calcext:value-type="float">
            <text:p>0.066</text:p>
          </table:table-cell>
          <table:table-cell office:value-type="float" office:value="0.05213182" calcext:value-type="float">
            <text:p>0.052</text:p>
          </table:table-cell>
          <table:table-cell office:value-type="float" office:value="0.00757351429042781" calcext:value-type="float">
            <text:p>0.008</text:p>
          </table:table-cell>
          <table:table-cell office:value-type="float" office:value="0.0380968" calcext:value-type="float">
            <text:p>0.038</text:p>
          </table:table-cell>
          <table:table-cell office:value-type="float" office:value="0.0687137" calcext:value-type="float">
            <text:p>0.069</text:p>
          </table:table-cell>
          <table:table-cell office:value-type="float" office:value="0.0521986314285714" calcext:value-type="float">
            <text:p>0.052</text:p>
          </table:table-cell>
          <table:table-cell office:value-type="float" office:value="0.00693481842575241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0334228" calcext:value-type="float">
            <text:p>0.033</text:p>
          </table:table-cell>
          <table:table-cell office:value-type="float" office:value="0.0623183" calcext:value-type="float">
            <text:p>0.062</text:p>
          </table:table-cell>
          <table:table-cell office:value-type="float" office:value="0.04877184" calcext:value-type="float">
            <text:p>0.049</text:p>
          </table:table-cell>
          <table:table-cell office:value-type="float" office:value="0.00823060491747374" calcext:value-type="float">
            <text:p>0.008</text:p>
          </table:table-cell>
          <table:table-cell office:value-type="float" office:value="0.0387414" calcext:value-type="float">
            <text:p>0.039</text:p>
          </table:table-cell>
          <table:table-cell office:value-type="float" office:value="0.066334" calcext:value-type="float">
            <text:p>0.066</text:p>
          </table:table-cell>
          <table:table-cell office:value-type="float" office:value="0.0515461171428571" calcext:value-type="float">
            <text:p>0.052</text:p>
          </table:table-cell>
          <table:table-cell office:value-type="float" office:value="0.00687464479429346" calcext:value-type="float">
            <text:p>0.007</text:p>
          </table:table-cell>
          <table:table-cell office:value-type="float" office:value="0.0457387" calcext:value-type="float">
            <text:p>0.046</text:p>
          </table:table-cell>
          <table:table-cell office:value-type="float" office:value="0.067802" calcext:value-type="float">
            <text:p>0.068</text:p>
          </table:table-cell>
          <table:table-cell office:value-type="float" office:value="0.0555591542857143" calcext:value-type="float">
            <text:p>0.056</text:p>
          </table:table-cell>
          <table:table-cell office:value-type="float" office:value="0.00562065065701436" calcext:value-type="float">
            <text:p>0.006</text:p>
          </table:table-cell>
          <table:table-cell office:value-type="float" office:value="0.0615777" calcext:value-type="float">
            <text:p>0.062</text:p>
          </table:table-cell>
          <table:table-cell office:value-type="float" office:value="0.0765457" calcext:value-type="float">
            <text:p>0.077</text:p>
          </table:table-cell>
          <table:table-cell office:value-type="float" office:value="0.0693902457142857" calcext:value-type="float">
            <text:p>0.069</text:p>
          </table:table-cell>
          <table:table-cell office:value-type="float" office:value="0.00329436701826816" calcext:value-type="float">
            <text:p>0.003</text:p>
          </table:table-cell>
          <table:table-cell office:value-type="float" office:value="0.0697391" calcext:value-type="float">
            <text:p>0.070</text:p>
          </table:table-cell>
          <table:table-cell office:value-type="float" office:value="0.0869236" calcext:value-type="float">
            <text:p>0.087</text:p>
          </table:table-cell>
          <table:table-cell office:value-type="float" office:value="0.0797595571428572" calcext:value-type="float">
            <text:p>0.080</text:p>
          </table:table-cell>
          <table:table-cell office:value-type="float" office:value="0.00406865511147889" calcext:value-type="float">
            <text:p>0.004</text:p>
          </table:table-cell>
          <table:table-cell office:value-type="float" office:value="0.0490597" calcext:value-type="float">
            <text:p>0.049</text:p>
          </table:table-cell>
          <table:table-cell office:value-type="float" office:value="0.0921032" calcext:value-type="float">
            <text:p>0.092</text:p>
          </table:table-cell>
          <table:table-cell office:value-type="float" office:value="0.0806765514285714" calcext:value-type="float">
            <text:p>0.081</text:p>
          </table:table-cell>
          <table:table-cell office:value-type="float" office:value="0.00910738063777698" calcext:value-type="float">
            <text:p>0.009</text:p>
          </table:table-cell>
          <table:table-cell office:value-type="float" office:value="0.0618139" calcext:value-type="float">
            <text:p>0.062</text:p>
          </table:table-cell>
          <table:table-cell office:value-type="float" office:value="0.0987677" calcext:value-type="float">
            <text:p>0.099</text:p>
          </table:table-cell>
          <table:table-cell office:value-type="float" office:value="0.0818726257142857" calcext:value-type="float">
            <text:p>0.082</text:p>
          </table:table-cell>
          <table:table-cell office:value-type="float" office:value="0.00838798909854673" calcext:value-type="float">
            <text:p>0.008</text:p>
          </table:table-cell>
          <table:table-cell office:value-type="float" office:value="0.0538658" calcext:value-type="float">
            <text:p>0.054</text:p>
          </table:table-cell>
          <table:table-cell office:value-type="float" office:value="0.103312" calcext:value-type="float">
            <text:p>0.103</text:p>
          </table:table-cell>
          <table:table-cell office:value-type="float" office:value="0.0839656342857143" calcext:value-type="float">
            <text:p>0.084</text:p>
          </table:table-cell>
          <table:table-cell office:value-type="float" office:value="0.00954384390517013" calcext:value-type="float">
            <text:p>0.010</text:p>
          </table:table-cell>
          <table:table-cell office:value-type="float" office:value="0.0544781" calcext:value-type="float">
            <text:p>0.054</text:p>
          </table:table-cell>
          <table:table-cell office:value-type="float" office:value="0.0974005" calcext:value-type="float">
            <text:p>0.097</text:p>
          </table:table-cell>
          <table:table-cell office:value-type="float" office:value="0.0837657457142857" calcext:value-type="float">
            <text:p>0.084</text:p>
          </table:table-cell>
          <table:table-cell office:value-type="float" office:value="0.0089992103995007" calcext:value-type="float">
            <text:p>0.009</text:p>
          </table:table-cell>
          <table:table-cell office:value-type="float" office:value="0.054183" calcext:value-type="float">
            <text:p>0.054</text:p>
          </table:table-cell>
          <table:table-cell office:value-type="float" office:value="0.103537" calcext:value-type="float">
            <text:p>0.104</text:p>
          </table:table-cell>
          <table:table-cell office:value-type="float" office:value="0.08474072" calcext:value-type="float">
            <text:p>0.085</text:p>
          </table:table-cell>
          <table:table-cell office:value-type="float" office:value="0.00996568740921425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00593831" calcext:value-type="float">
            <text:p>0.006</text:p>
          </table:table-cell>
          <table:table-cell office:value-type="float" office:value="0.00593899" calcext:value-type="float">
            <text:p>0.006</text:p>
          </table:table-cell>
          <table:table-cell office:value-type="float" office:value="0.00593872542857143" calcext:value-type="float">
            <text:p>0.006</text:p>
          </table:table-cell>
          <table:table-cell office:value-type="float" office:value="0.0000001137250533309" calcext:value-type="float">
            <text:p>0.000</text:p>
          </table:table-cell>
          <table:table-cell office:value-type="float" office:value="0.00593828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52885714286" calcext:value-type="float">
            <text:p>0.006</text:p>
          </table:table-cell>
          <table:table-cell office:value-type="float" office:value="0.000000108120869627366" calcext:value-type="float">
            <text:p>0.000</text:p>
          </table:table-cell>
          <table:table-cell office:value-type="float" office:value="0.0059371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40857142857" calcext:value-type="float">
            <text:p>0.006</text:p>
          </table:table-cell>
          <table:table-cell office:value-type="float" office:value="0.000000350739161177764" calcext:value-type="float">
            <text:p>0.000</text:p>
          </table:table-cell>
          <table:table-cell office:value-type="float" office:value="0.00593757" calcext:value-type="float">
            <text:p>0.006</text:p>
          </table:table-cell>
          <table:table-cell office:value-type="float" office:value="0.00593891" calcext:value-type="float">
            <text:p>0.006</text:p>
          </table:table-cell>
          <table:table-cell office:value-type="float" office:value="0.00593841571428572" calcext:value-type="float">
            <text:p>0.006</text:p>
          </table:table-cell>
          <table:table-cell office:value-type="float" office:value="0.000000265688170759767" calcext:value-type="float">
            <text:p>0.000</text:p>
          </table:table-cell>
          <table:table-cell office:value-type="float" office:value="0.00592535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018" calcext:value-type="float">
            <text:p>0.006</text:p>
          </table:table-cell>
          <table:table-cell office:value-type="float" office:value="0.00000219542485312391" calcext:value-type="float">
            <text:p>0.000</text:p>
          </table:table-cell>
          <table:table-cell office:value-type="float" office:value="0.0059358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29314285714" calcext:value-type="float">
            <text:p>0.006</text:p>
          </table:table-cell>
          <table:table-cell office:value-type="float" office:value="0.000000543106258630169" calcext:value-type="float">
            <text:p>0.000</text:p>
          </table:table-cell>
          <table:table-cell office:value-type="float" office:value="0.0059372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36885714286" calcext:value-type="float">
            <text:p>0.006</text:p>
          </table:table-cell>
          <table:table-cell office:value-type="float" office:value="0.0000002885210705706" calcext:value-type="float">
            <text:p>0.000</text:p>
          </table:table-cell>
          <table:table-cell office:value-type="float" office:value="0.00593706" calcext:value-type="float">
            <text:p>0.006</text:p>
          </table:table-cell>
          <table:table-cell office:value-type="float" office:value="0.00593882" calcext:value-type="float">
            <text:p>0.006</text:p>
          </table:table-cell>
          <table:table-cell office:value-type="float" office:value="0.00593814142857143" calcext:value-type="float">
            <text:p>0.006</text:p>
          </table:table-cell>
          <table:table-cell office:value-type="float" office:value="0.000000396975298671171" calcext:value-type="float">
            <text:p>0.000</text:p>
          </table:table-cell>
          <table:table-cell office:value-type="float" office:value="0.00593784" calcext:value-type="float">
            <text:p>0.006</text:p>
          </table:table-cell>
          <table:table-cell office:value-type="float" office:value="0.00593877" calcext:value-type="float">
            <text:p>0.006</text:p>
          </table:table-cell>
          <table:table-cell office:value-type="float" office:value="0.00593829028571429" calcext:value-type="float">
            <text:p>0.006</text:p>
          </table:table-cell>
          <table:table-cell office:value-type="float" office:value="0.000000233513361065145" calcext:value-type="float">
            <text:p>0.000</text:p>
          </table:table-cell>
          <table:table-cell office:value-type="float" office:value="0.00593077" calcext:value-type="float">
            <text:p>0.006</text:p>
          </table:table-cell>
          <table:table-cell office:value-type="float" office:value="0.00593856" calcext:value-type="float">
            <text:p>0.006</text:p>
          </table:table-cell>
          <table:table-cell office:value-type="float" office:value="0.00593765771428572" calcext:value-type="float">
            <text:p>0.006</text:p>
          </table:table-cell>
          <table:table-cell office:value-type="float" office:value="0.000001673733355985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105627" calcext:value-type="float">
            <text:p>0.106</text:p>
          </table:table-cell>
          <table:table-cell office:value-type="float" office:value="0.115956" calcext:value-type="float">
            <text:p>0.116</text:p>
          </table:table-cell>
          <table:table-cell office:value-type="float" office:value="0.110197342857143" calcext:value-type="float">
            <text:p>0.110</text:p>
          </table:table-cell>
          <table:table-cell office:value-type="float" office:value="0.00261693394144322" calcext:value-type="float">
            <text:p>0.003</text:p>
          </table:table-cell>
          <table:table-cell office:value-type="float" office:value="0.0976123" calcext:value-type="float">
            <text:p>0.098</text:p>
          </table:table-cell>
          <table:table-cell office:value-type="float" office:value="0.109641" calcext:value-type="float">
            <text:p>0.110</text:p>
          </table:table-cell>
          <table:table-cell office:value-type="float" office:value="0.103864265714286" calcext:value-type="float">
            <text:p>0.104</text:p>
          </table:table-cell>
          <table:table-cell office:value-type="float" office:value="0.00243065430002974" calcext:value-type="float">
            <text:p>0.002</text:p>
          </table:table-cell>
          <table:table-cell office:value-type="float" office:value="0.0974943" calcext:value-type="float">
            <text:p>0.097</text:p>
          </table:table-cell>
          <table:table-cell office:value-type="float" office:value="0.104099" calcext:value-type="float">
            <text:p>0.104</text:p>
          </table:table-cell>
          <table:table-cell office:value-type="float" office:value="0.101039717142857" calcext:value-type="float">
            <text:p>0.101</text:p>
          </table:table-cell>
          <table:table-cell office:value-type="float" office:value="0.00149132228106196" calcext:value-type="float">
            <text:p>0.001</text:p>
          </table:table-cell>
          <table:table-cell office:value-type="float" office:value="0.0247337" calcext:value-type="float">
            <text:p>0.025</text:p>
          </table:table-cell>
          <table:table-cell office:value-type="float" office:value="0.0991425" calcext:value-type="float">
            <text:p>0.099</text:p>
          </table:table-cell>
          <table:table-cell office:value-type="float" office:value="0.0936945885714286" calcext:value-type="float">
            <text:p>0.094</text:p>
          </table:table-cell>
          <table:table-cell office:value-type="float" office:value="0.0120213451559601" calcext:value-type="float">
            <text:p>0.012</text:p>
          </table:table-cell>
          <table:table-cell office:value-type="float" office:value="0.0259493" calcext:value-type="float">
            <text:p>0.026</text:p>
          </table:table-cell>
          <table:table-cell office:value-type="float" office:value="0.097705" calcext:value-type="float">
            <text:p>0.098</text:p>
          </table:table-cell>
          <table:table-cell office:value-type="float" office:value="0.03224602" calcext:value-type="float">
            <text:p>0.032</text:p>
          </table:table-cell>
          <table:table-cell office:value-type="float" office:value="0.0114693756972408" calcext:value-type="float">
            <text:p>0.011</text:p>
          </table:table-cell>
          <table:table-cell office:value-type="float" office:value="0.0260335" calcext:value-type="float">
            <text:p>0.026</text:p>
          </table:table-cell>
          <table:table-cell office:value-type="float" office:value="0.034816" calcext:value-type="float">
            <text:p>0.035</text:p>
          </table:table-cell>
          <table:table-cell office:value-type="float" office:value="0.0307677485714286" calcext:value-type="float">
            <text:p>0.031</text:p>
          </table:table-cell>
          <table:table-cell office:value-type="float" office:value="0.00204942362913108" calcext:value-type="float">
            <text:p>0.002</text:p>
          </table:table-cell>
          <table:table-cell office:value-type="float" office:value="0.024841" calcext:value-type="float">
            <text:p>0.025</text:p>
          </table:table-cell>
          <table:table-cell office:value-type="float" office:value="0.0352746" calcext:value-type="float">
            <text:p>0.035</text:p>
          </table:table-cell>
          <table:table-cell office:value-type="float" office:value="0.0305600857142857" calcext:value-type="float">
            <text:p>0.031</text:p>
          </table:table-cell>
          <table:table-cell office:value-type="float" office:value="0.00226434700257748" calcext:value-type="float">
            <text:p>0.002</text:p>
          </table:table-cell>
          <table:table-cell office:value-type="float" office:value="0.0237187" calcext:value-type="float">
            <text:p>0.024</text:p>
          </table:table-cell>
          <table:table-cell office:value-type="float" office:value="0.0353142" calcext:value-type="float">
            <text:p>0.035</text:p>
          </table:table-cell>
          <table:table-cell office:value-type="float" office:value="0.0300732571428571" calcext:value-type="float">
            <text:p>0.030</text:p>
          </table:table-cell>
          <table:table-cell office:value-type="float" office:value="0.00269969665029089" calcext:value-type="float">
            <text:p>0.003</text:p>
          </table:table-cell>
          <table:table-cell office:value-type="float" office:value="0.0272501" calcext:value-type="float">
            <text:p>0.027</text:p>
          </table:table-cell>
          <table:table-cell office:value-type="float" office:value="0.0361329" calcext:value-type="float">
            <text:p>0.036</text:p>
          </table:table-cell>
          <table:table-cell office:value-type="float" office:value="0.0313221285714286" calcext:value-type="float">
            <text:p>0.031</text:p>
          </table:table-cell>
          <table:table-cell office:value-type="float" office:value="0.00224870938534865" calcext:value-type="float">
            <text:p>0.002</text:p>
          </table:table-cell>
          <table:table-cell office:value-type="float" office:value="0.0269159" calcext:value-type="float">
            <text:p>0.027</text:p>
          </table:table-cell>
          <table:table-cell office:value-type="float" office:value="0.0364294" calcext:value-type="float">
            <text:p>0.036</text:p>
          </table:table-cell>
          <table:table-cell office:value-type="float" office:value="0.0316742371428571" calcext:value-type="float">
            <text:p>0.032</text:p>
          </table:table-cell>
          <table:table-cell office:value-type="float" office:value="0.00252167345003678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0113453" calcext:value-type="float">
            <text:p>0.011</text:p>
          </table:table-cell>
          <table:table-cell office:value-type="float" office:value="0.125448" calcext:value-type="float">
            <text:p>0.125</text:p>
          </table:table-cell>
          <table:table-cell office:value-type="float" office:value="0.0896318371428571" calcext:value-type="float">
            <text:p>0.090</text:p>
          </table:table-cell>
          <table:table-cell office:value-type="float" office:value="0.0513649793017777" calcext:value-type="float">
            <text:p>0.051</text:p>
          </table:table-cell>
          <table:table-cell office:value-type="float" office:value="0.00925122" calcext:value-type="float">
            <text:p>0.009</text:p>
          </table:table-cell>
          <table:table-cell office:value-type="float" office:value="0.125477" calcext:value-type="float">
            <text:p>0.125</text:p>
          </table:table-cell>
          <table:table-cell office:value-type="float" office:value="0.0778491037142857" calcext:value-type="float">
            <text:p>0.078</text:p>
          </table:table-cell>
          <table:table-cell office:value-type="float" office:value="0.0547445144947317" calcext:value-type="float">
            <text:p>0.055</text:p>
          </table:table-cell>
          <table:table-cell office:value-type="float" office:value="0.0103479" calcext:value-type="float">
            <text:p>0.010</text:p>
          </table:table-cell>
          <table:table-cell office:value-type="float" office:value="0.125495" calcext:value-type="float">
            <text:p>0.125</text:p>
          </table:table-cell>
          <table:table-cell office:value-type="float" office:value="0.0947258171428572" calcext:value-type="float">
            <text:p>0.095</text:p>
          </table:table-cell>
          <table:table-cell office:value-type="float" office:value="0.0487295086498783" calcext:value-type="float">
            <text:p>0.049</text:p>
          </table:table-cell>
          <table:table-cell office:value-type="float" office:value="0.0087782" calcext:value-type="float">
            <text:p>0.009</text:p>
          </table:table-cell>
          <table:table-cell office:value-type="float" office:value="0.12552" calcext:value-type="float">
            <text:p>0.126</text:p>
          </table:table-cell>
          <table:table-cell office:value-type="float" office:value="0.0974298971428571" calcext:value-type="float">
            <text:p>0.097</text:p>
          </table:table-cell>
          <table:table-cell office:value-type="float" office:value="0.0471993483999604" calcext:value-type="float">
            <text:p>0.047</text:p>
          </table:table-cell>
          <table:table-cell office:value-type="float" office:value="0.00889757" calcext:value-type="float">
            <text:p>0.009</text:p>
          </table:table-cell>
          <table:table-cell office:value-type="float" office:value="0.013414" calcext:value-type="float">
            <text:p>0.013</text:p>
          </table:table-cell>
          <table:table-cell office:value-type="float" office:value="0.010742612" calcext:value-type="float">
            <text:p>0.011</text:p>
          </table:table-cell>
          <table:table-cell office:value-type="float" office:value="0.0010539960145948" calcext:value-type="float">
            <text:p>0.001</text:p>
          </table:table-cell>
          <table:table-cell office:value-type="float" office:value="0.00923829" calcext:value-type="float">
            <text:p>0.009</text:p>
          </table:table-cell>
          <table:table-cell office:value-type="float" office:value="0.032969" calcext:value-type="float">
            <text:p>0.033</text:p>
          </table:table-cell>
          <table:table-cell office:value-type="float" office:value="0.013972422" calcext:value-type="float">
            <text:p>0.014</text:p>
          </table:table-cell>
          <table:table-cell office:value-type="float" office:value="0.00557022809627849" calcext:value-type="float">
            <text:p>0.006</text:p>
          </table:table-cell>
          <table:table-cell office:value-type="float" office:value="0.00944324" calcext:value-type="float">
            <text:p>0.009</text:p>
          </table:table-cell>
          <table:table-cell office:value-type="float" office:value="0.125396" calcext:value-type="float">
            <text:p>0.125</text:p>
          </table:table-cell>
          <table:table-cell office:value-type="float" office:value="0.0198593028571429" calcext:value-type="float">
            <text:p>0.020</text:p>
          </table:table-cell>
          <table:table-cell office:value-type="float" office:value="0.027355996461143" calcext:value-type="float">
            <text:p>0.027</text:p>
          </table:table-cell>
          <table:table-cell office:value-type="float" office:value="0.00879314" calcext:value-type="float">
            <text:p>0.009</text:p>
          </table:table-cell>
          <table:table-cell office:value-type="float" office:value="0.0519359" calcext:value-type="float">
            <text:p>0.052</text:p>
          </table:table-cell>
          <table:table-cell office:value-type="float" office:value="0.0139204648571429" calcext:value-type="float">
            <text:p>0.014</text:p>
          </table:table-cell>
          <table:table-cell office:value-type="float" office:value="0.00793251927995941" calcext:value-type="float">
            <text:p>0.008</text:p>
          </table:table-cell>
          <table:table-cell office:value-type="float" office:value="0.00870873" calcext:value-type="float">
            <text:p>0.009</text:p>
          </table:table-cell>
          <table:table-cell office:value-type="float" office:value="0.119705" calcext:value-type="float">
            <text:p>0.120</text:p>
          </table:table-cell>
          <table:table-cell office:value-type="float" office:value="0.0161612625714286" calcext:value-type="float">
            <text:p>0.016</text:p>
          </table:table-cell>
          <table:table-cell office:value-type="float" office:value="0.0186699666791914" calcext:value-type="float">
            <text:p>0.019</text:p>
          </table:table-cell>
          <table:table-cell office:value-type="float" office:value="0.00933608" calcext:value-type="float">
            <text:p>0.009</text:p>
          </table:table-cell>
          <table:table-cell office:value-type="float" office:value="0.122423" calcext:value-type="float">
            <text:p>0.122</text:p>
          </table:table-cell>
          <table:table-cell office:value-type="float" office:value="0.0185829391428571" calcext:value-type="float">
            <text:p>0.019</text:p>
          </table:table-cell>
          <table:table-cell office:value-type="float" office:value="0.0254572707160607" calcext:value-type="float">
            <text:p>0.02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900228571429" calcext:value-type="float">
            <text:p>0.001</text:p>
          </table:table-cell>
          <table:table-cell office:value-type="float" office:value="0.0000000104432382185988" calcext:value-type="float">
            <text:p>0.000</text:p>
          </table:table-cell>
          <table:table-cell office:value-type="float" office:value="0.00141896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00000126491106406572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897114285714" calcext:value-type="float">
            <text:p>0.001</text:p>
          </table:table-cell>
          <table:table-cell office:value-type="float" office:value="0.0000000173652244560209" calcext:value-type="float">
            <text:p>0.000</text:p>
          </table:table-cell>
          <table:table-cell office:value-type="float" office:value="0.00141891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542857143" calcext:value-type="float">
            <text:p>0.001</text:p>
          </table:table-cell>
          <table:table-cell office:value-type="float" office:value="0.0000000211582955217916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942857143" calcext:value-type="float">
            <text:p>0.001</text:p>
          </table:table-cell>
          <table:table-cell office:value-type="float" office:value="0.0000000139269229793831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742857143" calcext:value-type="float">
            <text:p>0.001</text:p>
          </table:table-cell>
          <table:table-cell office:value-type="float" office:value="0.0000000229711442768459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57142857" calcext:value-type="float">
            <text:p>0.001</text:p>
          </table:table-cell>
          <table:table-cell office:value-type="float" office:value="0.0000000187224627718936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342857143" calcext:value-type="float">
            <text:p>0.001</text:p>
          </table:table-cell>
          <table:table-cell office:value-type="float" office:value="0.0000000215065248760686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58" calcext:value-type="float">
            <text:p>0.001</text:p>
          </table:table-cell>
          <table:table-cell office:value-type="float" office:value="0.0000000229035243700946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5657142857" calcext:value-type="float">
            <text:p>0.001</text:p>
          </table:table-cell>
          <table:table-cell office:value-type="float" office:value="0.000000021104211785851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" calcext:value-type="float">
            <text:p>0.002</text:p>
          </table:table-cell>
          <table:table-cell office:value-type="float" office:value="0.00000014357078891118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114285714" calcext:value-type="float">
            <text:p>0.002</text:p>
          </table:table-cell>
          <table:table-cell office:value-type="float" office:value="0.00000210402168841155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42857143" calcext:value-type="float">
            <text:p>0.002</text:p>
          </table:table-cell>
          <table:table-cell office:value-type="float" office:value="0.000000422002998345079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00207636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1571428571" calcext:value-type="float">
            <text:p>0.002</text:p>
          </table:table-cell>
          <table:table-cell office:value-type="float" office:value="0.000000116992935422479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4" calcext:value-type="float">
            <text:p>0.002</text:p>
          </table:table-cell>
          <table:table-cell office:value-type="float" office:value="0.00207683542857143" calcext:value-type="float">
            <text:p>0.002</text:p>
          </table:table-cell>
          <table:table-cell office:value-type="float" office:value="0.00000029315371742626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97" calcext:value-type="float">
            <text:p>0.002</text:p>
          </table:table-cell>
          <table:table-cell office:value-type="float" office:value="0.00207677914285714" calcext:value-type="float">
            <text:p>0.002</text:p>
          </table:table-cell>
          <table:table-cell office:value-type="float" office:value="0.000000397688833339897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908" calcext:value-type="float">
            <text:p>0.002</text:p>
          </table:table-cell>
          <table:table-cell office:value-type="float" office:value="0.000000648773788443552" calcext:value-type="float">
            <text:p>0.000</text:p>
          </table:table-cell>
          <table:table-cell office:value-type="float" office:value="0.00207596" calcext:value-type="float">
            <text:p>0.002</text:p>
          </table:table-cell>
          <table:table-cell office:value-type="float" office:value="0.00207939" calcext:value-type="float">
            <text:p>0.002</text:p>
          </table:table-cell>
          <table:table-cell office:value-type="float" office:value="0.00207677314285714" calcext:value-type="float">
            <text:p>0.002</text:p>
          </table:table-cell>
          <table:table-cell office:value-type="float" office:value="0.000000631102307434375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27" calcext:value-type="float">
            <text:p>0.002</text:p>
          </table:table-cell>
          <table:table-cell office:value-type="float" office:value="0.00207674628571429" calcext:value-type="float">
            <text:p>0.002</text:p>
          </table:table-cell>
          <table:table-cell office:value-type="float" office:value="0.000000640067343395661" calcext:value-type="float">
            <text:p>0.000</text:p>
          </table:table-cell>
          <table:table-cell office:value-type="float" office:value="0.00207574" calcext:value-type="float">
            <text:p>0.002</text:p>
          </table:table-cell>
          <table:table-cell office:value-type="float" office:value="0.00207906" calcext:value-type="float">
            <text:p>0.002</text:p>
          </table:table-cell>
          <table:table-cell office:value-type="float" office:value="0.00207667714285714" calcext:value-type="float">
            <text:p>0.002</text:p>
          </table:table-cell>
          <table:table-cell office:value-type="float" office:value="0.000000454391721683752" calcext:value-type="float">
            <text:p>0.000</text:p>
          </table:table-cell>
          <table:table-cell office:value-type="float" office:value="0.00207518" calcext:value-type="float">
            <text:p>0.002</text:p>
          </table:table-cell>
          <table:table-cell office:value-type="float" office:value="0.00207894" calcext:value-type="float">
            <text:p>0.002</text:p>
          </table:table-cell>
          <table:table-cell office:value-type="float" office:value="0.00207671285714286" calcext:value-type="float">
            <text:p>0.002</text:p>
          </table:table-cell>
          <table:table-cell office:value-type="float" office:value="0.000000626320645532625" calcext:value-type="float">
            <text:p>0.000</text:p>
          </table:table-cell>
          <table:table-cell office:value-type="float" office:value="0.00206751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37857142857" calcext:value-type="float">
            <text:p>0.002</text:p>
          </table:table-cell>
          <table:table-cell office:value-type="float" office:value="0.00000153102233417909" calcext:value-type="float">
            <text:p>0.000</text:p>
          </table:table-cell>
          <table:table-cell office:value-type="float" office:value="0.00207499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558317735592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702228571428" calcext:value-type="float">
            <text:p>0.002</text:p>
          </table:table-cell>
          <table:table-cell office:value-type="float" office:value="0.0000000424321787788329" calcext:value-type="float">
            <text:p>0.000</text:p>
          </table:table-cell>
          <table:table-cell office:value-type="float" office:value="0.0020719" calcext:value-type="float">
            <text:p>0.002</text:p>
          </table:table-cell>
          <table:table-cell office:value-type="float" office:value="0.00207851" calcext:value-type="float">
            <text:p>0.002</text:p>
          </table:table-cell>
          <table:table-cell office:value-type="float" office:value="0.00207657114285714" calcext:value-type="float">
            <text:p>0.002</text:p>
          </table:table-cell>
          <table:table-cell office:value-type="float" office:value="0.00000086683915604283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51428571428" calcext:value-type="float">
            <text:p>0.002</text:p>
          </table:table-cell>
          <table:table-cell office:value-type="float" office:value="0.000000652166874851129" calcext:value-type="float">
            <text:p>0.000</text:p>
          </table:table-cell>
          <table:table-cell office:value-type="float" office:value="0.00207644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171428571" calcext:value-type="float">
            <text:p>0.002</text:p>
          </table:table-cell>
          <table:table-cell office:value-type="float" office:value="0.000000120154322537688" calcext:value-type="float">
            <text:p>0.000</text:p>
          </table:table-cell>
          <table:table-cell office:value-type="float" office:value="0.00207588" calcext:value-type="float">
            <text:p>0.002</text:p>
          </table:table-cell>
          <table:table-cell office:value-type="float" office:value="0.00207922" calcext:value-type="float">
            <text:p>0.002</text:p>
          </table:table-cell>
          <table:table-cell office:value-type="float" office:value="0.00207671714285714" calcext:value-type="float">
            <text:p>0.002</text:p>
          </table:table-cell>
          <table:table-cell office:value-type="float" office:value="0.000000463770703371982" calcext:value-type="float">
            <text:p>0.000</text:p>
          </table:table-cell>
          <table:table-cell office:value-type="float" office:value="0.00207402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47257142857" calcext:value-type="float">
            <text:p>0.002</text:p>
          </table:table-cell>
          <table:table-cell office:value-type="float" office:value="0.000000519716092041135" calcext:value-type="float">
            <text:p>0.000</text:p>
          </table:table-cell>
          <table:table-cell office:value-type="float" office:value="0.00206581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28771428571" calcext:value-type="float">
            <text:p>0.002</text:p>
          </table:table-cell>
          <table:table-cell office:value-type="float" office:value="0.00000180506602287529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65228571429" calcext:value-type="float">
            <text:p>0.002</text:p>
          </table:table-cell>
          <table:table-cell office:value-type="float" office:value="0.000000179365320971899" calcext:value-type="float">
            <text:p>0.000</text:p>
          </table:table-cell>
          <table:table-cell office:value-type="float" office:value="0.00206655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30314285714" calcext:value-type="float">
            <text:p>0.002</text:p>
          </table:table-cell>
          <table:table-cell office:value-type="float" office:value="0.00000189909718615163" calcext:value-type="float">
            <text:p>0.000</text:p>
          </table:table-cell>
          <table:table-cell office:value-type="float" office:value="0.00207531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1" calcext:value-type="float">
            <text:p>0.002</text:p>
          </table:table-cell>
          <table:table-cell office:value-type="float" office:value="0.00000065735834976063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28571428" calcext:value-type="float">
            <text:p>0.002</text:p>
          </table:table-cell>
          <table:table-cell office:value-type="float" office:value="0.00000014379123188621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085714286" calcext:value-type="float">
            <text:p>0.002</text:p>
          </table:table-cell>
          <table:table-cell office:value-type="float" office:value="0.00000210400620779718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421980171697811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00207664" calcext:value-type="float">
            <text:p>0.002</text:p>
          </table:table-cell>
          <table:table-cell office:value-type="float" office:value="0.0020771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873136499602934" calcext:value-type="float">
            <text:p>0.000</text:p>
          </table:table-cell>
          <table:table-cell office:value-type="float" office:value="0.00207656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7828571429" calcext:value-type="float">
            <text:p>0.002</text:p>
          </table:table-cell>
          <table:table-cell office:value-type="float" office:value="0.0000000851380631440635" calcext:value-type="float">
            <text:p>0.000</text:p>
          </table:table-cell>
          <table:table-cell office:value-type="float" office:value="0.0020760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6844" calcext:value-type="float">
            <text:p>0.002</text:p>
          </table:table-cell>
          <table:table-cell office:value-type="float" office:value="0.000000160199875156006" calcext:value-type="float">
            <text:p>0.000</text:p>
          </table:table-cell>
          <table:table-cell office:value-type="float" office:value="0.00207626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76" calcext:value-type="float">
            <text:p>0.002</text:p>
          </table:table-cell>
          <table:table-cell office:value-type="float" office:value="0.00000015383107618425" calcext:value-type="float">
            <text:p>0.000</text:p>
          </table:table-cell>
          <table:table-cell office:value-type="float" office:value="0.00207613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78885714286" calcext:value-type="float">
            <text:p>0.002</text:p>
          </table:table-cell>
          <table:table-cell office:value-type="float" office:value="0.000000179805790921728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868" calcext:value-type="float">
            <text:p>0.002</text:p>
          </table:table-cell>
          <table:table-cell office:value-type="float" office:value="0.000000398366665272118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8" calcext:value-type="float">
            <text:p>0.002</text:p>
          </table:table-cell>
          <table:table-cell office:value-type="float" office:value="0.00207681085714286" calcext:value-type="float">
            <text:p>0.002</text:p>
          </table:table-cell>
          <table:table-cell office:value-type="float" office:value="0.000000229948707679051" calcext:value-type="float">
            <text:p>0.000</text:p>
          </table:table-cell>
          <table:table-cell office:value-type="float" office:value="0.00207566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213227865085641" calcext:value-type="float">
            <text:p>0.000</text:p>
          </table:table-cell>
          <table:table-cell office:value-type="float" office:value="0.00205692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12685714286" calcext:value-type="float">
            <text:p>0.002</text:p>
          </table:table-cell>
          <table:table-cell office:value-type="float" office:value="0.00000330640224968694" calcext:value-type="float">
            <text:p>0.000</text:p>
          </table:table-cell>
          <table:table-cell office:value-type="float" office:value="0.00207654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8342857143" calcext:value-type="float">
            <text:p>0.002</text:p>
          </table:table-cell>
          <table:table-cell office:value-type="float" office:value="0.00000008555509025992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00257888" calcext:value-type="float">
            <text:p>0.003</text:p>
          </table:table-cell>
          <table:table-cell office:value-type="float" office:value="0.00257942" calcext:value-type="float">
            <text:p>0.003</text:p>
          </table:table-cell>
          <table:table-cell office:value-type="float" office:value="0.00257921228571429" calcext:value-type="float">
            <text:p>0.003</text:p>
          </table:table-cell>
          <table:table-cell office:value-type="float" office:value="0.000000126017815390991" calcext:value-type="float">
            <text:p>0.000</text:p>
          </table:table-cell>
          <table:table-cell office:value-type="float" office:value="0.00255845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30685714286" calcext:value-type="float">
            <text:p>0.003</text:p>
          </table:table-cell>
          <table:table-cell office:value-type="float" office:value="0.0000043691965730415" calcext:value-type="float">
            <text:p>0.000</text:p>
          </table:table-cell>
          <table:table-cell office:value-type="float" office:value="0.0025688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16857142857" calcext:value-type="float">
            <text:p>0.003</text:p>
          </table:table-cell>
          <table:table-cell office:value-type="float" office:value="0.0000017045403952924" calcext:value-type="float">
            <text:p>0.000</text:p>
          </table:table-cell>
          <table:table-cell office:value-type="float" office:value="0.00256355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08457142857" calcext:value-type="float">
            <text:p>0.003</text:p>
          </table:table-cell>
          <table:table-cell office:value-type="float" office:value="0.00000252690476145608" calcext:value-type="float">
            <text:p>0.000</text:p>
          </table:table-cell>
          <table:table-cell office:value-type="float" office:value="0.00257745" calcext:value-type="float">
            <text:p>0.003</text:p>
          </table:table-cell>
          <table:table-cell office:value-type="float" office:value="0.00257921" calcext:value-type="float">
            <text:p>0.003</text:p>
          </table:table-cell>
          <table:table-cell office:value-type="float" office:value="0.00257863571428572" calcext:value-type="float">
            <text:p>0.003</text:p>
          </table:table-cell>
          <table:table-cell office:value-type="float" office:value="0.000000363791822057544" calcext:value-type="float">
            <text:p>0.000</text:p>
          </table:table-cell>
          <table:table-cell office:value-type="float" office:value="0.00257355" calcext:value-type="float">
            <text:p>0.003</text:p>
          </table:table-cell>
          <table:table-cell office:value-type="float" office:value="0.00257903" calcext:value-type="float">
            <text:p>0.003</text:p>
          </table:table-cell>
          <table:table-cell office:value-type="float" office:value="0.002578362" calcext:value-type="float">
            <text:p>0.003</text:p>
          </table:table-cell>
          <table:table-cell office:value-type="float" office:value="0.000000873605991606882" calcext:value-type="float">
            <text:p>0.000</text:p>
          </table:table-cell>
          <table:table-cell office:value-type="float" office:value="0.00257743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54171428571" calcext:value-type="float">
            <text:p>0.003</text:p>
          </table:table-cell>
          <table:table-cell office:value-type="float" office:value="0.000000360962884631723" calcext:value-type="float">
            <text:p>0.000</text:p>
          </table:table-cell>
          <table:table-cell office:value-type="float" office:value="0.00257579" calcext:value-type="float">
            <text:p>0.003</text:p>
          </table:table-cell>
          <table:table-cell office:value-type="float" office:value="0.00257919" calcext:value-type="float">
            <text:p>0.003</text:p>
          </table:table-cell>
          <table:table-cell office:value-type="float" office:value="0.00257848742857143" calcext:value-type="float">
            <text:p>0.003</text:p>
          </table:table-cell>
          <table:table-cell office:value-type="float" office:value="0.000000568875295685086" calcext:value-type="float">
            <text:p>0.000</text:p>
          </table:table-cell>
          <table:table-cell office:value-type="float" office:value="0.00256791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08714285714" calcext:value-type="float">
            <text:p>0.003</text:p>
          </table:table-cell>
          <table:table-cell office:value-type="float" office:value="0.00000190309307846625" calcext:value-type="float">
            <text:p>0.000</text:p>
          </table:table-cell>
          <table:table-cell office:value-type="float" office:value="0.00257233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81571428571" calcext:value-type="float">
            <text:p>0.003</text:p>
          </table:table-cell>
          <table:table-cell office:value-type="float" office:value="0.00000157585946747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00275469" calcext:value-type="float">
            <text:p>0.003</text:p>
          </table:table-cell>
          <table:table-cell office:value-type="float" office:value="0.00524637" calcext:value-type="float">
            <text:p>0.005</text:p>
          </table:table-cell>
          <table:table-cell office:value-type="float" office:value="0.00353011228571428" calcext:value-type="float">
            <text:p>0.004</text:p>
          </table:table-cell>
          <table:table-cell office:value-type="float" office:value="0.00050334837430997" calcext:value-type="float">
            <text:p>0.001</text:p>
          </table:table-cell>
          <table:table-cell office:value-type="float" office:value="0.00261901" calcext:value-type="float">
            <text:p>0.003</text:p>
          </table:table-cell>
          <table:table-cell office:value-type="float" office:value="0.00303894" calcext:value-type="float">
            <text:p>0.003</text:p>
          </table:table-cell>
          <table:table-cell office:value-type="float" office:value="0.00274683142857143" calcext:value-type="float">
            <text:p>0.003</text:p>
          </table:table-cell>
          <table:table-cell office:value-type="float" office:value="0.0000955901242700269" calcext:value-type="float">
            <text:p>0.000</text:p>
          </table:table-cell>
          <table:table-cell office:value-type="float" office:value="0.00269641" calcext:value-type="float">
            <text:p>0.003</text:p>
          </table:table-cell>
          <table:table-cell office:value-type="float" office:value="0.00398777" calcext:value-type="float">
            <text:p>0.004</text:p>
          </table:table-cell>
          <table:table-cell office:value-type="float" office:value="0.00338985085714286" calcext:value-type="float">
            <text:p>0.003</text:p>
          </table:table-cell>
          <table:table-cell office:value-type="float" office:value="0.000401379295233477" calcext:value-type="float">
            <text:p>0.000</text:p>
          </table:table-cell>
          <table:table-cell office:value-type="float" office:value="0.00267615" calcext:value-type="float">
            <text:p>0.003</text:p>
          </table:table-cell>
          <table:table-cell office:value-type="float" office:value="0.00572797" calcext:value-type="float">
            <text:p>0.006</text:p>
          </table:table-cell>
          <table:table-cell office:value-type="float" office:value="0.003258212" calcext:value-type="float">
            <text:p>0.003</text:p>
          </table:table-cell>
          <table:table-cell office:value-type="float" office:value="0.000885325339786131" calcext:value-type="float">
            <text:p>0.001</text:p>
          </table:table-cell>
          <table:table-cell office:value-type="float" office:value="0.00268887" calcext:value-type="float">
            <text:p>0.003</text:p>
          </table:table-cell>
          <table:table-cell office:value-type="float" office:value="0.00378976" calcext:value-type="float">
            <text:p>0.004</text:p>
          </table:table-cell>
          <table:table-cell office:value-type="float" office:value="0.00290208057142857" calcext:value-type="float">
            <text:p>0.003</text:p>
          </table:table-cell>
          <table:table-cell office:value-type="float" office:value="0.000208389069139474" calcext:value-type="float">
            <text:p>0.000</text:p>
          </table:table-cell>
          <table:table-cell office:value-type="float" office:value="0.00271409" calcext:value-type="float">
            <text:p>0.003</text:p>
          </table:table-cell>
          <table:table-cell office:value-type="float" office:value="0.00397029" calcext:value-type="float">
            <text:p>0.004</text:p>
          </table:table-cell>
          <table:table-cell office:value-type="float" office:value="0.00298209457142857" calcext:value-type="float">
            <text:p>0.003</text:p>
          </table:table-cell>
          <table:table-cell office:value-type="float" office:value="0.000254682888194519" calcext:value-type="float">
            <text:p>0.000</text:p>
          </table:table-cell>
          <table:table-cell office:value-type="float" office:value="0.00276917" calcext:value-type="float">
            <text:p>0.003</text:p>
          </table:table-cell>
          <table:table-cell office:value-type="float" office:value="0.00501742" calcext:value-type="float">
            <text:p>0.005</text:p>
          </table:table-cell>
          <table:table-cell office:value-type="float" office:value="0.003154676" calcext:value-type="float">
            <text:p>0.003</text:p>
          </table:table-cell>
          <table:table-cell office:value-type="float" office:value="0.00048207228651906" calcext:value-type="float">
            <text:p>0.000</text:p>
          </table:table-cell>
          <table:table-cell office:value-type="float" office:value="0.00285468" calcext:value-type="float">
            <text:p>0.003</text:p>
          </table:table-cell>
          <table:table-cell office:value-type="float" office:value="0.00549958" calcext:value-type="float">
            <text:p>0.005</text:p>
          </table:table-cell>
          <table:table-cell office:value-type="float" office:value="0.00331683085714286" calcext:value-type="float">
            <text:p>0.003</text:p>
          </table:table-cell>
          <table:table-cell office:value-type="float" office:value="0.00060881534395612" calcext:value-type="float">
            <text:p>0.001</text:p>
          </table:table-cell>
          <table:table-cell office:value-type="float" office:value="0.00286304" calcext:value-type="float">
            <text:p>0.003</text:p>
          </table:table-cell>
          <table:table-cell office:value-type="float" office:value="0.00548402" calcext:value-type="float">
            <text:p>0.005</text:p>
          </table:table-cell>
          <table:table-cell office:value-type="float" office:value="0.003202202" calcext:value-type="float">
            <text:p>0.003</text:p>
          </table:table-cell>
          <table:table-cell office:value-type="float" office:value="0.000526070007349918" calcext:value-type="float">
            <text:p>0.001</text:p>
          </table:table-cell>
          <table:table-cell office:value-type="float" office:value="0.00284339" calcext:value-type="float">
            <text:p>0.003</text:p>
          </table:table-cell>
          <table:table-cell office:value-type="float" office:value="0.00603431" calcext:value-type="float">
            <text:p>0.006</text:p>
          </table:table-cell>
          <table:table-cell office:value-type="float" office:value="0.00346673857142857" calcext:value-type="float">
            <text:p>0.003</text:p>
          </table:table-cell>
          <table:table-cell office:value-type="float" office:value="0.00060644229240072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00351129" calcext:value-type="float">
            <text:p>0.004</text:p>
          </table:table-cell>
          <table:table-cell office:value-type="float" office:value="0.0077316" calcext:value-type="float">
            <text:p>0.008</text:p>
          </table:table-cell>
          <table:table-cell office:value-type="float" office:value="0.00463982085714286" calcext:value-type="float">
            <text:p>0.005</text:p>
          </table:table-cell>
          <table:table-cell office:value-type="float" office:value="0.000786661675815219" calcext:value-type="float">
            <text:p>0.001</text:p>
          </table:table-cell>
          <table:table-cell office:value-type="float" office:value="0.0037921" calcext:value-type="float">
            <text:p>0.004</text:p>
          </table:table-cell>
          <table:table-cell office:value-type="float" office:value="0.00559167" calcext:value-type="float">
            <text:p>0.006</text:p>
          </table:table-cell>
          <table:table-cell office:value-type="float" office:value="0.00440695657142857" calcext:value-type="float">
            <text:p>0.004</text:p>
          </table:table-cell>
          <table:table-cell office:value-type="float" office:value="0.000441826990852062" calcext:value-type="float">
            <text:p>0.000</text:p>
          </table:table-cell>
          <table:table-cell office:value-type="float" office:value="0.00376981" calcext:value-type="float">
            <text:p>0.004</text:p>
          </table:table-cell>
          <table:table-cell office:value-type="float" office:value="0.00715333" calcext:value-type="float">
            <text:p>0.007</text:p>
          </table:table-cell>
          <table:table-cell office:value-type="float" office:value="0.004843864" calcext:value-type="float">
            <text:p>0.005</text:p>
          </table:table-cell>
          <table:table-cell office:value-type="float" office:value="0.000672170027763809" calcext:value-type="float">
            <text:p>0.001</text:p>
          </table:table-cell>
          <table:table-cell office:value-type="float" office:value="0.00406294" calcext:value-type="float">
            <text:p>0.004</text:p>
          </table:table-cell>
          <table:table-cell office:value-type="float" office:value="0.00833856" calcext:value-type="float">
            <text:p>0.008</text:p>
          </table:table-cell>
          <table:table-cell office:value-type="float" office:value="0.00539105542857143" calcext:value-type="float">
            <text:p>0.005</text:p>
          </table:table-cell>
          <table:table-cell office:value-type="float" office:value="0.000857889121674633" calcext:value-type="float">
            <text:p>0.001</text:p>
          </table:table-cell>
          <table:table-cell office:value-type="float" office:value="0.00445873" calcext:value-type="float">
            <text:p>0.004</text:p>
          </table:table-cell>
          <table:table-cell office:value-type="float" office:value="0.0076151" calcext:value-type="float">
            <text:p>0.008</text:p>
          </table:table-cell>
          <table:table-cell office:value-type="float" office:value="0.00594199028571429" calcext:value-type="float">
            <text:p>0.006</text:p>
          </table:table-cell>
          <table:table-cell office:value-type="float" office:value="0.000869998268187064" calcext:value-type="float">
            <text:p>0.001</text:p>
          </table:table-cell>
          <table:table-cell office:value-type="float" office:value="0.00429815" calcext:value-type="float">
            <text:p>0.004</text:p>
          </table:table-cell>
          <table:table-cell office:value-type="float" office:value="0.00784846" calcext:value-type="float">
            <text:p>0.008</text:p>
          </table:table-cell>
          <table:table-cell office:value-type="float" office:value="0.00585600971428571" calcext:value-type="float">
            <text:p>0.006</text:p>
          </table:table-cell>
          <table:table-cell office:value-type="float" office:value="0.000808241199435931" calcext:value-type="float">
            <text:p>0.001</text:p>
          </table:table-cell>
          <table:table-cell office:value-type="float" office:value="0.00482359" calcext:value-type="float">
            <text:p>0.005</text:p>
          </table:table-cell>
          <table:table-cell office:value-type="float" office:value="0.00921334" calcext:value-type="float">
            <text:p>0.009</text:p>
          </table:table-cell>
          <table:table-cell office:value-type="float" office:value="0.00641683828571429" calcext:value-type="float">
            <text:p>0.006</text:p>
          </table:table-cell>
          <table:table-cell office:value-type="float" office:value="0.00105818551654501" calcext:value-type="float">
            <text:p>0.001</text:p>
          </table:table-cell>
          <table:table-cell office:value-type="float" office:value="0.00504869" calcext:value-type="float">
            <text:p>0.005</text:p>
          </table:table-cell>
          <table:table-cell office:value-type="float" office:value="0.00885337" calcext:value-type="float">
            <text:p>0.009</text:p>
          </table:table-cell>
          <table:table-cell office:value-type="float" office:value="0.006523162" calcext:value-type="float">
            <text:p>0.007</text:p>
          </table:table-cell>
          <table:table-cell office:value-type="float" office:value="0.000863720299021456" calcext:value-type="float">
            <text:p>0.001</text:p>
          </table:table-cell>
          <table:table-cell office:value-type="float" office:value="0.00506705" calcext:value-type="float">
            <text:p>0.005</text:p>
          </table:table-cell>
          <table:table-cell office:value-type="float" office:value="0.00929227" calcext:value-type="float">
            <text:p>0.009</text:p>
          </table:table-cell>
          <table:table-cell office:value-type="float" office:value="0.00715337685714286" calcext:value-type="float">
            <text:p>0.007</text:p>
          </table:table-cell>
          <table:table-cell office:value-type="float" office:value="0.000955140345818416" calcext:value-type="float">
            <text:p>0.001</text:p>
          </table:table-cell>
          <table:table-cell office:value-type="float" office:value="0.00511561" calcext:value-type="float">
            <text:p>0.005</text:p>
          </table:table-cell>
          <table:table-cell office:value-type="float" office:value="0.0090875" calcext:value-type="float">
            <text:p>0.009</text:p>
          </table:table-cell>
          <table:table-cell office:value-type="float" office:value="0.00689488657142857" calcext:value-type="float">
            <text:p>0.007</text:p>
          </table:table-cell>
          <table:table-cell office:value-type="float" office:value="0.00096060180768975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0653942" calcext:value-type="float">
            <text:p>0.065</text:p>
          </table:table-cell>
          <table:table-cell office:value-type="float" office:value="0.188774" calcext:value-type="float">
            <text:p>0.189</text:p>
          </table:table-cell>
          <table:table-cell office:value-type="float" office:value="0.140871631428571" calcext:value-type="float">
            <text:p>0.141</text:p>
          </table:table-cell>
          <table:table-cell office:value-type="float" office:value="0.0258405113215086" calcext:value-type="float">
            <text:p>0.026</text:p>
          </table:table-cell>
          <table:table-cell office:value-type="float" office:value="0.0379822" calcext:value-type="float">
            <text:p>0.038</text:p>
          </table:table-cell>
          <table:table-cell office:value-type="float" office:value="0.0555598" calcext:value-type="float">
            <text:p>0.056</text:p>
          </table:table-cell>
          <table:table-cell office:value-type="float" office:value="0.0447798085714286" calcext:value-type="float">
            <text:p>0.045</text:p>
          </table:table-cell>
          <table:table-cell office:value-type="float" office:value="0.00441219543385127" calcext:value-type="float">
            <text:p>0.004</text:p>
          </table:table-cell>
          <table:table-cell office:value-type="float" office:value="0.0406806" calcext:value-type="float">
            <text:p>0.041</text:p>
          </table:table-cell>
          <table:table-cell office:value-type="float" office:value="0.0734813" calcext:value-type="float">
            <text:p>0.073</text:p>
          </table:table-cell>
          <table:table-cell office:value-type="float" office:value="0.0552327885714286" calcext:value-type="float">
            <text:p>0.055</text:p>
          </table:table-cell>
          <table:table-cell office:value-type="float" office:value="0.00947454149762167" calcext:value-type="float">
            <text:p>0.009</text:p>
          </table:table-cell>
          <table:table-cell office:value-type="float" office:value="0.0366906" calcext:value-type="float">
            <text:p>0.037</text:p>
          </table:table-cell>
          <table:table-cell office:value-type="float" office:value="0.08262" calcext:value-type="float">
            <text:p>0.083</text:p>
          </table:table-cell>
          <table:table-cell office:value-type="float" office:value="0.0610397914285714" calcext:value-type="float">
            <text:p>0.061</text:p>
          </table:table-cell>
          <table:table-cell office:value-type="float" office:value="0.0129793616705549" calcext:value-type="float">
            <text:p>0.013</text:p>
          </table:table-cell>
          <table:table-cell office:value-type="float" office:value="0.0411555" calcext:value-type="float">
            <text:p>0.041</text:p>
          </table:table-cell>
          <table:table-cell office:value-type="float" office:value="0.0912533" calcext:value-type="float">
            <text:p>0.091</text:p>
          </table:table-cell>
          <table:table-cell office:value-type="float" office:value="0.0615513314285714" calcext:value-type="float">
            <text:p>0.062</text:p>
          </table:table-cell>
          <table:table-cell office:value-type="float" office:value="0.0125745823504804" calcext:value-type="float">
            <text:p>0.013</text:p>
          </table:table-cell>
          <table:table-cell office:value-type="float" office:value="0.0406589" calcext:value-type="float">
            <text:p>0.041</text:p>
          </table:table-cell>
          <table:table-cell office:value-type="float" office:value="0.0882478" calcext:value-type="float">
            <text:p>0.088</text:p>
          </table:table-cell>
          <table:table-cell office:value-type="float" office:value="0.0610962542857143" calcext:value-type="float">
            <text:p>0.061</text:p>
          </table:table-cell>
          <table:table-cell office:value-type="float" office:value="0.0121009525563508" calcext:value-type="float">
            <text:p>0.012</text:p>
          </table:table-cell>
          <table:table-cell office:value-type="float" office:value="0.0434842" calcext:value-type="float">
            <text:p>0.043</text:p>
          </table:table-cell>
          <table:table-cell office:value-type="float" office:value="0.0934734" calcext:value-type="float">
            <text:p>0.093</text:p>
          </table:table-cell>
          <table:table-cell office:value-type="float" office:value="0.0630113828571429" calcext:value-type="float">
            <text:p>0.063</text:p>
          </table:table-cell>
          <table:table-cell office:value-type="float" office:value="0.0127373511880271" calcext:value-type="float">
            <text:p>0.013</text:p>
          </table:table-cell>
          <table:table-cell office:value-type="float" office:value="0.0438109" calcext:value-type="float">
            <text:p>0.044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5975678" calcext:value-type="float">
            <text:p>0.060</text:p>
          </table:table-cell>
          <table:table-cell office:value-type="float" office:value="0.0100763206331563" calcext:value-type="float">
            <text:p>0.010</text:p>
          </table:table-cell>
          <table:table-cell office:value-type="float" office:value="0.0427171" calcext:value-type="float">
            <text:p>0.043</text:p>
          </table:table-cell>
          <table:table-cell office:value-type="float" office:value="0.0853929" calcext:value-type="float">
            <text:p>0.085</text:p>
          </table:table-cell>
          <table:table-cell office:value-type="float" office:value="0.0600714371428571" calcext:value-type="float">
            <text:p>0.060</text:p>
          </table:table-cell>
          <table:table-cell office:value-type="float" office:value="0.0124908614969524" calcext:value-type="float">
            <text:p>0.012</text:p>
          </table:table-cell>
          <table:table-cell office:value-type="float" office:value="0.0388038" calcext:value-type="float">
            <text:p>0.039</text:p>
          </table:table-cell>
          <table:table-cell office:value-type="float" office:value="0.0958504" calcext:value-type="float">
            <text:p>0.096</text:p>
          </table:table-cell>
          <table:table-cell office:value-type="float" office:value="0.0608479028571429" calcext:value-type="float">
            <text:p>0.061</text:p>
          </table:table-cell>
          <table:table-cell office:value-type="float" office:value="0.0118231310279828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0214441" calcext:value-type="float">
            <text:p>0.021</text:p>
          </table:table-cell>
          <table:table-cell office:value-type="float" office:value="0.0238391" calcext:value-type="float">
            <text:p>0.024</text:p>
          </table:table-cell>
          <table:table-cell office:value-type="float" office:value="0.0227405028571429" calcext:value-type="float">
            <text:p>0.023</text:p>
          </table:table-cell>
          <table:table-cell office:value-type="float" office:value="0.000679052858235315" calcext:value-type="float">
            <text:p>0.001</text:p>
          </table:table-cell>
          <table:table-cell office:value-type="float" office:value="0.0190754" calcext:value-type="float">
            <text:p>0.019</text:p>
          </table:table-cell>
          <table:table-cell office:value-type="float" office:value="0.0215516" calcext:value-type="float">
            <text:p>0.022</text:p>
          </table:table-cell>
          <table:table-cell office:value-type="float" office:value="0.0203081" calcext:value-type="float">
            <text:p>0.020</text:p>
          </table:table-cell>
          <table:table-cell office:value-type="float" office:value="0.000620389388322251" calcext:value-type="float">
            <text:p>0.001</text:p>
          </table:table-cell>
          <table:table-cell office:value-type="float" office:value="0.0190664" calcext:value-type="float">
            <text:p>0.019</text:p>
          </table:table-cell>
          <table:table-cell office:value-type="float" office:value="0.0221513" calcext:value-type="float">
            <text:p>0.022</text:p>
          </table:table-cell>
          <table:table-cell office:value-type="float" office:value="0.0205616514285714" calcext:value-type="float">
            <text:p>0.021</text:p>
          </table:table-cell>
          <table:table-cell office:value-type="float" office:value="0.000672768733081618" calcext:value-type="float">
            <text:p>0.001</text:p>
          </table:table-cell>
          <table:table-cell office:value-type="float" office:value="0.0200467" calcext:value-type="float">
            <text:p>0.020</text:p>
          </table:table-cell>
          <table:table-cell office:value-type="float" office:value="0.0235034" calcext:value-type="float">
            <text:p>0.024</text:p>
          </table:table-cell>
          <table:table-cell office:value-type="float" office:value="0.0215886171428571" calcext:value-type="float">
            <text:p>0.022</text:p>
          </table:table-cell>
          <table:table-cell office:value-type="float" office:value="0.000810984116978771" calcext:value-type="float">
            <text:p>0.001</text:p>
          </table:table-cell>
          <table:table-cell office:value-type="float" office:value="0.0206204" calcext:value-type="float">
            <text:p>0.021</text:p>
          </table:table-cell>
          <table:table-cell office:value-type="float" office:value="0.0242739" calcext:value-type="float">
            <text:p>0.024</text:p>
          </table:table-cell>
          <table:table-cell office:value-type="float" office:value="0.0223319257142857" calcext:value-type="float">
            <text:p>0.022</text:p>
          </table:table-cell>
          <table:table-cell office:value-type="float" office:value="0.000936294222176786" calcext:value-type="float">
            <text:p>0.001</text:p>
          </table:table-cell>
          <table:table-cell office:value-type="float" office:value="0.0211945" calcext:value-type="float">
            <text:p>0.021</text:p>
          </table:table-cell>
          <table:table-cell office:value-type="float" office:value="0.0250849" calcext:value-type="float">
            <text:p>0.025</text:p>
          </table:table-cell>
          <table:table-cell office:value-type="float" office:value="0.02299764" calcext:value-type="float">
            <text:p>0.023</text:p>
          </table:table-cell>
          <table:table-cell office:value-type="float" office:value="0.000859924970879935" calcext:value-type="float">
            <text:p>0.001</text:p>
          </table:table-cell>
          <table:table-cell office:value-type="float" office:value="0.0217055" calcext:value-type="float">
            <text:p>0.022</text:p>
          </table:table-cell>
          <table:table-cell office:value-type="float" office:value="0.0256912" calcext:value-type="float">
            <text:p>0.026</text:p>
          </table:table-cell>
          <table:table-cell office:value-type="float" office:value="0.0235975742857143" calcext:value-type="float">
            <text:p>0.024</text:p>
          </table:table-cell>
          <table:table-cell office:value-type="float" office:value="0.0008665049835296" calcext:value-type="float">
            <text:p>0.001</text:p>
          </table:table-cell>
          <table:table-cell office:value-type="float" office:value="0.0223355" calcext:value-type="float">
            <text:p>0.022</text:p>
          </table:table-cell>
          <table:table-cell office:value-type="float" office:value="0.0261534" calcext:value-type="float">
            <text:p>0.026</text:p>
          </table:table-cell>
          <table:table-cell office:value-type="float" office:value="0.0243380285714286" calcext:value-type="float">
            <text:p>0.024</text:p>
          </table:table-cell>
          <table:table-cell office:value-type="float" office:value="0.000870123074897676" calcext:value-type="float">
            <text:p>0.001</text:p>
          </table:table-cell>
          <table:table-cell office:value-type="float" office:value="0.0228106" calcext:value-type="float">
            <text:p>0.023</text:p>
          </table:table-cell>
          <table:table-cell office:value-type="float" office:value="0.0259837" calcext:value-type="float">
            <text:p>0.026</text:p>
          </table:table-cell>
          <table:table-cell office:value-type="float" office:value="0.0245443914285714" calcext:value-type="float">
            <text:p>0.025</text:p>
          </table:table-cell>
          <table:table-cell office:value-type="float" office:value="0.000698826012833126" calcext:value-type="float">
            <text:p>0.001</text:p>
          </table:table-cell>
          <table:table-cell office:value-type="float" office:value="0.0233273" calcext:value-type="float">
            <text:p>0.023</text:p>
          </table:table-cell>
          <table:table-cell office:value-type="float" office:value="0.0271121" calcext:value-type="float">
            <text:p>0.027</text:p>
          </table:table-cell>
          <table:table-cell office:value-type="float" office:value="0.0251445314285714" calcext:value-type="float">
            <text:p>0.025</text:p>
          </table:table-cell>
          <table:table-cell office:value-type="float" office:value="0.0009304226488987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794" calcext:value-type="float">
            <text:p>0.124</text:p>
          </table:table-cell>
          <table:table-cell office:value-type="float" office:value="0.521282" calcext:value-type="float">
            <text:p>0.521</text:p>
          </table:table-cell>
          <table:table-cell office:value-type="float" office:value="0.216378171428571" calcext:value-type="float">
            <text:p>0.216</text:p>
          </table:table-cell>
          <table:table-cell office:value-type="float" office:value="0.0826970801631682" calcext:value-type="float">
            <text:p>0.083</text:p>
          </table:table-cell>
          <table:table-cell office:value-type="float" office:value="0.0880952" calcext:value-type="float">
            <text:p>0.088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652465" calcext:value-type="float">
            <text:p>0.165</text:p>
          </table:table-cell>
          <table:table-cell office:value-type="float" office:value="0.104323125414682" calcext:value-type="float">
            <text:p>0.104</text:p>
          </table:table-cell>
          <table:table-cell office:value-type="float" office:value="0.0796851" calcext:value-type="float">
            <text:p>0.080</text:p>
          </table:table-cell>
          <table:table-cell office:value-type="float" office:value="0.178159" calcext:value-type="float">
            <text:p>0.178</text:p>
          </table:table-cell>
          <table:table-cell office:value-type="float" office:value="0.138402994285714" calcext:value-type="float">
            <text:p>0.138</text:p>
          </table:table-cell>
          <table:table-cell office:value-type="float" office:value="0.022450255699784" calcext:value-type="float">
            <text:p>0.022</text:p>
          </table:table-cell>
          <table:table-cell office:value-type="float" office:value="0.104861" calcext:value-type="float">
            <text:p>0.105</text:p>
          </table:table-cell>
          <table:table-cell office:value-type="float" office:value="0.151223" calcext:value-type="float">
            <text:p>0.151</text:p>
          </table:table-cell>
          <table:table-cell office:value-type="float" office:value="0.1311688" calcext:value-type="float">
            <text:p>0.131</text:p>
          </table:table-cell>
          <table:table-cell office:value-type="float" office:value="0.0124609368870425" calcext:value-type="float">
            <text:p>0.012</text:p>
          </table:table-cell>
          <table:table-cell office:value-type="float" office:value="0.0882057" calcext:value-type="float">
            <text:p>0.088</text:p>
          </table:table-cell>
          <table:table-cell office:value-type="float" office:value="0.152968" calcext:value-type="float">
            <text:p>0.153</text:p>
          </table:table-cell>
          <table:table-cell office:value-type="float" office:value="0.128262302857143" calcext:value-type="float">
            <text:p>0.128</text:p>
          </table:table-cell>
          <table:table-cell office:value-type="float" office:value="0.0157925154968057" calcext:value-type="float">
            <text:p>0.016</text:p>
          </table:table-cell>
          <table:table-cell office:value-type="float" office:value="0.0983218" calcext:value-type="float">
            <text:p>0.098</text:p>
          </table:table-cell>
          <table:table-cell office:value-type="float" office:value="0.147793" calcext:value-type="float">
            <text:p>0.148</text:p>
          </table:table-cell>
          <table:table-cell office:value-type="float" office:value="0.128733737142857" calcext:value-type="float">
            <text:p>0.129</text:p>
          </table:table-cell>
          <table:table-cell office:value-type="float" office:value="0.0129873511138687" calcext:value-type="float">
            <text:p>0.013</text:p>
          </table:table-cell>
          <table:table-cell office:value-type="float" office:value="0.089734" calcext:value-type="float">
            <text:p>0.090</text:p>
          </table:table-cell>
          <table:table-cell office:value-type="float" office:value="0.154572" calcext:value-type="float">
            <text:p>0.155</text:p>
          </table:table-cell>
          <table:table-cell office:value-type="float" office:value="0.131684817142857" calcext:value-type="float">
            <text:p>0.132</text:p>
          </table:table-cell>
          <table:table-cell office:value-type="float" office:value="0.0153765255728053" calcext:value-type="float">
            <text:p>0.015</text:p>
          </table:table-cell>
          <table:table-cell office:value-type="float" office:value="0.0891136" calcext:value-type="float">
            <text:p>0.089</text:p>
          </table:table-cell>
          <table:table-cell office:value-type="float" office:value="0.156956" calcext:value-type="float">
            <text:p>0.157</text:p>
          </table:table-cell>
          <table:table-cell office:value-type="float" office:value="0.133734825714286" calcext:value-type="float">
            <text:p>0.134</text:p>
          </table:table-cell>
          <table:table-cell office:value-type="float" office:value="0.0178373525327266" calcext:value-type="float">
            <text:p>0.018</text:p>
          </table:table-cell>
          <table:table-cell office:value-type="float" office:value="0.100932" calcext:value-type="float">
            <text:p>0.101</text:p>
          </table:table-cell>
          <table:table-cell office:value-type="float" office:value="0.156612" calcext:value-type="float">
            <text:p>0.157</text:p>
          </table:table-cell>
          <table:table-cell office:value-type="float" office:value="0.137538685714286" calcext:value-type="float">
            <text:p>0.138</text:p>
          </table:table-cell>
          <table:table-cell office:value-type="float" office:value="0.0163570503711422" calcext:value-type="float">
            <text:p>0.016</text:p>
          </table:table-cell>
          <table:table-cell office:value-type="float" office:value="0.0970353" calcext:value-type="float">
            <text:p>0.097</text:p>
          </table:table-cell>
          <table:table-cell office:value-type="float" office:value="0.157437" calcext:value-type="float">
            <text:p>0.157</text:p>
          </table:table-cell>
          <table:table-cell office:value-type="float" office:value="0.136687665714286" calcext:value-type="float">
            <text:p>0.137</text:p>
          </table:table-cell>
          <table:table-cell office:value-type="float" office:value="0.0169707889557985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0644791" calcext:value-type="float">
            <text:p>0.064</text:p>
          </table:table-cell>
          <table:table-cell office:value-type="float" office:value="0.571146" calcext:value-type="float">
            <text:p>0.571</text:p>
          </table:table-cell>
          <table:table-cell office:value-type="float" office:value="0.252260868571429" calcext:value-type="float">
            <text:p>0.252</text:p>
          </table:table-cell>
          <table:table-cell office:value-type="float" office:value="0.136771382940072" calcext:value-type="float">
            <text:p>0.137</text:p>
          </table:table-cell>
          <table:table-cell office:value-type="float" office:value="0.0647621" calcext:value-type="float">
            <text:p>0.065</text:p>
          </table:table-cell>
          <table:table-cell office:value-type="float" office:value="0.497653" calcext:value-type="float">
            <text:p>0.498</text:p>
          </table:table-cell>
          <table:table-cell office:value-type="float" office:value="0.203536054285714" calcext:value-type="float">
            <text:p>0.204</text:p>
          </table:table-cell>
          <table:table-cell office:value-type="float" office:value="0.118036006104148" calcext:value-type="float">
            <text:p>0.118</text:p>
          </table:table-cell>
          <table:table-cell office:value-type="float" office:value="0.0391946" calcext:value-type="float">
            <text:p>0.039</text:p>
          </table:table-cell>
          <table:table-cell office:value-type="float" office:value="0.22213" calcext:value-type="float">
            <text:p>0.222</text:p>
          </table:table-cell>
          <table:table-cell office:value-type="float" office:value="0.113470182857143" calcext:value-type="float">
            <text:p>0.113</text:p>
          </table:table-cell>
          <table:table-cell office:value-type="float" office:value="0.058367914020322" calcext:value-type="float">
            <text:p>0.058</text:p>
          </table:table-cell>
          <table:table-cell office:value-type="float" office:value="0.0202715" calcext:value-type="float">
            <text:p>0.020</text:p>
          </table:table-cell>
          <table:table-cell office:value-type="float" office:value="0.14773" calcext:value-type="float">
            <text:p>0.148</text:p>
          </table:table-cell>
          <table:table-cell office:value-type="float" office:value="0.0505582971428571" calcext:value-type="float">
            <text:p>0.051</text:p>
          </table:table-cell>
          <table:table-cell office:value-type="float" office:value="0.0210605468483403" calcext:value-type="float">
            <text:p>0.021</text:p>
          </table:table-cell>
          <table:table-cell office:value-type="float" office:value="0.0193706" calcext:value-type="float">
            <text:p>0.019</text:p>
          </table:table-cell>
          <table:table-cell office:value-type="float" office:value="0.0648749" calcext:value-type="float">
            <text:p>0.065</text:p>
          </table:table-cell>
          <table:table-cell office:value-type="float" office:value="0.0363854885714286" calcext:value-type="float">
            <text:p>0.036</text:p>
          </table:table-cell>
          <table:table-cell office:value-type="float" office:value="0.0144652626854776" calcext:value-type="float">
            <text:p>0.014</text:p>
          </table:table-cell>
          <table:table-cell office:value-type="float" office:value="0.0249874" calcext:value-type="float">
            <text:p>0.025</text:p>
          </table:table-cell>
          <table:table-cell office:value-type="float" office:value="0.0648729" calcext:value-type="float">
            <text:p>0.065</text:p>
          </table:table-cell>
          <table:table-cell office:value-type="float" office:value="0.0376005714285714" calcext:value-type="float">
            <text:p>0.038</text:p>
          </table:table-cell>
          <table:table-cell office:value-type="float" office:value="0.0116225231795011" calcext:value-type="float">
            <text:p>0.012</text:p>
          </table:table-cell>
          <table:table-cell office:value-type="float" office:value="0.0209168" calcext:value-type="float">
            <text:p>0.021</text:p>
          </table:table-cell>
          <table:table-cell office:value-type="float" office:value="0.0648671" calcext:value-type="float">
            <text:p>0.065</text:p>
          </table:table-cell>
          <table:table-cell office:value-type="float" office:value="0.0400252228571429" calcext:value-type="float">
            <text:p>0.040</text:p>
          </table:table-cell>
          <table:table-cell office:value-type="float" office:value="0.0113103996656449" calcext:value-type="float">
            <text:p>0.011</text:p>
          </table:table-cell>
          <table:table-cell office:value-type="float" office:value="0.0194301" calcext:value-type="float">
            <text:p>0.019</text:p>
          </table:table-cell>
          <table:table-cell office:value-type="float" office:value="0.0645765" calcext:value-type="float">
            <text:p>0.065</text:p>
          </table:table-cell>
          <table:table-cell office:value-type="float" office:value="0.0383176885714286" calcext:value-type="float">
            <text:p>0.038</text:p>
          </table:table-cell>
          <table:table-cell office:value-type="float" office:value="0.01192396937816" calcext:value-type="float">
            <text:p>0.012</text:p>
          </table:table-cell>
          <table:table-cell office:value-type="float" office:value="0.0219225" calcext:value-type="float">
            <text:p>0.022</text:p>
          </table:table-cell>
          <table:table-cell office:value-type="float" office:value="0.0648834" calcext:value-type="float">
            <text:p>0.065</text:p>
          </table:table-cell>
          <table:table-cell office:value-type="float" office:value="0.0395051142857143" calcext:value-type="float">
            <text:p>0.040</text:p>
          </table:table-cell>
          <table:table-cell office:value-type="float" office:value="0.012425224024819" calcext:value-type="float">
            <text:p>0.012</text:p>
          </table:table-cell>
          <table:table-cell office:value-type="float" office:value="0.0215208" calcext:value-type="float">
            <text:p>0.022</text:p>
          </table:table-cell>
          <table:table-cell office:value-type="float" office:value="0.0648907" calcext:value-type="float">
            <text:p>0.065</text:p>
          </table:table-cell>
          <table:table-cell office:value-type="float" office:value="0.0391572057142857" calcext:value-type="float">
            <text:p>0.039</text:p>
          </table:table-cell>
          <table:table-cell office:value-type="float" office:value="0.0107673766746181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00326363" calcext:value-type="float">
            <text:p>0.003</text:p>
          </table:table-cell>
          <table:table-cell office:value-type="float" office:value="0.236915" calcext:value-type="float">
            <text:p>0.237</text:p>
          </table:table-cell>
          <table:table-cell office:value-type="float" office:value="0.0249722971428571" calcext:value-type="float">
            <text:p>0.025</text:p>
          </table:table-cell>
          <table:table-cell office:value-type="float" office:value="0.0588332198977315" calcext:value-type="float">
            <text:p>0.059</text:p>
          </table:table-cell>
          <table:table-cell office:value-type="float" office:value="0.00312308" calcext:value-type="float">
            <text:p>0.003</text:p>
          </table:table-cell>
          <table:table-cell office:value-type="float" office:value="0.00895124" calcext:value-type="float">
            <text:p>0.009</text:p>
          </table:table-cell>
          <table:table-cell office:value-type="float" office:value="0.00614384371428571" calcext:value-type="float">
            <text:p>0.006</text:p>
          </table:table-cell>
          <table:table-cell office:value-type="float" office:value="0.00177676518964917" calcext:value-type="float">
            <text:p>0.002</text:p>
          </table:table-cell>
          <table:table-cell office:value-type="float" office:value="0.0036589" calcext:value-type="float">
            <text:p>0.004</text:p>
          </table:table-cell>
          <table:table-cell office:value-type="float" office:value="0.00905973" calcext:value-type="float">
            <text:p>0.009</text:p>
          </table:table-cell>
          <table:table-cell office:value-type="float" office:value="0.00732797685714286" calcext:value-type="float">
            <text:p>0.007</text:p>
          </table:table-cell>
          <table:table-cell office:value-type="float" office:value="0.0015408775408648" calcext:value-type="float">
            <text:p>0.002</text:p>
          </table:table-cell>
          <table:table-cell office:value-type="float" office:value="0.00314523" calcext:value-type="float">
            <text:p>0.003</text:p>
          </table:table-cell>
          <table:table-cell office:value-type="float" office:value="0.00923144" calcext:value-type="float">
            <text:p>0.009</text:p>
          </table:table-cell>
          <table:table-cell office:value-type="float" office:value="0.00548574914285714" calcext:value-type="float">
            <text:p>0.005</text:p>
          </table:table-cell>
          <table:table-cell office:value-type="float" office:value="0.00182741825803254" calcext:value-type="float">
            <text:p>0.002</text:p>
          </table:table-cell>
          <table:table-cell office:value-type="float" office:value="0.00333985" calcext:value-type="float">
            <text:p>0.003</text:p>
          </table:table-cell>
          <table:table-cell office:value-type="float" office:value="0.00921016" calcext:value-type="float">
            <text:p>0.009</text:p>
          </table:table-cell>
          <table:table-cell office:value-type="float" office:value="0.00439858028571429" calcext:value-type="float">
            <text:p>0.004</text:p>
          </table:table-cell>
          <table:table-cell office:value-type="float" office:value="0.00118302442798951" calcext:value-type="float">
            <text:p>0.001</text:p>
          </table:table-cell>
          <table:table-cell office:value-type="float" office:value="0.00331416" calcext:value-type="float">
            <text:p>0.003</text:p>
          </table:table-cell>
          <table:table-cell office:value-type="float" office:value="0.0081093" calcext:value-type="float">
            <text:p>0.008</text:p>
          </table:table-cell>
          <table:table-cell office:value-type="float" office:value="0.00418319914285714" calcext:value-type="float">
            <text:p>0.004</text:p>
          </table:table-cell>
          <table:table-cell office:value-type="float" office:value="0.00107545141269109" calcext:value-type="float">
            <text:p>0.001</text:p>
          </table:table-cell>
          <table:table-cell office:value-type="float" office:value="0.00328094" calcext:value-type="float">
            <text:p>0.003</text:p>
          </table:table-cell>
          <table:table-cell office:value-type="float" office:value="0.00625617" calcext:value-type="float">
            <text:p>0.006</text:p>
          </table:table-cell>
          <table:table-cell office:value-type="float" office:value="0.00420075171428571" calcext:value-type="float">
            <text:p>0.004</text:p>
          </table:table-cell>
          <table:table-cell office:value-type="float" office:value="0.000646876877892035" calcext:value-type="float">
            <text:p>0.001</text:p>
          </table:table-cell>
          <table:table-cell office:value-type="float" office:value="0.00346542" calcext:value-type="float">
            <text:p>0.003</text:p>
          </table:table-cell>
          <table:table-cell office:value-type="float" office:value="0.00775472" calcext:value-type="float">
            <text:p>0.008</text:p>
          </table:table-cell>
          <table:table-cell office:value-type="float" office:value="0.00448291" calcext:value-type="float">
            <text:p>0.004</text:p>
          </table:table-cell>
          <table:table-cell office:value-type="float" office:value="0.000833204328237849" calcext:value-type="float">
            <text:p>0.001</text:p>
          </table:table-cell>
          <table:table-cell office:value-type="float" office:value="0.00331544" calcext:value-type="float">
            <text:p>0.003</text:p>
          </table:table-cell>
          <table:table-cell office:value-type="float" office:value="0.00676927" calcext:value-type="float">
            <text:p>0.007</text:p>
          </table:table-cell>
          <table:table-cell office:value-type="float" office:value="0.00441903428571429" calcext:value-type="float">
            <text:p>0.004</text:p>
          </table:table-cell>
          <table:table-cell office:value-type="float" office:value="0.000734171103059325" calcext:value-type="float">
            <text:p>0.001</text:p>
          </table:table-cell>
          <table:table-cell office:value-type="float" office:value="0.00366305" calcext:value-type="float">
            <text:p>0.004</text:p>
          </table:table-cell>
          <table:table-cell office:value-type="float" office:value="0.00850815" calcext:value-type="float">
            <text:p>0.009</text:p>
          </table:table-cell>
          <table:table-cell office:value-type="float" office:value="0.00475164685714286" calcext:value-type="float">
            <text:p>0.005</text:p>
          </table:table-cell>
          <table:table-cell office:value-type="float" office:value="0.000937743563401824" calcext:value-type="float">
            <text:p>0.001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0:.C92])" office:value-type="float" office:value="0.0234688160869565" calcext:value-type="float">
            <text:p>0.023</text:p>
          </table:table-cell>
          <table:table-cell table:formula="of:=AVERAGE([.D70:.D92])" office:value-type="float" office:value="0.0897546056521739" calcext:value-type="float">
            <text:p>0.090</text:p>
          </table:table-cell>
          <table:table-cell table:formula="of:=AVERAGE([.E70:.E92])" office:value-type="float" office:value="0.0465489640993789" calcext:value-type="float">
            <text:p>0.047</text:p>
          </table:table-cell>
          <table:table-cell table:formula="of:=AVERAGE([.F70:.F92])" office:value-type="float" office:value="0.0171096519043143" calcext:value-type="float">
            <text:p>0.017</text:p>
          </table:table-cell>
          <table:table-cell table:formula="of:=AVERAGE([.G70:.G92])" office:value-type="float" office:value="0.0198141139130435" calcext:value-type="float">
            <text:p>0.020</text:p>
          </table:table-cell>
          <table:table-cell table:formula="of:=AVERAGE([.H70:.H92])" office:value-type="float" office:value="0.0630507939130435" calcext:value-type="float">
            <text:p>0.063</text:p>
          </table:table-cell>
          <table:table-cell table:formula="of:=AVERAGE([.I70:.I92])" office:value-type="float" office:value="0.0338052114037267" calcext:value-type="float">
            <text:p>0.034</text:p>
          </table:table-cell>
          <table:table-cell table:formula="of:=AVERAGE([.J70:.J92])" office:value-type="float" office:value="0.0128675902745227" calcext:value-type="float">
            <text:p>0.013</text:p>
          </table:table-cell>
          <table:table-cell table:formula="of:=AVERAGE([.K70:.K92])" office:value-type="float" office:value="0.0184073634782609" calcext:value-type="float">
            <text:p>0.018</text:p>
          </table:table-cell>
          <table:table-cell table:formula="of:=AVERAGE([.L70:.L92])" office:value-type="float" office:value="0.0396397891304348" calcext:value-type="float">
            <text:p>0.040</text:p>
          </table:table-cell>
          <table:table-cell table:formula="of:=AVERAGE([.M70:.M92])" office:value-type="float" office:value="0.0296770430807453" calcext:value-type="float">
            <text:p>0.030</text:p>
          </table:table-cell>
          <table:table-cell table:formula="of:=AVERAGE([.N70:.N92])" office:value-type="float" office:value="0.0066665464382112" calcext:value-type="float">
            <text:p>0.007</text:p>
          </table:table-cell>
          <table:table-cell table:formula="of:=AVERAGE([.O70:.O92])" office:value-type="float" office:value="0.0157803843478261" calcext:value-type="float">
            <text:p>0.016</text:p>
          </table:table-cell>
          <table:table-cell table:formula="of:=AVERAGE([.P70:.P92])" office:value-type="float" office:value="0.0365078186956522" calcext:value-type="float">
            <text:p>0.037</text:p>
          </table:table-cell>
          <table:table-cell table:formula="of:=AVERAGE([.Q70:.Q92])" office:value-type="float" office:value="0.0270775167329192" calcext:value-type="float">
            <text:p>0.027</text:p>
          </table:table-cell>
          <table:table-cell table:formula="of:=AVERAGE([.R70:.R92])" office:value-type="float" office:value="0.00525318013343785" calcext:value-type="float">
            <text:p>0.005</text:p>
          </table:table-cell>
          <table:table-cell table:formula="of:=AVERAGE([.S70:.S92])" office:value-type="float" office:value="0.0153605882608696" calcext:value-type="float">
            <text:p>0.015</text:p>
          </table:table-cell>
          <table:table-cell table:formula="of:=AVERAGE([.T70:.T92])" office:value-type="float" office:value="0.0282401791304348" calcext:value-type="float">
            <text:p>0.028</text:p>
          </table:table-cell>
          <table:table-cell table:formula="of:=AVERAGE([.U70:.U92])" office:value-type="float" office:value="0.0202816081863354" calcext:value-type="float">
            <text:p>0.020</text:p>
          </table:table-cell>
          <table:table-cell table:formula="of:=AVERAGE([.V70:.V92])" office:value-type="float" office:value="0.0030104095259395" calcext:value-type="float">
            <text:p>0.003</text:p>
          </table:table-cell>
          <table:table-cell table:formula="of:=AVERAGE([.W70:.W92])" office:value-type="float" office:value="0.0153021347826087" calcext:value-type="float">
            <text:p>0.015</text:p>
          </table:table-cell>
          <table:table-cell table:formula="of:=AVERAGE([.X70:.X92])" office:value-type="float" office:value="0.0265210852173913" calcext:value-type="float">
            <text:p>0.027</text:p>
          </table:table-cell>
          <table:table-cell table:formula="of:=AVERAGE([.Y70:.Y92])" office:value-type="float" office:value="0.0206279716149068" calcext:value-type="float">
            <text:p>0.021</text:p>
          </table:table-cell>
          <table:table-cell table:formula="of:=AVERAGE([.Z70:.Z92])" office:value-type="float" office:value="0.0027557704906267" calcext:value-type="float">
            <text:p>0.003</text:p>
          </table:table-cell>
          <table:table-cell table:formula="of:=AVERAGE([.AA70:.AA92])" office:value-type="float" office:value="0.0157216686956522" calcext:value-type="float">
            <text:p>0.016</text:p>
          </table:table-cell>
          <table:table-cell table:formula="of:=AVERAGE([.AB70:.AB92])" office:value-type="float" office:value="0.0321495686956522" calcext:value-type="float">
            <text:p>0.032</text:p>
          </table:table-cell>
          <table:table-cell table:formula="of:=AVERAGE([.AC70:.AC92])" office:value-type="float" office:value="0.021494467689441" calcext:value-type="float">
            <text:p>0.021</text:p>
          </table:table-cell>
          <table:table-cell table:formula="of:=AVERAGE([.AD70:.AD92])" office:value-type="float" office:value="0.00394715773823754" calcext:value-type="float">
            <text:p>0.004</text:p>
          </table:table-cell>
          <table:table-cell table:formula="of:=AVERAGE([.AE70:.AE92])" office:value-type="float" office:value="0.0151700269565217" calcext:value-type="float">
            <text:p>0.015</text:p>
          </table:table-cell>
          <table:table-cell table:formula="of:=AVERAGE([.AF70:.AF92])" office:value-type="float" office:value="0.0292488760869565" calcext:value-type="float">
            <text:p>0.029</text:p>
          </table:table-cell>
          <table:table-cell table:formula="of:=AVERAGE([.AG70:.AG92])" office:value-type="float" office:value="0.0214364271055901" calcext:value-type="float">
            <text:p>0.021</text:p>
          </table:table-cell>
          <table:table-cell table:formula="of:=AVERAGE([.AH70:.AH92])" office:value-type="float" office:value="0.00326380250857523" calcext:value-type="float">
            <text:p>0.003</text:p>
          </table:table-cell>
          <table:table-cell table:formula="of:=AVERAGE([.AI70:.AI92])" office:value-type="float" office:value="0.0161713260869565" calcext:value-type="float">
            <text:p>0.016</text:p>
          </table:table-cell>
          <table:table-cell table:formula="of:=AVERAGE([.AJ70:.AJ92])" office:value-type="float" office:value="0.0325608169565217" calcext:value-type="float">
            <text:p>0.033</text:p>
          </table:table-cell>
          <table:table-cell table:formula="of:=AVERAGE([.AK70:.AK92])" office:value-type="float" office:value="0.0219967823229814" calcext:value-type="float">
            <text:p>0.022</text:p>
          </table:table-cell>
          <table:table-cell table:formula="of:=AVERAGE([.AL70:.AL92])" office:value-type="float" office:value="0.00382985206441104" calcext:value-type="float">
            <text:p>0.004</text:p>
          </table:table-cell>
          <table:table-cell table:formula="of:=AVERAGE([.AM70:.AM92])" office:value-type="float" office:value="0.0157906543478261" calcext:value-type="float">
            <text:p>0.016</text:p>
          </table:table-cell>
          <table:table-cell table:formula="of:=AVERAGE([.AN70:.AN92])" office:value-type="float" office:value="0.0330830482608696" calcext:value-type="float">
            <text:p>0.033</text:p>
          </table:table-cell>
          <table:table-cell table:formula="of:=AVERAGE([.AO70:.AO92])" office:value-type="float" office:value="0.022121748621118" calcext:value-type="float">
            <text:p>0.022</text:p>
          </table:table-cell>
          <table:table-cell table:formula="of:=AVERAGE([.AP70:.AP92])" office:value-type="float" office:value="0.00401177513074436" calcext:value-type="float">
            <text:p>0.004</text:p>
          </table:table-cell>
          <table:table-cell table:number-columns-repeated="98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table:style-name="ce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1_3</text:p>
          </table:table-cell>
          <table:table-cell office:value-type="float" office:value="0.0492018" calcext:value-type="float">
            <text:p>0.049</text:p>
          </table:table-cell>
          <table:table-cell office:value-type="float" office:value="0.0731164" calcext:value-type="float">
            <text:p>0.073</text:p>
          </table:table-cell>
          <table:table-cell office:value-type="float" office:value="0.0598682685714286" calcext:value-type="float">
            <text:p>0.060</text:p>
          </table:table-cell>
          <table:table-cell office:value-type="float" office:value="0.00659000709220392" calcext:value-type="float">
            <text:p>0.007</text:p>
          </table:table-cell>
          <table:table-cell office:value-type="float" office:value="0.0475299" calcext:value-type="float">
            <text:p>0.048</text:p>
          </table:table-cell>
          <table:table-cell office:value-type="float" office:value="0.0738303" calcext:value-type="float">
            <text:p>0.074</text:p>
          </table:table-cell>
          <table:table-cell office:value-type="float" office:value="0.0573911828571429" calcext:value-type="float">
            <text:p>0.057</text:p>
          </table:table-cell>
          <table:table-cell office:value-type="float" office:value="0.00512887317117433" calcext:value-type="float">
            <text:p>0.005</text:p>
          </table:table-cell>
          <table:table-cell office:value-type="float" office:value="0.0495689" calcext:value-type="float">
            <text:p>0.050</text:p>
          </table:table-cell>
          <table:table-cell office:value-type="float" office:value="0.081756" calcext:value-type="float">
            <text:p>0.082</text:p>
          </table:table-cell>
          <table:table-cell office:value-type="float" office:value="0.05787036" calcext:value-type="float">
            <text:p>0.058</text:p>
          </table:table-cell>
          <table:table-cell office:value-type="float" office:value="0.00658407778968974" calcext:value-type="float">
            <text:p>0.007</text:p>
          </table:table-cell>
          <table:table-cell office:value-type="float" office:value="0.0482674" calcext:value-type="float">
            <text:p>0.048</text:p>
          </table:table-cell>
          <table:table-cell office:value-type="float" office:value="0.0656893" calcext:value-type="float">
            <text:p>0.066</text:p>
          </table:table-cell>
          <table:table-cell office:value-type="float" office:value="0.0552271257142857" calcext:value-type="float">
            <text:p>0.055</text:p>
          </table:table-cell>
          <table:table-cell office:value-type="float" office:value="0.0039311719644287" calcext:value-type="float">
            <text:p>0.004</text:p>
          </table:table-cell>
          <table:table-cell office:value-type="float" office:value="0.0486017" calcext:value-type="float">
            <text:p>0.049</text:p>
          </table:table-cell>
          <table:table-cell office:value-type="float" office:value="0.0668846" calcext:value-type="float">
            <text:p>0.067</text:p>
          </table:table-cell>
          <table:table-cell office:value-type="float" office:value="0.0558928971428572" calcext:value-type="float">
            <text:p>0.056</text:p>
          </table:table-cell>
          <table:table-cell office:value-type="float" office:value="0.00447425893978853" calcext:value-type="float">
            <text:p>0.004</text:p>
          </table:table-cell>
          <table:table-cell office:value-type="float" office:value="0.0494852" calcext:value-type="float">
            <text:p>0.049</text:p>
          </table:table-cell>
          <table:table-cell office:value-type="float" office:value="0.0701971" calcext:value-type="float">
            <text:p>0.070</text:p>
          </table:table-cell>
          <table:table-cell office:value-type="float" office:value="0.0571012114285714" calcext:value-type="float">
            <text:p>0.057</text:p>
          </table:table-cell>
          <table:table-cell office:value-type="float" office:value="0.00524051318527224" calcext:value-type="float">
            <text:p>0.005</text:p>
          </table:table-cell>
          <table:table-cell office:value-type="float" office:value="0.0482898" calcext:value-type="float">
            <text:p>0.048</text:p>
          </table:table-cell>
          <table:table-cell office:value-type="float" office:value="0.0760586" calcext:value-type="float">
            <text:p>0.076</text:p>
          </table:table-cell>
          <table:table-cell office:value-type="float" office:value="0.0568781571428571" calcext:value-type="float">
            <text:p>0.057</text:p>
          </table:table-cell>
          <table:table-cell office:value-type="float" office:value="0.00642275626050667" calcext:value-type="float">
            <text:p>0.006</text:p>
          </table:table-cell>
          <table:table-cell office:value-type="float" office:value="0.0483593" calcext:value-type="float">
            <text:p>0.048</text:p>
          </table:table-cell>
          <table:table-cell office:value-type="float" office:value="0.067686" calcext:value-type="float">
            <text:p>0.068</text:p>
          </table:table-cell>
          <table:table-cell office:value-type="float" office:value="0.0561815028571429" calcext:value-type="float">
            <text:p>0.056</text:p>
          </table:table-cell>
          <table:table-cell office:value-type="float" office:value="0.00431325633397359" calcext:value-type="float">
            <text:p>0.004</text:p>
          </table:table-cell>
          <table:table-cell office:value-type="float" office:value="0.0501077" calcext:value-type="float">
            <text:p>0.050</text:p>
          </table:table-cell>
          <table:table-cell office:value-type="float" office:value="0.0687725" calcext:value-type="float">
            <text:p>0.069</text:p>
          </table:table-cell>
          <table:table-cell office:value-type="float" office:value="0.05620724" calcext:value-type="float">
            <text:p>0.056</text:p>
          </table:table-cell>
          <table:table-cell office:value-type="float" office:value="0.00499090786715203" calcext:value-type="float">
            <text:p>0.005</text:p>
          </table:table-cell>
          <table:table-cell office:value-type="float" office:value="0.0473535" calcext:value-type="float">
            <text:p>0.047</text:p>
          </table:table-cell>
          <table:table-cell office:value-type="float" office:value="0.0663204" calcext:value-type="float">
            <text:p>0.066</text:p>
          </table:table-cell>
          <table:table-cell office:value-type="float" office:value="0.0554115314285714" calcext:value-type="float">
            <text:p>0.055</text:p>
          </table:table-cell>
          <table:table-cell office:value-type="float" office:value="0.0046380170952541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0323615" calcext:value-type="float">
            <text:p>0.032</text:p>
          </table:table-cell>
          <table:table-cell office:value-type="float" office:value="0.0514364" calcext:value-type="float">
            <text:p>0.051</text:p>
          </table:table-cell>
          <table:table-cell office:value-type="float" office:value="0.0388388228571428" calcext:value-type="float">
            <text:p>0.039</text:p>
          </table:table-cell>
          <table:table-cell office:value-type="float" office:value="0.00445899788960228" calcext:value-type="float">
            <text:p>0.004</text:p>
          </table:table-cell>
          <table:table-cell office:value-type="float" office:value="0.0314523" calcext:value-type="float">
            <text:p>0.031</text:p>
          </table:table-cell>
          <table:table-cell office:value-type="float" office:value="0.0502802" calcext:value-type="float">
            <text:p>0.050</text:p>
          </table:table-cell>
          <table:table-cell office:value-type="float" office:value="0.0372654657142857" calcext:value-type="float">
            <text:p>0.037</text:p>
          </table:table-cell>
          <table:table-cell office:value-type="float" office:value="0.00506946340873852" calcext:value-type="float">
            <text:p>0.005</text:p>
          </table:table-cell>
          <table:table-cell office:value-type="float" office:value="0.0305066" calcext:value-type="float">
            <text:p>0.031</text:p>
          </table:table-cell>
          <table:table-cell office:value-type="float" office:value="0.0535217" calcext:value-type="float">
            <text:p>0.054</text:p>
          </table:table-cell>
          <table:table-cell office:value-type="float" office:value="0.0372840314285714" calcext:value-type="float">
            <text:p>0.037</text:p>
          </table:table-cell>
          <table:table-cell office:value-type="float" office:value="0.00440036612384349" calcext:value-type="float">
            <text:p>0.004</text:p>
          </table:table-cell>
          <table:table-cell office:value-type="float" office:value="0.0324197" calcext:value-type="float">
            <text:p>0.032</text:p>
          </table:table-cell>
          <table:table-cell office:value-type="float" office:value="0.055909" calcext:value-type="float">
            <text:p>0.056</text:p>
          </table:table-cell>
          <table:table-cell office:value-type="float" office:value="0.0380832828571429" calcext:value-type="float">
            <text:p>0.038</text:p>
          </table:table-cell>
          <table:table-cell office:value-type="float" office:value="0.00429020479581008" calcext:value-type="float">
            <text:p>0.004</text:p>
          </table:table-cell>
          <table:table-cell office:value-type="float" office:value="0.032167" calcext:value-type="float">
            <text:p>0.032</text:p>
          </table:table-cell>
          <table:table-cell office:value-type="float" office:value="0.0531782" calcext:value-type="float">
            <text:p>0.053</text:p>
          </table:table-cell>
          <table:table-cell office:value-type="float" office:value="0.0397436857142857" calcext:value-type="float">
            <text:p>0.040</text:p>
          </table:table-cell>
          <table:table-cell office:value-type="float" office:value="0.00555952125452455" calcext:value-type="float">
            <text:p>0.006</text:p>
          </table:table-cell>
          <table:table-cell office:value-type="float" office:value="0.0319809" calcext:value-type="float">
            <text:p>0.032</text:p>
          </table:table-cell>
          <table:table-cell office:value-type="float" office:value="0.0557218" calcext:value-type="float">
            <text:p>0.056</text:p>
          </table:table-cell>
          <table:table-cell office:value-type="float" office:value="0.0400639942857143" calcext:value-type="float">
            <text:p>0.040</text:p>
          </table:table-cell>
          <table:table-cell office:value-type="float" office:value="0.00576014416957189" calcext:value-type="float">
            <text:p>0.006</text:p>
          </table:table-cell>
          <table:table-cell office:value-type="float" office:value="0.0325484" calcext:value-type="float">
            <text:p>0.033</text:p>
          </table:table-cell>
          <table:table-cell office:value-type="float" office:value="0.0474434" calcext:value-type="float">
            <text:p>0.047</text:p>
          </table:table-cell>
          <table:table-cell office:value-type="float" office:value="0.0381564457142857" calcext:value-type="float">
            <text:p>0.038</text:p>
          </table:table-cell>
          <table:table-cell office:value-type="float" office:value="0.00351882696780316" calcext:value-type="float">
            <text:p>0.004</text:p>
          </table:table-cell>
          <table:table-cell office:value-type="float" office:value="0.0322834" calcext:value-type="float">
            <text:p>0.032</text:p>
          </table:table-cell>
          <table:table-cell office:value-type="float" office:value="0.0493034" calcext:value-type="float">
            <text:p>0.049</text:p>
          </table:table-cell>
          <table:table-cell office:value-type="float" office:value="0.0394600114285714" calcext:value-type="float">
            <text:p>0.039</text:p>
          </table:table-cell>
          <table:table-cell office:value-type="float" office:value="0.00404396384332935" calcext:value-type="float">
            <text:p>0.004</text:p>
          </table:table-cell>
          <table:table-cell office:value-type="float" office:value="0.0325135" calcext:value-type="float">
            <text:p>0.033</text:p>
          </table:table-cell>
          <table:table-cell office:value-type="float" office:value="0.0491243" calcext:value-type="float">
            <text:p>0.049</text:p>
          </table:table-cell>
          <table:table-cell office:value-type="float" office:value="0.0396734057142857" calcext:value-type="float">
            <text:p>0.040</text:p>
          </table:table-cell>
          <table:table-cell office:value-type="float" office:value="0.00457627360657698" calcext:value-type="float">
            <text:p>0.005</text:p>
          </table:table-cell>
          <table:table-cell office:value-type="float" office:value="0.0326668" calcext:value-type="float">
            <text:p>0.033</text:p>
          </table:table-cell>
          <table:table-cell office:value-type="float" office:value="0.0512876" calcext:value-type="float">
            <text:p>0.051</text:p>
          </table:table-cell>
          <table:table-cell office:value-type="float" office:value="0.0393499885714286" calcext:value-type="float">
            <text:p>0.039</text:p>
          </table:table-cell>
          <table:table-cell office:value-type="float" office:value="0.0046435162168199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0325872" calcext:value-type="float">
            <text:p>0.033</text:p>
          </table:table-cell>
          <table:table-cell office:value-type="float" office:value="0.0326486" calcext:value-type="float">
            <text:p>0.033</text:p>
          </table:table-cell>
          <table:table-cell office:value-type="float" office:value="0.0325999657142857" calcext:value-type="float">
            <text:p>0.033</text:p>
          </table:table-cell>
          <table:table-cell office:value-type="float" office:value="0.0000133927686854224" calcext:value-type="float">
            <text:p>0.000</text:p>
          </table:table-cell>
          <table:table-cell office:value-type="float" office:value="0.0325739" calcext:value-type="float">
            <text:p>0.033</text:p>
          </table:table-cell>
          <table:table-cell office:value-type="float" office:value="0.0326326" calcext:value-type="float">
            <text:p>0.033</text:p>
          </table:table-cell>
          <table:table-cell office:value-type="float" office:value="0.0325961685714286" calcext:value-type="float">
            <text:p>0.033</text:p>
          </table:table-cell>
          <table:table-cell office:value-type="float" office:value="0.000010440820203921" calcext:value-type="float">
            <text:p>0.000</text:p>
          </table:table-cell>
          <table:table-cell office:value-type="float" office:value="0.0325765" calcext:value-type="float">
            <text:p>0.033</text:p>
          </table:table-cell>
          <table:table-cell office:value-type="float" office:value="0.0326392" calcext:value-type="float">
            <text:p>0.033</text:p>
          </table:table-cell>
          <table:table-cell office:value-type="float" office:value="0.0326028942857143" calcext:value-type="float">
            <text:p>0.033</text:p>
          </table:table-cell>
          <table:table-cell office:value-type="float" office:value="0.0000127712387330093" calcext:value-type="float">
            <text:p>0.000</text:p>
          </table:table-cell>
          <table:table-cell office:value-type="float" office:value="0.0325726" calcext:value-type="float">
            <text:p>0.033</text:p>
          </table:table-cell>
          <table:table-cell office:value-type="float" office:value="0.0326565" calcext:value-type="float">
            <text:p>0.033</text:p>
          </table:table-cell>
          <table:table-cell office:value-type="float" office:value="0.0326031428571429" calcext:value-type="float">
            <text:p>0.033</text:p>
          </table:table-cell>
          <table:table-cell office:value-type="float" office:value="0.0000170278978773788" calcext:value-type="float">
            <text:p>0.000</text:p>
          </table:table-cell>
          <table:table-cell office:value-type="float" office:value="0.0325558" calcext:value-type="float">
            <text:p>0.033</text:p>
          </table:table-cell>
          <table:table-cell office:value-type="float" office:value="0.0326409" calcext:value-type="float">
            <text:p>0.033</text:p>
          </table:table-cell>
          <table:table-cell office:value-type="float" office:value="0.0325997142857143" calcext:value-type="float">
            <text:p>0.033</text:p>
          </table:table-cell>
          <table:table-cell office:value-type="float" office:value="0.000017576057462308" calcext:value-type="float">
            <text:p>0.000</text:p>
          </table:table-cell>
          <table:table-cell office:value-type="float" office:value="0.0325577" calcext:value-type="float">
            <text:p>0.033</text:p>
          </table:table-cell>
          <table:table-cell office:value-type="float" office:value="0.032674" calcext:value-type="float">
            <text:p>0.033</text:p>
          </table:table-cell>
          <table:table-cell office:value-type="float" office:value="0.0326050828571429" calcext:value-type="float">
            <text:p>0.033</text:p>
          </table:table-cell>
          <table:table-cell office:value-type="float" office:value="0.0000277850780683677" calcext:value-type="float">
            <text:p>0.000</text:p>
          </table:table-cell>
          <table:table-cell office:value-type="float" office:value="0.0308916" calcext:value-type="float">
            <text:p>0.031</text:p>
          </table:table-cell>
          <table:table-cell office:value-type="float" office:value="0.0326546" calcext:value-type="float">
            <text:p>0.033</text:p>
          </table:table-cell>
          <table:table-cell office:value-type="float" office:value="0.0325524" calcext:value-type="float">
            <text:p>0.033</text:p>
          </table:table-cell>
          <table:table-cell office:value-type="float" office:value="0.000285476040525795" calcext:value-type="float">
            <text:p>0.000</text:p>
          </table:table-cell>
          <table:table-cell office:value-type="float" office:value="0.0325546" calcext:value-type="float">
            <text:p>0.033</text:p>
          </table:table-cell>
          <table:table-cell office:value-type="float" office:value="0.0327665" calcext:value-type="float">
            <text:p>0.033</text:p>
          </table:table-cell>
          <table:table-cell office:value-type="float" office:value="0.0326049485714286" calcext:value-type="float">
            <text:p>0.033</text:p>
          </table:table-cell>
          <table:table-cell office:value-type="float" office:value="0.0000338876915828784" calcext:value-type="float">
            <text:p>0.000</text:p>
          </table:table-cell>
          <table:table-cell office:value-type="float" office:value="0.0325681" calcext:value-type="float">
            <text:p>0.033</text:p>
          </table:table-cell>
          <table:table-cell office:value-type="float" office:value="0.0326946" calcext:value-type="float">
            <text:p>0.033</text:p>
          </table:table-cell>
          <table:table-cell office:value-type="float" office:value="0.0326038257142857" calcext:value-type="float">
            <text:p>0.033</text:p>
          </table:table-cell>
          <table:table-cell office:value-type="float" office:value="0.0000229671982600914" calcext:value-type="float">
            <text:p>0.000</text:p>
          </table:table-cell>
          <table:table-cell office:value-type="float" office:value="0.0325505" calcext:value-type="float">
            <text:p>0.033</text:p>
          </table:table-cell>
          <table:table-cell office:value-type="float" office:value="0.0326391" calcext:value-type="float">
            <text:p>0.033</text:p>
          </table:table-cell>
          <table:table-cell office:value-type="float" office:value="0.0325958828571428" calcext:value-type="float">
            <text:p>0.033</text:p>
          </table:table-cell>
          <table:table-cell office:value-type="float" office:value="0.000019398755272502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0914666" calcext:value-type="float">
            <text:p>0.091</text:p>
          </table:table-cell>
          <table:table-cell office:value-type="float" office:value="0.0942089" calcext:value-type="float">
            <text:p>0.094</text:p>
          </table:table-cell>
          <table:table-cell office:value-type="float" office:value="0.0935024914285714" calcext:value-type="float">
            <text:p>0.094</text:p>
          </table:table-cell>
          <table:table-cell office:value-type="float" office:value="0.000761447051107834" calcext:value-type="float">
            <text:p>0.001</text:p>
          </table:table-cell>
          <table:table-cell office:value-type="float" office:value="0.0922273" calcext:value-type="float">
            <text:p>0.092</text:p>
          </table:table-cell>
          <table:table-cell office:value-type="float" office:value="0.0941526" calcext:value-type="float">
            <text:p>0.094</text:p>
          </table:table-cell>
          <table:table-cell office:value-type="float" office:value="0.0935872342857143" calcext:value-type="float">
            <text:p>0.094</text:p>
          </table:table-cell>
          <table:table-cell office:value-type="float" office:value="0.000540543328747161" calcext:value-type="float">
            <text:p>0.001</text:p>
          </table:table-cell>
          <table:table-cell office:value-type="float" office:value="0.0916762" calcext:value-type="float">
            <text:p>0.092</text:p>
          </table:table-cell>
          <table:table-cell office:value-type="float" office:value="0.0941811" calcext:value-type="float">
            <text:p>0.094</text:p>
          </table:table-cell>
          <table:table-cell office:value-type="float" office:value="0.0931564285714286" calcext:value-type="float">
            <text:p>0.093</text:p>
          </table:table-cell>
          <table:table-cell office:value-type="float" office:value="0.000856498643672157" calcext:value-type="float">
            <text:p>0.001</text:p>
          </table:table-cell>
          <table:table-cell office:value-type="float" office:value="0.0904063" calcext:value-type="float">
            <text:p>0.090</text:p>
          </table:table-cell>
          <table:table-cell office:value-type="float" office:value="0.094264" calcext:value-type="float">
            <text:p>0.094</text:p>
          </table:table-cell>
          <table:table-cell office:value-type="float" office:value="0.0929491628571429" calcext:value-type="float">
            <text:p>0.093</text:p>
          </table:table-cell>
          <table:table-cell office:value-type="float" office:value="0.00102519112589819" calcext:value-type="float">
            <text:p>0.001</text:p>
          </table:table-cell>
          <table:table-cell office:value-type="float" office:value="0.0912685" calcext:value-type="float">
            <text:p>0.091</text:p>
          </table:table-cell>
          <table:table-cell office:value-type="float" office:value="0.0940226" calcext:value-type="float">
            <text:p>0.094</text:p>
          </table:table-cell>
          <table:table-cell office:value-type="float" office:value="0.0929564742857143" calcext:value-type="float">
            <text:p>0.093</text:p>
          </table:table-cell>
          <table:table-cell office:value-type="float" office:value="0.000910064416352053" calcext:value-type="float">
            <text:p>0.001</text:p>
          </table:table-cell>
          <table:table-cell office:value-type="float" office:value="0.0906233" calcext:value-type="float">
            <text:p>0.091</text:p>
          </table:table-cell>
          <table:table-cell office:value-type="float" office:value="0.0940732" calcext:value-type="float">
            <text:p>0.094</text:p>
          </table:table-cell>
          <table:table-cell office:value-type="float" office:value="0.0926768542857143" calcext:value-type="float">
            <text:p>0.093</text:p>
          </table:table-cell>
          <table:table-cell office:value-type="float" office:value="0.00106824201467186" calcext:value-type="float">
            <text:p>0.001</text:p>
          </table:table-cell>
          <table:table-cell office:value-type="float" office:value="0.0887504" calcext:value-type="float">
            <text:p>0.089</text:p>
          </table:table-cell>
          <table:table-cell office:value-type="float" office:value="0.0941243" calcext:value-type="float">
            <text:p>0.094</text:p>
          </table:table-cell>
          <table:table-cell office:value-type="float" office:value="0.09222378" calcext:value-type="float">
            <text:p>0.092</text:p>
          </table:table-cell>
          <table:table-cell office:value-type="float" office:value="0.0011757077950385" calcext:value-type="float">
            <text:p>0.001</text:p>
          </table:table-cell>
          <table:table-cell office:value-type="float" office:value="0.0899884" calcext:value-type="float">
            <text:p>0.090</text:p>
          </table:table-cell>
          <table:table-cell office:value-type="float" office:value="0.0940597" calcext:value-type="float">
            <text:p>0.094</text:p>
          </table:table-cell>
          <table:table-cell office:value-type="float" office:value="0.0927967342857143" calcext:value-type="float">
            <text:p>0.093</text:p>
          </table:table-cell>
          <table:table-cell office:value-type="float" office:value="0.001119315071421" calcext:value-type="float">
            <text:p>0.001</text:p>
          </table:table-cell>
          <table:table-cell office:value-type="float" office:value="0.0903695" calcext:value-type="float">
            <text:p>0.090</text:p>
          </table:table-cell>
          <table:table-cell office:value-type="float" office:value="0.0942437" calcext:value-type="float">
            <text:p>0.094</text:p>
          </table:table-cell>
          <table:table-cell office:value-type="float" office:value="0.0926250942857143" calcext:value-type="float">
            <text:p>0.093</text:p>
          </table:table-cell>
          <table:table-cell office:value-type="float" office:value="0.0011152436855921" calcext:value-type="float">
            <text:p>0.001</text:p>
          </table:table-cell>
          <table:table-cell office:value-type="float" office:value="0.0897931" calcext:value-type="float">
            <text:p>0.090</text:p>
          </table:table-cell>
          <table:table-cell office:value-type="float" office:value="0.0942553" calcext:value-type="float">
            <text:p>0.094</text:p>
          </table:table-cell>
          <table:table-cell office:value-type="float" office:value="0.0925710771428571" calcext:value-type="float">
            <text:p>0.093</text:p>
          </table:table-cell>
          <table:table-cell office:value-type="float" office:value="0.001242946318593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146863" calcext:value-type="float">
            <text:p>0.147</text:p>
          </table:table-cell>
          <table:table-cell office:value-type="float" office:value="0.150109" calcext:value-type="float">
            <text:p>0.150</text:p>
          </table:table-cell>
          <table:table-cell office:value-type="float" office:value="0.149963657142857" calcext:value-type="float">
            <text:p>0.150</text:p>
          </table:table-cell>
          <table:table-cell office:value-type="float" office:value="0.000532037858097505" calcext:value-type="float">
            <text:p>0.001</text:p>
          </table:table-cell>
          <table:table-cell office:value-type="float" office:value="0.137726" calcext:value-type="float">
            <text:p>0.138</text:p>
          </table:table-cell>
          <table:table-cell office:value-type="float" office:value="0.14756" calcext:value-type="float">
            <text:p>0.148</text:p>
          </table:table-cell>
          <table:table-cell office:value-type="float" office:value="0.143530485714286" calcext:value-type="float">
            <text:p>0.144</text:p>
          </table:table-cell>
          <table:table-cell office:value-type="float" office:value="0.00274727568299349" calcext:value-type="float">
            <text:p>0.003</text:p>
          </table:table-cell>
          <table:table-cell office:value-type="float" office:value="0.138999" calcext:value-type="float">
            <text:p>0.139</text:p>
          </table:table-cell>
          <table:table-cell office:value-type="float" office:value="0.148071" calcext:value-type="float">
            <text:p>0.148</text:p>
          </table:table-cell>
          <table:table-cell office:value-type="float" office:value="0.143945057142857" calcext:value-type="float">
            <text:p>0.144</text:p>
          </table:table-cell>
          <table:table-cell office:value-type="float" office:value="0.00225094637802296" calcext:value-type="float">
            <text:p>0.002</text:p>
          </table:table-cell>
          <table:table-cell office:value-type="float" office:value="0.14059" calcext:value-type="float">
            <text:p>0.141</text:p>
          </table:table-cell>
          <table:table-cell office:value-type="float" office:value="0.147677" calcext:value-type="float">
            <text:p>0.148</text:p>
          </table:table-cell>
          <table:table-cell office:value-type="float" office:value="0.144872742857143" calcext:value-type="float">
            <text:p>0.145</text:p>
          </table:table-cell>
          <table:table-cell office:value-type="float" office:value="0.0018926614872465" calcext:value-type="float">
            <text:p>0.002</text:p>
          </table:table-cell>
          <table:table-cell office:value-type="float" office:value="0.140831" calcext:value-type="float">
            <text:p>0.141</text:p>
          </table:table-cell>
          <table:table-cell office:value-type="float" office:value="0.152202" calcext:value-type="float">
            <text:p>0.152</text:p>
          </table:table-cell>
          <table:table-cell office:value-type="float" office:value="0.146708142857143" calcext:value-type="float">
            <text:p>0.147</text:p>
          </table:table-cell>
          <table:table-cell office:value-type="float" office:value="0.00272373188467438" calcext:value-type="float">
            <text:p>0.003</text:p>
          </table:table-cell>
          <table:table-cell office:value-type="float" office:value="0.1437" calcext:value-type="float">
            <text:p>0.144</text:p>
          </table:table-cell>
          <table:table-cell office:value-type="float" office:value="0.153434" calcext:value-type="float">
            <text:p>0.153</text:p>
          </table:table-cell>
          <table:table-cell office:value-type="float" office:value="0.148015657142857" calcext:value-type="float">
            <text:p>0.148</text:p>
          </table:table-cell>
          <table:table-cell office:value-type="float" office:value="0.00209189846711897" calcext:value-type="float">
            <text:p>0.002</text:p>
          </table:table-cell>
          <table:table-cell office:value-type="float" office:value="0.145294" calcext:value-type="float">
            <text:p>0.145</text:p>
          </table:table-cell>
          <table:table-cell office:value-type="float" office:value="0.153287" calcext:value-type="float">
            <text:p>0.153</text:p>
          </table:table-cell>
          <table:table-cell office:value-type="float" office:value="0.149458257142857" calcext:value-type="float">
            <text:p>0.149</text:p>
          </table:table-cell>
          <table:table-cell office:value-type="float" office:value="0.00192168585722994" calcext:value-type="float">
            <text:p>0.002</text:p>
          </table:table-cell>
          <table:table-cell office:value-type="float" office:value="0.144411" calcext:value-type="float">
            <text:p>0.144</text:p>
          </table:table-cell>
          <table:table-cell office:value-type="float" office:value="0.15353" calcext:value-type="float">
            <text:p>0.154</text:p>
          </table:table-cell>
          <table:table-cell office:value-type="float" office:value="0.149330571428571" calcext:value-type="float">
            <text:p>0.149</text:p>
          </table:table-cell>
          <table:table-cell office:value-type="float" office:value="0.00244043995197253" calcext:value-type="float">
            <text:p>0.002</text:p>
          </table:table-cell>
          <table:table-cell office:value-type="float" office:value="0.14597" calcext:value-type="float">
            <text:p>0.146</text:p>
          </table:table-cell>
          <table:table-cell office:value-type="float" office:value="0.153232" calcext:value-type="float">
            <text:p>0.153</text:p>
          </table:table-cell>
          <table:table-cell office:value-type="float" office:value="0.149686914285714" calcext:value-type="float">
            <text:p>0.150</text:p>
          </table:table-cell>
          <table:table-cell office:value-type="float" office:value="0.00159099349682479" calcext:value-type="float">
            <text:p>0.002</text:p>
          </table:table-cell>
          <table:table-cell office:value-type="float" office:value="0.146722" calcext:value-type="float">
            <text:p>0.147</text:p>
          </table:table-cell>
          <table:table-cell office:value-type="float" office:value="0.15641" calcext:value-type="float">
            <text:p>0.156</text:p>
          </table:table-cell>
          <table:table-cell office:value-type="float" office:value="0.150540542857143" calcext:value-type="float">
            <text:p>0.151</text:p>
          </table:table-cell>
          <table:table-cell office:value-type="float" office:value="0.00216849331950428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118093" calcext:value-type="float">
            <text:p>0.118</text:p>
          </table:table-cell>
          <table:table-cell office:value-type="float" office:value="0.154541" calcext:value-type="float">
            <text:p>0.155</text:p>
          </table:table-cell>
          <table:table-cell office:value-type="float" office:value="0.134514628571429" calcext:value-type="float">
            <text:p>0.135</text:p>
          </table:table-cell>
          <table:table-cell office:value-type="float" office:value="0.00703893051570322" calcext:value-type="float">
            <text:p>0.007</text:p>
          </table:table-cell>
          <table:table-cell office:value-type="float" office:value="0.124908" calcext:value-type="float">
            <text:p>0.125</text:p>
          </table:table-cell>
          <table:table-cell office:value-type="float" office:value="0.145403" calcext:value-type="float">
            <text:p>0.145</text:p>
          </table:table-cell>
          <table:table-cell office:value-type="float" office:value="0.134467628571429" calcext:value-type="float">
            <text:p>0.134</text:p>
          </table:table-cell>
          <table:table-cell office:value-type="float" office:value="0.00569546930255326" calcext:value-type="float">
            <text:p>0.006</text:p>
          </table:table-cell>
          <table:table-cell office:value-type="float" office:value="0.131926" calcext:value-type="float">
            <text:p>0.132</text:p>
          </table:table-cell>
          <table:table-cell office:value-type="float" office:value="0.14988" calcext:value-type="float">
            <text:p>0.150</text:p>
          </table:table-cell>
          <table:table-cell office:value-type="float" office:value="0.139208314285714" calcext:value-type="float">
            <text:p>0.139</text:p>
          </table:table-cell>
          <table:table-cell office:value-type="float" office:value="0.00377482190892254" calcext:value-type="float">
            <text:p>0.004</text:p>
          </table:table-cell>
          <table:table-cell office:value-type="float" office:value="0.144191" calcext:value-type="float">
            <text:p>0.144</text:p>
          </table:table-cell>
          <table:table-cell office:value-type="float" office:value="0.162921" calcext:value-type="float">
            <text:p>0.163</text:p>
          </table:table-cell>
          <table:table-cell office:value-type="float" office:value="0.155535971428571" calcext:value-type="float">
            <text:p>0.156</text:p>
          </table:table-cell>
          <table:table-cell office:value-type="float" office:value="0.00465073974752229" calcext:value-type="float">
            <text:p>0.005</text:p>
          </table:table-cell>
          <table:table-cell office:value-type="float" office:value="0.15093" calcext:value-type="float">
            <text:p>0.151</text:p>
          </table:table-cell>
          <table:table-cell office:value-type="float" office:value="0.17295" calcext:value-type="float">
            <text:p>0.173</text:p>
          </table:table-cell>
          <table:table-cell office:value-type="float" office:value="0.163950685714286" calcext:value-type="float">
            <text:p>0.164</text:p>
          </table:table-cell>
          <table:table-cell office:value-type="float" office:value="0.00585659941200122" calcext:value-type="float">
            <text:p>0.006</text:p>
          </table:table-cell>
          <table:table-cell office:value-type="float" office:value="0.151612" calcext:value-type="float">
            <text:p>0.152</text:p>
          </table:table-cell>
          <table:table-cell office:value-type="float" office:value="0.18243" calcext:value-type="float">
            <text:p>0.182</text:p>
          </table:table-cell>
          <table:table-cell office:value-type="float" office:value="0.168838885714286" calcext:value-type="float">
            <text:p>0.169</text:p>
          </table:table-cell>
          <table:table-cell office:value-type="float" office:value="0.00776988602884396" calcext:value-type="float">
            <text:p>0.008</text:p>
          </table:table-cell>
          <table:table-cell office:value-type="float" office:value="0.142207" calcext:value-type="float">
            <text:p>0.142</text:p>
          </table:table-cell>
          <table:table-cell office:value-type="float" office:value="0.188653" calcext:value-type="float">
            <text:p>0.189</text:p>
          </table:table-cell>
          <table:table-cell office:value-type="float" office:value="0.166423828571429" calcext:value-type="float">
            <text:p>0.166</text:p>
          </table:table-cell>
          <table:table-cell office:value-type="float" office:value="0.00984353982057185" calcext:value-type="float">
            <text:p>0.010</text:p>
          </table:table-cell>
          <table:table-cell office:value-type="float" office:value="0.149481" calcext:value-type="float">
            <text:p>0.149</text:p>
          </table:table-cell>
          <table:table-cell office:value-type="float" office:value="0.191041" calcext:value-type="float">
            <text:p>0.191</text:p>
          </table:table-cell>
          <table:table-cell office:value-type="float" office:value="0.168980657142857" calcext:value-type="float">
            <text:p>0.169</text:p>
          </table:table-cell>
          <table:table-cell office:value-type="float" office:value="0.00934536911735389" calcext:value-type="float">
            <text:p>0.009</text:p>
          </table:table-cell>
          <table:table-cell office:value-type="float" office:value="0.144174" calcext:value-type="float">
            <text:p>0.144</text:p>
          </table:table-cell>
          <table:table-cell office:value-type="float" office:value="0.1921" calcext:value-type="float">
            <text:p>0.192</text:p>
          </table:table-cell>
          <table:table-cell office:value-type="float" office:value="0.171657428571429" calcext:value-type="float">
            <text:p>0.172</text:p>
          </table:table-cell>
          <table:table-cell office:value-type="float" office:value="0.0103925046871998" calcext:value-type="float">
            <text:p>0.010</text:p>
          </table:table-cell>
          <table:table-cell office:value-type="float" office:value="0.144081" calcext:value-type="float">
            <text:p>0.144</text:p>
          </table:table-cell>
          <table:table-cell office:value-type="float" office:value="0.193361" calcext:value-type="float">
            <text:p>0.193</text:p>
          </table:table-cell>
          <table:table-cell office:value-type="float" office:value="0.169851942857143" calcext:value-type="float">
            <text:p>0.170</text:p>
          </table:table-cell>
          <table:table-cell office:value-type="float" office:value="0.0108004052858952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092242" calcext:value-type="float">
            <text:p>0.092</text:p>
          </table:table-cell>
          <table:table-cell office:value-type="float" office:value="0.0943729" calcext:value-type="float">
            <text:p>0.094</text:p>
          </table:table-cell>
          <table:table-cell office:value-type="float" office:value="0.0936431914285715" calcext:value-type="float">
            <text:p>0.094</text:p>
          </table:table-cell>
          <table:table-cell office:value-type="float" office:value="0.000670793346236455" calcext:value-type="float">
            <text:p>0.001</text:p>
          </table:table-cell>
          <table:table-cell office:value-type="float" office:value="0.0915508" calcext:value-type="float">
            <text:p>0.092</text:p>
          </table:table-cell>
          <table:table-cell office:value-type="float" office:value="0.094236" calcext:value-type="float">
            <text:p>0.094</text:p>
          </table:table-cell>
          <table:table-cell office:value-type="float" office:value="0.0935765" calcext:value-type="float">
            <text:p>0.094</text:p>
          </table:table-cell>
          <table:table-cell office:value-type="float" office:value="0.000736938664631305" calcext:value-type="float">
            <text:p>0.001</text:p>
          </table:table-cell>
          <table:table-cell office:value-type="float" office:value="0.0922443" calcext:value-type="float">
            <text:p>0.092</text:p>
          </table:table-cell>
          <table:table-cell office:value-type="float" office:value="0.0943331" calcext:value-type="float">
            <text:p>0.094</text:p>
          </table:table-cell>
          <table:table-cell office:value-type="float" office:value="0.0936680228571429" calcext:value-type="float">
            <text:p>0.094</text:p>
          </table:table-cell>
          <table:table-cell office:value-type="float" office:value="0.000622731557430975" calcext:value-type="float">
            <text:p>0.001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945299" calcext:value-type="float">
            <text:p>0.095</text:p>
          </table:table-cell>
          <table:table-cell office:value-type="float" office:value="0.0935074" calcext:value-type="float">
            <text:p>0.094</text:p>
          </table:table-cell>
          <table:table-cell office:value-type="float" office:value="0.000789054446066394" calcext:value-type="float">
            <text:p>0.001</text:p>
          </table:table-cell>
          <table:table-cell office:value-type="float" office:value="0.0917736" calcext:value-type="float">
            <text:p>0.092</text:p>
          </table:table-cell>
          <table:table-cell office:value-type="float" office:value="0.0945429" calcext:value-type="float">
            <text:p>0.095</text:p>
          </table:table-cell>
          <table:table-cell office:value-type="float" office:value="0.09319152" calcext:value-type="float">
            <text:p>0.093</text:p>
          </table:table-cell>
          <table:table-cell office:value-type="float" office:value="0.000861692154442973" calcext:value-type="float">
            <text:p>0.001</text:p>
          </table:table-cell>
          <table:table-cell office:value-type="float" office:value="0.0915694" calcext:value-type="float">
            <text:p>0.092</text:p>
          </table:table-cell>
          <table:table-cell office:value-type="float" office:value="0.0943235" calcext:value-type="float">
            <text:p>0.094</text:p>
          </table:table-cell>
          <table:table-cell office:value-type="float" office:value="0.0933746571428571" calcext:value-type="float">
            <text:p>0.093</text:p>
          </table:table-cell>
          <table:table-cell office:value-type="float" office:value="0.000885184269528332" calcext:value-type="float">
            <text:p>0.001</text:p>
          </table:table-cell>
          <table:table-cell office:value-type="float" office:value="0.0913229" calcext:value-type="float">
            <text:p>0.091</text:p>
          </table:table-cell>
          <table:table-cell office:value-type="float" office:value="0.094409" calcext:value-type="float">
            <text:p>0.094</text:p>
          </table:table-cell>
          <table:table-cell office:value-type="float" office:value="0.0930272171428572" calcext:value-type="float">
            <text:p>0.093</text:p>
          </table:table-cell>
          <table:table-cell office:value-type="float" office:value="0.000960600604825875" calcext:value-type="float">
            <text:p>0.001</text:p>
          </table:table-cell>
          <table:table-cell office:value-type="float" office:value="0.0903668" calcext:value-type="float">
            <text:p>0.090</text:p>
          </table:table-cell>
          <table:table-cell office:value-type="float" office:value="0.0942857" calcext:value-type="float">
            <text:p>0.094</text:p>
          </table:table-cell>
          <table:table-cell office:value-type="float" office:value="0.0932394771428571" calcext:value-type="float">
            <text:p>0.093</text:p>
          </table:table-cell>
          <table:table-cell office:value-type="float" office:value="0.000965428084496558" calcext:value-type="float">
            <text:p>0.001</text:p>
          </table:table-cell>
          <table:table-cell office:value-type="float" office:value="0.091459" calcext:value-type="float">
            <text:p>0.091</text:p>
          </table:table-cell>
          <table:table-cell office:value-type="float" office:value="0.0944597" calcext:value-type="float">
            <text:p>0.094</text:p>
          </table:table-cell>
          <table:table-cell office:value-type="float" office:value="0.0933097028571429" calcext:value-type="float">
            <text:p>0.093</text:p>
          </table:table-cell>
          <table:table-cell office:value-type="float" office:value="0.000865771828893803" calcext:value-type="float">
            <text:p>0.001</text:p>
          </table:table-cell>
          <table:table-cell office:value-type="float" office:value="0.0913313" calcext:value-type="float">
            <text:p>0.091</text:p>
          </table:table-cell>
          <table:table-cell office:value-type="float" office:value="0.0943621" calcext:value-type="float">
            <text:p>0.094</text:p>
          </table:table-cell>
          <table:table-cell office:value-type="float" office:value="0.0932242742857143" calcext:value-type="float">
            <text:p>0.093</text:p>
          </table:table-cell>
          <table:table-cell office:value-type="float" office:value="0.000941620052081322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157272" calcext:value-type="float">
            <text:p>0.157</text:p>
          </table:table-cell>
          <table:table-cell office:value-type="float" office:value="0.163837" calcext:value-type="float">
            <text:p>0.164</text:p>
          </table:table-cell>
          <table:table-cell office:value-type="float" office:value="0.160290685714286" calcext:value-type="float">
            <text:p>0.160</text:p>
          </table:table-cell>
          <table:table-cell office:value-type="float" office:value="0.00168511728750644" calcext:value-type="float">
            <text:p>0.002</text:p>
          </table:table-cell>
          <table:table-cell office:value-type="float" office:value="0.15674" calcext:value-type="float">
            <text:p>0.157</text:p>
          </table:table-cell>
          <table:table-cell office:value-type="float" office:value="0.162901" calcext:value-type="float">
            <text:p>0.163</text:p>
          </table:table-cell>
          <table:table-cell office:value-type="float" office:value="0.158817028571429" calcext:value-type="float">
            <text:p>0.159</text:p>
          </table:table-cell>
          <table:table-cell office:value-type="float" office:value="0.00161205339304901" calcext:value-type="float">
            <text:p>0.002</text:p>
          </table:table-cell>
          <table:table-cell office:value-type="float" office:value="0.151513" calcext:value-type="float">
            <text:p>0.152</text:p>
          </table:table-cell>
          <table:table-cell office:value-type="float" office:value="0.158303" calcext:value-type="float">
            <text:p>0.158</text:p>
          </table:table-cell>
          <table:table-cell office:value-type="float" office:value="0.155120885714286" calcext:value-type="float">
            <text:p>0.155</text:p>
          </table:table-cell>
          <table:table-cell office:value-type="float" office:value="0.00161384555415104" calcext:value-type="float">
            <text:p>0.002</text:p>
          </table:table-cell>
          <table:table-cell office:value-type="float" office:value="0.149306" calcext:value-type="float">
            <text:p>0.149</text:p>
          </table:table-cell>
          <table:table-cell office:value-type="float" office:value="0.15687" calcext:value-type="float">
            <text:p>0.157</text:p>
          </table:table-cell>
          <table:table-cell office:value-type="float" office:value="0.153327" calcext:value-type="float">
            <text:p>0.153</text:p>
          </table:table-cell>
          <table:table-cell office:value-type="float" office:value="0.001611414232459" calcext:value-type="float">
            <text:p>0.002</text:p>
          </table:table-cell>
          <table:table-cell office:value-type="float" office:value="0.0988217" calcext:value-type="float">
            <text:p>0.099</text:p>
          </table:table-cell>
          <table:table-cell office:value-type="float" office:value="0.122354" calcext:value-type="float">
            <text:p>0.122</text:p>
          </table:table-cell>
          <table:table-cell office:value-type="float" office:value="0.106294277142857" calcext:value-type="float">
            <text:p>0.106</text:p>
          </table:table-cell>
          <table:table-cell office:value-type="float" office:value="0.00568729690903135" calcext:value-type="float">
            <text:p>0.006</text:p>
          </table:table-cell>
          <table:table-cell office:value-type="float" office:value="0.10101" calcext:value-type="float">
            <text:p>0.101</text:p>
          </table:table-cell>
          <table:table-cell office:value-type="float" office:value="0.123067" calcext:value-type="float">
            <text:p>0.123</text:p>
          </table:table-cell>
          <table:table-cell office:value-type="float" office:value="0.106518514285714" calcext:value-type="float">
            <text:p>0.107</text:p>
          </table:table-cell>
          <table:table-cell office:value-type="float" office:value="0.00565718295050728" calcext:value-type="float">
            <text:p>0.006</text:p>
          </table:table-cell>
          <table:table-cell office:value-type="float" office:value="0.100984" calcext:value-type="float">
            <text:p>0.101</text:p>
          </table:table-cell>
          <table:table-cell office:value-type="float" office:value="0.126877" calcext:value-type="float">
            <text:p>0.127</text:p>
          </table:table-cell>
          <table:table-cell office:value-type="float" office:value="0.107537628571429" calcext:value-type="float">
            <text:p>0.108</text:p>
          </table:table-cell>
          <table:table-cell office:value-type="float" office:value="0.00638771626566273" calcext:value-type="float">
            <text:p>0.006</text:p>
          </table:table-cell>
          <table:table-cell office:value-type="float" office:value="0.102742" calcext:value-type="float">
            <text:p>0.103</text:p>
          </table:table-cell>
          <table:table-cell office:value-type="float" office:value="0.140213" calcext:value-type="float">
            <text:p>0.140</text:p>
          </table:table-cell>
          <table:table-cell office:value-type="float" office:value="0.110271085714286" calcext:value-type="float">
            <text:p>0.110</text:p>
          </table:table-cell>
          <table:table-cell office:value-type="float" office:value="0.00832305867668312" calcext:value-type="float">
            <text:p>0.008</text:p>
          </table:table-cell>
          <table:table-cell office:value-type="float" office:value="0.101629" calcext:value-type="float">
            <text:p>0.102</text:p>
          </table:table-cell>
          <table:table-cell office:value-type="float" office:value="0.143824" calcext:value-type="float">
            <text:p>0.144</text:p>
          </table:table-cell>
          <table:table-cell office:value-type="float" office:value="0.110555571428571" calcext:value-type="float">
            <text:p>0.111</text:p>
          </table:table-cell>
          <table:table-cell office:value-type="float" office:value="0.0100600768622049" calcext:value-type="float">
            <text:p>0.010</text:p>
          </table:table-cell>
          <table:table-cell office:value-type="float" office:value="0.100639" calcext:value-type="float">
            <text:p>0.101</text:p>
          </table:table-cell>
          <table:table-cell office:value-type="float" office:value="0.145946" calcext:value-type="float">
            <text:p>0.146</text:p>
          </table:table-cell>
          <table:table-cell office:value-type="float" office:value="0.113174114285714" calcext:value-type="float">
            <text:p>0.113</text:p>
          </table:table-cell>
          <table:table-cell office:value-type="float" office:value="0.0110591780623838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0943835" calcext:value-type="float">
            <text:p>0.094</text:p>
          </table:table-cell>
          <table:table-cell office:value-type="float" office:value="0.211525" calcext:value-type="float">
            <text:p>0.212</text:p>
          </table:table-cell>
          <table:table-cell office:value-type="float" office:value="0.134155925714286" calcext:value-type="float">
            <text:p>0.134</text:p>
          </table:table-cell>
          <table:table-cell office:value-type="float" office:value="0.0512004813132809" calcext:value-type="float">
            <text:p>0.051</text:p>
          </table:table-cell>
          <table:table-cell office:value-type="float" office:value="0.095903" calcext:value-type="float">
            <text:p>0.096</text:p>
          </table:table-cell>
          <table:table-cell office:value-type="float" office:value="0.211153" calcext:value-type="float">
            <text:p>0.211</text:p>
          </table:table-cell>
          <table:table-cell office:value-type="float" office:value="0.115447282857143" calcext:value-type="float">
            <text:p>0.115</text:p>
          </table:table-cell>
          <table:table-cell office:value-type="float" office:value="0.0334412669157861" calcext:value-type="float">
            <text:p>0.033</text:p>
          </table:table-cell>
          <table:table-cell office:value-type="float" office:value="0.104978" calcext:value-type="float">
            <text:p>0.105</text:p>
          </table:table-cell>
          <table:table-cell office:value-type="float" office:value="0.211976" calcext:value-type="float">
            <text:p>0.212</text:p>
          </table:table-cell>
          <table:table-cell office:value-type="float" office:value="0.200838485714286" calcext:value-type="float">
            <text:p>0.201</text:p>
          </table:table-cell>
          <table:table-cell office:value-type="float" office:value="0.0291950599934514" calcext:value-type="float">
            <text:p>0.029</text:p>
          </table:table-cell>
          <table:table-cell office:value-type="float" office:value="0.105734" calcext:value-type="float">
            <text:p>0.106</text:p>
          </table:table-cell>
          <table:table-cell office:value-type="float" office:value="0.211961" calcext:value-type="float">
            <text:p>0.212</text:p>
          </table:table-cell>
          <table:table-cell office:value-type="float" office:value="0.207233971428571" calcext:value-type="float">
            <text:p>0.207</text:p>
          </table:table-cell>
          <table:table-cell office:value-type="float" office:value="0.0174819665851671" calcext:value-type="float">
            <text:p>0.017</text:p>
          </table:table-cell>
          <table:table-cell office:value-type="float" office:value="0.101779" calcext:value-type="float">
            <text:p>0.102</text:p>
          </table:table-cell>
          <table:table-cell office:value-type="float" office:value="0.210838" calcext:value-type="float">
            <text:p>0.211</text:p>
          </table:table-cell>
          <table:table-cell office:value-type="float" office:value="0.107364857142857" calcext:value-type="float">
            <text:p>0.107</text:p>
          </table:table-cell>
          <table:table-cell office:value-type="float" office:value="0.0178043428364187" calcext:value-type="float">
            <text:p>0.018</text:p>
          </table:table-cell>
          <table:table-cell office:value-type="float" office:value="0.101598" calcext:value-type="float">
            <text:p>0.102</text:p>
          </table:table-cell>
          <table:table-cell office:value-type="float" office:value="0.209261" calcext:value-type="float">
            <text:p>0.209</text:p>
          </table:table-cell>
          <table:table-cell office:value-type="float" office:value="0.108979714285714" calcext:value-type="float">
            <text:p>0.109</text:p>
          </table:table-cell>
          <table:table-cell office:value-type="float" office:value="0.0180374384791687" calcext:value-type="float">
            <text:p>0.018</text:p>
          </table:table-cell>
          <table:table-cell office:value-type="float" office:value="0.10239" calcext:value-type="float">
            <text:p>0.102</text:p>
          </table:table-cell>
          <table:table-cell office:value-type="float" office:value="0.211381" calcext:value-type="float">
            <text:p>0.211</text:p>
          </table:table-cell>
          <table:table-cell office:value-type="float" office:value="0.159251057142857" calcext:value-type="float">
            <text:p>0.159</text:p>
          </table:table-cell>
          <table:table-cell office:value-type="float" office:value="0.0524327269277734" calcext:value-type="float">
            <text:p>0.052</text:p>
          </table:table-cell>
          <table:table-cell office:value-type="float" office:value="0.101136" calcext:value-type="float">
            <text:p>0.101</text:p>
          </table:table-cell>
          <table:table-cell office:value-type="float" office:value="0.211518" calcext:value-type="float">
            <text:p>0.212</text:p>
          </table:table-cell>
          <table:table-cell office:value-type="float" office:value="0.1739902" calcext:value-type="float">
            <text:p>0.174</text:p>
          </table:table-cell>
          <table:table-cell office:value-type="float" office:value="0.0505964215684413" calcext:value-type="float">
            <text:p>0.051</text:p>
          </table:table-cell>
          <table:table-cell office:value-type="float" office:value="0.102312" calcext:value-type="float">
            <text:p>0.102</text:p>
          </table:table-cell>
          <table:table-cell office:value-type="float" office:value="0.212316" calcext:value-type="float">
            <text:p>0.212</text:p>
          </table:table-cell>
          <table:table-cell office:value-type="float" office:value="0.163126857142857" calcext:value-type="float">
            <text:p>0.163</text:p>
          </table:table-cell>
          <table:table-cell office:value-type="float" office:value="0.0515951452379238" calcext:value-type="float">
            <text:p>0.052</text:p>
          </table:table-cell>
          <table:table-cell office:value-type="float" office:value="0.102419" calcext:value-type="float">
            <text:p>0.102</text:p>
          </table:table-cell>
          <table:table-cell office:value-type="float" office:value="0.211571" calcext:value-type="float">
            <text:p>0.212</text:p>
          </table:table-cell>
          <table:table-cell office:value-type="float" office:value="0.156662228571429" calcext:value-type="float">
            <text:p>0.157</text:p>
          </table:table-cell>
          <table:table-cell office:value-type="float" office:value="0.0521666999236025" calcext:value-type="float">
            <text:p>0.05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3339" calcext:value-type="float">
            <text:p>0.014</text:p>
          </table:table-cell>
          <table:table-cell office:value-type="float" office:value="0.0139723485714286" calcext:value-type="float">
            <text:p>0.014</text:p>
          </table:table-cell>
          <table:table-cell office:value-type="float" office:value="0.000166413253887387" calcext:value-type="float">
            <text:p>0.000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2627" calcext:value-type="float">
            <text:p>0.014</text:p>
          </table:table-cell>
          <table:table-cell office:value-type="float" office:value="0.0140154828571429" calcext:value-type="float">
            <text:p>0.014</text:p>
          </table:table-cell>
          <table:table-cell office:value-type="float" office:value="0.000167801558796973" calcext:value-type="float">
            <text:p>0.000</text:p>
          </table:table-cell>
          <table:table-cell office:value-type="float" office:value="0.0137225" calcext:value-type="float">
            <text:p>0.014</text:p>
          </table:table-cell>
          <table:table-cell office:value-type="float" office:value="0.0143022" calcext:value-type="float">
            <text:p>0.014</text:p>
          </table:table-cell>
          <table:table-cell office:value-type="float" office:value="0.0140158971428571" calcext:value-type="float">
            <text:p>0.014</text:p>
          </table:table-cell>
          <table:table-cell office:value-type="float" office:value="0.000151648647463639" calcext:value-type="float">
            <text:p>0.000</text:p>
          </table:table-cell>
          <table:table-cell office:value-type="float" office:value="0.0136579" calcext:value-type="float">
            <text:p>0.014</text:p>
          </table:table-cell>
          <table:table-cell office:value-type="float" office:value="0.0142821" calcext:value-type="float">
            <text:p>0.014</text:p>
          </table:table-cell>
          <table:table-cell office:value-type="float" office:value="0.0139870885714286" calcext:value-type="float">
            <text:p>0.014</text:p>
          </table:table-cell>
          <table:table-cell office:value-type="float" office:value="0.000131177334216872" calcext:value-type="float">
            <text:p>0.000</text:p>
          </table:table-cell>
          <table:table-cell office:value-type="float" office:value="0.0135148" calcext:value-type="float">
            <text:p>0.014</text:p>
          </table:table-cell>
          <table:table-cell office:value-type="float" office:value="0.0142986" calcext:value-type="float">
            <text:p>0.014</text:p>
          </table:table-cell>
          <table:table-cell office:value-type="float" office:value="0.0140209228571429" calcext:value-type="float">
            <text:p>0.014</text:p>
          </table:table-cell>
          <table:table-cell office:value-type="float" office:value="0.00014194985248463" calcext:value-type="float">
            <text:p>0.000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4458" calcext:value-type="float">
            <text:p>0.014</text:p>
          </table:table-cell>
          <table:table-cell office:value-type="float" office:value="0.0139814028571429" calcext:value-type="float">
            <text:p>0.014</text:p>
          </table:table-cell>
          <table:table-cell office:value-type="float" office:value="0.000180912102549773" calcext:value-type="float">
            <text:p>0.000</text:p>
          </table:table-cell>
          <table:table-cell office:value-type="float" office:value="0.0137482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594971428571" calcext:value-type="float">
            <text:p>0.014</text:p>
          </table:table-cell>
          <table:table-cell office:value-type="float" office:value="0.000170961473497418" calcext:value-type="float">
            <text:p>0.000</text:p>
          </table:table-cell>
          <table:table-cell office:value-type="float" office:value="0.0135915" calcext:value-type="float">
            <text:p>0.014</text:p>
          </table:table-cell>
          <table:table-cell office:value-type="float" office:value="0.0142497" calcext:value-type="float">
            <text:p>0.014</text:p>
          </table:table-cell>
          <table:table-cell office:value-type="float" office:value="0.0140173885714286" calcext:value-type="float">
            <text:p>0.014</text:p>
          </table:table-cell>
          <table:table-cell office:value-type="float" office:value="0.000150638283450179" calcext:value-type="float">
            <text:p>0.000</text:p>
          </table:table-cell>
          <table:table-cell office:value-type="float" office:value="0.0135451" calcext:value-type="float">
            <text:p>0.014</text:p>
          </table:table-cell>
          <table:table-cell office:value-type="float" office:value="0.0144257" calcext:value-type="float">
            <text:p>0.014</text:p>
          </table:table-cell>
          <table:table-cell office:value-type="float" office:value="0.0139664342857143" calcext:value-type="float">
            <text:p>0.014</text:p>
          </table:table-cell>
          <table:table-cell office:value-type="float" office:value="0.000172516554804554" calcext:value-type="float">
            <text:p>0.000</text:p>
          </table:table-cell>
          <table:table-cell office:value-type="float" office:value="0.013756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062942857143" calcext:value-type="float">
            <text:p>0.014</text:p>
          </table:table-cell>
          <table:table-cell office:value-type="float" office:value="0.0001748521317209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0241145" calcext:value-type="float">
            <text:p>0.024</text:p>
          </table:table-cell>
          <table:table-cell office:value-type="float" office:value="0.0246514" calcext:value-type="float">
            <text:p>0.025</text:p>
          </table:table-cell>
          <table:table-cell office:value-type="float" office:value="0.0243137971428571" calcext:value-type="float">
            <text:p>0.024</text:p>
          </table:table-cell>
          <table:table-cell office:value-type="float" office:value="0.0000980504141047984" calcext:value-type="float">
            <text:p>0.000</text:p>
          </table:table-cell>
          <table:table-cell office:value-type="float" office:value="0.0238025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2677714285714" calcext:value-type="float">
            <text:p>0.024</text:p>
          </table:table-cell>
          <table:table-cell office:value-type="float" office:value="0.000159770114443809" calcext:value-type="float">
            <text:p>0.000</text:p>
          </table:table-cell>
          <table:table-cell office:value-type="float" office:value="0.0240636" calcext:value-type="float">
            <text:p>0.024</text:p>
          </table:table-cell>
          <table:table-cell office:value-type="float" office:value="0.0246373" calcext:value-type="float">
            <text:p>0.025</text:p>
          </table:table-cell>
          <table:table-cell office:value-type="float" office:value="0.0242867114285714" calcext:value-type="float">
            <text:p>0.024</text:p>
          </table:table-cell>
          <table:table-cell office:value-type="float" office:value="0.00013894876912307" calcext:value-type="float">
            <text:p>0.000</text:p>
          </table:table-cell>
          <table:table-cell office:value-type="float" office:value="0.0241083" calcext:value-type="float">
            <text:p>0.024</text:p>
          </table:table-cell>
          <table:table-cell office:value-type="float" office:value="0.0246506" calcext:value-type="float">
            <text:p>0.025</text:p>
          </table:table-cell>
          <table:table-cell office:value-type="float" office:value="0.02431974" calcext:value-type="float">
            <text:p>0.024</text:p>
          </table:table-cell>
          <table:table-cell office:value-type="float" office:value="0.000148997484542525" calcext:value-type="float">
            <text:p>0.000</text:p>
          </table:table-cell>
          <table:table-cell office:value-type="float" office:value="0.0240784" calcext:value-type="float">
            <text:p>0.024</text:p>
          </table:table-cell>
          <table:table-cell office:value-type="float" office:value="0.024831" calcext:value-type="float">
            <text:p>0.025</text:p>
          </table:table-cell>
          <table:table-cell office:value-type="float" office:value="0.0243101142857143" calcext:value-type="float">
            <text:p>0.024</text:p>
          </table:table-cell>
          <table:table-cell office:value-type="float" office:value="0.000180291096591606" calcext:value-type="float">
            <text:p>0.000</text:p>
          </table:table-cell>
          <table:table-cell office:value-type="float" office:value="0.0240454" calcext:value-type="float">
            <text:p>0.024</text:p>
          </table:table-cell>
          <table:table-cell office:value-type="float" office:value="0.0246548" calcext:value-type="float">
            <text:p>0.025</text:p>
          </table:table-cell>
          <table:table-cell office:value-type="float" office:value="0.0242898628571429" calcext:value-type="float">
            <text:p>0.024</text:p>
          </table:table-cell>
          <table:table-cell office:value-type="float" office:value="0.00013145288147842" calcext:value-type="float">
            <text:p>0.000</text:p>
          </table:table-cell>
          <table:table-cell office:value-type="float" office:value="0.0240348" calcext:value-type="float">
            <text:p>0.024</text:p>
          </table:table-cell>
          <table:table-cell office:value-type="float" office:value="0.0246016" calcext:value-type="float">
            <text:p>0.025</text:p>
          </table:table-cell>
          <table:table-cell office:value-type="float" office:value="0.0242555371428571" calcext:value-type="float">
            <text:p>0.024</text:p>
          </table:table-cell>
          <table:table-cell office:value-type="float" office:value="0.000131068370567675" calcext:value-type="float">
            <text:p>0.000</text:p>
          </table:table-cell>
          <table:table-cell office:value-type="float" office:value="0.024101" calcext:value-type="float">
            <text:p>0.024</text:p>
          </table:table-cell>
          <table:table-cell office:value-type="float" office:value="0.024709" calcext:value-type="float">
            <text:p>0.025</text:p>
          </table:table-cell>
          <table:table-cell office:value-type="float" office:value="0.0243075828571429" calcext:value-type="float">
            <text:p>0.024</text:p>
          </table:table-cell>
          <table:table-cell office:value-type="float" office:value="0.000126003801497561" calcext:value-type="float">
            <text:p>0.000</text:p>
          </table:table-cell>
          <table:table-cell office:value-type="float" office:value="0.0239791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30042" calcext:value-type="float">
            <text:p>0.024</text:p>
          </table:table-cell>
          <table:table-cell office:value-type="float" office:value="0.000143527549968639" calcext:value-type="float">
            <text:p>0.000</text:p>
          </table:table-cell>
          <table:table-cell office:value-type="float" office:value="0.0239674" calcext:value-type="float">
            <text:p>0.024</text:p>
          </table:table-cell>
          <table:table-cell office:value-type="float" office:value="0.0246268" calcext:value-type="float">
            <text:p>0.025</text:p>
          </table:table-cell>
          <table:table-cell office:value-type="float" office:value="0.0243129114285714" calcext:value-type="float">
            <text:p>0.024</text:p>
          </table:table-cell>
          <table:table-cell office:value-type="float" office:value="0.00013763647932440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0240611" calcext:value-type="float">
            <text:p>0.024</text:p>
          </table:table-cell>
          <table:table-cell office:value-type="float" office:value="0.0246188" calcext:value-type="float">
            <text:p>0.025</text:p>
          </table:table-cell>
          <table:table-cell office:value-type="float" office:value="0.0242706714285714" calcext:value-type="float">
            <text:p>0.024</text:p>
          </table:table-cell>
          <table:table-cell office:value-type="float" office:value="0.000109066091552465" calcext:value-type="float">
            <text:p>0.000</text:p>
          </table:table-cell>
          <table:table-cell office:value-type="float" office:value="0.0240946" calcext:value-type="float">
            <text:p>0.024</text:p>
          </table:table-cell>
          <table:table-cell office:value-type="float" office:value="0.0246493" calcext:value-type="float">
            <text:p>0.025</text:p>
          </table:table-cell>
          <table:table-cell office:value-type="float" office:value="0.0243041057142857" calcext:value-type="float">
            <text:p>0.024</text:p>
          </table:table-cell>
          <table:table-cell office:value-type="float" office:value="0.000118011231772614" calcext:value-type="float">
            <text:p>0.000</text:p>
          </table:table-cell>
          <table:table-cell office:value-type="float" office:value="0.024076" calcext:value-type="float">
            <text:p>0.024</text:p>
          </table:table-cell>
          <table:table-cell office:value-type="float" office:value="0.0248923" calcext:value-type="float">
            <text:p>0.025</text:p>
          </table:table-cell>
          <table:table-cell office:value-type="float" office:value="0.0242920028571429" calcext:value-type="float">
            <text:p>0.024</text:p>
          </table:table-cell>
          <table:table-cell office:value-type="float" office:value="0.000165783679165203" calcext:value-type="float">
            <text:p>0.000</text:p>
          </table:table-cell>
          <table:table-cell office:value-type="float" office:value="0.0239948" calcext:value-type="float">
            <text:p>0.024</text:p>
          </table:table-cell>
          <table:table-cell office:value-type="float" office:value="0.0247899" calcext:value-type="float">
            <text:p>0.025</text:p>
          </table:table-cell>
          <table:table-cell office:value-type="float" office:value="0.02424782" calcext:value-type="float">
            <text:p>0.024</text:p>
          </table:table-cell>
          <table:table-cell office:value-type="float" office:value="0.000179240159403123" calcext:value-type="float">
            <text:p>0.000</text:p>
          </table:table-cell>
          <table:table-cell office:value-type="float" office:value="0.0239394" calcext:value-type="float">
            <text:p>0.024</text:p>
          </table:table-cell>
          <table:table-cell office:value-type="float" office:value="0.0246465" calcext:value-type="float">
            <text:p>0.025</text:p>
          </table:table-cell>
          <table:table-cell office:value-type="float" office:value="0.0242624657142857" calcext:value-type="float">
            <text:p>0.024</text:p>
          </table:table-cell>
          <table:table-cell office:value-type="float" office:value="0.000150628729839501" calcext:value-type="float">
            <text:p>0.000</text:p>
          </table:table-cell>
          <table:table-cell office:value-type="float" office:value="0.0239136" calcext:value-type="float">
            <text:p>0.024</text:p>
          </table:table-cell>
          <table:table-cell office:value-type="float" office:value="0.0246825" calcext:value-type="float">
            <text:p>0.025</text:p>
          </table:table-cell>
          <table:table-cell office:value-type="float" office:value="0.02427118" calcext:value-type="float">
            <text:p>0.024</text:p>
          </table:table-cell>
          <table:table-cell office:value-type="float" office:value="0.000158641865848836" calcext:value-type="float">
            <text:p>0.000</text:p>
          </table:table-cell>
          <table:table-cell office:value-type="float" office:value="0.0239329" calcext:value-type="float">
            <text:p>0.024</text:p>
          </table:table-cell>
          <table:table-cell office:value-type="float" office:value="0.0246281" calcext:value-type="float">
            <text:p>0.025</text:p>
          </table:table-cell>
          <table:table-cell office:value-type="float" office:value="0.0242639857142857" calcext:value-type="float">
            <text:p>0.024</text:p>
          </table:table-cell>
          <table:table-cell office:value-type="float" office:value="0.000180336568105081" calcext:value-type="float">
            <text:p>0.000</text:p>
          </table:table-cell>
          <table:table-cell office:value-type="float" office:value="0.0238327" calcext:value-type="float">
            <text:p>0.024</text:p>
          </table:table-cell>
          <table:table-cell office:value-type="float" office:value="0.0246667" calcext:value-type="float">
            <text:p>0.025</text:p>
          </table:table-cell>
          <table:table-cell office:value-type="float" office:value="0.0242503314285714" calcext:value-type="float">
            <text:p>0.024</text:p>
          </table:table-cell>
          <table:table-cell office:value-type="float" office:value="0.000136700548167839" calcext:value-type="float">
            <text:p>0.000</text:p>
          </table:table-cell>
          <table:table-cell office:value-type="float" office:value="0.0237522" calcext:value-type="float">
            <text:p>0.024</text:p>
          </table:table-cell>
          <table:table-cell office:value-type="float" office:value="0.0246376" calcext:value-type="float">
            <text:p>0.025</text:p>
          </table:table-cell>
          <table:table-cell office:value-type="float" office:value="0.0242748171428571" calcext:value-type="float">
            <text:p>0.024</text:p>
          </table:table-cell>
          <table:table-cell office:value-type="float" office:value="0.000168108175182724" calcext:value-type="float">
            <text:p>0.000</text:p>
          </table:table-cell>
          <table:table-cell office:value-type="float" office:value="0.0240417" calcext:value-type="float">
            <text:p>0.024</text:p>
          </table:table-cell>
          <table:table-cell office:value-type="float" office:value="0.0246572" calcext:value-type="float">
            <text:p>0.025</text:p>
          </table:table-cell>
          <table:table-cell office:value-type="float" office:value="0.0242873542857143" calcext:value-type="float">
            <text:p>0.024</text:p>
          </table:table-cell>
          <table:table-cell office:value-type="float" office:value="0.0001351488329696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0241023" calcext:value-type="float">
            <text:p>0.024</text:p>
          </table:table-cell>
          <table:table-cell office:value-type="float" office:value="0.0244117" calcext:value-type="float">
            <text:p>0.024</text:p>
          </table:table-cell>
          <table:table-cell office:value-type="float" office:value="0.0242867685714286" calcext:value-type="float">
            <text:p>0.024</text:p>
          </table:table-cell>
          <table:table-cell office:value-type="float" office:value="0.0000924942832872192" calcext:value-type="float">
            <text:p>0.000</text:p>
          </table:table-cell>
          <table:table-cell office:value-type="float" office:value="0.024049" calcext:value-type="float">
            <text:p>0.024</text:p>
          </table:table-cell>
          <table:table-cell office:value-type="float" office:value="0.0245829" calcext:value-type="float">
            <text:p>0.025</text:p>
          </table:table-cell>
          <table:table-cell office:value-type="float" office:value="0.0242546142857143" calcext:value-type="float">
            <text:p>0.024</text:p>
          </table:table-cell>
          <table:table-cell office:value-type="float" office:value="0.000132737423171478" calcext:value-type="float">
            <text:p>0.000</text:p>
          </table:table-cell>
          <table:table-cell office:value-type="float" office:value="0.0240863" calcext:value-type="float">
            <text:p>0.024</text:p>
          </table:table-cell>
          <table:table-cell office:value-type="float" office:value="0.0247013" calcext:value-type="float">
            <text:p>0.025</text:p>
          </table:table-cell>
          <table:table-cell office:value-type="float" office:value="0.02428642" calcext:value-type="float">
            <text:p>0.024</text:p>
          </table:table-cell>
          <table:table-cell office:value-type="float" office:value="0.000138014715157479" calcext:value-type="float">
            <text:p>0.000</text:p>
          </table:table-cell>
          <table:table-cell office:value-type="float" office:value="0.0237906" calcext:value-type="float">
            <text:p>0.024</text:p>
          </table:table-cell>
          <table:table-cell office:value-type="float" office:value="0.024621" calcext:value-type="float">
            <text:p>0.025</text:p>
          </table:table-cell>
          <table:table-cell office:value-type="float" office:value="0.0242679971428571" calcext:value-type="float">
            <text:p>0.024</text:p>
          </table:table-cell>
          <table:table-cell office:value-type="float" office:value="0.000155565468966265" calcext:value-type="float">
            <text:p>0.000</text:p>
          </table:table-cell>
          <table:table-cell office:value-type="float" office:value="0.0238867" calcext:value-type="float">
            <text:p>0.024</text:p>
          </table:table-cell>
          <table:table-cell office:value-type="float" office:value="0.0246253" calcext:value-type="float">
            <text:p>0.025</text:p>
          </table:table-cell>
          <table:table-cell office:value-type="float" office:value="0.0242322457142857" calcext:value-type="float">
            <text:p>0.024</text:p>
          </table:table-cell>
          <table:table-cell office:value-type="float" office:value="0.000188904665816774" calcext:value-type="float">
            <text:p>0.000</text:p>
          </table:table-cell>
          <table:table-cell office:value-type="float" office:value="0.0238366" calcext:value-type="float">
            <text:p>0.024</text:p>
          </table:table-cell>
          <table:table-cell office:value-type="float" office:value="0.0246565" calcext:value-type="float">
            <text:p>0.025</text:p>
          </table:table-cell>
          <table:table-cell office:value-type="float" office:value="0.0242721542857143" calcext:value-type="float">
            <text:p>0.024</text:p>
          </table:table-cell>
          <table:table-cell office:value-type="float" office:value="0.000162468277946113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51" calcext:value-type="float">
            <text:p>0.025</text:p>
          </table:table-cell>
          <table:table-cell office:value-type="float" office:value="0.0242906714285714" calcext:value-type="float">
            <text:p>0.024</text:p>
          </table:table-cell>
          <table:table-cell office:value-type="float" office:value="0.000194568437568788" calcext:value-type="float">
            <text:p>0.000</text:p>
          </table:table-cell>
          <table:table-cell office:value-type="float" office:value="0.0237467" calcext:value-type="float">
            <text:p>0.024</text:p>
          </table:table-cell>
          <table:table-cell office:value-type="float" office:value="0.0246247" calcext:value-type="float">
            <text:p>0.025</text:p>
          </table:table-cell>
          <table:table-cell office:value-type="float" office:value="0.0242923514285714" calcext:value-type="float">
            <text:p>0.024</text:p>
          </table:table-cell>
          <table:table-cell office:value-type="float" office:value="0.000196150876872777" calcext:value-type="float">
            <text:p>0.000</text:p>
          </table:table-cell>
          <table:table-cell office:value-type="float" office:value="0.0239183" calcext:value-type="float">
            <text:p>0.024</text:p>
          </table:table-cell>
          <table:table-cell office:value-type="float" office:value="0.0246071" calcext:value-type="float">
            <text:p>0.025</text:p>
          </table:table-cell>
          <table:table-cell office:value-type="float" office:value="0.0242516171428571" calcext:value-type="float">
            <text:p>0.024</text:p>
          </table:table-cell>
          <table:table-cell office:value-type="float" office:value="0.000164878676583228" calcext:value-type="float">
            <text:p>0.000</text:p>
          </table:table-cell>
          <table:table-cell office:value-type="float" office:value="0.0238211" calcext:value-type="float">
            <text:p>0.024</text:p>
          </table:table-cell>
          <table:table-cell office:value-type="float" office:value="0.0245376" calcext:value-type="float">
            <text:p>0.025</text:p>
          </table:table-cell>
          <table:table-cell office:value-type="float" office:value="0.0242172571428571" calcext:value-type="float">
            <text:p>0.024</text:p>
          </table:table-cell>
          <table:table-cell office:value-type="float" office:value="0.00014564394997137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00210314" calcext:value-type="float">
            <text:p>0.002</text:p>
          </table:table-cell>
          <table:table-cell office:value-type="float" office:value="0.00211611" calcext:value-type="float">
            <text:p>0.002</text:p>
          </table:table-cell>
          <table:table-cell office:value-type="float" office:value="0.00211471485714286" calcext:value-type="float">
            <text:p>0.002</text:p>
          </table:table-cell>
          <table:table-cell office:value-type="float" office:value="0.00000221563324895563" calcext:value-type="float">
            <text:p>0.000</text:p>
          </table:table-cell>
          <table:table-cell office:value-type="float" office:value="0.00211312" calcext:value-type="float">
            <text:p>0.002</text:p>
          </table:table-cell>
          <table:table-cell office:value-type="float" office:value="0.00211579" calcext:value-type="float">
            <text:p>0.002</text:p>
          </table:table-cell>
          <table:table-cell office:value-type="float" office:value="0.00211503914285714" calcext:value-type="float">
            <text:p>0.002</text:p>
          </table:table-cell>
          <table:table-cell office:value-type="float" office:value="0.000000453490408961876" calcext:value-type="float">
            <text:p>0.000</text:p>
          </table:table-cell>
          <table:table-cell office:value-type="float" office:value="0.00211411" calcext:value-type="float">
            <text:p>0.002</text:p>
          </table:table-cell>
          <table:table-cell office:value-type="float" office:value="0.00211569" calcext:value-type="float">
            <text:p>0.002</text:p>
          </table:table-cell>
          <table:table-cell office:value-type="float" office:value="0.00211508057142857" calcext:value-type="float">
            <text:p>0.002</text:p>
          </table:table-cell>
          <table:table-cell office:value-type="float" office:value="0.000000348112813053841" calcext:value-type="float">
            <text:p>0.000</text:p>
          </table:table-cell>
          <table:table-cell office:value-type="float" office:value="0.00211326" calcext:value-type="float">
            <text:p>0.002</text:p>
          </table:table-cell>
          <table:table-cell office:value-type="float" office:value="0.0021157" calcext:value-type="float">
            <text:p>0.002</text:p>
          </table:table-cell>
          <table:table-cell office:value-type="float" office:value="0.00211495485714286" calcext:value-type="float">
            <text:p>0.002</text:p>
          </table:table-cell>
          <table:table-cell office:value-type="float" office:value="0.000000502657915079242" calcext:value-type="float">
            <text:p>0.000</text:p>
          </table:table-cell>
          <table:table-cell office:value-type="float" office:value="0.00211255" calcext:value-type="float">
            <text:p>0.002</text:p>
          </table:table-cell>
          <table:table-cell office:value-type="float" office:value="0.00211582" calcext:value-type="float">
            <text:p>0.002</text:p>
          </table:table-cell>
          <table:table-cell office:value-type="float" office:value="0.00211493942857143" calcext:value-type="float">
            <text:p>0.002</text:p>
          </table:table-cell>
          <table:table-cell office:value-type="float" office:value="0.000000692263132701704" calcext:value-type="float">
            <text:p>0.000</text:p>
          </table:table-cell>
          <table:table-cell office:value-type="float" office:value="0.00211367" calcext:value-type="float">
            <text:p>0.002</text:p>
          </table:table-cell>
          <table:table-cell office:value-type="float" office:value="0.00211557" calcext:value-type="float">
            <text:p>0.002</text:p>
          </table:table-cell>
          <table:table-cell office:value-type="float" office:value="0.00211495828571428" calcext:value-type="float">
            <text:p>0.002</text:p>
          </table:table-cell>
          <table:table-cell office:value-type="float" office:value="0.000000397876403740034" calcext:value-type="float">
            <text:p>0.000</text:p>
          </table:table-cell>
          <table:table-cell office:value-type="float" office:value="0.0021133" calcext:value-type="float">
            <text:p>0.002</text:p>
          </table:table-cell>
          <table:table-cell office:value-type="float" office:value="0.00211575" calcext:value-type="float">
            <text:p>0.002</text:p>
          </table:table-cell>
          <table:table-cell office:value-type="float" office:value="0.00211491371428571" calcext:value-type="float">
            <text:p>0.002</text:p>
          </table:table-cell>
          <table:table-cell office:value-type="float" office:value="0.000000416406983022875" calcext:value-type="float">
            <text:p>0.000</text:p>
          </table:table-cell>
          <table:table-cell office:value-type="float" office:value="0.00210755" calcext:value-type="float">
            <text:p>0.002</text:p>
          </table:table-cell>
          <table:table-cell office:value-type="float" office:value="0.0021155" calcext:value-type="float">
            <text:p>0.002</text:p>
          </table:table-cell>
          <table:table-cell office:value-type="float" office:value="0.00211462257142857" calcext:value-type="float">
            <text:p>0.002</text:p>
          </table:table-cell>
          <table:table-cell office:value-type="float" office:value="0.00000143288588491324" calcext:value-type="float">
            <text:p>0.000</text:p>
          </table:table-cell>
          <table:table-cell office:value-type="float" office:value="0.00211117" calcext:value-type="float">
            <text:p>0.002</text:p>
          </table:table-cell>
          <table:table-cell office:value-type="float" office:value="0.00211562" calcext:value-type="float">
            <text:p>0.002</text:p>
          </table:table-cell>
          <table:table-cell office:value-type="float" office:value="0.00211472285714286" calcext:value-type="float">
            <text:p>0.002</text:p>
          </table:table-cell>
          <table:table-cell office:value-type="float" office:value="0.00000112379858751745" calcext:value-type="float">
            <text:p>0.000</text:p>
          </table:table-cell>
          <table:table-cell office:value-type="float" office:value="0.00211075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475285714286" calcext:value-type="float">
            <text:p>0.002</text:p>
          </table:table-cell>
          <table:table-cell office:value-type="float" office:value="0.0000008186664118415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518" calcext:value-type="float">
            <text:p>0.002</text:p>
          </table:table-cell>
          <table:table-cell office:value-type="float" office:value="0.0000000252756234909408" calcext:value-type="float">
            <text:p>0.000</text:p>
          </table:table-cell>
          <table:table-cell office:value-type="float" office:value="0.00211445" calcext:value-type="float">
            <text:p>0.002</text:p>
          </table:table-cell>
          <table:table-cell office:value-type="float" office:value="0.00211547" calcext:value-type="float">
            <text:p>0.002</text:p>
          </table:table-cell>
          <table:table-cell office:value-type="float" office:value="0.00211533485714286" calcext:value-type="float">
            <text:p>0.002</text:p>
          </table:table-cell>
          <table:table-cell office:value-type="float" office:value="0.000000176996713909326" calcext:value-type="float">
            <text:p>0.000</text:p>
          </table:table-cell>
          <table:table-cell office:value-type="float" office:value="0.00211437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24" calcext:value-type="float">
            <text:p>0.002</text:p>
          </table:table-cell>
          <table:table-cell office:value-type="float" office:value="0.000000174523023450455" calcext:value-type="float">
            <text:p>0.000</text:p>
          </table:table-cell>
          <table:table-cell office:value-type="float" office:value="0.00211472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82" calcext:value-type="float">
            <text:p>0.002</text:p>
          </table:table-cell>
          <table:table-cell office:value-type="float" office:value="0.000000138951173335916" calcext:value-type="float">
            <text:p>0.000</text:p>
          </table:table-cell>
          <table:table-cell office:value-type="float" office:value="0.00211198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2485714286" calcext:value-type="float">
            <text:p>0.002</text:p>
          </table:table-cell>
          <table:table-cell office:value-type="float" office:value="0.000000560022302762905" calcext:value-type="float">
            <text:p>0.000</text:p>
          </table:table-cell>
          <table:table-cell office:value-type="float" office:value="0.00211487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6514285714" calcext:value-type="float">
            <text:p>0.002</text:p>
          </table:table-cell>
          <table:table-cell office:value-type="float" office:value="0.000000122062546696848" calcext:value-type="float">
            <text:p>0.000</text:p>
          </table:table-cell>
          <table:table-cell office:value-type="float" office:value="0.0021151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8857142857" calcext:value-type="float">
            <text:p>0.002</text:p>
          </table:table-cell>
          <table:table-cell office:value-type="float" office:value="0.0000000637917530336168" calcext:value-type="float">
            <text:p>0.000</text:p>
          </table:table-cell>
          <table:table-cell office:value-type="float" office:value="0.00211462" calcext:value-type="float">
            <text:p>0.002</text:p>
          </table:table-cell>
          <table:table-cell office:value-type="float" office:value="0.00211537" calcext:value-type="float">
            <text:p>0.002</text:p>
          </table:table-cell>
          <table:table-cell office:value-type="float" office:value="0.00211524057142857" calcext:value-type="float">
            <text:p>0.002</text:p>
          </table:table-cell>
          <table:table-cell office:value-type="float" office:value="0.000000179044174232317" calcext:value-type="float">
            <text:p>0.000</text:p>
          </table:table-cell>
          <table:table-cell office:value-type="float" office:value="0.00211515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306" calcext:value-type="float">
            <text:p>0.002</text:p>
          </table:table-cell>
          <table:table-cell office:value-type="float" office:value="0.0000000593873483399891" calcext:value-type="float">
            <text:p>0.000</text:p>
          </table:table-cell>
          <table:table-cell office:value-type="float" office:value="0.0021147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228" calcext:value-type="float">
            <text:p>0.002</text:p>
          </table:table-cell>
          <table:table-cell office:value-type="float" office:value="0.00000014684880465487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0275" calcext:value-type="float">
            <text:p>0.028</text:p>
          </table:table-cell>
          <table:table-cell office:value-type="float" office:value="0.0286041" calcext:value-type="float">
            <text:p>0.029</text:p>
          </table:table-cell>
          <table:table-cell office:value-type="float" office:value="0.0281424228571429" calcext:value-type="float">
            <text:p>0.028</text:p>
          </table:table-cell>
          <table:table-cell office:value-type="float" office:value="0.000249167795540864" calcext:value-type="float">
            <text:p>0.000</text:p>
          </table:table-cell>
          <table:table-cell office:value-type="float" office:value="0.0273336" calcext:value-type="float">
            <text:p>0.027</text:p>
          </table:table-cell>
          <table:table-cell office:value-type="float" office:value="0.0287392" calcext:value-type="float">
            <text:p>0.029</text:p>
          </table:table-cell>
          <table:table-cell office:value-type="float" office:value="0.0281219885714286" calcext:value-type="float">
            <text:p>0.028</text:p>
          </table:table-cell>
          <table:table-cell office:value-type="float" office:value="0.00036481808207961" calcext:value-type="float">
            <text:p>0.000</text:p>
          </table:table-cell>
          <table:table-cell office:value-type="float" office:value="0.0273393" calcext:value-type="float">
            <text:p>0.027</text:p>
          </table:table-cell>
          <table:table-cell office:value-type="float" office:value="0.029414" calcext:value-type="float">
            <text:p>0.029</text:p>
          </table:table-cell>
          <table:table-cell office:value-type="float" office:value="0.0281906114285714" calcext:value-type="float">
            <text:p>0.028</text:p>
          </table:table-cell>
          <table:table-cell office:value-type="float" office:value="0.000437747942327825" calcext:value-type="float">
            <text:p>0.000</text:p>
          </table:table-cell>
          <table:table-cell office:value-type="float" office:value="0.0273307" calcext:value-type="float">
            <text:p>0.027</text:p>
          </table:table-cell>
          <table:table-cell office:value-type="float" office:value="0.0290571" calcext:value-type="float">
            <text:p>0.029</text:p>
          </table:table-cell>
          <table:table-cell office:value-type="float" office:value="0.028133" calcext:value-type="float">
            <text:p>0.028</text:p>
          </table:table-cell>
          <table:table-cell office:value-type="float" office:value="0.00040082116995702" calcext:value-type="float">
            <text:p>0.000</text:p>
          </table:table-cell>
          <table:table-cell office:value-type="float" office:value="0.0259654" calcext:value-type="float">
            <text:p>0.026</text:p>
          </table:table-cell>
          <table:table-cell office:value-type="float" office:value="0.0286865" calcext:value-type="float">
            <text:p>0.029</text:p>
          </table:table-cell>
          <table:table-cell office:value-type="float" office:value="0.0280776714285714" calcext:value-type="float">
            <text:p>0.028</text:p>
          </table:table-cell>
          <table:table-cell office:value-type="float" office:value="0.000483763136002633" calcext:value-type="float">
            <text:p>0.000</text:p>
          </table:table-cell>
          <table:table-cell office:value-type="float" office:value="0.0268585" calcext:value-type="float">
            <text:p>0.027</text:p>
          </table:table-cell>
          <table:table-cell office:value-type="float" office:value="0.0290081" calcext:value-type="float">
            <text:p>0.029</text:p>
          </table:table-cell>
          <table:table-cell office:value-type="float" office:value="0.0280481942857143" calcext:value-type="float">
            <text:p>0.028</text:p>
          </table:table-cell>
          <table:table-cell office:value-type="float" office:value="0.000460654893412075" calcext:value-type="float">
            <text:p>0.000</text:p>
          </table:table-cell>
          <table:table-cell office:value-type="float" office:value="0.0270926" calcext:value-type="float">
            <text:p>0.027</text:p>
          </table:table-cell>
          <table:table-cell office:value-type="float" office:value="0.0288577" calcext:value-type="float">
            <text:p>0.029</text:p>
          </table:table-cell>
          <table:table-cell office:value-type="float" office:value="0.0279931742857143" calcext:value-type="float">
            <text:p>0.028</text:p>
          </table:table-cell>
          <table:table-cell office:value-type="float" office:value="0.000379747217684047" calcext:value-type="float">
            <text:p>0.000</text:p>
          </table:table-cell>
          <table:table-cell office:value-type="float" office:value="0.0257797" calcext:value-type="float">
            <text:p>0.026</text:p>
          </table:table-cell>
          <table:table-cell office:value-type="float" office:value="0.029066" calcext:value-type="float">
            <text:p>0.029</text:p>
          </table:table-cell>
          <table:table-cell office:value-type="float" office:value="0.0280864857142857" calcext:value-type="float">
            <text:p>0.028</text:p>
          </table:table-cell>
          <table:table-cell office:value-type="float" office:value="0.000492593125723659" calcext:value-type="float">
            <text:p>0.000</text:p>
          </table:table-cell>
          <table:table-cell office:value-type="float" office:value="0.0270354" calcext:value-type="float">
            <text:p>0.027</text:p>
          </table:table-cell>
          <table:table-cell office:value-type="float" office:value="0.0286545" calcext:value-type="float">
            <text:p>0.029</text:p>
          </table:table-cell>
          <table:table-cell office:value-type="float" office:value="0.0279403885714286" calcext:value-type="float">
            <text:p>0.028</text:p>
          </table:table-cell>
          <table:table-cell office:value-type="float" office:value="0.000429747424672033" calcext:value-type="float">
            <text:p>0.000</text:p>
          </table:table-cell>
          <table:table-cell office:value-type="float" office:value="0.0273066" calcext:value-type="float">
            <text:p>0.027</text:p>
          </table:table-cell>
          <table:table-cell office:value-type="float" office:value="0.029089" calcext:value-type="float">
            <text:p>0.029</text:p>
          </table:table-cell>
          <table:table-cell office:value-type="float" office:value="0.0280140971428571" calcext:value-type="float">
            <text:p>0.028</text:p>
          </table:table-cell>
          <table:table-cell office:value-type="float" office:value="0.0003819864414091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0269737" calcext:value-type="float">
            <text:p>0.027</text:p>
          </table:table-cell>
          <table:table-cell office:value-type="float" office:value="0.15919" calcext:value-type="float">
            <text:p>0.159</text:p>
          </table:table-cell>
          <table:table-cell office:value-type="float" office:value="0.114300768571429" calcext:value-type="float">
            <text:p>0.114</text:p>
          </table:table-cell>
          <table:table-cell office:value-type="float" office:value="0.0620588464617565" calcext:value-type="float">
            <text:p>0.062</text:p>
          </table:table-cell>
          <table:table-cell office:value-type="float" office:value="0.0300218" calcext:value-type="float">
            <text:p>0.030</text:p>
          </table:table-cell>
          <table:table-cell office:value-type="float" office:value="0.159228" calcext:value-type="float">
            <text:p>0.159</text:p>
          </table:table-cell>
          <table:table-cell office:value-type="float" office:value="0.132216268571429" calcext:value-type="float">
            <text:p>0.132</text:p>
          </table:table-cell>
          <table:table-cell office:value-type="float" office:value="0.0496548741743405" calcext:value-type="float">
            <text:p>0.050</text:p>
          </table:table-cell>
          <table:table-cell office:value-type="float" office:value="0.0276414" calcext:value-type="float">
            <text:p>0.028</text:p>
          </table:table-cell>
          <table:table-cell office:value-type="float" office:value="0.159162" calcext:value-type="float">
            <text:p>0.159</text:p>
          </table:table-cell>
          <table:table-cell office:value-type="float" office:value="0.0642207771428572" calcext:value-type="float">
            <text:p>0.064</text:p>
          </table:table-cell>
          <table:table-cell office:value-type="float" office:value="0.0520917624964534" calcext:value-type="float">
            <text:p>0.052</text:p>
          </table:table-cell>
          <table:table-cell office:value-type="float" office:value="0.0259947" calcext:value-type="float">
            <text:p>0.026</text:p>
          </table:table-cell>
          <table:table-cell office:value-type="float" office:value="0.0568674" calcext:value-type="float">
            <text:p>0.057</text:p>
          </table:table-cell>
          <table:table-cell office:value-type="float" office:value="0.0363942857142857" calcext:value-type="float">
            <text:p>0.036</text:p>
          </table:table-cell>
          <table:table-cell office:value-type="float" office:value="0.00789242237842795" calcext:value-type="float">
            <text:p>0.008</text:p>
          </table:table-cell>
          <table:table-cell office:value-type="float" office:value="0.0270194" calcext:value-type="float">
            <text:p>0.027</text:p>
          </table:table-cell>
          <table:table-cell office:value-type="float" office:value="0.0410229" calcext:value-type="float">
            <text:p>0.041</text:p>
          </table:table-cell>
          <table:table-cell office:value-type="float" office:value="0.0320121085714286" calcext:value-type="float">
            <text:p>0.032</text:p>
          </table:table-cell>
          <table:table-cell office:value-type="float" office:value="0.00305713340148871" calcext:value-type="float">
            <text:p>0.003</text:p>
          </table:table-cell>
          <table:table-cell office:value-type="float" office:value="0.0273588" calcext:value-type="float">
            <text:p>0.027</text:p>
          </table:table-cell>
          <table:table-cell office:value-type="float" office:value="0.0437563" calcext:value-type="float">
            <text:p>0.044</text:p>
          </table:table-cell>
          <table:table-cell office:value-type="float" office:value="0.03225718" calcext:value-type="float">
            <text:p>0.032</text:p>
          </table:table-cell>
          <table:table-cell office:value-type="float" office:value="0.00370851511137737" calcext:value-type="float">
            <text:p>0.004</text:p>
          </table:table-cell>
          <table:table-cell office:value-type="float" office:value="0.0277102" calcext:value-type="float">
            <text:p>0.028</text:p>
          </table:table-cell>
          <table:table-cell office:value-type="float" office:value="0.0440372" calcext:value-type="float">
            <text:p>0.044</text:p>
          </table:table-cell>
          <table:table-cell office:value-type="float" office:value="0.0329831742857143" calcext:value-type="float">
            <text:p>0.033</text:p>
          </table:table-cell>
          <table:table-cell office:value-type="float" office:value="0.00393850043779122" calcext:value-type="float">
            <text:p>0.004</text:p>
          </table:table-cell>
          <table:table-cell office:value-type="float" office:value="0.0272403" calcext:value-type="float">
            <text:p>0.027</text:p>
          </table:table-cell>
          <table:table-cell office:value-type="float" office:value="0.0412641" calcext:value-type="float">
            <text:p>0.041</text:p>
          </table:table-cell>
          <table:table-cell office:value-type="float" office:value="0.0328734857142857" calcext:value-type="float">
            <text:p>0.033</text:p>
          </table:table-cell>
          <table:table-cell office:value-type="float" office:value="0.00393523076928281" calcext:value-type="float">
            <text:p>0.004</text:p>
          </table:table-cell>
          <table:table-cell office:value-type="float" office:value="0.0276436" calcext:value-type="float">
            <text:p>0.028</text:p>
          </table:table-cell>
          <table:table-cell office:value-type="float" office:value="0.0452399" calcext:value-type="float">
            <text:p>0.045</text:p>
          </table:table-cell>
          <table:table-cell office:value-type="float" office:value="0.0323583257142857" calcext:value-type="float">
            <text:p>0.032</text:p>
          </table:table-cell>
          <table:table-cell office:value-type="float" office:value="0.0044942167787593" calcext:value-type="float">
            <text:p>0.004</text:p>
          </table:table-cell>
          <table:table-cell office:value-type="float" office:value="0.027097" calcext:value-type="float">
            <text:p>0.027</text:p>
          </table:table-cell>
          <table:table-cell office:value-type="float" office:value="0.0472542" calcext:value-type="float">
            <text:p>0.047</text:p>
          </table:table-cell>
          <table:table-cell office:value-type="float" office:value="0.0343408514285714" calcext:value-type="float">
            <text:p>0.034</text:p>
          </table:table-cell>
          <table:table-cell office:value-type="float" office:value="0.00453891147928484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021302" calcext:value-type="float">
            <text:p>0.021</text:p>
          </table:table-cell>
          <table:table-cell office:value-type="float" office:value="0.132942" calcext:value-type="float">
            <text:p>0.133</text:p>
          </table:table-cell>
          <table:table-cell office:value-type="float" office:value="0.0266641314285714" calcext:value-type="float">
            <text:p>0.027</text:p>
          </table:table-cell>
          <table:table-cell office:value-type="float" office:value="0.018311409331714" calcext:value-type="float">
            <text:p>0.018</text:p>
          </table:table-cell>
          <table:table-cell office:value-type="float" office:value="0.0216707" calcext:value-type="float">
            <text:p>0.022</text:p>
          </table:table-cell>
          <table:table-cell office:value-type="float" office:value="0.027781" calcext:value-type="float">
            <text:p>0.028</text:p>
          </table:table-cell>
          <table:table-cell office:value-type="float" office:value="0.0242738657142857" calcext:value-type="float">
            <text:p>0.024</text:p>
          </table:table-cell>
          <table:table-cell office:value-type="float" office:value="0.00146806570832758" calcext:value-type="float">
            <text:p>0.001</text:p>
          </table:table-cell>
          <table:table-cell office:value-type="float" office:value="0.0233503" calcext:value-type="float">
            <text:p>0.023</text:p>
          </table:table-cell>
          <table:table-cell office:value-type="float" office:value="0.0296868" calcext:value-type="float">
            <text:p>0.030</text:p>
          </table:table-cell>
          <table:table-cell office:value-type="float" office:value="0.0260714371428571" calcext:value-type="float">
            <text:p>0.026</text:p>
          </table:table-cell>
          <table:table-cell office:value-type="float" office:value="0.00172519689213156" calcext:value-type="float">
            <text:p>0.002</text:p>
          </table:table-cell>
          <table:table-cell office:value-type="float" office:value="0.0241137" calcext:value-type="float">
            <text:p>0.024</text:p>
          </table:table-cell>
          <table:table-cell office:value-type="float" office:value="0.0324227" calcext:value-type="float">
            <text:p>0.032</text:p>
          </table:table-cell>
          <table:table-cell office:value-type="float" office:value="0.02831258" calcext:value-type="float">
            <text:p>0.028</text:p>
          </table:table-cell>
          <table:table-cell office:value-type="float" office:value="0.00206387503176497" calcext:value-type="float">
            <text:p>0.002</text:p>
          </table:table-cell>
          <table:table-cell office:value-type="float" office:value="0.0240919" calcext:value-type="float">
            <text:p>0.024</text:p>
          </table:table-cell>
          <table:table-cell office:value-type="float" office:value="0.035492" calcext:value-type="float">
            <text:p>0.035</text:p>
          </table:table-cell>
          <table:table-cell office:value-type="float" office:value="0.0285814114285714" calcext:value-type="float">
            <text:p>0.029</text:p>
          </table:table-cell>
          <table:table-cell office:value-type="float" office:value="0.00319820392075404" calcext:value-type="float">
            <text:p>0.003</text:p>
          </table:table-cell>
          <table:table-cell office:value-type="float" office:value="0.0243867" calcext:value-type="float">
            <text:p>0.024</text:p>
          </table:table-cell>
          <table:table-cell office:value-type="float" office:value="0.0361444" calcext:value-type="float">
            <text:p>0.036</text:p>
          </table:table-cell>
          <table:table-cell office:value-type="float" office:value="0.02904966" calcext:value-type="float">
            <text:p>0.029</text:p>
          </table:table-cell>
          <table:table-cell office:value-type="float" office:value="0.00245006174280218" calcext:value-type="float">
            <text:p>0.002</text:p>
          </table:table-cell>
          <table:table-cell office:value-type="float" office:value="0.0243894" calcext:value-type="float">
            <text:p>0.024</text:p>
          </table:table-cell>
          <table:table-cell office:value-type="float" office:value="0.0354471" calcext:value-type="float">
            <text:p>0.035</text:p>
          </table:table-cell>
          <table:table-cell office:value-type="float" office:value="0.03005274" calcext:value-type="float">
            <text:p>0.030</text:p>
          </table:table-cell>
          <table:table-cell office:value-type="float" office:value="0.00307855292102359" calcext:value-type="float">
            <text:p>0.003</text:p>
          </table:table-cell>
          <table:table-cell office:value-type="float" office:value="0.0250974" calcext:value-type="float">
            <text:p>0.025</text:p>
          </table:table-cell>
          <table:table-cell office:value-type="float" office:value="0.0379526" calcext:value-type="float">
            <text:p>0.038</text:p>
          </table:table-cell>
          <table:table-cell office:value-type="float" office:value="0.03012566" calcext:value-type="float">
            <text:p>0.030</text:p>
          </table:table-cell>
          <table:table-cell office:value-type="float" office:value="0.00283728922531953" calcext:value-type="float">
            <text:p>0.003</text:p>
          </table:table-cell>
          <table:table-cell office:value-type="float" office:value="0.0239443" calcext:value-type="float">
            <text:p>0.024</text:p>
          </table:table-cell>
          <table:table-cell office:value-type="float" office:value="0.037488" calcext:value-type="float">
            <text:p>0.037</text:p>
          </table:table-cell>
          <table:table-cell office:value-type="float" office:value="0.0293559171428571" calcext:value-type="float">
            <text:p>0.029</text:p>
          </table:table-cell>
          <table:table-cell office:value-type="float" office:value="0.00312957361408736" calcext:value-type="float">
            <text:p>0.003</text:p>
          </table:table-cell>
          <table:table-cell office:value-type="float" office:value="0.0244801" calcext:value-type="float">
            <text:p>0.024</text:p>
          </table:table-cell>
          <table:table-cell office:value-type="float" office:value="0.0357312" calcext:value-type="float">
            <text:p>0.036</text:p>
          </table:table-cell>
          <table:table-cell office:value-type="float" office:value="0.0299927914285714" calcext:value-type="float">
            <text:p>0.030</text:p>
          </table:table-cell>
          <table:table-cell office:value-type="float" office:value="0.00318208018722447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9294" calcext:value-type="float">
            <text:p>0.159</text:p>
          </table:table-cell>
          <table:table-cell office:value-type="float" office:value="0.442965" calcext:value-type="float">
            <text:p>0.44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0820759971678116" calcext:value-type="float">
            <text:p>0.082</text:p>
          </table:table-cell>
          <table:table-cell office:value-type="float" office:value="0.158263" calcext:value-type="float">
            <text:p>0.158</text:p>
          </table:table-cell>
          <table:table-cell office:value-type="float" office:value="0.363124" calcext:value-type="float">
            <text:p>0.363</text:p>
          </table:table-cell>
          <table:table-cell office:value-type="float" office:value="0.1660904" calcext:value-type="float">
            <text:p>0.166</text:p>
          </table:table-cell>
          <table:table-cell office:value-type="float" office:value="0.0341677527863419" calcext:value-type="float">
            <text:p>0.034</text:p>
          </table:table-cell>
          <table:table-cell office:value-type="float" office:value="0.115606" calcext:value-type="float">
            <text:p>0.116</text:p>
          </table:table-cell>
          <table:table-cell office:value-type="float" office:value="0.159723" calcext:value-type="float">
            <text:p>0.160</text:p>
          </table:table-cell>
          <table:table-cell office:value-type="float" office:value="0.158095314285714" calcext:value-type="float">
            <text:p>0.158</text:p>
          </table:table-cell>
          <table:table-cell office:value-type="float" office:value="0.00731553715153646" calcext:value-type="float">
            <text:p>0.007</text:p>
          </table:table-cell>
          <table:table-cell office:value-type="float" office:value="0.0847582" calcext:value-type="float">
            <text:p>0.085</text:p>
          </table:table-cell>
          <table:table-cell office:value-type="float" office:value="0.196628" calcext:value-type="float">
            <text:p>0.197</text:p>
          </table:table-cell>
          <table:table-cell office:value-type="float" office:value="0.110228545714286" calcext:value-type="float">
            <text:p>0.110</text:p>
          </table:table-cell>
          <table:table-cell office:value-type="float" office:value="0.025461167846421" calcext:value-type="float">
            <text:p>0.025</text:p>
          </table:table-cell>
          <table:table-cell office:value-type="float" office:value="0.0725917" calcext:value-type="float">
            <text:p>0.073</text:p>
          </table:table-cell>
          <table:table-cell office:value-type="float" office:value="0.166946" calcext:value-type="float">
            <text:p>0.167</text:p>
          </table:table-cell>
          <table:table-cell office:value-type="float" office:value="0.107191102857143" calcext:value-type="float">
            <text:p>0.107</text:p>
          </table:table-cell>
          <table:table-cell office:value-type="float" office:value="0.0251196972537772" calcext:value-type="float">
            <text:p>0.025</text:p>
          </table:table-cell>
          <table:table-cell office:value-type="float" office:value="0.0727888" calcext:value-type="float">
            <text:p>0.073</text:p>
          </table:table-cell>
          <table:table-cell office:value-type="float" office:value="0.154544" calcext:value-type="float">
            <text:p>0.155</text:p>
          </table:table-cell>
          <table:table-cell office:value-type="float" office:value="0.107860614285714" calcext:value-type="float">
            <text:p>0.108</text:p>
          </table:table-cell>
          <table:table-cell office:value-type="float" office:value="0.027028693452997" calcext:value-type="float">
            <text:p>0.027</text:p>
          </table:table-cell>
          <table:table-cell office:value-type="float" office:value="0.0724879" calcext:value-type="float">
            <text:p>0.072</text:p>
          </table:table-cell>
          <table:table-cell office:value-type="float" office:value="0.184881" calcext:value-type="float">
            <text:p>0.185</text:p>
          </table:table-cell>
          <table:table-cell office:value-type="float" office:value="0.110969062857143" calcext:value-type="float">
            <text:p>0.111</text:p>
          </table:table-cell>
          <table:table-cell office:value-type="float" office:value="0.0277883724771874" calcext:value-type="float">
            <text:p>0.028</text:p>
          </table:table-cell>
          <table:table-cell office:value-type="float" office:value="0.0645208" calcext:value-type="float">
            <text:p>0.065</text:p>
          </table:table-cell>
          <table:table-cell office:value-type="float" office:value="0.169119" calcext:value-type="float">
            <text:p>0.169</text:p>
          </table:table-cell>
          <table:table-cell office:value-type="float" office:value="0.107673202857143" calcext:value-type="float">
            <text:p>0.108</text:p>
          </table:table-cell>
          <table:table-cell office:value-type="float" office:value="0.0258022552254475" calcext:value-type="float">
            <text:p>0.026</text:p>
          </table:table-cell>
          <table:table-cell office:value-type="float" office:value="0.0674063" calcext:value-type="float">
            <text:p>0.067</text:p>
          </table:table-cell>
          <table:table-cell office:value-type="float" office:value="0.186671" calcext:value-type="float">
            <text:p>0.187</text:p>
          </table:table-cell>
          <table:table-cell office:value-type="float" office:value="0.106421234285714" calcext:value-type="float">
            <text:p>0.106</text:p>
          </table:table-cell>
          <table:table-cell office:value-type="float" office:value="0.0293885232517238" calcext:value-type="float">
            <text:p>0.029</text:p>
          </table:table-cell>
          <table:table-cell office:value-type="float" office:value="0.0790957" calcext:value-type="float">
            <text:p>0.079</text:p>
          </table:table-cell>
          <table:table-cell office:value-type="float" office:value="0.189819" calcext:value-type="float">
            <text:p>0.190</text:p>
          </table:table-cell>
          <table:table-cell office:value-type="float" office:value="0.120969957142857" calcext:value-type="float">
            <text:p>0.121</text:p>
          </table:table-cell>
          <table:table-cell office:value-type="float" office:value="0.0321386681474005" calcext:value-type="float">
            <text:p>0.032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98:.C116])" office:value-type="float" office:value="0.05998302" calcext:value-type="float">
            <text:p>0.060</text:p>
          </table:table-cell>
          <table:table-cell table:formula="of:=AVERAGE([.D98:.D116])" office:value-type="float" office:value="0.0990391468421053" calcext:value-type="float">
            <text:p>0.099</text:p>
          </table:table-cell>
          <table:table-cell table:style-name="ce9" table:formula="of:=AVERAGE([.E98:.E116])" office:value-type="float" office:value="0.0724486394736843" calcext:value-type="float">
            <text:p>0.072</text:p>
          </table:table-cell>
          <table:table-cell table:formula="of:=AVERAGE([.F98:.F116])" office:value-type="float" office:value="0.0124270995174185" calcext:value-type="float">
            <text:p>0.012</text:p>
          </table:table-cell>
          <table:table-cell table:formula="of:=AVERAGE([.G98:.G116])" office:value-type="float" office:value="0.0598778510526316" calcext:value-type="float">
            <text:p>0.060</text:p>
          </table:table-cell>
          <table:table-cell table:formula="of:=AVERAGE([.H98:.H116])" office:value-type="float" office:value="0.0885997557894737" calcext:value-type="float">
            <text:p>0.089</text:p>
          </table:table-cell>
          <table:table-cell table:style-name="ce9" table:formula="of:=AVERAGE([.I98:.I116])" office:value-type="float" office:value="0.0688659920150377" calcext:value-type="float">
            <text:p>0.069</text:p>
          </table:table-cell>
          <table:table-cell table:formula="of:=AVERAGE([.J98:.J116])" office:value-type="float" office:value="0.0074324624344355" calcext:value-type="float">
            <text:p>0.007</text:p>
          </table:table-cell>
          <table:table-cell table:formula="of:=AVERAGE([.K98:.K116])" office:value-type="float" office:value="0.0583211778947368" calcext:value-type="float">
            <text:p>0.058</text:p>
          </table:table-cell>
          <table:table-cell table:formula="of:=AVERAGE([.L98:.L116])" office:value-type="float" office:value="0.0787058510526316" calcext:value-type="float">
            <text:p>0.079</text:p>
          </table:table-cell>
          <table:table-cell table:style-name="ce9" table:formula="of:=AVERAGE([.M98:.M116])" office:value-type="float" office:value="0.0695465292631579" calcext:value-type="float">
            <text:p>0.070</text:p>
          </table:table-cell>
          <table:table-cell table:formula="of:=AVERAGE([.N98:.N116])" office:value-type="float" office:value="0.00586717274300592" calcext:value-type="float">
            <text:p>0.006</text:p>
          </table:table-cell>
          <table:table-cell table:formula="of:=AVERAGE([.O98:.O116])" office:value-type="float" office:value="0.05721042" calcext:value-type="float">
            <text:p>0.057</text:p>
          </table:table-cell>
          <table:table-cell table:formula="of:=AVERAGE([.P98:.P116])" office:value-type="float" office:value="0.0752646121052631" calcext:value-type="float">
            <text:p>0.075</text:p>
          </table:table-cell>
          <table:table-cell table:style-name="ce9" table:formula="of:=AVERAGE([.Q98:.Q116])" office:value-type="float" office:value="0.0667084786315789" calcext:value-type="float">
            <text:p>0.067</text:p>
          </table:table-cell>
          <table:table-cell table:formula="of:=AVERAGE([.R98:.R116])" office:value-type="float" office:value="0.00379596530343494" calcext:value-type="float">
            <text:p>0.004</text:p>
          </table:table-cell>
          <table:table-cell table:formula="of:=AVERAGE([.S98:.S116])" office:value-type="float" office:value="0.0541073963157895" calcext:value-type="float">
            <text:p>0.054</text:p>
          </table:table-cell>
          <table:table-cell table:formula="of:=AVERAGE([.T98:.T116])" office:value-type="float" office:value="0.0718101705263158" calcext:value-type="float">
            <text:p>0.072</text:p>
          </table:table-cell>
          <table:table-cell table:style-name="ce9" table:formula="of:=AVERAGE([.U98:.U116])" office:value-type="float" office:value="0.0592431821804512" calcext:value-type="float">
            <text:p>0.059</text:p>
          </table:table-cell>
          <table:table-cell table:formula="of:=AVERAGE([.V98:.V116])" office:value-type="float" office:value="0.00402194253720456" calcext:value-type="float">
            <text:p>0.004</text:p>
          </table:table-cell>
          <table:table-cell table:formula="of:=AVERAGE([.W98:.W116])" office:value-type="float" office:value="0.0544838968421053" calcext:value-type="float">
            <text:p>0.054</text:p>
          </table:table-cell>
          <table:table-cell table:formula="of:=AVERAGE([.X98:.X116])" office:value-type="float" office:value="0.0721739463157895" calcext:value-type="float">
            <text:p>0.072</text:p>
          </table:table-cell>
          <table:table-cell table:style-name="ce9" table:formula="of:=AVERAGE([.Y98:.Y116])" office:value-type="float" office:value="0.0598123707067669" calcext:value-type="float">
            <text:p>0.060</text:p>
          </table:table-cell>
          <table:table-cell table:formula="of:=AVERAGE([.Z98:.Z116])" office:value-type="float" office:value="0.00425369446895336" calcext:value-type="float">
            <text:p>0.004</text:p>
          </table:table-cell>
          <table:table-cell table:formula="of:=AVERAGE([.AA98:.AA116])" office:value-type="float" office:value="0.0538981652631579" calcext:value-type="float">
            <text:p>0.054</text:p>
          </table:table-cell>
          <table:table-cell table:formula="of:=AVERAGE([.AB98:.AB116])" office:value-type="float" office:value="0.074250612631579" calcext:value-type="float">
            <text:p>0.074</text:p>
          </table:table-cell>
          <table:table-cell table:style-name="ce9" table:formula="of:=AVERAGE([.AC98:.AC116])" office:value-type="float" office:value="0.0625582535037594" calcext:value-type="float">
            <text:p>0.063</text:p>
          </table:table-cell>
          <table:table-cell table:formula="of:=AVERAGE([.AD98:.AD116])" office:value-type="float" office:value="0.00625324340221575" calcext:value-type="float">
            <text:p>0.006</text:p>
          </table:table-cell>
          <table:table-cell table:formula="of:=AVERAGE([.AE98:.AE116])" office:value-type="float" office:value="0.0538660405263158" calcext:value-type="float">
            <text:p>0.054</text:p>
          </table:table-cell>
          <table:table-cell table:formula="of:=AVERAGE([.AF98:.AF116])" office:value-type="float" office:value="0.0739097878947368" calcext:value-type="float">
            <text:p>0.074</text:p>
          </table:table-cell>
          <table:table-cell table:style-name="ce9" table:formula="of:=AVERAGE([.AG98:.AG116])" office:value-type="float" office:value="0.0635111336992481" calcext:value-type="float">
            <text:p>0.064</text:p>
          </table:table-cell>
          <table:table-cell table:formula="of:=AVERAGE([.AH98:.AH116])" office:value-type="float" office:value="0.00604524284868817" calcext:value-type="float">
            <text:p>0.006</text:p>
          </table:table-cell>
          <table:table-cell table:formula="of:=AVERAGE([.AI98:.AI116])" office:value-type="float" office:value="0.054029127368421" calcext:value-type="float">
            <text:p>0.054</text:p>
          </table:table-cell>
          <table:table-cell table:formula="of:=AVERAGE([.AJ98:.AJ116])" office:value-type="float" office:value="0.0753352594736842" calcext:value-type="float">
            <text:p>0.075</text:p>
          </table:table-cell>
          <table:table-cell table:style-name="ce9" table:formula="of:=AVERAGE([.AK98:.AK116])" office:value-type="float" office:value="0.0629760643759398" calcext:value-type="float">
            <text:p>0.063</text:p>
          </table:table-cell>
          <table:table-cell table:formula="of:=AVERAGE([.AL98:.AL116])" office:value-type="float" office:value="0.00648958735170241" calcext:value-type="float">
            <text:p>0.006</text:p>
          </table:table-cell>
          <table:table-cell table:formula="of:=AVERAGE([.AM98:.AM116])" office:value-type="float" office:value="0.0544919605263158" calcext:value-type="float">
            <text:p>0.054</text:p>
          </table:table-cell>
          <table:table-cell table:formula="of:=AVERAGE([.AN98:.AN116])" office:value-type="float" office:value="0.0758230115789474" calcext:value-type="float">
            <text:p>0.076</text:p>
          </table:table-cell>
          <table:table-cell table:style-name="ce9" table:formula="of:=AVERAGE([.AO98:.AO116])" office:value-type="float" office:value="0.0635659514736842" calcext:value-type="float">
            <text:p>0.064</text:p>
          </table:table-cell>
          <table:table-cell table:formula="of:=AVERAGE([.AP98:.AP116])" office:value-type="float" office:value="0.00676400885231207" calcext:value-type="float">
            <text:p>0.007</text:p>
          </table:table-cell>
          <table:table-cell table:number-columns-repeated="98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6" table:number-columns-repeated="4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Default" office:value-type="float" office:value="0.991379703934966" calcext:value-type="float">
            <text:p>0.991379703934966</text:p>
          </table:table-cell>
          <table:table-cell table:style-name="Default" office:value-type="float" office:value="0.992707481419616" calcext:value-type="float">
            <text:p>0.992707481419616</text:p>
          </table:table-cell>
          <table:table-cell table:style-name="Default" office:value-type="float" office:value="0.992806047568855" calcext:value-type="float">
            <text:p>0.992806047568855</text:p>
          </table:table-cell>
          <table:table-cell table:style-name="Default" office:value-type="float" office:value="0.993014109141004" calcext:value-type="float">
            <text:p>0.993014109141004</text:p>
          </table:table-cell>
          <table:table-cell table:style-name="Default" office:value-type="float" office:value="0.992182542350846" calcext:value-type="float">
            <text:p>0.992182542350846</text:p>
          </table:table-cell>
          <table:table-cell table:style-name="Default" office:value-type="float" office:value="0.991550827431433" calcext:value-type="float">
            <text:p>0.991550827431433</text:p>
          </table:table-cell>
          <table:table-cell table:style-name="Default" office:value-type="float" office:value="0.99235249031828" calcext:value-type="float">
            <text:p>0.99235249031828</text:p>
          </table:table-cell>
          <table:table-cell table:style-name="Default" office:value-type="float" office:value="0.992027152634232" calcext:value-type="float">
            <text:p>0.992027152634232</text:p>
          </table:table-cell>
          <table:table-cell table:style-name="Default" office:value-type="float" office:value="0.990951167640561" calcext:value-type="float">
            <text:p>0.990951167640561</text:p>
          </table:table-cell>
          <table:table-cell table:style-name="Default" office:value-type="float" office:value="0.991785905053114" calcext:value-type="float">
            <text:p>0.991785905053114</text:p>
          </table:table-cell>
          <table:table-cell table:style-name="ce6" table:number-columns-repeated="4"/>
          <table:table-cell table:style-name="ce104" table:number-columns-repeated="23"/>
          <table:table-cell table:style-name="ce6" table:number-columns-repeated="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Default" office:value-type="float" office:value="0.968418590989657" calcext:value-type="float">
            <text:p>0.968418590989657</text:p>
          </table:table-cell>
          <table:table-cell table:style-name="Default" office:value-type="float" office:value="0.998167091026074" calcext:value-type="float">
            <text:p>0.998167091026074</text:p>
          </table:table-cell>
          <table:table-cell table:style-name="Default" office:value-type="float" office:value="0.998167114368679" calcext:value-type="float">
            <text:p>0.998167114368679</text:p>
          </table:table-cell>
          <table:table-cell table:style-name="Default" office:value-type="float" office:value="0.998167137501904" calcext:value-type="float">
            <text:p>0.998167137501904</text:p>
          </table:table-cell>
          <table:table-cell table:style-name="Default" office:value-type="float" office:value="0.998167212447305" calcext:value-type="float">
            <text:p>0.998167212447305</text:p>
          </table:table-cell>
          <table:table-cell table:style-name="Default" office:value-type="float" office:value="0.99816726712541" calcext:value-type="float">
            <text:p>0.99816726712541</text:p>
          </table:table-cell>
          <table:table-cell table:style-name="Default" office:value-type="float" office:value="0.998167131688465" calcext:value-type="float">
            <text:p>0.998167131688465</text:p>
          </table:table-cell>
          <table:table-cell table:style-name="Default" office:value-type="float" office:value="0.998167148619746" calcext:value-type="float">
            <text:p>0.998167148619746</text:p>
          </table:table-cell>
          <table:table-cell table:style-name="Default" office:value-type="float" office:value="0.998167134973558" calcext:value-type="float">
            <text:p>0.998167134973558</text:p>
          </table:table-cell>
          <table:table-cell table:style-name="Default" office:value-type="float" office:value="0.998167163442372" calcext:value-type="float">
            <text:p>0.99816716344237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Default" office:value-type="float" office:value="0.99225971545049" calcext:value-type="float">
            <text:p>0.99225971545049</text:p>
          </table:table-cell>
          <table:table-cell table:style-name="Default" office:value-type="float" office:value="0.99225970809813" calcext:value-type="float">
            <text:p>0.99225970809813</text:p>
          </table:table-cell>
          <table:table-cell table:style-name="Default" office:value-type="float" office:value="0.992259698291526" calcext:value-type="float">
            <text:p>0.992259698291526</text:p>
          </table:table-cell>
          <table:table-cell table:style-name="Default" office:value-type="float" office:value="0.992259705348852" calcext:value-type="float">
            <text:p>0.992259705348852</text:p>
          </table:table-cell>
          <table:table-cell table:style-name="Default" office:value-type="float" office:value="0.992259695919757" calcext:value-type="float">
            <text:p>0.992259695919757</text:p>
          </table:table-cell>
          <table:table-cell table:style-name="Default" office:value-type="float" office:value="0.992259713529429" calcext:value-type="float">
            <text:p>0.992259713529429</text:p>
          </table:table-cell>
          <table:table-cell table:style-name="Default" office:value-type="float" office:value="0.992259727669394" calcext:value-type="float">
            <text:p>0.992259727669394</text:p>
          </table:table-cell>
          <table:table-cell table:style-name="Default" office:value-type="float" office:value="0.992259728136886" calcext:value-type="float">
            <text:p>0.992259728136886</text:p>
          </table:table-cell>
          <table:table-cell table:style-name="Default" office:value-type="float" office:value="0.992259722403438" calcext:value-type="float">
            <text:p>0.992259722403438</text:p>
          </table:table-cell>
          <table:table-cell table:style-name="Default" office:value-type="float" office:value="0.992259718642039" calcext:value-type="float">
            <text:p>0.99225971864203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Default" office:value-type="float" office:value="0.989653817136434" calcext:value-type="float">
            <text:p>0.989653817136434</text:p>
          </table:table-cell>
          <table:table-cell table:style-name="Default" office:value-type="float" office:value="0.989653912550592" calcext:value-type="float">
            <text:p>0.989653912550592</text:p>
          </table:table-cell>
          <table:table-cell table:style-name="Default" office:value-type="float" office:value="0.989653821613904" calcext:value-type="float">
            <text:p>0.989653821613904</text:p>
          </table:table-cell>
          <table:table-cell table:style-name="Default" office:value-type="float" office:value="0.989654408716477" calcext:value-type="float">
            <text:p>0.989654408716477</text:p>
          </table:table-cell>
          <table:table-cell table:style-name="Default" office:value-type="float" office:value="0.989654003557566" calcext:value-type="float">
            <text:p>0.989654003557566</text:p>
          </table:table-cell>
          <table:table-cell table:style-name="Default" office:value-type="float" office:value="0.989654334902064" calcext:value-type="float">
            <text:p>0.989654334902064</text:p>
          </table:table-cell>
          <table:table-cell table:style-name="Default" office:value-type="float" office:value="0.989654370673748" calcext:value-type="float">
            <text:p>0.989654370673748</text:p>
          </table:table-cell>
          <table:table-cell table:style-name="Default" office:value-type="float" office:value="0.989654000903237" calcext:value-type="float">
            <text:p>0.989654000903237</text:p>
          </table:table-cell>
          <table:table-cell table:style-name="Default" office:value-type="float" office:value="0.989654250734458" calcext:value-type="float">
            <text:p>0.989654250734458</text:p>
          </table:table-cell>
          <table:table-cell table:style-name="Default" office:value-type="float" office:value="0.989654928580036" calcext:value-type="float">
            <text:p>0.98965492858003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Default" office:value-type="float" office:value="0.888932996818595" calcext:value-type="float">
            <text:p>0.888932996818595</text:p>
          </table:table-cell>
          <table:table-cell table:style-name="Default" office:value-type="float" office:value="0.902692682246286" calcext:value-type="float">
            <text:p>0.902692682246286</text:p>
          </table:table-cell>
          <table:table-cell table:style-name="Default" office:value-type="float" office:value="0.916144452352467" calcext:value-type="float">
            <text:p>0.916144452352467</text:p>
          </table:table-cell>
          <table:table-cell table:style-name="Default" office:value-type="float" office:value="0.92130416222101" calcext:value-type="float">
            <text:p>0.92130416222101</text:p>
          </table:table-cell>
          <table:table-cell table:style-name="Default" office:value-type="float" office:value="0.914308537637238" calcext:value-type="float">
            <text:p>0.914308537637238</text:p>
          </table:table-cell>
          <table:table-cell table:style-name="Default" office:value-type="float" office:value="0.906816657174181" calcext:value-type="float">
            <text:p>0.906816657174181</text:p>
          </table:table-cell>
          <table:table-cell table:style-name="Default" office:value-type="float" office:value="0.902949487320091" calcext:value-type="float">
            <text:p>0.902949487320091</text:p>
          </table:table-cell>
          <table:table-cell table:style-name="Default" office:value-type="float" office:value="0.896294031342941" calcext:value-type="float">
            <text:p>0.896294031342941</text:p>
          </table:table-cell>
          <table:table-cell table:style-name="Default" office:value-type="float" office:value="0.896773523672228" calcext:value-type="float">
            <text:p>0.896773523672228</text:p>
          </table:table-cell>
          <table:table-cell table:style-name="Default" office:value-type="float" office:value="0.892236295816276" calcext:value-type="float">
            <text:p>0.89223629581627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Default" office:value-type="float" office:value="0.917610390337786" calcext:value-type="float">
            <text:p>0.917610390337786</text:p>
          </table:table-cell>
          <table:table-cell table:style-name="Default" office:value-type="float" office:value="0.913392908295718" calcext:value-type="float">
            <text:p>0.913392908295718</text:p>
          </table:table-cell>
          <table:table-cell table:style-name="Default" office:value-type="float" office:value="0.906726818573236" calcext:value-type="float">
            <text:p>0.906726818573236</text:p>
          </table:table-cell>
          <table:table-cell table:style-name="Default" office:value-type="float" office:value="0.885785502630695" calcext:value-type="float">
            <text:p>0.885785502630695</text:p>
          </table:table-cell>
          <table:table-cell table:style-name="Default" office:value-type="float" office:value="0.867888858942192" calcext:value-type="float">
            <text:p>0.867888858942192</text:p>
          </table:table-cell>
          <table:table-cell table:style-name="Default" office:value-type="float" office:value="0.866530759932392" calcext:value-type="float">
            <text:p>0.866530759932392</text:p>
          </table:table-cell>
          <table:table-cell table:style-name="Default" office:value-type="float" office:value="0.864732950147465" calcext:value-type="float">
            <text:p>0.864732950147465</text:p>
          </table:table-cell>
          <table:table-cell table:style-name="Default" office:value-type="float" office:value="0.864522631633025" calcext:value-type="float">
            <text:p>0.864522631633025</text:p>
          </table:table-cell>
          <table:table-cell table:style-name="Default" office:value-type="float" office:value="0.862898992566824" calcext:value-type="float">
            <text:p>0.862898992566824</text:p>
          </table:table-cell>
          <table:table-cell table:style-name="Default" office:value-type="float" office:value="0.8595004818104" calcext:value-type="float">
            <text:p>0.8595004818104</text:p>
          </table:table-cell>
          <table:table-cell table:style-name="ce6" table:number-columns-repeated="3"/>
          <table:table-cell table:style-name="ce6" office:value-type="string" calcext:value-type="string">
            <text:p>HV-2obj-DF-0.1</text:p>
          </table:table-cell>
          <table:table-cell table:style-name="ce6" office:value-type="string" calcext:value-type="string">
            <text:p>HV-2obj-DF-0.5</text:p>
          </table:table-cell>
          <table:table-cell table:style-name="ce6" office:value-type="string" calcext:value-type="string">
            <text:p>HV-2obj-DF-0.9</text:p>
          </table:table-cell>
          <table:table-cell table:style-name="ce6" office:value-type="string" calcext:value-type="string">
            <text:p>HV-3obj-DF-0.1</text:p>
          </table:table-cell>
          <table:table-cell table:style-name="ce6" office:value-type="string" calcext:value-type="string">
            <text:p>HV-3obj-DF-0.5</text:p>
          </table:table-cell>
          <table:table-cell table:style-name="ce6" office:value-type="string" calcext:value-type="string">
            <text:p>HV-3obj-DF-0.9</text:p>
          </table:table-cell>
          <table:table-cell table:style-name="ce6" table:number-columns-repeated="21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Default" office:value-type="float" office:value="0.989653755238395" calcext:value-type="float">
            <text:p>0.989653755238395</text:p>
          </table:table-cell>
          <table:table-cell table:style-name="Default" office:value-type="float" office:value="0.989653975683037" calcext:value-type="float">
            <text:p>0.989653975683037</text:p>
          </table:table-cell>
          <table:table-cell table:style-name="Default" office:value-type="float" office:value="0.989653934293358" calcext:value-type="float">
            <text:p>0.989653934293358</text:p>
          </table:table-cell>
          <table:table-cell table:style-name="Default" office:value-type="float" office:value="0.989654232787043" calcext:value-type="float">
            <text:p>0.989654232787043</text:p>
          </table:table-cell>
          <table:table-cell table:style-name="Default" office:value-type="float" office:value="0.98965409653791" calcext:value-type="float">
            <text:p>0.98965409653791</text:p>
          </table:table-cell>
          <table:table-cell table:style-name="Default" office:value-type="float" office:value="0.989654132490006" calcext:value-type="float">
            <text:p>0.989654132490006</text:p>
          </table:table-cell>
          <table:table-cell table:style-name="Default" office:value-type="float" office:value="0.989654105621027" calcext:value-type="float">
            <text:p>0.989654105621027</text:p>
          </table:table-cell>
          <table:table-cell table:style-name="Default" office:value-type="float" office:value="0.989654112694707" calcext:value-type="float">
            <text:p>0.989654112694707</text:p>
          </table:table-cell>
          <table:table-cell table:style-name="Default" office:value-type="float" office:value="0.989653958895288" calcext:value-type="float">
            <text:p>0.989653958895288</text:p>
          </table:table-cell>
          <table:table-cell table:style-name="Default" office:value-type="float" office:value="0.989654079726338" calcext:value-type="float">
            <text:p>0.989654079726338</text:p>
          </table:table-cell>
          <table:table-cell table:style-name="ce6" table:number-columns-repeated="2"/>
          <table:table-cell table:style-name="ce6" office:value-type="float" office:value="0" calcext:value-type="float">
            <text:p>0.000</text:p>
          </table:table-cell>
          <table:table-cell table:style-name="Default" office:value-type="float" office:value="0.91215022453675" calcext:value-type="float">
            <text:p>0.91215022453675</text:p>
          </table:table-cell>
          <table:table-cell table:number-columns-repeated="2" table:style-name="ce49" office:value-type="float" office:value="0.91215022453675" calcext:value-type="float">
            <text:p>0.912</text:p>
          </table:table-cell>
          <table:table-cell table:style-name="Default" office:value-type="float" office:value="0.892836550821956" calcext:value-type="float">
            <text:p>0.892836550821956</text:p>
          </table:table-cell>
          <table:table-cell table:number-columns-repeated="2" table:style-name="ce49" office:value-type="float" office:value="0.892836550821956" calcext:value-type="float">
            <text:p>0.893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Default" office:value-type="float" office:value="0.814083085038392" calcext:value-type="float">
            <text:p>0.814083085038392</text:p>
          </table:table-cell>
          <table:table-cell table:style-name="Default" office:value-type="float" office:value="0.821597391673161" calcext:value-type="float">
            <text:p>0.821597391673161</text:p>
          </table:table-cell>
          <table:table-cell table:style-name="Default" office:value-type="float" office:value="0.825360409738798" calcext:value-type="float">
            <text:p>0.825360409738798</text:p>
          </table:table-cell>
          <table:table-cell table:style-name="Default" office:value-type="float" office:value="0.833927524530357" calcext:value-type="float">
            <text:p>0.833927524530357</text:p>
          </table:table-cell>
          <table:table-cell table:style-name="Default" office:value-type="float" office:value="0.928007800226499" calcext:value-type="float">
            <text:p>0.928007800226499</text:p>
          </table:table-cell>
          <table:table-cell table:style-name="Default" office:value-type="float" office:value="0.946190556164246" calcext:value-type="float">
            <text:p>0.946190556164246</text:p>
          </table:table-cell>
          <table:table-cell table:style-name="Default" office:value-type="float" office:value="0.951139919275282" calcext:value-type="float">
            <text:p>0.951139919275282</text:p>
          </table:table-cell>
          <table:table-cell table:style-name="Default" office:value-type="float" office:value="0.949429514896223" calcext:value-type="float">
            <text:p>0.949429514896223</text:p>
          </table:table-cell>
          <table:table-cell table:style-name="Default" office:value-type="float" office:value="0.952572471936461" calcext:value-type="float">
            <text:p>0.952572471936461</text:p>
          </table:table-cell>
          <table:table-cell table:style-name="Default" office:value-type="float" office:value="0.947401262487693" calcext:value-type="float">
            <text:p>0.947401262487693</text:p>
          </table:table-cell>
          <table:table-cell table:style-name="ce6" table:number-columns-repeated="2"/>
          <table:table-cell table:style-name="ce6" office:value-type="float" office:value="0.1" calcext:value-type="float">
            <text:p>0.100</text:p>
          </table:table-cell>
          <table:table-cell table:style-name="Default" office:value-type="float" office:value="0.926262018635285" calcext:value-type="float">
            <text:p>0.926262018635285</text:p>
          </table:table-cell>
          <table:table-cell table:style-name="ce49" office:value-type="float" office:value="0.929154597389008" calcext:value-type="float">
            <text:p>0.929</text:p>
          </table:table-cell>
          <table:table-cell table:style-name="ce49" office:value-type="float" office:value="0.932138804889764" calcext:value-type="float">
            <text:p>0.932</text:p>
          </table:table-cell>
          <table:table-cell table:style-name="Default" office:value-type="float" office:value="0.899219326063705" calcext:value-type="float">
            <text:p>0.899219326063705</text:p>
          </table:table-cell>
          <table:table-cell table:style-name="ce49" office:value-type="float" office:value="0.899575990585365" calcext:value-type="float">
            <text:p>0.900</text:p>
          </table:table-cell>
          <table:table-cell table:style-name="ce49" office:value-type="float" office:value="0.898725122306969" calcext:value-type="float">
            <text:p>0.899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Default" office:value-type="float" office:value="0.849814050210874" calcext:value-type="float">
            <text:p>0.849814050210874</text:p>
          </table:table-cell>
          <table:table-cell table:style-name="Default" office:value-type="float" office:value="0.867799312510951" calcext:value-type="float">
            <text:p>0.867799312510951</text:p>
          </table:table-cell>
          <table:table-cell table:style-name="Default" office:value-type="float" office:value="0.843149000375596" calcext:value-type="float">
            <text:p>0.843149000375596</text:p>
          </table:table-cell>
          <table:table-cell table:style-name="Default" office:value-type="float" office:value="0.823193907237852" calcext:value-type="float">
            <text:p>0.823193907237852</text:p>
          </table:table-cell>
          <table:table-cell table:style-name="Default" office:value-type="float" office:value="0.970158828031677" calcext:value-type="float">
            <text:p>0.970158828031677</text:p>
          </table:table-cell>
          <table:table-cell table:style-name="Default" office:value-type="float" office:value="0.967762080660997" calcext:value-type="float">
            <text:p>0.967762080660997</text:p>
          </table:table-cell>
          <table:table-cell table:style-name="Default" office:value-type="float" office:value="0.957115949703099" calcext:value-type="float">
            <text:p>0.957115949703099</text:p>
          </table:table-cell>
          <table:table-cell table:style-name="Default" office:value-type="float" office:value="0.948824375496267" calcext:value-type="float">
            <text:p>0.948824375496267</text:p>
          </table:table-cell>
          <table:table-cell table:style-name="Default" office:value-type="float" office:value="0.953556926474698" calcext:value-type="float">
            <text:p>0.953556926474698</text:p>
          </table:table-cell>
          <table:table-cell table:style-name="Default" office:value-type="float" office:value="0.956303768835696" calcext:value-type="float">
            <text:p>0.956303768835696</text:p>
          </table:table-cell>
          <table:table-cell table:style-name="ce6" table:number-columns-repeated="2"/>
          <table:table-cell table:style-name="ce6" office:value-type="float" office:value="0.2" calcext:value-type="float">
            <text:p>0.200</text:p>
          </table:table-cell>
          <table:table-cell table:style-name="Default" office:value-type="float" office:value="0.931875859872051" calcext:value-type="float">
            <text:p>0.931875859872051</text:p>
          </table:table-cell>
          <table:table-cell table:style-name="ce49" office:value-type="float" office:value="0.934042041492598" calcext:value-type="float">
            <text:p>0.934</text:p>
          </table:table-cell>
          <table:table-cell table:style-name="ce49" office:value-type="float" office:value="0.934337843692128" calcext:value-type="float">
            <text:p>0.934</text:p>
          </table:table-cell>
          <table:table-cell table:style-name="Default" office:value-type="float" office:value="0.901609889079597" calcext:value-type="float">
            <text:p>0.901609889079597</text:p>
          </table:table-cell>
          <table:table-cell table:style-name="ce49" office:value-type="float" office:value="0.904623590087628" calcext:value-type="float">
            <text:p>0.905</text:p>
          </table:table-cell>
          <table:table-cell table:style-name="ce49" office:value-type="float" office:value="0.903105645490065" calcext:value-type="float">
            <text:p>0.903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Default" office:value-type="float" office:value="0.992086694162119" calcext:value-type="float">
            <text:p>0.992086694162119</text:p>
          </table:table-cell>
          <table:table-cell table:style-name="Default" office:value-type="float" office:value="0.992086650770092" calcext:value-type="float">
            <text:p>0.992086650770092</text:p>
          </table:table-cell>
          <table:table-cell table:style-name="Default" office:value-type="float" office:value="0.992086634645819" calcext:value-type="float">
            <text:p>0.992086634645819</text:p>
          </table:table-cell>
          <table:table-cell table:style-name="Default" office:value-type="float" office:value="0.99208666657133" calcext:value-type="float">
            <text:p>0.99208666657133</text:p>
          </table:table-cell>
          <table:table-cell table:style-name="Default" office:value-type="float" office:value="0.992086644872911" calcext:value-type="float">
            <text:p>0.992086644872911</text:p>
          </table:table-cell>
          <table:table-cell table:style-name="Default" office:value-type="float" office:value="0.992086663150966" calcext:value-type="float">
            <text:p>0.992086663150966</text:p>
          </table:table-cell>
          <table:table-cell table:style-name="Default" office:value-type="float" office:value="0.992086652975684" calcext:value-type="float">
            <text:p>0.992086652975684</text:p>
          </table:table-cell>
          <table:table-cell table:style-name="Default" office:value-type="float" office:value="0.992086665857782" calcext:value-type="float">
            <text:p>0.992086665857782</text:p>
          </table:table-cell>
          <table:table-cell table:style-name="Default" office:value-type="float" office:value="0.992086676748375" calcext:value-type="float">
            <text:p>0.992086676748375</text:p>
          </table:table-cell>
          <table:table-cell table:style-name="Default" office:value-type="float" office:value="0.992086654428714" calcext:value-type="float">
            <text:p>0.992086654428714</text:p>
          </table:table-cell>
          <table:table-cell table:style-name="ce6" table:number-columns-repeated="2"/>
          <table:table-cell table:style-name="ce6" office:value-type="float" office:value="0.3" calcext:value-type="float">
            <text:p>0.300</text:p>
          </table:table-cell>
          <table:table-cell table:style-name="Default" office:value-type="float" office:value="0.933959547834946" calcext:value-type="float">
            <text:p>0.933959547834946</text:p>
          </table:table-cell>
          <table:table-cell table:style-name="ce49" office:value-type="float" office:value="0.936837245539087" calcext:value-type="float">
            <text:p>0.937</text:p>
          </table:table-cell>
          <table:table-cell table:style-name="ce49" office:value-type="float" office:value="0.937308206133304" calcext:value-type="float">
            <text:p>0.937</text:p>
          </table:table-cell>
          <table:table-cell table:style-name="Default" office:value-type="float" office:value="0.908225764275983" calcext:value-type="float">
            <text:p>0.908225764275983</text:p>
          </table:table-cell>
          <table:table-cell table:style-name="ce49" office:value-type="float" office:value="0.906834496144199" calcext:value-type="float">
            <text:p>0.907</text:p>
          </table:table-cell>
          <table:table-cell table:style-name="ce49" office:value-type="float" office:value="0.906466404033099" calcext:value-type="float">
            <text:p>0.906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26757591" calcext:value-type="float">
            <text:p>0.99023926757591</text:p>
          </table:table-cell>
          <table:table-cell table:style-name="Default" office:value-type="float" office:value="0.990239196251326" calcext:value-type="float">
            <text:p>0.990239196251326</text:p>
          </table:table-cell>
          <table:table-cell table:style-name="Default" office:value-type="float" office:value="0.990239197076945" calcext:value-type="float">
            <text:p>0.990239197076945</text:p>
          </table:table-cell>
          <table:table-cell table:style-name="Default" office:value-type="float" office:value="0.990239259629152" calcext:value-type="float">
            <text:p>0.990239259629152</text:p>
          </table:table-cell>
          <table:table-cell table:style-name="Default" office:value-type="float" office:value="0.990239242577828" calcext:value-type="float">
            <text:p>0.990239242577828</text:p>
          </table:table-cell>
          <table:table-cell table:style-name="Default" office:value-type="float" office:value="0.990239248224319" calcext:value-type="float">
            <text:p>0.990239248224319</text:p>
          </table:table-cell>
          <table:table-cell table:style-name="Default" office:value-type="float" office:value="0.990239209457742" calcext:value-type="float">
            <text:p>0.990239209457742</text:p>
          </table:table-cell>
          <table:table-cell table:style-name="Default" office:value-type="float" office:value="0.990239185552186" calcext:value-type="float">
            <text:p>0.990239185552186</text:p>
          </table:table-cell>
          <table:table-cell table:style-name="Default" office:value-type="float" office:value="0.990239231199176" calcext:value-type="float">
            <text:p>0.990239231199176</text:p>
          </table:table-cell>
          <table:table-cell table:style-name="ce6" table:number-columns-repeated="2"/>
          <table:table-cell table:style-name="ce6" office:value-type="float" office:value="0.4" calcext:value-type="float">
            <text:p>0.400</text:p>
          </table:table-cell>
          <table:table-cell table:style-name="Default" office:value-type="float" office:value="0.940570982867418" calcext:value-type="float">
            <text:p>0.940570982867418</text:p>
          </table:table-cell>
          <table:table-cell table:style-name="ce49" office:value-type="float" office:value="0.948654368743705" calcext:value-type="float">
            <text:p>0.949</text:p>
          </table:table-cell>
          <table:table-cell table:style-name="ce49" office:value-type="float" office:value="0.950602431090677" calcext:value-type="float">
            <text:p>0.951</text:p>
          </table:table-cell>
          <table:table-cell table:style-name="Default" office:value-type="float" office:value="0.909003386783777" calcext:value-type="float">
            <text:p>0.909003386783777</text:p>
          </table:table-cell>
          <table:table-cell table:style-name="ce49" office:value-type="float" office:value="0.917733841244253" calcext:value-type="float">
            <text:p>0.918</text:p>
          </table:table-cell>
          <table:table-cell table:style-name="ce49" office:value-type="float" office:value="0.915595773342721" calcext:value-type="float">
            <text:p>0.916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Default" office:value-type="float" office:value="0.990239107359336" calcext:value-type="float">
            <text:p>0.990239107359336</text:p>
          </table:table-cell>
          <table:table-cell table:style-name="Default" office:value-type="float" office:value="0.990239213664891" calcext:value-type="float">
            <text:p>0.990239213664891</text:p>
          </table:table-cell>
          <table:table-cell table:style-name="Default" office:value-type="float" office:value="0.990239362335071" calcext:value-type="float">
            <text:p>0.990239362335071</text:p>
          </table:table-cell>
          <table:table-cell table:style-name="Default" office:value-type="float" office:value="0.990239343040961" calcext:value-type="float">
            <text:p>0.990239343040961</text:p>
          </table:table-cell>
          <table:table-cell table:style-name="Default" office:value-type="float" office:value="0.99023929052122" calcext:value-type="float">
            <text:p>0.99023929052122</text:p>
          </table:table-cell>
          <table:table-cell table:style-name="Default" office:value-type="float" office:value="0.990239337188789" calcext:value-type="float">
            <text:p>0.990239337188789</text:p>
          </table:table-cell>
          <table:table-cell table:style-name="Default" office:value-type="float" office:value="0.990239483492288" calcext:value-type="float">
            <text:p>0.990239483492288</text:p>
          </table:table-cell>
          <table:table-cell table:style-name="Default" office:value-type="float" office:value="0.990239368362003" calcext:value-type="float">
            <text:p>0.990239368362003</text:p>
          </table:table-cell>
          <table:table-cell table:style-name="Default" office:value-type="float" office:value="0.990239522469299" calcext:value-type="float">
            <text:p>0.990239522469299</text:p>
          </table:table-cell>
          <table:table-cell table:style-name="Default" office:value-type="float" office:value="0.990239259477356" calcext:value-type="float">
            <text:p>0.990239259477356</text:p>
          </table:table-cell>
          <table:table-cell table:style-name="ce6" table:number-columns-repeated="2"/>
          <table:table-cell table:style-name="ce6" office:value-type="float" office:value="0.5" calcext:value-type="float">
            <text:p>0.500</text:p>
          </table:table-cell>
          <table:table-cell table:style-name="Default" office:value-type="float" office:value="0.943533877436256" calcext:value-type="float">
            <text:p>0.943533877436256</text:p>
          </table:table-cell>
          <table:table-cell table:style-name="ce49" office:value-type="float" office:value="0.947200887175364" calcext:value-type="float">
            <text:p>0.947</text:p>
          </table:table-cell>
          <table:table-cell table:style-name="ce49" office:value-type="float" office:value="0.949580277606617" calcext:value-type="float">
            <text:p>0.950</text:p>
          </table:table-cell>
          <table:table-cell table:style-name="Default" office:value-type="float" office:value="0.911524400900831" calcext:value-type="float">
            <text:p>0.911524400900831</text:p>
          </table:table-cell>
          <table:table-cell table:style-name="ce49" office:value-type="float" office:value="0.915624719192927" calcext:value-type="float">
            <text:p>0.916</text:p>
          </table:table-cell>
          <table:table-cell table:style-name="ce49" office:value-type="float" office:value="0.914756525659765" calcext:value-type="float">
            <text:p>0.915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Default" office:value-type="float" office:value="0.990239088166" calcext:value-type="float">
            <text:p>0.990239088166</text:p>
          </table:table-cell>
          <table:table-cell table:style-name="Default" office:value-type="float" office:value="0.990239296059993" calcext:value-type="float">
            <text:p>0.990239296059993</text:p>
          </table:table-cell>
          <table:table-cell table:style-name="Default" office:value-type="float" office:value="0.990239210428583" calcext:value-type="float">
            <text:p>0.990239210428583</text:p>
          </table:table-cell>
          <table:table-cell table:style-name="Default" office:value-type="float" office:value="0.990239182654843" calcext:value-type="float">
            <text:p>0.990239182654843</text:p>
          </table:table-cell>
          <table:table-cell table:style-name="Default" office:value-type="float" office:value="0.990239205831079" calcext:value-type="float">
            <text:p>0.990239205831079</text:p>
          </table:table-cell>
          <table:table-cell table:style-name="Default" office:value-type="float" office:value="0.990239231376707" calcext:value-type="float">
            <text:p>0.990239231376707</text:p>
          </table:table-cell>
          <table:table-cell table:style-name="Default" office:value-type="float" office:value="0.990239419744738" calcext:value-type="float">
            <text:p>0.990239419744738</text:p>
          </table:table-cell>
          <table:table-cell table:style-name="Default" office:value-type="float" office:value="0.990239267862666" calcext:value-type="float">
            <text:p>0.990239267862666</text:p>
          </table:table-cell>
          <table:table-cell table:style-name="Default" office:value-type="float" office:value="0.990239190780146" calcext:value-type="float">
            <text:p>0.990239190780146</text:p>
          </table:table-cell>
          <table:table-cell table:style-name="Default" office:value-type="float" office:value="0.99023962575444" calcext:value-type="float">
            <text:p>0.99023962575444</text:p>
          </table:table-cell>
          <table:table-cell table:style-name="ce6" table:number-columns-repeated="2"/>
          <table:table-cell table:style-name="ce6" office:value-type="float" office:value="0.6" calcext:value-type="float">
            <text:p>0.600</text:p>
          </table:table-cell>
          <table:table-cell table:style-name="Default" office:value-type="float" office:value="0.942718099956722" calcext:value-type="float">
            <text:p>0.942718099956722</text:p>
          </table:table-cell>
          <table:table-cell table:style-name="ce49" office:value-type="float" office:value="0.947796060075909" calcext:value-type="float">
            <text:p>0.948</text:p>
          </table:table-cell>
          <table:table-cell table:style-name="ce49" office:value-type="float" office:value="0.947851651370451" calcext:value-type="float">
            <text:p>0.948</text:p>
          </table:table-cell>
          <table:table-cell table:style-name="Default" office:value-type="float" office:value="0.911109759500092" calcext:value-type="float">
            <text:p>0.911109759500092</text:p>
          </table:table-cell>
          <table:table-cell table:style-name="ce49" office:value-type="float" office:value="0.913804681110384" calcext:value-type="float">
            <text:p>0.914</text:p>
          </table:table-cell>
          <table:table-cell table:style-name="ce49" office:value-type="float" office:value="0.910825991934221" calcext:value-type="float">
            <text:p>0.911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26757591" calcext:value-type="float">
            <text:p>0.99023926757591</text:p>
          </table:table-cell>
          <table:table-cell table:style-name="Default" office:value-type="float" office:value="0.990239196251326" calcext:value-type="float">
            <text:p>0.990239196251326</text:p>
          </table:table-cell>
          <table:table-cell table:style-name="Default" office:value-type="float" office:value="0.990239197076945" calcext:value-type="float">
            <text:p>0.990239197076945</text:p>
          </table:table-cell>
          <table:table-cell table:style-name="Default" office:value-type="float" office:value="0.990239259629152" calcext:value-type="float">
            <text:p>0.990239259629152</text:p>
          </table:table-cell>
          <table:table-cell table:style-name="Default" office:value-type="float" office:value="0.990239242577828" calcext:value-type="float">
            <text:p>0.990239242577828</text:p>
          </table:table-cell>
          <table:table-cell table:style-name="Default" office:value-type="float" office:value="0.990239248224319" calcext:value-type="float">
            <text:p>0.990239248224319</text:p>
          </table:table-cell>
          <table:table-cell table:style-name="Default" office:value-type="float" office:value="0.990239209457742" calcext:value-type="float">
            <text:p>0.990239209457742</text:p>
          </table:table-cell>
          <table:table-cell table:style-name="Default" office:value-type="float" office:value="0.990239185552186" calcext:value-type="float">
            <text:p>0.990239185552186</text:p>
          </table:table-cell>
          <table:table-cell table:style-name="Default" office:value-type="float" office:value="0.990239231199176" calcext:value-type="float">
            <text:p>0.990239231199176</text:p>
          </table:table-cell>
          <table:table-cell table:style-name="ce6" table:number-columns-repeated="2"/>
          <table:table-cell table:style-name="ce6" office:value-type="float" office:value="0.7" calcext:value-type="float">
            <text:p>0.700</text:p>
          </table:table-cell>
          <table:table-cell table:style-name="Default" office:value-type="float" office:value="0.941186839749445" calcext:value-type="float">
            <text:p>0.941186839749445</text:p>
          </table:table-cell>
          <table:table-cell table:style-name="ce49" office:value-type="float" office:value="0.946297306881164" calcext:value-type="float">
            <text:p>0.946</text:p>
          </table:table-cell>
          <table:table-cell table:style-name="ce49" office:value-type="float" office:value="0.948151171230632" calcext:value-type="float">
            <text:p>0.948</text:p>
          </table:table-cell>
          <table:table-cell table:style-name="Default" office:value-type="float" office:value="0.909299746450645" calcext:value-type="float">
            <text:p>0.909299746450645</text:p>
          </table:table-cell>
          <table:table-cell table:style-name="ce49" office:value-type="float" office:value="0.914016348327834" calcext:value-type="float">
            <text:p>0.914</text:p>
          </table:table-cell>
          <table:table-cell table:style-name="ce49" office:value-type="float" office:value="0.910796575899797" calcext:value-type="float">
            <text:p>0.911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Default" office:value-type="float" office:value="0.990239013416924" calcext:value-type="float">
            <text:p>0.990239013416924</text:p>
          </table:table-cell>
          <table:table-cell table:style-name="Default" office:value-type="float" office:value="0.990239322320801" calcext:value-type="float">
            <text:p>0.990239322320801</text:p>
          </table:table-cell>
          <table:table-cell table:style-name="Default" office:value-type="float" office:value="0.990239119217797" calcext:value-type="float">
            <text:p>0.990239119217797</text:p>
          </table:table-cell>
          <table:table-cell table:style-name="Default" office:value-type="float" office:value="0.990239101717928" calcext:value-type="float">
            <text:p>0.990239101717928</text:p>
          </table:table-cell>
          <table:table-cell table:style-name="Default" office:value-type="float" office:value="0.990239083926388" calcext:value-type="float">
            <text:p>0.990239083926388</text:p>
          </table:table-cell>
          <table:table-cell table:style-name="Default" office:value-type="float" office:value="0.990239060945583" calcext:value-type="float">
            <text:p>0.990239060945583</text:p>
          </table:table-cell>
          <table:table-cell table:style-name="Default" office:value-type="float" office:value="0.990239155656177" calcext:value-type="float">
            <text:p>0.990239155656177</text:p>
          </table:table-cell>
          <table:table-cell table:style-name="Default" office:value-type="float" office:value="0.990239096733118" calcext:value-type="float">
            <text:p>0.990239096733118</text:p>
          </table:table-cell>
          <table:table-cell table:style-name="Default" office:value-type="float" office:value="0.990239215464887" calcext:value-type="float">
            <text:p>0.990239215464887</text:p>
          </table:table-cell>
          <table:table-cell table:style-name="Default" office:value-type="float" office:value="0.990239174524429" calcext:value-type="float">
            <text:p>0.990239174524429</text:p>
          </table:table-cell>
          <table:table-cell table:style-name="ce6" table:number-columns-repeated="2"/>
          <table:table-cell table:style-name="ce6" office:value-type="float" office:value="0.8" calcext:value-type="float">
            <text:p>0.800</text:p>
          </table:table-cell>
          <table:table-cell table:style-name="Default" office:value-type="float" office:value="0.941271701344803" calcext:value-type="float">
            <text:p>0.941271701344803</text:p>
          </table:table-cell>
          <table:table-cell table:style-name="ce49" office:value-type="float" office:value="0.944841762342238" calcext:value-type="float">
            <text:p>0.945</text:p>
          </table:table-cell>
          <table:table-cell table:style-name="ce49" office:value-type="float" office:value="0.946643370974069" calcext:value-type="float">
            <text:p>0.947</text:p>
          </table:table-cell>
          <table:table-cell table:style-name="Default" office:value-type="float" office:value="0.908386454447582" calcext:value-type="float">
            <text:p>0.908386454447582</text:p>
          </table:table-cell>
          <table:table-cell table:style-name="ce49" office:value-type="float" office:value="0.911943625068076" calcext:value-type="float">
            <text:p>0.912</text:p>
          </table:table-cell>
          <table:table-cell table:style-name="ce49" office:value-type="float" office:value="0.911418746906234" calcext:value-type="float">
            <text:p>0.911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Default" office:value-type="float" office:value="0.996192215547153" calcext:value-type="float">
            <text:p>0.996192215547153</text:p>
          </table:table-cell>
          <table:table-cell table:style-name="Default" office:value-type="float" office:value="0.996192415099522" calcext:value-type="float">
            <text:p>0.996192415099522</text:p>
          </table:table-cell>
          <table:table-cell table:style-name="Default" office:value-type="float" office:value="0.996192591070848" calcext:value-type="float">
            <text:p>0.996192591070848</text:p>
          </table:table-cell>
          <table:table-cell table:style-name="Default" office:value-type="float" office:value="0.996192683674632" calcext:value-type="float">
            <text:p>0.996192683674632</text:p>
          </table:table-cell>
          <table:table-cell table:style-name="Default" office:value-type="float" office:value="0.996192796723832" calcext:value-type="float">
            <text:p>0.996192796723832</text:p>
          </table:table-cell>
          <table:table-cell table:style-name="Default" office:value-type="float" office:value="0.996193277234475" calcext:value-type="float">
            <text:p>0.996193277234475</text:p>
          </table:table-cell>
          <table:table-cell table:style-name="Default" office:value-type="float" office:value="0.996192665672383" calcext:value-type="float">
            <text:p>0.996192665672383</text:p>
          </table:table-cell>
          <table:table-cell table:style-name="Default" office:value-type="float" office:value="0.996192428751522" calcext:value-type="float">
            <text:p>0.996192428751522</text:p>
          </table:table-cell>
          <table:table-cell table:style-name="Default" office:value-type="float" office:value="0.996192433259718" calcext:value-type="float">
            <text:p>0.996192433259718</text:p>
          </table:table-cell>
          <table:table-cell table:style-name="Default" office:value-type="float" office:value="0.996192361795411" calcext:value-type="float">
            <text:p>0.996192361795411</text:p>
          </table:table-cell>
          <table:table-cell table:style-name="ce6" table:number-columns-repeated="2"/>
          <table:table-cell table:style-name="ce6" office:value-type="float" office:value="0.9" calcext:value-type="float">
            <text:p>0.900</text:p>
          </table:table-cell>
          <table:table-cell table:style-name="Default" office:value-type="float" office:value="0.93991482446832" calcext:value-type="float">
            <text:p>0.93991482446832</text:p>
          </table:table-cell>
          <table:table-cell table:style-name="ce49" office:value-type="float" office:value="0.945185921061028" calcext:value-type="float">
            <text:p>0.945</text:p>
          </table:table-cell>
          <table:table-cell table:style-name="ce49" office:value-type="float" office:value="0.946385296679482" calcext:value-type="float">
            <text:p>0.946</text:p>
          </table:table-cell>
          <table:table-cell table:style-name="Default" office:value-type="float" office:value="0.907178878659069" calcext:value-type="float">
            <text:p>0.907178878659069</text:p>
          </table:table-cell>
          <table:table-cell table:style-name="ce49" office:value-type="float" office:value="0.912862405774088" calcext:value-type="float">
            <text:p>0.913</text:p>
          </table:table-cell>
          <table:table-cell table:style-name="ce49" office:value-type="float" office:value="0.90876633070006" calcext:value-type="float">
            <text:p>0.909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Default" office:value-type="float" office:value="0.992185665680982" calcext:value-type="float">
            <text:p>0.992185665680982</text:p>
          </table:table-cell>
          <table:table-cell table:style-name="Default" office:value-type="float" office:value="0.994352727927666" calcext:value-type="float">
            <text:p>0.994352727927666</text:p>
          </table:table-cell>
          <table:table-cell table:style-name="Default" office:value-type="float" office:value="0.993566207626925" calcext:value-type="float">
            <text:p>0.993566207626925</text:p>
          </table:table-cell>
          <table:table-cell table:style-name="Default" office:value-type="float" office:value="0.993865891025204" calcext:value-type="float">
            <text:p>0.993865891025204</text:p>
          </table:table-cell>
          <table:table-cell table:style-name="Default" office:value-type="float" office:value="0.99438072452147" calcext:value-type="float">
            <text:p>0.99438072452147</text:p>
          </table:table-cell>
          <table:table-cell table:style-name="Default" office:value-type="float" office:value="0.994304671152665" calcext:value-type="float">
            <text:p>0.994304671152665</text:p>
          </table:table-cell>
          <table:table-cell table:style-name="Default" office:value-type="float" office:value="0.994336065706143" calcext:value-type="float">
            <text:p>0.994336065706143</text:p>
          </table:table-cell>
          <table:table-cell table:style-name="Default" office:value-type="float" office:value="0.994108843671895" calcext:value-type="float">
            <text:p>0.994108843671895</text:p>
          </table:table-cell>
          <table:table-cell table:style-name="Default" office:value-type="float" office:value="0.994284694773548" calcext:value-type="float">
            <text:p>0.994284694773548</text:p>
          </table:table-cell>
          <table:table-cell table:style-name="Default" office:value-type="float" office:value="0.994067099168869" calcext:value-type="float">
            <text:p>0.99406709916886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Default" office:value-type="float" office:value="0.989705431029137" calcext:value-type="float">
            <text:p>0.989705431029137</text:p>
          </table:table-cell>
          <table:table-cell table:style-name="Default" office:value-type="float" office:value="0.990058979761646" calcext:value-type="float">
            <text:p>0.990058979761646</text:p>
          </table:table-cell>
          <table:table-cell table:style-name="Default" office:value-type="float" office:value="0.990592813088973" calcext:value-type="float">
            <text:p>0.990592813088973</text:p>
          </table:table-cell>
          <table:table-cell table:style-name="Default" office:value-type="float" office:value="0.990551776075256" calcext:value-type="float">
            <text:p>0.990551776075256</text:p>
          </table:table-cell>
          <table:table-cell table:style-name="Default" office:value-type="float" office:value="0.989934108581958" calcext:value-type="float">
            <text:p>0.989934108581958</text:p>
          </table:table-cell>
          <table:table-cell table:style-name="Default" office:value-type="float" office:value="0.989872674616508" calcext:value-type="float">
            <text:p>0.989872674616508</text:p>
          </table:table-cell>
          <table:table-cell table:style-name="Default" office:value-type="float" office:value="0.989972950221037" calcext:value-type="float">
            <text:p>0.989972950221037</text:p>
          </table:table-cell>
          <table:table-cell table:style-name="Default" office:value-type="float" office:value="0.989665791371576" calcext:value-type="float">
            <text:p>0.989665791371576</text:p>
          </table:table-cell>
          <table:table-cell table:style-name="Default" office:value-type="float" office:value="0.989998702136633" calcext:value-type="float">
            <text:p>0.989998702136633</text:p>
          </table:table-cell>
          <table:table-cell table:style-name="Default" office:value-type="float" office:value="0.989425069154823" calcext:value-type="float">
            <text:p>0.98942506915482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Default" office:value-type="float" office:value="0.673778953639476" calcext:value-type="float">
            <text:p>0.673778953639476</text:p>
          </table:table-cell>
          <table:table-cell table:style-name="Default" office:value-type="float" office:value="0.851709976832944" calcext:value-type="float">
            <text:p>0.851709976832944</text:p>
          </table:table-cell>
          <table:table-cell table:style-name="Default" office:value-type="float" office:value="0.884551225208317" calcext:value-type="float">
            <text:p>0.884551225208317</text:p>
          </table:table-cell>
          <table:table-cell table:style-name="Default" office:value-type="float" office:value="0.882131453039973" calcext:value-type="float">
            <text:p>0.882131453039973</text:p>
          </table:table-cell>
          <table:table-cell table:style-name="Default" office:value-type="float" office:value="0.880762960882685" calcext:value-type="float">
            <text:p>0.880762960882685</text:p>
          </table:table-cell>
          <table:table-cell table:style-name="Default" office:value-type="float" office:value="0.879542362983844" calcext:value-type="float">
            <text:p>0.879542362983844</text:p>
          </table:table-cell>
          <table:table-cell table:style-name="Default" office:value-type="float" office:value="0.884344984049415" calcext:value-type="float">
            <text:p>0.884344984049415</text:p>
          </table:table-cell>
          <table:table-cell table:style-name="Default" office:value-type="float" office:value="0.892989753661175" calcext:value-type="float">
            <text:p>0.892989753661175</text:p>
          </table:table-cell>
          <table:table-cell table:style-name="Default" office:value-type="float" office:value="0.887260927332939" calcext:value-type="float">
            <text:p>0.887260927332939</text:p>
          </table:table-cell>
          <table:table-cell table:style-name="Default" office:value-type="float" office:value="0.89041826403608" calcext:value-type="float">
            <text:p>0.89041826403608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Default" office:value-type="float" office:value="0.924172963525223" calcext:value-type="float">
            <text:p>0.924172963525223</text:p>
          </table:table-cell>
          <table:table-cell table:style-name="Default" office:value-type="float" office:value="0.928828752542003" calcext:value-type="float">
            <text:p>0.928828752542003</text:p>
          </table:table-cell>
          <table:table-cell table:style-name="Default" office:value-type="float" office:value="0.929077602710535" calcext:value-type="float">
            <text:p>0.929077602710535</text:p>
          </table:table-cell>
          <table:table-cell table:style-name="Default" office:value-type="float" office:value="0.928035830239853" calcext:value-type="float">
            <text:p>0.928035830239853</text:p>
          </table:table-cell>
          <table:table-cell table:style-name="Default" office:value-type="float" office:value="0.926577105150938" calcext:value-type="float">
            <text:p>0.926577105150938</text:p>
          </table:table-cell>
          <table:table-cell table:style-name="Default" office:value-type="float" office:value="0.924581732033199" calcext:value-type="float">
            <text:p>0.924581732033199</text:p>
          </table:table-cell>
          <table:table-cell table:style-name="Default" office:value-type="float" office:value="0.924048522826533" calcext:value-type="float">
            <text:p>0.924048522826533</text:p>
          </table:table-cell>
          <table:table-cell table:style-name="Default" office:value-type="float" office:value="0.92401965235293" calcext:value-type="float">
            <text:p>0.92401965235293</text:p>
          </table:table-cell>
          <table:table-cell table:style-name="Default" office:value-type="float" office:value="0.92333184010267" calcext:value-type="float">
            <text:p>0.92333184010267</text:p>
          </table:table-cell>
          <table:table-cell table:style-name="Default" office:value-type="float" office:value="0.922160454508061" calcext:value-type="float">
            <text:p>0.922160454508061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Default" office:value-type="float" office:value="0.530435427274619" calcext:value-type="float">
            <text:p>0.530435427274619</text:p>
          </table:table-cell>
          <table:table-cell table:style-name="Default" office:value-type="float" office:value="0.587994764511491" calcext:value-type="float">
            <text:p>0.587994764511491</text:p>
          </table:table-cell>
          <table:table-cell table:style-name="Default" office:value-type="float" office:value="0.61494187703512" calcext:value-type="float">
            <text:p>0.61494187703512</text:p>
          </table:table-cell>
          <table:table-cell table:style-name="Default" office:value-type="float" office:value="0.641161835969885" calcext:value-type="float">
            <text:p>0.641161835969885</text:p>
          </table:table-cell>
          <table:table-cell table:style-name="Default" office:value-type="float" office:value="0.64695797675258" calcext:value-type="float">
            <text:p>0.64695797675258</text:p>
          </table:table-cell>
          <table:table-cell table:style-name="Default" office:value-type="float" office:value="0.637121907520304" calcext:value-type="float">
            <text:p>0.637121907520304</text:p>
          </table:table-cell>
          <table:table-cell table:style-name="Default" office:value-type="float" office:value="0.627977463822327" calcext:value-type="float">
            <text:p>0.627977463822327</text:p>
          </table:table-cell>
          <table:table-cell table:style-name="Default" office:value-type="float" office:value="0.611964544511835" calcext:value-type="float">
            <text:p>0.611964544511835</text:p>
          </table:table-cell>
          <table:table-cell table:style-name="Default" office:value-type="float" office:value="0.600174041571599" calcext:value-type="float">
            <text:p>0.600174041571599</text:p>
          </table:table-cell>
          <table:table-cell table:style-name="Default" office:value-type="float" office:value="0.601931200339479" calcext:value-type="float">
            <text:p>0.601931200339479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Default" office:value-type="float" office:value="0.579771392939791" calcext:value-type="float">
            <text:p>0.579771392939791</text:p>
          </table:table-cell>
          <table:table-cell table:style-name="Default" office:value-type="float" office:value="0.628846476551226" calcext:value-type="float">
            <text:p>0.628846476551226</text:p>
          </table:table-cell>
          <table:table-cell table:style-name="Default" office:value-type="float" office:value="0.697869192109947" calcext:value-type="float">
            <text:p>0.697869192109947</text:p>
          </table:table-cell>
          <table:table-cell table:style-name="Default" office:value-type="float" office:value="0.761804513832779" calcext:value-type="float">
            <text:p>0.761804513832779</text:p>
          </table:table-cell>
          <table:table-cell table:style-name="Default" office:value-type="float" office:value="0.81039434902321" calcext:value-type="float">
            <text:p>0.81039434902321</text:p>
          </table:table-cell>
          <table:table-cell table:style-name="Default" office:value-type="float" office:value="0.783083702041345" calcext:value-type="float">
            <text:p>0.783083702041345</text:p>
          </table:table-cell>
          <table:table-cell table:style-name="Default" office:value-type="float" office:value="0.81297250543347" calcext:value-type="float">
            <text:p>0.81297250543347</text:p>
          </table:table-cell>
          <table:table-cell table:style-name="Default" office:value-type="float" office:value="0.803586522640486" calcext:value-type="float">
            <text:p>0.803586522640486</text:p>
          </table:table-cell>
          <table:table-cell table:style-name="Default" office:value-type="float" office:value="0.782295701221309" calcext:value-type="float">
            <text:p>0.782295701221309</text:p>
          </table:table-cell>
          <table:table-cell table:style-name="Default" office:value-type="float" office:value="0.797357828176821" calcext:value-type="float">
            <text:p>0.797357828176821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Default" office:value-type="float" office:value="0.948124968060388" calcext:value-type="float">
            <text:p>0.948124968060388</text:p>
          </table:table-cell>
          <table:table-cell table:style-name="Default" office:value-type="float" office:value="0.98136416524952" calcext:value-type="float">
            <text:p>0.98136416524952</text:p>
          </table:table-cell>
          <table:table-cell table:style-name="Default" office:value-type="float" office:value="0.978971429172742" calcext:value-type="float">
            <text:p>0.978971429172742</text:p>
          </table:table-cell>
          <table:table-cell table:style-name="Default" office:value-type="float" office:value="0.983269285287277" calcext:value-type="float">
            <text:p>0.983269285287277</text:p>
          </table:table-cell>
          <table:table-cell table:style-name="Default" office:value-type="float" office:value="0.988286139407663" calcext:value-type="float">
            <text:p>0.988286139407663</text:p>
          </table:table-cell>
          <table:table-cell table:style-name="Default" office:value-type="float" office:value="0.989050970223177" calcext:value-type="float">
            <text:p>0.989050970223177</text:p>
          </table:table-cell>
          <table:table-cell table:style-name="Default" office:value-type="float" office:value="0.988154883280218" calcext:value-type="float">
            <text:p>0.988154883280218</text:p>
          </table:table-cell>
          <table:table-cell table:style-name="Default" office:value-type="float" office:value="0.988195007217026" calcext:value-type="float">
            <text:p>0.988195007217026</text:p>
          </table:table-cell>
          <table:table-cell table:style-name="Default" office:value-type="float" office:value="0.988051067608472" calcext:value-type="float">
            <text:p>0.988051067608472</text:p>
          </table:table-cell>
          <table:table-cell table:style-name="Default" office:value-type="float" office:value="0.987477126246838" calcext:value-type="float">
            <text:p>0.987477126246838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25:.C147])" office:value-type="float" office:value="0.91215022453675" calcext:value-type="float">
            <text:p>0.912</text:p>
          </table:table-cell>
          <table:table-cell table:style-name="ce49" table:formula="of:=AVERAGE([.D125:.D147])" office:value-type="float" office:value="0.929154597389008" calcext:value-type="float">
            <text:p>0.929</text:p>
          </table:table-cell>
          <table:table-cell table:style-name="ce49" table:formula="of:=AVERAGE([.E125:.E147])" office:value-type="float" office:value="0.934042041492598" calcext:value-type="float">
            <text:p>0.934</text:p>
          </table:table-cell>
          <table:table-cell table:style-name="ce49" table:formula="of:=AVERAGE([.F125:.F147])" office:value-type="float" office:value="0.936837245539087" calcext:value-type="float">
            <text:p>0.937</text:p>
          </table:table-cell>
          <table:table-cell table:style-name="ce49" table:formula="of:=AVERAGE([.G125:.G147])" office:value-type="float" office:value="0.948654368743706" calcext:value-type="float">
            <text:p>0.949</text:p>
          </table:table-cell>
          <table:table-cell table:style-name="ce49" table:formula="of:=AVERAGE([.H125:.H147])" office:value-type="float" office:value="0.947200887175364" calcext:value-type="float">
            <text:p>0.947</text:p>
          </table:table-cell>
          <table:table-cell table:style-name="ce49" table:formula="of:=AVERAGE([.I125:.I147])" office:value-type="float" office:value="0.947796060075909" calcext:value-type="float">
            <text:p>0.948</text:p>
          </table:table-cell>
          <table:table-cell table:style-name="ce49" table:formula="of:=AVERAGE([.J125:.J147])" office:value-type="float" office:value="0.946297306881164" calcext:value-type="float">
            <text:p>0.946</text:p>
          </table:table-cell>
          <table:table-cell table:style-name="ce49" table:formula="of:=AVERAGE([.K125:.K147])" office:value-type="float" office:value="0.944841762342238" calcext:value-type="float">
            <text:p>0.945</text:p>
          </table:table-cell>
          <table:table-cell table:style-name="ce49" table:formula="of:=AVERAGE([.L125:.L147])" office:value-type="float" office:value="0.945185921061028" calcext:value-type="float">
            <text:p>0.945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Default" office:value-type="float" office:value="0.9806091038634" calcext:value-type="float">
            <text:p>0.9806091038634</text:p>
          </table:table-cell>
          <table:table-cell table:style-name="Default" office:value-type="float" office:value="0.981353752191271" calcext:value-type="float">
            <text:p>0.981353752191271</text:p>
          </table:table-cell>
          <table:table-cell table:style-name="Default" office:value-type="float" office:value="0.981349556386777" calcext:value-type="float">
            <text:p>0.981349556386777</text:p>
          </table:table-cell>
          <table:table-cell table:style-name="Default" office:value-type="float" office:value="0.981300511657341" calcext:value-type="float">
            <text:p>0.981300511657341</text:p>
          </table:table-cell>
          <table:table-cell table:style-name="Default" office:value-type="float" office:value="0.981582165076838" calcext:value-type="float">
            <text:p>0.981582165076838</text:p>
          </table:table-cell>
          <table:table-cell table:style-name="Default" office:value-type="float" office:value="0.980627620150568" calcext:value-type="float">
            <text:p>0.980627620150568</text:p>
          </table:table-cell>
          <table:table-cell table:style-name="Default" office:value-type="float" office:value="0.98088419772949" calcext:value-type="float">
            <text:p>0.98088419772949</text:p>
          </table:table-cell>
          <table:table-cell table:style-name="Default" office:value-type="float" office:value="0.981647978632326" calcext:value-type="float">
            <text:p>0.981647978632326</text:p>
          </table:table-cell>
          <table:table-cell table:style-name="Default" office:value-type="float" office:value="0.980756504960013" calcext:value-type="float">
            <text:p>0.980756504960013</text:p>
          </table:table-cell>
          <table:table-cell table:style-name="Default" office:value-type="float" office:value="0.981361511965602" calcext:value-type="float">
            <text:p>0.981361511965602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Default" office:value-type="float" office:value="0.989390109097504" calcext:value-type="float">
            <text:p>0.989390109097504</text:p>
          </table:table-cell>
          <table:table-cell table:style-name="Default" office:value-type="float" office:value="0.989276951062896" calcext:value-type="float">
            <text:p>0.989276951062896</text:p>
          </table:table-cell>
          <table:table-cell table:style-name="Default" office:value-type="float" office:value="0.989328415502601" calcext:value-type="float">
            <text:p>0.989328415502601</text:p>
          </table:table-cell>
          <table:table-cell table:style-name="Default" office:value-type="float" office:value="0.989367721630623" calcext:value-type="float">
            <text:p>0.989367721630623</text:p>
          </table:table-cell>
          <table:table-cell table:style-name="Default" office:value-type="float" office:value="0.989483561232054" calcext:value-type="float">
            <text:p>0.989483561232054</text:p>
          </table:table-cell>
          <table:table-cell table:style-name="Default" office:value-type="float" office:value="0.989588989420682" calcext:value-type="float">
            <text:p>0.989588989420682</text:p>
          </table:table-cell>
          <table:table-cell table:style-name="Default" office:value-type="float" office:value="0.98938523073387" calcext:value-type="float">
            <text:p>0.98938523073387</text:p>
          </table:table-cell>
          <table:table-cell table:style-name="Default" office:value-type="float" office:value="0.989541726176064" calcext:value-type="float">
            <text:p>0.989541726176064</text:p>
          </table:table-cell>
          <table:table-cell table:style-name="Default" office:value-type="float" office:value="0.989513480104573" calcext:value-type="float">
            <text:p>0.989513480104573</text:p>
          </table:table-cell>
          <table:table-cell table:style-name="Default" office:value-type="float" office:value="0.989302943682202" calcext:value-type="float">
            <text:p>0.989302943682202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88863599080063" calcext:value-type="float">
            <text:p>0.988863599080063</text:p>
          </table:table-cell>
          <table:table-cell table:style-name="Default" office:value-type="float" office:value="0.988870388644942" calcext:value-type="float">
            <text:p>0.988870388644942</text:p>
          </table:table-cell>
          <table:table-cell table:style-name="Default" office:value-type="float" office:value="0.988862823199744" calcext:value-type="float">
            <text:p>0.988862823199744</text:p>
          </table:table-cell>
          <table:table-cell table:style-name="Default" office:value-type="float" office:value="0.988857659819685" calcext:value-type="float">
            <text:p>0.988857659819685</text:p>
          </table:table-cell>
          <table:table-cell table:style-name="Default" office:value-type="float" office:value="0.988855098462537" calcext:value-type="float">
            <text:p>0.988855098462537</text:p>
          </table:table-cell>
          <table:table-cell table:style-name="Default" office:value-type="float" office:value="0.988863999749879" calcext:value-type="float">
            <text:p>0.988863999749879</text:p>
          </table:table-cell>
          <table:table-cell table:style-name="Default" office:value-type="float" office:value="0.988860303945186" calcext:value-type="float">
            <text:p>0.988860303945186</text:p>
          </table:table-cell>
          <table:table-cell table:style-name="Default" office:value-type="float" office:value="0.988860202906922" calcext:value-type="float">
            <text:p>0.988860202906922</text:p>
          </table:table-cell>
          <table:table-cell table:style-name="Default" office:value-type="float" office:value="0.988865359146778" calcext:value-type="float">
            <text:p>0.988865359146778</text:p>
          </table:table-cell>
          <table:table-cell table:style-name="Default" office:value-type="float" office:value="0.988864710791163" calcext:value-type="float">
            <text:p>0.988864710791163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Default" office:value-type="float" office:value="0.91905462509145" calcext:value-type="float">
            <text:p>0.91905462509145</text:p>
          </table:table-cell>
          <table:table-cell table:style-name="Default" office:value-type="float" office:value="0.91906007534031" calcext:value-type="float">
            <text:p>0.91906007534031</text:p>
          </table:table-cell>
          <table:table-cell table:style-name="Default" office:value-type="float" office:value="0.919175671882411" calcext:value-type="float">
            <text:p>0.919175671882411</text:p>
          </table:table-cell>
          <table:table-cell table:style-name="Default" office:value-type="float" office:value="0.919207631171756" calcext:value-type="float">
            <text:p>0.919207631171756</text:p>
          </table:table-cell>
          <table:table-cell table:style-name="Default" office:value-type="float" office:value="0.919355458938832" calcext:value-type="float">
            <text:p>0.919355458938832</text:p>
          </table:table-cell>
          <table:table-cell table:style-name="Default" office:value-type="float" office:value="0.919116228938527" calcext:value-type="float">
            <text:p>0.919116228938527</text:p>
          </table:table-cell>
          <table:table-cell table:style-name="Default" office:value-type="float" office:value="0.919141601215256" calcext:value-type="float">
            <text:p>0.919141601215256</text:p>
          </table:table-cell>
          <table:table-cell table:style-name="Default" office:value-type="float" office:value="0.919122469592332" calcext:value-type="float">
            <text:p>0.919122469592332</text:p>
          </table:table-cell>
          <table:table-cell table:style-name="Default" office:value-type="float" office:value="0.919088354324769" calcext:value-type="float">
            <text:p>0.919088354324769</text:p>
          </table:table-cell>
          <table:table-cell table:style-name="Default" office:value-type="float" office:value="0.919310174888933" calcext:value-type="float">
            <text:p>0.919310174888933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Default" office:value-type="float" office:value="0.852697512892321" calcext:value-type="float">
            <text:p>0.852697512892321</text:p>
          </table:table-cell>
          <table:table-cell table:style-name="Default" office:value-type="float" office:value="0.858271954980598" calcext:value-type="float">
            <text:p>0.858271954980598</text:p>
          </table:table-cell>
          <table:table-cell table:style-name="Default" office:value-type="float" office:value="0.859029943476322" calcext:value-type="float">
            <text:p>0.859029943476322</text:p>
          </table:table-cell>
          <table:table-cell table:style-name="Default" office:value-type="float" office:value="0.857466618688167" calcext:value-type="float">
            <text:p>0.857466618688167</text:p>
          </table:table-cell>
          <table:table-cell table:style-name="Default" office:value-type="float" office:value="0.855797283988324" calcext:value-type="float">
            <text:p>0.855797283988324</text:p>
          </table:table-cell>
          <table:table-cell table:style-name="Default" office:value-type="float" office:value="0.853410267817412" calcext:value-type="float">
            <text:p>0.853410267817412</text:p>
          </table:table-cell>
          <table:table-cell table:style-name="Default" office:value-type="float" office:value="0.853257387413151" calcext:value-type="float">
            <text:p>0.853257387413151</text:p>
          </table:table-cell>
          <table:table-cell table:style-name="Default" office:value-type="float" office:value="0.851582455548439" calcext:value-type="float">
            <text:p>0.851582455548439</text:p>
          </table:table-cell>
          <table:table-cell table:style-name="Default" office:value-type="float" office:value="0.850826341076625" calcext:value-type="float">
            <text:p>0.850826341076625</text:p>
          </table:table-cell>
          <table:table-cell table:style-name="Default" office:value-type="float" office:value="0.850776778376843" calcext:value-type="float">
            <text:p>0.850776778376843</text:p>
          </table:table-cell>
          <table:table-cell table:style-name="ce6" table:number-columns-repeated="3"/>
          <table:table-cell table:style-name="Default"/>
          <table:table-cell table:style-name="ce6" table:number-columns-repeated="2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Default" office:value-type="float" office:value="0.86846790075595" calcext:value-type="float">
            <text:p>0.86846790075595</text:p>
          </table:table-cell>
          <table:table-cell table:style-name="Default" office:value-type="float" office:value="0.867975410455742" calcext:value-type="float">
            <text:p>0.867975410455742</text:p>
          </table:table-cell>
          <table:table-cell table:style-name="Default" office:value-type="float" office:value="0.862923951700589" calcext:value-type="float">
            <text:p>0.862923951700589</text:p>
          </table:table-cell>
          <table:table-cell table:style-name="Default" office:value-type="float" office:value="0.842428622325937" calcext:value-type="float">
            <text:p>0.842428622325937</text:p>
          </table:table-cell>
          <table:table-cell table:style-name="Default" office:value-type="float" office:value="0.831477718051547" calcext:value-type="float">
            <text:p>0.831477718051547</text:p>
          </table:table-cell>
          <table:table-cell table:style-name="Default" office:value-type="float" office:value="0.82679602100999" calcext:value-type="float">
            <text:p>0.82679602100999</text:p>
          </table:table-cell>
          <table:table-cell table:style-name="Default" office:value-type="float" office:value="0.828350323046672" calcext:value-type="float">
            <text:p>0.828350323046672</text:p>
          </table:table-cell>
          <table:table-cell table:style-name="Default" office:value-type="float" office:value="0.827501486540838" calcext:value-type="float">
            <text:p>0.827501486540838</text:p>
          </table:table-cell>
          <table:table-cell table:style-name="Default" office:value-type="float" office:value="0.827660948306247" calcext:value-type="float">
            <text:p>0.827660948306247</text:p>
          </table:table-cell>
          <table:table-cell table:style-name="Default" office:value-type="float" office:value="0.8269176661218" calcext:value-type="float">
            <text:p>0.8269176661218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Default" office:value-type="float" office:value="0.919013114748589" calcext:value-type="float">
            <text:p>0.919013114748589</text:p>
          </table:table-cell>
          <table:table-cell table:style-name="Default" office:value-type="float" office:value="0.91904350430586" calcext:value-type="float">
            <text:p>0.91904350430586</text:p>
          </table:table-cell>
          <table:table-cell table:style-name="Default" office:value-type="float" office:value="0.919160531158717" calcext:value-type="float">
            <text:p>0.919160531158717</text:p>
          </table:table-cell>
          <table:table-cell table:style-name="Default" office:value-type="float" office:value="0.919050585759795" calcext:value-type="float">
            <text:p>0.919050585759795</text:p>
          </table:table-cell>
          <table:table-cell table:style-name="Default" office:value-type="float" office:value="0.919113555445728" calcext:value-type="float">
            <text:p>0.919113555445728</text:p>
          </table:table-cell>
          <table:table-cell table:style-name="Default" office:value-type="float" office:value="0.919083046224373" calcext:value-type="float">
            <text:p>0.919083046224373</text:p>
          </table:table-cell>
          <table:table-cell table:style-name="Default" office:value-type="float" office:value="0.919021256872921" calcext:value-type="float">
            <text:p>0.919021256872921</text:p>
          </table:table-cell>
          <table:table-cell table:style-name="Default" office:value-type="float" office:value="0.91901973505225" calcext:value-type="float">
            <text:p>0.91901973505225</text:p>
          </table:table-cell>
          <table:table-cell table:style-name="Default" office:value-type="float" office:value="0.919039913059614" calcext:value-type="float">
            <text:p>0.919039913059614</text:p>
          </table:table-cell>
          <table:table-cell table:style-name="Default" office:value-type="float" office:value="0.919114942871943" calcext:value-type="float">
            <text:p>0.919114942871943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Default" office:value-type="float" office:value="0.823765053364781" calcext:value-type="float">
            <text:p>0.823765053364781</text:p>
          </table:table-cell>
          <table:table-cell table:style-name="Default" office:value-type="float" office:value="0.825855836197519" calcext:value-type="float">
            <text:p>0.825855836197519</text:p>
          </table:table-cell>
          <table:table-cell table:style-name="Default" office:value-type="float" office:value="0.82855508397322" calcext:value-type="float">
            <text:p>0.82855508397322</text:p>
          </table:table-cell>
          <table:table-cell table:style-name="Default" office:value-type="float" office:value="0.831395720502713" calcext:value-type="float">
            <text:p>0.831395720502713</text:p>
          </table:table-cell>
          <table:table-cell table:style-name="Default" office:value-type="float" office:value="0.899427334230741" calcext:value-type="float">
            <text:p>0.899427334230741</text:p>
          </table:table-cell>
          <table:table-cell table:style-name="Default" office:value-type="float" office:value="0.903150776000777" calcext:value-type="float">
            <text:p>0.903150776000777</text:p>
          </table:table-cell>
          <table:table-cell table:style-name="Default" office:value-type="float" office:value="0.904733236044618" calcext:value-type="float">
            <text:p>0.904733236044618</text:p>
          </table:table-cell>
          <table:table-cell table:style-name="Default" office:value-type="float" office:value="0.905666353767861" calcext:value-type="float">
            <text:p>0.905666353767861</text:p>
          </table:table-cell>
          <table:table-cell table:style-name="Default" office:value-type="float" office:value="0.900016699131656" calcext:value-type="float">
            <text:p>0.900016699131656</text:p>
          </table:table-cell>
          <table:table-cell table:style-name="Default" office:value-type="float" office:value="0.903932190962916" calcext:value-type="float">
            <text:p>0.903932190962916</text:p>
          </table:table-cell>
          <table:table-cell table:style-name="ce6" table:number-columns-repeated="3"/>
          <table:table-cell table:style-name="Default" table:number-columns-repeated="4"/>
          <table:table-cell table:style-name="ce6" office:value-type="float" office:value="0.91215022453675" calcext:value-type="float">
            <text:p>0.912</text:p>
          </table:table-cell>
          <table:table-cell table:style-name="ce6" office:value-type="float" office:value="0.929154597389008" calcext:value-type="float">
            <text:p>0.929</text:p>
          </table:table-cell>
          <table:table-cell table:style-name="ce6" office:value-type="float" office:value="0.934042041492598" calcext:value-type="float">
            <text:p>0.934</text:p>
          </table:table-cell>
          <table:table-cell table:style-name="ce6" office:value-type="float" office:value="0.936837245539087" calcext:value-type="float">
            <text:p>0.937</text:p>
          </table:table-cell>
          <table:table-cell table:style-name="ce6" office:value-type="float" office:value="0.948654368743705" calcext:value-type="float">
            <text:p>0.949</text:p>
          </table:table-cell>
          <table:table-cell table:style-name="ce6" office:value-type="float" office:value="0.947200887175364" calcext:value-type="float">
            <text:p>0.947</text:p>
          </table:table-cell>
          <table:table-cell table:style-name="ce6" office:value-type="float" office:value="0.947796060075909" calcext:value-type="float">
            <text:p>0.948</text:p>
          </table:table-cell>
          <table:table-cell table:style-name="ce6" office:value-type="float" office:value="0.946297306881164" calcext:value-type="float">
            <text:p>0.946</text:p>
          </table:table-cell>
          <table:table-cell table:style-name="ce6" office:value-type="float" office:value="0.944841762342238" calcext:value-type="float">
            <text:p>0.945</text:p>
          </table:table-cell>
          <table:table-cell table:style-name="ce6" office:value-type="float" office:value="0.945185921061028" calcext:value-type="float">
            <text:p>0.945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Default" office:value-type="float" office:value="0.850127336037416" calcext:value-type="float">
            <text:p>0.850127336037416</text:p>
          </table:table-cell>
          <table:table-cell table:style-name="Default" office:value-type="float" office:value="0.872105768300897" calcext:value-type="float">
            <text:p>0.872105768300897</text:p>
          </table:table-cell>
          <table:table-cell table:style-name="Default" office:value-type="float" office:value="0.778251112913776" calcext:value-type="float">
            <text:p>0.778251112913776</text:p>
          </table:table-cell>
          <table:table-cell table:style-name="Default" office:value-type="float" office:value="0.772556564171171" calcext:value-type="float">
            <text:p>0.772556564171171</text:p>
          </table:table-cell>
          <table:table-cell table:style-name="Default" office:value-type="float" office:value="0.864060421005721" calcext:value-type="float">
            <text:p>0.864060421005721</text:p>
          </table:table-cell>
          <table:table-cell table:style-name="Default" office:value-type="float" office:value="0.871855709134347" calcext:value-type="float">
            <text:p>0.871855709134347</text:p>
          </table:table-cell>
          <table:table-cell table:style-name="Default" office:value-type="float" office:value="0.824751734219574" calcext:value-type="float">
            <text:p>0.824751734219574</text:p>
          </table:table-cell>
          <table:table-cell table:style-name="Default" office:value-type="float" office:value="0.821261164715759" calcext:value-type="float">
            <text:p>0.821261164715759</text:p>
          </table:table-cell>
          <table:table-cell table:style-name="Default" office:value-type="float" office:value="0.802938887947053" calcext:value-type="float">
            <text:p>0.802938887947053</text:p>
          </table:table-cell>
          <table:table-cell table:style-name="Default" office:value-type="float" office:value="0.829265868529119" calcext:value-type="float">
            <text:p>0.829265868529119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office:value-type="float" office:value="0.892836550821956" calcext:value-type="float">
            <text:p>0.893</text:p>
          </table:table-cell>
          <table:table-cell table:style-name="ce6" office:value-type="float" office:value="0.899575990585365" calcext:value-type="float">
            <text:p>0.900</text:p>
          </table:table-cell>
          <table:table-cell table:style-name="ce6" office:value-type="float" office:value="0.904623590087628" calcext:value-type="float">
            <text:p>0.905</text:p>
          </table:table-cell>
          <table:table-cell table:style-name="ce6" office:value-type="float" office:value="0.906834496144199" calcext:value-type="float">
            <text:p>0.907</text:p>
          </table:table-cell>
          <table:table-cell table:style-name="ce6" office:value-type="float" office:value="0.917733841244253" calcext:value-type="float">
            <text:p>0.918</text:p>
          </table:table-cell>
          <table:table-cell table:style-name="ce6" office:value-type="float" office:value="0.915624719192927" calcext:value-type="float">
            <text:p>0.916</text:p>
          </table:table-cell>
          <table:table-cell table:style-name="ce6" office:value-type="float" office:value="0.913804681110384" calcext:value-type="float">
            <text:p>0.914</text:p>
          </table:table-cell>
          <table:table-cell table:style-name="ce6" office:value-type="float" office:value="0.914016348327834" calcext:value-type="float">
            <text:p>0.914</text:p>
          </table:table-cell>
          <table:table-cell table:style-name="ce6" office:value-type="float" office:value="0.911943625068076" calcext:value-type="float">
            <text:p>0.912</text:p>
          </table:table-cell>
          <table:table-cell table:style-name="ce6" office:value-type="float" office:value="0.912862405774088" calcext:value-type="float">
            <text:p>0.913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office:value-type="float" office:value="0.964627874577269" calcext:value-type="float">
            <text:p>0.965</text:p>
          </table:table-cell>
          <table:table-cell office:value-type="float" office:value="0.964529536251578" calcext:value-type="float">
            <text:p>0.965</text:p>
          </table:table-cell>
          <table:table-cell office:value-type="float" office:value="0.964463118198651" calcext:value-type="float">
            <text:p>0.964</text:p>
          </table:table-cell>
          <table:table-cell office:value-type="float" office:value="0.964635913719115" calcext:value-type="float">
            <text:p>0.965</text:p>
          </table:table-cell>
          <table:table-cell office:value-type="float" office:value="0.964304521038842" calcext:value-type="float">
            <text:p>0.964</text:p>
          </table:table-cell>
          <table:table-cell office:value-type="float" office:value="0.964578701277716" calcext:value-type="float">
            <text:p>0.965</text:p>
          </table:table-cell>
          <table:table-cell office:value-type="float" office:value="0.964476978616327" calcext:value-type="float">
            <text:p>0.964</text:p>
          </table:table-cell>
          <table:table-cell office:value-type="float" office:value="0.964326367874117" calcext:value-type="float">
            <text:p>0.964</text:p>
          </table:table-cell>
          <table:table-cell office:value-type="float" office:value="0.964244119381907" calcext:value-type="float">
            <text:p>0.964</text:p>
          </table:table-cell>
          <table:table-cell office:value-type="float" office:value="0.964339095417885" calcext:value-type="float">
            <text:p>0.964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office:value-type="float" office:value="0.929781247153089" calcext:value-type="float">
            <text:p>0.930</text:p>
          </table:table-cell>
          <table:table-cell office:value-type="float" office:value="0.929780032375097" calcext:value-type="float">
            <text:p>0.930</text:p>
          </table:table-cell>
          <table:table-cell office:value-type="float" office:value="0.929878835535187" calcext:value-type="float">
            <text:p>0.930</text:p>
          </table:table-cell>
          <table:table-cell office:value-type="float" office:value="0.929782432834552" calcext:value-type="float">
            <text:p>0.930</text:p>
          </table:table-cell>
          <table:table-cell office:value-type="float" office:value="0.929772236154232" calcext:value-type="float">
            <text:p>0.930</text:p>
          </table:table-cell>
          <table:table-cell office:value-type="float" office:value="0.929762966041444" calcext:value-type="float">
            <text:p>0.930</text:p>
          </table:table-cell>
          <table:table-cell office:value-type="float" office:value="0.92986028843499" calcext:value-type="float">
            <text:p>0.930</text:p>
          </table:table-cell>
          <table:table-cell office:value-type="float" office:value="0.929772714044774" calcext:value-type="float">
            <text:p>0.930</text:p>
          </table:table-cell>
          <table:table-cell office:value-type="float" office:value="0.929765361315541" calcext:value-type="float">
            <text:p>0.930</text:p>
          </table:table-cell>
          <table:table-cell office:value-type="float" office:value="0.929804264931918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office:value-type="float" office:value="0.929802184231203" calcext:value-type="float">
            <text:p>0.930</text:p>
          </table:table-cell>
          <table:table-cell office:value-type="float" office:value="0.929814412206495" calcext:value-type="float">
            <text:p>0.930</text:p>
          </table:table-cell>
          <table:table-cell office:value-type="float" office:value="0.929827923296681" calcext:value-type="float">
            <text:p>0.930</text:p>
          </table:table-cell>
          <table:table-cell office:value-type="float" office:value="0.929775936099016" calcext:value-type="float">
            <text:p>0.930</text:p>
          </table:table-cell>
          <table:table-cell office:value-type="float" office:value="0.929811516295152" calcext:value-type="float">
            <text:p>0.930</text:p>
          </table:table-cell>
          <table:table-cell office:value-type="float" office:value="0.929856671166494" calcext:value-type="float">
            <text:p>0.930</text:p>
          </table:table-cell>
          <table:table-cell office:value-type="float" office:value="0.929646675871421" calcext:value-type="float">
            <text:p>0.930</text:p>
          </table:table-cell>
          <table:table-cell office:value-type="float" office:value="0.929824639337374" calcext:value-type="float">
            <text:p>0.930</text:p>
          </table:table-cell>
          <table:table-cell office:value-type="float" office:value="0.929669594718005" calcext:value-type="float">
            <text:p>0.930</text:p>
          </table:table-cell>
          <table:table-cell office:value-type="float" office:value="0.929679476223172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office:value-type="float" office:value="0.929824238962501" calcext:value-type="float">
            <text:p>0.930</text:p>
          </table:table-cell>
          <table:table-cell office:value-type="float" office:value="0.929873875413851" calcext:value-type="float">
            <text:p>0.930</text:p>
          </table:table-cell>
          <table:table-cell office:value-type="float" office:value="0.929751284781771" calcext:value-type="float">
            <text:p>0.930</text:p>
          </table:table-cell>
          <table:table-cell office:value-type="float" office:value="0.929816277115564" calcext:value-type="float">
            <text:p>0.930</text:p>
          </table:table-cell>
          <table:table-cell office:value-type="float" office:value="0.929820920979492" calcext:value-type="float">
            <text:p>0.930</text:p>
          </table:table-cell>
          <table:table-cell office:value-type="float" office:value="0.92980563910958" calcext:value-type="float">
            <text:p>0.930</text:p>
          </table:table-cell>
          <table:table-cell office:value-type="float" office:value="0.929822185601734" calcext:value-type="float">
            <text:p>0.930</text:p>
          </table:table-cell>
          <table:table-cell office:value-type="float" office:value="0.929808820322175" calcext:value-type="float">
            <text:p>0.930</text:p>
          </table:table-cell>
          <table:table-cell office:value-type="float" office:value="0.929852716637872" calcext:value-type="float">
            <text:p>0.930</text:p>
          </table:table-cell>
          <table:table-cell office:value-type="float" office:value="0.929878775339052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office:value-type="float" office:value="0.98592528349435" calcext:value-type="float">
            <text:p>0.986</text:p>
          </table:table-cell>
          <table:table-cell office:value-type="float" office:value="0.985922012387737" calcext:value-type="float">
            <text:p>0.986</text:p>
          </table:table-cell>
          <table:table-cell office:value-type="float" office:value="0.985921942412703" calcext:value-type="float">
            <text:p>0.986</text:p>
          </table:table-cell>
          <table:table-cell office:value-type="float" office:value="0.985922710698654" calcext:value-type="float">
            <text:p>0.986</text:p>
          </table:table-cell>
          <table:table-cell office:value-type="float" office:value="0.985922042101182" calcext:value-type="float">
            <text:p>0.986</text:p>
          </table:table-cell>
          <table:table-cell office:value-type="float" office:value="0.985922544409953" calcext:value-type="float">
            <text:p>0.986</text:p>
          </table:table-cell>
          <table:table-cell office:value-type="float" office:value="0.985922211555946" calcext:value-type="float">
            <text:p>0.986</text:p>
          </table:table-cell>
          <table:table-cell office:value-type="float" office:value="0.985922163370555" calcext:value-type="float">
            <text:p>0.986</text:p>
          </table:table-cell>
          <table:table-cell office:value-type="float" office:value="0.985922242607493" calcext:value-type="float">
            <text:p>0.986</text:p>
          </table:table-cell>
          <table:table-cell office:value-type="float" office:value="0.985921975034941" calcext:value-type="float">
            <text:p>0.986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office:value-type="float" office:value="0.985921240904116" calcext:value-type="float">
            <text:p>0.986</text:p>
          </table:table-cell>
          <table:table-cell office:value-type="float" office:value="0.985921690847426" calcext:value-type="float">
            <text:p>0.986</text:p>
          </table:table-cell>
          <table:table-cell office:value-type="float" office:value="0.985921694086374" calcext:value-type="float">
            <text:p>0.986</text:p>
          </table:table-cell>
          <table:table-cell office:value-type="float" office:value="0.985921574947746" calcext:value-type="float">
            <text:p>0.986</text:p>
          </table:table-cell>
          <table:table-cell office:value-type="float" office:value="0.985921485619266" calcext:value-type="float">
            <text:p>0.986</text:p>
          </table:table-cell>
          <table:table-cell office:value-type="float" office:value="0.985921522550078" calcext:value-type="float">
            <text:p>0.986</text:p>
          </table:table-cell>
          <table:table-cell office:value-type="float" office:value="0.985921431724381" calcext:value-type="float">
            <text:p>0.986</text:p>
          </table:table-cell>
          <table:table-cell office:value-type="float" office:value="0.985921585981716" calcext:value-type="float">
            <text:p>0.986</text:p>
          </table:table-cell>
          <table:table-cell office:value-type="float" office:value="0.985921434937917" calcext:value-type="float">
            <text:p>0.986</text:p>
          </table:table-cell>
          <table:table-cell office:value-type="float" office:value="0.985921457505085" calcext:value-type="float">
            <text:p>0.986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office:value-type="float" office:value="0.963999072483099" calcext:value-type="float">
            <text:p>0.964</text:p>
          </table:table-cell>
          <table:table-cell office:value-type="float" office:value="0.964054041587882" calcext:value-type="float">
            <text:p>0.964</text:p>
          </table:table-cell>
          <table:table-cell office:value-type="float" office:value="0.963968733301694" calcext:value-type="float">
            <text:p>0.964</text:p>
          </table:table-cell>
          <table:table-cell office:value-type="float" office:value="0.963873919920883" calcext:value-type="float">
            <text:p>0.964</text:p>
          </table:table-cell>
          <table:table-cell office:value-type="float" office:value="0.963888377460372" calcext:value-type="float">
            <text:p>0.964</text:p>
          </table:table-cell>
          <table:table-cell office:value-type="float" office:value="0.963915468230346" calcext:value-type="float">
            <text:p>0.964</text:p>
          </table:table-cell>
          <table:table-cell office:value-type="float" office:value="0.964025910497707" calcext:value-type="float">
            <text:p>0.964</text:p>
          </table:table-cell>
          <table:table-cell office:value-type="float" office:value="0.96409793437243" calcext:value-type="float">
            <text:p>0.964</text:p>
          </table:table-cell>
          <table:table-cell office:value-type="float" office:value="0.964076644021099" calcext:value-type="float">
            <text:p>0.964</text:p>
          </table:table-cell>
          <table:table-cell office:value-type="float" office:value="0.964001148124066" calcext:value-type="float">
            <text:p>0.964</text:p>
          </table:table-cell>
          <table:table-cell table:style-name="ce6" table:number-columns-repeated="2"/>
          <table:table-cell table:style-name="ce49" table:number-columns-repeated="2"/>
          <table:table-cell table:style-name="ce6"/>
          <table:table-cell table:style-name="ce49" table:number-columns-repeated="10"/>
          <table:table-cell table:style-name="ce6" table:number-columns-repeated="5"/>
          <table:table-cell table:style-name="Default" office:value-type="float" office:value="0.892836550821956" calcext:value-type="float">
            <text:p>0.892836550821956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office:value-type="float" office:value="0.695746944950855" calcext:value-type="float">
            <text:p>0.696</text:p>
          </table:table-cell>
          <table:table-cell office:value-type="float" office:value="0.652907393419118" calcext:value-type="float">
            <text:p>0.653</text:p>
          </table:table-cell>
          <table:table-cell office:value-type="float" office:value="0.853585282727678" calcext:value-type="float">
            <text:p>0.854</text:p>
          </table:table-cell>
          <table:table-cell office:value-type="float" office:value="0.913528487827154" calcext:value-type="float">
            <text:p>0.914</text:p>
          </table:table-cell>
          <table:table-cell office:value-type="float" office:value="0.919175903909584" calcext:value-type="float">
            <text:p>0.919</text:p>
          </table:table-cell>
          <table:table-cell office:value-type="float" office:value="0.923742926454083" calcext:value-type="float">
            <text:p>0.924</text:p>
          </table:table-cell>
          <table:table-cell office:value-type="float" office:value="0.923219911162935" calcext:value-type="float">
            <text:p>0.923</text:p>
          </table:table-cell>
          <table:table-cell office:value-type="float" office:value="0.922715127811094" calcext:value-type="float">
            <text:p>0.923</text:p>
          </table:table-cell>
          <table:table-cell office:value-type="float" office:value="0.922798999826584" calcext:value-type="float">
            <text:p>0.923</text:p>
          </table:table-cell>
          <table:table-cell office:value-type="float" office:value="0.916681424851849" calcext:value-type="float">
            <text:p>0.917</text:p>
          </table:table-cell>
          <table:table-cell table:style-name="ce6" table:number-columns-repeated="2"/>
          <table:table-cell table:style-name="ce49" table:number-columns-repeated="2"/>
          <table:table-cell table:style-name="ce6" office:value-type="float" office:value="0.0465489640993789" calcext:value-type="float">
            <text:p>0.047</text:p>
          </table:table-cell>
          <table:table-cell table:style-name="ce6" office:value-type="float" office:value="0.0724486394736842" calcext:value-type="float">
            <text:p>0.072</text:p>
          </table:table-cell>
          <table:table-cell table:style-name="ce6" table:number-columns-repeated="14"/>
          <table:table-cell table:style-name="Default" office:value-type="float" office:value="0.899219326063705" calcext:value-type="float">
            <text:p>0.899219326063705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office:value-type="float" office:value="0.964157686109644" calcext:value-type="float">
            <text:p>0.964</text:p>
          </table:table-cell>
          <table:table-cell office:value-type="float" office:value="0.970953867152392" calcext:value-type="float">
            <text:p>0.971</text:p>
          </table:table-cell>
          <table:table-cell office:value-type="float" office:value="0.964259940411503" calcext:value-type="float">
            <text:p>0.964</text:p>
          </table:table-cell>
          <table:table-cell office:value-type="float" office:value="0.963602872419239" calcext:value-type="float">
            <text:p>0.964</text:p>
          </table:table-cell>
          <table:table-cell office:value-type="float" office:value="0.967697022835752" calcext:value-type="float">
            <text:p>0.968</text:p>
          </table:table-cell>
          <table:table-cell office:value-type="float" office:value="0.968857608270488" calcext:value-type="float">
            <text:p>0.969</text:p>
          </table:table-cell>
          <table:table-cell office:value-type="float" office:value="0.965843196186167" calcext:value-type="float">
            <text:p>0.966</text:p>
          </table:table-cell>
          <table:table-cell office:value-type="float" office:value="0.966378040149331" calcext:value-type="float">
            <text:p>0.966</text:p>
          </table:table-cell>
          <table:table-cell office:value-type="float" office:value="0.966046769951118" calcext:value-type="float">
            <text:p>0.966</text:p>
          </table:table-cell>
          <table:table-cell office:value-type="float" office:value="0.968504030839563" calcext:value-type="float">
            <text:p>0.969</text:p>
          </table:table-cell>
          <table:table-cell table:style-name="ce6" table:number-columns-repeated="2"/>
          <table:table-cell table:style-name="ce49" table:number-columns-repeated="2"/>
          <table:table-cell table:style-name="ce6" office:value-type="float" office:value="0.0338052114037267" calcext:value-type="float">
            <text:p>0.034</text:p>
          </table:table-cell>
          <table:table-cell table:style-name="ce6" office:value-type="float" office:value="0.0688659920150376" calcext:value-type="float">
            <text:p>0.069</text:p>
          </table:table-cell>
          <table:table-cell table:style-name="ce6" table:number-columns-repeated="14"/>
          <table:table-cell table:style-name="Default" office:value-type="float" office:value="0.901609889079597" calcext:value-type="float">
            <text:p>0.901609889079597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422120337819573" calcext:value-type="float">
            <text:p>0.422</text:p>
          </table:table-cell>
          <table:table-cell office:value-type="float" office:value="0.556373318000317" calcext:value-type="float">
            <text:p>0.556</text:p>
          </table:table-cell>
          <table:table-cell office:value-type="float" office:value="0.553632366718533" calcext:value-type="float">
            <text:p>0.554</text:p>
          </table:table-cell>
          <table:table-cell office:value-type="float" office:value="0.561363665430673" calcext:value-type="float">
            <text:p>0.561</text:p>
          </table:table-cell>
          <table:table-cell office:value-type="float" office:value="0.611476360814616" calcext:value-type="float">
            <text:p>0.611</text:p>
          </table:table-cell>
          <table:table-cell office:value-type="float" office:value="0.562012958708875" calcext:value-type="float">
            <text:p>0.562</text:p>
          </table:table-cell>
          <table:table-cell office:value-type="float" office:value="0.575164880224946" calcext:value-type="float">
            <text:p>0.575</text:p>
          </table:table-cell>
          <table:table-cell office:value-type="float" office:value="0.583339652032484" calcext:value-type="float">
            <text:p>0.583</text:p>
          </table:table-cell>
          <table:table-cell office:value-type="float" office:value="0.569924504838578" calcext:value-type="float">
            <text:p>0.570</text:p>
          </table:table-cell>
          <table:table-cell office:value-type="float" office:value="0.560807273249627" calcext:value-type="float">
            <text:p>0.561</text:p>
          </table:table-cell>
          <table:table-cell table:style-name="ce6" table:number-columns-repeated="4"/>
          <table:table-cell table:style-name="ce6" office:value-type="float" office:value="0.0296770430807453" calcext:value-type="float">
            <text:p>0.030</text:p>
          </table:table-cell>
          <table:table-cell table:style-name="ce6" office:value-type="float" office:value="0.0695465292631579" calcext:value-type="float">
            <text:p>0.070</text:p>
          </table:table-cell>
          <table:table-cell table:style-name="ce6" table:number-columns-repeated="14"/>
          <table:table-cell table:style-name="Default" office:value-type="float" office:value="0.908225764275983" calcext:value-type="float">
            <text:p>0.908225764275983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49:.C167])" office:value-type="float" office:value="0.892836550821956" calcext:value-type="float">
            <text:p>0.893</text:p>
          </table:table-cell>
          <table:table-cell table:style-name="ce49" table:formula="of:=AVERAGE([.D149:.D167])" office:value-type="float" office:value="0.899575990585365" calcext:value-type="float">
            <text:p>0.900</text:p>
          </table:table-cell>
          <table:table-cell table:style-name="ce49" table:formula="of:=AVERAGE([.E149:.E167])" office:value-type="float" office:value="0.904623590087628" calcext:value-type="float">
            <text:p>0.905</text:p>
          </table:table-cell>
          <table:table-cell table:style-name="ce49" table:formula="of:=AVERAGE([.F149:.F167])" office:value-type="float" office:value="0.906834496144199" calcext:value-type="float">
            <text:p>0.907</text:p>
          </table:table-cell>
          <table:table-cell table:style-name="ce49" table:formula="of:=AVERAGE([.G149:.G167])" office:value-type="float" office:value="0.917733841244253" calcext:value-type="float">
            <text:p>0.918</text:p>
          </table:table-cell>
          <table:table-cell table:style-name="ce49" table:formula="of:=AVERAGE([.H149:.H167])" office:value-type="float" office:value="0.915624719192927" calcext:value-type="float">
            <text:p>0.916</text:p>
          </table:table-cell>
          <table:table-cell table:style-name="ce49" table:formula="of:=AVERAGE([.I149:.I167])" office:value-type="float" office:value="0.913804681110384" calcext:value-type="float">
            <text:p>0.914</text:p>
          </table:table-cell>
          <table:table-cell table:style-name="ce49" table:formula="of:=AVERAGE([.J149:.J167])" office:value-type="float" office:value="0.914016348327834" calcext:value-type="float">
            <text:p>0.914</text:p>
          </table:table-cell>
          <table:table-cell table:style-name="ce49" table:formula="of:=AVERAGE([.K149:.K167])" office:value-type="float" office:value="0.911943625068076" calcext:value-type="float">
            <text:p>0.912</text:p>
          </table:table-cell>
          <table:table-cell table:style-name="ce49" table:formula="of:=AVERAGE([.L149:.L167])" office:value-type="float" office:value="0.912862405774088" calcext:value-type="float">
            <text:p>0.913</text:p>
          </table:table-cell>
          <table:table-cell table:style-name="ce6" table:number-columns-repeated="4"/>
          <table:table-cell table:style-name="ce6" office:value-type="float" office:value="0.0270775167329193" calcext:value-type="float">
            <text:p>0.027</text:p>
          </table:table-cell>
          <table:table-cell table:style-name="ce6" office:value-type="float" office:value="0.066708478631579" calcext:value-type="float">
            <text:p>0.067</text:p>
          </table:table-cell>
          <table:table-cell table:style-name="ce6" table:number-columns-repeated="14"/>
          <table:table-cell table:style-name="Default" office:value-type="float" office:value="0.909003386783777" calcext:value-type="float">
            <text:p>0.909003386783777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office:value-type="float" office:value="0.00889827742857143" calcext:value-type="float">
            <text:p>0.009</text:p>
          </table:table-cell>
          <table:table-cell office:value-type="float" office:value="0.00713964257142857" calcext:value-type="float">
            <text:p>0.007</text:p>
          </table:table-cell>
          <table:table-cell office:value-type="float" office:value="0.00710766428571429" calcext:value-type="float">
            <text:p>0.007</text:p>
          </table:table-cell>
          <table:table-cell office:value-type="float" office:value="0.00681928571428571" calcext:value-type="float">
            <text:p>0.007</text:p>
          </table:table-cell>
          <table:table-cell office:value-type="float" office:value="0.00762233485714286" calcext:value-type="float">
            <text:p>0.008</text:p>
          </table:table-cell>
          <table:table-cell office:value-type="float" office:value="0.00826145914285714" calcext:value-type="float">
            <text:p>0.008</text:p>
          </table:table-cell>
          <table:table-cell office:value-type="float" office:value="0.00751569342857143" calcext:value-type="float">
            <text:p>0.008</text:p>
          </table:table-cell>
          <table:table-cell office:value-type="float" office:value="0.00780605571428572" calcext:value-type="float">
            <text:p>0.008</text:p>
          </table:table-cell>
          <table:table-cell office:value-type="float" office:value="0.00877690085714286" calcext:value-type="float">
            <text:p>0.009</text:p>
          </table:table-cell>
          <table:table-cell office:value-type="float" office:value="0.007944418" calcext:value-type="float">
            <text:p>0.008</text:p>
          </table:table-cell>
          <table:table-cell table:style-name="ce6" table:number-columns-repeated="4"/>
          <table:table-cell table:style-name="ce6" office:value-type="float" office:value="0.0202816081863354" calcext:value-type="float">
            <text:p>0.020</text:p>
          </table:table-cell>
          <table:table-cell table:style-name="ce6" office:value-type="float" office:value="0.0592431821804511" calcext:value-type="float">
            <text:p>0.059</text:p>
          </table:table-cell>
          <table:table-cell table:style-name="ce6" table:number-columns-repeated="14"/>
          <table:table-cell table:style-name="Default" office:value-type="float" office:value="0.911524400900831" calcext:value-type="float">
            <text:p>0.911524400900831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office:value-type="float" office:value="0.0489189554285714" calcext:value-type="float">
            <text:p>0.049</text:p>
          </table:table-cell>
          <table:table-cell office:value-type="float" office:value="0.00284584142857143" calcext:value-type="float">
            <text:p>0.003</text:p>
          </table:table-cell>
          <table:table-cell office:value-type="float" office:value="0.00284583857142857" calcext:value-type="float">
            <text:p>0.003</text:p>
          </table:table-cell>
          <table:table-cell office:value-type="float" office:value="0.00284578457142857" calcext:value-type="float">
            <text:p>0.003</text:p>
          </table:table-cell>
          <table:table-cell office:value-type="float" office:value="0.00284550914285714" calcext:value-type="float">
            <text:p>0.003</text:p>
          </table:table-cell>
          <table:table-cell office:value-type="float" office:value="0.00284551885714286" calcext:value-type="float">
            <text:p>0.003</text:p>
          </table:table-cell>
          <table:table-cell office:value-type="float" office:value="0.00284569142857143" calcext:value-type="float">
            <text:p>0.003</text:p>
          </table:table-cell>
          <table:table-cell office:value-type="float" office:value="0.00284564914285714" calcext:value-type="float">
            <text:p>0.003</text:p>
          </table:table-cell>
          <table:table-cell office:value-type="float" office:value="0.00284580714285714" calcext:value-type="float">
            <text:p>0.003</text:p>
          </table:table-cell>
          <table:table-cell office:value-type="float" office:value="0.00284565828571429" calcext:value-type="float">
            <text:p>0.003</text:p>
          </table:table-cell>
          <table:table-cell table:style-name="ce6" table:number-columns-repeated="4"/>
          <table:table-cell table:style-name="ce6" office:value-type="float" office:value="0.0206279716149068" calcext:value-type="float">
            <text:p>0.021</text:p>
          </table:table-cell>
          <table:table-cell table:style-name="ce6" office:value-type="float" office:value="0.0598123707067669" calcext:value-type="float">
            <text:p>0.060</text:p>
          </table:table-cell>
          <table:table-cell table:style-name="ce6" table:number-columns-repeated="14"/>
          <table:table-cell table:style-name="Default" office:value-type="float" office:value="0.911109759500092" calcext:value-type="float">
            <text:p>0.911109759500092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office:value-type="float" office:value="0.00740351971428572" calcext:value-type="float">
            <text:p>0.007</text:p>
          </table:table-cell>
          <table:table-cell office:value-type="float" office:value="0.00740352485714286" calcext:value-type="float">
            <text:p>0.007</text:p>
          </table:table-cell>
          <table:table-cell office:value-type="float" office:value="0.007403536" calcext:value-type="float">
            <text:p>0.007</text:p>
          </table:table-cell>
          <table:table-cell office:value-type="float" office:value="0.00740352885714286" calcext:value-type="float">
            <text:p>0.007</text:p>
          </table:table-cell>
          <table:table-cell office:value-type="float" office:value="0.00740354142857143" calcext:value-type="float">
            <text:p>0.007</text:p>
          </table:table-cell>
          <table:table-cell office:value-type="float" office:value="0.00740352485714286" calcext:value-type="float">
            <text:p>0.007</text:p>
          </table:table-cell>
          <table:table-cell office:value-type="float" office:value="0.00740351028571429" calcext:value-type="float">
            <text:p>0.007</text:p>
          </table:table-cell>
          <table:table-cell office:value-type="float" office:value="0.00740350828571428" calcext:value-type="float">
            <text:p>0.007</text:p>
          </table:table-cell>
          <table:table-cell office:value-type="float" office:value="0.00740351485714286" calcext:value-type="float">
            <text:p>0.007</text:p>
          </table:table-cell>
          <table:table-cell office:value-type="float" office:value="0.00740351771428572" calcext:value-type="float">
            <text:p>0.007</text:p>
          </table:table-cell>
          <table:table-cell table:style-name="ce6" table:number-columns-repeated="4"/>
          <table:table-cell table:style-name="ce6" office:value-type="float" office:value="0.021494467689441" calcext:value-type="float">
            <text:p>0.021</text:p>
          </table:table-cell>
          <table:table-cell table:style-name="ce6" office:value-type="float" office:value="0.0625582535037594" calcext:value-type="float">
            <text:p>0.063</text:p>
          </table:table-cell>
          <table:table-cell table:style-name="ce6" table:number-columns-repeated="14"/>
          <table:table-cell table:style-name="Default" office:value-type="float" office:value="0.909299746450645" calcext:value-type="float">
            <text:p>0.909299746450645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office:value-type="float" office:value="0.00593866285714286" calcext:value-type="float">
            <text:p>0.006</text:p>
          </table:table-cell>
          <table:table-cell office:value-type="float" office:value="0.00593860028571429" calcext:value-type="float">
            <text:p>0.006</text:p>
          </table:table-cell>
          <table:table-cell office:value-type="float" office:value="0.005938646" calcext:value-type="float">
            <text:p>0.006</text:p>
          </table:table-cell>
          <table:table-cell office:value-type="float" office:value="0.005938356" calcext:value-type="float">
            <text:p>0.006</text:p>
          </table:table-cell>
          <table:table-cell office:value-type="float" office:value="0.005938544" calcext:value-type="float">
            <text:p>0.006</text:p>
          </table:table-cell>
          <table:table-cell office:value-type="float" office:value="0.00593837914285714" calcext:value-type="float">
            <text:p>0.006</text:p>
          </table:table-cell>
          <table:table-cell office:value-type="float" office:value="0.00593836314285714" calcext:value-type="float">
            <text:p>0.006</text:p>
          </table:table-cell>
          <table:table-cell office:value-type="float" office:value="0.00593855285714286" calcext:value-type="float">
            <text:p>0.006</text:p>
          </table:table-cell>
          <table:table-cell office:value-type="float" office:value="0.00593839714285714" calcext:value-type="float">
            <text:p>0.006</text:p>
          </table:table-cell>
          <table:table-cell office:value-type="float" office:value="0.00593808942857143" calcext:value-type="float">
            <text:p>0.006</text:p>
          </table:table-cell>
          <table:table-cell table:style-name="ce6" table:number-columns-repeated="4"/>
          <table:table-cell table:style-name="ce6" office:value-type="float" office:value="0.0214364271055901" calcext:value-type="float">
            <text:p>0.021</text:p>
          </table:table-cell>
          <table:table-cell table:style-name="ce6" office:value-type="float" office:value="0.0635111336992481" calcext:value-type="float">
            <text:p>0.064</text:p>
          </table:table-cell>
          <table:table-cell table:style-name="ce6" table:number-columns-repeated="14"/>
          <table:table-cell table:style-name="Default" office:value-type="float" office:value="0.908386454447582" calcext:value-type="float">
            <text:p>0.908386454447582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office:value-type="float" office:value="0.0651502685714286" calcext:value-type="float">
            <text:p>0.065</text:p>
          </table:table-cell>
          <table:table-cell office:value-type="float" office:value="0.0543834542857143" calcext:value-type="float">
            <text:p>0.054</text:p>
          </table:table-cell>
          <table:table-cell office:value-type="float" office:value="0.0455988857142857" calcext:value-type="float">
            <text:p>0.046</text:p>
          </table:table-cell>
          <table:table-cell office:value-type="float" office:value="0.0426762085714286" calcext:value-type="float">
            <text:p>0.043</text:p>
          </table:table-cell>
          <table:table-cell office:value-type="float" office:value="0.0466561485714286" calcext:value-type="float">
            <text:p>0.047</text:p>
          </table:table-cell>
          <table:table-cell office:value-type="float" office:value="0.0512837428571429" calcext:value-type="float">
            <text:p>0.051</text:p>
          </table:table-cell>
          <table:table-cell office:value-type="float" office:value="0.0534174857142857" calcext:value-type="float">
            <text:p>0.053</text:p>
          </table:table-cell>
          <table:table-cell office:value-type="float" office:value="0.0573605628571429" calcext:value-type="float">
            <text:p>0.057</text:p>
          </table:table-cell>
          <table:table-cell office:value-type="float" office:value="0.0575062342857143" calcext:value-type="float">
            <text:p>0.058</text:p>
          </table:table-cell>
          <table:table-cell office:value-type="float" office:value="0.0600384142857143" calcext:value-type="float">
            <text:p>0.060</text:p>
          </table:table-cell>
          <table:table-cell table:style-name="ce6" table:number-columns-repeated="4"/>
          <table:table-cell table:style-name="ce6" office:value-type="float" office:value="0.0219967823229814" calcext:value-type="float">
            <text:p>0.022</text:p>
          </table:table-cell>
          <table:table-cell table:style-name="ce6" office:value-type="float" office:value="0.0629760643759399" calcext:value-type="float">
            <text:p>0.063</text:p>
          </table:table-cell>
          <table:table-cell table:style-name="ce6" table:number-columns-repeated="14"/>
          <table:table-cell table:style-name="Default" office:value-type="float" office:value="0.907178878659069" calcext:value-type="float">
            <text:p>0.907178878659069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office:value-type="float" office:value="0.04877184" calcext:value-type="float">
            <text:p>0.049</text:p>
          </table:table-cell>
          <table:table-cell office:value-type="float" office:value="0.0515506371428571" calcext:value-type="float">
            <text:p>0.052</text:p>
          </table:table-cell>
          <table:table-cell office:value-type="float" office:value="0.05562602" calcext:value-type="float">
            <text:p>0.056</text:p>
          </table:table-cell>
          <table:table-cell office:value-type="float" office:value="0.0689507971428572" calcext:value-type="float">
            <text:p>0.069</text:p>
          </table:table-cell>
          <table:table-cell office:value-type="float" office:value="0.08057952" calcext:value-type="float">
            <text:p>0.081</text:p>
          </table:table-cell>
          <table:table-cell office:value-type="float" office:value="0.0814833885714286" calcext:value-type="float">
            <text:p>0.081</text:p>
          </table:table-cell>
          <table:table-cell office:value-type="float" office:value="0.0827690114285714" calcext:value-type="float">
            <text:p>0.083</text:p>
          </table:table-cell>
          <table:table-cell office:value-type="float" office:value="0.0829378685714286" calcext:value-type="float">
            <text:p>0.083</text:p>
          </table:table-cell>
          <table:table-cell office:value-type="float" office:value="0.0839528" calcext:value-type="float">
            <text:p>0.084</text:p>
          </table:table-cell>
          <table:table-cell office:value-type="float" office:value="0.0863429771428571" calcext:value-type="float">
            <text:p>0.086</text:p>
          </table:table-cell>
          <table:table-cell table:style-name="ce6" table:number-columns-repeated="4"/>
          <table:table-cell table:style-name="ce6" office:value-type="float" office:value="0.022121748621118" calcext:value-type="float">
            <text:p>0.022</text:p>
          </table:table-cell>
          <table:table-cell table:style-name="ce6" office:value-type="float" office:value="0.0635659514736842" calcext:value-type="float">
            <text:p>0.064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office:value-type="float" office:value="0.00593872542857143" calcext:value-type="float">
            <text:p>0.006</text:p>
          </table:table-cell>
          <table:table-cell office:value-type="float" office:value="0.00593860942857143" calcext:value-type="float">
            <text:p>0.006</text:p>
          </table:table-cell>
          <table:table-cell office:value-type="float" office:value="0.00593862314285714" calcext:value-type="float">
            <text:p>0.006</text:p>
          </table:table-cell>
          <table:table-cell office:value-type="float" office:value="0.00593847228571429" calcext:value-type="float">
            <text:p>0.006</text:p>
          </table:table-cell>
          <table:table-cell office:value-type="float" office:value="0.005938544" calcext:value-type="float">
            <text:p>0.006</text:p>
          </table:table-cell>
          <table:table-cell office:value-type="float" office:value="0.00593853257142857" calcext:value-type="float">
            <text:p>0.006</text:p>
          </table:table-cell>
          <table:table-cell office:value-type="float" office:value="0.00593854257142857" calcext:value-type="float">
            <text:p>0.006</text:p>
          </table:table-cell>
          <table:table-cell office:value-type="float" office:value="0.00593853571428572" calcext:value-type="float">
            <text:p>0.006</text:p>
          </table:table-cell>
          <table:table-cell office:value-type="float" office:value="0.00593861485714286" calcext:value-type="float">
            <text:p>0.006</text:p>
          </table:table-cell>
          <table:table-cell office:value-type="float" office:value="0.00593856" calcext:value-type="float">
            <text:p>0.00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office:value-type="float" office:value="0.110197342857143" calcext:value-type="float">
            <text:p>0.110</text:p>
          </table:table-cell>
          <table:table-cell office:value-type="float" office:value="0.104360657142857" calcext:value-type="float">
            <text:p>0.104</text:p>
          </table:table-cell>
          <table:table-cell office:value-type="float" office:value="0.101353914285714" calcext:value-type="float">
            <text:p>0.101</text:p>
          </table:table-cell>
          <table:table-cell office:value-type="float" office:value="0.0951982885714286" calcext:value-type="float">
            <text:p>0.095</text:p>
          </table:table-cell>
          <table:table-cell office:value-type="float" office:value="0.0433943457142857" calcext:value-type="float">
            <text:p>0.043</text:p>
          </table:table-cell>
          <table:table-cell office:value-type="float" office:value="0.0331468628571429" calcext:value-type="float">
            <text:p>0.033</text:p>
          </table:table-cell>
          <table:table-cell office:value-type="float" office:value="0.0308339228571429" calcext:value-type="float">
            <text:p>0.031</text:p>
          </table:table-cell>
          <table:table-cell office:value-type="float" office:value="0.0318071542857143" calcext:value-type="float">
            <text:p>0.032</text:p>
          </table:table-cell>
          <table:table-cell office:value-type="float" office:value="0.0299630342857143" calcext:value-type="float">
            <text:p>0.030</text:p>
          </table:table-cell>
          <table:table-cell office:value-type="float" office:value="0.0330167942857143" calcext:value-type="float">
            <text:p>0.03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office:value-type="float" office:value="0.0896318371428571" calcext:value-type="float">
            <text:p>0.090</text:p>
          </table:table-cell>
          <table:table-cell office:value-type="float" office:value="0.0784056054285714" calcext:value-type="float">
            <text:p>0.078</text:p>
          </table:table-cell>
          <table:table-cell office:value-type="float" office:value="0.0945272742857143" calcext:value-type="float">
            <text:p>0.095</text:p>
          </table:table-cell>
          <table:table-cell office:value-type="float" office:value="0.107354785714286" calcext:value-type="float">
            <text:p>0.107</text:p>
          </table:table-cell>
          <table:table-cell office:value-type="float" office:value="0.010745966" calcext:value-type="float">
            <text:p>0.011</text:p>
          </table:table-cell>
          <table:table-cell office:value-type="float" office:value="0.0119618722857143" calcext:value-type="float">
            <text:p>0.012</text:p>
          </table:table-cell>
          <table:table-cell office:value-type="float" office:value="0.0181246631428571" calcext:value-type="float">
            <text:p>0.018</text:p>
          </table:table-cell>
          <table:table-cell office:value-type="float" office:value="0.0239424211428571" calcext:value-type="float">
            <text:p>0.024</text:p>
          </table:table-cell>
          <table:table-cell office:value-type="float" office:value="0.0208421008571429" calcext:value-type="float">
            <text:p>0.021</text:p>
          </table:table-cell>
          <table:table-cell office:value-type="float" office:value="0.0191336962857143" calcext:value-type="float">
            <text:p>0.01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office:value-type="float" office:value="0.00141900228571429" calcext:value-type="float">
            <text:p>0.001</text:p>
          </table:table-cell>
          <table:table-cell office:value-type="float" office:value="0.00141900085714286" calcext:value-type="float">
            <text:p>0.001</text:p>
          </table:table-cell>
          <table:table-cell office:value-type="float" office:value="0.00141900428571429" calcext:value-type="float">
            <text:p>0.001</text:p>
          </table:table-cell>
          <table:table-cell office:value-type="float" office:value="0.00141899714285714" calcext:value-type="float">
            <text:p>0.001</text:p>
          </table:table-cell>
          <table:table-cell office:value-type="float" office:value="0.00141900314285714" calcext:value-type="float">
            <text:p>0.001</text:p>
          </table:table-cell>
          <table:table-cell office:value-type="float" office:value="0.00141899914285714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98" calcext:value-type="float">
            <text:p>0.001</text:p>
          </table:table-cell>
          <table:table-cell office:value-type="float" office:value="0.00141899714285714" calcext:value-type="float">
            <text:p>0.001</text:p>
          </table:table-cell>
          <table:table-cell office:value-type="float" office:value="0.00141900114285714" calcext:value-type="float">
            <text:p>0.00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207697885714286" calcext:value-type="float">
            <text:p>0.002</text:p>
          </table:table-cell>
          <table:table-cell office:value-type="float" office:value="0.00207699657142857" calcext:value-type="float">
            <text:p>0.002</text:p>
          </table:table-cell>
          <table:table-cell office:value-type="float" office:value="0.00207699685714286" calcext:value-type="float">
            <text:p>0.002</text:p>
          </table:table-cell>
          <table:table-cell office:value-type="float" office:value="0.00207697971428571" calcext:value-type="float">
            <text:p>0.002</text:p>
          </table:table-cell>
          <table:table-cell office:value-type="float" office:value="0.00207698571428571" calcext:value-type="float">
            <text:p>0.002</text:p>
          </table:table-cell>
          <table:table-cell office:value-type="float" office:value="0.00207698314285714" calcext:value-type="float">
            <text:p>0.002</text:p>
          </table:table-cell>
          <table:table-cell office:value-type="float" office:value="0.002076992" calcext:value-type="float">
            <text:p>0.002</text:p>
          </table:table-cell>
          <table:table-cell office:value-type="float" office:value="0.00207699742857143" calcext:value-type="float">
            <text:p>0.002</text:p>
          </table:table-cell>
          <table:table-cell office:value-type="float" office:value="0.002076988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office:value-type="float" office:value="0.00207701571428571" calcext:value-type="float">
            <text:p>0.002</text:p>
          </table:table-cell>
          <table:table-cell office:value-type="float" office:value="0.00207698971428571" calcext:value-type="float">
            <text:p>0.002</text:p>
          </table:table-cell>
          <table:table-cell office:value-type="float" office:value="0.00207695371428571" calcext:value-type="float">
            <text:p>0.002</text:p>
          </table:table-cell>
          <table:table-cell office:value-type="float" office:value="0.00207695857142857" calcext:value-type="float">
            <text:p>0.002</text:p>
          </table:table-cell>
          <table:table-cell office:value-type="float" office:value="0.00207697457142857" calcext:value-type="float">
            <text:p>0.002</text:p>
          </table:table-cell>
          <table:table-cell office:value-type="float" office:value="0.00207696085714286" calcext:value-type="float">
            <text:p>0.002</text:p>
          </table:table-cell>
          <table:table-cell office:value-type="float" office:value="0.00207692628571429" calcext:value-type="float">
            <text:p>0.002</text:p>
          </table:table-cell>
          <table:table-cell office:value-type="float" office:value="0.00207695371428571" calcext:value-type="float">
            <text:p>0.002</text:p>
          </table:table-cell>
          <table:table-cell office:value-type="float" office:value="0.00207691571428571" calcext:value-type="float">
            <text:p>0.002</text:p>
          </table:table-cell>
          <table:table-cell office:value-type="float" office:value="0.00207697914285714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office:value-type="float" office:value="0.00207702228571428" calcext:value-type="float">
            <text:p>0.002</text:p>
          </table:table-cell>
          <table:table-cell office:value-type="float" office:value="0.00207697142857143" calcext:value-type="float">
            <text:p>0.002</text:p>
          </table:table-cell>
          <table:table-cell office:value-type="float" office:value="0.00207699057142857" calcext:value-type="float">
            <text:p>0.002</text:p>
          </table:table-cell>
          <table:table-cell office:value-type="float" office:value="0.00207699828571429" calcext:value-type="float">
            <text:p>0.002</text:p>
          </table:table-cell>
          <table:table-cell office:value-type="float" office:value="0.00207699285714286" calcext:value-type="float">
            <text:p>0.002</text:p>
          </table:table-cell>
          <table:table-cell office:value-type="float" office:value="0.00207698657142857" calcext:value-type="float">
            <text:p>0.002</text:p>
          </table:table-cell>
          <table:table-cell office:value-type="float" office:value="0.00207694114285714" calcext:value-type="float">
            <text:p>0.002</text:p>
          </table:table-cell>
          <table:table-cell office:value-type="float" office:value="0.00207697857142857" calcext:value-type="float">
            <text:p>0.002</text:p>
          </table:table-cell>
          <table:table-cell office:value-type="float" office:value="0.002076996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207697885714286" calcext:value-type="float">
            <text:p>0.002</text:p>
          </table:table-cell>
          <table:table-cell office:value-type="float" office:value="0.00207699657142857" calcext:value-type="float">
            <text:p>0.002</text:p>
          </table:table-cell>
          <table:table-cell office:value-type="float" office:value="0.00207699685714286" calcext:value-type="float">
            <text:p>0.002</text:p>
          </table:table-cell>
          <table:table-cell office:value-type="float" office:value="0.00207697971428571" calcext:value-type="float">
            <text:p>0.002</text:p>
          </table:table-cell>
          <table:table-cell office:value-type="float" office:value="0.00207698571428571" calcext:value-type="float">
            <text:p>0.002</text:p>
          </table:table-cell>
          <table:table-cell office:value-type="float" office:value="0.00207698314285714" calcext:value-type="float">
            <text:p>0.002</text:p>
          </table:table-cell>
          <table:table-cell office:value-type="float" office:value="0.002076992" calcext:value-type="float">
            <text:p>0.002</text:p>
          </table:table-cell>
          <table:table-cell office:value-type="float" office:value="0.00207699714285714" calcext:value-type="float">
            <text:p>0.002</text:p>
          </table:table-cell>
          <table:table-cell office:value-type="float" office:value="0.002076988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207696371428571" calcext:value-type="float">
            <text:p>0.002</text:p>
          </table:table-cell>
          <table:table-cell office:value-type="float" office:value="0.00207701314285714" calcext:value-type="float">
            <text:p>0.002</text:p>
          </table:table-cell>
          <table:table-cell office:value-type="float" office:value="0.00207701685714286" calcext:value-type="float">
            <text:p>0.002</text:p>
          </table:table-cell>
          <table:table-cell office:value-type="float" office:value="0.002077022" calcext:value-type="float">
            <text:p>0.002</text:p>
          </table:table-cell>
          <table:table-cell office:value-type="float" office:value="0.00207702742857143" calcext:value-type="float">
            <text:p>0.002</text:p>
          </table:table-cell>
          <table:table-cell office:value-type="float" office:value="0.00207700457142857" calcext:value-type="float">
            <text:p>0.002</text:p>
          </table:table-cell>
          <table:table-cell office:value-type="float" office:value="0.00207701857142857" calcext:value-type="float">
            <text:p>0.002</text:p>
          </table:table-cell>
          <table:table-cell office:value-type="float" office:value="0.00207699085714286" calcext:value-type="float">
            <text:p>0.002</text:p>
          </table:table-cell>
          <table:table-cell office:value-type="float" office:value="0.00207699914285714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office:value-type="float" office:value="0.00257921228571429" calcext:value-type="float">
            <text:p>0.003</text:p>
          </table:table-cell>
          <table:table-cell office:value-type="float" office:value="0.00257914914285714" calcext:value-type="float">
            <text:p>0.003</text:p>
          </table:table-cell>
          <table:table-cell office:value-type="float" office:value="0.00257910371428571" calcext:value-type="float">
            <text:p>0.003</text:p>
          </table:table-cell>
          <table:table-cell office:value-type="float" office:value="0.002579066" calcext:value-type="float">
            <text:p>0.003</text:p>
          </table:table-cell>
          <table:table-cell office:value-type="float" office:value="0.00257903142857143" calcext:value-type="float">
            <text:p>0.003</text:p>
          </table:table-cell>
          <table:table-cell office:value-type="float" office:value="0.00257878314285714" calcext:value-type="float">
            <text:p>0.003</text:p>
          </table:table-cell>
          <table:table-cell office:value-type="float" office:value="0.00257904971428571" calcext:value-type="float">
            <text:p>0.003</text:p>
          </table:table-cell>
          <table:table-cell office:value-type="float" office:value="0.00257918542857143" calcext:value-type="float">
            <text:p>0.003</text:p>
          </table:table-cell>
          <table:table-cell office:value-type="float" office:value="0.00257914171428571" calcext:value-type="float">
            <text:p>0.003</text:p>
          </table:table-cell>
          <table:table-cell office:value-type="float" office:value="0.00257918885714286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office:value-type="float" office:value="0.00353011228571428" calcext:value-type="float">
            <text:p>0.004</text:p>
          </table:table-cell>
          <table:table-cell office:value-type="float" office:value="0.00283537057142857" calcext:value-type="float">
            <text:p>0.003</text:p>
          </table:table-cell>
          <table:table-cell office:value-type="float" office:value="0.00323383685714286" calcext:value-type="float">
            <text:p>0.003</text:p>
          </table:table-cell>
          <table:table-cell office:value-type="float" office:value="0.003080512" calcext:value-type="float">
            <text:p>0.003</text:p>
          </table:table-cell>
          <table:table-cell office:value-type="float" office:value="0.00282082571428571" calcext:value-type="float">
            <text:p>0.003</text:p>
          </table:table-cell>
          <table:table-cell office:value-type="float" office:value="0.002858314" calcext:value-type="float">
            <text:p>0.003</text:p>
          </table:table-cell>
          <table:table-cell office:value-type="float" office:value="0.00284464685714286" calcext:value-type="float">
            <text:p>0.003</text:p>
          </table:table-cell>
          <table:table-cell office:value-type="float" office:value="0.00296764742857143" calcext:value-type="float">
            <text:p>0.003</text:p>
          </table:table-cell>
          <table:table-cell office:value-type="float" office:value="0.00287629857142857" calcext:value-type="float">
            <text:p>0.003</text:p>
          </table:table-cell>
          <table:table-cell office:value-type="float" office:value="0.00298717028571428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office:value-type="float" office:value="0.00463982085714286" calcext:value-type="float">
            <text:p>0.005</text:p>
          </table:table-cell>
          <table:table-cell office:value-type="float" office:value="0.00444561142857143" calcext:value-type="float">
            <text:p>0.004</text:p>
          </table:table-cell>
          <table:table-cell office:value-type="float" office:value="0.00509875057142857" calcext:value-type="float">
            <text:p>0.005</text:p>
          </table:table-cell>
          <table:table-cell office:value-type="float" office:value="0.00514271171428571" calcext:value-type="float">
            <text:p>0.005</text:p>
          </table:table-cell>
          <table:table-cell office:value-type="float" office:value="0.00549832971428571" calcext:value-type="float">
            <text:p>0.005</text:p>
          </table:table-cell>
          <table:table-cell office:value-type="float" office:value="0.005532092" calcext:value-type="float">
            <text:p>0.006</text:p>
          </table:table-cell>
          <table:table-cell office:value-type="float" office:value="0.00547918857142857" calcext:value-type="float">
            <text:p>0.005</text:p>
          </table:table-cell>
          <table:table-cell office:value-type="float" office:value="0.00565193428571429" calcext:value-type="float">
            <text:p>0.006</text:p>
          </table:table-cell>
          <table:table-cell office:value-type="float" office:value="0.00546536342857143" calcext:value-type="float">
            <text:p>0.005</text:p>
          </table:table-cell>
          <table:table-cell office:value-type="float" office:value="0.005788808" calcext:value-type="float">
            <text:p>0.006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office:value-type="float" office:value="0.140871631428571" calcext:value-type="float">
            <text:p>0.141</text:p>
          </table:table-cell>
          <table:table-cell office:value-type="float" office:value="0.0548025628571429" calcext:value-type="float">
            <text:p>0.055</text:p>
          </table:table-cell>
          <table:table-cell office:value-type="float" office:value="0.0518209742857143" calcext:value-type="float">
            <text:p>0.052</text:p>
          </table:table-cell>
          <table:table-cell office:value-type="float" office:value="0.0546794314285714" calcext:value-type="float">
            <text:p>0.055</text:p>
          </table:table-cell>
          <table:table-cell office:value-type="float" office:value="0.0569240171428571" calcext:value-type="float">
            <text:p>0.057</text:p>
          </table:table-cell>
          <table:table-cell office:value-type="float" office:value="0.0576566742857143" calcext:value-type="float">
            <text:p>0.058</text:p>
          </table:table-cell>
          <table:table-cell office:value-type="float" office:value="0.0547326685714286" calcext:value-type="float">
            <text:p>0.055</text:p>
          </table:table-cell>
          <table:table-cell office:value-type="float" office:value="0.0507857685714286" calcext:value-type="float">
            <text:p>0.051</text:p>
          </table:table-cell>
          <table:table-cell office:value-type="float" office:value="0.0527963314285714" calcext:value-type="float">
            <text:p>0.053</text:p>
          </table:table-cell>
          <table:table-cell office:value-type="float" office:value="0.0519340857142857" calcext:value-type="float">
            <text:p>0.052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office:value-type="float" office:value="0.0227405028571429" calcext:value-type="float">
            <text:p>0.023</text:p>
          </table:table-cell>
          <table:table-cell office:value-type="float" office:value="0.0211237571428571" calcext:value-type="float">
            <text:p>0.021</text:p>
          </table:table-cell>
          <table:table-cell office:value-type="float" office:value="0.0211343028571428" calcext:value-type="float">
            <text:p>0.021</text:p>
          </table:table-cell>
          <table:table-cell office:value-type="float" office:value="0.0216269257142857" calcext:value-type="float">
            <text:p>0.022</text:p>
          </table:table-cell>
          <table:table-cell office:value-type="float" office:value="0.0221754228571429" calcext:value-type="float">
            <text:p>0.022</text:p>
          </table:table-cell>
          <table:table-cell office:value-type="float" office:value="0.0228256114285714" calcext:value-type="float">
            <text:p>0.023</text:p>
          </table:table-cell>
          <table:table-cell office:value-type="float" office:value="0.02303106" calcext:value-type="float">
            <text:p>0.023</text:p>
          </table:table-cell>
          <table:table-cell office:value-type="float" office:value="0.0230694714285714" calcext:value-type="float">
            <text:p>0.023</text:p>
          </table:table-cell>
          <table:table-cell office:value-type="float" office:value="0.02326318" calcext:value-type="float">
            <text:p>0.023</text:p>
          </table:table-cell>
          <table:table-cell office:value-type="float" office:value="0.0236101885714286" calcext:value-type="float">
            <text:p>0.02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office:value-type="float" office:value="0.216378171428571" calcext:value-type="float">
            <text:p>0.216</text:p>
          </table:table-cell>
          <table:table-cell office:value-type="float" office:value="0.179348091428571" calcext:value-type="float">
            <text:p>0.179</text:p>
          </table:table-cell>
          <table:table-cell office:value-type="float" office:value="0.144083202857143" calcext:value-type="float">
            <text:p>0.144</text:p>
          </table:table-cell>
          <table:table-cell office:value-type="float" office:value="0.13415872" calcext:value-type="float">
            <text:p>0.134</text:p>
          </table:table-cell>
          <table:table-cell office:value-type="float" office:value="0.132405834285714" calcext:value-type="float">
            <text:p>0.132</text:p>
          </table:table-cell>
          <table:table-cell office:value-type="float" office:value="0.136047257142857" calcext:value-type="float">
            <text:p>0.136</text:p>
          </table:table-cell>
          <table:table-cell office:value-type="float" office:value="0.139404965714286" calcext:value-type="float">
            <text:p>0.139</text:p>
          </table:table-cell>
          <table:table-cell office:value-type="float" office:value="0.144405371428571" calcext:value-type="float">
            <text:p>0.144</text:p>
          </table:table-cell>
          <table:table-cell office:value-type="float" office:value="0.148842628571429" calcext:value-type="float">
            <text:p>0.149</text:p>
          </table:table-cell>
          <table:table-cell office:value-type="float" office:value="0.1477604" calcext:value-type="float">
            <text:p>0.14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office:value-type="float" office:value="0.252260868571429" calcext:value-type="float">
            <text:p>0.252</text:p>
          </table:table-cell>
          <table:table-cell office:value-type="float" office:value="0.19839128" calcext:value-type="float">
            <text:p>0.198</text:p>
          </table:table-cell>
          <table:table-cell office:value-type="float" office:value="0.108060854285714" calcext:value-type="float">
            <text:p>0.108</text:p>
          </table:table-cell>
          <table:table-cell office:value-type="float" office:value="0.0475676942857143" calcext:value-type="float">
            <text:p>0.048</text:p>
          </table:table-cell>
          <table:table-cell office:value-type="float" office:value="0.0380672542857143" calcext:value-type="float">
            <text:p>0.038</text:p>
          </table:table-cell>
          <table:table-cell office:value-type="float" office:value="0.0439149428571429" calcext:value-type="float">
            <text:p>0.044</text:p>
          </table:table-cell>
          <table:table-cell office:value-type="float" office:value="0.0395451457142857" calcext:value-type="float">
            <text:p>0.040</text:p>
          </table:table-cell>
          <table:table-cell office:value-type="float" office:value="0.04104882" calcext:value-type="float">
            <text:p>0.041</text:p>
          </table:table-cell>
          <table:table-cell office:value-type="float" office:value="0.0451148771428571" calcext:value-type="float">
            <text:p>0.045</text:p>
          </table:table-cell>
          <table:table-cell office:value-type="float" office:value="0.0429312942857143" calcext:value-type="float">
            <text:p>0.04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office:value-type="float" office:value="0.0249722971428571" calcext:value-type="float">
            <text:p>0.025</text:p>
          </table:table-cell>
          <table:table-cell office:value-type="float" office:value="0.00684724571428572" calcext:value-type="float">
            <text:p>0.007</text:p>
          </table:table-cell>
          <table:table-cell office:value-type="float" office:value="0.00769914714285714" calcext:value-type="float">
            <text:p>0.008</text:p>
          </table:table-cell>
          <table:table-cell office:value-type="float" office:value="0.00617698" calcext:value-type="float">
            <text:p>0.006</text:p>
          </table:table-cell>
          <table:table-cell office:value-type="float" office:value="0.00440045" calcext:value-type="float">
            <text:p>0.004</text:p>
          </table:table-cell>
          <table:table-cell office:value-type="float" office:value="0.00413051542857143" calcext:value-type="float">
            <text:p>0.004</text:p>
          </table:table-cell>
          <table:table-cell office:value-type="float" office:value="0.00444831371428572" calcext:value-type="float">
            <text:p>0.004</text:p>
          </table:table-cell>
          <table:table-cell office:value-type="float" office:value="0.00443202628571429" calcext:value-type="float">
            <text:p>0.004</text:p>
          </table:table-cell>
          <table:table-cell office:value-type="float" office:value="0.00448428514285714" calcext:value-type="float">
            <text:p>0.004</text:p>
          </table:table-cell>
          <table:table-cell office:value-type="float" office:value="0.004686848" calcext:value-type="float">
            <text:p>0.005</text:p>
          </table:table-cell>
          <table:table-cell table:number-columns-repeated="101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69:.C191])" office:value-type="float" office:value="0.0465489640993789" calcext:value-type="float">
            <text:p>0.047</text:p>
          </table:table-cell>
          <table:table-cell table:style-name="ce49" table:formula="of:=AVERAGE([.D169:.D191])" office:value-type="float" office:value="0.0347888488819875" calcext:value-type="float">
            <text:p>0.035</text:p>
          </table:table-cell>
          <table:table-cell table:style-name="ce49" table:formula="of:=AVERAGE([.E169:.E191])" office:value-type="float" office:value="0.0296458491180124" calcext:value-type="float">
            <text:p>0.030</text:p>
          </table:table-cell>
          <table:table-cell table:style-name="ce49" table:formula="of:=AVERAGE([.F169:.F191])" office:value-type="float" office:value="0.0273887614409938" calcext:value-type="float">
            <text:p>0.027</text:p>
          </table:table-cell>
          <table:table-cell table:style-name="ce49" table:formula="of:=AVERAGE([.G169:.G191])" office:value-type="float" office:value="0.0212086770062112" calcext:value-type="float">
            <text:p>0.021</text:p>
          </table:table-cell>
          <table:table-cell table:style-name="ce49" table:formula="of:=AVERAGE([.H169:.H191])" office:value-type="float" office:value="0.0215483224720497" calcext:value-type="float">
            <text:p>0.022</text:p>
          </table:table-cell>
          <table:table-cell table:style-name="ce49" table:formula="of:=AVERAGE([.I169:.I191])" office:value-type="float" office:value="0.0216806852670808" calcext:value-type="float">
            <text:p>0.022</text:p>
          </table:table-cell>
          <table:table-cell table:style-name="ce49" table:formula="of:=AVERAGE([.J169:.J191])" office:value-type="float" office:value="0.0222923680993789" calcext:value-type="float">
            <text:p>0.022</text:p>
          </table:table-cell>
          <table:table-cell table:style-name="ce49" table:formula="of:=AVERAGE([.K169:.K191])" office:value-type="float" office:value="0.0226258001987578" calcext:value-type="float">
            <text:p>0.023</text:p>
          </table:table-cell>
          <table:table-cell table:style-name="ce49" table:formula="of:=AVERAGE([.L169:.L191])" office:value-type="float" office:value="0.0227253893291925" calcext:value-type="float">
            <text:p>0.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office:value-type="float" office:value="0.0598682685714286" calcext:value-type="float">
            <text:p>0.060</text:p>
          </table:table-cell>
          <table:table-cell office:value-type="float" office:value="0.0572971914285714" calcext:value-type="float">
            <text:p>0.057</text:p>
          </table:table-cell>
          <table:table-cell office:value-type="float" office:value="0.0593954771428572" calcext:value-type="float">
            <text:p>0.059</text:p>
          </table:table-cell>
          <table:table-cell office:value-type="float" office:value="0.0581739742857143" calcext:value-type="float">
            <text:p>0.058</text:p>
          </table:table-cell>
          <table:table-cell office:value-type="float" office:value="0.0576828714285714" calcext:value-type="float">
            <text:p>0.058</text:p>
          </table:table-cell>
          <table:table-cell office:value-type="float" office:value="0.0588752" calcext:value-type="float">
            <text:p>0.059</text:p>
          </table:table-cell>
          <table:table-cell office:value-type="float" office:value="0.0600344285714286" calcext:value-type="float">
            <text:p>0.060</text:p>
          </table:table-cell>
          <table:table-cell office:value-type="float" office:value="0.0580252085714286" calcext:value-type="float">
            <text:p>0.058</text:p>
          </table:table-cell>
          <table:table-cell office:value-type="float" office:value="0.05924588" calcext:value-type="float">
            <text:p>0.059</text:p>
          </table:table-cell>
          <table:table-cell office:value-type="float" office:value="0.0595988314285714" calcext:value-type="float">
            <text:p>0.06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office:value-type="float" office:value="0.0388388228571428" calcext:value-type="float">
            <text:p>0.039</text:p>
          </table:table-cell>
          <table:table-cell office:value-type="float" office:value="0.0382432457142857" calcext:value-type="float">
            <text:p>0.038</text:p>
          </table:table-cell>
          <table:table-cell office:value-type="float" office:value="0.03704166" calcext:value-type="float">
            <text:p>0.037</text:p>
          </table:table-cell>
          <table:table-cell office:value-type="float" office:value="0.0390031171428571" calcext:value-type="float">
            <text:p>0.039</text:p>
          </table:table-cell>
          <table:table-cell office:value-type="float" office:value="0.0366982" calcext:value-type="float">
            <text:p>0.037</text:p>
          </table:table-cell>
          <table:table-cell office:value-type="float" office:value="0.0381630828571429" calcext:value-type="float">
            <text:p>0.038</text:p>
          </table:table-cell>
          <table:table-cell office:value-type="float" office:value="0.0388164571428572" calcext:value-type="float">
            <text:p>0.039</text:p>
          </table:table-cell>
          <table:table-cell office:value-type="float" office:value="0.0384738228571428" calcext:value-type="float">
            <text:p>0.038</text:p>
          </table:table-cell>
          <table:table-cell office:value-type="float" office:value="0.0376568114285714" calcext:value-type="float">
            <text:p>0.038</text:p>
          </table:table-cell>
          <table:table-cell office:value-type="float" office:value="0.0390763057142857" calcext:value-type="float">
            <text:p>0.039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office:value-type="float" office:value="0.0325999657142857" calcext:value-type="float">
            <text:p>0.033</text:p>
          </table:table-cell>
          <table:table-cell office:value-type="float" office:value="0.0326014742857143" calcext:value-type="float">
            <text:p>0.033</text:p>
          </table:table-cell>
          <table:table-cell office:value-type="float" office:value="0.0326060114285714" calcext:value-type="float">
            <text:p>0.033</text:p>
          </table:table-cell>
          <table:table-cell office:value-type="float" office:value="0.0326044228571429" calcext:value-type="float">
            <text:p>0.033</text:p>
          </table:table-cell>
          <table:table-cell office:value-type="float" office:value="0.0326057114285714" calcext:value-type="float">
            <text:p>0.033</text:p>
          </table:table-cell>
          <table:table-cell office:value-type="float" office:value="0.0326013142857143" calcext:value-type="float">
            <text:p>0.033</text:p>
          </table:table-cell>
          <table:table-cell office:value-type="float" office:value="0.0326021428571429" calcext:value-type="float">
            <text:p>0.033</text:p>
          </table:table-cell>
          <table:table-cell office:value-type="float" office:value="0.0325990942857143" calcext:value-type="float">
            <text:p>0.033</text:p>
          </table:table-cell>
          <table:table-cell office:value-type="float" office:value="0.0325991685714286" calcext:value-type="float">
            <text:p>0.033</text:p>
          </table:table-cell>
          <table:table-cell office:value-type="float" office:value="0.03259754" calcext:value-type="float">
            <text:p>0.03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office:value-type="float" office:value="0.0935024914285714" calcext:value-type="float">
            <text:p>0.094</text:p>
          </table:table-cell>
          <table:table-cell office:value-type="float" office:value="0.0934909085714286" calcext:value-type="float">
            <text:p>0.093</text:p>
          </table:table-cell>
          <table:table-cell office:value-type="float" office:value="0.0933860485714286" calcext:value-type="float">
            <text:p>0.093</text:p>
          </table:table-cell>
          <table:table-cell office:value-type="float" office:value="0.0934810514285714" calcext:value-type="float">
            <text:p>0.093</text:p>
          </table:table-cell>
          <table:table-cell office:value-type="float" office:value="0.0929644485714286" calcext:value-type="float">
            <text:p>0.093</text:p>
          </table:table-cell>
          <table:table-cell office:value-type="float" office:value="0.0935020571428571" calcext:value-type="float">
            <text:p>0.094</text:p>
          </table:table-cell>
          <table:table-cell office:value-type="float" office:value="0.0934186828571429" calcext:value-type="float">
            <text:p>0.093</text:p>
          </table:table-cell>
          <table:table-cell office:value-type="float" office:value="0.09351726" calcext:value-type="float">
            <text:p>0.094</text:p>
          </table:table-cell>
          <table:table-cell office:value-type="float" office:value="0.0935313542857143" calcext:value-type="float">
            <text:p>0.094</text:p>
          </table:table-cell>
          <table:table-cell office:value-type="float" office:value="0.0932419828571428" calcext:value-type="float">
            <text:p>0.09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office:value-type="float" office:value="0.149963657142857" calcext:value-type="float">
            <text:p>0.150</text:p>
          </table:table-cell>
          <table:table-cell office:value-type="float" office:value="0.144700514285714" calcext:value-type="float">
            <text:p>0.145</text:p>
          </table:table-cell>
          <table:table-cell office:value-type="float" office:value="0.143891771428571" calcext:value-type="float">
            <text:p>0.144</text:p>
          </table:table-cell>
          <table:table-cell office:value-type="float" office:value="0.1449378" calcext:value-type="float">
            <text:p>0.145</text:p>
          </table:table-cell>
          <table:table-cell office:value-type="float" office:value="0.146216257142857" calcext:value-type="float">
            <text:p>0.146</text:p>
          </table:table-cell>
          <table:table-cell office:value-type="float" office:value="0.147410285714286" calcext:value-type="float">
            <text:p>0.147</text:p>
          </table:table-cell>
          <table:table-cell office:value-type="float" office:value="0.147537542857143" calcext:value-type="float">
            <text:p>0.148</text:p>
          </table:table-cell>
          <table:table-cell office:value-type="float" office:value="0.148766142857143" calcext:value-type="float">
            <text:p>0.149</text:p>
          </table:table-cell>
          <table:table-cell office:value-type="float" office:value="0.148002771428571" calcext:value-type="float">
            <text:p>0.148</text:p>
          </table:table-cell>
          <table:table-cell office:value-type="float" office:value="0.1482522" calcext:value-type="float">
            <text:p>0.148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office:value-type="float" office:value="0.134514628571429" calcext:value-type="float">
            <text:p>0.135</text:p>
          </table:table-cell>
          <table:table-cell office:value-type="float" office:value="0.134956857142857" calcext:value-type="float">
            <text:p>0.135</text:p>
          </table:table-cell>
          <table:table-cell office:value-type="float" office:value="0.138690428571429" calcext:value-type="float">
            <text:p>0.139</text:p>
          </table:table-cell>
          <table:table-cell office:value-type="float" office:value="0.156371371428571" calcext:value-type="float">
            <text:p>0.156</text:p>
          </table:table-cell>
          <table:table-cell office:value-type="float" office:value="0.166295428571429" calcext:value-type="float">
            <text:p>0.166</text:p>
          </table:table-cell>
          <table:table-cell office:value-type="float" office:value="0.170436428571429" calcext:value-type="float">
            <text:p>0.170</text:p>
          </table:table-cell>
          <table:table-cell office:value-type="float" office:value="0.169364914285714" calcext:value-type="float">
            <text:p>0.169</text:p>
          </table:table-cell>
          <table:table-cell office:value-type="float" office:value="0.169972314285714" calcext:value-type="float">
            <text:p>0.170</text:p>
          </table:table-cell>
          <table:table-cell office:value-type="float" office:value="0.169803028571429" calcext:value-type="float">
            <text:p>0.170</text:p>
          </table:table-cell>
          <table:table-cell office:value-type="float" office:value="0.170405657142857" calcext:value-type="float">
            <text:p>0.17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office:value-type="float" office:value="0.0936431914285715" calcext:value-type="float">
            <text:p>0.094</text:p>
          </table:table-cell>
          <table:table-cell office:value-type="float" office:value="0.0937342942857143" calcext:value-type="float">
            <text:p>0.094</text:p>
          </table:table-cell>
          <table:table-cell office:value-type="float" office:value="0.0936156228571429" calcext:value-type="float">
            <text:p>0.094</text:p>
          </table:table-cell>
          <table:table-cell office:value-type="float" office:value="0.0937185571428572" calcext:value-type="float">
            <text:p>0.094</text:p>
          </table:table-cell>
          <table:table-cell office:value-type="float" office:value="0.0935131542857143" calcext:value-type="float">
            <text:p>0.094</text:p>
          </table:table-cell>
          <table:table-cell office:value-type="float" office:value="0.09380624" calcext:value-type="float">
            <text:p>0.094</text:p>
          </table:table-cell>
          <table:table-cell office:value-type="float" office:value="0.0937333914285714" calcext:value-type="float">
            <text:p>0.094</text:p>
          </table:table-cell>
          <table:table-cell office:value-type="float" office:value="0.0936238142857143" calcext:value-type="float">
            <text:p>0.094</text:p>
          </table:table-cell>
          <table:table-cell office:value-type="float" office:value="0.0936428514285714" calcext:value-type="float">
            <text:p>0.094</text:p>
          </table:table-cell>
          <table:table-cell office:value-type="float" office:value="0.0935039714285714" calcext:value-type="float">
            <text:p>0.09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office:value-type="float" office:value="0.160290685714286" calcext:value-type="float">
            <text:p>0.160</text:p>
          </table:table-cell>
          <table:table-cell office:value-type="float" office:value="0.158380085714286" calcext:value-type="float">
            <text:p>0.158</text:p>
          </table:table-cell>
          <table:table-cell office:value-type="float" office:value="0.155856285714286" calcext:value-type="float">
            <text:p>0.156</text:p>
          </table:table-cell>
          <table:table-cell office:value-type="float" office:value="0.153653371428571" calcext:value-type="float">
            <text:p>0.154</text:p>
          </table:table-cell>
          <table:table-cell office:value-type="float" office:value="0.108565577142857" calcext:value-type="float">
            <text:p>0.109</text:p>
          </table:table-cell>
          <table:table-cell office:value-type="float" office:value="0.106206474285714" calcext:value-type="float">
            <text:p>0.106</text:p>
          </table:table-cell>
          <table:table-cell office:value-type="float" office:value="0.105420945714286" calcext:value-type="float">
            <text:p>0.105</text:p>
          </table:table-cell>
          <table:table-cell office:value-type="float" office:value="0.104371054285714" calcext:value-type="float">
            <text:p>0.104</text:p>
          </table:table-cell>
          <table:table-cell office:value-type="float" office:value="0.108406802857143" calcext:value-type="float">
            <text:p>0.108</text:p>
          </table:table-cell>
          <table:table-cell office:value-type="float" office:value="0.105596091428571" calcext:value-type="float">
            <text:p>0.106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office:value-type="float" office:value="0.134155925714286" calcext:value-type="float">
            <text:p>0.134</text:p>
          </table:table-cell>
          <table:table-cell office:value-type="float" office:value="0.113640988571429" calcext:value-type="float">
            <text:p>0.114</text:p>
          </table:table-cell>
          <table:table-cell office:value-type="float" office:value="0.200485951428571" calcext:value-type="float">
            <text:p>0.200</text:p>
          </table:table-cell>
          <table:table-cell office:value-type="float" office:value="0.206162857142857" calcext:value-type="float">
            <text:p>0.206</text:p>
          </table:table-cell>
          <table:table-cell office:value-type="float" office:value="0.117708645714286" calcext:value-type="float">
            <text:p>0.118</text:p>
          </table:table-cell>
          <table:table-cell office:value-type="float" office:value="0.1095151" calcext:value-type="float">
            <text:p>0.110</text:p>
          </table:table-cell>
          <table:table-cell office:value-type="float" office:value="0.153895882857143" calcext:value-type="float">
            <text:p>0.154</text:p>
          </table:table-cell>
          <table:table-cell office:value-type="float" office:value="0.157154531428571" calcext:value-type="float">
            <text:p>0.157</text:p>
          </table:table-cell>
          <table:table-cell office:value-type="float" office:value="0.175143754285714" calcext:value-type="float">
            <text:p>0.175</text:p>
          </table:table-cell>
          <table:table-cell office:value-type="float" office:value="0.150462862857143" calcext:value-type="float">
            <text:p>0.15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office:value-type="float" office:value="0.0139723485714286" calcext:value-type="float">
            <text:p>0.014</text:p>
          </table:table-cell>
          <table:table-cell office:value-type="float" office:value="0.01400796" calcext:value-type="float">
            <text:p>0.014</text:p>
          </table:table-cell>
          <table:table-cell office:value-type="float" office:value="0.0139387028571429" calcext:value-type="float">
            <text:p>0.014</text:p>
          </table:table-cell>
          <table:table-cell office:value-type="float" office:value="0.0140039742857143" calcext:value-type="float">
            <text:p>0.014</text:p>
          </table:table-cell>
          <table:table-cell office:value-type="float" office:value="0.0139210314285714" calcext:value-type="float">
            <text:p>0.014</text:p>
          </table:table-cell>
          <table:table-cell office:value-type="float" office:value="0.0140103114285714" calcext:value-type="float">
            <text:p>0.014</text:p>
          </table:table-cell>
          <table:table-cell office:value-type="float" office:value="0.0140101085714286" calcext:value-type="float">
            <text:p>0.014</text:p>
          </table:table-cell>
          <table:table-cell office:value-type="float" office:value="0.0139993657142857" calcext:value-type="float">
            <text:p>0.014</text:p>
          </table:table-cell>
          <table:table-cell office:value-type="float" office:value="0.0140299228571429" calcext:value-type="float">
            <text:p>0.014</text:p>
          </table:table-cell>
          <table:table-cell office:value-type="float" office:value="0.0140240428571429" calcext:value-type="float">
            <text:p>0.01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office:value-type="float" office:value="0.0243137971428571" calcext:value-type="float">
            <text:p>0.024</text:p>
          </table:table-cell>
          <table:table-cell office:value-type="float" office:value="0.0242808228571429" calcext:value-type="float">
            <text:p>0.024</text:p>
          </table:table-cell>
          <table:table-cell office:value-type="float" office:value="0.0242698057142857" calcext:value-type="float">
            <text:p>0.024</text:p>
          </table:table-cell>
          <table:table-cell office:value-type="float" office:value="0.0242923657142857" calcext:value-type="float">
            <text:p>0.024</text:p>
          </table:table-cell>
          <table:table-cell office:value-type="float" office:value="0.0242926914285714" calcext:value-type="float">
            <text:p>0.024</text:p>
          </table:table-cell>
          <table:table-cell office:value-type="float" office:value="0.0242974085714286" calcext:value-type="float">
            <text:p>0.024</text:p>
          </table:table-cell>
          <table:table-cell office:value-type="float" office:value="0.0242594142857143" calcext:value-type="float">
            <text:p>0.024</text:p>
          </table:table-cell>
          <table:table-cell office:value-type="float" office:value="0.0242894171428571" calcext:value-type="float">
            <text:p>0.024</text:p>
          </table:table-cell>
          <table:table-cell office:value-type="float" office:value="0.0243009571428571" calcext:value-type="float">
            <text:p>0.024</text:p>
          </table:table-cell>
          <table:table-cell office:value-type="float" office:value="0.02426582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office:value-type="float" office:value="0.0242706714285714" calcext:value-type="float">
            <text:p>0.024</text:p>
          </table:table-cell>
          <table:table-cell office:value-type="float" office:value="0.0242656771428571" calcext:value-type="float">
            <text:p>0.024</text:p>
          </table:table-cell>
          <table:table-cell office:value-type="float" office:value="0.02427026" calcext:value-type="float">
            <text:p>0.024</text:p>
          </table:table-cell>
          <table:table-cell office:value-type="float" office:value="0.0242975542857143" calcext:value-type="float">
            <text:p>0.024</text:p>
          </table:table-cell>
          <table:table-cell office:value-type="float" office:value="0.02429722" calcext:value-type="float">
            <text:p>0.024</text:p>
          </table:table-cell>
          <table:table-cell office:value-type="float" office:value="0.0242694571428571" calcext:value-type="float">
            <text:p>0.024</text:p>
          </table:table-cell>
          <table:table-cell office:value-type="float" office:value="0.0243006342857143" calcext:value-type="float">
            <text:p>0.024</text:p>
          </table:table-cell>
          <table:table-cell office:value-type="float" office:value="0.0242947457142857" calcext:value-type="float">
            <text:p>0.024</text:p>
          </table:table-cell>
          <table:table-cell office:value-type="float" office:value="0.0243423457142857" calcext:value-type="float">
            <text:p>0.024</text:p>
          </table:table-cell>
          <table:table-cell office:value-type="float" office:value="0.02432308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office:value-type="float" office:value="0.0242867685714286" calcext:value-type="float">
            <text:p>0.024</text:p>
          </table:table-cell>
          <table:table-cell office:value-type="float" office:value="0.0242770428571429" calcext:value-type="float">
            <text:p>0.024</text:p>
          </table:table-cell>
          <table:table-cell office:value-type="float" office:value="0.0242942371428571" calcext:value-type="float">
            <text:p>0.024</text:p>
          </table:table-cell>
          <table:table-cell office:value-type="float" office:value="0.0242966" calcext:value-type="float">
            <text:p>0.024</text:p>
          </table:table-cell>
          <table:table-cell office:value-type="float" office:value="0.0243171571428571" calcext:value-type="float">
            <text:p>0.024</text:p>
          </table:table-cell>
          <table:table-cell office:value-type="float" office:value="0.0243098371428571" calcext:value-type="float">
            <text:p>0.024</text:p>
          </table:table-cell>
          <table:table-cell office:value-type="float" office:value="0.0242645828571429" calcext:value-type="float">
            <text:p>0.024</text:p>
          </table:table-cell>
          <table:table-cell office:value-type="float" office:value="0.0242737171428571" calcext:value-type="float">
            <text:p>0.024</text:p>
          </table:table-cell>
          <table:table-cell office:value-type="float" office:value="0.0242775857142857" calcext:value-type="float">
            <text:p>0.024</text:p>
          </table:table-cell>
          <table:table-cell office:value-type="float" office:value="0.0242523257142857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office:value-type="float" office:value="0.00211471485714286" calcext:value-type="float">
            <text:p>0.002</text:p>
          </table:table-cell>
          <table:table-cell office:value-type="float" office:value="0.00211511314285714" calcext:value-type="float">
            <text:p>0.002</text:p>
          </table:table-cell>
          <table:table-cell office:value-type="float" office:value="0.00211523885714286" calcext:value-type="float">
            <text:p>0.002</text:p>
          </table:table-cell>
          <table:table-cell office:value-type="float" office:value="0.00211467057142857" calcext:value-type="float">
            <text:p>0.002</text:p>
          </table:table-cell>
          <table:table-cell office:value-type="float" office:value="0.00211517914285714" calcext:value-type="float">
            <text:p>0.002</text:p>
          </table:table-cell>
          <table:table-cell office:value-type="float" office:value="0.00211497542857143" calcext:value-type="float">
            <text:p>0.002</text:p>
          </table:table-cell>
          <table:table-cell office:value-type="float" office:value="0.00211519" calcext:value-type="float">
            <text:p>0.002</text:p>
          </table:table-cell>
          <table:table-cell office:value-type="float" office:value="0.00211511342857143" calcext:value-type="float">
            <text:p>0.002</text:p>
          </table:table-cell>
          <table:table-cell office:value-type="float" office:value="0.00211503771428571" calcext:value-type="float">
            <text:p>0.002</text:p>
          </table:table-cell>
          <table:table-cell office:value-type="float" office:value="0.00211517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office:value-type="float" office:value="0.002115518" calcext:value-type="float">
            <text:p>0.002</text:p>
          </table:table-cell>
          <table:table-cell office:value-type="float" office:value="0.00211546571428571" calcext:value-type="float">
            <text:p>0.002</text:p>
          </table:table-cell>
          <table:table-cell office:value-type="float" office:value="0.00211545371428571" calcext:value-type="float">
            <text:p>0.002</text:p>
          </table:table-cell>
          <table:table-cell office:value-type="float" office:value="0.00211544485714286" calcext:value-type="float">
            <text:p>0.002</text:p>
          </table:table-cell>
          <table:table-cell office:value-type="float" office:value="0.002115472" calcext:value-type="float">
            <text:p>0.002</text:p>
          </table:table-cell>
          <table:table-cell office:value-type="float" office:value="0.00211546657142857" calcext:value-type="float">
            <text:p>0.002</text:p>
          </table:table-cell>
          <table:table-cell office:value-type="float" office:value="0.00211547742857143" calcext:value-type="float">
            <text:p>0.002</text:p>
          </table:table-cell>
          <table:table-cell office:value-type="float" office:value="0.00211546371428571" calcext:value-type="float">
            <text:p>0.002</text:p>
          </table:table-cell>
          <table:table-cell office:value-type="float" office:value="0.00211548342857143" calcext:value-type="float">
            <text:p>0.002</text:p>
          </table:table-cell>
          <table:table-cell office:value-type="float" office:value="0.002115463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office:value-type="float" office:value="0.0281424228571429" calcext:value-type="float">
            <text:p>0.028</text:p>
          </table:table-cell>
          <table:table-cell office:value-type="float" office:value="0.0281380057142857" calcext:value-type="float">
            <text:p>0.028</text:p>
          </table:table-cell>
          <table:table-cell office:value-type="float" office:value="0.0282214314285714" calcext:value-type="float">
            <text:p>0.028</text:p>
          </table:table-cell>
          <table:table-cell office:value-type="float" office:value="0.0282592114285714" calcext:value-type="float">
            <text:p>0.028</text:p>
          </table:table-cell>
          <table:table-cell office:value-type="float" office:value="0.0281579028571429" calcext:value-type="float">
            <text:p>0.028</text:p>
          </table:table-cell>
          <table:table-cell office:value-type="float" office:value="0.0281940714285714" calcext:value-type="float">
            <text:p>0.028</text:p>
          </table:table-cell>
          <table:table-cell office:value-type="float" office:value="0.02813384" calcext:value-type="float">
            <text:p>0.028</text:p>
          </table:table-cell>
          <table:table-cell office:value-type="float" office:value="0.0281018057142857" calcext:value-type="float">
            <text:p>0.028</text:p>
          </table:table-cell>
          <table:table-cell office:value-type="float" office:value="0.0281404" calcext:value-type="float">
            <text:p>0.028</text:p>
          </table:table-cell>
          <table:table-cell office:value-type="float" office:value="0.0281367742857143" calcext:value-type="float">
            <text:p>0.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office:value-type="float" office:value="0.114300768571429" calcext:value-type="float">
            <text:p>0.114</text:p>
          </table:table-cell>
          <table:table-cell office:value-type="float" office:value="0.130192102857143" calcext:value-type="float">
            <text:p>0.130</text:p>
          </table:table-cell>
          <table:table-cell office:value-type="float" office:value="0.0535246828571429" calcext:value-type="float">
            <text:p>0.054</text:p>
          </table:table-cell>
          <table:table-cell office:value-type="float" office:value="0.0309078285714286" calcext:value-type="float">
            <text:p>0.031</text:p>
          </table:table-cell>
          <table:table-cell office:value-type="float" office:value="0.0290228" calcext:value-type="float">
            <text:p>0.029</text:p>
          </table:table-cell>
          <table:table-cell office:value-type="float" office:value="0.0276343685714286" calcext:value-type="float">
            <text:p>0.028</text:p>
          </table:table-cell>
          <table:table-cell office:value-type="float" office:value="0.0278782742857143" calcext:value-type="float">
            <text:p>0.028</text:p>
          </table:table-cell>
          <table:table-cell office:value-type="float" office:value="0.0279312285714286" calcext:value-type="float">
            <text:p>0.028</text:p>
          </table:table-cell>
          <table:table-cell office:value-type="float" office:value="0.0278196885714286" calcext:value-type="float">
            <text:p>0.028</text:p>
          </table:table-cell>
          <table:table-cell office:value-type="float" office:value="0.0298400428571429" calcext:value-type="float">
            <text:p>0.03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office:value-type="float" office:value="0.0266641314285714" calcext:value-type="float">
            <text:p>0.027</text:p>
          </table:table-cell>
          <table:table-cell office:value-type="float" office:value="0.0229828085714286" calcext:value-type="float">
            <text:p>0.023</text:p>
          </table:table-cell>
          <table:table-cell office:value-type="float" office:value="0.0237131457142857" calcext:value-type="float">
            <text:p>0.024</text:p>
          </table:table-cell>
          <table:table-cell office:value-type="float" office:value="0.0240372228571429" calcext:value-type="float">
            <text:p>0.024</text:p>
          </table:table-cell>
          <table:table-cell office:value-type="float" office:value="0.02427904" calcext:value-type="float">
            <text:p>0.024</text:p>
          </table:table-cell>
          <table:table-cell office:value-type="float" office:value="0.0242217771428571" calcext:value-type="float">
            <text:p>0.024</text:p>
          </table:table-cell>
          <table:table-cell office:value-type="float" office:value="0.0247836" calcext:value-type="float">
            <text:p>0.025</text:p>
          </table:table-cell>
          <table:table-cell office:value-type="float" office:value="0.0246736228571429" calcext:value-type="float">
            <text:p>0.025</text:p>
          </table:table-cell>
          <table:table-cell office:value-type="float" office:value="0.0251069314285714" calcext:value-type="float">
            <text:p>0.025</text:p>
          </table:table-cell>
          <table:table-cell office:value-type="float" office:value="0.0244017771428571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166500342857143" calcext:value-type="float">
            <text:p>0.167</text:p>
          </table:table-cell>
          <table:table-cell office:value-type="float" office:value="0.163458171428571" calcext:value-type="float">
            <text:p>0.163</text:p>
          </table:table-cell>
          <table:table-cell office:value-type="float" office:value="0.120018911428571" calcext:value-type="float">
            <text:p>0.120</text:p>
          </table:table-cell>
          <table:table-cell office:value-type="float" office:value="0.103121977142857" calcext:value-type="float">
            <text:p>0.103</text:p>
          </table:table-cell>
          <table:table-cell office:value-type="float" office:value="0.116816625714286" calcext:value-type="float">
            <text:p>0.117</text:p>
          </table:table-cell>
          <table:table-cell office:value-type="float" office:value="0.1158576" calcext:value-type="float">
            <text:p>0.116</text:p>
          </table:table-cell>
          <table:table-cell office:value-type="float" office:value="0.11096498" calcext:value-type="float">
            <text:p>0.111</text:p>
          </table:table-cell>
          <table:table-cell office:value-type="float" office:value="0.119700751428571" calcext:value-type="float">
            <text:p>0.120</text:p>
          </table:table-cell>
          <table:table-cell office:value-type="float" office:value="0.117952302857143" calcext:value-type="float">
            <text:p>0.11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93:.C211])" office:value-type="float" office:value="0.0724486394736843" calcext:value-type="float">
            <text:p>0.072</text:p>
          </table:table-cell>
          <table:table-cell table:style-name="ce49" table:formula="of:=AVERAGE([.D193:.D211])" office:value-type="float" office:value="0.068732679037594" calcext:value-type="float">
            <text:p>0.069</text:p>
          </table:table-cell>
          <table:table-cell table:style-name="ce49" table:formula="of:=AVERAGE([.E193:.E211])" office:value-type="float" office:value="0.0692047572030075" calcext:value-type="float">
            <text:p>0.069</text:p>
          </table:table-cell>
          <table:table-cell table:style-name="ce49" table:formula="of:=AVERAGE([.F193:.F211])" office:value-type="float" office:value="0.0669710687819548" calcext:value-type="float">
            <text:p>0.067</text:p>
          </table:table-cell>
          <table:table-cell table:style-name="ce49" table:formula="of:=AVERAGE([.G193:.G211])" office:value-type="float" office:value="0.0593626718646617" calcext:value-type="float">
            <text:p>0.059</text:p>
          </table:table-cell>
          <table:table-cell table:style-name="ce49" table:formula="of:=AVERAGE([.H193:.H211])" office:value-type="float" office:value="0.059921078" calcext:value-type="float">
            <text:p>0.060</text:p>
          </table:table-cell>
          <table:table-cell table:style-name="ce49" table:formula="of:=AVERAGE([.I193:.I211])" office:value-type="float" office:value="0.0622391110676692" calcext:value-type="float">
            <text:p>0.062</text:p>
          </table:table-cell>
          <table:table-cell table:style-name="ce49" table:formula="of:=AVERAGE([.J193:.J211])" office:value-type="float" office:value="0.0620664580451127" calcext:value-type="float">
            <text:p>0.062</text:p>
          </table:table-cell>
          <table:table-cell table:style-name="ce49" table:formula="of:=AVERAGE([.K193:.K211])" office:value-type="float" office:value="0.0636832382556391" calcext:value-type="float">
            <text:p>0.064</text:p>
          </table:table-cell>
          <table:table-cell table:style-name="ce49" table:formula="of:=AVERAGE([.L193:.L211])" office:value-type="float" office:value="0.0623243289924812" calcext:value-type="float">
            <text:p>0.062</text:p>
          </table:table-cell>
          <table:table-cell table:style-name="ce6" table:number-columns-repeated="30"/>
          <table:table-cell table:number-columns-repeated="982"/>
        </table:table-row>
        <table:table-row table:style-name="ro2" table:number-rows-repeated="11">
          <table:table-cell/>
          <table:table-cell table:style-name="Default" table:number-columns-repeated="11"/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1_2</text:p>
          </table:table-cell>
          <table:table-cell table:style-name="Default" office:value-type="float" office:value="0.991379703934966" calcext:value-type="float">
            <text:p>0.991379703934966</text:p>
          </table:table-cell>
          <table:table-cell table:style-name="Default" office:value-type="float" office:value="0.992577694233042" calcext:value-type="float">
            <text:p>0.992577694233042</text:p>
          </table:table-cell>
          <table:table-cell table:style-name="Default" office:value-type="float" office:value="0.991629646654098" calcext:value-type="float">
            <text:p>0.991629646654098</text:p>
          </table:table-cell>
          <table:table-cell table:style-name="Default" office:value-type="float" office:value="0.992541308954835" calcext:value-type="float">
            <text:p>0.992541308954835</text:p>
          </table:table-cell>
          <table:table-cell table:style-name="Default" office:value-type="float" office:value="0.993099544914756" calcext:value-type="float">
            <text:p>0.993099544914756</text:p>
          </table:table-cell>
          <table:table-cell table:style-name="Default" office:value-type="float" office:value="0.99215062311793" calcext:value-type="float">
            <text:p>0.99215062311793</text:p>
          </table:table-cell>
          <table:table-cell table:style-name="Default" office:value-type="float" office:value="0.993253349721431" calcext:value-type="float">
            <text:p>0.993253349721431</text:p>
          </table:table-cell>
          <table:table-cell table:style-name="Default" office:value-type="float" office:value="0.99323233587326" calcext:value-type="float">
            <text:p>0.99323233587326</text:p>
          </table:table-cell>
          <table:table-cell table:style-name="Default" office:value-type="float" office:value="0.993151155461035" calcext:value-type="float">
            <text:p>0.993151155461035</text:p>
          </table:table-cell>
          <table:table-cell table:style-name="Default" office:value-type="float" office:value="0.993270680629266" calcext:value-type="float">
            <text:p>0.99327068062926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2_2</text:p>
          </table:table-cell>
          <table:table-cell table:style-name="Default" office:value-type="float" office:value="0.968418590989657" calcext:value-type="float">
            <text:p>0.968418590989657</text:p>
          </table:table-cell>
          <table:table-cell table:style-name="Default" office:value-type="float" office:value="0.998166883658075" calcext:value-type="float">
            <text:p>0.998166883658075</text:p>
          </table:table-cell>
          <table:table-cell table:style-name="Default" office:value-type="float" office:value="0.998166950850073" calcext:value-type="float">
            <text:p>0.998166950850073</text:p>
          </table:table-cell>
          <table:table-cell table:style-name="Default" office:value-type="float" office:value="0.998167044063136" calcext:value-type="float">
            <text:p>0.998167044063136</text:p>
          </table:table-cell>
          <table:table-cell table:style-name="Default" office:value-type="float" office:value="0.998166912124295" calcext:value-type="float">
            <text:p>0.998166912124295</text:p>
          </table:table-cell>
          <table:table-cell table:style-name="Default" office:value-type="float" office:value="0.998166930721192" calcext:value-type="float">
            <text:p>0.998166930721192</text:p>
          </table:table-cell>
          <table:table-cell table:style-name="Default" office:value-type="float" office:value="0.998166945684243" calcext:value-type="float">
            <text:p>0.998166945684243</text:p>
          </table:table-cell>
          <table:table-cell table:style-name="Default" office:value-type="float" office:value="0.998167017896538" calcext:value-type="float">
            <text:p>0.998167017896538</text:p>
          </table:table-cell>
          <table:table-cell table:style-name="Default" office:value-type="float" office:value="0.998166955294615" calcext:value-type="float">
            <text:p>0.998166955294615</text:p>
          </table:table-cell>
          <table:table-cell table:style-name="Default" office:value-type="float" office:value="0.998166923375072" calcext:value-type="float">
            <text:p>0.99816692337507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3_2</text:p>
          </table:table-cell>
          <table:table-cell table:style-name="Default" office:value-type="float" office:value="0.99225971545049" calcext:value-type="float">
            <text:p>0.99225971545049</text:p>
          </table:table-cell>
          <table:table-cell table:style-name="Default" office:value-type="float" office:value="0.992259727191496" calcext:value-type="float">
            <text:p>0.992259727191496</text:p>
          </table:table-cell>
          <table:table-cell table:style-name="Default" office:value-type="float" office:value="0.992259716363384" calcext:value-type="float">
            <text:p>0.992259716363384</text:p>
          </table:table-cell>
          <table:table-cell table:style-name="Default" office:value-type="float" office:value="0.99225970918904" calcext:value-type="float">
            <text:p>0.99225970918904</text:p>
          </table:table-cell>
          <table:table-cell table:style-name="Default" office:value-type="float" office:value="0.992259714546746" calcext:value-type="float">
            <text:p>0.992259714546746</text:p>
          </table:table-cell>
          <table:table-cell table:style-name="Default" office:value-type="float" office:value="0.992259692430832" calcext:value-type="float">
            <text:p>0.992259692430832</text:p>
          </table:table-cell>
          <table:table-cell table:style-name="Default" office:value-type="float" office:value="0.992259704633738" calcext:value-type="float">
            <text:p>0.992259704633738</text:p>
          </table:table-cell>
          <table:table-cell table:style-name="Default" office:value-type="float" office:value="0.992259721529194" calcext:value-type="float">
            <text:p>0.992259721529194</text:p>
          </table:table-cell>
          <table:table-cell table:style-name="Default" office:value-type="float" office:value="0.99225969445221" calcext:value-type="float">
            <text:p>0.99225969445221</text:p>
          </table:table-cell>
          <table:table-cell table:style-name="Default" office:value-type="float" office:value="0.992259712681255" calcext:value-type="float">
            <text:p>0.99225971268125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4_2</text:p>
          </table:table-cell>
          <table:table-cell table:style-name="Default" office:value-type="float" office:value="0.989653817136434" calcext:value-type="float">
            <text:p>0.989653817136434</text:p>
          </table:table-cell>
          <table:table-cell table:style-name="Default" office:value-type="float" office:value="0.989654129481521" calcext:value-type="float">
            <text:p>0.989654129481521</text:p>
          </table:table-cell>
          <table:table-cell table:style-name="Default" office:value-type="float" office:value="0.989653883989686" calcext:value-type="float">
            <text:p>0.989653883989686</text:p>
          </table:table-cell>
          <table:table-cell table:style-name="Default" office:value-type="float" office:value="0.989653856202574" calcext:value-type="float">
            <text:p>0.989653856202574</text:p>
          </table:table-cell>
          <table:table-cell table:style-name="Default" office:value-type="float" office:value="0.989654507424605" calcext:value-type="float">
            <text:p>0.989654507424605</text:p>
          </table:table-cell>
          <table:table-cell table:style-name="Default" office:value-type="float" office:value="0.989653810214108" calcext:value-type="float">
            <text:p>0.989653810214108</text:p>
          </table:table-cell>
          <table:table-cell table:style-name="Default" office:value-type="float" office:value="0.989653906632624" calcext:value-type="float">
            <text:p>0.989653906632624</text:p>
          </table:table-cell>
          <table:table-cell table:style-name="Default" office:value-type="float" office:value="0.989654180987912" calcext:value-type="float">
            <text:p>0.989654180987912</text:p>
          </table:table-cell>
          <table:table-cell table:style-name="Default" office:value-type="float" office:value="0.989654232052053" calcext:value-type="float">
            <text:p>0.989654232052053</text:p>
          </table:table-cell>
          <table:table-cell table:style-name="Default" office:value-type="float" office:value="0.989654012334575" calcext:value-type="float">
            <text:p>0.98965401233457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5_2</text:p>
          </table:table-cell>
          <table:table-cell table:style-name="Default" office:value-type="float" office:value="0.888932996818595" calcext:value-type="float">
            <text:p>0.888932996818595</text:p>
          </table:table-cell>
          <table:table-cell table:style-name="Default" office:value-type="float" office:value="0.899832253944841" calcext:value-type="float">
            <text:p>0.899832253944841</text:p>
          </table:table-cell>
          <table:table-cell table:style-name="Default" office:value-type="float" office:value="0.896974540811349" calcext:value-type="float">
            <text:p>0.896974540811349</text:p>
          </table:table-cell>
          <table:table-cell table:style-name="Default" office:value-type="float" office:value="0.895785928869052" calcext:value-type="float">
            <text:p>0.895785928869052</text:p>
          </table:table-cell>
          <table:table-cell table:style-name="Default" office:value-type="float" office:value="0.8944916962354" calcext:value-type="float">
            <text:p>0.8944916962354</text:p>
          </table:table-cell>
          <table:table-cell table:style-name="Default" office:value-type="float" office:value="0.890929861046694" calcext:value-type="float">
            <text:p>0.890929861046694</text:p>
          </table:table-cell>
          <table:table-cell table:style-name="Default" office:value-type="float" office:value="0.888916206123444" calcext:value-type="float">
            <text:p>0.888916206123444</text:p>
          </table:table-cell>
          <table:table-cell table:style-name="Default" office:value-type="float" office:value="0.888051729799041" calcext:value-type="float">
            <text:p>0.888051729799041</text:p>
          </table:table-cell>
          <table:table-cell table:style-name="Default" office:value-type="float" office:value="0.888645395500605" calcext:value-type="float">
            <text:p>0.888645395500605</text:p>
          </table:table-cell>
          <table:table-cell table:style-name="Default" office:value-type="float" office:value="0.887584800188215" calcext:value-type="float">
            <text:p>0.88758480018821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6_2</text:p>
          </table:table-cell>
          <table:table-cell table:style-name="Default" office:value-type="float" office:value="0.917610390337786" calcext:value-type="float">
            <text:p>0.917610390337786</text:p>
          </table:table-cell>
          <table:table-cell table:style-name="Default" office:value-type="float" office:value="0.913102015069514" calcext:value-type="float">
            <text:p>0.913102015069514</text:p>
          </table:table-cell>
          <table:table-cell table:style-name="Default" office:value-type="float" office:value="0.90594957785642" calcext:value-type="float">
            <text:p>0.90594957785642</text:p>
          </table:table-cell>
          <table:table-cell table:style-name="Default" office:value-type="float" office:value="0.883157048486675" calcext:value-type="float">
            <text:p>0.883157048486675</text:p>
          </table:table-cell>
          <table:table-cell table:style-name="Default" office:value-type="float" office:value="0.871118308950235" calcext:value-type="float">
            <text:p>0.871118308950235</text:p>
          </table:table-cell>
          <table:table-cell table:style-name="Default" office:value-type="float" office:value="0.868395143376378" calcext:value-type="float">
            <text:p>0.868395143376378</text:p>
          </table:table-cell>
          <table:table-cell table:style-name="Default" office:value-type="float" office:value="0.865485747376452" calcext:value-type="float">
            <text:p>0.865485747376452</text:p>
          </table:table-cell>
          <table:table-cell table:style-name="Default" office:value-type="float" office:value="0.864732798388878" calcext:value-type="float">
            <text:p>0.864732798388878</text:p>
          </table:table-cell>
          <table:table-cell table:style-name="Default" office:value-type="float" office:value="0.863412770104096" calcext:value-type="float">
            <text:p>0.863412770104096</text:p>
          </table:table-cell>
          <table:table-cell table:style-name="Default" office:value-type="float" office:value="0.8633475559942" calcext:value-type="float">
            <text:p>0.863347555994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7_2</text:p>
          </table:table-cell>
          <table:table-cell table:style-name="Default" office:value-type="float" office:value="0.989653755238395" calcext:value-type="float">
            <text:p>0.989653755238395</text:p>
          </table:table-cell>
          <table:table-cell table:style-name="Default" office:value-type="float" office:value="0.98965383632107" calcext:value-type="float">
            <text:p>0.98965383632107</text:p>
          </table:table-cell>
          <table:table-cell table:style-name="Default" office:value-type="float" office:value="0.989653889142879" calcext:value-type="float">
            <text:p>0.989653889142879</text:p>
          </table:table-cell>
          <table:table-cell table:style-name="Default" office:value-type="float" office:value="0.98965381667269" calcext:value-type="float">
            <text:p>0.98965381667269</text:p>
          </table:table-cell>
          <table:table-cell table:style-name="Default" office:value-type="float" office:value="0.989653985703836" calcext:value-type="float">
            <text:p>0.989653985703836</text:p>
          </table:table-cell>
          <table:table-cell table:style-name="Default" office:value-type="float" office:value="0.989653859736342" calcext:value-type="float">
            <text:p>0.989653859736342</text:p>
          </table:table-cell>
          <table:table-cell table:style-name="Default" office:value-type="float" office:value="0.989653892880201" calcext:value-type="float">
            <text:p>0.989653892880201</text:p>
          </table:table-cell>
          <table:table-cell table:style-name="Default" office:value-type="float" office:value="0.989654271880775" calcext:value-type="float">
            <text:p>0.989654271880775</text:p>
          </table:table-cell>
          <table:table-cell table:style-name="Default" office:value-type="float" office:value="0.989653876381977" calcext:value-type="float">
            <text:p>0.989653876381977</text:p>
          </table:table-cell>
          <table:table-cell table:style-name="Default" office:value-type="float" office:value="0.989653911353675" calcext:value-type="float">
            <text:p>0.98965391135367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8_2</text:p>
          </table:table-cell>
          <table:table-cell table:style-name="Default" office:value-type="float" office:value="0.814083085038392" calcext:value-type="float">
            <text:p>0.814083085038392</text:p>
          </table:table-cell>
          <table:table-cell table:style-name="Default" office:value-type="float" office:value="0.818202807125108" calcext:value-type="float">
            <text:p>0.818202807125108</text:p>
          </table:table-cell>
          <table:table-cell table:style-name="Default" office:value-type="float" office:value="0.818954884815912" calcext:value-type="float">
            <text:p>0.818954884815912</text:p>
          </table:table-cell>
          <table:table-cell table:style-name="Default" office:value-type="float" office:value="0.824639385417601" calcext:value-type="float">
            <text:p>0.824639385417601</text:p>
          </table:table-cell>
          <table:table-cell table:style-name="Default" office:value-type="float" office:value="0.845353086813477" calcext:value-type="float">
            <text:p>0.845353086813477</text:p>
          </table:table-cell>
          <table:table-cell table:style-name="Default" office:value-type="float" office:value="0.909013697816784" calcext:value-type="float">
            <text:p>0.909013697816784</text:p>
          </table:table-cell>
          <table:table-cell table:style-name="Default" office:value-type="float" office:value="0.910795395208682" calcext:value-type="float">
            <text:p>0.910795395208682</text:p>
          </table:table-cell>
          <table:table-cell table:style-name="Default" office:value-type="float" office:value="0.911557083518224" calcext:value-type="float">
            <text:p>0.911557083518224</text:p>
          </table:table-cell>
          <table:table-cell table:style-name="Default" office:value-type="float" office:value="0.921578766351603" calcext:value-type="float">
            <text:p>0.921578766351603</text:p>
          </table:table-cell>
          <table:table-cell table:style-name="Default" office:value-type="float" office:value="0.917549304535452" calcext:value-type="float">
            <text:p>0.91754930453545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9_2</text:p>
          </table:table-cell>
          <table:table-cell table:style-name="Default" office:value-type="float" office:value="0.849814050210874" calcext:value-type="float">
            <text:p>0.849814050210874</text:p>
          </table:table-cell>
          <table:table-cell table:style-name="Default" office:value-type="float" office:value="0.867190612673254" calcext:value-type="float">
            <text:p>0.867190612673254</text:p>
          </table:table-cell>
          <table:table-cell table:style-name="Default" office:value-type="float" office:value="0.857280922338043" calcext:value-type="float">
            <text:p>0.857280922338043</text:p>
          </table:table-cell>
          <table:table-cell table:style-name="Default" office:value-type="float" office:value="0.821726400018958" calcext:value-type="float">
            <text:p>0.821726400018958</text:p>
          </table:table-cell>
          <table:table-cell table:style-name="Default" office:value-type="float" office:value="0.944348470448802" calcext:value-type="float">
            <text:p>0.944348470448802</text:p>
          </table:table-cell>
          <table:table-cell table:style-name="Default" office:value-type="float" office:value="0.970524291905676" calcext:value-type="float">
            <text:p>0.970524291905676</text:p>
          </table:table-cell>
          <table:table-cell table:style-name="Default" office:value-type="float" office:value="0.959085732929356" calcext:value-type="float">
            <text:p>0.959085732929356</text:p>
          </table:table-cell>
          <table:table-cell table:style-name="Default" office:value-type="float" office:value="0.947437181872574" calcext:value-type="float">
            <text:p>0.947437181872574</text:p>
          </table:table-cell>
          <table:table-cell table:style-name="Default" office:value-type="float" office:value="0.958087691211246" calcext:value-type="float">
            <text:p>0.958087691211246</text:p>
          </table:table-cell>
          <table:table-cell table:style-name="Default" office:value-type="float" office:value="0.945278007381976" calcext:value-type="float">
            <text:p>0.94527800738197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1_2</text:p>
          </table:table-cell>
          <table:table-cell table:style-name="Default" office:value-type="float" office:value="0.992086694162119" calcext:value-type="float">
            <text:p>0.992086694162119</text:p>
          </table:table-cell>
          <table:table-cell table:style-name="Default" office:value-type="float" office:value="0.992086635317822" calcext:value-type="float">
            <text:p>0.992086635317822</text:p>
          </table:table-cell>
          <table:table-cell table:style-name="Default" office:value-type="float" office:value="0.992086645264043" calcext:value-type="float">
            <text:p>0.992086645264043</text:p>
          </table:table-cell>
          <table:table-cell table:style-name="Default" office:value-type="float" office:value="0.992086645354156" calcext:value-type="float">
            <text:p>0.992086645354156</text:p>
          </table:table-cell>
          <table:table-cell table:style-name="Default" office:value-type="float" office:value="0.992086648659856" calcext:value-type="float">
            <text:p>0.992086648659856</text:p>
          </table:table-cell>
          <table:table-cell table:style-name="Default" office:value-type="float" office:value="0.992086639023369" calcext:value-type="float">
            <text:p>0.992086639023369</text:p>
          </table:table-cell>
          <table:table-cell table:style-name="Default" office:value-type="float" office:value="0.9920866725686" calcext:value-type="float">
            <text:p>0.9920866725686</text:p>
          </table:table-cell>
          <table:table-cell table:style-name="Default" office:value-type="float" office:value="0.992086672980179" calcext:value-type="float">
            <text:p>0.992086672980179</text:p>
          </table:table-cell>
          <table:table-cell table:style-name="Default" office:value-type="float" office:value="0.992086669408958" calcext:value-type="float">
            <text:p>0.992086669408958</text:p>
          </table:table-cell>
          <table:table-cell table:style-name="Default" office:value-type="float" office:value="0.992086670204386" calcext:value-type="float">
            <text:p>0.99208667020438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2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025119955" calcext:value-type="float">
            <text:p>0.990239025119955</text:p>
          </table:table-cell>
          <table:table-cell table:style-name="Default" office:value-type="float" office:value="0.990239047579802" calcext:value-type="float">
            <text:p>0.990239047579802</text:p>
          </table:table-cell>
          <table:table-cell table:style-name="Default" office:value-type="float" office:value="0.990239097596088" calcext:value-type="float">
            <text:p>0.990239097596088</text:p>
          </table:table-cell>
          <table:table-cell table:style-name="Default" office:value-type="float" office:value="0.990239034091135" calcext:value-type="float">
            <text:p>0.990239034091135</text:p>
          </table:table-cell>
          <table:table-cell table:style-name="Default" office:value-type="float" office:value="0.990239045129055" calcext:value-type="float">
            <text:p>0.990239045129055</text:p>
          </table:table-cell>
          <table:table-cell table:style-name="Default" office:value-type="float" office:value="0.990239097645485" calcext:value-type="float">
            <text:p>0.990239097645485</text:p>
          </table:table-cell>
          <table:table-cell table:style-name="Default" office:value-type="float" office:value="0.990239062208374" calcext:value-type="float">
            <text:p>0.990239062208374</text:p>
          </table:table-cell>
          <table:table-cell table:style-name="Default" office:value-type="float" office:value="0.990239045236598" calcext:value-type="float">
            <text:p>0.990239045236598</text:p>
          </table:table-cell>
          <table:table-cell table:style-name="Default" office:value-type="float" office:value="0.990239071229825" calcext:value-type="float">
            <text:p>0.99023907122982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3_2</text:p>
          </table:table-cell>
          <table:table-cell table:style-name="Default" office:value-type="float" office:value="0.990239107359336" calcext:value-type="float">
            <text:p>0.990239107359336</text:p>
          </table:table-cell>
          <table:table-cell table:style-name="Default" office:value-type="float" office:value="0.990239092622484" calcext:value-type="float">
            <text:p>0.990239092622484</text:p>
          </table:table-cell>
          <table:table-cell table:style-name="Default" office:value-type="float" office:value="0.990239175626686" calcext:value-type="float">
            <text:p>0.990239175626686</text:p>
          </table:table-cell>
          <table:table-cell table:style-name="Default" office:value-type="float" office:value="0.990239035652082" calcext:value-type="float">
            <text:p>0.990239035652082</text:p>
          </table:table-cell>
          <table:table-cell table:style-name="Default" office:value-type="float" office:value="0.990239120029989" calcext:value-type="float">
            <text:p>0.990239120029989</text:p>
          </table:table-cell>
          <table:table-cell table:style-name="Default" office:value-type="float" office:value="0.990239075154162" calcext:value-type="float">
            <text:p>0.990239075154162</text:p>
          </table:table-cell>
          <table:table-cell table:style-name="Default" office:value-type="float" office:value="0.990239084525443" calcext:value-type="float">
            <text:p>0.990239084525443</text:p>
          </table:table-cell>
          <table:table-cell table:style-name="Default" office:value-type="float" office:value="0.990239026633285" calcext:value-type="float">
            <text:p>0.990239026633285</text:p>
          </table:table-cell>
          <table:table-cell table:style-name="Default" office:value-type="float" office:value="0.990239071500487" calcext:value-type="float">
            <text:p>0.990239071500487</text:p>
          </table:table-cell>
          <table:table-cell table:style-name="Default" office:value-type="float" office:value="0.990239194441608" calcext:value-type="float">
            <text:p>0.99023919444160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4_2</text:p>
          </table:table-cell>
          <table:table-cell table:style-name="Default" office:value-type="float" office:value="0.990239088166" calcext:value-type="float">
            <text:p>0.990239088166</text:p>
          </table:table-cell>
          <table:table-cell table:style-name="Default" office:value-type="float" office:value="0.990239037287811" calcext:value-type="float">
            <text:p>0.990239037287811</text:p>
          </table:table-cell>
          <table:table-cell table:style-name="Default" office:value-type="float" office:value="0.990239052293592" calcext:value-type="float">
            <text:p>0.990239052293592</text:p>
          </table:table-cell>
          <table:table-cell table:style-name="Default" office:value-type="float" office:value="0.990239050440999" calcext:value-type="float">
            <text:p>0.990239050440999</text:p>
          </table:table-cell>
          <table:table-cell table:style-name="Default" office:value-type="float" office:value="0.990239100216627" calcext:value-type="float">
            <text:p>0.990239100216627</text:p>
          </table:table-cell>
          <table:table-cell table:style-name="Default" office:value-type="float" office:value="0.990239128822456" calcext:value-type="float">
            <text:p>0.990239128822456</text:p>
          </table:table-cell>
          <table:table-cell table:style-name="Default" office:value-type="float" office:value="0.990239040484235" calcext:value-type="float">
            <text:p>0.990239040484235</text:p>
          </table:table-cell>
          <table:table-cell table:style-name="Default" office:value-type="float" office:value="0.990239027835726" calcext:value-type="float">
            <text:p>0.990239027835726</text:p>
          </table:table-cell>
          <table:table-cell table:style-name="Default" office:value-type="float" office:value="0.990239089874164" calcext:value-type="float">
            <text:p>0.990239089874164</text:p>
          </table:table-cell>
          <table:table-cell table:style-name="Default" office:value-type="float" office:value="0.990239020897364" calcext:value-type="float">
            <text:p>0.99023902089736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5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025119955" calcext:value-type="float">
            <text:p>0.990239025119955</text:p>
          </table:table-cell>
          <table:table-cell table:style-name="Default" office:value-type="float" office:value="0.990239047579802" calcext:value-type="float">
            <text:p>0.990239047579802</text:p>
          </table:table-cell>
          <table:table-cell table:style-name="Default" office:value-type="float" office:value="0.990239097596088" calcext:value-type="float">
            <text:p>0.990239097596088</text:p>
          </table:table-cell>
          <table:table-cell table:style-name="Default" office:value-type="float" office:value="0.990239034091135" calcext:value-type="float">
            <text:p>0.990239034091135</text:p>
          </table:table-cell>
          <table:table-cell table:style-name="Default" office:value-type="float" office:value="0.990239045129055" calcext:value-type="float">
            <text:p>0.990239045129055</text:p>
          </table:table-cell>
          <table:table-cell table:style-name="Default" office:value-type="float" office:value="0.990239097645485" calcext:value-type="float">
            <text:p>0.990239097645485</text:p>
          </table:table-cell>
          <table:table-cell table:style-name="Default" office:value-type="float" office:value="0.990239062208374" calcext:value-type="float">
            <text:p>0.990239062208374</text:p>
          </table:table-cell>
          <table:table-cell table:style-name="Default" office:value-type="float" office:value="0.990239045236598" calcext:value-type="float">
            <text:p>0.990239045236598</text:p>
          </table:table-cell>
          <table:table-cell table:style-name="Default" office:value-type="float" office:value="0.990239071229825" calcext:value-type="float">
            <text:p>0.99023907122982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6_2</text:p>
          </table:table-cell>
          <table:table-cell table:style-name="Default" office:value-type="float" office:value="0.990239013416924" calcext:value-type="float">
            <text:p>0.990239013416924</text:p>
          </table:table-cell>
          <table:table-cell table:style-name="Default" office:value-type="float" office:value="0.990238964302979" calcext:value-type="float">
            <text:p>0.990238964302979</text:p>
          </table:table-cell>
          <table:table-cell table:style-name="Default" office:value-type="float" office:value="0.990238932718917" calcext:value-type="float">
            <text:p>0.990238932718917</text:p>
          </table:table-cell>
          <table:table-cell table:style-name="Default" office:value-type="float" office:value="0.990238939888511" calcext:value-type="float">
            <text:p>0.990238939888511</text:p>
          </table:table-cell>
          <table:table-cell table:style-name="Default" office:value-type="float" office:value="0.990238941271364" calcext:value-type="float">
            <text:p>0.990238941271364</text:p>
          </table:table-cell>
          <table:table-cell table:style-name="Default" office:value-type="float" office:value="0.990238974239691" calcext:value-type="float">
            <text:p>0.990238974239691</text:p>
          </table:table-cell>
          <table:table-cell table:style-name="Default" office:value-type="float" office:value="0.990238973619669" calcext:value-type="float">
            <text:p>0.990238973619669</text:p>
          </table:table-cell>
          <table:table-cell table:style-name="Default" office:value-type="float" office:value="0.990238961119349" calcext:value-type="float">
            <text:p>0.990238961119349</text:p>
          </table:table-cell>
          <table:table-cell table:style-name="Default" office:value-type="float" office:value="0.990238984531" calcext:value-type="float">
            <text:p>0.990238984531</text:p>
          </table:table-cell>
          <table:table-cell table:style-name="Default" office:value-type="float" office:value="0.990238921818354" calcext:value-type="float">
            <text:p>0.99023892181835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7_2</text:p>
          </table:table-cell>
          <table:table-cell table:style-name="Default" office:value-type="float" office:value="0.996192215547153" calcext:value-type="float">
            <text:p>0.996192215547153</text:p>
          </table:table-cell>
          <table:table-cell table:style-name="Default" office:value-type="float" office:value="0.996192270275546" calcext:value-type="float">
            <text:p>0.996192270275546</text:p>
          </table:table-cell>
          <table:table-cell table:style-name="Default" office:value-type="float" office:value="0.996192372299126" calcext:value-type="float">
            <text:p>0.996192372299126</text:p>
          </table:table-cell>
          <table:table-cell table:style-name="Default" office:value-type="float" office:value="0.996193111898385" calcext:value-type="float">
            <text:p>0.996193111898385</text:p>
          </table:table-cell>
          <table:table-cell table:style-name="Default" office:value-type="float" office:value="0.996192417022678" calcext:value-type="float">
            <text:p>0.996192417022678</text:p>
          </table:table-cell>
          <table:table-cell table:style-name="Default" office:value-type="float" office:value="0.996192276475177" calcext:value-type="float">
            <text:p>0.996192276475177</text:p>
          </table:table-cell>
          <table:table-cell table:style-name="Default" office:value-type="float" office:value="0.996192312389797" calcext:value-type="float">
            <text:p>0.996192312389797</text:p>
          </table:table-cell>
          <table:table-cell table:style-name="Default" office:value-type="float" office:value="0.996192254504078" calcext:value-type="float">
            <text:p>0.996192254504078</text:p>
          </table:table-cell>
          <table:table-cell table:style-name="Default" office:value-type="float" office:value="0.99619246015462" calcext:value-type="float">
            <text:p>0.99619246015462</text:p>
          </table:table-cell>
          <table:table-cell table:style-name="Default" office:value-type="float" office:value="0.996193196248506" calcext:value-type="float">
            <text:p>0.99619319624850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1_2</text:p>
          </table:table-cell>
          <table:table-cell table:style-name="Default" office:value-type="float" office:value="0.992185665680982" calcext:value-type="float">
            <text:p>0.992185665680982</text:p>
          </table:table-cell>
          <table:table-cell table:style-name="Default" office:value-type="float" office:value="0.99399736893839" calcext:value-type="float">
            <text:p>0.99399736893839</text:p>
          </table:table-cell>
          <table:table-cell table:style-name="Default" office:value-type="float" office:value="0.993387482288305" calcext:value-type="float">
            <text:p>0.993387482288305</text:p>
          </table:table-cell>
          <table:table-cell table:style-name="Default" office:value-type="float" office:value="0.994001601612103" calcext:value-type="float">
            <text:p>0.994001601612103</text:p>
          </table:table-cell>
          <table:table-cell table:style-name="Default" office:value-type="float" office:value="0.993963773662098" calcext:value-type="float">
            <text:p>0.993963773662098</text:p>
          </table:table-cell>
          <table:table-cell table:style-name="Default" office:value-type="float" office:value="0.994050336497041" calcext:value-type="float">
            <text:p>0.994050336497041</text:p>
          </table:table-cell>
          <table:table-cell table:style-name="Default" office:value-type="float" office:value="0.994226345930836" calcext:value-type="float">
            <text:p>0.994226345930836</text:p>
          </table:table-cell>
          <table:table-cell table:style-name="Default" office:value-type="float" office:value="0.994138941588542" calcext:value-type="float">
            <text:p>0.994138941588542</text:p>
          </table:table-cell>
          <table:table-cell table:style-name="Default" office:value-type="float" office:value="0.994093015926128" calcext:value-type="float">
            <text:p>0.994093015926128</text:p>
          </table:table-cell>
          <table:table-cell table:style-name="Default" office:value-type="float" office:value="0.99423025925189" calcext:value-type="float">
            <text:p>0.9942302592518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2_2</text:p>
          </table:table-cell>
          <table:table-cell table:style-name="Default" office:value-type="float" office:value="0.989705431029137" calcext:value-type="float">
            <text:p>0.989705431029137</text:p>
          </table:table-cell>
          <table:table-cell table:style-name="Default" office:value-type="float" office:value="0.989767823249075" calcext:value-type="float">
            <text:p>0.989767823249075</text:p>
          </table:table-cell>
          <table:table-cell table:style-name="Default" office:value-type="float" office:value="0.990406295237411" calcext:value-type="float">
            <text:p>0.990406295237411</text:p>
          </table:table-cell>
          <table:table-cell table:style-name="Default" office:value-type="float" office:value="0.991045601215704" calcext:value-type="float">
            <text:p>0.991045601215704</text:p>
          </table:table-cell>
          <table:table-cell table:style-name="Default" office:value-type="float" office:value="0.991127406360685" calcext:value-type="float">
            <text:p>0.991127406360685</text:p>
          </table:table-cell>
          <table:table-cell table:style-name="Default" office:value-type="float" office:value="0.991022976291781" calcext:value-type="float">
            <text:p>0.991022976291781</text:p>
          </table:table-cell>
          <table:table-cell table:style-name="Default" office:value-type="float" office:value="0.991002859459015" calcext:value-type="float">
            <text:p>0.991002859459015</text:p>
          </table:table-cell>
          <table:table-cell table:style-name="Default" office:value-type="float" office:value="0.991198781385037" calcext:value-type="float">
            <text:p>0.991198781385037</text:p>
          </table:table-cell>
          <table:table-cell table:style-name="Default" office:value-type="float" office:value="0.991093585958953" calcext:value-type="float">
            <text:p>0.991093585958953</text:p>
          </table:table-cell>
          <table:table-cell table:style-name="Default" office:value-type="float" office:value="0.990537977239058" calcext:value-type="float">
            <text:p>0.99053797723905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3_2</text:p>
          </table:table-cell>
          <table:table-cell table:style-name="Default" office:value-type="float" office:value="0.673778953639476" calcext:value-type="float">
            <text:p>0.673778953639476</text:p>
          </table:table-cell>
          <table:table-cell table:style-name="Default" office:value-type="float" office:value="0.802597325642793" calcext:value-type="float">
            <text:p>0.802597325642793</text:p>
          </table:table-cell>
          <table:table-cell table:style-name="Default" office:value-type="float" office:value="0.878990131095349" calcext:value-type="float">
            <text:p>0.878990131095349</text:p>
          </table:table-cell>
          <table:table-cell table:style-name="Default" office:value-type="float" office:value="0.894732080901748" calcext:value-type="float">
            <text:p>0.894732080901748</text:p>
          </table:table-cell>
          <table:table-cell table:style-name="Default" office:value-type="float" office:value="0.901361109589523" calcext:value-type="float">
            <text:p>0.901361109589523</text:p>
          </table:table-cell>
          <table:table-cell table:style-name="Default" office:value-type="float" office:value="0.897208581503441" calcext:value-type="float">
            <text:p>0.897208581503441</text:p>
          </table:table-cell>
          <table:table-cell table:style-name="Default" office:value-type="float" office:value="0.901489939054651" calcext:value-type="float">
            <text:p>0.901489939054651</text:p>
          </table:table-cell>
          <table:table-cell table:style-name="Default" office:value-type="float" office:value="0.890804152019248" calcext:value-type="float">
            <text:p>0.890804152019248</text:p>
          </table:table-cell>
          <table:table-cell table:style-name="Default" office:value-type="float" office:value="0.900360315827048" calcext:value-type="float">
            <text:p>0.900360315827048</text:p>
          </table:table-cell>
          <table:table-cell table:style-name="Default" office:value-type="float" office:value="0.89246816912476" calcext:value-type="float">
            <text:p>0.8924681691247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4_2</text:p>
          </table:table-cell>
          <table:table-cell table:style-name="Default" office:value-type="float" office:value="0.924172963525223" calcext:value-type="float">
            <text:p>0.924172963525223</text:p>
          </table:table-cell>
          <table:table-cell table:style-name="Default" office:value-type="float" office:value="0.92603793750922" calcext:value-type="float">
            <text:p>0.92603793750922</text:p>
          </table:table-cell>
          <table:table-cell table:style-name="Default" office:value-type="float" office:value="0.926218616510298" calcext:value-type="float">
            <text:p>0.926218616510298</text:p>
          </table:table-cell>
          <table:table-cell table:style-name="Default" office:value-type="float" office:value="0.925835615989046" calcext:value-type="float">
            <text:p>0.925835615989046</text:p>
          </table:table-cell>
          <table:table-cell table:style-name="Default" office:value-type="float" office:value="0.925094934322999" calcext:value-type="float">
            <text:p>0.925094934322999</text:p>
          </table:table-cell>
          <table:table-cell table:style-name="Default" office:value-type="float" office:value="0.924681365345981" calcext:value-type="float">
            <text:p>0.924681365345981</text:p>
          </table:table-cell>
          <table:table-cell table:style-name="Default" office:value-type="float" office:value="0.924976833146814" calcext:value-type="float">
            <text:p>0.924976833146814</text:p>
          </table:table-cell>
          <table:table-cell table:style-name="Default" office:value-type="float" office:value="0.924904463961005" calcext:value-type="float">
            <text:p>0.924904463961005</text:p>
          </table:table-cell>
          <table:table-cell table:style-name="Default" office:value-type="float" office:value="0.924769827664185" calcext:value-type="float">
            <text:p>0.924769827664185</text:p>
          </table:table-cell>
          <table:table-cell table:style-name="Default" office:value-type="float" office:value="0.923533826044783" calcext:value-type="float">
            <text:p>0.92353382604478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5_2</text:p>
          </table:table-cell>
          <table:table-cell table:style-name="Default" office:value-type="float" office:value="0.530435427274619" calcext:value-type="float">
            <text:p>0.530435427274619</text:p>
          </table:table-cell>
          <table:table-cell table:style-name="Default" office:value-type="float" office:value="0.579922567441322" calcext:value-type="float">
            <text:p>0.579922567441322</text:p>
          </table:table-cell>
          <table:table-cell table:style-name="Default" office:value-type="float" office:value="0.593482807529385" calcext:value-type="float">
            <text:p>0.593482807529385</text:p>
          </table:table-cell>
          <table:table-cell table:style-name="Default" office:value-type="float" office:value="0.603059170851679" calcext:value-type="float">
            <text:p>0.603059170851679</text:p>
          </table:table-cell>
          <table:table-cell table:style-name="Default" office:value-type="float" office:value="0.605520812492096" calcext:value-type="float">
            <text:p>0.605520812492096</text:p>
          </table:table-cell>
          <table:table-cell table:style-name="Default" office:value-type="float" office:value="0.591945128967725" calcext:value-type="float">
            <text:p>0.591945128967725</text:p>
          </table:table-cell>
          <table:table-cell table:style-name="Default" office:value-type="float" office:value="0.594979152839374" calcext:value-type="float">
            <text:p>0.594979152839374</text:p>
          </table:table-cell>
          <table:table-cell table:style-name="Default" office:value-type="float" office:value="0.59926884598365" calcext:value-type="float">
            <text:p>0.59926884598365</text:p>
          </table:table-cell>
          <table:table-cell table:style-name="Default" office:value-type="float" office:value="0.591746061795716" calcext:value-type="float">
            <text:p>0.591746061795716</text:p>
          </table:table-cell>
          <table:table-cell table:style-name="Default" office:value-type="float" office:value="0.594559285563712" calcext:value-type="float">
            <text:p>0.594559285563712</text:p>
          </table:table-cell>
          <table:table-cell table:style-name="ce6" table:number-columns-repeated="3"/>
          <table:table-cell table:style-name="ce6" office:value-type="float" office:value="0.91215022453675" calcext:value-type="float">
            <text:p>0.912</text:p>
          </table:table-cell>
          <table:table-cell table:style-name="ce6" office:value-type="float" office:value="0.926262018635285" calcext:value-type="float">
            <text:p>0.926</text:p>
          </table:table-cell>
          <table:table-cell table:style-name="ce6" office:value-type="float" office:value="0.931875859872051" calcext:value-type="float">
            <text:p>0.932</text:p>
          </table:table-cell>
          <table:table-cell table:style-name="ce6" office:value-type="float" office:value="0.933959547834946" calcext:value-type="float">
            <text:p>0.934</text:p>
          </table:table-cell>
          <table:table-cell table:style-name="ce6" office:value-type="float" office:value="0.940570982867418" calcext:value-type="float">
            <text:p>0.941</text:p>
          </table:table-cell>
          <table:table-cell table:style-name="ce6" office:value-type="float" office:value="0.943533877436256" calcext:value-type="float">
            <text:p>0.944</text:p>
          </table:table-cell>
          <table:table-cell table:style-name="ce6" office:value-type="float" office:value="0.942718099956722" calcext:value-type="float">
            <text:p>0.943</text:p>
          </table:table-cell>
          <table:table-cell table:style-name="ce6" office:value-type="float" office:value="0.941186839749445" calcext:value-type="float">
            <text:p>0.941</text:p>
          </table:table-cell>
          <table:table-cell table:style-name="ce6" office:value-type="float" office:value="0.941271701344803" calcext:value-type="float">
            <text:p>0.941</text:p>
          </table:table-cell>
          <table:table-cell table:style-name="ce6" office:value-type="float" office:value="0.93991482446832" calcext:value-type="float">
            <text:p>0.940</text:p>
          </table:table-cell>
          <table:table-cell table:style-name="ce6" table:number-columns-repeated="17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6_2</text:p>
          </table:table-cell>
          <table:table-cell table:style-name="Default" office:value-type="float" office:value="0.579771392939791" calcext:value-type="float">
            <text:p>0.579771392939791</text:p>
          </table:table-cell>
          <table:table-cell table:style-name="Default" office:value-type="float" office:value="0.629356090906986" calcext:value-type="float">
            <text:p>0.629356090906986</text:p>
          </table:table-cell>
          <table:table-cell table:style-name="Default" office:value-type="float" office:value="0.691220743650031" calcext:value-type="float">
            <text:p>0.691220743650031</text:p>
          </table:table-cell>
          <table:table-cell table:style-name="Default" office:value-type="float" office:value="0.7618298830563" calcext:value-type="float">
            <text:p>0.7618298830563</text:p>
          </table:table-cell>
          <table:table-cell table:style-name="Default" office:value-type="float" office:value="0.772399748732609" calcext:value-type="float">
            <text:p>0.772399748732609</text:p>
          </table:table-cell>
          <table:table-cell table:style-name="Default" office:value-type="float" office:value="0.774589545225912" calcext:value-type="float">
            <text:p>0.774589545225912</text:p>
          </table:table-cell>
          <table:table-cell table:style-name="Default" office:value-type="float" office:value="0.762286923137561" calcext:value-type="float">
            <text:p>0.762286923137561</text:p>
          </table:table-cell>
          <table:table-cell table:style-name="Default" office:value-type="float" office:value="0.746374315520953" calcext:value-type="float">
            <text:p>0.746374315520953</text:p>
          </table:table-cell>
          <table:table-cell table:style-name="Default" office:value-type="float" office:value="0.726483291379543" calcext:value-type="float">
            <text:p>0.726483291379543</text:p>
          </table:table-cell>
          <table:table-cell table:style-name="Default" office:value-type="float" office:value="0.72039601165862" calcext:value-type="float">
            <text:p>0.72039601165862</text:p>
          </table:table-cell>
          <table:table-cell table:style-name="ce6" table:number-columns-repeated="3"/>
          <table:table-cell table:style-name="ce6" office:value-type="float" office:value="0.892836550821956" calcext:value-type="float">
            <text:p>0.893</text:p>
          </table:table-cell>
          <table:table-cell table:style-name="ce6" office:value-type="float" office:value="0.899219326063705" calcext:value-type="float">
            <text:p>0.899</text:p>
          </table:table-cell>
          <table:table-cell table:style-name="ce6" office:value-type="float" office:value="0.901609889079597" calcext:value-type="float">
            <text:p>0.902</text:p>
          </table:table-cell>
          <table:table-cell table:style-name="ce6" office:value-type="float" office:value="0.908225764275983" calcext:value-type="float">
            <text:p>0.908</text:p>
          </table:table-cell>
          <table:table-cell table:style-name="ce6" office:value-type="float" office:value="0.909003386783777" calcext:value-type="float">
            <text:p>0.909</text:p>
          </table:table-cell>
          <table:table-cell table:style-name="ce6" office:value-type="float" office:value="0.911524400900831" calcext:value-type="float">
            <text:p>0.912</text:p>
          </table:table-cell>
          <table:table-cell table:style-name="ce6" office:value-type="float" office:value="0.911109759500092" calcext:value-type="float">
            <text:p>0.911</text:p>
          </table:table-cell>
          <table:table-cell table:style-name="ce6" office:value-type="float" office:value="0.909299746450645" calcext:value-type="float">
            <text:p>0.909</text:p>
          </table:table-cell>
          <table:table-cell table:style-name="ce6" office:value-type="float" office:value="0.908386454447582" calcext:value-type="float">
            <text:p>0.908</text:p>
          </table:table-cell>
          <table:table-cell table:style-name="ce6" office:value-type="float" office:value="0.907178878659069" calcext:value-type="float">
            <text:p>0.907</text:p>
          </table:table-cell>
          <table:table-cell table:style-name="ce6" table:number-columns-repeated="17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7_2</text:p>
          </table:table-cell>
          <table:table-cell table:style-name="Default" office:value-type="float" office:value="0.948124968060388" calcext:value-type="float">
            <text:p>0.948124968060388</text:p>
          </table:table-cell>
          <table:table-cell table:style-name="Default" office:value-type="float" office:value="0.982233305179301" calcext:value-type="float">
            <text:p>0.982233305179301</text:p>
          </table:table-cell>
          <table:table-cell table:style-name="Default" office:value-type="float" office:value="0.979440414562578" calcext:value-type="float">
            <text:p>0.979440414562578</text:p>
          </table:table-cell>
          <table:table-cell table:style-name="Default" office:value-type="float" office:value="0.983506170276306" calcext:value-type="float">
            <text:p>0.983506170276306</text:p>
          </table:table-cell>
          <table:table-cell table:style-name="Default" office:value-type="float" office:value="0.98604429824567" calcext:value-type="float">
            <text:p>0.98604429824567</text:p>
          </table:table-cell>
          <table:table-cell table:style-name="Default" office:value-type="float" office:value="0.987559152863096" calcext:value-type="float">
            <text:p>0.987559152863096</text:p>
          </table:table-cell>
          <table:table-cell table:style-name="Default" office:value-type="float" office:value="0.98680908536747" calcext:value-type="float">
            <text:p>0.98680908536747</text:p>
          </table:table-cell>
          <table:table-cell table:style-name="Default" office:value-type="float" office:value="0.98638742454303" calcext:value-type="float">
            <text:p>0.98638742454303</text:p>
          </table:table-cell>
          <table:table-cell table:style-name="Default" office:value-type="float" office:value="0.986618129627048" calcext:value-type="float">
            <text:p>0.986618129627048</text:p>
          </table:table-cell>
          <table:table-cell table:style-name="Default" office:value-type="float" office:value="0.986075379344996" calcext:value-type="float">
            <text:p>0.98607537934499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/>
          <table:table-cell table:style-name="Default" table:formula="of:=AVERAGE([.C224:.C246])" office:value-type="float" office:value="0.91215022453675" calcext:value-type="float">
            <text:p>0.91215022453675</text:p>
          </table:table-cell>
          <table:table-cell table:style-name="Default" table:formula="of:=AVERAGE([.D224:.D246])" office:value-type="float" office:value="0.926262018635285" calcext:value-type="float">
            <text:p>0.926262018635285</text:p>
          </table:table-cell>
          <table:table-cell table:style-name="Default" table:formula="of:=AVERAGE([.E224:.E246])" office:value-type="float" office:value="0.931875859872051" calcext:value-type="float">
            <text:p>0.931875859872051</text:p>
          </table:table-cell>
          <table:table-cell table:style-name="Default" table:formula="of:=AVERAGE([.F224:.F246])" office:value-type="float" office:value="0.933959547834946" calcext:value-type="float">
            <text:p>0.933959547834946</text:p>
          </table:table-cell>
          <table:table-cell table:style-name="Default" table:formula="of:=AVERAGE([.G224:.G246])" office:value-type="float" office:value="0.940570982867418" calcext:value-type="float">
            <text:p>0.940570982867418</text:p>
          </table:table-cell>
          <table:table-cell table:style-name="Default" table:formula="of:=AVERAGE([.H224:.H246])" office:value-type="float" office:value="0.943533877436256" calcext:value-type="float">
            <text:p>0.943533877436256</text:p>
          </table:table-cell>
          <table:table-cell table:style-name="Default" table:formula="of:=AVERAGE([.I224:.I246])" office:value-type="float" office:value="0.942718099956722" calcext:value-type="float">
            <text:p>0.942718099956722</text:p>
          </table:table-cell>
          <table:table-cell table:style-name="Default" table:formula="of:=AVERAGE([.J224:.J246])" office:value-type="float" office:value="0.941186839749445" calcext:value-type="float">
            <text:p>0.941186839749445</text:p>
          </table:table-cell>
          <table:table-cell table:style-name="Default" table:formula="of:=AVERAGE([.K224:.K246])" office:value-type="float" office:value="0.941271701344803" calcext:value-type="float">
            <text:p>0.941271701344803</text:p>
          </table:table-cell>
          <table:table-cell table:style-name="Default" table:formula="of:=AVERAGE([.L224:.L246])" office:value-type="float" office:value="0.93991482446832" calcext:value-type="float">
            <text:p>0.9399148244683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table:number-columns-repeated="11"/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1_3</text:p>
          </table:table-cell>
          <table:table-cell table:style-name="Default" office:value-type="float" office:value="0.9806091038634" calcext:value-type="float">
            <text:p>0.9806091038634</text:p>
          </table:table-cell>
          <table:table-cell table:style-name="Default" office:value-type="float" office:value="0.980869162001489" calcext:value-type="float">
            <text:p>0.980869162001489</text:p>
          </table:table-cell>
          <table:table-cell table:style-name="Default" office:value-type="float" office:value="0.981008981100243" calcext:value-type="float">
            <text:p>0.981008981100243</text:p>
          </table:table-cell>
          <table:table-cell table:style-name="Default" office:value-type="float" office:value="0.980418635314702" calcext:value-type="float">
            <text:p>0.980418635314702</text:p>
          </table:table-cell>
          <table:table-cell table:style-name="Default" office:value-type="float" office:value="0.980626125583605" calcext:value-type="float">
            <text:p>0.980626125583605</text:p>
          </table:table-cell>
          <table:table-cell table:style-name="Default" office:value-type="float" office:value="0.981306815906871" calcext:value-type="float">
            <text:p>0.981306815906871</text:p>
          </table:table-cell>
          <table:table-cell table:style-name="Default" office:value-type="float" office:value="0.981094311841548" calcext:value-type="float">
            <text:p>0.981094311841548</text:p>
          </table:table-cell>
          <table:table-cell table:style-name="Default" office:value-type="float" office:value="0.981125439980449" calcext:value-type="float">
            <text:p>0.981125439980449</text:p>
          </table:table-cell>
          <table:table-cell table:style-name="Default" office:value-type="float" office:value="0.980429524548221" calcext:value-type="float">
            <text:p>0.980429524548221</text:p>
          </table:table-cell>
          <table:table-cell table:style-name="Default" office:value-type="float" office:value="0.980275560178304" calcext:value-type="float">
            <text:p>0.98027556017830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2_3</text:p>
          </table:table-cell>
          <table:table-cell table:style-name="Default" office:value-type="float" office:value="0.989390109097504" calcext:value-type="float">
            <text:p>0.989390109097504</text:p>
          </table:table-cell>
          <table:table-cell table:style-name="Default" office:value-type="float" office:value="0.989627402131198" calcext:value-type="float">
            <text:p>0.989627402131198</text:p>
          </table:table-cell>
          <table:table-cell table:style-name="Default" office:value-type="float" office:value="0.989374194619518" calcext:value-type="float">
            <text:p>0.989374194619518</text:p>
          </table:table-cell>
          <table:table-cell table:style-name="Default" office:value-type="float" office:value="0.9891913251234" calcext:value-type="float">
            <text:p>0.9891913251234</text:p>
          </table:table-cell>
          <table:table-cell table:style-name="Default" office:value-type="float" office:value="0.989321465189379" calcext:value-type="float">
            <text:p>0.989321465189379</text:p>
          </table:table-cell>
          <table:table-cell table:style-name="Default" office:value-type="float" office:value="0.989221618132267" calcext:value-type="float">
            <text:p>0.989221618132267</text:p>
          </table:table-cell>
          <table:table-cell table:style-name="Default" office:value-type="float" office:value="0.989358235612485" calcext:value-type="float">
            <text:p>0.989358235612485</text:p>
          </table:table-cell>
          <table:table-cell table:style-name="Default" office:value-type="float" office:value="0.989390320226034" calcext:value-type="float">
            <text:p>0.989390320226034</text:p>
          </table:table-cell>
          <table:table-cell table:style-name="Default" office:value-type="float" office:value="0.989691531863919" calcext:value-type="float">
            <text:p>0.989691531863919</text:p>
          </table:table-cell>
          <table:table-cell table:style-name="Default" office:value-type="float" office:value="0.989414661097788" calcext:value-type="float">
            <text:p>0.98941466109778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3_3</text:p>
          </table:table-cell>
          <table:table-cell table:style-name="Default" office:value-type="float" office:value="0.988863599080063" calcext:value-type="float">
            <text:p>0.988863599080063</text:p>
          </table:table-cell>
          <table:table-cell table:style-name="Default" office:value-type="float" office:value="0.988861922071679" calcext:value-type="float">
            <text:p>0.988861922071679</text:p>
          </table:table-cell>
          <table:table-cell table:style-name="Default" office:value-type="float" office:value="0.988866643769157" calcext:value-type="float">
            <text:p>0.988866643769157</text:p>
          </table:table-cell>
          <table:table-cell table:style-name="Default" office:value-type="float" office:value="0.988862275951187" calcext:value-type="float">
            <text:p>0.988862275951187</text:p>
          </table:table-cell>
          <table:table-cell table:style-name="Default" office:value-type="float" office:value="0.98886883802269" calcext:value-type="float">
            <text:p>0.98886883802269</text:p>
          </table:table-cell>
          <table:table-cell table:style-name="Default" office:value-type="float" office:value="0.988861493653824" calcext:value-type="float">
            <text:p>0.988861493653824</text:p>
          </table:table-cell>
          <table:table-cell table:style-name="Default" office:value-type="float" office:value="0.988868429328998" calcext:value-type="float">
            <text:p>0.988868429328998</text:p>
          </table:table-cell>
          <table:table-cell table:style-name="Default" office:value-type="float" office:value="0.988872464909417" calcext:value-type="float">
            <text:p>0.988872464909417</text:p>
          </table:table-cell>
          <table:table-cell table:style-name="Default" office:value-type="float" office:value="0.988872823122823" calcext:value-type="float">
            <text:p>0.988872823122823</text:p>
          </table:table-cell>
          <table:table-cell table:style-name="Default" office:value-type="float" office:value="0.988860136728988" calcext:value-type="float">
            <text:p>0.98886013672898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4_3</text:p>
          </table:table-cell>
          <table:table-cell table:style-name="Default" office:value-type="float" office:value="0.91905462509145" calcext:value-type="float">
            <text:p>0.91905462509145</text:p>
          </table:table-cell>
          <table:table-cell table:style-name="Default" office:value-type="float" office:value="0.919057422581401" calcext:value-type="float">
            <text:p>0.919057422581401</text:p>
          </table:table-cell>
          <table:table-cell table:style-name="Default" office:value-type="float" office:value="0.918990637098719" calcext:value-type="float">
            <text:p>0.918990637098719</text:p>
          </table:table-cell>
          <table:table-cell table:style-name="Default" office:value-type="float" office:value="0.919149420781273" calcext:value-type="float">
            <text:p>0.919149420781273</text:p>
          </table:table-cell>
          <table:table-cell table:style-name="Default" office:value-type="float" office:value="0.919026034530695" calcext:value-type="float">
            <text:p>0.919026034530695</text:p>
          </table:table-cell>
          <table:table-cell table:style-name="Default" office:value-type="float" office:value="0.919075046339377" calcext:value-type="float">
            <text:p>0.919075046339377</text:p>
          </table:table-cell>
          <table:table-cell table:style-name="Default" office:value-type="float" office:value="0.919074886251397" calcext:value-type="float">
            <text:p>0.919074886251397</text:p>
          </table:table-cell>
          <table:table-cell table:style-name="Default" office:value-type="float" office:value="0.919124231143862" calcext:value-type="float">
            <text:p>0.919124231143862</text:p>
          </table:table-cell>
          <table:table-cell table:style-name="Default" office:value-type="float" office:value="0.919035930031843" calcext:value-type="float">
            <text:p>0.919035930031843</text:p>
          </table:table-cell>
          <table:table-cell table:style-name="Default" office:value-type="float" office:value="0.919139021718673" calcext:value-type="float">
            <text:p>0.91913902171867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5_3</text:p>
          </table:table-cell>
          <table:table-cell table:style-name="Default" office:value-type="float" office:value="0.852697512892321" calcext:value-type="float">
            <text:p>0.852697512892321</text:p>
          </table:table-cell>
          <table:table-cell table:style-name="Default" office:value-type="float" office:value="0.856416093930182" calcext:value-type="float">
            <text:p>0.856416093930182</text:p>
          </table:table-cell>
          <table:table-cell table:style-name="Default" office:value-type="float" office:value="0.857873529624295" calcext:value-type="float">
            <text:p>0.857873529624295</text:p>
          </table:table-cell>
          <table:table-cell table:style-name="Default" office:value-type="float" office:value="0.857184048896178" calcext:value-type="float">
            <text:p>0.857184048896178</text:p>
          </table:table-cell>
          <table:table-cell table:style-name="Default" office:value-type="float" office:value="0.856621891989997" calcext:value-type="float">
            <text:p>0.856621891989997</text:p>
          </table:table-cell>
          <table:table-cell table:style-name="Default" office:value-type="float" office:value="0.854663609163749" calcext:value-type="float">
            <text:p>0.854663609163749</text:p>
          </table:table-cell>
          <table:table-cell table:style-name="Default" office:value-type="float" office:value="0.855507182188752" calcext:value-type="float">
            <text:p>0.855507182188752</text:p>
          </table:table-cell>
          <table:table-cell table:style-name="Default" office:value-type="float" office:value="0.85376397035967" calcext:value-type="float">
            <text:p>0.85376397035967</text:p>
          </table:table-cell>
          <table:table-cell table:style-name="Default" office:value-type="float" office:value="0.854710840539381" calcext:value-type="float">
            <text:p>0.854710840539381</text:p>
          </table:table-cell>
          <table:table-cell table:style-name="Default" office:value-type="float" office:value="0.854526560352478" calcext:value-type="float">
            <text:p>0.85452656035247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6_3</text:p>
          </table:table-cell>
          <table:table-cell table:style-name="Default" office:value-type="float" office:value="0.86846790075595" calcext:value-type="float">
            <text:p>0.86846790075595</text:p>
          </table:table-cell>
          <table:table-cell table:style-name="Default" office:value-type="float" office:value="0.868203401425655" calcext:value-type="float">
            <text:p>0.868203401425655</text:p>
          </table:table-cell>
          <table:table-cell table:style-name="Default" office:value-type="float" office:value="0.86269459558703" calcext:value-type="float">
            <text:p>0.86269459558703</text:p>
          </table:table-cell>
          <table:table-cell table:style-name="Default" office:value-type="float" office:value="0.842642413036486" calcext:value-type="float">
            <text:p>0.842642413036486</text:p>
          </table:table-cell>
          <table:table-cell table:style-name="Default" office:value-type="float" office:value="0.834591495811848" calcext:value-type="float">
            <text:p>0.834591495811848</text:p>
          </table:table-cell>
          <table:table-cell table:style-name="Default" office:value-type="float" office:value="0.828858994408619" calcext:value-type="float">
            <text:p>0.828858994408619</text:p>
          </table:table-cell>
          <table:table-cell table:style-name="Default" office:value-type="float" office:value="0.827158738066321" calcext:value-type="float">
            <text:p>0.827158738066321</text:p>
          </table:table-cell>
          <table:table-cell table:style-name="Default" office:value-type="float" office:value="0.828466664318419" calcext:value-type="float">
            <text:p>0.828466664318419</text:p>
          </table:table-cell>
          <table:table-cell table:style-name="Default" office:value-type="float" office:value="0.828908349039808" calcext:value-type="float">
            <text:p>0.828908349039808</text:p>
          </table:table-cell>
          <table:table-cell table:style-name="Default" office:value-type="float" office:value="0.826286686313091" calcext:value-type="float">
            <text:p>0.82628668631309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7_3</text:p>
          </table:table-cell>
          <table:table-cell table:style-name="Default" office:value-type="float" office:value="0.919013114748589" calcext:value-type="float">
            <text:p>0.919013114748589</text:p>
          </table:table-cell>
          <table:table-cell table:style-name="Default" office:value-type="float" office:value="0.918945043823112" calcext:value-type="float">
            <text:p>0.918945043823112</text:p>
          </table:table-cell>
          <table:table-cell table:style-name="Default" office:value-type="float" office:value="0.918928336478454" calcext:value-type="float">
            <text:p>0.918928336478454</text:p>
          </table:table-cell>
          <table:table-cell table:style-name="Default" office:value-type="float" office:value="0.919037467017701" calcext:value-type="float">
            <text:p>0.919037467017701</text:p>
          </table:table-cell>
          <table:table-cell table:style-name="Default" office:value-type="float" office:value="0.918990508215735" calcext:value-type="float">
            <text:p>0.918990508215735</text:p>
          </table:table-cell>
          <table:table-cell table:style-name="Default" office:value-type="float" office:value="0.919035469622375" calcext:value-type="float">
            <text:p>0.919035469622375</text:p>
          </table:table-cell>
          <table:table-cell table:style-name="Default" office:value-type="float" office:value="0.919043011207394" calcext:value-type="float">
            <text:p>0.919043011207394</text:p>
          </table:table-cell>
          <table:table-cell table:style-name="Default" office:value-type="float" office:value="0.918998113757795" calcext:value-type="float">
            <text:p>0.918998113757795</text:p>
          </table:table-cell>
          <table:table-cell table:style-name="Default" office:value-type="float" office:value="0.919006122846463" calcext:value-type="float">
            <text:p>0.919006122846463</text:p>
          </table:table-cell>
          <table:table-cell table:style-name="Default" office:value-type="float" office:value="0.918986866216905" calcext:value-type="float">
            <text:p>0.918986866216905</text:p>
          </table:table-cell>
          <table:table-cell table:number-columns-repeated="1012"/>
        </table:table-row>
        <table:table-row table:style-name="ro2">
          <table:table-cell/>
          <table:table-cell table:style-name="Default" office:value-type="string" calcext:value-type="string">
            <text:p>WFG8_3</text:p>
          </table:table-cell>
          <table:table-cell table:style-name="Default" office:value-type="float" office:value="0.823765053364781" calcext:value-type="float">
            <text:p>0.823765053364781</text:p>
          </table:table-cell>
          <table:table-cell table:style-name="Default" office:value-type="float" office:value="0.824572394437659" calcext:value-type="float">
            <text:p>0.824572394437659</text:p>
          </table:table-cell>
          <table:table-cell table:style-name="Default" office:value-type="float" office:value="0.82647251263994" calcext:value-type="float">
            <text:p>0.82647251263994</text:p>
          </table:table-cell>
          <table:table-cell table:style-name="Default" office:value-type="float" office:value="0.828699021487258" calcext:value-type="float">
            <text:p>0.828699021487258</text:p>
          </table:table-cell>
          <table:table-cell table:style-name="Default" office:value-type="float" office:value="0.831155856506207" calcext:value-type="float">
            <text:p>0.831155856506207</text:p>
          </table:table-cell>
          <table:table-cell table:style-name="Default" office:value-type="float" office:value="0.849202078245139" calcext:value-type="float">
            <text:p>0.849202078245139</text:p>
          </table:table-cell>
          <table:table-cell table:style-name="Default" office:value-type="float" office:value="0.855641996409783" calcext:value-type="float">
            <text:p>0.855641996409783</text:p>
          </table:table-cell>
          <table:table-cell table:style-name="Default" office:value-type="float" office:value="0.853526133613376" calcext:value-type="float">
            <text:p>0.853526133613376</text:p>
          </table:table-cell>
          <table:table-cell table:style-name="Default" office:value-type="float" office:value="0.853193433477712" calcext:value-type="float">
            <text:p>0.853193433477712</text:p>
          </table:table-cell>
          <table:table-cell table:style-name="Default" office:value-type="float" office:value="0.85075508053825" calcext:value-type="float">
            <text:p>0.85075508053825</text:p>
          </table:table-cell>
          <table:table-cell table:number-columns-repeated="1012"/>
        </table:table-row>
        <table:table-row table:style-name="ro2">
          <table:table-cell/>
          <table:table-cell table:style-name="Default" office:value-type="string" calcext:value-type="string">
            <text:p>WFG9_3</text:p>
          </table:table-cell>
          <table:table-cell table:style-name="Default" office:value-type="float" office:value="0.850127336037416" calcext:value-type="float">
            <text:p>0.850127336037416</text:p>
          </table:table-cell>
          <table:table-cell table:style-name="Default" office:value-type="float" office:value="0.873495571023283" calcext:value-type="float">
            <text:p>0.873495571023283</text:p>
          </table:table-cell>
          <table:table-cell table:style-name="Default" office:value-type="float" office:value="0.777934348296084" calcext:value-type="float">
            <text:p>0.777934348296084</text:p>
          </table:table-cell>
          <table:table-cell table:style-name="Default" office:value-type="float" office:value="0.773844178402826" calcext:value-type="float">
            <text:p>0.773844178402826</text:p>
          </table:table-cell>
          <table:table-cell table:style-name="Default" office:value-type="float" office:value="0.803585078663791" calcext:value-type="float">
            <text:p>0.803585078663791</text:p>
          </table:table-cell>
          <table:table-cell table:style-name="Default" office:value-type="float" office:value="0.857462797882106" calcext:value-type="float">
            <text:p>0.857462797882106</text:p>
          </table:table-cell>
          <table:table-cell table:style-name="Default" office:value-type="float" office:value="0.838930088570442" calcext:value-type="float">
            <text:p>0.838930088570442</text:p>
          </table:table-cell>
          <table:table-cell table:style-name="Default" office:value-type="float" office:value="0.821421579852156" calcext:value-type="float">
            <text:p>0.821421579852156</text:p>
          </table:table-cell>
          <table:table-cell table:style-name="Default" office:value-type="float" office:value="0.819737092829683" calcext:value-type="float">
            <text:p>0.819737092829683</text:p>
          </table:table-cell>
          <table:table-cell table:style-name="Default" office:value-type="float" office:value="0.800240672191162" calcext:value-type="float">
            <text:p>0.80024067219116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Default" office:value-type="float" office:value="0.964627874577269" calcext:value-type="float">
            <text:p>0.964627874577269</text:p>
          </table:table-cell>
          <table:table-cell table:style-name="Default" office:value-type="float" office:value="0.964527437251463" calcext:value-type="float">
            <text:p>0.964527437251463</text:p>
          </table:table-cell>
          <table:table-cell table:style-name="Default" office:value-type="float" office:value="0.964756008625171" calcext:value-type="float">
            <text:p>0.964756008625171</text:p>
          </table:table-cell>
          <table:table-cell table:style-name="Default" office:value-type="float" office:value="0.964498857692333" calcext:value-type="float">
            <text:p>0.964498857692333</text:p>
          </table:table-cell>
          <table:table-cell table:style-name="Default" office:value-type="float" office:value="0.964383636190975" calcext:value-type="float">
            <text:p>0.964383636190975</text:p>
          </table:table-cell>
          <table:table-cell table:style-name="Default" office:value-type="float" office:value="0.964515580129115" calcext:value-type="float">
            <text:p>0.964515580129115</text:p>
          </table:table-cell>
          <table:table-cell table:style-name="Default" office:value-type="float" office:value="0.964525124531865" calcext:value-type="float">
            <text:p>0.964525124531865</text:p>
          </table:table-cell>
          <table:table-cell table:style-name="Default" office:value-type="float" office:value="0.96444224858234" calcext:value-type="float">
            <text:p>0.96444224858234</text:p>
          </table:table-cell>
          <table:table-cell table:style-name="Default" office:value-type="float" office:value="0.964567158828306" calcext:value-type="float">
            <text:p>0.964567158828306</text:p>
          </table:table-cell>
          <table:table-cell table:style-name="Default" office:value-type="float" office:value="0.964452751761499" calcext:value-type="float">
            <text:p>0.96445275176149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Default" office:value-type="float" office:value="0.929781247153089" calcext:value-type="float">
            <text:p>0.929781247153089</text:p>
          </table:table-cell>
          <table:table-cell table:style-name="Default" office:value-type="float" office:value="0.92980676180205" calcext:value-type="float">
            <text:p>0.92980676180205</text:p>
          </table:table-cell>
          <table:table-cell table:style-name="Default" office:value-type="float" office:value="0.929772249619648" calcext:value-type="float">
            <text:p>0.929772249619648</text:p>
          </table:table-cell>
          <table:table-cell table:style-name="Default" office:value-type="float" office:value="0.929749635708919" calcext:value-type="float">
            <text:p>0.929749635708919</text:p>
          </table:table-cell>
          <table:table-cell table:style-name="Default" office:value-type="float" office:value="0.929748664167309" calcext:value-type="float">
            <text:p>0.929748664167309</text:p>
          </table:table-cell>
          <table:table-cell table:style-name="Default" office:value-type="float" office:value="0.929800061354129" calcext:value-type="float">
            <text:p>0.929800061354129</text:p>
          </table:table-cell>
          <table:table-cell table:style-name="Default" office:value-type="float" office:value="0.929767607261927" calcext:value-type="float">
            <text:p>0.929767607261927</text:p>
          </table:table-cell>
          <table:table-cell table:style-name="Default" office:value-type="float" office:value="0.929751935757172" calcext:value-type="float">
            <text:p>0.929751935757172</text:p>
          </table:table-cell>
          <table:table-cell table:style-name="Default" office:value-type="float" office:value="0.929847713693127" calcext:value-type="float">
            <text:p>0.929847713693127</text:p>
          </table:table-cell>
          <table:table-cell table:style-name="Default" office:value-type="float" office:value="0.929860063347192" calcext:value-type="float">
            <text:p>0.92986006334719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Default" office:value-type="float" office:value="0.929802184231203" calcext:value-type="float">
            <text:p>0.929802184231203</text:p>
          </table:table-cell>
          <table:table-cell table:style-name="Default" office:value-type="float" office:value="0.929769754148598" calcext:value-type="float">
            <text:p>0.929769754148598</text:p>
          </table:table-cell>
          <table:table-cell table:style-name="Default" office:value-type="float" office:value="0.929725438895242" calcext:value-type="float">
            <text:p>0.929725438895242</text:p>
          </table:table-cell>
          <table:table-cell table:style-name="Default" office:value-type="float" office:value="0.929810206263414" calcext:value-type="float">
            <text:p>0.929810206263414</text:p>
          </table:table-cell>
          <table:table-cell table:style-name="Default" office:value-type="float" office:value="0.929828508201191" calcext:value-type="float">
            <text:p>0.929828508201191</text:p>
          </table:table-cell>
          <table:table-cell table:style-name="Default" office:value-type="float" office:value="0.92977389688537" calcext:value-type="float">
            <text:p>0.92977389688537</text:p>
          </table:table-cell>
          <table:table-cell table:style-name="Default" office:value-type="float" office:value="0.929715385663777" calcext:value-type="float">
            <text:p>0.929715385663777</text:p>
          </table:table-cell>
          <table:table-cell table:style-name="Default" office:value-type="float" office:value="0.929816379881576" calcext:value-type="float">
            <text:p>0.929816379881576</text:p>
          </table:table-cell>
          <table:table-cell table:style-name="Default" office:value-type="float" office:value="0.929786489208899" calcext:value-type="float">
            <text:p>0.929786489208899</text:p>
          </table:table-cell>
          <table:table-cell table:style-name="Default" office:value-type="float" office:value="0.929784500439127" calcext:value-type="float">
            <text:p>0.92978450043912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Default" office:value-type="float" office:value="0.929824238962501" calcext:value-type="float">
            <text:p>0.929824238962501</text:p>
          </table:table-cell>
          <table:table-cell table:style-name="Default" office:value-type="float" office:value="0.929869526830837" calcext:value-type="float">
            <text:p>0.929869526830837</text:p>
          </table:table-cell>
          <table:table-cell table:style-name="Default" office:value-type="float" office:value="0.929807494657704" calcext:value-type="float">
            <text:p>0.929807494657704</text:p>
          </table:table-cell>
          <table:table-cell table:style-name="Default" office:value-type="float" office:value="0.929862155604217" calcext:value-type="float">
            <text:p>0.929862155604217</text:p>
          </table:table-cell>
          <table:table-cell table:style-name="Default" office:value-type="float" office:value="0.929820053583046" calcext:value-type="float">
            <text:p>0.929820053583046</text:p>
          </table:table-cell>
          <table:table-cell table:style-name="Default" office:value-type="float" office:value="0.929811546761007" calcext:value-type="float">
            <text:p>0.929811546761007</text:p>
          </table:table-cell>
          <table:table-cell table:style-name="Default" office:value-type="float" office:value="0.929826785858703" calcext:value-type="float">
            <text:p>0.929826785858703</text:p>
          </table:table-cell>
          <table:table-cell table:style-name="Default" office:value-type="float" office:value="0.92984323536052" calcext:value-type="float">
            <text:p>0.92984323536052</text:p>
          </table:table-cell>
          <table:table-cell table:style-name="Default" office:value-type="float" office:value="0.929882219873465" calcext:value-type="float">
            <text:p>0.929882219873465</text:p>
          </table:table-cell>
          <table:table-cell table:style-name="Default" office:value-type="float" office:value="0.929754223775376" calcext:value-type="float">
            <text:p>0.9297542237753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Default" office:value-type="float" office:value="0.98592528349435" calcext:value-type="float">
            <text:p>0.98592528349435</text:p>
          </table:table-cell>
          <table:table-cell table:style-name="Default" office:value-type="float" office:value="0.985922119469399" calcext:value-type="float">
            <text:p>0.985922119469399</text:p>
          </table:table-cell>
          <table:table-cell table:style-name="Default" office:value-type="float" office:value="0.985922080578112" calcext:value-type="float">
            <text:p>0.985922080578112</text:p>
          </table:table-cell>
          <table:table-cell table:style-name="Default" office:value-type="float" office:value="0.985921897648706" calcext:value-type="float">
            <text:p>0.985921897648706</text:p>
          </table:table-cell>
          <table:table-cell table:style-name="Default" office:value-type="float" office:value="0.985922001033875" calcext:value-type="float">
            <text:p>0.985922001033875</text:p>
          </table:table-cell>
          <table:table-cell table:style-name="Default" office:value-type="float" office:value="0.985922127852932" calcext:value-type="float">
            <text:p>0.985922127852932</text:p>
          </table:table-cell>
          <table:table-cell table:style-name="Default" office:value-type="float" office:value="0.985922476561544" calcext:value-type="float">
            <text:p>0.985922476561544</text:p>
          </table:table-cell>
          <table:table-cell table:style-name="Default" office:value-type="float" office:value="0.985922083041756" calcext:value-type="float">
            <text:p>0.985922083041756</text:p>
          </table:table-cell>
          <table:table-cell table:style-name="Default" office:value-type="float" office:value="0.98592207780685" calcext:value-type="float">
            <text:p>0.98592207780685</text:p>
          </table:table-cell>
          <table:table-cell table:style-name="Default" office:value-type="float" office:value="0.985922238767401" calcext:value-type="float">
            <text:p>0.98592223876740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Default" office:value-type="float" office:value="0.985921240904116" calcext:value-type="float">
            <text:p>0.985921240904116</text:p>
          </table:table-cell>
          <table:table-cell table:style-name="Default" office:value-type="float" office:value="0.985921400510471" calcext:value-type="float">
            <text:p>0.985921400510471</text:p>
          </table:table-cell>
          <table:table-cell table:style-name="Default" office:value-type="float" office:value="0.985921339803267" calcext:value-type="float">
            <text:p>0.985921339803267</text:p>
          </table:table-cell>
          <table:table-cell table:style-name="Default" office:value-type="float" office:value="0.985921361311726" calcext:value-type="float">
            <text:p>0.985921361311726</text:p>
          </table:table-cell>
          <table:table-cell table:style-name="Default" office:value-type="float" office:value="0.985921417787904" calcext:value-type="float">
            <text:p>0.985921417787904</text:p>
          </table:table-cell>
          <table:table-cell table:style-name="Default" office:value-type="float" office:value="0.985921246384993" calcext:value-type="float">
            <text:p>0.985921246384993</text:p>
          </table:table-cell>
          <table:table-cell table:style-name="Default" office:value-type="float" office:value="0.985921246432913" calcext:value-type="float">
            <text:p>0.985921246432913</text:p>
          </table:table-cell>
          <table:table-cell table:style-name="Default" office:value-type="float" office:value="0.985921323803656" calcext:value-type="float">
            <text:p>0.985921323803656</text:p>
          </table:table-cell>
          <table:table-cell table:style-name="Default" office:value-type="float" office:value="0.985921332803676" calcext:value-type="float">
            <text:p>0.985921332803676</text:p>
          </table:table-cell>
          <table:table-cell table:style-name="Default" office:value-type="float" office:value="0.985921271195937" calcext:value-type="float">
            <text:p>0.985921271195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Default" office:value-type="float" office:value="0.963999072483099" calcext:value-type="float">
            <text:p>0.963999072483099</text:p>
          </table:table-cell>
          <table:table-cell table:style-name="Default" office:value-type="float" office:value="0.96402557801009" calcext:value-type="float">
            <text:p>0.96402557801009</text:p>
          </table:table-cell>
          <table:table-cell table:style-name="Default" office:value-type="float" office:value="0.963985093961207" calcext:value-type="float">
            <text:p>0.963985093961207</text:p>
          </table:table-cell>
          <table:table-cell table:style-name="Default" office:value-type="float" office:value="0.963943381150793" calcext:value-type="float">
            <text:p>0.963943381150793</text:p>
          </table:table-cell>
          <table:table-cell table:style-name="Default" office:value-type="float" office:value="0.963848928177427" calcext:value-type="float">
            <text:p>0.963848928177427</text:p>
          </table:table-cell>
          <table:table-cell table:style-name="Default" office:value-type="float" office:value="0.963974738999756" calcext:value-type="float">
            <text:p>0.963974738999756</text:p>
          </table:table-cell>
          <table:table-cell table:style-name="Default" office:value-type="float" office:value="0.963984821168258" calcext:value-type="float">
            <text:p>0.963984821168258</text:p>
          </table:table-cell>
          <table:table-cell table:style-name="Default" office:value-type="float" office:value="0.96376380288112" calcext:value-type="float">
            <text:p>0.96376380288112</text:p>
          </table:table-cell>
          <table:table-cell table:style-name="Default" office:value-type="float" office:value="0.964077522264974" calcext:value-type="float">
            <text:p>0.964077522264974</text:p>
          </table:table-cell>
          <table:table-cell table:style-name="Default" office:value-type="float" office:value="0.964071988549178" calcext:value-type="float">
            <text:p>0.96407198854917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Default" office:value-type="float" office:value="0.695746944950855" calcext:value-type="float">
            <text:p>0.695746944950855</text:p>
          </table:table-cell>
          <table:table-cell table:style-name="Default" office:value-type="float" office:value="0.665343794602471" calcext:value-type="float">
            <text:p>0.665343794602471</text:p>
          </table:table-cell>
          <table:table-cell table:style-name="Default" office:value-type="float" office:value="0.770862638274529" calcext:value-type="float">
            <text:p>0.770862638274529</text:p>
          </table:table-cell>
          <table:table-cell table:style-name="Default" office:value-type="float" office:value="0.918043822089093" calcext:value-type="float">
            <text:p>0.918043822089093</text:p>
          </table:table-cell>
          <table:table-cell table:style-name="Default" office:value-type="float" office:value="0.926775032156132" calcext:value-type="float">
            <text:p>0.926775032156132</text:p>
          </table:table-cell>
          <table:table-cell table:style-name="Default" office:value-type="float" office:value="0.92616065088111" calcext:value-type="float">
            <text:p>0.92616065088111</text:p>
          </table:table-cell>
          <table:table-cell table:style-name="Default" office:value-type="float" office:value="0.924476069832657" calcext:value-type="float">
            <text:p>0.924476069832657</text:p>
          </table:table-cell>
          <table:table-cell table:style-name="Default" office:value-type="float" office:value="0.924871756227435" calcext:value-type="float">
            <text:p>0.924871756227435</text:p>
          </table:table-cell>
          <table:table-cell table:style-name="Default" office:value-type="float" office:value="0.916536798078839" calcext:value-type="float">
            <text:p>0.916536798078839</text:p>
          </table:table-cell>
          <table:table-cell table:style-name="Default" office:value-type="float" office:value="0.92307983611016" calcext:value-type="float">
            <text:p>0.923079836110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Default" office:value-type="float" office:value="0.964157686109644" calcext:value-type="float">
            <text:p>0.964157686109644</text:p>
          </table:table-cell>
          <table:table-cell table:style-name="Default" office:value-type="float" office:value="0.972044051895372" calcext:value-type="float">
            <text:p>0.972044051895372</text:p>
          </table:table-cell>
          <table:table-cell table:style-name="Default" office:value-type="float" office:value="0.972868970629131" calcext:value-type="float">
            <text:p>0.972868970629131</text:p>
          </table:table-cell>
          <table:table-cell table:style-name="Default" office:value-type="float" office:value="0.971922823050991" calcext:value-type="float">
            <text:p>0.971922823050991</text:p>
          </table:table-cell>
          <table:table-cell table:style-name="Default" office:value-type="float" office:value="0.970590628177002" calcext:value-type="float">
            <text:p>0.970590628177002</text:p>
          </table:table-cell>
          <table:table-cell table:style-name="Default" office:value-type="float" office:value="0.972008404898526" calcext:value-type="float">
            <text:p>0.972008404898526</text:p>
          </table:table-cell>
          <table:table-cell table:style-name="Default" office:value-type="float" office:value="0.971532499612061" calcext:value-type="float">
            <text:p>0.971532499612061</text:p>
          </table:table-cell>
          <table:table-cell table:style-name="Default" office:value-type="float" office:value="0.971047264829246" calcext:value-type="float">
            <text:p>0.971047264829246</text:p>
          </table:table-cell>
          <table:table-cell table:style-name="Default" office:value-type="float" office:value="0.971115741845582" calcext:value-type="float">
            <text:p>0.971115741845582</text:p>
          </table:table-cell>
          <table:table-cell table:style-name="Default" office:value-type="float" office:value="0.971465929710023" calcext:value-type="float">
            <text:p>0.971465929710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Default" office:value-type="float" office:value="0.422120337819573" calcext:value-type="float">
            <text:p>0.422120337819573</text:p>
          </table:table-cell>
          <table:table-cell table:style-name="Default" office:value-type="float" office:value="0.53788835726399" calcext:value-type="float">
            <text:p>0.53788835726399</text:p>
          </table:table-cell>
          <table:table-cell table:style-name="Default" office:value-type="float" office:value="0.574822798254888" calcext:value-type="float">
            <text:p>0.574822798254888</text:p>
          </table:table-cell>
          <table:table-cell table:style-name="Default" office:value-type="float" office:value="0.577586594712467" calcext:value-type="float">
            <text:p>0.577586594712467</text:p>
          </table:table-cell>
          <table:table-cell table:style-name="Default" office:value-type="float" office:value="0.56143818490295" calcext:value-type="float">
            <text:p>0.56143818490295</text:p>
          </table:table-cell>
          <table:table-cell table:style-name="Default" office:value-type="float" office:value="0.543387439614518" calcext:value-type="float">
            <text:p>0.543387439614518</text:p>
          </table:table-cell>
          <table:table-cell table:style-name="Default" office:value-type="float" office:value="0.550736534100926" calcext:value-type="float">
            <text:p>0.550736534100926</text:p>
          </table:table-cell>
          <table:table-cell table:style-name="Default" office:value-type="float" office:value="0.536626234036248" calcext:value-type="float">
            <text:p>0.536626234036248</text:p>
          </table:table-cell>
          <table:table-cell table:style-name="Default" office:value-type="float" office:value="0.528099931800496" calcext:value-type="float">
            <text:p>0.528099931800496</text:p>
          </table:table-cell>
          <table:table-cell table:style-name="Default" office:value-type="float" office:value="0.523600645530785" calcext:value-type="float">
            <text:p>0.523600645530785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style-name="Default" table:formula="of:=AVERAGE([.C249:.C267])" office:value-type="float" office:value="0.892836550821956" calcext:value-type="float">
            <text:p>0.892836550821956</text:p>
          </table:table-cell>
          <table:table-cell table:style-name="Default" table:formula="of:=AVERAGE([.D249:.D267])" office:value-type="float" office:value="0.899219326063705" calcext:value-type="float">
            <text:p>0.899219326063705</text:p>
          </table:table-cell>
          <table:table-cell table:style-name="Default" table:formula="of:=AVERAGE([.E249:.E267])" office:value-type="float" office:value="0.901609889079597" calcext:value-type="float">
            <text:p>0.901609889079597</text:p>
          </table:table-cell>
          <table:table-cell table:style-name="Default" table:formula="of:=AVERAGE([.F249:.F267])" office:value-type="float" office:value="0.908225764275983" calcext:value-type="float">
            <text:p>0.908225764275983</text:p>
          </table:table-cell>
          <table:table-cell table:style-name="Default" table:formula="of:=AVERAGE([.G249:.G267])" office:value-type="float" office:value="0.909003386783777" calcext:value-type="float">
            <text:p>0.909003386783777</text:p>
          </table:table-cell>
          <table:table-cell table:style-name="Default" table:formula="of:=AVERAGE([.H249:.H267])" office:value-type="float" office:value="0.911524400900831" calcext:value-type="float">
            <text:p>0.911524400900831</text:p>
          </table:table-cell>
          <table:table-cell table:style-name="Default" table:formula="of:=AVERAGE([.I249:.I267])" office:value-type="float" office:value="0.911109759500092" calcext:value-type="float">
            <text:p>0.911109759500092</text:p>
          </table:table-cell>
          <table:table-cell table:style-name="Default" table:formula="of:=AVERAGE([.J249:.J267])" office:value-type="float" office:value="0.909299746450645" calcext:value-type="float">
            <text:p>0.909299746450645</text:p>
          </table:table-cell>
          <table:table-cell table:style-name="Default" table:formula="of:=AVERAGE([.K249:.K267])" office:value-type="float" office:value="0.908386454447582" calcext:value-type="float">
            <text:p>0.908386454447582</text:p>
          </table:table-cell>
          <table:table-cell table:style-name="Default" table:formula="of:=AVERAGE([.L249:.L267])" office:value-type="float" office:value="0.907178878659069" calcext:value-type="float">
            <text:p>0.907178878659069</text:p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Default" office:value-type="float" office:value="0.00889827742857143" calcext:value-type="float">
            <text:p>0.008898277428571</text:p>
          </table:table-cell>
          <table:table-cell table:style-name="Default" office:value-type="float" office:value="0.00732616685714286" calcext:value-type="float">
            <text:p>0.007326166857143</text:p>
          </table:table-cell>
          <table:table-cell table:style-name="Default" office:value-type="float" office:value="0.008314056" calcext:value-type="float">
            <text:p>0.008314056</text:p>
          </table:table-cell>
          <table:table-cell table:style-name="Default" office:value-type="float" office:value="0.00729352857142857" calcext:value-type="float">
            <text:p>0.007293528571429</text:p>
          </table:table-cell>
          <table:table-cell table:style-name="Default" office:value-type="float" office:value="0.00678211742857143" calcext:value-type="float">
            <text:p>0.006782117428571</text:p>
          </table:table-cell>
          <table:table-cell table:style-name="Default" office:value-type="float" office:value="0.007863108" calcext:value-type="float">
            <text:p>0.007863108</text:p>
          </table:table-cell>
          <table:table-cell table:style-name="Default" office:value-type="float" office:value="0.006652166" calcext:value-type="float">
            <text:p>0.006652166</text:p>
          </table:table-cell>
          <table:table-cell table:style-name="Default" office:value-type="float" office:value="0.00668411428571429" calcext:value-type="float">
            <text:p>0.006684114285714</text:p>
          </table:table-cell>
          <table:table-cell table:style-name="Default" office:value-type="float" office:value="0.00676583485714286" calcext:value-type="float">
            <text:p>0.006765834857143</text:p>
          </table:table-cell>
          <table:table-cell table:style-name="Default" office:value-type="float" office:value="0.00669914114285714" calcext:value-type="float">
            <text:p>0.006699141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Default" office:value-type="float" office:value="0.0489189554285714" calcext:value-type="float">
            <text:p>0.048918955428571</text:p>
          </table:table-cell>
          <table:table-cell table:style-name="Default" office:value-type="float" office:value="0.00284628057142857" calcext:value-type="float">
            <text:p>0.002846280571429</text:p>
          </table:table-cell>
          <table:table-cell table:style-name="Default" office:value-type="float" office:value="0.00284611828571429" calcext:value-type="float">
            <text:p>0.002846118285714</text:p>
          </table:table-cell>
          <table:table-cell table:style-name="Default" office:value-type="float" office:value="0.00284597342857143" calcext:value-type="float">
            <text:p>0.002845973428571</text:p>
          </table:table-cell>
          <table:table-cell table:style-name="Default" office:value-type="float" office:value="0.00284618914285714" calcext:value-type="float">
            <text:p>0.002846189142857</text:p>
          </table:table-cell>
          <table:table-cell table:style-name="Default" office:value-type="float" office:value="0.00284618314285714" calcext:value-type="float">
            <text:p>0.002846183142857</text:p>
          </table:table-cell>
          <table:table-cell table:style-name="Default" office:value-type="float" office:value="0.00284614228571429" calcext:value-type="float">
            <text:p>0.002846142285714</text:p>
          </table:table-cell>
          <table:table-cell table:style-name="Default" office:value-type="float" office:value="0.00284598771428571" calcext:value-type="float">
            <text:p>0.002845987714286</text:p>
          </table:table-cell>
          <table:table-cell table:style-name="Default" office:value-type="float" office:value="0.00284610371428571" calcext:value-type="float">
            <text:p>0.002846103714286</text:p>
          </table:table-cell>
          <table:table-cell table:style-name="Default" office:value-type="float" office:value="0.00284619142857143" calcext:value-type="float">
            <text:p>0.00284619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Default" office:value-type="float" office:value="0.00740351971428572" calcext:value-type="float">
            <text:p>0.007403519714286</text:p>
          </table:table-cell>
          <table:table-cell table:style-name="Default" office:value-type="float" office:value="0.00740351" calcext:value-type="float">
            <text:p>0.00740351</text:p>
          </table:table-cell>
          <table:table-cell table:style-name="Default" office:value-type="float" office:value="0.00740352314285714" calcext:value-type="float">
            <text:p>0.007403523142857</text:p>
          </table:table-cell>
          <table:table-cell table:style-name="Default" office:value-type="float" office:value="0.00740352685714286" calcext:value-type="float">
            <text:p>0.007403526857143</text:p>
          </table:table-cell>
          <table:table-cell table:style-name="Default" office:value-type="float" office:value="0.007403524" calcext:value-type="float">
            <text:p>0.007403524</text:p>
          </table:table-cell>
          <table:table-cell table:style-name="Default" office:value-type="float" office:value="0.00740354028571429" calcext:value-type="float">
            <text:p>0.007403540285714</text:p>
          </table:table-cell>
          <table:table-cell table:style-name="Default" office:value-type="float" office:value="0.00740353057142857" calcext:value-type="float">
            <text:p>0.007403530571429</text:p>
          </table:table-cell>
          <table:table-cell table:style-name="Default" office:value-type="float" office:value="0.00740351514285714" calcext:value-type="float">
            <text:p>0.007403515142857</text:p>
          </table:table-cell>
          <table:table-cell table:style-name="Default" office:value-type="float" office:value="0.00740353914285714" calcext:value-type="float">
            <text:p>0.007403539142857</text:p>
          </table:table-cell>
          <table:table-cell table:style-name="Default" office:value-type="float" office:value="0.00740352657142857" calcext:value-type="float">
            <text:p>0.007403526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Default" office:value-type="float" office:value="0.00593866285714286" calcext:value-type="float">
            <text:p>0.005938662857143</text:p>
          </table:table-cell>
          <table:table-cell table:style-name="Default" office:value-type="float" office:value="0.00593850514285714" calcext:value-type="float">
            <text:p>0.005938505142857</text:p>
          </table:table-cell>
          <table:table-cell table:style-name="Default" office:value-type="float" office:value="0.005938612" calcext:value-type="float">
            <text:p>0.005938612</text:p>
          </table:table-cell>
          <table:table-cell table:style-name="Default" office:value-type="float" office:value="0.00593863914285714" calcext:value-type="float">
            <text:p>0.005938639142857</text:p>
          </table:table-cell>
          <table:table-cell table:style-name="Default" office:value-type="float" office:value="0.00593830885714286" calcext:value-type="float">
            <text:p>0.005938308857143</text:p>
          </table:table-cell>
          <table:table-cell table:style-name="Default" office:value-type="float" office:value="0.00593862285714286" calcext:value-type="float">
            <text:p>0.005938622857143</text:p>
          </table:table-cell>
          <table:table-cell table:style-name="Default" office:value-type="float" office:value="0.00593860885714286" calcext:value-type="float">
            <text:p>0.005938608857143</text:p>
          </table:table-cell>
          <table:table-cell table:style-name="Default" office:value-type="float" office:value="0.00593846028571429" calcext:value-type="float">
            <text:p>0.005938460285714</text:p>
          </table:table-cell>
          <table:table-cell table:style-name="Default" office:value-type="float" office:value="0.00593843571428571" calcext:value-type="float">
            <text:p>0.005938435714286</text:p>
          </table:table-cell>
          <table:table-cell table:style-name="Default" office:value-type="float" office:value="0.00593855628571429" calcext:value-type="float">
            <text:p>0.005938556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Default" office:value-type="float" office:value="0.0651502685714286" calcext:value-type="float">
            <text:p>0.065150268571429</text:p>
          </table:table-cell>
          <table:table-cell table:style-name="Default" office:value-type="float" office:value="0.0567268714285714" calcext:value-type="float">
            <text:p>0.056726871428571</text:p>
          </table:table-cell>
          <table:table-cell table:style-name="Default" office:value-type="float" office:value="0.0583098371428572" calcext:value-type="float">
            <text:p>0.058309837142857</text:p>
          </table:table-cell>
          <table:table-cell table:style-name="Default" office:value-type="float" office:value="0.0593122628571429" calcext:value-type="float">
            <text:p>0.059312262857143</text:p>
          </table:table-cell>
          <table:table-cell table:style-name="Default" office:value-type="float" office:value="0.05999782" calcext:value-type="float">
            <text:p>0.05999782</text:p>
          </table:table-cell>
          <table:table-cell table:style-name="Default" office:value-type="float" office:value="0.0622156942857143" calcext:value-type="float">
            <text:p>0.062215694285714</text:p>
          </table:table-cell>
          <table:table-cell table:style-name="Default" office:value-type="float" office:value="0.0629863628571429" calcext:value-type="float">
            <text:p>0.062986362857143</text:p>
          </table:table-cell>
          <table:table-cell table:style-name="Default" office:value-type="float" office:value="0.0636946142857143" calcext:value-type="float">
            <text:p>0.063694614285714</text:p>
          </table:table-cell>
          <table:table-cell table:style-name="Default" office:value-type="float" office:value="0.0636694" calcext:value-type="float">
            <text:p>0.0636694</text:p>
          </table:table-cell>
          <table:table-cell table:style-name="Default" office:value-type="float" office:value="0.0642219971428572" calcext:value-type="float">
            <text:p>0.064221997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Default" office:value-type="float" office:value="0.04877184" calcext:value-type="float">
            <text:p>0.04877184</text:p>
          </table:table-cell>
          <table:table-cell table:style-name="Default" office:value-type="float" office:value="0.0515593571428572" calcext:value-type="float">
            <text:p>0.051559357142857</text:p>
          </table:table-cell>
          <table:table-cell table:style-name="Default" office:value-type="float" office:value="0.0560703485714286" calcext:value-type="float">
            <text:p>0.056070348571429</text:p>
          </table:table-cell>
          <table:table-cell table:style-name="Default" office:value-type="float" office:value="0.0707442257142857" calcext:value-type="float">
            <text:p>0.070744225714286</text:p>
          </table:table-cell>
          <table:table-cell table:style-name="Default" office:value-type="float" office:value="0.0786442228571429" calcext:value-type="float">
            <text:p>0.078644222857143</text:p>
          </table:table-cell>
          <table:table-cell table:style-name="Default" office:value-type="float" office:value="0.0803814942857143" calcext:value-type="float">
            <text:p>0.080381494285714</text:p>
          </table:table-cell>
          <table:table-cell table:style-name="Default" office:value-type="float" office:value="0.0822106457142857" calcext:value-type="float">
            <text:p>0.082210645714286</text:p>
          </table:table-cell>
          <table:table-cell table:style-name="Default" office:value-type="float" office:value="0.0826737857142857" calcext:value-type="float">
            <text:p>0.082673785714286</text:p>
          </table:table-cell>
          <table:table-cell table:style-name="Default" office:value-type="float" office:value="0.0837148371428572" calcext:value-type="float">
            <text:p>0.083714837142857</text:p>
          </table:table-cell>
          <table:table-cell table:style-name="Default" office:value-type="float" office:value="0.08363028" calcext:value-type="float">
            <text:p>0.08363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Default" office:value-type="float" office:value="0.00593872542857143" calcext:value-type="float">
            <text:p>0.005938725428571</text:p>
          </table:table-cell>
          <table:table-cell table:style-name="Default" office:value-type="float" office:value="0.005938682" calcext:value-type="float">
            <text:p>0.005938682</text:p>
          </table:table-cell>
          <table:table-cell table:style-name="Default" office:value-type="float" office:value="0.00593865371428572" calcext:value-type="float">
            <text:p>0.005938653714286</text:p>
          </table:table-cell>
          <table:table-cell table:style-name="Default" office:value-type="float" office:value="0.00593868885714286" calcext:value-type="float">
            <text:p>0.005938688857143</text:p>
          </table:table-cell>
          <table:table-cell table:style-name="Default" office:value-type="float" office:value="0.00593860314285714" calcext:value-type="float">
            <text:p>0.005938603142857</text:p>
          </table:table-cell>
          <table:table-cell table:style-name="Default" office:value-type="float" office:value="0.00593867114285714" calcext:value-type="float">
            <text:p>0.005938671142857</text:p>
          </table:table-cell>
          <table:table-cell table:style-name="Default" office:value-type="float" office:value="0.00593865857142857" calcext:value-type="float">
            <text:p>0.005938658571429</text:p>
          </table:table-cell>
          <table:table-cell table:style-name="Default" office:value-type="float" office:value="0.005938456" calcext:value-type="float">
            <text:p>0.005938456</text:p>
          </table:table-cell>
          <table:table-cell table:style-name="Default" office:value-type="float" office:value="0.00593866085714286" calcext:value-type="float">
            <text:p>0.005938660857143</text:p>
          </table:table-cell>
          <table:table-cell table:style-name="Default" office:value-type="float" office:value="0.00593864028571429" calcext:value-type="float">
            <text:p>0.005938640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Default" office:value-type="float" office:value="0.110197342857143" calcext:value-type="float">
            <text:p>0.110197342857143</text:p>
          </table:table-cell>
          <table:table-cell table:style-name="Default" office:value-type="float" office:value="0.106980685714286" calcext:value-type="float">
            <text:p>0.106980685714286</text:p>
          </table:table-cell>
          <table:table-cell table:style-name="Default" office:value-type="float" office:value="0.106343914285714" calcext:value-type="float">
            <text:p>0.106343914285714</text:p>
          </table:table-cell>
          <table:table-cell table:style-name="Default" office:value-type="float" office:value="0.101857874285714" calcext:value-type="float">
            <text:p>0.101857874285714</text:p>
          </table:table-cell>
          <table:table-cell table:style-name="Default" office:value-type="float" office:value="0.0895268657142857" calcext:value-type="float">
            <text:p>0.089526865714286</text:p>
          </table:table-cell>
          <table:table-cell table:style-name="Default" office:value-type="float" office:value="0.0543846285714286" calcext:value-type="float">
            <text:p>0.054384628571429</text:p>
          </table:table-cell>
          <table:table-cell table:style-name="Default" office:value-type="float" office:value="0.0535587485714286" calcext:value-type="float">
            <text:p>0.053558748571429</text:p>
          </table:table-cell>
          <table:table-cell table:style-name="Default" office:value-type="float" office:value="0.0531156085714286" calcext:value-type="float">
            <text:p>0.053115608571429</text:p>
          </table:table-cell>
          <table:table-cell table:style-name="Default" office:value-type="float" office:value="0.04781698" calcext:value-type="float">
            <text:p>0.04781698</text:p>
          </table:table-cell>
          <table:table-cell table:style-name="Default" office:value-type="float" office:value="0.0499121257142857" calcext:value-type="float">
            <text:p>0.04991212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Default" office:value-type="float" office:value="0.0896318371428571" calcext:value-type="float">
            <text:p>0.089631837142857</text:p>
          </table:table-cell>
          <table:table-cell table:style-name="Default" office:value-type="float" office:value="0.0787138562857143" calcext:value-type="float">
            <text:p>0.078713856285714</text:p>
          </table:table-cell>
          <table:table-cell table:style-name="Default" office:value-type="float" office:value="0.0851125942857143" calcext:value-type="float">
            <text:p>0.085112594285714</text:p>
          </table:table-cell>
          <table:table-cell table:style-name="Default" office:value-type="float" office:value="0.108279385714286" calcext:value-type="float">
            <text:p>0.108279385714286</text:p>
          </table:table-cell>
          <table:table-cell table:style-name="Default" office:value-type="float" office:value="0.0272179625714286" calcext:value-type="float">
            <text:p>0.027217962571429</text:p>
          </table:table-cell>
          <table:table-cell table:style-name="Default" office:value-type="float" office:value="0.0104464297142857" calcext:value-type="float">
            <text:p>0.010446429714286</text:p>
          </table:table-cell>
          <table:table-cell table:style-name="Default" office:value-type="float" office:value="0.017697122" calcext:value-type="float">
            <text:p>0.017697122</text:p>
          </table:table-cell>
          <table:table-cell table:style-name="Default" office:value-type="float" office:value="0.0249591431428571" calcext:value-type="float">
            <text:p>0.024959143142857</text:p>
          </table:table-cell>
          <table:table-cell table:style-name="Default" office:value-type="float" office:value="0.0176689208571429" calcext:value-type="float">
            <text:p>0.017668920857143</text:p>
          </table:table-cell>
          <table:table-cell table:style-name="Default" office:value-type="float" office:value="0.0264154148571429" calcext:value-type="float">
            <text:p>0.026415414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Default" office:value-type="float" office:value="0.00141900228571429" calcext:value-type="float">
            <text:p>0.001419002285714</text:p>
          </table:table-cell>
          <table:table-cell table:style-name="Default" office:value-type="float" office:value="0.00141900428571429" calcext:value-type="float">
            <text:p>0.001419004285714</text:p>
          </table:table-cell>
          <table:table-cell table:style-name="Default" office:value-type="float" office:value="0.00141900342857143" calcext:value-type="float">
            <text:p>0.001419003428571</text:p>
          </table:table-cell>
          <table:table-cell table:style-name="Default" office:value-type="float" office:value="0.00141900485714286" calcext:value-type="float">
            <text:p>0.001419004857143</text:p>
          </table:table-cell>
          <table:table-cell table:style-name="Default" office:value-type="float" office:value="0.001419004" calcext:value-type="float">
            <text:p>0.001419004</text:p>
          </table:table-cell>
          <table:table-cell table:style-name="Default" office:value-type="float" office:value="0.00141900771428571" calcext:value-type="float">
            <text:p>0.001419007714286</text:p>
          </table:table-cell>
          <table:table-cell table:style-name="Default" office:value-type="float" office:value="0.00141900314285714" calcext:value-type="float">
            <text:p>0.001419003142857</text:p>
          </table:table-cell>
          <table:table-cell table:style-name="Default" office:value-type="float" office:value="0.00141900342857143" calcext:value-type="float">
            <text:p>0.001419003428571</text:p>
          </table:table-cell>
          <table:table-cell table:style-name="Default" office:value-type="float" office:value="0.00141900514285714" calcext:value-type="float">
            <text:p>0.001419005142857</text:p>
          </table:table-cell>
          <table:table-cell table:style-name="Default" office:value-type="float" office:value="0.00141900485714286" calcext:value-type="float">
            <text:p>0.001419004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Default" office:value-type="float" office:value="0.00207702457142857" calcext:value-type="float">
            <text:p>0.002077024571429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1914285714" calcext:value-type="float">
            <text:p>0.002077019142857</text:p>
          </table:table-cell>
          <table:table-cell table:style-name="Default" office:value-type="float" office:value="0.002077034" calcext:value-type="float">
            <text:p>0.002077034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1828571429" calcext:value-type="float">
            <text:p>0.002077018285714</text:p>
          </table:table-cell>
          <table:table-cell table:style-name="Default" office:value-type="float" office:value="0.00207702714285714" calcext:value-type="float">
            <text:p>0.002077027142857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2514285714" calcext:value-type="float">
            <text:p>0.002077025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Default" office:value-type="float" office:value="0.00207701571428571" calcext:value-type="float">
            <text:p>0.002077015714286</text:p>
          </table:table-cell>
          <table:table-cell table:style-name="Default" office:value-type="float" office:value="0.00207702142857143" calcext:value-type="float">
            <text:p>0.002077021428571</text:p>
          </table:table-cell>
          <table:table-cell table:style-name="Default" office:value-type="float" office:value="0.00207699771428571" calcext:value-type="float">
            <text:p>0.002076997714286</text:p>
          </table:table-cell>
          <table:table-cell table:style-name="Default" office:value-type="float" office:value="0.00207703342857143" calcext:value-type="float">
            <text:p>0.002077033428571</text:p>
          </table:table-cell>
          <table:table-cell table:style-name="Default" office:value-type="float" office:value="0.00207701314285714" calcext:value-type="float">
            <text:p>0.002077013142857</text:p>
          </table:table-cell>
          <table:table-cell table:style-name="Default" office:value-type="float" office:value="0.00207702485714286" calcext:value-type="float">
            <text:p>0.002077024857143</text:p>
          </table:table-cell>
          <table:table-cell table:style-name="Default" office:value-type="float" office:value="0.00207702114285714" calcext:value-type="float">
            <text:p>0.002077021142857</text:p>
          </table:table-cell>
          <table:table-cell table:style-name="Default" office:value-type="float" office:value="0.00207703285714286" calcext:value-type="float">
            <text:p>0.002077032857143</text:p>
          </table:table-cell>
          <table:table-cell table:style-name="Default" office:value-type="float" office:value="0.00207702371428571" calcext:value-type="float">
            <text:p>0.002077023714286</text:p>
          </table:table-cell>
          <table:table-cell table:style-name="Default" office:value-type="float" office:value="0.00207699285714286" calcext:value-type="float">
            <text:p>0.00207699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Default" office:value-type="float" office:value="0.00207702228571428" calcext:value-type="float">
            <text:p>0.002077022285714</text:p>
          </table:table-cell>
          <table:table-cell table:style-name="Default" office:value-type="float" office:value="0.00207703371428571" calcext:value-type="float">
            <text:p>0.002077033714286</text:p>
          </table:table-cell>
          <table:table-cell table:style-name="Default" office:value-type="float" office:value="0.00207702914285714" calcext:value-type="float">
            <text:p>0.002077029142857</text:p>
          </table:table-cell>
          <table:table-cell table:style-name="Default" office:value-type="float" office:value="0.00207703028571429" calcext:value-type="float">
            <text:p>0.002077030285714</text:p>
          </table:table-cell>
          <table:table-cell table:style-name="Default" office:value-type="float" office:value="0.00207701942857143" calcext:value-type="float">
            <text:p>0.002077019428571</text:p>
          </table:table-cell>
          <table:table-cell table:style-name="Default" office:value-type="float" office:value="0.00207701114285714" calcext:value-type="float">
            <text:p>0.002077011142857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2142857143" calcext:value-type="float">
            <text:p>0.002077021428571</text:p>
          </table:table-cell>
          <table:table-cell table:style-name="Default" office:value-type="float" office:value="0.00207703628571429" calcext:value-type="float">
            <text:p>0.002077036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Default" office:value-type="float" office:value="0.00207702457142857" calcext:value-type="float">
            <text:p>0.002077024571429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1914285714" calcext:value-type="float">
            <text:p>0.002077019142857</text:p>
          </table:table-cell>
          <table:table-cell table:style-name="Default" office:value-type="float" office:value="0.002077034" calcext:value-type="float">
            <text:p>0.002077034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1828571429" calcext:value-type="float">
            <text:p>0.002077018285714</text:p>
          </table:table-cell>
          <table:table-cell table:style-name="Default" office:value-type="float" office:value="0.00207702714285714" calcext:value-type="float">
            <text:p>0.002077027142857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2514285714" calcext:value-type="float">
            <text:p>0.002077025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Default" office:value-type="float" office:value="0.00207703857142857" calcext:value-type="float">
            <text:p>0.002077038571429</text:p>
          </table:table-cell>
          <table:table-cell table:style-name="Default" office:value-type="float" office:value="0.00207704971428571" calcext:value-type="float">
            <text:p>0.002077049714286</text:p>
          </table:table-cell>
          <table:table-cell table:style-name="Default" office:value-type="float" office:value="0.00207705828571428" calcext:value-type="float">
            <text:p>0.002077058285714</text:p>
          </table:table-cell>
          <table:table-cell table:style-name="Default" office:value-type="float" office:value="0.00207705571428571" calcext:value-type="float">
            <text:p>0.002077055714286</text:p>
          </table:table-cell>
          <table:table-cell table:style-name="Default" office:value-type="float" office:value="0.00207705514285714" calcext:value-type="float">
            <text:p>0.002077055142857</text:p>
          </table:table-cell>
          <table:table-cell table:style-name="Default" office:value-type="float" office:value="0.00207704657142857" calcext:value-type="float">
            <text:p>0.002077046571429</text:p>
          </table:table-cell>
          <table:table-cell table:style-name="Default" office:value-type="float" office:value="0.00207704857142857" calcext:value-type="float">
            <text:p>0.002077048571429</text:p>
          </table:table-cell>
          <table:table-cell table:style-name="Default" office:value-type="float" office:value="0.00207705171428571" calcext:value-type="float">
            <text:p>0.002077051714286</text:p>
          </table:table-cell>
          <table:table-cell table:style-name="Default" office:value-type="float" office:value="0.00207704542857143" calcext:value-type="float">
            <text:p>0.002077045428571</text:p>
          </table:table-cell>
          <table:table-cell table:style-name="Default" office:value-type="float" office:value="0.00207706028571428" calcext:value-type="float">
            <text:p>0.002077060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Default" office:value-type="float" office:value="0.00257921228571429" calcext:value-type="float">
            <text:p>0.002579212285714</text:p>
          </table:table-cell>
          <table:table-cell table:style-name="Default" office:value-type="float" office:value="0.002579196" calcext:value-type="float">
            <text:p>0.002579196</text:p>
          </table:table-cell>
          <table:table-cell table:style-name="Default" office:value-type="float" office:value="0.00257916085714286" calcext:value-type="float">
            <text:p>0.002579160857143</text:p>
          </table:table-cell>
          <table:table-cell table:style-name="Default" office:value-type="float" office:value="0.00257878714285714" calcext:value-type="float">
            <text:p>0.002578787142857</text:p>
          </table:table-cell>
          <table:table-cell table:style-name="Default" office:value-type="float" office:value="0.00257910057142857" calcext:value-type="float">
            <text:p>0.002579100571429</text:p>
          </table:table-cell>
          <table:table-cell table:style-name="Default" office:value-type="float" office:value="0.002579172" calcext:value-type="float">
            <text:p>0.002579172</text:p>
          </table:table-cell>
          <table:table-cell table:style-name="Default" office:value-type="float" office:value="0.00257917171428571" calcext:value-type="float">
            <text:p>0.002579171714286</text:p>
          </table:table-cell>
          <table:table-cell table:style-name="Default" office:value-type="float" office:value="0.00257920371428571" calcext:value-type="float">
            <text:p>0.002579203714286</text:p>
          </table:table-cell>
          <table:table-cell table:style-name="Default" office:value-type="float" office:value="0.00257912057142857" calcext:value-type="float">
            <text:p>0.002579120571429</text:p>
          </table:table-cell>
          <table:table-cell table:style-name="Default" office:value-type="float" office:value="0.00257875228571429" calcext:value-type="float">
            <text:p>0.002578752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Default" office:value-type="float" office:value="0.00353011228571428" calcext:value-type="float">
            <text:p>0.003530112285714</text:p>
          </table:table-cell>
          <table:table-cell table:style-name="Default" office:value-type="float" office:value="0.00301961342857143" calcext:value-type="float">
            <text:p>0.003019613428571</text:p>
          </table:table-cell>
          <table:table-cell table:style-name="Default" office:value-type="float" office:value="0.00333467628571429" calcext:value-type="float">
            <text:p>0.003334676285714</text:p>
          </table:table-cell>
          <table:table-cell table:style-name="Default" office:value-type="float" office:value="0.00301057114285714" calcext:value-type="float">
            <text:p>0.003010571142857</text:p>
          </table:table-cell>
          <table:table-cell table:style-name="Default" office:value-type="float" office:value="0.003040378" calcext:value-type="float">
            <text:p>0.003040378</text:p>
          </table:table-cell>
          <table:table-cell table:style-name="Default" office:value-type="float" office:value="0.00299909485714286" calcext:value-type="float">
            <text:p>0.002999094857143</text:p>
          </table:table-cell>
          <table:table-cell table:style-name="Default" office:value-type="float" office:value="0.00290618542857143" calcext:value-type="float">
            <text:p>0.002906185428571</text:p>
          </table:table-cell>
          <table:table-cell table:style-name="Default" office:value-type="float" office:value="0.002944248" calcext:value-type="float">
            <text:p>0.002944248</text:p>
          </table:table-cell>
          <table:table-cell table:style-name="Default" office:value-type="float" office:value="0.00298597085714286" calcext:value-type="float">
            <text:p>0.002985970857143</text:p>
          </table:table-cell>
          <table:table-cell table:style-name="Default" office:value-type="float" office:value="0.00289332971428571" calcext:value-type="float">
            <text:p>0.002893329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Default" office:value-type="float" office:value="0.00463982085714286" calcext:value-type="float">
            <text:p>0.004639820857143</text:p>
          </table:table-cell>
          <table:table-cell table:style-name="Default" office:value-type="float" office:value="0.00455251714285714" calcext:value-type="float">
            <text:p>0.004552517142857</text:p>
          </table:table-cell>
          <table:table-cell table:style-name="Default" office:value-type="float" office:value="0.00459969771428572" calcext:value-type="float">
            <text:p>0.004599697714286</text:p>
          </table:table-cell>
          <table:table-cell table:style-name="Default" office:value-type="float" office:value="0.00482941171428571" calcext:value-type="float">
            <text:p>0.004829411714286</text:p>
          </table:table-cell>
          <table:table-cell table:style-name="Default" office:value-type="float" office:value="0.00476372714285714" calcext:value-type="float">
            <text:p>0.004763727142857</text:p>
          </table:table-cell>
          <table:table-cell table:style-name="Default" office:value-type="float" office:value="0.00476677714285714" calcext:value-type="float">
            <text:p>0.004766777142857</text:p>
          </table:table-cell>
          <table:table-cell table:style-name="Default" office:value-type="float" office:value="0.004826536" calcext:value-type="float">
            <text:p>0.004826536</text:p>
          </table:table-cell>
          <table:table-cell table:style-name="Default" office:value-type="float" office:value="0.00477521457142857" calcext:value-type="float">
            <text:p>0.004775214571429</text:p>
          </table:table-cell>
          <table:table-cell table:style-name="Default" office:value-type="float" office:value="0.00475434828571429" calcext:value-type="float">
            <text:p>0.004754348285714</text:p>
          </table:table-cell>
          <table:table-cell table:style-name="Default" office:value-type="float" office:value="0.00514008" calcext:value-type="float">
            <text:p>0.0051400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Default" office:value-type="float" office:value="0.140871631428571" calcext:value-type="float">
            <text:p>0.140871631428571</text:p>
          </table:table-cell>
          <table:table-cell table:style-name="Default" office:value-type="float" office:value="0.07578592" calcext:value-type="float">
            <text:p>0.07578592</text:p>
          </table:table-cell>
          <table:table-cell table:style-name="Default" office:value-type="float" office:value="0.0514625571428571" calcext:value-type="float">
            <text:p>0.051462557142857</text:p>
          </table:table-cell>
          <table:table-cell table:style-name="Default" office:value-type="float" office:value="0.0473883828571429" calcext:value-type="float">
            <text:p>0.047388382857143</text:p>
          </table:table-cell>
          <table:table-cell table:style-name="Default" office:value-type="float" office:value="0.0447171828571429" calcext:value-type="float">
            <text:p>0.044717182857143</text:p>
          </table:table-cell>
          <table:table-cell table:style-name="Default" office:value-type="float" office:value="0.04774602" calcext:value-type="float">
            <text:p>0.04774602</text:p>
          </table:table-cell>
          <table:table-cell table:style-name="Default" office:value-type="float" office:value="0.0456441285714286" calcext:value-type="float">
            <text:p>0.045644128571429</text:p>
          </table:table-cell>
          <table:table-cell table:style-name="Default" office:value-type="float" office:value="0.0514249228571429" calcext:value-type="float">
            <text:p>0.051424922857143</text:p>
          </table:table-cell>
          <table:table-cell table:style-name="Default" office:value-type="float" office:value="0.0459025057142857" calcext:value-type="float">
            <text:p>0.045902505714286</text:p>
          </table:table-cell>
          <table:table-cell table:style-name="Default" office:value-type="float" office:value="0.04990298" calcext:value-type="float">
            <text:p>0.0499029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Default" office:value-type="float" office:value="0.0227405028571429" calcext:value-type="float">
            <text:p>0.022740502857143</text:p>
          </table:table-cell>
          <table:table-cell table:style-name="Default" office:value-type="float" office:value="0.0222690428571429" calcext:value-type="float">
            <text:p>0.022269042857143</text:p>
          </table:table-cell>
          <table:table-cell table:style-name="Default" office:value-type="float" office:value="0.0222107457142857" calcext:value-type="float">
            <text:p>0.022210745714286</text:p>
          </table:table-cell>
          <table:table-cell table:style-name="Default" office:value-type="float" office:value="0.0223851714285714" calcext:value-type="float">
            <text:p>0.022385171428571</text:p>
          </table:table-cell>
          <table:table-cell table:style-name="Default" office:value-type="float" office:value="0.02269148" calcext:value-type="float">
            <text:p>0.02269148</text:p>
          </table:table-cell>
          <table:table-cell table:style-name="Default" office:value-type="float" office:value="0.0228156885714286" calcext:value-type="float">
            <text:p>0.022815688571429</text:p>
          </table:table-cell>
          <table:table-cell table:style-name="Default" office:value-type="float" office:value="0.0227005228571429" calcext:value-type="float">
            <text:p>0.022700522857143</text:p>
          </table:table-cell>
          <table:table-cell table:style-name="Default" office:value-type="float" office:value="0.0226950742857143" calcext:value-type="float">
            <text:p>0.022695074285714</text:p>
          </table:table-cell>
          <table:table-cell table:style-name="Default" office:value-type="float" office:value="0.0227325628571429" calcext:value-type="float">
            <text:p>0.022732562857143</text:p>
          </table:table-cell>
          <table:table-cell table:style-name="Default" office:value-type="float" office:value="0.0231417342857143" calcext:value-type="float">
            <text:p>0.023141734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Default" office:value-type="float" office:value="0.216378171428571" calcext:value-type="float">
            <text:p>0.216378171428571</text:p>
          </table:table-cell>
          <table:table-cell table:style-name="Default" office:value-type="float" office:value="0.178933371428571" calcext:value-type="float">
            <text:p>0.178933371428571</text:p>
          </table:table-cell>
          <table:table-cell table:style-name="Default" office:value-type="float" office:value="0.156818114285714" calcext:value-type="float">
            <text:p>0.156818114285714</text:p>
          </table:table-cell>
          <table:table-cell table:style-name="Default" office:value-type="float" office:value="0.147960571428571" calcext:value-type="float">
            <text:p>0.147960571428571</text:p>
          </table:table-cell>
          <table:table-cell table:style-name="Default" office:value-type="float" office:value="0.146616228571429" calcext:value-type="float">
            <text:p>0.146616228571429</text:p>
          </table:table-cell>
          <table:table-cell table:style-name="Default" office:value-type="float" office:value="0.150838057142857" calcext:value-type="float">
            <text:p>0.150838057142857</text:p>
          </table:table-cell>
          <table:table-cell table:style-name="Default" office:value-type="float" office:value="0.149736942857143" calcext:value-type="float">
            <text:p>0.149736942857143</text:p>
          </table:table-cell>
          <table:table-cell table:style-name="Default" office:value-type="float" office:value="0.148874514285714" calcext:value-type="float">
            <text:p>0.148874514285714</text:p>
          </table:table-cell>
          <table:table-cell table:style-name="Default" office:value-type="float" office:value="0.1517414" calcext:value-type="float">
            <text:p>0.1517414</text:p>
          </table:table-cell>
          <table:table-cell table:style-name="Default" office:value-type="float" office:value="0.149823742857143" calcext:value-type="float">
            <text:p>0.1498237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Default" office:value-type="float" office:value="0.252260868571429" calcext:value-type="float">
            <text:p>0.252260868571429</text:p>
          </table:table-cell>
          <table:table-cell table:style-name="Default" office:value-type="float" office:value="0.193479714285714" calcext:value-type="float">
            <text:p>0.193479714285714</text:p>
          </table:table-cell>
          <table:table-cell table:style-name="Default" office:value-type="float" office:value="0.125929962857143" calcext:value-type="float">
            <text:p>0.125929962857143</text:p>
          </table:table-cell>
          <table:table-cell table:style-name="Default" office:value-type="float" office:value="0.0497957942857143" calcext:value-type="float">
            <text:p>0.049795794285714</text:p>
          </table:table-cell>
          <table:table-cell table:style-name="Default" office:value-type="float" office:value="0.0477837" calcext:value-type="float">
            <text:p>0.0477837</text:p>
          </table:table-cell>
          <table:table-cell table:style-name="Default" office:value-type="float" office:value="0.0464555485714286" calcext:value-type="float">
            <text:p>0.046455548571429</text:p>
          </table:table-cell>
          <table:table-cell table:style-name="Default" office:value-type="float" office:value="0.0506804828571429" calcext:value-type="float">
            <text:p>0.050680482857143</text:p>
          </table:table-cell>
          <table:table-cell table:style-name="Default" office:value-type="float" office:value="0.0520563942857143" calcext:value-type="float">
            <text:p>0.052056394285714</text:p>
          </table:table-cell>
          <table:table-cell table:style-name="Default" office:value-type="float" office:value="0.0552939828571429" calcext:value-type="float">
            <text:p>0.055293982857143</text:p>
          </table:table-cell>
          <table:table-cell table:style-name="Default" office:value-type="float" office:value="0.0566447428571429" calcext:value-type="float">
            <text:p>0.0566447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Default" office:value-type="float" office:value="0.0249722971428571" calcext:value-type="float">
            <text:p>0.024972297142857</text:p>
          </table:table-cell>
          <table:table-cell table:style-name="Default" office:value-type="float" office:value="0.00654114285714286" calcext:value-type="float">
            <text:p>0.006541142857143</text:p>
          </table:table-cell>
          <table:table-cell table:style-name="Default" office:value-type="float" office:value="0.00753108857142857" calcext:value-type="float">
            <text:p>0.007531088571429</text:p>
          </table:table-cell>
          <table:table-cell table:style-name="Default" office:value-type="float" office:value="0.00609273257142857" calcext:value-type="float">
            <text:p>0.006092732571429</text:p>
          </table:table-cell>
          <table:table-cell table:style-name="Default" office:value-type="float" office:value="0.005191198" calcext:value-type="float">
            <text:p>0.005191198</text:p>
          </table:table-cell>
          <table:table-cell table:style-name="Default" office:value-type="float" office:value="0.00465622085714286" calcext:value-type="float">
            <text:p>0.004656220857143</text:p>
          </table:table-cell>
          <table:table-cell table:style-name="Default" office:value-type="float" office:value="0.00492118628571429" calcext:value-type="float">
            <text:p>0.004921186285714</text:p>
          </table:table-cell>
          <table:table-cell table:style-name="Default" office:value-type="float" office:value="0.00507141485714286" calcext:value-type="float">
            <text:p>0.005071414857143</text:p>
          </table:table-cell>
          <table:table-cell table:style-name="Default" office:value-type="float" office:value="0.00498472742857143" calcext:value-type="float">
            <text:p>0.004984727428571</text:p>
          </table:table-cell>
          <table:table-cell table:style-name="Default" office:value-type="float" office:value="0.0051802" calcext:value-type="float">
            <text:p>0.0051802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style-name="Default" table:formula="of:=AVERAGE([.C270:.C292])" office:value-type="float" office:value="0.0465489640993789" calcext:value-type="float">
            <text:p>0.046548964099379</text:p>
          </table:table-cell>
          <table:table-cell table:style-name="Default" table:formula="of:=AVERAGE([.D270:.D292])" office:value-type="float" office:value="0.0357564614658385" calcext:value-type="float">
            <text:p>0.035756461465839</text:p>
          </table:table-cell>
          <table:table-cell table:style-name="Default" table:formula="of:=AVERAGE([.E270:.E292])" office:value-type="float" office:value="0.0314151221987578" calcext:value-type="float">
            <text:p>0.031415122198758</text:p>
          </table:table-cell>
          <table:table-cell table:style-name="Default" table:formula="of:=AVERAGE([.F270:.F292])" office:value-type="float" office:value="0.0289330300248447" calcext:value-type="float">
            <text:p>0.028933030024845</text:p>
          </table:table-cell>
          <table:table-cell table:style-name="Default" table:formula="of:=AVERAGE([.G270:.G292])" office:value-type="float" office:value="0.0249340334161491" calcext:value-type="float">
            <text:p>0.024934033416149</text:p>
          </table:table-cell>
          <table:table-cell table:style-name="Default" table:formula="of:=AVERAGE([.H270:.H292])" office:value-type="float" office:value="0.023133874136646" calcext:value-type="float">
            <text:p>0.023133874136646</text:p>
          </table:table-cell>
          <table:table-cell table:style-name="Default" table:formula="of:=AVERAGE([.I270:.I292])" office:value-type="float" office:value="0.0235230992670807" calcext:value-type="float">
            <text:p>0.023523099267081</text:p>
          </table:table-cell>
          <table:table-cell table:style-name="Default" table:formula="of:=AVERAGE([.J270:.J292])" office:value-type="float" office:value="0.0241512543478261" calcext:value-type="float">
            <text:p>0.024151254347826</text:p>
          </table:table-cell>
          <table:table-cell table:style-name="Default" table:formula="of:=AVERAGE([.K270:.K292])" office:value-type="float" office:value="0.0236757168571429" calcext:value-type="float">
            <text:p>0.023675716857143</text:p>
          </table:table-cell>
          <table:table-cell table:style-name="Default" table:formula="of:=AVERAGE([.L270:.L292])" office:value-type="float" office:value="0.0243528513043478" calcext:value-type="float">
            <text:p>0.024352851304348</text:p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Default" office:value-type="float" office:value="0.0598682685714286" calcext:value-type="float">
            <text:p>0.059868268571429</text:p>
          </table:table-cell>
          <table:table-cell table:style-name="Default" office:value-type="float" office:value="0.0602778085714286" calcext:value-type="float">
            <text:p>0.060277808571429</text:p>
          </table:table-cell>
          <table:table-cell table:style-name="Default" office:value-type="float" office:value="0.06174382" calcext:value-type="float">
            <text:p>0.06174382</text:p>
          </table:table-cell>
          <table:table-cell table:style-name="Default" office:value-type="float" office:value="0.0604246085714286" calcext:value-type="float">
            <text:p>0.060424608571429</text:p>
          </table:table-cell>
          <table:table-cell table:style-name="Default" office:value-type="float" office:value="0.0601251085714286" calcext:value-type="float">
            <text:p>0.060125108571429</text:p>
          </table:table-cell>
          <table:table-cell table:style-name="Default" office:value-type="float" office:value="0.0585108742857143" calcext:value-type="float">
            <text:p>0.058510874285714</text:p>
          </table:table-cell>
          <table:table-cell table:style-name="Default" office:value-type="float" office:value="0.0593345085714286" calcext:value-type="float">
            <text:p>0.059334508571429</text:p>
          </table:table-cell>
          <table:table-cell table:style-name="Default" office:value-type="float" office:value="0.0602093457142857" calcext:value-type="float">
            <text:p>0.060209345714286</text:p>
          </table:table-cell>
          <table:table-cell table:style-name="Default" office:value-type="float" office:value="0.0618287428571429" calcext:value-type="float">
            <text:p>0.061828742857143</text:p>
          </table:table-cell>
          <table:table-cell table:style-name="Default" office:value-type="float" office:value="0.0607532114285714" calcext:value-type="float">
            <text:p>0.06075321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Default" office:value-type="float" office:value="0.0388388228571428" calcext:value-type="float">
            <text:p>0.038838822857143</text:p>
          </table:table-cell>
          <table:table-cell table:style-name="Default" office:value-type="float" office:value="0.0371639542857143" calcext:value-type="float">
            <text:p>0.037163954285714</text:p>
          </table:table-cell>
          <table:table-cell table:style-name="Default" office:value-type="float" office:value="0.0379007571428571" calcext:value-type="float">
            <text:p>0.037900757142857</text:p>
          </table:table-cell>
          <table:table-cell table:style-name="Default" office:value-type="float" office:value="0.0390853342857143" calcext:value-type="float">
            <text:p>0.039085334285714</text:p>
          </table:table-cell>
          <table:table-cell table:style-name="Default" office:value-type="float" office:value="0.0383161171428571" calcext:value-type="float">
            <text:p>0.038316117142857</text:p>
          </table:table-cell>
          <table:table-cell table:style-name="Default" office:value-type="float" office:value="0.0387387742857143" calcext:value-type="float">
            <text:p>0.038738774285714</text:p>
          </table:table-cell>
          <table:table-cell table:style-name="Default" office:value-type="float" office:value="0.0380956171428571" calcext:value-type="float">
            <text:p>0.038095617142857</text:p>
          </table:table-cell>
          <table:table-cell table:style-name="Default" office:value-type="float" office:value="0.0385790171428572" calcext:value-type="float">
            <text:p>0.038579017142857</text:p>
          </table:table-cell>
          <table:table-cell table:style-name="Default" office:value-type="float" office:value="0.0391860142857143" calcext:value-type="float">
            <text:p>0.039186014285714</text:p>
          </table:table-cell>
          <table:table-cell table:style-name="Default" office:value-type="float" office:value="0.03858528" calcext:value-type="float">
            <text:p>0.038585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Default" office:value-type="float" office:value="0.0325999657142857" calcext:value-type="float">
            <text:p>0.032599965714286</text:p>
          </table:table-cell>
          <table:table-cell table:style-name="Default" office:value-type="float" office:value="0.0325991514285714" calcext:value-type="float">
            <text:p>0.032599151428571</text:p>
          </table:table-cell>
          <table:table-cell table:style-name="Default" office:value-type="float" office:value="0.0325981942857143" calcext:value-type="float">
            <text:p>0.032598194285714</text:p>
          </table:table-cell>
          <table:table-cell table:style-name="Default" office:value-type="float" office:value="0.0325995085714286" calcext:value-type="float">
            <text:p>0.032599508571429</text:p>
          </table:table-cell>
          <table:table-cell table:style-name="Default" office:value-type="float" office:value="0.0325964171428571" calcext:value-type="float">
            <text:p>0.032596417142857</text:p>
          </table:table-cell>
          <table:table-cell table:style-name="Default" office:value-type="float" office:value="0.0325992657142857" calcext:value-type="float">
            <text:p>0.032599265714286</text:p>
          </table:table-cell>
          <table:table-cell table:style-name="Default" office:value-type="float" office:value="0.0326000971428571" calcext:value-type="float">
            <text:p>0.032600097142857</text:p>
          </table:table-cell>
          <table:table-cell table:style-name="Default" office:value-type="float" office:value="0.0325964771428571" calcext:value-type="float">
            <text:p>0.032596477142857</text:p>
          </table:table-cell>
          <table:table-cell table:style-name="Default" office:value-type="float" office:value="0.0325942142857143" calcext:value-type="float">
            <text:p>0.032594214285714</text:p>
          </table:table-cell>
          <table:table-cell table:style-name="Default" office:value-type="float" office:value="0.0326033314285714" calcext:value-type="float">
            <text:p>0.03260333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Default" office:value-type="float" office:value="0.0935024914285714" calcext:value-type="float">
            <text:p>0.093502491428571</text:p>
          </table:table-cell>
          <table:table-cell table:style-name="Default" office:value-type="float" office:value="0.0935866828571429" calcext:value-type="float">
            <text:p>0.093586682857143</text:p>
          </table:table-cell>
          <table:table-cell table:style-name="Default" office:value-type="float" office:value="0.0936019857142857" calcext:value-type="float">
            <text:p>0.093601985714286</text:p>
          </table:table-cell>
          <table:table-cell table:style-name="Default" office:value-type="float" office:value="0.09335406" calcext:value-type="float">
            <text:p>0.09335406</text:p>
          </table:table-cell>
          <table:table-cell table:style-name="Default" office:value-type="float" office:value="0.0937436828571429" calcext:value-type="float">
            <text:p>0.093743682857143</text:p>
          </table:table-cell>
          <table:table-cell table:style-name="Default" office:value-type="float" office:value="0.0934668342857143" calcext:value-type="float">
            <text:p>0.093466834285714</text:p>
          </table:table-cell>
          <table:table-cell table:style-name="Default" office:value-type="float" office:value="0.0936416571428571" calcext:value-type="float">
            <text:p>0.093641657142857</text:p>
          </table:table-cell>
          <table:table-cell table:style-name="Default" office:value-type="float" office:value="0.0934330114285715" calcext:value-type="float">
            <text:p>0.093433011428572</text:p>
          </table:table-cell>
          <table:table-cell table:style-name="Default" office:value-type="float" office:value="0.0935044057142857" calcext:value-type="float">
            <text:p>0.093504405714286</text:p>
          </table:table-cell>
          <table:table-cell table:style-name="Default" office:value-type="float" office:value="0.0934201428571428" calcext:value-type="float">
            <text:p>0.0934201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Default" office:value-type="float" office:value="0.149963657142857" calcext:value-type="float">
            <text:p>0.149963657142857</text:p>
          </table:table-cell>
          <table:table-cell table:style-name="Default" office:value-type="float" office:value="0.146515457142857" calcext:value-type="float">
            <text:p>0.146515457142857</text:p>
          </table:table-cell>
          <table:table-cell table:style-name="Default" office:value-type="float" office:value="0.1450036" calcext:value-type="float">
            <text:p>0.1450036</text:p>
          </table:table-cell>
          <table:table-cell table:style-name="Default" office:value-type="float" office:value="0.145835885714286" calcext:value-type="float">
            <text:p>0.145835885714286</text:p>
          </table:table-cell>
          <table:table-cell table:style-name="Default" office:value-type="float" office:value="0.1463836" calcext:value-type="float">
            <text:p>0.1463836</text:p>
          </table:table-cell>
          <table:table-cell table:style-name="Default" office:value-type="float" office:value="0.147662885714286" calcext:value-type="float">
            <text:p>0.147662885714286</text:p>
          </table:table-cell>
          <table:table-cell table:style-name="Default" office:value-type="float" office:value="0.147100114285714" calcext:value-type="float">
            <text:p>0.147100114285714</text:p>
          </table:table-cell>
          <table:table-cell table:style-name="Default" office:value-type="float" office:value="0.148335971428571" calcext:value-type="float">
            <text:p>0.148335971428571</text:p>
          </table:table-cell>
          <table:table-cell table:style-name="Default" office:value-type="float" office:value="0.147942685714286" calcext:value-type="float">
            <text:p>0.147942685714286</text:p>
          </table:table-cell>
          <table:table-cell table:style-name="Default" office:value-type="float" office:value="0.147664285714286" calcext:value-type="float">
            <text:p>0.14766428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Default" office:value-type="float" office:value="0.134514628571429" calcext:value-type="float">
            <text:p>0.134514628571429</text:p>
          </table:table-cell>
          <table:table-cell table:style-name="Default" office:value-type="float" office:value="0.134755428571429" calcext:value-type="float">
            <text:p>0.134755428571429</text:p>
          </table:table-cell>
          <table:table-cell table:style-name="Default" office:value-type="float" office:value="0.139157857142857" calcext:value-type="float">
            <text:p>0.139157857142857</text:p>
          </table:table-cell>
          <table:table-cell table:style-name="Default" office:value-type="float" office:value="0.1567366" calcext:value-type="float">
            <text:p>0.1567366</text:p>
          </table:table-cell>
          <table:table-cell table:style-name="Default" office:value-type="float" office:value="0.163562057142857" calcext:value-type="float">
            <text:p>0.163562057142857</text:p>
          </table:table-cell>
          <table:table-cell table:style-name="Default" office:value-type="float" office:value="0.168820285714286" calcext:value-type="float">
            <text:p>0.168820285714286</text:p>
          </table:table-cell>
          <table:table-cell table:style-name="Default" office:value-type="float" office:value="0.170384" calcext:value-type="float">
            <text:p>0.170384</text:p>
          </table:table-cell>
          <table:table-cell table:style-name="Default" office:value-type="float" office:value="0.169204114285714" calcext:value-type="float">
            <text:p>0.169204114285714</text:p>
          </table:table-cell>
          <table:table-cell table:style-name="Default" office:value-type="float" office:value="0.168823714285714" calcext:value-type="float">
            <text:p>0.168823714285714</text:p>
          </table:table-cell>
          <table:table-cell table:style-name="Default" office:value-type="float" office:value="0.171132942857143" calcext:value-type="float">
            <text:p>0.1711329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Default" office:value-type="float" office:value="0.0936431914285715" calcext:value-type="float">
            <text:p>0.093643191428572</text:p>
          </table:table-cell>
          <table:table-cell table:style-name="Default" office:value-type="float" office:value="0.09386328" calcext:value-type="float">
            <text:p>0.09386328</text:p>
          </table:table-cell>
          <table:table-cell table:style-name="Default" office:value-type="float" office:value="0.0938939" calcext:value-type="float">
            <text:p>0.0938939</text:p>
          </table:table-cell>
          <table:table-cell table:style-name="Default" office:value-type="float" office:value="0.09365386" calcext:value-type="float">
            <text:p>0.09365386</text:p>
          </table:table-cell>
          <table:table-cell table:style-name="Default" office:value-type="float" office:value="0.0938531685714286" calcext:value-type="float">
            <text:p>0.093853168571429</text:p>
          </table:table-cell>
          <table:table-cell table:style-name="Default" office:value-type="float" office:value="0.0936297314285715" calcext:value-type="float">
            <text:p>0.093629731428572</text:p>
          </table:table-cell>
          <table:table-cell table:style-name="Default" office:value-type="float" office:value="0.0937843771428572" calcext:value-type="float">
            <text:p>0.093784377142857</text:p>
          </table:table-cell>
          <table:table-cell table:style-name="Default" office:value-type="float" office:value="0.0938429371428571" calcext:value-type="float">
            <text:p>0.093842937142857</text:p>
          </table:table-cell>
          <table:table-cell table:style-name="Default" office:value-type="float" office:value="0.09363328" calcext:value-type="float">
            <text:p>0.09363328</text:p>
          </table:table-cell>
          <table:table-cell table:style-name="Default" office:value-type="float" office:value="0.0938300714285714" calcext:value-type="float">
            <text:p>0.09383007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Default" office:value-type="float" office:value="0.160290685714286" calcext:value-type="float">
            <text:p>0.160290685714286</text:p>
          </table:table-cell>
          <table:table-cell table:style-name="Default" office:value-type="float" office:value="0.1593652" calcext:value-type="float">
            <text:p>0.1593652</text:p>
          </table:table-cell>
          <table:table-cell table:style-name="Default" office:value-type="float" office:value="0.157808828571429" calcext:value-type="float">
            <text:p>0.157808828571429</text:p>
          </table:table-cell>
          <table:table-cell table:style-name="Default" office:value-type="float" office:value="0.1561846" calcext:value-type="float">
            <text:p>0.1561846</text:p>
          </table:table-cell>
          <table:table-cell table:style-name="Default" office:value-type="float" office:value="0.153578142857143" calcext:value-type="float">
            <text:p>0.153578142857143</text:p>
          </table:table-cell>
          <table:table-cell table:style-name="Default" office:value-type="float" office:value="0.142322742857143" calcext:value-type="float">
            <text:p>0.142322742857143</text:p>
          </table:table-cell>
          <table:table-cell table:style-name="Default" office:value-type="float" office:value="0.138059571428571" calcext:value-type="float">
            <text:p>0.138059571428571</text:p>
          </table:table-cell>
          <table:table-cell table:style-name="Default" office:value-type="float" office:value="0.139483828571429" calcext:value-type="float">
            <text:p>0.139483828571429</text:p>
          </table:table-cell>
          <table:table-cell table:style-name="Default" office:value-type="float" office:value="0.139239771428571" calcext:value-type="float">
            <text:p>0.139239771428571</text:p>
          </table:table-cell>
          <table:table-cell table:style-name="Default" office:value-type="float" office:value="0.140920542857143" calcext:value-type="float">
            <text:p>0.1409205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Default" office:value-type="float" office:value="0.134155925714286" calcext:value-type="float">
            <text:p>0.134155925714286</text:p>
          </table:table-cell>
          <table:table-cell table:style-name="Default" office:value-type="float" office:value="0.113432571428571" calcext:value-type="float">
            <text:p>0.113432571428571</text:p>
          </table:table-cell>
          <table:table-cell table:style-name="Default" office:value-type="float" office:value="0.202525057142857" calcext:value-type="float">
            <text:p>0.202525057142857</text:p>
          </table:table-cell>
          <table:table-cell table:style-name="Default" office:value-type="float" office:value="0.206144971428571" calcext:value-type="float">
            <text:p>0.206144971428571</text:p>
          </table:table-cell>
          <table:table-cell table:style-name="Default" office:value-type="float" office:value="0.176748045714286" calcext:value-type="float">
            <text:p>0.176748045714286</text:p>
          </table:table-cell>
          <table:table-cell table:style-name="Default" office:value-type="float" office:value="0.124913408571429" calcext:value-type="float">
            <text:p>0.124913408571429</text:p>
          </table:table-cell>
          <table:table-cell table:style-name="Default" office:value-type="float" office:value="0.141767265714286" calcext:value-type="float">
            <text:p>0.141767265714286</text:p>
          </table:table-cell>
          <table:table-cell table:style-name="Default" office:value-type="float" office:value="0.159500588571429" calcext:value-type="float">
            <text:p>0.159500588571429</text:p>
          </table:table-cell>
          <table:table-cell table:style-name="Default" office:value-type="float" office:value="0.161242531428571" calcext:value-type="float">
            <text:p>0.161242531428571</text:p>
          </table:table-cell>
          <table:table-cell table:style-name="Default" office:value-type="float" office:value="0.180898328571429" calcext:value-type="float">
            <text:p>0.180898328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Default" office:value-type="float" office:value="0.0139723485714286" calcext:value-type="float">
            <text:p>0.013972348571429</text:p>
          </table:table-cell>
          <table:table-cell table:style-name="Default" office:value-type="float" office:value="0.0139917171428571" calcext:value-type="float">
            <text:p>0.013991717142857</text:p>
          </table:table-cell>
          <table:table-cell table:style-name="Default" office:value-type="float" office:value="0.01402942" calcext:value-type="float">
            <text:p>0.01402942</text:p>
          </table:table-cell>
          <table:table-cell table:style-name="Default" office:value-type="float" office:value="0.0139757942857143" calcext:value-type="float">
            <text:p>0.013975794285714</text:p>
          </table:table-cell>
          <table:table-cell table:style-name="Default" office:value-type="float" office:value="0.0139301542857143" calcext:value-type="float">
            <text:p>0.013930154285714</text:p>
          </table:table-cell>
          <table:table-cell table:style-name="Default" office:value-type="float" office:value="0.0140493314285714" calcext:value-type="float">
            <text:p>0.014049331428571</text:p>
          </table:table-cell>
          <table:table-cell table:style-name="Default" office:value-type="float" office:value="0.0139992628571429" calcext:value-type="float">
            <text:p>0.013999262857143</text:p>
          </table:table-cell>
          <table:table-cell table:style-name="Default" office:value-type="float" office:value="0.0140195171428571" calcext:value-type="float">
            <text:p>0.014019517142857</text:p>
          </table:table-cell>
          <table:table-cell table:style-name="Default" office:value-type="float" office:value="0.0139570628571429" calcext:value-type="float">
            <text:p>0.013957062857143</text:p>
          </table:table-cell>
          <table:table-cell table:style-name="Default" office:value-type="float" office:value="0.0140360142857143" calcext:value-type="float">
            <text:p>0.014036014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Default" office:value-type="float" office:value="0.0243137971428571" calcext:value-type="float">
            <text:p>0.024313797142857</text:p>
          </table:table-cell>
          <table:table-cell table:style-name="Default" office:value-type="float" office:value="0.0242886971428571" calcext:value-type="float">
            <text:p>0.024288697142857</text:p>
          </table:table-cell>
          <table:table-cell table:style-name="Default" office:value-type="float" office:value="0.0242878971428571" calcext:value-type="float">
            <text:p>0.024287897142857</text:p>
          </table:table-cell>
          <table:table-cell table:style-name="Default" office:value-type="float" office:value="0.0243011942857143" calcext:value-type="float">
            <text:p>0.024301194285714</text:p>
          </table:table-cell>
          <table:table-cell table:style-name="Default" office:value-type="float" office:value="0.0243077457142857" calcext:value-type="float">
            <text:p>0.024307745714286</text:p>
          </table:table-cell>
          <table:table-cell table:style-name="Default" office:value-type="float" office:value="0.0242833942857143" calcext:value-type="float">
            <text:p>0.024283394285714</text:p>
          </table:table-cell>
          <table:table-cell table:style-name="Default" office:value-type="float" office:value="0.0242974314285714" calcext:value-type="float">
            <text:p>0.024297431428571</text:p>
          </table:table-cell>
          <table:table-cell table:style-name="Default" office:value-type="float" office:value="0.0243246914285714" calcext:value-type="float">
            <text:p>0.024324691428571</text:p>
          </table:table-cell>
          <table:table-cell table:style-name="Default" office:value-type="float" office:value="0.0242672028571429" calcext:value-type="float">
            <text:p>0.024267202857143</text:p>
          </table:table-cell>
          <table:table-cell table:style-name="Default" office:value-type="float" office:value="0.0242429657142857" calcext:value-type="float">
            <text:p>0.02424296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Default" office:value-type="float" office:value="0.0242706714285714" calcext:value-type="float">
            <text:p>0.024270671428571</text:p>
          </table:table-cell>
          <table:table-cell table:style-name="Default" office:value-type="float" office:value="0.0243018685714286" calcext:value-type="float">
            <text:p>0.024301868571429</text:p>
          </table:table-cell>
          <table:table-cell table:style-name="Default" office:value-type="float" office:value="0.02429522" calcext:value-type="float">
            <text:p>0.02429522</text:p>
          </table:table-cell>
          <table:table-cell table:style-name="Default" office:value-type="float" office:value="0.0242708914285714" calcext:value-type="float">
            <text:p>0.024270891428571</text:p>
          </table:table-cell>
          <table:table-cell table:style-name="Default" office:value-type="float" office:value="0.02427496" calcext:value-type="float">
            <text:p>0.02427496</text:p>
          </table:table-cell>
          <table:table-cell table:style-name="Default" office:value-type="float" office:value="0.0242986657142857" calcext:value-type="float">
            <text:p>0.024298665714286</text:p>
          </table:table-cell>
          <table:table-cell table:style-name="Default" office:value-type="float" office:value="0.0243234228571429" calcext:value-type="float">
            <text:p>0.024323422857143</text:p>
          </table:table-cell>
          <table:table-cell table:style-name="Default" office:value-type="float" office:value="0.0242721628571429" calcext:value-type="float">
            <text:p>0.024272162857143</text:p>
          </table:table-cell>
          <table:table-cell table:style-name="Default" office:value-type="float" office:value="0.0242956771428571" calcext:value-type="float">
            <text:p>0.024295677142857</text:p>
          </table:table-cell>
          <table:table-cell table:style-name="Default" office:value-type="float" office:value="0.0242943457142857" calcext:value-type="float">
            <text:p>0.02429434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Default" office:value-type="float" office:value="0.0242867685714286" calcext:value-type="float">
            <text:p>0.024286768571429</text:p>
          </table:table-cell>
          <table:table-cell table:style-name="Default" office:value-type="float" office:value="0.02429374" calcext:value-type="float">
            <text:p>0.02429374</text:p>
          </table:table-cell>
          <table:table-cell table:style-name="Default" office:value-type="float" office:value="0.0242827171428571" calcext:value-type="float">
            <text:p>0.024282717142857</text:p>
          </table:table-cell>
          <table:table-cell table:style-name="Default" office:value-type="float" office:value="0.0242747457142857" calcext:value-type="float">
            <text:p>0.024274745714286</text:p>
          </table:table-cell>
          <table:table-cell table:style-name="Default" office:value-type="float" office:value="0.02428116" calcext:value-type="float">
            <text:p>0.02428116</text:p>
          </table:table-cell>
          <table:table-cell table:style-name="Default" office:value-type="float" office:value="0.0242808314285714" calcext:value-type="float">
            <text:p>0.024280831428571</text:p>
          </table:table-cell>
          <table:table-cell table:style-name="Default" office:value-type="float" office:value="0.0242904514285714" calcext:value-type="float">
            <text:p>0.024290451428571</text:p>
          </table:table-cell>
          <table:table-cell table:style-name="Default" office:value-type="float" office:value="0.0242656" calcext:value-type="float">
            <text:p>0.0242656</text:p>
          </table:table-cell>
          <table:table-cell table:style-name="Default" office:value-type="float" office:value="0.0242628971428571" calcext:value-type="float">
            <text:p>0.024262897142857</text:p>
          </table:table-cell>
          <table:table-cell table:style-name="Default" office:value-type="float" office:value="0.0242948428571429" calcext:value-type="float">
            <text:p>0.0242948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Default" office:value-type="float" office:value="0.00211471485714286" calcext:value-type="float">
            <text:p>0.002114714857143</text:p>
          </table:table-cell>
          <table:table-cell table:style-name="Default" office:value-type="float" office:value="0.002114956" calcext:value-type="float">
            <text:p>0.002114956</text:p>
          </table:table-cell>
          <table:table-cell table:style-name="Default" office:value-type="float" office:value="0.002115028" calcext:value-type="float">
            <text:p>0.002115028</text:p>
          </table:table-cell>
          <table:table-cell table:style-name="Default" office:value-type="float" office:value="0.002115194" calcext:value-type="float">
            <text:p>0.002115194</text:p>
          </table:table-cell>
          <table:table-cell table:style-name="Default" office:value-type="float" office:value="0.00211511371428571" calcext:value-type="float">
            <text:p>0.002115113714286</text:p>
          </table:table-cell>
          <table:table-cell table:style-name="Default" office:value-type="float" office:value="0.00211504257142857" calcext:value-type="float">
            <text:p>0.002115042571429</text:p>
          </table:table-cell>
          <table:table-cell table:style-name="Default" office:value-type="float" office:value="0.00211465057142857" calcext:value-type="float">
            <text:p>0.002114650571429</text:p>
          </table:table-cell>
          <table:table-cell table:style-name="Default" office:value-type="float" office:value="0.00211495685714286" calcext:value-type="float">
            <text:p>0.002114956857143</text:p>
          </table:table-cell>
          <table:table-cell table:style-name="Default" office:value-type="float" office:value="0.00211500771428571" calcext:value-type="float">
            <text:p>0.002115007714286</text:p>
          </table:table-cell>
          <table:table-cell table:style-name="Default" office:value-type="float" office:value="0.00211490057142857" calcext:value-type="float">
            <text:p>0.002114900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Default" office:value-type="float" office:value="0.002115518" calcext:value-type="float">
            <text:p>0.002115518</text:p>
          </table:table-cell>
          <table:table-cell table:style-name="Default" office:value-type="float" office:value="0.00211549971428571" calcext:value-type="float">
            <text:p>0.002115499714286</text:p>
          </table:table-cell>
          <table:table-cell table:style-name="Default" office:value-type="float" office:value="0.00211550314285714" calcext:value-type="float">
            <text:p>0.002115503142857</text:p>
          </table:table-cell>
          <table:table-cell table:style-name="Default" office:value-type="float" office:value="0.00211549742857143" calcext:value-type="float">
            <text:p>0.002115497428571</text:p>
          </table:table-cell>
          <table:table-cell table:style-name="Default" office:value-type="float" office:value="0.00211549971428571" calcext:value-type="float">
            <text:p>0.002115499714286</text:p>
          </table:table-cell>
          <table:table-cell table:style-name="Default" office:value-type="float" office:value="0.00211551257142857" calcext:value-type="float">
            <text:p>0.002115512571429</text:p>
          </table:table-cell>
          <table:table-cell table:style-name="Default" office:value-type="float" office:value="0.00211551114285714" calcext:value-type="float">
            <text:p>0.002115511142857</text:p>
          </table:table-cell>
          <table:table-cell table:style-name="Default" office:value-type="float" office:value="0.00211550142857143" calcext:value-type="float">
            <text:p>0.002115501428571</text:p>
          </table:table-cell>
          <table:table-cell table:style-name="Default" office:value-type="float" office:value="0.00211549942857143" calcext:value-type="float">
            <text:p>0.002115499428571</text:p>
          </table:table-cell>
          <table:table-cell table:style-name="Default" office:value-type="float" office:value="0.00211551085714286" calcext:value-type="float">
            <text:p>0.002115510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Default" office:value-type="float" office:value="0.0281424228571429" calcext:value-type="float">
            <text:p>0.028142422857143</text:p>
          </table:table-cell>
          <table:table-cell table:style-name="Default" office:value-type="float" office:value="0.0281453285714286" calcext:value-type="float">
            <text:p>0.028145328571429</text:p>
          </table:table-cell>
          <table:table-cell table:style-name="Default" office:value-type="float" office:value="0.0282390485714286" calcext:value-type="float">
            <text:p>0.028239048571429</text:p>
          </table:table-cell>
          <table:table-cell table:style-name="Default" office:value-type="float" office:value="0.0282602" calcext:value-type="float">
            <text:p>0.0282602</text:p>
          </table:table-cell>
          <table:table-cell table:style-name="Default" office:value-type="float" office:value="0.0281620314285714" calcext:value-type="float">
            <text:p>0.028162031428571</text:p>
          </table:table-cell>
          <table:table-cell table:style-name="Default" office:value-type="float" office:value="0.0282073857142857" calcext:value-type="float">
            <text:p>0.028207385714286</text:p>
          </table:table-cell>
          <table:table-cell table:style-name="Default" office:value-type="float" office:value="0.0281124114285714" calcext:value-type="float">
            <text:p>0.028112411428571</text:p>
          </table:table-cell>
          <table:table-cell table:style-name="Default" office:value-type="float" office:value="0.0282856285714286" calcext:value-type="float">
            <text:p>0.028285628571429</text:p>
          </table:table-cell>
          <table:table-cell table:style-name="Default" office:value-type="float" office:value="0.0281475114285714" calcext:value-type="float">
            <text:p>0.028147511428571</text:p>
          </table:table-cell>
          <table:table-cell table:style-name="Default" office:value-type="float" office:value="0.0281729285714286" calcext:value-type="float">
            <text:p>0.028172928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Default" office:value-type="float" office:value="0.114300768571429" calcext:value-type="float">
            <text:p>0.114300768571429</text:p>
          </table:table-cell>
          <table:table-cell table:style-name="Default" office:value-type="float" office:value="0.1256988" calcext:value-type="float">
            <text:p>0.1256988</text:p>
          </table:table-cell>
          <table:table-cell table:style-name="Default" office:value-type="float" office:value="0.08539486" calcext:value-type="float">
            <text:p>0.08539486</text:p>
          </table:table-cell>
          <table:table-cell table:style-name="Default" office:value-type="float" office:value="0.0296977885714286" calcext:value-type="float">
            <text:p>0.029697788571429</text:p>
          </table:table-cell>
          <table:table-cell table:style-name="Default" office:value-type="float" office:value="0.02634184" calcext:value-type="float">
            <text:p>0.02634184</text:p>
          </table:table-cell>
          <table:table-cell table:style-name="Default" office:value-type="float" office:value="0.0270056628571429" calcext:value-type="float">
            <text:p>0.027005662857143</text:p>
          </table:table-cell>
          <table:table-cell table:style-name="Default" office:value-type="float" office:value="0.0276205571428571" calcext:value-type="float">
            <text:p>0.027620557142857</text:p>
          </table:table-cell>
          <table:table-cell table:style-name="Default" office:value-type="float" office:value="0.0272019" calcext:value-type="float">
            <text:p>0.0272019</text:p>
          </table:table-cell>
          <table:table-cell table:style-name="Default" office:value-type="float" office:value="0.02946882" calcext:value-type="float">
            <text:p>0.02946882</text:p>
          </table:table-cell>
          <table:table-cell table:style-name="Default" office:value-type="float" office:value="0.0279713371428571" calcext:value-type="float">
            <text:p>0.027971337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Default" office:value-type="float" office:value="0.0266641314285714" calcext:value-type="float">
            <text:p>0.026664131428571</text:p>
          </table:table-cell>
          <table:table-cell table:style-name="Default" office:value-type="float" office:value="0.0229165714285714" calcext:value-type="float">
            <text:p>0.022916571428571</text:p>
          </table:table-cell>
          <table:table-cell table:style-name="Default" office:value-type="float" office:value="0.0226702114285714" calcext:value-type="float">
            <text:p>0.022670211428571</text:p>
          </table:table-cell>
          <table:table-cell table:style-name="Default" office:value-type="float" office:value="0.0231979885714286" calcext:value-type="float">
            <text:p>0.023197988571429</text:p>
          </table:table-cell>
          <table:table-cell table:style-name="Default" office:value-type="float" office:value="0.0232982257142857" calcext:value-type="float">
            <text:p>0.023298225714286</text:p>
          </table:table-cell>
          <table:table-cell table:style-name="Default" office:value-type="float" office:value="0.0235236742857143" calcext:value-type="float">
            <text:p>0.023523674285714</text:p>
          </table:table-cell>
          <table:table-cell table:style-name="Default" office:value-type="float" office:value="0.0232936542857143" calcext:value-type="float">
            <text:p>0.023293654285714</text:p>
          </table:table-cell>
          <table:table-cell table:style-name="Default" office:value-type="float" office:value="0.0229808171428571" calcext:value-type="float">
            <text:p>0.022980817142857</text:p>
          </table:table-cell>
          <table:table-cell table:style-name="Default" office:value-type="float" office:value="0.0230754228571429" calcext:value-type="float">
            <text:p>0.023075422857143</text:p>
          </table:table-cell>
          <table:table-cell table:style-name="Default" office:value-type="float" office:value="0.0233355714285714" calcext:value-type="float">
            <text:p>0.02333557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Default" office:value-type="float" office:value="0.218965371428571" calcext:value-type="float">
            <text:p>0.218965371428571</text:p>
          </table:table-cell>
          <table:table-cell table:style-name="Default" office:value-type="float" office:value="0.173720628571429" calcext:value-type="float">
            <text:p>0.173720628571429</text:p>
          </table:table-cell>
          <table:table-cell table:style-name="Default" office:value-type="float" office:value="0.159435457142857" calcext:value-type="float">
            <text:p>0.159435457142857</text:p>
          </table:table-cell>
          <table:table-cell table:style-name="Default" office:value-type="float" office:value="0.136211522857143" calcext:value-type="float">
            <text:p>0.136211522857143</text:p>
          </table:table-cell>
          <table:table-cell table:style-name="Default" office:value-type="float" office:value="0.119412688571429" calcext:value-type="float">
            <text:p>0.119412688571429</text:p>
          </table:table-cell>
          <table:table-cell table:style-name="Default" office:value-type="float" office:value="0.132452948571429" calcext:value-type="float">
            <text:p>0.132452948571429</text:p>
          </table:table-cell>
          <table:table-cell table:style-name="Default" office:value-type="float" office:value="0.129575457142857" calcext:value-type="float">
            <text:p>0.129575457142857</text:p>
          </table:table-cell>
          <table:table-cell table:style-name="Default" office:value-type="float" office:value="0.139089882857143" calcext:value-type="float">
            <text:p>0.139089882857143</text:p>
          </table:table-cell>
          <table:table-cell table:style-name="Default" office:value-type="float" office:value="0.138480191428571" calcext:value-type="float">
            <text:p>0.138480191428571</text:p>
          </table:table-cell>
          <table:table-cell table:style-name="Default" office:value-type="float" office:value="0.14281212" calcext:value-type="float">
            <text:p>0.14281212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formula="of:=AVERAGE([.C295:.C313])" office:value-type="float" office:value="0.0724486394736842" calcext:value-type="float">
            <text:p>0.072</text:p>
          </table:table-cell>
          <table:table-cell table:formula="of:=AVERAGE([.D295:.D313])" office:value-type="float" office:value="0.0691130179699248" calcext:value-type="float">
            <text:p>0.069</text:p>
          </table:table-cell>
          <table:table-cell table:style-name="ce9" table:formula="of:=AVERAGE([.E295:.E313])" office:value-type="float" office:value="0.0711104927669173" calcext:value-type="float">
            <text:p>0.071</text:p>
          </table:table-cell>
          <table:table-cell table:formula="of:=AVERAGE([.F295:.F313])" office:value-type="float" office:value="0.0680231708270677" calcext:value-type="float">
            <text:p>0.068</text:p>
          </table:table-cell>
          <table:table-cell table:formula="of:=AVERAGE([.G295:.G313])" office:value-type="float" office:value="0.065639250481203" calcext:value-type="float">
            <text:p>0.066</text:p>
          </table:table-cell>
          <table:table-cell table:formula="of:=AVERAGE([.H295:.H313])" office:value-type="float" office:value="0.0633156448571429" calcext:value-type="float">
            <text:p>0.063</text:p>
          </table:table-cell>
          <table:table-cell table:style-name="ce9" table:formula="of:=AVERAGE([.I295:.I313])" office:value-type="float" office:value="0.0639215799398496" calcext:value-type="float">
            <text:p>0.064</text:p>
          </table:table-cell>
          <table:table-cell table:formula="of:=AVERAGE([.J295:.J313])" office:value-type="float" office:value="0.0654661026165414" calcext:value-type="float">
            <text:p>0.065</text:p>
          </table:table-cell>
          <table:table-cell table:formula="of:=AVERAGE([.K295:.K313])" office:value-type="float" office:value="0.0656937185714286" calcext:value-type="float">
            <text:p>0.066</text:p>
          </table:table-cell>
          <table:table-cell table:formula="of:=AVERAGE([.L295:.L313])" office:value-type="float" office:value="0.0670104565413534" calcext:value-type="float">
            <text:p>0.067</text:p>
          </table:table-cell>
          <table:table-cell table:number-columns-repeated="1012"/>
        </table:table-row>
        <table:table-row table:style-name="ro2" table:number-rows-repeated="10482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453.51pt" svg:height="255.09pt" svg:x="503.66pt" svg:y="14.57pt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85.98pt" svg:y="16.04pt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06.95pt" svg:y="291.23pt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87pt" svg:y="295.51pt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25.23pt" svg:y="569.65pt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91.06pt" svg:y="561.09pt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556.75pt" svg:y="857.62pt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076.88pt" svg:y="851.24pt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963.7pt" svg:y="21.34pt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440.57pt" svg:y="14.26pt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968.41pt" svg:y="300.1pt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450.52pt" svg:y="298.69pt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2459.08pt" svg:y="587.4pt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2461.89pt" svg:y="876.13pt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974.1pt" svg:y="590.26pt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972.66pt" svg:y="878.97pt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2">
          <table:table-cell table:style-name="ce52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52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  <table:table-cell table:number-columns-repeated="20"/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4529</text:p>
          </table:table-cell>
          <table:table-cell office:value-type="float" office:value="0.862126711651017" calcext:value-type="float">
            <text:p>0.862126711651017</text:p>
          </table:table-cell>
          <table:table-cell office:value-type="float" office:value="0.719450675839219" calcext:value-type="float">
            <text:p>0.719450675839219</text:p>
          </table:table-cell>
          <table:table-cell office:value-type="float" office:value="0.990241118623656" calcext:value-type="float">
            <text:p>0.990241118623656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46659745714286" calcext:value-type="float">
            <text:p>0.146659745714286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53171428571" calcext:value-type="float">
            <text:p>0.002076531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02557</text:p>
          </table:table-cell>
          <table:table-cell office:value-type="float" office:value="0.882630498632227" calcext:value-type="float">
            <text:p>0.882630498632227</text:p>
          </table:table-cell>
          <table:table-cell office:value-type="float" office:value="0.698498824076131" calcext:value-type="float">
            <text:p>0.698498824076131</text:p>
          </table:table-cell>
          <table:table-cell office:value-type="float" office:value="0.990241869896662" calcext:value-type="float">
            <text:p>0.99024186989666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77626923428571" calcext:value-type="float">
            <text:p>0.177626923428571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857143</text:p>
          </table:table-cell>
          <table:table-cell office:value-type="float" office:value="0.00207642142857143" calcext:value-type="float">
            <text:p>0.00207642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193898</text:p>
          </table:table-cell>
          <table:table-cell office:value-type="float" office:value="0.924233329476371" calcext:value-type="float">
            <text:p>0.924233329476371</text:p>
          </table:table-cell>
          <table:table-cell office:value-type="float" office:value="0.698150615478383" calcext:value-type="float">
            <text:p>0.698150615478383</text:p>
          </table:table-cell>
          <table:table-cell office:value-type="float" office:value="0.990241588404399" calcext:value-type="float">
            <text:p>0.990241588404399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177626922285714" calcext:value-type="float">
            <text:p>0.177626922285714</text:p>
          </table:table-cell>
          <table:table-cell office:value-type="float" office:value="0.0337017497142857" calcext:value-type="float">
            <text:p>0.033701749714286</text:p>
          </table:table-cell>
          <table:table-cell office:value-type="float" office:value="0.146538594285714" calcext:value-type="float">
            <text:p>0.146538594285714</text:p>
          </table:table-cell>
          <table:table-cell office:value-type="float" office:value="0.002076706" calcext:value-type="float">
            <text:p>0.00207670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17681</text:p>
          </table:table-cell>
          <table:table-cell office:value-type="float" office:value="0.965462514680165" calcext:value-type="float">
            <text:p>0.965462514680165</text:p>
          </table:table-cell>
          <table:table-cell office:value-type="float" office:value="0.819854844846484" calcext:value-type="float">
            <text:p>0.819854844846484</text:p>
          </table:table-cell>
          <table:table-cell office:value-type="float" office:value="0.990232098164805" calcext:value-type="float">
            <text:p>0.99023209816480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56982135428571" calcext:value-type="float">
            <text:p>0.156982135428571</text:p>
          </table:table-cell>
          <table:table-cell office:value-type="float" office:value="0.0131650828571429" calcext:value-type="float">
            <text:p>0.013165082857143</text:p>
          </table:table-cell>
          <table:table-cell office:value-type="float" office:value="0.0853919771428572" calcext:value-type="float">
            <text:p>0.085391977142857</text:p>
          </table:table-cell>
          <table:table-cell office:value-type="float" office:value="0.00207906942857143" calcext:value-type="float">
            <text:p>0.002079069428571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070216</text:p>
          </table:table-cell>
          <table:table-cell office:value-type="float" office:value="0.985998929685315" calcext:value-type="float">
            <text:p>0.985998929685315</text:p>
          </table:table-cell>
          <table:table-cell office:value-type="float" office:value="0.776998720496605" calcext:value-type="float">
            <text:p>0.776998720496605</text:p>
          </table:table-cell>
          <table:table-cell office:value-type="float" office:value="0.985105789219378" calcext:value-type="float">
            <text:p>0.98510578921937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56982141142857" calcext:value-type="float">
            <text:p>0.156982141142857</text:p>
          </table:table-cell>
          <table:table-cell office:value-type="float" office:value="0.00291869685714286" calcext:value-type="float">
            <text:p>0.002918696857143</text:p>
          </table:table-cell>
          <table:table-cell office:value-type="float" office:value="0.0959005914285714" calcext:value-type="float">
            <text:p>0.095900591428571</text:p>
          </table:table-cell>
          <table:table-cell office:value-type="float" office:value="0.00320807857142857" calcext:value-type="float">
            <text:p>0.0032080785714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89684362568725" calcext:value-type="float">
            <text:p>0.989684362568725</text:p>
          </table:table-cell>
          <table:table-cell office:value-type="float" office:value="0.98748418691649" calcext:value-type="float">
            <text:p>0.98748418691649</text:p>
          </table:table-cell>
          <table:table-cell office:value-type="float" office:value="0.857304959904395" calcext:value-type="float">
            <text:p>0.857304959904395</text:p>
          </table:table-cell>
          <table:table-cell office:value-type="float" office:value="0.986484912478727" calcext:value-type="float">
            <text:p>0.9864849124787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0493580742857143" calcext:value-type="float">
            <text:p>0.004935807428571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285714</text:p>
          </table:table-cell>
          <table:table-cell office:value-type="float" office:value="0.00669363114285714" calcext:value-type="float">
            <text:p>0.0066936311428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85992502228583" calcext:value-type="float">
            <text:p>0.985992502228583</text:p>
          </table:table-cell>
          <table:table-cell office:value-type="float" office:value="0.986397513956131" calcext:value-type="float">
            <text:p>0.986397513956131</text:p>
          </table:table-cell>
          <table:table-cell office:value-type="float" office:value="0.827734951410717" calcext:value-type="float">
            <text:p>0.827734951410717</text:p>
          </table:table-cell>
          <table:table-cell office:value-type="float" office:value="0.953781453809882" calcext:value-type="float">
            <text:p>0.95378145380988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0657225457142857" calcext:value-type="float">
            <text:p>0.006572254571429</text:p>
          </table:table-cell>
          <table:table-cell office:value-type="float" office:value="0.00645476685714286" calcext:value-type="float">
            <text:p>0.006454766857143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222909462857143" calcext:value-type="float">
            <text:p>0.022290946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973762218122552" calcext:value-type="float">
            <text:p>0.973762218122552</text:p>
          </table:table-cell>
          <table:table-cell office:value-type="float" office:value="0.962169186863029" calcext:value-type="float">
            <text:p>0.962169186863029</text:p>
          </table:table-cell>
          <table:table-cell office:value-type="float" office:value="0.811000339886315" calcext:value-type="float">
            <text:p>0.811000339886315</text:p>
          </table:table-cell>
          <table:table-cell office:value-type="float" office:value="0.93330247531503" calcext:value-type="float">
            <text:p>0.93330247531503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109347202857143" calcext:value-type="float">
            <text:p>0.010934720285714</text:p>
          </table:table-cell>
          <table:table-cell office:value-type="float" office:value="0.0174150028571429" calcext:value-type="float">
            <text:p>0.017415002857143</text:p>
          </table:table-cell>
          <table:table-cell office:value-type="float" office:value="0.0766503771428572" calcext:value-type="float">
            <text:p>0.076650377142857</text:p>
          </table:table-cell>
          <table:table-cell office:value-type="float" office:value="0.0312940885714286" calcext:value-type="float">
            <text:p>0.031294088571429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958578152093322" calcext:value-type="float">
            <text:p>0.958578152093322</text:p>
          </table:table-cell>
          <table:table-cell office:value-type="float" office:value="0.911965283020676" calcext:value-type="float">
            <text:p>0.911965283020676</text:p>
          </table:table-cell>
          <table:table-cell office:value-type="float" office:value="0.796649056225411" calcext:value-type="float">
            <text:p>0.796649056225411</text:p>
          </table:table-cell>
          <table:table-cell office:value-type="float" office:value="0.870990556394333" calcext:value-type="float">
            <text:p>0.870990556394333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188942257142857" calcext:value-type="float">
            <text:p>0.018894225714286</text:p>
          </table:table-cell>
          <table:table-cell office:value-type="float" office:value="0.0370351857142857" calcext:value-type="float">
            <text:p>0.037035185714286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592808028571429" calcext:value-type="float">
            <text:p>0.05928080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902456156504516" calcext:value-type="float">
            <text:p>0.902456156504516</text:p>
          </table:table-cell>
          <table:table-cell office:value-type="float" office:value="0.871585087363301" calcext:value-type="float">
            <text:p>0.871585087363301</text:p>
          </table:table-cell>
          <table:table-cell office:value-type="float" office:value="0.765908162054222" calcext:value-type="float">
            <text:p>0.765908162054222</text:p>
          </table:table-cell>
          <table:table-cell office:value-type="float" office:value="0.828914146709264" calcext:value-type="float">
            <text:p>0.828914146709264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405751514285714" calcext:value-type="float">
            <text:p>0.040575151428571</text:p>
          </table:table-cell>
          <table:table-cell office:value-type="float" office:value="0.0527353171428571" calcext:value-type="float">
            <text:p>0.052735317142857</text:p>
          </table:table-cell>
          <table:table-cell office:value-type="float" office:value="0.101914371428571" calcext:value-type="float">
            <text:p>0.101914371428571</text:p>
          </table:table-cell>
          <table:table-cell office:value-type="float" office:value="0.0764017257142857" calcext:value-type="float">
            <text:p>0.0764017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43807</text:p>
          </table:table-cell>
          <table:table-cell office:value-type="float" office:value="0.867387280279586" calcext:value-type="float">
            <text:p>0.867387280279586</text:p>
          </table:table-cell>
          <table:table-cell office:value-type="float" office:value="0.726767216216944" calcext:value-type="float">
            <text:p>0.726767216216944</text:p>
          </table:table-cell>
          <table:table-cell office:value-type="float" office:value="0.895900392873053" calcext:value-type="float">
            <text:p>0.89590039287305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40263142857143" calcext:value-type="float">
            <text:p>0.034026314285714</text:p>
          </table:table-cell>
          <table:table-cell office:value-type="float" office:value="0.0398273142857143" calcext:value-type="float">
            <text:p>0.039827314285714</text:p>
          </table:table-cell>
          <table:table-cell office:value-type="float" office:value="0.0762895428571428" calcext:value-type="float">
            <text:p>0.076289542857143</text:p>
          </table:table-cell>
          <table:table-cell office:value-type="float" office:value="0.0323676057142857" calcext:value-type="float">
            <text:p>0.03236760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44284</text:p>
          </table:table-cell>
          <table:table-cell office:value-type="float" office:value="0.848958093196078" calcext:value-type="float">
            <text:p>0.848958093196078</text:p>
          </table:table-cell>
          <table:table-cell office:value-type="float" office:value="0.713564264557126" calcext:value-type="float">
            <text:p>0.713564264557126</text:p>
          </table:table-cell>
          <table:table-cell office:value-type="float" office:value="0.879035362570855" calcext:value-type="float">
            <text:p>0.87903536257085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12688971428571" calcext:value-type="float">
            <text:p>0.041268897142857</text:p>
          </table:table-cell>
          <table:table-cell office:value-type="float" office:value="0.0451903228571429" calcext:value-type="float">
            <text:p>0.045190322857143</text:p>
          </table:table-cell>
          <table:table-cell office:value-type="float" office:value="0.0793295542857143" calcext:value-type="float">
            <text:p>0.079329554285714</text:p>
          </table:table-cell>
          <table:table-cell office:value-type="float" office:value="0.0378435971428571" calcext:value-type="float">
            <text:p>0.03784359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02069</text:p>
          </table:table-cell>
          <table:table-cell office:value-type="float" office:value="0.836319930295822" calcext:value-type="float">
            <text:p>0.836319930295822</text:p>
          </table:table-cell>
          <table:table-cell office:value-type="float" office:value="0.701964658879963" calcext:value-type="float">
            <text:p>0.701964658879963</text:p>
          </table:table-cell>
          <table:table-cell office:value-type="float" office:value="0.859643784463256" calcext:value-type="float">
            <text:p>0.85964378446325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4686072" calcext:value-type="float">
            <text:p>0.04686072</text:p>
          </table:table-cell>
          <table:table-cell office:value-type="float" office:value="0.0489918857142857" calcext:value-type="float">
            <text:p>0.048991885714286</text:p>
          </table:table-cell>
          <table:table-cell office:value-type="float" office:value="0.0817529142857143" calcext:value-type="float">
            <text:p>0.081752914285714</text:p>
          </table:table-cell>
          <table:table-cell office:value-type="float" office:value="0.0423405371428572" calcext:value-type="float">
            <text:p>0.04234053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40955</text:p>
          </table:table-cell>
          <table:table-cell office:value-type="float" office:value="0.813623759639948" calcext:value-type="float">
            <text:p>0.813623759639948</text:p>
          </table:table-cell>
          <table:table-cell office:value-type="float" office:value="0.694358421141625" calcext:value-type="float">
            <text:p>0.694358421141625</text:p>
          </table:table-cell>
          <table:table-cell office:value-type="float" office:value="0.840240002783451" calcext:value-type="float">
            <text:p>0.840240002783451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520074114285714" calcext:value-type="float">
            <text:p>0.052007411428571</text:p>
          </table:table-cell>
          <table:table-cell office:value-type="float" office:value="0.0564375971428571" calcext:value-type="float">
            <text:p>0.056437597142857</text:p>
          </table:table-cell>
          <table:table-cell office:value-type="float" office:value="0.0830679828571429" calcext:value-type="float">
            <text:p>0.083067982857143</text:p>
          </table:table-cell>
          <table:table-cell office:value-type="float" office:value="0.04845788" calcext:value-type="float">
            <text:p>0.04845788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41854</text:p>
          </table:table-cell>
          <table:table-cell office:value-type="float" office:value="0.772818803848323" calcext:value-type="float">
            <text:p>0.772818803848323</text:p>
          </table:table-cell>
          <table:table-cell office:value-type="float" office:value="0.688587341485049" calcext:value-type="float">
            <text:p>0.688587341485049</text:p>
          </table:table-cell>
          <table:table-cell office:value-type="float" office:value="0.796024130824495" calcext:value-type="float">
            <text:p>0.79602413082449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602601857142857" calcext:value-type="float">
            <text:p>0.060260185714286</text:p>
          </table:table-cell>
          <table:table-cell office:value-type="float" office:value="0.0696452114285714" calcext:value-type="float">
            <text:p>0.069645211428571</text:p>
          </table:table-cell>
          <table:table-cell office:value-type="float" office:value="0.0835496828571429" calcext:value-type="float">
            <text:p>0.083549682857143</text:p>
          </table:table-cell>
          <table:table-cell office:value-type="float" office:value="0.0604943257142857" calcext:value-type="float">
            <text:p>0.0604943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85201810542226" calcext:value-type="float">
            <text:p>0.385201810542226</text:p>
          </table:table-cell>
          <table:table-cell office:value-type="float" office:value="0.521845796833818" calcext:value-type="float">
            <text:p>0.521845796833818</text:p>
          </table:table-cell>
          <table:table-cell office:value-type="float" office:value="0.429709043437114" calcext:value-type="float">
            <text:p>0.429709043437114</text:p>
          </table:table-cell>
          <table:table-cell office:value-type="float" office:value="0.576718848015141" calcext:value-type="float">
            <text:p>0.576718848015141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36127914285714" calcext:value-type="float">
            <text:p>0.336127914285714</text:p>
          </table:table-cell>
          <table:table-cell office:value-type="float" office:value="0.198233914285714" calcext:value-type="float">
            <text:p>0.198233914285714</text:p>
          </table:table-cell>
          <table:table-cell office:value-type="float" office:value="0.318167657142857" calcext:value-type="float">
            <text:p>0.318167657142857</text:p>
          </table:table-cell>
          <table:table-cell office:value-type="float" office:value="0.157338685714286" calcext:value-type="float">
            <text:p>0.15733868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79632897474995" calcext:value-type="float">
            <text:p>0.179632897474995</text:p>
          </table:table-cell>
          <table:table-cell office:value-type="float" office:value="0.303167829410177" calcext:value-type="float">
            <text:p>0.303167829410177</text:p>
          </table:table-cell>
          <table:table-cell office:value-type="float" office:value="0.418550012858019" calcext:value-type="float">
            <text:p>0.418550012858019</text:p>
          </table:table-cell>
          <table:table-cell office:value-type="float" office:value="0.553823927862899" calcext:value-type="float">
            <text:p>0.553823927862899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497626942857143" calcext:value-type="float">
            <text:p>0.497626942857143</text:p>
          </table:table-cell>
          <table:table-cell office:value-type="float" office:value="0.307960171428571" calcext:value-type="float">
            <text:p>0.307960171428571</text:p>
          </table:table-cell>
          <table:table-cell office:value-type="float" office:value="0.330005942857143" calcext:value-type="float">
            <text:p>0.330005942857143</text:p>
          </table:table-cell>
          <table:table-cell office:value-type="float" office:value="0.169161828571429" calcext:value-type="float">
            <text:p>0.169161828571429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0758721001376017" calcext:value-type="float">
            <text:p>0.075872100137602</text:p>
          </table:table-cell>
          <table:table-cell office:value-type="float" office:value="0.16111600632609" calcext:value-type="float">
            <text:p>0.16111600632609</text:p>
          </table:table-cell>
          <table:table-cell office:value-type="float" office:value="0.43205628876012" calcext:value-type="float">
            <text:p>0.43205628876012</text:p>
          </table:table-cell>
          <table:table-cell office:value-type="float" office:value="0.491916664900989" calcext:value-type="float">
            <text:p>0.491916664900989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6600086" calcext:value-type="float">
            <text:p>0.6600086</text:p>
          </table:table-cell>
          <table:table-cell office:value-type="float" office:value="0.416565685714286" calcext:value-type="float">
            <text:p>0.416565685714286</text:p>
          </table:table-cell>
          <table:table-cell office:value-type="float" office:value="0.319626142857143" calcext:value-type="float">
            <text:p>0.319626142857143</text:p>
          </table:table-cell>
          <table:table-cell office:value-type="float" office:value="0.192934571428571" calcext:value-type="float">
            <text:p>0.192934571428571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0571260242592284" calcext:value-type="float">
            <text:p>0.057126024259228</text:p>
          </table:table-cell>
          <table:table-cell office:value-type="float" office:value="0.0612446830520126" calcext:value-type="float">
            <text:p>0.061244683052013</text:p>
          </table:table-cell>
          <table:table-cell office:value-type="float" office:value="0.425243070156184" calcext:value-type="float">
            <text:p>0.425243070156184</text:p>
          </table:table-cell>
          <table:table-cell office:value-type="float" office:value="0.392547794851012" calcext:value-type="float">
            <text:p>0.392547794851012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842694857142857" calcext:value-type="float">
            <text:p>0.842694857142857</text:p>
          </table:table-cell>
          <table:table-cell office:value-type="float" office:value="0.592001257142857" calcext:value-type="float">
            <text:p>0.592001257142857</text:p>
          </table:table-cell>
          <table:table-cell office:value-type="float" office:value="0.327000114285714" calcext:value-type="float">
            <text:p>0.327000114285714</text:p>
          </table:table-cell>
          <table:table-cell office:value-type="float" office:value="0.238788085714286" calcext:value-type="float">
            <text:p>0.2387880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747862261352242" calcext:value-type="float">
            <text:p>0.074786226135224</text:p>
          </table:table-cell>
          <table:table-cell office:value-type="float" office:value="0.0565706675587487" calcext:value-type="float">
            <text:p>0.056570667558749</text:p>
          </table:table-cell>
          <table:table-cell office:value-type="float" office:value="0.382768464911955" calcext:value-type="float">
            <text:p>0.382768464911955</text:p>
          </table:table-cell>
          <table:table-cell office:value-type="float" office:value="0.209525308994786" calcext:value-type="float">
            <text:p>0.20952530899478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943891971428572" calcext:value-type="float">
            <text:p>0.943891971428572</text:p>
          </table:table-cell>
          <table:table-cell office:value-type="float" office:value="0.656329714285714" calcext:value-type="float">
            <text:p>0.656329714285714</text:p>
          </table:table-cell>
          <table:table-cell office:value-type="float" office:value="0.351732342857143" calcext:value-type="float">
            <text:p>0.351732342857143</text:p>
          </table:table-cell>
          <table:table-cell office:value-type="float" office:value="0.335167" calcext:value-type="float">
            <text:p>0.335167</text:p>
          </table:table-cell>
        </table:table-row>
        <table:table-row table:style-name="ro2" table:number-rows-repeated="2">
          <table:table-cell table:number-columns-repeated="9"/>
          <table:table-cell table:style-name="ce53" table:number-columns-repeated="4"/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591541</text:p>
          </table:table-cell>
          <table:table-cell office:value-type="float" office:value="0.875561530840125" calcext:value-type="float">
            <text:p>0.875561530840125</text:p>
          </table:table-cell>
          <table:table-cell office:value-type="float" office:value="0.697147718633298" calcext:value-type="float">
            <text:p>0.697147718633298</text:p>
          </table:table-cell>
          <table:table-cell office:value-type="float" office:value="0.929922539813576" calcext:value-type="float">
            <text:p>0.92992253981357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89427511428571" calcext:value-type="float">
            <text:p>0.189427511428571</text:p>
          </table:table-cell>
          <table:table-cell office:value-type="float" office:value="0.0357007342857143" calcext:value-type="float">
            <text:p>0.035700734285714</text:p>
          </table:table-cell>
          <table:table-cell office:value-type="float" office:value="0.177944814285714" calcext:value-type="float">
            <text:p>0.177944814285714</text:p>
          </table:table-cell>
          <table:table-cell office:value-type="float" office:value="0.02429816" calcext:value-type="float">
            <text:p>0.0242981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089375</text:p>
          </table:table-cell>
          <table:table-cell office:value-type="float" office:value="0.86897556478651" calcext:value-type="float">
            <text:p>0.86897556478651</text:p>
          </table:table-cell>
          <table:table-cell office:value-type="float" office:value="0.735645370779438" calcext:value-type="float">
            <text:p>0.735645370779438</text:p>
          </table:table-cell>
          <table:table-cell office:value-type="float" office:value="0.930014456697223" calcext:value-type="float">
            <text:p>0.930014456697223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91354285714" calcext:value-type="float">
            <text:p>0.140791354285714</text:p>
          </table:table-cell>
          <table:table-cell office:value-type="float" office:value="0.0380575285714286" calcext:value-type="float">
            <text:p>0.038057528571429</text:p>
          </table:table-cell>
          <table:table-cell office:value-type="float" office:value="0.141459177142857" calcext:value-type="float">
            <text:p>0.141459177142857</text:p>
          </table:table-cell>
          <table:table-cell office:value-type="float" office:value="0.0242221942857143" calcext:value-type="float">
            <text:p>0.024222194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191933</text:p>
          </table:table-cell>
          <table:table-cell office:value-type="float" office:value="0.856883146655486" calcext:value-type="float">
            <text:p>0.856883146655486</text:p>
          </table:table-cell>
          <table:table-cell office:value-type="float" office:value="0.74475777325797" calcext:value-type="float">
            <text:p>0.74475777325797</text:p>
          </table:table-cell>
          <table:table-cell office:value-type="float" office:value="0.929959247376971" calcext:value-type="float">
            <text:p>0.9299592473769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0836948" calcext:value-type="float">
            <text:p>0.10836948</text:p>
          </table:table-cell>
          <table:table-cell office:value-type="float" office:value="0.0419183571428571" calcext:value-type="float">
            <text:p>0.041918357142857</text:p>
          </table:table-cell>
          <table:table-cell office:value-type="float" office:value="0.155442217142857" calcext:value-type="float">
            <text:p>0.155442217142857</text:p>
          </table:table-cell>
          <table:table-cell office:value-type="float" office:value="0.0242470428571429" calcext:value-type="float">
            <text:p>0.024247042857143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253058</text:p>
          </table:table-cell>
          <table:table-cell office:value-type="float" office:value="0.85493215840189" calcext:value-type="float">
            <text:p>0.85493215840189</text:p>
          </table:table-cell>
          <table:table-cell office:value-type="float" office:value="0.648058968064838" calcext:value-type="float">
            <text:p>0.648058968064838</text:p>
          </table:table-cell>
          <table:table-cell office:value-type="float" office:value="0.929821090729156" calcext:value-type="float">
            <text:p>0.929821090729156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40794722857143" calcext:value-type="float">
            <text:p>0.140794722857143</text:p>
          </table:table-cell>
          <table:table-cell office:value-type="float" office:value="0.0433768057142857" calcext:value-type="float">
            <text:p>0.043376805714286</text:p>
          </table:table-cell>
          <table:table-cell office:value-type="float" office:value="0.160386345714286" calcext:value-type="float">
            <text:p>0.160386345714286</text:p>
          </table:table-cell>
          <table:table-cell office:value-type="float" office:value="0.0243165771428571" calcext:value-type="float">
            <text:p>0.024316577142857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33496</text:p>
          </table:table-cell>
          <table:table-cell office:value-type="float" office:value="0.845641490163401" calcext:value-type="float">
            <text:p>0.845641490163401</text:p>
          </table:table-cell>
          <table:table-cell office:value-type="float" office:value="0.0887588291054144" calcext:value-type="float">
            <text:p>0.088758829105414</text:p>
          </table:table-cell>
          <table:table-cell office:value-type="float" office:value="0.89929453039876" calcext:value-type="float">
            <text:p>0.89929453039876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24583431428571" calcext:value-type="float">
            <text:p>0.124583431428571</text:p>
          </table:table-cell>
          <table:table-cell office:value-type="float" office:value="0.0453978371428572" calcext:value-type="float">
            <text:p>0.045397837142857</text:p>
          </table:table-cell>
          <table:table-cell office:value-type="float" office:value="7.29420531428571" calcext:value-type="float">
            <text:p>7.29420531428571</text:p>
          </table:table-cell>
          <table:table-cell office:value-type="float" office:value="0.0356548428571429" calcext:value-type="float">
            <text:p>0.03565484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59012258131617" calcext:value-type="float">
            <text:p>0.759012258131617</text:p>
          </table:table-cell>
          <table:table-cell office:value-type="float" office:value="0.48827424693385" calcext:value-type="float">
            <text:p>0.48827424693385</text:p>
          </table:table-cell>
          <table:table-cell office:value-type="float" office:value="0.908742005505019" calcext:value-type="float">
            <text:p>0.908742005505019</text:p>
          </table:table-cell>
          <table:table-cell office:value-type="float" office:value="0.864807420283284" calcext:value-type="float">
            <text:p>0.86480742028328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722375257142857" calcext:value-type="float">
            <text:p>0.072237525714286</text:p>
          </table:table-cell>
          <table:table-cell office:value-type="float" office:value="0.172466257142857" calcext:value-type="float">
            <text:p>0.172466257142857</text:p>
          </table:table-cell>
          <table:table-cell office:value-type="float" office:value="0.0294654971428571" calcext:value-type="float">
            <text:p>0.029465497142857</text:p>
          </table:table-cell>
          <table:table-cell office:value-type="float" office:value="0.0447902628571429" calcext:value-type="float">
            <text:p>0.0447902628571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8262344234481" calcext:value-type="float">
            <text:p>0.758262344234481</text:p>
          </table:table-cell>
          <table:table-cell office:value-type="float" office:value="0.508096559229198" calcext:value-type="float">
            <text:p>0.508096559229198</text:p>
          </table:table-cell>
          <table:table-cell office:value-type="float" office:value="0.863203076975336" calcext:value-type="float">
            <text:p>0.863203076975336</text:p>
          </table:table-cell>
          <table:table-cell office:value-type="float" office:value="0.819865070525081" calcext:value-type="float">
            <text:p>0.81986507052508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672828" calcext:value-type="float">
            <text:p>0.0672828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14286</text:p>
          </table:table-cell>
          <table:table-cell office:value-type="float" office:value="0.0558389771428572" calcext:value-type="float">
            <text:p>0.05583897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08150246866488" calcext:value-type="float">
            <text:p>0.708150246866488</text:p>
          </table:table-cell>
          <table:table-cell office:value-type="float" office:value="0.541341807823032" calcext:value-type="float">
            <text:p>0.541341807823032</text:p>
          </table:table-cell>
          <table:table-cell office:value-type="float" office:value="0.673524462588367" calcext:value-type="float">
            <text:p>0.673524462588367</text:p>
          </table:table-cell>
          <table:table-cell office:value-type="float" office:value="0.791473804386475" calcext:value-type="float">
            <text:p>0.791473804386475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803624285714286" calcext:value-type="float">
            <text:p>0.080362428571429</text:p>
          </table:table-cell>
          <table:table-cell office:value-type="float" office:value="0.162116542857143" calcext:value-type="float">
            <text:p>0.162116542857143</text:p>
          </table:table-cell>
          <table:table-cell office:value-type="float" office:value="0.111027385714286" calcext:value-type="float">
            <text:p>0.111027385714286</text:p>
          </table:table-cell>
          <table:table-cell office:value-type="float" office:value="0.0654734" calcext:value-type="float">
            <text:p>0.0654734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540993051001044" calcext:value-type="float">
            <text:p>0.540993051001044</text:p>
          </table:table-cell>
          <table:table-cell office:value-type="float" office:value="0.537493531136149" calcext:value-type="float">
            <text:p>0.537493531136149</text:p>
          </table:table-cell>
          <table:table-cell office:value-type="float" office:value="0.468275089895437" calcext:value-type="float">
            <text:p>0.468275089895437</text:p>
          </table:table-cell>
          <table:table-cell office:value-type="float" office:value="0.766807130401098" calcext:value-type="float">
            <text:p>0.76680713040109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6124771428571" calcext:value-type="float">
            <text:p>0.166124771428571</text:p>
          </table:table-cell>
          <table:table-cell office:value-type="float" office:value="0.169729428571429" calcext:value-type="float">
            <text:p>0.169729428571429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722728857142858" calcext:value-type="float">
            <text:p>0.0722728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538299357692288" calcext:value-type="float">
            <text:p>0.538299357692288</text:p>
          </table:table-cell>
          <table:table-cell office:value-type="float" office:value="0.404809971042738" calcext:value-type="float">
            <text:p>0.404809971042738</text:p>
          </table:table-cell>
          <table:table-cell office:value-type="float" office:value="0.000153259525285667" calcext:value-type="float">
            <text:p>0.000153259525286</text:p>
          </table:table-cell>
          <table:table-cell office:value-type="float" office:value="0.568887449118371" calcext:value-type="float">
            <text:p>0.5688874491183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163322428571429" calcext:value-type="float">
            <text:p>0.163322428571429</text:p>
          </table:table-cell>
          <table:table-cell office:value-type="float" office:value="0.220042514285714" calcext:value-type="float">
            <text:p>0.220042514285714</text:p>
          </table:table-cell>
          <table:table-cell office:value-type="float" office:value="0.859956171428571" calcext:value-type="float">
            <text:p>0.859956171428571</text:p>
          </table:table-cell>
          <table:table-cell office:value-type="float" office:value="0.1611576" calcext:value-type="float">
            <text:p>0.161157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79416002275084" calcext:value-type="float">
            <text:p>0.779416002275084</text:p>
          </table:table-cell>
          <table:table-cell office:value-type="float" office:value="0.691565288383541" calcext:value-type="float">
            <text:p>0.691565288383541</text:p>
          </table:table-cell>
          <table:table-cell office:value-type="float" office:value="0.908771996431738" calcext:value-type="float">
            <text:p>0.908771996431738</text:p>
          </table:table-cell>
          <table:table-cell office:value-type="float" office:value="0.907618322562572" calcext:value-type="float">
            <text:p>0.907618322562572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29609774285714" calcext:value-type="float">
            <text:p>0.129609774285714</text:p>
          </table:table-cell>
          <table:table-cell office:value-type="float" office:value="0.164762714285714" calcext:value-type="float">
            <text:p>0.164762714285714</text:p>
          </table:table-cell>
          <table:table-cell office:value-type="float" office:value="0.0442577771428571" calcext:value-type="float">
            <text:p>0.044257777142857</text:p>
          </table:table-cell>
          <table:table-cell office:value-type="float" office:value="0.03734592" calcext:value-type="float">
            <text:p>0.0373459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588342814905" calcext:value-type="float">
            <text:p>0.74588342814905</text:p>
          </table:table-cell>
          <table:table-cell office:value-type="float" office:value="0.63379438932776" calcext:value-type="float">
            <text:p>0.63379438932776</text:p>
          </table:table-cell>
          <table:table-cell office:value-type="float" office:value="0.879584719760182" calcext:value-type="float">
            <text:p>0.879584719760182</text:p>
          </table:table-cell>
          <table:table-cell office:value-type="float" office:value="0.910632188075792" calcext:value-type="float">
            <text:p>0.91063218807579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5107086" calcext:value-type="float">
            <text:p>0.15107086</text:p>
          </table:table-cell>
          <table:table-cell office:value-type="float" office:value="0.200818285714286" calcext:value-type="float">
            <text:p>0.200818285714286</text:p>
          </table:table-cell>
          <table:table-cell office:value-type="float" office:value="0.0590252742857143" calcext:value-type="float">
            <text:p>0.059025274285714</text:p>
          </table:table-cell>
          <table:table-cell office:value-type="float" office:value="0.0400910914285714" calcext:value-type="float">
            <text:p>0.04009109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27584689391704" calcext:value-type="float">
            <text:p>0.727584689391704</text:p>
          </table:table-cell>
          <table:table-cell office:value-type="float" office:value="0.607343964246498" calcext:value-type="float">
            <text:p>0.607343964246498</text:p>
          </table:table-cell>
          <table:table-cell office:value-type="float" office:value="0.79357889041224" calcext:value-type="float">
            <text:p>0.79357889041224</text:p>
          </table:table-cell>
          <table:table-cell office:value-type="float" office:value="0.899555934992065" calcext:value-type="float">
            <text:p>0.899555934992065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6188984" calcext:value-type="float">
            <text:p>0.16188984</text:p>
          </table:table-cell>
          <table:table-cell office:value-type="float" office:value="0.215926914285714" calcext:value-type="float">
            <text:p>0.215926914285714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477886971428571" calcext:value-type="float">
            <text:p>0.04778869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12835395091346" calcext:value-type="float">
            <text:p>0.712835395091346</text:p>
          </table:table-cell>
          <table:table-cell office:value-type="float" office:value="0.573544716100533" calcext:value-type="float">
            <text:p>0.573544716100533</text:p>
          </table:table-cell>
          <table:table-cell office:value-type="float" office:value="0.430302981503887" calcext:value-type="float">
            <text:p>0.430302981503887</text:p>
          </table:table-cell>
          <table:table-cell office:value-type="float" office:value="0.859589313083048" calcext:value-type="float">
            <text:p>0.85958931308304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8403108571429" calcext:value-type="float">
            <text:p>0.168403108571429</text:p>
          </table:table-cell>
          <table:table-cell office:value-type="float" office:value="0.234729571428571" calcext:value-type="float">
            <text:p>0.234729571428571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647512628571429" calcext:value-type="float">
            <text:p>0.06475126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29149668382767" calcext:value-type="float">
            <text:p>0.629149668382767</text:p>
          </table:table-cell>
          <table:table-cell office:value-type="float" office:value="0.441864162872762" calcext:value-type="float">
            <text:p>0.441864162872762</text:p>
          </table:table-cell>
          <table:table-cell office:value-type="float" office:value="0.00413996690746318" calcext:value-type="float">
            <text:p>0.004139966907463</text:p>
          </table:table-cell>
          <table:table-cell office:value-type="float" office:value="0.743744524899648" calcext:value-type="float">
            <text:p>0.74374452489964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91421688571429" calcext:value-type="float">
            <text:p>0.191421688571429</text:p>
          </table:table-cell>
          <table:table-cell office:value-type="float" office:value="0.315556371428571" calcext:value-type="float">
            <text:p>0.315556371428571</text:p>
          </table:table-cell>
          <table:table-cell office:value-type="float" office:value="1.00065728571429" calcext:value-type="float">
            <text:p>1.00065728571429</text:p>
          </table:table-cell>
          <table:table-cell office:value-type="float" office:value="0.117742682857143" calcext:value-type="float">
            <text:p>0.11774268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27322</text:p>
          </table:table-cell>
          <table:table-cell office:value-type="float" office:value="0.135325442254898" calcext:value-type="float">
            <text:p>0.135325442254898</text:p>
          </table:table-cell>
          <table:table-cell office:value-type="float" office:value="0.375854975801404" calcext:value-type="float">
            <text:p>0.375854975801404</text:p>
          </table:table-cell>
          <table:table-cell office:value-type="float" office:value="0.508878633995627" calcext:value-type="float">
            <text:p>0.5088786339956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21682028571428" calcext:value-type="float">
            <text:p>0.321682028571428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28571</text:p>
          </table:table-cell>
          <table:table-cell office:value-type="float" office:value="0.145616065714286" calcext:value-type="float">
            <text:p>0.14561606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17553</text:p>
          </table:table-cell>
          <table:table-cell office:value-type="float" office:value="0.0668119491117372" calcext:value-type="float">
            <text:p>0.066811949111737</text:p>
          </table:table-cell>
          <table:table-cell office:value-type="float" office:value="0.317715792190611" calcext:value-type="float">
            <text:p>0.317715792190611</text:p>
          </table:table-cell>
          <table:table-cell office:value-type="float" office:value="0.472821640393125" calcext:value-type="float">
            <text:p>0.47282164039312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47677171428571" calcext:value-type="float">
            <text:p>0.347677171428571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28572</text:p>
          </table:table-cell>
          <table:table-cell office:value-type="float" office:value="0.169999771428571" calcext:value-type="float">
            <text:p>0.16999977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16442</text:p>
          </table:table-cell>
          <table:table-cell office:value-type="float" office:value="0.0293856936489072" calcext:value-type="float">
            <text:p>0.029385693648907</text:p>
          </table:table-cell>
          <table:table-cell office:value-type="float" office:value="0.000178948949273387" calcext:value-type="float">
            <text:p>0.000178948949273</text:p>
          </table:table-cell>
          <table:table-cell office:value-type="float" office:value="0.475358628463776" calcext:value-type="float">
            <text:p>0.47535862846377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345044914285714" calcext:value-type="float">
            <text:p>0.345044914285714</text:p>
          </table:table-cell>
          <table:table-cell office:value-type="float" office:value="0.629259914285714" calcext:value-type="float">
            <text:p>0.629259914285714</text:p>
          </table:table-cell>
          <table:table-cell office:value-type="float" office:value="1.29160051428571" calcext:value-type="float">
            <text:p>1.29160051428571</text:p>
          </table:table-cell>
          <table:table-cell office:value-type="float" office:value="0.182623685714286" calcext:value-type="float">
            <text:p>0.18262368571428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23791</text:p>
          </table:table-cell>
          <table:table-cell office:value-type="float" office:value="0.000355286034151098" calcext:value-type="float">
            <text:p>0.000355286034151</text:p>
          </table:table-cell>
          <table:table-cell office:value-type="float" office:value="0" calcext:value-type="float">
            <text:p>0</text:p>
          </table:table-cell>
          <table:table-cell office:value-type="float" office:value="0.437487782338445" calcext:value-type="float">
            <text:p>0.43748778233844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3527314" calcext:value-type="float">
            <text:p>0.3527314</text:p>
          </table:table-cell>
          <table:table-cell office:value-type="float" office:value="0.994187685714286" calcext:value-type="float">
            <text:p>0.994187685714286</text:p>
          </table:table-cell>
          <table:table-cell office:value-type="float" office:value="4.72685628571429" calcext:value-type="float">
            <text:p>4.72685628571429</text:p>
          </table:table-cell>
          <table:table-cell office:value-type="float" office:value="0.201109485714286" calcext:value-type="float">
            <text:p>0.2011094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78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2577949925449" calcext:value-type="float">
            <text:p>0.05225779499254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528782285714286" calcext:value-type="float">
            <text:p>0.528782285714286</text:p>
          </table:table-cell>
          <table:table-cell office:value-type="float" office:value="2.27279342857143" calcext:value-type="float">
            <text:p>2.27279342857143</text:p>
          </table:table-cell>
          <table:table-cell office:value-type="float" office:value="9.22520428571429" calcext:value-type="float">
            <text:p>9.22520428571429</text:p>
          </table:table-cell>
          <table:table-cell office:value-type="float" office:value="0.461402657142857" calcext:value-type="float">
            <text:p>0.461402657142857</text:p>
          </table:table-cell>
        </table:table-row>
        <table:table-row table:style-name="ro2" table:number-rows-repeated="7">
          <table:table-cell table:number-columns-repeated="30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862126711651017" calcext:value-type="float">
            <text:p>0.862126711651017</text:p>
          </table:table-cell>
          <table:table-cell office:value-type="float" office:value="0.635772890978296" calcext:value-type="float">
            <text:p>0.635772890978296</text:p>
          </table:table-cell>
          <table:table-cell office:value-type="float" office:value="0.990241118623656" calcext:value-type="float">
            <text:p>0.9902411186236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882630498632227" calcext:value-type="float">
            <text:p>0.882630498632227</text:p>
          </table:table-cell>
          <table:table-cell office:value-type="float" office:value="0.698556672869696" calcext:value-type="float">
            <text:p>0.698556672869696</text:p>
          </table:table-cell>
          <table:table-cell office:value-type="float" office:value="0.990241869896662" calcext:value-type="float">
            <text:p>0.99024186989666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24233329476371" calcext:value-type="float">
            <text:p>0.924233329476371</text:p>
          </table:table-cell>
          <table:table-cell office:value-type="float" office:value="0.698562782249625" calcext:value-type="float">
            <text:p>0.698562782249625</text:p>
          </table:table-cell>
          <table:table-cell office:value-type="float" office:value="0.990241588404399" calcext:value-type="float">
            <text:p>0.99024158840439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65462514680165" calcext:value-type="float">
            <text:p>0.965462514680165</text:p>
          </table:table-cell>
          <table:table-cell office:value-type="float" office:value="0.719486042431247" calcext:value-type="float">
            <text:p>0.719486042431247</text:p>
          </table:table-cell>
          <table:table-cell office:value-type="float" office:value="0.990232098164805" calcext:value-type="float">
            <text:p>0.9902320981648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85998929685315" calcext:value-type="float">
            <text:p>0.985998929685315</text:p>
          </table:table-cell>
          <table:table-cell office:value-type="float" office:value="0.761345234847651" calcext:value-type="float">
            <text:p>0.761345234847651</text:p>
          </table:table-cell>
          <table:table-cell office:value-type="float" office:value="0.985105789219378" calcext:value-type="float">
            <text:p>0.98510578921937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8748418691649" calcext:value-type="float">
            <text:p>0.98748418691649</text:p>
          </table:table-cell>
          <table:table-cell office:value-type="float" office:value="0" calcext:value-type="float">
            <text:p>0</text:p>
          </table:table-cell>
          <table:table-cell office:value-type="float" office:value="0.986484912478727" calcext:value-type="float">
            <text:p>0.98648491247872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86397513956131" calcext:value-type="float">
            <text:p>0.986397513956131</text:p>
          </table:table-cell>
          <table:table-cell office:value-type="float" office:value="0" calcext:value-type="float">
            <text:p>0</text:p>
          </table:table-cell>
          <table:table-cell office:value-type="float" office:value="0.953781453809882" calcext:value-type="float">
            <text:p>0.9537814538098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62169186863029" calcext:value-type="float">
            <text:p>0.962169186863029</text:p>
          </table:table-cell>
          <table:table-cell office:value-type="float" office:value="0" calcext:value-type="float">
            <text:p>0</text:p>
          </table:table-cell>
          <table:table-cell office:value-type="float" office:value="0.93330247531503" calcext:value-type="float">
            <text:p>0.9333024753150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11965283020676" calcext:value-type="float">
            <text:p>0.911965283020676</text:p>
          </table:table-cell>
          <table:table-cell office:value-type="float" office:value="0" calcext:value-type="float">
            <text:p>0</text:p>
          </table:table-cell>
          <table:table-cell office:value-type="float" office:value="0.870990556394333" calcext:value-type="float">
            <text:p>0.87099055639433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871585087363301" calcext:value-type="float">
            <text:p>0.871585087363301</text:p>
          </table:table-cell>
          <table:table-cell office:value-type="float" office:value="0" calcext:value-type="float">
            <text:p>0</text:p>
          </table:table-cell>
          <table:table-cell office:value-type="float" office:value="0.828914146709264" calcext:value-type="float">
            <text:p>0.82891414670926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67387280279586" calcext:value-type="float">
            <text:p>0.867387280279586</text:p>
          </table:table-cell>
          <table:table-cell office:value-type="float" office:value="0.895342136168779" calcext:value-type="float">
            <text:p>0.895342136168779</text:p>
          </table:table-cell>
          <table:table-cell office:value-type="float" office:value="0.895900392873053" calcext:value-type="float">
            <text:p>0.89590039287305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48958093196078" calcext:value-type="float">
            <text:p>0.848958093196078</text:p>
          </table:table-cell>
          <table:table-cell office:value-type="float" office:value="0.8721274197655" calcext:value-type="float">
            <text:p>0.8721274197655</text:p>
          </table:table-cell>
          <table:table-cell office:value-type="float" office:value="0.879035362570855" calcext:value-type="float">
            <text:p>0.87903536257085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36319930295822" calcext:value-type="float">
            <text:p>0.836319930295822</text:p>
          </table:table-cell>
          <table:table-cell office:value-type="float" office:value="0.854293523153933" calcext:value-type="float">
            <text:p>0.854293523153933</text:p>
          </table:table-cell>
          <table:table-cell office:value-type="float" office:value="0.859643784463256" calcext:value-type="float">
            <text:p>0.8596437844632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13623759639948" calcext:value-type="float">
            <text:p>0.813623759639948</text:p>
          </table:table-cell>
          <table:table-cell office:value-type="float" office:value="0.850753585751021" calcext:value-type="float">
            <text:p>0.850753585751021</text:p>
          </table:table-cell>
          <table:table-cell office:value-type="float" office:value="0.840240002783451" calcext:value-type="float">
            <text:p>0.84024000278345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772818803848323" calcext:value-type="float">
            <text:p>0.772818803848323</text:p>
          </table:table-cell>
          <table:table-cell office:value-type="float" office:value="0.847391574536465" calcext:value-type="float">
            <text:p>0.847391574536465</text:p>
          </table:table-cell>
          <table:table-cell office:value-type="float" office:value="0.796024130824495" calcext:value-type="float">
            <text:p>0.7960241308244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521845796833818" calcext:value-type="float">
            <text:p>0.521845796833818</text:p>
          </table:table-cell>
          <table:table-cell office:value-type="float" office:value="0.459334343050004" calcext:value-type="float">
            <text:p>0.459334343050004</text:p>
          </table:table-cell>
          <table:table-cell office:value-type="float" office:value="0.576718848015141" calcext:value-type="float">
            <text:p>0.5767188480151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303167829410177" calcext:value-type="float">
            <text:p>0.303167829410177</text:p>
          </table:table-cell>
          <table:table-cell office:value-type="float" office:value="0.267212371117674" calcext:value-type="float">
            <text:p>0.267212371117674</text:p>
          </table:table-cell>
          <table:table-cell office:value-type="float" office:value="0.553823927862899" calcext:value-type="float">
            <text:p>0.55382392786289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16111600632609" calcext:value-type="float">
            <text:p>0.16111600632609</text:p>
          </table:table-cell>
          <table:table-cell office:value-type="float" office:value="0.0482993825835582" calcext:value-type="float">
            <text:p>0.048299382583558</text:p>
          </table:table-cell>
          <table:table-cell office:value-type="float" office:value="0.491916664900989" calcext:value-type="float">
            <text:p>0.49191666490098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0612446830520126" calcext:value-type="float">
            <text:p>0.061244683052013</text:p>
          </table:table-cell>
          <table:table-cell office:value-type="float" office:value="0.00488996563176155" calcext:value-type="float">
            <text:p>0.004889965631762</text:p>
          </table:table-cell>
          <table:table-cell office:value-type="float" office:value="0.392547794851012" calcext:value-type="float">
            <text:p>0.39254779485101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0565706675587487" calcext:value-type="float">
            <text:p>0.056570667558749</text:p>
          </table:table-cell>
          <table:table-cell office:value-type="float" office:value="0" calcext:value-type="float">
            <text:p>0</text:p>
          </table:table-cell>
          <table:table-cell office:value-type="float" office:value="0.209525308994786" calcext:value-type="float">
            <text:p>0.2095253089947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75561530840125" calcext:value-type="float">
            <text:p>0.875561530840125</text:p>
          </table:table-cell>
          <table:table-cell office:value-type="float" office:value="0.745478377829318" calcext:value-type="float">
            <text:p>0.745478377829318</text:p>
          </table:table-cell>
          <table:table-cell office:value-type="float" office:value="0.929922539813576" calcext:value-type="float">
            <text:p>0.9299225398135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6897556478651" calcext:value-type="float">
            <text:p>0.86897556478651</text:p>
          </table:table-cell>
          <table:table-cell office:value-type="float" office:value="0.849614224097742" calcext:value-type="float">
            <text:p>0.849614224097742</text:p>
          </table:table-cell>
          <table:table-cell office:value-type="float" office:value="0.930014456697223" calcext:value-type="float">
            <text:p>0.93001445669722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56883146655486" calcext:value-type="float">
            <text:p>0.856883146655486</text:p>
          </table:table-cell>
          <table:table-cell office:value-type="float" office:value="0.871241494942062" calcext:value-type="float">
            <text:p>0.871241494942062</text:p>
          </table:table-cell>
          <table:table-cell office:value-type="float" office:value="0.929959247376971" calcext:value-type="float">
            <text:p>0.9299592473769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5493215840189" calcext:value-type="float">
            <text:p>0.85493215840189</text:p>
          </table:table-cell>
          <table:table-cell office:value-type="float" office:value="0.89317541307297" calcext:value-type="float">
            <text:p>0.89317541307297</text:p>
          </table:table-cell>
          <table:table-cell office:value-type="float" office:value="0.929821090729156" calcext:value-type="float">
            <text:p>0.9298210907291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45641490163401" calcext:value-type="float">
            <text:p>0.845641490163401</text:p>
          </table:table-cell>
          <table:table-cell office:value-type="float" office:value="0.914913137898958" calcext:value-type="float">
            <text:p>0.914913137898958</text:p>
          </table:table-cell>
          <table:table-cell office:value-type="float" office:value="0.89929453039876" calcext:value-type="float">
            <text:p>0.899294530398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48827424693385" calcext:value-type="float">
            <text:p>0.48827424693385</text:p>
          </table:table-cell>
          <table:table-cell office:value-type="float" office:value="0" calcext:value-type="float">
            <text:p>0</text:p>
          </table:table-cell>
          <table:table-cell office:value-type="float" office:value="0.864807420283284" calcext:value-type="float">
            <text:p>0.86480742028328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08096559229198" calcext:value-type="float">
            <text:p>0.508096559229198</text:p>
          </table:table-cell>
          <table:table-cell office:value-type="float" office:value="0" calcext:value-type="float">
            <text:p>0</text:p>
          </table:table-cell>
          <table:table-cell office:value-type="float" office:value="0.819865070525081" calcext:value-type="float">
            <text:p>0.81986507052508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41341807823032" calcext:value-type="float">
            <text:p>0.541341807823032</text:p>
          </table:table-cell>
          <table:table-cell office:value-type="float" office:value="0" calcext:value-type="float">
            <text:p>0</text:p>
          </table:table-cell>
          <table:table-cell office:value-type="float" office:value="0.791473804386475" calcext:value-type="float">
            <text:p>0.79147380438647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37493531136149" calcext:value-type="float">
            <text:p>0.537493531136149</text:p>
          </table:table-cell>
          <table:table-cell office:value-type="float" office:value="0" calcext:value-type="float">
            <text:p>0</text:p>
          </table:table-cell>
          <table:table-cell office:value-type="float" office:value="0.766807130401098" calcext:value-type="float">
            <text:p>0.7668071304010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404809971042738" calcext:value-type="float">
            <text:p>0.404809971042738</text:p>
          </table:table-cell>
          <table:table-cell office:value-type="float" office:value="0" calcext:value-type="float">
            <text:p>0</text:p>
          </table:table-cell>
          <table:table-cell office:value-type="float" office:value="0.568887449118371" calcext:value-type="float">
            <text:p>0.5688874491183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91565288383541" calcext:value-type="float">
            <text:p>0.691565288383541</text:p>
          </table:table-cell>
          <table:table-cell office:value-type="float" office:value="0" calcext:value-type="float">
            <text:p>0</text:p>
          </table:table-cell>
          <table:table-cell office:value-type="float" office:value="0.907618322562572" calcext:value-type="float">
            <text:p>0.90761832256257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3379438932776" calcext:value-type="float">
            <text:p>0.63379438932776</text:p>
          </table:table-cell>
          <table:table-cell office:value-type="float" office:value="0" calcext:value-type="float">
            <text:p>0</text:p>
          </table:table-cell>
          <table:table-cell office:value-type="float" office:value="0.910632188075792" calcext:value-type="float">
            <text:p>0.91063218807579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07343964246498" calcext:value-type="float">
            <text:p>0.607343964246498</text:p>
          </table:table-cell>
          <table:table-cell office:value-type="float" office:value="0" calcext:value-type="float">
            <text:p>0</text:p>
          </table:table-cell>
          <table:table-cell office:value-type="float" office:value="0.899555934992065" calcext:value-type="float">
            <text:p>0.89955593499206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573544716100533" calcext:value-type="float">
            <text:p>0.573544716100533</text:p>
          </table:table-cell>
          <table:table-cell office:value-type="float" office:value="0" calcext:value-type="float">
            <text:p>0</text:p>
          </table:table-cell>
          <table:table-cell office:value-type="float" office:value="0.859589313083048" calcext:value-type="float">
            <text:p>0.85958931308304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441864162872762" calcext:value-type="float">
            <text:p>0.441864162872762</text:p>
          </table:table-cell>
          <table:table-cell office:value-type="float" office:value="0" calcext:value-type="float">
            <text:p>0</text:p>
          </table:table-cell>
          <table:table-cell office:value-type="float" office:value="0.743744524899648" calcext:value-type="float">
            <text:p>0.74374452489964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135325442254898" calcext:value-type="float">
            <text:p>0.135325442254898</text:p>
          </table:table-cell>
          <table:table-cell office:value-type="float" office:value="0.359717630216149" calcext:value-type="float">
            <text:p>0.359717630216149</text:p>
          </table:table-cell>
          <table:table-cell office:value-type="float" office:value="0.508878633995627" calcext:value-type="float">
            <text:p>0.50887863399562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668119491117372" calcext:value-type="float">
            <text:p>0.066811949111737</text:p>
          </table:table-cell>
          <table:table-cell office:value-type="float" office:value="0.357134582868284" calcext:value-type="float">
            <text:p>0.357134582868284</text:p>
          </table:table-cell>
          <table:table-cell office:value-type="float" office:value="0.472821640393125" calcext:value-type="float">
            <text:p>0.47282164039312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293856936489072" calcext:value-type="float">
            <text:p>0.029385693648907</text:p>
          </table:table-cell>
          <table:table-cell office:value-type="float" office:value="0.318679815349327" calcext:value-type="float">
            <text:p>0.318679815349327</text:p>
          </table:table-cell>
          <table:table-cell office:value-type="float" office:value="0.475358628463776" calcext:value-type="float">
            <text:p>0.4753586284637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00355286034151098" calcext:value-type="float">
            <text:p>0.000355286034151</text:p>
          </table:table-cell>
          <table:table-cell office:value-type="float" office:value="0.332976390603866" calcext:value-type="float">
            <text:p>0.332976390603866</text:p>
          </table:table-cell>
          <table:table-cell office:value-type="float" office:value="0.437487782338445" calcext:value-type="float">
            <text:p>0.4374877823384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95680045673838" calcext:value-type="float">
            <text:p>0.295680045673838</text:p>
          </table:table-cell>
          <table:table-cell office:value-type="float" office:value="0.0522577949925449" calcext:value-type="float">
            <text:p>0.0522577949925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64557592" calcext:value-type="float">
            <text:p>0.064557592</text:p>
          </table:table-cell>
          <table:table-cell office:value-type="float" office:value="0.177450957142857" calcext:value-type="float">
            <text:p>0.177450957142857</text:p>
          </table:table-cell>
          <table:table-cell office:value-type="float" office:value="0.00207653171428571" calcext:value-type="float">
            <text:p>0.002076531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54313998" calcext:value-type="float">
            <text:p>0.054313998</text:p>
          </table:table-cell>
          <table:table-cell office:value-type="float" office:value="0.146453200571429" calcext:value-type="float">
            <text:p>0.146453200571429</text:p>
          </table:table-cell>
          <table:table-cell office:value-type="float" office:value="0.00207642142857143" calcext:value-type="float">
            <text:p>0.00207642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337017497142857" calcext:value-type="float">
            <text:p>0.033701749714286</text:p>
          </table:table-cell>
          <table:table-cell office:value-type="float" office:value="0.146451783714286" calcext:value-type="float">
            <text:p>0.146451783714286</text:p>
          </table:table-cell>
          <table:table-cell office:value-type="float" office:value="0.002076706" calcext:value-type="float">
            <text:p>0.0020767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131650828571429" calcext:value-type="float">
            <text:p>0.013165082857143</text:p>
          </table:table-cell>
          <table:table-cell office:value-type="float" office:value="0.136120480285714" calcext:value-type="float">
            <text:p>0.136120480285714</text:p>
          </table:table-cell>
          <table:table-cell office:value-type="float" office:value="0.00207906942857143" calcext:value-type="float">
            <text:p>0.002079069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0291869685714286" calcext:value-type="float">
            <text:p>0.002918696857143</text:p>
          </table:table-cell>
          <table:table-cell office:value-type="float" office:value="0.115454126857143" calcext:value-type="float">
            <text:p>0.115454126857143</text:p>
          </table:table-cell>
          <table:table-cell office:value-type="float" office:value="0.00320807857142857" calcext:value-type="float">
            <text:p>0.00320807857142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05956812" calcext:value-type="float">
            <text:p>0.005956812</text:p>
          </table:table-cell>
          <table:table-cell office:value-type="string" calcext:value-type="string">
            <text:p>nan</text:p>
          </table:table-cell>
          <table:table-cell office:value-type="float" office:value="0.00669363114285714" calcext:value-type="float">
            <text:p>0.006693631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0645476685714286" calcext:value-type="float">
            <text:p>0.006454766857143</text:p>
          </table:table-cell>
          <table:table-cell office:value-type="string" calcext:value-type="string">
            <text:p>nan</text:p>
          </table:table-cell>
          <table:table-cell office:value-type="float" office:value="0.0222909462857143" calcext:value-type="float">
            <text:p>0.022290946285714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174150028571429" calcext:value-type="float">
            <text:p>0.017415002857143</text:p>
          </table:table-cell>
          <table:table-cell office:value-type="string" calcext:value-type="string">
            <text:p>nan</text:p>
          </table:table-cell>
          <table:table-cell office:value-type="float" office:value="0.0312940885714286" calcext:value-type="float">
            <text:p>0.031294088571429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370351857142857" calcext:value-type="float">
            <text:p>0.037035185714286</text:p>
          </table:table-cell>
          <table:table-cell office:value-type="string" calcext:value-type="string">
            <text:p>nan</text:p>
          </table:table-cell>
          <table:table-cell office:value-type="float" office:value="0.0592808028571429" calcext:value-type="float">
            <text:p>0.05928080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527353171428571" calcext:value-type="float">
            <text:p>0.052735317142857</text:p>
          </table:table-cell>
          <table:table-cell office:value-type="string" calcext:value-type="string">
            <text:p>nan</text:p>
          </table:table-cell>
          <table:table-cell office:value-type="float" office:value="0.0764017257142857" calcext:value-type="float">
            <text:p>0.07640172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398273142857143" calcext:value-type="float">
            <text:p>0.039827314285714</text:p>
          </table:table-cell>
          <table:table-cell office:value-type="float" office:value="0.03144414" calcext:value-type="float">
            <text:p>0.03144414</text:p>
          </table:table-cell>
          <table:table-cell office:value-type="float" office:value="0.0323676057142857" calcext:value-type="float">
            <text:p>0.03236760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451903228571429" calcext:value-type="float">
            <text:p>0.045190322857143</text:p>
          </table:table-cell>
          <table:table-cell office:value-type="float" office:value="0.0377035542857143" calcext:value-type="float">
            <text:p>0.037703554285714</text:p>
          </table:table-cell>
          <table:table-cell office:value-type="float" office:value="0.0378435971428571" calcext:value-type="float">
            <text:p>0.03784359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489918857142857" calcext:value-type="float">
            <text:p>0.048991885714286</text:p>
          </table:table-cell>
          <table:table-cell office:value-type="float" office:value="0.0406015342857143" calcext:value-type="float">
            <text:p>0.040601534285714</text:p>
          </table:table-cell>
          <table:table-cell office:value-type="float" office:value="0.0423405371428572" calcext:value-type="float">
            <text:p>0.04234053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564375971428571" calcext:value-type="float">
            <text:p>0.056437597142857</text:p>
          </table:table-cell>
          <table:table-cell office:value-type="float" office:value="0.0410665885714286" calcext:value-type="float">
            <text:p>0.041066588571429</text:p>
          </table:table-cell>
          <table:table-cell office:value-type="float" office:value="0.04845788" calcext:value-type="float">
            <text:p>0.048457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696452114285714" calcext:value-type="float">
            <text:p>0.069645211428571</text:p>
          </table:table-cell>
          <table:table-cell office:value-type="float" office:value="0.0426655314285714" calcext:value-type="float">
            <text:p>0.042665531428571</text:p>
          </table:table-cell>
          <table:table-cell office:value-type="float" office:value="0.0604943257142857" calcext:value-type="float">
            <text:p>0.06049432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198233914285714" calcext:value-type="float">
            <text:p>0.198233914285714</text:p>
          </table:table-cell>
          <table:table-cell office:value-type="float" office:value="0.272445371428571" calcext:value-type="float">
            <text:p>0.272445371428571</text:p>
          </table:table-cell>
          <table:table-cell office:value-type="float" office:value="0.157338685714286" calcext:value-type="float">
            <text:p>0.1573386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307960171428571" calcext:value-type="float">
            <text:p>0.307960171428571</text:p>
          </table:table-cell>
          <table:table-cell office:value-type="float" office:value="0.359592314285714" calcext:value-type="float">
            <text:p>0.359592314285714</text:p>
          </table:table-cell>
          <table:table-cell office:value-type="float" office:value="0.169161828571429" calcext:value-type="float">
            <text:p>0.16916182857142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416565685714286" calcext:value-type="float">
            <text:p>0.416565685714286</text:p>
          </table:table-cell>
          <table:table-cell office:value-type="float" office:value="0.596446628571429" calcext:value-type="float">
            <text:p>0.596446628571429</text:p>
          </table:table-cell>
          <table:table-cell office:value-type="float" office:value="0.192934571428571" calcext:value-type="float">
            <text:p>0.19293457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592001257142857" calcext:value-type="float">
            <text:p>0.592001257142857</text:p>
          </table:table-cell>
          <table:table-cell office:value-type="float" office:value="0.861406257142857" calcext:value-type="float">
            <text:p>0.861406257142857</text:p>
          </table:table-cell>
          <table:table-cell office:value-type="float" office:value="0.238788085714286" calcext:value-type="float">
            <text:p>0.2387880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656329714285714" calcext:value-type="float">
            <text:p>0.656329714285714</text:p>
          </table:table-cell>
          <table:table-cell office:value-type="float" office:value="1.16482862857143" calcext:value-type="float">
            <text:p>1.16482862857143</text:p>
          </table:table-cell>
          <table:table-cell office:value-type="float" office:value="0.335167" calcext:value-type="float">
            <text:p>0.33516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357007342857143" calcext:value-type="float">
            <text:p>0.035700734285714</text:p>
          </table:table-cell>
          <table:table-cell office:value-type="float" office:value="0.136481831428571" calcext:value-type="float">
            <text:p>0.136481831428571</text:p>
          </table:table-cell>
          <table:table-cell office:value-type="float" office:value="0.02429816" calcext:value-type="float">
            <text:p>0.024298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380575285714286" calcext:value-type="float">
            <text:p>0.038057528571429</text:p>
          </table:table-cell>
          <table:table-cell office:value-type="float" office:value="0.0719886914285715" calcext:value-type="float">
            <text:p>0.071988691428572</text:p>
          </table:table-cell>
          <table:table-cell office:value-type="float" office:value="0.0242221942857143" calcext:value-type="float">
            <text:p>0.02422219428571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19183571428571" calcext:value-type="float">
            <text:p>0.041918357142857</text:p>
          </table:table-cell>
          <table:table-cell office:value-type="float" office:value="0.0557430628571429" calcext:value-type="float">
            <text:p>0.055743062857143</text:p>
          </table:table-cell>
          <table:table-cell office:value-type="float" office:value="0.0242470428571429" calcext:value-type="float">
            <text:p>0.02424704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33768057142857" calcext:value-type="float">
            <text:p>0.043376805714286</text:p>
          </table:table-cell>
          <table:table-cell office:value-type="float" office:value="0.0393615314285714" calcext:value-type="float">
            <text:p>0.039361531428571</text:p>
          </table:table-cell>
          <table:table-cell office:value-type="float" office:value="0.0243165771428571" calcext:value-type="float">
            <text:p>0.02431657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53978371428572" calcext:value-type="float">
            <text:p>0.045397837142857</text:p>
          </table:table-cell>
          <table:table-cell office:value-type="float" office:value="0.0230745228571429" calcext:value-type="float">
            <text:p>0.023074522857143</text:p>
          </table:table-cell>
          <table:table-cell office:value-type="float" office:value="0.0356548428571429" calcext:value-type="float">
            <text:p>0.03565484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72466257142857" calcext:value-type="float">
            <text:p>0.172466257142857</text:p>
          </table:table-cell>
          <table:table-cell office:value-type="string" calcext:value-type="string">
            <text:p>nan</text:p>
          </table:table-cell>
          <table:table-cell office:value-type="float" office:value="0.0447902628571429" calcext:value-type="float">
            <text:p>0.04479026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71505" calcext:value-type="float">
            <text:p>0.171505</text:p>
          </table:table-cell>
          <table:table-cell office:value-type="string" calcext:value-type="string">
            <text:p>nan</text:p>
          </table:table-cell>
          <table:table-cell office:value-type="float" office:value="0.0558389771428572" calcext:value-type="float">
            <text:p>0.05583897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62116542857143" calcext:value-type="float">
            <text:p>0.162116542857143</text:p>
          </table:table-cell>
          <table:table-cell office:value-type="string" calcext:value-type="string">
            <text:p>nan</text:p>
          </table:table-cell>
          <table:table-cell office:value-type="float" office:value="0.0654734" calcext:value-type="float">
            <text:p>0.065473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69729428571429" calcext:value-type="float">
            <text:p>0.169729428571429</text:p>
          </table:table-cell>
          <table:table-cell office:value-type="string" calcext:value-type="string">
            <text:p>nan</text:p>
          </table:table-cell>
          <table:table-cell office:value-type="float" office:value="0.0722728857142858" calcext:value-type="float">
            <text:p>0.0722728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220042514285714" calcext:value-type="float">
            <text:p>0.220042514285714</text:p>
          </table:table-cell>
          <table:table-cell office:value-type="string" calcext:value-type="string">
            <text:p>nan</text:p>
          </table:table-cell>
          <table:table-cell office:value-type="float" office:value="0.1611576" calcext:value-type="float">
            <text:p>0.16115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164762714285714" calcext:value-type="float">
            <text:p>0.164762714285714</text:p>
          </table:table-cell>
          <table:table-cell office:value-type="string" calcext:value-type="string">
            <text:p>nan</text:p>
          </table:table-cell>
          <table:table-cell office:value-type="float" office:value="0.03734592" calcext:value-type="float">
            <text:p>0.0373459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00818285714286" calcext:value-type="float">
            <text:p>0.200818285714286</text:p>
          </table:table-cell>
          <table:table-cell office:value-type="string" calcext:value-type="string">
            <text:p>nan</text:p>
          </table:table-cell>
          <table:table-cell office:value-type="float" office:value="0.0400910914285714" calcext:value-type="float">
            <text:p>0.04009109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15926914285714" calcext:value-type="float">
            <text:p>0.215926914285714</text:p>
          </table:table-cell>
          <table:table-cell office:value-type="string" calcext:value-type="string">
            <text:p>nan</text:p>
          </table:table-cell>
          <table:table-cell office:value-type="float" office:value="0.0477886971428571" calcext:value-type="float">
            <text:p>0.04778869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34729571428571" calcext:value-type="float">
            <text:p>0.234729571428571</text:p>
          </table:table-cell>
          <table:table-cell office:value-type="string" calcext:value-type="string">
            <text:p>nan</text:p>
          </table:table-cell>
          <table:table-cell office:value-type="float" office:value="0.0647512628571429" calcext:value-type="float">
            <text:p>0.06475126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315556371428571" calcext:value-type="float">
            <text:p>0.315556371428571</text:p>
          </table:table-cell>
          <table:table-cell office:value-type="string" calcext:value-type="string">
            <text:p>nan</text:p>
          </table:table-cell>
          <table:table-cell office:value-type="float" office:value="0.117742682857143" calcext:value-type="float">
            <text:p>0.11774268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343375" calcext:value-type="float">
            <text:p>0.343375</text:p>
          </table:table-cell>
          <table:table-cell office:value-type="float" office:value="0.276539285714286" calcext:value-type="float">
            <text:p>0.276539285714286</text:p>
          </table:table-cell>
          <table:table-cell office:value-type="float" office:value="0.145616065714286" calcext:value-type="float">
            <text:p>0.14561606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4059282" calcext:value-type="float">
            <text:p>0.4059282</text:p>
          </table:table-cell>
          <table:table-cell office:value-type="float" office:value="0.265082457142857" calcext:value-type="float">
            <text:p>0.265082457142857</text:p>
          </table:table-cell>
          <table:table-cell office:value-type="float" office:value="0.169999771428571" calcext:value-type="float">
            <text:p>0.16999977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629259914285714" calcext:value-type="float">
            <text:p>0.629259914285714</text:p>
          </table:table-cell>
          <table:table-cell office:value-type="float" office:value="0.255811685714286" calcext:value-type="float">
            <text:p>0.255811685714286</text:p>
          </table:table-cell>
          <table:table-cell office:value-type="float" office:value="0.182623685714286" calcext:value-type="float">
            <text:p>0.1826236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994187685714286" calcext:value-type="float">
            <text:p>0.994187685714286</text:p>
          </table:table-cell>
          <table:table-cell office:value-type="float" office:value="0.229027342857143" calcext:value-type="float">
            <text:p>0.229027342857143</text:p>
          </table:table-cell>
          <table:table-cell office:value-type="float" office:value="0.201109485714286" calcext:value-type="float">
            <text:p>0.2011094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2.27279342857143" calcext:value-type="float">
            <text:p>2.27279342857143</text:p>
          </table:table-cell>
          <table:table-cell office:value-type="float" office:value="0.263930514285714" calcext:value-type="float">
            <text:p>0.263930514285714</text:p>
          </table:table-cell>
          <table:table-cell office:value-type="float" office:value="0.461402657142857" calcext:value-type="float">
            <text:p>0.46140265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</table:table>
      <table:table table:name="average_scalability" table:style-name="ta1">
        <table:shapes>
          <draw:frame draw:z-index="0" draw:style-name="gr1" draw:text-style-name="P1" svg:width="733.63pt" svg:height="295.17pt" svg:x="110.83pt" svg:y="848.55pt">
            <draw:object draw:notify-on-update-of-ranges="average_scalability.A54:average_scalability.A58 average_scalability.B53:average_scalability.B53 average_scalability.B54:average_scalability.B58 average_scalability.C53:average_scalability.C53 average_scalability.C54:average_scalability.C58 average_scalability.D53:average_scalability.D53 average_scalability.D54:average_scalability.D58 average_scalability.E53:average_scalability.E53 average_scalability.E54:average_scalability.E58 average_scalability.F53:average_scalability.F53 average_scalability.F54:average_scalability.F58 average_scalability.G53:average_scalability.G53 average_scalability.G54:average_scalability.G58 average_scalability.H53:average_scalability.H53 average_scalability.H54:average_scalability.H5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626.2pt" svg:height="352.23pt" svg:x="844.21pt" svg:y="821.25pt">
            <draw:object draw:notify-on-update-of-ranges="average_scalability.A61:average_scalability.A65 average_scalability.B60:average_scalability.B60 average_scalability.B61:average_scalability.B65 average_scalability.C60:average_scalability.C60 average_scalability.C61:average_scalability.C65 average_scalability.D60:average_scalability.D60 average_scalability.D61:average_scalability.D65 average_scalability.E60:average_scalability.E60 average_scalability.E61:average_scalability.E65 average_scalability.F60:average_scalability.F60 average_scalability.F61:average_scalability.F65 average_scalability.G60:average_scalability.G60 average_scalability.G61:average_scalability.G65 average_scalability.H60:average_scalability.H60 average_scalability.H61:average_scalability.H6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2">
          <table:table-cell table:number-columns-repeated="2"/>
          <table:table-cell table:style-name="ce114" office:value-type="string" calcext:value-type="string">
            <text:p>5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1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25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5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10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71620769320133" calcext:value-type="float">
            <text:p>0.971620769320133</text:p>
          </table:table-cell>
          <table:table-cell office:value-type="float" office:value="0.929848415336292" calcext:value-type="float">
            <text:p>0.929848415336292</text:p>
          </table:table-cell>
          <table:table-cell office:value-type="float" office:value="0.921387297523268" calcext:value-type="float">
            <text:p>0.921387297523268</text:p>
          </table:table-cell>
          <table:table-cell office:value-type="float" office:value="0.93990900382472" calcext:value-type="float">
            <text:p>0.93990900382472</text:p>
          </table:table-cell>
          <table:table-cell office:value-type="float" office:value="0.869965919025213" calcext:value-type="float">
            <text:p>0.869965919025213</text:p>
          </table:table-cell>
          <table:table-cell office:value-type="float" office:value="0.948001087819934" calcext:value-type="float">
            <text:p>0.948001087819934</text:p>
          </table:table-cell>
          <table:table-cell office:value-type="float" office:value="0.932485529088093" calcext:value-type="float">
            <text:p>0.932485529088093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850079133037498" calcext:value-type="float">
            <text:p>0.850079133037498</text:p>
          </table:table-cell>
          <table:table-cell office:value-type="float" office:value="0.616864607734109" calcext:value-type="float">
            <text:p>0.616864607734109</text:p>
          </table:table-cell>
          <table:table-cell office:value-type="float" office:value="0.705594720682998" calcext:value-type="float">
            <text:p>0.705594720682998</text:p>
          </table:table-cell>
          <table:table-cell office:value-type="float" office:value="0.744388778260706" calcext:value-type="float">
            <text:p>0.744388778260706</text:p>
          </table:table-cell>
          <table:table-cell office:value-type="float" office:value="0.493254573046729" calcext:value-type="float">
            <text:p>0.493254573046729</text:p>
          </table:table-cell>
          <table:table-cell office:value-type="float" office:value="0.763527889407188" calcext:value-type="float">
            <text:p>0.763527889407188</text:p>
          </table:table-cell>
          <table:table-cell office:value-type="float" office:value="0.669264695144336" calcext:value-type="float">
            <text:p>0.669264695144336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425029257740783" calcext:value-type="float">
            <text:p>0.425029257740783</text:p>
          </table:table-cell>
          <table:table-cell office:value-type="float" office:value="0.205548702045855" calcext:value-type="float">
            <text:p>0.205548702045855</text:p>
          </table:table-cell>
          <table:table-cell office:value-type="float" office:value="0.278319710089722" calcext:value-type="float">
            <text:p>0.278319710089722</text:p>
          </table:table-cell>
          <table:table-cell office:value-type="float" office:value="0.273401887102058" calcext:value-type="float">
            <text:p>0.273401887102058</text:p>
          </table:table-cell>
          <table:table-cell office:value-type="float" office:value="0.0214893213528088" calcext:value-type="float">
            <text:p>0.021489321352809</text:p>
          </table:table-cell>
          <table:table-cell office:value-type="float" office:value="0.298553949765992" calcext:value-type="float">
            <text:p>0.298553949765992</text:p>
          </table:table-cell>
          <table:table-cell office:value-type="float" office:value="0.17955937001608" calcext:value-type="float">
            <text:p>0.17955937001608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102421079223216" calcext:value-type="float">
            <text:p>0.102421079223216</text:p>
          </table:table-cell>
          <table:table-cell office:value-type="float" office:value="0.00517931715191366" calcext:value-type="float">
            <text:p>0.005179317151914</text:p>
          </table:table-cell>
          <table:table-cell office:value-type="float" office:value="0.0520079266580564" calcext:value-type="float">
            <text:p>0.052007926658056</text:p>
          </table:table-cell>
          <table:table-cell office:value-type="float" office:value="0.00658188495147703" calcext:value-type="float">
            <text:p>0.006581884951477</text:p>
          </table:table-cell>
          <table:table-cell office:value-type="float" office:value="0" calcext:value-type="float">
            <text:p>0</text:p>
          </table:table-cell>
          <table:table-cell office:value-type="float" office:value="0.0174799359960015" calcext:value-type="float">
            <text:p>0.017479935996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887356127984279" calcext:value-type="float">
            <text:p>0.887356127984279</text:p>
          </table:table-cell>
          <table:table-cell office:value-type="float" office:value="0.923440224773418" calcext:value-type="float">
            <text:p>0.923440224773418</text:p>
          </table:table-cell>
          <table:table-cell office:value-type="float" office:value="0.887874673109163" calcext:value-type="float">
            <text:p>0.887874673109163</text:p>
          </table:table-cell>
          <table:table-cell office:value-type="float" office:value="0.965513361213283" calcext:value-type="float">
            <text:p>0.965513361213283</text:p>
          </table:table-cell>
          <table:table-cell office:value-type="float" office:value="0.965244495921094" calcext:value-type="float">
            <text:p>0.965244495921094</text:p>
          </table:table-cell>
          <table:table-cell office:value-type="float" office:value="0.965552641290551" calcext:value-type="float">
            <text:p>0.965552641290551</text:p>
          </table:table-cell>
          <table:table-cell office:value-type="float" office:value="0.965479683897442" calcext:value-type="float">
            <text:p>0.965479683897442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840203830011477" calcext:value-type="float">
            <text:p>0.840203830011477</text:p>
          </table:table-cell>
          <table:table-cell office:value-type="float" office:value="0.850639439825614" calcext:value-type="float">
            <text:p>0.850639439825614</text:p>
          </table:table-cell>
          <table:table-cell office:value-type="float" office:value="0.830722990831152" calcext:value-type="float">
            <text:p>0.830722990831152</text:p>
          </table:table-cell>
          <table:table-cell office:value-type="float" office:value="0.858626569003108" calcext:value-type="float">
            <text:p>0.858626569003108</text:p>
          </table:table-cell>
          <table:table-cell office:value-type="float" office:value="0.964201315431058" calcext:value-type="float">
            <text:p>0.964201315431058</text:p>
          </table:table-cell>
          <table:table-cell office:value-type="float" office:value="0.855544454740469" calcext:value-type="float">
            <text:p>0.855544454740469</text:p>
          </table:table-cell>
          <table:table-cell office:value-type="float" office:value="0.964782947968252" calcext:value-type="float">
            <text:p>0.964782947968252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708266972453326" calcext:value-type="float">
            <text:p>0.708266972453326</text:p>
          </table:table-cell>
          <table:table-cell office:value-type="float" office:value="0.799048869818316" calcext:value-type="float">
            <text:p>0.799048869818316</text:p>
          </table:table-cell>
          <table:table-cell office:value-type="float" office:value="0.74395389177874" calcext:value-type="float">
            <text:p>0.74395389177874</text:p>
          </table:table-cell>
          <table:table-cell office:value-type="float" office:value="0.831515403115232" calcext:value-type="float">
            <text:p>0.831515403115232</text:p>
          </table:table-cell>
          <table:table-cell office:value-type="float" office:value="0.848157811523875" calcext:value-type="float">
            <text:p>0.848157811523875</text:p>
          </table:table-cell>
          <table:table-cell office:value-type="float" office:value="0.823151218982327" calcext:value-type="float">
            <text:p>0.823151218982327</text:p>
          </table:table-cell>
          <table:table-cell office:value-type="float" office:value="0.848659128782899" calcext:value-type="float">
            <text:p>0.848659128782899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673279867768606" calcext:value-type="float">
            <text:p>0.673279867768606</text:p>
          </table:table-cell>
          <table:table-cell office:value-type="float" office:value="0.742734606288355" calcext:value-type="float">
            <text:p>0.742734606288355</text:p>
          </table:table-cell>
          <table:table-cell office:value-type="float" office:value="0.680730712705472" calcext:value-type="float">
            <text:p>0.680730712705472</text:p>
          </table:table-cell>
          <table:table-cell office:value-type="float" office:value="0.801488817355481" calcext:value-type="float">
            <text:p>0.801488817355481</text:p>
          </table:table-cell>
          <table:table-cell office:value-type="float" office:value="0.834610397314733" calcext:value-type="float">
            <text:p>0.834610397314733</text:p>
          </table:table-cell>
          <table:table-cell office:value-type="float" office:value="0.790180732904692" calcext:value-type="float">
            <text:p>0.790180732904692</text:p>
          </table:table-cell>
          <table:table-cell office:value-type="float" office:value="0.834560766383835" calcext:value-type="float">
            <text:p>0.834560766383835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598063285032786" calcext:value-type="float">
            <text:p>0.598063285032786</text:p>
          </table:table-cell>
          <table:table-cell office:value-type="float" office:value="0.663713052260243" calcext:value-type="float">
            <text:p>0.663713052260243</text:p>
          </table:table-cell>
          <table:table-cell office:value-type="float" office:value="0.605084904266793" calcext:value-type="float">
            <text:p>0.605084904266793</text:p>
          </table:table-cell>
          <table:table-cell office:value-type="float" office:value="0.761200163911431" calcext:value-type="float">
            <text:p>0.761200163911431</text:p>
          </table:table-cell>
          <table:table-cell office:value-type="float" office:value="0.797532592566858" calcext:value-type="float">
            <text:p>0.797532592566858</text:p>
          </table:table-cell>
          <table:table-cell office:value-type="float" office:value="0.750152143201589" calcext:value-type="float">
            <text:p>0.750152143201589</text:p>
          </table:table-cell>
          <table:table-cell office:value-type="float" office:value="0.782007672585581" calcext:value-type="float">
            <text:p>0.782007672585581</text:p>
          </table:table-cell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310793444792" calcext:value-type="float">
            <text:p>0.991310793444792</text:p>
          </table:table-cell>
          <table:table-cell office:value-type="float" office:value="0.981770564531425" calcext:value-type="float">
            <text:p>0.981770564531425</text:p>
          </table:table-cell>
          <table:table-cell office:value-type="float" office:value="0.990978319568616" calcext:value-type="float">
            <text:p>0.990978319568616</text:p>
          </table:table-cell>
          <table:table-cell office:value-type="float" office:value="0.991987808720308" calcext:value-type="float">
            <text:p>0.991987808720308</text:p>
          </table:table-cell>
          <table:table-cell office:value-type="float" office:value="0.991141751044779" calcext:value-type="float">
            <text:p>0.991141751044779</text:p>
          </table:table-cell>
          <table:table-cell office:value-type="float" office:value="0.991972487649268" calcext:value-type="float">
            <text:p>0.991972487649268</text:p>
          </table:table-cell>
          <table:table-cell office:value-type="float" office:value="0.991780924385334" calcext:value-type="float">
            <text:p>0.991780924385334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89813052244846" calcext:value-type="float">
            <text:p>0.989813052244846</text:p>
          </table:table-cell>
          <table:table-cell office:value-type="float" office:value="0.965508760154025" calcext:value-type="float">
            <text:p>0.965508760154025</text:p>
          </table:table-cell>
          <table:table-cell office:value-type="float" office:value="0.982968212638053" calcext:value-type="float">
            <text:p>0.982968212638053</text:p>
          </table:table-cell>
          <table:table-cell office:value-type="float" office:value="0.990385839321916" calcext:value-type="float">
            <text:p>0.990385839321916</text:p>
          </table:table-cell>
          <table:table-cell office:value-type="float" office:value="0.98713453091721" calcext:value-type="float">
            <text:p>0.98713453091721</text:p>
          </table:table-cell>
          <table:table-cell office:value-type="float" office:value="0.99034787820228" calcext:value-type="float">
            <text:p>0.99034787820228</text:p>
          </table:table-cell>
          <table:table-cell office:value-type="float" office:value="0.989671209660251" calcext:value-type="float">
            <text:p>0.989671209660251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46584487061487" calcext:value-type="float">
            <text:p>0.946584487061487</text:p>
          </table:table-cell>
          <table:table-cell office:value-type="float" office:value="0.933254054847849" calcext:value-type="float">
            <text:p>0.933254054847849</text:p>
          </table:table-cell>
          <table:table-cell office:value-type="float" office:value="0.886183261120818" calcext:value-type="float">
            <text:p>0.886183261120818</text:p>
          </table:table-cell>
          <table:table-cell office:value-type="float" office:value="0.978480544009866" calcext:value-type="float">
            <text:p>0.978480544009866</text:p>
          </table:table-cell>
          <table:table-cell office:value-type="float" office:value="0.967974468122125" calcext:value-type="float">
            <text:p>0.967974468122125</text:p>
          </table:table-cell>
          <table:table-cell office:value-type="float" office:value="0.979221386860383" calcext:value-type="float">
            <text:p>0.979221386860383</text:p>
          </table:table-cell>
          <table:table-cell office:value-type="float" office:value="0.97797892861272" calcext:value-type="float">
            <text:p>0.97797892861272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880080444964112" calcext:value-type="float">
            <text:p>0.880080444964112</text:p>
          </table:table-cell>
          <table:table-cell office:value-type="float" office:value="0.887773417458658" calcext:value-type="float">
            <text:p>0.887773417458658</text:p>
          </table:table-cell>
          <table:table-cell office:value-type="float" office:value="0.784028504918157" calcext:value-type="float">
            <text:p>0.784028504918157</text:p>
          </table:table-cell>
          <table:table-cell office:value-type="float" office:value="0.945404898095463" calcext:value-type="float">
            <text:p>0.945404898095463</text:p>
          </table:table-cell>
          <table:table-cell office:value-type="float" office:value="0.925456779442428" calcext:value-type="float">
            <text:p>0.925456779442428</text:p>
          </table:table-cell>
          <table:table-cell office:value-type="float" office:value="0.944288075164602" calcext:value-type="float">
            <text:p>0.944288075164602</text:p>
          </table:table-cell>
          <table:table-cell office:value-type="float" office:value="0.945766653209476" calcext:value-type="float">
            <text:p>0.945766653209476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801777563829187" calcext:value-type="float">
            <text:p>0.801777563829187</text:p>
          </table:table-cell>
          <table:table-cell office:value-type="float" office:value="0.802416485823701" calcext:value-type="float">
            <text:p>0.802416485823701</text:p>
          </table:table-cell>
          <table:table-cell office:value-type="float" office:value="0.688881336977206" calcext:value-type="float">
            <text:p>0.688881336977206</text:p>
          </table:table-cell>
          <table:table-cell office:value-type="float" office:value="0.863945660923458" calcext:value-type="float">
            <text:p>0.863945660923458</text:p>
          </table:table-cell>
          <table:table-cell office:value-type="float" office:value="0.8347575361851" calcext:value-type="float">
            <text:p>0.8347575361851</text:p>
          </table:table-cell>
          <table:table-cell office:value-type="float" office:value="0.859669683043537" calcext:value-type="float">
            <text:p>0.859669683043537</text:p>
          </table:table-cell>
          <table:table-cell office:value-type="float" office:value="0.864550335467786" calcext:value-type="float">
            <text:p>0.864550335467786</text:p>
          </table:table-cell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4059407526038" calcext:value-type="float">
            <text:p>0.984059407526038</text:p>
          </table:table-cell>
          <table:table-cell office:value-type="float" office:value="0.977461168699544" calcext:value-type="float">
            <text:p>0.977461168699544</text:p>
          </table:table-cell>
          <table:table-cell office:value-type="float" office:value="0.986991313029351" calcext:value-type="float">
            <text:p>0.986991313029351</text:p>
          </table:table-cell>
          <table:table-cell office:value-type="float" office:value="0.983161677163568" calcext:value-type="float">
            <text:p>0.983161677163568</text:p>
          </table:table-cell>
          <table:table-cell office:value-type="float" office:value="0.971825510668703" calcext:value-type="float">
            <text:p>0.971825510668703</text:p>
          </table:table-cell>
          <table:table-cell office:value-type="float" office:value="0.982933223683076" calcext:value-type="float">
            <text:p>0.982933223683076</text:p>
          </table:table-cell>
          <table:table-cell office:value-type="float" office:value="0.980655827852228" calcext:value-type="float">
            <text:p>0.980655827852228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68955494455688" calcext:value-type="float">
            <text:p>0.968955494455688</text:p>
          </table:table-cell>
          <table:table-cell office:value-type="float" office:value="0.961536477840452" calcext:value-type="float">
            <text:p>0.961536477840452</text:p>
          </table:table-cell>
          <table:table-cell office:value-type="float" office:value="0.964209587237309" calcext:value-type="float">
            <text:p>0.964209587237309</text:p>
          </table:table-cell>
          <table:table-cell office:value-type="float" office:value="0.963743554680249" calcext:value-type="float">
            <text:p>0.963743554680249</text:p>
          </table:table-cell>
          <table:table-cell office:value-type="float" office:value="0.938428780784138" calcext:value-type="float">
            <text:p>0.938428780784138</text:p>
          </table:table-cell>
          <table:table-cell office:value-type="float" office:value="0.964810102482596" calcext:value-type="float">
            <text:p>0.964810102482596</text:p>
          </table:table-cell>
          <table:table-cell office:value-type="float" office:value="0.956399059022641" calcext:value-type="float">
            <text:p>0.956399059022641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12181018897957" calcext:value-type="float">
            <text:p>0.912181018897957</text:p>
          </table:table-cell>
          <table:table-cell office:value-type="float" office:value="0.900927340103573" calcext:value-type="float">
            <text:p>0.900927340103573</text:p>
          </table:table-cell>
          <table:table-cell office:value-type="float" office:value="0.862709552997415" calcext:value-type="float">
            <text:p>0.862709552997415</text:p>
          </table:table-cell>
          <table:table-cell office:value-type="float" office:value="0.896521637387061" calcext:value-type="float">
            <text:p>0.896521637387061</text:p>
          </table:table-cell>
          <table:table-cell office:value-type="float" office:value="0.859024690995524" calcext:value-type="float">
            <text:p>0.859024690995524</text:p>
          </table:table-cell>
          <table:table-cell office:value-type="float" office:value="0.89894582729259" calcext:value-type="float">
            <text:p>0.89894582729259</text:p>
          </table:table-cell>
          <table:table-cell office:value-type="float" office:value="0.893060738605676" calcext:value-type="float">
            <text:p>0.893060738605676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842890495986924" calcext:value-type="float">
            <text:p>0.842890495986924</text:p>
          </table:table-cell>
          <table:table-cell office:value-type="float" office:value="0.804357204128008" calcext:value-type="float">
            <text:p>0.804357204128008</text:p>
          </table:table-cell>
          <table:table-cell office:value-type="float" office:value="0.741243776094498" calcext:value-type="float">
            <text:p>0.741243776094498</text:p>
          </table:table-cell>
          <table:table-cell office:value-type="float" office:value="0.815887443443796" calcext:value-type="float">
            <text:p>0.815887443443796</text:p>
          </table:table-cell>
          <table:table-cell office:value-type="float" office:value="0.785920027750435" calcext:value-type="float">
            <text:p>0.785920027750435</text:p>
          </table:table-cell>
          <table:table-cell office:value-type="float" office:value="0.815869090272268" calcext:value-type="float">
            <text:p>0.815869090272268</text:p>
          </table:table-cell>
          <table:table-cell office:value-type="float" office:value="0.820098251504011" calcext:value-type="float">
            <text:p>0.820098251504011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767485325336666" calcext:value-type="float">
            <text:p>0.767485325336666</text:p>
          </table:table-cell>
          <table:table-cell office:value-type="float" office:value="0.699781844123261" calcext:value-type="float">
            <text:p>0.699781844123261</text:p>
          </table:table-cell>
          <table:table-cell office:value-type="float" office:value="0.613266234455211" calcext:value-type="float">
            <text:p>0.613266234455211</text:p>
          </table:table-cell>
          <table:table-cell office:value-type="float" office:value="0.721072179652241" calcext:value-type="float">
            <text:p>0.721072179652241</text:p>
          </table:table-cell>
          <table:table-cell office:value-type="float" office:value="0.698816021778183" calcext:value-type="float">
            <text:p>0.698816021778183</text:p>
          </table:table-cell>
          <table:table-cell office:value-type="float" office:value="0.715941422972467" calcext:value-type="float">
            <text:p>0.715941422972467</text:p>
          </table:table-cell>
          <table:table-cell office:value-type="float" office:value="0.72696618573727" calcext:value-type="float">
            <text:p>0.72696618573727</text:p>
          </table:table-cell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7602741114778" calcext:value-type="float">
            <text:p>0.87602741114778</text:p>
          </table:table-cell>
          <table:table-cell office:value-type="float" office:value="0.875229411619613" calcext:value-type="float">
            <text:p>0.875229411619613</text:p>
          </table:table-cell>
          <table:table-cell office:value-type="float" office:value="0.878884462490965" calcext:value-type="float">
            <text:p>0.878884462490965</text:p>
          </table:table-cell>
          <table:table-cell office:value-type="float" office:value="0.877511668208378" calcext:value-type="float">
            <text:p>0.877511668208378</text:p>
          </table:table-cell>
          <table:table-cell office:value-type="float" office:value="0.877370822173189" calcext:value-type="float">
            <text:p>0.877370822173189</text:p>
          </table:table-cell>
          <table:table-cell office:value-type="float" office:value="0.87738204394703" calcext:value-type="float">
            <text:p>0.87738204394703</text:p>
          </table:table-cell>
          <table:table-cell office:value-type="float" office:value="0.877279218054392" calcext:value-type="float">
            <text:p>0.877279218054392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5613354654833" calcext:value-type="float">
            <text:p>0.875613354654833</text:p>
          </table:table-cell>
          <table:table-cell office:value-type="float" office:value="0.87445707915687" calcext:value-type="float">
            <text:p>0.87445707915687</text:p>
          </table:table-cell>
          <table:table-cell office:value-type="float" office:value="0.877836252212907" calcext:value-type="float">
            <text:p>0.877836252212907</text:p>
          </table:table-cell>
          <table:table-cell office:value-type="float" office:value="0.876509166781142" calcext:value-type="float">
            <text:p>0.876509166781142</text:p>
          </table:table-cell>
          <table:table-cell office:value-type="float" office:value="0.872789966212662" calcext:value-type="float">
            <text:p>0.872789966212662</text:p>
          </table:table-cell>
          <table:table-cell office:value-type="float" office:value="0.876462348152775" calcext:value-type="float">
            <text:p>0.876462348152775</text:p>
          </table:table-cell>
          <table:table-cell office:value-type="float" office:value="0.875444107893611" calcext:value-type="float">
            <text:p>0.875444107893611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3529341910103" calcext:value-type="float">
            <text:p>0.873529341910103</text:p>
          </table:table-cell>
          <table:table-cell office:value-type="float" office:value="0.871278663566831" calcext:value-type="float">
            <text:p>0.871278663566831</text:p>
          </table:table-cell>
          <table:table-cell office:value-type="float" office:value="0.855757348750773" calcext:value-type="float">
            <text:p>0.855757348750773</text:p>
          </table:table-cell>
          <table:table-cell office:value-type="float" office:value="0.867904272805562" calcext:value-type="float">
            <text:p>0.867904272805562</text:p>
          </table:table-cell>
          <table:table-cell office:value-type="float" office:value="0.84830768782911" calcext:value-type="float">
            <text:p>0.84830768782911</text:p>
          </table:table-cell>
          <table:table-cell office:value-type="float" office:value="0.868079533490794" calcext:value-type="float">
            <text:p>0.868079533490794</text:p>
          </table:table-cell>
          <table:table-cell office:value-type="float" office:value="0.861526003627788" calcext:value-type="float">
            <text:p>0.861526003627788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66268631868902" calcext:value-type="float">
            <text:p>0.866268631868902</text:p>
          </table:table-cell>
          <table:table-cell office:value-type="float" office:value="0.832704952757609" calcext:value-type="float">
            <text:p>0.832704952757609</text:p>
          </table:table-cell>
          <table:table-cell office:value-type="float" office:value="0.809195545605141" calcext:value-type="float">
            <text:p>0.809195545605141</text:p>
          </table:table-cell>
          <table:table-cell office:value-type="float" office:value="0.840981746700744" calcext:value-type="float">
            <text:p>0.840981746700744</text:p>
          </table:table-cell>
          <table:table-cell office:value-type="float" office:value="0.808565456059672" calcext:value-type="float">
            <text:p>0.808565456059672</text:p>
          </table:table-cell>
          <table:table-cell office:value-type="float" office:value="0.84260997575701" calcext:value-type="float">
            <text:p>0.84260997575701</text:p>
          </table:table-cell>
          <table:table-cell office:value-type="float" office:value="0.831312069285671" calcext:value-type="float">
            <text:p>0.831312069285671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44582919028171" calcext:value-type="float">
            <text:p>0.844582919028171</text:p>
          </table:table-cell>
          <table:table-cell office:value-type="float" office:value="0.721606833544786" calcext:value-type="float">
            <text:p>0.721606833544786</text:p>
          </table:table-cell>
          <table:table-cell office:value-type="float" office:value="0.753035278833592" calcext:value-type="float">
            <text:p>0.753035278833592</text:p>
          </table:table-cell>
          <table:table-cell office:value-type="float" office:value="0.794618016799913" calcext:value-type="float">
            <text:p>0.794618016799913</text:p>
          </table:table-cell>
          <table:table-cell office:value-type="float" office:value="0.744124407203024" calcext:value-type="float">
            <text:p>0.744124407203024</text:p>
          </table:table-cell>
          <table:table-cell office:value-type="float" office:value="0.794243654808686" calcext:value-type="float">
            <text:p>0.794243654808686</text:p>
          </table:table-cell>
          <table:table-cell office:value-type="float" office:value="0.778755519028642" calcext:value-type="float">
            <text:p>0.778755519028642</text:p>
          </table:table-cell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21744568066497" calcext:value-type="float">
            <text:p>0.921744568066497</text:p>
          </table:table-cell>
          <table:table-cell office:value-type="float" office:value="0.925411788107764" calcext:value-type="float">
            <text:p>0.925411788107764</text:p>
          </table:table-cell>
          <table:table-cell office:value-type="float" office:value="0.926299968121267" calcext:value-type="float">
            <text:p>0.926299968121267</text:p>
          </table:table-cell>
          <table:table-cell office:value-type="float" office:value="0.943430957996286" calcext:value-type="float">
            <text:p>0.943430957996286</text:p>
          </table:table-cell>
          <table:table-cell office:value-type="float" office:value="0.922351532371003" calcext:value-type="float">
            <text:p>0.922351532371003</text:p>
          </table:table-cell>
          <table:table-cell office:value-type="float" office:value="0.943382143134584" calcext:value-type="float">
            <text:p>0.943382143134584</text:p>
          </table:table-cell>
          <table:table-cell office:value-type="float" office:value="0.925400928007238" calcext:value-type="float">
            <text:p>0.925400928007238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49038731349402" calcext:value-type="float">
            <text:p>0.949038731349402</text:p>
          </table:table-cell>
          <table:table-cell office:value-type="float" office:value="0.941959885969365" calcext:value-type="float">
            <text:p>0.941959885969365</text:p>
          </table:table-cell>
          <table:table-cell office:value-type="float" office:value="0.949632119236014" calcext:value-type="float">
            <text:p>0.949632119236014</text:p>
          </table:table-cell>
          <table:table-cell office:value-type="float" office:value="0.955169657792258" calcext:value-type="float">
            <text:p>0.955169657792258</text:p>
          </table:table-cell>
          <table:table-cell office:value-type="float" office:value="0.944316781575105" calcext:value-type="float">
            <text:p>0.944316781575105</text:p>
          </table:table-cell>
          <table:table-cell office:value-type="float" office:value="0.95589994735678" calcext:value-type="float">
            <text:p>0.95589994735678</text:p>
          </table:table-cell>
          <table:table-cell office:value-type="float" office:value="0.953379111415836" calcext:value-type="float">
            <text:p>0.953379111415836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66496439981972" calcext:value-type="float">
            <text:p>0.966496439981972</text:p>
          </table:table-cell>
          <table:table-cell office:value-type="float" office:value="0.942512751213514" calcext:value-type="float">
            <text:p>0.942512751213514</text:p>
          </table:table-cell>
          <table:table-cell office:value-type="float" office:value="0.947289692362668" calcext:value-type="float">
            <text:p>0.947289692362668</text:p>
          </table:table-cell>
          <table:table-cell office:value-type="float" office:value="0.954982408672615" calcext:value-type="float">
            <text:p>0.954982408672615</text:p>
          </table:table-cell>
          <table:table-cell office:value-type="float" office:value="0.931340906083608" calcext:value-type="float">
            <text:p>0.931340906083608</text:p>
          </table:table-cell>
          <table:table-cell office:value-type="float" office:value="0.95595281700221" calcext:value-type="float">
            <text:p>0.95595281700221</text:p>
          </table:table-cell>
          <table:table-cell office:value-type="float" office:value="0.954065941741319" calcext:value-type="float">
            <text:p>0.954065941741319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62130668878867" calcext:value-type="float">
            <text:p>0.962130668878867</text:p>
          </table:table-cell>
          <table:table-cell office:value-type="float" office:value="0.896501843035292" calcext:value-type="float">
            <text:p>0.896501843035292</text:p>
          </table:table-cell>
          <table:table-cell office:value-type="float" office:value="0.896185667008754" calcext:value-type="float">
            <text:p>0.896185667008754</text:p>
          </table:table-cell>
          <table:table-cell office:value-type="float" office:value="0.928109013798167" calcext:value-type="float">
            <text:p>0.928109013798167</text:p>
          </table:table-cell>
          <table:table-cell office:value-type="float" office:value="0.875926926388639" calcext:value-type="float">
            <text:p>0.875926926388639</text:p>
          </table:table-cell>
          <table:table-cell office:value-type="float" office:value="0.931219532352937" calcext:value-type="float">
            <text:p>0.931219532352937</text:p>
          </table:table-cell>
          <table:table-cell office:value-type="float" office:value="0.915600619905753" calcext:value-type="float">
            <text:p>0.915600619905753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32436797544036" calcext:value-type="float">
            <text:p>0.932436797544036</text:p>
          </table:table-cell>
          <table:table-cell office:value-type="float" office:value="0.752908364445363" calcext:value-type="float">
            <text:p>0.752908364445363</text:p>
          </table:table-cell>
          <table:table-cell office:value-type="float" office:value="0.792470760099083" calcext:value-type="float">
            <text:p>0.792470760099083</text:p>
          </table:table-cell>
          <table:table-cell office:value-type="float" office:value="0.85964747415533" calcext:value-type="float">
            <text:p>0.85964747415533</text:p>
          </table:table-cell>
          <table:table-cell office:value-type="float" office:value="0.725110594145086" calcext:value-type="float">
            <text:p>0.725110594145086</text:p>
          </table:table-cell>
          <table:table-cell office:value-type="float" office:value="0.860862947286061" calcext:value-type="float">
            <text:p>0.860862947286061</text:p>
          </table:table-cell>
          <table:table-cell office:value-type="float" office:value="0.819178754429758" calcext:value-type="float">
            <text:p>0.819178754429758</text:p>
          </table:table-cell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7768376967011" calcext:value-type="float">
            <text:p>0.987768376967011</text:p>
          </table:table-cell>
          <table:table-cell office:value-type="float" office:value="0.984407635707112" calcext:value-type="float">
            <text:p>0.984407635707112</text:p>
          </table:table-cell>
          <table:table-cell office:value-type="float" office:value="0.990976645748077" calcext:value-type="float">
            <text:p>0.990976645748077</text:p>
          </table:table-cell>
          <table:table-cell office:value-type="float" office:value="0.989472272511647" calcext:value-type="float">
            <text:p>0.989472272511647</text:p>
          </table:table-cell>
          <table:table-cell office:value-type="float" office:value="0.988698149210181" calcext:value-type="float">
            <text:p>0.988698149210181</text:p>
          </table:table-cell>
          <table:table-cell office:value-type="float" office:value="0.98948789747317" calcext:value-type="float">
            <text:p>0.98948789747317</text:p>
          </table:table-cell>
          <table:table-cell office:value-type="float" office:value="0.989323418302278" calcext:value-type="float">
            <text:p>0.989323418302278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6785132039153" calcext:value-type="float">
            <text:p>0.986785132039153</text:p>
          </table:table-cell>
          <table:table-cell office:value-type="float" office:value="0.982861290907835" calcext:value-type="float">
            <text:p>0.982861290907835</text:p>
          </table:table-cell>
          <table:table-cell office:value-type="float" office:value="0.985955612634624" calcext:value-type="float">
            <text:p>0.985955612634624</text:p>
          </table:table-cell>
          <table:table-cell office:value-type="float" office:value="0.986756571311989" calcext:value-type="float">
            <text:p>0.986756571311989</text:p>
          </table:table-cell>
          <table:table-cell office:value-type="float" office:value="0.976537933646836" calcext:value-type="float">
            <text:p>0.976537933646836</text:p>
          </table:table-cell>
          <table:table-cell office:value-type="float" office:value="0.986764480313481" calcext:value-type="float">
            <text:p>0.986764480313481</text:p>
          </table:table-cell>
          <table:table-cell office:value-type="float" office:value="0.984075640368471" calcext:value-type="float">
            <text:p>0.984075640368471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50198363756459" calcext:value-type="float">
            <text:p>0.950198363756459</text:p>
          </table:table-cell>
          <table:table-cell office:value-type="float" office:value="0.966790390085736" calcext:value-type="float">
            <text:p>0.966790390085736</text:p>
          </table:table-cell>
          <table:table-cell office:value-type="float" office:value="0.906713132481177" calcext:value-type="float">
            <text:p>0.906713132481177</text:p>
          </table:table-cell>
          <table:table-cell office:value-type="float" office:value="0.95830022310287" calcext:value-type="float">
            <text:p>0.95830022310287</text:p>
          </table:table-cell>
          <table:table-cell office:value-type="float" office:value="0.929610269642641" calcext:value-type="float">
            <text:p>0.929610269642641</text:p>
          </table:table-cell>
          <table:table-cell office:value-type="float" office:value="0.96153957020254" calcext:value-type="float">
            <text:p>0.96153957020254</text:p>
          </table:table-cell>
          <table:table-cell office:value-type="float" office:value="0.953798578542512" calcext:value-type="float">
            <text:p>0.953798578542512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16661023088236" calcext:value-type="float">
            <text:p>0.916661023088236</text:p>
          </table:table-cell>
          <table:table-cell office:value-type="float" office:value="0.867855091485332" calcext:value-type="float">
            <text:p>0.867855091485332</text:p>
          </table:table-cell>
          <table:table-cell office:value-type="float" office:value="0.816031448693328" calcext:value-type="float">
            <text:p>0.816031448693328</text:p>
          </table:table-cell>
          <table:table-cell office:value-type="float" office:value="0.894007600323065" calcext:value-type="float">
            <text:p>0.894007600323065</text:p>
          </table:table-cell>
          <table:table-cell office:value-type="float" office:value="0.86719377933931" calcext:value-type="float">
            <text:p>0.86719377933931</text:p>
          </table:table-cell>
          <table:table-cell office:value-type="float" office:value="0.89521173313891" calcext:value-type="float">
            <text:p>0.89521173313891</text:p>
          </table:table-cell>
          <table:table-cell office:value-type="float" office:value="0.896730448247621" calcext:value-type="float">
            <text:p>0.896730448247621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881806623816861" calcext:value-type="float">
            <text:p>0.881806623816861</text:p>
          </table:table-cell>
          <table:table-cell office:value-type="float" office:value="0.662922410124826" calcext:value-type="float">
            <text:p>0.662922410124826</text:p>
          </table:table-cell>
          <table:table-cell office:value-type="float" office:value="0.699258193834516" calcext:value-type="float">
            <text:p>0.699258193834516</text:p>
          </table:table-cell>
          <table:table-cell office:value-type="float" office:value="0.782869632520655" calcext:value-type="float">
            <text:p>0.782869632520655</text:p>
          </table:table-cell>
          <table:table-cell office:value-type="float" office:value="0.750887163381063" calcext:value-type="float">
            <text:p>0.750887163381063</text:p>
          </table:table-cell>
          <table:table-cell office:value-type="float" office:value="0.783944250475038" calcext:value-type="float">
            <text:p>0.783944250475038</text:p>
          </table:table-cell>
          <table:table-cell office:value-type="float" office:value="0.782074495216939" calcext:value-type="float">
            <text:p>0.782074495216939</text:p>
          </table:table-cell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20336974007787" calcext:value-type="float">
            <text:p>0.820336974007787</text:p>
          </table:table-cell>
          <table:table-cell office:value-type="float" office:value="0.792119475264982" calcext:value-type="float">
            <text:p>0.792119475264982</text:p>
          </table:table-cell>
          <table:table-cell office:value-type="float" office:value="0.821998224420734" calcext:value-type="float">
            <text:p>0.821998224420734</text:p>
          </table:table-cell>
          <table:table-cell office:value-type="float" office:value="0.818821806540834" calcext:value-type="float">
            <text:p>0.818821806540834</text:p>
          </table:table-cell>
          <table:table-cell office:value-type="float" office:value="0.822897238681085" calcext:value-type="float">
            <text:p>0.822897238681085</text:p>
          </table:table-cell>
          <table:table-cell office:value-type="float" office:value="0.819184656953397" calcext:value-type="float">
            <text:p>0.819184656953397</text:p>
          </table:table-cell>
          <table:table-cell office:value-type="float" office:value="0.822744198048758" calcext:value-type="float">
            <text:p>0.822744198048758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18887406287504" calcext:value-type="float">
            <text:p>0.818887406287504</text:p>
          </table:table-cell>
          <table:table-cell office:value-type="float" office:value="0.780559614073838" calcext:value-type="float">
            <text:p>0.780559614073838</text:p>
          </table:table-cell>
          <table:table-cell office:value-type="float" office:value="0.813698544424779" calcext:value-type="float">
            <text:p>0.813698544424779</text:p>
          </table:table-cell>
          <table:table-cell office:value-type="float" office:value="0.812175037382143" calcext:value-type="float">
            <text:p>0.812175037382143</text:p>
          </table:table-cell>
          <table:table-cell office:value-type="float" office:value="0.801861927950248" calcext:value-type="float">
            <text:p>0.801861927950248</text:p>
          </table:table-cell>
          <table:table-cell office:value-type="float" office:value="0.813318786903295" calcext:value-type="float">
            <text:p>0.813318786903295</text:p>
          </table:table-cell>
          <table:table-cell office:value-type="float" office:value="0.813581297968799" calcext:value-type="float">
            <text:p>0.813581297968799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00665676658315" calcext:value-type="float">
            <text:p>0.800665676658315</text:p>
          </table:table-cell>
          <table:table-cell office:value-type="float" office:value="0.727477477353267" calcext:value-type="float">
            <text:p>0.727477477353267</text:p>
          </table:table-cell>
          <table:table-cell office:value-type="float" office:value="0.769257992100786" calcext:value-type="float">
            <text:p>0.769257992100786</text:p>
          </table:table-cell>
          <table:table-cell office:value-type="float" office:value="0.786428425182738" calcext:value-type="float">
            <text:p>0.786428425182738</text:p>
          </table:table-cell>
          <table:table-cell office:value-type="float" office:value="0.768193957958539" calcext:value-type="float">
            <text:p>0.768193957958539</text:p>
          </table:table-cell>
          <table:table-cell office:value-type="float" office:value="0.78706384256734" calcext:value-type="float">
            <text:p>0.78706384256734</text:p>
          </table:table-cell>
          <table:table-cell office:value-type="float" office:value="0.78678788019477" calcext:value-type="float">
            <text:p>0.78678788019477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758921170030269" calcext:value-type="float">
            <text:p>0.758921170030269</text:p>
          </table:table-cell>
          <table:table-cell office:value-type="float" office:value="0.635468340587634" calcext:value-type="float">
            <text:p>0.635468340587634</text:p>
          </table:table-cell>
          <table:table-cell office:value-type="float" office:value="0.696537539083555" calcext:value-type="float">
            <text:p>0.696537539083555</text:p>
          </table:table-cell>
          <table:table-cell office:value-type="float" office:value="0.741640801500909" calcext:value-type="float">
            <text:p>0.741640801500909</text:p>
          </table:table-cell>
          <table:table-cell office:value-type="float" office:value="0.719144518857804" calcext:value-type="float">
            <text:p>0.719144518857804</text:p>
          </table:table-cell>
          <table:table-cell office:value-type="float" office:value="0.740606686523203" calcext:value-type="float">
            <text:p>0.740606686523203</text:p>
          </table:table-cell>
          <table:table-cell office:value-type="float" office:value="0.74068247943048" calcext:value-type="float">
            <text:p>0.74068247943048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699195273846347" calcext:value-type="float">
            <text:p>0.699195273846347</text:p>
          </table:table-cell>
          <table:table-cell office:value-type="float" office:value="0.56850257516036" calcext:value-type="float">
            <text:p>0.56850257516036</text:p>
          </table:table-cell>
          <table:table-cell office:value-type="float" office:value="0.557956661538794" calcext:value-type="float">
            <text:p>0.557956661538794</text:p>
          </table:table-cell>
          <table:table-cell office:value-type="float" office:value="0.673688075103718" calcext:value-type="float">
            <text:p>0.673688075103718</text:p>
          </table:table-cell>
          <table:table-cell office:value-type="float" office:value="0.64872436427655" calcext:value-type="float">
            <text:p>0.64872436427655</text:p>
          </table:table-cell>
          <table:table-cell office:value-type="float" office:value="0.671616262716512" calcext:value-type="float">
            <text:p>0.671616262716512</text:p>
          </table:table-cell>
          <table:table-cell office:value-type="float" office:value="0.674841456844543" calcext:value-type="float">
            <text:p>0.674841456844543</text:p>
          </table:table-cell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927719334909695" calcext:value-type="float">
            <text:p>0.927719334909695</text:p>
          </table:table-cell>
          <table:table-cell office:value-type="float" office:value="0.896970504052499" calcext:value-type="float">
            <text:p>0.896970504052499</text:p>
          </table:table-cell>
          <table:table-cell office:value-type="float" office:value="0.934536543478919" calcext:value-type="float">
            <text:p>0.934536543478919</text:p>
          </table:table-cell>
          <table:table-cell office:value-type="float" office:value="0.923797127826742" calcext:value-type="float">
            <text:p>0.923797127826742</text:p>
          </table:table-cell>
          <table:table-cell office:value-type="float" office:value="0.88426353130412" calcext:value-type="float">
            <text:p>0.88426353130412</text:p>
          </table:table-cell>
          <table:table-cell office:value-type="float" office:value="0.923738352542999" calcext:value-type="float">
            <text:p>0.923738352542999</text:p>
          </table:table-cell>
          <table:table-cell office:value-type="float" office:value="0.884508561392067" calcext:value-type="float">
            <text:p>0.884508561392067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39268211474424" calcext:value-type="float">
            <text:p>0.939268211474424</text:p>
          </table:table-cell>
          <table:table-cell office:value-type="float" office:value="0.922484119748741" calcext:value-type="float">
            <text:p>0.922484119748741</text:p>
          </table:table-cell>
          <table:table-cell office:value-type="float" office:value="0.938054345765229" calcext:value-type="float">
            <text:p>0.938054345765229</text:p>
          </table:table-cell>
          <table:table-cell office:value-type="float" office:value="0.947824754015453" calcext:value-type="float">
            <text:p>0.947824754015453</text:p>
          </table:table-cell>
          <table:table-cell office:value-type="float" office:value="0.92344214576709" calcext:value-type="float">
            <text:p>0.92344214576709</text:p>
          </table:table-cell>
          <table:table-cell office:value-type="float" office:value="0.94609557967155" calcext:value-type="float">
            <text:p>0.94609557967155</text:p>
          </table:table-cell>
          <table:table-cell office:value-type="float" office:value="0.924446464528591" calcext:value-type="float">
            <text:p>0.924446464528591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43762199914358" calcext:value-type="float">
            <text:p>0.943762199914358</text:p>
          </table:table-cell>
          <table:table-cell office:value-type="float" office:value="0.903358748320675" calcext:value-type="float">
            <text:p>0.903358748320675</text:p>
          </table:table-cell>
          <table:table-cell office:value-type="float" office:value="0.929531291130857" calcext:value-type="float">
            <text:p>0.929531291130857</text:p>
          </table:table-cell>
          <table:table-cell office:value-type="float" office:value="0.931681871936517" calcext:value-type="float">
            <text:p>0.931681871936517</text:p>
          </table:table-cell>
          <table:table-cell office:value-type="float" office:value="0.927851702620265" calcext:value-type="float">
            <text:p>0.927851702620265</text:p>
          </table:table-cell>
          <table:table-cell office:value-type="float" office:value="0.932818247778081" calcext:value-type="float">
            <text:p>0.932818247778081</text:p>
          </table:table-cell>
          <table:table-cell office:value-type="float" office:value="0.930699377494063" calcext:value-type="float">
            <text:p>0.930699377494063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32375642608633" calcext:value-type="float">
            <text:p>0.932375642608633</text:p>
          </table:table-cell>
          <table:table-cell office:value-type="float" office:value="0.830716935344098" calcext:value-type="float">
            <text:p>0.830716935344098</text:p>
          </table:table-cell>
          <table:table-cell office:value-type="float" office:value="0.885355491968767" calcext:value-type="float">
            <text:p>0.885355491968767</text:p>
          </table:table-cell>
          <table:table-cell office:value-type="float" office:value="0.89374828698826" calcext:value-type="float">
            <text:p>0.89374828698826</text:p>
          </table:table-cell>
          <table:table-cell office:value-type="float" office:value="0.839137940321412" calcext:value-type="float">
            <text:p>0.839137940321412</text:p>
          </table:table-cell>
          <table:table-cell office:value-type="float" office:value="0.895674045440712" calcext:value-type="float">
            <text:p>0.895674045440712</text:p>
          </table:table-cell>
          <table:table-cell office:value-type="float" office:value="0.86868896635207" calcext:value-type="float">
            <text:p>0.86868896635207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889971920584266" calcext:value-type="float">
            <text:p>0.889971920584266</text:p>
          </table:table-cell>
          <table:table-cell office:value-type="float" office:value="0.716563096599031" calcext:value-type="float">
            <text:p>0.716563096599031</text:p>
          </table:table-cell>
          <table:table-cell office:value-type="float" office:value="0.803681837262295" calcext:value-type="float">
            <text:p>0.803681837262295</text:p>
          </table:table-cell>
          <table:table-cell office:value-type="float" office:value="0.811859264407748" calcext:value-type="float">
            <text:p>0.811859264407748</text:p>
          </table:table-cell>
          <table:table-cell office:value-type="float" office:value="0.726770824623121" calcext:value-type="float">
            <text:p>0.726770824623121</text:p>
          </table:table-cell>
          <table:table-cell office:value-type="float" office:value="0.811692150985305" calcext:value-type="float">
            <text:p>0.811692150985305</text:p>
          </table:table-cell>
          <table:table-cell office:value-type="float" office:value="0.773975242866363" calcext:value-type="float">
            <text:p>0.773975242866363</text:p>
          </table:table-cell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0821129287" calcext:value-type="float">
            <text:p>0.99290821129287</text:p>
          </table:table-cell>
          <table:table-cell office:value-type="float" office:value="0.990935878750322" calcext:value-type="float">
            <text:p>0.990935878750322</text:p>
          </table:table-cell>
          <table:table-cell office:value-type="float" office:value="0.99213955726827" calcext:value-type="float">
            <text:p>0.99213955726827</text:p>
          </table:table-cell>
          <table:table-cell office:value-type="float" office:value="0.686033841139595" calcext:value-type="float">
            <text:p>0.686033841139595</text:p>
          </table:table-cell>
          <table:table-cell office:value-type="float" office:value="0" calcext:value-type="float">
            <text:p>0</text:p>
          </table:table-cell>
          <table:table-cell office:value-type="float" office:value="0.992090323875473" calcext:value-type="float">
            <text:p>0.992090323875473</text:p>
          </table:table-cell>
          <table:table-cell office:value-type="float" office:value="0.741301548781255" calcext:value-type="float">
            <text:p>0.741301548781255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0618527265730526" calcext:value-type="float">
            <text:p>0.061852726573053</text:p>
          </table:table-cell>
          <table:table-cell office:value-type="float" office:value="0.0580348187276913" calcext:value-type="float">
            <text:p>0.058034818727691</text:p>
          </table:table-cell>
          <table:table-cell office:value-type="float" office:value="0.290928424165311" calcext:value-type="float">
            <text:p>0.2909284241653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43940590982" calcext:value-type="float">
            <text:p>0.989443940590982</text:p>
          </table:table-cell>
          <table:table-cell office:value-type="float" office:value="0.987024001278405" calcext:value-type="float">
            <text:p>0.987024001278405</text:p>
          </table:table-cell>
          <table:table-cell office:value-type="float" office:value="0.991527215287452" calcext:value-type="float">
            <text:p>0.991527215287452</text:p>
          </table:table-cell>
          <table:table-cell office:value-type="float" office:value="0.990255838734663" calcext:value-type="float">
            <text:p>0.990255838734663</text:p>
          </table:table-cell>
          <table:table-cell office:value-type="float" office:value="0.990259199968726" calcext:value-type="float">
            <text:p>0.990259199968726</text:p>
          </table:table-cell>
          <table:table-cell office:value-type="float" office:value="0.990242838741045" calcext:value-type="float">
            <text:p>0.990242838741045</text:p>
          </table:table-cell>
          <table:table-cell office:value-type="float" office:value="0.990242459150461" calcext:value-type="float">
            <text:p>0.990242459150461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43999455302" calcext:value-type="float">
            <text:p>0.989443999455302</text:p>
          </table:table-cell>
          <table:table-cell office:value-type="float" office:value="0.987005527242301" calcext:value-type="float">
            <text:p>0.987005527242301</text:p>
          </table:table-cell>
          <table:table-cell office:value-type="float" office:value="0.991539828649844" calcext:value-type="float">
            <text:p>0.991539828649844</text:p>
          </table:table-cell>
          <table:table-cell office:value-type="float" office:value="0.990255070226404" calcext:value-type="float">
            <text:p>0.990255070226404</text:p>
          </table:table-cell>
          <table:table-cell office:value-type="float" office:value="0.99026068969387" calcext:value-type="float">
            <text:p>0.99026068969387</text:p>
          </table:table-cell>
          <table:table-cell office:value-type="float" office:value="0.990242450840194" calcext:value-type="float">
            <text:p>0.990242450840194</text:p>
          </table:table-cell>
          <table:table-cell office:value-type="float" office:value="0.990244843998959" calcext:value-type="float">
            <text:p>0.990244843998959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4432113302" calcext:value-type="float">
            <text:p>0.98944432113302</text:p>
          </table:table-cell>
          <table:table-cell office:value-type="float" office:value="0.986684465815951" calcext:value-type="float">
            <text:p>0.986684465815951</text:p>
          </table:table-cell>
          <table:table-cell office:value-type="float" office:value="0.9915291130316" calcext:value-type="float">
            <text:p>0.9915291130316</text:p>
          </table:table-cell>
          <table:table-cell office:value-type="float" office:value="0.990113869702594" calcext:value-type="float">
            <text:p>0.990113869702594</text:p>
          </table:table-cell>
          <table:table-cell office:value-type="float" office:value="0.989253379411802" calcext:value-type="float">
            <text:p>0.989253379411802</text:p>
          </table:table-cell>
          <table:table-cell office:value-type="float" office:value="0.99024390660389" calcext:value-type="float">
            <text:p>0.99024390660389</text:p>
          </table:table-cell>
          <table:table-cell office:value-type="float" office:value="0.990245477116686" calcext:value-type="float">
            <text:p>0.990245477116686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53498966088" calcext:value-type="float">
            <text:p>0.989453498966088</text:p>
          </table:table-cell>
          <table:table-cell office:value-type="float" office:value="0.985400390848212" calcext:value-type="float">
            <text:p>0.985400390848212</text:p>
          </table:table-cell>
          <table:table-cell office:value-type="float" office:value="0.991535839877833" calcext:value-type="float">
            <text:p>0.991535839877833</text:p>
          </table:table-cell>
          <table:table-cell office:value-type="float" office:value="0.984806398153579" calcext:value-type="float">
            <text:p>0.984806398153579</text:p>
          </table:table-cell>
          <table:table-cell office:value-type="float" office:value="0.974478507584676" calcext:value-type="float">
            <text:p>0.974478507584676</text:p>
          </table:table-cell>
          <table:table-cell office:value-type="float" office:value="0.989517150878061" calcext:value-type="float">
            <text:p>0.989517150878061</text:p>
          </table:table-cell>
          <table:table-cell office:value-type="float" office:value="0.989113630008572" calcext:value-type="float">
            <text:p>0.989113630008572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284861209043" calcext:value-type="float">
            <text:p>0.989284861209043</text:p>
          </table:table-cell>
          <table:table-cell office:value-type="float" office:value="0.979948478042745" calcext:value-type="float">
            <text:p>0.979948478042745</text:p>
          </table:table-cell>
          <table:table-cell office:value-type="float" office:value="0.991508693907809" calcext:value-type="float">
            <text:p>0.991508693907809</text:p>
          </table:table-cell>
          <table:table-cell office:value-type="float" office:value="0.943503415995017" calcext:value-type="float">
            <text:p>0.943503415995017</text:p>
          </table:table-cell>
          <table:table-cell office:value-type="float" office:value="0.841843342516092" calcext:value-type="float">
            <text:p>0.841843342516092</text:p>
          </table:table-cell>
          <table:table-cell office:value-type="float" office:value="0.972530081051346" calcext:value-type="float">
            <text:p>0.972530081051346</text:p>
          </table:table-cell>
          <table:table-cell office:value-type="float" office:value="0.965770864057244" calcext:value-type="float">
            <text:p>0.965770864057244</text:p>
          </table:table-cell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44472561576" calcext:value-type="float">
            <text:p>0.989444472561576</text:p>
          </table:table-cell>
          <table:table-cell office:value-type="float" office:value="0.988654090293588" calcext:value-type="float">
            <text:p>0.988654090293588</text:p>
          </table:table-cell>
          <table:table-cell office:value-type="float" office:value="0.991530997430408" calcext:value-type="float">
            <text:p>0.991530997430408</text:p>
          </table:table-cell>
          <table:table-cell office:value-type="float" office:value="0.877106019572394" calcext:value-type="float">
            <text:p>0.877106019572394</text:p>
          </table:table-cell>
          <table:table-cell office:value-type="float" office:value="0" calcext:value-type="float">
            <text:p>0</text:p>
          </table:table-cell>
          <table:table-cell office:value-type="float" office:value="0.990248919368772" calcext:value-type="float">
            <text:p>0.990248919368772</text:p>
          </table:table-cell>
          <table:table-cell office:value-type="float" office:value="0.70734907923318" calcext:value-type="float">
            <text:p>0.70734907923318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113046543211756" calcext:value-type="float">
            <text:p>0.113046543211756</text:p>
          </table:table-cell>
          <table:table-cell office:value-type="float" office:value="0.113029578183247" calcext:value-type="float">
            <text:p>0.113029578183247</text:p>
          </table:table-cell>
          <table:table-cell office:value-type="float" office:value="0.16995294661129" calcext:value-type="float">
            <text:p>0.169952946611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655572397988304" calcext:value-type="float">
            <text:p>0.655572397988304</text:p>
          </table:table-cell>
          <table:table-cell office:value-type="float" office:value="0.862063088207856" calcext:value-type="float">
            <text:p>0.862063088207856</text:p>
          </table:table-cell>
          <table:table-cell office:value-type="float" office:value="0.635772991158714" calcext:value-type="float">
            <text:p>0.635772991158714</text:p>
          </table:table-cell>
          <table:table-cell office:value-type="float" office:value="0.990255148842506" calcext:value-type="float">
            <text:p>0.990255148842506</text:p>
          </table:table-cell>
          <table:table-cell office:value-type="float" office:value="0.990254822245446" calcext:value-type="float">
            <text:p>0.990254822245446</text:p>
          </table:table-cell>
          <table:table-cell office:value-type="float" office:value="0.990244238905061" calcext:value-type="float">
            <text:p>0.990244238905061</text:p>
          </table:table-cell>
          <table:table-cell office:value-type="float" office:value="0.990243483467213" calcext:value-type="float">
            <text:p>0.990243483467213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13838256290713" calcext:value-type="float">
            <text:p>0.613838256290713</text:p>
          </table:table-cell>
          <table:table-cell office:value-type="float" office:value="0.882719677166384" calcext:value-type="float">
            <text:p>0.882719677166384</text:p>
          </table:table-cell>
          <table:table-cell office:value-type="float" office:value="0.69855639375248" calcext:value-type="float">
            <text:p>0.69855639375248</text:p>
          </table:table-cell>
          <table:table-cell office:value-type="float" office:value="0.990252741912681" calcext:value-type="float">
            <text:p>0.990252741912681</text:p>
          </table:table-cell>
          <table:table-cell office:value-type="float" office:value="0.990261140443501" calcext:value-type="float">
            <text:p>0.990261140443501</text:p>
          </table:table-cell>
          <table:table-cell office:value-type="float" office:value="0.990243456157332" calcext:value-type="float">
            <text:p>0.990243456157332</text:p>
          </table:table-cell>
          <table:table-cell office:value-type="float" office:value="0.990245363135309" calcext:value-type="float">
            <text:p>0.990245363135309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1383840286552" calcext:value-type="float">
            <text:p>0.61383840286552</text:p>
          </table:table-cell>
          <table:table-cell office:value-type="float" office:value="0.923728980150149" calcext:value-type="float">
            <text:p>0.923728980150149</text:p>
          </table:table-cell>
          <table:table-cell office:value-type="float" office:value="0.698562119894175" calcext:value-type="float">
            <text:p>0.698562119894175</text:p>
          </table:table-cell>
          <table:table-cell office:value-type="float" office:value="0.990048812603454" calcext:value-type="float">
            <text:p>0.990048812603454</text:p>
          </table:table-cell>
          <table:table-cell office:value-type="float" office:value="0.989197900269819" calcext:value-type="float">
            <text:p>0.989197900269819</text:p>
          </table:table-cell>
          <table:table-cell office:value-type="float" office:value="0.990243461279581" calcext:value-type="float">
            <text:p>0.990243461279581</text:p>
          </table:table-cell>
          <table:table-cell office:value-type="float" office:value="0.990245324324369" calcext:value-type="float">
            <text:p>0.990245324324369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76444446101081" calcext:value-type="float">
            <text:p>0.676444446101081</text:p>
          </table:table-cell>
          <table:table-cell office:value-type="float" office:value="0.963999656482907" calcext:value-type="float">
            <text:p>0.963999656482907</text:p>
          </table:table-cell>
          <table:table-cell office:value-type="float" office:value="0.719485248258483" calcext:value-type="float">
            <text:p>0.719485248258483</text:p>
          </table:table-cell>
          <table:table-cell office:value-type="float" office:value="0.983517652916644" calcext:value-type="float">
            <text:p>0.983517652916644</text:p>
          </table:table-cell>
          <table:table-cell office:value-type="float" office:value="0.973760144164158" calcext:value-type="float">
            <text:p>0.973760144164158</text:p>
          </table:table-cell>
          <table:table-cell office:value-type="float" office:value="0.989463256338571" calcext:value-type="float">
            <text:p>0.989463256338571</text:p>
          </table:table-cell>
          <table:table-cell office:value-type="float" office:value="0.989140404031361" calcext:value-type="float">
            <text:p>0.989140404031361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76371880996825" calcext:value-type="float">
            <text:p>0.676371880996825</text:p>
          </table:table-cell>
          <table:table-cell office:value-type="float" office:value="0.977915822041954" calcext:value-type="float">
            <text:p>0.977915822041954</text:p>
          </table:table-cell>
          <table:table-cell office:value-type="float" office:value="0.761326609717108" calcext:value-type="float">
            <text:p>0.761326609717108</text:p>
          </table:table-cell>
          <table:table-cell office:value-type="float" office:value="0.940474861763378" calcext:value-type="float">
            <text:p>0.940474861763378</text:p>
          </table:table-cell>
          <table:table-cell office:value-type="float" office:value="0.837591358129652" calcext:value-type="float">
            <text:p>0.837591358129652</text:p>
          </table:table-cell>
          <table:table-cell office:value-type="float" office:value="0.971603880984682" calcext:value-type="float">
            <text:p>0.971603880984682</text:p>
          </table:table-cell>
          <table:table-cell office:value-type="float" office:value="0.966007770735424" calcext:value-type="float">
            <text:p>0.966007770735424</text:p>
          </table:table-cell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95806326703462" calcext:value-type="float">
            <text:p>0.995806326703462</text:p>
          </table:table-cell>
          <table:table-cell office:value-type="float" office:value="0.996202387389" calcext:value-type="float">
            <text:p>0.996202387389</text:p>
          </table:table-cell>
          <table:table-cell office:value-type="float" office:value="0.997174706176074" calcext:value-type="float">
            <text:p>0.997174706176074</text:p>
          </table:table-cell>
          <table:table-cell office:value-type="float" office:value="0.996224131742466" calcext:value-type="float">
            <text:p>0.996224131742466</text:p>
          </table:table-cell>
          <table:table-cell office:value-type="float" office:value="0.996223901892389" calcext:value-type="float">
            <text:p>0.996223901892389</text:p>
          </table:table-cell>
          <table:table-cell office:value-type="float" office:value="0.996200115740032" calcext:value-type="float">
            <text:p>0.996200115740032</text:p>
          </table:table-cell>
          <table:table-cell office:value-type="float" office:value="0.996205313786941" calcext:value-type="float">
            <text:p>0.996205313786941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6007972068" calcext:value-type="float">
            <text:p>0.995806007972068</text:p>
          </table:table-cell>
          <table:table-cell office:value-type="float" office:value="0.996194023185197" calcext:value-type="float">
            <text:p>0.996194023185197</text:p>
          </table:table-cell>
          <table:table-cell office:value-type="float" office:value="0.997174393629667" calcext:value-type="float">
            <text:p>0.997174393629667</text:p>
          </table:table-cell>
          <table:table-cell office:value-type="float" office:value="0.996213749489463" calcext:value-type="float">
            <text:p>0.996213749489463</text:p>
          </table:table-cell>
          <table:table-cell office:value-type="float" office:value="0.99621517476335" calcext:value-type="float">
            <text:p>0.99621517476335</text:p>
          </table:table-cell>
          <table:table-cell office:value-type="float" office:value="0.996202583766392" calcext:value-type="float">
            <text:p>0.996202583766392</text:p>
          </table:table-cell>
          <table:table-cell office:value-type="float" office:value="0.996207361870698" calcext:value-type="float">
            <text:p>0.996207361870698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6370948596" calcext:value-type="float">
            <text:p>0.995806370948596</text:p>
          </table:table-cell>
          <table:table-cell office:value-type="float" office:value="0.996283293580696" calcext:value-type="float">
            <text:p>0.996283293580696</text:p>
          </table:table-cell>
          <table:table-cell office:value-type="float" office:value="0.997177016212676" calcext:value-type="float">
            <text:p>0.997177016212676</text:p>
          </table:table-cell>
          <table:table-cell office:value-type="float" office:value="0.996169198154323" calcext:value-type="float">
            <text:p>0.996169198154323</text:p>
          </table:table-cell>
          <table:table-cell office:value-type="float" office:value="0.996130404353464" calcext:value-type="float">
            <text:p>0.996130404353464</text:p>
          </table:table-cell>
          <table:table-cell office:value-type="float" office:value="0.996198321916616" calcext:value-type="float">
            <text:p>0.996198321916616</text:p>
          </table:table-cell>
          <table:table-cell office:value-type="float" office:value="0.996194243033313" calcext:value-type="float">
            <text:p>0.996194243033313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5101561035" calcext:value-type="float">
            <text:p>0.995805101561035</text:p>
          </table:table-cell>
          <table:table-cell office:value-type="float" office:value="0.996299716644209" calcext:value-type="float">
            <text:p>0.996299716644209</text:p>
          </table:table-cell>
          <table:table-cell office:value-type="float" office:value="0.997178908467546" calcext:value-type="float">
            <text:p>0.997178908467546</text:p>
          </table:table-cell>
          <table:table-cell office:value-type="float" office:value="0.995926307266738" calcext:value-type="float">
            <text:p>0.995926307266738</text:p>
          </table:table-cell>
          <table:table-cell office:value-type="float" office:value="0.994448588202667" calcext:value-type="float">
            <text:p>0.994448588202667</text:p>
          </table:table-cell>
          <table:table-cell office:value-type="float" office:value="0.996142737280551" calcext:value-type="float">
            <text:p>0.996142737280551</text:p>
          </table:table-cell>
          <table:table-cell office:value-type="float" office:value="0.996140981426823" calcext:value-type="float">
            <text:p>0.996140981426823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4844754682" calcext:value-type="float">
            <text:p>0.995804844754682</text:p>
          </table:table-cell>
          <table:table-cell office:value-type="float" office:value="0.995950891415045" calcext:value-type="float">
            <text:p>0.995950891415045</text:p>
          </table:table-cell>
          <table:table-cell office:value-type="float" office:value="0.99717530936111" calcext:value-type="float">
            <text:p>0.99717530936111</text:p>
          </table:table-cell>
          <table:table-cell office:value-type="float" office:value="0.992231792274225" calcext:value-type="float">
            <text:p>0.992231792274225</text:p>
          </table:table-cell>
          <table:table-cell office:value-type="float" office:value="0.983545440005302" calcext:value-type="float">
            <text:p>0.983545440005302</text:p>
          </table:table-cell>
          <table:table-cell office:value-type="float" office:value="0.995948322742145" calcext:value-type="float">
            <text:p>0.995948322742145</text:p>
          </table:table-cell>
          <table:table-cell office:value-type="float" office:value="0.995892137260211" calcext:value-type="float">
            <text:p>0.995892137260211</text:p>
          </table:table-cell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10216862598667" calcext:value-type="float">
            <text:p>0.910216862598667</text:p>
          </table:table-cell>
          <table:table-cell office:value-type="float" office:value="0.909362531356314" calcext:value-type="float">
            <text:p>0.909362531356314</text:p>
          </table:table-cell>
          <table:table-cell office:value-type="float" office:value="0.856223701274006" calcext:value-type="float">
            <text:p>0.856223701274006</text:p>
          </table:table-cell>
          <table:table-cell office:value-type="float" office:value="0.89681164450362" calcext:value-type="float">
            <text:p>0.89681164450362</text:p>
          </table:table-cell>
          <table:table-cell office:value-type="float" office:value="0.896943725775341" calcext:value-type="float">
            <text:p>0.896943725775341</text:p>
          </table:table-cell>
          <table:table-cell office:value-type="float" office:value="0.888537074145039" calcext:value-type="float">
            <text:p>0.888537074145039</text:p>
          </table:table-cell>
          <table:table-cell office:value-type="float" office:value="0.905630508499932" calcext:value-type="float">
            <text:p>0.905630508499932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13584469221682" calcext:value-type="float">
            <text:p>0.913584469221682</text:p>
          </table:table-cell>
          <table:table-cell office:value-type="float" office:value="0.869264528566671" calcext:value-type="float">
            <text:p>0.869264528566671</text:p>
          </table:table-cell>
          <table:table-cell office:value-type="float" office:value="0.829296842156209" calcext:value-type="float">
            <text:p>0.829296842156209</text:p>
          </table:table-cell>
          <table:table-cell office:value-type="float" office:value="0.865139804215685" calcext:value-type="float">
            <text:p>0.865139804215685</text:p>
          </table:table-cell>
          <table:table-cell office:value-type="float" office:value="0.853636418754827" calcext:value-type="float">
            <text:p>0.853636418754827</text:p>
          </table:table-cell>
          <table:table-cell office:value-type="float" office:value="0.856892333327456" calcext:value-type="float">
            <text:p>0.856892333327456</text:p>
          </table:table-cell>
          <table:table-cell office:value-type="float" office:value="0.873433841094414" calcext:value-type="float">
            <text:p>0.873433841094414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68217098927925" calcext:value-type="float">
            <text:p>0.868217098927925</text:p>
          </table:table-cell>
          <table:table-cell office:value-type="float" office:value="0.841998597859739" calcext:value-type="float">
            <text:p>0.841998597859739</text:p>
          </table:table-cell>
          <table:table-cell office:value-type="float" office:value="0.830965131903108" calcext:value-type="float">
            <text:p>0.830965131903108</text:p>
          </table:table-cell>
          <table:table-cell office:value-type="float" office:value="0.836316887127523" calcext:value-type="float">
            <text:p>0.836316887127523</text:p>
          </table:table-cell>
          <table:table-cell office:value-type="float" office:value="0.828095140767931" calcext:value-type="float">
            <text:p>0.828095140767931</text:p>
          </table:table-cell>
          <table:table-cell office:value-type="float" office:value="0.831441376335318" calcext:value-type="float">
            <text:p>0.831441376335318</text:p>
          </table:table-cell>
          <table:table-cell office:value-type="float" office:value="0.839063602308515" calcext:value-type="float">
            <text:p>0.839063602308515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5896681308737" calcext:value-type="float">
            <text:p>0.85896681308737</text:p>
          </table:table-cell>
          <table:table-cell office:value-type="float" office:value="0.830374871266781" calcext:value-type="float">
            <text:p>0.830374871266781</text:p>
          </table:table-cell>
          <table:table-cell office:value-type="float" office:value="0.818505298139442" calcext:value-type="float">
            <text:p>0.818505298139442</text:p>
          </table:table-cell>
          <table:table-cell office:value-type="float" office:value="0.820790390328822" calcext:value-type="float">
            <text:p>0.820790390328822</text:p>
          </table:table-cell>
          <table:table-cell office:value-type="float" office:value="0.819419594303857" calcext:value-type="float">
            <text:p>0.819419594303857</text:p>
          </table:table-cell>
          <table:table-cell office:value-type="float" office:value="0.819791609076521" calcext:value-type="float">
            <text:p>0.819791609076521</text:p>
          </table:table-cell>
          <table:table-cell office:value-type="float" office:value="0.830859252052943" calcext:value-type="float">
            <text:p>0.830859252052943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35488377156844" calcext:value-type="float">
            <text:p>0.835488377156844</text:p>
          </table:table-cell>
          <table:table-cell office:value-type="float" office:value="0.819219488850189" calcext:value-type="float">
            <text:p>0.819219488850189</text:p>
          </table:table-cell>
          <table:table-cell office:value-type="float" office:value="0.810510958641522" calcext:value-type="float">
            <text:p>0.810510958641522</text:p>
          </table:table-cell>
          <table:table-cell office:value-type="float" office:value="0.8073602335853" calcext:value-type="float">
            <text:p>0.8073602335853</text:p>
          </table:table-cell>
          <table:table-cell office:value-type="float" office:value="0.802864094108736" calcext:value-type="float">
            <text:p>0.802864094108736</text:p>
          </table:table-cell>
          <table:table-cell office:value-type="float" office:value="0.807657521851075" calcext:value-type="float">
            <text:p>0.807657521851075</text:p>
          </table:table-cell>
          <table:table-cell office:value-type="float" office:value="0.813237093021387" calcext:value-type="float">
            <text:p>0.813237093021387</text:p>
          </table:table-cell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80518247929211" calcext:value-type="float">
            <text:p>0.980518247929211</text:p>
          </table:table-cell>
          <table:table-cell office:value-type="float" office:value="0.972053381001977" calcext:value-type="float">
            <text:p>0.972053381001977</text:p>
          </table:table-cell>
          <table:table-cell office:value-type="float" office:value="0.979943476176075" calcext:value-type="float">
            <text:p>0.979943476176075</text:p>
          </table:table-cell>
          <table:table-cell office:value-type="float" office:value="0.976523935411568" calcext:value-type="float">
            <text:p>0.976523935411568</text:p>
          </table:table-cell>
          <table:table-cell office:value-type="float" office:value="0.965030410811596" calcext:value-type="float">
            <text:p>0.965030410811596</text:p>
          </table:table-cell>
          <table:table-cell office:value-type="float" office:value="0.977806786024723" calcext:value-type="float">
            <text:p>0.977806786024723</text:p>
          </table:table-cell>
          <table:table-cell office:value-type="float" office:value="0.976652778291774" calcext:value-type="float">
            <text:p>0.976652778291774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70487681897982" calcext:value-type="float">
            <text:p>0.970487681897982</text:p>
          </table:table-cell>
          <table:table-cell office:value-type="float" office:value="0.964458974355593" calcext:value-type="float">
            <text:p>0.964458974355593</text:p>
          </table:table-cell>
          <table:table-cell office:value-type="float" office:value="0.975192264561849" calcext:value-type="float">
            <text:p>0.975192264561849</text:p>
          </table:table-cell>
          <table:table-cell office:value-type="float" office:value="0.970526559431081" calcext:value-type="float">
            <text:p>0.970526559431081</text:p>
          </table:table-cell>
          <table:table-cell office:value-type="float" office:value="0.94916256842941" calcext:value-type="float">
            <text:p>0.94916256842941</text:p>
          </table:table-cell>
          <table:table-cell office:value-type="float" office:value="0.971181524175297" calcext:value-type="float">
            <text:p>0.971181524175297</text:p>
          </table:table-cell>
          <table:table-cell office:value-type="float" office:value="0.967102267626545" calcext:value-type="float">
            <text:p>0.967102267626545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58054364602291" calcext:value-type="float">
            <text:p>0.958054364602291</text:p>
          </table:table-cell>
          <table:table-cell office:value-type="float" office:value="0.946563839181271" calcext:value-type="float">
            <text:p>0.946563839181271</text:p>
          </table:table-cell>
          <table:table-cell office:value-type="float" office:value="0.960466872750347" calcext:value-type="float">
            <text:p>0.960466872750347</text:p>
          </table:table-cell>
          <table:table-cell office:value-type="float" office:value="0.950619345108817" calcext:value-type="float">
            <text:p>0.950619345108817</text:p>
          </table:table-cell>
          <table:table-cell office:value-type="float" office:value="0.924081447558973" calcext:value-type="float">
            <text:p>0.924081447558973</text:p>
          </table:table-cell>
          <table:table-cell office:value-type="float" office:value="0.951723644296184" calcext:value-type="float">
            <text:p>0.951723644296184</text:p>
          </table:table-cell>
          <table:table-cell office:value-type="float" office:value="0.944365182122882" calcext:value-type="float">
            <text:p>0.944365182122882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48834942323083" calcext:value-type="float">
            <text:p>0.948834942323083</text:p>
          </table:table-cell>
          <table:table-cell office:value-type="float" office:value="0.917872213101265" calcext:value-type="float">
            <text:p>0.917872213101265</text:p>
          </table:table-cell>
          <table:table-cell office:value-type="float" office:value="0.938144627570209" calcext:value-type="float">
            <text:p>0.938144627570209</text:p>
          </table:table-cell>
          <table:table-cell office:value-type="float" office:value="0.918129463086068" calcext:value-type="float">
            <text:p>0.918129463086068</text:p>
          </table:table-cell>
          <table:table-cell office:value-type="float" office:value="0.886882999593748" calcext:value-type="float">
            <text:p>0.886882999593748</text:p>
          </table:table-cell>
          <table:table-cell office:value-type="float" office:value="0.921468632854989" calcext:value-type="float">
            <text:p>0.921468632854989</text:p>
          </table:table-cell>
          <table:table-cell office:value-type="float" office:value="0.910846607367303" calcext:value-type="float">
            <text:p>0.910846607367303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31942346472503" calcext:value-type="float">
            <text:p>0.931942346472503</text:p>
          </table:table-cell>
          <table:table-cell office:value-type="float" office:value="0.866421608745812" calcext:value-type="float">
            <text:p>0.866421608745812</text:p>
          </table:table-cell>
          <table:table-cell office:value-type="float" office:value="0.905162695893909" calcext:value-type="float">
            <text:p>0.905162695893909</text:p>
          </table:table-cell>
          <table:table-cell office:value-type="float" office:value="0.870179973926516" calcext:value-type="float">
            <text:p>0.870179973926516</text:p>
          </table:table-cell>
          <table:table-cell office:value-type="float" office:value="0.82541597510666" calcext:value-type="float">
            <text:p>0.82541597510666</text:p>
          </table:table-cell>
          <table:table-cell office:value-type="float" office:value="0.87252924509648" calcext:value-type="float">
            <text:p>0.87252924509648</text:p>
          </table:table-cell>
          <table:table-cell office:value-type="float" office:value="0.852176213497704" calcext:value-type="float">
            <text:p>0.852176213497704</text:p>
          </table:table-cell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542689927005879" calcext:value-type="float">
            <text:p>0.542689927005879</text:p>
          </table:table-cell>
          <table:table-cell office:value-type="float" office:value="0.706854330178113" calcext:value-type="float">
            <text:p>0.706854330178113</text:p>
          </table:table-cell>
          <table:table-cell office:value-type="float" office:value="0.562375813229046" calcext:value-type="float">
            <text:p>0.562375813229046</text:p>
          </table:table-cell>
          <table:table-cell office:value-type="float" office:value="0.670675245781973" calcext:value-type="float">
            <text:p>0.670675245781973</text:p>
          </table:table-cell>
          <table:table-cell office:value-type="float" office:value="0.913570829584792" calcext:value-type="float">
            <text:p>0.913570829584792</text:p>
          </table:table-cell>
          <table:table-cell office:value-type="float" office:value="0.664544520129665" calcext:value-type="float">
            <text:p>0.664544520129665</text:p>
          </table:table-cell>
          <table:table-cell office:value-type="float" office:value="0.914582736733732" calcext:value-type="float">
            <text:p>0.914582736733732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565667818784781" calcext:value-type="float">
            <text:p>0.565667818784781</text:p>
          </table:table-cell>
          <table:table-cell office:value-type="float" office:value="0.854126306516126" calcext:value-type="float">
            <text:p>0.854126306516126</text:p>
          </table:table-cell>
          <table:table-cell office:value-type="float" office:value="0.560691401782857" calcext:value-type="float">
            <text:p>0.560691401782857</text:p>
          </table:table-cell>
          <table:table-cell office:value-type="float" office:value="0.850799802198836" calcext:value-type="float">
            <text:p>0.850799802198836</text:p>
          </table:table-cell>
          <table:table-cell office:value-type="float" office:value="0.907538881650786" calcext:value-type="float">
            <text:p>0.907538881650786</text:p>
          </table:table-cell>
          <table:table-cell office:value-type="float" office:value="0.861752265178607" calcext:value-type="float">
            <text:p>0.861752265178607</text:p>
          </table:table-cell>
          <table:table-cell office:value-type="float" office:value="0.919614366702265" calcext:value-type="float">
            <text:p>0.919614366702265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79120618489006" calcext:value-type="float">
            <text:p>0.879120618489006</text:p>
          </table:table-cell>
          <table:table-cell office:value-type="float" office:value="0.879554489431716" calcext:value-type="float">
            <text:p>0.879554489431716</text:p>
          </table:table-cell>
          <table:table-cell office:value-type="float" office:value="0.87070351126488" calcext:value-type="float">
            <text:p>0.87070351126488</text:p>
          </table:table-cell>
          <table:table-cell office:value-type="float" office:value="0.88180900097629" calcext:value-type="float">
            <text:p>0.88180900097629</text:p>
          </table:table-cell>
          <table:table-cell office:value-type="float" office:value="0.847586948198123" calcext:value-type="float">
            <text:p>0.847586948198123</text:p>
          </table:table-cell>
          <table:table-cell office:value-type="float" office:value="0.883910372530195" calcext:value-type="float">
            <text:p>0.883910372530195</text:p>
          </table:table-cell>
          <table:table-cell office:value-type="float" office:value="0.878604493812486" calcext:value-type="float">
            <text:p>0.878604493812486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8047383019057" calcext:value-type="float">
            <text:p>0.88047383019057</text:p>
          </table:table-cell>
          <table:table-cell office:value-type="float" office:value="0.880849805988943" calcext:value-type="float">
            <text:p>0.880849805988943</text:p>
          </table:table-cell>
          <table:table-cell office:value-type="float" office:value="0.842668522034974" calcext:value-type="float">
            <text:p>0.842668522034974</text:p>
          </table:table-cell>
          <table:table-cell office:value-type="float" office:value="0.857469980948859" calcext:value-type="float">
            <text:p>0.857469980948859</text:p>
          </table:table-cell>
          <table:table-cell office:value-type="float" office:value="0.809753982828071" calcext:value-type="float">
            <text:p>0.809753982828071</text:p>
          </table:table-cell>
          <table:table-cell office:value-type="float" office:value="0.856553946232092" calcext:value-type="float">
            <text:p>0.856553946232092</text:p>
          </table:table-cell>
          <table:table-cell office:value-type="float" office:value="0.838726165397434" calcext:value-type="float">
            <text:p>0.838726165397434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21081541583429" calcext:value-type="float">
            <text:p>0.821081541583429</text:p>
          </table:table-cell>
          <table:table-cell office:value-type="float" office:value="0.830630608781313" calcext:value-type="float">
            <text:p>0.830630608781313</text:p>
          </table:table-cell>
          <table:table-cell office:value-type="float" office:value="0.74394653903861" calcext:value-type="float">
            <text:p>0.74394653903861</text:p>
          </table:table-cell>
          <table:table-cell office:value-type="float" office:value="0.760251490391529" calcext:value-type="float">
            <text:p>0.760251490391529</text:p>
          </table:table-cell>
          <table:table-cell office:value-type="float" office:value="0.73955306029483" calcext:value-type="float">
            <text:p>0.73955306029483</text:p>
          </table:table-cell>
          <table:table-cell office:value-type="float" office:value="0.752254882168428" calcext:value-type="float">
            <text:p>0.752254882168428</text:p>
          </table:table-cell>
          <table:table-cell office:value-type="float" office:value="0.761839301621424" calcext:value-type="float">
            <text:p>0.761839301621424</text:p>
          </table:table-cell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857147240371973" calcext:value-type="float">
            <text:p>0.857147240371973</text:p>
          </table:table-cell>
          <table:table-cell office:value-type="float" office:value="0.855276005167963" calcext:value-type="float">
            <text:p>0.855276005167963</text:p>
          </table:table-cell>
          <table:table-cell office:value-type="float" office:value="0.880110202326989" calcext:value-type="float">
            <text:p>0.880110202326989</text:p>
          </table:table-cell>
          <table:table-cell office:value-type="float" office:value="0.87791827713987" calcext:value-type="float">
            <text:p>0.87791827713987</text:p>
          </table:table-cell>
          <table:table-cell office:value-type="float" office:value="0.873348910768887" calcext:value-type="float">
            <text:p>0.873348910768887</text:p>
          </table:table-cell>
          <table:table-cell office:value-type="float" office:value="0.876896751350737" calcext:value-type="float">
            <text:p>0.876896751350737</text:p>
          </table:table-cell>
          <table:table-cell office:value-type="float" office:value="0.874706869221885" calcext:value-type="float">
            <text:p>0.874706869221885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37627291664444" calcext:value-type="float">
            <text:p>0.837627291664444</text:p>
          </table:table-cell>
          <table:table-cell office:value-type="float" office:value="0.839041160624047" calcext:value-type="float">
            <text:p>0.839041160624047</text:p>
          </table:table-cell>
          <table:table-cell office:value-type="float" office:value="0.865595224643548" calcext:value-type="float">
            <text:p>0.865595224643548</text:p>
          </table:table-cell>
          <table:table-cell office:value-type="float" office:value="0.857435953524987" calcext:value-type="float">
            <text:p>0.857435953524987</text:p>
          </table:table-cell>
          <table:table-cell office:value-type="float" office:value="0.858618127984296" calcext:value-type="float">
            <text:p>0.858618127984296</text:p>
          </table:table-cell>
          <table:table-cell office:value-type="float" office:value="0.857822367127141" calcext:value-type="float">
            <text:p>0.857822367127141</text:p>
          </table:table-cell>
          <table:table-cell office:value-type="float" office:value="0.861333459617826" calcext:value-type="float">
            <text:p>0.861333459617826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02215863394538" calcext:value-type="float">
            <text:p>0.802215863394538</text:p>
          </table:table-cell>
          <table:table-cell office:value-type="float" office:value="0.802031787279993" calcext:value-type="float">
            <text:p>0.802031787279993</text:p>
          </table:table-cell>
          <table:table-cell office:value-type="float" office:value="0.842713298720476" calcext:value-type="float">
            <text:p>0.842713298720476</text:p>
          </table:table-cell>
          <table:table-cell office:value-type="float" office:value="0.834818055327741" calcext:value-type="float">
            <text:p>0.834818055327741</text:p>
          </table:table-cell>
          <table:table-cell office:value-type="float" office:value="0.81739469255539" calcext:value-type="float">
            <text:p>0.81739469255539</text:p>
          </table:table-cell>
          <table:table-cell office:value-type="float" office:value="0.835572791805126" calcext:value-type="float">
            <text:p>0.835572791805126</text:p>
          </table:table-cell>
          <table:table-cell office:value-type="float" office:value="0.827966090823384" calcext:value-type="float">
            <text:p>0.827966090823384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756852743181254" calcext:value-type="float">
            <text:p>0.756852743181254</text:p>
          </table:table-cell>
          <table:table-cell office:value-type="float" office:value="0.734157524238312" calcext:value-type="float">
            <text:p>0.734157524238312</text:p>
          </table:table-cell>
          <table:table-cell office:value-type="float" office:value="0.816033311297665" calcext:value-type="float">
            <text:p>0.816033311297665</text:p>
          </table:table-cell>
          <table:table-cell office:value-type="float" office:value="0.808923775932167" calcext:value-type="float">
            <text:p>0.808923775932167</text:p>
          </table:table-cell>
          <table:table-cell office:value-type="float" office:value="0.780447049699519" calcext:value-type="float">
            <text:p>0.780447049699519</text:p>
          </table:table-cell>
          <table:table-cell office:value-type="float" office:value="0.808719915514531" calcext:value-type="float">
            <text:p>0.808719915514531</text:p>
          </table:table-cell>
          <table:table-cell office:value-type="float" office:value="0.79010716415499" calcext:value-type="float">
            <text:p>0.79010716415499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694405638728557" calcext:value-type="float">
            <text:p>0.694405638728557</text:p>
          </table:table-cell>
          <table:table-cell office:value-type="float" office:value="0.652814851081616" calcext:value-type="float">
            <text:p>0.652814851081616</text:p>
          </table:table-cell>
          <table:table-cell office:value-type="float" office:value="0.74932817806459" calcext:value-type="float">
            <text:p>0.74932817806459</text:p>
          </table:table-cell>
          <table:table-cell office:value-type="float" office:value="0.73882249764516" calcext:value-type="float">
            <text:p>0.73882249764516</text:p>
          </table:table-cell>
          <table:table-cell office:value-type="float" office:value="0.700514929461475" calcext:value-type="float">
            <text:p>0.700514929461475</text:p>
          </table:table-cell>
          <table:table-cell office:value-type="float" office:value="0.73779948230963" calcext:value-type="float">
            <text:p>0.73779948230963</text:p>
          </table:table-cell>
          <table:table-cell office:value-type="float" office:value="0.721558934589266" calcext:value-type="float">
            <text:p>0.721558934589266</text:p>
          </table:table-cell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0549924968394995" calcext:value-type="float">
            <text:p>0.0549924968395</text:p>
          </table:table-cell>
          <table:table-cell office:value-type="float" office:value="0.252785952033243" calcext:value-type="float">
            <text:p>0.252785952033243</text:p>
          </table:table-cell>
          <table:table-cell office:value-type="float" office:value="0.0813344228724055" calcext:value-type="float">
            <text:p>0.081334422872406</text:p>
          </table:table-cell>
          <table:table-cell office:value-type="float" office:value="0.44024486339087" calcext:value-type="float">
            <text:p>0.44024486339087</text:p>
          </table:table-cell>
          <table:table-cell office:value-type="float" office:value="0.491664988465065" calcext:value-type="float">
            <text:p>0.491664988465065</text:p>
          </table:table-cell>
          <table:table-cell office:value-type="float" office:value="0.394254572208292" calcext:value-type="float">
            <text:p>0.394254572208292</text:p>
          </table:table-cell>
          <table:table-cell office:value-type="float" office:value="0.47205758700981" calcext:value-type="float">
            <text:p>0.47205758700981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106302682978102" calcext:value-type="float">
            <text:p>0.01063026829781</text:p>
          </table:table-cell>
          <table:table-cell office:value-type="float" office:value="0.0829756747850261" calcext:value-type="float">
            <text:p>0.082975674785026</text:p>
          </table:table-cell>
          <table:table-cell office:value-type="float" office:value="0.0069603324667615" calcext:value-type="float">
            <text:p>0.006960332466762</text:p>
          </table:table-cell>
          <table:table-cell office:value-type="float" office:value="0.357916753354911" calcext:value-type="float">
            <text:p>0.357916753354911</text:p>
          </table:table-cell>
          <table:table-cell office:value-type="float" office:value="0.479735253880092" calcext:value-type="float">
            <text:p>0.479735253880092</text:p>
          </table:table-cell>
          <table:table-cell office:value-type="float" office:value="0.274329292536559" calcext:value-type="float">
            <text:p>0.274329292536559</text:p>
          </table:table-cell>
          <table:table-cell office:value-type="float" office:value="0.514788696582019" calcext:value-type="float">
            <text:p>0.514788696582019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201380566786236" calcext:value-type="float">
            <text:p>0.002013805667862</text:p>
          </table:table-cell>
          <table:table-cell office:value-type="float" office:value="0.00419271099562046" calcext:value-type="float">
            <text:p>0.00419271099562</text:p>
          </table:table-cell>
          <table:table-cell office:value-type="float" office:value="0" calcext:value-type="float">
            <text:p>0</text:p>
          </table:table-cell>
          <table:table-cell office:value-type="float" office:value="0.176467899519458" calcext:value-type="float">
            <text:p>0.176467899519458</text:p>
          </table:table-cell>
          <table:table-cell office:value-type="float" office:value="0.517704323251784" calcext:value-type="float">
            <text:p>0.517704323251784</text:p>
          </table:table-cell>
          <table:table-cell office:value-type="float" office:value="0.122106202602211" calcext:value-type="float">
            <text:p>0.122106202602211</text:p>
          </table:table-cell>
          <table:table-cell office:value-type="float" office:value="0.479595618404415" calcext:value-type="float">
            <text:p>0.479595618404415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0316328649426486" calcext:value-type="float">
            <text:p>0.000316328649426</text:p>
          </table:table-cell>
          <table:table-cell table:style-name="ce109" office:value-type="float" office:value="0.0000267105447340979" calcext:value-type="float">
            <text:p>2.67E-05</text:p>
          </table:table-cell>
          <table:table-cell office:value-type="float" office:value="0" calcext:value-type="float">
            <text:p>0</text:p>
          </table:table-cell>
          <table:table-cell office:value-type="float" office:value="0.116781653639374" calcext:value-type="float">
            <text:p>0.116781653639374</text:p>
          </table:table-cell>
          <table:table-cell office:value-type="float" office:value="0.486057858229309" calcext:value-type="float">
            <text:p>0.486057858229309</text:p>
          </table:table-cell>
          <table:table-cell office:value-type="float" office:value="0.0631494229622941" calcext:value-type="float">
            <text:p>0.063149422962294</text:p>
          </table:table-cell>
          <table:table-cell office:value-type="float" office:value="0.471320574212939" calcext:value-type="float">
            <text:p>0.471320574212939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0188921459019813" calcext:value-type="float">
            <text:p>0.00018892145902</text:p>
          </table:table-cell>
          <table:table-cell table:style-name="ce109" office:value-type="float" office:value="0.0000046370469238792" calcext:value-type="float">
            <text:p>4.64E-06</text:p>
          </table:table-cell>
          <table:table-cell office:value-type="float" office:value="0" calcext:value-type="float">
            <text:p>0</text:p>
          </table:table-cell>
          <table:table-cell office:value-type="float" office:value="0.0540476247432326" calcext:value-type="float">
            <text:p>0.054047624743233</text:p>
          </table:table-cell>
          <table:table-cell office:value-type="float" office:value="0.341449398945985" calcext:value-type="float">
            <text:p>0.341449398945985</text:p>
          </table:table-cell>
          <table:table-cell office:value-type="float" office:value="0.0259093811049427" calcext:value-type="float">
            <text:p>0.025909381104943</text:p>
          </table:table-cell>
          <table:table-cell office:value-type="float" office:value="0.268181087172888" calcext:value-type="float">
            <text:p>0.268181087172888</text:p>
          </table:table-cell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471122208994728" calcext:value-type="float">
            <text:p>0.471122208994728</text:p>
          </table:table-cell>
          <table:table-cell office:value-type="float" office:value="0.571159486913049" calcext:value-type="float">
            <text:p>0.571159486913049</text:p>
          </table:table-cell>
          <table:table-cell office:value-type="float" office:value="0.600831411851113" calcext:value-type="float">
            <text:p>0.600831411851113</text:p>
          </table:table-cell>
          <table:table-cell office:value-type="float" office:value="0.624676108743051" calcext:value-type="float">
            <text:p>0.624676108743051</text:p>
          </table:table-cell>
          <table:table-cell office:value-type="float" office:value="0.688055170351143" calcext:value-type="float">
            <text:p>0.688055170351143</text:p>
          </table:table-cell>
          <table:table-cell office:value-type="float" office:value="0.624849331811357" calcext:value-type="float">
            <text:p>0.624849331811357</text:p>
          </table:table-cell>
          <table:table-cell office:value-type="float" office:value="0.666983384443637" calcext:value-type="float">
            <text:p>0.666983384443637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17437101097759" calcext:value-type="float">
            <text:p>0.517437101097759</text:p>
          </table:table-cell>
          <table:table-cell office:value-type="float" office:value="0.649521862672619" calcext:value-type="float">
            <text:p>0.649521862672619</text:p>
          </table:table-cell>
          <table:table-cell office:value-type="float" office:value="0.523758343779237" calcext:value-type="float">
            <text:p>0.523758343779237</text:p>
          </table:table-cell>
          <table:table-cell office:value-type="float" office:value="0.636337190779866" calcext:value-type="float">
            <text:p>0.636337190779866</text:p>
          </table:table-cell>
          <table:table-cell office:value-type="float" office:value="0.663282550255734" calcext:value-type="float">
            <text:p>0.663282550255734</text:p>
          </table:table-cell>
          <table:table-cell office:value-type="float" office:value="0.634948868377969" calcext:value-type="float">
            <text:p>0.634948868377969</text:p>
          </table:table-cell>
          <table:table-cell office:value-type="float" office:value="0.665834553252062" calcext:value-type="float">
            <text:p>0.665834553252062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478151640175087" calcext:value-type="float">
            <text:p>0.478151640175087</text:p>
          </table:table-cell>
          <table:table-cell office:value-type="float" office:value="0.628050774869591" calcext:value-type="float">
            <text:p>0.628050774869591</text:p>
          </table:table-cell>
          <table:table-cell office:value-type="float" office:value="0.623084254767567" calcext:value-type="float">
            <text:p>0.623084254767567</text:p>
          </table:table-cell>
          <table:table-cell office:value-type="float" office:value="0.623350383481104" calcext:value-type="float">
            <text:p>0.623350383481104</text:p>
          </table:table-cell>
          <table:table-cell office:value-type="float" office:value="0.656916268331845" calcext:value-type="float">
            <text:p>0.656916268331845</text:p>
          </table:table-cell>
          <table:table-cell office:value-type="float" office:value="0.623371356807514" calcext:value-type="float">
            <text:p>0.623371356807514</text:p>
          </table:table-cell>
          <table:table-cell office:value-type="float" office:value="0.660887133348852" calcext:value-type="float">
            <text:p>0.660887133348852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54871583418785" calcext:value-type="float">
            <text:p>0.554871583418785</text:p>
          </table:table-cell>
          <table:table-cell office:value-type="float" office:value="0.635669702781105" calcext:value-type="float">
            <text:p>0.635669702781105</text:p>
          </table:table-cell>
          <table:table-cell office:value-type="float" office:value="0.636832330295339" calcext:value-type="float">
            <text:p>0.636832330295339</text:p>
          </table:table-cell>
          <table:table-cell office:value-type="float" office:value="0.627625504208144" calcext:value-type="float">
            <text:p>0.627625504208144</text:p>
          </table:table-cell>
          <table:table-cell office:value-type="float" office:value="0.653529116931958" calcext:value-type="float">
            <text:p>0.653529116931958</text:p>
          </table:table-cell>
          <table:table-cell office:value-type="float" office:value="0.638244105596938" calcext:value-type="float">
            <text:p>0.638244105596938</text:p>
          </table:table-cell>
          <table:table-cell office:value-type="float" office:value="0.657220260532101" calcext:value-type="float">
            <text:p>0.657220260532101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57999765707527" calcext:value-type="float">
            <text:p>0.557999765707527</text:p>
          </table:table-cell>
          <table:table-cell office:value-type="float" office:value="0.641839657223281" calcext:value-type="float">
            <text:p>0.641839657223281</text:p>
          </table:table-cell>
          <table:table-cell office:value-type="float" office:value="0.629797106188293" calcext:value-type="float">
            <text:p>0.629797106188293</text:p>
          </table:table-cell>
          <table:table-cell office:value-type="float" office:value="0.64616229694292" calcext:value-type="float">
            <text:p>0.64616229694292</text:p>
          </table:table-cell>
          <table:table-cell office:value-type="float" office:value="0.643056267456609" calcext:value-type="float">
            <text:p>0.643056267456609</text:p>
          </table:table-cell>
          <table:table-cell office:value-type="float" office:value="0.649898066803889" calcext:value-type="float">
            <text:p>0.649898066803889</text:p>
          </table:table-cell>
          <table:table-cell office:value-type="float" office:value="0.641980175142576" calcext:value-type="float">
            <text:p>0.641980175142576</text:p>
          </table:table-cell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682665030183828" calcext:value-type="float">
            <text:p>0.682665030183828</text:p>
          </table:table-cell>
          <table:table-cell office:value-type="float" office:value="0.781148076081357" calcext:value-type="float">
            <text:p>0.781148076081357</text:p>
          </table:table-cell>
          <table:table-cell office:value-type="float" office:value="0.695348606588165" calcext:value-type="float">
            <text:p>0.695348606588165</text:p>
          </table:table-cell>
          <table:table-cell office:value-type="float" office:value="0.861362692816595" calcext:value-type="float">
            <text:p>0.861362692816595</text:p>
          </table:table-cell>
          <table:table-cell office:value-type="float" office:value="0.937174962311651" calcext:value-type="float">
            <text:p>0.937174962311651</text:p>
          </table:table-cell>
          <table:table-cell office:value-type="float" office:value="0.862406351310312" calcext:value-type="float">
            <text:p>0.862406351310312</text:p>
          </table:table-cell>
          <table:table-cell office:value-type="float" office:value="0.931656543288147" calcext:value-type="float">
            <text:p>0.931656543288147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52125251933659" calcext:value-type="float">
            <text:p>0.652125251933659</text:p>
          </table:table-cell>
          <table:table-cell office:value-type="float" office:value="0.693493825082237" calcext:value-type="float">
            <text:p>0.693493825082237</text:p>
          </table:table-cell>
          <table:table-cell office:value-type="float" office:value="0.678085514301537" calcext:value-type="float">
            <text:p>0.678085514301537</text:p>
          </table:table-cell>
          <table:table-cell office:value-type="float" office:value="0.77557532333106" calcext:value-type="float">
            <text:p>0.77557532333106</text:p>
          </table:table-cell>
          <table:table-cell office:value-type="float" office:value="0.903518208144347" calcext:value-type="float">
            <text:p>0.903518208144347</text:p>
          </table:table-cell>
          <table:table-cell office:value-type="float" office:value="0.771963748445333" calcext:value-type="float">
            <text:p>0.771963748445333</text:p>
          </table:table-cell>
          <table:table-cell office:value-type="float" office:value="0.914225210016071" calcext:value-type="float">
            <text:p>0.914225210016071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6274005859043" calcext:value-type="float">
            <text:p>0.66274005859043</text:p>
          </table:table-cell>
          <table:table-cell office:value-type="float" office:value="0.748420046547777" calcext:value-type="float">
            <text:p>0.748420046547777</text:p>
          </table:table-cell>
          <table:table-cell office:value-type="float" office:value="0.796741807096675" calcext:value-type="float">
            <text:p>0.796741807096675</text:p>
          </table:table-cell>
          <table:table-cell office:value-type="float" office:value="0.851274668565511" calcext:value-type="float">
            <text:p>0.851274668565511</text:p>
          </table:table-cell>
          <table:table-cell office:value-type="float" office:value="0.88822691121182" calcext:value-type="float">
            <text:p>0.88822691121182</text:p>
          </table:table-cell>
          <table:table-cell office:value-type="float" office:value="0.854609050881509" calcext:value-type="float">
            <text:p>0.854609050881509</text:p>
          </table:table-cell>
          <table:table-cell office:value-type="float" office:value="0.901365902826509" calcext:value-type="float">
            <text:p>0.901365902826509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75728589931315" calcext:value-type="float">
            <text:p>0.75728589931315</text:p>
          </table:table-cell>
          <table:table-cell office:value-type="float" office:value="0.776164696970651" calcext:value-type="float">
            <text:p>0.776164696970651</text:p>
          </table:table-cell>
          <table:table-cell office:value-type="float" office:value="0.77100841633196" calcext:value-type="float">
            <text:p>0.77100841633196</text:p>
          </table:table-cell>
          <table:table-cell office:value-type="float" office:value="0.849124046074205" calcext:value-type="float">
            <text:p>0.849124046074205</text:p>
          </table:table-cell>
          <table:table-cell office:value-type="float" office:value="0.874791000207846" calcext:value-type="float">
            <text:p>0.874791000207846</text:p>
          </table:table-cell>
          <table:table-cell office:value-type="float" office:value="0.846193867914864" calcext:value-type="float">
            <text:p>0.846193867914864</text:p>
          </table:table-cell>
          <table:table-cell office:value-type="float" office:value="0.887086881175572" calcext:value-type="float">
            <text:p>0.887086881175572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98547163320926" calcext:value-type="float">
            <text:p>0.698547163320926</text:p>
          </table:table-cell>
          <table:table-cell office:value-type="float" office:value="0.757810999573243" calcext:value-type="float">
            <text:p>0.757810999573243</text:p>
          </table:table-cell>
          <table:table-cell office:value-type="float" office:value="0.811080820555968" calcext:value-type="float">
            <text:p>0.811080820555968</text:p>
          </table:table-cell>
          <table:table-cell office:value-type="float" office:value="0.866725833919617" calcext:value-type="float">
            <text:p>0.866725833919617</text:p>
          </table:table-cell>
          <table:table-cell office:value-type="float" office:value="0.848506217085065" calcext:value-type="float">
            <text:p>0.848506217085065</text:p>
          </table:table-cell>
          <table:table-cell office:value-type="float" office:value="0.869522387725871" calcext:value-type="float">
            <text:p>0.869522387725871</text:p>
          </table:table-cell>
          <table:table-cell office:value-type="float" office:value="0.866383062397698" calcext:value-type="float">
            <text:p>0.866383062397698</text:p>
          </table:table-cell>
        </table:table-row>
        <table:table-row table:style-name="ro2">
          <table:table-cell/>
          <table:table-cell table:formula="of:=AVERAGE([.B3:.B25])" office:value-type="float" office:value="0.803611092623757" calcext:value-type="float">
            <text:p>0.803611092623757</text:p>
          </table:table-cell>
          <table:table-cell table:formula="of:=AVERAGE([.C3:.C25])" office:value-type="float" office:value="0.832408303016929" calcext:value-type="float">
            <text:p>0.832408303016929</text:p>
          </table:table-cell>
          <table:table-cell table:formula="of:=AVERAGE([.D3:.D25])" office:value-type="float" office:value="0.808706303364996" calcext:value-type="float">
            <text:p>0.808706303364996</text:p>
          </table:table-cell>
          <table:table-cell table:formula="of:=AVERAGE([.E3:.E25])" office:value-type="float" office:value="0.856975825958253" calcext:value-type="float">
            <text:p>0.856975825958253</text:p>
          </table:table-cell>
          <table:table-cell table:formula="of:=AVERAGE([.F3:.F25])" office:value-type="float" office:value="0.79423510750205" calcext:value-type="float">
            <text:p>0.79423510750205</text:p>
          </table:table-cell>
          <table:table-cell table:formula="of:=AVERAGE([.G3:.G25])" office:value-type="float" office:value="0.880197924344839" calcext:value-type="float">
            <text:p>0.880197924344839</text:p>
          </table:table-cell>
          <table:table-cell table:formula="of:=AVERAGE([.H3:.H25])" office:value-type="float" office:value="0.872022067352181" calcext:value-type="float">
            <text:p>0.872022067352181</text:p>
          </table:table-cell>
          <table:table-cell table:formula="of:=AVERAGE([.I3:.I25])" office:value-type="string" office:string-value="" calcext:value-type="error">
            <text:p>#DIV/0!</text:p>
          </table:table-cell>
          <table:table-cell table:formula="of:=AVERAGE([.J3:.J25])" office:value-type="string" office:string-value="" calcext:value-type="error">
            <text:p>#DIV/0!</text:p>
          </table:table-cell>
          <table:table-cell table:formula="of:=AVERAGE([.K3:.K25])" office:value-type="float" office:value="0.715338076776837" calcext:value-type="float">
            <text:p>0.715338076776837</text:p>
          </table:table-cell>
          <table:table-cell table:formula="of:=AVERAGE([.L3:.L25])" office:value-type="float" office:value="0.733563035007109" calcext:value-type="float">
            <text:p>0.733563035007109</text:p>
          </table:table-cell>
          <table:table-cell table:formula="of:=AVERAGE([.M3:.M25])" office:value-type="float" office:value="0.723148205409978" calcext:value-type="float">
            <text:p>0.723148205409978</text:p>
          </table:table-cell>
          <table:table-cell table:formula="of:=AVERAGE([.N3:.N25])" office:value-type="float" office:value="0.774555801836036" calcext:value-type="float">
            <text:p>0.774555801836036</text:p>
          </table:table-cell>
          <table:table-cell table:formula="of:=AVERAGE([.O3:.O25])" office:value-type="float" office:value="0.77066602475235" calcext:value-type="float">
            <text:p>0.77066602475235</text:p>
          </table:table-cell>
          <table:table-cell table:formula="of:=AVERAGE([.P3:.P25])" office:value-type="float" office:value="0.778823750390846" calcext:value-type="float">
            <text:p>0.778823750390846</text:p>
          </table:table-cell>
          <table:table-cell table:formula="of:=AVERAGE([.Q3:.Q25])" office:value-type="float" office:value="0.797535281131797" calcext:value-type="float">
            <text:p>0.797535281131797</text:p>
          </table:table-cell>
          <table:table-cell table:formula="of:=AVERAGE([.R3:.R25])" office:value-type="string" office:string-value="" calcext:value-type="error">
            <text:p>#DIV/0!</text:p>
          </table:table-cell>
          <table:table-cell table:formula="of:=AVERAGE([.S3:.S25])" office:value-type="string" office:string-value="" calcext:value-type="error">
            <text:p>#DIV/0!</text:p>
          </table:table-cell>
          <table:table-cell table:formula="of:=AVERAGE([.T3:.T25])" office:value-type="float" office:value="0.685604361177411" calcext:value-type="float">
            <text:p>0.685604361177411</text:p>
          </table:table-cell>
          <table:table-cell table:formula="of:=AVERAGE([.U3:.U25])" office:value-type="float" office:value="0.695344285031028" calcext:value-type="float">
            <text:p>0.695344285031028</text:p>
          </table:table-cell>
          <table:table-cell table:formula="of:=AVERAGE([.V3:.V25])" office:value-type="float" office:value="0.686420148987839" calcext:value-type="float">
            <text:p>0.686420148987839</text:p>
          </table:table-cell>
          <table:table-cell table:formula="of:=AVERAGE([.W3:.W25])" office:value-type="float" office:value="0.739085015612879" calcext:value-type="float">
            <text:p>0.739085015612879</text:p>
          </table:table-cell>
          <table:table-cell table:formula="of:=AVERAGE([.X3:.X25])" office:value-type="float" office:value="0.729898253565748" calcext:value-type="float">
            <text:p>0.729898253565748</text:p>
          </table:table-cell>
          <table:table-cell table:formula="of:=AVERAGE([.Y3:.Y25])" office:value-type="float" office:value="0.745188816557703" calcext:value-type="float">
            <text:p>0.745188816557703</text:p>
          </table:table-cell>
          <table:table-cell table:formula="of:=AVERAGE([.Z3:.Z25])" office:value-type="float" office:value="0.757126347126244" calcext:value-type="float">
            <text:p>0.757126347126244</text:p>
          </table:table-cell>
          <table:table-cell table:formula="of:=AVERAGE([.AA3:.AA25])" office:value-type="string" office:string-value="" calcext:value-type="error">
            <text:p>#DIV/0!</text:p>
          </table:table-cell>
          <table:table-cell table:formula="of:=AVERAGE([.AB3:.AB25])" office:value-type="string" office:string-value="" calcext:value-type="error">
            <text:p>#DIV/0!</text:p>
          </table:table-cell>
          <table:table-cell table:formula="of:=AVERAGE([.AC3:.AC25])" office:value-type="float" office:value="0.667257313700914" calcext:value-type="float">
            <text:p>0.667257313700914</text:p>
          </table:table-cell>
          <table:table-cell table:formula="of:=AVERAGE([.AD3:.AD25])" office:value-type="float" office:value="0.661274763902154" calcext:value-type="float">
            <text:p>0.661274763902154</text:p>
          </table:table-cell>
          <table:table-cell table:formula="of:=AVERAGE([.AE3:.AE25])" office:value-type="float" office:value="0.64733537144674" calcext:value-type="float">
            <text:p>0.64733537144674</text:p>
          </table:table-cell>
          <table:table-cell table:formula="of:=AVERAGE([.AF3:.AF25])" office:value-type="float" office:value="0.705204183953341" calcext:value-type="float">
            <text:p>0.705204183953341</text:p>
          </table:table-cell>
          <table:table-cell table:formula="of:=AVERAGE([.AG3:.AG25])" office:value-type="float" office:value="0.701767229008391" calcext:value-type="float">
            <text:p>0.701767229008391</text:p>
          </table:table-cell>
          <table:table-cell table:formula="of:=AVERAGE([.AH3:.AH25])" office:value-type="float" office:value="0.711173058870718" calcext:value-type="float">
            <text:p>0.711173058870718</text:p>
          </table:table-cell>
          <table:table-cell table:formula="of:=AVERAGE([.AI3:.AI25])" office:value-type="float" office:value="0.727532136645362" calcext:value-type="float">
            <text:p>0.727532136645362</text:p>
          </table:table-cell>
          <table:table-cell table:number-columns-repeated="2"/>
          <table:table-cell table:formula="of:=AVERAGE([.AL3:.AL25])" office:value-type="float" office:value="0.635174741492135" calcext:value-type="float">
            <text:p>0.635174741492135</text:p>
          </table:table-cell>
          <table:table-cell table:formula="of:=AVERAGE([.AM3:.AM25])" office:value-type="float" office:value="0.612877577283879" calcext:value-type="float">
            <text:p>0.612877577283879</text:p>
          </table:table-cell>
          <table:table-cell table:formula="of:=AVERAGE([.AN3:.AN25])" office:value-type="float" office:value="0.604759849865315" calcext:value-type="float">
            <text:p>0.604759849865315</text:p>
          </table:table-cell>
          <table:table-cell table:formula="of:=AVERAGE([.AO3:.AO25])" office:value-type="float" office:value="0.664235263212012" calcext:value-type="float">
            <text:p>0.664235263212012</text:p>
          </table:table-cell>
          <table:table-cell table:formula="of:=AVERAGE([.AP3:.AP25])" office:value-type="float" office:value="0.640095008140963" calcext:value-type="float">
            <text:p>0.640095008140963</text:p>
          </table:table-cell>
          <table:table-cell table:formula="of:=AVERAGE([.AQ3:.AQ25])" office:value-type="float" office:value="0.672103116050193" calcext:value-type="float">
            <text:p>0.672103116050193</text:p>
          </table:table-cell>
          <table:table-cell table:formula="of:=AVERAGE([.AR3:.AR25])" office:value-type="float" office:value="0.677157098688568" calcext:value-type="float">
            <text:p>0.677157098688568</text:p>
          </table:table-cell>
        </table:table-row>
        <table:table-row table:style-name="ro2">
          <table:table-cell table:number-columns-repeated="2"/>
          <table:table-cell table:style-name="ce114" office:value-type="string" calcext:value-type="string">
            <text:p>5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1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25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5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10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813181889633384" calcext:value-type="float">
            <text:p>0.813181889633384</text:p>
          </table:table-cell>
          <table:table-cell office:value-type="float" office:value="0.568464638263579" calcext:value-type="float">
            <text:p>0.568464638263579</text:p>
          </table:table-cell>
          <table:table-cell office:value-type="float" office:value="0.916044882162343" calcext:value-type="float">
            <text:p>0.916044882162343</text:p>
          </table:table-cell>
          <table:table-cell office:value-type="float" office:value="0.518621066351113" calcext:value-type="float">
            <text:p>0.518621066351113</text:p>
          </table:table-cell>
          <table:table-cell office:value-type="float" office:value="0.41169506621362" calcext:value-type="float">
            <text:p>0.41169506621362</text:p>
          </table:table-cell>
          <table:table-cell office:value-type="float" office:value="0.543748277647411" calcext:value-type="float">
            <text:p>0.543748277647411</text:p>
          </table:table-cell>
          <table:table-cell office:value-type="float" office:value="0.477629236067019" calcext:value-type="float">
            <text:p>0.47762923606701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435493676064151" calcext:value-type="float">
            <text:p>0.435493676064151</text:p>
          </table:table-cell>
          <table:table-cell office:value-type="float" office:value="0.368476520323396" calcext:value-type="float">
            <text:p>0.368476520323396</text:p>
          </table:table-cell>
          <table:table-cell office:value-type="float" office:value="0.481471246602467" calcext:value-type="float">
            <text:p>0.481471246602467</text:p>
          </table:table-cell>
          <table:table-cell office:value-type="float" office:value="0.348449245414044" calcext:value-type="float">
            <text:p>0.348449245414044</text:p>
          </table:table-cell>
          <table:table-cell office:value-type="float" office:value="0.284378086875886" calcext:value-type="float">
            <text:p>0.284378086875886</text:p>
          </table:table-cell>
          <table:table-cell office:value-type="float" office:value="0.349597396946268" calcext:value-type="float">
            <text:p>0.349597396946268</text:p>
          </table:table-cell>
          <table:table-cell office:value-type="float" office:value="0.319353955092062" calcext:value-type="float">
            <text:p>0.319353955092062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286193644268538" calcext:value-type="float">
            <text:p>0.286193644268538</text:p>
          </table:table-cell>
          <table:table-cell office:value-type="float" office:value="0.263453572235085" calcext:value-type="float">
            <text:p>0.263453572235085</text:p>
          </table:table-cell>
          <table:table-cell office:value-type="float" office:value="0.354889676053324" calcext:value-type="float">
            <text:p>0.354889676053324</text:p>
          </table:table-cell>
          <table:table-cell office:value-type="float" office:value="0.205879479160949" calcext:value-type="float">
            <text:p>0.205879479160949</text:p>
          </table:table-cell>
          <table:table-cell office:value-type="float" office:value="0.129069788543372" calcext:value-type="float">
            <text:p>0.129069788543372</text:p>
          </table:table-cell>
          <table:table-cell office:value-type="float" office:value="0.211814878384461" calcext:value-type="float">
            <text:p>0.211814878384461</text:p>
          </table:table-cell>
          <table:table-cell office:value-type="float" office:value="0.188408316631232" calcext:value-type="float">
            <text:p>0.188408316631232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169763447950871" calcext:value-type="float">
            <text:p>0.169763447950871</text:p>
          </table:table-cell>
          <table:table-cell office:value-type="float" office:value="0.116288226648176" calcext:value-type="float">
            <text:p>0.116288226648176</text:p>
          </table:table-cell>
          <table:table-cell office:value-type="float" office:value="0.249780277174333" calcext:value-type="float">
            <text:p>0.249780277174333</text:p>
          </table:table-cell>
          <table:table-cell office:value-type="float" office:value="0.119314740980472" calcext:value-type="float">
            <text:p>0.119314740980472</text:p>
          </table:table-cell>
          <table:table-cell office:value-type="float" office:value="0.0459772005548507" calcext:value-type="float">
            <text:p>0.045977200554851</text:p>
          </table:table-cell>
          <table:table-cell office:value-type="float" office:value="0.132623993965463" calcext:value-type="float">
            <text:p>0.132623993965463</text:p>
          </table:table-cell>
          <table:table-cell office:value-type="float" office:value="0.100147561426789" calcext:value-type="float">
            <text:p>0.10014756142678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0679967542555321" calcext:value-type="float">
            <text:p>0.067996754255532</text:p>
          </table:table-cell>
          <table:table-cell office:value-type="float" office:value="0.0107220395750485" calcext:value-type="float">
            <text:p>0.010722039575049</text:p>
          </table:table-cell>
          <table:table-cell office:value-type="float" office:value="0" calcext:value-type="float">
            <text:p>0</text:p>
          </table:table-cell>
          <table:table-cell office:value-type="float" office:value="0.0227407050193354" calcext:value-type="float">
            <text:p>0.022740705019335</text:p>
          </table:table-cell>
          <table:table-cell office:value-type="float" office:value="0" calcext:value-type="float">
            <text:p>0</text:p>
          </table:table-cell>
          <table:table-cell office:value-type="float" office:value="0.030523330022025" calcext:value-type="float">
            <text:p>0.030523330022025</text:p>
          </table:table-cell>
          <table:table-cell office:value-type="float" office:value="0.00263461443402475" calcext:value-type="float">
            <text:p>0.002634614434025</text:p>
          </table:table-cell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823868195889199" calcext:value-type="float">
            <text:p>0.823868195889199</text:p>
          </table:table-cell>
          <table:table-cell office:value-type="float" office:value="0.836701354849018" calcext:value-type="float">
            <text:p>0.836701354849018</text:p>
          </table:table-cell>
          <table:table-cell office:value-type="float" office:value="0.823435117000188" calcext:value-type="float">
            <text:p>0.823435117000188</text:p>
          </table:table-cell>
          <table:table-cell office:value-type="float" office:value="0.858825924304206" calcext:value-type="float">
            <text:p>0.858825924304206</text:p>
          </table:table-cell>
          <table:table-cell office:value-type="float" office:value="0.983966314008775" calcext:value-type="float">
            <text:p>0.983966314008775</text:p>
          </table:table-cell>
          <table:table-cell office:value-type="float" office:value="0.841719697506412" calcext:value-type="float">
            <text:p>0.841719697506412</text:p>
          </table:table-cell>
          <table:table-cell office:value-type="float" office:value="0.986342925120836" calcext:value-type="float">
            <text:p>0.986342925120836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699432235943452" calcext:value-type="float">
            <text:p>0.699432235943452</text:p>
          </table:table-cell>
          <table:table-cell office:value-type="float" office:value="0.800730109207379" calcext:value-type="float">
            <text:p>0.800730109207379</text:p>
          </table:table-cell>
          <table:table-cell office:value-type="float" office:value="0.6978655347642" calcext:value-type="float">
            <text:p>0.6978655347642</text:p>
          </table:table-cell>
          <table:table-cell office:value-type="float" office:value="0.80897988408136" calcext:value-type="float">
            <text:p>0.80897988408136</text:p>
          </table:table-cell>
          <table:table-cell office:value-type="float" office:value="0.829761389914582" calcext:value-type="float">
            <text:p>0.829761389914582</text:p>
          </table:table-cell>
          <table:table-cell office:value-type="float" office:value="0.808964819573477" calcext:value-type="float">
            <text:p>0.808964819573477</text:p>
          </table:table-cell>
          <table:table-cell office:value-type="float" office:value="0.832568293463023" calcext:value-type="float">
            <text:p>0.832568293463023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585493438944536" calcext:value-type="float">
            <text:p>0.585493438944536</text:p>
          </table:table-cell>
          <table:table-cell office:value-type="float" office:value="0.610096931136313" calcext:value-type="float">
            <text:p>0.610096931136313</text:p>
          </table:table-cell>
          <table:table-cell office:value-type="float" office:value="0.614379496342565" calcext:value-type="float">
            <text:p>0.614379496342565</text:p>
          </table:table-cell>
          <table:table-cell office:value-type="float" office:value="0.645759308264921" calcext:value-type="float">
            <text:p>0.645759308264921</text:p>
          </table:table-cell>
          <table:table-cell office:value-type="float" office:value="0.741945193841195" calcext:value-type="float">
            <text:p>0.741945193841195</text:p>
          </table:table-cell>
          <table:table-cell office:value-type="float" office:value="0.646092642982721" calcext:value-type="float">
            <text:p>0.646092642982721</text:p>
          </table:table-cell>
          <table:table-cell office:value-type="float" office:value="0.702589142392828" calcext:value-type="float">
            <text:p>0.702589142392828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555390020073681" calcext:value-type="float">
            <text:p>0.555390020073681</text:p>
          </table:table-cell>
          <table:table-cell office:value-type="float" office:value="0.576571393349919" calcext:value-type="float">
            <text:p>0.576571393349919</text:p>
          </table:table-cell>
          <table:table-cell office:value-type="float" office:value="0.592075849755132" calcext:value-type="float">
            <text:p>0.592075849755132</text:p>
          </table:table-cell>
          <table:table-cell office:value-type="float" office:value="0.620054420197954" calcext:value-type="float">
            <text:p>0.620054420197954</text:p>
          </table:table-cell>
          <table:table-cell office:value-type="float" office:value="0.623660815301314" calcext:value-type="float">
            <text:p>0.623660815301314</text:p>
          </table:table-cell>
          <table:table-cell office:value-type="float" office:value="0.622266107900317" calcext:value-type="float">
            <text:p>0.622266107900317</text:p>
          </table:table-cell>
          <table:table-cell office:value-type="float" office:value="0.633641287456509" calcext:value-type="float">
            <text:p>0.633641287456509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496848590101565" calcext:value-type="float">
            <text:p>0.496848590101565</text:p>
          </table:table-cell>
          <table:table-cell office:value-type="float" office:value="0.524107771970002" calcext:value-type="float">
            <text:p>0.524107771970002</text:p>
          </table:table-cell>
          <table:table-cell office:value-type="float" office:value="0.555337247251372" calcext:value-type="float">
            <text:p>0.555337247251372</text:p>
          </table:table-cell>
          <table:table-cell office:value-type="float" office:value="0.582903471356845" calcext:value-type="float">
            <text:p>0.582903471356845</text:p>
          </table:table-cell>
          <table:table-cell office:value-type="float" office:value="0.579501662364463" calcext:value-type="float">
            <text:p>0.579501662364463</text:p>
          </table:table-cell>
          <table:table-cell office:value-type="float" office:value="0.581441509691815" calcext:value-type="float">
            <text:p>0.581441509691815</text:p>
          </table:table-cell>
          <table:table-cell office:value-type="float" office:value="0.591453653953196" calcext:value-type="float">
            <text:p>0.591453653953196</text:p>
          </table:table-cell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232577844977" calcext:value-type="float">
            <text:p>0.99232577844977</text:p>
          </table:table-cell>
          <table:table-cell table:style-name="ce114" office:value-type="float" office:value="0.97816000151404" calcext:value-type="float">
            <text:p>0.97816000151404</text:p>
          </table:table-cell>
          <table:table-cell office:value-type="float" office:value="0.991433817319142" calcext:value-type="float">
            <text:p>0.991433817319142</text:p>
          </table:table-cell>
          <table:table-cell table:style-name="ce114" office:value-type="float" office:value="0.987818967032313" calcext:value-type="float">
            <text:p>0.987818967032313</text:p>
          </table:table-cell>
          <table:table-cell office:value-type="float" office:value="0.981217595258996" calcext:value-type="float">
            <text:p>0.981217595258996</text:p>
          </table:table-cell>
          <table:table-cell office:value-type="float" office:value="0.987854912290387" calcext:value-type="float">
            <text:p>0.987854912290387</text:p>
          </table:table-cell>
          <table:table-cell office:value-type="float" office:value="0.986118246515679" calcext:value-type="float">
            <text:p>0.98611824651567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72651531188067" calcext:value-type="float">
            <text:p>0.972651531188067</text:p>
          </table:table-cell>
          <table:table-cell office:value-type="float" office:value="0.920019581169892" calcext:value-type="float">
            <text:p>0.920019581169892</text:p>
          </table:table-cell>
          <table:table-cell office:value-type="float" office:value="0.971893710484452" calcext:value-type="float">
            <text:p>0.971893710484452</text:p>
          </table:table-cell>
          <table:table-cell office:value-type="float" office:value="0.976729595920571" calcext:value-type="float">
            <text:p>0.976729595920571</text:p>
          </table:table-cell>
          <table:table-cell office:value-type="float" office:value="0.957783481474289" calcext:value-type="float">
            <text:p>0.957783481474289</text:p>
          </table:table-cell>
          <table:table-cell office:value-type="float" office:value="0.976247390309743" calcext:value-type="float">
            <text:p>0.976247390309743</text:p>
          </table:table-cell>
          <table:table-cell office:value-type="float" office:value="0.971163115696036" calcext:value-type="float">
            <text:p>0.971163115696036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8897236694755" calcext:value-type="float">
            <text:p>0.8897236694755</text:p>
          </table:table-cell>
          <table:table-cell office:value-type="float" office:value="0.860335993496633" calcext:value-type="float">
            <text:p>0.860335993496633</text:p>
          </table:table-cell>
          <table:table-cell office:value-type="float" office:value="0.911980453319707" calcext:value-type="float">
            <text:p>0.911980453319707</text:p>
          </table:table-cell>
          <table:table-cell office:value-type="float" office:value="0.950089554012251" calcext:value-type="float">
            <text:p>0.950089554012251</text:p>
          </table:table-cell>
          <table:table-cell office:value-type="float" office:value="0.921280754662858" calcext:value-type="float">
            <text:p>0.921280754662858</text:p>
          </table:table-cell>
          <table:table-cell office:value-type="float" office:value="0.951205970496458" calcext:value-type="float">
            <text:p>0.951205970496458</text:p>
          </table:table-cell>
          <table:table-cell office:value-type="float" office:value="0.942639540716453" calcext:value-type="float">
            <text:p>0.942639540716453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822663145776443" calcext:value-type="float">
            <text:p>0.822663145776443</text:p>
          </table:table-cell>
          <table:table-cell office:value-type="float" office:value="0.793838463795145" calcext:value-type="float">
            <text:p>0.793838463795145</text:p>
          </table:table-cell>
          <table:table-cell office:value-type="float" office:value="0.864077132421427" calcext:value-type="float">
            <text:p>0.864077132421427</text:p>
          </table:table-cell>
          <table:table-cell office:value-type="float" office:value="0.895690214475287" calcext:value-type="float">
            <text:p>0.895690214475287</text:p>
          </table:table-cell>
          <table:table-cell office:value-type="float" office:value="0.84801578320961" calcext:value-type="float">
            <text:p>0.84801578320961</text:p>
          </table:table-cell>
          <table:table-cell office:value-type="float" office:value="0.895332481432218" calcext:value-type="float">
            <text:p>0.895332481432218</text:p>
          </table:table-cell>
          <table:table-cell office:value-type="float" office:value="0.880521529273879" calcext:value-type="float">
            <text:p>0.88052152927387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720652637550349" calcext:value-type="float">
            <text:p>0.720652637550349</text:p>
          </table:table-cell>
          <table:table-cell office:value-type="float" office:value="0.69743920777567" calcext:value-type="float">
            <text:p>0.69743920777567</text:p>
          </table:table-cell>
          <table:table-cell office:value-type="float" office:value="0.802862160030641" calcext:value-type="float">
            <text:p>0.802862160030641</text:p>
          </table:table-cell>
          <table:table-cell office:value-type="float" office:value="0.794401233107584" calcext:value-type="float">
            <text:p>0.794401233107584</text:p>
          </table:table-cell>
          <table:table-cell office:value-type="float" office:value="0.746544443730705" calcext:value-type="float">
            <text:p>0.746544443730705</text:p>
          </table:table-cell>
          <table:table-cell office:value-type="float" office:value="0.792472978697182" calcext:value-type="float">
            <text:p>0.792472978697182</text:p>
          </table:table-cell>
          <table:table-cell office:value-type="float" office:value="0.784260462568887" calcext:value-type="float">
            <text:p>0.784260462568887</text:p>
          </table:table-cell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42692942112401" calcext:value-type="float">
            <text:p>0.842692942112401</text:p>
          </table:table-cell>
          <table:table-cell office:value-type="float" office:value="0.83194897381664" calcext:value-type="float">
            <text:p>0.83194897381664</text:p>
          </table:table-cell>
          <table:table-cell office:value-type="float" office:value="0.894325216777042" calcext:value-type="float">
            <text:p>0.894325216777042</text:p>
          </table:table-cell>
          <table:table-cell office:value-type="float" office:value="0.904168823978306" calcext:value-type="float">
            <text:p>0.904168823978306</text:p>
          </table:table-cell>
          <table:table-cell office:value-type="float" office:value="0.879836490570877" calcext:value-type="float">
            <text:p>0.879836490570877</text:p>
          </table:table-cell>
          <table:table-cell office:value-type="float" office:value="0.90483568131029" calcext:value-type="float">
            <text:p>0.90483568131029</text:p>
          </table:table-cell>
          <table:table-cell office:value-type="float" office:value="0.893681742787333" calcext:value-type="float">
            <text:p>0.893681742787333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811698868749921" calcext:value-type="float">
            <text:p>0.811698868749921</text:p>
          </table:table-cell>
          <table:table-cell office:value-type="float" office:value="0.727846305852376" calcext:value-type="float">
            <text:p>0.727846305852376</text:p>
          </table:table-cell>
          <table:table-cell office:value-type="float" office:value="0.871979303353604" calcext:value-type="float">
            <text:p>0.871979303353604</text:p>
          </table:table-cell>
          <table:table-cell office:value-type="float" office:value="0.874932937906544" calcext:value-type="float">
            <text:p>0.874932937906544</text:p>
          </table:table-cell>
          <table:table-cell office:value-type="float" office:value="0.83660023291727" calcext:value-type="float">
            <text:p>0.83660023291727</text:p>
          </table:table-cell>
          <table:table-cell office:value-type="float" office:value="0.875409402182015" calcext:value-type="float">
            <text:p>0.875409402182015</text:p>
          </table:table-cell>
          <table:table-cell office:value-type="float" office:value="0.859425577604236" calcext:value-type="float">
            <text:p>0.859425577604236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732394592393949" calcext:value-type="float">
            <text:p>0.732394592393949</text:p>
          </table:table-cell>
          <table:table-cell office:value-type="float" office:value="0.570870387818756" calcext:value-type="float">
            <text:p>0.570870387818756</text:p>
          </table:table-cell>
          <table:table-cell office:value-type="float" office:value="0.781666042105703" calcext:value-type="float">
            <text:p>0.781666042105703</text:p>
          </table:table-cell>
          <table:table-cell office:value-type="float" office:value="0.785678220134365" calcext:value-type="float">
            <text:p>0.785678220134365</text:p>
          </table:table-cell>
          <table:table-cell office:value-type="float" office:value="0.702741686691728" calcext:value-type="float">
            <text:p>0.702741686691728</text:p>
          </table:table-cell>
          <table:table-cell office:value-type="float" office:value="0.785110082578559" calcext:value-type="float">
            <text:p>0.785110082578559</text:p>
          </table:table-cell>
          <table:table-cell office:value-type="float" office:value="0.747423437683286" calcext:value-type="float">
            <text:p>0.747423437683286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631921338821507" calcext:value-type="float">
            <text:p>0.631921338821507</text:p>
          </table:table-cell>
          <table:table-cell office:value-type="float" office:value="0.472488062212091" calcext:value-type="float">
            <text:p>0.472488062212091</text:p>
          </table:table-cell>
          <table:table-cell office:value-type="float" office:value="0.685340532901074" calcext:value-type="float">
            <text:p>0.685340532901074</text:p>
          </table:table-cell>
          <table:table-cell office:value-type="float" office:value="0.647058547690719" calcext:value-type="float">
            <text:p>0.647058547690719</text:p>
          </table:table-cell>
          <table:table-cell office:value-type="float" office:value="0.57326004083001" calcext:value-type="float">
            <text:p>0.57326004083001</text:p>
          </table:table-cell>
          <table:table-cell office:value-type="float" office:value="0.644886085271655" calcext:value-type="float">
            <text:p>0.644886085271655</text:p>
          </table:table-cell>
          <table:table-cell office:value-type="float" office:value="0.610095559248359" calcext:value-type="float">
            <text:p>0.610095559248359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510733046417246" calcext:value-type="float">
            <text:p>0.510733046417246</text:p>
          </table:table-cell>
          <table:table-cell office:value-type="float" office:value="0.389651762003524" calcext:value-type="float">
            <text:p>0.389651762003524</text:p>
          </table:table-cell>
          <table:table-cell office:value-type="float" office:value="0.591444163599159" calcext:value-type="float">
            <text:p>0.591444163599159</text:p>
          </table:table-cell>
          <table:table-cell office:value-type="float" office:value="0.511453249302284" calcext:value-type="float">
            <text:p>0.511453249302284</text:p>
          </table:table-cell>
          <table:table-cell office:value-type="float" office:value="0.455629452281761" calcext:value-type="float">
            <text:p>0.455629452281761</text:p>
          </table:table-cell>
          <table:table-cell office:value-type="float" office:value="0.510632238627384" calcext:value-type="float">
            <text:p>0.510632238627384</text:p>
          </table:table-cell>
          <table:table-cell office:value-type="float" office:value="0.485170347040144" calcext:value-type="float">
            <text:p>0.485170347040144</text:p>
          </table:table-cell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791637682361256" calcext:value-type="float">
            <text:p>0.791637682361256</text:p>
          </table:table-cell>
          <table:table-cell office:value-type="float" office:value="0.794234179098411" calcext:value-type="float">
            <text:p>0.794234179098411</text:p>
          </table:table-cell>
          <table:table-cell office:value-type="float" office:value="0.839426080763096" calcext:value-type="float">
            <text:p>0.839426080763096</text:p>
          </table:table-cell>
          <table:table-cell office:value-type="float" office:value="0.831941449420435" calcext:value-type="float">
            <text:p>0.831941449420435</text:p>
          </table:table-cell>
          <table:table-cell office:value-type="float" office:value="0.828224333891739" calcext:value-type="float">
            <text:p>0.828224333891739</text:p>
          </table:table-cell>
          <table:table-cell office:value-type="float" office:value="0.831769580318655" calcext:value-type="float">
            <text:p>0.831769580318655</text:p>
          </table:table-cell>
          <table:table-cell office:value-type="float" office:value="0.830427669796998" calcext:value-type="float">
            <text:p>0.830427669796998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791139179110559" calcext:value-type="float">
            <text:p>0.791139179110559</text:p>
          </table:table-cell>
          <table:table-cell office:value-type="float" office:value="0.78618588639157" calcext:value-type="float">
            <text:p>0.78618588639157</text:p>
          </table:table-cell>
          <table:table-cell office:value-type="float" office:value="0.83550697858142" calcext:value-type="float">
            <text:p>0.83550697858142</text:p>
          </table:table-cell>
          <table:table-cell office:value-type="float" office:value="0.825859310057234" calcext:value-type="float">
            <text:p>0.825859310057234</text:p>
          </table:table-cell>
          <table:table-cell office:value-type="float" office:value="0.809455894733996" calcext:value-type="float">
            <text:p>0.809455894733996</text:p>
          </table:table-cell>
          <table:table-cell office:value-type="float" office:value="0.825965273774151" calcext:value-type="float">
            <text:p>0.825965273774151</text:p>
          </table:table-cell>
          <table:table-cell office:value-type="float" office:value="0.822128806410131" calcext:value-type="float">
            <text:p>0.822128806410131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769193568882498" calcext:value-type="float">
            <text:p>0.769193568882498</text:p>
          </table:table-cell>
          <table:table-cell office:value-type="float" office:value="0.562661583647187" calcext:value-type="float">
            <text:p>0.562661583647187</text:p>
          </table:table-cell>
          <table:table-cell office:value-type="float" office:value="0.783687186242368" calcext:value-type="float">
            <text:p>0.783687186242368</text:p>
          </table:table-cell>
          <table:table-cell office:value-type="float" office:value="0.766324843955985" calcext:value-type="float">
            <text:p>0.766324843955985</text:p>
          </table:table-cell>
          <table:table-cell office:value-type="float" office:value="0.705533890162846" calcext:value-type="float">
            <text:p>0.705533890162846</text:p>
          </table:table-cell>
          <table:table-cell office:value-type="float" office:value="0.767212370202167" calcext:value-type="float">
            <text:p>0.767212370202167</text:p>
          </table:table-cell>
          <table:table-cell office:value-type="float" office:value="0.747024647806959" calcext:value-type="float">
            <text:p>0.747024647806959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681845526621962" calcext:value-type="float">
            <text:p>0.681845526621962</text:p>
          </table:table-cell>
          <table:table-cell office:value-type="float" office:value="0.362208460330562" calcext:value-type="float">
            <text:p>0.362208460330562</text:p>
          </table:table-cell>
          <table:table-cell office:value-type="float" office:value="0.609990539079111" calcext:value-type="float">
            <text:p>0.609990539079111</text:p>
          </table:table-cell>
          <table:table-cell office:value-type="float" office:value="0.59024096469701" calcext:value-type="float">
            <text:p>0.59024096469701</text:p>
          </table:table-cell>
          <table:table-cell office:value-type="float" office:value="0.514878028552678" calcext:value-type="float">
            <text:p>0.514878028552678</text:p>
          </table:table-cell>
          <table:table-cell office:value-type="float" office:value="0.589393854251276" calcext:value-type="float">
            <text:p>0.589393854251276</text:p>
          </table:table-cell>
          <table:table-cell office:value-type="float" office:value="0.560696610119641" calcext:value-type="float">
            <text:p>0.560696610119641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509778975405806" calcext:value-type="float">
            <text:p>0.509778975405806</text:p>
          </table:table-cell>
          <table:table-cell office:value-type="float" office:value="0.269346022582886" calcext:value-type="float">
            <text:p>0.269346022582886</text:p>
          </table:table-cell>
          <table:table-cell office:value-type="float" office:value="0.418686830291452" calcext:value-type="float">
            <text:p>0.418686830291452</text:p>
          </table:table-cell>
          <table:table-cell office:value-type="float" office:value="0.413770543990724" calcext:value-type="float">
            <text:p>0.413770543990724</text:p>
          </table:table-cell>
          <table:table-cell office:value-type="float" office:value="0.357965340947824" calcext:value-type="float">
            <text:p>0.357965340947824</text:p>
          </table:table-cell>
          <table:table-cell office:value-type="float" office:value="0.413855430696458" calcext:value-type="float">
            <text:p>0.413855430696458</text:p>
          </table:table-cell>
          <table:table-cell office:value-type="float" office:value="0.390031311310004" calcext:value-type="float">
            <text:p>0.390031311310004</text:p>
          </table:table-cell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30276925984819" calcext:value-type="float">
            <text:p>0.830276925984819</text:p>
          </table:table-cell>
          <table:table-cell office:value-type="float" office:value="0.837270564742349" calcext:value-type="float">
            <text:p>0.837270564742349</text:p>
          </table:table-cell>
          <table:table-cell office:value-type="float" office:value="0.87896212873778" calcext:value-type="float">
            <text:p>0.87896212873778</text:p>
          </table:table-cell>
          <table:table-cell office:value-type="float" office:value="0.889980622907417" calcext:value-type="float">
            <text:p>0.889980622907417</text:p>
          </table:table-cell>
          <table:table-cell office:value-type="float" office:value="0.866987817287245" calcext:value-type="float">
            <text:p>0.866987817287245</text:p>
          </table:table-cell>
          <table:table-cell office:value-type="float" office:value="0.89028758935288" calcext:value-type="float">
            <text:p>0.89028758935288</text:p>
          </table:table-cell>
          <table:table-cell office:value-type="float" office:value="0.874831639486146" calcext:value-type="float">
            <text:p>0.874831639486146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29809098949112" calcext:value-type="float">
            <text:p>0.829809098949112</text:p>
          </table:table-cell>
          <table:table-cell office:value-type="float" office:value="0.809067245375944" calcext:value-type="float">
            <text:p>0.809067245375944</text:p>
          </table:table-cell>
          <table:table-cell office:value-type="float" office:value="0.877291142332566" calcext:value-type="float">
            <text:p>0.877291142332566</text:p>
          </table:table-cell>
          <table:table-cell office:value-type="float" office:value="0.876001041171243" calcext:value-type="float">
            <text:p>0.876001041171243</text:p>
          </table:table-cell>
          <table:table-cell office:value-type="float" office:value="0.852668948533287" calcext:value-type="float">
            <text:p>0.852668948533287</text:p>
          </table:table-cell>
          <table:table-cell office:value-type="float" office:value="0.875239349686253" calcext:value-type="float">
            <text:p>0.875239349686253</text:p>
          </table:table-cell>
          <table:table-cell office:value-type="float" office:value="0.879585910787595" calcext:value-type="float">
            <text:p>0.879585910787595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24942783416001" calcext:value-type="float">
            <text:p>0.824942783416001</text:p>
          </table:table-cell>
          <table:table-cell office:value-type="float" office:value="0.669497744068678" calcext:value-type="float">
            <text:p>0.669497744068678</text:p>
          </table:table-cell>
          <table:table-cell office:value-type="float" office:value="0.841759515717727" calcext:value-type="float">
            <text:p>0.841759515717727</text:p>
          </table:table-cell>
          <table:table-cell office:value-type="float" office:value="0.817805492301617" calcext:value-type="float">
            <text:p>0.817805492301617</text:p>
          </table:table-cell>
          <table:table-cell office:value-type="float" office:value="0.720820140385027" calcext:value-type="float">
            <text:p>0.720820140385027</text:p>
          </table:table-cell>
          <table:table-cell office:value-type="float" office:value="0.824276621549882" calcext:value-type="float">
            <text:p>0.824276621549882</text:p>
          </table:table-cell>
          <table:table-cell office:value-type="float" office:value="0.792703479021673" calcext:value-type="float">
            <text:p>0.792703479021673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763730832803008" calcext:value-type="float">
            <text:p>0.763730832803008</text:p>
          </table:table-cell>
          <table:table-cell office:value-type="float" office:value="0.433931206465221" calcext:value-type="float">
            <text:p>0.433931206465221</text:p>
          </table:table-cell>
          <table:table-cell office:value-type="float" office:value="0.732114070644062" calcext:value-type="float">
            <text:p>0.732114070644062</text:p>
          </table:table-cell>
          <table:table-cell office:value-type="float" office:value="0.606004350139235" calcext:value-type="float">
            <text:p>0.606004350139235</text:p>
          </table:table-cell>
          <table:table-cell office:value-type="float" office:value="0.469848769773812" calcext:value-type="float">
            <text:p>0.469848769773812</text:p>
          </table:table-cell>
          <table:table-cell office:value-type="float" office:value="0.607767346545979" calcext:value-type="float">
            <text:p>0.607767346545979</text:p>
          </table:table-cell>
          <table:table-cell office:value-type="float" office:value="0.542229280531764" calcext:value-type="float">
            <text:p>0.542229280531764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590316620220961" calcext:value-type="float">
            <text:p>0.590316620220961</text:p>
          </table:table-cell>
          <table:table-cell office:value-type="float" office:value="0.272764803989305" calcext:value-type="float">
            <text:p>0.272764803989305</text:p>
          </table:table-cell>
          <table:table-cell office:value-type="float" office:value="0.556671968261662" calcext:value-type="float">
            <text:p>0.556671968261662</text:p>
          </table:table-cell>
          <table:table-cell office:value-type="float" office:value="0.390179360510652" calcext:value-type="float">
            <text:p>0.390179360510652</text:p>
          </table:table-cell>
          <table:table-cell office:value-type="float" office:value="0.319129485417942" calcext:value-type="float">
            <text:p>0.319129485417942</text:p>
          </table:table-cell>
          <table:table-cell office:value-type="float" office:value="0.388806881194217" calcext:value-type="float">
            <text:p>0.388806881194217</text:p>
          </table:table-cell>
          <table:table-cell office:value-type="float" office:value="0.351855027061873" calcext:value-type="float">
            <text:p>0.351855027061873</text:p>
          </table:table-cell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63985198557967" calcext:value-type="float">
            <text:p>0.863985198557967</text:p>
          </table:table-cell>
          <table:table-cell office:value-type="float" office:value="0.863822329782202" calcext:value-type="float">
            <text:p>0.863822329782202</text:p>
          </table:table-cell>
          <table:table-cell office:value-type="float" office:value="0.903616223537475" calcext:value-type="float">
            <text:p>0.903616223537475</text:p>
          </table:table-cell>
          <table:table-cell office:value-type="float" office:value="0.918165142850323" calcext:value-type="float">
            <text:p>0.918165142850323</text:p>
          </table:table-cell>
          <table:table-cell office:value-type="float" office:value="0.915206519674619" calcext:value-type="float">
            <text:p>0.915206519674619</text:p>
          </table:table-cell>
          <table:table-cell office:value-type="float" office:value="0.917857549017944" calcext:value-type="float">
            <text:p>0.917857549017944</text:p>
          </table:table-cell>
          <table:table-cell office:value-type="float" office:value="0.917264163957524" calcext:value-type="float">
            <text:p>0.917264163957524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85806078106484" calcext:value-type="float">
            <text:p>0.85806078106484</text:p>
          </table:table-cell>
          <table:table-cell office:value-type="float" office:value="0.829039862868579" calcext:value-type="float">
            <text:p>0.829039862868579</text:p>
          </table:table-cell>
          <table:table-cell office:value-type="float" office:value="0.899752859521227" calcext:value-type="float">
            <text:p>0.899752859521227</text:p>
          </table:table-cell>
          <table:table-cell office:value-type="float" office:value="0.910862774850303" calcext:value-type="float">
            <text:p>0.910862774850303</text:p>
          </table:table-cell>
          <table:table-cell office:value-type="float" office:value="0.882884230848098" calcext:value-type="float">
            <text:p>0.882884230848098</text:p>
          </table:table-cell>
          <table:table-cell office:value-type="float" office:value="0.910699486575511" calcext:value-type="float">
            <text:p>0.910699486575511</text:p>
          </table:table-cell>
          <table:table-cell office:value-type="float" office:value="0.903024015928894" calcext:value-type="float">
            <text:p>0.903024015928894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794197857712999" calcext:value-type="float">
            <text:p>0.794197857712999</text:p>
          </table:table-cell>
          <table:table-cell office:value-type="float" office:value="0.578507566848189" calcext:value-type="float">
            <text:p>0.578507566848189</text:p>
          </table:table-cell>
          <table:table-cell office:value-type="float" office:value="0.868591816220035" calcext:value-type="float">
            <text:p>0.868591816220035</text:p>
          </table:table-cell>
          <table:table-cell office:value-type="float" office:value="0.82421106346502" calcext:value-type="float">
            <text:p>0.82421106346502</text:p>
          </table:table-cell>
          <table:table-cell office:value-type="float" office:value="0.764365515238551" calcext:value-type="float">
            <text:p>0.764365515238551</text:p>
          </table:table-cell>
          <table:table-cell office:value-type="float" office:value="0.82799964825339" calcext:value-type="float">
            <text:p>0.82799964825339</text:p>
          </table:table-cell>
          <table:table-cell office:value-type="float" office:value="0.801793839145372" calcext:value-type="float">
            <text:p>0.801793839145372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721694120319322" calcext:value-type="float">
            <text:p>0.721694120319322</text:p>
          </table:table-cell>
          <table:table-cell office:value-type="float" office:value="0.429627910261178" calcext:value-type="float">
            <text:p>0.429627910261178</text:p>
          </table:table-cell>
          <table:table-cell office:value-type="float" office:value="0.728066713389867" calcext:value-type="float">
            <text:p>0.728066713389867</text:p>
          </table:table-cell>
          <table:table-cell office:value-type="float" office:value="0.603084096046742" calcext:value-type="float">
            <text:p>0.603084096046742</text:p>
          </table:table-cell>
          <table:table-cell office:value-type="float" office:value="0.544230891378918" calcext:value-type="float">
            <text:p>0.544230891378918</text:p>
          </table:table-cell>
          <table:table-cell office:value-type="float" office:value="0.60567632313041" calcext:value-type="float">
            <text:p>0.60567632313041</text:p>
          </table:table-cell>
          <table:table-cell office:value-type="float" office:value="0.577889426652971" calcext:value-type="float">
            <text:p>0.577889426652971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583629446800711" calcext:value-type="float">
            <text:p>0.583629446800711</text:p>
          </table:table-cell>
          <table:table-cell office:value-type="float" office:value="0.334843012593365" calcext:value-type="float">
            <text:p>0.334843012593365</text:p>
          </table:table-cell>
          <table:table-cell office:value-type="float" office:value="0.604302121516979" calcext:value-type="float">
            <text:p>0.604302121516979</text:p>
          </table:table-cell>
          <table:table-cell office:value-type="float" office:value="0.467812092230445" calcext:value-type="float">
            <text:p>0.467812092230445</text:p>
          </table:table-cell>
          <table:table-cell office:value-type="float" office:value="0.434517181599482" calcext:value-type="float">
            <text:p>0.434517181599482</text:p>
          </table:table-cell>
          <table:table-cell office:value-type="float" office:value="0.467879488048766" calcext:value-type="float">
            <text:p>0.467879488048766</text:p>
          </table:table-cell>
          <table:table-cell office:value-type="float" office:value="0.453018794541284" calcext:value-type="float">
            <text:p>0.453018794541284</text:p>
          </table:table-cell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781944088361438" calcext:value-type="float">
            <text:p>0.781944088361438</text:p>
          </table:table-cell>
          <table:table-cell office:value-type="float" office:value="0.702243362706154" calcext:value-type="float">
            <text:p>0.702243362706154</text:p>
          </table:table-cell>
          <table:table-cell office:value-type="float" office:value="0.821491706900626" calcext:value-type="float">
            <text:p>0.821491706900626</text:p>
          </table:table-cell>
          <table:table-cell office:value-type="float" office:value="0.824527667649427" calcext:value-type="float">
            <text:p>0.824527667649427</text:p>
          </table:table-cell>
          <table:table-cell office:value-type="float" office:value="0.819840656207312" calcext:value-type="float">
            <text:p>0.819840656207312</text:p>
          </table:table-cell>
          <table:table-cell office:value-type="float" office:value="0.825181220523213" calcext:value-type="float">
            <text:p>0.825181220523213</text:p>
          </table:table-cell>
          <table:table-cell office:value-type="float" office:value="0.825186238695076" calcext:value-type="float">
            <text:p>0.825186238695076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764403051862289" calcext:value-type="float">
            <text:p>0.764403051862289</text:p>
          </table:table-cell>
          <table:table-cell office:value-type="float" office:value="0.654938495573188" calcext:value-type="float">
            <text:p>0.654938495573188</text:p>
          </table:table-cell>
          <table:table-cell office:value-type="float" office:value="0.796618307420922" calcext:value-type="float">
            <text:p>0.796618307420922</text:p>
          </table:table-cell>
          <table:table-cell office:value-type="float" office:value="0.811415731126005" calcext:value-type="float">
            <text:p>0.811415731126005</text:p>
          </table:table-cell>
          <table:table-cell office:value-type="float" office:value="0.784023448853649" calcext:value-type="float">
            <text:p>0.784023448853649</text:p>
          </table:table-cell>
          <table:table-cell office:value-type="float" office:value="0.810546205149675" calcext:value-type="float">
            <text:p>0.810546205149675</text:p>
          </table:table-cell>
          <table:table-cell office:value-type="float" office:value="0.803773782403031" calcext:value-type="float">
            <text:p>0.803773782403031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695176660378898" calcext:value-type="float">
            <text:p>0.695176660378898</text:p>
          </table:table-cell>
          <table:table-cell office:value-type="float" office:value="0.566146201521673" calcext:value-type="float">
            <text:p>0.566146201521673</text:p>
          </table:table-cell>
          <table:table-cell office:value-type="float" office:value="0.71065851141635" calcext:value-type="float">
            <text:p>0.71065851141635</text:p>
          </table:table-cell>
          <table:table-cell office:value-type="float" office:value="0.722401348361794" calcext:value-type="float">
            <text:p>0.722401348361794</text:p>
          </table:table-cell>
          <table:table-cell office:value-type="float" office:value="0.661733819286066" calcext:value-type="float">
            <text:p>0.661733819286066</text:p>
          </table:table-cell>
          <table:table-cell office:value-type="float" office:value="0.722000583528744" calcext:value-type="float">
            <text:p>0.722000583528744</text:p>
          </table:table-cell>
          <table:table-cell office:value-type="float" office:value="0.700261728882117" calcext:value-type="float">
            <text:p>0.700261728882117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572799324368389" calcext:value-type="float">
            <text:p>0.572799324368389</text:p>
          </table:table-cell>
          <table:table-cell office:value-type="float" office:value="0.411400098232302" calcext:value-type="float">
            <text:p>0.411400098232302</text:p>
          </table:table-cell>
          <table:table-cell office:value-type="float" office:value="0.602974136088548" calcext:value-type="float">
            <text:p>0.602974136088548</text:p>
          </table:table-cell>
          <table:table-cell office:value-type="float" office:value="0.579589513744619" calcext:value-type="float">
            <text:p>0.579589513744619</text:p>
          </table:table-cell>
          <table:table-cell office:value-type="float" office:value="0.520573743554172" calcext:value-type="float">
            <text:p>0.520573743554172</text:p>
          </table:table-cell>
          <table:table-cell office:value-type="float" office:value="0.579572118331368" calcext:value-type="float">
            <text:p>0.579572118331368</text:p>
          </table:table-cell>
          <table:table-cell office:value-type="float" office:value="0.554851153371876" calcext:value-type="float">
            <text:p>0.554851153371876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446740865769762" calcext:value-type="float">
            <text:p>0.446740865769762</text:p>
          </table:table-cell>
          <table:table-cell office:value-type="float" office:value="0.298715933588428" calcext:value-type="float">
            <text:p>0.298715933588428</text:p>
          </table:table-cell>
          <table:table-cell office:value-type="float" office:value="0.494682331775906" calcext:value-type="float">
            <text:p>0.494682331775906</text:p>
          </table:table-cell>
          <table:table-cell office:value-type="float" office:value="0.428634794873582" calcext:value-type="float">
            <text:p>0.428634794873582</text:p>
          </table:table-cell>
          <table:table-cell office:value-type="float" office:value="0.38864723969551" calcext:value-type="float">
            <text:p>0.38864723969551</text:p>
          </table:table-cell>
          <table:table-cell office:value-type="float" office:value="0.428537220256594" calcext:value-type="float">
            <text:p>0.428537220256594</text:p>
          </table:table-cell>
          <table:table-cell office:value-type="float" office:value="0.413477077770503" calcext:value-type="float">
            <text:p>0.413477077770503</text:p>
          </table:table-cell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803285582054949" calcext:value-type="float">
            <text:p>0.803285582054949</text:p>
          </table:table-cell>
          <table:table-cell office:value-type="float" office:value="0.776503092262761" calcext:value-type="float">
            <text:p>0.776503092262761</text:p>
          </table:table-cell>
          <table:table-cell office:value-type="float" office:value="0.853154791126966" calcext:value-type="float">
            <text:p>0.853154791126966</text:p>
          </table:table-cell>
          <table:table-cell office:value-type="float" office:value="0.846451173057559" calcext:value-type="float">
            <text:p>0.846451173057559</text:p>
          </table:table-cell>
          <table:table-cell office:value-type="float" office:value="0.814345986847767" calcext:value-type="float">
            <text:p>0.814345986847767</text:p>
          </table:table-cell>
          <table:table-cell office:value-type="float" office:value="0.846857179898447" calcext:value-type="float">
            <text:p>0.846857179898447</text:p>
          </table:table-cell>
          <table:table-cell office:value-type="float" office:value="0.816011661470287" calcext:value-type="float">
            <text:p>0.816011661470287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02968128074819" calcext:value-type="float">
            <text:p>0.802968128074819</text:p>
          </table:table-cell>
          <table:table-cell office:value-type="float" office:value="0.776460507466191" calcext:value-type="float">
            <text:p>0.776460507466191</text:p>
          </table:table-cell>
          <table:table-cell office:value-type="float" office:value="0.832901852832569" calcext:value-type="float">
            <text:p>0.832901852832569</text:p>
          </table:table-cell>
          <table:table-cell office:value-type="float" office:value="0.829597719960989" calcext:value-type="float">
            <text:p>0.829597719960989</text:p>
          </table:table-cell>
          <table:table-cell office:value-type="float" office:value="0.836233526881491" calcext:value-type="float">
            <text:p>0.836233526881491</text:p>
          </table:table-cell>
          <table:table-cell office:value-type="float" office:value="0.830076495563612" calcext:value-type="float">
            <text:p>0.830076495563612</text:p>
          </table:table-cell>
          <table:table-cell office:value-type="float" office:value="0.838063102208369" calcext:value-type="float">
            <text:p>0.838063102208369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728447643519654" calcext:value-type="float">
            <text:p>0.728447643519654</text:p>
          </table:table-cell>
          <table:table-cell office:value-type="float" office:value="0.630763403787247" calcext:value-type="float">
            <text:p>0.630763403787247</text:p>
          </table:table-cell>
          <table:table-cell office:value-type="float" office:value="0.738545083996125" calcext:value-type="float">
            <text:p>0.738545083996125</text:p>
          </table:table-cell>
          <table:table-cell office:value-type="float" office:value="0.759362809230784" calcext:value-type="float">
            <text:p>0.759362809230784</text:p>
          </table:table-cell>
          <table:table-cell office:value-type="float" office:value="0.754827839107164" calcext:value-type="float">
            <text:p>0.754827839107164</text:p>
          </table:table-cell>
          <table:table-cell office:value-type="float" office:value="0.760376950203191" calcext:value-type="float">
            <text:p>0.760376950203191</text:p>
          </table:table-cell>
          <table:table-cell office:value-type="float" office:value="0.769630078492139" calcext:value-type="float">
            <text:p>0.769630078492139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55759583144985" calcext:value-type="float">
            <text:p>0.55759583144985</text:p>
          </table:table-cell>
          <table:table-cell office:value-type="float" office:value="0.351250571615259" calcext:value-type="float">
            <text:p>0.351250571615259</text:p>
          </table:table-cell>
          <table:table-cell office:value-type="float" office:value="0.577932734552033" calcext:value-type="float">
            <text:p>0.577932734552033</text:p>
          </table:table-cell>
          <table:table-cell office:value-type="float" office:value="0.631595456902586" calcext:value-type="float">
            <text:p>0.631595456902586</text:p>
          </table:table-cell>
          <table:table-cell office:value-type="float" office:value="0.572631035922671" calcext:value-type="float">
            <text:p>0.572631035922671</text:p>
          </table:table-cell>
          <table:table-cell office:value-type="float" office:value="0.632351242361227" calcext:value-type="float">
            <text:p>0.632351242361227</text:p>
          </table:table-cell>
          <table:table-cell office:value-type="float" office:value="0.612107292874931" calcext:value-type="float">
            <text:p>0.612107292874931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376276438963488" calcext:value-type="float">
            <text:p>0.376276438963488</text:p>
          </table:table-cell>
          <table:table-cell office:value-type="float" office:value="0.255208595863946" calcext:value-type="float">
            <text:p>0.255208595863946</text:p>
          </table:table-cell>
          <table:table-cell office:value-type="float" office:value="0.430794929776797" calcext:value-type="float">
            <text:p>0.430794929776797</text:p>
          </table:table-cell>
          <table:table-cell office:value-type="float" office:value="0.466508295338823" calcext:value-type="float">
            <text:p>0.466508295338823</text:p>
          </table:table-cell>
          <table:table-cell office:value-type="float" office:value="0.412538994065321" calcext:value-type="float">
            <text:p>0.412538994065321</text:p>
          </table:table-cell>
          <table:table-cell office:value-type="float" office:value="0.467253225807289" calcext:value-type="float">
            <text:p>0.467253225807289</text:p>
          </table:table-cell>
          <table:table-cell office:value-type="float" office:value="0.450339181744077" calcext:value-type="float">
            <text:p>0.450339181744077</text:p>
          </table:table-cell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859825886311964" calcext:value-type="float">
            <text:p>0.859825886311964</text:p>
          </table:table-cell>
          <table:table-cell office:value-type="float" office:value="0" calcext:value-type="float">
            <text:p>0</text:p>
          </table:table-cell>
          <table:table-cell office:value-type="float" office:value="0.895258887305988" calcext:value-type="float">
            <text:p>0.895258887305988</text:p>
          </table:table-cell>
          <table:table-cell office:value-type="float" office:value="0.759896658133595" calcext:value-type="float">
            <text:p>0.759896658133595</text:p>
          </table:table-cell>
          <table:table-cell office:value-type="float" office:value="0" calcext:value-type="float">
            <text:p>0</text:p>
          </table:table-cell>
          <table:table-cell office:value-type="float" office:value="0.943528189394043" calcext:value-type="float">
            <text:p>0.943528189394043</text:p>
          </table:table-cell>
          <table:table-cell office:value-type="float" office:value="0.0178793872673444" calcext:value-type="float">
            <text:p>0.017879387267344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898680708794843" calcext:value-type="float">
            <text:p>0.898680708794843</text:p>
          </table:table-cell>
          <table:table-cell office:value-type="float" office:value="0.87436857146124" calcext:value-type="float">
            <text:p>0.87436857146124</text:p>
          </table:table-cell>
          <table:table-cell office:value-type="float" office:value="0.914773942593442" calcext:value-type="float">
            <text:p>0.914773942593442</text:p>
          </table:table-cell>
          <table:table-cell office:value-type="float" office:value="0.929521393470542" calcext:value-type="float">
            <text:p>0.929521393470542</text:p>
          </table:table-cell>
          <table:table-cell office:value-type="float" office:value="0.930034981944553" calcext:value-type="float">
            <text:p>0.930034981944553</text:p>
          </table:table-cell>
          <table:table-cell office:value-type="float" office:value="0.929911469686274" calcext:value-type="float">
            <text:p>0.929911469686274</text:p>
          </table:table-cell>
          <table:table-cell office:value-type="float" office:value="0.929626632913538" calcext:value-type="float">
            <text:p>0.929626632913538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655408337513" calcext:value-type="float">
            <text:p>0.898655408337513</text:p>
          </table:table-cell>
          <table:table-cell office:value-type="float" office:value="0.868539236724761" calcext:value-type="float">
            <text:p>0.868539236724761</text:p>
          </table:table-cell>
          <table:table-cell office:value-type="float" office:value="0.915035859888679" calcext:value-type="float">
            <text:p>0.915035859888679</text:p>
          </table:table-cell>
          <table:table-cell office:value-type="float" office:value="0.929847005413509" calcext:value-type="float">
            <text:p>0.929847005413509</text:p>
          </table:table-cell>
          <table:table-cell office:value-type="float" office:value="0.929882371472429" calcext:value-type="float">
            <text:p>0.929882371472429</text:p>
          </table:table-cell>
          <table:table-cell office:value-type="float" office:value="0.92978159959543" calcext:value-type="float">
            <text:p>0.92978159959543</text:p>
          </table:table-cell>
          <table:table-cell office:value-type="float" office:value="0.930013697440696" calcext:value-type="float">
            <text:p>0.930013697440696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670845595049" calcext:value-type="float">
            <text:p>0.898670845595049</text:p>
          </table:table-cell>
          <table:table-cell office:value-type="float" office:value="0.855928513411653" calcext:value-type="float">
            <text:p>0.855928513411653</text:p>
          </table:table-cell>
          <table:table-cell office:value-type="float" office:value="0.914845353780652" calcext:value-type="float">
            <text:p>0.914845353780652</text:p>
          </table:table-cell>
          <table:table-cell office:value-type="float" office:value="0.929143183650225" calcext:value-type="float">
            <text:p>0.929143183650225</text:p>
          </table:table-cell>
          <table:table-cell office:value-type="float" office:value="0.919567562663827" calcext:value-type="float">
            <text:p>0.919567562663827</text:p>
          </table:table-cell>
          <table:table-cell office:value-type="float" office:value="0.929929494251299" calcext:value-type="float">
            <text:p>0.929929494251299</text:p>
          </table:table-cell>
          <table:table-cell office:value-type="float" office:value="0.929439485004957" calcext:value-type="float">
            <text:p>0.929439485004957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748621530988" calcext:value-type="float">
            <text:p>0.898748621530988</text:p>
          </table:table-cell>
          <table:table-cell office:value-type="float" office:value="0.809844762413156" calcext:value-type="float">
            <text:p>0.809844762413156</text:p>
          </table:table-cell>
          <table:table-cell office:value-type="float" office:value="0.915054387171984" calcext:value-type="float">
            <text:p>0.915054387171984</text:p>
          </table:table-cell>
          <table:table-cell office:value-type="float" office:value="0.905690729200021" calcext:value-type="float">
            <text:p>0.905690729200021</text:p>
          </table:table-cell>
          <table:table-cell office:value-type="float" office:value="0.832018203559521" calcext:value-type="float">
            <text:p>0.832018203559521</text:p>
          </table:table-cell>
          <table:table-cell office:value-type="float" office:value="0.918195868862524" calcext:value-type="float">
            <text:p>0.918195868862524</text:p>
          </table:table-cell>
          <table:table-cell office:value-type="float" office:value="0.910082757709802" calcext:value-type="float">
            <text:p>0.910082757709802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4568246714046" calcext:value-type="float">
            <text:p>0.894568246714046</text:p>
          </table:table-cell>
          <table:table-cell office:value-type="float" office:value="0.407114781941659" calcext:value-type="float">
            <text:p>0.407114781941659</text:p>
          </table:table-cell>
          <table:table-cell office:value-type="float" office:value="0.913821218244755" calcext:value-type="float">
            <text:p>0.913821218244755</text:p>
          </table:table-cell>
          <table:table-cell office:value-type="float" office:value="0.692749517504848" calcext:value-type="float">
            <text:p>0.692749517504848</text:p>
          </table:table-cell>
          <table:table-cell office:value-type="float" office:value="0.332555155409954" calcext:value-type="float">
            <text:p>0.332555155409954</text:p>
          </table:table-cell>
          <table:table-cell office:value-type="float" office:value="0.775788673014219" calcext:value-type="float">
            <text:p>0.775788673014219</text:p>
          </table:table-cell>
          <table:table-cell office:value-type="float" office:value="0.716451804501044" calcext:value-type="float">
            <text:p>0.716451804501044</text:p>
          </table:table-cell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898988481645647" calcext:value-type="float">
            <text:p>0.898988481645647</text:p>
          </table:table-cell>
          <table:table-cell office:value-type="float" office:value="0" calcext:value-type="float">
            <text:p>0</text:p>
          </table:table-cell>
          <table:table-cell office:value-type="float" office:value="0.903102401274634" calcext:value-type="float">
            <text:p>0.903102401274634</text:p>
          </table:table-cell>
          <table:table-cell office:value-type="float" office:value="0.875139700809715" calcext:value-type="float">
            <text:p>0.875139700809715</text:p>
          </table:table-cell>
          <table:table-cell office:value-type="float" office:value="0" calcext:value-type="float">
            <text:p>0</text:p>
          </table:table-cell>
          <table:table-cell office:value-type="float" office:value="0.93018858586698" calcext:value-type="float">
            <text:p>0.93018858586698</text:p>
          </table:table-cell>
          <table:table-cell office:value-type="float" office:value="0.292015313584132" calcext:value-type="float">
            <text:p>0.292015313584132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642381724837934" calcext:value-type="float">
            <text:p>0.642381724837934</text:p>
          </table:table-cell>
          <table:table-cell office:value-type="float" office:value="0.878415728392926" calcext:value-type="float">
            <text:p>0.878415728392926</text:p>
          </table:table-cell>
          <table:table-cell office:value-type="float" office:value="0.745533903863425" calcext:value-type="float">
            <text:p>0.745533903863425</text:p>
          </table:table-cell>
          <table:table-cell office:value-type="float" office:value="0.930309057543636" calcext:value-type="float">
            <text:p>0.930309057543636</text:p>
          </table:table-cell>
          <table:table-cell office:value-type="float" office:value="0.930788752809933" calcext:value-type="float">
            <text:p>0.930788752809933</text:p>
          </table:table-cell>
          <table:table-cell office:value-type="float" office:value="0.930008163828615" calcext:value-type="float">
            <text:p>0.930008163828615</text:p>
          </table:table-cell>
          <table:table-cell office:value-type="float" office:value="0.930191489324586" calcext:value-type="float">
            <text:p>0.930191489324586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49141862524934" calcext:value-type="float">
            <text:p>0.749141862524934</text:p>
          </table:table-cell>
          <table:table-cell office:value-type="float" office:value="0.866777836505829" calcext:value-type="float">
            <text:p>0.866777836505829</text:p>
          </table:table-cell>
          <table:table-cell office:value-type="float" office:value="0.849707293553007" calcext:value-type="float">
            <text:p>0.849707293553007</text:p>
          </table:table-cell>
          <table:table-cell office:value-type="float" office:value="0.930488639546267" calcext:value-type="float">
            <text:p>0.930488639546267</text:p>
          </table:table-cell>
          <table:table-cell office:value-type="float" office:value="0.930367205634822" calcext:value-type="float">
            <text:p>0.930367205634822</text:p>
          </table:table-cell>
          <table:table-cell office:value-type="float" office:value="0.930238771852484" calcext:value-type="float">
            <text:p>0.930238771852484</text:p>
          </table:table-cell>
          <table:table-cell office:value-type="float" office:value="0.930032184285117" calcext:value-type="float">
            <text:p>0.930032184285117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91876641285213" calcext:value-type="float">
            <text:p>0.791876641285213</text:p>
          </table:table-cell>
          <table:table-cell office:value-type="float" office:value="0.858061217418578" calcext:value-type="float">
            <text:p>0.858061217418578</text:p>
          </table:table-cell>
          <table:table-cell office:value-type="float" office:value="0.871307438787956" calcext:value-type="float">
            <text:p>0.871307438787956</text:p>
          </table:table-cell>
          <table:table-cell office:value-type="float" office:value="0.929093334742186" calcext:value-type="float">
            <text:p>0.929093334742186</text:p>
          </table:table-cell>
          <table:table-cell office:value-type="float" office:value="0.920880317018281" calcext:value-type="float">
            <text:p>0.920880317018281</text:p>
          </table:table-cell>
          <table:table-cell office:value-type="float" office:value="0.93038330194606" calcext:value-type="float">
            <text:p>0.93038330194606</text:p>
          </table:table-cell>
          <table:table-cell office:value-type="float" office:value="0.930094834765411" calcext:value-type="float">
            <text:p>0.930094834765411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49287773970917" calcext:value-type="float">
            <text:p>0.749287773970917</text:p>
          </table:table-cell>
          <table:table-cell office:value-type="float" office:value="0.827084819824925" calcext:value-type="float">
            <text:p>0.827084819824925</text:p>
          </table:table-cell>
          <table:table-cell office:value-type="float" office:value="0.883684966669009" calcext:value-type="float">
            <text:p>0.883684966669009</text:p>
          </table:table-cell>
          <table:table-cell office:value-type="float" office:value="0.902645540987477" calcext:value-type="float">
            <text:p>0.902645540987477</text:p>
          </table:table-cell>
          <table:table-cell office:value-type="float" office:value="0.839006552058476" calcext:value-type="float">
            <text:p>0.839006552058476</text:p>
          </table:table-cell>
          <table:table-cell office:value-type="float" office:value="0.909419345914119" calcext:value-type="float">
            <text:p>0.909419345914119</text:p>
          </table:table-cell>
          <table:table-cell office:value-type="float" office:value="0.912921605611208" calcext:value-type="float">
            <text:p>0.912921605611208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68439898720046" calcext:value-type="float">
            <text:p>0.768439898720046</text:p>
          </table:table-cell>
          <table:table-cell office:value-type="float" office:value="0.354809104196345" calcext:value-type="float">
            <text:p>0.354809104196345</text:p>
          </table:table-cell>
          <table:table-cell office:value-type="float" office:value="0.885453364801119" calcext:value-type="float">
            <text:p>0.885453364801119</text:p>
          </table:table-cell>
          <table:table-cell office:value-type="float" office:value="0.695461324092081" calcext:value-type="float">
            <text:p>0.695461324092081</text:p>
          </table:table-cell>
          <table:table-cell office:value-type="float" office:value="0.356140346854532" calcext:value-type="float">
            <text:p>0.356140346854532</text:p>
          </table:table-cell>
          <table:table-cell office:value-type="float" office:value="0.791463497620863" calcext:value-type="float">
            <text:p>0.791463497620863</text:p>
          </table:table-cell>
          <table:table-cell office:value-type="float" office:value="0.740163003553258" calcext:value-type="float">
            <text:p>0.740163003553258</text:p>
          </table:table-cell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484113726599" calcext:value-type="float">
            <text:p>0.978484113726599</text:p>
          </table:table-cell>
          <table:table-cell office:value-type="float" office:value="0.982024824154916" calcext:value-type="float">
            <text:p>0.982024824154916</text:p>
          </table:table-cell>
          <table:table-cell office:value-type="float" office:value="0.985913516562761" calcext:value-type="float">
            <text:p>0.985913516562761</text:p>
          </table:table-cell>
          <table:table-cell office:value-type="float" office:value="0.98593689826447" calcext:value-type="float">
            <text:p>0.98593689826447</text:p>
          </table:table-cell>
          <table:table-cell office:value-type="float" office:value="0.98595787433876" calcext:value-type="float">
            <text:p>0.98595787433876</text:p>
          </table:table-cell>
          <table:table-cell office:value-type="float" office:value="0.985926923158856" calcext:value-type="float">
            <text:p>0.985926923158856</text:p>
          </table:table-cell>
          <table:table-cell office:value-type="float" office:value="0.985931693328367" calcext:value-type="float">
            <text:p>0.985931693328367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484568059724" calcext:value-type="float">
            <text:p>0.978484568059724</text:p>
          </table:table-cell>
          <table:table-cell office:value-type="float" office:value="0.981692249123964" calcext:value-type="float">
            <text:p>0.981692249123964</text:p>
          </table:table-cell>
          <table:table-cell office:value-type="float" office:value="0.985915324696875" calcext:value-type="float">
            <text:p>0.985915324696875</text:p>
          </table:table-cell>
          <table:table-cell office:value-type="float" office:value="0.985941510904712" calcext:value-type="float">
            <text:p>0.985941510904712</text:p>
          </table:table-cell>
          <table:table-cell office:value-type="float" office:value="0.985948416344914" calcext:value-type="float">
            <text:p>0.985948416344914</text:p>
          </table:table-cell>
          <table:table-cell office:value-type="float" office:value="0.98592858951097" calcext:value-type="float">
            <text:p>0.98592858951097</text:p>
          </table:table-cell>
          <table:table-cell office:value-type="float" office:value="0.985927962033791" calcext:value-type="float">
            <text:p>0.985927962033791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484981800415" calcext:value-type="float">
            <text:p>0.978484981800415</text:p>
          </table:table-cell>
          <table:table-cell office:value-type="float" office:value="0.980436513429167" calcext:value-type="float">
            <text:p>0.980436513429167</text:p>
          </table:table-cell>
          <table:table-cell office:value-type="float" office:value="0.985877714083636" calcext:value-type="float">
            <text:p>0.985877714083636</text:p>
          </table:table-cell>
          <table:table-cell office:value-type="float" office:value="0.985790496983298" calcext:value-type="float">
            <text:p>0.985790496983298</text:p>
          </table:table-cell>
          <table:table-cell office:value-type="float" office:value="0.983906236194865" calcext:value-type="float">
            <text:p>0.983906236194865</text:p>
          </table:table-cell>
          <table:table-cell office:value-type="float" office:value="0.985946967859906" calcext:value-type="float">
            <text:p>0.985946967859906</text:p>
          </table:table-cell>
          <table:table-cell office:value-type="float" office:value="0.985950715722269" calcext:value-type="float">
            <text:p>0.985950715722269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527839285726" calcext:value-type="float">
            <text:p>0.978527839285726</text:p>
          </table:table-cell>
          <table:table-cell office:value-type="float" office:value="0.973280407900237" calcext:value-type="float">
            <text:p>0.973280407900237</text:p>
          </table:table-cell>
          <table:table-cell office:value-type="float" office:value="0.985878394743891" calcext:value-type="float">
            <text:p>0.985878394743891</text:p>
          </table:table-cell>
          <table:table-cell office:value-type="float" office:value="0.971729431890752" calcext:value-type="float">
            <text:p>0.971729431890752</text:p>
          </table:table-cell>
          <table:table-cell office:value-type="float" office:value="0.922146668826252" calcext:value-type="float">
            <text:p>0.922146668826252</text:p>
          </table:table-cell>
          <table:table-cell office:value-type="float" office:value="0.984013812582097" calcext:value-type="float">
            <text:p>0.984013812582097</text:p>
          </table:table-cell>
          <table:table-cell office:value-type="float" office:value="0.982090126883312" calcext:value-type="float">
            <text:p>0.982090126883312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7146258494514" calcext:value-type="float">
            <text:p>0.977146258494514</text:p>
          </table:table-cell>
          <table:table-cell office:value-type="float" office:value="0.894838558789786" calcext:value-type="float">
            <text:p>0.894838558789786</text:p>
          </table:table-cell>
          <table:table-cell office:value-type="float" office:value="0.985694631226305" calcext:value-type="float">
            <text:p>0.985694631226305</text:p>
          </table:table-cell>
          <table:table-cell office:value-type="float" office:value="0.798498163764969" calcext:value-type="float">
            <text:p>0.798498163764969</text:p>
          </table:table-cell>
          <table:table-cell office:value-type="float" office:value="0.30541415833392" calcext:value-type="float">
            <text:p>0.30541415833392</text:p>
          </table:table-cell>
          <table:table-cell office:value-type="float" office:value="0.8973719936782" calcext:value-type="float">
            <text:p>0.8973719936782</text:p>
          </table:table-cell>
          <table:table-cell office:value-type="float" office:value="0.844196983264408" calcext:value-type="float">
            <text:p>0.844196983264408</text:p>
          </table:table-cell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00193028763847418" calcext:value-type="float">
            <text:p>0.001930287638474</text:p>
          </table:table-cell>
          <table:table-cell office:value-type="float" office:value="0" calcext:value-type="float">
            <text:p>0</text:p>
          </table:table-cell>
          <table:table-cell office:value-type="float" office:value="0.008033690566442" calcext:value-type="float">
            <text:p>0.008033690566442</text:p>
          </table:table-cell>
          <table:table-cell office:value-type="float" office:value="0.98493185483739" calcext:value-type="float">
            <text:p>0.98493185483739</text:p>
          </table:table-cell>
          <table:table-cell office:value-type="float" office:value="0.44969862689318" calcext:value-type="float">
            <text:p>0.44969862689318</text:p>
          </table:table-cell>
          <table:table-cell office:value-type="float" office:value="0.985876127360111" calcext:value-type="float">
            <text:p>0.985876127360111</text:p>
          </table:table-cell>
          <table:table-cell office:value-type="float" office:value="0.984061573807014" calcext:value-type="float">
            <text:p>0.984061573807014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8050693342001" calcext:value-type="float">
            <text:p>0.538050693342001</text:p>
          </table:table-cell>
          <table:table-cell office:value-type="float" office:value="0" calcext:value-type="float">
            <text:p>0</text:p>
          </table:table-cell>
          <table:table-cell office:value-type="float" office:value="0.915155873270208" calcext:value-type="float">
            <text:p>0.915155873270208</text:p>
          </table:table-cell>
          <table:table-cell office:value-type="float" office:value="0.769569286572052" calcext:value-type="float">
            <text:p>0.769569286572052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913897180108837" calcext:value-type="float">
            <text:p>0.913897180108837</text:p>
          </table:table-cell>
          <table:table-cell office:value-type="float" office:value="0.92782682548338" calcext:value-type="float">
            <text:p>0.92782682548338</text:p>
          </table:table-cell>
          <table:table-cell office:value-type="float" office:value="0.859072550862681" calcext:value-type="float">
            <text:p>0.859072550862681</text:p>
          </table:table-cell>
          <table:table-cell office:value-type="float" office:value="0.964854298192651" calcext:value-type="float">
            <text:p>0.964854298192651</text:p>
          </table:table-cell>
          <table:table-cell office:value-type="float" office:value="0.96520555276145" calcext:value-type="float">
            <text:p>0.96520555276145</text:p>
          </table:table-cell>
          <table:table-cell office:value-type="float" office:value="0.964258705594499" calcext:value-type="float">
            <text:p>0.964258705594499</text:p>
          </table:table-cell>
          <table:table-cell office:value-type="float" office:value="0.964559185084514" calcext:value-type="float">
            <text:p>0.964559185084514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86434187474" calcext:value-type="float">
            <text:p>0.913886434187474</text:p>
          </table:table-cell>
          <table:table-cell office:value-type="float" office:value="0.926326221439372" calcext:value-type="float">
            <text:p>0.926326221439372</text:p>
          </table:table-cell>
          <table:table-cell office:value-type="float" office:value="0.857305079671755" calcext:value-type="float">
            <text:p>0.857305079671755</text:p>
          </table:table-cell>
          <table:table-cell office:value-type="float" office:value="0.964965828372607" calcext:value-type="float">
            <text:p>0.964965828372607</text:p>
          </table:table-cell>
          <table:table-cell office:value-type="float" office:value="0.965592201363036" calcext:value-type="float">
            <text:p>0.965592201363036</text:p>
          </table:table-cell>
          <table:table-cell office:value-type="float" office:value="0.964449055687762" calcext:value-type="float">
            <text:p>0.964449055687762</text:p>
          </table:table-cell>
          <table:table-cell office:value-type="float" office:value="0.964657645698226" calcext:value-type="float">
            <text:p>0.964657645698226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74269518544" calcext:value-type="float">
            <text:p>0.913874269518544</text:p>
          </table:table-cell>
          <table:table-cell office:value-type="float" office:value="0.930063761963906" calcext:value-type="float">
            <text:p>0.930063761963906</text:p>
          </table:table-cell>
          <table:table-cell office:value-type="float" office:value="0.863791035317432" calcext:value-type="float">
            <text:p>0.863791035317432</text:p>
          </table:table-cell>
          <table:table-cell office:value-type="float" office:value="0.965315254895154" calcext:value-type="float">
            <text:p>0.965315254895154</text:p>
          </table:table-cell>
          <table:table-cell office:value-type="float" office:value="0.962459506419371" calcext:value-type="float">
            <text:p>0.962459506419371</text:p>
          </table:table-cell>
          <table:table-cell office:value-type="float" office:value="0.964827002391609" calcext:value-type="float">
            <text:p>0.964827002391609</text:p>
          </table:table-cell>
          <table:table-cell office:value-type="float" office:value="0.965224280016227" calcext:value-type="float">
            <text:p>0.965224280016227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55113661288" calcext:value-type="float">
            <text:p>0.913855113661288</text:p>
          </table:table-cell>
          <table:table-cell office:value-type="float" office:value="0.925862270192597" calcext:value-type="float">
            <text:p>0.925862270192597</text:p>
          </table:table-cell>
          <table:table-cell office:value-type="float" office:value="0.866221119853551" calcext:value-type="float">
            <text:p>0.866221119853551</text:p>
          </table:table-cell>
          <table:table-cell office:value-type="float" office:value="0.962347620060629" calcext:value-type="float">
            <text:p>0.962347620060629</text:p>
          </table:table-cell>
          <table:table-cell office:value-type="float" office:value="0.94862645666208" calcext:value-type="float">
            <text:p>0.94862645666208</text:p>
          </table:table-cell>
          <table:table-cell office:value-type="float" office:value="0.965169542078328" calcext:value-type="float">
            <text:p>0.965169542078328</text:p>
          </table:table-cell>
          <table:table-cell office:value-type="float" office:value="0.964877359409751" calcext:value-type="float">
            <text:p>0.964877359409751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50043809323" calcext:value-type="float">
            <text:p>0.913850043809323</text:p>
          </table:table-cell>
          <table:table-cell office:value-type="float" office:value="0.895102648807611" calcext:value-type="float">
            <text:p>0.895102648807611</text:p>
          </table:table-cell>
          <table:table-cell office:value-type="float" office:value="0.859000593109362" calcext:value-type="float">
            <text:p>0.859000593109362</text:p>
          </table:table-cell>
          <table:table-cell office:value-type="float" office:value="0.948650806302109" calcext:value-type="float">
            <text:p>0.948650806302109</text:p>
          </table:table-cell>
          <table:table-cell office:value-type="float" office:value="0.902110698981513" calcext:value-type="float">
            <text:p>0.902110698981513</text:p>
          </table:table-cell>
          <table:table-cell office:value-type="float" office:value="0.961393903056052" calcext:value-type="float">
            <text:p>0.961393903056052</text:p>
          </table:table-cell>
          <table:table-cell office:value-type="float" office:value="0.957328186674646" calcext:value-type="float">
            <text:p>0.957328186674646</text:p>
          </table:table-cell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737300771410247" calcext:value-type="float">
            <text:p>0.737300771410247</text:p>
          </table:table-cell>
          <table:table-cell office:value-type="float" office:value="0.437024161719547" calcext:value-type="float">
            <text:p>0.437024161719547</text:p>
          </table:table-cell>
          <table:table-cell office:value-type="float" office:value="0.617712473014625" calcext:value-type="float">
            <text:p>0.617712473014625</text:p>
          </table:table-cell>
          <table:table-cell office:value-type="float" office:value="0.576789833320904" calcext:value-type="float">
            <text:p>0.576789833320904</text:p>
          </table:table-cell>
          <table:table-cell office:value-type="float" office:value="0.776645735146475" calcext:value-type="float">
            <text:p>0.776645735146475</text:p>
          </table:table-cell>
          <table:table-cell office:value-type="float" office:value="0.577125266266048" calcext:value-type="float">
            <text:p>0.577125266266048</text:p>
          </table:table-cell>
          <table:table-cell office:value-type="float" office:value="0.758678409698829" calcext:value-type="float">
            <text:p>0.758678409698829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643975023200841" calcext:value-type="float">
            <text:p>0.643975023200841</text:p>
          </table:table-cell>
          <table:table-cell office:value-type="float" office:value="0.373992633790556" calcext:value-type="float">
            <text:p>0.373992633790556</text:p>
          </table:table-cell>
          <table:table-cell office:value-type="float" office:value="0.579283183236752" calcext:value-type="float">
            <text:p>0.579283183236752</text:p>
          </table:table-cell>
          <table:table-cell office:value-type="float" office:value="0.576677245158863" calcext:value-type="float">
            <text:p>0.576677245158863</text:p>
          </table:table-cell>
          <table:table-cell office:value-type="float" office:value="0.631600995716573" calcext:value-type="float">
            <text:p>0.631600995716573</text:p>
          </table:table-cell>
          <table:table-cell office:value-type="float" office:value="0.57685620487495" calcext:value-type="float">
            <text:p>0.57685620487495</text:p>
          </table:table-cell>
          <table:table-cell office:value-type="float" office:value="0.582478251987332" calcext:value-type="float">
            <text:p>0.582478251987332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552534020876773" calcext:value-type="float">
            <text:p>0.552534020876773</text:p>
          </table:table-cell>
          <table:table-cell office:value-type="float" office:value="0.180055146207403" calcext:value-type="float">
            <text:p>0.180055146207403</text:p>
          </table:table-cell>
          <table:table-cell office:value-type="float" office:value="0.565423932793474" calcext:value-type="float">
            <text:p>0.565423932793474</text:p>
          </table:table-cell>
          <table:table-cell office:value-type="float" office:value="0.573084512434943" calcext:value-type="float">
            <text:p>0.573084512434943</text:p>
          </table:table-cell>
          <table:table-cell office:value-type="float" office:value="0.571867750375921" calcext:value-type="float">
            <text:p>0.571867750375921</text:p>
          </table:table-cell>
          <table:table-cell office:value-type="float" office:value="0.574771124792229" calcext:value-type="float">
            <text:p>0.574771124792229</text:p>
          </table:table-cell>
          <table:table-cell office:value-type="float" office:value="0.574589015985276" calcext:value-type="float">
            <text:p>0.574589015985276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522362742572692" calcext:value-type="float">
            <text:p>0.522362742572692</text:p>
          </table:table-cell>
          <table:table-cell office:value-type="float" office:value="0.0446058804454199" calcext:value-type="float">
            <text:p>0.04460588044542</text:p>
          </table:table-cell>
          <table:table-cell office:value-type="float" office:value="0.562576680990935" calcext:value-type="float">
            <text:p>0.562576680990935</text:p>
          </table:table-cell>
          <table:table-cell office:value-type="float" office:value="0.559195700054551" calcext:value-type="float">
            <text:p>0.559195700054551</text:p>
          </table:table-cell>
          <table:table-cell office:value-type="float" office:value="0.554134260624535" calcext:value-type="float">
            <text:p>0.554134260624535</text:p>
          </table:table-cell>
          <table:table-cell office:value-type="float" office:value="0.563295230145912" calcext:value-type="float">
            <text:p>0.563295230145912</text:p>
          </table:table-cell>
          <table:table-cell office:value-type="float" office:value="0.561871558141384" calcext:value-type="float">
            <text:p>0.561871558141384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430509366611467" calcext:value-type="float">
            <text:p>0.430509366611467</text:p>
          </table:table-cell>
          <table:table-cell office:value-type="float" office:value="0.000407590552105272" calcext:value-type="float">
            <text:p>0.000407590552105</text:p>
          </table:table-cell>
          <table:table-cell office:value-type="float" office:value="0.554857389854547" calcext:value-type="float">
            <text:p>0.554857389854547</text:p>
          </table:table-cell>
          <table:table-cell office:value-type="float" office:value="0.527455387097939" calcext:value-type="float">
            <text:p>0.527455387097939</text:p>
          </table:table-cell>
          <table:table-cell office:value-type="float" office:value="0.485393876918489" calcext:value-type="float">
            <text:p>0.485393876918489</text:p>
          </table:table-cell>
          <table:table-cell office:value-type="float" office:value="0.538215115574181" calcext:value-type="float">
            <text:p>0.538215115574181</text:p>
          </table:table-cell>
          <table:table-cell office:value-type="float" office:value="0.529858515060612" calcext:value-type="float">
            <text:p>0.529858515060612</text:p>
          </table:table-cell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746239548480523" calcext:value-type="float">
            <text:p>0.746239548480523</text:p>
          </table:table-cell>
          <table:table-cell office:value-type="float" office:value="0.568929775285275" calcext:value-type="float">
            <text:p>0.568929775285275</text:p>
          </table:table-cell>
          <table:table-cell office:value-type="float" office:value="0.750708291940766" calcext:value-type="float">
            <text:p>0.750708291940766</text:p>
          </table:table-cell>
          <table:table-cell office:value-type="float" office:value="0.814958080147068" calcext:value-type="float">
            <text:p>0.814958080147068</text:p>
          </table:table-cell>
          <table:table-cell office:value-type="float" office:value="0.882960517705204" calcext:value-type="float">
            <text:p>0.882960517705204</text:p>
          </table:table-cell>
          <table:table-cell office:value-type="float" office:value="0.810634604451228" calcext:value-type="float">
            <text:p>0.810634604451228</text:p>
          </table:table-cell>
          <table:table-cell office:value-type="float" office:value="0.890155641949269" calcext:value-type="float">
            <text:p>0.890155641949269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729934349117645" calcext:value-type="float">
            <text:p>0.729934349117645</text:p>
          </table:table-cell>
          <table:table-cell office:value-type="float" office:value="0.548335211409518" calcext:value-type="float">
            <text:p>0.548335211409518</text:p>
          </table:table-cell>
          <table:table-cell office:value-type="float" office:value="0.73766149302295" calcext:value-type="float">
            <text:p>0.73766149302295</text:p>
          </table:table-cell>
          <table:table-cell office:value-type="float" office:value="0.764086313123599" calcext:value-type="float">
            <text:p>0.764086313123599</text:p>
          </table:table-cell>
          <table:table-cell office:value-type="float" office:value="0.844716799474796" calcext:value-type="float">
            <text:p>0.844716799474796</text:p>
          </table:table-cell>
          <table:table-cell office:value-type="float" office:value="0.759072897807323" calcext:value-type="float">
            <text:p>0.759072897807323</text:p>
          </table:table-cell>
          <table:table-cell office:value-type="float" office:value="0.835790745333954" calcext:value-type="float">
            <text:p>0.835790745333954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645756610333433" calcext:value-type="float">
            <text:p>0.645756610333433</text:p>
          </table:table-cell>
          <table:table-cell office:value-type="float" office:value="0.475685944599512" calcext:value-type="float">
            <text:p>0.475685944599512</text:p>
          </table:table-cell>
          <table:table-cell office:value-type="float" office:value="0.710847480977063" calcext:value-type="float">
            <text:p>0.710847480977063</text:p>
          </table:table-cell>
          <table:table-cell office:value-type="float" office:value="0.722945169614977" calcext:value-type="float">
            <text:p>0.722945169614977</text:p>
          </table:table-cell>
          <table:table-cell office:value-type="float" office:value="0.689744469307097" calcext:value-type="float">
            <text:p>0.689744469307097</text:p>
          </table:table-cell>
          <table:table-cell office:value-type="float" office:value="0.724349261545101" calcext:value-type="float">
            <text:p>0.724349261545101</text:p>
          </table:table-cell>
          <table:table-cell office:value-type="float" office:value="0.770605146052333" calcext:value-type="float">
            <text:p>0.770605146052333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469033043839185" calcext:value-type="float">
            <text:p>0.469033043839185</text:p>
          </table:table-cell>
          <table:table-cell office:value-type="float" office:value="0.297810671956442" calcext:value-type="float">
            <text:p>0.297810671956442</text:p>
          </table:table-cell>
          <table:table-cell office:value-type="float" office:value="0.658321740701011" calcext:value-type="float">
            <text:p>0.658321740701011</text:p>
          </table:table-cell>
          <table:table-cell office:value-type="float" office:value="0.658109959310072" calcext:value-type="float">
            <text:p>0.658109959310072</text:p>
          </table:table-cell>
          <table:table-cell office:value-type="float" office:value="0.539872743086328" calcext:value-type="float">
            <text:p>0.539872743086328</text:p>
          </table:table-cell>
          <table:table-cell office:value-type="float" office:value="0.682627243304583" calcext:value-type="float">
            <text:p>0.682627243304583</text:p>
          </table:table-cell>
          <table:table-cell office:value-type="float" office:value="0.619528287634672" calcext:value-type="float">
            <text:p>0.619528287634672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348933701771044" calcext:value-type="float">
            <text:p>0.348933701771044</text:p>
          </table:table-cell>
          <table:table-cell office:value-type="float" office:value="0.144384873999733" calcext:value-type="float">
            <text:p>0.144384873999733</text:p>
          </table:table-cell>
          <table:table-cell office:value-type="float" office:value="0.504048690104975" calcext:value-type="float">
            <text:p>0.504048690104975</text:p>
          </table:table-cell>
          <table:table-cell office:value-type="float" office:value="0.522583279625107" calcext:value-type="float">
            <text:p>0.522583279625107</text:p>
          </table:table-cell>
          <table:table-cell office:value-type="float" office:value="0.380143788708209" calcext:value-type="float">
            <text:p>0.380143788708209</text:p>
          </table:table-cell>
          <table:table-cell office:value-type="float" office:value="0.530933929010497" calcext:value-type="float">
            <text:p>0.530933929010497</text:p>
          </table:table-cell>
          <table:table-cell office:value-type="float" office:value="0.491558143291281" calcext:value-type="float">
            <text:p>0.491558143291281</text:p>
          </table:table-cell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265779407936547" calcext:value-type="float">
            <text:p>0.265779407936547</text:p>
          </table:table-cell>
          <table:table-cell office:value-type="float" office:value="0.00265769345988689" calcext:value-type="float">
            <text:p>0.002657693459887</text:p>
          </table:table-cell>
          <table:table-cell office:value-type="float" office:value="0.278216477050975" calcext:value-type="float">
            <text:p>0.278216477050975</text:p>
          </table:table-cell>
          <table:table-cell office:value-type="float" office:value="0.404737260534479" calcext:value-type="float">
            <text:p>0.404737260534479</text:p>
          </table:table-cell>
          <table:table-cell office:value-type="float" office:value="0.451344562845592" calcext:value-type="float">
            <text:p>0.451344562845592</text:p>
          </table:table-cell>
          <table:table-cell office:value-type="float" office:value="0.426211501018361" calcext:value-type="float">
            <text:p>0.426211501018361</text:p>
          </table:table-cell>
          <table:table-cell office:value-type="float" office:value="0.461926538529386" calcext:value-type="float">
            <text:p>0.461926538529386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202803000946987" calcext:value-type="float">
            <text:p>0.202803000946987</text:p>
          </table:table-cell>
          <table:table-cell office:value-type="float" office:value="0.00044736970578516" calcext:value-type="float">
            <text:p>0.000447369705785</text:p>
          </table:table-cell>
          <table:table-cell office:value-type="float" office:value="0.314803942688598" calcext:value-type="float">
            <text:p>0.314803942688598</text:p>
          </table:table-cell>
          <table:table-cell office:value-type="float" office:value="0.38712074178992" calcext:value-type="float">
            <text:p>0.38712074178992</text:p>
          </table:table-cell>
          <table:table-cell office:value-type="float" office:value="0.474463115967665" calcext:value-type="float">
            <text:p>0.474463115967665</text:p>
          </table:table-cell>
          <table:table-cell office:value-type="float" office:value="0.439378692484884" calcext:value-type="float">
            <text:p>0.439378692484884</text:p>
          </table:table-cell>
          <table:table-cell office:value-type="float" office:value="0.515915889903551" calcext:value-type="float">
            <text:p>0.515915889903551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179250650204217" calcext:value-type="float">
            <text:p>0.179250650204217</text:p>
          </table:table-cell>
          <table:table-cell office:value-type="float" office:value="0" calcext:value-type="float">
            <text:p>0</text:p>
          </table:table-cell>
          <table:table-cell office:value-type="float" office:value="0.29597957988766" calcext:value-type="float">
            <text:p>0.29597957988766</text:p>
          </table:table-cell>
          <table:table-cell office:value-type="float" office:value="0.396795880840202" calcext:value-type="float">
            <text:p>0.396795880840202</text:p>
          </table:table-cell>
          <table:table-cell office:value-type="float" office:value="0.340897573012505" calcext:value-type="float">
            <text:p>0.340897573012505</text:p>
          </table:table-cell>
          <table:table-cell office:value-type="float" office:value="0.392334287269167" calcext:value-type="float">
            <text:p>0.392334287269167</text:p>
          </table:table-cell>
          <table:table-cell office:value-type="float" office:value="0.567657340240476" calcext:value-type="float">
            <text:p>0.567657340240476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0816761362352485" calcext:value-type="float">
            <text:p>0.081676136235249</text:p>
          </table:table-cell>
          <table:table-cell office:value-type="float" office:value="0" calcext:value-type="float">
            <text:p>0</text:p>
          </table:table-cell>
          <table:table-cell office:value-type="float" office:value="0.10825454661031" calcext:value-type="float">
            <text:p>0.10825454661031</text:p>
          </table:table-cell>
          <table:table-cell office:value-type="float" office:value="0.0670519170883873" calcext:value-type="float">
            <text:p>0.067051917088387</text:p>
          </table:table-cell>
          <table:table-cell office:value-type="float" office:value="0.0326434934743635" calcext:value-type="float">
            <text:p>0.032643493474364</text:p>
          </table:table-cell>
          <table:table-cell office:value-type="float" office:value="0.201398594239971" calcext:value-type="float">
            <text:p>0.201398594239971</text:p>
          </table:table-cell>
          <table:table-cell office:value-type="float" office:value="0.234696871650063" calcext:value-type="float">
            <text:p>0.234696871650063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0356500512576968" calcext:value-type="float">
            <text:p>0.035650051257697</text:p>
          </table:table-cell>
          <table:table-cell office:value-type="float" office:value="0" calcext:value-type="float">
            <text:p>0</text:p>
          </table:table-cell>
          <table:table-cell office:value-type="float" office:value="0.00423548581666349" calcext:value-type="float">
            <text:p>0.004235485816663</text:p>
          </table:table-cell>
          <table:table-cell office:value-type="float" office:value="0.000720079354521779" calcext:value-type="float">
            <text:p>0.000720079354522</text:p>
          </table:table-cell>
          <table:table-cell office:value-type="float" office:value="0" calcext:value-type="float">
            <text:p>0</text:p>
          </table:table-cell>
          <table:table-cell office:value-type="float" office:value="0.0153699532662128" calcext:value-type="float">
            <text:p>0.015369953266213</text:p>
          </table:table-cell>
          <table:table-cell office:value-type="float" office:value="0.0046837940721053" calcext:value-type="float">
            <text:p>0.004683794072105</text:p>
          </table:table-cell>
        </table:table-row>
        <table:table-row table:style-name="ro2">
          <table:table-cell/>
          <table:table-cell table:formula="of:=AVERAGE([.B28:.B46])" office:value-type="float" office:value="0.762458231278779" calcext:value-type="float">
            <text:p>0.762458231278779</text:p>
          </table:table-cell>
          <table:table-cell table:formula="of:=AVERAGE([.C28:.C46])" office:value-type="float" office:value="0.62424189878907" calcext:value-type="float">
            <text:p>0.62424189878907</text:p>
          </table:table-cell>
          <table:table-cell table:formula="of:=AVERAGE([.D28:.D46])" office:value-type="float" office:value="0.783169268387389" calcext:value-type="float">
            <text:p>0.783169268387389</text:p>
          </table:table-cell>
          <table:table-cell table:formula="of:=AVERAGE([.E28:.E46])" office:value-type="float" office:value="0.831977677516082" calcext:value-type="float">
            <text:p>0.831977677516082</text:p>
          </table:table-cell>
          <table:table-cell table:formula="of:=AVERAGE([.F28:.F46])" office:value-type="float" office:value="0.730208283389795" calcext:value-type="float">
            <text:p>0.730208283389795</text:p>
          </table:table-cell>
          <table:table-cell table:formula="of:=AVERAGE([.G28:.G46])" office:value-type="float" office:value="0.845988485499508" calcext:value-type="float">
            <text:p>0.845988485499508</text:p>
          </table:table-cell>
          <table:table-cell table:formula="of:=AVERAGE([.H28:.H46])" office:value-type="float" office:value="0.780132599441257" calcext:value-type="float">
            <text:p>0.780132599441257</text:p>
          </table:table-cell>
          <table:table-cell table:formula="of:=AVERAGE([.I28:.I46])" office:value-type="string" office:string-value="" calcext:value-type="error">
            <text:p>#DIV/0!</text:p>
          </table:table-cell>
          <table:table-cell table:formula="of:=AVERAGE([.J28:.J46])" office:value-type="string" office:string-value="" calcext:value-type="error">
            <text:p>#DIV/0!</text:p>
          </table:table-cell>
          <table:table-cell table:formula="of:=AVERAGE([.K28:.K46])" office:value-type="float" office:value="0.635923010388544" calcext:value-type="float">
            <text:p>0.635923010388544</text:p>
          </table:table-cell>
          <table:table-cell table:formula="of:=AVERAGE([.L28:.L46])" office:value-type="float" office:value="0.591519751206753" calcext:value-type="float">
            <text:p>0.591519751206753</text:p>
          </table:table-cell>
          <table:table-cell table:formula="of:=AVERAGE([.M28:.M46])" office:value-type="float" office:value="0.658157532244844" calcext:value-type="float">
            <text:p>0.658157532244844</text:p>
          </table:table-cell>
          <table:table-cell table:formula="of:=AVERAGE([.N28:.N46])" office:value-type="float" office:value="0.702105590428409" calcext:value-type="float">
            <text:p>0.702105590428409</text:p>
          </table:table-cell>
          <table:table-cell table:formula="of:=AVERAGE([.O28:.O46])" office:value-type="float" office:value="0.675597913000357" calcext:value-type="float">
            <text:p>0.675597913000357</text:p>
          </table:table-cell>
          <table:table-cell table:formula="of:=AVERAGE([.P28:.P46])" office:value-type="float" office:value="0.724400394991827" calcext:value-type="float">
            <text:p>0.724400394991827</text:p>
          </table:table-cell>
          <table:table-cell table:formula="of:=AVERAGE([.Q28:.Q46])" office:value-type="float" office:value="0.723340643307795" calcext:value-type="float">
            <text:p>0.723340643307795</text:p>
          </table:table-cell>
          <table:table-cell table:formula="of:=AVERAGE([.R28:.R46])" office:value-type="string" office:string-value="" calcext:value-type="error">
            <text:p>#DIV/0!</text:p>
          </table:table-cell>
          <table:table-cell table:formula="of:=AVERAGE([.S28:.S46])" office:value-type="string" office:string-value="" calcext:value-type="error">
            <text:p>#DIV/0!</text:p>
          </table:table-cell>
          <table:table-cell table:formula="of:=AVERAGE([.T28:.T46])" office:value-type="float" office:value="0.592958519926643" calcext:value-type="float">
            <text:p>0.592958519926643</text:p>
          </table:table-cell>
          <table:table-cell table:formula="of:=AVERAGE([.U28:.U46])" office:value-type="float" office:value="0.504871814820525" calcext:value-type="float">
            <text:p>0.504871814820525</text:p>
          </table:table-cell>
          <table:table-cell table:formula="of:=AVERAGE([.V28:.V46])" office:value-type="float" office:value="0.621801595633778" calcext:value-type="float">
            <text:p>0.621801595633778</text:p>
          </table:table-cell>
          <table:table-cell table:formula="of:=AVERAGE([.W28:.W46])" office:value-type="float" office:value="0.630509471160457" calcext:value-type="float">
            <text:p>0.630509471160457</text:p>
          </table:table-cell>
          <table:table-cell table:formula="of:=AVERAGE([.X28:.X46])" office:value-type="float" office:value="0.604823265416351" calcext:value-type="float">
            <text:p>0.604823265416351</text:p>
          </table:table-cell>
          <table:table-cell table:formula="of:=AVERAGE([.Y28:.Y46])" office:value-type="float" office:value="0.631506904643944" calcext:value-type="float">
            <text:p>0.631506904643944</text:p>
          </table:table-cell>
          <table:table-cell table:formula="of:=AVERAGE([.Z28:.Z46])" office:value-type="float" office:value="0.637686054134685" calcext:value-type="float">
            <text:p>0.637686054134685</text:p>
          </table:table-cell>
          <table:table-cell table:formula="of:=AVERAGE([.AA28:.AA46])" office:value-type="string" office:string-value="" calcext:value-type="error">
            <text:p>#DIV/0!</text:p>
          </table:table-cell>
          <table:table-cell table:formula="of:=AVERAGE([.AB28:.AB46])" office:value-type="string" office:string-value="" calcext:value-type="error">
            <text:p>#DIV/0!</text:p>
          </table:table-cell>
          <table:table-cell table:formula="of:=AVERAGE([.AC28:.AC46])" office:value-type="float" office:value="0.531099729435846" calcext:value-type="float">
            <text:p>0.531099729435846</text:p>
          </table:table-cell>
          <table:table-cell table:formula="of:=AVERAGE([.AD28:.AD46])" office:value-type="float" office:value="0.411899642402244" calcext:value-type="float">
            <text:p>0.411899642402244</text:p>
          </table:table-cell>
          <table:table-cell table:formula="of:=AVERAGE([.AE28:.AE46])" office:value-type="float" office:value="0.559070727512962" calcext:value-type="float">
            <text:p>0.559070727512962</text:p>
          </table:table-cell>
          <table:table-cell table:formula="of:=AVERAGE([.AF28:.AF46])" office:value-type="float" office:value="0.543126484392974" calcext:value-type="float">
            <text:p>0.543126484392974</text:p>
          </table:table-cell>
          <table:table-cell table:formula="of:=AVERAGE([.AG28:.AG46])" office:value-type="float" office:value="0.493764457229978" calcext:value-type="float">
            <text:p>0.493764457229978</text:p>
          </table:table-cell>
          <table:table-cell table:formula="of:=AVERAGE([.AH28:.AH46])" office:value-type="float" office:value="0.554420483700918" calcext:value-type="float">
            <text:p>0.554420483700918</text:p>
          </table:table-cell>
          <table:table-cell table:formula="of:=AVERAGE([.AI28:.AI46])" office:value-type="float" office:value="0.539907803578785" calcext:value-type="float">
            <text:p>0.539907803578785</text:p>
          </table:table-cell>
          <table:table-cell table:formula="of:=AVERAGE([.AJ28:.AJ46])" office:value-type="string" office:string-value="" calcext:value-type="error">
            <text:p>#DIV/0!</text:p>
          </table:table-cell>
          <table:table-cell table:formula="of:=AVERAGE([.AK28:.AK46])" office:value-type="string" office:string-value="" calcext:value-type="error">
            <text:p>#DIV/0!</text:p>
          </table:table-cell>
          <table:table-cell table:formula="of:=AVERAGE([.AL28:.AL46])" office:value-type="float" office:value="0.456424786466503" calcext:value-type="float">
            <text:p>0.456424786466503</text:p>
          </table:table-cell>
          <table:table-cell table:formula="of:=AVERAGE([.AM28:.AM46])" office:value-type="float" office:value="0.302602984643653" calcext:value-type="float">
            <text:p>0.302602984643653</text:p>
          </table:table-cell>
          <table:table-cell table:formula="of:=AVERAGE([.AN28:.AN46])" office:value-type="float" office:value="0.482204901350616" calcext:value-type="float">
            <text:p>0.482204901350616</text:p>
          </table:table-cell>
          <table:table-cell table:formula="of:=AVERAGE([.AO28:.AO46])" office:value-type="float" office:value="0.434974858077466" calcext:value-type="float">
            <text:p>0.434974858077466</text:p>
          </table:table-cell>
          <table:table-cell table:formula="of:=AVERAGE([.AP28:.AP46])" office:value-type="float" office:value="0.339801675016296" calcext:value-type="float">
            <text:p>0.339801675016296</text:p>
          </table:table-cell>
          <table:table-cell table:formula="of:=AVERAGE([.AQ28:.AQ46])" office:value-type="float" office:value="0.452207335171682" calcext:value-type="float">
            <text:p>0.452207335171682</text:p>
          </table:table-cell>
          <table:table-cell table:formula="of:=AVERAGE([.AR28:.AR46])" office:value-type="float" office:value="0.431920047412703" calcext:value-type="float">
            <text:p>0.431920047412703</text:p>
          </table:table-cell>
        </table:table-row>
        <table:table-row table:style-name="ro2" table:number-rows-repeated="5">
          <table:table-cell table:number-columns-repeated="44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03611092623757" calcext:value-type="float">
            <text:p>0.803611092623757</text:p>
          </table:table-cell>
          <table:table-cell office:value-type="float" office:value="0.832408303016929" calcext:value-type="float">
            <text:p>0.832408303016929</text:p>
          </table:table-cell>
          <table:table-cell office:value-type="float" office:value="0.808706303364996" calcext:value-type="float">
            <text:p>0.808706303364996</text:p>
          </table:table-cell>
          <table:table-cell office:value-type="float" office:value="0.856975825958253" calcext:value-type="float">
            <text:p>0.856975825958253</text:p>
          </table:table-cell>
          <table:table-cell office:value-type="float" office:value="0.79423510750205" calcext:value-type="float">
            <text:p>0.79423510750205</text:p>
          </table:table-cell>
          <table:table-cell office:value-type="float" office:value="0.880197924344838" calcext:value-type="float">
            <text:p>0.880197924344838</text:p>
          </table:table-cell>
          <table:table-cell office:value-type="float" office:value="0.872022067352181" calcext:value-type="float">
            <text:p>0.872022067352181</text:p>
          </table:table-cell>
          <table:table-cell table:number-columns-repeated="3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15338076776837" calcext:value-type="float">
            <text:p>0.715338076776837</text:p>
          </table:table-cell>
          <table:table-cell office:value-type="float" office:value="0.733563035007109" calcext:value-type="float">
            <text:p>0.733563035007109</text:p>
          </table:table-cell>
          <table:table-cell office:value-type="float" office:value="0.723148205409978" calcext:value-type="float">
            <text:p>0.723148205409978</text:p>
          </table:table-cell>
          <table:table-cell office:value-type="float" office:value="0.774555801836036" calcext:value-type="float">
            <text:p>0.774555801836036</text:p>
          </table:table-cell>
          <table:table-cell office:value-type="float" office:value="0.77066602475235" calcext:value-type="float">
            <text:p>0.77066602475235</text:p>
          </table:table-cell>
          <table:table-cell office:value-type="float" office:value="0.778823750390846" calcext:value-type="float">
            <text:p>0.778823750390846</text:p>
          </table:table-cell>
          <table:table-cell office:value-type="float" office:value="0.797535281131797" calcext:value-type="float">
            <text:p>0.797535281131797</text:p>
          </table:table-cell>
          <table:table-cell table:number-columns-repeated="3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685604361177411" calcext:value-type="float">
            <text:p>0.685604361177411</text:p>
          </table:table-cell>
          <table:table-cell office:value-type="float" office:value="0.695344285031028" calcext:value-type="float">
            <text:p>0.695344285031028</text:p>
          </table:table-cell>
          <table:table-cell office:value-type="float" office:value="0.686420148987839" calcext:value-type="float">
            <text:p>0.686420148987839</text:p>
          </table:table-cell>
          <table:table-cell office:value-type="float" office:value="0.739085015612879" calcext:value-type="float">
            <text:p>0.739085015612879</text:p>
          </table:table-cell>
          <table:table-cell office:value-type="float" office:value="0.729898253565748" calcext:value-type="float">
            <text:p>0.729898253565748</text:p>
          </table:table-cell>
          <table:table-cell office:value-type="float" office:value="0.745188816557703" calcext:value-type="float">
            <text:p>0.745188816557703</text:p>
          </table:table-cell>
          <table:table-cell office:value-type="float" office:value="0.757126347126244" calcext:value-type="float">
            <text:p>0.757126347126244</text:p>
          </table:table-cell>
          <table:table-cell table:number-columns-repeated="3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66462975452439" calcext:value-type="float">
            <text:p>0.66462975452439</text:p>
          </table:table-cell>
          <table:table-cell office:value-type="float" office:value="0.661274763902154" calcext:value-type="float">
            <text:p>0.661274763902154</text:p>
          </table:table-cell>
          <table:table-cell office:value-type="float" office:value="0.64733537144674" calcext:value-type="float">
            <text:p>0.64733537144674</text:p>
          </table:table-cell>
          <table:table-cell office:value-type="float" office:value="0.705204183953341" calcext:value-type="float">
            <text:p>0.705204183953341</text:p>
          </table:table-cell>
          <table:table-cell office:value-type="float" office:value="0.701767229008391" calcext:value-type="float">
            <text:p>0.701767229008391</text:p>
          </table:table-cell>
          <table:table-cell office:value-type="float" office:value="0.711173058870718" calcext:value-type="float">
            <text:p>0.711173058870718</text:p>
          </table:table-cell>
          <table:table-cell office:value-type="float" office:value="0.727532136645362" calcext:value-type="float">
            <text:p>0.727532136645362</text:p>
          </table:table-cell>
          <table:table-cell table:number-columns-repeated="3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625858345704893" calcext:value-type="float">
            <text:p>0.625858345704893</text:p>
          </table:table-cell>
          <table:table-cell office:value-type="float" office:value="0.604870530642026" calcext:value-type="float">
            <text:p>0.604870530642026</text:p>
          </table:table-cell>
          <table:table-cell office:value-type="float" office:value="0.573601087556094" calcext:value-type="float">
            <text:p>0.573601087556094</text:p>
          </table:table-cell>
          <table:table-cell office:value-type="float" office:value="0.664235263212012" calcext:value-type="float">
            <text:p>0.664235263212012</text:p>
          </table:table-cell>
          <table:table-cell office:value-type="float" office:value="0.640095008140963" calcext:value-type="float">
            <text:p>0.640095008140963</text:p>
          </table:table-cell>
          <table:table-cell office:value-type="float" office:value="0.672103116050193" calcext:value-type="float">
            <text:p>0.672103116050193</text:p>
          </table:table-cell>
          <table:table-cell office:value-type="float" office:value="0.677157098688568" calcext:value-type="float">
            <text:p>0.677157098688568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62458231278779" calcext:value-type="float">
            <text:p>0.762458231278779</text:p>
          </table:table-cell>
          <table:table-cell office:value-type="float" office:value="0.62424189878907" calcext:value-type="float">
            <text:p>0.62424189878907</text:p>
          </table:table-cell>
          <table:table-cell office:value-type="float" office:value="0.783169268387389" calcext:value-type="float">
            <text:p>0.783169268387389</text:p>
          </table:table-cell>
          <table:table-cell office:value-type="float" office:value="0.831977677516082" calcext:value-type="float">
            <text:p>0.831977677516082</text:p>
          </table:table-cell>
          <table:table-cell office:value-type="float" office:value="0.730208283389795" calcext:value-type="float">
            <text:p>0.730208283389795</text:p>
          </table:table-cell>
          <table:table-cell office:value-type="float" office:value="0.845988485499508" calcext:value-type="float">
            <text:p>0.845988485499508</text:p>
          </table:table-cell>
          <table:table-cell office:value-type="float" office:value="0.780132599441257" calcext:value-type="float">
            <text:p>0.780132599441257</text:p>
          </table:table-cell>
          <table:table-cell table:number-columns-repeated="3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5923010388544" calcext:value-type="float">
            <text:p>0.635923010388544</text:p>
          </table:table-cell>
          <table:table-cell office:value-type="float" office:value="0.591519751206753" calcext:value-type="float">
            <text:p>0.591519751206753</text:p>
          </table:table-cell>
          <table:table-cell office:value-type="float" office:value="0.658157532244844" calcext:value-type="float">
            <text:p>0.658157532244844</text:p>
          </table:table-cell>
          <table:table-cell office:value-type="float" office:value="0.702105590428409" calcext:value-type="float">
            <text:p>0.702105590428409</text:p>
          </table:table-cell>
          <table:table-cell office:value-type="float" office:value="0.675597913000357" calcext:value-type="float">
            <text:p>0.675597913000357</text:p>
          </table:table-cell>
          <table:table-cell office:value-type="float" office:value="0.724400394991827" calcext:value-type="float">
            <text:p>0.724400394991827</text:p>
          </table:table-cell>
          <table:table-cell office:value-type="float" office:value="0.723340643307795" calcext:value-type="float">
            <text:p>0.723340643307795</text:p>
          </table:table-cell>
          <table:table-cell table:number-columns-repeated="3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592958519926643" calcext:value-type="float">
            <text:p>0.592958519926643</text:p>
          </table:table-cell>
          <table:table-cell office:value-type="float" office:value="0.504871814820525" calcext:value-type="float">
            <text:p>0.504871814820525</text:p>
          </table:table-cell>
          <table:table-cell office:value-type="float" office:value="0.621801595633778" calcext:value-type="float">
            <text:p>0.621801595633778</text:p>
          </table:table-cell>
          <table:table-cell office:value-type="float" office:value="0.630509471160456" calcext:value-type="float">
            <text:p>0.630509471160456</text:p>
          </table:table-cell>
          <table:table-cell office:value-type="float" office:value="0.604823265416351" calcext:value-type="float">
            <text:p>0.604823265416351</text:p>
          </table:table-cell>
          <table:table-cell office:value-type="float" office:value="0.631506904643944" calcext:value-type="float">
            <text:p>0.631506904643944</text:p>
          </table:table-cell>
          <table:table-cell office:value-type="float" office:value="0.637686054134685" calcext:value-type="float">
            <text:p>0.637686054134685</text:p>
          </table:table-cell>
          <table:table-cell table:number-columns-repeated="3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531099729435846" calcext:value-type="float">
            <text:p>0.531099729435846</text:p>
          </table:table-cell>
          <table:table-cell office:value-type="float" office:value="0.411899642402244" calcext:value-type="float">
            <text:p>0.411899642402244</text:p>
          </table:table-cell>
          <table:table-cell office:value-type="float" office:value="0.554488149268716" calcext:value-type="float">
            <text:p>0.554488149268716</text:p>
          </table:table-cell>
          <table:table-cell office:value-type="float" office:value="0.543126484392974" calcext:value-type="float">
            <text:p>0.543126484392974</text:p>
          </table:table-cell>
          <table:table-cell office:value-type="float" office:value="0.493764457229979" calcext:value-type="float">
            <text:p>0.493764457229979</text:p>
          </table:table-cell>
          <table:table-cell office:value-type="float" office:value="0.554420483700918" calcext:value-type="float">
            <text:p>0.554420483700918</text:p>
          </table:table-cell>
          <table:table-cell office:value-type="float" office:value="0.539907803578785" calcext:value-type="float">
            <text:p>0.539907803578785</text:p>
          </table:table-cell>
          <table:table-cell table:number-columns-repeated="3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402792003662082" calcext:value-type="float">
            <text:p>0.402792003662082</text:p>
          </table:table-cell>
          <table:table-cell office:value-type="float" office:value="0.141929345173013" calcext:value-type="float">
            <text:p>0.141929345173013</text:p>
          </table:table-cell>
          <table:table-cell office:value-type="float" office:value="0.482204901350615" calcext:value-type="float">
            <text:p>0.482204901350615</text:p>
          </table:table-cell>
          <table:table-cell office:value-type="float" office:value="0.434974858077466" calcext:value-type="float">
            <text:p>0.434974858077466</text:p>
          </table:table-cell>
          <table:table-cell office:value-type="float" office:value="0.339801675016296" calcext:value-type="float">
            <text:p>0.339801675016296</text:p>
          </table:table-cell>
          <table:table-cell office:value-type="float" office:value="0.452207335171682" calcext:value-type="float">
            <text:p>0.452207335171682</text:p>
          </table:table-cell>
          <table:table-cell office:value-type="float" office:value="0.431920047412703" calcext:value-type="float">
            <text:p>0.431920047412703</text:p>
          </table:table-cell>
          <table:table-cell table:number-columns-repeated="36"/>
        </table:table-row>
      </table:table>
      <table:table table:name="WFG by space" table:style-name="ta1">
        <table:shapes>
          <draw:frame draw:z-index="0" draw:style-name="gr1" draw:text-style-name="P1" svg:width="835.65pt" svg:height="470.04pt" svg:x="267pt" svg:y="184.51pt">
            <draw:object draw:notify-on-update-of-ranges="'WFG by space'.A2:'WFG by space'.A2 'WFG by space'.A3:'WFG by space'.A13 'WFG by space'.B2:'WFG by space'.B2 'WFG by space'.B3:'WFG by space'.B13 'WFG by space'.C2:'WFG by space'.C2 'WFG by space'.C3:'WFG by space'.C13 'WFG by space'.D2:'WFG by space'.D2 'WFG by space'.D3:'WFG by space'.D13 'WFG by space'.E2:'WFG by space'.E2 'WFG by space'.E3:'WFG by space'.E13 'WFG by space'.F2:'WFG by space'.F2 'WFG by space'.F3:'WFG by space'.F13 'WFG by space'.G2:'WFG by space'.G2 'WFG by space'.G3:'WFG by space'.G13 'WFG by space'.H2:'WFG by space'.H2 'WFG by space'.H3:'WFG by space'.H13 'WFG by space'.I2:'WFG by space'.I2 'WFG by space'.I3:'WFG by space'.I13 'WFG by space'.J2:'WFG by space'.J2 'WFG by space'.J3:'WFG by space'.J13 'WFG by space'.K2:'WFG by space'.K2 'WFG by space'.K3:'WFG by space'.K13 'WFG by space'.L2:'WFG by space'.L2 'WFG by space'.L3:'WFG by space'.L13 'WFG by space'.M2:'WFG by space'.M2 'WFG by space'.M3:'WFG by space'.M13 'WFG by space'.N2:'WFG by space'.N2 'WFG by space'.N3:'WFG by space'.N13 'WFG by space'.O2:'WFG by space'.O2 'WFG by space'.O3:'WFG by space'.O13 'WFG by space'.P2:'WFG by space'.P2 'WFG by space'.P3:'WFG by space'.P13 'WFG by space'.Q2:'WFG by space'.Q2 'WFG by space'.Q3:'WFG by space'.Q13 'WFG by space'.R2:'WFG by space'.R2 'WFG by space'.R3:'WFG by space'.R13 'WFG by space'.S2:'WFG by space'.S2 'WFG by space'.S3:'WFG by space'.S13 'WFG by space'.T2:'WFG by space'.T2 'WFG by space'.T3:'WFG by space'.T13 'WFG by space'.U2:'WFG by space'.U2 'WFG by space'.U3:'WFG by space'.U1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107.81pt" svg:height="596.21pt" svg:x="2699.35pt" svg:y="82.18pt">
            <draw:object draw:notify-on-update-of-ranges="'WFG by space'.V2:'WFG by space'.V2 'WFG by space'.V3:'WFG by space'.V13 'WFG by space'.W2:'WFG by space'.W2 'WFG by space'.W3:'WFG by space'.W13 'WFG by space'.X2:'WFG by space'.X2 'WFG by space'.X3:'WFG by space'.X13 'WFG by space'.Y2:'WFG by space'.Y2 'WFG by space'.Y3:'WFG by space'.Y13 'WFG by space'.Z2:'WFG by space'.Z2 'WFG by space'.Z3:'WFG by space'.Z13 'WFG by space'.AA2:'WFG by space'.AA2 'WFG by space'.AA3:'WFG by space'.AA13 'WFG by space'.AB2:'WFG by space'.AB2 'WFG by space'.AB3:'WFG by space'.AB13 'WFG by space'.AC2:'WFG by space'.AC2 'WFG by space'.AC3:'WFG by space'.AC13 'WFG by space'.AD2:'WFG by space'.AD2 'WFG by space'.AD3:'WFG by space'.AD13 'WFG by space'.AE2:'WFG by space'.AE2 'WFG by space'.AE3:'WFG by space'.AE13 'WFG by space'.AF2:'WFG by space'.AF2 'WFG by space'.AF3:'WFG by space'.AF13 'WFG by space'.AG2:'WFG by space'.AG2 'WFG by space'.AG3:'WFG by space'.AG13 'WFG by space'.AH2:'WFG by space'.AH2 'WFG by space'.AH3:'WFG by space'.AH13 'WFG by space'.AI2:'WFG by space'.AI2 'WFG by space'.AI3:'WFG by space'.AI13 'WFG by space'.AJ2:'WFG by space'.AJ2 'WFG by space'.AJ3:'WFG by space'.AJ13 'WFG by space'.AK2:'WFG by space'.AK2 'WFG by space'.AK3:'WFG by space'.AK13 'WFG by space'.AL2:'WFG by space'.AL2 'WFG by space'.AL3:'WFG by space'.AL13 'WFG by space'.AM2:'WFG by space'.AM2 'WFG by space'.AM3:'WFG by space'.AM13 'WFG by space'.AN2:'WFG by space'.AN2 'WFG by space'.AN3:'WFG by space'.AN13 'WFG by space'.AO2:'WFG by space'.AO2 'WFG by space'.AO3:'WFG by space'.AO13 'WFG by space'.AP2:'WFG by space'.AP2 'WFG by space'.AP3:'WFG by space'.AP13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" draw:style-name="gr1" draw:text-style-name="P1" svg:width="1290.36pt" svg:height="694.43pt" svg:x="2406.08pt" svg:y="932.12pt">
            <draw:object draw:notify-on-update-of-ranges="'WFG by space'.W55:'WFG by space'.W55 'WFG by space'.W56:'WFG by space'.W66 'WFG by space'.X55:'WFG by space'.X55 'WFG by space'.X56:'WFG by space'.X66 'WFG by space'.Y55:'WFG by space'.Y55 'WFG by space'.Y56:'WFG by space'.Y66 'WFG by space'.Z55:'WFG by space'.Z55 'WFG by space'.Z56:'WFG by space'.Z66 'WFG by space'.AA55:'WFG by space'.AA55 'WFG by space'.AA56:'WFG by space'.AA66 'WFG by space'.AB55:'WFG by space'.AB55 'WFG by space'.AB56:'WFG by space'.AB66 'WFG by space'.AC55:'WFG by space'.AC55 'WFG by space'.AC56:'WFG by space'.AC66 'WFG by space'.AD55:'WFG by space'.AD55 'WFG by space'.AD56:'WFG by space'.AD66 'WFG by space'.AE55:'WFG by space'.AE55 'WFG by space'.AE56:'WFG by space'.AE66 'WFG by space'.AF55:'WFG by space'.AF55 'WFG by space'.AF56:'WFG by space'.AF66 'WFG by space'.AG55:'WFG by space'.AG55 'WFG by space'.AG56:'WFG by space'.AG66 'WFG by space'.AH55:'WFG by space'.AH55 'WFG by space'.AH56:'WFG by space'.AH66 'WFG by space'.AI55:'WFG by space'.AI55 'WFG by space'.AI56:'WFG by space'.AI66 'WFG by space'.AJ55:'WFG by space'.AJ55 'WFG by space'.AJ56:'WFG by space'.AJ66 'WFG by space'.AK55:'WFG by space'.AK55 'WFG by space'.AK56:'WFG by space'.AK66 'WFG by space'.AL55:'WFG by space'.AL55 'WFG by space'.AL56:'WFG by space'.AL66 'WFG by space'.AM55:'WFG by space'.AM55 'WFG by space'.AM56:'WFG by space'.AM66 'WFG by space'.AN55:'WFG by space'.AN55 'WFG by space'.AN56:'WFG by space'.AN66 'WFG by space'.AO55:'WFG by space'.AO55 'WFG by space'.AO56:'WFG by space'.AO66 'WFG by space'.AP55:'WFG by space'.AP55 'WFG by space'.AP56:'WFG by space'.AP66 'WFG by space'.AQ55:'WFG by space'.AQ55 'WFG by space'.AQ56:'WFG by space'.AQ6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3" draw:style-name="gr1" draw:text-style-name="P1" svg:width="906.43pt" svg:height="509.84pt" svg:x="146.21pt" svg:y="890.73pt">
            <draw:object draw:notify-on-update-of-ranges="'WFG by space'.A55:'WFG by space'.A55 'WFG by space'.A56:'WFG by space'.A66 'WFG by space'.B55:'WFG by space'.B55 'WFG by space'.B56:'WFG by space'.B66 'WFG by space'.C55:'WFG by space'.C55 'WFG by space'.C56:'WFG by space'.C66 'WFG by space'.D55:'WFG by space'.D55 'WFG by space'.D56:'WFG by space'.D66 'WFG by space'.E55:'WFG by space'.E55 'WFG by space'.E56:'WFG by space'.E66 'WFG by space'.F55:'WFG by space'.F55 'WFG by space'.F56:'WFG by space'.F66 'WFG by space'.G55:'WFG by space'.G55 'WFG by space'.G56:'WFG by space'.G66 'WFG by space'.H55:'WFG by space'.H55 'WFG by space'.H56:'WFG by space'.H66 'WFG by space'.I55:'WFG by space'.I55 'WFG by space'.I56:'WFG by space'.I66 'WFG by space'.J55:'WFG by space'.J55 'WFG by space'.J56:'WFG by space'.J66 'WFG by space'.K55:'WFG by space'.K55 'WFG by space'.K56:'WFG by space'.K66 'WFG by space'.L55:'WFG by space'.L55 'WFG by space'.L56:'WFG by space'.L66 'WFG by space'.M55:'WFG by space'.M55 'WFG by space'.M56:'WFG by space'.M66 'WFG by space'.N55:'WFG by space'.N55 'WFG by space'.N56:'WFG by space'.N66 'WFG by space'.O55:'WFG by space'.O55 'WFG by space'.O56:'WFG by space'.O66 'WFG by space'.P55:'WFG by space'.P55 'WFG by space'.P56:'WFG by space'.P66 'WFG by space'.Q55:'WFG by space'.Q55 'WFG by space'.Q56:'WFG by space'.Q66 'WFG by space'.R55:'WFG by space'.R55 'WFG by space'.R56:'WFG by space'.R66 'WFG by space'.S55:'WFG by space'.S55 'WFG by space'.S56:'WFG by space'.S66 'WFG by space'.T55:'WFG by space'.T55 'WFG by space'.T56:'WFG by space'.T66 'WFG by space'.U55:'WFG by space'.U55 'WFG by space'.U56:'WFG by space'.U6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number-columns-repeated="43" table:default-cell-style-name="Default"/>
        <table:table-row table:style-name="ro2">
          <table:table-cell office:value-type="string" calcext:value-type="string">
            <text:p>Dos objetivos</text:p>
          </table:table-cell>
          <table:table-cell/>
          <table:table-cell office:value-type="string" calcext:value-type="string">
            <text:p>Posició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50 - NSGAII </text:p>
          </table:table-cell>
          <table:table-cell office:value-type="string" calcext:value-type="string">
            <text:p>50 – MOEA/D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100 - NSGAII </text:p>
          </table:table-cell>
          <table:table-cell office:value-type="string" calcext:value-type="string">
            <text:p>100 – MOEA/D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250 - NSGAII </text:p>
          </table:table-cell>
          <table:table-cell office:value-type="string" calcext:value-type="string">
            <text:p>250 – MOEA/D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500 - NSGAII </text:p>
          </table:table-cell>
          <table:table-cell office:value-type="string" calcext:value-type="string">
            <text:p>500 – MOEA/D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  <table:table-cell office:value-type="string" calcext:value-type="string">
            <text:p>1000 - NSGAII </text:p>
          </table:table-cell>
          <table:table-cell office:value-type="string" calcext:value-type="string">
            <text:p>1000 – MOEA/D</text:p>
          </table:table-cell>
          <table:table-cell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50 - NSGAII </text:p>
          </table:table-cell>
          <table:table-cell office:value-type="string" calcext:value-type="string">
            <text:p>50 – MOEA/D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100 - NSGAII </text:p>
          </table:table-cell>
          <table:table-cell office:value-type="string" calcext:value-type="string">
            <text:p>100 – MOEA/D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250 - NSGAII </text:p>
          </table:table-cell>
          <table:table-cell office:value-type="string" calcext:value-type="string">
            <text:p>250 – MOEA/D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500 - NSGAII </text:p>
          </table:table-cell>
          <table:table-cell office:value-type="string" calcext:value-type="string">
            <text:p>500 – MOEA/D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  <table:table-cell office:value-type="string" calcext:value-type="string">
            <text:p>1000 - NSGAII </text:p>
          </table:table-cell>
          <table:table-cell office:value-type="string" calcext:value-type="string">
            <text:p>1000 – MOEA/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98349" calcext:value-type="float">
            <text:p>0.398349</text:p>
          </table:table-cell>
          <table:table-cell office:value-type="float" office:value="0.400745" calcext:value-type="float">
            <text:p>0.400745</text:p>
          </table:table-cell>
          <table:table-cell office:value-type="float" office:value="0.397577" calcext:value-type="float">
            <text:p>0.397577</text:p>
          </table:table-cell>
          <table:table-cell office:value-type="float" office:value="0.397193" calcext:value-type="float">
            <text:p>0.397193</text:p>
          </table:table-cell>
          <table:table-cell office:value-type="float" office:value="0.403673" calcext:value-type="float">
            <text:p>0.403673</text:p>
          </table:table-cell>
          <table:table-cell office:value-type="float" office:value="0.403596" calcext:value-type="float">
            <text:p>0.403596</text:p>
          </table:table-cell>
          <table:table-cell office:value-type="float" office:value="0.402592" calcext:value-type="float">
            <text:p>0.402592</text:p>
          </table:table-cell>
          <table:table-cell office:value-type="float" office:value="0.403874" calcext:value-type="float">
            <text:p>0.403874</text:p>
          </table:table-cell>
          <table:table-cell office:value-type="float" office:value="0.405594" calcext:value-type="float">
            <text:p>0.405594</text:p>
          </table:table-cell>
          <table:table-cell office:value-type="float" office:value="0.406164" calcext:value-type="float">
            <text:p>0.406164</text:p>
          </table:table-cell>
          <table:table-cell office:value-type="float" office:value="0.406124" calcext:value-type="float">
            <text:p>0.406124</text:p>
          </table:table-cell>
          <table:table-cell office:value-type="float" office:value="0.407527" calcext:value-type="float">
            <text:p>0.407527</text:p>
          </table:table-cell>
          <table:table-cell office:value-type="float" office:value="0.407613" calcext:value-type="float">
            <text:p>0.407613</text:p>
          </table:table-cell>
          <table:table-cell office:value-type="float" office:value="0.407149" calcext:value-type="float">
            <text:p>0.407149</text:p>
          </table:table-cell>
          <table:table-cell office:value-type="float" office:value="0.40761" calcext:value-type="float">
            <text:p>0.40761</text:p>
          </table:table-cell>
          <table:table-cell office:value-type="float" office:value="0.407696" calcext:value-type="float">
            <text:p>0.407696</text:p>
          </table:table-cell>
          <table:table-cell office:value-type="float" office:value="0.407736" calcext:value-type="float">
            <text:p>0.407736</text:p>
          </table:table-cell>
          <table:table-cell office:value-type="float" office:value="0.407505" calcext:value-type="float">
            <text:p>0.407505</text:p>
          </table:table-cell>
          <table:table-cell office:value-type="float" office:value="0.407829" calcext:value-type="float">
            <text:p>0.407829</text:p>
          </table:table-cell>
          <table:table-cell office:value-type="float" office:value="0.407812" calcext:value-type="float">
            <text:p>0.407812</text:p>
          </table:table-cell>
          <table:table-cell office:value-type="float" office:value="1" calcext:value-type="float">
            <text:p>1</text:p>
          </table:table-cell>
          <table:table-cell office:value-type="float" office:value="0.406656" calcext:value-type="float">
            <text:p>0.406656</text:p>
          </table:table-cell>
          <table:table-cell office:value-type="float" office:value="0.406253" calcext:value-type="float">
            <text:p>0.406253</text:p>
          </table:table-cell>
          <table:table-cell office:value-type="float" office:value="0.406146" calcext:value-type="float">
            <text:p>0.406146</text:p>
          </table:table-cell>
          <table:table-cell office:value-type="float" office:value="0.407156" calcext:value-type="float">
            <text:p>0.407156</text:p>
          </table:table-cell>
          <table:table-cell office:value-type="float" office:value="0.407899" calcext:value-type="float">
            <text:p>0.407899</text:p>
          </table:table-cell>
          <table:table-cell office:value-type="float" office:value="0.407163" calcext:value-type="float">
            <text:p>0.407163</text:p>
          </table:table-cell>
          <table:table-cell office:value-type="float" office:value="0.406888" calcext:value-type="float">
            <text:p>0.406888</text:p>
          </table:table-cell>
          <table:table-cell office:value-type="float" office:value="0.407446" calcext:value-type="float">
            <text:p>0.407446</text:p>
          </table:table-cell>
          <table:table-cell office:value-type="float" office:value="0.408017" calcext:value-type="float">
            <text:p>0.408017</text:p>
          </table:table-cell>
          <table:table-cell office:value-type="float" office:value="0.407733" calcext:value-type="float">
            <text:p>0.407733</text:p>
          </table:table-cell>
          <table:table-cell office:value-type="float" office:value="0.408026" calcext:value-type="float">
            <text:p>0.408026</text:p>
          </table:table-cell>
          <table:table-cell office:value-type="float" office:value="0.408086" calcext:value-type="float">
            <text:p>0.408086</text:p>
          </table:table-cell>
          <table:table-cell office:value-type="float" office:value="0.407936" calcext:value-type="float">
            <text:p>0.407936</text:p>
          </table:table-cell>
          <table:table-cell office:value-type="float" office:value="0.408126" calcext:value-type="float">
            <text:p>0.408126</text:p>
          </table:table-cell>
          <table:table-cell office:value-type="float" office:value="0.408207" calcext:value-type="float">
            <text:p>0.408207</text:p>
          </table:table-cell>
          <table:table-cell office:value-type="float" office:value="0.408181" calcext:value-type="float">
            <text:p>0.408181</text:p>
          </table:table-cell>
          <table:table-cell office:value-type="float" office:value="0.407988" calcext:value-type="float">
            <text:p>0.407988</text:p>
          </table:table-cell>
          <table:table-cell office:value-type="float" office:value="0.408338" calcext:value-type="float">
            <text:p>0.408338</text:p>
          </table:table-cell>
          <table:table-cell office:value-type="float" office:value="0.40833" calcext:value-type="float">
            <text:p>0.40833</text:p>
          </table:table-cell>
          <table:table-cell office:value-type="float" office:value="0.408186" calcext:value-type="float">
            <text:p>0.40818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54728" calcext:value-type="float">
            <text:p>0.454728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389258" calcext:value-type="float">
            <text:p>0.389258</text:p>
          </table:table-cell>
          <table:table-cell office:value-type="float" office:value="0.316973" calcext:value-type="float">
            <text:p>0.316973</text:p>
          </table:table-cell>
          <table:table-cell office:value-type="float" office:value="0.423244" calcext:value-type="float">
            <text:p>0.423244</text:p>
          </table:table-cell>
          <table:table-cell office:value-type="float" office:value="0.295327" calcext:value-type="float">
            <text:p>0.295327</text:p>
          </table:table-cell>
          <table:table-cell office:value-type="float" office:value="0.371133" calcext:value-type="float">
            <text:p>0.371133</text:p>
          </table:table-cell>
          <table:table-cell office:value-type="float" office:value="0.31323" calcext:value-type="float">
            <text:p>0.31323</text:p>
          </table:table-cell>
          <table:table-cell office:value-type="float" office:value="0.380616" calcext:value-type="float">
            <text:p>0.380616</text:p>
          </table:table-cell>
          <table:table-cell office:value-type="float" office:value="0.244575" calcext:value-type="float">
            <text:p>0.244575</text:p>
          </table:table-cell>
          <table:table-cell office:value-type="float" office:value="0.346277" calcext:value-type="float">
            <text:p>0.346277</text:p>
          </table:table-cell>
          <table:table-cell office:value-type="float" office:value="0.295581" calcext:value-type="float">
            <text:p>0.295581</text:p>
          </table:table-cell>
          <table:table-cell office:value-type="float" office:value="0.36266" calcext:value-type="float">
            <text:p>0.36266</text:p>
          </table:table-cell>
          <table:table-cell office:value-type="float" office:value="0.198248" calcext:value-type="float">
            <text:p>0.198248</text:p>
          </table:table-cell>
          <table:table-cell office:value-type="float" office:value="0.29447" calcext:value-type="float">
            <text:p>0.29447</text:p>
          </table:table-cell>
          <table:table-cell office:value-type="float" office:value="0.267167" calcext:value-type="float">
            <text:p>0.267167</text:p>
          </table:table-cell>
          <table:table-cell office:value-type="float" office:value="0.355955" calcext:value-type="float">
            <text:p>0.355955</text:p>
          </table:table-cell>
          <table:table-cell office:value-type="float" office:value="0.15095" calcext:value-type="float">
            <text:p>0.15095</text:p>
          </table:table-cell>
          <table:table-cell office:value-type="float" office:value="0.245254" calcext:value-type="float">
            <text:p>0.245254</text:p>
          </table:table-cell>
          <table:table-cell office:value-type="float" office:value="0.233335" calcext:value-type="float">
            <text:p>0.233335</text:p>
          </table:table-cell>
          <table:table-cell office:value-type="float" office:value="2" calcext:value-type="float">
            <text:p>2</text:p>
          </table:table-cell>
          <table:table-cell office:value-type="float" office:value="0.382632" calcext:value-type="float">
            <text:p>0.382632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.012274" calcext:value-type="float">
            <text:p>0.012274</text:p>
          </table:table-cell>
          <table:table-cell office:value-type="float" office:value="0.016789" calcext:value-type="float">
            <text:p>0.016789</text:p>
          </table:table-cell>
          <table:table-cell office:value-type="float" office:value="0.359939" calcext:value-type="float">
            <text:p>0.35993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22598" calcext:value-type="float">
            <text:p>0.022598</text:p>
          </table:table-cell>
          <table:table-cell office:value-type="float" office:value="0.033087" calcext:value-type="float">
            <text:p>0.033087</text:p>
          </table:table-cell>
          <table:table-cell office:value-type="float" office:value="0.347673" calcext:value-type="float">
            <text:p>0.347673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49487" calcext:value-type="float">
            <text:p>0.049487</text:p>
          </table:table-cell>
          <table:table-cell office:value-type="float" office:value="0.050463" calcext:value-type="float">
            <text:p>0.050463</text:p>
          </table:table-cell>
          <table:table-cell office:value-type="float" office:value="0.345195" calcext:value-type="float">
            <text:p>0.345195</text:p>
          </table:table-cell>
          <table:table-cell office:value-type="float" office:value="0.030775" calcext:value-type="float">
            <text:p>0.030775</text:p>
          </table:table-cell>
          <table:table-cell office:value-type="float" office:value="0.076109" calcext:value-type="float">
            <text:p>0.076109</text:p>
          </table:table-cell>
          <table:table-cell office:value-type="float" office:value="0.058576" calcext:value-type="float">
            <text:p>0.058576</text:p>
          </table:table-cell>
          <table:table-cell office:value-type="float" office:value="0.345984" calcext:value-type="float">
            <text:p>0.345984</text:p>
          </table:table-cell>
          <table:table-cell office:value-type="float" office:value="0.029128" calcext:value-type="float">
            <text:p>0.029128</text:p>
          </table:table-cell>
          <table:table-cell office:value-type="float" office:value="0.094571" calcext:value-type="float">
            <text:p>0.094571</text:p>
          </table:table-cell>
          <table:table-cell office:value-type="float" office:value="0.067647" calcext:value-type="float">
            <text:p>0.06764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57482" calcext:value-type="float">
            <text:p>0.457482</text:p>
          </table:table-cell>
          <table:table-cell office:value-type="float" office:value="0.317156" calcext:value-type="float">
            <text:p>0.317156</text:p>
          </table:table-cell>
          <table:table-cell office:value-type="float" office:value="0.392732" calcext:value-type="float">
            <text:p>0.392732</text:p>
          </table:table-cell>
          <table:table-cell office:value-type="float" office:value="0.316456" calcext:value-type="float">
            <text:p>0.316456</text:p>
          </table:table-cell>
          <table:table-cell office:value-type="float" office:value="0.421647" calcext:value-type="float">
            <text:p>0.421647</text:p>
          </table:table-cell>
          <table:table-cell office:value-type="float" office:value="0.299119" calcext:value-type="float">
            <text:p>0.299119</text:p>
          </table:table-cell>
          <table:table-cell office:value-type="float" office:value="0.381554" calcext:value-type="float">
            <text:p>0.381554</text:p>
          </table:table-cell>
          <table:table-cell office:value-type="float" office:value="0.316272" calcext:value-type="float">
            <text:p>0.316272</text:p>
          </table:table-cell>
          <table:table-cell office:value-type="float" office:value="0.368289" calcext:value-type="float">
            <text:p>0.368289</text:p>
          </table:table-cell>
          <table:table-cell office:value-type="float" office:value="0.253036" calcext:value-type="float">
            <text:p>0.253036</text:p>
          </table:table-cell>
          <table:table-cell office:value-type="float" office:value="0.363381" calcext:value-type="float">
            <text:p>0.363381</text:p>
          </table:table-cell>
          <table:table-cell office:value-type="float" office:value="0.307373" calcext:value-type="float">
            <text:p>0.307373</text:p>
          </table:table-cell>
          <table:table-cell office:value-type="float" office:value="0.346728" calcext:value-type="float">
            <text:p>0.346728</text:p>
          </table:table-cell>
          <table:table-cell office:value-type="float" office:value="0.209854" calcext:value-type="float">
            <text:p>0.209854</text:p>
          </table:table-cell>
          <table:table-cell office:value-type="float" office:value="0.316366" calcext:value-type="float">
            <text:p>0.316366</text:p>
          </table:table-cell>
          <table:table-cell office:value-type="float" office:value="0.283243" calcext:value-type="float">
            <text:p>0.283243</text:p>
          </table:table-cell>
          <table:table-cell office:value-type="float" office:value="0.336225" calcext:value-type="float">
            <text:p>0.336225</text:p>
          </table:table-cell>
          <table:table-cell office:value-type="float" office:value="0.162547" calcext:value-type="float">
            <text:p>0.162547</text:p>
          </table:table-cell>
          <table:table-cell office:value-type="float" office:value="0.260246" calcext:value-type="float">
            <text:p>0.260246</text:p>
          </table:table-cell>
          <table:table-cell office:value-type="float" office:value="0.254003" calcext:value-type="float">
            <text:p>0.254003</text:p>
          </table:table-cell>
          <table:table-cell office:value-type="float" office:value="3" calcext:value-type="float">
            <text:p>3</text:p>
          </table:table-cell>
          <table:table-cell office:value-type="float" office:value="0.296944" calcext:value-type="float">
            <text:p>0.296944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.009321" calcext:value-type="float">
            <text:p>0.009321</text:p>
          </table:table-cell>
          <table:table-cell office:value-type="float" office:value="0.012008" calcext:value-type="float">
            <text:p>0.012008</text:p>
          </table:table-cell>
          <table:table-cell office:value-type="float" office:value="0.267595" calcext:value-type="float">
            <text:p>0.267595</text:p>
          </table:table-cell>
          <table:table-cell office:value-type="float" office:value="0.005137" calcext:value-type="float">
            <text:p>0.005137</text:p>
          </table:table-cell>
          <table:table-cell office:value-type="float" office:value="0.020219" calcext:value-type="float">
            <text:p>0.020219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261266" calcext:value-type="float">
            <text:p>0.261266</text:p>
          </table:table-cell>
          <table:table-cell office:value-type="float" office:value="0.015141" calcext:value-type="float">
            <text:p>0.015141</text:p>
          </table:table-cell>
          <table:table-cell office:value-type="float" office:value="0.043817" calcext:value-type="float">
            <text:p>0.043817</text:p>
          </table:table-cell>
          <table:table-cell office:value-type="float" office:value="0.047328" calcext:value-type="float">
            <text:p>0.047328</text:p>
          </table:table-cell>
          <table:table-cell office:value-type="float" office:value="0.267459" calcext:value-type="float">
            <text:p>0.267459</text:p>
          </table:table-cell>
          <table:table-cell office:value-type="float" office:value="0.028497" calcext:value-type="float">
            <text:p>0.028497</text:p>
          </table:table-cell>
          <table:table-cell office:value-type="float" office:value="0.069052" calcext:value-type="float">
            <text:p>0.069052</text:p>
          </table:table-cell>
          <table:table-cell office:value-type="float" office:value="0.054134" calcext:value-type="float">
            <text:p>0.054134</text:p>
          </table:table-cell>
          <table:table-cell office:value-type="float" office:value="0.27758" calcext:value-type="float">
            <text:p>0.27758</text:p>
          </table:table-cell>
          <table:table-cell office:value-type="float" office:value="0.026818" calcext:value-type="float">
            <text:p>0.026818</text:p>
          </table:table-cell>
          <table:table-cell office:value-type="float" office:value="0.086806" calcext:value-type="float">
            <text:p>0.086806</text:p>
          </table:table-cell>
          <table:table-cell office:value-type="float" office:value="0.05895" calcext:value-type="float">
            <text:p>0.0589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74627" calcext:value-type="float">
            <text:p>0.474627</text:p>
          </table:table-cell>
          <table:table-cell office:value-type="float" office:value="0.320586" calcext:value-type="float">
            <text:p>0.320586</text:p>
          </table:table-cell>
          <table:table-cell office:value-type="float" office:value="0.393408" calcext:value-type="float">
            <text:p>0.393408</text:p>
          </table:table-cell>
          <table:table-cell office:value-type="float" office:value="0.317353" calcext:value-type="float">
            <text:p>0.317353</text:p>
          </table:table-cell>
          <table:table-cell office:value-type="float" office:value="0.437002" calcext:value-type="float">
            <text:p>0.437002</text:p>
          </table:table-cell>
          <table:table-cell office:value-type="float" office:value="0.302316" calcext:value-type="float">
            <text:p>0.302316</text:p>
          </table:table-cell>
          <table:table-cell office:value-type="float" office:value="0.38632" calcext:value-type="float">
            <text:p>0.38632</text:p>
          </table:table-cell>
          <table:table-cell office:value-type="float" office:value="0.317475" calcext:value-type="float">
            <text:p>0.317475</text:p>
          </table:table-cell>
          <table:table-cell office:value-type="float" office:value="0.368817" calcext:value-type="float">
            <text:p>0.368817</text:p>
          </table:table-cell>
          <table:table-cell office:value-type="float" office:value="0.258108" calcext:value-type="float">
            <text:p>0.258108</text:p>
          </table:table-cell>
          <table:table-cell office:value-type="float" office:value="0.371317" calcext:value-type="float">
            <text:p>0.371317</text:p>
          </table:table-cell>
          <table:table-cell office:value-type="float" office:value="0.311031" calcext:value-type="float">
            <text:p>0.311031</text:p>
          </table:table-cell>
          <table:table-cell office:value-type="float" office:value="0.340698" calcext:value-type="float">
            <text:p>0.340698</text:p>
          </table:table-cell>
          <table:table-cell office:value-type="float" office:value="0.21941" calcext:value-type="float">
            <text:p>0.21941</text:p>
          </table:table-cell>
          <table:table-cell office:value-type="float" office:value="0.333492" calcext:value-type="float">
            <text:p>0.333492</text:p>
          </table:table-cell>
          <table:table-cell office:value-type="float" office:value="0.290887" calcext:value-type="float">
            <text:p>0.290887</text:p>
          </table:table-cell>
          <table:table-cell office:value-type="float" office:value="0.328227" calcext:value-type="float">
            <text:p>0.328227</text:p>
          </table:table-cell>
          <table:table-cell office:value-type="float" office:value="0.169405" calcext:value-type="float">
            <text:p>0.169405</text:p>
          </table:table-cell>
          <table:table-cell office:value-type="float" office:value="0.271797" calcext:value-type="float">
            <text:p>0.271797</text:p>
          </table:table-cell>
          <table:table-cell office:value-type="float" office:value="0.264912" calcext:value-type="float">
            <text:p>0.264912</text:p>
          </table:table-cell>
          <table:table-cell office:value-type="float" office:value="4" calcext:value-type="float">
            <text:p>4</text:p>
          </table:table-cell>
          <table:table-cell office:value-type="float" office:value="0.194146" calcext:value-type="float">
            <text:p>0.194146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0.009788" calcext:value-type="float">
            <text:p>0.009788</text:p>
          </table:table-cell>
          <table:table-cell office:value-type="float" office:value="0.164302" calcext:value-type="float">
            <text:p>0.164302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0.018405" calcext:value-type="float">
            <text:p>0.018405</text:p>
          </table:table-cell>
          <table:table-cell office:value-type="float" office:value="0.022382" calcext:value-type="float">
            <text:p>0.022382</text:p>
          </table:table-cell>
          <table:table-cell office:value-type="float" office:value="0.176693" calcext:value-type="float">
            <text:p>0.176693</text:p>
          </table:table-cell>
          <table:table-cell office:value-type="float" office:value="0.014255" calcext:value-type="float">
            <text:p>0.014255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44848" calcext:value-type="float">
            <text:p>0.044848</text:p>
          </table:table-cell>
          <table:table-cell office:value-type="float" office:value="0.202293" calcext:value-type="float">
            <text:p>0.202293</text:p>
          </table:table-cell>
          <table:table-cell office:value-type="float" office:value="0.027153" calcext:value-type="float">
            <text:p>0.027153</text:p>
          </table:table-cell>
          <table:table-cell office:value-type="float" office:value="0.065158" calcext:value-type="float">
            <text:p>0.065158</text:p>
          </table:table-cell>
          <table:table-cell office:value-type="float" office:value="0.052643" calcext:value-type="float">
            <text:p>0.052643</text:p>
          </table:table-cell>
          <table:table-cell office:value-type="float" office:value="0.232129" calcext:value-type="float">
            <text:p>0.232129</text:p>
          </table:table-cell>
          <table:table-cell office:value-type="float" office:value="0.026667" calcext:value-type="float">
            <text:p>0.026667</text:p>
          </table:table-cell>
          <table:table-cell office:value-type="float" office:value="0.084089" calcext:value-type="float">
            <text:p>0.084089</text:p>
          </table:table-cell>
          <table:table-cell office:value-type="float" office:value="0.055406" calcext:value-type="float">
            <text:p>0.05540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4703" calcext:value-type="float">
            <text:p>0.44703</text:p>
          </table:table-cell>
          <table:table-cell office:value-type="float" office:value="0.320871" calcext:value-type="float">
            <text:p>0.320871</text:p>
          </table:table-cell>
          <table:table-cell office:value-type="float" office:value="0.391066" calcext:value-type="float">
            <text:p>0.391066</text:p>
          </table:table-cell>
          <table:table-cell office:value-type="float" office:value="0.320957" calcext:value-type="float">
            <text:p>0.320957</text:p>
          </table:table-cell>
          <table:table-cell office:value-type="float" office:value="0.415882" calcext:value-type="float">
            <text:p>0.415882</text:p>
          </table:table-cell>
          <table:table-cell office:value-type="float" office:value="0.304378" calcext:value-type="float">
            <text:p>0.304378</text:p>
          </table:table-cell>
          <table:table-cell office:value-type="float" office:value="0.389006" calcext:value-type="float">
            <text:p>0.389006</text:p>
          </table:table-cell>
          <table:table-cell office:value-type="float" office:value="0.317343" calcext:value-type="float">
            <text:p>0.317343</text:p>
          </table:table-cell>
          <table:table-cell office:value-type="float" office:value="0.365179" calcext:value-type="float">
            <text:p>0.365179</text:p>
          </table:table-cell>
          <table:table-cell office:value-type="float" office:value="0.262313" calcext:value-type="float">
            <text:p>0.262313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14431" calcext:value-type="float">
            <text:p>0.314431</text:p>
          </table:table-cell>
          <table:table-cell office:value-type="float" office:value="0.33522" calcext:value-type="float">
            <text:p>0.33522</text:p>
          </table:table-cell>
          <table:table-cell office:value-type="float" office:value="0.225358" calcext:value-type="float">
            <text:p>0.225358</text:p>
          </table:table-cell>
          <table:table-cell office:value-type="float" office:value="0.347002" calcext:value-type="float">
            <text:p>0.347002</text:p>
          </table:table-cell>
          <table:table-cell office:value-type="float" office:value="0.296119" calcext:value-type="float">
            <text:p>0.296119</text:p>
          </table:table-cell>
          <table:table-cell office:value-type="float" office:value="0.304085" calcext:value-type="float">
            <text:p>0.304085</text:p>
          </table:table-cell>
          <table:table-cell office:value-type="float" office:value="0.174036" calcext:value-type="float">
            <text:p>0.174036</text:p>
          </table:table-cell>
          <table:table-cell office:value-type="float" office:value="0.280458" calcext:value-type="float">
            <text:p>0.280458</text:p>
          </table:table-cell>
          <table:table-cell office:value-type="float" office:value="0.271512" calcext:value-type="float">
            <text:p>0.271512</text:p>
          </table:table-cell>
          <table:table-cell office:value-type="float" office:value="5" calcext:value-type="float">
            <text:p>5</text:p>
          </table:table-cell>
          <table:table-cell office:value-type="float" office:value="0.063265" calcext:value-type="float">
            <text:p>0.063265</text:p>
          </table:table-cell>
          <table:table-cell office:value-type="float" office:value="0.001598" calcext:value-type="float">
            <text:p>0.001598</text:p>
          </table:table-cell>
          <table:table-cell office:value-type="float" office:value="0.007104" calcext:value-type="float">
            <text:p>0.007104</text:p>
          </table:table-cell>
          <table:table-cell office:value-type="float" office:value="0.009339" calcext:value-type="float">
            <text:p>0.009339</text:p>
          </table:table-cell>
          <table:table-cell office:value-type="float" office:value="0.046369" calcext:value-type="float">
            <text:p>0.046369</text:p>
          </table:table-cell>
          <table:table-cell office:value-type="float" office:value="0.004375" calcext:value-type="float">
            <text:p>0.004375</text:p>
          </table:table-cell>
          <table:table-cell office:value-type="float" office:value="0.017217" calcext:value-type="float">
            <text:p>0.017217</text:p>
          </table:table-cell>
          <table:table-cell office:value-type="float" office:value="0.019415" calcext:value-type="float">
            <text:p>0.019415</text:p>
          </table:table-cell>
          <table:table-cell office:value-type="float" office:value="0.069643" calcext:value-type="float">
            <text:p>0.069643</text:p>
          </table:table-cell>
          <table:table-cell office:value-type="float" office:value="0.013602" calcext:value-type="float">
            <text:p>0.013602</text:p>
          </table:table-cell>
          <table:table-cell office:value-type="float" office:value="0.042012" calcext:value-type="float">
            <text:p>0.042012</text:p>
          </table:table-cell>
          <table:table-cell office:value-type="float" office:value="0.043134" calcext:value-type="float">
            <text:p>0.043134</text:p>
          </table:table-cell>
          <table:table-cell office:value-type="float" office:value="0.115716" calcext:value-type="float">
            <text:p>0.115716</text:p>
          </table:table-cell>
          <table:table-cell office:value-type="float" office:value="0.025907" calcext:value-type="float">
            <text:p>0.025907</text:p>
          </table:table-cell>
          <table:table-cell office:value-type="float" office:value="0.062212" calcext:value-type="float">
            <text:p>0.062212</text:p>
          </table:table-cell>
          <table:table-cell office:value-type="float" office:value="0.051203" calcext:value-type="float">
            <text:p>0.051203</text:p>
          </table:table-cell>
          <table:table-cell office:value-type="float" office:value="0.152902" calcext:value-type="float">
            <text:p>0.152902</text:p>
          </table:table-cell>
          <table:table-cell office:value-type="float" office:value="0.026786" calcext:value-type="float">
            <text:p>0.026786</text:p>
          </table:table-cell>
          <table:table-cell office:value-type="float" office:value="0.08181" calcext:value-type="float">
            <text:p>0.08181</text:p>
          </table:table-cell>
          <table:table-cell office:value-type="float" office:value="0.053691" calcext:value-type="float">
            <text:p>0.05369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88038" calcext:value-type="float">
            <text:p>0.388038</text:p>
          </table:table-cell>
          <table:table-cell office:value-type="float" office:value="0.32283" calcext:value-type="float">
            <text:p>0.32283</text:p>
          </table:table-cell>
          <table:table-cell office:value-type="float" office:value="0.391872" calcext:value-type="float">
            <text:p>0.391872</text:p>
          </table:table-cell>
          <table:table-cell office:value-type="float" office:value="0.326015" calcext:value-type="float">
            <text:p>0.326015</text:p>
          </table:table-cell>
          <table:table-cell office:value-type="float" office:value="0.369867" calcext:value-type="float">
            <text:p>0.369867</text:p>
          </table:table-cell>
          <table:table-cell office:value-type="float" office:value="0.304615" calcext:value-type="float">
            <text:p>0.304615</text:p>
          </table:table-cell>
          <table:table-cell office:value-type="float" office:value="0.390316" calcext:value-type="float">
            <text:p>0.390316</text:p>
          </table:table-cell>
          <table:table-cell office:value-type="float" office:value="0.316935" calcext:value-type="float">
            <text:p>0.316935</text:p>
          </table:table-cell>
          <table:table-cell office:value-type="float" office:value="0.332127" calcext:value-type="float">
            <text:p>0.332127</text:p>
          </table:table-cell>
          <table:table-cell office:value-type="float" office:value="0.265149" calcext:value-type="float">
            <text:p>0.265149</text:p>
          </table:table-cell>
          <table:table-cell office:value-type="float" office:value="0.381797" calcext:value-type="float">
            <text:p>0.381797</text:p>
          </table:table-cell>
          <table:table-cell office:value-type="float" office:value="0.316593" calcext:value-type="float">
            <text:p>0.316593</text:p>
          </table:table-cell>
          <table:table-cell office:value-type="float" office:value="0.304379" calcext:value-type="float">
            <text:p>0.304379</text:p>
          </table:table-cell>
          <table:table-cell office:value-type="float" office:value="0.229063" calcext:value-type="float">
            <text:p>0.229063</text:p>
          </table:table-cell>
          <table:table-cell office:value-type="float" office:value="0.354377" calcext:value-type="float">
            <text:p>0.354377</text:p>
          </table:table-cell>
          <table:table-cell office:value-type="float" office:value="0.301433" calcext:value-type="float">
            <text:p>0.301433</text:p>
          </table:table-cell>
          <table:table-cell office:value-type="float" office:value="0.26821" calcext:value-type="float">
            <text:p>0.26821</text:p>
          </table:table-cell>
          <table:table-cell office:value-type="float" office:value="0.178087" calcext:value-type="float">
            <text:p>0.178087</text:p>
          </table:table-cell>
          <table:table-cell office:value-type="float" office:value="0.288902" calcext:value-type="float">
            <text:p>0.288902</text:p>
          </table:table-cell>
          <table:table-cell office:value-type="float" office:value="0.27642" calcext:value-type="float">
            <text:p>0.27642</text:p>
          </table:table-cell>
          <table:table-cell office:value-type="float" office:value="6" calcext:value-type="float">
            <text:p>6</text:p>
          </table:table-cell>
          <table:table-cell office:value-type="float" office:value="0.010284" calcext:value-type="float">
            <text:p>0.010284</text:p>
          </table:table-cell>
          <table:table-cell office:value-type="float" office:value="0.001548" calcext:value-type="float">
            <text:p>0.001548</text:p>
          </table:table-cell>
          <table:table-cell office:value-type="float" office:value="0.006806" calcext:value-type="float">
            <text:p>0.006806</text:p>
          </table:table-cell>
          <table:table-cell office:value-type="float" office:value="0.009124" calcext:value-type="float">
            <text:p>0.009124</text:p>
          </table:table-cell>
          <table:table-cell office:value-type="float" office:value="0.015507" calcext:value-type="float">
            <text:p>0.015507</text:p>
          </table:table-cell>
          <table:table-cell office:value-type="float" office:value="0.004095" calcext:value-type="float">
            <text:p>0.004095</text:p>
          </table:table-cell>
          <table:table-cell office:value-type="float" office:value="0.016466" calcext:value-type="float">
            <text:p>0.016466</text:p>
          </table:table-cell>
          <table:table-cell office:value-type="float" office:value="0.016915" calcext:value-type="float">
            <text:p>0.016915</text:p>
          </table:table-cell>
          <table:table-cell office:value-type="float" office:value="0.028454" calcext:value-type="float">
            <text:p>0.028454</text:p>
          </table:table-cell>
          <table:table-cell office:value-type="float" office:value="0.013446" calcext:value-type="float">
            <text:p>0.013446</text:p>
          </table:table-cell>
          <table:table-cell office:value-type="float" office:value="0.040636" calcext:value-type="float">
            <text:p>0.040636</text:p>
          </table:table-cell>
          <table:table-cell office:value-type="float" office:value="0.041943" calcext:value-type="float">
            <text:p>0.041943</text:p>
          </table:table-cell>
          <table:table-cell office:value-type="float" office:value="0.046249" calcext:value-type="float">
            <text:p>0.046249</text:p>
          </table:table-cell>
          <table:table-cell office:value-type="float" office:value="0.024979" calcext:value-type="float">
            <text:p>0.024979</text:p>
          </table:table-cell>
          <table:table-cell office:value-type="float" office:value="0.060183" calcext:value-type="float">
            <text:p>0.060183</text:p>
          </table:table-cell>
          <table:table-cell office:value-type="float" office:value="0.050372" calcext:value-type="float">
            <text:p>0.050372</text:p>
          </table:table-cell>
          <table:table-cell office:value-type="float" office:value="0.079746" calcext:value-type="float">
            <text:p>0.079746</text:p>
          </table:table-cell>
          <table:table-cell office:value-type="float" office:value="0.027358" calcext:value-type="float">
            <text:p>0.027358</text:p>
          </table:table-cell>
          <table:table-cell office:value-type="float" office:value="0.080245" calcext:value-type="float">
            <text:p>0.080245</text:p>
          </table:table-cell>
          <table:table-cell office:value-type="float" office:value="0.052147" calcext:value-type="float">
            <text:p>0.05214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77258" calcext:value-type="float">
            <text:p>0.377258</text:p>
          </table:table-cell>
          <table:table-cell office:value-type="float" office:value="0.322974" calcext:value-type="float">
            <text:p>0.322974</text:p>
          </table:table-cell>
          <table:table-cell office:value-type="float" office:value="0.394734" calcext:value-type="float">
            <text:p>0.394734</text:p>
          </table:table-cell>
          <table:table-cell office:value-type="float" office:value="0.329551" calcext:value-type="float">
            <text:p>0.329551</text:p>
          </table:table-cell>
          <table:table-cell office:value-type="float" office:value="0.366612" calcext:value-type="float">
            <text:p>0.366612</text:p>
          </table:table-cell>
          <table:table-cell office:value-type="float" office:value="0.304882" calcext:value-type="float">
            <text:p>0.304882</text:p>
          </table:table-cell>
          <table:table-cell office:value-type="float" office:value="0.393205" calcext:value-type="float">
            <text:p>0.393205</text:p>
          </table:table-cell>
          <table:table-cell office:value-type="float" office:value="0.318036" calcext:value-type="float">
            <text:p>0.318036</text:p>
          </table:table-cell>
          <table:table-cell office:value-type="float" office:value="0.33093" calcext:value-type="float">
            <text:p>0.33093</text:p>
          </table:table-cell>
          <table:table-cell office:value-type="float" office:value="0.269045" calcext:value-type="float">
            <text:p>0.269045</text:p>
          </table:table-cell>
          <table:table-cell office:value-type="float" office:value="0.385782" calcext:value-type="float">
            <text:p>0.385782</text:p>
          </table:table-cell>
          <table:table-cell office:value-type="float" office:value="0.317779" calcext:value-type="float">
            <text:p>0.317779</text:p>
          </table:table-cell>
          <table:table-cell office:value-type="float" office:value="0.308053" calcext:value-type="float">
            <text:p>0.308053</text:p>
          </table:table-cell>
          <table:table-cell office:value-type="float" office:value="0.232042" calcext:value-type="float">
            <text:p>0.232042</text:p>
          </table:table-cell>
          <table:table-cell office:value-type="float" office:value="0.359899" calcext:value-type="float">
            <text:p>0.359899</text:p>
          </table:table-cell>
          <table:table-cell office:value-type="float" office:value="0.305289" calcext:value-type="float">
            <text:p>0.305289</text:p>
          </table:table-cell>
          <table:table-cell office:value-type="float" office:value="0.269788" calcext:value-type="float">
            <text:p>0.269788</text:p>
          </table:table-cell>
          <table:table-cell office:value-type="float" office:value="0.182071" calcext:value-type="float">
            <text:p>0.182071</text:p>
          </table:table-cell>
          <table:table-cell office:value-type="float" office:value="0.298094" calcext:value-type="float">
            <text:p>0.298094</text:p>
          </table:table-cell>
          <table:table-cell office:value-type="float" office:value="0.279523" calcext:value-type="float">
            <text:p>0.279523</text:p>
          </table:table-cell>
          <table:table-cell office:value-type="float" office:value="7" calcext:value-type="float">
            <text:p>7</text:p>
          </table:table-cell>
          <table:table-cell office:value-type="float" office:value="0.006421" calcext:value-type="float">
            <text:p>0.00642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8871" calcext:value-type="float">
            <text:p>0.008871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0.014655" calcext:value-type="float">
            <text:p>0.014655</text:p>
          </table:table-cell>
          <table:table-cell office:value-type="float" office:value="0.020255" calcext:value-type="float">
            <text:p>0.020255</text:p>
          </table:table-cell>
          <table:table-cell office:value-type="float" office:value="0.013003" calcext:value-type="float">
            <text:p>0.013003</text:p>
          </table:table-cell>
          <table:table-cell office:value-type="float" office:value="0.038385" calcext:value-type="float">
            <text:p>0.038385</text:p>
          </table:table-cell>
          <table:table-cell office:value-type="float" office:value="0.040817" calcext:value-type="float">
            <text:p>0.040817</text:p>
          </table:table-cell>
          <table:table-cell office:value-type="float" office:value="0.035677" calcext:value-type="float">
            <text:p>0.035677</text:p>
          </table:table-cell>
          <table:table-cell office:value-type="float" office:value="0.024748" calcext:value-type="float">
            <text:p>0.024748</text:p>
          </table:table-cell>
          <table:table-cell office:value-type="float" office:value="0.058645" calcext:value-type="float">
            <text:p>0.058645</text:p>
          </table:table-cell>
          <table:table-cell office:value-type="float" office:value="0.05008" calcext:value-type="float">
            <text:p>0.05008</text:p>
          </table:table-cell>
          <table:table-cell office:value-type="float" office:value="0.063044" calcext:value-type="float">
            <text:p>0.063044</text:p>
          </table:table-cell>
          <table:table-cell office:value-type="float" office:value="0.027506" calcext:value-type="float">
            <text:p>0.027506</text:p>
          </table:table-cell>
          <table:table-cell office:value-type="float" office:value="0.079794" calcext:value-type="float">
            <text:p>0.079794</text:p>
          </table:table-cell>
          <table:table-cell office:value-type="float" office:value="0.051219" calcext:value-type="float">
            <text:p>0.05121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325083" calcext:value-type="float">
            <text:p>0.325083</text:p>
          </table:table-cell>
          <table:table-cell office:value-type="float" office:value="0.391836" calcext:value-type="float">
            <text:p>0.391836</text:p>
          </table:table-cell>
          <table:table-cell office:value-type="float" office:value="0.331055" calcext:value-type="float">
            <text:p>0.331055</text:p>
          </table:table-cell>
          <table:table-cell office:value-type="float" office:value="0.368081" calcext:value-type="float">
            <text:p>0.368081</text:p>
          </table:table-cell>
          <table:table-cell office:value-type="float" office:value="0.303564" calcext:value-type="float">
            <text:p>0.303564</text:p>
          </table:table-cell>
          <table:table-cell office:value-type="float" office:value="0.392163" calcext:value-type="float">
            <text:p>0.392163</text:p>
          </table:table-cell>
          <table:table-cell office:value-type="float" office:value="0.318907" calcext:value-type="float">
            <text:p>0.318907</text:p>
          </table:table-cell>
          <table:table-cell office:value-type="float" office:value="0.333327" calcext:value-type="float">
            <text:p>0.333327</text:p>
          </table:table-cell>
          <table:table-cell office:value-type="float" office:value="0.272265" calcext:value-type="float">
            <text:p>0.272265</text:p>
          </table:table-cell>
          <table:table-cell office:value-type="float" office:value="0.387987" calcext:value-type="float">
            <text:p>0.387987</text:p>
          </table:table-cell>
          <table:table-cell office:value-type="float" office:value="0.319148" calcext:value-type="float">
            <text:p>0.319148</text:p>
          </table:table-cell>
          <table:table-cell office:value-type="float" office:value="0.312161" calcext:value-type="float">
            <text:p>0.312161</text:p>
          </table:table-cell>
          <table:table-cell office:value-type="float" office:value="0.234825" calcext:value-type="float">
            <text:p>0.234825</text:p>
          </table:table-cell>
          <table:table-cell office:value-type="float" office:value="0.364049" calcext:value-type="float">
            <text:p>0.364049</text:p>
          </table:table-cell>
          <table:table-cell office:value-type="float" office:value="0.308474" calcext:value-type="float">
            <text:p>0.308474</text:p>
          </table:table-cell>
          <table:table-cell office:value-type="float" office:value="0.273562" calcext:value-type="float">
            <text:p>0.273562</text:p>
          </table:table-cell>
          <table:table-cell office:value-type="float" office:value="0.185211" calcext:value-type="float">
            <text:p>0.185211</text:p>
          </table:table-cell>
          <table:table-cell office:value-type="float" office:value="0.303713" calcext:value-type="float">
            <text:p>0.303713</text:p>
          </table:table-cell>
          <table:table-cell office:value-type="float" office:value="0.282096" calcext:value-type="float">
            <text:p>0.282096</text:p>
          </table:table-cell>
          <table:table-cell office:value-type="float" office:value="8" calcext:value-type="float">
            <text:p>8</text:p>
          </table:table-cell>
          <table:table-cell office:value-type="float" office:value="0.006283" calcext:value-type="float">
            <text:p>0.006283</text:p>
          </table:table-cell>
          <table:table-cell office:value-type="float" office:value="0.001394" calcext:value-type="float">
            <text:p>0.001394</text:p>
          </table:table-cell>
          <table:table-cell office:value-type="float" office:value="0.006558" calcext:value-type="float">
            <text:p>0.006558</text:p>
          </table:table-cell>
          <table:table-cell office:value-type="float" office:value="0.008692" calcext:value-type="float">
            <text:p>0.008692</text:p>
          </table:table-cell>
          <table:table-cell office:value-type="float" office:value="0.006619" calcext:value-type="float">
            <text:p>0.006619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0.014677" calcext:value-type="float">
            <text:p>0.014677</text:p>
          </table:table-cell>
          <table:table-cell office:value-type="float" office:value="0.013327" calcext:value-type="float">
            <text:p>0.01332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2628" calcext:value-type="float">
            <text:p>0.012628</text:p>
          </table:table-cell>
          <table:table-cell office:value-type="float" office:value="0.036001" calcext:value-type="float">
            <text:p>0.036001</text:p>
          </table:table-cell>
          <table:table-cell office:value-type="float" office:value="0.039868" calcext:value-type="float">
            <text:p>0.039868</text:p>
          </table:table-cell>
          <table:table-cell office:value-type="float" office:value="0.032667" calcext:value-type="float">
            <text:p>0.032667</text:p>
          </table:table-cell>
          <table:table-cell office:value-type="float" office:value="0.024201" calcext:value-type="float">
            <text:p>0.024201</text:p>
          </table:table-cell>
          <table:table-cell office:value-type="float" office:value="0.057175" calcext:value-type="float">
            <text:p>0.057175</text:p>
          </table:table-cell>
          <table:table-cell office:value-type="float" office:value="0.049648" calcext:value-type="float">
            <text:p>0.049648</text:p>
          </table:table-cell>
          <table:table-cell office:value-type="float" office:value="0.056453" calcext:value-type="float">
            <text:p>0.056453</text:p>
          </table:table-cell>
          <table:table-cell office:value-type="float" office:value="0.027627" calcext:value-type="float">
            <text:p>0.027627</text:p>
          </table:table-cell>
          <table:table-cell office:value-type="float" office:value="0.078764" calcext:value-type="float">
            <text:p>0.078764</text:p>
          </table:table-cell>
          <table:table-cell office:value-type="float" office:value="0.050285" calcext:value-type="float">
            <text:p>0.05028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379883" calcext:value-type="float">
            <text:p>0.379883</text:p>
          </table:table-cell>
          <table:table-cell office:value-type="float" office:value="0.325576" calcext:value-type="float">
            <text:p>0.325576</text:p>
          </table:table-cell>
          <table:table-cell office:value-type="float" office:value="0.394095" calcext:value-type="float">
            <text:p>0.394095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369765" calcext:value-type="float">
            <text:p>0.369765</text:p>
          </table:table-cell>
          <table:table-cell office:value-type="float" office:value="0.304707" calcext:value-type="float">
            <text:p>0.304707</text:p>
          </table:table-cell>
          <table:table-cell office:value-type="float" office:value="0.393722" calcext:value-type="float">
            <text:p>0.393722</text:p>
          </table:table-cell>
          <table:table-cell office:value-type="float" office:value="0.32022" calcext:value-type="float">
            <text:p>0.32022</text:p>
          </table:table-cell>
          <table:table-cell office:value-type="float" office:value="0.334322" calcext:value-type="float">
            <text:p>0.334322</text:p>
          </table:table-cell>
          <table:table-cell office:value-type="float" office:value="0.275109" calcext:value-type="float">
            <text:p>0.275109</text:p>
          </table:table-cell>
          <table:table-cell office:value-type="float" office:value="0.389622" calcext:value-type="float">
            <text:p>0.389622</text:p>
          </table:table-cell>
          <table:table-cell office:value-type="float" office:value="0.319449" calcext:value-type="float">
            <text:p>0.319449</text:p>
          </table:table-cell>
          <table:table-cell office:value-type="float" office:value="0.314006" calcext:value-type="float">
            <text:p>0.314006</text:p>
          </table:table-cell>
          <table:table-cell office:value-type="float" office:value="0.236986" calcext:value-type="float">
            <text:p>0.236986</text:p>
          </table:table-cell>
          <table:table-cell office:value-type="float" office:value="0.367743" calcext:value-type="float">
            <text:p>0.367743</text:p>
          </table:table-cell>
          <table:table-cell office:value-type="float" office:value="0.311107" calcext:value-type="float">
            <text:p>0.311107</text:p>
          </table:table-cell>
          <table:table-cell office:value-type="float" office:value="0.277069" calcext:value-type="float">
            <text:p>0.277069</text:p>
          </table:table-cell>
          <table:table-cell office:value-type="float" office:value="0.187224" calcext:value-type="float">
            <text:p>0.187224</text:p>
          </table:table-cell>
          <table:table-cell office:value-type="float" office:value="0.30969" calcext:value-type="float">
            <text:p>0.30969</text:p>
          </table:table-cell>
          <table:table-cell office:value-type="float" office:value="0.284218" calcext:value-type="float">
            <text:p>0.284218</text:p>
          </table:table-cell>
          <table:table-cell office:value-type="float" office:value="9" calcext:value-type="float">
            <text:p>9</text:p>
          </table:table-cell>
          <table:table-cell office:value-type="float" office:value="0.006797" calcext:value-type="float">
            <text:p>0.006797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8308" calcext:value-type="float">
            <text:p>0.008308</text:p>
          </table:table-cell>
          <table:table-cell office:value-type="float" office:value="0.005928" calcext:value-type="float">
            <text:p>0.005928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14538" calcext:value-type="float">
            <text:p>0.014538</text:p>
          </table:table-cell>
          <table:table-cell office:value-type="float" office:value="0.012099" calcext:value-type="float">
            <text:p>0.012099</text:p>
          </table:table-cell>
          <table:table-cell office:value-type="float" office:value="0.017201" calcext:value-type="float">
            <text:p>0.017201</text:p>
          </table:table-cell>
          <table:table-cell office:value-type="float" office:value="0.012337" calcext:value-type="float">
            <text:p>0.012337</text:p>
          </table:table-cell>
          <table:table-cell office:value-type="float" office:value="0.033947" calcext:value-type="float">
            <text:p>0.033947</text:p>
          </table:table-cell>
          <table:table-cell office:value-type="float" office:value="0.039155" calcext:value-type="float">
            <text:p>0.039155</text:p>
          </table:table-cell>
          <table:table-cell office:value-type="float" office:value="0.030476" calcext:value-type="float">
            <text:p>0.030476</text:p>
          </table:table-cell>
          <table:table-cell office:value-type="float" office:value="0.024031" calcext:value-type="float">
            <text:p>0.024031</text:p>
          </table:table-cell>
          <table:table-cell office:value-type="float" office:value="0.05566" calcext:value-type="float">
            <text:p>0.05566</text:p>
          </table:table-cell>
          <table:table-cell office:value-type="float" office:value="0.049369" calcext:value-type="float">
            <text:p>0.049369</text:p>
          </table:table-cell>
          <table:table-cell office:value-type="float" office:value="0.052769" calcext:value-type="float">
            <text:p>0.052769</text:p>
          </table:table-cell>
          <table:table-cell office:value-type="float" office:value="0.027895" calcext:value-type="float">
            <text:p>0.027895</text:p>
          </table:table-cell>
          <table:table-cell office:value-type="float" office:value="0.078221" calcext:value-type="float">
            <text:p>0.078221</text:p>
          </table:table-cell>
          <table:table-cell office:value-type="float" office:value="0.049827" calcext:value-type="float">
            <text:p>0.04982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379347" calcext:value-type="float">
            <text:p>0.379347</text:p>
          </table:table-cell>
          <table:table-cell office:value-type="float" office:value="0.325483" calcext:value-type="float">
            <text:p>0.325483</text:p>
          </table:table-cell>
          <table:table-cell office:value-type="float" office:value="0.395327" calcext:value-type="float">
            <text:p>0.395327</text:p>
          </table:table-cell>
          <table:table-cell office:value-type="float" office:value="0.332853" calcext:value-type="float">
            <text:p>0.332853</text:p>
          </table:table-cell>
          <table:table-cell office:value-type="float" office:value="0.371474" calcext:value-type="float">
            <text:p>0.371474</text:p>
          </table:table-cell>
          <table:table-cell office:value-type="float" office:value="0.304824" calcext:value-type="float">
            <text:p>0.304824</text:p>
          </table:table-cell>
          <table:table-cell office:value-type="float" office:value="0.391665" calcext:value-type="float">
            <text:p>0.391665</text:p>
          </table:table-cell>
          <table:table-cell office:value-type="float" office:value="0.320366" calcext:value-type="float">
            <text:p>0.320366</text:p>
          </table:table-cell>
          <table:table-cell office:value-type="float" office:value="0.336473" calcext:value-type="float">
            <text:p>0.336473</text:p>
          </table:table-cell>
          <table:table-cell office:value-type="float" office:value="0.277512" calcext:value-type="float">
            <text:p>0.277512</text:p>
          </table:table-cell>
          <table:table-cell office:value-type="float" office:value="0.391081" calcext:value-type="float">
            <text:p>0.391081</text:p>
          </table:table-cell>
          <table:table-cell office:value-type="float" office:value="0.318619" calcext:value-type="float">
            <text:p>0.318619</text:p>
          </table:table-cell>
          <table:table-cell office:value-type="float" office:value="0.316931" calcext:value-type="float">
            <text:p>0.316931</text:p>
          </table:table-cell>
          <table:table-cell office:value-type="float" office:value="0.239027" calcext:value-type="float">
            <text:p>0.239027</text:p>
          </table:table-cell>
          <table:table-cell office:value-type="float" office:value="0.369325" calcext:value-type="float">
            <text:p>0.369325</text:p>
          </table:table-cell>
          <table:table-cell office:value-type="float" office:value="0.31248" calcext:value-type="float">
            <text:p>0.31248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190933" calcext:value-type="float">
            <text:p>0.190933</text:p>
          </table:table-cell>
          <table:table-cell office:value-type="float" office:value="0.314198" calcext:value-type="float">
            <text:p>0.314198</text:p>
          </table:table-cell>
          <table:table-cell office:value-type="float" office:value="0.28618" calcext:value-type="float">
            <text:p>0.28618</text:p>
          </table:table-cell>
          <table:table-cell office:value-type="float" office:value="10" calcext:value-type="float">
            <text:p>10</text:p>
          </table:table-cell>
          <table:table-cell office:value-type="float" office:value="0.006861" calcext:value-type="float">
            <text:p>0.006861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.006317" calcext:value-type="float">
            <text:p>0.006317</text:p>
          </table:table-cell>
          <table:table-cell office:value-type="float" office:value="0.008198" calcext:value-type="float">
            <text:p>0.008198</text:p>
          </table:table-cell>
          <table:table-cell office:value-type="float" office:value="0.005782" calcext:value-type="float">
            <text:p>0.005782</text:p>
          </table:table-cell>
          <table:table-cell office:value-type="float" office:value="0.004352" calcext:value-type="float">
            <text:p>0.004352</text:p>
          </table:table-cell>
          <table:table-cell office:value-type="float" office:value="0.013822" calcext:value-type="float">
            <text:p>0.013822</text:p>
          </table:table-cell>
          <table:table-cell office:value-type="float" office:value="0.010817" calcext:value-type="float">
            <text:p>0.010817</text:p>
          </table:table-cell>
          <table:table-cell office:value-type="float" office:value="0.017005" calcext:value-type="float">
            <text:p>0.017005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0.031689" calcext:value-type="float">
            <text:p>0.031689</text:p>
          </table:table-cell>
          <table:table-cell office:value-type="float" office:value="0.038193" calcext:value-type="float">
            <text:p>0.038193</text:p>
          </table:table-cell>
          <table:table-cell office:value-type="float" office:value="0.029524" calcext:value-type="float">
            <text:p>0.029524</text:p>
          </table:table-cell>
          <table:table-cell office:value-type="float" office:value="0.023774" calcext:value-type="float">
            <text:p>0.023774</text:p>
          </table:table-cell>
          <table:table-cell office:value-type="float" office:value="0.054607" calcext:value-type="float">
            <text:p>0.054607</text:p>
          </table:table-cell>
          <table:table-cell office:value-type="float" office:value="0.048968" calcext:value-type="float">
            <text:p>0.048968</text:p>
          </table:table-cell>
          <table:table-cell office:value-type="float" office:value="0.050599" calcext:value-type="float">
            <text:p>0.050599</text:p>
          </table:table-cell>
          <table:table-cell office:value-type="float" office:value="0.028057" calcext:value-type="float">
            <text:p>0.028057</text:p>
          </table:table-cell>
          <table:table-cell office:value-type="float" office:value="0.07761" calcext:value-type="float">
            <text:p>0.07761</text:p>
          </table:table-cell>
          <table:table-cell office:value-type="float" office:value="0.048978" calcext:value-type="float">
            <text:p>0.048978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380711" calcext:value-type="float">
            <text:p>0.380711</text:p>
          </table:table-cell>
          <table:table-cell office:value-type="float" office:value="0.326371" calcext:value-type="float">
            <text:p>0.326371</text:p>
          </table:table-cell>
          <table:table-cell office:value-type="float" office:value="0.394436" calcext:value-type="float">
            <text:p>0.394436</text:p>
          </table:table-cell>
          <table:table-cell office:value-type="float" office:value="0.331465" calcext:value-type="float">
            <text:p>0.331465</text:p>
          </table:table-cell>
          <table:table-cell office:value-type="float" office:value="0.372497" calcext:value-type="float">
            <text:p>0.372497</text:p>
          </table:table-cell>
          <table:table-cell office:value-type="float" office:value="0.305566" calcext:value-type="float">
            <text:p>0.305566</text:p>
          </table:table-cell>
          <table:table-cell office:value-type="float" office:value="0.393828" calcext:value-type="float">
            <text:p>0.393828</text:p>
          </table:table-cell>
          <table:table-cell office:value-type="float" office:value="0.319833" calcext:value-type="float">
            <text:p>0.319833</text:p>
          </table:table-cell>
          <table:table-cell office:value-type="float" office:value="0.338378" calcext:value-type="float">
            <text:p>0.338378</text:p>
          </table:table-cell>
          <table:table-cell office:value-type="float" office:value="0.278488" calcext:value-type="float">
            <text:p>0.278488</text:p>
          </table:table-cell>
          <table:table-cell office:value-type="float" office:value="0.39147" calcext:value-type="float">
            <text:p>0.39147</text:p>
          </table:table-cell>
          <table:table-cell office:value-type="float" office:value="0.320051" calcext:value-type="float">
            <text:p>0.320051</text:p>
          </table:table-cell>
          <table:table-cell office:value-type="float" office:value="0.317317" calcext:value-type="float">
            <text:p>0.317317</text:p>
          </table:table-cell>
          <table:table-cell office:value-type="float" office:value="0.240814" calcext:value-type="float">
            <text:p>0.240814</text:p>
          </table:table-cell>
          <table:table-cell office:value-type="float" office:value="0.372235" calcext:value-type="float">
            <text:p>0.372235</text:p>
          </table:table-cell>
          <table:table-cell office:value-type="float" office:value="0.313778" calcext:value-type="float">
            <text:p>0.313778</text:p>
          </table:table-cell>
          <table:table-cell office:value-type="float" office:value="0.28334" calcext:value-type="float">
            <text:p>0.28334</text:p>
          </table:table-cell>
          <table:table-cell office:value-type="float" office:value="0.193822" calcext:value-type="float">
            <text:p>0.193822</text:p>
          </table:table-cell>
          <table:table-cell office:value-type="float" office:value="0.318998" calcext:value-type="float">
            <text:p>0.318998</text:p>
          </table:table-cell>
          <table:table-cell office:value-type="float" office:value="0.288015" calcext:value-type="float">
            <text:p>0.288015</text:p>
          </table:table-cell>
          <table:table-cell office:value-type="float" office:value="11" calcext:value-type="float">
            <text:p>11</text:p>
          </table:table-cell>
          <table:table-cell office:value-type="float" office:value="0.006893" calcext:value-type="float">
            <text:p>0.006893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0.005779" calcext:value-type="float">
            <text:p>0.005779</text:p>
          </table:table-cell>
          <table:table-cell office:value-type="float" office:value="0.004396" calcext:value-type="float">
            <text:p>0.004396</text:p>
          </table:table-cell>
          <table:table-cell office:value-type="float" office:value="0.013638" calcext:value-type="float">
            <text:p>0.013638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016138" calcext:value-type="float">
            <text:p>0.016138</text:p>
          </table:table-cell>
          <table:table-cell office:value-type="float" office:value="0.011745" calcext:value-type="float">
            <text:p>0.011745</text:p>
          </table:table-cell>
          <table:table-cell office:value-type="float" office:value="0.030257" calcext:value-type="float">
            <text:p>0.030257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023356" calcext:value-type="float">
            <text:p>0.023356</text:p>
          </table:table-cell>
          <table:table-cell office:value-type="float" office:value="0.05406" calcext:value-type="float">
            <text:p>0.05406</text:p>
          </table:table-cell>
          <table:table-cell office:value-type="float" office:value="0.04882" calcext:value-type="float">
            <text:p>0.04882</text:p>
          </table:table-cell>
          <table:table-cell office:value-type="float" office:value="0.049267" calcext:value-type="float">
            <text:p>0.049267</text:p>
          </table:table-cell>
          <table:table-cell office:value-type="float" office:value="0.027997" calcext:value-type="float">
            <text:p>0.027997</text:p>
          </table:table-cell>
          <table:table-cell office:value-type="float" office:value="0.077081" calcext:value-type="float">
            <text:p>0.077081</text:p>
          </table:table-cell>
          <table:table-cell office:value-type="float" office:value="0.048577" calcext:value-type="float">
            <text:p>0.048577</text:p>
          </table:table-cell>
          <table:table-cell/>
        </table:table-row>
        <table:table-row table:style-name="ro2" table:number-rows-repeated="29">
          <table:table-cell table:number-columns-repeated="43"/>
        </table:table-row>
        <table:table-row table:style-name="ro2">
          <table:table-cell table:number-columns-repeated="5"/>
          <table:table-cell table:style-name="ce109"/>
          <table:table-cell table:number-columns-repeated="37"/>
        </table:table-row>
        <table:table-row table:style-name="ro2">
          <table:table-cell table:number-columns-repeated="19"/>
          <table:table-cell table:style-name="ce109"/>
          <table:table-cell table:number-columns-repeated="23"/>
        </table:table-row>
        <table:table-row table:style-name="ro2">
          <table:table-cell table:number-columns-repeated="4"/>
          <table:table-cell table:style-name="ce109"/>
          <table:table-cell table:number-columns-repeated="14"/>
          <table:table-cell table:style-name="ce109"/>
          <table:table-cell table:number-columns-repeated="23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4"/>
          <table:table-cell table:style-name="ce109"/>
          <table:table-cell table:number-columns-repeated="23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4"/>
          <table:table-cell table:style-name="ce109"/>
          <table:table-cell table:number-columns-repeated="23"/>
        </table:table-row>
        <table:table-row table:style-name="ro2" table:number-rows-repeated="2">
          <table:table-cell table:number-columns-repeated="43"/>
        </table:table-row>
        <table:table-row table:style-name="ro2" table:number-rows-repeated="3"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23"/>
        </table:table-row>
        <table:table-row table:style-name="ro2">
          <table:table-cell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50 - NSGAII </text:p>
          </table:table-cell>
          <table:table-cell office:value-type="string" calcext:value-type="string">
            <text:p>50 – MOEA/D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100 - NSGAII </text:p>
          </table:table-cell>
          <table:table-cell office:value-type="string" calcext:value-type="string">
            <text:p>100 – MOEA/D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250 - NSGAII </text:p>
          </table:table-cell>
          <table:table-cell office:value-type="string" calcext:value-type="string">
            <text:p>250 – MOEA/D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500 - NSGAII </text:p>
          </table:table-cell>
          <table:table-cell office:value-type="string" calcext:value-type="string">
            <text:p>500 – MOEA/D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  <table:table-cell office:value-type="string" calcext:value-type="string">
            <text:p>1000 - NSGAII </text:p>
          </table:table-cell>
          <table:table-cell office:value-type="string" calcext:value-type="string">
            <text:p>1000 – MOEA/D</text:p>
          </table:table-cell>
          <table:table-cell table:number-columns-repeated="2"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50 - NSGAII </text:p>
          </table:table-cell>
          <table:table-cell office:value-type="string" calcext:value-type="string">
            <text:p>50 – MOEA/D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100 - NSGAII </text:p>
          </table:table-cell>
          <table:table-cell office:value-type="string" calcext:value-type="string">
            <text:p>100 – MOEA/D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250 - NSGAII </text:p>
          </table:table-cell>
          <table:table-cell office:value-type="string" calcext:value-type="string">
            <text:p>250 – MOEA/D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500 - NSGAII </text:p>
          </table:table-cell>
          <table:table-cell office:value-type="string" calcext:value-type="string">
            <text:p>500 – MOEA/D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  <table:table-cell office:value-type="string" calcext:value-type="string">
            <text:p>1000 - NSGAII </text:p>
          </table:table-cell>
          <table:table-cell office:value-type="string" calcext:value-type="string">
            <text:p>1000 – MOEA/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98349" calcext:value-type="float">
            <text:p>0.398349</text:p>
          </table:table-cell>
          <table:table-cell office:value-type="float" office:value="0.400745" calcext:value-type="float">
            <text:p>0.400745</text:p>
          </table:table-cell>
          <table:table-cell office:value-type="float" office:value="0.397577" calcext:value-type="float">
            <text:p>0.397577</text:p>
          </table:table-cell>
          <table:table-cell office:value-type="float" office:value="0.397193" calcext:value-type="float">
            <text:p>0.397193</text:p>
          </table:table-cell>
          <table:table-cell office:value-type="float" office:value="0.403673" calcext:value-type="float">
            <text:p>0.403673</text:p>
          </table:table-cell>
          <table:table-cell office:value-type="float" office:value="0.403596" calcext:value-type="float">
            <text:p>0.403596</text:p>
          </table:table-cell>
          <table:table-cell office:value-type="float" office:value="0.402592" calcext:value-type="float">
            <text:p>0.402592</text:p>
          </table:table-cell>
          <table:table-cell office:value-type="float" office:value="0.403874" calcext:value-type="float">
            <text:p>0.403874</text:p>
          </table:table-cell>
          <table:table-cell office:value-type="float" office:value="0.405594" calcext:value-type="float">
            <text:p>0.405594</text:p>
          </table:table-cell>
          <table:table-cell office:value-type="float" office:value="0.406164" calcext:value-type="float">
            <text:p>0.406164</text:p>
          </table:table-cell>
          <table:table-cell office:value-type="float" office:value="0.406124" calcext:value-type="float">
            <text:p>0.406124</text:p>
          </table:table-cell>
          <table:table-cell office:value-type="float" office:value="0.407527" calcext:value-type="float">
            <text:p>0.407527</text:p>
          </table:table-cell>
          <table:table-cell office:value-type="float" office:value="0.407613" calcext:value-type="float">
            <text:p>0.407613</text:p>
          </table:table-cell>
          <table:table-cell office:value-type="float" office:value="0.407149" calcext:value-type="float">
            <text:p>0.407149</text:p>
          </table:table-cell>
          <table:table-cell office:value-type="float" office:value="0.40761" calcext:value-type="float">
            <text:p>0.40761</text:p>
          </table:table-cell>
          <table:table-cell office:value-type="float" office:value="0.407696" calcext:value-type="float">
            <text:p>0.407696</text:p>
          </table:table-cell>
          <table:table-cell office:value-type="float" office:value="0.407736" calcext:value-type="float">
            <text:p>0.407736</text:p>
          </table:table-cell>
          <table:table-cell office:value-type="float" office:value="0.407505" calcext:value-type="float">
            <text:p>0.407505</text:p>
          </table:table-cell>
          <table:table-cell office:value-type="float" office:value="0.407829" calcext:value-type="float">
            <text:p>0.407829</text:p>
          </table:table-cell>
          <table:table-cell office:value-type="float" office:value="0.407812" calcext:value-type="float">
            <text:p>0.4078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06656" calcext:value-type="float">
            <text:p>0.406656</text:p>
          </table:table-cell>
          <table:table-cell office:value-type="float" office:value="0.406253" calcext:value-type="float">
            <text:p>0.406253</text:p>
          </table:table-cell>
          <table:table-cell office:value-type="float" office:value="0.406146" calcext:value-type="float">
            <text:p>0.406146</text:p>
          </table:table-cell>
          <table:table-cell office:value-type="float" office:value="0.407156" calcext:value-type="float">
            <text:p>0.407156</text:p>
          </table:table-cell>
          <table:table-cell office:value-type="float" office:value="0.407899" calcext:value-type="float">
            <text:p>0.407899</text:p>
          </table:table-cell>
          <table:table-cell office:value-type="float" office:value="0.407163" calcext:value-type="float">
            <text:p>0.407163</text:p>
          </table:table-cell>
          <table:table-cell office:value-type="float" office:value="0.406888" calcext:value-type="float">
            <text:p>0.406888</text:p>
          </table:table-cell>
          <table:table-cell office:value-type="float" office:value="0.407446" calcext:value-type="float">
            <text:p>0.407446</text:p>
          </table:table-cell>
          <table:table-cell office:value-type="float" office:value="0.408017" calcext:value-type="float">
            <text:p>0.408017</text:p>
          </table:table-cell>
          <table:table-cell office:value-type="float" office:value="0.407733" calcext:value-type="float">
            <text:p>0.407733</text:p>
          </table:table-cell>
          <table:table-cell office:value-type="float" office:value="0.408026" calcext:value-type="float">
            <text:p>0.408026</text:p>
          </table:table-cell>
          <table:table-cell office:value-type="float" office:value="0.408086" calcext:value-type="float">
            <text:p>0.408086</text:p>
          </table:table-cell>
          <table:table-cell office:value-type="float" office:value="0.407936" calcext:value-type="float">
            <text:p>0.407936</text:p>
          </table:table-cell>
          <table:table-cell office:value-type="float" office:value="0.408126" calcext:value-type="float">
            <text:p>0.408126</text:p>
          </table:table-cell>
          <table:table-cell office:value-type="float" office:value="0.408207" calcext:value-type="float">
            <text:p>0.408207</text:p>
          </table:table-cell>
          <table:table-cell office:value-type="float" office:value="0.408181" calcext:value-type="float">
            <text:p>0.408181</text:p>
          </table:table-cell>
          <table:table-cell office:value-type="float" office:value="0.407988" calcext:value-type="float">
            <text:p>0.407988</text:p>
          </table:table-cell>
          <table:table-cell office:value-type="float" office:value="0.408338" calcext:value-type="float">
            <text:p>0.408338</text:p>
          </table:table-cell>
          <table:table-cell office:value-type="float" office:value="0.40833" calcext:value-type="float">
            <text:p>0.40833</text:p>
          </table:table-cell>
          <table:table-cell office:value-type="float" office:value="0.408186" calcext:value-type="float">
            <text:p>0.4081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52101" calcext:value-type="float">
            <text:p>0.452101</text:p>
          </table:table-cell>
          <table:table-cell office:value-type="float" office:value="0.348333" calcext:value-type="float">
            <text:p>0.348333</text:p>
          </table:table-cell>
          <table:table-cell office:value-type="float" office:value="0.382538" calcext:value-type="float">
            <text:p>0.382538</text:p>
          </table:table-cell>
          <table:table-cell office:value-type="float" office:value="0.336854" calcext:value-type="float">
            <text:p>0.336854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365069" calcext:value-type="float">
            <text:p>0.365069</text:p>
          </table:table-cell>
          <table:table-cell office:value-type="float" office:value="0.383821" calcext:value-type="float">
            <text:p>0.383821</text:p>
          </table:table-cell>
          <table:table-cell office:value-type="float" office:value="0.344099" calcext:value-type="float">
            <text:p>0.344099</text:p>
          </table:table-cell>
          <table:table-cell office:value-type="float" office:value="0.383217" calcext:value-type="float">
            <text:p>0.383217</text:p>
          </table:table-cell>
          <table:table-cell office:value-type="float" office:value="0.35216" calcext:value-type="float">
            <text:p>0.35216</text:p>
          </table:table-cell>
          <table:table-cell office:value-type="float" office:value="0.359774" calcext:value-type="float">
            <text:p>0.359774</text:p>
          </table:table-cell>
          <table:table-cell office:value-type="float" office:value="0.326966" calcext:value-type="float">
            <text:p>0.326966</text:p>
          </table:table-cell>
          <table:table-cell office:value-type="float" office:value="0.36506" calcext:value-type="float">
            <text:p>0.36506</text:p>
          </table:table-cell>
          <table:table-cell office:value-type="float" office:value="0.330347" calcext:value-type="float">
            <text:p>0.330347</text:p>
          </table:table-cell>
          <table:table-cell office:value-type="float" office:value="0.324045" calcext:value-type="float">
            <text:p>0.324045</text:p>
          </table:table-cell>
          <table:table-cell office:value-type="float" office:value="0.302024" calcext:value-type="float">
            <text:p>0.302024</text:p>
          </table:table-cell>
          <table:table-cell office:value-type="float" office:value="0.358392" calcext:value-type="float">
            <text:p>0.358392</text:p>
          </table:table-cell>
          <table:table-cell office:value-type="float" office:value="0.306573" calcext:value-type="float">
            <text:p>0.306573</text:p>
          </table:table-cell>
          <table:table-cell office:value-type="float" office:value="0.285621" calcext:value-type="float">
            <text:p>0.285621</text:p>
          </table:table-cell>
          <table:table-cell office:value-type="float" office:value="0.273929" calcext:value-type="float">
            <text:p>0.273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87062" calcext:value-type="float">
            <text:p>0.387062</text:p>
          </table:table-cell>
          <table:table-cell office:value-type="float" office:value="0.046812" calcext:value-type="float">
            <text:p>0.046812</text:p>
          </table:table-cell>
          <table:table-cell office:value-type="float" office:value="0.064088" calcext:value-type="float">
            <text:p>0.064088</text:p>
          </table:table-cell>
          <table:table-cell office:value-type="float" office:value="0.050459" calcext:value-type="float">
            <text:p>0.050459</text:p>
          </table:table-cell>
          <table:table-cell office:value-type="float" office:value="0.362544" calcext:value-type="float">
            <text:p>0.362544</text:p>
          </table:table-cell>
          <table:table-cell office:value-type="float" office:value="0.063045" calcext:value-type="float">
            <text:p>0.063045</text:p>
          </table:table-cell>
          <table:table-cell office:value-type="float" office:value="0.112087" calcext:value-type="float">
            <text:p>0.112087</text:p>
          </table:table-cell>
          <table:table-cell office:value-type="float" office:value="0.067698" calcext:value-type="float">
            <text:p>0.067698</text:p>
          </table:table-cell>
          <table:table-cell office:value-type="float" office:value="0.350915" calcext:value-type="float">
            <text:p>0.350915</text:p>
          </table:table-cell>
          <table:table-cell office:value-type="float" office:value="0.130399" calcext:value-type="float">
            <text:p>0.130399</text:p>
          </table:table-cell>
          <table:table-cell office:value-type="float" office:value="0.156236" calcext:value-type="float">
            <text:p>0.156236</text:p>
          </table:table-cell>
          <table:table-cell office:value-type="float" office:value="0.098799" calcext:value-type="float">
            <text:p>0.098799</text:p>
          </table:table-cell>
          <table:table-cell office:value-type="float" office:value="0.348301" calcext:value-type="float">
            <text:p>0.348301</text:p>
          </table:table-cell>
          <table:table-cell office:value-type="float" office:value="0.172174" calcext:value-type="float">
            <text:p>0.172174</text:p>
          </table:table-cell>
          <table:table-cell office:value-type="float" office:value="0.174449" calcext:value-type="float">
            <text:p>0.174449</text:p>
          </table:table-cell>
          <table:table-cell office:value-type="float" office:value="0.132443" calcext:value-type="float">
            <text:p>0.132443</text:p>
          </table:table-cell>
          <table:table-cell office:value-type="float" office:value="0.347993" calcext:value-type="float">
            <text:p>0.347993</text:p>
          </table:table-cell>
          <table:table-cell office:value-type="float" office:value="0.185716" calcext:value-type="float">
            <text:p>0.185716</text:p>
          </table:table-cell>
          <table:table-cell office:value-type="float" office:value="0.187791" calcext:value-type="float">
            <text:p>0.187791</text:p>
          </table:table-cell>
          <table:table-cell office:value-type="float" office:value="0.165334" calcext:value-type="float">
            <text:p>0.1653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41519" calcext:value-type="float">
            <text:p>0.441519</text:p>
          </table:table-cell>
          <table:table-cell office:value-type="float" office:value="0.348191" calcext:value-type="float">
            <text:p>0.348191</text:p>
          </table:table-cell>
          <table:table-cell office:value-type="float" office:value="0.386349" calcext:value-type="float">
            <text:p>0.386349</text:p>
          </table:table-cell>
          <table:table-cell office:value-type="float" office:value="0.339773" calcext:value-type="float">
            <text:p>0.339773</text:p>
          </table:table-cell>
          <table:table-cell office:value-type="float" office:value="0.414417" calcext:value-type="float">
            <text:p>0.414417</text:p>
          </table:table-cell>
          <table:table-cell office:value-type="float" office:value="0.364454" calcext:value-type="float">
            <text:p>0.364454</text:p>
          </table:table-cell>
          <table:table-cell office:value-type="float" office:value="0.388128" calcext:value-type="float">
            <text:p>0.388128</text:p>
          </table:table-cell>
          <table:table-cell office:value-type="float" office:value="0.345736" calcext:value-type="float">
            <text:p>0.345736</text:p>
          </table:table-cell>
          <table:table-cell office:value-type="float" office:value="0.35994" calcext:value-type="float">
            <text:p>0.35994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68538" calcext:value-type="float">
            <text:p>0.368538</text:p>
          </table:table-cell>
          <table:table-cell office:value-type="float" office:value="0.335566" calcext:value-type="float">
            <text:p>0.335566</text:p>
          </table:table-cell>
          <table:table-cell office:value-type="float" office:value="0.340502" calcext:value-type="float">
            <text:p>0.340502</text:p>
          </table:table-cell>
          <table:table-cell office:value-type="float" office:value="0.338226" calcext:value-type="float">
            <text:p>0.338226</text:p>
          </table:table-cell>
          <table:table-cell office:value-type="float" office:value="0.335365" calcext:value-type="float">
            <text:p>0.335365</text:p>
          </table:table-cell>
          <table:table-cell office:value-type="float" office:value="0.311547" calcext:value-type="float">
            <text:p>0.311547</text:p>
          </table:table-cell>
          <table:table-cell office:value-type="float" office:value="0.333104" calcext:value-type="float">
            <text:p>0.333104</text:p>
          </table:table-cell>
          <table:table-cell office:value-type="float" office:value="0.31425" calcext:value-type="float">
            <text:p>0.31425</text:p>
          </table:table-cell>
          <table:table-cell office:value-type="float" office:value="0.294782" calcext:value-type="float">
            <text:p>0.294782</text:p>
          </table:table-cell>
          <table:table-cell office:value-type="float" office:value="0.282697" calcext:value-type="float">
            <text:p>0.2826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04945" calcext:value-type="float">
            <text:p>0.304945</text:p>
          </table:table-cell>
          <table:table-cell office:value-type="float" office:value="0.042857" calcext:value-type="float">
            <text:p>0.042857</text:p>
          </table:table-cell>
          <table:table-cell office:value-type="float" office:value="0.058548" calcext:value-type="float">
            <text:p>0.058548</text:p>
          </table:table-cell>
          <table:table-cell office:value-type="float" office:value="0.043915" calcext:value-type="float">
            <text:p>0.043915</text:p>
          </table:table-cell>
          <table:table-cell office:value-type="float" office:value="0.275869" calcext:value-type="float">
            <text:p>0.275869</text:p>
          </table:table-cell>
          <table:table-cell office:value-type="float" office:value="0.055681" calcext:value-type="float">
            <text:p>0.055681</text:p>
          </table:table-cell>
          <table:table-cell office:value-type="float" office:value="0.101226" calcext:value-type="float">
            <text:p>0.101226</text:p>
          </table:table-cell>
          <table:table-cell office:value-type="float" office:value="0.061959" calcext:value-type="float">
            <text:p>0.061959</text:p>
          </table:table-cell>
          <table:table-cell office:value-type="float" office:value="0.279664" calcext:value-type="float">
            <text:p>0.279664</text:p>
          </table:table-cell>
          <table:table-cell office:value-type="float" office:value="0.110315" calcext:value-type="float">
            <text:p>0.110315</text:p>
          </table:table-cell>
          <table:table-cell office:value-type="float" office:value="0.147479" calcext:value-type="float">
            <text:p>0.147479</text:p>
          </table:table-cell>
          <table:table-cell office:value-type="float" office:value="0.087931" calcext:value-type="float">
            <text:p>0.087931</text:p>
          </table:table-cell>
          <table:table-cell office:value-type="float" office:value="0.291044" calcext:value-type="float">
            <text:p>0.291044</text:p>
          </table:table-cell>
          <table:table-cell office:value-type="float" office:value="0.155091" calcext:value-type="float">
            <text:p>0.155091</text:p>
          </table:table-cell>
          <table:table-cell office:value-type="float" office:value="0.164878" calcext:value-type="float">
            <text:p>0.164878</text:p>
          </table:table-cell>
          <table:table-cell office:value-type="float" office:value="0.120118" calcext:value-type="float">
            <text:p>0.120118</text:p>
          </table:table-cell>
          <table:table-cell office:value-type="float" office:value="0.300103" calcext:value-type="float">
            <text:p>0.300103</text:p>
          </table:table-cell>
          <table:table-cell office:value-type="float" office:value="0.174635" calcext:value-type="float">
            <text:p>0.174635</text:p>
          </table:table-cell>
          <table:table-cell office:value-type="float" office:value="0.177359" calcext:value-type="float">
            <text:p>0.177359</text:p>
          </table:table-cell>
          <table:table-cell office:value-type="float" office:value="0.154653" calcext:value-type="float">
            <text:p>0.1546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3645" calcext:value-type="float">
            <text:p>0.43645</text:p>
          </table:table-cell>
          <table:table-cell office:value-type="float" office:value="0.350651" calcext:value-type="float">
            <text:p>0.350651</text:p>
          </table:table-cell>
          <table:table-cell office:value-type="float" office:value="0.389365" calcext:value-type="float">
            <text:p>0.389365</text:p>
          </table:table-cell>
          <table:table-cell office:value-type="float" office:value="0.342979" calcext:value-type="float">
            <text:p>0.342979</text:p>
          </table:table-cell>
          <table:table-cell office:value-type="float" office:value="0.411662" calcext:value-type="float">
            <text:p>0.411662</text:p>
          </table:table-cell>
          <table:table-cell office:value-type="float" office:value="0.363411" calcext:value-type="float">
            <text:p>0.363411</text:p>
          </table:table-cell>
          <table:table-cell office:value-type="float" office:value="0.392809" calcext:value-type="float">
            <text:p>0.392809</text:p>
          </table:table-cell>
          <table:table-cell office:value-type="float" office:value="0.345627" calcext:value-type="float">
            <text:p>0.345627</text:p>
          </table:table-cell>
          <table:table-cell office:value-type="float" office:value="0.363074" calcext:value-type="float">
            <text:p>0.363074</text:p>
          </table:table-cell>
          <table:table-cell office:value-type="float" office:value="0.358427" calcext:value-type="float">
            <text:p>0.358427</text:p>
          </table:table-cell>
          <table:table-cell office:value-type="float" office:value="0.369373" calcext:value-type="float">
            <text:p>0.369373</text:p>
          </table:table-cell>
          <table:table-cell office:value-type="float" office:value="0.338763" calcext:value-type="float">
            <text:p>0.338763</text:p>
          </table:table-cell>
          <table:table-cell office:value-type="float" office:value="0.331103" calcext:value-type="float">
            <text:p>0.331103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42305" calcext:value-type="float">
            <text:p>0.342305</text:p>
          </table:table-cell>
          <table:table-cell office:value-type="float" office:value="0.316806" calcext:value-type="float">
            <text:p>0.316806</text:p>
          </table:table-cell>
          <table:table-cell office:value-type="float" office:value="0.318007" calcext:value-type="float">
            <text:p>0.318007</text:p>
          </table:table-cell>
          <table:table-cell office:value-type="float" office:value="0.318525" calcext:value-type="float">
            <text:p>0.318525</text:p>
          </table:table-cell>
          <table:table-cell office:value-type="float" office:value="0.301871" calcext:value-type="float">
            <text:p>0.301871</text:p>
          </table:table-cell>
          <table:table-cell office:value-type="float" office:value="0.288432" calcext:value-type="float">
            <text:p>0.2884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22652" calcext:value-type="float">
            <text:p>0.222652</text:p>
          </table:table-cell>
          <table:table-cell office:value-type="float" office:value="0.041352" calcext:value-type="float">
            <text:p>0.041352</text:p>
          </table:table-cell>
          <table:table-cell office:value-type="float" office:value="0.055147" calcext:value-type="float">
            <text:p>0.055147</text:p>
          </table:table-cell>
          <table:table-cell office:value-type="float" office:value="0.040679" calcext:value-type="float">
            <text:p>0.040679</text:p>
          </table:table-cell>
          <table:table-cell office:value-type="float" office:value="0.196204" calcext:value-type="float">
            <text:p>0.196204</text:p>
          </table:table-cell>
          <table:table-cell office:value-type="float" office:value="0.052748" calcext:value-type="float">
            <text:p>0.052748</text:p>
          </table:table-cell>
          <table:table-cell office:value-type="float" office:value="0.09421" calcext:value-type="float">
            <text:p>0.09421</text:p>
          </table:table-cell>
          <table:table-cell office:value-type="float" office:value="0.057759" calcext:value-type="float">
            <text:p>0.057759</text:p>
          </table:table-cell>
          <table:table-cell office:value-type="float" office:value="0.23258" calcext:value-type="float">
            <text:p>0.23258</text:p>
          </table:table-cell>
          <table:table-cell office:value-type="float" office:value="0.100713" calcext:value-type="float">
            <text:p>0.100713</text:p>
          </table:table-cell>
          <table:table-cell office:value-type="float" office:value="0.143314" calcext:value-type="float">
            <text:p>0.143314</text:p>
          </table:table-cell>
          <table:table-cell office:value-type="float" office:value="0.083249" calcext:value-type="float">
            <text:p>0.083249</text:p>
          </table:table-cell>
          <table:table-cell office:value-type="float" office:value="0.258001" calcext:value-type="float">
            <text:p>0.258001</text:p>
          </table:table-cell>
          <table:table-cell office:value-type="float" office:value="0.143426" calcext:value-type="float">
            <text:p>0.143426</text:p>
          </table:table-cell>
          <table:table-cell office:value-type="float" office:value="0.161511" calcext:value-type="float">
            <text:p>0.161511</text:p>
          </table:table-cell>
          <table:table-cell office:value-type="float" office:value="0.114351" calcext:value-type="float">
            <text:p>0.114351</text:p>
          </table:table-cell>
          <table:table-cell office:value-type="float" office:value="0.273429" calcext:value-type="float">
            <text:p>0.273429</text:p>
          </table:table-cell>
          <table:table-cell office:value-type="float" office:value="0.167551" calcext:value-type="float">
            <text:p>0.167551</text:p>
          </table:table-cell>
          <table:table-cell office:value-type="float" office:value="0.171474" calcext:value-type="float">
            <text:p>0.171474</text:p>
          </table:table-cell>
          <table:table-cell office:value-type="float" office:value="0.148786" calcext:value-type="float">
            <text:p>0.14878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11381" calcext:value-type="float">
            <text:p>0.411381</text:p>
          </table:table-cell>
          <table:table-cell office:value-type="float" office:value="0.352569" calcext:value-type="float">
            <text:p>0.352569</text:p>
          </table:table-cell>
          <table:table-cell office:value-type="float" office:value="0.387008" calcext:value-type="float">
            <text:p>0.387008</text:p>
          </table:table-cell>
          <table:table-cell office:value-type="float" office:value="0.34773" calcext:value-type="float">
            <text:p>0.34773</text:p>
          </table:table-cell>
          <table:table-cell office:value-type="float" office:value="0.389914" calcext:value-type="float">
            <text:p>0.389914</text:p>
          </table:table-cell>
          <table:table-cell office:value-type="float" office:value="0.363144" calcext:value-type="float">
            <text:p>0.363144</text:p>
          </table:table-cell>
          <table:table-cell office:value-type="float" office:value="0.395489" calcext:value-type="float">
            <text:p>0.395489</text:p>
          </table:table-cell>
          <table:table-cell office:value-type="float" office:value="0.346294" calcext:value-type="float">
            <text:p>0.346294</text:p>
          </table:table-cell>
          <table:table-cell office:value-type="float" office:value="0.352235" calcext:value-type="float">
            <text:p>0.352235</text:p>
          </table:table-cell>
          <table:table-cell office:value-type="float" office:value="0.360228" calcext:value-type="float">
            <text:p>0.360228</text:p>
          </table:table-cell>
          <table:table-cell office:value-type="float" office:value="0.372424" calcext:value-type="float">
            <text:p>0.372424</text:p>
          </table:table-cell>
          <table:table-cell office:value-type="float" office:value="0.340857" calcext:value-type="float">
            <text:p>0.340857</text:p>
          </table:table-cell>
          <table:table-cell office:value-type="float" office:value="0.317534" calcext:value-type="float">
            <text:p>0.317534</text:p>
          </table:table-cell>
          <table:table-cell office:value-type="float" office:value="0.344818" calcext:value-type="float">
            <text:p>0.344818</text:p>
          </table:table-cell>
          <table:table-cell office:value-type="float" office:value="0.347432" calcext:value-type="float">
            <text:p>0.347432</text:p>
          </table:table-cell>
          <table:table-cell office:value-type="float" office:value="0.320365" calcext:value-type="float">
            <text:p>0.320365</text:p>
          </table:table-cell>
          <table:table-cell office:value-type="float" office:value="0.294606" calcext:value-type="float">
            <text:p>0.294606</text:p>
          </table:table-cell>
          <table:table-cell office:value-type="float" office:value="0.321491" calcext:value-type="float">
            <text:p>0.321491</text:p>
          </table:table-cell>
          <table:table-cell office:value-type="float" office:value="0.307525" calcext:value-type="float">
            <text:p>0.307525</text:p>
          </table:table-cell>
          <table:table-cell office:value-type="float" office:value="0.293357" calcext:value-type="float">
            <text:p>0.2933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38752" calcext:value-type="float">
            <text:p>0.138752</text:p>
          </table:table-cell>
          <table:table-cell office:value-type="float" office:value="0.039889" calcext:value-type="float">
            <text:p>0.039889</text:p>
          </table:table-cell>
          <table:table-cell office:value-type="float" office:value="0.053772" calcext:value-type="float">
            <text:p>0.053772</text:p>
          </table:table-cell>
          <table:table-cell office:value-type="float" office:value="0.039498" calcext:value-type="float">
            <text:p>0.039498</text:p>
          </table:table-cell>
          <table:table-cell office:value-type="float" office:value="0.120067" calcext:value-type="float">
            <text:p>0.120067</text:p>
          </table:table-cell>
          <table:table-cell office:value-type="float" office:value="0.050972" calcext:value-type="float">
            <text:p>0.050972</text:p>
          </table:table-cell>
          <table:table-cell office:value-type="float" office:value="0.086334" calcext:value-type="float">
            <text:p>0.086334</text:p>
          </table:table-cell>
          <table:table-cell office:value-type="float" office:value="0.055276" calcext:value-type="float">
            <text:p>0.055276</text:p>
          </table:table-cell>
          <table:table-cell office:value-type="float" office:value="0.165993" calcext:value-type="float">
            <text:p>0.165993</text:p>
          </table:table-cell>
          <table:table-cell office:value-type="float" office:value="0.095463" calcext:value-type="float">
            <text:p>0.095463</text:p>
          </table:table-cell>
          <table:table-cell office:value-type="float" office:value="0.141965" calcext:value-type="float">
            <text:p>0.141965</text:p>
          </table:table-cell>
          <table:table-cell office:value-type="float" office:value="0.080796" calcext:value-type="float">
            <text:p>0.080796</text:p>
          </table:table-cell>
          <table:table-cell office:value-type="float" office:value="0.204563" calcext:value-type="float">
            <text:p>0.204563</text:p>
          </table:table-cell>
          <table:table-cell office:value-type="float" office:value="0.13523" calcext:value-type="float">
            <text:p>0.13523</text:p>
          </table:table-cell>
          <table:table-cell office:value-type="float" office:value="0.159332" calcext:value-type="float">
            <text:p>0.159332</text:p>
          </table:table-cell>
          <table:table-cell office:value-type="float" office:value="0.110494" calcext:value-type="float">
            <text:p>0.110494</text:p>
          </table:table-cell>
          <table:table-cell office:value-type="float" office:value="0.222818" calcext:value-type="float">
            <text:p>0.222818</text:p>
          </table:table-cell>
          <table:table-cell office:value-type="float" office:value="0.162089" calcext:value-type="float">
            <text:p>0.162089</text:p>
          </table:table-cell>
          <table:table-cell office:value-type="float" office:value="0.16863" calcext:value-type="float">
            <text:p>0.16863</text:p>
          </table:table-cell>
          <table:table-cell office:value-type="float" office:value="0.145037" calcext:value-type="float">
            <text:p>0.1450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78455" calcext:value-type="float">
            <text:p>0.378455</text:p>
          </table:table-cell>
          <table:table-cell office:value-type="float" office:value="0.352309" calcext:value-type="float">
            <text:p>0.352309</text:p>
          </table:table-cell>
          <table:table-cell office:value-type="float" office:value="0.390882" calcext:value-type="float">
            <text:p>0.390882</text:p>
          </table:table-cell>
          <table:table-cell office:value-type="float" office:value="0.349816" calcext:value-type="float">
            <text:p>0.349816</text:p>
          </table:table-cell>
          <table:table-cell office:value-type="float" office:value="0.363909" calcext:value-type="float">
            <text:p>0.363909</text:p>
          </table:table-cell>
          <table:table-cell office:value-type="float" office:value="0.361758" calcext:value-type="float">
            <text:p>0.361758</text:p>
          </table:table-cell>
          <table:table-cell office:value-type="float" office:value="0.396812" calcext:value-type="float">
            <text:p>0.396812</text:p>
          </table:table-cell>
          <table:table-cell office:value-type="float" office:value="0.347181" calcext:value-type="float">
            <text:p>0.347181</text:p>
          </table:table-cell>
          <table:table-cell office:value-type="float" office:value="0.340692" calcext:value-type="float">
            <text:p>0.340692</text:p>
          </table:table-cell>
          <table:table-cell office:value-type="float" office:value="0.361314" calcext:value-type="float">
            <text:p>0.361314</text:p>
          </table:table-cell>
          <table:table-cell office:value-type="float" office:value="0.375236" calcext:value-type="float">
            <text:p>0.375236</text:p>
          </table:table-cell>
          <table:table-cell office:value-type="float" office:value="0.341703" calcext:value-type="float">
            <text:p>0.341703</text:p>
          </table:table-cell>
          <table:table-cell office:value-type="float" office:value="0.308875" calcext:value-type="float">
            <text:p>0.308875</text:p>
          </table:table-cell>
          <table:table-cell office:value-type="float" office:value="0.346495" calcext:value-type="float">
            <text:p>0.346495</text:p>
          </table:table-cell>
          <table:table-cell office:value-type="float" office:value="0.352347" calcext:value-type="float">
            <text:p>0.352347</text:p>
          </table:table-cell>
          <table:table-cell office:value-type="float" office:value="0.323345" calcext:value-type="float">
            <text:p>0.323345</text:p>
          </table:table-cell>
          <table:table-cell office:value-type="float" office:value="0.287956" calcext:value-type="float">
            <text:p>0.287956</text:p>
          </table:table-cell>
          <table:table-cell office:value-type="float" office:value="0.323847" calcext:value-type="float">
            <text:p>0.323847</text:p>
          </table:table-cell>
          <table:table-cell office:value-type="float" office:value="0.312773" calcext:value-type="float">
            <text:p>0.312773</text:p>
          </table:table-cell>
          <table:table-cell office:value-type="float" office:value="0.296452" calcext:value-type="float">
            <text:p>0.2964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95714" calcext:value-type="float">
            <text:p>0.095714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2771" calcext:value-type="float">
            <text:p>0.052771</text:p>
          </table:table-cell>
          <table:table-cell office:value-type="float" office:value="0.038149" calcext:value-type="float">
            <text:p>0.038149</text:p>
          </table:table-cell>
          <table:table-cell office:value-type="float" office:value="0.083288" calcext:value-type="float">
            <text:p>0.083288</text:p>
          </table:table-cell>
          <table:table-cell office:value-type="float" office:value="0.049616" calcext:value-type="float">
            <text:p>0.049616</text:p>
          </table:table-cell>
          <table:table-cell office:value-type="float" office:value="0.080273" calcext:value-type="float">
            <text:p>0.080273</text:p>
          </table:table-cell>
          <table:table-cell office:value-type="float" office:value="0.05353" calcext:value-type="float">
            <text:p>0.05353</text:p>
          </table:table-cell>
          <table:table-cell office:value-type="float" office:value="0.124633" calcext:value-type="float">
            <text:p>0.124633</text:p>
          </table:table-cell>
          <table:table-cell office:value-type="float" office:value="0.092403" calcext:value-type="float">
            <text:p>0.092403</text:p>
          </table:table-cell>
          <table:table-cell office:value-type="float" office:value="0.14081" calcext:value-type="float">
            <text:p>0.14081</text:p>
          </table:table-cell>
          <table:table-cell office:value-type="float" office:value="0.079373" calcext:value-type="float">
            <text:p>0.079373</text:p>
          </table:table-cell>
          <table:table-cell office:value-type="float" office:value="0.171482" calcext:value-type="float">
            <text:p>0.171482</text:p>
          </table:table-cell>
          <table:table-cell office:value-type="float" office:value="0.128546" calcext:value-type="float">
            <text:p>0.128546</text:p>
          </table:table-cell>
          <table:table-cell office:value-type="float" office:value="0.15851" calcext:value-type="float">
            <text:p>0.15851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93956" calcext:value-type="float">
            <text:p>0.193956</text:p>
          </table:table-cell>
          <table:table-cell office:value-type="float" office:value="0.157232" calcext:value-type="float">
            <text:p>0.157232</text:p>
          </table:table-cell>
          <table:table-cell office:value-type="float" office:value="0.167011" calcext:value-type="float">
            <text:p>0.167011</text:p>
          </table:table-cell>
          <table:table-cell office:value-type="float" office:value="0.14207" calcext:value-type="float">
            <text:p>0.142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72007" calcext:value-type="float">
            <text:p>0.372007</text:p>
          </table:table-cell>
          <table:table-cell office:value-type="float" office:value="0.354535" calcext:value-type="float">
            <text:p>0.354535</text:p>
          </table:table-cell>
          <table:table-cell office:value-type="float" office:value="0.388508" calcext:value-type="float">
            <text:p>0.388508</text:p>
          </table:table-cell>
          <table:table-cell office:value-type="float" office:value="0.349744" calcext:value-type="float">
            <text:p>0.349744</text:p>
          </table:table-cell>
          <table:table-cell office:value-type="float" office:value="0.360218" calcext:value-type="float">
            <text:p>0.360218</text:p>
          </table:table-cell>
          <table:table-cell office:value-type="float" office:value="0.36129" calcext:value-type="float">
            <text:p>0.36129</text:p>
          </table:table-cell>
          <table:table-cell office:value-type="float" office:value="0.398279" calcext:value-type="float">
            <text:p>0.398279</text:p>
          </table:table-cell>
          <table:table-cell office:value-type="float" office:value="0.346533" calcext:value-type="float">
            <text:p>0.346533</text:p>
          </table:table-cell>
          <table:table-cell office:value-type="float" office:value="0.342324" calcext:value-type="float">
            <text:p>0.342324</text:p>
          </table:table-cell>
          <table:table-cell office:value-type="float" office:value="0.361864" calcext:value-type="float">
            <text:p>0.361864</text:p>
          </table:table-cell>
          <table:table-cell office:value-type="float" office:value="0.377416" calcext:value-type="float">
            <text:p>0.377416</text:p>
          </table:table-cell>
          <table:table-cell office:value-type="float" office:value="0.34312" calcext:value-type="float">
            <text:p>0.34312</text:p>
          </table:table-cell>
          <table:table-cell office:value-type="float" office:value="0.309919" calcext:value-type="float">
            <text:p>0.309919</text:p>
          </table:table-cell>
          <table:table-cell office:value-type="float" office:value="0.348202" calcext:value-type="float">
            <text:p>0.348202</text:p>
          </table:table-cell>
          <table:table-cell office:value-type="float" office:value="0.355928" calcext:value-type="float">
            <text:p>0.355928</text:p>
          </table:table-cell>
          <table:table-cell office:value-type="float" office:value="0.325416" calcext:value-type="float">
            <text:p>0.325416</text:p>
          </table:table-cell>
          <table:table-cell office:value-type="float" office:value="0.290985" calcext:value-type="float">
            <text:p>0.290985</text:p>
          </table:table-cell>
          <table:table-cell office:value-type="float" office:value="0.326321" calcext:value-type="float">
            <text:p>0.326321</text:p>
          </table:table-cell>
          <table:table-cell office:value-type="float" office:value="0.316736" calcext:value-type="float">
            <text:p>0.316736</text:p>
          </table:table-cell>
          <table:table-cell office:value-type="float" office:value="0.299309" calcext:value-type="float">
            <text:p>0.2993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81672" calcext:value-type="float">
            <text:p>0.081672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.051778" calcext:value-type="float">
            <text:p>0.051778</text:p>
          </table:table-cell>
          <table:table-cell office:value-type="float" office:value="0.036849" calcext:value-type="float">
            <text:p>0.036849</text:p>
          </table:table-cell>
          <table:table-cell office:value-type="float" office:value="0.074963" calcext:value-type="float">
            <text:p>0.074963</text:p>
          </table:table-cell>
          <table:table-cell office:value-type="float" office:value="0.048636" calcext:value-type="float">
            <text:p>0.048636</text:p>
          </table:table-cell>
          <table:table-cell office:value-type="float" office:value="0.075634" calcext:value-type="float">
            <text:p>0.075634</text:p>
          </table:table-cell>
          <table:table-cell office:value-type="float" office:value="0.051595" calcext:value-type="float">
            <text:p>0.051595</text:p>
          </table:table-cell>
          <table:table-cell office:value-type="float" office:value="0.110492" calcext:value-type="float">
            <text:p>0.110492</text:p>
          </table:table-cell>
          <table:table-cell office:value-type="float" office:value="0.089745" calcext:value-type="float">
            <text:p>0.089745</text:p>
          </table:table-cell>
          <table:table-cell office:value-type="float" office:value="0.139212" calcext:value-type="float">
            <text:p>0.139212</text:p>
          </table:table-cell>
          <table:table-cell office:value-type="float" office:value="0.078557" calcext:value-type="float">
            <text:p>0.078557</text:p>
          </table:table-cell>
          <table:table-cell office:value-type="float" office:value="0.161877" calcext:value-type="float">
            <text:p>0.161877</text:p>
          </table:table-cell>
          <table:table-cell office:value-type="float" office:value="0.123922" calcext:value-type="float">
            <text:p>0.123922</text:p>
          </table:table-cell>
          <table:table-cell office:value-type="float" office:value="0.157422" calcext:value-type="float">
            <text:p>0.157422</text:p>
          </table:table-cell>
          <table:table-cell office:value-type="float" office:value="0.105569" calcext:value-type="float">
            <text:p>0.105569</text:p>
          </table:table-cell>
          <table:table-cell office:value-type="float" office:value="0.185279" calcext:value-type="float">
            <text:p>0.185279</text:p>
          </table:table-cell>
          <table:table-cell office:value-type="float" office:value="0.152455" calcext:value-type="float">
            <text:p>0.152455</text:p>
          </table:table-cell>
          <table:table-cell office:value-type="float" office:value="0.166276" calcext:value-type="float">
            <text:p>0.166276</text:p>
          </table:table-cell>
          <table:table-cell office:value-type="float" office:value="0.139697" calcext:value-type="float">
            <text:p>0.13969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69249" calcext:value-type="float">
            <text:p>0.369249</text:p>
          </table:table-cell>
          <table:table-cell office:value-type="float" office:value="0.355953" calcext:value-type="float">
            <text:p>0.355953</text:p>
          </table:table-cell>
          <table:table-cell office:value-type="float" office:value="0.391957" calcext:value-type="float">
            <text:p>0.391957</text:p>
          </table:table-cell>
          <table:table-cell office:value-type="float" office:value="0.349509" calcext:value-type="float">
            <text:p>0.349509</text:p>
          </table:table-cell>
          <table:table-cell office:value-type="float" office:value="0.358684" calcext:value-type="float">
            <text:p>0.358684</text:p>
          </table:table-cell>
          <table:table-cell office:value-type="float" office:value="0.360754" calcext:value-type="float">
            <text:p>0.360754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346775" calcext:value-type="float">
            <text:p>0.346775</text:p>
          </table:table-cell>
          <table:table-cell office:value-type="float" office:value="0.344341" calcext:value-type="float">
            <text:p>0.344341</text:p>
          </table:table-cell>
          <table:table-cell office:value-type="float" office:value="0.362837" calcext:value-type="float">
            <text:p>0.362837</text:p>
          </table:table-cell>
          <table:table-cell office:value-type="float" office:value="0.37956" calcext:value-type="float">
            <text:p>0.37956</text:p>
          </table:table-cell>
          <table:table-cell office:value-type="float" office:value="0.343974" calcext:value-type="float">
            <text:p>0.343974</text:p>
          </table:table-cell>
          <table:table-cell office:value-type="float" office:value="0.312319" calcext:value-type="float">
            <text:p>0.312319</text:p>
          </table:table-cell>
          <table:table-cell office:value-type="float" office:value="0.348371" calcext:value-type="float">
            <text:p>0.348371</text:p>
          </table:table-cell>
          <table:table-cell office:value-type="float" office:value="0.359391" calcext:value-type="float">
            <text:p>0.359391</text:p>
          </table:table-cell>
          <table:table-cell office:value-type="float" office:value="0.326675" calcext:value-type="float">
            <text:p>0.326675</text:p>
          </table:table-cell>
          <table:table-cell office:value-type="float" office:value="0.292626" calcext:value-type="float">
            <text:p>0.292626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20201" calcext:value-type="float">
            <text:p>0.320201</text:p>
          </table:table-cell>
          <table:table-cell office:value-type="float" office:value="0.30129" calcext:value-type="float">
            <text:p>0.301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75974" calcext:value-type="float">
            <text:p>0.075974</text:p>
          </table:table-cell>
          <table:table-cell office:value-type="float" office:value="0.037176" calcext:value-type="float">
            <text:p>0.037176</text:p>
          </table:table-cell>
          <table:table-cell office:value-type="float" office:value="0.050511" calcext:value-type="float">
            <text:p>0.050511</text:p>
          </table:table-cell>
          <table:table-cell office:value-type="float" office:value="0.035666" calcext:value-type="float">
            <text:p>0.035666</text:p>
          </table:table-cell>
          <table:table-cell office:value-type="float" office:value="0.071231" calcext:value-type="float">
            <text:p>0.071231</text:p>
          </table:table-cell>
          <table:table-cell office:value-type="float" office:value="0.047613" calcext:value-type="float">
            <text:p>0.047613</text:p>
          </table:table-cell>
          <table:table-cell office:value-type="float" office:value="0.071459" calcext:value-type="float">
            <text:p>0.071459</text:p>
          </table:table-cell>
          <table:table-cell office:value-type="float" office:value="0.049891" calcext:value-type="float">
            <text:p>0.049891</text:p>
          </table:table-cell>
          <table:table-cell office:value-type="float" office:value="0.103562" calcext:value-type="float">
            <text:p>0.103562</text:p>
          </table:table-cell>
          <table:table-cell office:value-type="float" office:value="0.087926" calcext:value-type="float">
            <text:p>0.087926</text:p>
          </table:table-cell>
          <table:table-cell office:value-type="float" office:value="0.138758" calcext:value-type="float">
            <text:p>0.138758</text:p>
          </table:table-cell>
          <table:table-cell office:value-type="float" office:value="0.077585" calcext:value-type="float">
            <text:p>0.077585</text:p>
          </table:table-cell>
          <table:table-cell office:value-type="float" office:value="0.157495" calcext:value-type="float">
            <text:p>0.157495</text:p>
          </table:table-cell>
          <table:table-cell office:value-type="float" office:value="0.120402" calcext:value-type="float">
            <text:p>0.120402</text:p>
          </table:table-cell>
          <table:table-cell office:value-type="float" office:value="0.157185" calcext:value-type="float">
            <text:p>0.157185</text:p>
          </table:table-cell>
          <table:table-cell office:value-type="float" office:value="0.103868" calcext:value-type="float">
            <text:p>0.103868</text:p>
          </table:table-cell>
          <table:table-cell office:value-type="float" office:value="0.182032" calcext:value-type="float">
            <text:p>0.182032</text:p>
          </table:table-cell>
          <table:table-cell office:value-type="float" office:value="0.148698" calcext:value-type="float">
            <text:p>0.148698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137758" calcext:value-type="float">
            <text:p>0.1377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370206" calcext:value-type="float">
            <text:p>0.370206</text:p>
          </table:table-cell>
          <table:table-cell office:value-type="float" office:value="0.357197" calcext:value-type="float">
            <text:p>0.357197</text:p>
          </table:table-cell>
          <table:table-cell office:value-type="float" office:value="0.393108" calcext:value-type="float">
            <text:p>0.393108</text:p>
          </table:table-cell>
          <table:table-cell office:value-type="float" office:value="0.349049" calcext:value-type="float">
            <text:p>0.349049</text:p>
          </table:table-cell>
          <table:table-cell office:value-type="float" office:value="0.358506" calcext:value-type="float">
            <text:p>0.358506</text:p>
          </table:table-cell>
          <table:table-cell office:value-type="float" office:value="0.360106" calcext:value-type="float">
            <text:p>0.360106</text:p>
          </table:table-cell>
          <table:table-cell office:value-type="float" office:value="0.398857" calcext:value-type="float">
            <text:p>0.398857</text:p>
          </table:table-cell>
          <table:table-cell office:value-type="float" office:value="0.347173" calcext:value-type="float">
            <text:p>0.347173</text:p>
          </table:table-cell>
          <table:table-cell office:value-type="float" office:value="0.343849" calcext:value-type="float">
            <text:p>0.343849</text:p>
          </table:table-cell>
          <table:table-cell office:value-type="float" office:value="0.364349" calcext:value-type="float">
            <text:p>0.364349</text:p>
          </table:table-cell>
          <table:table-cell office:value-type="float" office:value="0.381409" calcext:value-type="float">
            <text:p>0.381409</text:p>
          </table:table-cell>
          <table:table-cell office:value-type="float" office:value="0.344313" calcext:value-type="float">
            <text:p>0.344313</text:p>
          </table:table-cell>
          <table:table-cell office:value-type="float" office:value="0.314042" calcext:value-type="float">
            <text:p>0.314042</text:p>
          </table:table-cell>
          <table:table-cell office:value-type="float" office:value="0.349617" calcext:value-type="float">
            <text:p>0.349617</text:p>
          </table:table-cell>
          <table:table-cell office:value-type="float" office:value="0.362197" calcext:value-type="float">
            <text:p>0.362197</text:p>
          </table:table-cell>
          <table:table-cell office:value-type="float" office:value="0.328151" calcext:value-type="float">
            <text:p>0.328151</text:p>
          </table:table-cell>
          <table:table-cell office:value-type="float" office:value="0.29321" calcext:value-type="float">
            <text:p>0.29321</text:p>
          </table:table-cell>
          <table:table-cell office:value-type="float" office:value="0.331342" calcext:value-type="float">
            <text:p>0.331342</text:p>
          </table:table-cell>
          <table:table-cell office:value-type="float" office:value="0.323413" calcext:value-type="float">
            <text:p>0.323413</text:p>
          </table:table-cell>
          <table:table-cell office:value-type="float" office:value="0.302739" calcext:value-type="float">
            <text:p>0.3027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72741" calcext:value-type="float">
            <text:p>0.072741</text:p>
          </table:table-cell>
          <table:table-cell office:value-type="float" office:value="0.036833" calcext:value-type="float">
            <text:p>0.036833</text:p>
          </table:table-cell>
          <table:table-cell office:value-type="float" office:value="0.049812" calcext:value-type="float">
            <text:p>0.049812</text:p>
          </table:table-cell>
          <table:table-cell office:value-type="float" office:value="0.034711" calcext:value-type="float">
            <text:p>0.034711</text:p>
          </table:table-cell>
          <table:table-cell office:value-type="float" office:value="0.070281" calcext:value-type="float">
            <text:p>0.070281</text:p>
          </table:table-cell>
          <table:table-cell office:value-type="float" office:value="0.046978" calcext:value-type="float">
            <text:p>0.046978</text:p>
          </table:table-cell>
          <table:table-cell office:value-type="float" office:value="0.068778" calcext:value-type="float">
            <text:p>0.068778</text:p>
          </table:table-cell>
          <table:table-cell office:value-type="float" office:value="0.048773" calcext:value-type="float">
            <text:p>0.048773</text:p>
          </table:table-cell>
          <table:table-cell office:value-type="float" office:value="0.099098" calcext:value-type="float">
            <text:p>0.099098</text:p>
          </table:table-cell>
          <table:table-cell office:value-type="float" office:value="0.086507" calcext:value-type="float">
            <text:p>0.086507</text:p>
          </table:table-cell>
          <table:table-cell office:value-type="float" office:value="0.137972" calcext:value-type="float">
            <text:p>0.137972</text:p>
          </table:table-cell>
          <table:table-cell office:value-type="float" office:value="0.076861" calcext:value-type="float">
            <text:p>0.076861</text:p>
          </table:table-cell>
          <table:table-cell office:value-type="float" office:value="0.154886" calcext:value-type="float">
            <text:p>0.154886</text:p>
          </table:table-cell>
          <table:table-cell office:value-type="float" office:value="0.117859" calcext:value-type="float">
            <text:p>0.117859</text:p>
          </table:table-cell>
          <table:table-cell office:value-type="float" office:value="0.156791" calcext:value-type="float">
            <text:p>0.156791</text:p>
          </table:table-cell>
          <table:table-cell office:value-type="float" office:value="0.10265" calcext:value-type="float">
            <text:p>0.10265</text:p>
          </table:table-cell>
          <table:table-cell office:value-type="float" office:value="0.179221" calcext:value-type="float">
            <text:p>0.179221</text:p>
          </table:table-cell>
          <table:table-cell office:value-type="float" office:value="0.14493" calcext:value-type="float">
            <text:p>0.14493</text:p>
          </table:table-cell>
          <table:table-cell office:value-type="float" office:value="0.164754" calcext:value-type="float">
            <text:p>0.164754</text:p>
          </table:table-cell>
          <table:table-cell office:value-type="float" office:value="0.136281" calcext:value-type="float">
            <text:p>0.13628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370897" calcext:value-type="float">
            <text:p>0.370897</text:p>
          </table:table-cell>
          <table:table-cell office:value-type="float" office:value="0.358015" calcext:value-type="float">
            <text:p>0.358015</text:p>
          </table:table-cell>
          <table:table-cell office:value-type="float" office:value="0.391874" calcext:value-type="float">
            <text:p>0.391874</text:p>
          </table:table-cell>
          <table:table-cell office:value-type="float" office:value="0.349801" calcext:value-type="float">
            <text:p>0.349801</text:p>
          </table:table-cell>
          <table:table-cell office:value-type="float" office:value="0.359158" calcext:value-type="float">
            <text:p>0.359158</text:p>
          </table:table-cell>
          <table:table-cell office:value-type="float" office:value="0.358804" calcext:value-type="float">
            <text:p>0.358804</text:p>
          </table:table-cell>
          <table:table-cell office:value-type="float" office:value="0.399588" calcext:value-type="float">
            <text:p>0.399588</text:p>
          </table:table-cell>
          <table:table-cell office:value-type="float" office:value="0.347543" calcext:value-type="float">
            <text:p>0.347543</text:p>
          </table:table-cell>
          <table:table-cell office:value-type="float" office:value="0.344157" calcext:value-type="float">
            <text:p>0.344157</text:p>
          </table:table-cell>
          <table:table-cell office:value-type="float" office:value="0.364433" calcext:value-type="float">
            <text:p>0.364433</text:p>
          </table:table-cell>
          <table:table-cell office:value-type="float" office:value="0.384604" calcext:value-type="float">
            <text:p>0.384604</text:p>
          </table:table-cell>
          <table:table-cell office:value-type="float" office:value="0.34481" calcext:value-type="float">
            <text:p>0.34481</text:p>
          </table:table-cell>
          <table:table-cell office:value-type="float" office:value="0.314126" calcext:value-type="float">
            <text:p>0.314126</text:p>
          </table:table-cell>
          <table:table-cell office:value-type="float" office:value="0.349576" calcext:value-type="float">
            <text:p>0.349576</text:p>
          </table:table-cell>
          <table:table-cell office:value-type="float" office:value="0.364966" calcext:value-type="float">
            <text:p>0.364966</text:p>
          </table:table-cell>
          <table:table-cell office:value-type="float" office:value="0.329404" calcext:value-type="float">
            <text:p>0.329404</text:p>
          </table:table-cell>
          <table:table-cell office:value-type="float" office:value="0.294334" calcext:value-type="float">
            <text:p>0.294334</text:p>
          </table:table-cell>
          <table:table-cell office:value-type="float" office:value="0.33308" calcext:value-type="float">
            <text:p>0.33308</text:p>
          </table:table-cell>
          <table:table-cell office:value-type="float" office:value="0.326101" calcext:value-type="float">
            <text:p>0.326101</text:p>
          </table:table-cell>
          <table:table-cell office:value-type="float" office:value="0.304196" calcext:value-type="float">
            <text:p>0.3041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71143" calcext:value-type="float">
            <text:p>0.071143</text:p>
          </table:table-cell>
          <table:table-cell office:value-type="float" office:value="0.036576" calcext:value-type="float">
            <text:p>0.036576</text:p>
          </table:table-cell>
          <table:table-cell office:value-type="float" office:value="0.049492" calcext:value-type="float">
            <text:p>0.049492</text:p>
          </table:table-cell>
          <table:table-cell office:value-type="float" office:value="0.034172" calcext:value-type="float">
            <text:p>0.034172</text:p>
          </table:table-cell>
          <table:table-cell office:value-type="float" office:value="0.067608" calcext:value-type="float">
            <text:p>0.067608</text:p>
          </table:table-cell>
          <table:table-cell office:value-type="float" office:value="0.046242" calcext:value-type="float">
            <text:p>0.046242</text:p>
          </table:table-cell>
          <table:table-cell office:value-type="float" office:value="0.065741" calcext:value-type="float">
            <text:p>0.065741</text:p>
          </table:table-cell>
          <table:table-cell office:value-type="float" office:value="0.047696" calcext:value-type="float">
            <text:p>0.047696</text:p>
          </table:table-cell>
          <table:table-cell office:value-type="float" office:value="0.097349" calcext:value-type="float">
            <text:p>0.097349</text:p>
          </table:table-cell>
          <table:table-cell office:value-type="float" office:value="0.085229" calcext:value-type="float">
            <text:p>0.085229</text:p>
          </table:table-cell>
          <table:table-cell office:value-type="float" office:value="0.137789" calcext:value-type="float">
            <text:p>0.137789</text:p>
          </table:table-cell>
          <table:table-cell office:value-type="float" office:value="0.076113" calcext:value-type="float">
            <text:p>0.076113</text:p>
          </table:table-cell>
          <table:table-cell office:value-type="float" office:value="0.15217" calcext:value-type="float">
            <text:p>0.15217</text:p>
          </table:table-cell>
          <table:table-cell office:value-type="float" office:value="0.115452" calcext:value-type="float">
            <text:p>0.115452</text:p>
          </table:table-cell>
          <table:table-cell office:value-type="float" office:value="0.156143" calcext:value-type="float">
            <text:p>0.156143</text:p>
          </table:table-cell>
          <table:table-cell office:value-type="float" office:value="0.101731" calcext:value-type="float">
            <text:p>0.101731</text:p>
          </table:table-cell>
          <table:table-cell office:value-type="float" office:value="0.177792" calcext:value-type="float">
            <text:p>0.177792</text:p>
          </table:table-cell>
          <table:table-cell office:value-type="float" office:value="0.141853" calcext:value-type="float">
            <text:p>0.141853</text:p>
          </table:table-cell>
          <table:table-cell office:value-type="float" office:value="0.164293" calcext:value-type="float">
            <text:p>0.164293</text:p>
          </table:table-cell>
          <table:table-cell office:value-type="float" office:value="0.134987" calcext:value-type="float">
            <text:p>0.13498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368743" calcext:value-type="float">
            <text:p>0.368743</text:p>
          </table:table-cell>
          <table:table-cell office:value-type="float" office:value="0.358835" calcext:value-type="float">
            <text:p>0.358835</text:p>
          </table:table-cell>
          <table:table-cell office:value-type="float" office:value="0.391514" calcext:value-type="float">
            <text:p>0.391514</text:p>
          </table:table-cell>
          <table:table-cell office:value-type="float" office:value="0.348821" calcext:value-type="float">
            <text:p>0.348821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358036" calcext:value-type="float">
            <text:p>0.358036</text:p>
          </table:table-cell>
          <table:table-cell office:value-type="float" office:value="0.399333" calcext:value-type="float">
            <text:p>0.399333</text:p>
          </table:table-cell>
          <table:table-cell office:value-type="float" office:value="0.347873" calcext:value-type="float">
            <text:p>0.347873</text:p>
          </table:table-cell>
          <table:table-cell office:value-type="float" office:value="0.34426" calcext:value-type="float">
            <text:p>0.34426</text:p>
          </table:table-cell>
          <table:table-cell office:value-type="float" office:value="0.365298" calcext:value-type="float">
            <text:p>0.365298</text:p>
          </table:table-cell>
          <table:table-cell office:value-type="float" office:value="0.384761" calcext:value-type="float">
            <text:p>0.384761</text:p>
          </table:table-cell>
          <table:table-cell office:value-type="float" office:value="0.344931" calcext:value-type="float">
            <text:p>0.344931</text:p>
          </table:table-cell>
          <table:table-cell office:value-type="float" office:value="0.315539" calcext:value-type="float">
            <text:p>0.315539</text:p>
          </table:table-cell>
          <table:table-cell office:value-type="float" office:value="0.350062" calcext:value-type="float">
            <text:p>0.350062</text:p>
          </table:table-cell>
          <table:table-cell office:value-type="float" office:value="0.367173" calcext:value-type="float">
            <text:p>0.367173</text:p>
          </table:table-cell>
          <table:table-cell office:value-type="float" office:value="0.330595" calcext:value-type="float">
            <text:p>0.330595</text:p>
          </table:table-cell>
          <table:table-cell office:value-type="float" office:value="0.294221" calcext:value-type="float">
            <text:p>0.294221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328408" calcext:value-type="float">
            <text:p>0.328408</text:p>
          </table:table-cell>
          <table:table-cell office:value-type="float" office:value="0.305509" calcext:value-type="float">
            <text:p>0.30550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69648" calcext:value-type="float">
            <text:p>0.069648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048358" calcext:value-type="float">
            <text:p>0.048358</text:p>
          </table:table-cell>
          <table:table-cell office:value-type="float" office:value="0.033504" calcext:value-type="float">
            <text:p>0.033504</text:p>
          </table:table-cell>
          <table:table-cell office:value-type="float" office:value="0.066289" calcext:value-type="float">
            <text:p>0.066289</text:p>
          </table:table-cell>
          <table:table-cell office:value-type="float" office:value="0.046039" calcext:value-type="float">
            <text:p>0.046039</text:p>
          </table:table-cell>
          <table:table-cell office:value-type="float" office:value="0.064193" calcext:value-type="float">
            <text:p>0.064193</text:p>
          </table:table-cell>
          <table:table-cell office:value-type="float" office:value="0.046807" calcext:value-type="float">
            <text:p>0.046807</text:p>
          </table:table-cell>
          <table:table-cell office:value-type="float" office:value="0.095796" calcext:value-type="float">
            <text:p>0.095796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0.137173" calcext:value-type="float">
            <text:p>0.137173</text:p>
          </table:table-cell>
          <table:table-cell office:value-type="float" office:value="0.075148" calcext:value-type="float">
            <text:p>0.075148</text:p>
          </table:table-cell>
          <table:table-cell office:value-type="float" office:value="0.14989" calcext:value-type="float">
            <text:p>0.14989</text:p>
          </table:table-cell>
          <table:table-cell office:value-type="float" office:value="0.113973" calcext:value-type="float">
            <text:p>0.113973</text:p>
          </table:table-cell>
          <table:table-cell office:value-type="float" office:value="0.156084" calcext:value-type="float">
            <text:p>0.156084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17608" calcext:value-type="float">
            <text:p>0.17608</text:p>
          </table:table-cell>
          <table:table-cell office:value-type="float" office:value="0.138849" calcext:value-type="float">
            <text:p>0.138849</text:p>
          </table:table-cell>
          <table:table-cell office:value-type="float" office:value="0.164116" calcext:value-type="float">
            <text:p>0.164116</text:p>
          </table:table-cell>
          <table:table-cell office:value-type="float" office:value="0.134055" calcext:value-type="float">
            <text:p>0.134055</text:p>
          </table:table-cell>
        </table:table-row>
        <table:table-row table:style-name="ro2">
          <table:table-cell table:number-columns-repeated="43"/>
        </table:table-row>
        <table:table-row table:style-name="ro2" table:number-rows-repeated="2">
          <table:table-cell table:number-columns-repeated="4"/>
          <table:table-cell table:style-name="ce109"/>
          <table:table-cell table:number-columns-repeated="38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4"/>
          <table:table-cell table:style-name="ce109"/>
          <table:table-cell table:number-columns-repeated="38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28"/>
        </table:table-row>
        <table:table-row table:style-name="ro2" table:number-rows-repeated="2">
          <table:table-cell table:number-columns-repeated="4"/>
          <table:table-cell table:style-name="ce109"/>
          <table:table-cell table:number-columns-repeated="38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 table:number-columns-repeated="2"/>
          <table:table-cell table:number-columns-repeated="3"/>
          <table:table-cell table:style-name="ce109"/>
          <table:table-cell table:number-columns-repeated="23"/>
        </table:table-row>
        <table:table-row table:style-name="ro2">
          <table:table-cell table:number-columns-repeated="19"/>
          <table:table-cell table:style-name="ce109"/>
          <table:table-cell table:number-columns-repeated="23"/>
        </table:table-row>
        <table:table-row table:style-name="ro2">
          <table:table-cell table:number-columns-repeated="4"/>
          <table:table-cell table:style-name="ce109"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9" loext:min-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17:17:45.536564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7-05T19:14:19.845860928</dc:date>
    <meta:editing-duration>P1DT18H1M43S</meta:editing-duration>
    <meta:editing-cycles>289</meta:editing-cycles>
    <meta:generator>LibreOffice/6.0.4.2$Linux_X86_64 LibreOffice_project/00m0$Build-2</meta:generator>
    <meta:document-statistic meta:table-count="5" meta:cell-count="15656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4:Scalability.E9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118623656">
                <text:p>0.990241118623656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869896662">
                <text:p>0.9902418698966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588404399">
                <text:p>0.9902415884043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2098164805">
                <text:p>0.990232098164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105789219378">
                <text:p>0.985105789219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0493580742857143">
                <text:p>0.00493580742857143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669363114285714">
                <text:p>0.00669363114285714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657225457142857">
                <text:p>0.006572254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222909462857143">
                <text:p>0.022290946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09347202857143">
                <text:p>0.0109347202857143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312940885714286">
                <text:p>0.03129408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188942257142857">
                <text:p>0.0188942257142857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592808028571429">
                <text:p>0.05928080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05751514285714">
                <text:p>0.0405751514285714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764017257142857">
                <text:p>0.0764017257142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40263142857143">
                <text:p>0.0340263142857143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3676057142857">
                <text:p>0.0323676057142857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12688971428571">
                <text:p>0.0412688971428571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78435971428571">
                <text:p>0.03784359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4686072">
                <text:p>0.04686072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3405371428572">
                <text:p>0.04234053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520074114285714">
                <text:p>0.0520074114285714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845788">
                <text:p>0.048457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02601857142857">
                <text:p>0.0602601857142857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604943257142857">
                <text:p>0.06049432571428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336127914285714">
                <text:p>0.336127914285714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57338685714286">
                <text:p>0.1573386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626942857143">
                <text:p>0.497626942857143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69161828571429">
                <text:p>0.169161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600086">
                <text:p>0.6600086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192934571428571">
                <text:p>0.192934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94857142857">
                <text:p>0.842694857142857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38788085714286">
                <text:p>0.238788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43891971428572">
                <text:p>0.943891971428572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35167">
                <text:p>0.3351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722375257142857">
                <text:p>0.0722375257142857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447902628571429">
                <text:p>0.0447902628571429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72828">
                <text:p>0.0672828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8389771428572">
                <text:p>0.0558389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803624285714286">
                <text:p>0.0803624285714286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54734">
                <text:p>0.06547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124771428571">
                <text:p>0.166124771428571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722728857142858">
                <text:p>0.0722728857142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3322428571429">
                <text:p>0.1633224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11576">
                <text:p>0.16115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275cm" svg:width="11.444cm" svg:height="6.564cm">
          <chartooo:coordinate-region svg:x="1.767cm" svg:y="1.474cm" svg:width="10.451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21682028571428">
                <text:p>0.321682028571428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5616065714286">
                <text:p>0.145616065714286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47677171428571">
                <text:p>0.347677171428571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69999771428571">
                <text:p>0.1699997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45044914285714">
                <text:p>0.345044914285714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182623685714286">
                <text:p>0.1826236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527314">
                <text:p>0.3527314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201109485714286">
                <text:p>0.201109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28782285714286">
                <text:p>0.528782285714286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61402657142857">
                <text:p>0.4614026571428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275cm" svg:width="11.444cm" svg:height="6.564cm">
          <chartooo:coordinate-region svg:x="1.767cm" svg:y="1.474cm" svg:width="10.63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89427511428571">
                <text:p>0.18942751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816">
                <text:p>0.02429816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91354285714">
                <text:p>0.140791354285714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221942857143">
                <text:p>0.02422219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0836948">
                <text:p>0.10836948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470428571429">
                <text:p>0.02424704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40794722857143">
                <text:p>0.140794722857143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3165771428571">
                <text:p>0.02431657714285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4583431428571">
                <text:p>0.124583431428571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356548428571429">
                <text:p>0.035654842857142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29609774285714">
                <text:p>0.129609774285714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3734592">
                <text:p>0.03734592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5107086">
                <text:p>0.15107086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400910914285714">
                <text:p>0.04009109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6188984">
                <text:p>0.1618898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477886971428571">
                <text:p>0.04778869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8403108571429">
                <text:p>0.168403108571429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647512628571429">
                <text:p>0.0647512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1421688571429">
                <text:p>0.191421688571429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7742682857143">
                <text:p>0.11774268285714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9.481cm" svg:height="16.583cm" xlink:href=".." xlink:type="simple" chart:class="chart:line" chart:style-name="ch1">
        <chart:title svg:x="11.072cm" svg:y="0.467cm" chart:style-name="ch2">
          <text:p>25 mil generaciones Posición - 2 obj</text:p>
        </chart:title>
        <chart:legend chart:legend-position="end" svg:x="25.147cm" svg:y="3.261cm" style:legend-expansion="high" chart:style-name="ch3"/>
        <chart:plot-area chart:style-name="ch4" table:cell-range-address="'WFG by space'.A2:'WFG by space'.U13" chart:data-source-has-labels="both" svg:x="1.6cm" svg:y="1.577cm" svg:width="22.958cm" svg:height="13.694cm">
          <chartooo:coordinate-region svg:x="2.512cm" svg:y="1.776cm" svg:width="21.859cm" svg:height="12.848cm"/>
          <chart:axis chart:dimension="x" chart:name="primary-x" chart:style-name="ch5" chartooo:axis-type="auto">
            <chartooo:date-scale/>
            <chart:title svg:x="9.384cm" svg:y="15.602cm" chart:style-name="ch6">
              <text:p>Generacion i *2500 (inicia desde generación cero)</text:p>
            </chart:title>
            <chart:categories table:cell-range-address="'WFG by space'.A3:'WFG by space'.A13"/>
          </chart:axis>
          <chart:axis chart:dimension="y" chart:name="primary-y" chart:style-name="ch5">
            <chart:title svg:x="0.451cm" svg:y="8.746cm" chart:style-name="ch7">
              <text:p>ADI</text:p>
            </chart:title>
            <chart:grid chart:style-name="ch8" chart:class="major"/>
          </chart:axis>
          <chart:series chart:style-name="ch9" chart:values-cell-range-address="'WFG by space'.B3:'WFG by space'.B13" chart:label-cell-address="'WFG by space'.B2:'WFG by space'.B2" chart:class="chart:line">
            <chart:data-point chart:repeated="11"/>
          </chart:series>
          <chart:series chart:style-name="ch10" chart:values-cell-range-address="'WFG by space'.C3:'WFG by space'.C13" chart:label-cell-address="'WFG by space'.C2:'WFG by space'.C2" chart:class="chart:line">
            <chart:data-point chart:repeated="11"/>
          </chart:series>
          <chart:series chart:style-name="ch11" chart:values-cell-range-address="'WFG by space'.D3:'WFG by space'.D13" chart:label-cell-address="'WFG by space'.D2:'WFG by space'.D2" chart:class="chart:line">
            <chart:data-point chart:repeated="11"/>
          </chart:series>
          <chart:series chart:style-name="ch12" chart:values-cell-range-address="'WFG by space'.E3:'WFG by space'.E13" chart:label-cell-address="'WFG by space'.E2:'WFG by space'.E2" chart:class="chart:line">
            <chart:data-point chart:repeated="11"/>
          </chart:series>
          <chart:series chart:style-name="ch13" chart:values-cell-range-address="'WFG by space'.F3:'WFG by space'.F13" chart:label-cell-address="'WFG by space'.F2:'WFG by space'.F2" chart:class="chart:line">
            <chart:data-point chart:repeated="11"/>
          </chart:series>
          <chart:series chart:style-name="ch14" chart:values-cell-range-address="'WFG by space'.G3:'WFG by space'.G13" chart:label-cell-address="'WFG by space'.G2:'WFG by space'.G2" chart:class="chart:line">
            <chart:data-point chart:repeated="11"/>
          </chart:series>
          <chart:series chart:style-name="ch15" chart:values-cell-range-address="'WFG by space'.H3:'WFG by space'.H13" chart:label-cell-address="'WFG by space'.H2:'WFG by space'.H2" chart:class="chart:line">
            <chart:data-point chart:repeated="11"/>
          </chart:series>
          <chart:series chart:style-name="ch16" chart:values-cell-range-address="'WFG by space'.I3:'WFG by space'.I13" chart:label-cell-address="'WFG by space'.I2:'WFG by space'.I2" chart:class="chart:line">
            <chart:data-point chart:repeated="11"/>
          </chart:series>
          <chart:series chart:style-name="ch17" chart:values-cell-range-address="'WFG by space'.J3:'WFG by space'.J13" chart:label-cell-address="'WFG by space'.J2:'WFG by space'.J2" chart:class="chart:line">
            <chart:data-point chart:repeated="11"/>
          </chart:series>
          <chart:series chart:style-name="ch18" chart:values-cell-range-address="'WFG by space'.K3:'WFG by space'.K13" chart:label-cell-address="'WFG by space'.K2:'WFG by space'.K2" chart:class="chart:line">
            <chart:data-point chart:repeated="11"/>
          </chart:series>
          <chart:series chart:style-name="ch19" chart:values-cell-range-address="'WFG by space'.L3:'WFG by space'.L13" chart:label-cell-address="'WFG by space'.L2:'WFG by space'.L2" chart:class="chart:line">
            <chart:data-point chart:repeated="11"/>
          </chart:series>
          <chart:series chart:style-name="ch20" chart:values-cell-range-address="'WFG by space'.M3:'WFG by space'.M13" chart:label-cell-address="'WFG by space'.M2:'WFG by space'.M2" chart:class="chart:line">
            <chart:data-point chart:repeated="11"/>
          </chart:series>
          <chart:series chart:style-name="ch21" chart:values-cell-range-address="'WFG by space'.N3:'WFG by space'.N13" chart:label-cell-address="'WFG by space'.N2:'WFG by space'.N2" chart:class="chart:line">
            <chart:data-point chart:repeated="11"/>
          </chart:series>
          <chart:series chart:style-name="ch22" chart:values-cell-range-address="'WFG by space'.O3:'WFG by space'.O13" chart:label-cell-address="'WFG by space'.O2:'WFG by space'.O2" chart:class="chart:line">
            <chart:data-point chart:repeated="11"/>
          </chart:series>
          <chart:series chart:style-name="ch23" chart:values-cell-range-address="'WFG by space'.P3:'WFG by space'.P13" chart:label-cell-address="'WFG by space'.P2:'WFG by space'.P2" chart:class="chart:line">
            <chart:data-point chart:repeated="11"/>
          </chart:series>
          <chart:series chart:style-name="ch24" chart:values-cell-range-address="'WFG by space'.Q3:'WFG by space'.Q13" chart:label-cell-address="'WFG by space'.Q2:'WFG by space'.Q2" chart:class="chart:line">
            <chart:data-point chart:repeated="11"/>
          </chart:series>
          <chart:series chart:style-name="ch25" chart:values-cell-range-address="'WFG by space'.R3:'WFG by space'.R13" chart:label-cell-address="'WFG by space'.R2:'WFG by space'.R2" chart:class="chart:line">
            <chart:data-point chart:repeated="11"/>
          </chart:series>
          <chart:series chart:style-name="ch26" chart:values-cell-range-address="'WFG by space'.S3:'WFG by space'.S13" chart:label-cell-address="'WFG by space'.S2:'WFG by space'.S2" chart:class="chart:line">
            <chart:data-point chart:repeated="11"/>
          </chart:series>
          <chart:series chart:style-name="ch27" chart:values-cell-range-address="'WFG by space'.T3:'WFG by space'.T13" chart:label-cell-address="'WFG by space'.T2:'WFG by space'.T2" chart:class="chart:line">
            <chart:data-point chart:repeated="11"/>
          </chart:series>
          <chart:series chart:style-name="ch28" chart:values-cell-range-address="'WFG by space'.U3:'WFG by space'.U13" chart:label-cell-address="'WFG by space'.U2:'WFG by space'.U2" chart:class="chart:line">
            <chart:data-point chart:repeated="11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B2:'WFG by space'.B2</svg:desc>
                </draw:g>
              </table:table-cell>
              <table:table-cell office:value-type="string">
                <text:p>50 – R2</text:p>
                <draw:g>
                  <svg:desc>'WFG by space'.C2:'WFG by space'.C2</svg:desc>
                </draw:g>
              </table:table-cell>
              <table:table-cell office:value-type="string">
                <text:p>50 - NSGAII </text:p>
                <draw:g>
                  <svg:desc>'WFG by space'.D2:'WFG by space'.D2</svg:desc>
                </draw:g>
              </table:table-cell>
              <table:table-cell office:value-type="string">
                <text:p>50 – MOEA/D</text:p>
                <draw:g>
                  <svg:desc>'WFG by space'.E2:'WFG by space'.E2</svg:desc>
                </draw:g>
              </table:table-cell>
              <table:table-cell office:value-type="string">
                <text:p>100 - VSD-MOEA</text:p>
                <draw:g>
                  <svg:desc>'WFG by space'.F2:'WFG by space'.F2</svg:desc>
                </draw:g>
              </table:table-cell>
              <table:table-cell office:value-type="string">
                <text:p>100 – R2</text:p>
                <draw:g>
                  <svg:desc>'WFG by space'.G2:'WFG by space'.G2</svg:desc>
                </draw:g>
              </table:table-cell>
              <table:table-cell office:value-type="string">
                <text:p>100 - NSGAII </text:p>
                <draw:g>
                  <svg:desc>'WFG by space'.H2:'WFG by space'.H2</svg:desc>
                </draw:g>
              </table:table-cell>
              <table:table-cell office:value-type="string">
                <text:p>100 – MOEA/D</text:p>
                <draw:g>
                  <svg:desc>'WFG by space'.I2:'WFG by space'.I2</svg:desc>
                </draw:g>
              </table:table-cell>
              <table:table-cell office:value-type="string">
                <text:p>250 – VSD-MOEA</text:p>
                <draw:g>
                  <svg:desc>'WFG by space'.J2:'WFG by space'.J2</svg:desc>
                </draw:g>
              </table:table-cell>
              <table:table-cell office:value-type="string">
                <text:p>250 – R2</text:p>
                <draw:g>
                  <svg:desc>'WFG by space'.K2:'WFG by space'.K2</svg:desc>
                </draw:g>
              </table:table-cell>
              <table:table-cell office:value-type="string">
                <text:p>250 - NSGAII </text:p>
                <draw:g>
                  <svg:desc>'WFG by space'.L2:'WFG by space'.L2</svg:desc>
                </draw:g>
              </table:table-cell>
              <table:table-cell office:value-type="string">
                <text:p>250 – MOEA/D</text:p>
                <draw:g>
                  <svg:desc>'WFG by space'.M2:'WFG by space'.M2</svg:desc>
                </draw:g>
              </table:table-cell>
              <table:table-cell office:value-type="string">
                <text:p>500 – VSD-MOEA</text:p>
                <draw:g>
                  <svg:desc>'WFG by space'.N2:'WFG by space'.N2</svg:desc>
                </draw:g>
              </table:table-cell>
              <table:table-cell office:value-type="string">
                <text:p>500 – R2</text:p>
                <draw:g>
                  <svg:desc>'WFG by space'.O2:'WFG by space'.O2</svg:desc>
                </draw:g>
              </table:table-cell>
              <table:table-cell office:value-type="string">
                <text:p>500 - NSGAII </text:p>
                <draw:g>
                  <svg:desc>'WFG by space'.P2:'WFG by space'.P2</svg:desc>
                </draw:g>
              </table:table-cell>
              <table:table-cell office:value-type="string">
                <text:p>500 – MOEA/D</text:p>
                <draw:g>
                  <svg:desc>'WFG by space'.Q2:'WFG by space'.Q2</svg:desc>
                </draw:g>
              </table:table-cell>
              <table:table-cell office:value-type="string">
                <text:p>1000 – VSD-MOEA</text:p>
                <draw:g>
                  <svg:desc>'WFG by space'.R2:'WFG by space'.R2</svg:desc>
                </draw:g>
              </table:table-cell>
              <table:table-cell office:value-type="string">
                <text:p>1000 – R2</text:p>
                <draw:g>
                  <svg:desc>'WFG by space'.S2:'WFG by space'.S2</svg:desc>
                </draw:g>
              </table:table-cell>
              <table:table-cell office:value-type="string">
                <text:p>1000 - NSGAII </text:p>
                <draw:g>
                  <svg:desc>'WFG by space'.T2:'WFG by space'.T2</svg:desc>
                </draw:g>
              </table:table-cell>
              <table:table-cell office:value-type="string">
                <text:p>1000 – MOEA/D</text:p>
                <draw:g>
                  <svg:desc>'WFG by space'.U2:'WFG by space'.U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A3:'WFG by space'.A13</svg:desc>
                </draw:g>
              </table:table-cell>
              <table:table-cell office:value-type="float" office:value="0.398349">
                <text:p>0.398349</text:p>
                <draw:g>
                  <svg:desc>'WFG by space'.B3:'WFG by space'.B13</svg:desc>
                </draw:g>
              </table:table-cell>
              <table:table-cell office:value-type="float" office:value="0.400745">
                <text:p>0.400745</text:p>
                <draw:g>
                  <svg:desc>'WFG by space'.C3:'WFG by space'.C13</svg:desc>
                </draw:g>
              </table:table-cell>
              <table:table-cell office:value-type="float" office:value="0.397577">
                <text:p>0.397577</text:p>
                <draw:g>
                  <svg:desc>'WFG by space'.D3:'WFG by space'.D13</svg:desc>
                </draw:g>
              </table:table-cell>
              <table:table-cell office:value-type="float" office:value="0.397193">
                <text:p>0.397193</text:p>
                <draw:g>
                  <svg:desc>'WFG by space'.E3:'WFG by space'.E13</svg:desc>
                </draw:g>
              </table:table-cell>
              <table:table-cell office:value-type="float" office:value="0.403673">
                <text:p>0.403673</text:p>
                <draw:g>
                  <svg:desc>'WFG by space'.F3:'WFG by space'.F13</svg:desc>
                </draw:g>
              </table:table-cell>
              <table:table-cell office:value-type="float" office:value="0.403596">
                <text:p>0.403596</text:p>
                <draw:g>
                  <svg:desc>'WFG by space'.G3:'WFG by space'.G13</svg:desc>
                </draw:g>
              </table:table-cell>
              <table:table-cell office:value-type="float" office:value="0.402592">
                <text:p>0.402592</text:p>
                <draw:g>
                  <svg:desc>'WFG by space'.H3:'WFG by space'.H13</svg:desc>
                </draw:g>
              </table:table-cell>
              <table:table-cell office:value-type="float" office:value="0.403874">
                <text:p>0.403874</text:p>
                <draw:g>
                  <svg:desc>'WFG by space'.I3:'WFG by space'.I13</svg:desc>
                </draw:g>
              </table:table-cell>
              <table:table-cell office:value-type="float" office:value="0.405594">
                <text:p>0.405594</text:p>
                <draw:g>
                  <svg:desc>'WFG by space'.J3:'WFG by space'.J13</svg:desc>
                </draw:g>
              </table:table-cell>
              <table:table-cell office:value-type="float" office:value="0.406164">
                <text:p>0.406164</text:p>
                <draw:g>
                  <svg:desc>'WFG by space'.K3:'WFG by space'.K13</svg:desc>
                </draw:g>
              </table:table-cell>
              <table:table-cell office:value-type="float" office:value="0.406124">
                <text:p>0.406124</text:p>
                <draw:g>
                  <svg:desc>'WFG by space'.L3:'WFG by space'.L13</svg:desc>
                </draw:g>
              </table:table-cell>
              <table:table-cell office:value-type="float" office:value="0.407527">
                <text:p>0.407527</text:p>
                <draw:g>
                  <svg:desc>'WFG by space'.M3:'WFG by space'.M13</svg:desc>
                </draw:g>
              </table:table-cell>
              <table:table-cell office:value-type="float" office:value="0.407613">
                <text:p>0.407613</text:p>
                <draw:g>
                  <svg:desc>'WFG by space'.N3:'WFG by space'.N13</svg:desc>
                </draw:g>
              </table:table-cell>
              <table:table-cell office:value-type="float" office:value="0.407149">
                <text:p>0.407149</text:p>
                <draw:g>
                  <svg:desc>'WFG by space'.O3:'WFG by space'.O13</svg:desc>
                </draw:g>
              </table:table-cell>
              <table:table-cell office:value-type="float" office:value="0.40761">
                <text:p>0.40761</text:p>
                <draw:g>
                  <svg:desc>'WFG by space'.P3:'WFG by space'.P13</svg:desc>
                </draw:g>
              </table:table-cell>
              <table:table-cell office:value-type="float" office:value="0.407696">
                <text:p>0.407696</text:p>
                <draw:g>
                  <svg:desc>'WFG by space'.Q3:'WFG by space'.Q13</svg:desc>
                </draw:g>
              </table:table-cell>
              <table:table-cell office:value-type="float" office:value="0.407736">
                <text:p>0.407736</text:p>
                <draw:g>
                  <svg:desc>'WFG by space'.R3:'WFG by space'.R13</svg:desc>
                </draw:g>
              </table:table-cell>
              <table:table-cell office:value-type="float" office:value="0.407505">
                <text:p>0.407505</text:p>
                <draw:g>
                  <svg:desc>'WFG by space'.S3:'WFG by space'.S13</svg:desc>
                </draw:g>
              </table:table-cell>
              <table:table-cell office:value-type="float" office:value="0.407829">
                <text:p>0.407829</text:p>
                <draw:g>
                  <svg:desc>'WFG by space'.T3:'WFG by space'.T13</svg:desc>
                </draw:g>
              </table:table-cell>
              <table:table-cell office:value-type="float" office:value="0.407812">
                <text:p>0.407812</text:p>
                <draw:g>
                  <svg:desc>'WFG by space'.U3:'WFG by space'.U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4728">
                <text:p>0.454728</text:p>
              </table:table-cell>
              <table:table-cell office:value-type="float" office:value="0.3121">
                <text:p>0.3121</text:p>
              </table:table-cell>
              <table:table-cell office:value-type="float" office:value="0.389258">
                <text:p>0.389258</text:p>
              </table:table-cell>
              <table:table-cell office:value-type="float" office:value="0.316973">
                <text:p>0.316973</text:p>
              </table:table-cell>
              <table:table-cell office:value-type="float" office:value="0.423244">
                <text:p>0.423244</text:p>
              </table:table-cell>
              <table:table-cell office:value-type="float" office:value="0.295327">
                <text:p>0.295327</text:p>
              </table:table-cell>
              <table:table-cell office:value-type="float" office:value="0.371133">
                <text:p>0.371133</text:p>
              </table:table-cell>
              <table:table-cell office:value-type="float" office:value="0.31323">
                <text:p>0.31323</text:p>
              </table:table-cell>
              <table:table-cell office:value-type="float" office:value="0.380616">
                <text:p>0.380616</text:p>
              </table:table-cell>
              <table:table-cell office:value-type="float" office:value="0.244575">
                <text:p>0.244575</text:p>
              </table:table-cell>
              <table:table-cell office:value-type="float" office:value="0.346277">
                <text:p>0.346277</text:p>
              </table:table-cell>
              <table:table-cell office:value-type="float" office:value="0.295581">
                <text:p>0.295581</text:p>
              </table:table-cell>
              <table:table-cell office:value-type="float" office:value="0.36266">
                <text:p>0.36266</text:p>
              </table:table-cell>
              <table:table-cell office:value-type="float" office:value="0.198248">
                <text:p>0.198248</text:p>
              </table:table-cell>
              <table:table-cell office:value-type="float" office:value="0.29447">
                <text:p>0.29447</text:p>
              </table:table-cell>
              <table:table-cell office:value-type="float" office:value="0.267167">
                <text:p>0.267167</text:p>
              </table:table-cell>
              <table:table-cell office:value-type="float" office:value="0.355955">
                <text:p>0.355955</text:p>
              </table:table-cell>
              <table:table-cell office:value-type="float" office:value="0.15095">
                <text:p>0.15095</text:p>
              </table:table-cell>
              <table:table-cell office:value-type="float" office:value="0.245254">
                <text:p>0.245254</text:p>
              </table:table-cell>
              <table:table-cell office:value-type="float" office:value="0.233335">
                <text:p>0.2333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57482">
                <text:p>0.457482</text:p>
              </table:table-cell>
              <table:table-cell office:value-type="float" office:value="0.317156">
                <text:p>0.317156</text:p>
              </table:table-cell>
              <table:table-cell office:value-type="float" office:value="0.392732">
                <text:p>0.392732</text:p>
              </table:table-cell>
              <table:table-cell office:value-type="float" office:value="0.316456">
                <text:p>0.316456</text:p>
              </table:table-cell>
              <table:table-cell office:value-type="float" office:value="0.421647">
                <text:p>0.421647</text:p>
              </table:table-cell>
              <table:table-cell office:value-type="float" office:value="0.299119">
                <text:p>0.299119</text:p>
              </table:table-cell>
              <table:table-cell office:value-type="float" office:value="0.381554">
                <text:p>0.381554</text:p>
              </table:table-cell>
              <table:table-cell office:value-type="float" office:value="0.316272">
                <text:p>0.316272</text:p>
              </table:table-cell>
              <table:table-cell office:value-type="float" office:value="0.368289">
                <text:p>0.368289</text:p>
              </table:table-cell>
              <table:table-cell office:value-type="float" office:value="0.253036">
                <text:p>0.253036</text:p>
              </table:table-cell>
              <table:table-cell office:value-type="float" office:value="0.363381">
                <text:p>0.363381</text:p>
              </table:table-cell>
              <table:table-cell office:value-type="float" office:value="0.307373">
                <text:p>0.307373</text:p>
              </table:table-cell>
              <table:table-cell office:value-type="float" office:value="0.346728">
                <text:p>0.346728</text:p>
              </table:table-cell>
              <table:table-cell office:value-type="float" office:value="0.209854">
                <text:p>0.209854</text:p>
              </table:table-cell>
              <table:table-cell office:value-type="float" office:value="0.316366">
                <text:p>0.316366</text:p>
              </table:table-cell>
              <table:table-cell office:value-type="float" office:value="0.283243">
                <text:p>0.283243</text:p>
              </table:table-cell>
              <table:table-cell office:value-type="float" office:value="0.336225">
                <text:p>0.336225</text:p>
              </table:table-cell>
              <table:table-cell office:value-type="float" office:value="0.162547">
                <text:p>0.162547</text:p>
              </table:table-cell>
              <table:table-cell office:value-type="float" office:value="0.260246">
                <text:p>0.260246</text:p>
              </table:table-cell>
              <table:table-cell office:value-type="float" office:value="0.254003">
                <text:p>0.2540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74627">
                <text:p>0.474627</text:p>
              </table:table-cell>
              <table:table-cell office:value-type="float" office:value="0.320586">
                <text:p>0.320586</text:p>
              </table:table-cell>
              <table:table-cell office:value-type="float" office:value="0.393408">
                <text:p>0.393408</text:p>
              </table:table-cell>
              <table:table-cell office:value-type="float" office:value="0.317353">
                <text:p>0.317353</text:p>
              </table:table-cell>
              <table:table-cell office:value-type="float" office:value="0.437002">
                <text:p>0.437002</text:p>
              </table:table-cell>
              <table:table-cell office:value-type="float" office:value="0.302316">
                <text:p>0.302316</text:p>
              </table:table-cell>
              <table:table-cell office:value-type="float" office:value="0.38632">
                <text:p>0.38632</text:p>
              </table:table-cell>
              <table:table-cell office:value-type="float" office:value="0.317475">
                <text:p>0.317475</text:p>
              </table:table-cell>
              <table:table-cell office:value-type="float" office:value="0.368817">
                <text:p>0.368817</text:p>
              </table:table-cell>
              <table:table-cell office:value-type="float" office:value="0.258108">
                <text:p>0.258108</text:p>
              </table:table-cell>
              <table:table-cell office:value-type="float" office:value="0.371317">
                <text:p>0.371317</text:p>
              </table:table-cell>
              <table:table-cell office:value-type="float" office:value="0.311031">
                <text:p>0.311031</text:p>
              </table:table-cell>
              <table:table-cell office:value-type="float" office:value="0.340698">
                <text:p>0.340698</text:p>
              </table:table-cell>
              <table:table-cell office:value-type="float" office:value="0.21941">
                <text:p>0.21941</text:p>
              </table:table-cell>
              <table:table-cell office:value-type="float" office:value="0.333492">
                <text:p>0.333492</text:p>
              </table:table-cell>
              <table:table-cell office:value-type="float" office:value="0.290887">
                <text:p>0.290887</text:p>
              </table:table-cell>
              <table:table-cell office:value-type="float" office:value="0.328227">
                <text:p>0.328227</text:p>
              </table:table-cell>
              <table:table-cell office:value-type="float" office:value="0.169405">
                <text:p>0.169405</text:p>
              </table:table-cell>
              <table:table-cell office:value-type="float" office:value="0.271797">
                <text:p>0.271797</text:p>
              </table:table-cell>
              <table:table-cell office:value-type="float" office:value="0.264912">
                <text:p>0.2649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4703">
                <text:p>0.44703</text:p>
              </table:table-cell>
              <table:table-cell office:value-type="float" office:value="0.320871">
                <text:p>0.320871</text:p>
              </table:table-cell>
              <table:table-cell office:value-type="float" office:value="0.391066">
                <text:p>0.391066</text:p>
              </table:table-cell>
              <table:table-cell office:value-type="float" office:value="0.320957">
                <text:p>0.320957</text:p>
              </table:table-cell>
              <table:table-cell office:value-type="float" office:value="0.415882">
                <text:p>0.415882</text:p>
              </table:table-cell>
              <table:table-cell office:value-type="float" office:value="0.304378">
                <text:p>0.304378</text:p>
              </table:table-cell>
              <table:table-cell office:value-type="float" office:value="0.389006">
                <text:p>0.389006</text:p>
              </table:table-cell>
              <table:table-cell office:value-type="float" office:value="0.317343">
                <text:p>0.317343</text:p>
              </table:table-cell>
              <table:table-cell office:value-type="float" office:value="0.365179">
                <text:p>0.365179</text:p>
              </table:table-cell>
              <table:table-cell office:value-type="float" office:value="0.262313">
                <text:p>0.262313</text:p>
              </table:table-cell>
              <table:table-cell office:value-type="float" office:value="0.3778">
                <text:p>0.3778</text:p>
              </table:table-cell>
              <table:table-cell office:value-type="float" office:value="0.314431">
                <text:p>0.314431</text:p>
              </table:table-cell>
              <table:table-cell office:value-type="float" office:value="0.33522">
                <text:p>0.33522</text:p>
              </table:table-cell>
              <table:table-cell office:value-type="float" office:value="0.225358">
                <text:p>0.225358</text:p>
              </table:table-cell>
              <table:table-cell office:value-type="float" office:value="0.347002">
                <text:p>0.347002</text:p>
              </table:table-cell>
              <table:table-cell office:value-type="float" office:value="0.296119">
                <text:p>0.296119</text:p>
              </table:table-cell>
              <table:table-cell office:value-type="float" office:value="0.304085">
                <text:p>0.304085</text:p>
              </table:table-cell>
              <table:table-cell office:value-type="float" office:value="0.174036">
                <text:p>0.174036</text:p>
              </table:table-cell>
              <table:table-cell office:value-type="float" office:value="0.280458">
                <text:p>0.280458</text:p>
              </table:table-cell>
              <table:table-cell office:value-type="float" office:value="0.271512">
                <text:p>0.2715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88038">
                <text:p>0.388038</text:p>
              </table:table-cell>
              <table:table-cell office:value-type="float" office:value="0.32283">
                <text:p>0.32283</text:p>
              </table:table-cell>
              <table:table-cell office:value-type="float" office:value="0.391872">
                <text:p>0.391872</text:p>
              </table:table-cell>
              <table:table-cell office:value-type="float" office:value="0.326015">
                <text:p>0.326015</text:p>
              </table:table-cell>
              <table:table-cell office:value-type="float" office:value="0.369867">
                <text:p>0.369867</text:p>
              </table:table-cell>
              <table:table-cell office:value-type="float" office:value="0.304615">
                <text:p>0.304615</text:p>
              </table:table-cell>
              <table:table-cell office:value-type="float" office:value="0.390316">
                <text:p>0.390316</text:p>
              </table:table-cell>
              <table:table-cell office:value-type="float" office:value="0.316935">
                <text:p>0.316935</text:p>
              </table:table-cell>
              <table:table-cell office:value-type="float" office:value="0.332127">
                <text:p>0.332127</text:p>
              </table:table-cell>
              <table:table-cell office:value-type="float" office:value="0.265149">
                <text:p>0.265149</text:p>
              </table:table-cell>
              <table:table-cell office:value-type="float" office:value="0.381797">
                <text:p>0.381797</text:p>
              </table:table-cell>
              <table:table-cell office:value-type="float" office:value="0.316593">
                <text:p>0.316593</text:p>
              </table:table-cell>
              <table:table-cell office:value-type="float" office:value="0.304379">
                <text:p>0.304379</text:p>
              </table:table-cell>
              <table:table-cell office:value-type="float" office:value="0.229063">
                <text:p>0.229063</text:p>
              </table:table-cell>
              <table:table-cell office:value-type="float" office:value="0.354377">
                <text:p>0.354377</text:p>
              </table:table-cell>
              <table:table-cell office:value-type="float" office:value="0.301433">
                <text:p>0.301433</text:p>
              </table:table-cell>
              <table:table-cell office:value-type="float" office:value="0.26821">
                <text:p>0.26821</text:p>
              </table:table-cell>
              <table:table-cell office:value-type="float" office:value="0.178087">
                <text:p>0.178087</text:p>
              </table:table-cell>
              <table:table-cell office:value-type="float" office:value="0.288902">
                <text:p>0.288902</text:p>
              </table:table-cell>
              <table:table-cell office:value-type="float" office:value="0.27642">
                <text:p>0.276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77258">
                <text:p>0.377258</text:p>
              </table:table-cell>
              <table:table-cell office:value-type="float" office:value="0.322974">
                <text:p>0.322974</text:p>
              </table:table-cell>
              <table:table-cell office:value-type="float" office:value="0.394734">
                <text:p>0.394734</text:p>
              </table:table-cell>
              <table:table-cell office:value-type="float" office:value="0.329551">
                <text:p>0.329551</text:p>
              </table:table-cell>
              <table:table-cell office:value-type="float" office:value="0.366612">
                <text:p>0.366612</text:p>
              </table:table-cell>
              <table:table-cell office:value-type="float" office:value="0.304882">
                <text:p>0.304882</text:p>
              </table:table-cell>
              <table:table-cell office:value-type="float" office:value="0.393205">
                <text:p>0.393205</text:p>
              </table:table-cell>
              <table:table-cell office:value-type="float" office:value="0.318036">
                <text:p>0.318036</text:p>
              </table:table-cell>
              <table:table-cell office:value-type="float" office:value="0.33093">
                <text:p>0.33093</text:p>
              </table:table-cell>
              <table:table-cell office:value-type="float" office:value="0.269045">
                <text:p>0.269045</text:p>
              </table:table-cell>
              <table:table-cell office:value-type="float" office:value="0.385782">
                <text:p>0.385782</text:p>
              </table:table-cell>
              <table:table-cell office:value-type="float" office:value="0.317779">
                <text:p>0.317779</text:p>
              </table:table-cell>
              <table:table-cell office:value-type="float" office:value="0.308053">
                <text:p>0.308053</text:p>
              </table:table-cell>
              <table:table-cell office:value-type="float" office:value="0.232042">
                <text:p>0.232042</text:p>
              </table:table-cell>
              <table:table-cell office:value-type="float" office:value="0.359899">
                <text:p>0.359899</text:p>
              </table:table-cell>
              <table:table-cell office:value-type="float" office:value="0.305289">
                <text:p>0.305289</text:p>
              </table:table-cell>
              <table:table-cell office:value-type="float" office:value="0.269788">
                <text:p>0.269788</text:p>
              </table:table-cell>
              <table:table-cell office:value-type="float" office:value="0.182071">
                <text:p>0.182071</text:p>
              </table:table-cell>
              <table:table-cell office:value-type="float" office:value="0.298094">
                <text:p>0.298094</text:p>
              </table:table-cell>
              <table:table-cell office:value-type="float" office:value="0.279523">
                <text:p>0.279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02">
                <text:p>0.3802</text:p>
              </table:table-cell>
              <table:table-cell office:value-type="float" office:value="0.325083">
                <text:p>0.325083</text:p>
              </table:table-cell>
              <table:table-cell office:value-type="float" office:value="0.391836">
                <text:p>0.391836</text:p>
              </table:table-cell>
              <table:table-cell office:value-type="float" office:value="0.331055">
                <text:p>0.331055</text:p>
              </table:table-cell>
              <table:table-cell office:value-type="float" office:value="0.368081">
                <text:p>0.368081</text:p>
              </table:table-cell>
              <table:table-cell office:value-type="float" office:value="0.303564">
                <text:p>0.303564</text:p>
              </table:table-cell>
              <table:table-cell office:value-type="float" office:value="0.392163">
                <text:p>0.392163</text:p>
              </table:table-cell>
              <table:table-cell office:value-type="float" office:value="0.318907">
                <text:p>0.318907</text:p>
              </table:table-cell>
              <table:table-cell office:value-type="float" office:value="0.333327">
                <text:p>0.333327</text:p>
              </table:table-cell>
              <table:table-cell office:value-type="float" office:value="0.272265">
                <text:p>0.272265</text:p>
              </table:table-cell>
              <table:table-cell office:value-type="float" office:value="0.387987">
                <text:p>0.387987</text:p>
              </table:table-cell>
              <table:table-cell office:value-type="float" office:value="0.319148">
                <text:p>0.319148</text:p>
              </table:table-cell>
              <table:table-cell office:value-type="float" office:value="0.312161">
                <text:p>0.312161</text:p>
              </table:table-cell>
              <table:table-cell office:value-type="float" office:value="0.234825">
                <text:p>0.234825</text:p>
              </table:table-cell>
              <table:table-cell office:value-type="float" office:value="0.364049">
                <text:p>0.364049</text:p>
              </table:table-cell>
              <table:table-cell office:value-type="float" office:value="0.308474">
                <text:p>0.308474</text:p>
              </table:table-cell>
              <table:table-cell office:value-type="float" office:value="0.273562">
                <text:p>0.273562</text:p>
              </table:table-cell>
              <table:table-cell office:value-type="float" office:value="0.185211">
                <text:p>0.185211</text:p>
              </table:table-cell>
              <table:table-cell office:value-type="float" office:value="0.303713">
                <text:p>0.303713</text:p>
              </table:table-cell>
              <table:table-cell office:value-type="float" office:value="0.282096">
                <text:p>0.2820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79883">
                <text:p>0.379883</text:p>
              </table:table-cell>
              <table:table-cell office:value-type="float" office:value="0.325576">
                <text:p>0.325576</text:p>
              </table:table-cell>
              <table:table-cell office:value-type="float" office:value="0.394095">
                <text:p>0.394095</text:p>
              </table:table-cell>
              <table:table-cell office:value-type="float" office:value="0.3331">
                <text:p>0.3331</text:p>
              </table:table-cell>
              <table:table-cell office:value-type="float" office:value="0.369765">
                <text:p>0.369765</text:p>
              </table:table-cell>
              <table:table-cell office:value-type="float" office:value="0.304707">
                <text:p>0.304707</text:p>
              </table:table-cell>
              <table:table-cell office:value-type="float" office:value="0.393722">
                <text:p>0.393722</text:p>
              </table:table-cell>
              <table:table-cell office:value-type="float" office:value="0.32022">
                <text:p>0.32022</text:p>
              </table:table-cell>
              <table:table-cell office:value-type="float" office:value="0.334322">
                <text:p>0.334322</text:p>
              </table:table-cell>
              <table:table-cell office:value-type="float" office:value="0.275109">
                <text:p>0.275109</text:p>
              </table:table-cell>
              <table:table-cell office:value-type="float" office:value="0.389622">
                <text:p>0.389622</text:p>
              </table:table-cell>
              <table:table-cell office:value-type="float" office:value="0.319449">
                <text:p>0.319449</text:p>
              </table:table-cell>
              <table:table-cell office:value-type="float" office:value="0.314006">
                <text:p>0.314006</text:p>
              </table:table-cell>
              <table:table-cell office:value-type="float" office:value="0.236986">
                <text:p>0.236986</text:p>
              </table:table-cell>
              <table:table-cell office:value-type="float" office:value="0.367743">
                <text:p>0.367743</text:p>
              </table:table-cell>
              <table:table-cell office:value-type="float" office:value="0.311107">
                <text:p>0.311107</text:p>
              </table:table-cell>
              <table:table-cell office:value-type="float" office:value="0.277069">
                <text:p>0.277069</text:p>
              </table:table-cell>
              <table:table-cell office:value-type="float" office:value="0.187224">
                <text:p>0.187224</text:p>
              </table:table-cell>
              <table:table-cell office:value-type="float" office:value="0.30969">
                <text:p>0.30969</text:p>
              </table:table-cell>
              <table:table-cell office:value-type="float" office:value="0.284218">
                <text:p>0.2842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79347">
                <text:p>0.379347</text:p>
              </table:table-cell>
              <table:table-cell office:value-type="float" office:value="0.325483">
                <text:p>0.325483</text:p>
              </table:table-cell>
              <table:table-cell office:value-type="float" office:value="0.395327">
                <text:p>0.395327</text:p>
              </table:table-cell>
              <table:table-cell office:value-type="float" office:value="0.332853">
                <text:p>0.332853</text:p>
              </table:table-cell>
              <table:table-cell office:value-type="float" office:value="0.371474">
                <text:p>0.371474</text:p>
              </table:table-cell>
              <table:table-cell office:value-type="float" office:value="0.304824">
                <text:p>0.304824</text:p>
              </table:table-cell>
              <table:table-cell office:value-type="float" office:value="0.391665">
                <text:p>0.391665</text:p>
              </table:table-cell>
              <table:table-cell office:value-type="float" office:value="0.320366">
                <text:p>0.320366</text:p>
              </table:table-cell>
              <table:table-cell office:value-type="float" office:value="0.336473">
                <text:p>0.336473</text:p>
              </table:table-cell>
              <table:table-cell office:value-type="float" office:value="0.277512">
                <text:p>0.277512</text:p>
              </table:table-cell>
              <table:table-cell office:value-type="float" office:value="0.391081">
                <text:p>0.391081</text:p>
              </table:table-cell>
              <table:table-cell office:value-type="float" office:value="0.318619">
                <text:p>0.318619</text:p>
              </table:table-cell>
              <table:table-cell office:value-type="float" office:value="0.316931">
                <text:p>0.316931</text:p>
              </table:table-cell>
              <table:table-cell office:value-type="float" office:value="0.239027">
                <text:p>0.239027</text:p>
              </table:table-cell>
              <table:table-cell office:value-type="float" office:value="0.369325">
                <text:p>0.369325</text:p>
              </table:table-cell>
              <table:table-cell office:value-type="float" office:value="0.31248">
                <text:p>0.31248</text:p>
              </table:table-cell>
              <table:table-cell office:value-type="float" office:value="0.2804">
                <text:p>0.2804</text:p>
              </table:table-cell>
              <table:table-cell office:value-type="float" office:value="0.190933">
                <text:p>0.190933</text:p>
              </table:table-cell>
              <table:table-cell office:value-type="float" office:value="0.314198">
                <text:p>0.314198</text:p>
              </table:table-cell>
              <table:table-cell office:value-type="float" office:value="0.28618">
                <text:p>0.286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80711">
                <text:p>0.380711</text:p>
              </table:table-cell>
              <table:table-cell office:value-type="float" office:value="0.326371">
                <text:p>0.326371</text:p>
              </table:table-cell>
              <table:table-cell office:value-type="float" office:value="0.394436">
                <text:p>0.394436</text:p>
              </table:table-cell>
              <table:table-cell office:value-type="float" office:value="0.331465">
                <text:p>0.331465</text:p>
              </table:table-cell>
              <table:table-cell office:value-type="float" office:value="0.372497">
                <text:p>0.372497</text:p>
              </table:table-cell>
              <table:table-cell office:value-type="float" office:value="0.305566">
                <text:p>0.305566</text:p>
              </table:table-cell>
              <table:table-cell office:value-type="float" office:value="0.393828">
                <text:p>0.393828</text:p>
              </table:table-cell>
              <table:table-cell office:value-type="float" office:value="0.319833">
                <text:p>0.319833</text:p>
              </table:table-cell>
              <table:table-cell office:value-type="float" office:value="0.338378">
                <text:p>0.338378</text:p>
              </table:table-cell>
              <table:table-cell office:value-type="float" office:value="0.278488">
                <text:p>0.278488</text:p>
              </table:table-cell>
              <table:table-cell office:value-type="float" office:value="0.39147">
                <text:p>0.39147</text:p>
              </table:table-cell>
              <table:table-cell office:value-type="float" office:value="0.320051">
                <text:p>0.320051</text:p>
              </table:table-cell>
              <table:table-cell office:value-type="float" office:value="0.317317">
                <text:p>0.317317</text:p>
              </table:table-cell>
              <table:table-cell office:value-type="float" office:value="0.240814">
                <text:p>0.240814</text:p>
              </table:table-cell>
              <table:table-cell office:value-type="float" office:value="0.372235">
                <text:p>0.372235</text:p>
              </table:table-cell>
              <table:table-cell office:value-type="float" office:value="0.313778">
                <text:p>0.313778</text:p>
              </table:table-cell>
              <table:table-cell office:value-type="float" office:value="0.28334">
                <text:p>0.28334</text:p>
              </table:table-cell>
              <table:table-cell office:value-type="float" office:value="0.193822">
                <text:p>0.193822</text:p>
              </table:table-cell>
              <table:table-cell office:value-type="float" office:value="0.318998">
                <text:p>0.318998</text:p>
              </table:table-cell>
              <table:table-cell office:value-type="float" office:value="0.288015">
                <text:p>0.28801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882cm" svg:height="10.414cm" xlink:href=".." xlink:type="simple" chart:class="chart:line" chart:style-name="ch1">
        <chart:legend chart:legend-position="end" svg:x="20.781cm" svg:y="3.414cm" style:legend-expansion="high" chart:style-name="ch2"/>
        <chart:plot-area chart:style-name="ch3" table:cell-range-address="average_scalability.A53:average_scalability.H58" chart:data-source-has-labels="both" svg:x="1.528cm" svg:y="0.208cm" svg:width="18.736cm" svg:height="9.017cm">
          <chartooo:coordinate-region svg:x="2.255cm" svg:y="0.407cm" svg:width="17.637cm" svg:height="8.171cm"/>
          <chart:axis chart:dimension="x" chart:name="primary-x" chart:style-name="ch4" chartooo:axis-type="auto">
            <chartooo:date-scale/>
            <chart:title svg:x="10.177cm" svg:y="9.433cm" chart:style-name="ch5">
              <text:p>variables</text:p>
            </chart:title>
            <chart:categories table:cell-range-address="average_scalability.A54:average_scalability.A58"/>
          </chart:axis>
          <chart:axis chart:dimension="y" chart:name="primary-y" chart:style-name="ch4">
            <chart:title svg:x="0.451cm" svg:y="4.998cm" chart:style-name="ch6">
              <text:p>HV</text:p>
            </chart:title>
            <chart:grid chart:style-name="ch7" chart:class="major"/>
          </chart:axis>
          <chart:series chart:style-name="ch8" chart:values-cell-range-address="average_scalability.B54:average_scalability.B58" chart:label-cell-address="average_scalability.B53:average_scalability.B53" chart:class="chart:line">
            <chart:data-point chart:repeated="5"/>
          </chart:series>
          <chart:series chart:style-name="ch9" chart:values-cell-range-address="average_scalability.C54:average_scalability.C58" chart:label-cell-address="average_scalability.C53:average_scalability.C53" chart:class="chart:line">
            <chart:data-point chart:repeated="5"/>
          </chart:series>
          <chart:series chart:style-name="ch10" chart:values-cell-range-address="average_scalability.D54:average_scalability.D58" chart:label-cell-address="average_scalability.D53:average_scalability.D53" chart:class="chart:line">
            <chart:data-point chart:repeated="5"/>
          </chart:series>
          <chart:series chart:style-name="ch11" chart:values-cell-range-address="average_scalability.E54:average_scalability.E58" chart:label-cell-address="average_scalability.E53:average_scalability.E53" chart:class="chart:line">
            <chart:data-point chart:repeated="5"/>
          </chart:series>
          <chart:series chart:style-name="ch12" chart:values-cell-range-address="average_scalability.F54:average_scalability.F58" chart:label-cell-address="average_scalability.F53:average_scalability.F53" chart:class="chart:line">
            <chart:data-point chart:repeated="5"/>
          </chart:series>
          <chart:series chart:style-name="ch13" chart:values-cell-range-address="average_scalability.G54:average_scalability.G58" chart:label-cell-address="average_scalability.G53:average_scalability.G53" chart:class="chart:line">
            <chart:data-point chart:repeated="5"/>
          </chart:series>
          <chart:series chart:style-name="ch14" chart:values-cell-range-address="average_scalability.H54:average_scalability.H58" chart:label-cell-address="average_scalability.H53:average_scalability.H5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average_scalability.B53:average_scalability.B53</svg:desc>
                </draw:g>
              </table:table-cell>
              <table:table-cell office:value-type="string">
                <text:p>NSGA-II</text:p>
                <draw:g>
                  <svg:desc>average_scalability.C53:average_scalability.C53</svg:desc>
                </draw:g>
              </table:table-cell>
              <table:table-cell office:value-type="string">
                <text:p>R2</text:p>
                <draw:g>
                  <svg:desc>average_scalability.D53:average_scalability.D53</svg:desc>
                </draw:g>
              </table:table-cell>
              <table:table-cell office:value-type="string">
                <text:p>VSD-MOEA-D_0.4</text:p>
                <draw:g>
                  <svg:desc>average_scalability.E53:average_scalability.E53</svg:desc>
                </draw:g>
              </table:table-cell>
              <table:table-cell office:value-type="string">
                <text:p>VSD-MOEA-D_0.04</text:p>
                <draw:g>
                  <svg:desc>average_scalability.F53:average_scalability.F53</svg:desc>
                </draw:g>
              </table:table-cell>
              <table:table-cell office:value-type="string">
                <text:p>VSD-MOEA-D_0.4-Half</text:p>
                <draw:g>
                  <svg:desc>average_scalability.G53:average_scalability.G53</svg:desc>
                </draw:g>
              </table:table-cell>
              <table:table-cell office:value-type="string">
                <text:p>VSD-MOEA-D_0.04-Half</text:p>
                <draw:g>
                  <svg:desc>average_scalability.H53:average_scalability.H5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verage_scalability.A54:average_scalability.A58</svg:desc>
                </draw:g>
              </table:table-cell>
              <table:table-cell office:value-type="float" office:value="0.803611092623757">
                <text:p>0.803611092623757</text:p>
                <draw:g>
                  <svg:desc>average_scalability.B54:average_scalability.B58</svg:desc>
                </draw:g>
              </table:table-cell>
              <table:table-cell office:value-type="float" office:value="0.832408303016929">
                <text:p>0.832408303016929</text:p>
                <draw:g>
                  <svg:desc>average_scalability.C54:average_scalability.C58</svg:desc>
                </draw:g>
              </table:table-cell>
              <table:table-cell office:value-type="float" office:value="0.808706303364996">
                <text:p>0.808706303364996</text:p>
                <draw:g>
                  <svg:desc>average_scalability.D54:average_scalability.D58</svg:desc>
                </draw:g>
              </table:table-cell>
              <table:table-cell office:value-type="float" office:value="0.856975825958253">
                <text:p>0.856975825958253</text:p>
                <draw:g>
                  <svg:desc>average_scalability.E54:average_scalability.E58</svg:desc>
                </draw:g>
              </table:table-cell>
              <table:table-cell office:value-type="float" office:value="0.79423510750205">
                <text:p>0.79423510750205</text:p>
                <draw:g>
                  <svg:desc>average_scalability.F54:average_scalability.F58</svg:desc>
                </draw:g>
              </table:table-cell>
              <table:table-cell office:value-type="float" office:value="0.880197924344838">
                <text:p>0.880197924344838</text:p>
                <draw:g>
                  <svg:desc>average_scalability.G54:average_scalability.G58</svg:desc>
                </draw:g>
              </table:table-cell>
              <table:table-cell office:value-type="float" office:value="0.872022067352181">
                <text:p>0.872022067352181</text:p>
                <draw:g>
                  <svg:desc>average_scalability.H54:average_scalability.H5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5338076776837">
                <text:p>0.715338076776837</text:p>
              </table:table-cell>
              <table:table-cell office:value-type="float" office:value="0.733563035007109">
                <text:p>0.733563035007109</text:p>
              </table:table-cell>
              <table:table-cell office:value-type="float" office:value="0.723148205409978">
                <text:p>0.723148205409978</text:p>
              </table:table-cell>
              <table:table-cell office:value-type="float" office:value="0.774555801836036">
                <text:p>0.774555801836036</text:p>
              </table:table-cell>
              <table:table-cell office:value-type="float" office:value="0.77066602475235">
                <text:p>0.77066602475235</text:p>
              </table:table-cell>
              <table:table-cell office:value-type="float" office:value="0.778823750390846">
                <text:p>0.778823750390846</text:p>
              </table:table-cell>
              <table:table-cell office:value-type="float" office:value="0.797535281131797">
                <text:p>0.79753528113179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85604361177411">
                <text:p>0.685604361177411</text:p>
              </table:table-cell>
              <table:table-cell office:value-type="float" office:value="0.695344285031028">
                <text:p>0.695344285031028</text:p>
              </table:table-cell>
              <table:table-cell office:value-type="float" office:value="0.686420148987839">
                <text:p>0.686420148987839</text:p>
              </table:table-cell>
              <table:table-cell office:value-type="float" office:value="0.739085015612879">
                <text:p>0.739085015612879</text:p>
              </table:table-cell>
              <table:table-cell office:value-type="float" office:value="0.729898253565748">
                <text:p>0.729898253565748</text:p>
              </table:table-cell>
              <table:table-cell office:value-type="float" office:value="0.745188816557703">
                <text:p>0.745188816557703</text:p>
              </table:table-cell>
              <table:table-cell office:value-type="float" office:value="0.757126347126244">
                <text:p>0.75712634712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6462975452439">
                <text:p>0.66462975452439</text:p>
              </table:table-cell>
              <table:table-cell office:value-type="float" office:value="0.661274763902154">
                <text:p>0.661274763902154</text:p>
              </table:table-cell>
              <table:table-cell office:value-type="float" office:value="0.64733537144674">
                <text:p>0.64733537144674</text:p>
              </table:table-cell>
              <table:table-cell office:value-type="float" office:value="0.705204183953341">
                <text:p>0.705204183953341</text:p>
              </table:table-cell>
              <table:table-cell office:value-type="float" office:value="0.701767229008391">
                <text:p>0.701767229008391</text:p>
              </table:table-cell>
              <table:table-cell office:value-type="float" office:value="0.711173058870718">
                <text:p>0.711173058870718</text:p>
              </table:table-cell>
              <table:table-cell office:value-type="float" office:value="0.727532136645362">
                <text:p>0.7275321366453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5858345704893">
                <text:p>0.625858345704893</text:p>
              </table:table-cell>
              <table:table-cell office:value-type="float" office:value="0.604870530642026">
                <text:p>0.604870530642026</text:p>
              </table:table-cell>
              <table:table-cell office:value-type="float" office:value="0.573601087556094">
                <text:p>0.573601087556094</text:p>
              </table:table-cell>
              <table:table-cell office:value-type="float" office:value="0.664235263212012">
                <text:p>0.664235263212012</text:p>
              </table:table-cell>
              <table:table-cell office:value-type="float" office:value="0.640095008140963">
                <text:p>0.640095008140963</text:p>
              </table:table-cell>
              <table:table-cell office:value-type="float" office:value="0.672103116050193">
                <text:p>0.672103116050193</text:p>
              </table:table-cell>
              <table:table-cell office:value-type="float" office:value="0.677157098688568">
                <text:p>0.67715709868856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92cm" svg:height="12.427cm" xlink:href=".." xlink:type="simple" chart:class="chart:line" chart:style-name="ch1">
        <chart:legend chart:legend-position="end" svg:x="16.991cm" svg:y="4.42cm" style:legend-expansion="high" chart:style-name="ch2"/>
        <chart:plot-area chart:style-name="ch3" table:cell-range-address="average_scalability.A60:average_scalability.H65" chart:data-source-has-labels="both" svg:x="1.452cm" svg:y="0.248cm" svg:width="15.098cm" svg:height="10.95cm">
          <chartooo:coordinate-region svg:x="2.179cm" svg:y="0.448cm" svg:width="13.999cm" svg:height="10.103cm"/>
          <chart:axis chart:dimension="x" chart:name="primary-x" chart:style-name="ch4" chartooo:axis-type="auto">
            <chartooo:date-scale/>
            <chart:title svg:x="8.282cm" svg:y="11.446cm" chart:style-name="ch5">
              <text:p>variables</text:p>
            </chart:title>
            <chart:categories table:cell-range-address="average_scalability.A61:average_scalability.A65"/>
          </chart:axis>
          <chart:axis chart:dimension="y" chart:name="primary-y" chart:style-name="ch4">
            <chart:title svg:x="0.451cm" svg:y="6.005cm" chart:style-name="ch6">
              <text:p>HV</text:p>
            </chart:title>
            <chart:grid chart:style-name="ch7" chart:class="major"/>
          </chart:axis>
          <chart:series chart:style-name="ch8" chart:values-cell-range-address="average_scalability.B61:average_scalability.B65" chart:label-cell-address="average_scalability.B60:average_scalability.B60" chart:class="chart:line">
            <chart:data-point chart:repeated="5"/>
          </chart:series>
          <chart:series chart:style-name="ch9" chart:values-cell-range-address="average_scalability.C61:average_scalability.C65" chart:label-cell-address="average_scalability.C60:average_scalability.C60" chart:class="chart:line">
            <chart:data-point chart:repeated="5"/>
          </chart:series>
          <chart:series chart:style-name="ch10" chart:values-cell-range-address="average_scalability.D61:average_scalability.D65" chart:label-cell-address="average_scalability.D60:average_scalability.D60" chart:class="chart:line">
            <chart:data-point chart:repeated="5"/>
          </chart:series>
          <chart:series chart:style-name="ch11" chart:values-cell-range-address="average_scalability.E61:average_scalability.E65" chart:label-cell-address="average_scalability.E60:average_scalability.E60" chart:class="chart:line">
            <chart:data-point chart:repeated="5"/>
          </chart:series>
          <chart:series chart:style-name="ch12" chart:values-cell-range-address="average_scalability.F61:average_scalability.F65" chart:label-cell-address="average_scalability.F60:average_scalability.F60" chart:class="chart:line">
            <chart:data-point chart:repeated="5"/>
          </chart:series>
          <chart:series chart:style-name="ch13" chart:values-cell-range-address="average_scalability.G61:average_scalability.G65" chart:label-cell-address="average_scalability.G60:average_scalability.G60" chart:class="chart:line">
            <chart:data-point chart:repeated="5"/>
          </chart:series>
          <chart:series chart:style-name="ch14" chart:values-cell-range-address="average_scalability.H61:average_scalability.H65" chart:label-cell-address="average_scalability.H60:average_scalability.H60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average_scalability.B60:average_scalability.B60</svg:desc>
                </draw:g>
              </table:table-cell>
              <table:table-cell office:value-type="string">
                <text:p>NSGA-II</text:p>
                <draw:g>
                  <svg:desc>average_scalability.C60:average_scalability.C60</svg:desc>
                </draw:g>
              </table:table-cell>
              <table:table-cell office:value-type="string">
                <text:p>R2</text:p>
                <draw:g>
                  <svg:desc>average_scalability.D60:average_scalability.D60</svg:desc>
                </draw:g>
              </table:table-cell>
              <table:table-cell office:value-type="string">
                <text:p>VSD-MOEA-D_0.4</text:p>
                <draw:g>
                  <svg:desc>average_scalability.E60:average_scalability.E60</svg:desc>
                </draw:g>
              </table:table-cell>
              <table:table-cell office:value-type="string">
                <text:p>VSD-MOEA-D_0.04</text:p>
                <draw:g>
                  <svg:desc>average_scalability.F60:average_scalability.F60</svg:desc>
                </draw:g>
              </table:table-cell>
              <table:table-cell office:value-type="string">
                <text:p>VSD-MOEA-D_0.4-Half</text:p>
                <draw:g>
                  <svg:desc>average_scalability.G60:average_scalability.G60</svg:desc>
                </draw:g>
              </table:table-cell>
              <table:table-cell office:value-type="string">
                <text:p>VSD-MOEA-D_0.04-Half</text:p>
                <draw:g>
                  <svg:desc>average_scalability.H60:average_scalability.H60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verage_scalability.A61:average_scalability.A65</svg:desc>
                </draw:g>
              </table:table-cell>
              <table:table-cell office:value-type="float" office:value="0.762458231278779">
                <text:p>0.762458231278779</text:p>
                <draw:g>
                  <svg:desc>average_scalability.B61:average_scalability.B65</svg:desc>
                </draw:g>
              </table:table-cell>
              <table:table-cell office:value-type="float" office:value="0.62424189878907">
                <text:p>0.62424189878907</text:p>
                <draw:g>
                  <svg:desc>average_scalability.C61:average_scalability.C65</svg:desc>
                </draw:g>
              </table:table-cell>
              <table:table-cell office:value-type="float" office:value="0.783169268387389">
                <text:p>0.783169268387389</text:p>
                <draw:g>
                  <svg:desc>average_scalability.D61:average_scalability.D65</svg:desc>
                </draw:g>
              </table:table-cell>
              <table:table-cell office:value-type="float" office:value="0.831977677516082">
                <text:p>0.831977677516082</text:p>
                <draw:g>
                  <svg:desc>average_scalability.E61:average_scalability.E65</svg:desc>
                </draw:g>
              </table:table-cell>
              <table:table-cell office:value-type="float" office:value="0.730208283389795">
                <text:p>0.730208283389795</text:p>
                <draw:g>
                  <svg:desc>average_scalability.F61:average_scalability.F65</svg:desc>
                </draw:g>
              </table:table-cell>
              <table:table-cell office:value-type="float" office:value="0.845988485499508">
                <text:p>0.845988485499508</text:p>
                <draw:g>
                  <svg:desc>average_scalability.G61:average_scalability.G65</svg:desc>
                </draw:g>
              </table:table-cell>
              <table:table-cell office:value-type="float" office:value="0.780132599441257">
                <text:p>0.780132599441257</text:p>
                <draw:g>
                  <svg:desc>average_scalability.H61:average_scalability.H6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5923010388544">
                <text:p>0.635923010388544</text:p>
              </table:table-cell>
              <table:table-cell office:value-type="float" office:value="0.591519751206753">
                <text:p>0.591519751206753</text:p>
              </table:table-cell>
              <table:table-cell office:value-type="float" office:value="0.658157532244844">
                <text:p>0.658157532244844</text:p>
              </table:table-cell>
              <table:table-cell office:value-type="float" office:value="0.702105590428409">
                <text:p>0.702105590428409</text:p>
              </table:table-cell>
              <table:table-cell office:value-type="float" office:value="0.675597913000357">
                <text:p>0.675597913000357</text:p>
              </table:table-cell>
              <table:table-cell office:value-type="float" office:value="0.724400394991827">
                <text:p>0.724400394991827</text:p>
              </table:table-cell>
              <table:table-cell office:value-type="float" office:value="0.723340643307795">
                <text:p>0.7233406433077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92958519926643">
                <text:p>0.592958519926643</text:p>
              </table:table-cell>
              <table:table-cell office:value-type="float" office:value="0.504871814820525">
                <text:p>0.504871814820525</text:p>
              </table:table-cell>
              <table:table-cell office:value-type="float" office:value="0.621801595633778">
                <text:p>0.621801595633778</text:p>
              </table:table-cell>
              <table:table-cell office:value-type="float" office:value="0.630509471160456">
                <text:p>0.630509471160456</text:p>
              </table:table-cell>
              <table:table-cell office:value-type="float" office:value="0.604823265416351">
                <text:p>0.604823265416351</text:p>
              </table:table-cell>
              <table:table-cell office:value-type="float" office:value="0.631506904643944">
                <text:p>0.631506904643944</text:p>
              </table:table-cell>
              <table:table-cell office:value-type="float" office:value="0.637686054134685">
                <text:p>0.6376860541346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1099729435846">
                <text:p>0.531099729435846</text:p>
              </table:table-cell>
              <table:table-cell office:value-type="float" office:value="0.411899642402244">
                <text:p>0.411899642402244</text:p>
              </table:table-cell>
              <table:table-cell office:value-type="float" office:value="0.554488149268716">
                <text:p>0.554488149268716</text:p>
              </table:table-cell>
              <table:table-cell office:value-type="float" office:value="0.543126484392974">
                <text:p>0.543126484392974</text:p>
              </table:table-cell>
              <table:table-cell office:value-type="float" office:value="0.493764457229979">
                <text:p>0.493764457229979</text:p>
              </table:table-cell>
              <table:table-cell office:value-type="float" office:value="0.554420483700918">
                <text:p>0.554420483700918</text:p>
              </table:table-cell>
              <table:table-cell office:value-type="float" office:value="0.539907803578785">
                <text:p>0.5399078035787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02792003662082">
                <text:p>0.402792003662082</text:p>
              </table:table-cell>
              <table:table-cell office:value-type="float" office:value="0.141929345173013">
                <text:p>0.141929345173013</text:p>
              </table:table-cell>
              <table:table-cell office:value-type="float" office:value="0.482204901350615">
                <text:p>0.482204901350615</text:p>
              </table:table-cell>
              <table:table-cell office:value-type="float" office:value="0.434974858077466">
                <text:p>0.434974858077466</text:p>
              </table:table-cell>
              <table:table-cell office:value-type="float" office:value="0.339801675016296">
                <text:p>0.339801675016296</text:p>
              </table:table-cell>
              <table:table-cell office:value-type="float" office:value="0.452207335171682">
                <text:p>0.452207335171682</text:p>
              </table:table-cell>
              <table:table-cell office:value-type="float" office:value="0.431920047412703">
                <text:p>0.43192004741270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89684362568725">
                <text:p>0.989684362568725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86484912478727">
                <text:p>0.986484912478727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5992502228583">
                <text:p>0.985992502228583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53781453809882">
                <text:p>0.9537814538098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73762218122552">
                <text:p>0.973762218122552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3330247531503">
                <text:p>0.933302475315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58578152093322">
                <text:p>0.958578152093322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70990556394333">
                <text:p>0.870990556394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02456156504516">
                <text:p>0.902456156504516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8914146709264">
                <text:p>0.828914146709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3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cm" svg:height="12.977cm" xlink:href=".." xlink:type="simple" chart:class="chart:line" chart:style-name="ch1">
        <chart:title svg:x="9.19cm" svg:y="0.395cm" chart:style-name="ch2">
          <text:p>HV-Mean Performance</text:p>
        </chart:title>
        <chart:legend chart:legend-position="end" svg:x="19.371cm" svg:y="4.944cm" style:legend-expansion="high" chart:style-name="ch3"/>
        <chart:plot-area chart:style-name="ch4" table:cell-range-address="'Init-Factor'.O130:'Init-Factor'.U140" chart:data-source-has-labels="both" svg:x="1.472cm" svg:y="1.433cm" svg:width="17.438cm" svg:height="10.304cm">
          <chartooo:coordinate-region svg:x="2.57cm" svg:y="1.632cm" svg:width="15.915cm" svg:height="9.458cm"/>
          <chart:axis chart:dimension="x" chart:name="primary-x" chart:style-name="ch5" chartooo:axis-type="auto">
            <chartooo:date-scale/>
            <chart:title svg:x="8.586cm" svg:y="11.996cm" chart:style-name="ch6">
              <text:p>Initial Distance Factor</text:p>
            </chart:title>
            <chart:categories table:cell-range-address="'Init-Factor'.O131:'Init-Factor'.O140"/>
          </chart:axis>
          <chart:axis chart:dimension="y" chart:name="primary-y" chart:style-name="ch5">
            <chart:title svg:x="0.451cm" svg:y="6.867cm" chart:style-name="ch7">
              <text:p>HV</text:p>
            </chart:title>
            <chart:grid chart:style-name="ch8" chart:class="major"/>
          </chart:axis>
          <chart:series chart:style-name="ch9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10" chart:values-cell-range-address="'Init-Factor'.Q131:'Init-Factor'.Q140" chart:label-cell-address="'Init-Factor'.Q130:'Init-Factor'.Q130" chart:class="chart:line">
            <chart:data-point chart:repeated="10"/>
          </chart:series>
          <chart:series chart:style-name="ch11" chart:values-cell-range-address="'Init-Factor'.R131:'Init-Factor'.R140" chart:label-cell-address="'Init-Factor'.R130:'Init-Factor'.R130" chart:class="chart:line">
            <chart:data-point chart:repeated="10"/>
          </chart:series>
          <chart:series chart:style-name="ch12" chart:values-cell-range-address="'Init-Factor'.S131:'Init-Factor'.S140" chart:label-cell-address="'Init-Factor'.S130:'Init-Factor'.S130" chart:class="chart:line">
            <chart:data-point chart:repeated="10"/>
          </chart:series>
          <chart:series chart:style-name="ch13" chart:values-cell-range-address="'Init-Factor'.T131:'Init-Factor'.T140" chart:label-cell-address="'Init-Factor'.T130:'Init-Factor'.T130" chart:class="chart:line">
            <chart:data-point chart:repeated="10"/>
          </chart:series>
          <chart:series chart:style-name="ch14" chart:values-cell-range-address="'Init-Factor'.U131:'Init-Factor'.U140" chart:label-cell-address="'Init-Factor'.U130:'Init-Factor'.U130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-DF-0.1</text:p>
                <draw:g>
                  <svg:desc>'Init-Factor'.P130:'Init-Factor'.P130</svg:desc>
                </draw:g>
              </table:table-cell>
              <table:table-cell office:value-type="string">
                <text:p>HV-2obj-DF-0.5</text:p>
                <draw:g>
                  <svg:desc>'Init-Factor'.Q130:'Init-Factor'.Q130</svg:desc>
                </draw:g>
              </table:table-cell>
              <table:table-cell office:value-type="string">
                <text:p>HV-2obj-DF-0.9</text:p>
                <draw:g>
                  <svg:desc>'Init-Factor'.R130:'Init-Factor'.R130</svg:desc>
                </draw:g>
              </table:table-cell>
              <table:table-cell office:value-type="string">
                <text:p>HV-3obj-DF-0.1</text:p>
                <draw:g>
                  <svg:desc>'Init-Factor'.S130:'Init-Factor'.S130</svg:desc>
                </draw:g>
              </table:table-cell>
              <table:table-cell office:value-type="string">
                <text:p>HV-3obj-DF-0.5</text:p>
                <draw:g>
                  <svg:desc>'Init-Factor'.T130:'Init-Factor'.T130</svg:desc>
                </draw:g>
              </table:table-cell>
              <table:table-cell office:value-type="string">
                <text:p>HV-3obj-DF-0.9</text:p>
                <draw:g>
                  <svg:desc>'Init-Factor'.U130:'Init-Factor'.U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Init-Factor'.O131:'Init-Factor'.O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P131:'Init-Factor'.P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Q131:'Init-Factor'.Q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R131:'Init-Factor'.R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S131:'Init-Factor'.S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T131:'Init-Factor'.T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U131:'Init-Factor'.U14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26262018635285">
                <text:p>0.926262018635285</text:p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2138804889764">
                <text:p>0.932138804889764</text:p>
              </table:table-cell>
              <table:table-cell office:value-type="float" office:value="0.899219326063705">
                <text:p>0.899219326063705</text:p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898725122306969">
                <text:p>0.89872512230696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31875859872051">
                <text:p>0.931875859872051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4337843692128">
                <text:p>0.934337843692128</text:p>
              </table:table-cell>
              <table:table-cell office:value-type="float" office:value="0.901609889079597">
                <text:p>0.901609889079597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3105645490065">
                <text:p>0.90310564549006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33959547834946">
                <text:p>0.933959547834946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37308206133304">
                <text:p>0.937308206133304</text:p>
              </table:table-cell>
              <table:table-cell office:value-type="float" office:value="0.908225764275983">
                <text:p>0.908225764275983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06466404033099">
                <text:p>0.90646640403309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40570982867418">
                <text:p>0.940570982867418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50602431090677">
                <text:p>0.950602431090677</text:p>
              </table:table-cell>
              <table:table-cell office:value-type="float" office:value="0.909003386783777">
                <text:p>0.909003386783777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595773342721">
                <text:p>0.9155957733427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43533877436256">
                <text:p>0.943533877436256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9580277606617">
                <text:p>0.949580277606617</text:p>
              </table:table-cell>
              <table:table-cell office:value-type="float" office:value="0.911524400900831">
                <text:p>0.911524400900831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4756525659765">
                <text:p>0.91475652565976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42718099956722">
                <text:p>0.942718099956722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7851651370451">
                <text:p>0.947851651370451</text:p>
              </table:table-cell>
              <table:table-cell office:value-type="float" office:value="0.911109759500092">
                <text:p>0.911109759500092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0825991934221">
                <text:p>0.91082599193422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41186839749445">
                <text:p>0.941186839749445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8151171230632">
                <text:p>0.948151171230632</text:p>
              </table:table-cell>
              <table:table-cell office:value-type="float" office:value="0.909299746450645">
                <text:p>0.909299746450645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0796575899797">
                <text:p>0.91079657589979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41271701344803">
                <text:p>0.941271701344803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6643370974069">
                <text:p>0.946643370974069</text:p>
              </table:table-cell>
              <table:table-cell office:value-type="float" office:value="0.908386454447582">
                <text:p>0.908386454447582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1418746906234">
                <text:p>0.91141874690623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3991482446832">
                <text:p>0.93991482446832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0.946385296679482">
                <text:p>0.946385296679482</text:p>
              </table:table-cell>
              <table:table-cell office:value-type="float" office:value="0.907178878659069">
                <text:p>0.907178878659069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0.90876633070006">
                <text:p>0.9087663307000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39.082cm" svg:height="21.034cm" xlink:href=".." xlink:type="simple" chart:class="chart:line" chart:style-name="ch1">
        <chart:title svg:x="15.793cm" svg:y="0.556cm" chart:style-name="ch2">
          <text:p>25 mil generaciones Distancia - 2 obj</text:p>
        </chart:title>
        <chart:legend chart:legend-position="end" svg:x="34.748cm" svg:y="5.487cm" style:legend-expansion="high" chart:style-name="ch3"/>
        <chart:plot-area chart:style-name="ch4" table:cell-range-address="'WFG by space'.V2:'WFG by space'.AP13" chart:data-source-has-labels="both" svg:x="1.792cm" svg:y="1.755cm" svg:width="32.175cm" svg:height="17.878cm">
          <chartooo:coordinate-region svg:x="2.704cm" svg:y="1.954cm" svg:width="31.076cm" svg:height="17.032cm"/>
          <chart:axis chart:dimension="x" chart:name="primary-x" chart:style-name="ch5" chartooo:axis-type="auto">
            <chartooo:date-scale/>
            <chart:title svg:x="14.184cm" svg:y="20.053cm" chart:style-name="ch6">
              <text:p>Generacion i *2500 (inicia desde generación cero)</text:p>
            </chart:title>
            <chart:categories table:cell-range-address="'WFG by space'.V3:'WFG by space'.V13"/>
          </chart:axis>
          <chart:axis chart:dimension="y" chart:name="primary-y" chart:style-name="ch5">
            <chart:title svg:x="0.451cm" svg:y="11.016cm" chart:style-name="ch7">
              <text:p>ADI</text:p>
            </chart:title>
            <chart:grid chart:style-name="ch8" chart:class="major"/>
          </chart:axis>
          <chart:series chart:style-name="ch9" chart:values-cell-range-address="'WFG by space'.W3:'WFG by space'.W13" chart:label-cell-address="'WFG by space'.W2:'WFG by space'.W2" chart:class="chart:line">
            <chart:data-point chart:repeated="11"/>
          </chart:series>
          <chart:series chart:style-name="ch10" chart:values-cell-range-address="'WFG by space'.X3:'WFG by space'.X13" chart:label-cell-address="'WFG by space'.X2:'WFG by space'.X2" chart:class="chart:line">
            <chart:data-point chart:repeated="11"/>
          </chart:series>
          <chart:series chart:style-name="ch11" chart:values-cell-range-address="'WFG by space'.Y3:'WFG by space'.Y13" chart:label-cell-address="'WFG by space'.Y2:'WFG by space'.Y2" chart:class="chart:line">
            <chart:data-point chart:repeated="11"/>
          </chart:series>
          <chart:series chart:style-name="ch12" chart:values-cell-range-address="'WFG by space'.Z3:'WFG by space'.Z13" chart:label-cell-address="'WFG by space'.Z2:'WFG by space'.Z2" chart:class="chart:line">
            <chart:data-point chart:repeated="11"/>
          </chart:series>
          <chart:series chart:style-name="ch13" chart:values-cell-range-address="'WFG by space'.AA3:'WFG by space'.AA13" chart:label-cell-address="'WFG by space'.AA2:'WFG by space'.AA2" chart:class="chart:line">
            <chart:data-point chart:repeated="11"/>
          </chart:series>
          <chart:series chart:style-name="ch14" chart:values-cell-range-address="'WFG by space'.AB3:'WFG by space'.AB13" chart:label-cell-address="'WFG by space'.AB2:'WFG by space'.AB2" chart:class="chart:line">
            <chart:data-point chart:repeated="11"/>
          </chart:series>
          <chart:series chart:style-name="ch15" chart:values-cell-range-address="'WFG by space'.AC3:'WFG by space'.AC13" chart:label-cell-address="'WFG by space'.AC2:'WFG by space'.AC2" chart:class="chart:line">
            <chart:data-point chart:repeated="11"/>
          </chart:series>
          <chart:series chart:style-name="ch16" chart:values-cell-range-address="'WFG by space'.AD3:'WFG by space'.AD13" chart:label-cell-address="'WFG by space'.AD2:'WFG by space'.AD2" chart:class="chart:line">
            <chart:data-point chart:repeated="11"/>
          </chart:series>
          <chart:series chart:style-name="ch17" chart:values-cell-range-address="'WFG by space'.AE3:'WFG by space'.AE13" chart:label-cell-address="'WFG by space'.AE2:'WFG by space'.AE2" chart:class="chart:line">
            <chart:data-point chart:repeated="11"/>
          </chart:series>
          <chart:series chart:style-name="ch18" chart:values-cell-range-address="'WFG by space'.AF3:'WFG by space'.AF13" chart:label-cell-address="'WFG by space'.AF2:'WFG by space'.AF2" chart:class="chart:line">
            <chart:data-point chart:repeated="11"/>
          </chart:series>
          <chart:series chart:style-name="ch19" chart:values-cell-range-address="'WFG by space'.AG3:'WFG by space'.AG13" chart:label-cell-address="'WFG by space'.AG2:'WFG by space'.AG2" chart:class="chart:line">
            <chart:data-point chart:repeated="11"/>
          </chart:series>
          <chart:series chart:style-name="ch20" chart:values-cell-range-address="'WFG by space'.AH3:'WFG by space'.AH13" chart:label-cell-address="'WFG by space'.AH2:'WFG by space'.AH2" chart:class="chart:line">
            <chart:data-point chart:repeated="11"/>
          </chart:series>
          <chart:series chart:style-name="ch21" chart:values-cell-range-address="'WFG by space'.AI3:'WFG by space'.AI13" chart:label-cell-address="'WFG by space'.AI2:'WFG by space'.AI2" chart:class="chart:line">
            <chart:data-point chart:repeated="11"/>
          </chart:series>
          <chart:series chart:style-name="ch22" chart:values-cell-range-address="'WFG by space'.AJ3:'WFG by space'.AJ13" chart:label-cell-address="'WFG by space'.AJ2:'WFG by space'.AJ2" chart:class="chart:line">
            <chart:data-point chart:repeated="11"/>
          </chart:series>
          <chart:series chart:style-name="ch23" chart:values-cell-range-address="'WFG by space'.AK3:'WFG by space'.AK13" chart:label-cell-address="'WFG by space'.AK2:'WFG by space'.AK2" chart:class="chart:line">
            <chart:data-point chart:repeated="11"/>
          </chart:series>
          <chart:series chart:style-name="ch24" chart:values-cell-range-address="'WFG by space'.AL3:'WFG by space'.AL13" chart:label-cell-address="'WFG by space'.AL2:'WFG by space'.AL2" chart:class="chart:line">
            <chart:data-point chart:repeated="11"/>
          </chart:series>
          <chart:series chart:style-name="ch25" chart:values-cell-range-address="'WFG by space'.AM3:'WFG by space'.AM13" chart:label-cell-address="'WFG by space'.AM2:'WFG by space'.AM2" chart:class="chart:line">
            <chart:data-point chart:repeated="11"/>
          </chart:series>
          <chart:series chart:style-name="ch26" chart:values-cell-range-address="'WFG by space'.AN3:'WFG by space'.AN13" chart:label-cell-address="'WFG by space'.AN2:'WFG by space'.AN2" chart:class="chart:line">
            <chart:data-point chart:repeated="11"/>
          </chart:series>
          <chart:series chart:style-name="ch27" chart:values-cell-range-address="'WFG by space'.AO3:'WFG by space'.AO13" chart:label-cell-address="'WFG by space'.AO2:'WFG by space'.AO2" chart:class="chart:line">
            <chart:data-point chart:repeated="11"/>
          </chart:series>
          <chart:series chart:style-name="ch28" chart:values-cell-range-address="'WFG by space'.AP3:'WFG by space'.AP13" chart:label-cell-address="'WFG by space'.AP2:'WFG by space'.AP2" chart:class="chart:line">
            <chart:data-point chart:repeated="11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W2:'WFG by space'.W2</svg:desc>
                </draw:g>
              </table:table-cell>
              <table:table-cell office:value-type="string">
                <text:p>50 – R2</text:p>
                <draw:g>
                  <svg:desc>'WFG by space'.X2:'WFG by space'.X2</svg:desc>
                </draw:g>
              </table:table-cell>
              <table:table-cell office:value-type="string">
                <text:p>50 - NSGAII </text:p>
                <draw:g>
                  <svg:desc>'WFG by space'.Y2:'WFG by space'.Y2</svg:desc>
                </draw:g>
              </table:table-cell>
              <table:table-cell office:value-type="string">
                <text:p>50 – MOEA/D</text:p>
                <draw:g>
                  <svg:desc>'WFG by space'.Z2:'WFG by space'.Z2</svg:desc>
                </draw:g>
              </table:table-cell>
              <table:table-cell office:value-type="string">
                <text:p>100 - VSD-MOEA</text:p>
                <draw:g>
                  <svg:desc>'WFG by space'.AA2:'WFG by space'.AA2</svg:desc>
                </draw:g>
              </table:table-cell>
              <table:table-cell office:value-type="string">
                <text:p>100 – R2</text:p>
                <draw:g>
                  <svg:desc>'WFG by space'.AB2:'WFG by space'.AB2</svg:desc>
                </draw:g>
              </table:table-cell>
              <table:table-cell office:value-type="string">
                <text:p>100 - NSGAII </text:p>
                <draw:g>
                  <svg:desc>'WFG by space'.AC2:'WFG by space'.AC2</svg:desc>
                </draw:g>
              </table:table-cell>
              <table:table-cell office:value-type="string">
                <text:p>100 – MOEA/D</text:p>
                <draw:g>
                  <svg:desc>'WFG by space'.AD2:'WFG by space'.AD2</svg:desc>
                </draw:g>
              </table:table-cell>
              <table:table-cell office:value-type="string">
                <text:p>250 – VSD-MOEA</text:p>
                <draw:g>
                  <svg:desc>'WFG by space'.AE2:'WFG by space'.AE2</svg:desc>
                </draw:g>
              </table:table-cell>
              <table:table-cell office:value-type="string">
                <text:p>250 – R2</text:p>
                <draw:g>
                  <svg:desc>'WFG by space'.AF2:'WFG by space'.AF2</svg:desc>
                </draw:g>
              </table:table-cell>
              <table:table-cell office:value-type="string">
                <text:p>250 - NSGAII </text:p>
                <draw:g>
                  <svg:desc>'WFG by space'.AG2:'WFG by space'.AG2</svg:desc>
                </draw:g>
              </table:table-cell>
              <table:table-cell office:value-type="string">
                <text:p>250 – MOEA/D</text:p>
                <draw:g>
                  <svg:desc>'WFG by space'.AH2:'WFG by space'.AH2</svg:desc>
                </draw:g>
              </table:table-cell>
              <table:table-cell office:value-type="string">
                <text:p>500 – VSD-MOEA</text:p>
                <draw:g>
                  <svg:desc>'WFG by space'.AI2:'WFG by space'.AI2</svg:desc>
                </draw:g>
              </table:table-cell>
              <table:table-cell office:value-type="string">
                <text:p>500 – R2</text:p>
                <draw:g>
                  <svg:desc>'WFG by space'.AJ2:'WFG by space'.AJ2</svg:desc>
                </draw:g>
              </table:table-cell>
              <table:table-cell office:value-type="string">
                <text:p>500 - NSGAII </text:p>
                <draw:g>
                  <svg:desc>'WFG by space'.AK2:'WFG by space'.AK2</svg:desc>
                </draw:g>
              </table:table-cell>
              <table:table-cell office:value-type="string">
                <text:p>500 – MOEA/D</text:p>
                <draw:g>
                  <svg:desc>'WFG by space'.AL2:'WFG by space'.AL2</svg:desc>
                </draw:g>
              </table:table-cell>
              <table:table-cell office:value-type="string">
                <text:p>1000 – VSD-MOEA</text:p>
                <draw:g>
                  <svg:desc>'WFG by space'.AM2:'WFG by space'.AM2</svg:desc>
                </draw:g>
              </table:table-cell>
              <table:table-cell office:value-type="string">
                <text:p>1000 – R2</text:p>
                <draw:g>
                  <svg:desc>'WFG by space'.AN2:'WFG by space'.AN2</svg:desc>
                </draw:g>
              </table:table-cell>
              <table:table-cell office:value-type="string">
                <text:p>1000 - NSGAII </text:p>
                <draw:g>
                  <svg:desc>'WFG by space'.AO2:'WFG by space'.AO2</svg:desc>
                </draw:g>
              </table:table-cell>
              <table:table-cell office:value-type="string">
                <text:p>1000 – MOEA/D</text:p>
                <draw:g>
                  <svg:desc>'WFG by space'.AP2:'WFG by space'.AP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V3:'WFG by space'.V13</svg:desc>
                </draw:g>
              </table:table-cell>
              <table:table-cell office:value-type="float" office:value="0.406656">
                <text:p>0.406656</text:p>
                <draw:g>
                  <svg:desc>'WFG by space'.W3:'WFG by space'.W13</svg:desc>
                </draw:g>
              </table:table-cell>
              <table:table-cell office:value-type="float" office:value="0.406253">
                <text:p>0.406253</text:p>
                <draw:g>
                  <svg:desc>'WFG by space'.X3:'WFG by space'.X13</svg:desc>
                </draw:g>
              </table:table-cell>
              <table:table-cell office:value-type="float" office:value="0.406146">
                <text:p>0.406146</text:p>
                <draw:g>
                  <svg:desc>'WFG by space'.Y3:'WFG by space'.Y13</svg:desc>
                </draw:g>
              </table:table-cell>
              <table:table-cell office:value-type="float" office:value="0.407156">
                <text:p>0.407156</text:p>
                <draw:g>
                  <svg:desc>'WFG by space'.Z3:'WFG by space'.Z13</svg:desc>
                </draw:g>
              </table:table-cell>
              <table:table-cell office:value-type="float" office:value="0.407899">
                <text:p>0.407899</text:p>
                <draw:g>
                  <svg:desc>'WFG by space'.AA3:'WFG by space'.AA13</svg:desc>
                </draw:g>
              </table:table-cell>
              <table:table-cell office:value-type="float" office:value="0.407163">
                <text:p>0.407163</text:p>
                <draw:g>
                  <svg:desc>'WFG by space'.AB3:'WFG by space'.AB13</svg:desc>
                </draw:g>
              </table:table-cell>
              <table:table-cell office:value-type="float" office:value="0.406888">
                <text:p>0.406888</text:p>
                <draw:g>
                  <svg:desc>'WFG by space'.AC3:'WFG by space'.AC13</svg:desc>
                </draw:g>
              </table:table-cell>
              <table:table-cell office:value-type="float" office:value="0.407446">
                <text:p>0.407446</text:p>
                <draw:g>
                  <svg:desc>'WFG by space'.AD3:'WFG by space'.AD13</svg:desc>
                </draw:g>
              </table:table-cell>
              <table:table-cell office:value-type="float" office:value="0.408017">
                <text:p>0.408017</text:p>
                <draw:g>
                  <svg:desc>'WFG by space'.AE3:'WFG by space'.AE13</svg:desc>
                </draw:g>
              </table:table-cell>
              <table:table-cell office:value-type="float" office:value="0.407733">
                <text:p>0.407733</text:p>
                <draw:g>
                  <svg:desc>'WFG by space'.AF3:'WFG by space'.AF13</svg:desc>
                </draw:g>
              </table:table-cell>
              <table:table-cell office:value-type="float" office:value="0.408026">
                <text:p>0.408026</text:p>
                <draw:g>
                  <svg:desc>'WFG by space'.AG3:'WFG by space'.AG13</svg:desc>
                </draw:g>
              </table:table-cell>
              <table:table-cell office:value-type="float" office:value="0.408086">
                <text:p>0.408086</text:p>
                <draw:g>
                  <svg:desc>'WFG by space'.AH3:'WFG by space'.AH13</svg:desc>
                </draw:g>
              </table:table-cell>
              <table:table-cell office:value-type="float" office:value="0.407936">
                <text:p>0.407936</text:p>
                <draw:g>
                  <svg:desc>'WFG by space'.AI3:'WFG by space'.AI13</svg:desc>
                </draw:g>
              </table:table-cell>
              <table:table-cell office:value-type="float" office:value="0.408126">
                <text:p>0.408126</text:p>
                <draw:g>
                  <svg:desc>'WFG by space'.AJ3:'WFG by space'.AJ13</svg:desc>
                </draw:g>
              </table:table-cell>
              <table:table-cell office:value-type="float" office:value="0.408207">
                <text:p>0.408207</text:p>
                <draw:g>
                  <svg:desc>'WFG by space'.AK3:'WFG by space'.AK13</svg:desc>
                </draw:g>
              </table:table-cell>
              <table:table-cell office:value-type="float" office:value="0.408181">
                <text:p>0.408181</text:p>
                <draw:g>
                  <svg:desc>'WFG by space'.AL3:'WFG by space'.AL13</svg:desc>
                </draw:g>
              </table:table-cell>
              <table:table-cell office:value-type="float" office:value="0.407988">
                <text:p>0.407988</text:p>
                <draw:g>
                  <svg:desc>'WFG by space'.AM3:'WFG by space'.AM13</svg:desc>
                </draw:g>
              </table:table-cell>
              <table:table-cell office:value-type="float" office:value="0.408338">
                <text:p>0.408338</text:p>
                <draw:g>
                  <svg:desc>'WFG by space'.AN3:'WFG by space'.AN13</svg:desc>
                </draw:g>
              </table:table-cell>
              <table:table-cell office:value-type="float" office:value="0.40833">
                <text:p>0.40833</text:p>
                <draw:g>
                  <svg:desc>'WFG by space'.AO3:'WFG by space'.AO13</svg:desc>
                </draw:g>
              </table:table-cell>
              <table:table-cell office:value-type="float" office:value="0.408186">
                <text:p>0.408186</text:p>
                <draw:g>
                  <svg:desc>'WFG by space'.AP3:'WFG by space'.AP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82632">
                <text:p>0.382632</text:p>
              </table:table-cell>
              <table:table-cell office:value-type="float" office:value="0.002993">
                <text:p>0.002993</text:p>
              </table:table-cell>
              <table:table-cell office:value-type="float" office:value="0.012274">
                <text:p>0.012274</text:p>
              </table:table-cell>
              <table:table-cell office:value-type="float" office:value="0.016789">
                <text:p>0.016789</text:p>
              </table:table-cell>
              <table:table-cell office:value-type="float" office:value="0.359939">
                <text:p>0.359939</text:p>
              </table:table-cell>
              <table:table-cell office:value-type="float" office:value="0.0069">
                <text:p>0.0069</text:p>
              </table:table-cell>
              <table:table-cell office:value-type="float" office:value="0.022598">
                <text:p>0.022598</text:p>
              </table:table-cell>
              <table:table-cell office:value-type="float" office:value="0.033087">
                <text:p>0.033087</text:p>
              </table:table-cell>
              <table:table-cell office:value-type="float" office:value="0.347673">
                <text:p>0.347673</text:p>
              </table:table-cell>
              <table:table-cell office:value-type="float" office:value="0.01761">
                <text:p>0.01761</text:p>
              </table:table-cell>
              <table:table-cell office:value-type="float" office:value="0.049487">
                <text:p>0.049487</text:p>
              </table:table-cell>
              <table:table-cell office:value-type="float" office:value="0.050463">
                <text:p>0.050463</text:p>
              </table:table-cell>
              <table:table-cell office:value-type="float" office:value="0.345195">
                <text:p>0.345195</text:p>
              </table:table-cell>
              <table:table-cell office:value-type="float" office:value="0.030775">
                <text:p>0.030775</text:p>
              </table:table-cell>
              <table:table-cell office:value-type="float" office:value="0.076109">
                <text:p>0.076109</text:p>
              </table:table-cell>
              <table:table-cell office:value-type="float" office:value="0.058576">
                <text:p>0.058576</text:p>
              </table:table-cell>
              <table:table-cell office:value-type="float" office:value="0.345984">
                <text:p>0.345984</text:p>
              </table:table-cell>
              <table:table-cell office:value-type="float" office:value="0.029128">
                <text:p>0.029128</text:p>
              </table:table-cell>
              <table:table-cell office:value-type="float" office:value="0.094571">
                <text:p>0.094571</text:p>
              </table:table-cell>
              <table:table-cell office:value-type="float" office:value="0.067647">
                <text:p>0.0676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96944">
                <text:p>0.296944</text:p>
              </table:table-cell>
              <table:table-cell office:value-type="float" office:value="0.001937">
                <text:p>0.001937</text:p>
              </table:table-cell>
              <table:table-cell office:value-type="float" office:value="0.009321">
                <text:p>0.009321</text:p>
              </table:table-cell>
              <table:table-cell office:value-type="float" office:value="0.012008">
                <text:p>0.012008</text:p>
              </table:table-cell>
              <table:table-cell office:value-type="float" office:value="0.267595">
                <text:p>0.267595</text:p>
              </table:table-cell>
              <table:table-cell office:value-type="float" office:value="0.005137">
                <text:p>0.005137</text:p>
              </table:table-cell>
              <table:table-cell office:value-type="float" office:value="0.020219">
                <text:p>0.020219</text:p>
              </table:table-cell>
              <table:table-cell office:value-type="float" office:value="0.02684">
                <text:p>0.02684</text:p>
              </table:table-cell>
              <table:table-cell office:value-type="float" office:value="0.261266">
                <text:p>0.261266</text:p>
              </table:table-cell>
              <table:table-cell office:value-type="float" office:value="0.015141">
                <text:p>0.015141</text:p>
              </table:table-cell>
              <table:table-cell office:value-type="float" office:value="0.043817">
                <text:p>0.043817</text:p>
              </table:table-cell>
              <table:table-cell office:value-type="float" office:value="0.047328">
                <text:p>0.047328</text:p>
              </table:table-cell>
              <table:table-cell office:value-type="float" office:value="0.267459">
                <text:p>0.267459</text:p>
              </table:table-cell>
              <table:table-cell office:value-type="float" office:value="0.028497">
                <text:p>0.028497</text:p>
              </table:table-cell>
              <table:table-cell office:value-type="float" office:value="0.069052">
                <text:p>0.069052</text:p>
              </table:table-cell>
              <table:table-cell office:value-type="float" office:value="0.054134">
                <text:p>0.054134</text:p>
              </table:table-cell>
              <table:table-cell office:value-type="float" office:value="0.27758">
                <text:p>0.27758</text:p>
              </table:table-cell>
              <table:table-cell office:value-type="float" office:value="0.026818">
                <text:p>0.026818</text:p>
              </table:table-cell>
              <table:table-cell office:value-type="float" office:value="0.086806">
                <text:p>0.086806</text:p>
              </table:table-cell>
              <table:table-cell office:value-type="float" office:value="0.05895">
                <text:p>0.058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4146">
                <text:p>0.194146</text:p>
              </table:table-cell>
              <table:table-cell office:value-type="float" office:value="0.001793">
                <text:p>0.001793</text:p>
              </table:table-cell>
              <table:table-cell office:value-type="float" office:value="0.007727">
                <text:p>0.007727</text:p>
              </table:table-cell>
              <table:table-cell office:value-type="float" office:value="0.009788">
                <text:p>0.009788</text:p>
              </table:table-cell>
              <table:table-cell office:value-type="float" office:value="0.164302">
                <text:p>0.164302</text:p>
              </table:table-cell>
              <table:table-cell office:value-type="float" office:value="0.004614">
                <text:p>0.004614</text:p>
              </table:table-cell>
              <table:table-cell office:value-type="float" office:value="0.018405">
                <text:p>0.018405</text:p>
              </table:table-cell>
              <table:table-cell office:value-type="float" office:value="0.022382">
                <text:p>0.022382</text:p>
              </table:table-cell>
              <table:table-cell office:value-type="float" office:value="0.176693">
                <text:p>0.176693</text:p>
              </table:table-cell>
              <table:table-cell office:value-type="float" office:value="0.014255">
                <text:p>0.014255</text:p>
              </table:table-cell>
              <table:table-cell office:value-type="float" office:value="0.042432">
                <text:p>0.042432</text:p>
              </table:table-cell>
              <table:table-cell office:value-type="float" office:value="0.044848">
                <text:p>0.044848</text:p>
              </table:table-cell>
              <table:table-cell office:value-type="float" office:value="0.202293">
                <text:p>0.202293</text:p>
              </table:table-cell>
              <table:table-cell office:value-type="float" office:value="0.027153">
                <text:p>0.027153</text:p>
              </table:table-cell>
              <table:table-cell office:value-type="float" office:value="0.065158">
                <text:p>0.065158</text:p>
              </table:table-cell>
              <table:table-cell office:value-type="float" office:value="0.052643">
                <text:p>0.052643</text:p>
              </table:table-cell>
              <table:table-cell office:value-type="float" office:value="0.232129">
                <text:p>0.232129</text:p>
              </table:table-cell>
              <table:table-cell office:value-type="float" office:value="0.026667">
                <text:p>0.026667</text:p>
              </table:table-cell>
              <table:table-cell office:value-type="float" office:value="0.084089">
                <text:p>0.084089</text:p>
              </table:table-cell>
              <table:table-cell office:value-type="float" office:value="0.055406">
                <text:p>0.05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3265">
                <text:p>0.063265</text:p>
              </table:table-cell>
              <table:table-cell office:value-type="float" office:value="0.001598">
                <text:p>0.001598</text:p>
              </table:table-cell>
              <table:table-cell office:value-type="float" office:value="0.007104">
                <text:p>0.007104</text:p>
              </table:table-cell>
              <table:table-cell office:value-type="float" office:value="0.009339">
                <text:p>0.009339</text:p>
              </table:table-cell>
              <table:table-cell office:value-type="float" office:value="0.046369">
                <text:p>0.046369</text:p>
              </table:table-cell>
              <table:table-cell office:value-type="float" office:value="0.004375">
                <text:p>0.004375</text:p>
              </table:table-cell>
              <table:table-cell office:value-type="float" office:value="0.017217">
                <text:p>0.017217</text:p>
              </table:table-cell>
              <table:table-cell office:value-type="float" office:value="0.019415">
                <text:p>0.019415</text:p>
              </table:table-cell>
              <table:table-cell office:value-type="float" office:value="0.069643">
                <text:p>0.069643</text:p>
              </table:table-cell>
              <table:table-cell office:value-type="float" office:value="0.013602">
                <text:p>0.013602</text:p>
              </table:table-cell>
              <table:table-cell office:value-type="float" office:value="0.042012">
                <text:p>0.042012</text:p>
              </table:table-cell>
              <table:table-cell office:value-type="float" office:value="0.043134">
                <text:p>0.043134</text:p>
              </table:table-cell>
              <table:table-cell office:value-type="float" office:value="0.115716">
                <text:p>0.115716</text:p>
              </table:table-cell>
              <table:table-cell office:value-type="float" office:value="0.025907">
                <text:p>0.025907</text:p>
              </table:table-cell>
              <table:table-cell office:value-type="float" office:value="0.062212">
                <text:p>0.062212</text:p>
              </table:table-cell>
              <table:table-cell office:value-type="float" office:value="0.051203">
                <text:p>0.051203</text:p>
              </table:table-cell>
              <table:table-cell office:value-type="float" office:value="0.152902">
                <text:p>0.152902</text:p>
              </table:table-cell>
              <table:table-cell office:value-type="float" office:value="0.026786">
                <text:p>0.026786</text:p>
              </table:table-cell>
              <table:table-cell office:value-type="float" office:value="0.08181">
                <text:p>0.08181</text:p>
              </table:table-cell>
              <table:table-cell office:value-type="float" office:value="0.053691">
                <text:p>0.0536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0284">
                <text:p>0.010284</text:p>
              </table:table-cell>
              <table:table-cell office:value-type="float" office:value="0.001548">
                <text:p>0.001548</text:p>
              </table:table-cell>
              <table:table-cell office:value-type="float" office:value="0.006806">
                <text:p>0.006806</text:p>
              </table:table-cell>
              <table:table-cell office:value-type="float" office:value="0.009124">
                <text:p>0.009124</text:p>
              </table:table-cell>
              <table:table-cell office:value-type="float" office:value="0.015507">
                <text:p>0.015507</text:p>
              </table:table-cell>
              <table:table-cell office:value-type="float" office:value="0.004095">
                <text:p>0.004095</text:p>
              </table:table-cell>
              <table:table-cell office:value-type="float" office:value="0.016466">
                <text:p>0.016466</text:p>
              </table:table-cell>
              <table:table-cell office:value-type="float" office:value="0.016915">
                <text:p>0.016915</text:p>
              </table:table-cell>
              <table:table-cell office:value-type="float" office:value="0.028454">
                <text:p>0.028454</text:p>
              </table:table-cell>
              <table:table-cell office:value-type="float" office:value="0.013446">
                <text:p>0.013446</text:p>
              </table:table-cell>
              <table:table-cell office:value-type="float" office:value="0.040636">
                <text:p>0.040636</text:p>
              </table:table-cell>
              <table:table-cell office:value-type="float" office:value="0.041943">
                <text:p>0.041943</text:p>
              </table:table-cell>
              <table:table-cell office:value-type="float" office:value="0.046249">
                <text:p>0.046249</text:p>
              </table:table-cell>
              <table:table-cell office:value-type="float" office:value="0.024979">
                <text:p>0.024979</text:p>
              </table:table-cell>
              <table:table-cell office:value-type="float" office:value="0.060183">
                <text:p>0.060183</text:p>
              </table:table-cell>
              <table:table-cell office:value-type="float" office:value="0.050372">
                <text:p>0.050372</text:p>
              </table:table-cell>
              <table:table-cell office:value-type="float" office:value="0.079746">
                <text:p>0.079746</text:p>
              </table:table-cell>
              <table:table-cell office:value-type="float" office:value="0.027358">
                <text:p>0.027358</text:p>
              </table:table-cell>
              <table:table-cell office:value-type="float" office:value="0.080245">
                <text:p>0.080245</text:p>
              </table:table-cell>
              <table:table-cell office:value-type="float" office:value="0.052147">
                <text:p>0.0521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6421">
                <text:p>0.006421</text:p>
              </table:table-cell>
              <table:table-cell office:value-type="float" office:value="0.00147">
                <text:p>0.00147</text:p>
              </table:table-cell>
              <table:table-cell office:value-type="float" office:value="0.00658">
                <text:p>0.00658</text:p>
              </table:table-cell>
              <table:table-cell office:value-type="float" office:value="0.008871">
                <text:p>0.008871</text:p>
              </table:table-cell>
              <table:table-cell office:value-type="float" office:value="0.008415">
                <text:p>0.008415</text:p>
              </table:table-cell>
              <table:table-cell office:value-type="float" office:value="0.00437">
                <text:p>0.00437</text:p>
              </table:table-cell>
              <table:table-cell office:value-type="float" office:value="0.014878">
                <text:p>0.014878</text:p>
              </table:table-cell>
              <table:table-cell office:value-type="float" office:value="0.014655">
                <text:p>0.014655</text:p>
              </table:table-cell>
              <table:table-cell office:value-type="float" office:value="0.020255">
                <text:p>0.020255</text:p>
              </table:table-cell>
              <table:table-cell office:value-type="float" office:value="0.013003">
                <text:p>0.013003</text:p>
              </table:table-cell>
              <table:table-cell office:value-type="float" office:value="0.038385">
                <text:p>0.038385</text:p>
              </table:table-cell>
              <table:table-cell office:value-type="float" office:value="0.040817">
                <text:p>0.040817</text:p>
              </table:table-cell>
              <table:table-cell office:value-type="float" office:value="0.035677">
                <text:p>0.035677</text:p>
              </table:table-cell>
              <table:table-cell office:value-type="float" office:value="0.024748">
                <text:p>0.024748</text:p>
              </table:table-cell>
              <table:table-cell office:value-type="float" office:value="0.058645">
                <text:p>0.058645</text:p>
              </table:table-cell>
              <table:table-cell office:value-type="float" office:value="0.05008">
                <text:p>0.05008</text:p>
              </table:table-cell>
              <table:table-cell office:value-type="float" office:value="0.063044">
                <text:p>0.063044</text:p>
              </table:table-cell>
              <table:table-cell office:value-type="float" office:value="0.027506">
                <text:p>0.027506</text:p>
              </table:table-cell>
              <table:table-cell office:value-type="float" office:value="0.079794">
                <text:p>0.079794</text:p>
              </table:table-cell>
              <table:table-cell office:value-type="float" office:value="0.051219">
                <text:p>0.0512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283">
                <text:p>0.006283</text:p>
              </table:table-cell>
              <table:table-cell office:value-type="float" office:value="0.001394">
                <text:p>0.001394</text:p>
              </table:table-cell>
              <table:table-cell office:value-type="float" office:value="0.006558">
                <text:p>0.006558</text:p>
              </table:table-cell>
              <table:table-cell office:value-type="float" office:value="0.008692">
                <text:p>0.008692</text:p>
              </table:table-cell>
              <table:table-cell office:value-type="float" office:value="0.006619">
                <text:p>0.006619</text:p>
              </table:table-cell>
              <table:table-cell office:value-type="float" office:value="0.004239">
                <text:p>0.004239</text:p>
              </table:table-cell>
              <table:table-cell office:value-type="float" office:value="0.014677">
                <text:p>0.014677</text:p>
              </table:table-cell>
              <table:table-cell office:value-type="float" office:value="0.013327">
                <text:p>0.013327</text:p>
              </table:table-cell>
              <table:table-cell office:value-type="float" office:value="0.0177">
                <text:p>0.0177</text:p>
              </table:table-cell>
              <table:table-cell office:value-type="float" office:value="0.012628">
                <text:p>0.012628</text:p>
              </table:table-cell>
              <table:table-cell office:value-type="float" office:value="0.036001">
                <text:p>0.036001</text:p>
              </table:table-cell>
              <table:table-cell office:value-type="float" office:value="0.039868">
                <text:p>0.039868</text:p>
              </table:table-cell>
              <table:table-cell office:value-type="float" office:value="0.032667">
                <text:p>0.032667</text:p>
              </table:table-cell>
              <table:table-cell office:value-type="float" office:value="0.024201">
                <text:p>0.024201</text:p>
              </table:table-cell>
              <table:table-cell office:value-type="float" office:value="0.057175">
                <text:p>0.057175</text:p>
              </table:table-cell>
              <table:table-cell office:value-type="float" office:value="0.049648">
                <text:p>0.049648</text:p>
              </table:table-cell>
              <table:table-cell office:value-type="float" office:value="0.056453">
                <text:p>0.056453</text:p>
              </table:table-cell>
              <table:table-cell office:value-type="float" office:value="0.027627">
                <text:p>0.027627</text:p>
              </table:table-cell>
              <table:table-cell office:value-type="float" office:value="0.078764">
                <text:p>0.078764</text:p>
              </table:table-cell>
              <table:table-cell office:value-type="float" office:value="0.050285">
                <text:p>0.0502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6797">
                <text:p>0.006797</text:p>
              </table:table-cell>
              <table:table-cell office:value-type="float" office:value="0.001378">
                <text:p>0.001378</text:p>
              </table:table-cell>
              <table:table-cell office:value-type="float" office:value="0.00624">
                <text:p>0.00624</text:p>
              </table:table-cell>
              <table:table-cell office:value-type="float" office:value="0.008308">
                <text:p>0.008308</text:p>
              </table:table-cell>
              <table:table-cell office:value-type="float" office:value="0.005928">
                <text:p>0.005928</text:p>
              </table:table-cell>
              <table:table-cell office:value-type="float" office:value="0.004356">
                <text:p>0.004356</text:p>
              </table:table-cell>
              <table:table-cell office:value-type="float" office:value="0.014538">
                <text:p>0.014538</text:p>
              </table:table-cell>
              <table:table-cell office:value-type="float" office:value="0.012099">
                <text:p>0.012099</text:p>
              </table:table-cell>
              <table:table-cell office:value-type="float" office:value="0.017201">
                <text:p>0.017201</text:p>
              </table:table-cell>
              <table:table-cell office:value-type="float" office:value="0.012337">
                <text:p>0.012337</text:p>
              </table:table-cell>
              <table:table-cell office:value-type="float" office:value="0.033947">
                <text:p>0.033947</text:p>
              </table:table-cell>
              <table:table-cell office:value-type="float" office:value="0.039155">
                <text:p>0.039155</text:p>
              </table:table-cell>
              <table:table-cell office:value-type="float" office:value="0.030476">
                <text:p>0.030476</text:p>
              </table:table-cell>
              <table:table-cell office:value-type="float" office:value="0.024031">
                <text:p>0.024031</text:p>
              </table:table-cell>
              <table:table-cell office:value-type="float" office:value="0.05566">
                <text:p>0.05566</text:p>
              </table:table-cell>
              <table:table-cell office:value-type="float" office:value="0.049369">
                <text:p>0.049369</text:p>
              </table:table-cell>
              <table:table-cell office:value-type="float" office:value="0.052769">
                <text:p>0.052769</text:p>
              </table:table-cell>
              <table:table-cell office:value-type="float" office:value="0.027895">
                <text:p>0.027895</text:p>
              </table:table-cell>
              <table:table-cell office:value-type="float" office:value="0.078221">
                <text:p>0.078221</text:p>
              </table:table-cell>
              <table:table-cell office:value-type="float" office:value="0.049827">
                <text:p>0.0498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6861">
                <text:p>0.006861</text:p>
              </table:table-cell>
              <table:table-cell office:value-type="float" office:value="0.001377">
                <text:p>0.001377</text:p>
              </table:table-cell>
              <table:table-cell office:value-type="float" office:value="0.006317">
                <text:p>0.006317</text:p>
              </table:table-cell>
              <table:table-cell office:value-type="float" office:value="0.008198">
                <text:p>0.008198</text:p>
              </table:table-cell>
              <table:table-cell office:value-type="float" office:value="0.005782">
                <text:p>0.005782</text:p>
              </table:table-cell>
              <table:table-cell office:value-type="float" office:value="0.004352">
                <text:p>0.004352</text:p>
              </table:table-cell>
              <table:table-cell office:value-type="float" office:value="0.013822">
                <text:p>0.013822</text:p>
              </table:table-cell>
              <table:table-cell office:value-type="float" office:value="0.010817">
                <text:p>0.010817</text:p>
              </table:table-cell>
              <table:table-cell office:value-type="float" office:value="0.017005">
                <text:p>0.017005</text:p>
              </table:table-cell>
              <table:table-cell office:value-type="float" office:value="0.011726">
                <text:p>0.011726</text:p>
              </table:table-cell>
              <table:table-cell office:value-type="float" office:value="0.031689">
                <text:p>0.031689</text:p>
              </table:table-cell>
              <table:table-cell office:value-type="float" office:value="0.038193">
                <text:p>0.038193</text:p>
              </table:table-cell>
              <table:table-cell office:value-type="float" office:value="0.029524">
                <text:p>0.029524</text:p>
              </table:table-cell>
              <table:table-cell office:value-type="float" office:value="0.023774">
                <text:p>0.023774</text:p>
              </table:table-cell>
              <table:table-cell office:value-type="float" office:value="0.054607">
                <text:p>0.054607</text:p>
              </table:table-cell>
              <table:table-cell office:value-type="float" office:value="0.048968">
                <text:p>0.048968</text:p>
              </table:table-cell>
              <table:table-cell office:value-type="float" office:value="0.050599">
                <text:p>0.050599</text:p>
              </table:table-cell>
              <table:table-cell office:value-type="float" office:value="0.028057">
                <text:p>0.028057</text:p>
              </table:table-cell>
              <table:table-cell office:value-type="float" office:value="0.07761">
                <text:p>0.07761</text:p>
              </table:table-cell>
              <table:table-cell office:value-type="float" office:value="0.048978">
                <text:p>0.0489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6893">
                <text:p>0.006893</text:p>
              </table:table-cell>
              <table:table-cell office:value-type="float" office:value="0.001369">
                <text:p>0.001369</text:p>
              </table:table-cell>
              <table:table-cell office:value-type="float" office:value="0.006285">
                <text:p>0.006285</text:p>
              </table:table-cell>
              <table:table-cell office:value-type="float" office:value="0.007727">
                <text:p>0.007727</text:p>
              </table:table-cell>
              <table:table-cell office:value-type="float" office:value="0.005779">
                <text:p>0.005779</text:p>
              </table:table-cell>
              <table:table-cell office:value-type="float" office:value="0.004396">
                <text:p>0.004396</text:p>
              </table:table-cell>
              <table:table-cell office:value-type="float" office:value="0.013638">
                <text:p>0.013638</text:p>
              </table:table-cell>
              <table:table-cell office:value-type="float" office:value="0.01009">
                <text:p>0.01009</text:p>
              </table:table-cell>
              <table:table-cell office:value-type="float" office:value="0.016138">
                <text:p>0.016138</text:p>
              </table:table-cell>
              <table:table-cell office:value-type="float" office:value="0.011745">
                <text:p>0.011745</text:p>
              </table:table-cell>
              <table:table-cell office:value-type="float" office:value="0.030257">
                <text:p>0.030257</text:p>
              </table:table-cell>
              <table:table-cell office:value-type="float" office:value="0.03737">
                <text:p>0.03737</text:p>
              </table:table-cell>
              <table:table-cell office:value-type="float" office:value="0.028072">
                <text:p>0.028072</text:p>
              </table:table-cell>
              <table:table-cell office:value-type="float" office:value="0.023356">
                <text:p>0.023356</text:p>
              </table:table-cell>
              <table:table-cell office:value-type="float" office:value="0.05406">
                <text:p>0.05406</text:p>
              </table:table-cell>
              <table:table-cell office:value-type="float" office:value="0.04882">
                <text:p>0.04882</text:p>
              </table:table-cell>
              <table:table-cell office:value-type="float" office:value="0.049267">
                <text:p>0.049267</text:p>
              </table:table-cell>
              <table:table-cell office:value-type="float" office:value="0.027997">
                <text:p>0.027997</text:p>
              </table:table-cell>
              <table:table-cell office:value-type="float" office:value="0.077081">
                <text:p>0.077081</text:p>
              </table:table-cell>
              <table:table-cell office:value-type="float" office:value="0.048577">
                <text:p>0.04857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45.522cm" svg:height="24.499cm" xlink:href=".." xlink:type="simple" chart:class="chart:line" chart:style-name="ch1">
        <chart:title svg:x="19.013cm" svg:y="0.625cm" chart:style-name="ch2">
          <text:p>25 mil generaciones Distancia - 3 obj</text:p>
        </chart:title>
        <chart:legend chart:legend-position="end" svg:x="41.188cm" svg:y="7.219cm" style:legend-expansion="high" chart:style-name="ch3"/>
        <chart:plot-area chart:style-name="ch4" table:cell-range-address="'WFG by space'.W55:'WFG by space'.AQ66" chart:data-source-has-labels="both" svg:x="1.921cm" svg:y="1.893cm" svg:width="38.357cm" svg:height="21.136cm">
          <chartooo:coordinate-region svg:x="2.833cm" svg:y="2.093cm" svg:width="37.258cm" svg:height="20.289cm"/>
          <chart:axis chart:dimension="x" chart:name="primary-x" chart:style-name="ch5" chartooo:axis-type="auto">
            <chartooo:date-scale/>
            <chart:title svg:x="17.404cm" svg:y="23.518cm" chart:style-name="ch6">
              <text:p>Generacion i *2500 (inicia desde generación cero)</text:p>
            </chart:title>
            <chart:categories table:cell-range-address="'WFG by space'.W56:'WFG by space'.W66"/>
          </chart:axis>
          <chart:axis chart:dimension="y" chart:name="primary-y" chart:style-name="ch5">
            <chart:title svg:x="0.451cm" svg:y="12.783cm" chart:style-name="ch7">
              <text:p>ADI</text:p>
            </chart:title>
            <chart:grid chart:style-name="ch8" chart:class="major"/>
          </chart:axis>
          <chart:series chart:style-name="ch9" chart:values-cell-range-address="'WFG by space'.X56:'WFG by space'.X66" chart:label-cell-address="'WFG by space'.X55:'WFG by space'.X55" chart:class="chart:line">
            <chart:data-point chart:repeated="11"/>
          </chart:series>
          <chart:series chart:style-name="ch10" chart:values-cell-range-address="'WFG by space'.Y56:'WFG by space'.Y66" chart:label-cell-address="'WFG by space'.Y55:'WFG by space'.Y55" chart:class="chart:line">
            <chart:data-point chart:repeated="11"/>
          </chart:series>
          <chart:series chart:style-name="ch11" chart:values-cell-range-address="'WFG by space'.Z56:'WFG by space'.Z66" chart:label-cell-address="'WFG by space'.Z55:'WFG by space'.Z55" chart:class="chart:line">
            <chart:data-point chart:repeated="11"/>
          </chart:series>
          <chart:series chart:style-name="ch12" chart:values-cell-range-address="'WFG by space'.AA56:'WFG by space'.AA66" chart:label-cell-address="'WFG by space'.AA55:'WFG by space'.AA55" chart:class="chart:line">
            <chart:data-point chart:repeated="11"/>
          </chart:series>
          <chart:series chart:style-name="ch13" chart:values-cell-range-address="'WFG by space'.AB56:'WFG by space'.AB66" chart:label-cell-address="'WFG by space'.AB55:'WFG by space'.AB55" chart:class="chart:line">
            <chart:data-point chart:repeated="11"/>
          </chart:series>
          <chart:series chart:style-name="ch14" chart:values-cell-range-address="'WFG by space'.AC56:'WFG by space'.AC66" chart:label-cell-address="'WFG by space'.AC55:'WFG by space'.AC55" chart:class="chart:line">
            <chart:data-point chart:repeated="11"/>
          </chart:series>
          <chart:series chart:style-name="ch15" chart:values-cell-range-address="'WFG by space'.AD56:'WFG by space'.AD66" chart:label-cell-address="'WFG by space'.AD55:'WFG by space'.AD55" chart:class="chart:line">
            <chart:data-point chart:repeated="11"/>
          </chart:series>
          <chart:series chart:style-name="ch16" chart:values-cell-range-address="'WFG by space'.AE56:'WFG by space'.AE66" chart:label-cell-address="'WFG by space'.AE55:'WFG by space'.AE55" chart:class="chart:line">
            <chart:data-point chart:repeated="11"/>
          </chart:series>
          <chart:series chart:style-name="ch17" chart:values-cell-range-address="'WFG by space'.AF56:'WFG by space'.AF66" chart:label-cell-address="'WFG by space'.AF55:'WFG by space'.AF55" chart:class="chart:line">
            <chart:data-point chart:repeated="11"/>
          </chart:series>
          <chart:series chart:style-name="ch18" chart:values-cell-range-address="'WFG by space'.AG56:'WFG by space'.AG66" chart:label-cell-address="'WFG by space'.AG55:'WFG by space'.AG55" chart:class="chart:line">
            <chart:data-point chart:repeated="11"/>
          </chart:series>
          <chart:series chart:style-name="ch19" chart:values-cell-range-address="'WFG by space'.AH56:'WFG by space'.AH66" chart:label-cell-address="'WFG by space'.AH55:'WFG by space'.AH55" chart:class="chart:line">
            <chart:data-point chart:repeated="11"/>
          </chart:series>
          <chart:series chart:style-name="ch20" chart:values-cell-range-address="'WFG by space'.AI56:'WFG by space'.AI66" chart:label-cell-address="'WFG by space'.AI55:'WFG by space'.AI55" chart:class="chart:line">
            <chart:data-point chart:repeated="11"/>
          </chart:series>
          <chart:series chart:style-name="ch21" chart:values-cell-range-address="'WFG by space'.AJ56:'WFG by space'.AJ66" chart:label-cell-address="'WFG by space'.AJ55:'WFG by space'.AJ55" chart:class="chart:line">
            <chart:data-point chart:repeated="11"/>
          </chart:series>
          <chart:series chart:style-name="ch22" chart:values-cell-range-address="'WFG by space'.AK56:'WFG by space'.AK66" chart:label-cell-address="'WFG by space'.AK55:'WFG by space'.AK55" chart:class="chart:line">
            <chart:data-point chart:repeated="11"/>
          </chart:series>
          <chart:series chart:style-name="ch23" chart:values-cell-range-address="'WFG by space'.AL56:'WFG by space'.AL66" chart:label-cell-address="'WFG by space'.AL55:'WFG by space'.AL55" chart:class="chart:line">
            <chart:data-point chart:repeated="11"/>
          </chart:series>
          <chart:series chart:style-name="ch24" chart:values-cell-range-address="'WFG by space'.AM56:'WFG by space'.AM66" chart:label-cell-address="'WFG by space'.AM55:'WFG by space'.AM55" chart:class="chart:line">
            <chart:data-point chart:repeated="11"/>
          </chart:series>
          <chart:series chart:style-name="ch25" chart:values-cell-range-address="'WFG by space'.AN56:'WFG by space'.AN66" chart:label-cell-address="'WFG by space'.AN55:'WFG by space'.AN55" chart:class="chart:line">
            <chart:data-point chart:repeated="11"/>
          </chart:series>
          <chart:series chart:style-name="ch26" chart:values-cell-range-address="'WFG by space'.AO56:'WFG by space'.AO66" chart:label-cell-address="'WFG by space'.AO55:'WFG by space'.AO55" chart:class="chart:line">
            <chart:data-point chart:repeated="11"/>
          </chart:series>
          <chart:series chart:style-name="ch27" chart:values-cell-range-address="'WFG by space'.AP56:'WFG by space'.AP66" chart:label-cell-address="'WFG by space'.AP55:'WFG by space'.AP55" chart:class="chart:line">
            <chart:data-point chart:repeated="11"/>
          </chart:series>
          <chart:series chart:style-name="ch28" chart:values-cell-range-address="'WFG by space'.AQ56:'WFG by space'.AQ66" chart:label-cell-address="'WFG by space'.AQ55:'WFG by space'.AQ55" chart:class="chart:line">
            <chart:data-point chart:repeated="11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X55:'WFG by space'.X55</svg:desc>
                </draw:g>
              </table:table-cell>
              <table:table-cell office:value-type="string">
                <text:p>50 – R2</text:p>
                <draw:g>
                  <svg:desc>'WFG by space'.Y55:'WFG by space'.Y55</svg:desc>
                </draw:g>
              </table:table-cell>
              <table:table-cell office:value-type="string">
                <text:p>50 - NSGAII </text:p>
                <draw:g>
                  <svg:desc>'WFG by space'.Z55:'WFG by space'.Z55</svg:desc>
                </draw:g>
              </table:table-cell>
              <table:table-cell office:value-type="string">
                <text:p>50 – MOEA/D</text:p>
                <draw:g>
                  <svg:desc>'WFG by space'.AA55:'WFG by space'.AA55</svg:desc>
                </draw:g>
              </table:table-cell>
              <table:table-cell office:value-type="string">
                <text:p>100 - VSD-MOEA</text:p>
                <draw:g>
                  <svg:desc>'WFG by space'.AB55:'WFG by space'.AB55</svg:desc>
                </draw:g>
              </table:table-cell>
              <table:table-cell office:value-type="string">
                <text:p>100 – R2</text:p>
                <draw:g>
                  <svg:desc>'WFG by space'.AC55:'WFG by space'.AC55</svg:desc>
                </draw:g>
              </table:table-cell>
              <table:table-cell office:value-type="string">
                <text:p>100 - NSGAII </text:p>
                <draw:g>
                  <svg:desc>'WFG by space'.AD55:'WFG by space'.AD55</svg:desc>
                </draw:g>
              </table:table-cell>
              <table:table-cell office:value-type="string">
                <text:p>100 – MOEA/D</text:p>
                <draw:g>
                  <svg:desc>'WFG by space'.AE55:'WFG by space'.AE55</svg:desc>
                </draw:g>
              </table:table-cell>
              <table:table-cell office:value-type="string">
                <text:p>250 – VSD-MOEA</text:p>
                <draw:g>
                  <svg:desc>'WFG by space'.AF55:'WFG by space'.AF55</svg:desc>
                </draw:g>
              </table:table-cell>
              <table:table-cell office:value-type="string">
                <text:p>250 – R2</text:p>
                <draw:g>
                  <svg:desc>'WFG by space'.AG55:'WFG by space'.AG55</svg:desc>
                </draw:g>
              </table:table-cell>
              <table:table-cell office:value-type="string">
                <text:p>250 - NSGAII </text:p>
                <draw:g>
                  <svg:desc>'WFG by space'.AH55:'WFG by space'.AH55</svg:desc>
                </draw:g>
              </table:table-cell>
              <table:table-cell office:value-type="string">
                <text:p>250 – MOEA/D</text:p>
                <draw:g>
                  <svg:desc>'WFG by space'.AI55:'WFG by space'.AI55</svg:desc>
                </draw:g>
              </table:table-cell>
              <table:table-cell office:value-type="string">
                <text:p>500 – VSD-MOEA</text:p>
                <draw:g>
                  <svg:desc>'WFG by space'.AJ55:'WFG by space'.AJ55</svg:desc>
                </draw:g>
              </table:table-cell>
              <table:table-cell office:value-type="string">
                <text:p>500 – R2</text:p>
                <draw:g>
                  <svg:desc>'WFG by space'.AK55:'WFG by space'.AK55</svg:desc>
                </draw:g>
              </table:table-cell>
              <table:table-cell office:value-type="string">
                <text:p>500 - NSGAII </text:p>
                <draw:g>
                  <svg:desc>'WFG by space'.AL55:'WFG by space'.AL55</svg:desc>
                </draw:g>
              </table:table-cell>
              <table:table-cell office:value-type="string">
                <text:p>500 – MOEA/D</text:p>
                <draw:g>
                  <svg:desc>'WFG by space'.AM55:'WFG by space'.AM55</svg:desc>
                </draw:g>
              </table:table-cell>
              <table:table-cell office:value-type="string">
                <text:p>1000 – VSD-MOEA</text:p>
                <draw:g>
                  <svg:desc>'WFG by space'.AN55:'WFG by space'.AN55</svg:desc>
                </draw:g>
              </table:table-cell>
              <table:table-cell office:value-type="string">
                <text:p>1000 – R2</text:p>
                <draw:g>
                  <svg:desc>'WFG by space'.AO55:'WFG by space'.AO55</svg:desc>
                </draw:g>
              </table:table-cell>
              <table:table-cell office:value-type="string">
                <text:p>1000 - NSGAII </text:p>
                <draw:g>
                  <svg:desc>'WFG by space'.AP55:'WFG by space'.AP55</svg:desc>
                </draw:g>
              </table:table-cell>
              <table:table-cell office:value-type="string">
                <text:p>1000 – MOEA/D</text:p>
                <draw:g>
                  <svg:desc>'WFG by space'.AQ55:'WFG by space'.AQ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W56:'WFG by space'.W66</svg:desc>
                </draw:g>
              </table:table-cell>
              <table:table-cell office:value-type="float" office:value="0.406656">
                <text:p>0.406656</text:p>
                <draw:g>
                  <svg:desc>'WFG by space'.X56:'WFG by space'.X66</svg:desc>
                </draw:g>
              </table:table-cell>
              <table:table-cell office:value-type="float" office:value="0.406253">
                <text:p>0.406253</text:p>
                <draw:g>
                  <svg:desc>'WFG by space'.Y56:'WFG by space'.Y66</svg:desc>
                </draw:g>
              </table:table-cell>
              <table:table-cell office:value-type="float" office:value="0.406146">
                <text:p>0.406146</text:p>
                <draw:g>
                  <svg:desc>'WFG by space'.Z56:'WFG by space'.Z66</svg:desc>
                </draw:g>
              </table:table-cell>
              <table:table-cell office:value-type="float" office:value="0.407156">
                <text:p>0.407156</text:p>
                <draw:g>
                  <svg:desc>'WFG by space'.AA56:'WFG by space'.AA66</svg:desc>
                </draw:g>
              </table:table-cell>
              <table:table-cell office:value-type="float" office:value="0.407899">
                <text:p>0.407899</text:p>
                <draw:g>
                  <svg:desc>'WFG by space'.AB56:'WFG by space'.AB66</svg:desc>
                </draw:g>
              </table:table-cell>
              <table:table-cell office:value-type="float" office:value="0.407163">
                <text:p>0.407163</text:p>
                <draw:g>
                  <svg:desc>'WFG by space'.AC56:'WFG by space'.AC66</svg:desc>
                </draw:g>
              </table:table-cell>
              <table:table-cell office:value-type="float" office:value="0.406888">
                <text:p>0.406888</text:p>
                <draw:g>
                  <svg:desc>'WFG by space'.AD56:'WFG by space'.AD66</svg:desc>
                </draw:g>
              </table:table-cell>
              <table:table-cell office:value-type="float" office:value="0.407446">
                <text:p>0.407446</text:p>
                <draw:g>
                  <svg:desc>'WFG by space'.AE56:'WFG by space'.AE66</svg:desc>
                </draw:g>
              </table:table-cell>
              <table:table-cell office:value-type="float" office:value="0.408017">
                <text:p>0.408017</text:p>
                <draw:g>
                  <svg:desc>'WFG by space'.AF56:'WFG by space'.AF66</svg:desc>
                </draw:g>
              </table:table-cell>
              <table:table-cell office:value-type="float" office:value="0.407733">
                <text:p>0.407733</text:p>
                <draw:g>
                  <svg:desc>'WFG by space'.AG56:'WFG by space'.AG66</svg:desc>
                </draw:g>
              </table:table-cell>
              <table:table-cell office:value-type="float" office:value="0.408026">
                <text:p>0.408026</text:p>
                <draw:g>
                  <svg:desc>'WFG by space'.AH56:'WFG by space'.AH66</svg:desc>
                </draw:g>
              </table:table-cell>
              <table:table-cell office:value-type="float" office:value="0.408086">
                <text:p>0.408086</text:p>
                <draw:g>
                  <svg:desc>'WFG by space'.AI56:'WFG by space'.AI66</svg:desc>
                </draw:g>
              </table:table-cell>
              <table:table-cell office:value-type="float" office:value="0.407936">
                <text:p>0.407936</text:p>
                <draw:g>
                  <svg:desc>'WFG by space'.AJ56:'WFG by space'.AJ66</svg:desc>
                </draw:g>
              </table:table-cell>
              <table:table-cell office:value-type="float" office:value="0.408126">
                <text:p>0.408126</text:p>
                <draw:g>
                  <svg:desc>'WFG by space'.AK56:'WFG by space'.AK66</svg:desc>
                </draw:g>
              </table:table-cell>
              <table:table-cell office:value-type="float" office:value="0.408207">
                <text:p>0.408207</text:p>
                <draw:g>
                  <svg:desc>'WFG by space'.AL56:'WFG by space'.AL66</svg:desc>
                </draw:g>
              </table:table-cell>
              <table:table-cell office:value-type="float" office:value="0.408181">
                <text:p>0.408181</text:p>
                <draw:g>
                  <svg:desc>'WFG by space'.AM56:'WFG by space'.AM66</svg:desc>
                </draw:g>
              </table:table-cell>
              <table:table-cell office:value-type="float" office:value="0.407988">
                <text:p>0.407988</text:p>
                <draw:g>
                  <svg:desc>'WFG by space'.AN56:'WFG by space'.AN66</svg:desc>
                </draw:g>
              </table:table-cell>
              <table:table-cell office:value-type="float" office:value="0.408338">
                <text:p>0.408338</text:p>
                <draw:g>
                  <svg:desc>'WFG by space'.AO56:'WFG by space'.AO66</svg:desc>
                </draw:g>
              </table:table-cell>
              <table:table-cell office:value-type="float" office:value="0.40833">
                <text:p>0.40833</text:p>
                <draw:g>
                  <svg:desc>'WFG by space'.AP56:'WFG by space'.AP66</svg:desc>
                </draw:g>
              </table:table-cell>
              <table:table-cell office:value-type="float" office:value="0.408186">
                <text:p>0.408186</text:p>
                <draw:g>
                  <svg:desc>'WFG by space'.AQ56:'WFG by space'.AQ6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87062">
                <text:p>0.387062</text:p>
              </table:table-cell>
              <table:table-cell office:value-type="float" office:value="0.046812">
                <text:p>0.046812</text:p>
              </table:table-cell>
              <table:table-cell office:value-type="float" office:value="0.064088">
                <text:p>0.064088</text:p>
              </table:table-cell>
              <table:table-cell office:value-type="float" office:value="0.050459">
                <text:p>0.050459</text:p>
              </table:table-cell>
              <table:table-cell office:value-type="float" office:value="0.362544">
                <text:p>0.362544</text:p>
              </table:table-cell>
              <table:table-cell office:value-type="float" office:value="0.063045">
                <text:p>0.063045</text:p>
              </table:table-cell>
              <table:table-cell office:value-type="float" office:value="0.112087">
                <text:p>0.112087</text:p>
              </table:table-cell>
              <table:table-cell office:value-type="float" office:value="0.067698">
                <text:p>0.067698</text:p>
              </table:table-cell>
              <table:table-cell office:value-type="float" office:value="0.350915">
                <text:p>0.350915</text:p>
              </table:table-cell>
              <table:table-cell office:value-type="float" office:value="0.130399">
                <text:p>0.130399</text:p>
              </table:table-cell>
              <table:table-cell office:value-type="float" office:value="0.156236">
                <text:p>0.156236</text:p>
              </table:table-cell>
              <table:table-cell office:value-type="float" office:value="0.098799">
                <text:p>0.098799</text:p>
              </table:table-cell>
              <table:table-cell office:value-type="float" office:value="0.348301">
                <text:p>0.348301</text:p>
              </table:table-cell>
              <table:table-cell office:value-type="float" office:value="0.172174">
                <text:p>0.172174</text:p>
              </table:table-cell>
              <table:table-cell office:value-type="float" office:value="0.174449">
                <text:p>0.174449</text:p>
              </table:table-cell>
              <table:table-cell office:value-type="float" office:value="0.132443">
                <text:p>0.132443</text:p>
              </table:table-cell>
              <table:table-cell office:value-type="float" office:value="0.347993">
                <text:p>0.347993</text:p>
              </table:table-cell>
              <table:table-cell office:value-type="float" office:value="0.185716">
                <text:p>0.185716</text:p>
              </table:table-cell>
              <table:table-cell office:value-type="float" office:value="0.187791">
                <text:p>0.187791</text:p>
              </table:table-cell>
              <table:table-cell office:value-type="float" office:value="0.165334">
                <text:p>0.1653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04945">
                <text:p>0.304945</text:p>
              </table:table-cell>
              <table:table-cell office:value-type="float" office:value="0.042857">
                <text:p>0.042857</text:p>
              </table:table-cell>
              <table:table-cell office:value-type="float" office:value="0.058548">
                <text:p>0.058548</text:p>
              </table:table-cell>
              <table:table-cell office:value-type="float" office:value="0.043915">
                <text:p>0.043915</text:p>
              </table:table-cell>
              <table:table-cell office:value-type="float" office:value="0.275869">
                <text:p>0.275869</text:p>
              </table:table-cell>
              <table:table-cell office:value-type="float" office:value="0.055681">
                <text:p>0.055681</text:p>
              </table:table-cell>
              <table:table-cell office:value-type="float" office:value="0.101226">
                <text:p>0.101226</text:p>
              </table:table-cell>
              <table:table-cell office:value-type="float" office:value="0.061959">
                <text:p>0.061959</text:p>
              </table:table-cell>
              <table:table-cell office:value-type="float" office:value="0.279664">
                <text:p>0.279664</text:p>
              </table:table-cell>
              <table:table-cell office:value-type="float" office:value="0.110315">
                <text:p>0.110315</text:p>
              </table:table-cell>
              <table:table-cell office:value-type="float" office:value="0.147479">
                <text:p>0.147479</text:p>
              </table:table-cell>
              <table:table-cell office:value-type="float" office:value="0.087931">
                <text:p>0.087931</text:p>
              </table:table-cell>
              <table:table-cell office:value-type="float" office:value="0.291044">
                <text:p>0.291044</text:p>
              </table:table-cell>
              <table:table-cell office:value-type="float" office:value="0.155091">
                <text:p>0.155091</text:p>
              </table:table-cell>
              <table:table-cell office:value-type="float" office:value="0.164878">
                <text:p>0.164878</text:p>
              </table:table-cell>
              <table:table-cell office:value-type="float" office:value="0.120118">
                <text:p>0.120118</text:p>
              </table:table-cell>
              <table:table-cell office:value-type="float" office:value="0.300103">
                <text:p>0.300103</text:p>
              </table:table-cell>
              <table:table-cell office:value-type="float" office:value="0.174635">
                <text:p>0.174635</text:p>
              </table:table-cell>
              <table:table-cell office:value-type="float" office:value="0.177359">
                <text:p>0.177359</text:p>
              </table:table-cell>
              <table:table-cell office:value-type="float" office:value="0.154653">
                <text:p>0.1546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2652">
                <text:p>0.222652</text:p>
              </table:table-cell>
              <table:table-cell office:value-type="float" office:value="0.041352">
                <text:p>0.041352</text:p>
              </table:table-cell>
              <table:table-cell office:value-type="float" office:value="0.055147">
                <text:p>0.055147</text:p>
              </table:table-cell>
              <table:table-cell office:value-type="float" office:value="0.040679">
                <text:p>0.040679</text:p>
              </table:table-cell>
              <table:table-cell office:value-type="float" office:value="0.196204">
                <text:p>0.196204</text:p>
              </table:table-cell>
              <table:table-cell office:value-type="float" office:value="0.052748">
                <text:p>0.052748</text:p>
              </table:table-cell>
              <table:table-cell office:value-type="float" office:value="0.09421">
                <text:p>0.09421</text:p>
              </table:table-cell>
              <table:table-cell office:value-type="float" office:value="0.057759">
                <text:p>0.057759</text:p>
              </table:table-cell>
              <table:table-cell office:value-type="float" office:value="0.23258">
                <text:p>0.23258</text:p>
              </table:table-cell>
              <table:table-cell office:value-type="float" office:value="0.100713">
                <text:p>0.100713</text:p>
              </table:table-cell>
              <table:table-cell office:value-type="float" office:value="0.143314">
                <text:p>0.143314</text:p>
              </table:table-cell>
              <table:table-cell office:value-type="float" office:value="0.083249">
                <text:p>0.083249</text:p>
              </table:table-cell>
              <table:table-cell office:value-type="float" office:value="0.258001">
                <text:p>0.258001</text:p>
              </table:table-cell>
              <table:table-cell office:value-type="float" office:value="0.143426">
                <text:p>0.143426</text:p>
              </table:table-cell>
              <table:table-cell office:value-type="float" office:value="0.161511">
                <text:p>0.161511</text:p>
              </table:table-cell>
              <table:table-cell office:value-type="float" office:value="0.114351">
                <text:p>0.114351</text:p>
              </table:table-cell>
              <table:table-cell office:value-type="float" office:value="0.273429">
                <text:p>0.273429</text:p>
              </table:table-cell>
              <table:table-cell office:value-type="float" office:value="0.167551">
                <text:p>0.167551</text:p>
              </table:table-cell>
              <table:table-cell office:value-type="float" office:value="0.171474">
                <text:p>0.171474</text:p>
              </table:table-cell>
              <table:table-cell office:value-type="float" office:value="0.148786">
                <text:p>0.1487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8752">
                <text:p>0.138752</text:p>
              </table:table-cell>
              <table:table-cell office:value-type="float" office:value="0.039889">
                <text:p>0.039889</text:p>
              </table:table-cell>
              <table:table-cell office:value-type="float" office:value="0.053772">
                <text:p>0.053772</text:p>
              </table:table-cell>
              <table:table-cell office:value-type="float" office:value="0.039498">
                <text:p>0.039498</text:p>
              </table:table-cell>
              <table:table-cell office:value-type="float" office:value="0.120067">
                <text:p>0.120067</text:p>
              </table:table-cell>
              <table:table-cell office:value-type="float" office:value="0.050972">
                <text:p>0.050972</text:p>
              </table:table-cell>
              <table:table-cell office:value-type="float" office:value="0.086334">
                <text:p>0.086334</text:p>
              </table:table-cell>
              <table:table-cell office:value-type="float" office:value="0.055276">
                <text:p>0.055276</text:p>
              </table:table-cell>
              <table:table-cell office:value-type="float" office:value="0.165993">
                <text:p>0.165993</text:p>
              </table:table-cell>
              <table:table-cell office:value-type="float" office:value="0.095463">
                <text:p>0.095463</text:p>
              </table:table-cell>
              <table:table-cell office:value-type="float" office:value="0.141965">
                <text:p>0.141965</text:p>
              </table:table-cell>
              <table:table-cell office:value-type="float" office:value="0.080796">
                <text:p>0.080796</text:p>
              </table:table-cell>
              <table:table-cell office:value-type="float" office:value="0.204563">
                <text:p>0.204563</text:p>
              </table:table-cell>
              <table:table-cell office:value-type="float" office:value="0.13523">
                <text:p>0.13523</text:p>
              </table:table-cell>
              <table:table-cell office:value-type="float" office:value="0.159332">
                <text:p>0.159332</text:p>
              </table:table-cell>
              <table:table-cell office:value-type="float" office:value="0.110494">
                <text:p>0.110494</text:p>
              </table:table-cell>
              <table:table-cell office:value-type="float" office:value="0.222818">
                <text:p>0.222818</text:p>
              </table:table-cell>
              <table:table-cell office:value-type="float" office:value="0.162089">
                <text:p>0.162089</text:p>
              </table:table-cell>
              <table:table-cell office:value-type="float" office:value="0.16863">
                <text:p>0.16863</text:p>
              </table:table-cell>
              <table:table-cell office:value-type="float" office:value="0.145037">
                <text:p>0.1450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95714">
                <text:p>0.095714</text:p>
              </table:table-cell>
              <table:table-cell office:value-type="float" office:value="0.0386">
                <text:p>0.0386</text:p>
              </table:table-cell>
              <table:table-cell office:value-type="float" office:value="0.052771">
                <text:p>0.052771</text:p>
              </table:table-cell>
              <table:table-cell office:value-type="float" office:value="0.038149">
                <text:p>0.038149</text:p>
              </table:table-cell>
              <table:table-cell office:value-type="float" office:value="0.083288">
                <text:p>0.083288</text:p>
              </table:table-cell>
              <table:table-cell office:value-type="float" office:value="0.049616">
                <text:p>0.049616</text:p>
              </table:table-cell>
              <table:table-cell office:value-type="float" office:value="0.080273">
                <text:p>0.080273</text:p>
              </table:table-cell>
              <table:table-cell office:value-type="float" office:value="0.05353">
                <text:p>0.05353</text:p>
              </table:table-cell>
              <table:table-cell office:value-type="float" office:value="0.124633">
                <text:p>0.124633</text:p>
              </table:table-cell>
              <table:table-cell office:value-type="float" office:value="0.092403">
                <text:p>0.092403</text:p>
              </table:table-cell>
              <table:table-cell office:value-type="float" office:value="0.14081">
                <text:p>0.14081</text:p>
              </table:table-cell>
              <table:table-cell office:value-type="float" office:value="0.079373">
                <text:p>0.079373</text:p>
              </table:table-cell>
              <table:table-cell office:value-type="float" office:value="0.171482">
                <text:p>0.171482</text:p>
              </table:table-cell>
              <table:table-cell office:value-type="float" office:value="0.128546">
                <text:p>0.128546</text:p>
              </table:table-cell>
              <table:table-cell office:value-type="float" office:value="0.15851">
                <text:p>0.15851</text:p>
              </table:table-cell>
              <table:table-cell office:value-type="float" office:value="0.1076">
                <text:p>0.1076</text:p>
              </table:table-cell>
              <table:table-cell office:value-type="float" office:value="0.193956">
                <text:p>0.193956</text:p>
              </table:table-cell>
              <table:table-cell office:value-type="float" office:value="0.157232">
                <text:p>0.157232</text:p>
              </table:table-cell>
              <table:table-cell office:value-type="float" office:value="0.167011">
                <text:p>0.167011</text:p>
              </table:table-cell>
              <table:table-cell office:value-type="float" office:value="0.14207">
                <text:p>0.142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81672">
                <text:p>0.081672</text:p>
              </table:table-cell>
              <table:table-cell office:value-type="float" office:value="0.03774">
                <text:p>0.03774</text:p>
              </table:table-cell>
              <table:table-cell office:value-type="float" office:value="0.051778">
                <text:p>0.051778</text:p>
              </table:table-cell>
              <table:table-cell office:value-type="float" office:value="0.036849">
                <text:p>0.036849</text:p>
              </table:table-cell>
              <table:table-cell office:value-type="float" office:value="0.074963">
                <text:p>0.074963</text:p>
              </table:table-cell>
              <table:table-cell office:value-type="float" office:value="0.048636">
                <text:p>0.048636</text:p>
              </table:table-cell>
              <table:table-cell office:value-type="float" office:value="0.075634">
                <text:p>0.075634</text:p>
              </table:table-cell>
              <table:table-cell office:value-type="float" office:value="0.051595">
                <text:p>0.051595</text:p>
              </table:table-cell>
              <table:table-cell office:value-type="float" office:value="0.110492">
                <text:p>0.110492</text:p>
              </table:table-cell>
              <table:table-cell office:value-type="float" office:value="0.089745">
                <text:p>0.089745</text:p>
              </table:table-cell>
              <table:table-cell office:value-type="float" office:value="0.139212">
                <text:p>0.139212</text:p>
              </table:table-cell>
              <table:table-cell office:value-type="float" office:value="0.078557">
                <text:p>0.078557</text:p>
              </table:table-cell>
              <table:table-cell office:value-type="float" office:value="0.161877">
                <text:p>0.161877</text:p>
              </table:table-cell>
              <table:table-cell office:value-type="float" office:value="0.123922">
                <text:p>0.123922</text:p>
              </table:table-cell>
              <table:table-cell office:value-type="float" office:value="0.157422">
                <text:p>0.157422</text:p>
              </table:table-cell>
              <table:table-cell office:value-type="float" office:value="0.105569">
                <text:p>0.105569</text:p>
              </table:table-cell>
              <table:table-cell office:value-type="float" office:value="0.185279">
                <text:p>0.185279</text:p>
              </table:table-cell>
              <table:table-cell office:value-type="float" office:value="0.152455">
                <text:p>0.152455</text:p>
              </table:table-cell>
              <table:table-cell office:value-type="float" office:value="0.166276">
                <text:p>0.166276</text:p>
              </table:table-cell>
              <table:table-cell office:value-type="float" office:value="0.139697">
                <text:p>0.1396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5974">
                <text:p>0.075974</text:p>
              </table:table-cell>
              <table:table-cell office:value-type="float" office:value="0.037176">
                <text:p>0.037176</text:p>
              </table:table-cell>
              <table:table-cell office:value-type="float" office:value="0.050511">
                <text:p>0.050511</text:p>
              </table:table-cell>
              <table:table-cell office:value-type="float" office:value="0.035666">
                <text:p>0.035666</text:p>
              </table:table-cell>
              <table:table-cell office:value-type="float" office:value="0.071231">
                <text:p>0.071231</text:p>
              </table:table-cell>
              <table:table-cell office:value-type="float" office:value="0.047613">
                <text:p>0.047613</text:p>
              </table:table-cell>
              <table:table-cell office:value-type="float" office:value="0.071459">
                <text:p>0.071459</text:p>
              </table:table-cell>
              <table:table-cell office:value-type="float" office:value="0.049891">
                <text:p>0.049891</text:p>
              </table:table-cell>
              <table:table-cell office:value-type="float" office:value="0.103562">
                <text:p>0.103562</text:p>
              </table:table-cell>
              <table:table-cell office:value-type="float" office:value="0.087926">
                <text:p>0.087926</text:p>
              </table:table-cell>
              <table:table-cell office:value-type="float" office:value="0.138758">
                <text:p>0.138758</text:p>
              </table:table-cell>
              <table:table-cell office:value-type="float" office:value="0.077585">
                <text:p>0.077585</text:p>
              </table:table-cell>
              <table:table-cell office:value-type="float" office:value="0.157495">
                <text:p>0.157495</text:p>
              </table:table-cell>
              <table:table-cell office:value-type="float" office:value="0.120402">
                <text:p>0.120402</text:p>
              </table:table-cell>
              <table:table-cell office:value-type="float" office:value="0.157185">
                <text:p>0.157185</text:p>
              </table:table-cell>
              <table:table-cell office:value-type="float" office:value="0.103868">
                <text:p>0.103868</text:p>
              </table:table-cell>
              <table:table-cell office:value-type="float" office:value="0.182032">
                <text:p>0.182032</text:p>
              </table:table-cell>
              <table:table-cell office:value-type="float" office:value="0.148698">
                <text:p>0.148698</text:p>
              </table:table-cell>
              <table:table-cell office:value-type="float" office:value="0.1651">
                <text:p>0.1651</text:p>
              </table:table-cell>
              <table:table-cell office:value-type="float" office:value="0.137758">
                <text:p>0.1377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72741">
                <text:p>0.072741</text:p>
              </table:table-cell>
              <table:table-cell office:value-type="float" office:value="0.036833">
                <text:p>0.036833</text:p>
              </table:table-cell>
              <table:table-cell office:value-type="float" office:value="0.049812">
                <text:p>0.049812</text:p>
              </table:table-cell>
              <table:table-cell office:value-type="float" office:value="0.034711">
                <text:p>0.034711</text:p>
              </table:table-cell>
              <table:table-cell office:value-type="float" office:value="0.070281">
                <text:p>0.070281</text:p>
              </table:table-cell>
              <table:table-cell office:value-type="float" office:value="0.046978">
                <text:p>0.046978</text:p>
              </table:table-cell>
              <table:table-cell office:value-type="float" office:value="0.068778">
                <text:p>0.068778</text:p>
              </table:table-cell>
              <table:table-cell office:value-type="float" office:value="0.048773">
                <text:p>0.048773</text:p>
              </table:table-cell>
              <table:table-cell office:value-type="float" office:value="0.099098">
                <text:p>0.099098</text:p>
              </table:table-cell>
              <table:table-cell office:value-type="float" office:value="0.086507">
                <text:p>0.086507</text:p>
              </table:table-cell>
              <table:table-cell office:value-type="float" office:value="0.137972">
                <text:p>0.137972</text:p>
              </table:table-cell>
              <table:table-cell office:value-type="float" office:value="0.076861">
                <text:p>0.076861</text:p>
              </table:table-cell>
              <table:table-cell office:value-type="float" office:value="0.154886">
                <text:p>0.154886</text:p>
              </table:table-cell>
              <table:table-cell office:value-type="float" office:value="0.117859">
                <text:p>0.117859</text:p>
              </table:table-cell>
              <table:table-cell office:value-type="float" office:value="0.156791">
                <text:p>0.156791</text:p>
              </table:table-cell>
              <table:table-cell office:value-type="float" office:value="0.10265">
                <text:p>0.10265</text:p>
              </table:table-cell>
              <table:table-cell office:value-type="float" office:value="0.179221">
                <text:p>0.179221</text:p>
              </table:table-cell>
              <table:table-cell office:value-type="float" office:value="0.14493">
                <text:p>0.14493</text:p>
              </table:table-cell>
              <table:table-cell office:value-type="float" office:value="0.164754">
                <text:p>0.164754</text:p>
              </table:table-cell>
              <table:table-cell office:value-type="float" office:value="0.136281">
                <text:p>0.1362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1143">
                <text:p>0.071143</text:p>
              </table:table-cell>
              <table:table-cell office:value-type="float" office:value="0.036576">
                <text:p>0.036576</text:p>
              </table:table-cell>
              <table:table-cell office:value-type="float" office:value="0.049492">
                <text:p>0.049492</text:p>
              </table:table-cell>
              <table:table-cell office:value-type="float" office:value="0.034172">
                <text:p>0.034172</text:p>
              </table:table-cell>
              <table:table-cell office:value-type="float" office:value="0.067608">
                <text:p>0.067608</text:p>
              </table:table-cell>
              <table:table-cell office:value-type="float" office:value="0.046242">
                <text:p>0.046242</text:p>
              </table:table-cell>
              <table:table-cell office:value-type="float" office:value="0.065741">
                <text:p>0.065741</text:p>
              </table:table-cell>
              <table:table-cell office:value-type="float" office:value="0.047696">
                <text:p>0.047696</text:p>
              </table:table-cell>
              <table:table-cell office:value-type="float" office:value="0.097349">
                <text:p>0.097349</text:p>
              </table:table-cell>
              <table:table-cell office:value-type="float" office:value="0.085229">
                <text:p>0.085229</text:p>
              </table:table-cell>
              <table:table-cell office:value-type="float" office:value="0.137789">
                <text:p>0.137789</text:p>
              </table:table-cell>
              <table:table-cell office:value-type="float" office:value="0.076113">
                <text:p>0.076113</text:p>
              </table:table-cell>
              <table:table-cell office:value-type="float" office:value="0.15217">
                <text:p>0.15217</text:p>
              </table:table-cell>
              <table:table-cell office:value-type="float" office:value="0.115452">
                <text:p>0.115452</text:p>
              </table:table-cell>
              <table:table-cell office:value-type="float" office:value="0.156143">
                <text:p>0.156143</text:p>
              </table:table-cell>
              <table:table-cell office:value-type="float" office:value="0.101731">
                <text:p>0.101731</text:p>
              </table:table-cell>
              <table:table-cell office:value-type="float" office:value="0.177792">
                <text:p>0.177792</text:p>
              </table:table-cell>
              <table:table-cell office:value-type="float" office:value="0.141853">
                <text:p>0.141853</text:p>
              </table:table-cell>
              <table:table-cell office:value-type="float" office:value="0.164293">
                <text:p>0.164293</text:p>
              </table:table-cell>
              <table:table-cell office:value-type="float" office:value="0.134987">
                <text:p>0.1349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9648">
                <text:p>0.069648</text:p>
              </table:table-cell>
              <table:table-cell office:value-type="float" office:value="0.03633">
                <text:p>0.03633</text:p>
              </table:table-cell>
              <table:table-cell office:value-type="float" office:value="0.048358">
                <text:p>0.048358</text:p>
              </table:table-cell>
              <table:table-cell office:value-type="float" office:value="0.033504">
                <text:p>0.033504</text:p>
              </table:table-cell>
              <table:table-cell office:value-type="float" office:value="0.066289">
                <text:p>0.066289</text:p>
              </table:table-cell>
              <table:table-cell office:value-type="float" office:value="0.046039">
                <text:p>0.046039</text:p>
              </table:table-cell>
              <table:table-cell office:value-type="float" office:value="0.064193">
                <text:p>0.064193</text:p>
              </table:table-cell>
              <table:table-cell office:value-type="float" office:value="0.046807">
                <text:p>0.046807</text:p>
              </table:table-cell>
              <table:table-cell office:value-type="float" office:value="0.095796">
                <text:p>0.095796</text:p>
              </table:table-cell>
              <table:table-cell office:value-type="float" office:value="0.08423">
                <text:p>0.08423</text:p>
              </table:table-cell>
              <table:table-cell office:value-type="float" office:value="0.137173">
                <text:p>0.137173</text:p>
              </table:table-cell>
              <table:table-cell office:value-type="float" office:value="0.075148">
                <text:p>0.075148</text:p>
              </table:table-cell>
              <table:table-cell office:value-type="float" office:value="0.14989">
                <text:p>0.14989</text:p>
              </table:table-cell>
              <table:table-cell office:value-type="float" office:value="0.113973">
                <text:p>0.113973</text:p>
              </table:table-cell>
              <table:table-cell office:value-type="float" office:value="0.156084">
                <text:p>0.156084</text:p>
              </table:table-cell>
              <table:table-cell office:value-type="float" office:value="0.100834">
                <text:p>0.100834</text:p>
              </table:table-cell>
              <table:table-cell office:value-type="float" office:value="0.17608">
                <text:p>0.17608</text:p>
              </table:table-cell>
              <table:table-cell office:value-type="float" office:value="0.138849">
                <text:p>0.138849</text:p>
              </table:table-cell>
              <table:table-cell office:value-type="float" office:value="0.164116">
                <text:p>0.164116</text:p>
              </table:table-cell>
              <table:table-cell office:value-type="float" office:value="0.134055">
                <text:p>0.13405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31.978cm" svg:height="17.987cm" xlink:href=".." xlink:type="simple" chart:class="chart:line" chart:style-name="ch1">
        <chart:title svg:x="12.321cm" svg:y="0.495cm" chart:style-name="ch2">
          <text:p>25 mil generaciones Posición - 3 obj</text:p>
        </chart:title>
        <chart:legend chart:legend-position="end" svg:x="27.644cm" svg:y="3.963cm" style:legend-expansion="high" chart:style-name="ch3"/>
        <chart:plot-area chart:style-name="ch4" table:cell-range-address="'WFG by space'.A55:'WFG by space'.U66" chart:data-source-has-labels="both" svg:x="1.65cm" svg:y="1.633cm" svg:width="25.355cm" svg:height="15.014cm">
          <chartooo:coordinate-region svg:x="2.562cm" svg:y="1.832cm" svg:width="24.256cm" svg:height="14.168cm"/>
          <chart:axis chart:dimension="x" chart:name="primary-x" chart:style-name="ch5" chartooo:axis-type="auto">
            <chartooo:date-scale/>
            <chart:title svg:x="10.632cm" svg:y="17.006cm" chart:style-name="ch6">
              <text:p>Generacion i *2500 (inicia desde generación cero)</text:p>
            </chart:title>
            <chart:categories table:cell-range-address="'WFG by space'.A56:'WFG by space'.A66"/>
          </chart:axis>
          <chart:axis chart:dimension="y" chart:name="primary-y" chart:style-name="ch5">
            <chart:title svg:x="0.451cm" svg:y="9.462cm" chart:style-name="ch7">
              <text:p>ADI</text:p>
            </chart:title>
            <chart:grid chart:style-name="ch8" chart:class="major"/>
          </chart:axis>
          <chart:series chart:style-name="ch9" chart:values-cell-range-address="'WFG by space'.B56:'WFG by space'.B66" chart:label-cell-address="'WFG by space'.B55:'WFG by space'.B55" chart:class="chart:line">
            <chart:data-point chart:repeated="11"/>
          </chart:series>
          <chart:series chart:style-name="ch10" chart:values-cell-range-address="'WFG by space'.C56:'WFG by space'.C66" chart:label-cell-address="'WFG by space'.C55:'WFG by space'.C55" chart:class="chart:line">
            <chart:data-point chart:repeated="11"/>
          </chart:series>
          <chart:series chart:style-name="ch11" chart:values-cell-range-address="'WFG by space'.D56:'WFG by space'.D66" chart:label-cell-address="'WFG by space'.D55:'WFG by space'.D55" chart:class="chart:line">
            <chart:data-point chart:repeated="11"/>
          </chart:series>
          <chart:series chart:style-name="ch12" chart:values-cell-range-address="'WFG by space'.E56:'WFG by space'.E66" chart:label-cell-address="'WFG by space'.E55:'WFG by space'.E55" chart:class="chart:line">
            <chart:data-point chart:repeated="11"/>
          </chart:series>
          <chart:series chart:style-name="ch13" chart:values-cell-range-address="'WFG by space'.F56:'WFG by space'.F66" chart:label-cell-address="'WFG by space'.F55:'WFG by space'.F55" chart:class="chart:line">
            <chart:data-point chart:repeated="11"/>
          </chart:series>
          <chart:series chart:style-name="ch14" chart:values-cell-range-address="'WFG by space'.G56:'WFG by space'.G66" chart:label-cell-address="'WFG by space'.G55:'WFG by space'.G55" chart:class="chart:line">
            <chart:data-point chart:repeated="11"/>
          </chart:series>
          <chart:series chart:style-name="ch15" chart:values-cell-range-address="'WFG by space'.H56:'WFG by space'.H66" chart:label-cell-address="'WFG by space'.H55:'WFG by space'.H55" chart:class="chart:line">
            <chart:data-point chart:repeated="11"/>
          </chart:series>
          <chart:series chart:style-name="ch16" chart:values-cell-range-address="'WFG by space'.I56:'WFG by space'.I66" chart:label-cell-address="'WFG by space'.I55:'WFG by space'.I55" chart:class="chart:line">
            <chart:data-point chart:repeated="11"/>
          </chart:series>
          <chart:series chart:style-name="ch17" chart:values-cell-range-address="'WFG by space'.J56:'WFG by space'.J66" chart:label-cell-address="'WFG by space'.J55:'WFG by space'.J55" chart:class="chart:line">
            <chart:data-point chart:repeated="11"/>
          </chart:series>
          <chart:series chart:style-name="ch18" chart:values-cell-range-address="'WFG by space'.K56:'WFG by space'.K66" chart:label-cell-address="'WFG by space'.K55:'WFG by space'.K55" chart:class="chart:line">
            <chart:data-point chart:repeated="11"/>
          </chart:series>
          <chart:series chart:style-name="ch19" chart:values-cell-range-address="'WFG by space'.L56:'WFG by space'.L66" chart:label-cell-address="'WFG by space'.L55:'WFG by space'.L55" chart:class="chart:line">
            <chart:data-point chart:repeated="11"/>
          </chart:series>
          <chart:series chart:style-name="ch20" chart:values-cell-range-address="'WFG by space'.M56:'WFG by space'.M66" chart:label-cell-address="'WFG by space'.M55:'WFG by space'.M55" chart:class="chart:line">
            <chart:data-point chart:repeated="11"/>
          </chart:series>
          <chart:series chart:style-name="ch21" chart:values-cell-range-address="'WFG by space'.N56:'WFG by space'.N66" chart:label-cell-address="'WFG by space'.N55:'WFG by space'.N55" chart:class="chart:line">
            <chart:data-point chart:repeated="11"/>
          </chart:series>
          <chart:series chart:style-name="ch22" chart:values-cell-range-address="'WFG by space'.O56:'WFG by space'.O66" chart:label-cell-address="'WFG by space'.O55:'WFG by space'.O55" chart:class="chart:line">
            <chart:data-point chart:repeated="11"/>
          </chart:series>
          <chart:series chart:style-name="ch23" chart:values-cell-range-address="'WFG by space'.P56:'WFG by space'.P66" chart:label-cell-address="'WFG by space'.P55:'WFG by space'.P55" chart:class="chart:line">
            <chart:data-point chart:repeated="11"/>
          </chart:series>
          <chart:series chart:style-name="ch24" chart:values-cell-range-address="'WFG by space'.Q56:'WFG by space'.Q66" chart:label-cell-address="'WFG by space'.Q55:'WFG by space'.Q55" chart:class="chart:line">
            <chart:data-point chart:repeated="11"/>
          </chart:series>
          <chart:series chart:style-name="ch25" chart:values-cell-range-address="'WFG by space'.R56:'WFG by space'.R66" chart:label-cell-address="'WFG by space'.R55:'WFG by space'.R55" chart:class="chart:line">
            <chart:data-point chart:repeated="11"/>
          </chart:series>
          <chart:series chart:style-name="ch26" chart:values-cell-range-address="'WFG by space'.S56:'WFG by space'.S66" chart:label-cell-address="'WFG by space'.S55:'WFG by space'.S55" chart:class="chart:line">
            <chart:data-point chart:repeated="11"/>
          </chart:series>
          <chart:series chart:style-name="ch27" chart:values-cell-range-address="'WFG by space'.T56:'WFG by space'.T66" chart:label-cell-address="'WFG by space'.T55:'WFG by space'.T55" chart:class="chart:line">
            <chart:data-point chart:repeated="11"/>
          </chart:series>
          <chart:series chart:style-name="ch28" chart:values-cell-range-address="'WFG by space'.U56:'WFG by space'.U66" chart:label-cell-address="'WFG by space'.U55:'WFG by space'.U55" chart:class="chart:line">
            <chart:data-point chart:repeated="11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B55:'WFG by space'.B55</svg:desc>
                </draw:g>
              </table:table-cell>
              <table:table-cell office:value-type="string">
                <text:p>50 – R2</text:p>
                <draw:g>
                  <svg:desc>'WFG by space'.C55:'WFG by space'.C55</svg:desc>
                </draw:g>
              </table:table-cell>
              <table:table-cell office:value-type="string">
                <text:p>50 - NSGAII </text:p>
                <draw:g>
                  <svg:desc>'WFG by space'.D55:'WFG by space'.D55</svg:desc>
                </draw:g>
              </table:table-cell>
              <table:table-cell office:value-type="string">
                <text:p>50 – MOEA/D</text:p>
                <draw:g>
                  <svg:desc>'WFG by space'.E55:'WFG by space'.E55</svg:desc>
                </draw:g>
              </table:table-cell>
              <table:table-cell office:value-type="string">
                <text:p>100 - VSD-MOEA</text:p>
                <draw:g>
                  <svg:desc>'WFG by space'.F55:'WFG by space'.F55</svg:desc>
                </draw:g>
              </table:table-cell>
              <table:table-cell office:value-type="string">
                <text:p>100 – R2</text:p>
                <draw:g>
                  <svg:desc>'WFG by space'.G55:'WFG by space'.G55</svg:desc>
                </draw:g>
              </table:table-cell>
              <table:table-cell office:value-type="string">
                <text:p>100 - NSGAII </text:p>
                <draw:g>
                  <svg:desc>'WFG by space'.H55:'WFG by space'.H55</svg:desc>
                </draw:g>
              </table:table-cell>
              <table:table-cell office:value-type="string">
                <text:p>100 – MOEA/D</text:p>
                <draw:g>
                  <svg:desc>'WFG by space'.I55:'WFG by space'.I55</svg:desc>
                </draw:g>
              </table:table-cell>
              <table:table-cell office:value-type="string">
                <text:p>250 – VSD-MOEA</text:p>
                <draw:g>
                  <svg:desc>'WFG by space'.J55:'WFG by space'.J55</svg:desc>
                </draw:g>
              </table:table-cell>
              <table:table-cell office:value-type="string">
                <text:p>250 – R2</text:p>
                <draw:g>
                  <svg:desc>'WFG by space'.K55:'WFG by space'.K55</svg:desc>
                </draw:g>
              </table:table-cell>
              <table:table-cell office:value-type="string">
                <text:p>250 - NSGAII </text:p>
                <draw:g>
                  <svg:desc>'WFG by space'.L55:'WFG by space'.L55</svg:desc>
                </draw:g>
              </table:table-cell>
              <table:table-cell office:value-type="string">
                <text:p>250 – MOEA/D</text:p>
                <draw:g>
                  <svg:desc>'WFG by space'.M55:'WFG by space'.M55</svg:desc>
                </draw:g>
              </table:table-cell>
              <table:table-cell office:value-type="string">
                <text:p>500 – VSD-MOEA</text:p>
                <draw:g>
                  <svg:desc>'WFG by space'.N55:'WFG by space'.N55</svg:desc>
                </draw:g>
              </table:table-cell>
              <table:table-cell office:value-type="string">
                <text:p>500 – R2</text:p>
                <draw:g>
                  <svg:desc>'WFG by space'.O55:'WFG by space'.O55</svg:desc>
                </draw:g>
              </table:table-cell>
              <table:table-cell office:value-type="string">
                <text:p>500 - NSGAII </text:p>
                <draw:g>
                  <svg:desc>'WFG by space'.P55:'WFG by space'.P55</svg:desc>
                </draw:g>
              </table:table-cell>
              <table:table-cell office:value-type="string">
                <text:p>500 – MOEA/D</text:p>
                <draw:g>
                  <svg:desc>'WFG by space'.Q55:'WFG by space'.Q55</svg:desc>
                </draw:g>
              </table:table-cell>
              <table:table-cell office:value-type="string">
                <text:p>1000 – VSD-MOEA</text:p>
                <draw:g>
                  <svg:desc>'WFG by space'.R55:'WFG by space'.R55</svg:desc>
                </draw:g>
              </table:table-cell>
              <table:table-cell office:value-type="string">
                <text:p>1000 – R2</text:p>
                <draw:g>
                  <svg:desc>'WFG by space'.S55:'WFG by space'.S55</svg:desc>
                </draw:g>
              </table:table-cell>
              <table:table-cell office:value-type="string">
                <text:p>1000 - NSGAII </text:p>
                <draw:g>
                  <svg:desc>'WFG by space'.T55:'WFG by space'.T55</svg:desc>
                </draw:g>
              </table:table-cell>
              <table:table-cell office:value-type="string">
                <text:p>1000 – MOEA/D</text:p>
                <draw:g>
                  <svg:desc>'WFG by space'.U55:'WFG by space'.U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A56:'WFG by space'.A66</svg:desc>
                </draw:g>
              </table:table-cell>
              <table:table-cell office:value-type="float" office:value="0.398349">
                <text:p>0.398349</text:p>
                <draw:g>
                  <svg:desc>'WFG by space'.B56:'WFG by space'.B66</svg:desc>
                </draw:g>
              </table:table-cell>
              <table:table-cell office:value-type="float" office:value="0.400745">
                <text:p>0.400745</text:p>
                <draw:g>
                  <svg:desc>'WFG by space'.C56:'WFG by space'.C66</svg:desc>
                </draw:g>
              </table:table-cell>
              <table:table-cell office:value-type="float" office:value="0.397577">
                <text:p>0.397577</text:p>
                <draw:g>
                  <svg:desc>'WFG by space'.D56:'WFG by space'.D66</svg:desc>
                </draw:g>
              </table:table-cell>
              <table:table-cell office:value-type="float" office:value="0.397193">
                <text:p>0.397193</text:p>
                <draw:g>
                  <svg:desc>'WFG by space'.E56:'WFG by space'.E66</svg:desc>
                </draw:g>
              </table:table-cell>
              <table:table-cell office:value-type="float" office:value="0.403673">
                <text:p>0.403673</text:p>
                <draw:g>
                  <svg:desc>'WFG by space'.F56:'WFG by space'.F66</svg:desc>
                </draw:g>
              </table:table-cell>
              <table:table-cell office:value-type="float" office:value="0.403596">
                <text:p>0.403596</text:p>
                <draw:g>
                  <svg:desc>'WFG by space'.G56:'WFG by space'.G66</svg:desc>
                </draw:g>
              </table:table-cell>
              <table:table-cell office:value-type="float" office:value="0.402592">
                <text:p>0.402592</text:p>
                <draw:g>
                  <svg:desc>'WFG by space'.H56:'WFG by space'.H66</svg:desc>
                </draw:g>
              </table:table-cell>
              <table:table-cell office:value-type="float" office:value="0.403874">
                <text:p>0.403874</text:p>
                <draw:g>
                  <svg:desc>'WFG by space'.I56:'WFG by space'.I66</svg:desc>
                </draw:g>
              </table:table-cell>
              <table:table-cell office:value-type="float" office:value="0.405594">
                <text:p>0.405594</text:p>
                <draw:g>
                  <svg:desc>'WFG by space'.J56:'WFG by space'.J66</svg:desc>
                </draw:g>
              </table:table-cell>
              <table:table-cell office:value-type="float" office:value="0.406164">
                <text:p>0.406164</text:p>
                <draw:g>
                  <svg:desc>'WFG by space'.K56:'WFG by space'.K66</svg:desc>
                </draw:g>
              </table:table-cell>
              <table:table-cell office:value-type="float" office:value="0.406124">
                <text:p>0.406124</text:p>
                <draw:g>
                  <svg:desc>'WFG by space'.L56:'WFG by space'.L66</svg:desc>
                </draw:g>
              </table:table-cell>
              <table:table-cell office:value-type="float" office:value="0.407527">
                <text:p>0.407527</text:p>
                <draw:g>
                  <svg:desc>'WFG by space'.M56:'WFG by space'.M66</svg:desc>
                </draw:g>
              </table:table-cell>
              <table:table-cell office:value-type="float" office:value="0.407613">
                <text:p>0.407613</text:p>
                <draw:g>
                  <svg:desc>'WFG by space'.N56:'WFG by space'.N66</svg:desc>
                </draw:g>
              </table:table-cell>
              <table:table-cell office:value-type="float" office:value="0.407149">
                <text:p>0.407149</text:p>
                <draw:g>
                  <svg:desc>'WFG by space'.O56:'WFG by space'.O66</svg:desc>
                </draw:g>
              </table:table-cell>
              <table:table-cell office:value-type="float" office:value="0.40761">
                <text:p>0.40761</text:p>
                <draw:g>
                  <svg:desc>'WFG by space'.P56:'WFG by space'.P66</svg:desc>
                </draw:g>
              </table:table-cell>
              <table:table-cell office:value-type="float" office:value="0.407696">
                <text:p>0.407696</text:p>
                <draw:g>
                  <svg:desc>'WFG by space'.Q56:'WFG by space'.Q66</svg:desc>
                </draw:g>
              </table:table-cell>
              <table:table-cell office:value-type="float" office:value="0.407736">
                <text:p>0.407736</text:p>
                <draw:g>
                  <svg:desc>'WFG by space'.R56:'WFG by space'.R66</svg:desc>
                </draw:g>
              </table:table-cell>
              <table:table-cell office:value-type="float" office:value="0.407505">
                <text:p>0.407505</text:p>
                <draw:g>
                  <svg:desc>'WFG by space'.S56:'WFG by space'.S66</svg:desc>
                </draw:g>
              </table:table-cell>
              <table:table-cell office:value-type="float" office:value="0.407829">
                <text:p>0.407829</text:p>
                <draw:g>
                  <svg:desc>'WFG by space'.T56:'WFG by space'.T66</svg:desc>
                </draw:g>
              </table:table-cell>
              <table:table-cell office:value-type="float" office:value="0.407812">
                <text:p>0.407812</text:p>
                <draw:g>
                  <svg:desc>'WFG by space'.U56:'WFG by space'.U6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2101">
                <text:p>0.452101</text:p>
              </table:table-cell>
              <table:table-cell office:value-type="float" office:value="0.348333">
                <text:p>0.348333</text:p>
              </table:table-cell>
              <table:table-cell office:value-type="float" office:value="0.382538">
                <text:p>0.382538</text:p>
              </table:table-cell>
              <table:table-cell office:value-type="float" office:value="0.336854">
                <text:p>0.336854</text:p>
              </table:table-cell>
              <table:table-cell office:value-type="float" office:value="0.4256">
                <text:p>0.4256</text:p>
              </table:table-cell>
              <table:table-cell office:value-type="float" office:value="0.365069">
                <text:p>0.365069</text:p>
              </table:table-cell>
              <table:table-cell office:value-type="float" office:value="0.383821">
                <text:p>0.383821</text:p>
              </table:table-cell>
              <table:table-cell office:value-type="float" office:value="0.344099">
                <text:p>0.344099</text:p>
              </table:table-cell>
              <table:table-cell office:value-type="float" office:value="0.383217">
                <text:p>0.383217</text:p>
              </table:table-cell>
              <table:table-cell office:value-type="float" office:value="0.35216">
                <text:p>0.35216</text:p>
              </table:table-cell>
              <table:table-cell office:value-type="float" office:value="0.359774">
                <text:p>0.359774</text:p>
              </table:table-cell>
              <table:table-cell office:value-type="float" office:value="0.326966">
                <text:p>0.326966</text:p>
              </table:table-cell>
              <table:table-cell office:value-type="float" office:value="0.36506">
                <text:p>0.36506</text:p>
              </table:table-cell>
              <table:table-cell office:value-type="float" office:value="0.330347">
                <text:p>0.330347</text:p>
              </table:table-cell>
              <table:table-cell office:value-type="float" office:value="0.324045">
                <text:p>0.324045</text:p>
              </table:table-cell>
              <table:table-cell office:value-type="float" office:value="0.302024">
                <text:p>0.302024</text:p>
              </table:table-cell>
              <table:table-cell office:value-type="float" office:value="0.358392">
                <text:p>0.358392</text:p>
              </table:table-cell>
              <table:table-cell office:value-type="float" office:value="0.306573">
                <text:p>0.306573</text:p>
              </table:table-cell>
              <table:table-cell office:value-type="float" office:value="0.285621">
                <text:p>0.285621</text:p>
              </table:table-cell>
              <table:table-cell office:value-type="float" office:value="0.273929">
                <text:p>0.2739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41519">
                <text:p>0.441519</text:p>
              </table:table-cell>
              <table:table-cell office:value-type="float" office:value="0.348191">
                <text:p>0.348191</text:p>
              </table:table-cell>
              <table:table-cell office:value-type="float" office:value="0.386349">
                <text:p>0.386349</text:p>
              </table:table-cell>
              <table:table-cell office:value-type="float" office:value="0.339773">
                <text:p>0.339773</text:p>
              </table:table-cell>
              <table:table-cell office:value-type="float" office:value="0.414417">
                <text:p>0.414417</text:p>
              </table:table-cell>
              <table:table-cell office:value-type="float" office:value="0.364454">
                <text:p>0.364454</text:p>
              </table:table-cell>
              <table:table-cell office:value-type="float" office:value="0.388128">
                <text:p>0.388128</text:p>
              </table:table-cell>
              <table:table-cell office:value-type="float" office:value="0.345736">
                <text:p>0.345736</text:p>
              </table:table-cell>
              <table:table-cell office:value-type="float" office:value="0.35994">
                <text:p>0.35994</text:p>
              </table:table-cell>
              <table:table-cell office:value-type="float" office:value="0.3566">
                <text:p>0.3566</text:p>
              </table:table-cell>
              <table:table-cell office:value-type="float" office:value="0.368538">
                <text:p>0.368538</text:p>
              </table:table-cell>
              <table:table-cell office:value-type="float" office:value="0.335566">
                <text:p>0.335566</text:p>
              </table:table-cell>
              <table:table-cell office:value-type="float" office:value="0.340502">
                <text:p>0.340502</text:p>
              </table:table-cell>
              <table:table-cell office:value-type="float" office:value="0.338226">
                <text:p>0.338226</text:p>
              </table:table-cell>
              <table:table-cell office:value-type="float" office:value="0.335365">
                <text:p>0.335365</text:p>
              </table:table-cell>
              <table:table-cell office:value-type="float" office:value="0.311547">
                <text:p>0.311547</text:p>
              </table:table-cell>
              <table:table-cell office:value-type="float" office:value="0.333104">
                <text:p>0.333104</text:p>
              </table:table-cell>
              <table:table-cell office:value-type="float" office:value="0.31425">
                <text:p>0.31425</text:p>
              </table:table-cell>
              <table:table-cell office:value-type="float" office:value="0.294782">
                <text:p>0.294782</text:p>
              </table:table-cell>
              <table:table-cell office:value-type="float" office:value="0.282697">
                <text:p>0.2826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3645">
                <text:p>0.43645</text:p>
              </table:table-cell>
              <table:table-cell office:value-type="float" office:value="0.350651">
                <text:p>0.350651</text:p>
              </table:table-cell>
              <table:table-cell office:value-type="float" office:value="0.389365">
                <text:p>0.389365</text:p>
              </table:table-cell>
              <table:table-cell office:value-type="float" office:value="0.342979">
                <text:p>0.342979</text:p>
              </table:table-cell>
              <table:table-cell office:value-type="float" office:value="0.411662">
                <text:p>0.411662</text:p>
              </table:table-cell>
              <table:table-cell office:value-type="float" office:value="0.363411">
                <text:p>0.363411</text:p>
              </table:table-cell>
              <table:table-cell office:value-type="float" office:value="0.392809">
                <text:p>0.392809</text:p>
              </table:table-cell>
              <table:table-cell office:value-type="float" office:value="0.345627">
                <text:p>0.345627</text:p>
              </table:table-cell>
              <table:table-cell office:value-type="float" office:value="0.363074">
                <text:p>0.363074</text:p>
              </table:table-cell>
              <table:table-cell office:value-type="float" office:value="0.358427">
                <text:p>0.358427</text:p>
              </table:table-cell>
              <table:table-cell office:value-type="float" office:value="0.369373">
                <text:p>0.369373</text:p>
              </table:table-cell>
              <table:table-cell office:value-type="float" office:value="0.338763">
                <text:p>0.338763</text:p>
              </table:table-cell>
              <table:table-cell office:value-type="float" office:value="0.331103">
                <text:p>0.331103</text:p>
              </table:table-cell>
              <table:table-cell office:value-type="float" office:value="0.3431">
                <text:p>0.3431</text:p>
              </table:table-cell>
              <table:table-cell office:value-type="float" office:value="0.342305">
                <text:p>0.342305</text:p>
              </table:table-cell>
              <table:table-cell office:value-type="float" office:value="0.316806">
                <text:p>0.316806</text:p>
              </table:table-cell>
              <table:table-cell office:value-type="float" office:value="0.318007">
                <text:p>0.318007</text:p>
              </table:table-cell>
              <table:table-cell office:value-type="float" office:value="0.318525">
                <text:p>0.318525</text:p>
              </table:table-cell>
              <table:table-cell office:value-type="float" office:value="0.301871">
                <text:p>0.301871</text:p>
              </table:table-cell>
              <table:table-cell office:value-type="float" office:value="0.288432">
                <text:p>0.2884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11381">
                <text:p>0.411381</text:p>
              </table:table-cell>
              <table:table-cell office:value-type="float" office:value="0.352569">
                <text:p>0.352569</text:p>
              </table:table-cell>
              <table:table-cell office:value-type="float" office:value="0.387008">
                <text:p>0.387008</text:p>
              </table:table-cell>
              <table:table-cell office:value-type="float" office:value="0.34773">
                <text:p>0.34773</text:p>
              </table:table-cell>
              <table:table-cell office:value-type="float" office:value="0.389914">
                <text:p>0.389914</text:p>
              </table:table-cell>
              <table:table-cell office:value-type="float" office:value="0.363144">
                <text:p>0.363144</text:p>
              </table:table-cell>
              <table:table-cell office:value-type="float" office:value="0.395489">
                <text:p>0.395489</text:p>
              </table:table-cell>
              <table:table-cell office:value-type="float" office:value="0.346294">
                <text:p>0.346294</text:p>
              </table:table-cell>
              <table:table-cell office:value-type="float" office:value="0.352235">
                <text:p>0.352235</text:p>
              </table:table-cell>
              <table:table-cell office:value-type="float" office:value="0.360228">
                <text:p>0.360228</text:p>
              </table:table-cell>
              <table:table-cell office:value-type="float" office:value="0.372424">
                <text:p>0.372424</text:p>
              </table:table-cell>
              <table:table-cell office:value-type="float" office:value="0.340857">
                <text:p>0.340857</text:p>
              </table:table-cell>
              <table:table-cell office:value-type="float" office:value="0.317534">
                <text:p>0.317534</text:p>
              </table:table-cell>
              <table:table-cell office:value-type="float" office:value="0.344818">
                <text:p>0.344818</text:p>
              </table:table-cell>
              <table:table-cell office:value-type="float" office:value="0.347432">
                <text:p>0.347432</text:p>
              </table:table-cell>
              <table:table-cell office:value-type="float" office:value="0.320365">
                <text:p>0.320365</text:p>
              </table:table-cell>
              <table:table-cell office:value-type="float" office:value="0.294606">
                <text:p>0.294606</text:p>
              </table:table-cell>
              <table:table-cell office:value-type="float" office:value="0.321491">
                <text:p>0.321491</text:p>
              </table:table-cell>
              <table:table-cell office:value-type="float" office:value="0.307525">
                <text:p>0.307525</text:p>
              </table:table-cell>
              <table:table-cell office:value-type="float" office:value="0.293357">
                <text:p>0.2933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78455">
                <text:p>0.378455</text:p>
              </table:table-cell>
              <table:table-cell office:value-type="float" office:value="0.352309">
                <text:p>0.352309</text:p>
              </table:table-cell>
              <table:table-cell office:value-type="float" office:value="0.390882">
                <text:p>0.390882</text:p>
              </table:table-cell>
              <table:table-cell office:value-type="float" office:value="0.349816">
                <text:p>0.349816</text:p>
              </table:table-cell>
              <table:table-cell office:value-type="float" office:value="0.363909">
                <text:p>0.363909</text:p>
              </table:table-cell>
              <table:table-cell office:value-type="float" office:value="0.361758">
                <text:p>0.361758</text:p>
              </table:table-cell>
              <table:table-cell office:value-type="float" office:value="0.396812">
                <text:p>0.396812</text:p>
              </table:table-cell>
              <table:table-cell office:value-type="float" office:value="0.347181">
                <text:p>0.347181</text:p>
              </table:table-cell>
              <table:table-cell office:value-type="float" office:value="0.340692">
                <text:p>0.340692</text:p>
              </table:table-cell>
              <table:table-cell office:value-type="float" office:value="0.361314">
                <text:p>0.361314</text:p>
              </table:table-cell>
              <table:table-cell office:value-type="float" office:value="0.375236">
                <text:p>0.375236</text:p>
              </table:table-cell>
              <table:table-cell office:value-type="float" office:value="0.341703">
                <text:p>0.341703</text:p>
              </table:table-cell>
              <table:table-cell office:value-type="float" office:value="0.308875">
                <text:p>0.308875</text:p>
              </table:table-cell>
              <table:table-cell office:value-type="float" office:value="0.346495">
                <text:p>0.346495</text:p>
              </table:table-cell>
              <table:table-cell office:value-type="float" office:value="0.352347">
                <text:p>0.352347</text:p>
              </table:table-cell>
              <table:table-cell office:value-type="float" office:value="0.323345">
                <text:p>0.323345</text:p>
              </table:table-cell>
              <table:table-cell office:value-type="float" office:value="0.287956">
                <text:p>0.287956</text:p>
              </table:table-cell>
              <table:table-cell office:value-type="float" office:value="0.323847">
                <text:p>0.323847</text:p>
              </table:table-cell>
              <table:table-cell office:value-type="float" office:value="0.312773">
                <text:p>0.312773</text:p>
              </table:table-cell>
              <table:table-cell office:value-type="float" office:value="0.296452">
                <text:p>0.2964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72007">
                <text:p>0.372007</text:p>
              </table:table-cell>
              <table:table-cell office:value-type="float" office:value="0.354535">
                <text:p>0.354535</text:p>
              </table:table-cell>
              <table:table-cell office:value-type="float" office:value="0.388508">
                <text:p>0.388508</text:p>
              </table:table-cell>
              <table:table-cell office:value-type="float" office:value="0.349744">
                <text:p>0.349744</text:p>
              </table:table-cell>
              <table:table-cell office:value-type="float" office:value="0.360218">
                <text:p>0.360218</text:p>
              </table:table-cell>
              <table:table-cell office:value-type="float" office:value="0.36129">
                <text:p>0.36129</text:p>
              </table:table-cell>
              <table:table-cell office:value-type="float" office:value="0.398279">
                <text:p>0.398279</text:p>
              </table:table-cell>
              <table:table-cell office:value-type="float" office:value="0.346533">
                <text:p>0.346533</text:p>
              </table:table-cell>
              <table:table-cell office:value-type="float" office:value="0.342324">
                <text:p>0.342324</text:p>
              </table:table-cell>
              <table:table-cell office:value-type="float" office:value="0.361864">
                <text:p>0.361864</text:p>
              </table:table-cell>
              <table:table-cell office:value-type="float" office:value="0.377416">
                <text:p>0.377416</text:p>
              </table:table-cell>
              <table:table-cell office:value-type="float" office:value="0.34312">
                <text:p>0.34312</text:p>
              </table:table-cell>
              <table:table-cell office:value-type="float" office:value="0.309919">
                <text:p>0.309919</text:p>
              </table:table-cell>
              <table:table-cell office:value-type="float" office:value="0.348202">
                <text:p>0.348202</text:p>
              </table:table-cell>
              <table:table-cell office:value-type="float" office:value="0.355928">
                <text:p>0.355928</text:p>
              </table:table-cell>
              <table:table-cell office:value-type="float" office:value="0.325416">
                <text:p>0.325416</text:p>
              </table:table-cell>
              <table:table-cell office:value-type="float" office:value="0.290985">
                <text:p>0.290985</text:p>
              </table:table-cell>
              <table:table-cell office:value-type="float" office:value="0.326321">
                <text:p>0.326321</text:p>
              </table:table-cell>
              <table:table-cell office:value-type="float" office:value="0.316736">
                <text:p>0.316736</text:p>
              </table:table-cell>
              <table:table-cell office:value-type="float" office:value="0.299309">
                <text:p>0.2993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69249">
                <text:p>0.369249</text:p>
              </table:table-cell>
              <table:table-cell office:value-type="float" office:value="0.355953">
                <text:p>0.355953</text:p>
              </table:table-cell>
              <table:table-cell office:value-type="float" office:value="0.391957">
                <text:p>0.391957</text:p>
              </table:table-cell>
              <table:table-cell office:value-type="float" office:value="0.349509">
                <text:p>0.349509</text:p>
              </table:table-cell>
              <table:table-cell office:value-type="float" office:value="0.358684">
                <text:p>0.358684</text:p>
              </table:table-cell>
              <table:table-cell office:value-type="float" office:value="0.360754">
                <text:p>0.360754</text:p>
              </table:table-cell>
              <table:table-cell office:value-type="float" office:value="0.3992">
                <text:p>0.3992</text:p>
              </table:table-cell>
              <table:table-cell office:value-type="float" office:value="0.346775">
                <text:p>0.346775</text:p>
              </table:table-cell>
              <table:table-cell office:value-type="float" office:value="0.344341">
                <text:p>0.344341</text:p>
              </table:table-cell>
              <table:table-cell office:value-type="float" office:value="0.362837">
                <text:p>0.362837</text:p>
              </table:table-cell>
              <table:table-cell office:value-type="float" office:value="0.37956">
                <text:p>0.37956</text:p>
              </table:table-cell>
              <table:table-cell office:value-type="float" office:value="0.343974">
                <text:p>0.343974</text:p>
              </table:table-cell>
              <table:table-cell office:value-type="float" office:value="0.312319">
                <text:p>0.312319</text:p>
              </table:table-cell>
              <table:table-cell office:value-type="float" office:value="0.348371">
                <text:p>0.348371</text:p>
              </table:table-cell>
              <table:table-cell office:value-type="float" office:value="0.359391">
                <text:p>0.359391</text:p>
              </table:table-cell>
              <table:table-cell office:value-type="float" office:value="0.326675">
                <text:p>0.326675</text:p>
              </table:table-cell>
              <table:table-cell office:value-type="float" office:value="0.292626">
                <text:p>0.292626</text:p>
              </table:table-cell>
              <table:table-cell office:value-type="float" office:value="0.3291">
                <text:p>0.3291</text:p>
              </table:table-cell>
              <table:table-cell office:value-type="float" office:value="0.320201">
                <text:p>0.320201</text:p>
              </table:table-cell>
              <table:table-cell office:value-type="float" office:value="0.30129">
                <text:p>0.301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70206">
                <text:p>0.370206</text:p>
              </table:table-cell>
              <table:table-cell office:value-type="float" office:value="0.357197">
                <text:p>0.357197</text:p>
              </table:table-cell>
              <table:table-cell office:value-type="float" office:value="0.393108">
                <text:p>0.393108</text:p>
              </table:table-cell>
              <table:table-cell office:value-type="float" office:value="0.349049">
                <text:p>0.349049</text:p>
              </table:table-cell>
              <table:table-cell office:value-type="float" office:value="0.358506">
                <text:p>0.358506</text:p>
              </table:table-cell>
              <table:table-cell office:value-type="float" office:value="0.360106">
                <text:p>0.360106</text:p>
              </table:table-cell>
              <table:table-cell office:value-type="float" office:value="0.398857">
                <text:p>0.398857</text:p>
              </table:table-cell>
              <table:table-cell office:value-type="float" office:value="0.347173">
                <text:p>0.347173</text:p>
              </table:table-cell>
              <table:table-cell office:value-type="float" office:value="0.343849">
                <text:p>0.343849</text:p>
              </table:table-cell>
              <table:table-cell office:value-type="float" office:value="0.364349">
                <text:p>0.364349</text:p>
              </table:table-cell>
              <table:table-cell office:value-type="float" office:value="0.381409">
                <text:p>0.381409</text:p>
              </table:table-cell>
              <table:table-cell office:value-type="float" office:value="0.344313">
                <text:p>0.344313</text:p>
              </table:table-cell>
              <table:table-cell office:value-type="float" office:value="0.314042">
                <text:p>0.314042</text:p>
              </table:table-cell>
              <table:table-cell office:value-type="float" office:value="0.349617">
                <text:p>0.349617</text:p>
              </table:table-cell>
              <table:table-cell office:value-type="float" office:value="0.362197">
                <text:p>0.362197</text:p>
              </table:table-cell>
              <table:table-cell office:value-type="float" office:value="0.328151">
                <text:p>0.328151</text:p>
              </table:table-cell>
              <table:table-cell office:value-type="float" office:value="0.29321">
                <text:p>0.29321</text:p>
              </table:table-cell>
              <table:table-cell office:value-type="float" office:value="0.331342">
                <text:p>0.331342</text:p>
              </table:table-cell>
              <table:table-cell office:value-type="float" office:value="0.323413">
                <text:p>0.323413</text:p>
              </table:table-cell>
              <table:table-cell office:value-type="float" office:value="0.302739">
                <text:p>0.3027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70897">
                <text:p>0.370897</text:p>
              </table:table-cell>
              <table:table-cell office:value-type="float" office:value="0.358015">
                <text:p>0.358015</text:p>
              </table:table-cell>
              <table:table-cell office:value-type="float" office:value="0.391874">
                <text:p>0.391874</text:p>
              </table:table-cell>
              <table:table-cell office:value-type="float" office:value="0.349801">
                <text:p>0.349801</text:p>
              </table:table-cell>
              <table:table-cell office:value-type="float" office:value="0.359158">
                <text:p>0.359158</text:p>
              </table:table-cell>
              <table:table-cell office:value-type="float" office:value="0.358804">
                <text:p>0.358804</text:p>
              </table:table-cell>
              <table:table-cell office:value-type="float" office:value="0.399588">
                <text:p>0.399588</text:p>
              </table:table-cell>
              <table:table-cell office:value-type="float" office:value="0.347543">
                <text:p>0.347543</text:p>
              </table:table-cell>
              <table:table-cell office:value-type="float" office:value="0.344157">
                <text:p>0.344157</text:p>
              </table:table-cell>
              <table:table-cell office:value-type="float" office:value="0.364433">
                <text:p>0.364433</text:p>
              </table:table-cell>
              <table:table-cell office:value-type="float" office:value="0.384604">
                <text:p>0.384604</text:p>
              </table:table-cell>
              <table:table-cell office:value-type="float" office:value="0.34481">
                <text:p>0.34481</text:p>
              </table:table-cell>
              <table:table-cell office:value-type="float" office:value="0.314126">
                <text:p>0.314126</text:p>
              </table:table-cell>
              <table:table-cell office:value-type="float" office:value="0.349576">
                <text:p>0.349576</text:p>
              </table:table-cell>
              <table:table-cell office:value-type="float" office:value="0.364966">
                <text:p>0.364966</text:p>
              </table:table-cell>
              <table:table-cell office:value-type="float" office:value="0.329404">
                <text:p>0.329404</text:p>
              </table:table-cell>
              <table:table-cell office:value-type="float" office:value="0.294334">
                <text:p>0.294334</text:p>
              </table:table-cell>
              <table:table-cell office:value-type="float" office:value="0.33308">
                <text:p>0.33308</text:p>
              </table:table-cell>
              <table:table-cell office:value-type="float" office:value="0.326101">
                <text:p>0.326101</text:p>
              </table:table-cell>
              <table:table-cell office:value-type="float" office:value="0.304196">
                <text:p>0.3041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68743">
                <text:p>0.368743</text:p>
              </table:table-cell>
              <table:table-cell office:value-type="float" office:value="0.358835">
                <text:p>0.358835</text:p>
              </table:table-cell>
              <table:table-cell office:value-type="float" office:value="0.391514">
                <text:p>0.391514</text:p>
              </table:table-cell>
              <table:table-cell office:value-type="float" office:value="0.348821">
                <text:p>0.348821</text:p>
              </table:table-cell>
              <table:table-cell office:value-type="float" office:value="0.3595">
                <text:p>0.3595</text:p>
              </table:table-cell>
              <table:table-cell office:value-type="float" office:value="0.358036">
                <text:p>0.358036</text:p>
              </table:table-cell>
              <table:table-cell office:value-type="float" office:value="0.399333">
                <text:p>0.399333</text:p>
              </table:table-cell>
              <table:table-cell office:value-type="float" office:value="0.347873">
                <text:p>0.347873</text:p>
              </table:table-cell>
              <table:table-cell office:value-type="float" office:value="0.34426">
                <text:p>0.34426</text:p>
              </table:table-cell>
              <table:table-cell office:value-type="float" office:value="0.365298">
                <text:p>0.365298</text:p>
              </table:table-cell>
              <table:table-cell office:value-type="float" office:value="0.384761">
                <text:p>0.384761</text:p>
              </table:table-cell>
              <table:table-cell office:value-type="float" office:value="0.344931">
                <text:p>0.344931</text:p>
              </table:table-cell>
              <table:table-cell office:value-type="float" office:value="0.315539">
                <text:p>0.315539</text:p>
              </table:table-cell>
              <table:table-cell office:value-type="float" office:value="0.350062">
                <text:p>0.350062</text:p>
              </table:table-cell>
              <table:table-cell office:value-type="float" office:value="0.367173">
                <text:p>0.367173</text:p>
              </table:table-cell>
              <table:table-cell office:value-type="float" office:value="0.330595">
                <text:p>0.330595</text:p>
              </table:table-cell>
              <table:table-cell office:value-type="float" office:value="0.294221">
                <text:p>0.294221</text:p>
              </table:table-cell>
              <table:table-cell office:value-type="float" office:value="0.3343">
                <text:p>0.3343</text:p>
              </table:table-cell>
              <table:table-cell office:value-type="float" office:value="0.328408">
                <text:p>0.328408</text:p>
              </table:table-cell>
              <table:table-cell office:value-type="float" office:value="0.305509">
                <text:p>0.30550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900392873053">
                <text:p>0.895900392873053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9035362570855">
                <text:p>0.8790353625708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643784463256">
                <text:p>0.8596437844632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40240002783451">
                <text:p>0.8402400027834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6024130824495">
                <text:p>0.796024130824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385201810542226">
                <text:p>0.385201810542226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576718848015141">
                <text:p>0.576718848015141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9632897474995">
                <text:p>0.17963289747499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53823927862899">
                <text:p>0.5538239278628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58721001376017">
                <text:p>0.075872100137601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91916664900989">
                <text:p>0.4919166649009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571260242592284">
                <text:p>0.0571260242592284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92547794851012">
                <text:p>0.3925477948510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47862261352242">
                <text:p>0.0747862261352242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09525308994786">
                <text:p>0.2095253089947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22539813576">
                <text:p>0.929922539813576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14456697223">
                <text:p>0.9300144566972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959247376971">
                <text:p>0.9299592473769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21090729156">
                <text:p>0.9298210907291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89929453039876">
                <text:p>0.899294530398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59012258131617">
                <text:p>0.759012258131617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64807420283284">
                <text:p>0.864807420283284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262344234481">
                <text:p>0.758262344234481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19865070525081">
                <text:p>0.81986507052508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08150246866488">
                <text:p>0.708150246866488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1473804386475">
                <text:p>0.7914738043864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40993051001044">
                <text:p>0.540993051001044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66807130401098">
                <text:p>0.7668071304010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38299357692288">
                <text:p>0.538299357692288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8887449118371">
                <text:p>0.5688874491183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79416002275084">
                <text:p>0.7794160022750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07618322562572">
                <text:p>0.907618322562572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588342814905">
                <text:p>0.74588342814905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0632188075792">
                <text:p>0.9106321880757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7584689391704">
                <text:p>0.727584689391704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99555934992065">
                <text:p>0.8995559349920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12835395091346">
                <text:p>0.712835395091346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59589313083048">
                <text:p>0.8595893130830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9149668382767">
                <text:p>0.62914966838276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43744524899648">
                <text:p>0.7437445248996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8878633995627">
                <text:p>0.508878633995627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72821640393125">
                <text:p>0.472821640393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75358628463776">
                <text:p>0.4753586284637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37487782338445">
                <text:p>0.43748778233844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2577949925449">
                <text:p>0.05225779499254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4:Scalability.AD9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46659745714286">
                <text:p>0.146659745714286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53171428571">
                <text:p>0.00207653171428571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7626923428571">
                <text:p>0.177626923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42142857143">
                <text:p>0.002076421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7626922285714">
                <text:p>0.177626922285714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706">
                <text:p>0.0020767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56982135428571">
                <text:p>0.156982135428571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906942857143">
                <text:p>0.002079069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6982141142857">
                <text:p>0.156982141142857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20807857142857">
                <text:p>0.003208078571428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